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1" svg:font-family="Arial1"/>
    <style:font-face style:name="Fd1286902-Identity-H" svg:font-family="Fd1286902-Identity-H"/>
    <style:font-face style:name="Fd1710069-Identity-H" svg:font-family="Fd1710069-Identity-H"/>
    <style:font-face style:name="Fd2984056-Identity-H" svg:font-family="Fd2984056-Identity-H"/>
    <style:font-face style:name="Fd3078752-Identity-H" svg:font-family="Fd3078752-Identity-H"/>
    <style:font-face style:name="Fd503599-Identity-H" svg:font-family="Fd503599-Identity-H"/>
    <style:font-face style:name="Liberation Sans11" svg:font-family="'Liberation Sans1'"/>
    <style:font-face style:name="Segoe UI" svg:font-family="'Segoe UI'"/>
    <style:font-face style:name="TimesIndoGermania" svg:font-family="TimesIndoGermania"/>
    <style:font-face style:name="TimesIndoGermaniaItalic" svg:font-family="TimesIndoGermaniaItalic"/>
    <style:font-face style:name="TimesNewRoman" svg:font-family="TimesNewRoman"/>
    <style:font-face style:name="Times New Roman2" svg:font-family="'Times New Roman'" style:font-family-generic="modern"/>
    <style:font-face style:name="TimesNewUnicode,Italic" svg:font-family="'TimesNewUnicode,Italic'" style:font-family-generic="roman"/>
    <style:font-face style:name="Arial2" svg:font-family="Arial" style:font-family-generic="swiss"/>
    <style:font-face style:name="Liberation Sans1" svg:font-family="'Liberation Sans'"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2"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1.3mm"/>
    </style:style>
    <style:style style:name="co2" style:family="table-column">
      <style:table-column-properties fo:break-before="auto" style:column-width="50.68mm"/>
    </style:style>
    <style:style style:name="co3" style:family="table-column">
      <style:table-column-properties fo:break-before="auto" style:column-width="89.5mm"/>
    </style:style>
    <style:style style:name="co4" style:family="table-column">
      <style:table-column-properties fo:break-before="auto" style:column-width="86.8mm"/>
    </style:style>
    <style:style style:name="co5" style:family="table-column">
      <style:table-column-properties fo:break-before="auto" style:column-width="33.43mm"/>
    </style:style>
    <style:style style:name="co6" style:family="table-column">
      <style:table-column-properties fo:break-before="auto" style:column-width="35.49mm"/>
    </style:style>
    <style:style style:name="co7" style:family="table-column">
      <style:table-column-properties fo:break-before="auto" style:column-width="31.04mm"/>
    </style:style>
    <style:style style:name="co8" style:family="table-column">
      <style:table-column-properties fo:break-before="auto" style:column-width="32.98mm"/>
    </style:style>
    <style:style style:name="co9" style:family="table-column">
      <style:table-column-properties fo:break-before="auto" style:column-width="46.58mm"/>
    </style:style>
    <style:style style:name="co10" style:family="table-column">
      <style:table-column-properties fo:break-before="auto" style:column-width="67.86mm"/>
    </style:style>
    <style:style style:name="co11" style:family="table-column">
      <style:table-column-properties fo:break-before="auto" style:column-width="22.58mm"/>
    </style:style>
    <style:style style:name="co12" style:family="table-column">
      <style:table-column-properties fo:break-before="auto" style:column-width="29.97mm"/>
    </style:style>
    <style:style style:name="co13" style:family="table-column">
      <style:table-column-properties fo:break-before="auto" style:column-width="36.65mm"/>
    </style:style>
    <style:style style:name="co14" style:family="table-column">
      <style:table-column-properties fo:break-before="auto" style:column-width="55.49mm"/>
    </style:style>
    <style:style style:name="co15" style:family="table-column">
      <style:table-column-properties fo:break-before="auto" style:column-width="81.67mm"/>
    </style:style>
    <style:style style:name="co16" style:family="table-column">
      <style:table-column-properties fo:break-before="auto" style:column-width="51.75mm"/>
    </style:style>
    <style:style style:name="co17" style:family="table-column">
      <style:table-column-properties fo:break-before="auto" style:column-width="45.83mm"/>
    </style:style>
    <style:style style:name="co18" style:family="table-column">
      <style:table-column-properties fo:break-before="auto" style:column-width="29.76mm"/>
    </style:style>
    <style:style style:name="co19" style:family="table-column">
      <style:table-column-properties fo:break-before="auto" style:column-width="50.89mm"/>
    </style:style>
    <style:style style:name="co20" style:family="table-column">
      <style:table-column-properties fo:break-before="auto" style:column-width="60.66mm"/>
    </style:style>
    <style:style style:name="co21" style:family="table-column">
      <style:table-column-properties fo:break-before="auto" style:column-width="72.67mm"/>
    </style:style>
    <style:style style:name="co22" style:family="table-column">
      <style:table-column-properties fo:break-before="auto" style:column-width="27.6mm"/>
    </style:style>
    <style:style style:name="co23" style:family="table-column">
      <style:table-column-properties fo:break-before="auto" style:column-width="32.56mm"/>
    </style:style>
    <style:style style:name="co24" style:family="table-column">
      <style:table-column-properties fo:break-before="auto" style:column-width="39.67mm"/>
    </style:style>
    <style:style style:name="co25" style:family="table-column">
      <style:table-column-properties fo:break-before="auto" style:column-width="29.9mm"/>
    </style:style>
    <style:style style:name="co26" style:family="table-column">
      <style:table-column-properties fo:break-before="auto" style:column-width="37.73mm"/>
    </style:style>
    <style:style style:name="co27" style:family="table-column">
      <style:table-column-properties fo:break-before="auto" style:column-width="54.72mm"/>
    </style:style>
    <style:style style:name="co28" style:family="table-column">
      <style:table-column-properties fo:break-before="auto" style:column-width="32.77mm"/>
    </style:style>
    <style:style style:name="co29" style:family="table-column">
      <style:table-column-properties fo:break-before="auto" style:column-width="39.46mm"/>
    </style:style>
    <style:style style:name="co30" style:family="table-column">
      <style:table-column-properties fo:break-before="auto" style:column-width="58.37mm"/>
    </style:style>
    <style:style style:name="co31" style:family="table-column">
      <style:table-column-properties fo:break-before="auto" style:column-width="69.81mm"/>
    </style:style>
    <style:style style:name="co32" style:family="table-column">
      <style:table-column-properties fo:break-before="auto" style:column-width="31.54mm"/>
    </style:style>
    <style:style style:name="co33" style:family="table-column">
      <style:table-column-properties fo:break-before="auto" style:column-width="15.35mm"/>
    </style:style>
    <style:style style:name="co34" style:family="table-column">
      <style:table-column-properties fo:break-before="auto" style:column-width="39.16mm"/>
    </style:style>
    <style:style style:name="co35" style:family="table-column">
      <style:table-column-properties fo:break-before="auto" style:column-width="28.03mm"/>
    </style:style>
    <style:style style:name="co36" style:family="table-column">
      <style:table-column-properties fo:break-before="auto" style:column-width="23.28mm"/>
    </style:style>
    <style:style style:name="co37" style:family="table-column">
      <style:table-column-properties fo:break-before="auto" style:column-width="56.29mm"/>
    </style:style>
    <style:style style:name="co38" style:family="table-column">
      <style:table-column-properties fo:break-before="auto" style:column-width="41.84mm"/>
    </style:style>
    <style:style style:name="co39" style:family="table-column">
      <style:table-column-properties fo:break-before="auto" style:column-width="65.99mm"/>
    </style:style>
    <style:style style:name="co40" style:family="table-column">
      <style:table-column-properties fo:break-before="auto" style:column-width="47.43mm"/>
    </style:style>
    <style:style style:name="co41" style:family="table-column">
      <style:table-column-properties fo:break-before="auto" style:column-width="117.97mm"/>
    </style:style>
    <style:style style:name="co42" style:family="table-column">
      <style:table-column-properties fo:break-before="auto" style:column-width="55.84mm"/>
    </style:style>
    <style:style style:name="co43" style:family="table-column">
      <style:table-column-properties fo:break-before="auto" style:column-width="45.77mm"/>
    </style:style>
    <style:style style:name="co44" style:family="table-column">
      <style:table-column-properties fo:break-before="auto" style:column-width="42.07mm"/>
    </style:style>
    <style:style style:name="co45" style:family="table-column">
      <style:table-column-properties fo:break-before="auto" style:column-width="21.77mm"/>
    </style:style>
    <style:style style:name="co46" style:family="table-column">
      <style:table-column-properties fo:break-before="auto" style:column-width="72.88mm"/>
    </style:style>
    <style:style style:name="co47" style:family="table-column">
      <style:table-column-properties fo:break-before="auto" style:column-width="40.75mm"/>
    </style:style>
    <style:style style:name="co48" style:family="table-column">
      <style:table-column-properties fo:break-before="auto" style:column-width="30.43mm"/>
    </style:style>
    <style:style style:name="co49" style:family="table-column">
      <style:table-column-properties fo:break-before="auto" style:column-width="39.95mm"/>
    </style:style>
    <style:style style:name="co50" style:family="table-column">
      <style:table-column-properties fo:break-before="auto" style:column-width="22.63mm"/>
    </style:style>
    <style:style style:name="co51" style:family="table-column">
      <style:table-column-properties fo:break-before="auto" style:column-width="43.16mm"/>
    </style:style>
    <style:style style:name="co52" style:family="table-column">
      <style:table-column-properties fo:break-before="auto" style:column-width="28.84mm"/>
    </style:style>
    <style:style style:name="co53" style:family="table-column">
      <style:table-column-properties fo:break-before="auto" style:column-width="47.18mm"/>
    </style:style>
    <style:style style:name="co54" style:family="table-column">
      <style:table-column-properties fo:break-before="auto" style:column-width="36.2mm"/>
    </style:style>
    <style:style style:name="co55" style:family="table-column">
      <style:table-column-properties fo:break-before="auto" style:column-width="30.16mm"/>
    </style:style>
    <style:style style:name="co56" style:family="table-column">
      <style:table-column-properties fo:break-before="auto" style:column-width="39.69mm"/>
    </style:style>
    <style:style style:name="co57" style:family="table-column">
      <style:table-column-properties fo:break-before="auto" style:column-width="30.96mm"/>
    </style:style>
    <style:style style:name="co58" style:family="table-column">
      <style:table-column-properties fo:break-before="auto" style:column-width="29.1mm"/>
    </style:style>
    <style:style style:name="co59" style:family="table-column">
      <style:table-column-properties fo:break-before="auto" style:column-width="38.63mm"/>
    </style:style>
    <style:style style:name="co60" style:family="table-column">
      <style:table-column-properties fo:break-before="auto" style:column-width="33.07mm"/>
    </style:style>
    <style:style style:name="co61" style:family="table-column">
      <style:table-column-properties fo:break-before="auto" style:column-width="43.66mm"/>
    </style:style>
    <style:style style:name="co62" style:family="table-column">
      <style:table-column-properties fo:break-before="auto" style:column-width="58.65mm"/>
    </style:style>
    <style:style style:name="co63" style:family="table-column">
      <style:table-column-properties fo:break-before="auto" style:column-width="76.13mm"/>
    </style:style>
    <style:style style:name="co64" style:family="table-column">
      <style:table-column-properties fo:break-before="auto" style:column-width="29.63mm"/>
    </style:style>
    <style:style style:name="co65" style:family="table-column">
      <style:table-column-properties fo:break-before="auto" style:column-width="37.57mm"/>
    </style:style>
    <style:style style:name="co66" style:family="table-column">
      <style:table-column-properties fo:break-before="auto" style:column-width="27.16mm"/>
    </style:style>
    <style:style style:name="co67" style:family="table-column">
      <style:table-column-properties fo:break-before="auto" style:column-width="79.36mm"/>
    </style:style>
    <style:style style:name="co68" style:family="table-column">
      <style:table-column-properties fo:break-before="auto" style:column-width="31.22mm"/>
    </style:style>
    <style:style style:name="co69" style:family="table-column">
      <style:table-column-properties fo:break-before="auto" style:column-width="43.92mm"/>
    </style:style>
    <style:style style:name="co70" style:family="table-column">
      <style:table-column-properties fo:break-before="auto" style:column-width="33.87mm"/>
    </style:style>
    <style:style style:name="co71" style:family="table-column">
      <style:table-column-properties fo:break-before="auto" style:column-width="44.45mm"/>
    </style:style>
    <style:style style:name="co72" style:family="table-column">
      <style:table-column-properties fo:break-before="auto" style:column-width="31.49mm"/>
    </style:style>
    <style:style style:name="co73" style:family="table-column">
      <style:table-column-properties fo:break-before="auto" style:column-width="49.74mm"/>
    </style:style>
    <style:style style:name="co74" style:family="table-column">
      <style:table-column-properties fo:break-before="auto" style:column-width="32.28mm"/>
    </style:style>
    <style:style style:name="co75" style:family="table-column">
      <style:table-column-properties fo:break-before="auto" style:column-width="73.96mm"/>
    </style:style>
    <style:style style:name="co76" style:family="table-column">
      <style:table-column-properties fo:break-before="auto" style:column-width="109.34mm"/>
    </style:style>
    <style:style style:name="co77" style:family="table-column">
      <style:table-column-properties fo:break-before="auto" style:column-width="34.13mm"/>
    </style:style>
    <style:style style:name="co78" style:family="table-column">
      <style:table-column-properties fo:break-before="auto" style:column-width="47.36mm"/>
    </style:style>
    <style:style style:name="co79" style:family="table-column">
      <style:table-column-properties fo:break-before="auto" style:column-width="75.27mm"/>
    </style:style>
    <style:style style:name="co80" style:family="table-column">
      <style:table-column-properties fo:break-before="auto" style:column-width="61.45mm"/>
    </style:style>
    <style:style style:name="co81" style:family="table-column">
      <style:table-column-properties fo:break-before="auto" style:column-width="69.44mm"/>
    </style:style>
    <style:style style:name="co82" style:family="table-column">
      <style:table-column-properties fo:break-before="auto" style:column-width="70.15mm"/>
    </style:style>
    <style:style style:name="co83" style:family="table-column">
      <style:table-column-properties fo:break-before="auto" style:column-width="118.83mm"/>
    </style:style>
    <style:style style:name="co84" style:family="table-column">
      <style:table-column-properties fo:break-before="auto" style:column-width="28.68mm"/>
    </style:style>
    <style:style style:name="co85" style:family="table-column">
      <style:table-column-properties fo:break-before="auto" style:column-width="66.85mm"/>
    </style:style>
    <style:style style:name="co86" style:family="table-column">
      <style:table-column-properties fo:break-before="auto" style:column-width="36.25mm"/>
    </style:style>
    <style:style style:name="co87" style:family="table-column">
      <style:table-column-properties fo:break-before="auto" style:column-width="41.8mm"/>
    </style:style>
    <style:style style:name="co88" style:family="table-column">
      <style:table-column-properties fo:break-before="auto" style:column-width="37.04mm"/>
    </style:style>
    <style:style style:name="co89" style:family="table-column">
      <style:table-column-properties fo:break-before="auto" style:column-width="65.33mm"/>
    </style:style>
    <style:style style:name="co90" style:family="table-column">
      <style:table-column-properties fo:break-before="auto" style:column-width="35.98mm"/>
    </style:style>
    <style:style style:name="co91" style:family="table-column">
      <style:table-column-properties fo:break-before="auto" style:column-width="52.62mm"/>
    </style:style>
    <style:style style:name="co92" style:family="table-column">
      <style:table-column-properties fo:break-before="auto" style:column-width="41.19mm"/>
    </style:style>
    <style:style style:name="co93" style:family="table-column">
      <style:table-column-properties fo:break-before="auto" style:column-width="53.08mm"/>
    </style:style>
    <style:style style:name="co94" style:family="table-column">
      <style:table-column-properties fo:break-before="auto" style:column-width="34.93mm"/>
    </style:style>
    <style:style style:name="co95" style:family="table-column">
      <style:table-column-properties fo:break-before="auto" style:column-width="46.14mm"/>
    </style:style>
    <style:style style:name="co96" style:family="table-column">
      <style:table-column-properties fo:break-before="auto" style:column-width="42.26mm"/>
    </style:style>
    <style:style style:name="co97" style:family="table-column">
      <style:table-column-properties fo:break-before="auto" style:column-width="42.33mm"/>
    </style:style>
    <style:style style:name="co98" style:family="table-column">
      <style:table-column-properties fo:break-before="auto" style:column-width="57.94mm"/>
    </style:style>
    <style:style style:name="co99" style:family="table-column">
      <style:table-column-properties fo:break-before="auto" style:column-width="47.22mm"/>
    </style:style>
    <style:style style:name="co100" style:family="table-column">
      <style:table-column-properties fo:break-before="auto" style:column-width="47.01mm"/>
    </style:style>
    <style:style style:name="co101" style:family="table-column">
      <style:table-column-properties fo:break-before="auto" style:column-width="52.39mm"/>
    </style:style>
    <style:style style:name="co102" style:family="table-column">
      <style:table-column-properties fo:break-before="auto" style:column-width="29.55mm"/>
    </style:style>
    <style:style style:name="co103" style:family="table-column">
      <style:table-column-properties fo:break-before="auto" style:column-width="61.67mm"/>
    </style:style>
    <style:style style:name="co104" style:family="table-column">
      <style:table-column-properties fo:break-before="auto" style:column-width="43.6mm"/>
    </style:style>
    <style:style style:name="co105" style:family="table-column">
      <style:table-column-properties fo:break-before="auto" style:column-width="32.39mm"/>
    </style:style>
    <style:style style:name="co106" style:family="table-column">
      <style:table-column-properties fo:break-before="auto" style:column-width="16.21mm"/>
    </style:style>
    <style:style style:name="co107" style:family="table-column">
      <style:table-column-properties fo:break-before="auto" style:column-width="9.97mm"/>
    </style:style>
    <style:style style:name="co108" style:family="table-column">
      <style:table-column-properties fo:break-before="auto" style:column-width="13.42mm"/>
    </style:style>
    <style:style style:name="co109" style:family="table-column">
      <style:table-column-properties fo:break-before="auto" style:column-width="14.27mm"/>
    </style:style>
    <style:style style:name="co110" style:family="table-column">
      <style:table-column-properties fo:break-before="auto" style:column-width="15.58mm"/>
    </style:style>
    <style:style style:name="co111" style:family="table-column">
      <style:table-column-properties fo:break-before="auto" style:column-width="42.32mm"/>
    </style:style>
    <style:style style:name="co112" style:family="table-column">
      <style:table-column-properties fo:break-before="auto" style:column-width="61.95mm"/>
    </style:style>
    <style:style style:name="co113" style:family="table-column">
      <style:table-column-properties fo:break-before="auto" style:column-width="39.09mm"/>
    </style:style>
    <style:style style:name="co114" style:family="table-column">
      <style:table-column-properties fo:break-before="auto" style:column-width="58.05mm"/>
    </style:style>
    <style:style style:name="co115" style:family="table-column">
      <style:table-column-properties fo:break-before="auto" style:column-width="40.59mm"/>
    </style:style>
    <style:style style:name="co116" style:family="table-column">
      <style:table-column-properties fo:break-before="auto" style:column-width="38.22mm"/>
    </style:style>
    <style:style style:name="co117" style:family="table-column">
      <style:table-column-properties fo:break-before="auto" style:column-width="41.45mm"/>
    </style:style>
    <style:style style:name="co118" style:family="table-column">
      <style:table-column-properties fo:break-before="auto" style:column-width="29.37mm"/>
    </style:style>
    <style:style style:name="co119" style:family="table-column">
      <style:table-column-properties fo:break-before="auto" style:column-width="34.77mm"/>
    </style:style>
    <style:style style:name="co120" style:family="table-column">
      <style:table-column-properties fo:break-before="auto" style:column-width="49.87mm"/>
    </style:style>
    <style:style style:name="co121" style:family="table-column">
      <style:table-column-properties fo:break-before="auto" style:column-width="53.09mm"/>
    </style:style>
    <style:style style:name="co122" style:family="table-column">
      <style:table-column-properties fo:break-before="auto" style:column-width="41.03mm"/>
    </style:style>
    <style:style style:name="co123" style:family="table-column">
      <style:table-column-properties fo:break-before="auto" style:column-width="31.1mm"/>
    </style:style>
    <style:style style:name="ro1" style:family="table-row">
      <style:table-row-properties style:row-height="4.87mm" fo:break-before="auto" style:use-optimal-row-height="true"/>
    </style:style>
    <style:style style:name="ro2" style:family="table-row">
      <style:table-row-properties style:row-height="8.93mm" fo:break-before="auto" style:use-optimal-row-height="true"/>
    </style:style>
    <style:style style:name="ro3" style:family="table-row">
      <style:table-row-properties style:row-height="5.1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6.77mm" fo:break-before="auto" style:use-optimal-row-height="false"/>
    </style:style>
    <style:style style:name="ro6" style:family="table-row">
      <style:table-row-properties style:row-height="5.73mm" fo:break-before="auto" style:use-optimal-row-height="true"/>
    </style:style>
    <style:style style:name="ro7" style:family="table-row">
      <style:table-row-properties style:row-height="11.04mm" fo:break-before="auto" style:use-optimal-row-height="true"/>
    </style:style>
    <style:style style:name="ro8" style:family="table-row">
      <style:table-row-properties style:row-height="5.7mm" fo:break-before="auto" style:use-optimal-row-height="true"/>
    </style:style>
    <style:style style:name="ro9" style:family="table-row">
      <style:table-row-properties style:row-height="16.35mm" fo:break-before="auto" style:use-optimal-row-height="true"/>
    </style:style>
    <style:style style:name="ro10" style:family="table-row">
      <style:table-row-properties style:row-height="17.41mm" fo:break-before="auto" style:use-optimal-row-height="true"/>
    </style:style>
    <style:style style:name="ro11" style:family="table-row">
      <style:table-row-properties style:row-height="12.52mm" fo:break-before="auto" style:use-optimal-row-height="true"/>
    </style:style>
    <style:style style:name="ro12" style:family="table-row">
      <style:table-row-properties style:row-height="4.52mm" fo:break-before="auto" style:use-optimal-row-height="true"/>
    </style:style>
    <style:style style:name="ro13" style:family="table-row">
      <style:table-row-properties style:row-height="8.48mm" fo:break-before="auto" style:use-optimal-row-height="true"/>
    </style:style>
    <style:style style:name="ro14" style:family="table-row">
      <style:table-row-properties style:row-height="28.68mm" fo:break-before="auto" style:use-optimal-row-height="true"/>
    </style:style>
    <style:style style:name="ro15" style:family="table-row">
      <style:table-row-properties style:row-height="57.15mm" fo:break-before="auto" style:use-optimal-row-height="true"/>
    </style:style>
    <style:style style:name="ro16" style:family="table-row">
      <style:table-row-properties style:row-height="24.64mm" fo:break-before="auto" style:use-optimal-row-height="true"/>
    </style:style>
    <style:style style:name="ro17" style:family="table-row">
      <style:table-row-properties style:row-height="12.74mm" fo:break-before="auto" style:use-optimal-row-height="true"/>
    </style:style>
    <style:style style:name="ro18" style:family="table-row">
      <style:table-row-properties style:row-height="4.67mm" fo:break-before="auto" style:use-optimal-row-height="true"/>
    </style:style>
    <style:style style:name="ro19" style:family="table-row">
      <style:table-row-properties style:row-height="34.41mm" fo:break-before="auto" style:use-optimal-row-height="true"/>
    </style:style>
    <style:style style:name="ro20" style:family="table-row">
      <style:table-row-properties style:row-height="36.76mm" fo:break-before="auto" style:use-optimal-row-height="true"/>
    </style:style>
    <style:style style:name="ro21" style:family="table-row">
      <style:table-row-properties style:row-height="13.16mm" fo:break-before="auto" style:use-optimal-row-height="true"/>
    </style:style>
    <style:style style:name="ro22" style:family="table-row">
      <style:table-row-properties style:row-height="48.88mm" fo:break-before="auto" style:use-optimal-row-height="true"/>
    </style:style>
    <style:style style:name="ro23" style:family="table-row">
      <style:table-row-properties style:row-height="16.56mm" fo:break-before="auto" style:use-optimal-row-height="true"/>
    </style:style>
    <style:style style:name="ro24" style:family="table-row">
      <style:table-row-properties style:row-height="71.83mm" fo:break-before="auto" style:use-optimal-row-height="true"/>
    </style:style>
    <style:style style:name="ro25" style:family="table-row">
      <style:table-row-properties style:row-height="30.16mm" fo:break-before="auto" style:use-optimal-row-height="true"/>
    </style:style>
    <style:style style:name="ro26" style:family="table-row">
      <style:table-row-properties style:row-height="33.87mm" fo:break-before="auto" style:use-optimal-row-height="false"/>
    </style:style>
    <style:style style:name="ro27" style:family="table-row">
      <style:table-row-properties style:row-height="37.82mm" fo:break-before="auto" style:use-optimal-row-height="true"/>
    </style:style>
    <style:style style:name="ro28" style:family="table-row">
      <style:table-row-properties style:row-height="14.02mm" fo:break-before="auto" style:use-optimal-row-height="true"/>
    </style:style>
    <style:style style:name="ro29" style:family="table-row">
      <style:table-row-properties style:row-height="21.45mm" fo:break-before="auto" style:use-optimal-row-height="true"/>
    </style:style>
    <style:style style:name="ro30" style:family="table-row">
      <style:table-row-properties style:row-height="49.51mm" fo:break-before="auto" style:use-optimal-row-height="true"/>
    </style:style>
    <style:style style:name="ro31" style:family="table-row">
      <style:table-row-properties style:row-height="78.62mm" fo:break-before="auto" style:use-optimal-row-height="true"/>
    </style:style>
    <style:style style:name="ro32" style:family="table-row">
      <style:table-row-properties style:row-height="42.92mm" fo:break-before="auto" style:use-optimal-row-height="true"/>
    </style:style>
    <style:style style:name="ro33" style:family="table-row">
      <style:table-row-properties style:row-height="21.66mm" fo:break-before="auto" style:use-optimal-row-height="true"/>
    </style:style>
    <style:style style:name="ro34" style:family="table-row">
      <style:table-row-properties style:row-height="31.75mm" fo:break-before="auto" style:use-optimal-row-height="false"/>
    </style:style>
    <style:style style:name="ro35" style:family="table-row">
      <style:table-row-properties style:row-height="17.99mm" fo:break-before="auto" style:use-optimal-row-height="false"/>
    </style:style>
    <style:style style:name="ro36" style:family="table-row">
      <style:table-row-properties style:row-height="20.6mm" fo:break-before="auto" style:use-optimal-row-height="true"/>
    </style:style>
    <style:style style:name="ro37" style:family="table-row">
      <style:table-row-properties style:row-height="88.41mm" fo:break-before="auto" style:use-optimal-row-height="true"/>
    </style:style>
    <style:style style:name="ro38" style:family="table-row">
      <style:table-row-properties style:row-height="20.11mm" fo:break-before="auto" style:use-optimal-row-height="false"/>
    </style:style>
    <style:style style:name="ro39" style:family="table-row">
      <style:table-row-properties style:row-height="25.91mm" fo:break-before="auto" style:use-optimal-row-height="true"/>
    </style:style>
    <style:style style:name="ro40" style:family="table-row">
      <style:table-row-properties style:row-height="25.28mm" fo:break-before="auto" style:use-optimal-row-height="true"/>
    </style:style>
    <style:style style:name="ro41" style:family="table-row">
      <style:table-row-properties style:row-height="32.72mm" fo:break-before="auto" style:use-optimal-row-height="true"/>
    </style:style>
    <style:style style:name="ro42" style:family="table-row">
      <style:table-row-properties style:row-height="44.84mm" fo:break-before="auto" style:use-optimal-row-height="true"/>
    </style:style>
    <style:style style:name="ro43" style:family="table-row">
      <style:table-row-properties style:row-height="97.54mm" fo:break-before="auto" style:use-optimal-row-height="true"/>
    </style:style>
    <style:style style:name="ro44" style:family="table-row">
      <style:table-row-properties style:row-height="89.46mm" fo:break-before="auto" style:use-optimal-row-height="true"/>
    </style:style>
    <style:style style:name="ro45" style:family="table-row">
      <style:table-row-properties style:row-height="61.19mm" fo:break-before="auto" style:use-optimal-row-height="true"/>
    </style:style>
    <style:style style:name="ro46" style:family="table-row">
      <style:table-row-properties style:row-height="64.17mm" fo:break-before="auto" style:use-optimal-row-height="true"/>
    </style:style>
    <style:style style:name="ro47" style:family="table-row">
      <style:table-row-properties style:row-height="4.71mm" fo:break-before="auto" style:use-optimal-row-height="false"/>
    </style:style>
    <style:style style:name="ro48" style:family="table-row">
      <style:table-row-properties style:row-height="45.09mm" fo:break-before="auto" style:use-optimal-row-height="false"/>
    </style:style>
    <style:style style:name="ro49" style:family="table-row">
      <style:table-row-properties style:row-height="56.73mm" fo:break-before="auto" style:use-optimal-row-height="false"/>
    </style:style>
    <style:style style:name="ro50" style:family="table-row">
      <style:table-row-properties style:row-height="31.24mm" fo:break-before="auto" style:use-optimal-row-height="true"/>
    </style:style>
    <style:style style:name="ro51" style:family="table-row">
      <style:table-row-properties style:row-height="29.21mm" fo:break-before="auto" style:use-optimal-row-height="false"/>
    </style:style>
    <style:style style:name="ro52" style:family="table-row">
      <style:table-row-properties style:row-height="15.88mm" fo:break-before="auto" style:use-optimal-row-height="false"/>
    </style:style>
    <style:style style:name="ro53" style:family="table-row">
      <style:table-row-properties style:row-height="19.26mm" fo:break-before="auto" style:use-optimal-row-height="false"/>
    </style:style>
    <style:style style:name="ro54" style:family="table-row">
      <style:table-row-properties style:row-height="38.66mm" fo:break-before="auto" style:use-optimal-row-height="true"/>
    </style:style>
    <style:style style:name="ro55" style:family="table-row">
      <style:table-row-properties style:row-height="34.71mm" fo:break-before="auto" style:use-optimal-row-height="false"/>
    </style:style>
    <style:style style:name="ro56" style:family="table-row">
      <style:table-row-properties style:row-height="23.71mm" fo:break-before="auto" style:use-optimal-row-height="false"/>
    </style:style>
    <style:style style:name="ro57" style:family="table-row">
      <style:table-row-properties style:row-height="12.28mm" fo:break-before="auto" style:use-optimal-row-height="false"/>
    </style:style>
    <style:style style:name="ro58" style:family="table-row">
      <style:table-row-properties style:row-height="40.8mm" fo:break-before="auto" style:use-optimal-row-height="true"/>
    </style:style>
    <style:style style:name="ro59" style:family="table-row">
      <style:table-row-properties style:row-height="8.7mm" fo:break-before="auto" style:use-optimal-row-height="true"/>
    </style:style>
    <style:style style:name="ro60" style:family="table-row">
      <style:table-row-properties style:row-height="53.13mm" fo:break-before="auto" style:use-optimal-row-height="true"/>
    </style:style>
    <style:style style:name="ro61" style:family="table-row">
      <style:table-row-properties style:row-height="21.59mm" fo:break-before="auto" style:use-optimal-row-height="false"/>
    </style:style>
    <style:style style:name="ro62" style:family="table-row">
      <style:table-row-properties style:row-height="27.94mm" fo:break-before="auto" style:use-optimal-row-height="false"/>
    </style:style>
    <style:style style:name="ro63" style:family="table-row">
      <style:table-row-properties style:row-height="34.33mm" fo:break-before="auto" style:use-optimal-row-height="false"/>
    </style:style>
    <style:style style:name="ro64" style:family="table-row">
      <style:table-row-properties style:row-height="65.23mm" fo:break-before="auto" style:use-optimal-row-height="true"/>
    </style:style>
    <style:style style:name="ro65" style:family="table-row">
      <style:table-row-properties style:row-height="19.69mm" fo:break-before="auto" style:use-optimal-row-height="false"/>
    </style:style>
    <style:style style:name="ro66" style:family="table-row">
      <style:table-row-properties style:row-height="5.57mm" fo:break-before="auto" style:use-optimal-row-height="true"/>
    </style:style>
    <style:style style:name="ta1" style:family="table" style:master-page-name="Default">
      <style:table-properties table:display="true" style:writing-mode="lr-tb"/>
    </style:style>
    <style:style style:name="ta2" style:family="table" style:master-page-name="PageStyle_5f_Präteritopräsentien">
      <style:table-properties table:display="true" style:writing-mode="lr-tb"/>
    </style:style>
    <style:style style:name="ta3" style:family="table" style:master-page-name="PageStyle_5f_sw._20_Verben_20_ohne_20_Bindevokal">
      <style:table-properties table:display="true" style:writing-mode="lr-tb"/>
    </style:style>
    <number:number-style style:name="N2">
      <number:number number:decimal-places="2" loext:min-decimal-places="2" number:min-integer-digits="1"/>
    </number:number-style>
    <number:text-style style:name="N100">
      <number:text-content/>
    </number:text-style>
    <style:style style:name="ce1" style:family="table-cell" style:parent-style-name="Default">
      <style:table-cell-properties style:text-align-source="fix" style:repeat-content="false" fo:wrap-option="wrap"/>
      <style:paragraph-properties fo:text-align="justify"/>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840" style:family="table-cell" style:parent-style-name="Default">
      <style:table-cell-properties style:text-align-source="fix" style:repeat-content="false" fo:wrap-option="wrap"/>
      <style:paragraph-properties fo:text-align="justify"/>
      <style:text-properties style:text-outline="false" style:text-line-through-style="none" style:text-line-through-type="none" fo:language="de" fo:country="DE" fo:text-shadow="none" style:text-underline-style="none" fo:font-weight="normal" style:text-underline-mode="continuous" style:text-overline-mode="continuous" style:text-line-through-mode="continuous" style:language-asian="hi" style:country-asian="IN" style:font-weight-asian="normal" style:language-complex="none" style:country-complex="none" style:font-weight-complex="normal" style:text-emphasize="none" style:font-relief="none" style:text-overline-style="none" style:text-overline-color="font-color" fo:hyphenate="true"/>
    </style:style>
    <style:style style:name="ce841" style:family="table-cell" style:parent-style-name="Default">
      <style:table-cell-properties style:text-align-source="fix" style:repeat-content="false" fo:wrap-option="wrap"/>
      <style:paragraph-properties fo:text-align="justify"/>
      <style:text-properties style:text-underline-mode="continuous" style:text-overline-mode="continuous" style:text-line-through-mode="continuous" style:language-complex="none" style:country-complex="none" style:font-relief="none" style:text-overline-style="none" style:text-overline-color="font-color" fo:hyphenate="true"/>
    </style:style>
    <style:style style:name="ce769" style:family="table-cell" style:parent-style-name="Default">
      <style:table-cell-properties fo:background-color="#dddddd" style:text-align-source="fix" style:repeat-content="false" fo:wrap-option="wrap"/>
      <style:paragraph-properties fo:text-align="justify"/>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843" style:family="table-cell" style:parent-style-name="Default">
      <style:table-cell-properties style:text-align-source="fix" style:repeat-content="false" fo:wrap-option="wrap"/>
      <style:paragraph-properties fo:text-align="justify"/>
      <style:text-properties style:text-outline="false" style:text-line-through-style="none" style:text-line-through-type="none" style:font-name="Times New Roman" fo:font-size="12pt" fo:language="de" fo:country="DE" fo:text-shadow="none" style:text-underline-style="none" fo:font-weight="normal" style:text-underline-mode="continuous" style:text-overline-mode="continuous" style:text-line-through-mode="continuous" style:font-name-asian="Lucida Sans" style:font-size-asian="12pt" style:language-asian="hi" style:country-asian="IN" style:font-weight-asian="normal" style:font-name-complex="Times New Roman" style:font-size-complex="12pt" style:language-complex="none" style:country-complex="none" style:font-weight-complex="normal" style:text-emphasize="none" style:font-relief="none" style:text-overline-style="none" style:text-overline-color="font-color" fo:hyphenate="true"/>
    </style:style>
    <style:style style:name="ce11" style:family="table-cell" style:parent-style-name="Default">
      <style:table-cell-properties style:text-align-source="fix" style:repeat-content="false" fo:wrap-option="wrap"/>
      <style:paragraph-properties fo:text-align="justify"/>
      <style:text-properties fo:font-weight="bold" style:text-underline-mode="continuous" style:text-overline-mode="continuous" style:text-line-through-mode="continuous" style:font-weight-asian="bold" style:language-complex="none" style:country-complex="none" style:font-weight-complex="bold" style:font-relief="none" style:text-overline-style="none" style:text-overline-color="font-color" fo:hyphenate="true"/>
    </style:style>
    <style:style style:name="ce845" style:family="table-cell" style:parent-style-name="Default">
      <style:table-cell-properties fo:wrap-option="wrap"/>
      <style:text-properties fo:font-weight="bold" style:font-weight-asian="bold" style:font-weight-complex="bold" fo:hyphenate="true"/>
    </style:style>
    <style:style style:name="ce768" style:family="table-cell" style:parent-style-name="Default" style:data-style-name="N117">
      <style:table-cell-properties style:text-align-source="fix" style:repeat-content="false" fo:wrap-option="wrap" style:vertical-align="middle"/>
      <style:paragraph-properties fo:text-align="center"/>
      <style:text-properties fo:font-weight="bold" style:font-weight-asian="bold" style:font-weight-complex="bold" fo:hyphenate="true"/>
    </style:style>
    <style:style style:name="ce9" style:family="table-cell" style:parent-style-name="Default" style:data-style-name="N117">
      <style:table-cell-properties fo:wrap-option="wrap"/>
      <style:text-properties fo:font-weight="bold" style:font-weight-asian="bold" style:font-weight-complex="bold" fo:hyphenate="true"/>
    </style:style>
    <style:style style:name="ce14" style:family="table-cell" style:parent-style-name="Default">
      <style:table-cell-properties fo:border-bottom="1.5pt solid #2b2bd2" fo:wrap-option="wrap" fo:border-left="none" fo:border-right="none" fo:border-top="none"/>
      <style:text-properties fo:hyphenate="true"/>
    </style:style>
    <style:style style:name="ce770" style:family="table-cell" style:parent-style-name="Default" style:data-style-name="N117">
      <style:table-cell-properties fo:wrap-option="wrap"/>
      <style:text-properties fo:font-weight="bold" style:font-weight-asian="bold" style:font-weight-complex="bold" fo:hyphenate="true"/>
    </style:style>
    <style:style style:name="ce968" style:family="table-cell" style:parent-style-name="Default" style:data-style-name="N117">
      <style:table-cell-properties fo:wrap-option="wrap"/>
      <style:text-properties fo:color="#a80000" fo:font-weight="bold" style:font-weight-asian="bold" style:font-weight-complex="bold" fo:hyphenate="true"/>
    </style:style>
    <style:style style:name="ce15" style:family="table-cell" style:parent-style-name="Default">
      <style:table-cell-properties fo:wrap-option="wrap"/>
      <style:text-properties fo:hyphenate="true"/>
    </style:style>
    <style:style style:name="ce16" style:family="table-cell" style:parent-style-name="Default">
      <style:table-cell-properties fo:wrap-option="wrap"/>
      <style:text-properties fo:font-size="13pt" fo:font-weight="bold" style:font-size-asian="13pt" style:font-weight-asian="bold" style:font-size-complex="13pt" style:font-weight-complex="bold" fo:hyphenate="true"/>
    </style:style>
    <style:style style:name="ce51" style:family="table-cell" style:parent-style-name="Default" style:data-style-name="N117">
      <style:table-cell-properties fo:wrap-option="wrap"/>
      <style:text-properties fo:hyphenate="true"/>
    </style:style>
    <style:style style:name="ce52" style:family="table-cell" style:parent-style-name="Default" style:data-style-name="N117">
      <style:table-cell-properties fo:wrap-option="wrap"/>
      <style:text-properties fo:color="#000000" fo:hyphenate="true"/>
    </style:style>
    <style:style style:name="ce856" style:family="table-cell" style:parent-style-name="Default">
      <style:table-cell-properties fo:border-bottom="none" style:text-align-source="fix" style:repeat-content="false" fo:wrap-option="wrap" fo:border-left="none" fo:border-right="2.01pt solid #000000" fo:border-top="none"/>
      <style:paragraph-properties fo:text-align="justify"/>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857" style:family="table-cell" style:parent-style-name="Default">
      <style:table-cell-properties fo:border-bottom="none" style:text-align-source="fix" style:repeat-content="false" fo:wrap-option="wrap" fo:border-left="none" fo:border-right="2.01pt solid #000000" fo:border-top="none"/>
      <style:paragraph-properties fo:text-align="justify"/>
      <style:text-properties style:text-outline="false" style:text-line-through-style="none" style:text-line-through-type="none" fo:language="de" fo:country="DE"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fo:hyphenate="true"/>
    </style:style>
    <style:style style:name="ce860" style:family="table-cell" style:parent-style-name="Default">
      <style:table-cell-properties fo:border-bottom="none" style:text-align-source="fix" style:repeat-content="false" fo:wrap-option="wrap" fo:border-left="none" fo:border-right="2.01pt solid #000000" fo:border-top="none"/>
      <style:paragraph-properties fo:text-align="justify"/>
      <style:text-properties style:text-outline="false" style:text-line-through-style="none" style:text-line-through-type="none" fo:language="de" fo:country="DE" fo:text-shadow="none" style:text-underline-style="none" fo:font-weight="normal" style:text-underline-mode="continuous" style:text-overline-mode="continuous" style:text-line-through-mode="continuous" style:language-asian="hi" style:country-asian="IN" style:font-weight-asian="normal" style:language-complex="none" style:country-complex="none" style:font-weight-complex="normal" style:text-emphasize="none" style:font-relief="none" style:text-overline-style="none" style:text-overline-color="font-color" fo:hyphenate="true"/>
    </style:style>
    <style:style style:name="ce861" style:family="table-cell" style:parent-style-name="Default">
      <style:table-cell-properties fo:border-bottom="none" style:text-align-source="fix" style:repeat-content="false" fo:wrap-option="wrap" fo:border-left="none" fo:border-right="2.01pt solid #000000" fo:border-top="none"/>
      <style:paragraph-properties fo:text-align="justify"/>
      <style:text-properties style:text-underline-mode="continuous" style:text-overline-mode="continuous" style:text-line-through-mode="continuous" style:language-complex="none" style:country-complex="none" style:font-relief="none" style:text-overline-style="none" style:text-overline-color="font-color" fo:hyphenate="true"/>
    </style:style>
    <style:style style:name="ce29" style:family="table-cell" style:parent-style-name="Default">
      <style:table-cell-properties fo:border-bottom="none" fo:background-color="#dddddd" style:text-align-source="fix" style:repeat-content="false" fo:wrap-option="wrap" fo:border-left="none" fo:border-right="2.01pt solid #000000" fo:border-top="none"/>
      <style:paragraph-properties fo:text-align="justify"/>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863" style:family="table-cell" style:parent-style-name="Default">
      <style:table-cell-properties fo:border-bottom="none" style:text-align-source="fix" style:repeat-content="false" fo:wrap-option="wrap" fo:border-left="none" fo:border-right="2.01pt solid #000000" fo:border-top="none"/>
      <style:paragraph-properties fo:text-align="justify"/>
      <style:text-properties style:text-outline="false" style:text-line-through-style="none" style:text-line-through-type="none" style:font-name="Times New Roman" fo:font-size="12pt" fo:language="de" fo:country="DE" fo:text-shadow="none" style:text-underline-style="none" fo:font-weight="normal" style:text-underline-mode="continuous" style:text-overline-mode="continuous" style:text-line-through-mode="continuous" style:font-name-asian="Lucida Sans" style:font-size-asian="12pt" style:language-asian="hi" style:country-asian="IN" style:font-weight-asian="normal" style:font-name-complex="Times New Roman" style:font-size-complex="12pt" style:language-complex="none" style:country-complex="none" style:font-weight-complex="normal" style:text-emphasize="none" style:font-relief="none" style:text-overline-style="none" style:text-overline-color="font-color" fo:hyphenate="true"/>
    </style:style>
    <style:style style:name="ce74" style:family="table-cell" style:parent-style-name="Default">
      <style:table-cell-properties fo:border-bottom="none" style:text-align-source="fix" style:repeat-content="false" fo:wrap-option="wrap" fo:border-left="none" fo:border-right="2.01pt solid #000000" fo:border-top="none"/>
      <style:paragraph-properties fo:text-align="justify"/>
      <style:text-properties fo:font-weight="bold" style:text-underline-mode="continuous" style:text-overline-mode="continuous" style:text-line-through-mode="continuous" style:font-weight-asian="bold" style:language-complex="none" style:country-complex="none" style:font-weight-complex="bold" style:font-relief="none" style:text-overline-style="none" style:text-overline-color="font-color" fo:hyphenate="true"/>
    </style:style>
    <style:style style:name="ce32" style:family="table-cell" style:parent-style-name="Default">
      <style:table-cell-properties fo:border-bottom="none" fo:wrap-option="wrap" fo:border-left="none" fo:border-right="2.01pt solid #000000" fo:border-top="none"/>
      <style:text-properties fo:font-weight="bold" style:font-weight-asian="bold" style:font-weight-complex="bold" fo:hyphenate="true"/>
    </style:style>
    <style:style style:name="ce36" style:family="table-cell" style:parent-style-name="Default" style:data-style-name="N117">
      <style:table-cell-properties fo:border-bottom="none" style:text-align-source="fix" style:repeat-content="false" fo:wrap-option="wrap" fo:border-left="none" fo:border-right="2.01pt solid #000000" fo:border-top="none" style:vertical-align="middle"/>
      <style:paragraph-properties fo:text-align="center"/>
      <style:text-properties fo:font-weight="bold" style:font-weight-asian="bold" style:font-weight-complex="bold" fo:hyphenate="true"/>
    </style:style>
    <style:style style:name="ce39" style:family="table-cell" style:parent-style-name="Default" style:data-style-name="N117">
      <style:table-cell-properties fo:border-bottom="none" fo:wrap-option="wrap" fo:border-left="none" fo:border-right="2.01pt solid #000000" fo:border-top="none"/>
      <style:text-properties fo:font-weight="bold" style:font-weight-asian="bold" style:font-weight-complex="bold" fo:hyphenate="true"/>
    </style:style>
    <style:style style:name="ce41" style:family="table-cell" style:parent-style-name="Default">
      <style:table-cell-properties fo:border-bottom="1.5pt solid #2b2bd2" fo:wrap-option="wrap" fo:border-left="none" fo:border-right="2.01pt solid #000000" fo:border-top="none"/>
      <style:text-properties fo:hyphenate="true"/>
    </style:style>
    <style:style style:name="ce75" style:family="table-cell" style:parent-style-name="Default" style:data-style-name="N117">
      <style:table-cell-properties fo:border-bottom="none" fo:wrap-option="wrap" fo:border-left="none" fo:border-right="2.01pt solid #000000" fo:border-top="none"/>
      <style:text-properties fo:color="#a80000" fo:font-weight="bold" style:font-weight-asian="bold" style:font-weight-complex="bold" fo:hyphenate="true"/>
    </style:style>
    <style:style style:name="ce42" style:family="table-cell" style:parent-style-name="Default">
      <style:table-cell-properties fo:border-bottom="none" fo:wrap-option="wrap" fo:border-left="none" fo:border-right="2.01pt solid #000000" fo:border-top="none"/>
      <style:text-properties fo:hyphenate="true"/>
    </style:style>
    <style:style style:name="ce43" style:family="table-cell" style:parent-style-name="Default">
      <style:table-cell-properties fo:border-bottom="none" fo:wrap-option="wrap" fo:border-left="none" fo:border-right="2.01pt solid #000000" fo:border-top="none"/>
      <style:text-properties fo:font-size="13pt" fo:font-weight="bold" style:font-size-asian="13pt" style:font-weight-asian="bold" style:font-size-complex="13pt" style:font-weight-complex="bold" fo:hyphenate="true"/>
    </style:style>
    <style:style style:name="ce79" style:family="table-cell" style:parent-style-name="Default" style:data-style-name="N117">
      <style:table-cell-properties fo:border-bottom="none" fo:wrap-option="wrap" fo:border-left="none" fo:border-right="2.01pt solid #000000" fo:border-top="none"/>
      <style:text-properties fo:hyphenate="true"/>
    </style:style>
    <style:style style:name="ce80" style:family="table-cell" style:parent-style-name="Default" style:data-style-name="N117">
      <style:table-cell-properties fo:border-bottom="none" fo:wrap-option="wrap" fo:border-left="none" fo:border-right="2.01pt solid #000000" fo:border-top="none"/>
      <style:text-properties fo:color="#000000" fo:hyphenate="true"/>
    </style:style>
    <style:style style:name="ce44" style:family="table-cell" style:parent-style-name="Default">
      <style:table-cell-properties fo:border-bottom="none" fo:background-color="#2b7ed2" style:text-align-source="fix" style:repeat-content="false" fo:wrap-option="wrap" fo:border-left="none" fo:border-right="0.74pt solid #808080" fo:border-top="none" style:vertical-align="middle"/>
      <style:paragraph-properties fo:text-align="center"/>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876" style:family="table-cell" style:parent-style-name="Default">
      <style:table-cell-properties fo:border-bottom="none" style:text-align-source="fix" style:repeat-content="false" fo:wrap-option="wrap" fo:border-left="none" fo:border-right="0.74pt solid #808080" fo:border-top="none"/>
      <style:paragraph-properties fo:text-align="justify"/>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877" style:family="table-cell" style:parent-style-name="Default">
      <style:table-cell-properties fo:border-bottom="none" style:text-align-source="fix" style:repeat-content="false" fo:wrap-option="wrap" fo:border-left="none" fo:border-right="0.74pt solid #808080" fo:border-top="none"/>
      <style:paragraph-properties fo:text-align="justify"/>
      <style:text-properties fo:color="#0053a8" style:text-outline="false" style:text-line-through-style="none" style:text-line-through-type="none" fo:language="de" fo:country="DE"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fo:hyphenate="true"/>
    </style:style>
    <style:style style:name="ce878" style:family="table-cell" style:parent-style-name="Default">
      <style:table-cell-properties fo:border-bottom="none" style:text-align-source="fix" style:repeat-content="false" fo:wrap-option="wrap" fo:border-left="none" fo:border-right="0.74pt solid #808080" fo:border-top="none"/>
      <style:paragraph-properties fo:text-align="justify"/>
      <style:text-properties style:text-outline="false" style:text-line-through-style="none" style:text-line-through-type="none" fo:language="de" fo:country="DE" fo:text-shadow="none" style:text-underline-style="none" fo:font-weight="normal" style:text-underline-mode="continuous" style:text-overline-mode="continuous" style:text-line-through-mode="continuous" style:language-asian="hi" style:country-asian="IN" style:font-weight-asian="normal" style:language-complex="none" style:country-complex="none" style:font-weight-complex="normal" style:text-emphasize="none" style:font-relief="none" style:text-overline-style="none" style:text-overline-color="font-color" fo:hyphenate="true"/>
    </style:style>
    <style:style style:name="ce879" style:family="table-cell" style:parent-style-name="Default">
      <style:table-cell-properties fo:border-bottom="none" style:text-align-source="fix" style:repeat-content="false" fo:wrap-option="wrap" fo:border-left="none" fo:border-right="0.74pt solid #808080" fo:border-top="none"/>
      <style:paragraph-properties fo:text-align="end" fo:margin-left="0mm"/>
      <style:text-properties fo:color="#0053a8" style:text-outline="false" style:text-line-through-style="none" style:text-line-through-type="none" fo:language="de" fo:country="DE" fo:text-shadow="none" style:text-underline-style="none" fo:font-weight="bold" style:text-underline-mode="continuous" style:text-overline-mode="continuous" style:text-line-through-mode="continuous" style:language-asian="hi" style:country-asian="IN" style:font-weight-asian="bold" style:language-complex="none" style:country-complex="none" style:font-weight-complex="bold" style:text-emphasize="none" style:font-relief="none" style:text-overline-style="none" style:text-overline-color="font-color" fo:hyphenate="true"/>
    </style:style>
    <style:style style:name="ce880" style:family="table-cell" style:parent-style-name="Default">
      <style:table-cell-properties fo:border-bottom="none" style:text-align-source="fix" style:repeat-content="false" fo:wrap-option="wrap" fo:border-left="none" fo:border-right="0.74pt solid #808080" fo:border-top="none"/>
      <style:paragraph-properties fo:text-align="end" fo:margin-left="0mm"/>
      <style:text-properties fo:color="#0053a8" style:text-outline="false" style:text-line-through-style="none" style:text-line-through-type="none" fo:language="de" fo:country="DE"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fo:hyphenate="true"/>
    </style:style>
    <style:style style:name="ce881" style:family="table-cell" style:parent-style-name="Default">
      <style:table-cell-properties fo:border-bottom="none" style:text-align-source="fix" style:repeat-content="false" fo:wrap-option="wrap" fo:border-left="none" fo:border-right="0.74pt solid #808080" fo:border-top="none"/>
      <style:paragraph-properties fo:text-align="end" fo:margin-left="0mm"/>
      <style:text-properties fo:color="#0053a8" fo:font-weight="bold" style:text-underline-mode="continuous" style:text-overline-mode="continuous" style:text-line-through-mode="continuous" style:font-weight-asian="bold" style:language-complex="none" style:country-complex="none" style:font-weight-complex="bold" style:font-relief="none" style:text-overline-style="none" style:text-overline-color="font-color" fo:hyphenate="true"/>
    </style:style>
    <style:style style:name="ce119" style:family="table-cell" style:parent-style-name="Default">
      <style:table-cell-properties fo:border-bottom="none" fo:background-color="#dddddd" style:text-align-source="fix" style:repeat-content="false" fo:wrap-option="wrap" fo:border-left="none" fo:border-right="0.74pt solid #808080" fo:border-top="none"/>
      <style:paragraph-properties fo:text-align="end" fo:margin-left="0mm"/>
      <style:text-properties fo:color="#0053a8" style:text-outline="false" style:text-line-through-style="none" style:text-line-through-type="none" fo:language="de" fo:country="DE"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fo:hyphenate="true"/>
    </style:style>
    <style:style style:name="ce883" style:family="table-cell" style:parent-style-name="Default">
      <style:table-cell-properties fo:border-bottom="none" style:text-align-source="fix" style:repeat-content="false" fo:wrap-option="wrap" fo:border-left="none" fo:border-right="0.74pt solid #808080" fo:border-top="none"/>
      <style:paragraph-properties fo:text-align="end" fo:margin-left="0mm"/>
      <style:text-properties fo:color="#0053a8" style:text-outline="false" style:text-line-through-style="none" style:text-line-through-type="none" style:font-name="Times New Roman" fo:font-size="12pt" fo:language="de" fo:country="DE" fo:text-shadow="none" style:text-underline-style="none" fo:font-weight="bold" style:text-underline-mode="continuous" style:text-overline-mode="continuous" style:text-line-through-mode="continuous" style:font-name-asian="Lucida Sans" style:font-size-asian="12pt" style:language-asian="hi" style:country-asian="IN" style:font-weight-asian="bold" style:font-name-complex="Times New Roman" style:font-size-complex="12pt" style:language-complex="none" style:country-complex="none" style:font-weight-complex="bold" style:text-emphasize="none" style:font-relief="none" style:text-overline-style="none" style:text-overline-color="font-color" fo:hyphenate="true"/>
    </style:style>
    <style:style style:name="ce53" style:family="table-cell" style:parent-style-name="Default">
      <style:table-cell-properties fo:border-bottom="none" fo:wrap-option="wrap" fo:border-left="none" fo:border-right="0.74pt solid #808080" fo:border-top="none"/>
      <style:text-properties fo:font-weight="bold" style:font-weight-asian="bold" style:font-weight-complex="bold" fo:hyphenate="true"/>
    </style:style>
    <style:style style:name="ce54" style:family="table-cell" style:parent-style-name="Default" style:data-style-name="N117">
      <style:table-cell-properties fo:border-bottom="none" style:text-align-source="fix" style:repeat-content="false" fo:wrap-option="wrap" fo:border-left="none" fo:border-right="0.74pt solid #808080" fo:border-top="none" style:vertical-align="middle"/>
      <style:paragraph-properties fo:text-align="center"/>
      <style:text-properties fo:font-weight="bold" style:font-weight-asian="bold" style:font-weight-complex="bold" fo:hyphenate="true"/>
    </style:style>
    <style:style style:name="ce56" style:family="table-cell" style:parent-style-name="Default" style:data-style-name="N117">
      <style:table-cell-properties fo:border-bottom="none" fo:wrap-option="wrap" fo:border-left="none" fo:border-right="0.74pt solid #808080" fo:border-top="none"/>
      <style:text-properties fo:font-weight="bold" style:font-weight-asian="bold" style:font-weight-complex="bold" fo:hyphenate="true"/>
    </style:style>
    <style:style style:name="ce58" style:family="table-cell" style:parent-style-name="Default">
      <style:table-cell-properties fo:border-bottom="1.5pt solid #2b2bd2" fo:wrap-option="wrap" fo:border-left="none" fo:border-right="0.74pt solid #808080" fo:border-top="none"/>
      <style:text-properties fo:hyphenate="true"/>
    </style:style>
    <style:style style:name="ce144" style:family="table-cell" style:parent-style-name="Default" style:data-style-name="N117">
      <style:table-cell-properties fo:border-bottom="none" fo:wrap-option="wrap" fo:border-left="none" fo:border-right="0.74pt solid #808080" fo:border-top="none"/>
      <style:text-properties fo:color="#a80000" fo:font-weight="bold" style:font-weight-asian="bold" style:font-weight-complex="bold" fo:hyphenate="true"/>
    </style:style>
    <style:style style:name="ce134" style:family="table-cell" style:parent-style-name="Default">
      <style:table-cell-properties fo:border-bottom="none" fo:wrap-option="wrap" fo:border-left="none" fo:border-right="0.74pt solid #808080" fo:border-top="none"/>
      <style:text-properties fo:color="#0053a8" fo:font-weight="bold" style:font-weight-asian="bold" style:font-weight-complex="bold" fo:hyphenate="true"/>
    </style:style>
    <style:style style:name="ce135" style:family="table-cell" style:parent-style-name="Default">
      <style:text-properties fo:color="#0053a8" fo:font-weight="bold" style:font-weight-asian="bold" style:font-weight-complex="bold"/>
    </style:style>
    <style:style style:name="ce61" style:family="table-cell" style:parent-style-name="Default">
      <style:table-cell-properties fo:border-bottom="none" fo:wrap-option="wrap" fo:border-left="none" fo:border-right="0.74pt solid #808080" fo:border-top="none"/>
      <style:text-properties fo:hyphenate="true"/>
    </style:style>
    <style:style style:name="ce62" style:family="table-cell" style:parent-style-name="Default">
      <style:table-cell-properties fo:border-bottom="none" fo:wrap-option="wrap" fo:border-left="none" fo:border-right="0.74pt solid #808080" fo:border-top="none"/>
      <style:text-properties fo:font-size="13pt" fo:font-weight="bold" style:font-size-asian="13pt" style:font-weight-asian="bold" style:font-size-complex="13pt" style:font-weight-complex="bold" fo:hyphenate="true"/>
    </style:style>
    <style:style style:name="ce71" style:family="table-cell" style:parent-style-name="Default">
      <style:text-properties fo:font-size="13pt" fo:font-weight="bold" style:font-size-asian="13pt" style:font-weight-asian="bold" style:font-size-complex="13pt" style:font-weight-complex="bold"/>
    </style:style>
    <style:style style:name="ce64" style:family="table-cell" style:parent-style-name="Default">
      <style:table-cell-properties fo:border-bottom="0.06pt solid #999999" fo:wrap-option="wrap" fo:border-left="0.06pt solid #333333" fo:border-right="none" fo:border-top="0.06pt solid #999999"/>
      <style:text-properties style:text-outline="false" style:text-line-through-style="none" style:text-line-through-type="none" fo:font-size="13pt" fo:language="de" fo:country="DE" fo:font-style="normal" fo:text-shadow="none" style:text-underline-style="none" fo:font-weight="bold" style:text-underline-mode="continuous" style:text-overline-mode="continuous" style:text-line-through-mode="continuous" style:font-size-asian="13pt" style:language-asian="hi" style:country-asian="IN" style:font-style-asian="normal" style:font-weight-asian="bold" style:font-size-complex="13pt" style:language-complex="none" style:country-complex="none" style:font-style-complex="normal" style:font-weight-complex="bold" style:text-emphasize="none" style:font-relief="none" style:text-overline-style="none" style:text-overline-color="font-color" fo:hyphenate="true"/>
    </style:style>
    <style:style style:name="ce73" style:family="table-cell" style:parent-style-name="Default">
      <style:table-cell-properties fo:border-bottom="none" style:text-align-source="fix" style:repeat-content="false" fo:wrap-option="wrap" fo:border-left="none" fo:border-right="0.74pt solid #808080" fo:border-top="none" style:vertical-align="middle"/>
      <style:paragraph-properties fo:text-align="center"/>
      <style:text-properties fo:font-size="13pt" fo:font-weight="bold" style:font-size-asian="13pt" style:font-weight-asian="bold" style:font-size-complex="13pt" style:font-weight-complex="bold" fo:hyphenate="true"/>
    </style:style>
    <style:style style:name="ce178" style:family="table-cell" style:parent-style-name="Default" style:data-style-name="N117">
      <style:table-cell-properties fo:border-bottom="none" fo:wrap-option="wrap" fo:border-left="none" fo:border-right="0.74pt solid #808080" fo:border-top="none"/>
      <style:text-properties fo:hyphenate="true"/>
    </style:style>
    <style:style style:name="ce179" style:family="table-cell" style:parent-style-name="Default" style:data-style-name="N117">
      <style:table-cell-properties fo:border-bottom="none" fo:wrap-option="wrap" fo:border-left="none" fo:border-right="0.74pt solid #808080" fo:border-top="none"/>
      <style:text-properties fo:color="#000000" fo:hyphenate="true"/>
    </style:style>
    <style:style style:name="ce185" style:family="table-cell" style:parent-style-name="Default" style:data-style-name="N117">
      <style:table-cell-properties fo:border-bottom="none" fo:wrap-option="wrap" fo:border-left="none" fo:border-right="0.74pt solid #808080" fo:border-top="none"/>
      <style:text-properties fo:color="#003f80" fo:font-weight="bold" style:font-weight-asian="bold" style:font-weight-complex="bold" fo:hyphenate="true"/>
    </style:style>
    <style:style style:name="ce186" style:family="table-cell" style:parent-style-name="Default" style:data-style-name="N117">
      <style:table-cell-properties fo:border-bottom="none" fo:background-color="#cccccc" fo:wrap-option="wrap" fo:border-left="none" fo:border-right="0.74pt solid #808080" fo:border-top="none"/>
      <style:text-properties fo:color="#003f80" fo:font-weight="bold" style:font-weight-asian="bold" style:font-weight-complex="bold" fo:hyphenate="true"/>
    </style:style>
    <style:style style:name="ce188" style:family="table-cell" style:parent-style-name="Default" style:data-style-name="N117">
      <style:table-cell-properties fo:border-bottom="none" fo:background-color="#cccccc" fo:wrap-option="wrap" fo:border-left="none" fo:border-right="0.74pt solid #808080" fo:border-top="none"/>
      <style:text-properties fo:color="#a80000" fo:font-weight="bold" style:font-weight-asian="bold" style:font-weight-complex="bold" fo:hyphenate="true"/>
    </style:style>
    <style:style style:name="ce901" style:family="table-cell" style:parent-style-name="Default">
      <style:table-cell-properties fo:background-color="#3f7ebe" style:text-align-source="fix" style:repeat-content="false" fo:wrap-option="wrap" style:vertical-align="middle"/>
      <style:paragraph-properties fo:text-align="center"/>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902" style:family="table-cell" style:parent-style-name="Default">
      <style:table-cell-properties fo:background-color="#ffff00" style:text-align-source="fix" style:repeat-content="false" fo:wrap-option="wrap" style:vertical-align="middle"/>
      <style:paragraph-properties fo:text-align="center"/>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86" style:family="table-cell" style:parent-style-name="Default">
      <style:table-cell-properties fo:border-bottom="0.06pt solid #999999" fo:background-color="#d2d02b" style:text-align-source="fix" style:repeat-content="false" fo:wrap-option="wrap" fo:border-left="0.06pt solid #333333" fo:border-right="none" fo:border-top="none" style:vertical-align="middle"/>
      <style:paragraph-properties fo:text-align="center"/>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87" style:family="table-cell" style:parent-style-name="Default">
      <style:table-cell-properties fo:border-bottom="0.06pt solid #999999" fo:wrap-option="wrap" fo:border-left="0.06pt solid #333333" fo:border-right="none" fo:border-top="none"/>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905" style:family="table-cell" style:parent-style-name="Default">
      <style:table-cell-properties style:text-align-source="fix" style:repeat-content="false" fo:wrap-option="wrap"/>
      <style:paragraph-properties fo:text-align="justify"/>
      <style:text-properties fo:color="#003f80" style:text-outline="false" style:text-line-through-style="none" style:text-line-through-type="none" fo:language="de" fo:country="DE" fo:text-shadow="none" style:text-underline-style="none" fo:font-weight="normal" style:text-underline-mode="continuous" style:text-overline-mode="continuous" style:text-line-through-mode="continuous" style:language-asian="hi" style:country-asian="IN" style:font-weight-asian="normal" style:language-complex="none" style:country-complex="none" style:font-weight-complex="normal" style:text-emphasize="none" style:font-relief="none" style:text-overline-style="none" style:text-overline-color="font-color" fo:hyphenate="true"/>
    </style:style>
    <style:style style:name="ce906" style:family="table-cell" style:parent-style-name="Default">
      <style:table-cell-properties style:text-align-source="fix" style:repeat-content="false" fo:wrap-option="wrap"/>
      <style:paragraph-properties fo:text-align="justify"/>
      <style:text-properties fo:color="#003f80"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907" style:family="table-cell" style:parent-style-name="Default">
      <style:table-cell-properties style:text-align-source="fix" style:repeat-content="false" fo:wrap-option="wrap"/>
      <style:paragraph-properties fo:text-align="justify"/>
      <style:text-properties fo:color="#003f80" style:text-underline-mode="continuous" style:text-overline-mode="continuous" style:text-line-through-mode="continuous" style:language-complex="none" style:country-complex="none" style:font-relief="none" style:text-overline-style="none" style:text-overline-color="font-color" fo:hyphenate="true"/>
    </style:style>
    <style:style style:name="ce850" style:family="table-cell" style:parent-style-name="Default">
      <style:table-cell-properties fo:background-color="#dddddd" style:text-align-source="fix" style:repeat-content="false" fo:wrap-option="wrap"/>
      <style:paragraph-properties fo:text-align="justify"/>
      <style:text-properties fo:color="#003f80"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261" style:family="table-cell" style:parent-style-name="Default">
      <style:table-cell-properties style:text-align-source="fix" style:repeat-content="false" fo:wrap-option="wrap"/>
      <style:paragraph-properties fo:text-align="justify"/>
      <style:text-properties fo:color="#003f80" fo:font-weight="bold" style:text-underline-mode="continuous" style:text-overline-mode="continuous" style:text-line-through-mode="continuous" style:font-weight-asian="bold" style:language-complex="none" style:country-complex="none" style:font-weight-complex="bold" style:font-relief="none" style:text-overline-style="none" style:text-overline-color="font-color" fo:hyphenate="true"/>
    </style:style>
    <style:style style:name="ce858" style:family="table-cell" style:parent-style-name="Default">
      <style:table-cell-properties fo:wrap-option="wrap"/>
      <style:text-properties fo:color="#003f80" fo:font-weight="bold" style:font-weight-asian="bold" style:font-weight-complex="bold" fo:hyphenate="true"/>
    </style:style>
    <style:style style:name="ce859" style:family="table-cell" style:parent-style-name="Default" style:data-style-name="N117">
      <style:table-cell-properties fo:wrap-option="wrap"/>
      <style:text-properties fo:color="#003f80" fo:font-weight="bold" style:font-weight-asian="bold" style:font-weight-complex="bold" fo:hyphenate="true"/>
    </style:style>
    <style:style style:name="ce103" style:family="table-cell" style:parent-style-name="Default">
      <style:table-cell-properties style:text-align-source="fix" style:repeat-content="false" fo:wrap-option="wrap" style:vertical-align="middle"/>
      <style:paragraph-properties fo:text-align="center"/>
      <style:text-properties fo:color="#003f80" fo:font-weight="bold" style:font-weight-asian="bold" style:font-weight-complex="bold" fo:hyphenate="true"/>
    </style:style>
    <style:style style:name="ce175" style:family="table-cell" style:parent-style-name="Default">
      <style:table-cell-properties fo:border-bottom="none" fo:wrap-option="wrap" fo:border-left="0.74pt solid #808080" fo:border-right="none" fo:border-top="none"/>
      <style:text-properties fo:color="#a80000" fo:font-weight="bold" style:font-weight-asian="bold" style:font-weight-complex="bold" fo:hyphenate="true"/>
    </style:style>
    <style:style style:name="ce108" style:family="table-cell" style:parent-style-name="Default">
      <style:table-cell-properties style:text-align-source="fix" style:repeat-content="false" fo:wrap-option="wrap" style:vertical-align="middle"/>
      <style:paragraph-properties fo:text-align="center"/>
      <style:text-properties fo:color="#800000" fo:font-weight="bold" style:font-weight-asian="bold" style:font-weight-complex="bold" fo:hyphenate="true"/>
    </style:style>
    <style:style style:name="ce231" style:family="table-cell" style:parent-style-name="Default" style:data-style-name="N117">
      <style:table-cell-properties fo:background-color="#cccccc" fo:wrap-option="wrap"/>
      <style:text-properties fo:color="#003f80" fo:font-weight="bold" style:font-weight-asian="bold" style:font-weight-complex="bold" fo:hyphenate="true"/>
    </style:style>
    <style:style style:name="ce232" style:family="table-cell" style:parent-style-name="Default" style:data-style-name="N117">
      <style:table-cell-properties fo:background-color="#cccccc" fo:wrap-option="wrap"/>
      <style:text-properties fo:color="#a80000" fo:font-weight="bold" style:font-weight-asian="bold" style:font-weight-complex="bold" fo:hyphenate="true"/>
    </style:style>
    <style:style style:name="ce202" style:family="table-cell" style:parent-style-name="Default">
      <style:table-cell-properties fo:background-color="transparent"/>
      <style:text-properties fo:color="#0053a8" fo:font-weight="bold" style:font-weight-asian="bold" style:font-weight-complex="bold"/>
    </style:style>
    <style:style style:name="ce207" style:family="table-cell" style:parent-style-name="Default">
      <style:table-cell-properties style:text-align-source="fix" style:repeat-content="false"/>
      <style:paragraph-properties fo:text-align="end" fo:margin-left="0mm"/>
      <style:text-properties fo:color="#0053a8" fo:font-weight="bold" style:font-weight-asian="bold" style:font-weight-complex="bold"/>
    </style:style>
    <style:style style:name="ce210" style:family="table-cell" style:parent-style-name="Default" style:data-style-name="N0">
      <style:table-cell-properties style:text-align-source="fix" style:repeat-content="false" fo:background-color="transparent" fo:wrap-option="wrap"/>
      <style:paragraph-properties fo:text-align="end" fo:margin-left="0mm"/>
      <style:text-properties fo:color="#0053a8" fo:font-weight="bold" style:font-weight-asian="bold" style:font-weight-complex="bold" fo:hyphenate="true"/>
    </style:style>
    <style:style style:name="ce212" style:family="table-cell" style:parent-style-name="Default" style:data-style-name="N0">
      <style:table-cell-properties style:text-align-source="fix" style:repeat-content="false" fo:background-color="transparent" fo:wrap-option="wrap" style:vertical-align="middle"/>
      <style:paragraph-properties fo:text-align="end" fo:margin-left="0mm"/>
      <style:text-properties fo:color="#0053a8" fo:font-weight="bold" style:font-weight-asian="bold" style:font-weight-complex="bold" fo:hyphenate="true"/>
    </style:style>
    <style:style style:name="ce217" style:family="table-cell" style:parent-style-name="Default">
      <style:table-cell-properties style:text-align-source="fix" style:repeat-content="false" fo:background-color="transparent" fo:wrap-option="wrap"/>
      <style:paragraph-properties fo:text-align="end" fo:margin-left="0mm"/>
      <style:text-properties fo:color="#0053a8" fo:font-weight="bold" style:font-weight-asian="bold" style:font-weight-complex="bold" fo:hyphenate="true"/>
    </style:style>
    <style:style style:name="ce83" style:family="table-cell" style:parent-style-name="Default">
      <style:table-cell-properties fo:border-bottom="0.06pt solid #999999" fo:background-color="#00ff7f" fo:wrap-option="wrap" fo:border-left="0.06pt solid #333333" fo:border-right="none" fo:border-top="none"/>
      <style:text-properties style:text-outline="false" style:text-line-through-style="none" style:text-line-through-type="none" fo:font-size="13pt" fo:language="de" fo:country="DE" fo:font-style="normal" fo:text-shadow="none" style:text-underline-style="none" fo:font-weight="bold" style:text-underline-mode="continuous" style:text-overline-mode="continuous" style:text-line-through-mode="continuous" style:font-size-asian="13pt" style:language-asian="hi" style:country-asian="IN" style:font-style-asian="normal" style:font-weight-asian="bold" style:font-size-complex="13pt" style:language-complex="none" style:country-complex="none" style:font-style-complex="normal" style:font-weight-complex="bold" style:text-emphasize="none" style:font-relief="none" style:text-overline-style="none" style:text-overline-color="font-color" fo:hyphenate="true"/>
    </style:style>
    <style:style style:name="ce88" style:family="table-cell" style:parent-style-name="Default">
      <style:table-cell-properties fo:background-color="transparent" fo:wrap-option="wrap"/>
      <style:text-properties fo:color="#003f80" fo:font-size="13pt" fo:font-weight="bold" style:font-size-asian="13pt" style:font-weight-asian="bold" style:font-size-complex="13pt" style:font-weight-complex="bold" fo:hyphenate="true"/>
    </style:style>
    <style:style style:name="ce89" style:family="table-cell" style:parent-style-name="Default" style:data-style-name="N0">
      <style:table-cell-properties fo:background-color="transparent" fo:wrap-option="wrap"/>
      <style:text-properties fo:color="#a80000" fo:font-size="13pt" fo:font-weight="bold" style:font-size-asian="13pt" style:font-weight-asian="bold" style:font-size-complex="13pt" style:font-weight-complex="bold" fo:hyphenate="true"/>
    </style:style>
    <style:style style:name="ce91" style:family="table-cell" style:parent-style-name="Default" style:data-style-name="N117">
      <style:table-cell-properties fo:background-color="transparent" fo:wrap-option="wrap"/>
      <style:text-properties fo:color="#003f80" fo:font-size="13pt" fo:font-weight="bold" style:font-size-asian="13pt" style:font-weight-asian="bold" style:font-size-complex="13pt" style:font-weight-complex="bold" fo:hyphenate="true"/>
    </style:style>
    <style:style style:name="ce92" style:family="table-cell" style:parent-style-name="Default" style:data-style-name="N117">
      <style:table-cell-properties fo:background-color="transparent" fo:wrap-option="wrap"/>
      <style:text-properties fo:color="#a80000" fo:font-size="13pt" fo:font-weight="bold" style:font-size-asian="13pt" style:font-weight-asian="bold" style:font-size-complex="13pt" style:font-weight-complex="bold" fo:hyphenate="true"/>
    </style:style>
    <style:style style:name="ce276" style:family="table-cell" style:parent-style-name="Default" style:data-style-name="N117">
      <style:table-cell-properties fo:border-bottom="none" style:text-align-source="fix" style:repeat-content="false" fo:wrap-option="wrap" fo:border-left="none" fo:border-right="0.74pt solid #808080" fo:border-top="none" style:vertical-align="middle"/>
      <style:paragraph-properties fo:text-align="center"/>
      <style:text-properties fo:color="#003f80" fo:font-size="13pt" fo:font-weight="bold" style:font-size-asian="13pt" style:font-weight-asian="bold" style:font-size-complex="13pt" style:font-weight-complex="bold" fo:hyphenate="true"/>
    </style:style>
    <style:style style:name="ce277" style:family="table-cell" style:parent-style-name="Default" style:data-style-name="N117">
      <style:table-cell-properties fo:border-bottom="none" fo:wrap-option="wrap" fo:border-left="none" fo:border-right="0.74pt solid #808080" fo:border-top="none"/>
      <style:text-properties fo:color="#800000" fo:font-size="13pt" fo:font-weight="bold" style:font-size-asian="13pt" style:font-weight-asian="bold" style:font-size-complex="13pt" style:font-weight-complex="bold" fo:hyphenate="true"/>
    </style:style>
    <style:style style:name="ce930" style:family="table-cell" style:parent-style-name="Default">
      <style:table-cell-properties fo:wrap-option="wrap"/>
      <style:text-properties fo:color="#a80000" fo:font-weight="bold" style:font-weight-asian="bold" style:font-weight-complex="bold" fo:hyphenate="true"/>
    </style:style>
    <style:style style:name="ce223" style:family="table-cell" style:parent-style-name="Default" style:data-style-name="N117">
      <style:table-cell-properties fo:border-bottom="none" fo:background-color="transparent" fo:wrap-option="wrap" fo:border-left="none" fo:border-right="0.74pt solid #808080" fo:border-top="none"/>
      <style:text-properties fo:color="#0053a8" fo:font-weight="bold" style:font-weight-asian="bold" style:font-weight-complex="bold" fo:hyphenate="true"/>
    </style:style>
    <style:style style:name="ce225" style:family="table-cell" style:parent-style-name="Default" style:data-style-name="N117">
      <style:table-cell-properties style:text-align-source="fix" style:repeat-content="false"/>
      <style:paragraph-properties fo:text-align="end" fo:margin-left="0mm"/>
      <style:text-properties fo:color="#0053a8" fo:font-weight="bold" style:font-weight-asian="bold" style:font-weight-complex="bold"/>
    </style:style>
    <style:style style:name="ce227" style:family="table-cell" style:parent-style-name="Default" style:data-style-name="N117">
      <style:table-cell-properties style:text-align-source="fix" style:repeat-content="false" fo:background-color="transparent" fo:wrap-option="wrap"/>
      <style:paragraph-properties fo:text-align="end" fo:margin-left="0mm"/>
      <style:text-properties fo:color="#0053a8" fo:font-weight="bold" style:font-weight-asian="bold" style:font-weight-complex="bold" fo:hyphenate="true"/>
    </style:style>
    <style:style style:name="ce95" style:family="table-cell" style:parent-style-name="Default">
      <style:table-cell-properties fo:border-bottom="0.06pt solid #999999" fo:background-color="#d2d02b" style:text-align-source="fix" style:repeat-content="false" fo:wrap-option="wrap" fo:border-left="0.06pt solid #333333" fo:border-right="none" fo:border-top="none" style:vertical-align="middle"/>
      <style:paragraph-properties fo:text-align="center"/>
      <style:text-properties style:text-outline="false" style:text-line-through-style="none" style:text-line-through-type="none" fo:font-size="13pt" fo:language="de" fo:country="DE" fo:font-style="normal" fo:text-shadow="none" style:text-underline-style="none" fo:font-weight="bold" style:text-underline-mode="continuous" style:text-overline-mode="continuous" style:text-line-through-mode="continuous" style:font-size-asian="13pt" style:language-asian="hi" style:country-asian="IN" style:font-style-asian="normal" style:font-weight-asian="bold" style:font-size-complex="13pt" style:language-complex="none" style:country-complex="none" style:font-style-complex="normal" style:font-weight-complex="bold" style:text-emphasize="none" style:font-relief="none" style:text-overline-style="none" style:text-overline-color="font-color" fo:hyphenate="true"/>
    </style:style>
    <style:style style:name="ce137" style:family="table-cell" style:parent-style-name="Default">
      <style:table-cell-properties fo:border-bottom="0.06pt solid #999999" fo:wrap-option="wrap" fo:border-left="0.06pt solid #333333" fo:border-right="none" fo:border-top="none"/>
      <style:text-properties style:text-outline="false" style:text-line-through-style="none" style:text-line-through-type="none" fo:font-size="13pt" fo:language="de" fo:country="DE" fo:font-style="normal" fo:text-shadow="none" style:text-underline-style="none" fo:font-weight="bold" style:text-underline-mode="continuous" style:text-overline-mode="continuous" style:text-line-through-mode="continuous" style:font-size-asian="13pt" style:language-asian="hi" style:country-asian="IN" style:font-style-asian="normal" style:font-weight-asian="bold" style:font-size-complex="13pt" style:language-complex="none" style:country-complex="none" style:font-style-complex="normal" style:font-weight-complex="bold" style:text-emphasize="none" style:font-relief="none" style:text-overline-style="none" style:text-overline-color="font-color" fo:hyphenate="true"/>
    </style:style>
    <style:style style:name="ce138" style:family="table-cell" style:parent-style-name="Default">
      <style:table-cell-properties style:text-align-source="fix" style:repeat-content="false" fo:background-color="transparent" fo:wrap-option="wrap" style:vertical-align="middle"/>
      <style:paragraph-properties fo:text-align="center"/>
      <style:text-properties fo:color="#003f80" fo:font-size="13pt" fo:font-weight="bold" style:font-size-asian="13pt" style:font-weight-asian="bold" style:font-size-complex="13pt" style:font-weight-complex="bold" fo:hyphenate="true"/>
    </style:style>
    <style:style style:name="ce139" style:family="table-cell" style:parent-style-name="Default">
      <style:table-cell-properties style:text-align-source="fix" style:repeat-content="false" fo:background-color="transparent" fo:wrap-option="wrap" style:vertical-align="middle"/>
      <style:paragraph-properties fo:text-align="center"/>
      <style:text-properties fo:color="#a80000" fo:font-size="13pt" fo:font-weight="bold" style:font-size-asian="13pt" style:font-weight-asian="bold" style:font-size-complex="13pt" style:font-weight-complex="bold" fo:hyphenate="true"/>
    </style:style>
    <style:style style:name="ce141" style:family="table-cell" style:parent-style-name="Default" style:data-style-name="N117">
      <style:table-cell-properties style:text-align-source="fix" style:repeat-content="false" fo:background-color="transparent" fo:wrap-option="wrap" style:vertical-align="middle"/>
      <style:paragraph-properties fo:text-align="center"/>
      <style:text-properties fo:color="#003f80" fo:font-size="13pt" fo:font-weight="bold" style:font-size-asian="13pt" style:font-weight-asian="bold" style:font-size-complex="13pt" style:font-weight-complex="bold" fo:hyphenate="true"/>
    </style:style>
    <style:style style:name="ce235" style:family="table-cell" style:parent-style-name="Default" style:data-style-name="N117">
      <style:table-cell-properties style:text-align-source="fix" style:repeat-content="false" fo:background-color="transparent" style:vertical-align="middle"/>
      <style:paragraph-properties fo:text-align="center"/>
      <style:text-properties fo:color="#800000" fo:font-size="13pt" fo:font-weight="bold" style:font-size-asian="13pt" style:font-weight-asian="bold" style:font-size-complex="13pt" style:font-weight-complex="bold"/>
    </style:style>
    <style:style style:name="ce102" style:family="table-cell" style:parent-style-name="Default">
      <style:table-cell-properties fo:wrap-option="wrap"/>
      <style:text-properties fo:color="#003f80" fo:font-size="13pt" fo:font-weight="bold" style:font-size-asian="13pt" style:font-weight-asian="bold" style:font-size-complex="13pt" style:font-weight-complex="bold" fo:hyphenate="true"/>
    </style:style>
    <style:style style:name="ce105" style:family="table-cell" style:parent-style-name="Default" style:data-style-name="N117">
      <style:table-cell-properties fo:wrap-option="wrap"/>
      <style:text-properties fo:color="#003f80" fo:font-size="13pt" fo:font-weight="bold" style:font-size-asian="13pt" style:font-weight-asian="bold" style:font-size-complex="13pt" style:font-weight-complex="bold" fo:hyphenate="true"/>
    </style:style>
    <style:style style:name="ce106" style:family="table-cell" style:parent-style-name="Default">
      <style:table-cell-properties fo:wrap-option="wrap"/>
      <style:text-properties fo:color="#a80000" fo:font-size="13pt" fo:font-weight="bold" style:font-size-asian="13pt" style:font-weight-asian="bold" style:font-size-complex="13pt" style:font-weight-complex="bold" fo:hyphenate="true"/>
    </style:style>
    <style:style style:name="ce107" style:family="table-cell" style:parent-style-name="Default" style:data-style-name="N117">
      <style:table-cell-properties fo:wrap-option="wrap"/>
      <style:text-properties fo:color="#800000" fo:font-size="13pt" fo:font-weight="bold" style:font-size-asian="13pt" style:font-weight-asian="bold" style:font-size-complex="13pt" style:font-weight-complex="bold" fo:hyphenate="true"/>
    </style:style>
    <style:style style:name="ce306" style:family="table-cell" style:parent-style-name="Default">
      <style:table-cell-properties style:text-align-source="fix" style:repeat-content="false" style:vertical-align="middle"/>
      <style:paragraph-properties fo:text-align="center"/>
      <style:text-properties fo:font-size="13pt" fo:font-weight="bold" style:font-size-asian="13pt" style:font-weight-asian="bold" style:font-size-complex="13pt" style:font-weight-complex="bold"/>
    </style:style>
    <style:style style:name="ce308" style:family="table-cell" style:parent-style-name="Default" style:data-style-name="N117">
      <style:text-properties fo:color="#003f80" fo:font-weight="bold" style:font-weight-asian="bold" style:font-weight-complex="bold"/>
    </style:style>
    <style:style style:name="ce311" style:family="table-cell" style:parent-style-name="Default" style:data-style-name="N117">
      <style:text-properties fo:color="#800000" fo:font-weight="bold" style:font-weight-asian="bold" style:font-weight-complex="bold"/>
    </style:style>
    <style:style style:name="ce198" style:family="table-cell" style:parent-style-name="Default" style:data-style-name="N117">
      <style:table-cell-properties fo:wrap-option="wrap"/>
      <style:text-properties fo:color="#800000" fo:font-weight="bold" style:font-weight-asian="bold" style:font-weight-complex="bold" fo:hyphenate="true"/>
    </style:style>
    <style:style style:name="ce160" style:family="table-cell" style:parent-style-name="Default">
      <style:table-cell-properties fo:background-color="transparent" fo:wrap-option="wrap"/>
      <style:text-properties fo:color="#a80000" fo:font-size="13pt" fo:font-weight="bold" style:font-size-asian="13pt" style:font-weight-asian="bold" style:font-size-complex="13pt" style:font-weight-complex="bold" fo:hyphenate="true"/>
    </style:style>
    <style:style style:name="ce248" style:family="table-cell" style:parent-style-name="Default">
      <style:table-cell-properties fo:border-bottom="none" fo:wrap-option="wrap" fo:border-left="none" fo:border-right="0.74pt solid #808080" fo:border-top="none"/>
      <style:text-properties fo:color="#000000" fo:font-weight="bold" style:font-weight-asian="bold" style:font-weight-complex="bold" fo:hyphenate="true"/>
    </style:style>
    <style:style style:name="ce421" style:family="table-cell" style:parent-style-name="Default" style:data-style-name="N117">
      <style:table-cell-properties style:text-align-source="fix" style:repeat-content="false"/>
      <style:paragraph-properties fo:text-align="end" fo:margin-left="0mm"/>
      <style:text-properties fo:color="#d22b2b" fo:font-weight="bold" style:font-weight-asian="bold" style:font-weight-complex="bold"/>
    </style:style>
    <style:style style:name="ce959" style:family="table-cell" style:parent-style-name="Default">
      <style:table-cell-properties fo:wrap-option="wrap"/>
      <style:text-properties fo:color="#0053a8" fo:font-weight="bold" style:font-weight-asian="bold" style:font-weight-complex="bold" fo:hyphenate="true"/>
    </style:style>
    <style:style style:name="ce960" style:family="table-cell" style:parent-style-name="Default">
      <style:table-cell-properties style:text-align-source="fix" style:repeat-content="false" fo:wrap-option="wrap"/>
      <style:paragraph-properties fo:text-align="end" fo:margin-left="0mm"/>
      <style:text-properties fo:color="#003f80" style:text-outline="false" style:text-line-through-style="none" style:text-line-through-type="none" fo:language="de" fo:country="DE" fo:text-shadow="none" style:text-underline-style="none" fo:font-weight="bold" style:text-underline-mode="continuous" style:text-overline-mode="continuous" style:text-line-through-mode="continuous" style:language-asian="hi" style:country-asian="IN" style:font-weight-asian="bold" style:language-complex="none" style:country-complex="none" style:font-weight-complex="bold" style:text-emphasize="none" style:font-relief="none" style:text-overline-style="none" style:text-overline-color="font-color" fo:hyphenate="true"/>
    </style:style>
    <style:style style:name="ce252" style:family="table-cell" style:parent-style-name="Default">
      <style:text-properties fo:color="#000000" fo:font-weight="bold" style:font-weight-asian="bold" style:font-weight-complex="bold"/>
    </style:style>
    <style:style style:name="ce422" style:family="table-cell" style:parent-style-name="Default" style:data-style-name="N117">
      <style:table-cell-properties style:text-align-source="fix" style:repeat-content="false" fo:background-color="transparent" fo:wrap-option="wrap"/>
      <style:paragraph-properties fo:text-align="end" fo:margin-left="0mm"/>
      <style:text-properties fo:color="#d22b2b" fo:font-weight="bold" style:font-weight-asian="bold" style:font-weight-complex="bold" fo:hyphenate="true"/>
    </style:style>
    <style:style style:name="ce167" style:family="table-cell" style:parent-style-name="Default" style:data-style-name="N117">
      <style:table-cell-properties fo:background-color="transparent" fo:wrap-option="wrap"/>
      <style:text-properties fo:font-weight="bold" style:font-weight-asian="bold" style:font-weight-complex="bold" fo:hyphenate="true"/>
    </style:style>
    <style:style style:name="ce113" style:family="table-cell" style:parent-style-name="Default" style:data-style-name="N117">
      <style:table-cell-properties fo:wrap-option="wrap"/>
      <style:text-properties fo:color="#a80000" fo:font-size="13pt" fo:font-weight="bold" style:font-size-asian="13pt" style:font-weight-asian="bold" style:font-size-complex="13pt" style:font-weight-complex="bold" fo:hyphenate="true"/>
    </style:style>
    <style:style style:name="ce169" style:family="table-cell" style:parent-style-name="Default">
      <style:table-cell-properties fo:background-color="#d22b2b" style:text-align-source="fix" style:repeat-content="false" style:vertical-align="middle"/>
      <style:paragraph-properties fo:text-align="center"/>
    </style:style>
    <style:style style:name="ce230" style:family="table-cell" style:parent-style-name="Default">
      <style:table-cell-properties style:text-align-source="fix" style:repeat-content="false" fo:wrap-option="wrap" style:vertical-align="middle"/>
      <style:paragraph-properties fo:text-align="center"/>
      <style:text-properties fo:color="#800000" fo:font-weight="bold" style:font-weight-asian="bold" style:font-weight-complex="bold" fo:hyphenate="true"/>
    </style:style>
    <style:style style:name="ce171" style:family="table-cell" style:parent-style-name="Default" style:data-style-name="N117">
      <style:table-cell-properties style:text-align-source="fix" style:repeat-content="false" fo:background-color="transparent" fo:wrap-option="wrap" style:vertical-align="middle"/>
      <style:paragraph-properties fo:text-align="center"/>
      <style:text-properties fo:color="#003f80" fo:font-weight="bold" style:font-weight-asian="bold" style:font-weight-complex="bold" fo:hyphenate="true"/>
    </style:style>
    <style:style style:name="ce281" style:family="table-cell" style:parent-style-name="Default">
      <style:table-cell-properties fo:wrap-option="wrap"/>
      <style:text-properties fo:color="#000000" fo:font-weight="bold" style:font-weight-asian="bold" style:font-weight-complex="bold" fo:hyphenate="true"/>
    </style:style>
    <style:style style:name="ce114" style:family="table-cell" style:parent-style-name="Default">
      <style:table-cell-properties fo:background-color="#d22b2b" style:text-align-source="fix" style:repeat-content="false" style:vertical-align="middle"/>
      <style:paragraph-properties fo:text-align="center"/>
      <style:text-properties fo:font-size="13pt" fo:font-weight="bold" style:font-size-asian="13pt" style:font-weight-asian="bold" style:font-size-complex="13pt" style:font-weight-complex="bold"/>
    </style:style>
    <style:style style:name="ce115" style:family="table-cell" style:parent-style-name="Default" style:data-style-name="N117">
      <style:table-cell-properties style:text-align-source="fix" style:repeat-content="false" fo:background-color="transparent" fo:wrap-option="wrap" style:vertical-align="middle"/>
      <style:paragraph-properties fo:text-align="center"/>
      <style:text-properties fo:color="#800000" fo:font-size="13pt" fo:font-weight="bold" style:font-size-asian="13pt" style:font-weight-asian="bold" style:font-size-complex="13pt" style:font-weight-complex="bold" fo:hyphenate="true"/>
    </style:style>
    <style:style style:name="ce365" style:family="table-cell" style:parent-style-name="Default" style:data-style-name="N117">
      <style:text-properties fo:color="#004586" fo:font-weight="bold" style:font-weight-asian="bold" style:font-weight-complex="bold"/>
    </style:style>
    <style:style style:name="ce187" style:family="table-cell" style:parent-style-name="Default">
      <style:table-cell-properties fo:border-bottom="0.06pt solid #999999" fo:wrap-option="wrap" fo:border-left="0.06pt solid #333333" fo:border-right="none" fo:border-top="0.06pt solid #999999"/>
      <style:text-properties style:text-outline="false" style:text-line-through-style="none" style:text-line-through-type="none" fo:language="de" fo:country="DE"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fo:hyphenate="true"/>
    </style:style>
    <style:style style:name="ce974" style:family="table-cell" style:parent-style-name="Default">
      <style:table-cell-properties fo:border-bottom="0.06pt solid #999999" fo:background-color="#2bd22b" style:text-align-source="fix" style:repeat-content="false" fo:wrap-option="wrap" fo:border-left="0.06pt solid #333333" fo:border-right="none" fo:border-top="0.06pt solid #999999" style:vertical-align="middle"/>
      <style:paragraph-properties fo:text-align="center"/>
      <style:text-properties style:text-outline="false" style:text-line-through-style="none" style:text-line-through-type="none" fo:language="de" fo:country="DE"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fo:hyphenate="true"/>
    </style:style>
    <style:style style:name="ce975" style:family="table-cell" style:parent-style-name="Default">
      <style:table-cell-properties fo:border-bottom="0.06pt solid #999999" fo:wrap-option="wrap" fo:border-left="0.06pt solid #333333" fo:border-right="none" fo:border-top="none"/>
      <style:text-properties style:text-outline="false" style:text-line-through-style="none" style:text-line-through-type="none" fo:language="de" fo:country="DE"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fo:hyphenate="true"/>
    </style:style>
    <style:style style:name="ce18" style:family="table-cell" style:parent-style-name="Default">
      <style:text-properties fo:font-weight="bold" style:font-weight-asian="bold" style:font-weight-complex="bold"/>
    </style:style>
    <style:style style:name="ce866" style:family="table-cell" style:parent-style-name="Default">
      <style:table-cell-properties fo:background-color="#dddddd" fo:wrap-option="wrap"/>
      <style:text-properties fo:font-weight="bold" style:font-weight-asian="bold" style:font-weight-complex="bold" fo:hyphenate="true"/>
    </style:style>
    <style:style style:name="ce122" style:family="table-cell" style:parent-style-name="Default">
      <style:table-cell-properties fo:border-bottom="1.5pt solid #2b2bd2" fo:wrap-option="wrap" fo:border-left="none" fo:border-right="none" fo:border-top="none"/>
      <style:text-properties fo:font-weight="bold" style:font-weight-asian="bold" style:font-weight-complex="bold" fo:hyphenate="true"/>
    </style:style>
    <style:style style:name="ce99" style:family="table-cell" style:parent-style-name="Default">
      <style:table-cell-properties style:text-align-source="fix" style:repeat-content="false" fo:background-color="transparent" fo:wrap-option="wrap" style:vertical-align="middle"/>
      <style:paragraph-properties fo:text-align="center"/>
      <style:text-properties fo:color="#a80000" fo:font-size="13pt" fo:font-weight="bold" style:font-size-asian="13pt" style:font-weight-asian="bold" style:font-size-complex="13pt" style:font-weight-complex="bold" fo:hyphenate="true"/>
    </style:style>
    <style:style style:name="ce100" style:family="table-cell" style:parent-style-name="Default" style:data-style-name="N117">
      <style:table-cell-properties style:text-align-source="fix" style:repeat-content="false" fo:background-color="transparent" fo:wrap-option="wrap" style:vertical-align="middle"/>
      <style:paragraph-properties fo:text-align="center"/>
      <style:text-properties fo:color="#003f80" fo:font-size="13pt" fo:font-weight="bold" style:font-size-asian="13pt" style:font-weight-asian="bold" style:font-size-complex="13pt" style:font-weight-complex="bold" fo:hyphenate="true"/>
    </style:style>
    <style:style style:name="ce125" style:family="table-cell" style:parent-style-name="Default">
      <style:table-cell-properties fo:background-color="transparent"/>
      <style:text-properties fo:font-size="13pt" fo:font-weight="bold" style:font-size-asian="13pt" style:font-weight-asian="bold" style:font-size-complex="13pt" style:font-weight-complex="bold"/>
    </style:style>
    <style:style style:name="ce381" style:family="table-cell" style:parent-style-name="Default" style:data-style-name="N117">
      <style:table-cell-properties fo:wrap-option="wrap"/>
      <style:text-properties fo:color="#000000" fo:font-weight="bold" style:font-weight-asian="bold" style:font-weight-complex="bold" fo:hyphenate="true"/>
    </style:style>
    <style:style style:name="ce984" style:family="table-cell" style:parent-style-name="Default">
      <style:table-cell-properties fo:border-bottom="0.06pt solid #999999" fo:background-color="#3f7ebe" style:text-align-source="fix" style:repeat-content="false" fo:wrap-option="wrap" fo:border-left="0.06pt solid #333333" fo:border-right="none" fo:border-top="none" style:vertical-align="middle"/>
      <style:paragraph-properties fo:text-align="center"/>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985" style:family="table-cell" style:parent-style-name="Default">
      <style:table-cell-properties fo:border-bottom="0.06pt solid #999999" fo:background-color="#00ff7f" fo:wrap-option="wrap" fo:border-left="0.06pt solid #333333" fo:border-right="none" fo:border-top="none"/>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986" style:family="table-cell" style:parent-style-name="Default">
      <style:table-cell-properties fo:wrap-option="wrap"/>
      <style:text-properties fo:color="#003f80" fo:hyphenate="true"/>
    </style:style>
    <style:style style:name="ce931" style:family="table-cell" style:parent-style-name="Default">
      <style:table-cell-properties fo:background-color="#dddddd" fo:wrap-option="wrap"/>
      <style:text-properties fo:color="#003f80" fo:hyphenate="true"/>
    </style:style>
    <style:style style:name="ce464" style:family="table-cell" style:parent-style-name="Default">
      <style:text-properties fo:color="#004586" fo:font-weight="bold" style:font-weight-asian="bold" style:font-weight-complex="bold"/>
    </style:style>
    <style:style style:name="ce132" style:family="table-cell" style:parent-style-name="Default">
      <style:table-cell-properties fo:background-color="#00ff7f" fo:wrap-option="wrap"/>
      <style:text-properties fo:color="#003f80" fo:font-weight="bold" style:font-weight-asian="bold" style:font-weight-complex="bold" fo:hyphenate="true"/>
    </style:style>
    <style:style style:name="ce933" style:family="table-cell" style:parent-style-name="Default" style:data-style-name="N117">
      <style:table-cell-properties fo:background-color="#00ff7f" fo:wrap-option="wrap"/>
      <style:text-properties fo:color="#003f80" fo:font-weight="bold" style:font-weight-asian="bold" style:font-weight-complex="bold" fo:hyphenate="true"/>
    </style:style>
    <style:style style:name="ce991" style:family="table-cell" style:parent-style-name="Default">
      <style:table-cell-properties fo:border-bottom="0.06pt solid #999999" style:text-align-source="fix" style:repeat-content="false" fo:wrap-option="wrap" fo:border-left="0.06pt solid #333333" fo:border-right="none" fo:border-top="none" style:vertical-align="middle"/>
      <style:paragraph-properties fo:text-align="center"/>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935" style:family="table-cell" style:parent-style-name="Default">
      <style:text-properties fo:color="#003f80"/>
    </style:style>
    <style:style style:name="ce140" style:family="table-cell" style:parent-style-name="Default">
      <style:table-cell-properties fo:background-color="#d2d02b" style:text-align-source="fix" style:repeat-content="false" fo:wrap-option="wrap" style:vertical-align="middle"/>
      <style:paragraph-properties fo:text-align="center"/>
      <style:text-properties fo:color="#003f80" fo:font-weight="bold" style:font-weight-asian="bold" style:font-weight-complex="bold" fo:hyphenate="true"/>
    </style:style>
    <style:style style:name="ce937" style:family="table-cell" style:parent-style-name="Default" style:data-style-name="N117">
      <style:table-cell-properties fo:background-color="#d2d02b" style:text-align-source="fix" style:repeat-content="false" fo:wrap-option="wrap" style:vertical-align="middle"/>
      <style:paragraph-properties fo:text-align="center"/>
      <style:text-properties fo:color="#003f80" fo:font-weight="bold" style:font-weight-asian="bold" style:font-weight-complex="bold" fo:hyphenate="true"/>
    </style:style>
    <style:style style:name="ce938" style:family="table-cell" style:parent-style-name="Default" style:data-style-name="N117">
      <style:table-cell-properties style:text-align-source="fix" style:repeat-content="false" fo:wrap-option="wrap" style:vertical-align="middle"/>
      <style:paragraph-properties fo:text-align="center"/>
      <style:text-properties fo:color="#003f80" fo:font-weight="bold" style:font-weight-asian="bold" style:font-weight-complex="bold" fo:hyphenate="true"/>
    </style:style>
    <style:style style:name="ce143" style:family="table-cell" style:parent-style-name="Default">
      <style:table-cell-properties style:text-align-source="fix" style:repeat-content="false" style:vertical-align="middle"/>
      <style:paragraph-properties fo:text-align="center"/>
      <style:text-properties fo:font-size="13pt" fo:font-weight="bold" style:font-size-asian="13pt" style:font-weight-asian="bold" style:font-size-complex="13pt" style:font-weight-complex="bold"/>
    </style:style>
    <style:style style:name="ce328" style:family="table-cell" style:parent-style-name="Default">
      <style:table-cell-properties style:text-align-source="fix" style:repeat-content="false" style:vertical-align="middle"/>
      <style:paragraph-properties fo:text-align="center"/>
    </style:style>
    <style:style style:name="ce330" style:family="table-cell" style:parent-style-name="Default">
      <style:table-cell-properties fo:background-color="#d22b2b" style:text-align-source="fix" style:repeat-content="false" fo:wrap-option="wrap" style:vertical-align="middle"/>
      <style:paragraph-properties fo:text-align="center"/>
      <style:text-properties fo:color="#003f80" fo:font-weight="bold" style:font-weight-asian="bold" style:font-weight-complex="bold" fo:hyphenate="true"/>
    </style:style>
    <style:style style:name="ce940" style:family="table-cell" style:parent-style-name="Default" style:data-style-name="N117">
      <style:table-cell-properties fo:background-color="#d22b2b" style:text-align-source="fix" style:repeat-content="false" fo:wrap-option="wrap" style:vertical-align="middle"/>
      <style:paragraph-properties fo:text-align="center"/>
      <style:text-properties fo:color="#003f80" fo:font-weight="bold" style:font-weight-asian="bold" style:font-weight-complex="bold" fo:hyphenate="true"/>
    </style:style>
    <style:style style:name="ce1000" style:family="table-cell" style:parent-style-name="Default">
      <style:table-cell-properties fo:border-bottom="0.06pt solid #999999" fo:background-color="#d22b2b" style:text-align-source="fix" style:repeat-content="false" fo:wrap-option="wrap" fo:border-left="2.01pt solid #000000" fo:border-right="none" fo:border-top="none" style:vertical-align="middle"/>
      <style:paragraph-properties fo:text-align="center"/>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001" style:family="table-cell" style:parent-style-name="Default">
      <style:table-cell-properties fo:border-bottom="0.06pt solid #999999" fo:background-color="#ffff00" style:text-align-source="fix" style:repeat-content="false" fo:wrap-option="wrap" fo:border-left="2.01pt solid #000000" fo:border-right="none" fo:border-top="none" style:vertical-align="middle"/>
      <style:paragraph-properties fo:text-align="center"/>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002" style:family="table-cell" style:parent-style-name="Default">
      <style:table-cell-properties fo:border-bottom="none" style:text-align-source="fix" style:repeat-content="false" fo:wrap-option="wrap" fo:border-left="none" fo:border-right="0.74pt solid #808080" fo:border-top="none"/>
      <style:paragraph-properties fo:text-align="justify"/>
      <style:text-properties fo:color="#d22b2b" style:text-outline="false" style:text-line-through-style="none" style:text-line-through-type="none" fo:language="de" fo:country="DE"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fo:hyphenate="true"/>
    </style:style>
    <style:style style:name="ce1003" style:family="table-cell" style:parent-style-name="Default">
      <style:table-cell-properties fo:border-bottom="0.06pt solid #999999" fo:wrap-option="wrap" fo:border-left="2.01pt solid #000000" fo:border-right="none" fo:border-top="none"/>
      <style:text-properties fo:color="#d22b2b" style:text-outline="false" style:text-line-through-style="none" style:text-line-through-type="none" fo:language="de" fo:country="DE"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fo:hyphenate="true"/>
    </style:style>
    <style:style style:name="ce1004" style:family="table-cell" style:parent-style-name="Default">
      <style:table-cell-properties fo:border-bottom="none" fo:wrap-option="wrap" fo:border-left="2.01pt solid #000000" fo:border-right="none" fo:border-top="none"/>
      <style:text-properties fo:color="#d22b2b" fo:font-weight="bold" style:font-weight-asian="bold" style:font-weight-complex="bold" fo:hyphenate="true"/>
    </style:style>
    <style:style style:name="ce347" style:family="table-cell" style:parent-style-name="Default">
      <style:table-cell-properties fo:border-bottom="none" fo:background-color="#dddddd" fo:wrap-option="wrap" fo:border-left="2.01pt solid #000000" fo:border-right="none" fo:border-top="none"/>
      <style:text-properties fo:color="#d22b2b" fo:font-weight="bold" style:font-weight-asian="bold" style:font-weight-complex="bold" fo:hyphenate="true"/>
    </style:style>
    <style:style style:name="ce151" style:family="table-cell" style:parent-style-name="Default">
      <style:table-cell-properties fo:border-bottom="none" fo:wrap-option="wrap" fo:border-left="2.01pt solid #000000" fo:border-right="none" fo:border-top="none"/>
      <style:text-properties fo:color="#003f80" fo:font-weight="bold" style:font-weight-asian="bold" style:font-weight-complex="bold" fo:hyphenate="true"/>
    </style:style>
    <style:style style:name="ce152" style:family="table-cell" style:parent-style-name="Default" style:data-style-name="N117">
      <style:table-cell-properties fo:border-bottom="none" fo:wrap-option="wrap" fo:border-left="2.01pt solid #000000" fo:border-right="none" fo:border-top="none"/>
      <style:text-properties fo:color="#003f80" fo:font-weight="bold" style:font-weight-asian="bold" style:font-weight-complex="bold" fo:hyphenate="true"/>
    </style:style>
    <style:style style:name="ce153" style:family="table-cell" style:parent-style-name="Default" style:data-style-name="N117">
      <style:table-cell-properties fo:border-bottom="none" fo:wrap-option="wrap" fo:border-left="2.01pt solid #000000" fo:border-right="none" fo:border-top="none"/>
      <style:text-properties fo:font-weight="bold" style:font-weight-asian="bold" style:font-weight-complex="bold" fo:hyphenate="true"/>
    </style:style>
    <style:style style:name="ce154" style:family="table-cell" style:parent-style-name="Default">
      <style:table-cell-properties fo:border-bottom="1.5pt solid #2b2bd2" fo:wrap-option="wrap" fo:border-left="2.01pt solid #000000" fo:border-right="none" fo:border-top="none"/>
      <style:text-properties fo:hyphenate="true"/>
    </style:style>
    <style:style style:name="ce155" style:family="table-cell" style:parent-style-name="Default">
      <style:table-cell-properties fo:border-bottom="none" fo:wrap-option="wrap" fo:border-left="2.01pt solid #000000" fo:border-right="none" fo:border-top="none"/>
      <style:text-properties fo:font-weight="bold" style:font-weight-asian="bold" style:font-weight-complex="bold" fo:hyphenate="true"/>
    </style:style>
    <style:style style:name="ce466" style:family="table-cell" style:parent-style-name="Default" style:data-style-name="N117">
      <style:table-cell-properties fo:border-bottom="none" fo:wrap-option="wrap" fo:border-left="2.01pt solid #000000" fo:border-right="none" fo:border-top="none"/>
      <style:text-properties fo:color="#a80000" fo:font-weight="bold" style:font-weight-asian="bold" style:font-weight-complex="bold" fo:hyphenate="true"/>
    </style:style>
    <style:style style:name="ce361" style:family="table-cell" style:parent-style-name="Default">
      <style:table-cell-properties fo:border-bottom="none" fo:wrap-option="wrap" fo:border-left="none" fo:border-right="0.74pt solid #808080" fo:border-top="none"/>
      <style:text-properties fo:color="#d22b2b" fo:font-weight="bold" style:font-weight-asian="bold" style:font-weight-complex="bold" fo:hyphenate="true"/>
    </style:style>
    <style:style style:name="ce363" style:family="table-cell" style:parent-style-name="Default">
      <style:text-properties fo:color="#d22b2b" fo:font-weight="bold" style:font-weight-asian="bold" style:font-weight-complex="bold"/>
    </style:style>
    <style:style style:name="ce157" style:family="table-cell" style:parent-style-name="Default">
      <style:table-cell-properties fo:border-bottom="none" fo:wrap-option="wrap" fo:border-left="2.01pt solid #000000" fo:border-right="none" fo:border-top="none"/>
      <style:text-properties fo:hyphenate="true"/>
    </style:style>
    <style:style style:name="ce159" style:family="table-cell" style:parent-style-name="Default">
      <style:table-cell-properties fo:border-bottom="none" fo:wrap-option="wrap" fo:border-left="2.01pt solid #000000" fo:border-right="none" fo:border-top="none"/>
      <style:text-properties fo:font-size="13pt" fo:font-weight="bold" style:font-size-asian="13pt" style:font-weight-asian="bold" style:font-size-complex="13pt" style:font-weight-complex="bold" fo:hyphenate="true"/>
    </style:style>
    <style:style style:name="ce495" style:family="table-cell" style:parent-style-name="Default" style:data-style-name="N117">
      <style:table-cell-properties fo:border-bottom="none" fo:wrap-option="wrap" fo:border-left="2.01pt solid #000000" fo:border-right="none" fo:border-top="none"/>
      <style:text-properties fo:hyphenate="true"/>
    </style:style>
    <style:style style:name="ce496" style:family="table-cell" style:parent-style-name="Default" style:data-style-name="N117">
      <style:table-cell-properties fo:border-bottom="none" fo:wrap-option="wrap" fo:border-left="2.01pt solid #000000" fo:border-right="none" fo:border-top="none"/>
      <style:text-properties fo:color="#000000" fo:hyphenate="true"/>
    </style:style>
    <style:style style:name="ce1018" style:family="table-cell" style:parent-style-name="Default">
      <style:table-cell-properties fo:border-bottom="0.06pt solid #999999" fo:background-color="#d22b2b" style:text-align-source="fix" style:repeat-content="false" fo:wrap-option="wrap" fo:border-left="0.74pt solid #808080" fo:border-right="none" fo:border-top="none" style:vertical-align="middle"/>
      <style:paragraph-properties fo:text-align="center"/>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019" style:family="table-cell" style:parent-style-name="Default">
      <style:table-cell-properties fo:border-bottom="none" fo:background-color="#ffff00" style:text-align-source="fix" style:repeat-content="false" fo:wrap-option="wrap" fo:border-left="0.74pt solid #808080" fo:border-right="none" fo:border-top="none" style:vertical-align="middle"/>
      <style:paragraph-properties fo:text-align="center"/>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020" style:family="table-cell" style:parent-style-name="Default">
      <style:table-cell-properties fo:border-bottom="0.06pt solid #999999" fo:background-color="#d2d02b" style:text-align-source="fix" style:repeat-content="false" fo:wrap-option="wrap" fo:border-left="0.74pt solid #808080" fo:border-right="none" fo:border-top="none" style:vertical-align="middle"/>
      <style:paragraph-properties fo:text-align="center"/>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021" style:family="table-cell" style:parent-style-name="Default">
      <style:table-cell-properties fo:border-bottom="0.06pt solid #999999" fo:wrap-option="wrap" fo:border-left="0.74pt solid #808080" fo:border-right="none" fo:border-top="none"/>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022" style:family="table-cell" style:parent-style-name="Default">
      <style:table-cell-properties fo:border-bottom="none" style:text-align-source="fix" style:repeat-content="false" fo:wrap-option="wrap" fo:border-left="0.74pt solid #808080" fo:border-right="none" fo:border-top="none"/>
      <style:paragraph-properties fo:text-align="justify"/>
      <style:text-properties fo:color="#a80000" style:text-outline="false" style:text-line-through-style="none" style:text-line-through-type="none" fo:language="de" fo:country="DE" fo:text-shadow="none" style:text-underline-style="none" fo:font-weight="normal" style:text-underline-mode="continuous" style:text-overline-mode="continuous" style:text-line-through-mode="continuous" style:language-asian="hi" style:country-asian="IN" style:font-weight-asian="normal" style:language-complex="none" style:country-complex="none" style:font-weight-complex="normal" style:text-emphasize="none" style:font-relief="none" style:text-overline-style="none" style:text-overline-color="font-color" fo:hyphenate="true"/>
    </style:style>
    <style:style style:name="ce1023" style:family="table-cell" style:parent-style-name="Default">
      <style:table-cell-properties fo:border-bottom="none" fo:wrap-option="wrap" fo:border-left="0.74pt solid #808080" fo:border-right="none" fo:border-top="none"/>
      <style:text-properties fo:color="#a80000" fo:hyphenate="true"/>
    </style:style>
    <style:style style:name="ce173" style:family="table-cell" style:parent-style-name="Default">
      <style:table-cell-properties fo:border-bottom="none" fo:background-color="#dddddd" fo:wrap-option="wrap" fo:border-left="0.74pt solid #808080" fo:border-right="none" fo:border-top="none"/>
      <style:text-properties fo:color="#a80000" fo:hyphenate="true"/>
    </style:style>
    <style:style style:name="ce174" style:family="table-cell" style:parent-style-name="Default">
      <style:table-cell-properties fo:border-bottom="none" fo:border-left="0.74pt solid #808080" fo:border-right="none" fo:border-top="none"/>
    </style:style>
    <style:style style:name="ce176" style:family="table-cell" style:parent-style-name="Default" style:data-style-name="N117">
      <style:table-cell-properties fo:border-bottom="none" fo:wrap-option="wrap" fo:border-left="0.74pt solid #808080" fo:border-right="none" fo:border-top="none"/>
      <style:text-properties fo:color="#a80000" fo:font-weight="bold" style:font-weight-asian="bold" style:font-weight-complex="bold" fo:hyphenate="true"/>
    </style:style>
    <style:style style:name="ce177" style:family="table-cell" style:parent-style-name="Default">
      <style:table-cell-properties fo:border-bottom="1.5pt solid #2b2bd2" fo:wrap-option="wrap" fo:border-left="0.74pt solid #808080" fo:border-right="none" fo:border-top="none"/>
      <style:text-properties fo:hyphenate="true"/>
    </style:style>
    <style:style style:name="ce382" style:family="table-cell" style:parent-style-name="Default">
      <style:table-cell-properties fo:background-color="transparent"/>
      <style:text-properties fo:color="#d22b2b" fo:font-weight="bold" style:font-weight-asian="bold" style:font-weight-complex="bold"/>
    </style:style>
    <style:style style:name="ce383" style:family="table-cell" style:parent-style-name="Default">
      <style:table-cell-properties style:text-align-source="fix" style:repeat-content="false"/>
      <style:paragraph-properties fo:text-align="end" fo:margin-left="0mm"/>
      <style:text-properties fo:color="#d22b2b" fo:font-weight="bold" style:font-weight-asian="bold" style:font-weight-complex="bold"/>
    </style:style>
    <style:style style:name="ce384" style:family="table-cell" style:parent-style-name="Default" style:data-style-name="N0">
      <style:table-cell-properties style:text-align-source="fix" style:repeat-content="false" fo:background-color="transparent" fo:wrap-option="wrap"/>
      <style:paragraph-properties fo:text-align="end" fo:margin-left="0mm"/>
      <style:text-properties fo:color="#d22b2b" fo:font-weight="bold" style:font-weight-asian="bold" style:font-weight-complex="bold" fo:hyphenate="true"/>
    </style:style>
    <style:style style:name="ce396" style:family="table-cell" style:parent-style-name="Default" style:data-style-name="N0">
      <style:table-cell-properties style:text-align-source="fix" style:repeat-content="false" fo:background-color="transparent" fo:wrap-option="wrap" style:vertical-align="middle"/>
      <style:paragraph-properties fo:text-align="end" fo:margin-left="0mm"/>
      <style:text-properties fo:color="#d22b2b" fo:font-weight="bold" style:font-weight-asian="bold" style:font-weight-complex="bold" fo:hyphenate="true"/>
    </style:style>
    <style:style style:name="ce399" style:family="table-cell" style:parent-style-name="Default">
      <style:table-cell-properties style:text-align-source="fix" style:repeat-content="false" fo:background-color="transparent" fo:wrap-option="wrap"/>
      <style:paragraph-properties fo:text-align="end" fo:margin-left="0mm"/>
      <style:text-properties fo:color="#d22b2b" fo:font-weight="bold" style:font-weight-asian="bold" style:font-weight-complex="bold" fo:hyphenate="true"/>
    </style:style>
    <style:style style:name="ce180" style:family="table-cell" style:parent-style-name="Default">
      <style:table-cell-properties fo:border-bottom="none" fo:wrap-option="wrap" fo:border-left="0.74pt solid #808080" fo:border-right="none" fo:border-top="none"/>
      <style:text-properties fo:hyphenate="true"/>
    </style:style>
    <style:style style:name="ce181" style:family="table-cell" style:parent-style-name="Default">
      <style:table-cell-properties fo:border-bottom="none" fo:wrap-option="wrap" fo:border-left="0.74pt solid #808080" fo:border-right="none" fo:border-top="none"/>
      <style:text-properties fo:font-size="13pt" fo:font-weight="bold" style:font-size-asian="13pt" style:font-weight-asian="bold" style:font-size-complex="13pt" style:font-weight-complex="bold" fo:hyphenate="true"/>
    </style:style>
    <style:style style:name="ce526" style:family="table-cell" style:parent-style-name="Default" style:data-style-name="N117">
      <style:table-cell-properties fo:border-bottom="none" fo:wrap-option="wrap" fo:border-left="0.74pt solid #808080" fo:border-right="none" fo:border-top="none"/>
      <style:text-properties fo:hyphenate="true"/>
    </style:style>
    <style:style style:name="ce527" style:family="table-cell" style:parent-style-name="Default" style:data-style-name="N117">
      <style:table-cell-properties fo:border-bottom="none" fo:wrap-option="wrap" fo:border-left="0.74pt solid #808080" fo:border-right="none" fo:border-top="none"/>
      <style:text-properties fo:color="#000000" fo:hyphenate="true"/>
    </style:style>
    <style:style style:name="ce1037" style:family="table-cell" style:parent-style-name="Default">
      <style:table-cell-properties fo:border-bottom="0.06pt solid #999999" fo:wrap-option="wrap" fo:border-left="0.06pt solid #333333" fo:border-right="none" fo:border-top="none"/>
      <style:text-properties fo:color="#800000"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409" style:family="table-cell" style:parent-style-name="Default">
      <style:text-properties fo:color="#800000"/>
    </style:style>
    <style:style style:name="ce1039" style:family="table-cell" style:parent-style-name="Default">
      <style:table-cell-properties fo:wrap-option="wrap"/>
      <style:text-properties fo:color="#800000" fo:hyphenate="true"/>
    </style:style>
    <style:style style:name="ce1040" style:family="table-cell" style:parent-style-name="Default">
      <style:table-cell-properties fo:border-bottom="0.06pt solid #999999" fo:wrap-option="wrap" fo:border-left="0.06pt solid #333333" fo:border-right="none" fo:border-top="none"/>
      <style:text-properties fo:color="#000000"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041" style:family="table-cell" style:parent-style-name="Default">
      <style:table-cell-properties style:text-align-source="fix" style:repeat-content="false" fo:wrap-option="wrap"/>
      <style:paragraph-properties fo:text-align="justify"/>
      <style:text-properties fo:color="#a80000" style:text-outline="false" style:text-line-through-style="none" style:text-line-through-type="none" fo:language="de" fo:country="DE" fo:text-shadow="none" style:text-underline-style="none" fo:font-weight="normal" style:text-underline-mode="continuous" style:text-overline-mode="continuous" style:text-line-through-mode="continuous" style:language-asian="hi" style:country-asian="IN" style:font-weight-asian="normal" style:language-complex="none" style:country-complex="none" style:font-weight-complex="normal" style:text-emphasize="none" style:font-relief="none" style:text-overline-style="none" style:text-overline-color="font-color" fo:hyphenate="true"/>
    </style:style>
    <style:style style:name="ce1042" style:family="table-cell" style:parent-style-name="Default">
      <style:table-cell-properties fo:wrap-option="wrap"/>
      <style:text-properties fo:color="#a80000" fo:hyphenate="true"/>
    </style:style>
    <style:style style:name="ce947" style:family="table-cell" style:parent-style-name="Default">
      <style:table-cell-properties fo:background-color="#dddddd" fo:wrap-option="wrap"/>
      <style:text-properties fo:color="#a80000" fo:hyphenate="true"/>
    </style:style>
    <style:style style:name="ce195" style:family="table-cell" style:parent-style-name="Default">
      <style:table-cell-properties fo:border-bottom="1.5pt solid #2b2bd2" fo:wrap-option="wrap" fo:border-left="none" fo:border-right="none" fo:border-top="none"/>
      <style:text-properties fo:color="#800000" fo:hyphenate="true"/>
    </style:style>
    <style:style style:name="ce420" style:family="table-cell" style:parent-style-name="Default" style:data-style-name="N117">
      <style:table-cell-properties fo:border-bottom="none" fo:background-color="transparent" fo:wrap-option="wrap" fo:border-left="none" fo:border-right="0.74pt solid #808080" fo:border-top="none"/>
      <style:text-properties fo:color="#d22b2b" fo:font-weight="bold" style:font-weight-asian="bold" style:font-weight-complex="bold" fo:hyphenate="true"/>
    </style:style>
    <style:style style:name="ce24" style:family="table-cell" style:parent-style-name="Default">
      <style:table-cell-properties fo:wrap-option="wrap"/>
      <style:text-properties fo:color="#800000" fo:hyphenate="true"/>
    </style:style>
    <style:style style:name="ce200" style:family="table-cell" style:parent-style-name="Default">
      <style:table-cell-properties fo:wrap-option="wrap"/>
      <style:text-properties fo:color="#800000" fo:font-size="13pt" fo:font-weight="bold" style:font-size-asian="13pt" style:font-weight-asian="bold" style:font-size-complex="13pt" style:font-weight-complex="bold" fo:hyphenate="true"/>
    </style:style>
    <style:style style:name="ce545" style:family="table-cell" style:parent-style-name="Default" style:data-style-name="N117">
      <style:table-cell-properties fo:wrap-option="wrap"/>
      <style:text-properties fo:color="#800000" fo:hyphenate="true"/>
    </style:style>
    <style:style style:name="ce1049" style:family="table-cell" style:parent-style-name="Default">
      <style:table-cell-properties style:text-align-source="fix" style:repeat-content="false" fo:wrap-option="wrap"/>
      <style:paragraph-properties fo:text-align="end" fo:margin-left="0mm"/>
      <style:text-properties fo:color="#a80000" style:text-outline="false" style:text-line-through-style="none" style:text-line-through-type="none" fo:language="de" fo:country="DE" fo:text-shadow="none" style:text-underline-style="none" fo:font-weight="bold" style:text-underline-mode="continuous" style:text-overline-mode="continuous" style:text-line-through-mode="continuous" style:language-asian="hi" style:country-asian="IN" style:font-weight-asian="bold" style:language-complex="none" style:country-complex="none" style:font-weight-complex="bold" style:text-emphasize="none" style:font-relief="none" style:text-overline-style="none" style:text-overline-color="font-color" fo:hyphenate="true"/>
    </style:style>
    <style:style style:name="ce290" style:family="table-cell" style:parent-style-name="Default">
      <style:table-cell-properties fo:background-color="#d22b2b" style:text-align-source="fix" style:repeat-content="false" fo:wrap-option="wrap" style:vertical-align="middle"/>
      <style:paragraph-properties fo:text-align="center"/>
      <style:text-properties fo:color="#a80000" fo:font-weight="bold" style:font-weight-asian="bold" style:font-weight-complex="bold" fo:hyphenate="true"/>
    </style:style>
    <style:style style:name="ce203" style:family="table-cell" style:parent-style-name="Default" style:data-style-name="N117">
      <style:table-cell-properties fo:background-color="#d22b2b" style:text-align-source="fix" style:repeat-content="false" fo:wrap-option="wrap" style:vertical-align="middle"/>
      <style:paragraph-properties fo:text-align="center"/>
      <style:text-properties fo:color="#a80000" fo:font-weight="bold" style:font-weight-asian="bold" style:font-weight-complex="bold" fo:hyphenate="true"/>
    </style:style>
    <style:style style:name="ce1052" style:family="table-cell" style:parent-style-name="Default">
      <style:table-cell-properties fo:border-bottom="0.06pt solid #999999" fo:background-color="#d22b2b" style:text-align-source="fix" style:repeat-content="false" fo:wrap-option="wrap" fo:border-left="0.06pt solid #333333" fo:border-right="none" fo:border-top="none" style:vertical-align="middle"/>
      <style:paragraph-properties fo:text-align="center"/>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053" style:family="table-cell" style:parent-style-name="Default">
      <style:table-cell-properties fo:border-bottom="0.06pt solid #999999" fo:background-color="#2bd22b" style:text-align-source="fix" style:repeat-content="false" fo:wrap-option="wrap" fo:border-left="0.06pt solid #333333" fo:border-right="none" fo:border-top="0.06pt solid #999999" style:vertical-align="middle"/>
      <style:paragraph-properties fo:text-align="center"/>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919" style:family="table-cell" style:parent-style-name="Default">
      <style:text-properties fo:color="#a80000"/>
    </style:style>
    <style:style style:name="ce600" style:family="table-cell" style:parent-style-name="Default">
      <style:text-properties fo:color="#800000" fo:font-weight="bold" style:font-weight-asian="bold" style:font-weight-complex="bold"/>
    </style:style>
    <style:style style:name="ce211" style:family="table-cell" style:parent-style-name="Default">
      <style:table-cell-properties fo:background-color="#00ff7f" fo:wrap-option="wrap"/>
      <style:text-properties fo:color="#a80000" fo:font-weight="bold" style:font-weight-asian="bold" style:font-weight-complex="bold" fo:hyphenate="true"/>
    </style:style>
    <style:style style:name="ce977" style:family="table-cell" style:parent-style-name="Default" style:data-style-name="N117">
      <style:table-cell-properties fo:background-color="#00ff7f" fo:wrap-option="wrap"/>
      <style:text-properties fo:color="#a80000" fo:font-weight="bold" style:font-weight-asian="bold" style:font-weight-complex="bold" fo:hyphenate="true"/>
    </style:style>
    <style:style style:name="ce213" style:family="table-cell" style:parent-style-name="Default">
      <style:table-cell-properties fo:background-color="#d2d02b" style:text-align-source="fix" style:repeat-content="false" fo:wrap-option="wrap" style:vertical-align="middle"/>
      <style:paragraph-properties fo:text-align="center"/>
      <style:text-properties fo:color="#a80000" fo:font-weight="bold" style:font-weight-asian="bold" style:font-weight-complex="bold" fo:hyphenate="true"/>
    </style:style>
    <style:style style:name="ce215" style:family="table-cell" style:parent-style-name="Default" style:data-style-name="N117">
      <style:table-cell-properties fo:background-color="#d2d02b" style:text-align-source="fix" style:repeat-content="false" style:vertical-align="middle"/>
      <style:paragraph-properties fo:text-align="center"/>
      <style:text-properties fo:color="#800000" fo:font-weight="bold" style:font-weight-asian="bold" style:font-weight-complex="bold"/>
    </style:style>
    <style:style style:name="ce216" style:family="table-cell" style:parent-style-name="Default" style:data-style-name="N117">
      <style:table-cell-properties fo:background-color="#d22b2b" style:text-align-source="fix" style:repeat-content="false" fo:wrap-option="wrap" style:vertical-align="middle"/>
      <style:paragraph-properties fo:text-align="center"/>
      <style:text-properties fo:color="#800000" fo:font-weight="bold" style:font-weight-asian="bold" style:font-weight-complex="bold" fo:hyphenate="true"/>
    </style:style>
    <style:style style:name="ce936" style:family="table-cell" style:parent-style-name="Default">
      <style:table-cell-properties fo:background-color="#dddddd" fo:wrap-option="wrap"/>
      <style:text-properties fo:hyphenate="true"/>
    </style:style>
    <style:style style:name="ce302" style:family="table-cell" style:parent-style-name="Default">
      <style:table-cell-properties fo:background-color="#d22b2b" style:text-align-source="fix" style:repeat-content="false" fo:wrap-option="wrap" style:vertical-align="middle"/>
      <style:paragraph-properties fo:text-align="center"/>
      <style:text-properties fo:hyphenate="true"/>
    </style:style>
    <style:style style:name="ce1063" style:family="table-cell" style:parent-style-name="Default">
      <style:table-cell-properties fo:wrap-option="wrap"/>
      <style:text-properties fo:color="#004586" fo:font-weight="bold" style:font-weight-asian="bold" style:font-weight-complex="bold" fo:hyphenate="true"/>
    </style:style>
    <style:style style:name="ce1064" style:family="table-cell" style:parent-style-name="Default">
      <style:table-cell-properties fo:wrap-option="wrap"/>
      <style:text-properties fo:color="#004586" fo:hyphenate="true"/>
    </style:style>
    <style:style style:name="ce1065" style:family="table-cell" style:parent-style-name="Default">
      <style:text-properties fo:color="#004586"/>
    </style:style>
    <style:style style:name="ce1066" style:family="table-cell" style:parent-style-name="Default">
      <style:table-cell-properties style:text-align-source="fix" style:repeat-content="false" fo:wrap-option="wrap" style:vertical-align="middle"/>
      <style:paragraph-properties fo:text-align="center"/>
      <style:text-properties fo:hyphenate="true"/>
    </style:style>
    <style:style style:name="ce1067" style:family="table-cell" style:parent-style-name="Default">
      <style:table-cell-properties fo:border-bottom="0.74pt solid #00008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310" style:family="table-cell" style:parent-style-name="Default">
      <style:table-cell-properties fo:border-bottom="0.74pt solid #0084d1" fo:background-color="#00a8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068" style:family="table-cell" style:parent-style-name="Default">
      <style:table-cell-properties fo:border-bottom="0.74pt solid #0084d1" fo:background-color="#00a8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069" style:family="table-cell" style:parent-style-name="Default">
      <style:table-cell-properties fo:border-bottom="0.74pt solid #0084d1" fo:background-color="#00ff7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070" style:family="table-cell" style:parent-style-name="Default">
      <style:table-cell-properties fo:border-bottom="0.74pt solid #0084d1" fo:background-color="#ff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315" style:family="table-cell" style:parent-style-name="Default">
      <style:table-cell-properties fo:background-color="#00a800"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072" style:family="table-cell" style:parent-style-name="Default">
      <style:table-cell-properties fo:background-color="#ff0000"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073" style:family="table-cell" style:parent-style-name="Default">
      <style:table-cell-properties fo:border-bottom="0.74pt solid #0084d1" fo:background-color="#00a800" style:diagonal-bl-tr="none" style:diagonal-tl-br="none" fo:wrap-option="wrap" fo:border-left="none" fo:border-right="none" style:rotation-align="none" fo:border-top="none"/>
      <style:text-properties style:font-name="Times New Roman" fo:font-size="10pt" style:font-size-asian="10pt" style:font-size-complex="10pt" fo:hyphenate="true"/>
    </style:style>
    <style:style style:name="ce1074" style:family="table-cell" style:parent-style-name="Default">
      <style:table-cell-properties fo:border-bottom="0.74pt solid #0084d1" fo:background-color="#ff0000" style:diagonal-bl-tr="none" style:diagonal-tl-br="none" fo:wrap-option="wrap" fo:border-left="none" fo:border-right="none" style:rotation-align="none" fo:border-top="none"/>
      <style:text-properties style:font-name="Times New Roman" fo:font-size="10pt" style:font-size-asian="10pt" style:font-size-complex="10pt" fo:hyphenate="true"/>
    </style:style>
    <style:style style:name="ce1075" style:family="table-cell" style:parent-style-name="Default">
      <style:table-cell-properties fo:background-color="#ff0000"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076" style:family="table-cell" style:parent-style-name="Default">
      <style:table-cell-properties fo:border-bottom="0.74pt solid #000080"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321"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322" style:family="table-cell" style:parent-style-name="Default">
      <style:table-cell-properties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323"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080" style:family="table-cell" style:parent-style-name="Default">
      <style:table-cell-properties fo:border-bottom="0.74pt solid #0053a8" style:text-align-source="fix" style:repeat-content="false" fo:wrap-option="wrap" fo:border-left="none" fo:border-right="none" fo:border-top="none" style:vertical-align="middle"/>
      <style:paragraph-properties fo:text-align="center"/>
      <style:text-properties style:font-name="Times New Roman" fo:font-size="10pt" style:font-size-asian="10pt" style:font-size-complex="10pt" fo:hyphenate="true"/>
    </style:style>
    <style:style style:name="ce1081" style:family="table-cell" style:parent-style-name="Default">
      <style:table-cell-properties fo:border-bottom="0.74pt solid #0053a8"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326" style:family="table-cell" style:parent-style-name="Default">
      <style:table-cell-properties fo:border-bottom="0.74pt solid #0084d1"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327" style:family="table-cell" style:parent-style-name="Default">
      <style:table-cell-properties fo:border-bottom="0.74pt solid #0084d1"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084" style:family="table-cell" style:parent-style-name="Default">
      <style:table-cell-properties fo:border-bottom="0.74pt solid #0084d1" style:text-align-source="fix"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085" style:family="table-cell" style:parent-style-name="Default">
      <style:table-cell-properties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332"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087" style:family="table-cell" style:parent-style-name="Default">
      <style:table-cell-properties fo:border-bottom="0.74pt solid #0053a8" fo:wrap-option="wrap" fo:border-left="none" fo:border-right="none" fo:border-top="none"/>
      <style:text-properties style:font-name="Times New Roman" fo:font-size="10pt" style:font-size-asian="10pt" style:font-size-complex="10pt" fo:hyphenate="true"/>
    </style:style>
    <style:style style:name="ce1801" style:family="table-cell" style:parent-style-name="Default">
      <style:table-cell-properties fo:wrap-option="wrap"/>
      <style:text-properties style:font-name="Times New Roman" fo:font-size="10pt" style:font-size-asian="10pt" style:font-size-complex="10pt" fo:hyphenate="true"/>
    </style:style>
    <style:style style:name="ce335" style:family="table-cell" style:parent-style-name="Default">
      <style:table-cell-properties fo:border-bottom="0.74pt solid #0084d1" style:diagonal-bl-tr="none" style:diagonal-tl-br="none" style:text-align-source="value-type" style:repeat-content="false" fo:background-color="transparent"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336" style:family="table-cell" style:parent-style-name="Default">
      <style:table-cell-properties fo:border-bottom="none" style:diagonal-bl-tr="none" style:diagonal-tl-br="none" style:text-align-source="value-type" style:repeat-content="false" fo:background-color="transparent"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337" style:family="table-cell" style:parent-style-name="Default">
      <style:table-cell-properties fo:border-bottom="0.74pt solid #0084d1" style:diagonal-bl-tr="none" style:diagonal-tl-br="none" fo:background-color="transparent" fo:wrap-option="wrap" fo:border-left="none" fo:border-right="0.74pt solid #000000" style:rotation-align="none" fo:border-top="none"/>
      <style:text-properties style:font-name="Times New Roman" fo:font-size="10pt" style:font-size-asian="10pt" style:font-size-complex="10pt" fo:hyphenate="true"/>
    </style:style>
    <style:style style:name="ce1091" style:family="table-cell" style:parent-style-name="Default">
      <style:table-cell-properties fo:border-bottom="0.74pt solid #0084d1" style:diagonal-bl-tr="none" style:diagonal-tl-br="none" fo:background-color="transparent" fo:wrap-option="wrap" fo:border-left="none" fo:border-right="0.74pt solid #000000" style:rotation-align="none" fo:border-top="none"/>
      <style:text-properties style:font-name="Times New Roman" fo:font-size="10pt" style:font-size-asian="10pt" style:font-size-complex="10pt" fo:hyphenate="true"/>
    </style:style>
    <style:style style:name="ce1092" style:family="table-cell" style:parent-style-name="Default">
      <style:table-cell-properties fo:border-bottom="0.74pt solid #00008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Arial2" style:font-size-complex="10pt" style:font-style-complex="normal" style:font-weight-complex="bold" fo:hyphenate="true"/>
    </style:style>
    <style:style style:name="ce1093" style:family="table-cell" style:parent-style-name="Default">
      <style:table-cell-properties fo:border-bottom="0.74pt solid #00008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Arial2" style:font-size-complex="10pt" style:font-style-complex="normal" style:font-weight-complex="bold" fo:hyphenate="true"/>
    </style:style>
    <style:style style:name="ce1094" style:family="table-cell" style:parent-style-name="Default">
      <style:table-cell-properties fo:border-bottom="none" style:diagonal-bl-tr="none" style:diagonal-tl-br="none" style:text-align-source="value-type" style:repeat-content="false" fo:background-color="transparent" fo:wrap-option="wrap" fo:border-left="0.99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095" style:family="table-cell" style:parent-style-name="Default">
      <style:table-cell-properties fo:border-bottom="none" fo:background-color="#00ff7f" style:diagonal-bl-tr="none" style:diagonal-tl-br="none" style:text-align-source="value-type" style:repeat-content="false" fo:wrap-option="wrap" fo:border-left="0.99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096" style:family="table-cell" style:parent-style-name="Default">
      <style:table-cell-properties fo:border-bottom="0.74pt solid #0084d1" style:diagonal-bl-tr="none" style:diagonal-tl-br="none" style:text-align-source="value-type" style:repeat-content="false" fo:background-color="transparent" fo:wrap-option="wrap" fo:border-left="0.99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097" style:family="table-cell" style:parent-style-name="Default">
      <style:table-cell-properties fo:border-bottom="0.74pt solid #0084d1" fo:background-color="#d2d02b" style:diagonal-bl-tr="none" style:diagonal-tl-br="none" style:text-align-source="value-type" style:repeat-content="false" fo:wrap-option="wrap" fo:border-left="0.99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language-asian="none" style:country-asian="none" style:font-style-asian="normal" style:font-weight-asian="normal" style:font-name-complex="Liberation Sans1" style:font-size-complex="10pt" style:language-complex="none" style:country-complex="none" style:font-style-complex="normal" style:font-weight-complex="normal" fo:hyphenate="true"/>
    </style:style>
    <style:style style:name="ce1098" style:family="table-cell" style:parent-style-name="Default">
      <style:table-cell-properties fo:border-bottom="none" style:diagonal-bl-tr="none" style:diagonal-tl-br="none" style:text-align-source="value-type" style:repeat-content="false" fo:background-color="transparent" fo:wrap-option="wrap" fo:border-left="0.99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font-name="Times New Roman" fo:font-size="10pt" style:font-size-asian="10pt" style:font-size-complex="10pt" fo:hyphenate="true"/>
    </style:style>
    <style:style style:name="ce1099" style:family="table-cell" style:parent-style-name="Default">
      <style:table-cell-properties fo:border-bottom="0.74pt solid #0053a8" fo:background-color="#00ff7f" fo:wrap-option="wrap" fo:border-left="none" fo:border-right="none" fo:border-top="none"/>
      <style:text-properties style:text-outline="false" style:text-line-through-style="none" style:text-line-through-type="none" style:font-name="Times New Roman" fo:language="de" fo:country="D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100" style:family="table-cell" style:parent-style-name="Default">
      <style:table-cell-properties fo:background-color="#d2d02b" fo:wrap-option="wrap"/>
      <style:text-properties style:text-outline="false" style:text-line-through-style="none" style:text-line-through-type="none" style:font-name="Times New Roman" fo:language="de" fo:country="D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101" style:family="table-cell" style:parent-style-name="Default">
      <style:table-cell-properties fo:border-bottom="none" fo:wrap-option="wrap" fo:border-left="0.99pt solid #000000" fo:border-right="none" fo:border-top="none"/>
      <style:text-properties style:font-name="Times New Roman" fo:font-size="10pt" style:font-size-asian="10pt" style:font-size-complex="10pt" fo:hyphenate="true"/>
    </style:style>
    <style:style style:name="ce1102" style:family="table-cell" style:parent-style-name="Default">
      <style:table-cell-properties fo:border-bottom="0.74pt solid #003f80" fo:background-color="#00ff7f" fo:wrap-option="wrap" fo:border-left="none" fo:border-right="none" fo:border-top="none"/>
      <style:text-properties style:text-outline="false" style:text-line-through-style="none" style:text-line-through-type="none" style:font-name="Times New Roman" fo:language="de" fo:country="D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103" style:family="table-cell" style:parent-style-name="Default">
      <style:table-cell-properties fo:background-color="#00ff7f" fo:wrap-option="wrap"/>
      <style:text-properties style:text-outline="false" style:text-line-through-style="none" style:text-line-through-type="none" style:font-name="Times New Roman" fo:language="de" fo:country="D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104" style:family="table-cell" style:parent-style-name="Default">
      <style:table-cell-properties fo:border-bottom="none" style:diagonal-bl-tr="none" style:diagonal-tl-br="none" style:text-align-source="value-type" style:repeat-content="false" fo:background-color="transparent" fo:wrap-option="wrap" fo:border-left="0.99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Liberation Sans" style:font-size-complex="10pt" style:font-style-complex="normal" style:font-weight-complex="normal" fo:hyphenate="true"/>
    </style:style>
    <style:style style:name="ce1105" style:family="table-cell" style:parent-style-name="Default">
      <style:table-cell-properties fo:border-bottom="none" fo:background-color="#d2d02b" style:diagonal-bl-tr="none" style:diagonal-tl-br="none" style:text-align-source="value-type" style:repeat-content="false" fo:wrap-option="wrap" fo:border-left="0.99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106" style:family="table-cell" style:parent-style-name="Default">
      <style:table-cell-properties fo:border-bottom="0.74pt solid #0084d1" fo:background-color="#00ff7f" style:diagonal-bl-tr="none" style:diagonal-tl-br="none" style:text-align-source="value-type" style:repeat-content="false" fo:wrap-option="wrap" fo:border-left="0.99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107" style:family="table-cell" style:parent-style-name="Default">
      <style:table-cell-properties fo:border-bottom="0.99pt solid #2b7ed2" fo:background-color="#00ff7f" style:diagonal-bl-tr="none" style:diagonal-tl-br="none" style:text-align-source="value-type" style:repeat-content="false" fo:wrap-option="wrap" fo:border-left="0.99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108" style:family="table-cell" style:parent-style-name="Default">
      <style:table-cell-properties fo:border-bottom="none" style:diagonal-bl-tr="none" style:diagonal-tl-br="none" style:text-align-source="value-type" style:repeat-content="false" fo:background-color="transparent" fo:wrap-option="wrap" fo:border-left="0.99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109" style:family="table-cell" style:parent-style-name="Default">
      <style:table-cell-properties fo:border-bottom="0.74pt solid #0084d1" fo:background-color="#d2d02b" style:diagonal-bl-tr="none" style:diagonal-tl-br="none" style:text-align-source="value-type" style:repeat-content="false" fo:wrap-option="wrap" fo:border-left="0.99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110" style:family="table-cell" style:parent-style-name="Default">
      <style:table-cell-properties fo:border-bottom="0.74pt solid #0053a8" fo:background-color="#d2d02b" fo:wrap-option="wrap" fo:border-left="none" fo:border-right="none" fo:border-top="none"/>
      <style:text-properties style:text-outline="false" style:text-line-through-style="none" style:text-line-through-type="none" style:font-name="Times New Roman" fo:language="de" fo:country="D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111" style:family="table-cell" style:parent-style-name="Default">
      <style:table-cell-properties fo:border-bottom="none" style:diagonal-bl-tr="none" style:diagonal-tl-br="none" style:text-align-source="value-type" style:repeat-content="false" fo:background-color="transparent" fo:wrap-option="wrap" fo:border-left="0.99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Segoe UI" style:font-size-asian="10pt" style:font-style-asian="normal" style:font-weight-asian="normal" style:font-name-complex="Segoe UI" style:font-size-complex="10pt" style:font-style-complex="normal" style:font-weight-complex="normal" fo:hyphenate="true"/>
    </style:style>
    <style:style style:name="ce1112" style:family="table-cell" style:parent-style-name="Default">
      <style:table-cell-properties fo:border-bottom="none" style:text-align-source="value-type" style:repeat-content="false" fo:background-color="transparent" fo:wrap-option="wrap" fo:border-left="0.9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113" style:family="table-cell" style:parent-style-name="Default">
      <style:table-cell-properties fo:border-bottom="0.74pt solid #000080"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Arial2" style:font-size-complex="10pt" style:font-style-complex="normal" style:font-weight-complex="bold" fo:hyphenate="true"/>
    </style:style>
    <style:style style:name="ce1114" style:family="table-cell" style:parent-style-name="Default">
      <style:table-cell-properties fo:border-bottom="0.74pt solid #000080" style:diagonal-bl-tr="none" style:diagonal-tl-br="none" style:text-align-source="fix" style:repeat-content="false" fo:background-color="transparent"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Arial2" style:font-size-complex="10pt" style:font-style-complex="normal" style:font-weight-complex="bold" fo:hyphenate="true"/>
    </style:style>
    <style:style style:name="ce1115"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116"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3f8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Liberation Sans" style:font-size-complex="10pt" style:font-style-complex="italic" style:font-weight-complex="normal" fo:hyphenate="true"/>
    </style:style>
    <style:style style:name="ce1117" style:family="table-cell" style:parent-style-name="Default">
      <style:table-cell-properties fo:border-bottom="none" fo:wrap-option="wrap" fo:border-left="0.74pt solid #000000" fo:border-right="none" fo:border-top="none"/>
      <style:text-properties fo:color="#008000" style:text-outline="false" style:text-line-through-style="none" style:text-line-through-type="none" style:font-name="Times New Roman" fo:language="de" fo:country="D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118" style:family="table-cell" style:parent-style-name="Default">
      <style:table-cell-properties fo:border-bottom="0.74pt solid #0084d1"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119"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15428b"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Liberation Sans" style:font-size-complex="10pt" style:font-style-complex="italic" style:font-weight-complex="normal" fo:hyphenate="true"/>
    </style:style>
    <style:style style:name="ce1120" style:family="table-cell" style:parent-style-name="Default">
      <style:table-cell-properties fo:border-bottom="0.74pt solid #003f80"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Liberation Sans" style:font-size-complex="10pt" style:font-style-complex="italic" style:font-weight-complex="normal" fo:hyphenate="true"/>
    </style:style>
    <style:style style:name="ce1121"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font-name="Times New Roman" fo:font-size="10pt" style:font-size-asian="10pt" style:font-size-complex="10pt" fo:hyphenate="true"/>
    </style:style>
    <style:style style:name="ce1122"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53a8"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123" style:family="table-cell" style:parent-style-name="Default">
      <style:table-cell-properties fo:border-bottom="0.74pt solid #0084d1"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Liberation Sans" style:font-size-complex="10pt" style:font-style-complex="normal" style:font-weight-complex="normal" fo:hyphenate="true"/>
    </style:style>
    <style:style style:name="ce1124"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fo:color="#0070c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125" style:family="table-cell" style:parent-style-name="Default">
      <style:table-cell-properties fo:border-bottom="0.74pt solid #0084d1"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126"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0.74pt solid #0084d1"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127"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128" style:family="table-cell" style:parent-style-name="Default">
      <style:table-cell-properties fo:border-bottom="none" fo:wrap-option="wrap" fo:border-left="0.74pt solid #000000" fo:border-right="none" fo:border-top="none"/>
      <style:text-properties fo:color="#0053a8" style:font-name="Times New Roman" fo:font-size="10pt" style:font-size-asian="10pt" style:font-size-complex="10pt" fo:hyphenate="true"/>
    </style:style>
    <style:style style:name="ce1129" style:family="table-cell" style:parent-style-name="Default">
      <style:table-cell-properties fo:border-bottom="none" fo:wrap-option="wrap" fo:border-left="0.74pt solid #000000" fo:border-right="none" fo:border-top="none"/>
      <style:text-properties style:font-name="Times New Roman" fo:font-size="10pt" style:font-size-asian="10pt" style:font-size-complex="10pt" fo:hyphenate="true"/>
    </style:style>
    <style:style style:name="ce1130"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70c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131" style:family="table-cell" style:parent-style-name="Default">
      <style:table-cell-properties fo:border-bottom="none" fo:wrap-option="wrap" fo:border-left="0.74pt solid #000000" fo:border-right="none" fo:border-top="none"/>
      <style:text-properties fo:color="#2b2bd2" style:font-name="Times New Roman" fo:font-size="10pt" style:font-size-asian="10pt" style:font-size-complex="10pt" fo:hyphenate="true"/>
    </style:style>
    <style:style style:name="ce1132" style:family="table-cell" style:parent-style-name="Default">
      <style:table-cell-properties fo:border-bottom="none" fo:background-color="transparent" fo:wrap-option="wrap" fo:border-left="0.74pt solid #000000" fo:border-right="none" style:rotation-align="none" fo:border-top="none"/>
      <style:text-properties fo:color="#008000" style:font-name="Times New Roman" fo:font-size="10pt" style:font-size-asian="10pt" style:font-size-complex="10pt" fo:hyphenate="true"/>
    </style:style>
    <style:style style:name="ce1133"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134" style:family="table-cell" style:parent-style-name="Default">
      <style:table-cell-properties fo:border-bottom="0.74pt solid #0084d1"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135"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2b2bd2"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136" style:family="table-cell" style:parent-style-name="Default">
      <style:table-cell-properties fo:border-bottom="0.99pt solid #2b7ed2" fo:background-color="transparent" fo:wrap-option="wrap" fo:border-left="0.74pt solid #000000" fo:border-right="none" style:rotation-align="none" fo:border-top="none"/>
      <style:text-properties fo:color="#008000" style:font-name="Times New Roman" fo:font-size="10pt" fo:font-style="italic" style:font-size-asian="10pt" style:font-style-asian="italic" style:font-size-complex="10pt" style:font-style-complex="italic" fo:hyphenate="true"/>
    </style:style>
    <style:style style:name="ce1137" style:family="table-cell" style:parent-style-name="Default">
      <style:table-cell-properties fo:border-bottom="0.74pt solid #0084d1"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fo:hyphenate="true"/>
    </style:style>
    <style:style style:name="ce1138"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0.74pt solid #0084d1"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139"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a8"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true"/>
    </style:style>
    <style:style style:name="ce1140" style:family="table-cell" style:parent-style-name="Default">
      <style:table-cell-properties fo:border-bottom="0.74pt solid #0053a8" fo:background-color="transparent" fo:wrap-option="wrap" fo:border-left="0.74pt solid #000000" fo:border-right="none" style:rotation-align="none" fo:border-top="none"/>
      <style:text-properties fo:color="#008000" style:font-name="Times New Roman" fo:font-size="10pt" style:font-size-asian="10pt" style:font-size-complex="10pt" fo:hyphenate="true"/>
    </style:style>
    <style:style style:name="ce1141"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Segoe UI" style:font-size-asian="10pt" style:font-style-asian="normal" style:font-weight-asian="normal" style:font-name-complex="Segoe UI" style:font-size-complex="10pt" style:font-style-complex="normal" style:font-weight-complex="normal" fo:hyphenate="true"/>
    </style:style>
    <style:style style:name="ce1142" style:family="table-cell" style:parent-style-name="Default">
      <style:table-cell-properties fo:border-bottom="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400" style:family="table-cell" style:parent-style-name="Default">
      <style:table-cell-properties fo:border-bottom="0.74pt solid #000080"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144" style:family="table-cell" style:parent-style-name="Default">
      <style:table-cell-properties fo:border-bottom="none" fo:wrap-option="wrap" fo:border-left="0.74pt solid #000000" fo:border-right="none" fo:border-top="none"/>
      <style:text-properties fo:color="#0053a8" style:font-name="Times New Roman" fo:hyphenate="true"/>
    </style:style>
    <style:style style:name="ce1145"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146"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3f80" style:text-outline="false" style:text-line-through-style="none" style:text-line-through-type="none" style:font-name="Times New Roman" fo:font-size="10pt" fo:language="none" fo:country="none" fo:font-style="normal" fo:text-shadow="none" style:text-underline-style="none" fo:font-weight="normal" style:font-name-asian="Fd2984056-Identity-H" style:font-size-asian="10pt" style:language-asian="none" style:country-asian="none" style:font-style-asian="normal" style:font-weight-asian="normal" style:font-name-complex="Fd2984056-Identity-H" style:font-size-complex="10pt" style:language-complex="none" style:country-complex="none" style:font-style-complex="normal" style:font-weight-complex="normal" fo:hyphenate="true"/>
    </style:style>
    <style:style style:name="ce1147" style:family="table-cell" style:parent-style-name="Default">
      <style:table-cell-properties fo:border-bottom="0.74pt solid #003f80"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Arial2" style:font-size-complex="10pt" style:font-style-complex="normal" style:font-weight-complex="bold" fo:hyphenate="true"/>
    </style:style>
    <style:style style:name="ce1148" style:family="table-cell" style:parent-style-name="Default">
      <style:table-cell-properties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149" style:family="table-cell" style:parent-style-name="Default">
      <style:table-cell-properties fo:border-bottom="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150" style:family="table-cell" style:parent-style-name="Default">
      <style:table-cell-properties fo:border-bottom="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151"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2b2bd2" style:text-outline="false" style:text-line-through-style="none" style:text-line-through-type="none" style:font-name="Times New Roman" fo:font-size="12pt" fo:font-style="normal" fo:text-shadow="none" style:text-underline-style="none" fo:font-weight="normal" style:font-size-asian="10pt" style:font-style-asian="normal" style:font-weight-asian="normal" style:font-name-complex="Lucida Sans" style:font-size-complex="10pt" style:font-style-complex="normal" style:font-weight-complex="normal" fo:hyphenate="true"/>
    </style:style>
    <style:style style:name="ce1152"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Arial2" style:font-size-complex="10pt" style:font-style-complex="normal" style:font-weight-complex="bold" fo:hyphenate="true"/>
    </style:style>
    <style:style style:name="ce1153"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2b2bd2"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154" style:family="table-cell" style:parent-style-name="Default">
      <style:table-cell-properties fo:border-bottom="0.99pt solid #2b7ed2" fo:background-color="transparent" fo:wrap-option="wrap" fo:border-left="0.74pt solid #000000" fo:border-right="none" style:rotation-align="none" fo:border-top="none"/>
      <style:text-properties fo:color="#008000" style:font-name="Times New Roman" fo:font-size="10pt" style:font-size-asian="10pt" style:font-size-complex="10pt" fo:hyphenate="true"/>
    </style:style>
    <style:style style:name="ce1155"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156"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Arial2" style:font-size-complex="10pt" style:font-style-complex="normal" style:font-weight-complex="bold" fo:hyphenate="true"/>
    </style:style>
    <style:style style:name="ce1157" style:family="table-cell" style:parent-style-name="Default">
      <style:table-cell-properties fo:border-bottom="0.74pt solid #0084d1"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Arial2" style:font-size-complex="10pt" style:font-style-complex="normal" style:font-weight-complex="bold" fo:hyphenate="true"/>
    </style:style>
    <style:style style:name="ce416" style:family="table-cell" style:parent-style-name="Default">
      <style:table-cell-properties fo:border-bottom="0.74pt solid #000080"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159"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ff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160" style:family="table-cell" style:parent-style-name="Default">
      <style:table-cell-properties fo:border-bottom="0.74pt solid #003f8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fo:hyphenate="true"/>
    </style:style>
    <style:style style:name="ce1161" style:family="table-cell" style:parent-style-name="Default">
      <style:table-cell-properties fo:border-bottom="0.74pt solid #0084d1" style:diagonal-bl-tr="none" style:diagonal-tl-br="none" style:text-align-source="value-type" style:repeat-content="false" fo:background-color="transparent" fo:wrap-option="wrap" fo:border-left="0.74pt solid #000000" style:direction="ltr" fo:border-right="0.99pt solid #000000" style:rotation-angle="0" style:rotation-align="none" style:shrink-to-fit="false" fo:border-top="none" style:vertical-align="bottom" loext:vertical-justify="auto"/>
      <style:paragraph-properties css3t:text-justify="auto" fo:margin-left="0mm" style:writing-mode="page"/>
      <style:text-properties fo:color="#ff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162"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163" style:family="table-cell" style:parent-style-name="Default">
      <style:table-cell-properties fo:border-bottom="none" fo:wrap-option="wrap" fo:border-left="0.74pt solid #000000" fo:border-right="none" fo:border-top="none"/>
      <style:text-properties fo:color="#ff0000" style:font-name="Times New Roman" fo:font-size="10pt" style:font-size-asian="10pt" style:font-size-complex="10pt" fo:hyphenate="true"/>
    </style:style>
    <style:style style:name="ce1164" style:family="table-cell" style:parent-style-name="Default">
      <style:table-cell-properties fo:border-bottom="0.74pt solid #0084d1" style:diagonal-bl-tr="none" style:diagonal-tl-br="none" style:text-align-source="value-type" style:repeat-content="false" fo:background-color="transparent" fo:wrap-option="wrap" fo:border-left="0.74pt solid #000000" style:direction="ltr" fo:border-right="0.9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165" style:family="table-cell" style:parent-style-name="Default">
      <style:table-cell-properties fo:border-bottom="none" fo:wrap-option="wrap" fo:border-left="0.74pt solid #000000" fo:border-right="none" fo:border-top="none"/>
      <style:text-properties style:font-name="Times New Roman" fo:font-size="10pt" style:font-size-asian="10pt" style:font-name-complex="Arial2" style:font-size-complex="10pt" fo:hyphenate="true"/>
    </style:style>
    <style:style style:name="ce1166"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9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167" style:family="table-cell" style:parent-style-name="Default">
      <style:table-cell-properties fo:border-bottom="none" fo:background-color="transparent" fo:wrap-option="wrap" fo:border-left="0.74pt solid #000000" fo:border-right="0.99pt solid #000000" style:rotation-align="none" fo:border-top="none"/>
      <style:text-properties style:font-name="Times New Roman" fo:font-size="10pt" style:font-size-asian="10pt" style:font-size-complex="10pt" fo:hyphenate="true"/>
    </style:style>
    <style:style style:name="ce1168" style:family="table-cell" style:parent-style-name="Default">
      <style:table-cell-properties fo:border-bottom="none" fo:wrap-option="wrap" fo:border-left="0.74pt solid #000000" fo:border-right="0.99pt solid #000000" fo:border-top="none"/>
      <style:text-properties style:font-name="Times New Roman" fo:hyphenate="true"/>
    </style:style>
    <style:style style:name="ce1169" style:family="table-cell" style:parent-style-name="Default">
      <style:table-cell-properties fo:border-bottom="0.99pt solid #2b7ed2" fo:background-color="transparent" fo:wrap-option="wrap" fo:border-left="0.74pt solid #000000" fo:border-right="0.99pt solid #000000" style:rotation-align="none" fo:border-top="none"/>
      <style:text-properties fo:color="#ff0000" style:font-name="Times New Roman" fo:font-size="10pt" style:font-size-asian="10pt" style:font-size-complex="10pt" fo:hyphenate="true"/>
    </style:style>
    <style:style style:name="ce1170" style:family="table-cell" style:parent-style-name="Default">
      <style:table-cell-properties fo:border-bottom="0.74pt solid #0084d1"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fo:hyphenate="true"/>
    </style:style>
    <style:style style:name="ce1171" style:family="table-cell" style:parent-style-name="Default">
      <style:table-cell-properties fo:border-bottom="none" fo:background-color="transparent" fo:wrap-option="wrap" fo:border-left="0.74pt solid #000000" fo:border-right="0.74pt solid #000000" fo:border-top="none"/>
      <style:text-properties style:font-name="Times New Roman" fo:font-size="10pt" style:font-size-asian="10pt" style:font-size-complex="10pt" fo:hyphenate="true"/>
    </style:style>
    <style:style style:name="ce1172" style:family="table-cell" style:parent-style-name="Default">
      <style:table-cell-properties fo:border-bottom="0.74pt solid #0084d1"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ff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173" style:family="table-cell" style:parent-style-name="Default">
      <style:table-cell-properties fo:border-bottom="none" fo:background-color="transparent" fo:wrap-option="wrap" fo:border-left="0.74pt solid #000000" fo:border-right="0.99pt solid #000000" style:rotation-align="none" fo:border-top="none"/>
      <style:text-properties fo:color="#ff0000" style:font-name="Times New Roman" fo:font-size="10pt" style:font-size-asian="10pt" style:font-size-complex="10pt" fo:hyphenate="true"/>
    </style:style>
    <style:style style:name="ce1174" style:family="table-cell" style:parent-style-name="Default">
      <style:table-cell-properties fo:border-bottom="0.74pt solid #0053a8" fo:background-color="transparent" fo:wrap-option="wrap" fo:border-left="0.74pt solid #000000" fo:border-right="0.99pt solid #000000" style:rotation-align="none" fo:border-top="none"/>
      <style:text-properties fo:color="#ff0000" style:font-name="Times New Roman" fo:font-size="10pt" style:font-size-asian="10pt" style:font-size-complex="10pt" fo:hyphenate="true"/>
    </style:style>
    <style:style style:name="ce1175" style:family="table-cell" style:parent-style-name="Default">
      <style:table-cell-properties fo:border-bottom="none" fo:background-color="#00ff7f"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176" style:family="table-cell" style:parent-style-name="Default">
      <style:table-cell-properties fo:wrap-option="wrap"/>
      <style:text-properties style:text-outline="false" style:text-line-through-style="none" style:text-line-through-type="none" style:font-name="Times New Roman" fo:language="de" fo:country="D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177" style:family="table-cell" style:parent-style-name="Default">
      <style:table-cell-properties fo:border-bottom="0.74pt solid #0084d1" fo:background-color="#00ff7f"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178" style:family="table-cell" style:parent-style-name="Default">
      <style:table-cell-properties fo:border-bottom="0.99pt solid #2b7ed2" fo:background-color="#d2d02b" fo:wrap-option="wrap" fo:border-left="none" fo:border-right="none" fo:border-top="none"/>
      <style:text-properties fo:color="#000000"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1179" style:family="table-cell" style:parent-style-name="Default">
      <style:table-cell-properties fo:background-color="#d2d02b" fo:wrap-option="wrap"/>
      <style:text-properties fo:color="#000000"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1180" style:family="table-cell" style:parent-style-name="Default">
      <style:table-cell-properties fo:border-bottom="0.74pt solid #0053a8" fo:background-color="transparent" fo:wrap-option="wrap" fo:border-left="none" fo:border-right="none" fo:border-top="none"/>
      <style:text-properties fo:color="#000000"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1181" style:family="table-cell" style:parent-style-name="Default">
      <style:text-properties style:text-outline="false" style:text-line-through-style="none" style:text-line-through-type="none" style:font-name="Times New Roman" fo:language="de" fo:country="DE" fo:font-style="normal" fo:text-shadow="none" style:text-underline-style="none" fo:font-weight="bold"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2" style:family="table-cell" style:parent-style-name="Default">
      <style:text-properties style:text-outline="false" style:text-line-through-style="none" style:text-line-through-type="none" style:font-name="Times New Roman" fo:language="de" fo:country="D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3" style:family="table-cell" style:parent-style-name="Default">
      <style:table-cell-properties fo:border-bottom="none" fo:wrap-option="wrap" fo:border-left="0.74pt solid #000000" fo:border-right="none" fo:border-top="none"/>
      <style:text-properties fo:color="#0053a8" style:text-outline="false" style:text-line-through-style="none" style:text-line-through-type="none" style:font-name="Times New Roman" fo:language="de" fo:country="D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184" style:family="table-cell" style:parent-style-name="Default">
      <style:table-cell-properties fo:border-bottom="none" fo:background-color="transparent" fo:wrap-option="wrap" fo:border-left="0.74pt solid #000000" fo:border-right="none" fo:border-top="none"/>
      <style:text-properties style:text-outline="false" style:text-line-through-style="none" style:text-line-through-type="none" style:font-name="Times New Roman" fo:language="de" fo:country="D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185" style:family="table-cell" style:parent-style-name="Default">
      <style:table-cell-properties fo:border-bottom="none" fo:background-color="transparent" fo:wrap-option="wrap" fo:border-left="0.74pt solid #000000" fo:border-right="none" fo:border-top="0.74pt solid #003f80"/>
      <style:text-properties style:text-outline="false" style:text-line-through-style="none" style:text-line-through-type="none" style:font-name="Times New Roman" fo:font-size="10pt" fo:language="none" fo:country="none" fo:text-shadow="none" style:text-underline-style="none" style:text-underline-mode="continuous" style:text-overline-mode="continuous" style:text-line-through-mode="continuous" style:font-size-asian="10pt" style:language-asian="none" style:country-asian="none" style:font-size-complex="10pt" style:language-complex="none" style:country-complex="none" style:text-emphasize="none" style:font-relief="none" style:text-overline-style="none" style:text-overline-color="font-color" fo:hyphenate="true"/>
    </style:style>
    <style:style style:name="ce1186" style:family="table-cell" style:parent-style-name="Default">
      <style:table-cell-properties fo:border-bottom="none" style:diagonal-bl-tr="none" style:diagonal-tl-br="none" fo:background-color="transparent" fo:wrap-option="wrap" fo:border-left="0.74pt solid #000000" fo:border-right="none" style:rotation-align="none" fo:border-top="non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187" style:family="table-cell" style:parent-style-name="Default">
      <style:table-cell-properties fo:border-bottom="0.74pt solid #003f80"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188" style:family="table-cell" style:parent-style-name="Default">
      <style:table-cell-properties fo:border-bottom="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font-name="Times New Roman" fo:font-size="10pt" style:font-size-asian="10pt" style:font-size-complex="10pt" fo:hyphenate="true"/>
    </style:style>
    <style:style style:name="ce1189" style:family="table-cell" style:parent-style-name="Default">
      <style:table-cell-properties fo:wrap-option="wrap"/>
      <style:text-properties style:font-name="Times New Roman" fo:hyphenate="true"/>
    </style:style>
    <style:style style:name="ce1190" style:family="table-cell" style:parent-style-name="Default">
      <style:table-cell-properties fo:border-bottom="none" fo:wrap-option="wrap" fo:border-left="0.74pt solid #000000" fo:border-right="none" fo:border-top="none"/>
      <style:text-properties style:use-window-font-color="true" style:font-name="Times New Roman" style:language-asian="none" style:country-asian="none" style:language-complex="none" style:country-complex="none" fo:hyphenate="true"/>
    </style:style>
    <style:style style:name="ce1191"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222222" style:text-outline="false" style:text-line-through-style="none" style:text-line-through-type="none" style:font-name="Times New Roman" fo:font-size="9.5pt" fo:language="de" fo:country="DE" fo:font-style="normal" fo:text-shadow="none" style:text-underline-style="none" fo:font-weight="normal" style:text-underline-mode="continuous" style:text-overline-mode="continuous" style:text-line-through-mode="continuous" style:font-size-asian="9.5pt" style:language-asian="zh" style:country-asian="CN" style:font-style-asian="normal" style:font-weight-asian="normal" style:font-name-complex="Arial2" style:font-size-complex="9.5pt" style:language-complex="hi" style:country-complex="IN" style:font-style-complex="normal" style:font-weight-complex="normal" style:text-emphasize="none" style:font-relief="none" style:text-overline-style="none" style:text-overline-color="font-color" fo:hyphenate="true"/>
    </style:style>
    <style:style style:name="ce1192" style:family="table-cell" style:parent-style-name="Default">
      <style:table-cell-properties fo:border-bottom="none" fo:wrap-option="wrap" fo:border-left="0.74pt solid #000000" fo:border-right="none" fo:border-top="none"/>
      <style:text-properties style:font-name="Times New Roman" fo:hyphenate="true"/>
    </style:style>
    <style:style style:name="ce1193"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language-asian="none" style:country-asian="none" style:font-style-asian="normal" style:font-weight-asian="normal" style:font-name-complex="Arial2" style:font-size-complex="10pt" style:language-complex="none" style:country-complex="none" style:font-style-complex="normal" style:font-weight-complex="normal" fo:hyphenate="true"/>
    </style:style>
    <style:style style:name="ce1194" style:family="table-cell" style:parent-style-name="Default">
      <style:table-cell-properties fo:border-bottom="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195"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3f8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196" style:family="table-cell" style:parent-style-name="Default">
      <style:table-cell-properties fo:border-bottom="none" fo:background-color="transparent" fo:wrap-option="wrap" fo:border-left="0.74pt solid #000000" fo:border-right="none" style:rotation-align="none" fo:border-top="none"/>
      <style:text-properties style:font-name="Times New Roman" fo:font-size="10pt" style:font-size-asian="10pt" style:font-size-complex="10pt" fo:hyphenate="true"/>
    </style:style>
    <style:style style:name="ce1197"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fo:hyphenate="true"/>
    </style:style>
    <style:style style:name="ce1198"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0.74pt solid #0084d1"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199" style:family="table-cell" style:parent-style-name="Default">
      <style:table-cell-properties fo:border-bottom="none" fo:background-color="transparent" fo:wrap-option="wrap" fo:border-left="0.74pt solid #000000" fo:border-right="none" style:rotation-align="none" fo:border-top="none"/>
      <style:text-properties style:font-name="Times New Roman" fo:font-size="10pt" fo:language="none" fo:country="none" style:font-size-asian="10pt" style:language-asian="none" style:country-asian="none" style:font-size-complex="10pt" style:language-complex="none" style:country-complex="none" fo:hyphenate="true"/>
    </style:style>
    <style:style style:name="ce1200" style:family="table-cell" style:parent-style-name="Default">
      <style:table-cell-properties fo:border-bottom="0.74pt solid #0084d1"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201" style:family="table-cell" style:parent-style-name="Default">
      <style:table-cell-properties fo:wrap-option="wrap"/>
      <style:text-properties style:font-name="Times New Roman" fo:font-style="italic" style:font-style-asian="italic" style:font-style-complex="italic" fo:hyphenate="true"/>
    </style:style>
    <style:style style:name="ce1202" style:family="table-cell" style:parent-style-name="Default">
      <style:table-cell-properties fo:border-bottom="none" fo:wrap-option="wrap" fo:border-left="0.74pt solid #000000" fo:border-right="none" fo:border-top="none"/>
      <style:text-properties style:text-outline="false" style:text-line-through-style="none" style:text-line-through-type="none" style:font-name="Times New Roman" fo:font-size="10pt" fo:language="none" fo:country="none" fo:text-shadow="none" style:text-underline-style="none" fo:font-weight="normal" style:text-underline-mode="continuous" style:text-overline-mode="continuous" style:text-line-through-mode="continuous" style:font-size-asian="10pt" style:language-asian="none" style:country-asian="none" style:font-weight-asian="normal" style:font-size-complex="10pt" style:language-complex="none" style:country-complex="none" style:font-weight-complex="normal" style:text-emphasize="none" style:font-relief="none" style:text-overline-style="none" style:text-overline-color="font-color" fo:hyphenate="true"/>
    </style:style>
    <style:style style:name="ce1203" style:family="table-cell" style:parent-style-name="Default">
      <style:table-cell-properties fo:border-bottom="none" fo:background-color="transparent" fo:wrap-option="wrap" fo:border-left="0.74pt solid #000000" fo:border-right="none" style:rotation-align="none" fo:border-top="none"/>
      <style:text-properties fo:color="#008000" style:font-name="Times New Roman" fo:font-size="10pt" fo:font-style="italic" style:font-size-asian="10pt" style:font-style-asian="italic" style:font-size-complex="10pt" style:font-style-complex="italic" fo:hyphenate="true"/>
    </style:style>
    <style:style style:name="ce1204" style:family="table-cell" style:parent-style-name="Default">
      <style:table-cell-properties fo:wrap-option="wrap"/>
      <style:text-properties fo:color="#008000" style:font-name="Times New Roman" fo:hyphenate="true"/>
    </style:style>
    <style:style style:name="ce1205" style:family="table-cell" style:parent-style-name="Default">
      <style:table-cell-properties fo:border-bottom="none" fo:background-color="transparent" fo:wrap-option="wrap" fo:border-left="0.74pt solid #000000" fo:border-right="none" style:rotation-align="none" fo:border-top="none"/>
      <style:text-properties fo:color="#000000" style:font-name="Times New Roman" fo:font-size="10pt" style:font-size-asian="10pt" style:font-size-complex="10pt" fo:hyphenate="true"/>
    </style:style>
    <style:style style:name="ce1206" style:family="table-cell" style:parent-style-name="Default">
      <style:table-cell-properties fo:border-bottom="none" fo:background-color="transparent" fo:wrap-option="wrap" fo:border-left="0.74pt solid #000000" fo:border-right="none" style:rotation-align="none" fo:border-top="none"/>
      <style:text-properties style:font-name="Times New Roman" fo:font-size="10pt" fo:font-style="italic" style:font-size-asian="10pt" style:font-style-asian="italic" style:font-size-complex="10pt" style:font-style-complex="italic" fo:hyphenate="true"/>
    </style:style>
    <style:style style:name="ce1207" style:family="table-cell" style:parent-style-name="Default">
      <style:table-cell-properties fo:wrap-option="wrap"/>
      <style:text-properties style:font-name="Times New Roman" fo:font-size="10pt" style:font-name-asian="Segoe UI" style:font-size-asian="10pt" style:font-name-complex="Segoe UI" style:font-size-complex="10pt" fo:hyphenate="true"/>
    </style:style>
    <style:style style:name="ce1208" style:family="table-cell" style:parent-style-name="Default">
      <style:text-properties style:font-name="Times New Roman"/>
    </style:style>
    <style:style style:name="ce1209" style:family="table-cell" style:parent-style-name="Default">
      <style:table-cell-properties fo:border-bottom="none" fo:wrap-option="wrap" fo:border-left="0.74pt solid #000000" fo:border-right="none" fo:border-top="none"/>
      <style:text-properties fo:color="#004586" style:text-outline="false" style:text-line-through-style="none" style:text-line-through-type="none" style:font-name="Times New Roman" fo:language="de" fo:country="D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210" style:family="table-cell" style:parent-style-name="Default">
      <style:table-cell-properties fo:border-bottom="none" fo:background-color="transparent" fo:wrap-option="wrap" fo:border-left="0.74pt solid #000000" fo:border-right="none" fo:border-top="none"/>
      <style:text-properties fo:color="#008000" style:text-outline="false" style:text-line-through-style="none" style:text-line-through-type="none" style:font-name="Times New Roman" fo:font-size="9pt" fo:language="de" fo:country="DE" fo:font-style="normal" fo:text-shadow="none" style:text-underline-style="none" fo:font-weight="normal" style:text-underline-mode="continuous" style:text-overline-mode="continuous" style:text-line-through-mode="continuous" style:font-name-asian="Segoe UI" style:font-size-asian="9pt" style:language-asian="none" style:country-asian="none" style:font-style-asian="normal" style:font-weight-asian="normal" style:font-name-complex="Segoe UI" style:font-size-complex="9pt" style:language-complex="none" style:country-complex="none" style:font-style-complex="normal" style:font-weight-complex="normal" style:text-emphasize="none" style:font-relief="none" style:text-overline-style="none" style:text-overline-color="font-color" fo:hyphenate="true"/>
    </style:style>
    <style:style style:name="ce1211" style:family="table-cell" style:parent-style-name="Default">
      <style:table-cell-properties fo:border-bottom="none" fo:background-color="transparent" fo:wrap-option="wrap" fo:border-left="0.74pt solid #000000" fo:border-right="none" fo:border-top="0.74pt solid #2b7ed2"/>
      <style:text-properties style:text-outline="false" style:text-line-through-style="none" style:text-line-through-type="none" style:font-name="Times New Roman"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212" style:family="table-cell" style:parent-style-name="Default">
      <style:table-cell-properties fo:border-bottom="none" fo:wrap-option="wrap" fo:border-left="0.74pt solid #000000" fo:border-right="none" fo:border-top="none"/>
      <style:text-properties style:text-outline="false" style:text-line-through-style="none" style:text-line-through-type="none" style:font-name="Times New Roman" fo:language="de" fo:country="D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213" style:family="table-cell" style:parent-style-name="Default">
      <style:table-cell-properties fo:border-bottom="0.74pt solid #0053a8"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214"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0.74pt solid #0084d1" style:vertical-align="bottom" loext:vertical-justify="auto"/>
      <style:paragraph-properties css3t:text-justify="auto" fo:margin-left="0mm" style:writing-mode="page"/>
      <style:text-properties fo:color="#242424"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name-asian="Fd2984056-Identity-H" style:font-size-asian="10pt" style:language-asian="zh" style:country-asian="CN" style:font-style-asian="normal" style:font-weight-asian="normal" style:font-name-complex="Fd2984056-Identity-H" style:font-size-complex="10pt" style:language-complex="hi" style:country-complex="IN" style:font-style-complex="normal" style:font-weight-complex="normal" style:text-emphasize="none" style:font-relief="none" style:text-overline-style="none" style:text-overline-color="font-color" fo:hyphenate="true"/>
    </style:style>
    <style:style style:name="ce1215" style:family="table-cell" style:parent-style-name="Default">
      <style:table-cell-properties fo:border-bottom="none" fo:wrap-option="wrap" fo:border-left="0.74pt solid #000000" fo:border-right="none" fo:border-top="none"/>
      <style:text-properties style:text-outline="false" style:text-line-through-style="none" style:text-line-through-type="none" style:font-name="Times New Roman" fo:language="none" fo:country="none" fo:font-style="italic" fo:text-shadow="none" style:text-underline-style="none" fo:font-weight="normal" style:text-underline-mode="continuous" style:text-overline-mode="continuous" style:text-line-through-mode="continuous" style:language-asian="none" style:country-asian="none" style:font-style-asian="italic" style:font-weight-asian="normal" style:language-complex="none" style:country-complex="none" style:font-style-complex="italic" style:font-weight-complex="normal" style:text-emphasize="none" style:font-relief="none" style:text-overline-style="none" style:text-overline-color="font-color" fo:hyphenate="true"/>
    </style:style>
    <style:style style:name="ce1216" style:family="table-cell" style:parent-style-name="Default">
      <style:table-cell-properties fo:border-bottom="none" fo:background-color="#eeeee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84d1"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217" style:family="table-cell" style:parent-style-name="Default">
      <style:table-cell-properties fo:border-bottom="none" fo:background-color="#eeeee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218"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0.99pt solid #dc2300"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219" style:family="table-cell" style:parent-style-name="Default">
      <style:table-cell-properties fo:border-bottom="none" fo:background-color="#eeeee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220" style:family="table-cell" style:parent-style-name="Default">
      <style:table-cell-properties fo:border-bottom="none" fo:background-color="#eeeee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1a1a1a" style:text-outline="false" style:text-line-through-style="none" style:text-line-through-type="none" style:font-name="Times New Roman" fo:font-size="10pt" fo:language="none" fo:country="none" fo:font-style="normal" fo:text-shadow="none" style:text-underline-style="none" fo:font-weight="normal" style:font-name-asian="Fd2984056-Identity-H" style:font-size-asian="10pt" style:language-asian="none" style:country-asian="none" style:font-style-asian="normal" style:font-weight-asian="normal" style:font-name-complex="Fd2984056-Identity-H" style:font-size-complex="10pt" style:language-complex="none" style:country-complex="none" style:font-style-complex="normal" style:font-weight-complex="normal" fo:hyphenate="true"/>
    </style:style>
    <style:style style:name="ce1221"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222"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0.74pt solid #003f80" style:vertical-align="bottom" loext:vertical-justify="auto"/>
      <style:paragraph-properties css3t:text-justify="auto" fo:margin-left="0mm" style:writing-mode="page"/>
      <style:text-properties fo:color="#232323" style:text-outline="false" style:text-line-through-style="none" style:text-line-through-type="none" style:font-name="Times New Roman" fo:font-size="10pt" fo:language="none" fo:country="none" fo:font-style="normal" fo:text-shadow="none" style:text-underline-style="none" fo:font-weight="normal" style:font-name-asian="Fd2984056-Identity-H" style:font-size-asian="10pt" style:language-asian="none" style:country-asian="none" style:font-style-asian="normal" style:font-weight-asian="normal" style:font-name-complex="Fd2984056-Identity-H" style:font-size-complex="10pt" style:language-complex="none" style:country-complex="none" style:font-style-complex="normal" style:font-weight-complex="normal" fo:hyphenate="true"/>
    </style:style>
    <style:style style:name="ce1223" style:family="table-cell" style:parent-style-name="Default">
      <style:table-cell-properties fo:border-bottom="none" fo:wrap-option="wrap" fo:border-left="0.74pt solid #000000" fo:border-right="none" fo:border-top="none"/>
      <style:text-properties fo:color="#003f80" style:font-name="Times New Roman" fo:hyphenate="true"/>
    </style:style>
    <style:style style:name="ce1224" style:family="table-cell" style:parent-style-name="Default">
      <style:table-cell-properties fo:border-bottom="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225" style:family="table-cell" style:parent-style-name="Default">
      <style:table-cell-properties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fo:color="#2b2bd2"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fo:hyphenate="true"/>
    </style:style>
    <style:style style:name="ce1226"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fo:color="#2b2bd2"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Arial2" style:font-size-complex="10pt" style:font-style-complex="normal" style:font-weight-complex="bold" fo:hyphenate="true"/>
    </style:style>
    <style:style style:name="ce1227" style:family="table-cell" style:parent-style-name="Default">
      <style:table-cell-properties fo:border-bottom="0.74pt solid #0084d1"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Arial2" style:font-size-complex="10pt" style:font-style-complex="normal" style:font-weight-complex="bold" fo:hyphenate="true"/>
    </style:style>
    <style:style style:name="ce1228" style:family="table-cell" style:parent-style-name="Default">
      <style:table-cell-properties fo:border-bottom="none" fo:background-color="transparent" fo:wrap-option="wrap" fo:border-left="0.74pt solid #000000" fo:border-right="none" fo:border-top="none"/>
      <style:text-properties fo:color="#0053a8" style:font-name="Times New Roman" fo:font-size="10pt" style:font-size-asian="10pt" style:font-size-complex="10pt" fo:hyphenate="true"/>
    </style:style>
    <style:style style:name="ce1229" style:family="table-cell" style:parent-style-name="Default">
      <style:table-cell-properties fo:border-bottom="none" fo:background-color="transparent" fo:wrap-option="wrap" fo:border-left="0.74pt solid #000000" fo:border-right="none" fo:border-top="none"/>
      <style:text-properties fo:color="#008000" style:font-name="Times New Roman" fo:font-size="10pt" style:font-size-asian="10pt" style:font-size-complex="10pt" fo:hyphenate="true"/>
    </style:style>
    <style:style style:name="ce1230" style:family="table-cell" style:parent-style-name="Default">
      <style:table-cell-properties fo:border-bottom="0.74pt solid #0053a8"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494" style:family="table-cell" style:parent-style-name="Default">
      <style:table-cell-properties fo:border-bottom="0.74pt solid #000080" style:diagonal-bl-tr="none" style:diagonal-tl-br="none" style:text-align-source="value-type" style:repeat-content="false" fo:background-color="transparent" fo:wrap-option="wrap" fo:border-left="0.74pt solid #000000" style:direction="ltr" fo:border-right="0.9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232" style:family="table-cell" style:parent-style-name="Default">
      <style:table-cell-properties fo:border-bottom="none" fo:wrap-option="wrap" fo:border-left="0.74pt solid #000000" fo:border-right="0.99pt solid #000000" fo:border-top="none"/>
      <style:text-properties fo:color="#000000" style:font-name="Times New Roman" fo:hyphenate="true"/>
    </style:style>
    <style:style style:name="ce1233"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99pt solid #000000" style:rotation-angle="0" style:rotation-align="none" style:shrink-to-fit="false" fo:border-top="0.74pt solid #003f80" style:vertical-align="bottom" loext:vertical-justify="auto"/>
      <style:paragraph-properties css3t:text-justify="auto" fo:margin-left="0mm" style:writing-mode="page"/>
      <style:text-properties fo:color="#232323" style:text-outline="false" style:text-line-through-style="none" style:text-line-through-type="none" style:font-name="Times New Roman" fo:font-size="10pt" fo:language="none" fo:country="none" fo:font-style="normal" fo:text-shadow="none" style:text-underline-style="none" fo:font-weight="normal" style:font-name-asian="Fd2984056-Identity-H" style:font-size-asian="10pt" style:language-asian="none" style:country-asian="none" style:font-style-asian="normal" style:font-weight-asian="normal" style:font-name-complex="Fd2984056-Identity-H" style:font-size-complex="10pt" style:language-complex="none" style:country-complex="none" style:font-style-complex="normal" style:font-weight-complex="normal" fo:hyphenate="true"/>
    </style:style>
    <style:style style:name="ce1234"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9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fo:hyphenate="true"/>
    </style:style>
    <style:style style:name="ce1235" style:family="table-cell" style:parent-style-name="Default">
      <style:table-cell-properties fo:border-bottom="0.74pt solid #0084d1" style:diagonal-bl-tr="none" style:diagonal-tl-br="none" style:text-align-source="value-type" style:repeat-content="false" fo:background-color="transparent" fo:wrap-option="wrap" fo:border-left="0.74pt solid #000000" style:direction="ltr" fo:border-right="0.9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fo:hyphenate="true"/>
    </style:style>
    <style:style style:name="ce1236"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99pt solid #000000" style:rotation-angle="0" style:rotation-align="none" style:shrink-to-fit="false" fo:border-top="none" style:vertical-align="bottom" loext:vertical-justify="auto"/>
      <style:paragraph-properties css3t:text-justify="auto" fo:margin-left="0mm" style:writing-mode="page"/>
      <style:text-properties fo:color="#222222" style:text-outline="false" style:text-line-through-style="none" style:text-line-through-type="none" style:font-name="Times New Roman" fo:font-size="9.5pt" fo:language="de" fo:country="DE" fo:font-style="normal" fo:text-shadow="none" style:text-underline-style="none" fo:font-weight="normal" style:text-underline-mode="continuous" style:text-overline-mode="continuous" style:text-line-through-mode="continuous" style:font-size-asian="9.5pt" style:language-asian="zh" style:country-asian="CN" style:font-style-asian="normal" style:font-weight-asian="normal" style:font-name-complex="Arial2" style:font-size-complex="9.5pt" style:language-complex="hi" style:country-complex="IN" style:font-style-complex="normal" style:font-weight-complex="normal" style:text-emphasize="none" style:font-relief="none" style:text-overline-style="none" style:text-overline-color="font-color" fo:hyphenate="true"/>
    </style:style>
    <style:style style:name="ce1237"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9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fo:hyphenate="true"/>
    </style:style>
    <style:style style:name="ce1238"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99pt solid #000000" style:rotation-angle="0" style:rotation-align="none" style:shrink-to-fit="false" fo:border-top="0.74pt solid #0084d1"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239" style:family="table-cell" style:parent-style-name="Default">
      <style:table-cell-properties fo:border-bottom="none" fo:background-color="transparent" fo:wrap-option="wrap" fo:border-left="0.74pt solid #000000" fo:border-right="0.99pt solid #000000" style:rotation-align="none" fo:border-top="none"/>
      <style:text-properties style:font-name="Times New Roman" fo:font-size="10pt" fo:language="none" fo:country="none" style:font-size-asian="10pt" style:language-asian="none" style:country-asian="none" style:font-size-complex="10pt" style:language-complex="none" style:country-complex="none" fo:hyphenate="true"/>
    </style:style>
    <style:style style:name="ce1240" style:family="table-cell" style:parent-style-name="Default">
      <style:table-cell-properties fo:border-bottom="none" fo:wrap-option="wrap" fo:border-left="0.74pt solid #000000" fo:border-right="0.99pt solid #000000" fo:border-top="none"/>
      <style:text-properties style:text-outline="false" style:text-line-through-style="none" style:text-line-through-type="none" style:font-name="Times New Roman" fo:font-size="10pt" fo:language="none" fo:country="none" fo:text-shadow="none" style:text-underline-style="none" fo:font-weight="normal" style:text-underline-mode="continuous" style:text-overline-mode="continuous" style:text-line-through-mode="continuous" style:font-size-asian="10pt" style:language-asian="none" style:country-asian="none" style:font-weight-asian="normal" style:font-size-complex="10pt" style:language-complex="none" style:country-complex="none" style:font-weight-complex="normal" style:text-emphasize="none" style:font-relief="none" style:text-overline-style="none" style:text-overline-color="font-color" fo:hyphenate="true"/>
    </style:style>
    <style:style style:name="ce1241" style:family="table-cell" style:parent-style-name="Default">
      <style:table-cell-properties fo:border-bottom="none" fo:background-color="transparent" fo:wrap-option="wrap" fo:border-left="0.74pt solid #000000" fo:border-right="0.99pt solid #000000" style:rotation-align="none" fo:border-top="none"/>
      <style:text-properties fo:color="#000000" style:font-name="Times New Roman" fo:font-size="10pt" style:font-size-asian="10pt" style:font-size-complex="10pt" fo:hyphenate="true"/>
    </style:style>
    <style:style style:name="ce1242" style:family="table-cell" style:parent-style-name="Default">
      <style:table-cell-properties fo:border-bottom="none" fo:background-color="transparent" fo:wrap-option="wrap" fo:border-left="0.74pt solid #000000" fo:border-right="0.99pt solid #000000" fo:border-top="none"/>
      <style:text-properties fo:color="#000000" style:font-name="Times New Roman" fo:font-size="10pt" style:font-size-asian="10pt" style:font-size-complex="10pt" fo:hyphenate="true"/>
    </style:style>
    <style:style style:name="ce1243" style:family="table-cell" style:parent-style-name="Default">
      <style:table-cell-properties fo:border-bottom="none" fo:background-color="transparent" fo:wrap-option="wrap" fo:border-left="0.74pt solid #000000" fo:border-right="0.99pt solid #000000" fo:border-top="0.74pt solid #2b7ed2"/>
      <style:text-properties style:text-outline="false" style:text-line-through-style="none" style:text-line-through-type="none" style:font-name="Times New Roman"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244" style:family="table-cell" style:parent-style-name="Default">
      <style:table-cell-properties fo:border-bottom="none" fo:wrap-option="wrap" fo:border-left="0.74pt solid #000000" fo:border-right="0.99pt solid #000000" fo:border-top="none"/>
      <style:text-properties style:text-outline="false" style:text-line-through-style="none" style:text-line-through-type="none" style:font-name="Times New Roman" fo:language="de" fo:country="D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245" style:family="table-cell" style:parent-style-name="Default">
      <style:table-cell-properties fo:border-bottom="0.74pt solid #0053a8" style:diagonal-bl-tr="none" style:diagonal-tl-br="none" style:text-align-source="value-type" style:repeat-content="false" fo:background-color="transparent" fo:wrap-option="wrap" fo:border-left="0.74pt solid #000000" style:direction="ltr" fo:border-right="0.9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246"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99pt solid #000000" style:rotation-angle="0" style:rotation-align="none" style:shrink-to-fit="false" fo:border-top="0.74pt solid #0084d1" style:vertical-align="bottom" loext:vertical-justify="auto"/>
      <style:paragraph-properties css3t:text-justify="auto" fo:margin-left="0mm" style:writing-mode="page"/>
      <style:text-properties fo:color="#242424"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name-asian="Fd2984056-Identity-H" style:font-size-asian="10pt" style:language-asian="zh" style:country-asian="CN" style:font-style-asian="normal" style:font-weight-asian="normal" style:font-name-complex="Fd2984056-Identity-H" style:font-size-complex="10pt" style:language-complex="hi" style:country-complex="IN" style:font-style-complex="normal" style:font-weight-complex="normal" style:text-emphasize="none" style:font-relief="none" style:text-overline-style="none" style:text-overline-color="font-color" fo:hyphenate="true"/>
    </style:style>
    <style:style style:name="ce1247" style:family="table-cell" style:parent-style-name="Default">
      <style:table-cell-properties fo:border-bottom="none" fo:wrap-option="wrap" fo:border-left="0.74pt solid #000000" fo:border-right="0.99pt solid #000000" fo:border-top="none"/>
      <style:text-properties style:text-outline="false" style:text-line-through-style="none" style:text-line-through-type="none" style:font-name="Times New Roman" fo:language="none" fo:country="none" fo:font-style="italic" fo:text-shadow="none" style:text-underline-style="none" fo:font-weight="normal" style:text-underline-mode="continuous" style:text-overline-mode="continuous" style:text-line-through-mode="continuous" style:language-asian="none" style:country-asian="none" style:font-style-asian="italic" style:font-weight-asian="normal" style:language-complex="none" style:country-complex="none" style:font-style-complex="italic" style:font-weight-complex="normal" style:text-emphasize="none" style:font-relief="none" style:text-overline-style="none" style:text-overline-color="font-color" fo:hyphenate="true"/>
    </style:style>
    <style:style style:name="ce1248"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99pt solid #000000" style:rotation-angle="0" style:rotation-align="none" style:shrink-to-fit="false" fo:border-top="none" style:vertical-align="bottom" loext:vertical-justify="auto"/>
      <style:paragraph-properties css3t:text-justify="auto" fo:margin-left="0mm" style:writing-mode="page"/>
      <style:text-properties fo:color="#ff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249" style:family="table-cell" style:parent-style-name="Default">
      <style:table-cell-properties fo:border-bottom="none" fo:background-color="#eeeeee" style:diagonal-bl-tr="none" style:diagonal-tl-br="none" style:text-align-source="value-type" style:repeat-content="false" fo:wrap-option="wrap" fo:border-left="0.74pt solid #000000" style:direction="ltr" fo:border-right="0.99pt solid #000000" style:rotation-angle="0" style:rotation-align="none" style:shrink-to-fit="false" fo:border-top="0.74pt solid #0084d1"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250" style:family="table-cell" style:parent-style-name="Default">
      <style:table-cell-properties fo:border-bottom="none" fo:background-color="#eeeeee" style:diagonal-bl-tr="none" style:diagonal-tl-br="none" style:text-align-source="value-type" style:repeat-content="false" fo:wrap-option="wrap" fo:border-left="0.74pt solid #000000" style:direction="ltr" fo:border-right="0.9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251"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99pt solid #000000" style:rotation-angle="0" style:rotation-align="none" style:shrink-to-fit="false" fo:border-top="0.99pt solid #dc2300"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252" style:family="table-cell" style:parent-style-name="Default">
      <style:table-cell-properties fo:border-bottom="none" fo:background-color="#eeeeee" style:diagonal-bl-tr="none" style:diagonal-tl-br="none" style:text-align-source="value-type" style:repeat-content="false" fo:wrap-option="wrap" fo:border-left="0.74pt solid #000000" style:direction="ltr" fo:border-right="0.99pt solid #000000" style:rotation-angle="0" style:rotation-align="none" style:shrink-to-fit="false" fo:border-top="none" style:vertical-align="bottom" loext:vertical-justify="auto"/>
      <style:paragraph-properties css3t:text-justify="auto" fo:margin-left="0mm" style:writing-mode="page"/>
      <style:text-properties fo:color="#1a1a1a" style:text-outline="false" style:text-line-through-style="none" style:text-line-through-type="none" style:font-name="Times New Roman" fo:font-size="10pt" fo:language="none" fo:country="none" fo:font-style="normal" fo:text-shadow="none" style:text-underline-style="none" fo:font-weight="normal" style:font-name-asian="Fd2984056-Identity-H" style:font-size-asian="10pt" style:language-asian="none" style:country-asian="none" style:font-style-asian="normal" style:font-weight-asian="normal" style:font-name-complex="Fd2984056-Identity-H" style:font-size-complex="10pt" style:language-complex="none" style:country-complex="none" style:font-style-complex="normal" style:font-weight-complex="normal" fo:hyphenate="true"/>
    </style:style>
    <style:style style:name="ce1253" style:family="table-cell" style:parent-style-name="Default">
      <style:table-cell-properties fo:border-bottom="none" style:text-align-source="value-type" style:repeat-content="false" fo:background-color="transparent" fo:wrap-option="wrap" fo:border-left="0.74pt solid #000000" style:direction="ltr" fo:border-right="0.9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254" style:family="table-cell" style:parent-style-name="Default">
      <style:table-cell-properties fo:border-bottom="none" fo:background-color="#eeeee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222222" style:text-outline="false" style:text-line-through-style="none" style:text-line-through-type="none" style:font-name="Times New Roman" fo:font-size="10pt" fo:language="none" fo:country="none" fo:font-style="normal" fo:text-shadow="none" style:text-underline-style="none" fo:font-weight="normal" style:font-name-asian="Fd2984056-Identity-H" style:font-size-asian="10pt" style:language-asian="none" style:country-asian="none" style:font-style-asian="normal" style:font-weight-asian="normal" style:font-name-complex="Fd2984056-Identity-H" style:font-size-complex="10pt" style:language-complex="none" style:country-complex="none" style:font-style-complex="normal" style:font-weight-complex="normal" fo:hyphenate="true"/>
    </style:style>
    <style:style style:name="ce1255" style:family="table-cell" style:parent-style-name="Default">
      <style:table-cell-properties fo:border-bottom="none" fo:background-color="#eeeee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language-asian="none" style:country-asian="none" style:font-style-asian="normal" style:font-weight-asian="normal" style:font-name-complex="Arial2" style:font-size-complex="10pt" style:language-complex="none" style:country-complex="none" style:font-style-complex="normal" style:font-weight-complex="normal" fo:hyphenate="true"/>
    </style:style>
    <style:style style:name="ce1256" style:family="table-cell" style:parent-style-name="Default">
      <style:table-cell-properties fo:border-bottom="none" fo:background-color="#eeeee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font-name="Times New Roman" fo:font-size="10pt" style:font-size-asian="10pt" style:font-size-complex="10pt" fo:hyphenate="true"/>
    </style:style>
    <style:style style:name="ce1257" style:family="table-cell" style:parent-style-name="Default">
      <style:table-cell-properties fo:background-color="#eeeeee" fo:wrap-option="wrap"/>
      <style:text-properties style:text-outline="false" style:text-line-through-style="none" style:text-line-through-type="none" style:font-name="Times New Roman"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258" style:family="table-cell" style:parent-style-name="Default">
      <style:table-cell-properties fo:border-bottom="none" fo:background-color="#eeeee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259" style:family="table-cell" style:parent-style-name="Default">
      <style:table-cell-properties fo:border-bottom="0.74pt solid #0084d1" fo:background-color="#eeeee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260"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Liberation Sans" style:font-size-complex="10pt" style:font-style-complex="normal" style:font-weight-complex="normal" fo:hyphenate="true"/>
    </style:style>
    <style:style style:name="ce1261" style:family="table-cell" style:parent-style-name="Default">
      <style:table-cell-properties fo:border-bottom="0.74pt solid #0084d1"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Liberation Sans" style:font-size-complex="10pt" style:font-style-complex="normal" style:font-weight-complex="normal" fo:hyphenate="true"/>
    </style:style>
    <style:style style:name="ce1262" style:family="table-cell" style:parent-style-name="Default">
      <style:table-cell-properties fo:border-bottom="none" fo:background-color="#eeeee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191919" style:text-outline="false" style:text-line-through-style="none" style:text-line-through-type="none" style:font-name="Times New Roman" fo:font-size="9pt" fo:language="none" fo:country="none" fo:font-style="normal" fo:text-shadow="none" style:text-underline-style="none" fo:font-weight="normal" style:font-name-asian="Fd503599-Identity-H" style:font-size-asian="9pt" style:language-asian="none" style:country-asian="none" style:font-style-asian="normal" style:font-weight-asian="normal" style:font-name-complex="Fd503599-Identity-H" style:font-size-complex="9pt" style:language-complex="none" style:country-complex="none" style:font-style-complex="normal" style:font-weight-complex="normal" fo:hyphenate="true"/>
    </style:style>
    <style:style style:name="ce1263" style:family="table-cell" style:parent-style-name="Default">
      <style:table-cell-properties fo:border-bottom="none" fo:background-color="#eeeee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Liberation Sans" style:font-size-complex="10pt" style:font-style-complex="normal" style:font-weight-complex="normal" fo:hyphenate="true"/>
    </style:style>
    <style:style style:name="ce1264" style:family="table-cell" style:parent-style-name="Default">
      <style:table-cell-properties fo:border-bottom="none" fo:background-color="#eeeee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212121" style:text-outline="false" style:text-line-through-style="none" style:text-line-through-type="none" style:font-name="Times New Roman" fo:font-size="10pt" fo:language="none" fo:country="none" fo:font-style="normal" fo:text-shadow="none" style:text-underline-style="none" fo:font-weight="normal" style:font-name-asian="Fd2984056-Identity-H" style:font-size-asian="10pt" style:language-asian="none" style:country-asian="none" style:font-style-asian="normal" style:font-weight-asian="normal" style:font-name-complex="Fd2984056-Identity-H" style:font-size-complex="10pt" style:language-complex="none" style:country-complex="none" style:font-style-complex="normal" style:font-weight-complex="normal" fo:hyphenate="true"/>
    </style:style>
    <style:style style:name="ce1265" style:family="table-cell" style:parent-style-name="Default">
      <style:table-cell-properties fo:border-bottom="none" fo:background-color="#eeeee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language="none" fo:country="none" fo:font-style="italic" fo:text-shadow="none" style:text-underline-style="none" fo:font-weight="normal" style:font-name-asian="Segoe UI" style:font-size-asian="10pt" style:language-asian="none" style:country-asian="none" style:font-style-asian="italic" style:font-weight-asian="normal" style:font-name-complex="Segoe UI" style:font-size-complex="10pt" style:language-complex="none" style:country-complex="none" style:font-style-complex="italic" style:font-weight-complex="normal" fo:hyphenate="true"/>
    </style:style>
    <style:style style:name="ce1266" style:family="table-cell" style:parent-style-name="Default">
      <style:table-cell-properties fo:border-bottom="none" fo:background-color="#eeeee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language="none" fo:country="none" fo:font-style="normal" fo:text-shadow="none" style:text-underline-style="none" fo:font-weight="normal" style:font-size-asian="10pt" style:language-asian="none" style:country-asian="none" style:font-style-asian="normal" style:font-weight-asian="normal" style:font-name-complex="Liberation Sans" style:font-size-complex="10pt" style:language-complex="none" style:country-complex="none" style:font-style-complex="normal" style:font-weight-complex="normal" fo:hyphenate="true"/>
    </style:style>
    <style:style style:name="ce1267" style:family="table-cell" style:parent-style-name="Default">
      <style:table-cell-properties fo:border-bottom="none" fo:background-color="#eeeee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language="none" fo:country="none" fo:font-style="normal" fo:text-shadow="none" style:text-underline-style="none" fo:font-weight="normal" style:font-size-asian="10pt" style:language-asian="none" style:country-asian="none" style:font-style-asian="normal" style:font-weight-asian="normal" style:font-name-complex="Arial2" style:font-size-complex="10pt" style:language-complex="none" style:country-complex="none" style:font-style-complex="normal" style:font-weight-complex="normal" fo:hyphenate="true"/>
    </style:style>
    <style:style style:name="ce1268" style:family="table-cell" style:parent-style-name="Default">
      <style:table-cell-properties fo:border-bottom="0.74pt solid #0053a8" fo:wrap-option="wrap" fo:border-left="none" fo:border-right="none" fo:border-top="none"/>
      <style:text-properties style:text-outline="false" style:text-line-through-style="none" style:text-line-through-type="none" style:font-name="Times New Roman" fo:language="de" fo:country="D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269" style:family="table-cell" style:parent-style-name="Default">
      <style:table-cell-properties fo:border-bottom="0.74pt solid #000080" style:diagonal-bl-tr="none" style:diagonal-tl-br="none" style:text-align-source="value-type" style:repeat-content="false" fo:background-color="transparent" fo:wrap-option="wrap" fo:border-left="0.74pt solid #000000" style:direction="ltr" fo:border-right="2.01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270"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2.01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271" style:family="table-cell" style:parent-style-name="Default">
      <style:table-cell-properties fo:border-bottom="0.74pt solid #0084d1" style:diagonal-bl-tr="none" style:diagonal-tl-br="none" style:text-align-source="value-type" style:repeat-content="false" fo:background-color="transparent" fo:wrap-option="wrap" fo:border-left="0.74pt solid #000000" style:direction="ltr" fo:border-right="2.01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272"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2.01pt solid #000000" style:rotation-angle="0" style:rotation-align="none" style:shrink-to-fit="false" fo:border-top="none" style:vertical-align="bottom" loext:vertical-justify="auto"/>
      <style:paragraph-properties css3t:text-justify="auto" fo:margin-left="0mm" style:writing-mode="page"/>
      <style:text-properties style:font-name="Times New Roman" fo:font-size="10pt" style:font-size-asian="10pt" style:font-size-complex="10pt" fo:hyphenate="true"/>
    </style:style>
    <style:style style:name="ce1273" style:family="table-cell" style:parent-style-name="Default">
      <style:table-cell-properties fo:border-bottom="none" fo:wrap-option="wrap" fo:border-left="0.74pt solid #000000" fo:border-right="2.01pt solid #000000" fo:border-top="none"/>
      <style:text-properties style:font-name="Times New Roman" fo:font-size="10pt" style:font-size-asian="10pt" style:font-size-complex="10pt" fo:hyphenate="true"/>
    </style:style>
    <style:style style:name="ce1274"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2.01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275" style:family="table-cell" style:parent-style-name="Default">
      <style:table-cell-properties fo:border-bottom="none" style:text-align-source="value-type" style:repeat-content="false" fo:background-color="transparent" fo:wrap-option="wrap" fo:border-left="0.74pt solid #000000" style:direction="ltr" fo:border-right="2.01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276"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70c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Liberation Sans" style:font-size-complex="10pt" style:font-style-complex="italic" style:font-weight-complex="normal" fo:hyphenate="true"/>
    </style:style>
    <style:style style:name="ce1277"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fo:color="#0070c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Liberation Sans" style:font-size-complex="10pt" style:font-style-complex="italic" style:font-weight-complex="normal" fo:hyphenate="true"/>
    </style:style>
    <style:style style:name="ce1278" style:family="table-cell" style:parent-style-name="Default">
      <style:table-cell-properties fo:background-color="transparent" fo:wrap-option="wrap" fo:border="none"/>
      <style:text-properties fo:color="#00a800" style:font-name="Times New Roman" fo:font-size="10pt" style:font-size-asian="10pt" style:font-size-complex="10pt" fo:hyphenate="true"/>
    </style:style>
    <style:style style:name="ce1279" style:family="table-cell" style:parent-style-name="Default">
      <style:table-cell-properties fo:background-color="transparent" fo:wrap-option="wrap"/>
      <style:text-properties style:font-name="Times New Roman" fo:font-size="10pt" style:font-size-asian="10pt" style:font-size-complex="10pt" fo:hyphenate="true"/>
    </style:style>
    <style:style style:name="ce1280"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fo:color="#0070c0" style:text-outline="false" style:text-line-through-style="none" style:text-line-through-type="none" style:font-name="Times New Roman" fo:font-size="10pt" fo:font-style="italic" fo:text-shadow="none" style:text-underline-style="none" fo:font-weight="normal" style:font-size-asian="11pt" style:font-style-asian="italic" style:font-weight-asian="normal" style:font-name-complex="Liberation Sans" style:font-size-complex="11pt" style:font-style-complex="italic" style:font-weight-complex="normal" fo:hyphenate="true"/>
    </style:style>
    <style:style style:name="ce1281"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style:font-name="Times New Roman" fo:font-size="10pt" style:font-size-asian="10pt" style:font-size-complex="10pt" fo:hyphenate="true"/>
    </style:style>
    <style:style style:name="ce1282"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283"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284" style:family="table-cell" style:parent-style-name="Default">
      <style:table-cell-properties fo:background-color="transparent" fo:wrap-option="wrap" fo:border="none"/>
      <style:text-properties fo:color="#008000" style:text-outline="false" style:text-line-through-style="none" style:text-line-through-type="none" style:font-name="Times New Roman" fo:language="de" fo:country="D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285"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286"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70c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287"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italic" fo:text-shadow="none" style:text-underline-style="none" fo:font-weight="bold" style:font-size-asian="10pt" style:font-style-asian="italic" style:font-weight-asian="bold" style:font-name-complex="Arial2" style:font-size-complex="10pt" style:font-style-complex="italic" style:font-weight-complex="bold" fo:hyphenate="true"/>
    </style:style>
    <style:style style:name="ce1288" style:family="table-cell" style:parent-style-name="Default">
      <style:table-cell-properties fo:background-color="transparent" fo:wrap-option="wrap" fo:border="none"/>
      <style:text-properties fo:color="#00a800" style:text-outline="false" style:text-line-through-style="none" style:text-line-through-type="none" style:font-name="Times New Roman" fo:language="de" fo:country="D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289"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290" style:family="table-cell" style:parent-style-name="Default">
      <style:table-cell-properties fo:background-color="transparent" fo:wrap-option="wrap"/>
      <style:text-properties fo:color="#008000" style:text-outline="false" style:text-line-through-style="none" style:text-line-through-type="none" style:font-name="Times New Roman" fo:language="de" fo:country="D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291" style:family="table-cell" style:parent-style-name="Default">
      <style:table-cell-properties fo:border-bottom="0.74pt solid #0084d1"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292"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70c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fo:hyphenate="true"/>
    </style:style>
    <style:style style:name="ce1293"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a8"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true"/>
    </style:style>
    <style:style style:name="ce1294"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0.74pt solid #0084d1"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295" style:family="table-cell" style:parent-style-name="Default">
      <style:table-cell-properties fo:border-bottom="0.74pt solid #000080"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Arial2" style:font-size-complex="10pt" style:font-style-complex="normal" style:font-weight-complex="bold" fo:hyphenate="true"/>
    </style:style>
    <style:style style:name="ce1296"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fo:color="#0070c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Arial2" style:font-size-complex="10pt" style:font-style-complex="normal" style:font-weight-complex="bold" fo:hyphenate="true"/>
    </style:style>
    <style:style style:name="ce1297" style:family="table-cell" style:parent-style-name="Default">
      <style:table-cell-properties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fo:color="#0053a8"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Arial2" style:font-size-complex="10pt" style:font-style-complex="normal" style:font-weight-complex="bold" fo:hyphenate="true"/>
    </style:style>
    <style:style style:name="ce1298" style:family="table-cell" style:parent-style-name="Default">
      <style:table-cell-properties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Arial2" style:font-size-complex="10pt" style:font-style-complex="normal" style:font-weight-complex="bold" fo:hyphenate="true"/>
    </style:style>
    <style:style style:name="ce1299"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Arial2" style:font-size-complex="10pt" style:font-style-complex="normal" style:font-weight-complex="bold" fo:hyphenate="true"/>
    </style:style>
    <style:style style:name="ce1300" style:family="table-cell" style:parent-style-name="Default">
      <style:table-cell-properties fo:border-bottom="none" style:diagonal-bl-tr="none" style:diagonal-tl-br="none" style:text-align-source="value-type" style:repeat-content="false" fo:background-color="transparent" fo:wrap-option="wrap" fo:border-left="none" style:direction="ltr" fo:border-right="none" style:rotation-angle="0" style:rotation-align="none" style:shrink-to-fit="false" fo:border-top="0.74pt solid #0084d1"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Arial2" style:font-size-complex="10pt" style:font-style-complex="normal" style:font-weight-complex="bold" fo:hyphenate="true"/>
    </style:style>
    <style:style style:name="ce1301" style:family="table-cell" style:parent-style-name="Default">
      <style:table-cell-properties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Arial2" style:font-size-complex="10pt" style:font-style-complex="normal" style:font-weight-complex="bold" fo:hyphenate="true"/>
    </style:style>
    <style:style style:name="ce1302" style:family="table-cell" style:parent-style-name="Default">
      <style:table-cell-properties fo:border-bottom="0.74pt solid #003f80"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Arial2" style:font-size-complex="10pt" style:font-style-complex="normal" style:font-weight-complex="bold" fo:hyphenate="true"/>
    </style:style>
    <style:style style:name="ce1303"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Liberation Sans1" style:font-size-complex="10pt" style:font-style-complex="normal" style:font-weight-complex="bold" fo:hyphenate="true"/>
    </style:style>
    <style:style style:name="ce1304"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305"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fo:color="#00a8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Arial2" style:font-size-complex="10pt" style:font-style-complex="normal" style:font-weight-complex="bold" fo:hyphenate="true"/>
    </style:style>
    <style:style style:name="ce1306"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307" style:family="table-cell" style:parent-style-name="Default">
      <style:table-cell-properties fo:border-bottom="0.74pt solid #0084d1"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Arial2" style:font-size-complex="10pt" style:font-style-complex="normal" style:font-weight-complex="bold" fo:hyphenate="true"/>
    </style:style>
    <style:style style:name="ce1308" style:family="table-cell" style:parent-style-name="Default">
      <style:table-cell-properties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fo:color="#2b2bd2"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309"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Arial2" style:font-size-complex="10pt" style:font-style-complex="normal" style:font-weight-complex="bold" fo:hyphenate="true"/>
    </style:style>
    <style:style style:name="ce1310" style:family="table-cell" style:parent-style-name="Default">
      <style:table-cell-properties fo:border-bottom="0.74pt solid #000080" style:diagonal-bl-tr="none" style:diagonal-tl-br="none" style:text-align-source="value-type" style:repeat-content="false" fo:background-color="transparent"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311" style:family="table-cell" style:parent-style-name="Default">
      <style:table-cell-properties fo:background-color="transparent" fo:wrap-option="wrap"/>
      <style:text-properties style:font-name="Times New Roman" fo:font-size="10pt" style:font-size-asian="10pt" style:font-name-complex="Arial2" style:font-size-complex="10pt" fo:hyphenate="true"/>
    </style:style>
    <style:style style:name="ce1312" style:family="table-cell" style:parent-style-name="Default">
      <style:table-cell-properties fo:border-bottom="none" style:diagonal-bl-tr="none" style:diagonal-tl-br="none" style:text-align-source="value-type" style:repeat-content="false" fo:background-color="transparent" fo:wrap-option="wrap" fo:border-left="none" style:direction="ltr" fo:border-right="0.74pt solid #000000" style:rotation-angle="0" style:rotation-align="none" style:shrink-to-fit="false" fo:border-top="0.74pt solid #0084d1"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313" style:family="table-cell" style:parent-style-name="Default">
      <style:table-cell-properties fo:border-bottom="0.74pt solid #003f80"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fo:hyphenate="true"/>
    </style:style>
    <style:style style:name="ce1314"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fo:color="#ff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315" style:family="table-cell" style:parent-style-name="Default">
      <style:table-cell-properties fo:background-color="transparent" fo:wrap-option="wrap"/>
      <style:text-properties fo:color="#ff0000" style:font-name="Times New Roman" fo:font-size="10pt" style:font-size-asian="10pt" style:font-size-complex="10pt" fo:hyphenate="true"/>
    </style:style>
    <style:style style:name="ce1316" style:family="table-cell" style:parent-style-name="Default">
      <style:table-cell-properties fo:border-bottom="none" fo:background-color="#00ff7f" fo:wrap-option="wrap" fo:border-left="0.74pt solid #000000" fo:border-right="none" fo:border-top="none"/>
      <style:text-properties style:font-name="Times New Roman" fo:font-size="10pt" style:font-size-asian="10pt" style:font-name-complex="Arial2" style:font-size-complex="10pt" fo:hyphenate="true"/>
    </style:style>
    <style:style style:name="ce1317" style:family="table-cell" style:parent-style-name="Default">
      <style:table-cell-properties fo:border-bottom="none" fo:background-color="transparent" fo:wrap-option="wrap" fo:border-left="0.74pt solid #000000" fo:border-right="none" fo:border-top="none"/>
      <style:text-properties style:font-name="Times New Roman" fo:font-size="10pt" style:font-size-asian="10pt" style:font-size-complex="10pt" fo:hyphenate="true"/>
    </style:style>
    <style:style style:name="ce1318" style:family="table-cell" style:parent-style-name="Default">
      <style:table-cell-properties fo:background-color="#00ff7f" fo:wrap-option="wrap"/>
      <style:text-properties style:font-name="Times New Roman" fo:font-size="10pt" style:font-size-asian="10pt" style:font-name-complex="Arial2" style:font-size-complex="10pt" fo:hyphenate="true"/>
    </style:style>
    <style:style style:name="ce1319" style:family="table-cell" style:parent-style-name="Default">
      <style:table-cell-properties fo:border-bottom="none" fo:background-color="transparent" fo:wrap-option="wrap" fo:border-left="0.74pt solid #000000" fo:border-right="none" fo:border-top="none"/>
      <style:text-properties fo:color="#ff0000" style:font-name="Times New Roman" fo:font-size="10pt" style:font-size-asian="10pt" style:font-size-complex="10pt" fo:hyphenate="true"/>
    </style:style>
    <style:style style:name="ce1320" style:family="table-cell" style:parent-style-name="Default">
      <style:table-cell-properties fo:border-bottom="none" fo:background-color="#00ff7f"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321" style:family="table-cell" style:parent-style-name="Default">
      <style:table-cell-properties fo:border-bottom="none" fo:background-color="#d22b2b"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322"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italic" fo:text-shadow="none" style:text-underline-style="none" fo:font-weight="bold" style:font-size-asian="10pt" style:font-style-asian="italic" style:font-weight-asian="bold" style:font-name-complex="Arial2" style:font-size-complex="10pt" style:font-style-complex="italic" style:font-weight-complex="bold" fo:hyphenate="true"/>
    </style:style>
    <style:style style:name="ce1323" style:family="table-cell" style:parent-style-name="Default">
      <style:table-cell-properties fo:border-bottom="0.74pt solid #0084d1"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ff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324" style:family="table-cell" style:parent-style-name="Default">
      <style:table-cell-properties fo:border-bottom="0.74pt solid #0084d1"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b05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325"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70c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fo:hyphenate="true"/>
    </style:style>
    <style:style style:name="ce1326"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fo:hyphenate="true"/>
    </style:style>
    <style:style style:name="ce1327" style:family="table-cell" style:parent-style-name="Default">
      <style:table-cell-properties fo:background-color="transparent" fo:wrap-option="wrap"/>
      <style:text-properties fo:color="#008000" style:font-name="Times New Roman" fo:font-size="10pt" style:font-size-asian="10pt" style:font-size-complex="10pt" fo:hyphenate="true"/>
    </style:style>
    <style:style style:name="ce1328" style:family="table-cell" style:parent-style-name="Default">
      <style:table-cell-properties fo:border-bottom="none" style:diagonal-bl-tr="none" style:diagonal-tl-br="none" style:text-align-source="value-type" style:repeat-content="false" fo:background-color="transparent" fo:wrap-option="wrap" fo:border-left="none" style:direction="ltr" fo:border-right="none" style:rotation-angle="0" style:rotation-align="none" style:shrink-to-fit="false" fo:border-top="0.74pt solid #0084d1"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329"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330"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331" style:family="table-cell" style:parent-style-name="Default">
      <style:table-cell-properties fo:border-bottom="0.74pt solid #0084d1"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332"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333"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Liberation Sans1" style:font-size-complex="10pt" style:font-style-complex="normal" style:font-weight-complex="bold" fo:hyphenate="true"/>
    </style:style>
    <style:style style:name="ce1334" style:family="table-cell" style:parent-style-name="Default">
      <style:table-cell-properties fo:border-bottom="none" style:diagonal-bl-tr="none" style:diagonal-tl-br="none" style:text-align-source="value-type" style:repeat-content="false" fo:background-color="transparent"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335" style:family="table-cell" style:parent-style-name="Default">
      <style:table-cell-properties fo:border-bottom="none" fo:background-color="#00ff7f"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fo:hyphenate="true"/>
    </style:style>
    <style:style style:name="ce1336" style:family="table-cell" style:parent-style-name="Default">
      <style:table-cell-properties fo:border-bottom="none" fo:background-color="#d2d02b" fo:wrap-option="wrap" fo:border-left="0.74pt solid #000000" fo:border-right="none" fo:border-top="none"/>
      <style:text-properties style:font-name="Arial1" fo:font-size="10pt" style:font-size-asian="10pt" style:font-name-complex="Arial1" style:font-size-complex="10pt" fo:hyphenate="true"/>
    </style:style>
    <style:style style:name="ce1337" style:family="table-cell" style:parent-style-name="Default">
      <style:table-cell-properties fo:border-bottom="none" fo:background-color="#00ff7f" fo:wrap-option="wrap" fo:border-left="0.74pt solid #000000" fo:border-right="none" fo:border-top="none"/>
      <style:text-properties style:font-name="Times New Roman" fo:font-size="10pt" style:font-size-asian="10pt" style:font-size-complex="10pt" fo:hyphenate="true"/>
    </style:style>
    <style:style style:name="ce1338" style:family="table-cell" style:parent-style-name="Default">
      <style:table-cell-properties fo:border-bottom="0.74pt solid #000080"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Arial2" style:font-size-complex="10pt" style:font-style-complex="normal" style:font-weight-complex="bold" fo:hyphenate="true"/>
    </style:style>
    <style:style style:name="ce1339"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340"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0.74pt solid #0084d1"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341" style:family="table-cell" style:parent-style-name="Default">
      <style:table-cell-properties fo:border-bottom="0.74pt solid #0084d1"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342" style:family="table-cell" style:parent-style-name="Default">
      <style:table-cell-properties fo:border-bottom="0.74pt solid #000080" style:diagonal-bl-tr="none" style:diagonal-tl-br="none" style:text-align-source="value-type" style:repeat-content="false" fo:background-color="transparent" fo:wrap-option="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343" style:family="table-cell" style:parent-style-name="Default">
      <style:table-cell-properties fo:border-bottom="0.74pt solid #000080" style:diagonal-bl-tr="none" style:diagonal-tl-br="none" style:text-align-source="value-type" style:repeat-content="false" fo:background-color="transparent"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344" style:family="table-cell" style:parent-style-name="Default">
      <style:table-cell-properties fo:border-bottom="none" fo:background-color="transparent" fo:wrap-option="wrap" fo:border-left="none" fo:border-right="0.74pt solid #000000" fo:border-top="none"/>
      <style:text-properties style:font-name="Times New Roman" fo:font-size="10pt" style:font-size-asian="10pt" style:font-size-complex="10pt" fo:hyphenate="true"/>
    </style:style>
    <style:style style:name="ce1345" style:family="table-cell" style:parent-style-name="Default">
      <style:table-cell-properties fo:border-bottom="0.74pt solid #000080"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Arial2" style:font-size-complex="10pt" style:font-style-complex="normal" style:font-weight-complex="bold" fo:hyphenate="true"/>
    </style:style>
    <style:style style:name="ce1346"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fo:hyphenate="true"/>
    </style:style>
    <style:style style:name="ce1347" style:family="table-cell" style:parent-style-name="Default">
      <style:table-cell-properties fo:background-color="transparent" fo:wrap-option="wrap"/>
      <style:text-properties fo:color="#008000" style:font-name="Times New Roman" fo:font-size="12pt" style:font-size-asian="10pt" style:font-name-complex="Lucida Sans" style:font-size-complex="10pt" fo:hyphenate="true"/>
    </style:style>
    <style:style style:name="ce1348" style:family="table-cell" style:parent-style-name="Default">
      <style:table-cell-properties fo:background-color="#d2d02b" fo:wrap-option="wrap"/>
      <style:text-properties fo:color="#000000" style:font-name="Times New Roman" fo:font-size="10pt" style:font-size-asian="10pt" style:font-size-complex="10pt" fo:hyphenate="true"/>
    </style:style>
    <style:style style:name="ce1349" style:family="table-cell" style:parent-style-name="Default">
      <style:table-cell-properties fo:border-bottom="none" fo:background-color="#00ff7f"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true"/>
    </style:style>
    <style:style style:name="ce1350" style:family="table-cell" style:parent-style-name="Default">
      <style:table-cell-properties fo:border-bottom="none" fo:background-color="#00ff7f" fo:wrap-option="wrap" fo:border-left="0.74pt solid #000000" fo:border-right="none" fo:border-top="none"/>
      <style:text-properties fo:color="#000000" style:font-name="Times New Roman" fo:font-size="10pt" style:font-size-asian="10pt" style:font-size-complex="10pt" fo:hyphenate="true"/>
    </style:style>
    <style:style style:name="ce1351" style:family="table-cell" style:parent-style-name="Default">
      <style:table-cell-properties fo:border-bottom="none" fo:background-color="#d2d02b" fo:wrap-option="wrap" fo:border-left="0.74pt solid #000000" fo:border-right="none" fo:border-top="none"/>
      <style:text-properties style:font-name="Times New Roman" fo:font-size="10pt" style:font-size-asian="10pt" style:font-size-complex="10pt" fo:hyphenate="true"/>
    </style:style>
    <style:style style:name="ce1352" style:family="table-cell" style:parent-style-name="Default">
      <style:table-cell-properties fo:border-bottom="0.74pt solid #000080" fo:background-color="#b2b2b2"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Arial2" style:font-size-complex="10pt" style:font-style-complex="normal" style:font-weight-complex="bold" fo:hyphenate="true"/>
    </style:style>
    <style:style style:name="ce1353" style:family="table-cell" style:parent-style-name="Default">
      <style:table-cell-properties fo:background-color="#b2b2b2" fo:wrap-option="wrap"/>
      <style:text-properties style:font-name="Times New Roman" fo:hyphenate="true"/>
    </style:style>
    <style:style style:name="ce1354" style:family="table-cell" style:parent-style-name="Default">
      <style:table-cell-properties fo:border-bottom="none" fo:background-color="#b2b2b2"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italic" fo:text-shadow="none" style:text-underline-style="none" fo:font-weight="bold" style:font-size-asian="10pt" style:font-style-asian="italic" style:font-weight-asian="bold" style:font-name-complex="Arial2" style:font-size-complex="10pt" style:font-style-complex="italic" style:font-weight-complex="bold" fo:hyphenate="true"/>
    </style:style>
    <style:style style:name="ce1355" style:family="table-cell" style:parent-style-name="Default">
      <style:table-cell-properties fo:border-bottom="none" fo:background-color="#b2b2b2"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356" style:family="table-cell" style:parent-style-name="Default">
      <style:table-cell-properties fo:border-bottom="0.74pt solid #0084d1" fo:background-color="#b2b2b2" fo:wrap-option="wrap" fo:border-left="none" fo:border-right="none" fo:border-top="none"/>
      <style:text-properties style:font-name="Times New Roman" fo:hyphenate="true"/>
    </style:style>
    <style:style style:name="ce1357" style:family="table-cell" style:parent-style-name="Default">
      <style:table-cell-properties fo:border-bottom="none" fo:background-color="#b2b2b2"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358" style:family="table-cell" style:parent-style-name="Default">
      <style:table-cell-properties fo:border-bottom="0.74pt solid #0084d1" fo:background-color="#b2b2b2"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359" style:family="table-cell" style:parent-style-name="Default">
      <style:table-cell-properties fo:background-color="#b2b2b2"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font-name="Times New Roman" fo:font-size="10pt" style:font-size-asian="10pt" style:font-size-complex="10pt" fo:hyphenate="true"/>
    </style:style>
    <style:style style:name="ce1360" style:family="table-cell" style:parent-style-name="Default">
      <style:table-cell-properties fo:background-color="#b2b2b2"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361" style:family="table-cell" style:parent-style-name="Default">
      <style:table-cell-properties fo:border-bottom="none" fo:background-color="#b2b2b2"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362" style:family="table-cell" style:parent-style-name="Default">
      <style:table-cell-properties fo:background-color="#b2b2b2"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363" style:family="table-cell" style:parent-style-name="Default">
      <style:table-cell-properties fo:border-bottom="0.74pt solid #000080" fo:background-color="#b2b2b2"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364" style:family="table-cell" style:parent-style-name="Default">
      <style:table-cell-properties fo:background-color="#b2b2b2"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Arial2" style:font-size-complex="10pt" style:font-style-complex="normal" style:font-weight-complex="bold" fo:hyphenate="true"/>
    </style:style>
    <style:style style:name="ce1365" style:family="table-cell" style:parent-style-name="Default">
      <style:table-cell-properties fo:background-color="#b2b2b2" fo:wrap-option="wrap"/>
      <style:text-properties style:font-name="Times New Roman" fo:font-size="10pt" style:font-size-asian="10pt" style:font-size-complex="10pt" fo:hyphenate="true"/>
    </style:style>
    <style:style style:name="ce1366" style:family="table-cell" style:parent-style-name="Default">
      <style:table-cell-properties fo:background-color="#b2b2b2"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367" style:family="table-cell" style:parent-style-name="Default">
      <style:table-cell-properties fo:border-bottom="0.74pt solid #0084d1" fo:background-color="#b2b2b2"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368" style:family="table-cell" style:parent-style-name="Default">
      <style:table-cell-properties fo:border-bottom="0.74pt solid #000080" fo:background-color="#b2b2b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369" style:family="table-cell" style:parent-style-name="Default">
      <style:table-cell-properties fo:border-bottom="none" fo:background-color="#b2b2b2"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370" style:family="table-cell" style:parent-style-name="Default">
      <style:table-cell-properties fo:border-bottom="0.74pt solid #0084d1" fo:background-color="#b2b2b2"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371" style:family="table-cell" style:parent-style-name="Default">
      <style:table-cell-properties fo:border-bottom="none" fo:background-color="#b2b2b2"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372" style:family="table-cell" style:parent-style-name="Default">
      <style:table-cell-properties fo:border-bottom="none" fo:background-color="#b2b2b2"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style>
    <style:style style:name="ce1373" style:family="table-cell" style:parent-style-name="Default">
      <style:table-cell-properties fo:border-bottom="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italic" fo:text-shadow="none" style:text-underline-style="none" fo:font-weight="bold" style:font-size-asian="10pt" style:font-style-asian="italic" style:font-weight-asian="bold" style:font-name-complex="Arial2" style:font-size-complex="10pt" style:font-style-complex="italic" style:font-weight-complex="bold" fo:hyphenate="true"/>
    </style:style>
    <style:style style:name="ce1374" style:family="table-cell" style:parent-style-name="Default">
      <style:table-cell-properties fo:border-bottom="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375" style:family="table-cell" style:parent-style-name="Default">
      <style:table-cell-properties fo:background-color="transparent" fo:wrap-option="wrap"/>
      <style:text-properties style:font-name="Times New Roman" fo:hyphenate="true"/>
    </style:style>
    <style:style style:name="ce1376" style:family="table-cell" style:parent-style-name="Default">
      <style:table-cell-properties fo:border-bottom="none" fo:background-color="transparent" fo:wrap-option="wrap" fo:border-left="0.74pt solid #000000" fo:border-right="none" fo:border-top="none"/>
      <style:text-properties style:font-name="Times New Roman" fo:font-size="10pt" fo:font-style="italic" style:font-size-asian="10pt" style:font-style-asian="italic" style:font-size-complex="10pt" style:font-style-complex="italic" fo:hyphenate="true"/>
    </style:style>
    <style:style style:name="ce1377" style:family="table-cell" style:parent-style-name="Default">
      <style:table-cell-properties fo:border-bottom="none" fo:background-color="#d2d02b"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9pt" fo:font-style="normal" fo:text-shadow="none" style:text-underline-style="none" fo:font-weight="normal" style:font-name-asian="Segoe UI" style:font-size-asian="9pt" style:font-style-asian="normal" style:font-weight-asian="normal" style:font-name-complex="Segoe UI" style:font-size-complex="9pt" style:font-style-complex="normal" style:font-weight-complex="normal" fo:hyphenate="true"/>
    </style:style>
    <style:style style:name="ce1378" style:family="table-cell" style:parent-style-name="Default">
      <style:table-cell-properties fo:background-color="#00ff7f" fo:wrap-option="wrap"/>
      <style:text-properties style:font-name="Times New Roman" fo:font-size="10pt" style:font-size-asian="10pt" style:font-size-complex="10pt" fo:hyphenate="true"/>
    </style:style>
    <style:style style:name="ce1379" style:family="table-cell" style:parent-style-name="Default">
      <style:table-cell-properties fo:border-bottom="none" fo:background-color="#d2d02b" fo:wrap-option="wrap" fo:border-left="0.74pt solid #000000" fo:border-right="none" fo:border-top="none"/>
      <style:text-properties style:use-window-font-color="true" style:font-name="Times New Roman" fo:font-size="10pt" style:font-name-asian="Segoe UI" style:font-size-asian="10pt" style:language-asian="none" style:country-asian="none" style:font-name-complex="Segoe UI" style:font-size-complex="10pt" style:language-complex="none" style:country-complex="none" fo:hyphenate="true"/>
    </style:style>
    <style:style style:name="ce1380" style:family="table-cell" style:parent-style-name="Default">
      <style:table-cell-properties fo:border-bottom="0.74pt solid #000080" fo:background-color="#dddddd"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Arial2" style:font-size-complex="10pt" style:font-style-complex="normal" style:font-weight-complex="bold" fo:hyphenate="true"/>
    </style:style>
    <style:style style:name="ce1381" style:family="table-cell" style:parent-style-name="Default">
      <style:table-cell-properties fo:border-bottom="none" fo:background-color="#dddddd"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382" style:family="table-cell" style:parent-style-name="Default">
      <style:table-cell-properties fo:border-bottom="none" fo:background-color="#dddddd"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italic" fo:text-shadow="none" style:text-underline-style="none" fo:font-weight="bold" style:font-size-asian="10pt" style:font-style-asian="italic" style:font-weight-asian="bold" style:font-name-complex="Arial2" style:font-size-complex="10pt" style:font-style-complex="italic" style:font-weight-complex="bold" fo:hyphenate="true"/>
    </style:style>
    <style:style style:name="ce1383" style:family="table-cell" style:parent-style-name="Default">
      <style:table-cell-properties fo:border-bottom="none" fo:background-color="#dddddd"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384" style:family="table-cell" style:parent-style-name="Default">
      <style:table-cell-properties fo:border-bottom="0.74pt solid #0084d1" fo:background-color="#dddddd"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385" style:family="table-cell" style:parent-style-name="Default">
      <style:table-cell-properties fo:border-bottom="none" fo:background-color="#dddddd" fo:wrap-option="wrap" fo:border-left="0.74pt solid #000000" fo:border-right="none" fo:border-top="none"/>
      <style:text-properties style:font-name="Times New Roman" fo:font-size="10pt" fo:font-style="italic" style:font-size-asian="10pt" style:font-style-asian="italic" style:font-size-complex="10pt" style:font-style-complex="italic" fo:hyphenate="true"/>
    </style:style>
    <style:style style:name="ce1386" style:family="table-cell" style:parent-style-name="Default">
      <style:table-cell-properties fo:border-bottom="none" fo:background-color="#dddddd"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font-name="Times New Roman" fo:font-size="10pt" style:font-size-asian="10pt" style:font-size-complex="10pt" fo:hyphenate="true"/>
    </style:style>
    <style:style style:name="ce1387" style:family="table-cell" style:parent-style-name="Default">
      <style:table-cell-properties fo:border-bottom="none" fo:background-color="#dddddd"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388" style:family="table-cell" style:parent-style-name="Default">
      <style:table-cell-properties fo:border-bottom="0.74pt solid #0084d1" fo:background-color="#dddddd"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389" style:family="table-cell" style:parent-style-name="Default">
      <style:table-cell-properties fo:border-bottom="none" fo:background-color="#dddddd"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390" style:family="table-cell" style:parent-style-name="Default">
      <style:table-cell-properties fo:border-bottom="0.74pt solid #000080" fo:background-color="#dddddd"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391" style:family="table-cell" style:parent-style-name="Default">
      <style:table-cell-properties fo:background-color="#dddddd" fo:wrap-option="wrap"/>
      <style:text-properties style:font-name="Times New Roman" fo:font-size="10pt" style:font-size-asian="10pt" style:font-size-complex="10pt" fo:hyphenate="true"/>
    </style:style>
    <style:style style:name="ce1392" style:family="table-cell" style:parent-style-name="Default">
      <style:table-cell-properties fo:background-color="#dddddd"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Arial2" style:font-size-complex="10pt" style:font-style-complex="normal" style:font-weight-complex="bold" fo:hyphenate="true"/>
    </style:style>
    <style:style style:name="ce1393" style:family="table-cell" style:parent-style-name="Default">
      <style:table-cell-properties fo:background-color="#dddddd"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394" style:family="table-cell" style:parent-style-name="Default">
      <style:table-cell-properties fo:border-bottom="0.74pt solid #0084d1" fo:background-color="#dddddd"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395" style:family="table-cell" style:parent-style-name="Default">
      <style:table-cell-properties fo:border-bottom="0.74pt solid #0084d1" fo:background-color="#dddddd"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396" style:family="table-cell" style:parent-style-name="Default">
      <style:table-cell-properties fo:background-color="#dddddd" fo:wrap-option="wrap"/>
      <style:text-properties fo:color="#004586" style:font-name="Times New Roman" fo:font-size="10pt" style:font-size-asian="10pt" style:font-size-complex="10pt" fo:hyphenate="true"/>
    </style:style>
    <style:style style:name="ce1397" style:family="table-cell" style:parent-style-name="Default">
      <style:table-cell-properties fo:background-color="#dddddd"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font-name="Times New Roman" fo:font-size="10pt" style:font-size-asian="10pt" style:font-size-complex="10pt" fo:hyphenate="true"/>
    </style:style>
    <style:style style:name="ce1398" style:family="table-cell" style:parent-style-name="Default">
      <style:table-cell-properties fo:background-color="#dddddd"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399" style:family="table-cell" style:parent-style-name="Default">
      <style:table-cell-properties fo:background-color="#dddddd"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400" style:family="table-cell" style:parent-style-name="Default">
      <style:table-cell-properties fo:border-bottom="0.74pt solid #000080" fo:background-color="#dddddd"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401" style:family="table-cell" style:parent-style-name="Default">
      <style:table-cell-properties fo:border-bottom="none" fo:background-color="#dddddd"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402" style:family="table-cell" style:parent-style-name="Default">
      <style:table-cell-properties fo:border-bottom="0.74pt solid #0084d1" fo:background-color="#dddddd"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403" style:family="table-cell" style:parent-style-name="Default">
      <style:table-cell-properties fo:border-bottom="none" fo:background-color="#dddddd"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404" style:family="table-cell" style:parent-style-name="Default">
      <style:table-cell-properties fo:border-bottom="none" fo:background-color="#d2d02b"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iberation Sans1" style:font-size-complex="10pt" style:language-complex="hi" style:country-complex="IN" style:font-style-complex="normal" style:font-weight-complex="normal" style:text-emphasize="none" style:font-relief="none" style:text-overline-style="none" style:text-overline-color="font-color" fo:hyphenate="true"/>
    </style:style>
    <style:style style:name="ce1405" style:family="table-cell" style:parent-style-name="Default">
      <style:table-cell-properties fo:background-color="#d2d02b" fo:wrap-option="wrap"/>
      <style:text-properties style:font-name="Times New Roman" fo:font-size="10pt" style:font-size-asian="10pt" style:font-size-complex="10pt" fo:hyphenate="true"/>
    </style:style>
    <style:style style:name="ce1406" style:family="table-cell" style:parent-style-name="Default">
      <style:table-cell-properties fo:border-bottom="none" fo:background-color="#d2d02b"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407" style:family="table-cell" style:parent-style-name="Default">
      <style:table-cell-properties fo:background-color="#d2d02b" fo:wrap-option="wrap"/>
      <style:text-properties style:text-outline="false" style:text-line-through-style="none" style:text-line-through-type="none" style:font-name="Times New Roman" fo:font-size="9pt" fo:language="none" fo:country="none" fo:text-shadow="none" style:text-underline-style="none" fo:font-weight="normal" style:text-underline-mode="continuous" style:text-overline-mode="continuous" style:text-line-through-mode="continuous" style:font-name-asian="Segoe UI" style:font-size-asian="9pt" style:language-asian="none" style:country-asian="none" style:font-weight-asian="normal" style:font-name-complex="Segoe UI" style:font-size-complex="9pt" style:language-complex="none" style:country-complex="none" style:font-weight-complex="normal" style:text-emphasize="none" style:font-relief="none" style:text-overline-style="none" style:text-overline-color="font-color" fo:hyphenate="true"/>
    </style:style>
    <style:style style:name="ce1408" style:family="table-cell" style:parent-style-name="Default">
      <style:table-cell-properties fo:border-bottom="none" fo:background-color="#d2d02b"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9pt" fo:language="none" fo:country="none" fo:font-style="normal" fo:text-shadow="none" style:text-underline-style="none" fo:font-weight="normal" style:font-name-asian="Segoe UI" style:font-size-asian="9pt" style:language-asian="none" style:country-asian="none" style:font-style-asian="normal" style:font-weight-asian="normal" style:font-name-complex="Segoe UI" style:font-size-complex="9pt" style:language-complex="none" style:country-complex="none" style:font-style-complex="normal" style:font-weight-complex="normal" fo:hyphenate="true"/>
    </style:style>
    <style:style style:name="ce1409" style:family="table-cell" style:parent-style-name="Default">
      <style:table-cell-properties fo:border-bottom="0.74pt solid #0084d1" fo:background-color="#dddddd" fo:wrap-option="wrap" fo:border-left="0.74pt solid #000000" fo:border-right="none" fo:border-top="none"/>
      <style:text-properties style:font-name="Times New Roman" fo:hyphenate="true"/>
    </style:style>
    <style:style style:name="ce1410" style:family="table-cell" style:parent-style-name="Default">
      <style:table-cell-properties fo:border-bottom="none" fo:background-color="#dddddd"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Liberation Sans1" style:font-size-complex="10pt" style:font-style-complex="italic" style:font-weight-complex="normal" fo:hyphenate="true"/>
    </style:style>
    <style:style style:name="ce1411" style:family="table-cell" style:parent-style-name="Default">
      <style:table-cell-properties fo:border-bottom="none" fo:background-color="#dddddd"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fo:hyphenate="true"/>
    </style:style>
    <style:style style:name="ce1412" style:family="table-cell" style:parent-style-name="Default">
      <style:table-cell-properties fo:border-bottom="0.74pt solid #0084d1" fo:background-color="#dddddd" fo:wrap-option="wrap" fo:border-left="none" fo:border-right="none" fo:border-top="none"/>
      <style:text-properties style:font-name="Times New Roman" fo:hyphenate="true"/>
    </style:style>
    <style:style style:name="ce1413" style:family="table-cell" style:parent-style-name="Default">
      <style:table-cell-properties fo:background-color="#dddddd"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fo:hyphenate="true"/>
    </style:style>
    <style:style style:name="ce1414" style:family="table-cell" style:parent-style-name="Default">
      <style:table-cell-properties fo:border-bottom="0.74pt solid #0084d1" fo:background-color="#dddddd" fo:wrap-option="wrap" fo:border-left="none" fo:border-right="0.74pt solid #000000" fo:border-top="none"/>
      <style:text-properties style:font-name="Times New Roman" fo:hyphenate="true"/>
    </style:style>
    <style:style style:name="ce1415" style:family="table-cell" style:parent-style-name="Default">
      <style:table-cell-properties fo:background-color="transparent" fo:wrap-option="wrap"/>
      <style:text-properties fo:color="#008000" style:font-name="Times New Roman" fo:font-size="10pt" fo:font-style="italic" style:font-size-asian="10pt" style:font-style-asian="italic" style:font-size-complex="10pt" style:font-style-complex="italic" fo:hyphenate="true"/>
    </style:style>
    <style:style style:name="ce1416"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417"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53a8"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418"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3f8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419"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3f8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fo:hyphenate="true"/>
    </style:style>
    <style:style style:name="ce1420" style:family="table-cell" style:parent-style-name="Default">
      <style:table-cell-properties fo:border-bottom="0.74pt solid #0084d1" style:text-align-source="value-type"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690" style:family="table-cell" style:parent-style-name="Default">
      <style:table-cell-properties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4586"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422"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4586"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423"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424" style:family="table-cell" style:parent-style-name="Default">
      <style:table-cell-properties fo:border-bottom="none" style:diagonal-bl-tr="none" style:diagonal-tl-br="none" style:text-align-source="value-type" style:repeat-content="false" fo:background-color="transparent"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iberation Sans1" style:font-size-complex="10pt" style:language-complex="hi" style:country-complex="IN" style:font-style-complex="normal" style:font-weight-complex="normal" style:text-emphasize="none" style:font-relief="none" style:text-overline-style="none" style:text-overline-color="font-color" fo:hyphenate="true"/>
    </style:style>
    <style:style style:name="ce1425" style:family="table-cell" style:parent-style-name="Default">
      <style:table-cell-properties fo:border-bottom="0.74pt solid #0084d1" fo:background-color="#d2d02b"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426" style:family="table-cell" style:parent-style-name="Default">
      <style:table-cell-properties fo:border-bottom="0.74pt solid #0084d1" fo:background-color="#999999"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427" style:family="table-cell" style:parent-style-name="Default">
      <style:table-cell-properties fo:border-bottom="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Liberation Sans1" style:font-size-complex="10pt" style:font-style-complex="normal" style:font-weight-complex="bold" fo:hyphenate="true"/>
    </style:style>
    <style:style style:name="ce1428" style:family="table-cell" style:parent-style-name="Default">
      <style:table-cell-properties fo:border-bottom="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Liberation Sans1" style:font-size-complex="10pt" style:font-style-complex="italic" style:font-weight-complex="normal" fo:hyphenate="true"/>
    </style:style>
    <style:style style:name="ce1429" style:family="table-cell" style:parent-style-name="Default">
      <style:table-cell-properties fo:border-bottom="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Liberation Sans1" style:font-size-complex="10pt" style:font-style-complex="italic" style:font-weight-complex="normal" fo:hyphenate="true"/>
    </style:style>
    <style:style style:name="ce1430" style:family="table-cell" style:parent-style-name="Default">
      <style:table-cell-properties fo:background-color="transparent" fo:wrap-option="wrap"/>
      <style:text-properties style:text-outline="false" style:text-line-through-style="none" style:text-line-through-type="none" style:font-name="Times New Roman" fo:language="none" fo:country="none" fo:font-style="italic" fo:text-shadow="none" style:text-underline-style="none" fo:font-weight="normal" style:text-underline-mode="continuous" style:text-overline-mode="continuous" style:text-line-through-mode="continuous" style:language-asian="none" style:country-asian="none" style:font-style-asian="italic" style:font-weight-asian="normal" style:language-complex="none" style:country-complex="none" style:font-style-complex="italic" style:font-weight-complex="normal" style:text-emphasize="none" style:font-relief="none" style:text-overline-style="none" style:text-overline-color="font-color" fo:hyphenate="true"/>
    </style:style>
    <style:style style:name="ce1431" style:family="table-cell" style:parent-style-name="Default">
      <style:table-cell-properties fo:border-bottom="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italic" fo:text-shadow="none" style:text-underline-style="none" fo:font-weight="bold" style:font-size-asian="10pt" style:font-style-asian="italic" style:font-weight-asian="bold" style:font-name-complex="Liberation Sans1" style:font-size-complex="10pt" style:font-style-complex="italic" style:font-weight-complex="bold" fo:hyphenate="true"/>
    </style:style>
    <style:style style:name="ce1432" style:family="table-cell" style:parent-style-name="Default">
      <style:table-cell-properties fo:border-bottom="0.74pt solid #0084d1" fo:background-color="#999999"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433" style:family="table-cell" style:parent-style-name="Default">
      <style:table-cell-properties fo:border-bottom="0.74pt solid #0084d1" fo:background-color="#999999"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434" style:family="table-cell" style:parent-style-name="Default">
      <style:table-cell-properties fo:border-bottom="0.74pt solid #0084d1" fo:background-color="#999999"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435" style:family="table-cell" style:parent-style-name="Default">
      <style:table-cell-properties fo:border-bottom="none" fo:background-color="transparent" fo:wrap-option="wrap" fo:border-left="0.74pt solid #000000" fo:border-right="none" fo:border-top="none"/>
      <style:text-properties fo:color="#008000" style:font-name="Times New Roman" fo:font-size="10pt" fo:font-style="italic" style:font-size-asian="10pt" style:font-style-asian="italic" style:font-size-complex="10pt" style:font-style-complex="italic" fo:hyphenate="true"/>
    </style:style>
    <style:style style:name="ce1436" style:family="table-cell" style:parent-style-name="Default">
      <style:table-cell-properties fo:border-bottom="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fo:hyphenate="true"/>
    </style:style>
    <style:style style:name="ce1437" style:family="table-cell" style:parent-style-name="Default">
      <style:table-cell-properties fo:border-bottom="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line-through-style="solid" style:text-line-through-type="single" style:font-name="Times New Roman" fo:font-size="12pt" fo:font-style="italic" fo:font-weight="bold" style:font-name-asian="Times New Roman2" style:font-size-asian="12pt" style:font-style-asian="italic" style:font-weight-asian="bold" style:font-name-complex="Times New Roman2" style:font-size-complex="12pt" style:font-style-complex="italic" style:font-weight-complex="bold" fo:hyphenate="true"/>
    </style:style>
    <style:style style:name="ce1438" style:family="table-cell" style:parent-style-name="Default">
      <style:table-cell-properties fo:background-color="transparent" fo:wrap-option="wrap"/>
      <style:text-properties fo:color="#2b2bd2" style:font-name="Times New Roman" fo:font-size="10pt" fo:font-weight="bold" style:font-size-asian="10pt" style:font-weight-asian="bold" style:font-size-complex="10pt" style:font-weight-complex="bold" fo:hyphenate="true"/>
    </style:style>
    <style:style style:name="ce1439"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fo:color="#000000" style:text-line-through-style="solid" style:text-line-through-type="single" style:font-name="Times New Roman" fo:font-size="10pt" fo:font-weight="bold" style:font-size-asian="10pt" style:font-weight-asian="bold" style:font-size-complex="10pt" style:font-weight-complex="bold" fo:hyphenate="true"/>
    </style:style>
    <style:style style:name="ce1440"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fo:color="#000000" style:text-line-through-style="solid" style:text-line-through-type="single" style:font-name="Times New Roman" fo:font-size="10pt" style:font-size-asian="10pt" style:font-size-complex="10pt" fo:hyphenate="true"/>
    </style:style>
    <style:style style:name="ce1441" style:family="table-cell" style:parent-style-name="Default">
      <style:table-cell-properties fo:border-bottom="0.74pt solid #0084d1" fo:background-color="#d2d02b"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9pt" fo:font-style="normal" fo:text-shadow="none" style:text-underline-style="none" fo:font-weight="normal" style:font-name-asian="Segoe UI" style:font-size-asian="9pt" style:font-style-asian="normal" style:font-weight-asian="normal" style:font-name-complex="Segoe UI" style:font-size-complex="9pt" style:font-style-complex="normal" style:font-weight-complex="normal" fo:hyphenate="true"/>
    </style:style>
    <style:style style:name="ce1442" style:family="table-cell" style:parent-style-name="Default">
      <style:table-cell-properties fo:border-bottom="none" fo:background-color="#00ff7f" fo:wrap-option="wrap" fo:border-left="0.74pt solid #000000" fo:border-right="none" fo:border-top="none"/>
      <style:text-properties fo:color="#000000" style:text-line-through-style="solid" style:text-line-through-type="single" style:font-name="Times New Roman" fo:font-size="10pt" style:font-size-asian="10pt" style:font-size-complex="10pt" fo:hyphenate="true"/>
    </style:style>
    <style:style style:name="ce712" style:family="table-cell" style:parent-style-name="Default">
      <style:table-cell-properties fo:border-bottom="0.74pt solid #0084d1" fo:background-color="#00a8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444" style:family="table-cell" style:parent-style-name="Default">
      <style:table-cell-properties fo:border-bottom="0.74pt solid #0084d1" fo:background-color="#ff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714" style:family="table-cell" style:parent-style-name="Default">
      <style:table-cell-properties fo:border-bottom="0.74pt solid #0084d1" fo:background-color="#00a800" style:diagonal-bl-tr="none" style:diagonal-tl-br="none" style:text-align-source="fix" style:repeat-content="false" fo:wrap-option="wrap" fo:border-left="none" style:direction="ltr" fo:border-right="none" style:rotation-angle="0" style:rotation-align="none" style:shrink-to-fit="false" fo:border-top="0.74pt solid #0084d1"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446" style:family="table-cell" style:parent-style-name="Default">
      <style:table-cell-properties fo:border-bottom="0.74pt solid #0084d1" fo:background-color="#ff0000" style:diagonal-bl-tr="none" style:diagonal-tl-br="none" style:text-align-source="fix" style:repeat-content="false" fo:wrap-option="wrap" fo:border-left="none" style:direction="ltr" fo:border-right="none" style:rotation-angle="0" style:rotation-align="none" style:shrink-to-fit="false" fo:border-top="0.74pt solid #0084d1"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716" style:family="table-cell" style:parent-style-name="Default">
      <style:table-cell-properties fo:border-bottom="0.74pt solid #0084d1" fo:background-color="#00a800" style:diagonal-bl-tr="none" style:diagonal-tl-br="none" fo:wrap-option="wrap" fo:border-left="none" fo:border-right="none" style:rotation-align="none" fo:border-top="0.74pt solid #0084d1"/>
      <style:text-properties style:font-name="Times New Roman" fo:font-size="10pt" style:font-size-asian="10pt" style:font-size-complex="10pt" fo:hyphenate="true"/>
    </style:style>
    <style:style style:name="ce1448" style:family="table-cell" style:parent-style-name="Default">
      <style:table-cell-properties fo:border-bottom="0.74pt solid #0084d1" fo:background-color="#ff0000" style:diagonal-bl-tr="none" style:diagonal-tl-br="none" fo:wrap-option="wrap" fo:border-left="none" fo:border-right="none" style:rotation-align="none" fo:border-top="0.74pt solid #0084d1"/>
      <style:text-properties style:font-name="Times New Roman" fo:font-size="10pt" style:font-size-asian="10pt" style:font-size-complex="10pt" fo:hyphenate="true"/>
    </style:style>
    <style:style style:name="ce1449" style:family="table-cell" style:parent-style-name="Default">
      <style:table-cell-properties fo:border-bottom="0.74pt solid #0084d1" fo:background-color="#ff0000" style:diagonal-bl-tr="none" style:diagonal-tl-br="none" style:text-align-source="fix" style:repeat-content="false" fo:wrap-option="wrap" fo:border-left="none" style:direction="ltr" fo:border-right="none" style:rotation-angle="0" style:rotation-align="none" style:shrink-to-fit="false" fo:border-top="0.99pt solid #dc23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719" style:family="table-cell" style:parent-style-name="Default">
      <style:table-cell-properties fo:border-bottom="0.74pt solid #0084d1" style:diagonal-bl-tr="none" style:diagonal-tl-br="none" fo:background-color="transparent" fo:wrap-option="wrap" fo:border-left="none" fo:border-right="none" style:rotation-align="none" fo:border-top="0.74pt solid #0084d1"/>
      <style:text-properties style:font-name="Times New Roman" fo:font-size="10pt" style:font-size-asian="10pt" style:font-size-complex="10pt" fo:hyphenate="true"/>
    </style:style>
    <style:style style:name="ce1451" style:family="table-cell" style:parent-style-name="Default">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452" style:family="table-cell" style:parent-style-name="Default">
      <style:table-cell-properties style:text-align-source="fix" style:repeat-content="false" fo:background-color="transparent" fo:wrap-option="wrap" fo:border="none" style:vertical-align="middle"/>
      <style:paragraph-properties fo:text-align="center"/>
      <style:text-properties style:font-name="Times New Roman" fo:font-size="10pt" style:font-size-asian="10pt" style:font-size-complex="10pt" fo:hyphenate="true"/>
    </style:style>
    <style:style style:name="ce722"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454" style:family="table-cell" style:parent-style-name="Default">
      <style:table-cell-properties fo:border-bottom="none" style:text-align-source="value-type" style:repeat-content="false" fo:background-color="transparent" fo:wrap-option="wrap" fo:border-left="none" style:direction="ltr" fo:border-right="none" style:rotation-angle="0" style:rotation-align="none" style:shrink-to-fit="false" fo:border-top="0.99pt solid #dc2300"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455" style:family="table-cell" style:parent-style-name="Default">
      <style:table-cell-properties fo:background-color="transparent" fo:wrap-option="wrap" style:rotation-align="none"/>
      <style:text-properties style:font-name="Times New Roman" fo:font-size="10pt" style:font-size-asian="10pt" style:font-size-complex="10pt" fo:hyphenate="true"/>
    </style:style>
    <style:style style:name="ce1456" style:family="table-cell" style:parent-style-name="Default">
      <style:table-cell-properties fo:background-color="transparent" fo:wrap-option="wrap" style:rotation-align="non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457" style:family="table-cell" style:parent-style-name="Default">
      <style:table-cell-properties fo:border-bottom="0.74pt solid #0053a8" style:text-align-source="fix" style:repeat-content="false" fo:background-color="transparent"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458" style:family="table-cell" style:parent-style-name="Default">
      <style:table-cell-properties fo:border-bottom="none" style:diagonal-bl-tr="none" style:diagonal-tl-br="none" style:text-align-source="value-type" style:repeat-content="false" fo:background-color="transparent" fo:wrap-option="wrap" fo:border-left="none" style:direction="ltr" fo:border-right="none" style:rotation-angle="0" style:rotation-align="none" style:shrink-to-fit="false" fo:border-top="0.74pt solid #0084d1" style:vertical-align="bottom" loext:vertical-justify="auto"/>
      <style:paragraph-properties css3t:text-justify="auto" fo:margin-left="0mm" style:writing-mode="page"/>
      <style:text-properties fo:color="#ff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459" style:family="table-cell" style:parent-style-name="Default">
      <style:table-cell-properties fo:border-bottom="none" style:diagonal-bl-tr="none" style:diagonal-tl-br="none" fo:background-color="transparent" fo:wrap-option="wrap" fo:border-left="0.74pt solid #000000" fo:border-right="none" style:rotation-align="none" fo:border-top="none"/>
      <style:text-properties fo:color="#ff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460"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ff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461" style:family="table-cell" style:parent-style-name="Default">
      <style:table-cell-properties fo:border-bottom="0.74pt solid #0084d1" fo:background-color="#ff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731" style:family="table-cell" style:parent-style-name="Default">
      <style:table-cell-properties fo:border-bottom="0.74pt solid #0084d1"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732" style:family="table-cell" style:parent-style-name="Default">
      <style:table-cell-properties fo:border-bottom="0.74pt solid #0084d1" style:diagonal-bl-tr="none" style:diagonal-tl-br="none" fo:background-color="transparent" fo:wrap-option="wrap" fo:border-left="none" fo:border-right="0.74pt solid #000000" style:rotation-align="none" fo:border-top="0.74pt solid #0084d1"/>
      <style:text-properties style:font-name="Times New Roman" fo:font-size="10pt" style:font-size-asian="10pt" style:font-size-complex="10pt" fo:hyphenate="true"/>
    </style:style>
    <style:style style:name="ce1464"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fo:color="#ff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465" style:family="table-cell" style:parent-style-name="Default">
      <style:table-cell-properties fo:border-bottom="0.74pt solid #0084d1" style:diagonal-bl-tr="none" style:diagonal-tl-br="none" style:text-align-source="value-type" style:repeat-content="false" fo:background-color="transparent" fo:wrap-option="wrap" fo:border-left="none" style:direction="ltr" fo:border-right="0.74pt solid #000000" style:rotation-angle="0" style:rotation-align="none" style:shrink-to-fit="false" fo:border-top="0.99pt solid #dc2300"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466" style:family="table-cell" style:parent-style-name="Default">
      <style:table-cell-properties fo:border-bottom="0.74pt solid #000080"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67"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232323" style:text-outline="false" style:text-line-through-style="none" style:text-line-through-type="none" style:font-name="Times New Roman" fo:font-size="10pt" fo:language="none" fo:country="none" fo:font-style="normal" fo:text-shadow="none" style:text-underline-style="none" fo:font-weight="normal" style:font-name-asian="Fd2984056-Identity-H" style:font-size-asian="10pt" style:language-asian="none" style:country-asian="none" style:font-style-asian="normal" style:font-weight-asian="normal" style:font-name-complex="Fd2984056-Identity-H" style:font-size-complex="10pt" style:language-complex="none" style:country-complex="none" style:font-style-complex="normal" style:font-weight-complex="normal" fo:hyphenate="true"/>
    </style:style>
    <style:style style:name="ce1468" style:family="table-cell" style:parent-style-name="Default">
      <style:table-cell-properties fo:border-bottom="none" fo:background-color="transparent" fo:wrap-option="wrap" fo:border-left="0.74pt solid #000000" fo:border-right="none" fo:border-top="none"/>
      <style:text-properties style:text-outline="false" style:text-line-through-style="none" style:text-line-through-type="none" style:font-name="Times New Roman" fo:font-size="10pt" fo:language="none" fo:country="none" fo:text-shadow="none" style:text-underline-style="none" style:text-underline-mode="continuous" style:text-overline-mode="continuous" style:text-line-through-mode="continuous" style:font-size-asian="10pt" style:language-asian="none" style:country-asian="none" style:font-size-complex="10pt" style:language-complex="none" style:country-complex="none" style:text-emphasize="none" style:font-relief="none" style:text-overline-style="none" style:text-overline-color="font-color" fo:hyphenate="true"/>
    </style:style>
    <style:style style:name="ce1469"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Liberation Sans" style:font-size-complex="10pt" style:font-style-complex="italic" style:font-weight-complex="normal" fo:hyphenate="true"/>
    </style:style>
    <style:style style:name="ce1470" style:family="table-cell" style:parent-style-name="Default">
      <style:table-cell-properties fo:border-bottom="none" fo:border-left="0.74pt solid #000000" fo:border-right="0.74pt solid #000000" fo:border-top="none"/>
      <style:text-properties style:font-name="Times New Roman"/>
    </style:style>
    <style:style style:name="ce1471" style:family="table-cell" style:parent-style-name="Default">
      <style:table-cell-properties fo:border-bottom="0.74pt solid #003f80" fo:border-left="0.74pt solid #000000" fo:border-right="0.74pt solid #000000" fo:border-top="none"/>
      <style:text-properties style:font-name="Times New Roman"/>
    </style:style>
    <style:style style:name="ce1472"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212121" style:text-outline="false" style:text-line-through-style="none" style:text-line-through-type="none" style:font-name="Times New Roman" fo:font-size="10pt" fo:language="none" fo:country="none" fo:font-style="normal" fo:text-shadow="none" style:text-underline-style="none" fo:font-weight="normal" style:font-name-asian="Fd2984056-Identity-H" style:font-size-asian="10pt" style:language-asian="none" style:country-asian="none" style:font-style-asian="normal" style:font-weight-asian="normal" style:font-name-complex="Fd2984056-Identity-H" style:font-size-complex="10pt" style:language-complex="none" style:country-complex="none" style:font-style-complex="normal" style:font-weight-complex="normal" fo:hyphenate="true"/>
    </style:style>
    <style:style style:name="ce1473"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222222"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name-asian="Fd3078752-Identity-H" style:font-size-asian="10pt" style:language-asian="zh" style:country-asian="CN" style:font-style-asian="normal" style:font-weight-asian="normal" style:font-name-complex="Fd3078752-Identity-H" style:font-size-complex="10pt" style:language-complex="hi" style:country-complex="IN" style:font-style-complex="normal" style:font-weight-complex="normal" style:text-emphasize="none" style:font-relief="none" style:text-overline-style="none" style:text-overline-color="font-color" fo:hyphenate="true"/>
    </style:style>
    <style:style style:name="ce1474" style:family="table-cell" style:parent-style-name="Default">
      <style:table-cell-properties fo:border-bottom="0.74pt solid #0084d1" fo:background-color="#d2d02b"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language-asian="none" style:country-asian="none" style:font-style-asian="normal" style:font-weight-asian="normal" style:font-name-complex="Liberation Sans" style:font-size-complex="10pt" style:language-complex="none" style:country-complex="none" style:font-style-complex="normal" style:font-weight-complex="normal" fo:hyphenate="true"/>
    </style:style>
    <style:style style:name="ce1475" style:family="table-cell" style:parent-style-name="Default">
      <style:table-cell-properties fo:border-bottom="none" fo:background-color="#d2d02b"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name-asian="Segoe UI2" style:font-size-asian="12pt" style:language-asian="de" style:country-asian="DE" style:font-style-asian="normal" style:font-weight-asian="normal" style:font-name-complex="Times New Roman" style:font-size-complex="12pt" style:language-complex="ar" style:country-complex="SA" style:font-style-complex="normal" style:font-weight-complex="normal" fo:hyphenate="true"/>
    </style:style>
    <style:style style:name="ce1476"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0.74pt solid #0084d1"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fo:hyphenate="true"/>
    </style:style>
    <style:style style:name="ce1477" style:family="table-cell" style:parent-style-name="Default">
      <style:table-cell-properties fo:border-bottom="none" fo:background-color="#d2d02b" fo:wrap-option="wrap" fo:border-left="0.74pt solid #000000" fo:border-right="none" style:rotation-align="none" fo:border-top="none"/>
      <style:text-properties style:use-window-font-color="true" style:font-name="Times New Roman" fo:font-size="10pt" style:font-size-asian="10pt" style:language-asian="none" style:country-asian="none" style:font-size-complex="10pt" style:language-complex="none" style:country-complex="none" fo:hyphenate="true"/>
    </style:style>
    <style:style style:name="ce1478" style:family="table-cell" style:parent-style-name="Default">
      <style:table-cell-properties fo:border-bottom="0.74pt solid #2b2bd2" fo:background-color="transparent" fo:wrap-option="wrap" fo:border-left="0.74pt solid #000000" fo:border-right="none" style:rotation-align="none" fo:border-top="none"/>
      <style:text-properties style:font-name="Times New Roman" fo:font-size="10pt" style:font-size-asian="10pt" style:font-size-complex="10pt" fo:hyphenate="true"/>
    </style:style>
    <style:style style:name="ce1479" style:family="table-cell" style:parent-style-name="Default">
      <style:table-cell-properties fo:border-bottom="none" fo:background-color="#d22b2b"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84d1"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480" style:family="table-cell" style:parent-style-name="Default">
      <style:table-cell-properties fo:border-bottom="none" fo:background-color="transparent" fo:wrap-option="wrap" fo:border-left="0.74pt solid #000000" fo:border-right="none" style:rotation-align="none" fo:border-top="none"/>
      <style:text-properties style:font-name="Times New Roman" fo:font-size="10pt" style:font-size-asian="10pt" style:language-asian="none" style:country-asian="none" style:font-size-complex="10pt" style:language-complex="none" style:country-complex="none" fo:hyphenate="true"/>
    </style:style>
    <style:style style:name="ce1481" style:family="table-cell" style:parent-style-name="Default">
      <style:table-cell-properties fo:border-bottom="none" fo:background-color="#d2d02b" fo:wrap-option="wrap" fo:border-left="0.74pt solid #000000" fo:border-right="none" style:rotation-align="none" fo:border-top="none"/>
      <style:text-properties style:font-name="Times New Roman" fo:font-size="10pt" style:font-size-asian="10pt" style:language-asian="none" style:country-asian="none" style:font-size-complex="10pt" style:language-complex="none" style:country-complex="none" fo:hyphenate="true"/>
    </style:style>
    <style:style style:name="ce1482"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0.74pt solid #0084d1"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fo:hyphenate="true"/>
    </style:style>
    <style:style style:name="ce1483" style:family="table-cell" style:parent-style-name="Default">
      <style:table-cell-properties fo:border-bottom="none" fo:background-color="transparent" fo:wrap-option="wrap" fo:border-left="0.74pt solid #000000" fo:border-right="none" style:rotation-align="none" fo:border-top="none"/>
      <style:text-properties style:font-name="Times New Roman" fo:font-size="10pt" style:font-size-asian="10pt" style:font-name-complex="Arial2" style:font-size-complex="10pt" fo:hyphenate="true"/>
    </style:style>
    <style:style style:name="ce1484" style:family="table-cell" style:parent-style-name="Default">
      <style:table-cell-properties fo:border-bottom="none" fo:background-color="transparent" fo:wrap-option="wrap" fo:border-left="0.74pt solid #000000" fo:border-right="none" fo:border-top="none"/>
      <style:text-properties style:text-outline="false" style:text-line-through-style="none" style:text-line-through-type="none" style:font-name="Times New Roman"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485"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0.74pt solid #0084d1"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Segoe UI" style:font-size-asian="10pt" style:language-asian="none" style:country-asian="none" style:font-style-asian="normal" style:font-weight-asian="normal" style:font-name-complex="Segoe UI" style:font-size-complex="10pt" style:language-complex="none" style:country-complex="none" style:font-style-complex="normal" style:font-weight-complex="normal" fo:hyphenate="true"/>
    </style:style>
    <style:style style:name="ce1486" style:family="table-cell" style:parent-style-name="Default">
      <style:table-cell-properties fo:border-bottom="0.74pt solid #0084d1"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language-asian="none" style:country-asian="none" style:font-style-asian="normal" style:font-weight-asian="normal" style:font-name-complex="Liberation Sans1" style:font-size-complex="11pt" style:language-complex="none" style:country-complex="none" style:font-style-complex="normal" style:font-weight-complex="normal" fo:hyphenate="true"/>
    </style:style>
    <style:style style:name="ce1487"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0.74pt solid #0084d1"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none" style:country-asian="none" style:font-style-asian="normal" style:font-weight-asian="normal" style:font-name-complex="Liberation Sans1"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488" style:family="table-cell" style:parent-style-name="Default">
      <style:table-cell-properties fo:border-bottom="0.74pt solid #0084d1"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1pt" fo:language="en" fo:country="US" fo:font-style="normal" fo:text-shadow="none" style:text-underline-style="none" fo:font-weight="normal" style:font-size-asian="10pt" style:language-asian="none" style:country-asian="none" style:font-style-asian="normal" style:font-weight-asian="normal" style:font-name-complex="Arial2" style:font-size-complex="10pt" style:language-complex="none" style:country-complex="none" style:font-style-complex="normal" style:font-weight-complex="normal" fo:hyphenate="true"/>
    </style:style>
    <style:style style:name="ce1489" style:family="table-cell" style:parent-style-name="Default">
      <style:table-cell-properties fo:border-bottom="none" fo:background-color="transparent" fo:wrap-option="wrap" fo:border-left="0.74pt solid #000000" fo:border-right="none" fo:border-top="none"/>
      <style:text-properties style:text-outline="false" style:text-line-through-style="none" style:text-line-through-type="none" style:font-name="Times New Roman" fo:font-size="10pt" fo:language="none" fo:country="none" fo:font-style="italic" fo:text-shadow="none" style:text-underline-style="none" fo:font-weight="normal" style:text-underline-mode="continuous" style:text-overline-mode="continuous" style:text-line-through-mode="continuous" style:font-size-asian="10pt" style:language-asian="none" style:country-asian="none" style:font-style-asian="italic" style:font-weight-asian="normal" style:font-size-complex="10pt" style:language-complex="none" style:country-complex="none" style:font-style-complex="italic" style:font-weight-complex="normal" style:text-emphasize="none" style:font-relief="none" style:text-overline-style="none" style:text-overline-color="font-color" fo:hyphenate="true"/>
    </style:style>
    <style:style style:name="ce1490" style:family="table-cell" style:parent-style-name="Default">
      <style:table-cell-properties fo:background-color="transparent"/>
      <style:text-properties fo:color="#008000" style:text-outline="false" style:text-line-through-style="none" style:text-line-through-type="none" style:font-name="Times New Roman" fo:language="de" fo:country="DE" fo:font-style="italic" fo:text-shadow="none" style:text-underline-style="none" fo:font-weight="normal" style:text-underline-mode="continuous" style:text-overline-mode="continuous" style:text-line-through-mode="continuous" style:language-asian="zh" style:country-asian="CN" style:font-style-asian="italic" style:font-weight-asian="normal" style:language-complex="hi" style:country-complex="IN" style:font-style-complex="italic" style:font-weight-complex="normal" style:text-emphasize="none" style:font-relief="none" style:text-overline-style="none" style:text-overline-color="font-color"/>
    </style:style>
    <style:style style:name="ce1491"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2.01pt solid #000000" style:rotation-angle="0" style:rotation-align="none" style:shrink-to-fit="false" fo:border-top="0.74pt solid #0084d1"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492"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1a1a1a" style:text-outline="false" style:text-line-through-style="none" style:text-line-through-type="none" style:font-name="Times New Roman" fo:font-size="10pt" fo:language="none" fo:country="none" fo:font-style="normal" fo:text-shadow="none" style:text-underline-style="none" fo:font-weight="normal" style:font-name-asian="Fd2984056-Identity-H" style:font-size-asian="10pt" style:language-asian="none" style:country-asian="none" style:font-style-asian="normal" style:font-weight-asian="normal" style:font-name-complex="Fd2984056-Identity-H" style:font-size-complex="10pt" style:language-complex="none" style:country-complex="none" style:font-style-complex="normal" style:font-weight-complex="normal" fo:hyphenate="true"/>
    </style:style>
    <style:style style:name="ce1493" style:family="table-cell" style:parent-style-name="Default">
      <style:table-cell-properties fo:border-bottom="none" fo:background-color="transparent" fo:wrap-option="wrap" fo:border-left="0.74pt solid #000000" fo:border-right="none" fo:border-top="none"/>
      <style:text-properties style:font-name="Times New Roman" fo:hyphenate="true"/>
    </style:style>
    <style:style style:name="ce1494"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70c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495"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70c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Liberation Sans" style:font-size-complex="10pt" style:font-style-complex="normal" style:font-weight-complex="normal" fo:hyphenate="true"/>
    </style:style>
    <style:style style:name="ce1496"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1pt" fo:language="none" fo:country="none" fo:font-style="normal" fo:text-shadow="none" style:text-underline-style="none" fo:font-weight="normal" style:font-size-asian="11pt" style:language-asian="none" style:country-asian="none" style:font-style-asian="normal" style:font-weight-asian="normal" style:font-name-complex="Liberation Sans1" style:font-size-complex="11pt" style:language-complex="none" style:country-complex="none" style:font-style-complex="normal" style:font-weight-complex="normal" fo:hyphenate="true"/>
    </style:style>
    <style:style style:name="ce1497" style:family="table-cell" style:parent-style-name="Default">
      <style:table-cell-properties fo:background-color="transparent"/>
      <style:text-properties style:text-outline="false" style:text-line-through-style="none" style:text-line-through-type="none" style:font-name="Times New Roman" fo:font-size="10pt" fo:language="none" fo:country="none" fo:font-style="italic" fo:text-shadow="none" style:text-underline-style="none" fo:font-weight="normal" style:text-underline-mode="continuous" style:text-overline-mode="continuous" style:text-line-through-mode="continuous" style:font-size-asian="10pt" style:language-asian="none" style:country-asian="none" style:font-style-asian="italic" style:font-weight-asian="normal" style:font-size-complex="10pt" style:language-complex="none" style:country-complex="none" style:font-style-complex="italic" style:font-weight-complex="normal" style:text-emphasize="none" style:font-relief="none" style:text-overline-style="none" style:text-overline-color="font-color"/>
    </style:style>
    <style:style style:name="ce1498" style:family="table-cell" style:parent-style-name="Default">
      <style:table-cell-properties fo:background-color="transparent"/>
      <style:text-properties style:text-outline="false" style:text-line-through-style="none" style:text-line-through-type="none" style:font-name="Times New Roman" fo:language="de" fo:country="D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499"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fo:text-align="justify" css3t:text-justify="auto" fo:margin-left="0mm" style:writing-mode="page"/>
      <style:text-properties fo:color="#008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500" style:family="table-cell" style:parent-style-name="Default">
      <style:text-properties fo:color="#003f80" style:font-name="Times New Roman" fo:font-size="10pt" fo:font-style="italic" style:font-size-asian="10pt" style:font-style-asian="italic" style:font-size-complex="10pt" style:font-style-complex="italic"/>
    </style:style>
    <style:style style:name="ce1501" style:family="table-cell" style:parent-style-name="Default">
      <style:table-cell-properties fo:border-bottom="none" fo:background-color="transparent" fo:wrap-option="wrap" fo:border-left="none" fo:border-right="none" fo:border-top="0.74pt solid #003f80"/>
      <style:text-properties style:font-name="Times New Roman" fo:hyphenate="true"/>
    </style:style>
    <style:style style:name="ce1502" style:family="table-cell" style:parent-style-name="Default">
      <style:text-properties fo:color="#008000" style:font-name="Times New Roman" fo:font-size="10pt" fo:font-style="italic" style:font-size-asian="10pt" style:font-style-asian="italic" style:font-size-complex="10pt" style:font-style-complex="italic"/>
    </style:style>
    <style:style style:name="ce1503" style:family="table-cell" style:parent-style-name="Default">
      <style:text-properties style:use-window-font-color="true" style:font-name="Times New Roman" fo:font-size="10pt" fo:font-style="italic" style:font-size-asian="10pt" style:language-asian="none" style:country-asian="none" style:font-style-asian="italic" style:font-size-complex="10pt" style:language-complex="none" style:country-complex="none" style:font-style-complex="italic"/>
    </style:style>
    <style:style style:name="ce1504" style:family="table-cell" style:parent-style-name="Default">
      <style:table-cell-properties fo:border-bottom="none" fo:background-color="transparent" fo:wrap-option="wrap" fo:border-left="0.74pt solid #000000" fo:border-right="none" style:rotation-align="none" fo:border-top="none"/>
      <style:text-properties fo:color="#0053a8" style:font-name="Times New Roman" fo:font-size="10pt" fo:font-style="italic" style:font-size-asian="10pt" style:font-style-asian="italic" style:font-size-complex="10pt" style:font-style-complex="italic" fo:hyphenate="true"/>
    </style:style>
    <style:style style:name="ce1505" style:family="table-cell" style:parent-style-name="Default">
      <style:table-cell-properties fo:border-bottom="0.74pt solid #2b2bd2" fo:border-left="none" fo:border-right="none" fo:border-top="none"/>
    </style:style>
    <style:style style:name="ce1506" style:family="table-cell" style:parent-style-name="Default">
      <style:table-cell-properties fo:border-bottom="none" fo:background-color="transparent" fo:wrap-option="wrap" fo:border-left="0.74pt solid #000000" fo:border-right="none" style:rotation-align="none" fo:border-top="none"/>
      <style:text-properties fo:color="#2b2bd2" style:font-name="Times New Roman" fo:font-size="10pt" fo:font-style="italic" style:font-size-asian="10pt" style:font-style-asian="italic" style:font-size-complex="10pt" style:font-style-complex="italic" fo:hyphenate="true"/>
    </style:style>
    <style:style style:name="ce1507" style:family="table-cell" style:parent-style-name="Default">
      <style:table-cell-properties fo:border-bottom="0.74pt solid #2b7ed2" fo:border-left="none" fo:border-right="none" fo:border-top="none"/>
    </style:style>
    <style:style style:name="ce1508" style:family="table-cell" style:parent-style-name="Default">
      <style:text-properties fo:color="#2b2bd2" style:font-name="Times New Roman" fo:font-size="10pt" fo:font-style="italic" style:font-size-asian="10pt" style:language-asian="none" style:country-asian="none" style:font-style-asian="italic" style:font-size-complex="10pt" style:language-complex="none" style:country-complex="none" style:font-style-complex="italic"/>
    </style:style>
    <style:style style:name="ce1509" style:family="table-cell" style:parent-style-name="Default">
      <style:table-cell-properties fo:border-bottom="0.74pt solid #2b7ed2" fo:background-color="transparent" fo:wrap-option="wrap" fo:border-left="0.74pt solid #000000" fo:border-right="none" style:rotation-align="none" fo:border-top="none"/>
      <style:text-properties style:font-name="Times New Roman" fo:font-size="10pt" style:font-size-asian="10pt" style:language-asian="none" style:country-asian="none" style:font-size-complex="10pt" style:language-complex="none" style:country-complex="none" fo:hyphenate="true"/>
    </style:style>
    <style:style style:name="ce1510" style:family="table-cell" style:parent-style-name="Default">
      <style:table-cell-properties fo:border-bottom="none" fo:background-color="transparent" fo:wrap-option="wrap" fo:border-left="0.74pt solid #000000" fo:border-right="none" style:rotation-align="none" fo:border-top="none"/>
      <style:text-properties style:font-name="Times New Roman" fo:font-size="10pt" fo:font-style="italic" style:font-size-asian="10pt" style:font-style-asian="italic" style:font-name-complex="Arial2" style:font-size-complex="10pt" style:font-style-complex="italic" fo:hyphenate="true"/>
    </style:style>
    <style:style style:name="ce1511" style:family="table-cell" style:parent-style-name="Default">
      <style:table-cell-properties fo:border-bottom="none" fo:background-color="transparent" fo:wrap-option="wrap" fo:border-left="0.74pt solid #000000" fo:border-right="none" style:rotation-align="none" fo:border-top="none"/>
      <style:text-properties fo:color="#2b2bd2" style:font-name="Times New Roman" fo:font-size="10pt" fo:font-style="italic" style:font-name-asian="Segoe UI" style:font-size-asian="10pt" style:language-asian="none" style:country-asian="none" style:font-style-asian="italic" style:font-name-complex="Segoe UI" style:font-size-complex="10pt" style:language-complex="none" style:country-complex="none" style:font-style-complex="italic" fo:hyphenate="true"/>
    </style:style>
    <style:style style:name="ce1512" style:family="table-cell" style:parent-style-name="Default">
      <style:table-cell-properties fo:border-bottom="0.74pt solid #2b7ed2" fo:border-left="none" fo:border-right="none" fo:border-top="none"/>
      <style:text-properties fo:color="#008000" style:font-name="Times New Roman" fo:font-size="10pt" style:font-size-asian="10pt" style:font-size-complex="10pt"/>
    </style:style>
    <style:style style:name="ce1513" style:family="table-cell" style:parent-style-name="Default">
      <style:table-cell-properties fo:border-bottom="none" fo:background-color="transparent" fo:wrap-option="wrap" fo:border-left="0.74pt solid #000000" fo:border-right="none" fo:border-top="none"/>
      <style:text-properties fo:color="#008000"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Segoe UI"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514" style:family="table-cell" style:parent-style-name="Default">
      <style:table-cell-properties fo:border-bottom="0.74pt solid #2b7ed2" fo:background-color="transparent" fo:wrap-option="wrap" fo:border-left="0.74pt solid #000000" fo:border-right="none" style:rotation-align="none" fo:border-top="none"/>
      <style:text-properties style:font-name="Times New Roman" fo:font-size="10pt" style:font-size-asian="10pt" style:font-size-complex="10pt" fo:hyphenate="true"/>
    </style:style>
    <style:style style:name="ce1515" style:family="table-cell" style:parent-style-name="Default">
      <style:table-cell-properties fo:border-bottom="none" fo:background-color="transparent" fo:wrap-option="wrap" fo:border-left="0.74pt solid #000000" fo:border-right="none" style:rotation-align="none" fo:border-top="none"/>
      <style:text-properties fo:color="#2b2bd2" style:font-name="Times New Roman" fo:font-size="10pt" style:font-size-asian="10pt" style:font-name-complex="Arial2" style:font-size-complex="10pt" fo:hyphenate="true"/>
    </style:style>
    <style:style style:name="ce1516" style:family="table-cell" style:parent-style-name="Default">
      <style:text-properties style:font-name="Times New Roman" fo:font-size="10pt" style:font-size-asian="10pt" style:font-name-complex="Arial2" style:font-size-complex="10pt"/>
    </style:style>
    <style:style style:name="ce1517" style:family="table-cell" style:parent-style-name="Default">
      <style:table-cell-properties fo:border-bottom="none" fo:background-color="#d2d02b" fo:wrap-option="wrap" fo:border-left="none" fo:border-right="none" fo:border-top="0.74pt solid #003f80"/>
      <style:text-properties style:text-outline="false" style:text-line-through-style="none" style:text-line-through-type="none" style:font-name="Times New Roman" fo:language="de" fo:country="D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518"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2b2bd2"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Liberation Sans1" style:font-size-complex="10pt" style:font-style-complex="italic" style:font-weight-complex="normal" fo:hyphenate="true"/>
    </style:style>
    <style:style style:name="ce1519" style:family="table-cell" style:parent-style-name="Default">
      <style:table-cell-properties fo:border-bottom="0.74pt solid #2b7ed2"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Liberation Sans1" style:font-size-complex="10pt" style:font-style-complex="italic" style:font-weight-complex="normal" fo:hyphenate="true"/>
    </style:style>
    <style:style style:name="ce1520" style:family="table-cell" style:parent-style-name="Default">
      <style:table-cell-properties fo:border-bottom="none" style:diagonal-bl-tr="none" style:diagonal-tl-br="none" fo:background-color="transparent" fo:wrap-option="wrap" fo:border-left="0.74pt solid #000000" fo:border-right="none" style:rotation-align="none" fo:border-top="none"/>
      <style:text-properties fo:color="#0070c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521" style:family="table-cell" style:parent-style-name="Default">
      <style:table-cell-properties fo:border-bottom="none" style:diagonal-bl-tr="none" style:diagonal-tl-br="none" fo:background-color="transparent" fo:wrap-option="wrap" fo:border-left="0.74pt solid #000000" fo:border-right="none" style:rotation-align="none" fo:border-top="none"/>
      <style:text-properties fo:color="#008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522" style:family="table-cell" style:parent-style-name="Default">
      <style:table-cell-properties fo:border-bottom="none" style:diagonal-bl-tr="none" style:diagonal-tl-br="none" fo:background-color="transparent" fo:wrap-option="wrap" fo:border-left="0.74pt solid #000000" fo:border-right="none" style:rotation-align="none" fo:border-top="none"/>
      <style:text-properties fo:color="#0053a8"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fo:hyphenate="true"/>
    </style:style>
    <style:style style:name="ce1523" style:family="table-cell" style:parent-style-name="Default">
      <style:table-cell-properties fo:border-bottom="0.74pt solid #2b7ed2" fo:background-color="transparent" fo:border-left="0.74pt solid #000000" fo:border-right="none" fo:border-top="none"/>
      <style:text-properties fo:color="#008000" style:text-outline="false" style:text-line-through-style="none" style:text-line-through-type="none" style:font-name="Times New Roman" fo:language="de" fo:country="D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524" style:family="table-cell" style:parent-style-name="Default">
      <style:table-cell-properties fo:border-bottom="0.74pt solid #2b7ed2" fo:wrap-option="wrap" fo:border-left="none" fo:border-right="none" fo:border-top="none"/>
      <style:text-properties fo:color="#008000" style:font-name="Times New Roman" fo:language="en" fo:country="US" fo:font-style="italic" style:font-name-asian="Segoe UI" style:font-size-asian="10pt" style:language-asian="none" style:country-asian="none" style:font-style-asian="italic" style:font-name-complex="Segoe UI" style:font-size-complex="10pt" style:language-complex="none" style:country-complex="none" style:font-style-complex="italic" fo:hyphenate="true"/>
    </style:style>
    <style:style style:name="ce1525" style:family="table-cell" style:parent-style-name="Default">
      <style:text-properties fo:color="#2b2bd2" style:font-name="Times New Roman" fo:font-style="italic" style:font-style-asian="italic" style:font-style-complex="italic"/>
    </style:style>
    <style:style style:name="ce1526" style:family="table-cell" style:parent-style-name="Default">
      <style:table-cell-properties fo:border-bottom="0.99pt solid #a80000"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527" style:family="table-cell" style:parent-style-name="Default">
      <style:table-cell-properties fo:border-bottom="none" fo:background-color="transparent" fo:wrap-option="wrap" fo:border-left="0.74pt solid #000000" fo:border-right="none" fo:border-top="none"/>
      <style:text-properties fo:color="#0053a8" style:font-name="Times New Roman" fo:hyphenate="true"/>
    </style:style>
    <style:style style:name="ce1528" style:family="table-cell" style:parent-style-name="Default">
      <style:table-cell-properties fo:border-bottom="0.74pt solid #0084d1"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529" style:family="table-cell" style:parent-style-name="Default">
      <style:table-cell-properties fo:border-bottom="0.74pt solid #003f80" fo:background-color="transparent" fo:wrap-option="wrap" fo:border-left="0.74pt solid #000000" fo:border-right="none" style:rotation-align="none" fo:border-top="none"/>
      <style:text-properties fo:color="#008000" style:font-name="Times New Roman" fo:font-size="10pt" style:font-size-asian="10pt" style:font-name-complex="Arial2" style:font-size-complex="10pt" fo:hyphenate="true"/>
    </style:style>
    <style:style style:name="ce1530" style:family="table-cell" style:parent-style-name="Default">
      <style:table-cell-properties fo:background-color="#d2d02b" fo:wrap-option="wrap"/>
      <style:text-properties style:font-name="Times New Roman" fo:hyphenate="true"/>
    </style:style>
    <style:style style:name="ce1531"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fo:color="#003f8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532" style:family="table-cell" style:parent-style-name="Default">
      <style:table-cell-properties fo:border-bottom="none" fo:background-color="transparent" fo:wrap-option="wrap" fo:border-left="0.74pt solid #000000" fo:border-right="none" fo:border-top="none"/>
      <style:text-properties style:text-outline="false" style:text-line-through-style="none" style:text-line-through-type="none" style:font-name="Times New Roman" fo:font-size="10pt" fo:language="none" fo:country="none" fo:text-shadow="none" style:text-underline-style="none" fo:font-weight="normal" style:text-underline-mode="continuous" style:text-overline-mode="continuous" style:text-line-through-mode="continuous" style:font-size-asian="10pt" style:language-asian="none" style:country-asian="none" style:font-weight-asian="normal" style:font-size-complex="10pt" style:language-complex="none" style:country-complex="none" style:font-weight-complex="normal" style:text-emphasize="none" style:font-relief="none" style:text-overline-style="none" style:text-overline-color="font-color" fo:hyphenate="true"/>
    </style:style>
    <style:style style:name="ce1533" style:family="table-cell" style:parent-style-name="Default">
      <style:table-cell-properties fo:border-bottom="none" fo:background-color="transparent" fo:wrap-option="wrap" fo:border-left="0.74pt solid #000000" fo:border-right="none" style:rotation-align="none" fo:border-top="none"/>
      <style:text-properties fo:color="#0053a8" style:font-name="Times New Roman" fo:font-size="10pt" style:font-size-asian="10pt" style:font-size-complex="10pt" fo:hyphenate="true"/>
    </style:style>
    <style:style style:name="ce1534"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0.74pt solid #003f80" style:vertical-align="bottom" loext:vertical-justify="auto"/>
      <style:paragraph-properties css3t:text-justify="auto" fo:margin-left="0mm" style:writing-mode="page"/>
      <style:text-properties fo:color="#212121" style:text-outline="false" style:text-line-through-style="none" style:text-line-through-type="none" style:font-name="Times New Roman" fo:font-size="10pt" fo:language="none" fo:country="none" fo:font-style="normal" fo:text-shadow="none" style:text-underline-style="none" fo:font-weight="normal" style:font-name-asian="Fd2984056-Identity-H" style:font-size-asian="10pt" style:language-asian="none" style:country-asian="none" style:font-style-asian="normal" style:font-weight-asian="normal" style:font-name-complex="Fd2984056-Identity-H" style:font-size-complex="10pt" style:language-complex="none" style:country-complex="none" style:font-style-complex="normal" style:font-weight-complex="normal" fo:hyphenate="true"/>
    </style:style>
    <style:style style:name="ce1535" style:family="table-cell" style:parent-style-name="Default">
      <style:table-cell-properties fo:border-bottom="0.74pt solid #0084d1"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Liberation Sans1" style:font-size-complex="10pt" style:font-style-complex="italic" style:font-weight-complex="normal" fo:hyphenate="true"/>
    </style:style>
    <style:style style:name="ce1536"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fo:hyphenate="true"/>
    </style:style>
    <style:style style:name="ce1537" style:family="table-cell" style:parent-style-name="Default">
      <style:table-cell-properties fo:border-bottom="0.74pt solid #0084d1"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language="de" fo:country="DE" fo:font-style="normal" fo:text-shadow="none" style:text-underline-style="none" fo:font-weight="normal"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fo:hyphenate="true"/>
    </style:style>
    <style:style style:name="ce1538" style:family="table-cell" style:parent-style-name="Default">
      <style:table-cell-properties fo:border-bottom="none" style:diagonal-bl-tr="none" style:diagonal-tl-br="none" style:text-align-source="value-type" style:repeat-content="false" fo:background-color="transparent" fo:wrap-option="wrap" fo:border-left="none" style:direction="ltr" fo:border-right="0.74pt solid #000000" style:rotation-angle="0" style:rotation-align="none" style:shrink-to-fit="false" fo:border-top="0.74pt solid #003f80"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fo:hyphenate="true"/>
    </style:style>
    <style:style style:name="ce1539" style:family="table-cell" style:parent-style-name="Default">
      <style:table-cell-properties fo:border-bottom="0.74pt solid #003f80" fo:background-color="transparent" fo:wrap-option="wrap" fo:border-left="0.74pt solid #000000" fo:border-right="none" style:rotation-align="none" fo:border-top="none"/>
      <style:text-properties fo:color="#ff0000" style:font-name="Times New Roman" fo:font-size="10pt" style:font-size-asian="10pt" style:font-name-complex="Arial2" style:font-size-complex="10pt" fo:hyphenate="true"/>
    </style:style>
    <style:style style:name="ce1540" style:family="table-cell" style:parent-style-name="Default">
      <style:text-properties fo:color="#ff0000" style:font-name="Times New Roman"/>
    </style:style>
    <style:style style:name="ce1541" style:family="table-cell" style:parent-style-name="Default">
      <style:table-cell-properties fo:border-bottom="0.74pt solid #2b7ed2" fo:border-left="none" fo:border-right="none" fo:border-top="none"/>
      <style:text-properties style:text-outline="false" style:text-line-through-style="none" style:text-line-through-type="none" style:font-name="Times New Roman" fo:language="de" fo:country="D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542" style:family="table-cell" style:parent-style-name="Default">
      <style:table-cell-properties fo:border-bottom="none" fo:background-color="transparent" fo:wrap-option="wrap" fo:border-left="0.74pt solid #000000" fo:border-right="none" style:rotation-align="none" fo:border-top="none"/>
      <style:text-properties fo:color="#ff0000" style:font-name="Times New Roman" fo:font-size="10pt" style:font-size-asian="10pt" style:font-size-complex="10pt" fo:hyphenate="true"/>
    </style:style>
    <style:style style:name="ce1543" style:family="table-cell" style:parent-style-name="Default">
      <style:table-cell-properties fo:border-bottom="none" style:diagonal-bl-tr="none" style:diagonal-tl-br="none" style:text-align-source="value-type" style:repeat-content="false" fo:background-color="transparent"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fo:hyphenate="true"/>
    </style:style>
    <style:style style:name="ce1544" style:family="table-cell" style:parent-style-name="Default">
      <style:table-cell-properties fo:border-bottom="0.74pt solid #0084d1"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language="de" fo:country="DE" fo:font-style="normal" fo:text-shadow="none" style:text-underline-style="none" fo:font-weight="normal" style:font-name-asian="Microsoft YaHei" style:font-size-asian="10pt" style:language-asian="zh" style:country-asian="CN" style:font-style-asian="normal" style:font-weight-asian="normal" style:font-name-complex="Liberation Sans1" style:font-size-complex="10pt" style:language-complex="hi" style:country-complex="IN" style:font-style-complex="normal" style:font-weight-complex="normal" fo:hyphenate="true"/>
    </style:style>
    <style:style style:name="ce1545"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language="de" fo:country="DE" fo:font-style="normal" fo:text-shadow="none" style:text-underline-style="none" fo:font-weight="normal" style:font-name-asian="Microsoft YaHei" style:font-size-asian="10pt" style:language-asian="zh" style:country-asian="CN" style:font-style-asian="normal" style:font-weight-asian="normal" style:font-name-complex="Liberation Sans1" style:font-size-complex="10pt" style:language-complex="hi" style:country-complex="IN" style:font-style-complex="normal" style:font-weight-complex="normal" fo:hyphenate="true"/>
    </style:style>
    <style:style style:name="ce1546" style:family="table-cell" style:parent-style-name="Default">
      <style:table-cell-properties fo:border-bottom="none" fo:background-color="#00ff7f"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Liberation Sans" style:font-size-complex="10pt" style:font-style-complex="italic" style:font-weight-complex="normal" fo:hyphenate="true"/>
    </style:style>
    <style:style style:name="ce1547" style:family="table-cell" style:parent-style-name="Default">
      <style:table-cell-properties fo:background-color="#d2d02b" fo:wrap-option="wrap"/>
      <style:text-properties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548"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name-asian="Segoe UI2" style:font-size-asian="12pt" style:language-asian="de" style:country-asian="DE" style:font-style-asian="normal" style:font-weight-asian="normal" style:font-name-complex="Times New Roman" style:font-size-complex="12pt" style:language-complex="ar" style:country-complex="SA" style:font-style-complex="normal" style:font-weight-complex="normal" fo:hyphenate="true"/>
    </style:style>
    <style:style style:name="ce1549" style:family="table-cell" style:parent-style-name="Default">
      <style:table-cell-properties fo:border-bottom="none" fo:background-color="#00ff7f" fo:wrap-option="wrap" fo:border-left="0.74pt solid #000000" fo:border-right="none" style:rotation-align="none" fo:border-top="none"/>
      <style:text-properties style:font-name="Times New Roman" fo:font-size="10pt" style:font-size-asian="10pt" style:font-size-complex="10pt" fo:hyphenate="true"/>
    </style:style>
    <style:style style:name="ce1550" style:family="table-cell" style:parent-style-name="Default">
      <style:table-cell-properties fo:border-bottom="none" fo:background-color="#00ff7f" fo:wrap-option="wrap" fo:border-left="0.74pt solid #000000" fo:border-right="none" style:rotation-align="none" fo:border-top="none"/>
      <style:text-properties style:font-name="Times New Roman" fo:font-size="10pt" fo:font-style="italic" style:font-name-asian="Times New Roman1" style:font-size-asian="10pt" style:language-asian="hi" style:country-asian="IN" style:font-style-asian="italic" style:font-name-complex="Times New Roman" style:font-size-complex="10pt" style:language-complex="none" style:country-complex="none" style:font-style-complex="italic" fo:hyphenate="true"/>
    </style:style>
    <style:style style:name="ce1551" style:family="table-cell" style:parent-style-name="Default">
      <style:table-cell-properties fo:background-color="transparent" fo:wrap-option="wrap"/>
      <style:text-properties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552" style:family="table-cell" style:parent-style-name="Default">
      <style:table-cell-properties fo:border-bottom="none" fo:background-color="#00ff7f" fo:wrap-option="wrap" fo:border-left="0.74pt solid #000000" fo:border-right="none" style:rotation-align="none" fo:border-top="none"/>
      <style:text-properties style:font-name="Times New Roman" fo:font-size="10pt" style:font-size-asian="10pt" style:font-name-complex="Arial2" style:font-size-complex="10pt" fo:hyphenate="true"/>
    </style:style>
    <style:style style:name="ce1553" style:family="table-cell" style:parent-style-name="Default">
      <style:table-cell-properties fo:background-color="#00ff7f" fo:wrap-option="wrap"/>
      <style:text-properties style:use-window-font-color="true"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554" style:family="table-cell" style:parent-style-name="Default">
      <style:table-cell-properties fo:background-color="#00ff7f" fo:wrap-option="wrap"/>
      <style:text-properties style:text-outline="false" style:text-line-through-style="none" style:text-line-through-type="none" style:font-name="Times New Roman" fo:font-size="11pt" fo:language="de" fo:country="DE" fo:font-style="normal" fo:text-shadow="none" style:text-underline-style="none" fo:font-weight="normal" style:text-underline-mode="continuous" style:text-overline-mode="continuous" style:text-line-through-mode="continuous" style:font-name-asian="Microsoft YaHei" style:font-size-asian="11pt" style:language-asian="none" style:country-asian="none" style:font-style-asian="normal" style:font-weight-asian="normal" style:font-name-complex="Liberation Sans1" style:font-size-complex="11pt" style:language-complex="none" style:country-complex="none" style:font-style-complex="normal" style:font-weight-complex="normal" style:text-emphasize="none" style:font-relief="none" style:text-overline-style="none" style:text-overline-color="font-color" fo:hyphenate="true"/>
    </style:style>
    <style:style style:name="ce1555" style:family="table-cell" style:parent-style-name="Default">
      <style:table-cell-properties fo:wrap-option="wrap"/>
      <style:text-properties style:text-outline="false" style:text-line-through-style="none" style:text-line-through-type="none" style:font-name="Times New Roman" fo:language="de" fo:country="D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556" style:family="table-cell" style:parent-style-name="Default">
      <style:table-cell-properties fo:border-bottom="0.74pt solid #0084d1" fo:background-color="#00ff7f"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1pt" fo:language="en" fo:country="US" fo:font-style="italic" fo:text-shadow="none" style:text-underline-style="none" fo:font-weight="normal" style:font-size-asian="10pt" style:language-asian="none" style:country-asian="none" style:font-style-asian="italic" style:font-weight-asian="normal" style:font-name-complex="Arial2" style:font-size-complex="10pt" style:language-complex="none" style:country-complex="none" style:font-style-complex="italic" style:font-weight-complex="normal" fo:hyphenate="true"/>
    </style:style>
    <style:style style:name="ce1557" style:family="table-cell" style:parent-style-name="Default">
      <style:table-cell-properties fo:background-color="#00ff7f"/>
      <style:text-properties fo:color="#008000" style:text-outline="false" style:text-line-through-style="none" style:text-line-through-type="none" style:font-name="Times New Roman" fo:language="de" fo:country="DE" fo:font-style="italic" fo:text-shadow="none" style:text-underline-style="none" fo:font-weight="normal" style:text-underline-mode="continuous" style:text-overline-mode="continuous" style:text-line-through-mode="continuous" style:language-asian="zh" style:country-asian="CN" style:font-style-asian="italic" style:font-weight-asian="normal" style:language-complex="hi" style:country-complex="IN" style:font-style-complex="italic" style:font-weight-complex="normal" style:text-emphasize="none" style:font-relief="none" style:text-overline-style="none" style:text-overline-color="font-color"/>
    </style:style>
    <style:style style:name="ce1558" style:family="table-cell" style:parent-style-name="Default">
      <style:table-cell-properties fo:border-bottom="none" fo:background-color="transparent" fo:wrap-option="wrap" fo:border-left="0.74pt solid #000000" fo:border-right="none" fo:border-top="none"/>
      <style:text-properties fo:color="#0053a8" style:text-outline="false" style:text-line-through-style="none" style:text-line-through-type="none" style:font-name="Times New Roman" fo:language="de" fo:country="D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559" style:family="table-cell" style:parent-style-name="Default">
      <style:table-cell-properties fo:background-color="transparent"/>
      <style:text-properties fo:color="#008000" style:text-outline="false" style:text-line-through-style="none" style:text-line-through-type="none" style:font-name="Times New Roman" fo:language="de" fo:country="D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560" style:family="table-cell" style:parent-style-name="Default">
      <style:table-cell-properties fo:border-bottom="none" style:diagonal-bl-tr="none" style:diagonal-tl-br="none" fo:background-color="transparent" fo:wrap-option="wrap" fo:border-left="0.74pt solid #000000" fo:border-right="none" style:rotation-align="none" fo:border-top="none"/>
      <style:text-properties fo:color="#004586" style:text-outline="false" style:text-line-through-style="none" style:text-line-through-type="none" style:font-name="Times New Roman" fo:font-size="10pt" fo:font-style="normal" fo:text-shadow="none" style:text-underline-style="none" fo:font-weight="normal" style:font-size-asian="10pt" style:language-asian="none" style:country-asian="none" style:font-style-asian="normal" style:font-weight-asian="normal" style:font-name-complex="Arial2" style:font-size-complex="10pt" style:language-complex="none" style:country-complex="none" style:font-style-complex="normal" style:font-weight-complex="normal" fo:hyphenate="true"/>
    </style:style>
    <style:style style:name="ce1561"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Liberation Sans" style:font-size-complex="10pt" style:font-style-complex="normal" style:font-weight-complex="normal" fo:hyphenate="true"/>
    </style:style>
    <style:style style:name="ce1562" style:family="table-cell" style:parent-style-name="Default">
      <style:table-cell-properties fo:border-bottom="none" fo:background-color="#d2d02b"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212121" style:text-outline="false" style:text-line-through-style="none" style:text-line-through-type="none" style:font-name="Times New Roman" fo:font-size="10pt" fo:language="none" fo:country="none" fo:font-style="normal" fo:text-shadow="none" style:text-underline-style="none" fo:font-weight="normal" style:font-name-asian="Fd2984056-Identity-H" style:font-size-asian="10pt" style:language-asian="none" style:country-asian="none" style:font-style-asian="normal" style:font-weight-asian="normal" style:font-name-complex="Fd2984056-Identity-H" style:font-size-complex="10pt" style:language-complex="none" style:country-complex="none" style:font-style-complex="normal" style:font-weight-complex="normal" fo:hyphenate="true"/>
    </style:style>
    <style:style style:name="ce1563" style:family="table-cell" style:parent-style-name="Default">
      <style:table-cell-properties fo:border-bottom="none" fo:background-color="#d2d02b"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84d1"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6.80000019073486pt" style:language-complex="none" style:country-complex="none" style:font-style-complex="normal" style:font-weight-complex="normal" fo:hyphenate="true"/>
    </style:style>
    <style:style style:name="ce1564" style:family="table-cell" style:parent-style-name="Default">
      <style:table-cell-properties fo:border-bottom="none" fo:background-color="transparent" fo:wrap-option="wrap" fo:border-left="0.74pt solid #000000" fo:border-right="none" style:rotation-align="none" fo:border-top="none"/>
      <style:text-properties fo:color="#003f80" style:font-name="Times New Roman" fo:font-size="10pt" style:font-size-asian="10pt" style:font-size-complex="10pt" fo:hyphenate="true"/>
    </style:style>
    <style:style style:name="ce1568" style:family="table-cell" style:parent-style-name="Default">
      <style:table-cell-properties fo:border-bottom="none" fo:background-color="#d2d02b"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84d1"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570" style:family="table-cell" style:parent-style-name="Default">
      <style:table-cell-properties fo:border-bottom="none" fo:background-color="transparent" fo:border-left="0.74pt solid #000000" fo:border-right="none" fo:border-top="none"/>
      <style:text-properties fo:color="#004586" style:text-outline="false" style:text-line-through-style="none" style:text-line-through-type="none" style:font-name="Times New Roman" fo:language="de" fo:country="D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572" style:family="table-cell" style:parent-style-name="Default">
      <style:table-cell-properties fo:border-bottom="none" fo:background-color="transparent" fo:wrap-option="wrap" fo:border-left="0.74pt solid #000000" fo:border-right="none" fo:border-top="0.74pt solid #2b7ed2"/>
      <style:text-properties style:text-outline="false" style:text-line-through-style="none" style:text-line-through-type="none" style:font-name="Times New Roman" fo:font-size="10pt" fo:language="de" fo:country="DE"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name-complex="Arial2" style:font-size-complex="10pt" style:language-complex="hi" style:country-complex="IN" style:font-style-complex="italic" style:font-weight-complex="normal" style:text-emphasize="none" style:font-relief="none" style:text-overline-style="none" style:text-overline-color="font-color" fo:hyphenate="true"/>
    </style:style>
    <style:style style:name="ce1573"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3f80" style:text-outline="false" style:text-line-through-style="none" style:text-line-through-type="none" style:font-name="Times New Roman" fo:font-size="11pt" fo:font-style="normal" fo:text-shadow="none" style:text-underline-style="none" fo:font-weight="normal" style:font-size-asian="11pt" style:language-asian="none" style:country-asian="none" style:font-style-asian="normal" style:font-weight-asian="normal" style:font-name-complex="Liberation Sans1" style:font-size-complex="11pt" style:language-complex="none" style:country-complex="none" style:font-style-complex="normal" style:font-weight-complex="normal" fo:hyphenate="true"/>
    </style:style>
    <style:style style:name="ce1574" style:family="table-cell" style:parent-style-name="Default">
      <style:table-cell-properties fo:background-color="transparent"/>
      <style:text-properties style:font-name="Times New Roman"/>
    </style:style>
    <style:style style:name="ce1575" style:family="table-cell" style:parent-style-name="Default">
      <style:table-cell-properties fo:border-bottom="none" fo:background-color="transparent" fo:border-left="0.74pt solid #000000" fo:border-right="none" fo:border-top="none"/>
      <style:text-properties fo:color="#008000" style:text-outline="false" style:text-line-through-style="none" style:text-line-through-type="none" style:font-name="Times New Roman" fo:language="de" fo:country="D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576" style:family="table-cell" style:parent-style-name="Default">
      <style:table-cell-properties fo:border-bottom="none" fo:background-color="#d2d02b"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84d1" style:vertical-align="bottom" loext:vertical-justify="auto"/>
      <style:paragraph-properties css3t:text-justify="auto" fo:margin-left="0mm" style:writing-mode="page"/>
      <style:text-properties fo:color="#242424"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name-asian="Fd2984056-Identity-H" style:font-size-asian="10pt" style:language-asian="zh" style:country-asian="CN" style:font-style-asian="normal" style:font-weight-asian="normal" style:font-name-complex="Fd2984056-Identity-H" style:font-size-complex="10pt" style:language-complex="hi" style:country-complex="IN" style:font-style-complex="normal" style:font-weight-complex="normal" style:text-emphasize="none" style:font-relief="none" style:text-overline-style="none" style:text-overline-color="font-color" fo:hyphenate="true"/>
    </style:style>
    <style:style style:name="ce1578" style:family="table-cell" style:parent-style-name="Default">
      <style:table-cell-properties fo:border-bottom="none" fo:background-color="transparent" fo:wrap-option="wrap" fo:border-left="0.74pt solid #000000" fo:border-right="none" fo:border-top="none"/>
      <style:text-properties style:text-outline="false" style:text-line-through-style="none" style:text-line-through-type="none" style:font-name="Times New Roman" fo:language="none" fo:country="none" fo:font-style="italic" fo:text-shadow="none" style:text-underline-style="none" fo:font-weight="normal" style:text-underline-mode="continuous" style:text-overline-mode="continuous" style:text-line-through-mode="continuous" style:language-asian="none" style:country-asian="none" style:font-style-asian="italic" style:font-weight-asian="normal" style:language-complex="none" style:country-complex="none" style:font-style-complex="italic" style:font-weight-complex="normal" style:text-emphasize="none" style:font-relief="none" style:text-overline-style="none" style:text-overline-color="font-color" fo:hyphenate="true"/>
    </style:style>
    <style:style style:name="ce1579" style:family="table-cell" style:parent-style-name="Default">
      <style:table-cell-properties fo:background-color="transparent" fo:wrap-option="wrap"/>
      <style:text-properties fo:color="#0053a8" style:font-name="Times New Roman" fo:font-size="10pt" style:font-size-asian="10pt" style:font-size-complex="10pt" fo:hyphenate="true"/>
    </style:style>
    <style:style style:name="ce1580" style:family="table-cell" style:parent-style-name="Default">
      <style:table-cell-properties fo:border-bottom="0.74pt solid #0053a8" style:text-align-source="value-type"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585" style:family="table-cell" style:parent-style-name="Default">
      <style:table-cell-properties fo:border-bottom="none" fo:background-color="transparent" fo:wrap-option="wrap" fo:border-left="0.74pt solid #000000" fo:border-right="none" fo:border-top="none"/>
      <style:text-properties fo:color="#000000" style:font-name="Times New Roman" fo:hyphenate="true"/>
    </style:style>
    <style:style style:name="ce1587" style:family="table-cell" style:parent-style-name="Default">
      <style:table-cell-properties fo:border-bottom="none" style:diagonal-bl-tr="none" style:diagonal-tl-br="none" style:text-align-source="value-type" style:repeat-content="false" fo:background-color="transparent"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Liberation Sans" style:font-size-complex="10pt" style:font-style-complex="normal" style:font-weight-complex="normal" fo:hyphenate="true"/>
    </style:style>
    <style:style style:name="ce1588"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language="de" fo:country="DE" fo:font-style="normal" fo:text-shadow="none" style:text-underline-style="none" fo:font-weight="normal"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fo:hyphenate="true"/>
    </style:style>
    <style:style style:name="ce1589"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0.74pt solid #0084d1" style:vertical-align="bottom" loext:vertical-justify="auto"/>
      <style:paragraph-properties css3t:text-justify="auto" fo:margin-left="0mm" style:writing-mode="page"/>
      <style:text-properties fo:color="#ff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fo:hyphenate="true"/>
    </style:style>
    <style:style style:name="ce1590" style:family="table-cell" style:parent-style-name="Default">
      <style:table-cell-properties fo:border-bottom="none" fo:background-color="transparent" fo:wrap-option="wrap" fo:border-left="0.74pt solid #000000" fo:border-right="none" style:rotation-align="none" fo:border-top="none"/>
      <style:text-properties style:font-name="Times New Roman" fo:font-size="9pt" style:font-name-asian="Times New Roman1" style:font-size-asian="10.5pt" style:language-asian="hi" style:country-asian="IN" style:font-name-complex="Times New Roman" style:font-size-complex="6.80000019073486pt" style:language-complex="none" style:country-complex="none" fo:hyphenate="true"/>
    </style:style>
    <style:style style:name="ce1591" style:family="table-cell" style:parent-style-name="Default">
      <style:table-cell-properties fo:background-color="transparent" fo:wrap-option="wrap"/>
      <style:text-properties fo:color="#000000" style:font-name="Times New Roman" fo:font-size="10pt" style:font-size-asian="10pt" style:font-size-complex="10pt" fo:hyphenate="true"/>
    </style:style>
    <style:style style:name="ce1592" style:family="table-cell" style:parent-style-name="Default">
      <style:table-cell-properties fo:border-bottom="none" fo:background-color="transparent" fo:border-left="0.74pt solid #000000" fo:border-right="none" fo:border-top="none"/>
      <style:text-properties style:text-outline="false" style:text-line-through-style="none" style:text-line-through-type="none" style:font-name="Times New Roman" fo:language="de" fo:country="D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593" style:family="table-cell" style:parent-style-name="Default">
      <style:table-cell-properties fo:border-bottom="0.74pt solid #0053a8"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594" style:family="table-cell" style:parent-style-name="Default">
      <style:table-cell-properties fo:border-bottom="none" fo:background-color="transparent" fo:wrap-option="wrap" fo:border-left="0.74pt solid #000000" fo:border-right="none" fo:border-top="none"/>
      <style:text-properties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true"/>
    </style:style>
    <style:style style:name="ce1595" style:family="table-cell" style:parent-style-name="Default">
      <style:table-cell-properties fo:border-bottom="none" fo:background-color="#a80053"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84d1"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596"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2.01pt solid #000000" style:rotation-angle="0" style:rotation-align="none" style:shrink-to-fit="false" fo:border-top="none" style:vertical-align="bottom" loext:vertical-justify="auto"/>
      <style:paragraph-properties css3t:text-justify="auto" fo:margin-left="0mm" style:writing-mode="page"/>
      <style:text-properties fo:color="#232323" style:text-outline="false" style:text-line-through-style="none" style:text-line-through-type="none" style:font-name="Times New Roman" fo:font-size="10pt" fo:language="none" fo:country="none" fo:font-style="normal" fo:text-shadow="none" style:text-underline-style="none" fo:font-weight="normal" style:font-name-asian="Fd2984056-Identity-H" style:font-size-asian="10pt" style:language-asian="none" style:country-asian="none" style:font-style-asian="normal" style:font-weight-asian="normal" style:font-name-complex="Fd2984056-Identity-H" style:font-size-complex="10pt" style:language-complex="none" style:country-complex="none" style:font-style-complex="normal" style:font-weight-complex="normal" fo:hyphenate="true"/>
    </style:style>
    <style:style style:name="ce1604" style:family="table-cell" style:parent-style-name="Default">
      <style:table-cell-properties fo:border-bottom="none" fo:background-color="transparent" fo:wrap-option="wrap" fo:border-left="0.74pt solid #000000" fo:border-right="2.01pt solid #000000" fo:border-top="none"/>
      <style:text-properties style:text-outline="false" style:text-line-through-style="none" style:text-line-through-type="none" style:font-name="Times New Roman" fo:font-size="10pt" fo:language="none" fo:country="none" fo:text-shadow="none" style:text-underline-style="none" style:text-underline-mode="continuous" style:text-overline-mode="continuous" style:text-line-through-mode="continuous" style:font-size-asian="10pt" style:language-asian="none" style:country-asian="none" style:font-size-complex="10pt" style:language-complex="none" style:country-complex="none" style:text-emphasize="none" style:font-relief="none" style:text-overline-style="none" style:text-overline-color="font-color" fo:hyphenate="true"/>
    </style:style>
    <style:style style:name="ce1606"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2.01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Liberation Sans" style:font-size-complex="10pt" style:font-style-complex="normal" style:font-weight-complex="normal" fo:hyphenate="true"/>
    </style:style>
    <style:style style:name="ce1607" style:family="table-cell" style:parent-style-name="Default">
      <style:table-cell-properties fo:border-bottom="none" fo:border-left="0.74pt solid #000000" fo:border-right="2.01pt solid #000000" fo:border-top="none"/>
      <style:text-properties style:font-name="Times New Roman"/>
    </style:style>
    <style:style style:name="ce1608" style:family="table-cell" style:parent-style-name="Default">
      <style:table-cell-properties fo:border-bottom="0.74pt solid #003f80" fo:border-left="0.74pt solid #000000" fo:border-right="2.01pt solid #000000" fo:border-top="none"/>
      <style:text-properties style:font-name="Times New Roman"/>
    </style:style>
    <style:style style:name="ce1609"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2.01pt solid #000000" style:rotation-angle="0" style:rotation-align="none" style:shrink-to-fit="false" fo:border-top="none" style:vertical-align="bottom" loext:vertical-justify="auto"/>
      <style:paragraph-properties css3t:text-justify="auto" fo:margin-left="0mm" style:writing-mode="page"/>
      <style:text-properties fo:color="#212121" style:text-outline="false" style:text-line-through-style="none" style:text-line-through-type="none" style:font-name="Times New Roman" fo:font-size="10pt" fo:language="none" fo:country="none" fo:font-style="normal" fo:text-shadow="none" style:text-underline-style="none" fo:font-weight="normal" style:font-name-asian="Fd2984056-Identity-H" style:font-size-asian="10pt" style:language-asian="none" style:country-asian="none" style:font-style-asian="normal" style:font-weight-asian="normal" style:font-name-complex="Fd2984056-Identity-H" style:font-size-complex="10pt" style:language-complex="none" style:country-complex="none" style:font-style-complex="normal" style:font-weight-complex="normal" fo:hyphenate="true"/>
    </style:style>
    <style:style style:name="ce1610"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2.01pt solid #000000" style:rotation-angle="0" style:rotation-align="none" style:shrink-to-fit="false" fo:border-top="none" style:vertical-align="bottom" loext:vertical-justify="auto"/>
      <style:paragraph-properties css3t:text-justify="auto" fo:margin-left="0mm" style:writing-mode="page"/>
      <style:text-properties fo:color="#222222"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true"/>
    </style:style>
    <style:style style:name="ce1611"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2.01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language-asian="none" style:country-asian="none" style:font-style-asian="normal" style:font-weight-asian="normal" style:font-name-complex="Arial2" style:font-size-complex="11pt" style:language-complex="none" style:country-complex="none" style:font-style-complex="normal" style:font-weight-complex="normal" fo:hyphenate="true"/>
    </style:style>
    <style:style style:name="ce1612" style:family="table-cell" style:parent-style-name="Default">
      <style:table-cell-properties fo:border-bottom="none" fo:background-color="transparent" fo:wrap-option="wrap" fo:border-left="0.74pt solid #000000" fo:border-right="2.01pt solid #000000" style:rotation-align="none" fo:border-top="none"/>
      <style:text-properties style:font-name="Times New Roman" fo:font-size="10pt" style:font-size-asian="10pt" style:font-size-complex="10pt" fo:hyphenate="true"/>
    </style:style>
    <style:style style:name="ce1613"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2.01pt solid #000000" style:rotation-angle="0" style:rotation-align="none" style:shrink-to-fit="false" fo:border-top="0.74pt solid #0084d1"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fo:hyphenate="true"/>
    </style:style>
    <style:style style:name="ce1614"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2.01pt solid #000000" style:rotation-angle="0" style:rotation-align="none" style:shrink-to-fit="false" fo:border-top="none" style:vertical-align="bottom" loext:vertical-justify="auto"/>
      <style:paragraph-properties css3t:text-justify="auto" fo:margin-left="0mm" style:writing-mode="page"/>
      <style:text-properties fo:color="#ff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615" style:family="table-cell" style:parent-style-name="Default">
      <style:table-cell-properties fo:border-bottom="none" fo:background-color="transparent" fo:wrap-option="wrap" fo:border-left="0.74pt solid #000000" fo:border-right="2.01pt solid #000000" style:rotation-align="none" fo:border-top="none"/>
      <style:text-properties style:font-name="Times New Roman" fo:font-size="10pt" fo:language="none" fo:country="none" style:font-size-asian="10pt" style:language-asian="none" style:country-asian="none" style:font-size-complex="10pt" style:language-complex="none" style:country-complex="none" fo:hyphenate="true"/>
    </style:style>
    <style:style style:name="ce1616" style:family="table-cell" style:parent-style-name="Default">
      <style:table-cell-properties fo:border-bottom="none" fo:background-color="transparent" fo:wrap-option="wrap" fo:border-left="0.74pt solid #000000" fo:border-right="2.01pt solid #000000" fo:border-top="none"/>
      <style:text-properties style:text-outline="false" style:text-line-through-style="none" style:text-line-through-type="none" style:font-name="Times New Roman" fo:font-size="10pt" fo:language="none" fo:country="none" fo:text-shadow="none" style:text-underline-style="none" fo:font-weight="normal" style:text-underline-mode="continuous" style:text-overline-mode="continuous" style:text-line-through-mode="continuous" style:font-size-asian="10pt" style:language-asian="none" style:country-asian="none" style:font-weight-asian="normal" style:font-size-complex="10pt" style:language-complex="none" style:country-complex="none" style:font-weight-complex="normal" style:text-emphasize="none" style:font-relief="none" style:text-overline-style="none" style:text-overline-color="font-color" fo:hyphenate="true"/>
    </style:style>
    <style:style style:name="ce1617" style:family="table-cell" style:parent-style-name="Default">
      <style:table-cell-properties fo:border-bottom="none" fo:background-color="transparent" fo:wrap-option="wrap" fo:border-left="0.74pt solid #000000" fo:border-right="2.01pt solid #000000" fo:border-top="0.74pt solid #2b7ed2"/>
      <style:text-properties style:text-outline="false" style:text-line-through-style="none" style:text-line-through-type="none" style:font-name="Times New Roman"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618" style:family="table-cell" style:parent-style-name="Default">
      <style:table-cell-properties fo:border-bottom="none" fo:background-color="transparent" fo:border-left="none" fo:border-right="2.01pt solid #000000" fo:border-top="none"/>
      <style:text-properties style:text-outline="false" style:text-line-through-style="none" style:text-line-through-type="none" style:font-name="Times New Roman" fo:language="de" fo:country="D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619" style:family="table-cell" style:parent-style-name="Default">
      <style:table-cell-properties fo:border-bottom="none" fo:background-color="transparent" fo:wrap-option="wrap" fo:border-left="0.74pt solid #000000" fo:border-right="2.01pt solid #000000" fo:border-top="none"/>
      <style:text-properties style:text-outline="false" style:text-line-through-style="none" style:text-line-through-type="none" style:font-name="Times New Roman"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620"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2.01pt solid #000000" style:rotation-angle="0" style:rotation-align="none" style:shrink-to-fit="false" fo:border-top="0.74pt solid #0084d1"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name-asian="Fd2984056-Identity-H" style:font-size-asian="10pt" style:language-asian="none" style:country-asian="none" style:font-style-asian="normal" style:font-weight-asian="normal" style:font-name-complex="Fd2984056-Identity-H"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621" style:family="table-cell" style:parent-style-name="Default">
      <style:table-cell-properties fo:border-bottom="none" fo:background-color="transparent" fo:wrap-option="wrap" fo:border-left="0.74pt solid #000000" fo:border-right="2.01pt solid #000000" fo:border-top="none"/>
      <style:text-properties style:text-outline="false" style:text-line-through-style="none" style:text-line-through-type="none" style:font-name="Times New Roman" fo:language="none" fo:country="none" fo:font-style="italic" fo:text-shadow="none" style:text-underline-style="none" fo:font-weight="normal" style:text-underline-mode="continuous" style:text-overline-mode="continuous" style:text-line-through-mode="continuous" style:language-asian="none" style:country-asian="none" style:font-style-asian="italic" style:font-weight-asian="normal" style:language-complex="none" style:country-complex="none" style:font-style-complex="italic" style:font-weight-complex="normal" style:text-emphasize="none" style:font-relief="none" style:text-overline-style="none" style:text-overline-color="font-color" fo:hyphenate="true"/>
    </style:style>
    <style:style style:name="ce1622"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2.01pt solid #000000" style:rotation-angle="0" style:rotation-align="none" style:shrink-to-fit="false" fo:border-top="0.99pt solid #dc2300"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630"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2.01pt solid #000000" style:rotation-angle="0" style:rotation-align="none" style:shrink-to-fit="false" fo:border-top="none" style:vertical-align="bottom" loext:vertical-justify="auto"/>
      <style:paragraph-properties css3t:text-justify="auto" fo:margin-left="0mm" style:writing-mode="page"/>
      <style:text-properties fo:color="#1a1a1a" style:text-outline="false" style:text-line-through-style="none" style:text-line-through-type="none" style:font-name="Times New Roman" fo:font-size="10pt" fo:language="none" fo:country="none" fo:font-style="normal" fo:text-shadow="none" style:text-underline-style="none" fo:font-weight="normal" style:font-name-asian="Fd2984056-Identity-H" style:font-size-asian="10pt" style:language-asian="none" style:country-asian="none" style:font-style-asian="normal" style:font-weight-asian="normal" style:font-name-complex="Fd2984056-Identity-H" style:font-size-complex="10pt" style:language-complex="none" style:country-complex="none" style:font-style-complex="normal" style:font-weight-complex="normal" fo:hyphenate="true"/>
    </style:style>
    <style:style style:name="ce1631" style:family="table-cell" style:parent-style-name="Default">
      <style:table-cell-properties fo:border-bottom="none" fo:background-color="transparent" fo:wrap-option="wrap" fo:border-left="0.74pt solid #000000" fo:border-right="2.01pt solid #000000" fo:border-top="none"/>
      <style:text-properties style:font-name="Times New Roman" fo:hyphenate="true"/>
    </style:style>
    <style:style style:name="ce1632" style:family="table-cell" style:parent-style-name="Default">
      <style:table-cell-properties fo:border-bottom="none" style:diagonal-bl-tr="none" style:diagonal-tl-br="none" fo:background-color="transparent" fo:wrap-option="wrap" fo:border-left="0.74pt solid #000000" fo:border-right="none" style:rotation-align="none" fo:border-top="non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633" style:family="table-cell" style:parent-style-name="Default">
      <style:table-cell-properties fo:border-bottom="none" fo:background-color="transparent" fo:border-left="0.74pt solid #000000" fo:border-right="none" fo:border-top="none"/>
      <style:text-properties style:font-name="Times New Roman"/>
    </style:style>
    <style:style style:name="ce1634" style:family="table-cell" style:parent-style-name="Default">
      <style:table-cell-properties fo:border-bottom="0.74pt solid #0084d1" style:diagonal-bl-tr="none" style:diagonal-tl-br="none" fo:background-color="transparent" fo:wrap-option="wrap" fo:border-left="0.74pt solid #000000" fo:border-right="none" style:rotation-align="none" fo:border-top="none"/>
      <style:text-properties fo:color="#008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635" style:family="table-cell" style:parent-style-name="Default">
      <style:table-cell-properties fo:border-bottom="none" style:diagonal-bl-tr="none" style:diagonal-tl-br="none" fo:background-color="transparent" fo:wrap-option="wrap" fo:border-left="0.74pt solid #000000" fo:border-right="none" style:rotation-align="none" fo:border-top="none"/>
      <style:text-properties fo:color="#004586"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636" style:family="table-cell" style:parent-style-name="Default">
      <style:table-cell-properties fo:border-bottom="none" fo:background-color="transparent" fo:wrap-option="wrap" fo:border-left="0.74pt solid #000000" fo:border-right="none" fo:border-top="none"/>
      <style:text-properties fo:color="#0000a8" style:text-outline="false" style:text-line-through-style="none" style:text-line-through-type="none" style:font-name="Times New Roman"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637" style:family="table-cell" style:parent-style-name="Default">
      <style:table-cell-properties fo:border-bottom="none" fo:background-color="transparent" fo:wrap-option="wrap" fo:border-left="0.74pt solid #000000" fo:border-right="none" fo:border-top="none"/>
      <style:text-properties fo:color="#008000" style:text-outline="false" style:text-line-through-style="none" style:text-line-through-type="none" style:font-name="Times New Roman"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638" style:family="table-cell" style:parent-style-name="Default">
      <style:table-cell-properties fo:border-bottom="none" fo:background-color="transparent" fo:wrap-option="wrap" fo:border-left="0.74pt solid #000000" fo:border-right="none" fo:border-top="none"/>
      <style:text-properties fo:color="#008000" style:text-outline="false" style:text-line-through-style="none" style:text-line-through-type="none" style:font-name="Times New Roman" fo:language="de" fo:country="D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fo:hyphenate="true"/>
    </style:style>
    <style:style style:name="ce1639" style:family="table-cell" style:parent-style-name="Default">
      <style:table-cell-properties fo:border-bottom="0.74pt solid #0084d1" style:diagonal-bl-tr="none" style:diagonal-tl-br="none" fo:background-color="transparent" fo:wrap-option="wrap" fo:border-left="0.74pt solid #000000" fo:border-right="none" style:rotation-align="none" fo:border-top="non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640"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0.74pt solid #0084d1" style:vertical-align="bottom" loext:vertical-justify="auto"/>
      <style:paragraph-properties css3t:text-justify="auto" fo:margin-left="0mm" style:writing-mode="page"/>
      <style:text-properties fo:color="#ff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641"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0.74pt solid #0084d1"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fo:hyphenate="true"/>
    </style:style>
    <style:style style:name="ce1642" style:family="table-cell" style:parent-style-name="Default">
      <style:table-cell-properties fo:border-bottom="none" style:diagonal-bl-tr="none" style:diagonal-tl-br="none" fo:background-color="transparent" fo:wrap-option="wrap" fo:border-left="0.74pt solid #000000" fo:border-right="none" style:rotation-align="none" fo:border-top="none"/>
      <style:text-properties fo:color="#0053a8"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643" style:family="table-cell" style:parent-style-name="Default">
      <style:table-cell-properties fo:border-bottom="0.74pt solid #0084d1" style:diagonal-bl-tr="none" style:diagonal-tl-br="none" fo:background-color="transparent" fo:wrap-option="wrap" fo:border-left="0.74pt solid #000000" fo:border-right="none" style:rotation-align="none" fo:border-top="none"/>
      <style:text-properties fo:color="#00b05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644"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0.74pt solid #0084d1"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9pt" fo:language="none" fo:country="none" fo:font-style="normal" fo:text-shadow="none" style:text-underline-style="none" fo:font-weight="normal" style:font-name-asian="Segoe UI" style:font-size-asian="9pt" style:language-asian="none" style:country-asian="none" style:font-style-asian="normal" style:font-weight-asian="normal" style:font-name-complex="Segoe UI" style:font-size-complex="9pt" style:language-complex="none" style:country-complex="none" style:font-style-complex="normal" style:font-weight-complex="normal" fo:hyphenate="true"/>
    </style:style>
    <style:style style:name="ce1645"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ff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646"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0.99pt solid #dc2300"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647" style:family="table-cell" style:parent-style-name="Default">
      <style:table-cell-properties fo:border-bottom="none" style:diagonal-bl-tr="none" style:diagonal-tl-br="none" style:text-align-source="value-type" style:repeat-content="false" fo:background-color="transparent" fo:wrap-option="wrap" fo:border-left="none" style:direction="ltr" fo:border-right="none" style:rotation-angle="0" style:rotation-align="none" style:shrink-to-fit="false" fo:border-top="0.99pt solid #dc2300"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648" style:family="table-cell" style:parent-style-name="Default">
      <style:table-cell-properties fo:border-bottom="none" style:diagonal-bl-tr="none" style:diagonal-tl-br="none" style:text-align-source="value-type" style:repeat-content="false" fo:background-color="transparent" fo:wrap-option="wrap" fo:border-left="none" style:direction="ltr" fo:border-right="0.74pt solid #000000" style:rotation-angle="0" style:rotation-align="none" style:shrink-to-fit="false" fo:border-top="0.74pt solid #0084d1"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1pt" fo:language="de" fo:country="DE"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Liberation Sans1" style:font-size-complex="11pt" style:language-complex="hi" style:country-complex="IN" style:font-style-complex="normal" style:font-weight-complex="normal" style:text-emphasize="none" style:font-relief="none" style:text-overline-style="none" style:text-overline-color="font-color" fo:hyphenate="true"/>
    </style:style>
    <style:style style:name="ce1649" style:family="table-cell" style:parent-style-name="Default">
      <style:table-cell-properties fo:border-bottom="0.74pt solid #0084d1" style:diagonal-bl-tr="none" style:diagonal-tl-br="none" style:text-align-source="value-type" style:repeat-content="false" fo:background-color="transparent"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ff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650" style:family="table-cell" style:parent-style-name="Default">
      <style:table-cell-properties fo:border-bottom="none" style:diagonal-bl-tr="none" style:diagonal-tl-br="none" style:text-align-source="value-type" style:repeat-content="false" fo:background-color="transparent"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ff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652" style:family="table-cell" style:parent-style-name="Default">
      <style:table-cell-properties fo:background-color="transparent" fo:wrap-option="wrap"/>
      <style:text-properties fo:color="#ff0000" style:font-name="Times New Roman" fo:hyphenate="true"/>
    </style:style>
    <style:style style:name="ce1653" style:family="table-cell" style:parent-style-name="Default">
      <style:table-cell-properties fo:border-bottom="none" style:diagonal-bl-tr="none" style:diagonal-tl-br="none" style:text-align-source="value-type" style:repeat-content="false" fo:background-color="transparent" fo:wrap-option="wrap" fo:border-left="none" style:direction="ltr" fo:border-right="0.74pt solid #000000" style:rotation-angle="0" style:rotation-align="none" style:shrink-to-fit="false" fo:border-top="0.99pt solid #dc2300"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654" style:family="table-cell" style:parent-style-name="Default">
      <style:table-cell-properties fo:border-bottom="none" fo:background-color="#00ff7f" fo:border-left="0.74pt solid #000000" fo:border-right="none" fo:border-top="none"/>
      <style:text-properties style:font-name="Times New Roman"/>
    </style:style>
    <style:style style:name="ce1655"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0.99pt solid #dc2300"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656" style:family="table-cell" style:parent-style-name="Default">
      <style:table-cell-properties fo:border-bottom="0.74pt solid #0084d1"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name-asian="Segoe UI" style:font-size-asian="9pt" style:language-asian="none" style:country-asian="none" style:font-style-asian="normal" style:font-weight-asian="normal" style:font-name-complex="Segoe UI" style:font-size-complex="9pt" style:language-complex="none" style:country-complex="none" style:font-style-complex="normal" style:font-weight-complex="normal" fo:hyphenate="true"/>
    </style:style>
    <style:style style:name="ce1657"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fo:hyphenate="true"/>
    </style:style>
    <style:style style:name="ce1658" style:family="table-cell" style:parent-style-name="Default">
      <style:table-cell-properties fo:border-bottom="0.74pt solid #0084d1" style:diagonal-bl-tr="none" style:diagonal-tl-br="none" fo:background-color="transparent" fo:wrap-option="wrap" fo:border-left="0.74pt solid #000000" fo:border-right="none" style:rotation-align="none" fo:border-top="none"/>
      <style:text-properties fo:color="#008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fo:hyphenate="true"/>
    </style:style>
    <style:style style:name="ce1659" style:family="table-cell" style:parent-style-name="Default">
      <style:table-cell-properties fo:background-color="transparent" fo:wrap-option="wrap"/>
      <style:text-properties fo:color="#004586" style:font-name="Times New Roman" fo:font-size="10pt" style:font-size-asian="10pt" style:font-size-complex="10pt" fo:hyphenate="true"/>
    </style:style>
    <style:style style:name="ce1660" style:family="table-cell" style:parent-style-name="Default">
      <style:table-cell-properties fo:border-bottom="0.74pt solid #0084d1"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661" style:family="table-cell" style:parent-style-name="Default">
      <style:table-cell-properties fo:border-bottom="0.74pt solid #0053a8" fo:background-color="transparent" fo:wrap-option="wrap" fo:border-left="none" fo:border-right="none" fo:border-top="none"/>
      <style:text-properties style:font-name="Times New Roman" fo:hyphenate="true"/>
    </style:style>
    <style:style style:name="ce1662" style:family="table-cell" style:parent-style-name="Default">
      <style:table-cell-properties fo:background-color="transparent" fo:wrap-option="wrap"/>
      <style:text-properties fo:color="#000000"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iberation Sans1" style:font-size-complex="10pt" style:language-complex="hi" style:country-complex="IN" style:font-style-complex="normal" style:font-weight-complex="normal" style:text-emphasize="none" style:font-relief="none" style:text-overline-style="none" style:text-overline-color="font-color" fo:hyphenate="true"/>
    </style:style>
    <style:style style:name="ce1663"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664" style:family="table-cell" style:parent-style-name="Default">
      <style:table-cell-properties fo:border-bottom="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ff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665" style:family="table-cell" style:parent-style-name="Default">
      <style:table-cell-properties fo:border-bottom="none" fo:background-color="transparent" fo:wrap-option="wrap" fo:border-left="0.74pt solid #000000" fo:border-right="none" style:rotation-align="none" fo:border-top="none"/>
      <style:text-properties fo:color="#ff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666" style:family="table-cell" style:parent-style-name="Default">
      <style:table-cell-properties fo:border-bottom="none" fo:background-color="transparent" fo:wrap-option="wrap" fo:border-left="0.74pt solid #000000" fo:border-right="none" fo:border-top="none"/>
      <style:text-properties fo:color="#004586" style:font-name="Times New Roman" fo:font-size="10pt" style:font-size-asian="10pt" style:font-size-complex="10pt" fo:hyphenate="true"/>
    </style:style>
    <style:style style:name="ce1667"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668"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4586"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fo:hyphenate="true"/>
    </style:style>
    <style:style style:name="ce1669" style:family="table-cell" style:parent-style-name="Default">
      <style:text-properties fo:color="#3f3fbe" style:font-name="Times New Roman" fo:font-size="10pt" fo:font-style="italic" style:font-size-asian="10pt" style:font-style-asian="italic" style:font-name-complex="Arial2" style:font-size-complex="10pt" style:font-style-complex="italic"/>
    </style:style>
    <style:style style:name="ce1670"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0.74pt solid #0084d1"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Liberation Sans1" style:font-size-complex="10pt" style:font-style-complex="italic" style:font-weight-complex="normal" fo:hyphenate="true"/>
    </style:style>
    <style:style style:name="ce1671"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Liberation Sans1" style:font-size-complex="10pt" style:font-style-complex="italic" style:font-weight-complex="normal" fo:hyphenate="true"/>
    </style:style>
    <style:style style:name="ce1672" style:family="table-cell" style:parent-style-name="Default">
      <style:text-properties fo:color="#3f3fbe" style:font-name="Times New Roman" fo:font-size="12pt" style:font-size-asian="10pt" style:font-name-complex="Lucida Sans" style:font-size-complex="10pt"/>
    </style:style>
    <style:style style:name="ce1675" style:family="table-cell" style:parent-style-name="Default">
      <style:table-cell-properties fo:border-bottom="0.74pt solid #0084d1" fo:background-color="transparent" fo:wrap-option="wrap" fo:border-left="none" fo:border-right="none" fo:border-top="none"/>
      <style:text-properties fo:color="#008000" style:font-name="Times New Roman" fo:font-size="10pt" style:font-size-asian="10pt" style:font-size-complex="10pt" fo:hyphenate="true"/>
    </style:style>
    <style:style style:name="ce1676" style:family="table-cell" style:parent-style-name="Default">
      <style:table-cell-properties fo:border-bottom="none" fo:background-color="transparent" fo:wrap-option="wrap" fo:border-left="none" fo:border-right="none" fo:border-top="0.99pt solid #dc2300"/>
      <style:text-properties style:font-name="Times New Roman" fo:font-size="10pt" style:font-size-asian="10pt" style:font-size-complex="10pt" fo:hyphenate="true"/>
    </style:style>
    <style:style style:name="ce1677"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Liberation Sans1" style:font-size-complex="10pt" style:font-style-complex="italic" style:font-weight-complex="normal" fo:hyphenate="true"/>
    </style:style>
    <style:style style:name="ce1678" style:family="table-cell" style:parent-style-name="Default">
      <style:table-cell-properties fo:border-bottom="0.74pt solid #0084d1" style:diagonal-bl-tr="none" style:diagonal-tl-br="none" style:text-align-source="value-type" style:repeat-content="false" fo:background-color="transparent"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fo:hyphenate="true"/>
    </style:style>
    <style:style style:name="ce1679" style:family="table-cell" style:parent-style-name="Default">
      <style:table-cell-properties fo:border-bottom="none" fo:background-color="#00ff7f"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Segoe UI" fo:font-size="9pt" fo:font-style="normal" fo:text-shadow="none" style:text-underline-style="none" fo:font-weight="normal" style:font-name-asian="Segoe UI" style:font-size-asian="9pt" style:language-asian="none" style:country-asian="none" style:font-style-asian="normal" style:font-weight-asian="normal" style:font-name-complex="Segoe UI" style:font-size-complex="9pt" style:language-complex="none" style:country-complex="none" style:font-style-complex="normal" style:font-weight-complex="normal" fo:hyphenate="true"/>
    </style:style>
    <style:style style:name="ce1680" style:family="table-cell" style:parent-style-name="Default">
      <style:table-cell-properties fo:border-bottom="none" fo:background-color="#00ff7f"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font-name="Times New Roman" fo:font-size="10pt" style:font-name-asian="Segoe UI" style:font-size-asian="10pt" style:language-asian="none" style:country-asian="none" style:font-name-complex="Segoe UI" style:font-size-complex="10pt" style:language-complex="none" style:country-complex="none" fo:hyphenate="true"/>
    </style:style>
    <style:style style:name="ce1681" style:family="table-cell" style:parent-style-name="Default">
      <style:table-cell-properties fo:border-bottom="none" fo:background-color="#00ff7f"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font-name="Segoe UI" fo:font-size="9pt" style:font-name-asian="Segoe UI" style:font-size-asian="9pt" style:language-asian="none" style:country-asian="none" style:font-name-complex="Segoe UI" style:font-size-complex="9pt" style:language-complex="none" style:country-complex="none" fo:hyphenate="true"/>
    </style:style>
    <style:style style:name="ce1682" style:family="table-cell" style:parent-style-name="Default">
      <style:table-cell-properties fo:border-bottom="none" fo:background-color="#00ff7f" fo:wrap-option="wrap" fo:border-left="0.74pt solid #000000" fo:border-right="none" fo:border-top="none"/>
      <style:text-properties style:font-name="Segoe UI" fo:font-size="9pt" style:font-name-asian="Segoe UI" style:font-size-asian="9pt" style:font-name-complex="Segoe UI" style:font-size-complex="9pt" fo:hyphenate="true"/>
    </style:style>
    <style:style style:name="ce1683" style:family="table-cell" style:parent-style-name="Default">
      <style:table-cell-properties fo:border-bottom="none" fo:background-color="#d22b2b"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Segoe UI" fo:font-size="9pt" fo:font-style="normal" fo:text-shadow="none" style:text-underline-style="none" fo:font-weight="normal" style:font-name-asian="Segoe UI" style:font-size-asian="9pt" style:language-asian="none" style:country-asian="none" style:font-style-asian="normal" style:font-weight-asian="normal" style:font-name-complex="Segoe UI" style:font-size-complex="9pt" style:language-complex="none" style:country-complex="none" style:font-style-complex="normal" style:font-weight-complex="normal" fo:hyphenate="true"/>
    </style:style>
    <style:style style:name="ce1684" style:family="table-cell" style:parent-style-name="Default">
      <style:table-cell-properties fo:border-bottom="none" fo:background-color="#d2d02b"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Segoe UI" style:font-size-asian="10pt" style:font-style-asian="normal" style:font-weight-asian="normal" style:font-name-complex="Segoe UI" style:font-size-complex="10pt" style:font-style-complex="normal" style:font-weight-complex="normal" fo:hyphenate="true"/>
    </style:style>
    <style:style style:name="ce1685" style:family="table-cell" style:parent-style-name="Default">
      <style:table-cell-properties fo:border-bottom="none" fo:background-color="#00ff7f"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language="none" fo:country="none" fo:font-style="normal" fo:text-shadow="none" style:text-underline-style="none" fo:font-weight="normal" style:font-name-asian="Segoe UI" style:font-size-asian="10pt" style:language-asian="none" style:country-asian="none" style:font-style-asian="normal" style:font-weight-asian="normal" style:font-name-complex="Segoe UI" style:font-size-complex="10pt" style:language-complex="none" style:country-complex="none" style:font-style-complex="normal" style:font-weight-complex="normal" fo:hyphenate="true"/>
    </style:style>
    <style:style style:name="ce1689" style:family="table-cell" style:parent-style-name="Default">
      <style:table-cell-properties fo:border-bottom="none" fo:background-color="transparent" fo:wrap-option="wrap" fo:border-left="0.74pt solid #000000" fo:border-right="none" style:rotation-align="none" fo:border-top="non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690" style:family="table-cell" style:parent-style-name="Default">
      <style:table-cell-properties fo:border-bottom="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53a8"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style>
    <style:style style:name="ce1691" style:family="table-cell" style:parent-style-name="Default">
      <style:table-cell-properties fo:border-bottom="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fo:hyphenate="true"/>
    </style:style>
    <style:style style:name="ce1692" style:family="table-cell" style:parent-style-name="Default">
      <style:table-cell-properties fo:border-bottom="none" fo:background-color="transparent" fo:wrap-option="wrap" fo:border-left="0.74pt solid #000000" fo:border-right="none" fo:border-top="0.99pt solid #dc2300"/>
      <style:text-properties style:font-name="Times New Roman" fo:font-size="10pt" style:font-size-asian="10pt" style:font-size-complex="10pt" fo:hyphenate="true"/>
    </style:style>
    <style:style style:name="ce1693"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fo:color="#2b2bd2"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694" style:family="table-cell" style:parent-style-name="Default">
      <style:table-cell-properties fo:border-bottom="0.74pt solid #000000" fo:background-color="#dddddd" fo:wrap-option="wrap" fo:border-left="0.74pt solid #000000" fo:border-right="none" fo:border-top="none"/>
      <style:text-properties style:font-name="Times New Roman" fo:font-size="10pt" fo:font-weight="bold" style:font-size-asian="10pt" style:font-weight-asian="bold" style:font-size-complex="10pt" style:font-weight-complex="bold" fo:hyphenate="true"/>
    </style:style>
    <style:style style:name="ce1695" style:family="table-cell" style:parent-style-name="Default">
      <style:table-cell-properties fo:border-bottom="none" fo:background-color="#dddddd" fo:wrap-option="wrap" fo:border-left="0.74pt solid #000000" fo:border-right="none" fo:border-top="none"/>
      <style:text-properties style:font-name="Times New Roman" fo:font-size="10pt" style:font-size-asian="10pt" style:font-size-complex="10pt" fo:hyphenate="true"/>
    </style:style>
    <style:style style:name="ce1699" style:family="table-cell" style:parent-style-name="Default">
      <style:table-cell-properties fo:border-bottom="none" fo:background-color="#dddddd" fo:wrap-option="wrap" fo:border-left="0.74pt solid #000000" fo:border-right="none" style:rotation-align="none" fo:border-top="non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700" style:family="table-cell" style:parent-style-name="Default">
      <style:table-cell-properties fo:border-bottom="none" fo:background-color="#dddddd" fo:wrap-option="wrap" fo:border-left="0.74pt solid #000000" fo:border-right="none" fo:border-top="none"/>
      <style:text-properties style:use-window-font-color="true" style:font-name="Times New Roman" fo:font-size="10pt" style:font-size-asian="10pt" style:font-name-complex="Lucida Sans" style:font-size-complex="10pt" fo:hyphenate="true"/>
    </style:style>
    <style:style style:name="ce1701" style:family="table-cell" style:parent-style-name="Default">
      <style:table-cell-properties fo:border-bottom="none" fo:background-color="#dddddd" fo:wrap-option="wrap" fo:border-left="0.74pt solid #000000" fo:border-right="none" fo:border-top="none"/>
      <style:text-properties fo:color="#004586" style:font-name="Times New Roman" fo:font-size="10pt" style:font-size-asian="10pt" style:font-size-complex="10pt" fo:hyphenate="true"/>
    </style:style>
    <style:style style:name="ce1702" style:family="table-cell" style:parent-style-name="Default">
      <style:table-cell-properties fo:border-bottom="none" fo:background-color="#dddddd" fo:wrap-option="wrap" fo:border-left="0.74pt solid #000000" fo:border-right="none" fo:border-top="none"/>
      <style:text-properties fo:color="#008000" style:font-name="Times New Roman" fo:font-size="10pt" style:font-size-asian="10pt" style:font-size-complex="10pt" fo:hyphenate="true"/>
    </style:style>
    <style:style style:name="ce1704" style:family="table-cell" style:parent-style-name="Default">
      <style:table-cell-properties fo:border-bottom="0.74pt solid #0084d1" fo:background-color="#dddddd" fo:wrap-option="wrap" fo:border-left="0.74pt solid #000000" fo:border-right="none" fo:border-top="none"/>
      <style:text-properties fo:color="#008000" style:font-name="Times New Roman" fo:font-size="10pt" style:font-size-asian="10pt" style:font-size-complex="10pt" fo:hyphenate="true"/>
    </style:style>
    <style:style style:name="ce1705" style:family="table-cell" style:parent-style-name="Default">
      <style:table-cell-properties fo:border-bottom="0.74pt solid #0084d1" fo:background-color="#dddddd" fo:wrap-option="wrap" fo:border-left="0.74pt solid #000000" fo:border-right="none" fo:border-top="none"/>
      <style:text-properties style:font-name="Times New Roman" fo:font-size="10pt" style:font-size-asian="10pt" style:font-size-complex="10pt" fo:hyphenate="true"/>
    </style:style>
    <style:style style:name="ce1706" style:family="table-cell" style:parent-style-name="Default">
      <style:table-cell-properties fo:background-color="#dddddd" fo:wrap-option="wrap"/>
      <style:text-properties style:font-name="Times New Roman" fo:hyphenate="true"/>
    </style:style>
    <style:style style:name="ce1707" style:family="table-cell" style:parent-style-name="Default">
      <style:table-cell-properties fo:background-color="#dddddd" fo:wrap-option="wrap"/>
      <style:text-properties fo:color="#004586" style:font-name="Times New Roman" fo:hyphenate="true"/>
    </style:style>
    <style:style style:name="ce1708" style:family="table-cell" style:parent-style-name="Default">
      <style:table-cell-properties fo:border-bottom="none" fo:background-color="#dddddd" fo:wrap-option="wrap" fo:border-left="0.74pt solid #000000" fo:border-right="none" fo:border-top="none"/>
      <style:text-properties fo:color="#008000" style:font-name="Times New Roman" fo:font-size="10pt" fo:font-style="italic" style:font-size-asian="10pt" style:font-style-asian="italic" style:font-name-complex="Arial2" style:font-size-complex="10pt" style:font-style-complex="italic" fo:hyphenate="true"/>
    </style:style>
    <style:style style:name="ce1709" style:family="table-cell" style:parent-style-name="Default">
      <style:table-cell-properties fo:border-bottom="0.74pt solid #0053a8" fo:background-color="#dddddd" fo:wrap-option="wrap" fo:border-left="0.74pt solid #000000" fo:border-right="none" fo:border-top="none"/>
      <style:text-properties style:font-name="Times New Roman" fo:font-size="10pt" style:font-size-asian="10pt" style:font-size-complex="10pt" fo:hyphenate="true"/>
    </style:style>
    <style:style style:name="ce1710" style:family="table-cell" style:parent-style-name="Default">
      <style:table-cell-properties fo:border-bottom="none" fo:background-color="#dddddd" fo:wrap-option="wrap" fo:border-left="0.74pt solid #000000" fo:border-right="none" fo:border-top="none"/>
      <style:text-properties fo:color="#004586" style:font-name="Times New Roman" fo:font-size="10pt" fo:font-style="italic" style:font-size-asian="10pt" style:font-style-asian="italic" style:font-size-complex="10pt" style:font-style-complex="italic" fo:hyphenate="true"/>
    </style:style>
    <style:style style:name="ce1711" style:family="table-cell" style:parent-style-name="Default">
      <style:table-cell-properties fo:border-bottom="none" fo:background-color="#dddddd" fo:wrap-option="wrap" fo:border-left="0.74pt solid #000000" fo:border-right="none" fo:border-top="none"/>
      <style:text-properties fo:color="#008000" style:font-name="Times New Roman" fo:font-size="10pt" fo:font-style="italic" style:font-size-asian="10pt" style:font-style-asian="italic" style:font-size-complex="10pt" style:font-style-complex="italic" fo:hyphenate="true"/>
    </style:style>
    <style:style style:name="ce1717" style:family="table-cell" style:parent-style-name="Default">
      <style:table-cell-properties fo:border-bottom="0.74pt solid #0084d1" fo:background-color="#dddddd" fo:wrap-option="wrap" fo:border-left="none" fo:border-right="none" fo:border-top="none"/>
      <style:text-properties fo:color="#008000" style:font-name="Times New Roman" fo:hyphenate="true"/>
    </style:style>
    <style:style style:name="ce1718" style:family="table-cell" style:parent-style-name="Default">
      <style:table-cell-properties fo:border-bottom="none" fo:background-color="#dddddd" fo:wrap-option="wrap" fo:border-left="0.74pt solid #000000" fo:border-right="none" fo:border-top="none"/>
      <style:text-properties style:font-name="Times New Roman" fo:font-size="10pt" fo:font-style="italic" style:font-size-asian="10pt" style:font-style-asian="italic" style:font-name-complex="Arial" style:font-size-complex="10pt" style:font-style-complex="italic" fo:hyphenate="true"/>
    </style:style>
    <style:style style:name="ce1719" style:family="table-cell" style:parent-style-name="Default">
      <style:table-cell-properties fo:border-bottom="0.74pt solid #c5000b" fo:background-color="#dddddd" fo:wrap-option="wrap" fo:border-left="0.74pt solid #000000" fo:border-right="none" fo:border-top="none"/>
      <style:text-properties fo:color="#008000" style:font-name="Times New Roman" fo:font-size="10pt" style:font-size-asian="10pt" style:font-size-complex="10pt" fo:hyphenate="true"/>
    </style:style>
    <style:style style:name="ce1720" style:family="table-cell" style:parent-style-name="Default">
      <style:table-cell-properties fo:background-color="#dddddd" fo:wrap-option="wrap"/>
      <style:text-properties fo:color="#008000" style:font-name="Times New Roman" fo:font-size="10pt" style:font-size-asian="10pt" style:font-size-complex="10pt" fo:hyphenate="true"/>
    </style:style>
    <style:style style:name="ce1721" style:family="table-cell" style:parent-style-name="Default">
      <style:table-cell-properties fo:background-color="#dddddd" fo:wrap-option="wrap" fo:border="none"/>
      <style:text-properties fo:color="#008000" style:font-name="Times New Roman" fo:font-size="10pt" style:font-size-asian="10pt" style:font-size-complex="10pt" fo:hyphenate="true"/>
    </style:style>
    <style:style style:name="ce1722" style:family="table-cell" style:parent-style-name="Default">
      <style:table-cell-properties fo:border-bottom="0.74pt solid #0084d1" fo:background-color="#dddddd" fo:wrap-option="wrap" fo:border-left="none" fo:border-right="none" fo:border-top="none"/>
      <style:text-properties fo:color="#008000" style:font-name="Times New Roman" fo:font-size="10pt" style:font-size-asian="10pt" style:font-size-complex="10pt" fo:hyphenate="true"/>
    </style:style>
    <style:style style:name="ce1723" style:family="table-cell" style:parent-style-name="Default">
      <style:table-cell-properties fo:border-bottom="0.74pt solid #0084d1" fo:background-color="#dddddd" fo:wrap-option="wrap" fo:border-left="none" fo:border-right="none" fo:border-top="none"/>
      <style:text-properties style:font-name="Times New Roman" fo:font-size="10pt" style:font-size-asian="10pt" style:font-size-complex="10pt" fo:hyphenate="true"/>
    </style:style>
    <style:style style:name="ce1724" style:family="table-cell" style:parent-style-name="Default">
      <style:table-cell-properties fo:border-bottom="0.74pt solid #0053a8" fo:background-color="#dddddd" fo:wrap-option="wrap" fo:border-left="none" fo:border-right="none" fo:border-top="none"/>
      <style:text-properties style:font-name="Times New Roman" fo:font-size="10pt" style:font-size-asian="10pt" style:font-size-complex="10pt" fo:hyphenate="true"/>
    </style:style>
    <style:style style:name="ce1725" style:family="table-cell" style:parent-style-name="Default">
      <style:table-cell-properties fo:background-color="#dddddd" fo:wrap-option="wrap" fo:border="none"/>
      <style:text-properties style:font-name="Times New Roman" fo:font-size="10pt" style:font-size-asian="10pt" style:font-size-complex="10pt" fo:hyphenate="true"/>
    </style:style>
    <style:style style:name="ce1726" style:family="table-cell" style:parent-style-name="Default">
      <style:table-cell-properties fo:border-bottom="0.74pt solid #c5000b" fo:background-color="#dddddd" fo:wrap-option="wrap" fo:border-left="none" fo:border-right="none" fo:border-top="none"/>
      <style:text-properties fo:color="#008000" style:font-name="Times New Roman" fo:font-size="10pt" style:font-size-asian="10pt" style:font-size-complex="10pt" fo:hyphenate="true"/>
    </style:style>
    <style:style style:name="ce1727" style:family="table-cell" style:parent-style-name="Default">
      <style:table-cell-properties fo:border-bottom="0.74pt solid #0084d1" fo:background-color="#dddddd" fo:wrap-option="wrap" fo:border-left="none" fo:border-right="0.74pt solid #000000" fo:border-top="none"/>
      <style:text-properties style:font-name="Times New Roman" fo:font-size="10pt" style:font-size-asian="10pt" style:font-size-complex="10pt" fo:hyphenate="true"/>
    </style:style>
    <style:style style:name="ce1728" style:family="table-cell" style:parent-style-name="Default">
      <style:table-cell-properties fo:border-bottom="0.74pt solid #c5000b" fo:background-color="#dddddd" fo:wrap-option="wrap" fo:border-left="none" fo:border-right="none" fo:border-top="none"/>
      <style:text-properties style:font-name="Times New Roman" fo:font-size="10pt" style:font-size-asian="10pt" style:font-size-complex="10pt" fo:hyphenate="true"/>
    </style:style>
    <style:style style:name="ce1729" style:family="table-cell" style:parent-style-name="Default">
      <style:table-cell-properties fo:border-bottom="0.74pt solid #000080" fo:background-color="#dddddd"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735" style:family="table-cell" style:parent-style-name="Default">
      <style:table-cell-properties fo:border-bottom="none" fo:background-color="#dddddd"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737" style:family="table-cell" style:parent-style-name="Default">
      <style:table-cell-properties fo:border-bottom="none" fo:background-color="#dddddd" fo:border-left="0.74pt solid #000000" fo:border-right="none" fo:border-top="none"/>
      <style:text-properties style:font-name="Times New Roman"/>
    </style:style>
    <style:style style:name="ce1738" style:family="table-cell" style:parent-style-name="Default">
      <style:table-cell-properties fo:border-bottom="none" fo:background-color="#dddddd"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84d1"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739" style:family="table-cell" style:parent-style-name="Default">
      <style:table-cell-properties fo:border-bottom="0.74pt solid #0084d1" fo:background-color="#dddddd"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740" style:family="table-cell" style:parent-style-name="Default">
      <style:table-cell-properties fo:border-bottom="none" fo:background-color="#dddddd" fo:wrap-option="wrap" fo:border-left="0.74pt solid #000000" fo:border-right="none" fo:border-top="none"/>
      <style:text-properties fo:color="#ff0000" style:font-name="Times New Roman" fo:font-size="10pt" style:font-size-asian="10pt" style:font-size-complex="10pt" fo:hyphenate="true"/>
    </style:style>
    <style:style style:name="ce1741" style:family="table-cell" style:parent-style-name="Default">
      <style:table-cell-properties fo:border-bottom="none" fo:background-color="#dddddd" style:diagonal-bl-tr="none" style:diagonal-tl-br="none" style:text-align-source="value-type" style:repeat-content="false" fo:wrap-option="wrap" fo:border-left="0.74pt solid #000000" style:direction="ltr" fo:border-right="none" style:rotation-angle="0" style:rotation-align="none" style:shrink-to-fit="false" fo:border-top="0.99pt solid #dc2300"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742"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fo:hyphenate="true"/>
    </style:style>
    <style:style style:name="ce1743" style:family="table-cell" style:parent-style-name="Default">
      <style:table-cell-properties fo:border-bottom="0.74pt solid #0084d1" fo:background-color="transparent" fo:wrap-option="wrap" fo:border-left="0.74pt solid #000000" fo:border-right="none" fo:border-top="none"/>
      <style:text-properties style:font-name="Times New Roman" fo:hyphenate="true"/>
    </style:style>
    <style:style style:name="ce1744"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map style:condition="cell-content()=0" style:apply-style-name="Result" style:base-cell-address="'sw. Verben ohne Bindevokal'.AR53"/>
    </style:style>
    <style:style style:name="ce1745" style:family="table-cell" style:parent-style-name="Default">
      <style:table-cell-properties fo:border-bottom="0.74pt solid #0084d1"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fo:hyphenate="true"/>
    </style:style>
    <style:style style:name="ce1746"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fo:hyphenate="true"/>
    </style:style>
    <style:style style:name="ce1747"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fo:hyphenate="true"/>
    </style:style>
    <style:style style:name="ce1748"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53a8"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fo:hyphenate="true"/>
    </style:style>
    <style:style style:name="ce1749" style:family="table-cell" style:parent-style-name="Default">
      <style:table-cell-properties fo:border-bottom="0.74pt solid #0084d1"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8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fo:hyphenate="true"/>
    </style:style>
    <style:style style:name="ce1751"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4586"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fo:hyphenate="true"/>
    </style:style>
    <style:style style:name="ce1756" style:family="table-cell" style:parent-style-name="Default">
      <style:table-cell-properties fo:border-bottom="0.74pt solid #0084d1" fo:background-color="transparent" fo:wrap-option="wrap" fo:border-left="0.74pt solid #000000" fo:border-right="none" fo:border-top="none"/>
      <style:text-properties style:font-name="Times New Roman" fo:font-size="10pt" style:font-size-asian="10pt" style:font-size-complex="10pt" fo:hyphenate="true"/>
    </style:style>
    <style:style style:name="ce1757" style:family="table-cell" style:parent-style-name="Default">
      <style:table-cell-properties fo:border-bottom="none" fo:background-color="transparent" fo:wrap-option="wrap" fo:border-left="0.74pt solid #000000" fo:border-right="none" style:rotation-align="none" fo:border-top="none"/>
      <style:text-properties fo:color="#004586"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Liberation Sans11" style:font-size-complex="10pt" style:font-style-complex="normal" style:font-weight-complex="normal" fo:hyphenate="true"/>
    </style:style>
    <style:style style:name="ce1758" style:family="table-cell" style:parent-style-name="Default">
      <style:table-cell-properties fo:border-bottom="0.74pt solid #0084d1" fo:background-color="transparent" fo:wrap-option="wrap" fo:border-left="none" fo:border-right="none" fo:border-top="none"/>
      <style:text-properties style:font-name="Times New Roman" fo:hyphenate="true"/>
    </style:style>
    <style:style style:name="ce1759" style:family="table-cell" style:parent-style-name="Default">
      <style:table-cell-properties fo:border-bottom="0.74pt solid #0084d1" fo:background-color="transparent" fo:wrap-option="wrap" fo:border-left="none" fo:border-right="none" fo:border-top="none"/>
      <style:text-properties style:font-name="Times New Roman" fo:font-size="10pt" style:font-size-asian="10pt" style:font-size-complex="10pt" fo:hyphenate="true"/>
    </style:style>
    <style:style style:name="ce1760" style:family="table-cell" style:parent-style-name="Default">
      <style:table-cell-properties fo:border-bottom="none" style:diagonal-bl-tr="none" style:diagonal-tl-br="none" style:text-align-source="value-type" style:repeat-content="false" fo:background-color="transparent"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fo:hyphenate="true"/>
    </style:style>
    <style:style style:name="ce1761" style:family="table-cell" style:parent-style-name="Default">
      <style:table-cell-properties fo:border-bottom="none" fo:background-color="#d2d02b" fo:wrap-option="wrap" fo:border-left="0.74pt solid #000000" fo:border-right="none" fo:border-top="none"/>
      <style:text-properties style:font-name="Times New Roman" fo:hyphenate="true"/>
    </style:style>
    <style:style style:name="ce1763" style:family="table-cell" style:parent-style-name="Default">
      <style:table-cell-properties fo:border-bottom="none" fo:background-color="#00ff7f"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Lucida Sans" style:font-size-complex="10pt" style:font-style-complex="normal" style:font-weight-complex="normal" fo:hyphenate="true"/>
    </style:style>
    <style:style style:name="ce1764" style:family="table-cell" style:parent-style-name="Default">
      <style:table-cell-properties fo:border-bottom="none" fo:background-color="transparent" fo:wrap-option="wrap" fo:border-left="0.74pt solid #000000" fo:border-right="none" style:rotation-align="none" fo:border-top="non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Liberation Sans1" style:font-size-complex="10pt" style:font-style-complex="italic" style:font-weight-complex="normal" fo:hyphenate="true"/>
    </style:style>
    <style:style style:name="ce1767" style:family="table-cell" style:parent-style-name="Default">
      <style:table-cell-properties fo:border-bottom="0.74pt solid #0084d1" fo:background-color="transparent" fo:wrap-option="wrap" fo:border-left="0.74pt solid #000000" fo:border-right="none" fo:border-top="none"/>
      <style:text-properties fo:color="#008000" style:text-outline="false" style:text-line-through-style="none" style:text-line-through-type="none" style:font-name="Times New Roman" fo:font-size="10pt" fo:language="de" fo:country="DE"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fo:hyphenate="true"/>
    </style:style>
    <style:style style:name="ce1768" style:family="table-cell" style:parent-style-name="Default">
      <style:table-cell-properties fo:border-bottom="0.74pt solid #0084d1" fo:background-color="transparent" fo:wrap-option="wrap" fo:border-left="0.74pt solid #000000" fo:border-right="none" fo:border-top="none"/>
      <style:text-properties fo:color="#00a800" style:font-name="Times New Roman" fo:font-size="10pt" style:font-size-asian="10pt" style:font-size-complex="10pt" fo:hyphenate="true"/>
    </style:style>
    <style:style style:name="ce1769"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770" style:family="table-cell" style:parent-style-name="Default">
      <style:table-cell-properties fo:border-bottom="0.74pt solid #0084d1" style:text-align-source="value-type"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ff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771" style:family="table-cell" style:parent-style-name="Default">
      <style:table-cell-properties fo:background-color="transparent" fo:wrap-option="wrap" style:rotation-align="non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772" style:family="table-cell" style:parent-style-name="Default">
      <style:table-cell-properties fo:background-color="transparent" fo:wrap-option="wrap" style:rotation-align="none"/>
      <style:text-properties fo:color="#ff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fo:hyphenate="true"/>
    </style:style>
    <style:style style:name="ce1773" style:family="table-cell" style:parent-style-name="Default">
      <style:table-cell-properties fo:border-bottom="none" style:diagonal-bl-tr="none" style:diagonal-tl-br="none" fo:background-color="transparent" fo:wrap-option="wrap" fo:border-left="none" fo:border-right="0.74pt solid #000000" style:rotation-align="none" fo:border-top="none"/>
      <style:text-properties style:font-name="Times New Roman" fo:font-size="10pt" style:font-size-asian="10pt" style:font-size-complex="10pt" fo:hyphenate="true"/>
    </style:style>
    <style:style style:name="ce1774" style:family="table-cell" style:parent-style-name="Default">
      <style:table-cell-properties fo:border-bottom="none" style:diagonal-bl-tr="none" style:diagonal-tl-br="none" style:text-align-source="value-type" style:repeat-content="false" fo:background-color="transparent"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Segoe UI" fo:font-size="9pt" fo:font-style="normal" fo:text-shadow="none" style:text-underline-style="none" fo:font-weight="normal" style:font-name-asian="Segoe UI" style:font-size-asian="9pt" style:language-asian="none" style:country-asian="none" style:font-style-asian="normal" style:font-weight-asian="normal" style:font-name-complex="Segoe UI" style:font-size-complex="9pt" style:language-complex="none" style:country-complex="none" style:font-style-complex="normal" style:font-weight-complex="normal" fo:hyphenate="true"/>
    </style:style>
    <style:style style:name="ce2436" style:family="table-cell" style:parent-style-name="Default">
      <style:table-cell-properties fo:border-bottom="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ff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2437"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0.74pt solid #0084d1" style:vertical-align="bottom" loext:vertical-justify="auto"/>
      <style:paragraph-properties css3t:text-justify="auto" fo:margin-left="0mm" style:writing-mode="page"/>
      <style:text-properties fo:color="#ff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2438" style:family="table-cell" style:parent-style-name="Default">
      <style:table-cell-properties fo:border-bottom="none" style:text-align-source="value-type" style:repeat-content="false" fo:background-color="transparent" fo:wrap-option="wrap" fo:border-left="0.74pt solid #000000" style:direction="ltr" fo:border-right="none" style:rotation-angle="0" style:rotation-align="none" style:shrink-to-fit="false" fo:border-top="0.99pt solid #dc2300"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fo:hyphenate="true"/>
    </style:style>
    <style:style style:name="ce1059" style:family="table-cell" style:parent-style-name="Default" style:data-style-name="N100">
      <style:table-cell-properties fo:padding="0.71mm"/>
    </style:style>
    <style:style style:name="ce1060" style:family="table-cell" style:parent-style-name="Default" style:data-style-name="N2">
      <style:table-cell-properties fo:padding="0.71mm"/>
    </style:style>
    <style:style style:name="gr1" style:family="graphic">
      <style:graphic-properties draw:stroke="none" draw:fill="none" draw:textarea-horizontal-align="center" draw:textarea-vertical-align="middle" draw:ole-draw-aspect="1"/>
    </style:style>
    <style:style style:name="gr2" style:family="graphic">
      <style:graphic-properties draw:marker-start-width="2mm" draw:marker-start-center="false" draw:fill="solid" draw:fill-color="#ffffc0" draw:auto-grow-height="true" draw:auto-grow-width="false" fo:min-height="245.11mm" fo:padding-top="1mm" fo:padding-bottom="1mm" fo:padding-left="1mm" fo:padding-right="1mm" draw:shadow="hidden" draw:shadow-offset-x="1mm" draw:shadow-offset-y="1mm" draw:caption-escape-direction="auto"/>
    </style:style>
    <style:style style:name="gr3" style:family="graphic">
      <style:graphic-properties draw:marker-start-width="2mm" draw:marker-start-center="false" draw:fill="solid" draw:fill-color="#ffffc0" draw:auto-grow-height="true" draw:auto-grow-width="false" fo:min-height="71.11mm" fo:padding-top="1mm" fo:padding-bottom="1mm" fo:padding-left="1mm" fo:padding-right="1mm" draw:shadow="hidden" draw:shadow-offset-x="1mm" draw:shadow-offset-y="1mm" draw:caption-escape-direction="auto"/>
    </style:style>
    <style:style style:name="gr4" style:family="graphic">
      <style:graphic-properties draw:marker-start-width="2mm" draw:marker-start-center="false" draw:fill="solid" draw:fill-color="#ffffff" draw:auto-grow-height="true" draw:auto-grow-width="false" fo:min-height="35.56mm" fo:padding-top="1mm" fo:padding-bottom="1mm" fo:padding-left="1mm" fo:padding-right="1mm" draw:shadow="hidden" draw:shadow-offset-x="1mm" draw:shadow-offset-y="1mm" draw:caption-escape-direction="auto"/>
    </style:style>
    <style:style style:name="gr5" style:family="graphic">
      <style:graphic-properties draw:marker-start-width="2mm" draw:marker-start-center="false" draw:fill="solid" draw:fill-color="#ffffc0" draw:auto-grow-height="true" draw:auto-grow-width="false" fo:min-height="374.6mm" fo:padding-top="1mm" fo:padding-bottom="1mm" fo:padding-left="1mm" fo:padding-right="1mm" draw:shadow="hidden" draw:shadow-offset-x="1mm" draw:shadow-offset-y="1mm" draw:caption-escape-direction="auto"/>
    </style:style>
    <style:style style:name="gr6" style:family="graphic">
      <style:graphic-properties draw:marker-start-width="2mm" draw:marker-start-center="false" draw:fill="solid" draw:fill-color="#ffffc0" draw:auto-grow-height="true" draw:auto-grow-width="false" fo:min-height="90.31mm" fo:padding-top="1mm" fo:padding-bottom="1mm" fo:padding-left="1mm" fo:padding-right="1mm" draw:shadow="hidden" draw:shadow-offset-x="1mm" draw:shadow-offset-y="1mm" draw:caption-escape-direction="auto"/>
    </style:style>
    <style:style style:name="gr7" style:family="graphic">
      <style:graphic-properties draw:marker-start-width="2mm" draw:marker-start-center="false" draw:fill="solid" draw:fill-color="#ffffff" draw:auto-grow-height="true" draw:auto-grow-width="false" fo:min-height="47.67mm" fo:padding-top="1mm" fo:padding-bottom="1mm" fo:padding-left="1mm" fo:padding-right="1mm" draw:shadow="hidden" draw:shadow-offset-x="1mm" draw:shadow-offset-y="1mm" draw:caption-escape-direction="auto"/>
    </style:style>
    <style:style style:name="gr8" style:family="graphic">
      <style:graphic-properties draw:marker-start-width="2mm" draw:marker-start-center="false" draw:fill="solid" draw:fill-color="#ffffc0" draw:auto-grow-height="true" draw:auto-grow-width="false" fo:min-height="256.82mm" fo:padding-top="1mm" fo:padding-bottom="1mm" fo:padding-left="1mm" fo:padding-right="1mm" draw:shadow="hidden" draw:shadow-offset-x="1mm" draw:shadow-offset-y="1mm" draw:caption-escape-direction="auto"/>
    </style:style>
    <style:style style:name="gr9" style:family="graphic">
      <style:graphic-properties draw:marker-start-width="2mm" draw:marker-start-center="false" draw:fill="solid" draw:fill-color="#ffffc0" draw:auto-grow-height="true" draw:auto-grow-width="false" fo:min-height="15.81mm" fo:padding-top="1mm" fo:padding-bottom="1mm" fo:padding-left="1mm" fo:padding-right="1mm" draw:shadow="hidden" draw:shadow-offset-x="1mm" draw:shadow-offset-y="1mm" draw:caption-escape-direction="auto"/>
    </style:style>
    <style:style style:name="gr10" style:family="graphic">
      <style:graphic-properties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11" style:family="graphic">
      <style:graphic-properties draw:marker-start-width="2mm" draw:marker-start-center="false" draw:fill="solid" draw:fill-color="#ffffc0" draw:auto-grow-height="true" draw:auto-grow-width="false" fo:min-height="67.16mm" fo:padding-top="1mm" fo:padding-bottom="1mm" fo:padding-left="1mm" fo:padding-right="1mm" draw:shadow="hidden" draw:shadow-offset-x="1mm" draw:shadow-offset-y="1mm" draw:caption-escape-direction="auto"/>
    </style:style>
    <style:style style:name="gr12" style:family="graphic">
      <style:graphic-properties draw:marker-start-width="2mm" draw:marker-start-center="false" draw:fill="solid" draw:fill-color="#ffffc0" draw:auto-grow-height="true" draw:auto-grow-width="false" fo:min-height="99.83mm" fo:padding-top="1mm" fo:padding-bottom="1mm" fo:padding-left="1mm" fo:padding-right="1mm" draw:shadow="hidden" draw:shadow-offset-x="1mm" draw:shadow-offset-y="1mm" draw:caption-escape-direction="auto"/>
    </style:style>
    <style:style style:name="gr13" style:family="graphic">
      <style:graphic-properties draw:marker-start-width="2mm" draw:marker-start-center="false" draw:fill="solid" draw:fill-color="#ffffff" draw:auto-grow-height="true" draw:auto-grow-width="false" fo:min-height="122.46mm" fo:padding-top="1mm" fo:padding-bottom="1mm" fo:padding-left="1mm" fo:padding-right="1mm" draw:shadow="hidden" draw:shadow-offset-x="1mm" draw:shadow-offset-y="1mm" draw:caption-escape-direction="auto"/>
    </style:style>
    <style:style style:name="gr14" style:family="graphic">
      <style:graphic-properties draw:marker-start-width="2mm" draw:marker-start-center="false" draw:fill="solid" draw:fill-color="#ffffc0" draw:auto-grow-height="true" draw:auto-grow-width="false" fo:min-height="16.09mm" fo:padding-top="1mm" fo:padding-bottom="1mm" fo:padding-left="1mm" fo:padding-right="1mm" draw:shadow="hidden" draw:shadow-offset-x="1mm" draw:shadow-offset-y="1mm" draw:caption-escape-direction="auto"/>
    </style:style>
    <style:style style:name="gr15" style:family="graphic">
      <style:graphic-properties draw:marker-start-width="2mm" draw:marker-start-center="false" draw:fill="solid" draw:fill-color="#ffffc0" draw:auto-grow-height="true" draw:auto-grow-width="false" fo:min-height="33.85mm" fo:padding-top="1mm" fo:padding-bottom="1mm" fo:padding-left="1mm" fo:padding-right="1mm" draw:shadow="hidden" draw:shadow-offset-x="1mm" draw:shadow-offset-y="1mm" draw:caption-escape-direction="auto"/>
    </style:style>
    <style:style style:name="gr16" style:family="graphic">
      <style:graphic-properties draw:marker-start-width="2mm" draw:marker-start-center="false" draw:fill="solid" draw:fill-color="#ffffc0" draw:auto-grow-height="true" draw:auto-grow-width="false" fo:min-height="107.41mm" fo:padding-top="1mm" fo:padding-bottom="1mm" fo:padding-left="1mm" fo:padding-right="1mm" draw:shadow="hidden" draw:shadow-offset-x="1mm" draw:shadow-offset-y="1mm" draw:caption-escape-direction="auto"/>
    </style:style>
    <style:style style:name="gr17" style:family="graphic">
      <style:graphic-properties draw:marker-start-width="2mm" draw:marker-start-center="false" draw:fill="solid" draw:fill-color="#ffffc0" draw:auto-grow-height="true" draw:auto-grow-width="false" fo:min-height="8.69mm" fo:padding-top="1mm" fo:padding-bottom="1mm" fo:padding-left="1mm" fo:padding-right="1mm" draw:shadow="hidden" draw:shadow-offset-x="1mm" draw:shadow-offset-y="1mm" draw:caption-escape-direction="auto"/>
    </style:style>
    <style:style style:name="gr18" style:family="graphic">
      <style:graphic-properties draw:marker-start-width="2mm" draw:marker-start-center="false" draw:fill="solid" draw:fill-color="#ffffc0" draw:auto-grow-height="true" draw:auto-grow-width="false" fo:min-height="17.37mm" fo:padding-top="1mm" fo:padding-bottom="1mm" fo:padding-left="1mm" fo:padding-right="1mm" draw:shadow="hidden" draw:shadow-offset-x="1mm" draw:shadow-offset-y="1mm" draw:caption-escape-direction="auto"/>
    </style:style>
    <style:style style:name="gr19" style:family="graphic">
      <style:graphic-properties draw:marker-start-width="2mm" draw:marker-start-center="false" draw:fill="solid" draw:fill-color="#ffffc0" draw:auto-grow-height="true" draw:auto-grow-width="false" fo:min-height="111.81mm" fo:padding-top="1mm" fo:padding-bottom="1mm" fo:padding-left="1mm" fo:padding-right="1mm" draw:shadow="hidden" draw:shadow-offset-x="1mm" draw:shadow-offset-y="1mm" draw:caption-escape-direction="auto"/>
    </style:style>
    <style:style style:name="gr20" style:family="graphic">
      <style:graphic-properties draw:marker-start-width="2mm" draw:marker-start-center="false" draw:fill="solid" draw:fill-color="#ffffc0" draw:auto-grow-height="true" draw:auto-grow-width="false" fo:min-height="21.71mm" fo:padding-top="1mm" fo:padding-bottom="1mm" fo:padding-left="1mm" fo:padding-right="1mm" draw:shadow="hidden" draw:shadow-offset-x="1mm" draw:shadow-offset-y="1mm" draw:caption-escape-direction="auto"/>
    </style:style>
    <style:style style:name="gr21" style:family="graphic">
      <style:graphic-properties draw:marker-start-width="2mm" draw:marker-start-center="false" draw:fill="solid" draw:fill-color="#ffffc0" draw:auto-grow-height="true" draw:auto-grow-width="false" fo:min-height="39.51mm" fo:padding-top="1mm" fo:padding-bottom="1mm" fo:padding-left="1mm" fo:padding-right="1mm" draw:shadow="hidden" draw:shadow-offset-x="1mm" draw:shadow-offset-y="1mm" draw:caption-escape-direction="auto"/>
    </style:style>
    <style:style style:name="gr22" style:family="graphic">
      <style:graphic-properties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gr23" style:family="graphic">
      <style:graphic-properties draw:marker-start-width="2mm" draw:marker-start-center="false" draw:fill="solid" draw:fill-color="#ffffc0" draw:auto-grow-height="true" draw:auto-grow-width="false" fo:min-height="27.66mm" fo:padding-top="1mm" fo:padding-bottom="1mm" fo:padding-left="1mm" fo:padding-right="1mm" draw:shadow="hidden" draw:shadow-offset-x="1mm" draw:shadow-offset-y="1mm" draw:caption-escape-direction="auto"/>
    </style:style>
    <style:style style:name="gr24" style:family="graphic">
      <style:graphic-properties draw:marker-start-width="2mm" draw:marker-start-center="false" draw:fill="solid" draw:fill-color="#ffffff" draw:auto-grow-height="true" draw:auto-grow-width="false" fo:min-height="44.19mm" fo:padding-top="1mm" fo:padding-bottom="1mm" fo:padding-left="1mm" fo:padding-right="1mm" draw:shadow="hidden" draw:shadow-offset-x="1mm" draw:shadow-offset-y="1mm" draw:caption-escape-direction="auto"/>
    </style:style>
    <style:style style:name="gr25" style:family="graphic">
      <style:graphic-properties draw:marker-start-width="2mm" draw:marker-start-center="false" draw:fill="solid" draw:fill-color="#ffffff" draw:auto-grow-height="true" draw:auto-grow-width="false" fo:min-height="75.69mm" fo:padding-top="1mm" fo:padding-bottom="1mm" fo:padding-left="1mm" fo:padding-right="1mm" draw:shadow="hidden" draw:shadow-offset-x="1mm" draw:shadow-offset-y="1mm" draw:caption-escape-direction="auto"/>
    </style:style>
    <style:style style:name="gr26" style:family="graphic">
      <style:graphic-properties draw:marker-start-width="2mm" draw:marker-start-center="false" draw:fill="solid" draw:fill-color="#ffffc0" draw:auto-grow-height="true" draw:auto-grow-width="false" fo:min-height="28.83mm" fo:padding-top="1mm" fo:padding-bottom="1mm" fo:padding-left="1mm" fo:padding-right="1mm" draw:shadow="hidden" draw:shadow-offset-x="1mm" draw:shadow-offset-y="1mm" draw:caption-escape-direction="auto"/>
    </style:style>
    <style:style style:name="gr27" style:family="graphic">
      <style:graphic-properties draw:marker-start-width="2mm" draw:marker-start-center="false" draw:fill="solid" draw:fill-color="#ffffc0" draw:auto-grow-height="true" draw:auto-grow-width="false" fo:min-height="187.21mm" fo:padding-top="1mm" fo:padding-bottom="1mm" fo:padding-left="1mm" fo:padding-right="1mm" draw:shadow="hidden" draw:shadow-offset-x="1mm" draw:shadow-offset-y="1mm" draw:caption-escape-direction="auto"/>
    </style:style>
    <style:style style:name="gr28" style:family="graphic">
      <style:graphic-properties draw:marker-start-width="2mm" draw:marker-start-center="false" draw:fill="solid" draw:fill-color="#ffffff" draw:auto-grow-height="true" draw:auto-grow-width="false" fo:min-height="65.53mm" fo:padding-top="1mm" fo:padding-bottom="1mm" fo:padding-left="1mm" fo:padding-right="1mm" draw:shadow="hidden" draw:shadow-offset-x="1mm" draw:shadow-offset-y="1mm" draw:caption-escape-direction="auto"/>
    </style:style>
    <style:style style:name="gr29" style:family="graphic">
      <style:graphic-properties draw:marker-start-width="2mm" draw:marker-start-center="false" draw:fill="solid" draw:fill-color="#ffffff" draw:auto-grow-height="true" draw:auto-grow-width="false" fo:min-height="63.08mm" fo:padding-top="1mm" fo:padding-bottom="1mm" fo:padding-left="1mm" fo:padding-right="1mm" draw:shadow="hidden" draw:shadow-offset-x="1mm" draw:shadow-offset-y="1mm" draw:caption-escape-direction="auto"/>
    </style:style>
    <style:style style:name="gr30" style:family="graphic">
      <style:graphic-properties draw:marker-start-width="2mm" draw:marker-start-center="false" draw:fill="solid" draw:fill-color="#ffffc0" draw:auto-grow-height="true" draw:auto-grow-width="false" fo:min-height="32.45mm" fo:padding-top="1mm" fo:padding-bottom="1mm" fo:padding-left="1mm" fo:padding-right="1mm" draw:shadow="hidden" draw:shadow-offset-x="1mm" draw:shadow-offset-y="1mm" draw:caption-escape-direction="auto"/>
    </style:style>
    <style:style style:name="gr31" style:family="graphic">
      <style:graphic-properties draw:marker-start-width="2mm" draw:marker-start-center="false" draw:fill="solid" draw:fill-color="#ffffc0" draw:auto-grow-height="true" draw:auto-grow-width="false" fo:min-height="34.73mm" fo:padding-top="1mm" fo:padding-bottom="1mm" fo:padding-left="1mm" fo:padding-right="1mm" draw:shadow="hidden" draw:shadow-offset-x="1mm" draw:shadow-offset-y="1mm" draw:caption-escape-direction="auto"/>
    </style:style>
    <style:style style:name="gr32" style:family="graphic">
      <style:graphic-properties draw:marker-start-width="2mm" draw:marker-start-center="false" draw:fill="solid" draw:fill-color="#ffffc0" draw:auto-grow-height="true" draw:auto-grow-width="false" fo:min-height="35.56mm" fo:padding-top="1mm" fo:padding-bottom="1mm" fo:padding-left="1mm" fo:padding-right="1mm" draw:shadow="hidden" draw:shadow-offset-x="1mm" draw:shadow-offset-y="1mm" draw:caption-escape-direction="auto"/>
    </style:style>
    <style:style style:name="gr33" style:family="graphic">
      <style:graphic-properties draw:marker-start-width="2mm" draw:marker-start-center="false" draw:fill="solid" draw:fill-color="#ffffc0" draw:auto-grow-height="true" draw:auto-grow-width="false" fo:min-height="52.09mm" fo:padding-top="1mm" fo:padding-bottom="1mm" fo:padding-left="1mm" fo:padding-right="1mm" draw:shadow="hidden" draw:shadow-offset-x="1mm" draw:shadow-offset-y="1mm" draw:caption-escape-direction="auto"/>
    </style:style>
    <style:style style:name="gr34" style:family="graphic">
      <style:graphic-properties draw:marker-start-width="2mm" draw:marker-start-center="false" draw:fill="solid" draw:fill-color="#ffffc0" draw:auto-grow-height="true" draw:auto-grow-width="false" fo:min-height="262.09mm" fo:padding-top="1mm" fo:padding-bottom="1mm" fo:padding-left="1mm" fo:padding-right="1mm" draw:shadow="hidden" draw:shadow-offset-x="1mm" draw:shadow-offset-y="1mm" draw:caption-escape-direction="auto"/>
    </style:style>
    <style:style style:name="gr35" style:family="graphic">
      <style:graphic-properties draw:marker-start-width="2mm" draw:marker-start-center="false" draw:fill="solid" draw:fill-color="#ffffc0" draw:auto-grow-height="true" draw:auto-grow-width="false" fo:min-height="69.45mm" fo:padding-top="1mm" fo:padding-bottom="1mm" fo:padding-left="1mm" fo:padding-right="1mm" draw:shadow="hidden" draw:shadow-offset-x="1mm" draw:shadow-offset-y="1mm" draw:caption-escape-direction="auto"/>
    </style:style>
    <style:style style:name="gr36" style:family="graphic">
      <style:graphic-properties draw:marker-start-width="2mm" draw:marker-start-center="false" draw:fill="solid" draw:fill-color="#ffffff" draw:auto-grow-height="true" draw:auto-grow-width="false" fo:min-height="94.81mm" fo:padding-top="1mm" fo:padding-bottom="1mm" fo:padding-left="1mm" fo:padding-right="1mm" draw:shadow="hidden" draw:shadow-offset-x="1mm" draw:shadow-offset-y="1mm" draw:caption-escape-direction="auto"/>
    </style:style>
    <style:style style:name="gr37" style:family="graphic">
      <style:graphic-properties draw:marker-start-width="2mm" draw:marker-start-center="false" draw:fill="solid" draw:fill-color="#ffffc0" draw:auto-grow-height="true" draw:auto-grow-width="false" fo:min-height="21.16mm" fo:padding-top="1mm" fo:padding-bottom="1mm" fo:padding-left="1mm" fo:padding-right="1mm" draw:shadow="hidden" draw:shadow-offset-x="1mm" draw:shadow-offset-y="1mm" draw:caption-escape-direction="auto"/>
    </style:style>
    <style:style style:name="gr38" style:family="graphic">
      <style:graphic-properties draw:marker-start-width="2mm" draw:marker-start-center="false" draw:fill="solid" draw:fill-color="#ffffff" draw:auto-grow-height="true" draw:auto-grow-width="false" fo:min-height="11.86mm" fo:padding-top="1mm" fo:padding-bottom="1mm" fo:padding-left="1mm" fo:padding-right="1mm" draw:shadow="hidden" draw:shadow-offset-x="1mm" draw:shadow-offset-y="1mm" draw:caption-escape-direction="auto"/>
    </style:style>
    <style:style style:name="gr39" style:family="graphic">
      <style:graphic-properties draw:marker-start-width="2mm" draw:marker-start-center="false" draw:fill="solid" draw:fill-color="#ffffc0" draw:auto-grow-height="true" draw:auto-grow-width="false" fo:min-height="260.71mm" fo:padding-top="1mm" fo:padding-bottom="1mm" fo:padding-left="1mm" fo:padding-right="1mm" draw:shadow="hidden" draw:shadow-offset-x="1mm" draw:shadow-offset-y="1mm" draw:caption-escape-direction="auto"/>
    </style:style>
    <style:style style:name="gr40" style:family="graphic">
      <style:graphic-properties draw:marker-start-width="2mm" draw:marker-start-center="false" draw:fill="solid" draw:fill-color="#ffffc0" draw:auto-grow-height="true" draw:auto-grow-width="false" fo:min-height="46.81mm" fo:padding-top="1mm" fo:padding-bottom="1mm" fo:padding-left="1mm" fo:padding-right="1mm" draw:shadow="hidden" draw:shadow-offset-x="1mm" draw:shadow-offset-y="1mm" draw:caption-escape-direction="auto"/>
    </style:style>
    <style:style style:name="gr41" style:family="graphic">
      <style:graphic-properties draw:marker-start-width="2mm" draw:marker-start-center="false" draw:fill="solid" draw:fill-color="#ffffff" draw:auto-grow-height="true" draw:auto-grow-width="false" fo:min-height="23.71mm" fo:padding-top="1mm" fo:padding-bottom="1mm" fo:padding-left="1mm" fo:padding-right="1mm" draw:shadow="hidden" draw:shadow-offset-x="1mm" draw:shadow-offset-y="1mm" draw:caption-escape-direction="auto"/>
    </style:style>
    <style:style style:name="gr42" style:family="graphic">
      <style:graphic-properties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gr43" style:family="graphic">
      <style:graphic-properties draw:marker-start-width="2mm" draw:marker-start-center="false" draw:fill="solid" draw:fill-color="#ffffc0" draw:auto-grow-height="true" draw:auto-grow-width="false" fo:min-height="39.07mm" fo:padding-top="1mm" fo:padding-bottom="1mm" fo:padding-left="1mm" fo:padding-right="1mm" draw:shadow="hidden" draw:shadow-offset-x="1mm" draw:shadow-offset-y="1mm" draw:caption-escape-direction="auto"/>
    </style:style>
    <style:style style:name="gr44" style:family="graphic">
      <style:graphic-properties draw:marker-start-width="2mm" draw:marker-start-center="false" draw:fill="solid" draw:fill-color="#ffffc0" draw:auto-grow-height="true" draw:auto-grow-width="false" fo:min-height="95.49mm" fo:padding-top="1mm" fo:padding-bottom="1mm" fo:padding-left="1mm" fo:padding-right="1mm" draw:shadow="hidden" draw:shadow-offset-x="1mm" draw:shadow-offset-y="1mm" draw:caption-escape-direction="auto"/>
    </style:style>
    <style:style style:name="gr45" style:family="graphic">
      <style:graphic-properties draw:marker-start-width="2mm" draw:marker-start-center="false" draw:fill="solid" draw:fill-color="#ffffc0" draw:auto-grow-height="true" draw:auto-grow-width="false" fo:min-height="179.78mm" fo:padding-top="1mm" fo:padding-bottom="1mm" fo:padding-left="1mm" fo:padding-right="1mm" draw:shadow="hidden" draw:shadow-offset-x="1mm" draw:shadow-offset-y="1mm" draw:caption-escape-direction="auto"/>
    </style:style>
    <style:style style:name="gr46" style:family="graphic">
      <style:graphic-properties draw:marker-start-width="2mm" draw:marker-start-center="false" draw:fill="solid" draw:fill-color="#ffffc0" draw:auto-grow-height="true" draw:auto-grow-width="false" fo:min-height="60.77mm" fo:padding-top="1mm" fo:padding-bottom="1mm" fo:padding-left="1mm" fo:padding-right="1mm" draw:shadow="hidden" draw:shadow-offset-x="1mm" draw:shadow-offset-y="1mm" draw:caption-escape-direction="auto"/>
    </style:style>
    <style:style style:name="gr47" style:family="graphic">
      <style:graphic-properties draw:marker-start-width="2mm" draw:marker-start-center="false" draw:fill="solid" draw:fill-color="#ffffc0" draw:auto-grow-height="true" draw:auto-grow-width="false" fo:min-height="101.09mm" fo:padding-top="1mm" fo:padding-bottom="1mm" fo:padding-left="1mm" fo:padding-right="1mm" draw:shadow="hidden" draw:shadow-offset-x="1mm" draw:shadow-offset-y="1mm" draw:caption-escape-direction="auto"/>
    </style:style>
    <style:style style:name="gr48" style:family="graphic">
      <style:graphic-properties draw:marker-start-width="2mm" draw:marker-start-center="false" draw:fill="solid" draw:fill-color="#ffffc0" draw:auto-grow-height="true" draw:auto-grow-width="false" fo:min-height="149.77mm" fo:padding-top="1mm" fo:padding-bottom="1mm" fo:padding-left="1mm" fo:padding-right="1mm" draw:shadow="hidden" draw:shadow-offset-x="1mm" draw:shadow-offset-y="1mm" draw:caption-escape-direction="auto"/>
    </style:style>
    <style:style style:name="gr49" style:family="graphic">
      <style:graphic-properties draw:marker-start-width="2mm" draw:marker-start-center="false" draw:fill="solid" draw:fill-color="#ffffc0" draw:auto-grow-height="true" draw:auto-grow-width="false" fo:min-height="101.73mm" fo:padding-top="1mm" fo:padding-bottom="1mm" fo:padding-left="1mm" fo:padding-right="1mm" draw:shadow="hidden" draw:shadow-offset-x="1mm" draw:shadow-offset-y="1mm" draw:caption-escape-direction="auto"/>
    </style:style>
    <style:style style:name="gr50" style:family="graphic">
      <style:graphic-properties draw:marker-start-width="2mm" draw:marker-start-center="false" draw:fill="solid" draw:fill-color="#ffffff" draw:auto-grow-height="true" draw:auto-grow-width="false" fo:min-height="248.86mm" fo:padding-top="1mm" fo:padding-bottom="1mm" fo:padding-left="1mm" fo:padding-right="1mm" draw:shadow="hidden" draw:shadow-offset-x="1mm" draw:shadow-offset-y="1mm" draw:caption-escape-direction="auto"/>
    </style:style>
    <style:style style:name="gr51" style:family="graphic">
      <style:graphic-properties draw:marker-start-width="2mm" draw:marker-start-center="false" draw:fill="solid" draw:fill-color="#ffffff" draw:auto-grow-height="true" draw:auto-grow-width="false" fo:min-height="69.88mm" fo:padding-top="1mm" fo:padding-bottom="1mm" fo:padding-left="1mm" fo:padding-right="1mm" draw:shadow="hidden" draw:shadow-offset-x="1mm" draw:shadow-offset-y="1mm" draw:caption-escape-direction="auto"/>
    </style:style>
    <style:style style:name="gr52" style:family="graphic">
      <style:graphic-properties draw:marker-start-width="2mm" draw:marker-start-center="false" draw:fill="solid" draw:fill-color="#ffffc0" draw:auto-grow-height="true" draw:auto-grow-width="false" fo:min-height="74.89mm" fo:padding-top="1mm" fo:padding-bottom="1mm" fo:padding-left="1mm" fo:padding-right="1mm" draw:shadow="hidden" draw:shadow-offset-x="1mm" draw:shadow-offset-y="1mm" draw:caption-escape-direction="auto"/>
    </style:style>
    <style:style style:name="gr53" style:family="graphic">
      <style:graphic-properties draw:marker-start-width="2mm" draw:marker-start-center="false" draw:fill="solid" draw:fill-color="#ffffff" draw:auto-grow-height="true" draw:auto-grow-width="false" fo:min-height="27.66mm" fo:padding-top="1mm" fo:padding-bottom="1mm" fo:padding-left="1mm" fo:padding-right="1mm" draw:shadow="hidden" draw:shadow-offset-x="1mm" draw:shadow-offset-y="1mm" draw:caption-escape-direction="auto"/>
    </style:style>
    <style:style style:name="gr54" style:family="graphic">
      <style:graphic-properties draw:marker-start-width="2mm" draw:marker-start-center="false" draw:fill="solid" draw:fill-color="#ffffff" draw:auto-grow-height="true" draw:auto-grow-width="false" fo:min-height="31.61mm" fo:padding-top="1mm" fo:padding-bottom="1mm" fo:padding-left="1mm" fo:padding-right="1mm" draw:shadow="hidden" draw:shadow-offset-x="1mm" draw:shadow-offset-y="1mm" draw:caption-escape-direction="auto"/>
    </style:style>
    <style:style style:name="gr55" style:family="graphic">
      <style:graphic-properties draw:marker-start-width="2mm" draw:marker-start-center="false" draw:fill="solid" draw:fill-color="#ffffff" draw:auto-grow-height="true" draw:auto-grow-width="false" fo:min-height="19.76mm" fo:padding-top="1mm" fo:padding-bottom="1mm" fo:padding-left="1mm" fo:padding-right="1mm" draw:shadow="hidden" draw:shadow-offset-x="1mm" draw:shadow-offset-y="1mm" draw:caption-escape-direction="auto"/>
    </style:style>
    <style:style style:name="gr56" style:family="graphic">
      <style:graphic-properties draw:marker-start-width="2mm" draw:marker-start-center="false" draw:fill="solid" draw:fill-color="#ffffc0" draw:auto-grow-height="true" draw:auto-grow-width="false" fo:min-height="46.09mm" fo:padding-top="1mm" fo:padding-bottom="1mm" fo:padding-left="1mm" fo:padding-right="1mm" draw:shadow="hidden" draw:shadow-offset-x="1mm" draw:shadow-offset-y="1mm" draw:caption-escape-direction="auto"/>
    </style:style>
    <style:style style:name="gr57" style:family="graphic">
      <style:graphic-properties draw:marker-start-width="2mm" draw:marker-start-center="false" draw:fill="solid" draw:fill-color="#ffffc0" draw:auto-grow-height="true" draw:auto-grow-width="false" fo:min-height="80.38mm" fo:padding-top="1mm" fo:padding-bottom="1mm" fo:padding-left="1mm" fo:padding-right="1mm" draw:shadow="hidden" draw:shadow-offset-x="1mm" draw:shadow-offset-y="1mm" draw:caption-escape-direction="auto"/>
    </style:style>
    <style:style style:name="gr58" style:family="graphic">
      <style:graphic-properties draw:marker-start-width="2mm" draw:marker-start-center="false" draw:fill="solid" draw:fill-color="#ffffc0" draw:auto-grow-height="true" draw:auto-grow-width="false" fo:min-height="11.74mm" fo:padding-top="1mm" fo:padding-bottom="1mm" fo:padding-left="1mm" fo:padding-right="1mm" draw:shadow="hidden" draw:shadow-offset-x="1mm" draw:shadow-offset-y="1mm" draw:caption-escape-direction="auto"/>
    </style:style>
    <style:style style:name="gr59" style:family="graphic">
      <style:graphic-properties draw:marker-start-width="2mm" draw:marker-start-center="false" draw:fill="solid" draw:fill-color="#ffffc0" draw:auto-grow-height="true" draw:auto-grow-width="false" fo:min-height="19.76mm" fo:padding-top="1mm" fo:padding-bottom="1mm" fo:padding-left="1mm" fo:padding-right="1mm" draw:shadow="hidden" draw:shadow-offset-x="1mm" draw:shadow-offset-y="1mm" draw:caption-escape-direction="auto"/>
    </style:style>
    <style:style style:name="gr60" style:family="graphic">
      <style:graphic-properties draw:marker-start-width="2mm" draw:marker-start-center="false" draw:fill="solid" draw:fill-color="#ffffc0" draw:auto-grow-height="true" draw:auto-grow-width="false" fo:min-height="30.39mm" fo:padding-top="1mm" fo:padding-bottom="1mm" fo:padding-left="1mm" fo:padding-right="1mm" draw:shadow="hidden" draw:shadow-offset-x="1mm" draw:shadow-offset-y="1mm" draw:caption-escape-direction="auto"/>
    </style:style>
    <style:style style:name="gr61" style:family="graphic">
      <style:graphic-properties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62" style:family="graphic">
      <style:graphic-properties draw:marker-start-width="2mm" draw:marker-start-center="false" draw:fill="solid" draw:fill-color="#ffffff" draw:auto-grow-height="true" draw:auto-grow-width="false" fo:min-height="11.97mm" fo:padding-top="1mm" fo:padding-bottom="1mm" fo:padding-left="1mm" fo:padding-right="1mm" draw:shadow="hidden" draw:shadow-offset-x="1mm" draw:shadow-offset-y="1mm" draw:caption-escape-direction="auto"/>
    </style:style>
    <style:style style:name="gr63" style:family="graphic">
      <style:graphic-properties draw:marker-start-width="2mm" draw:marker-start-center="false" draw:fill="solid" draw:fill-color="#ffffc0" draw:auto-grow-height="true" draw:auto-grow-width="false" fo:min-height="26.05mm" fo:padding-top="1mm" fo:padding-bottom="1mm" fo:padding-left="1mm" fo:padding-right="1mm" draw:shadow="hidden" draw:shadow-offset-x="1mm" draw:shadow-offset-y="1mm" draw:caption-escape-direction="auto"/>
    </style:style>
    <style:style style:name="gr64" style:family="graphic">
      <style:graphic-properties draw:marker-start-width="2mm" draw:marker-start-center="false" draw:fill="solid" draw:fill-color="#ffffc0" draw:auto-grow-height="true" draw:auto-grow-width="false" fo:min-height="134.31mm" fo:padding-top="1mm" fo:padding-bottom="1mm" fo:padding-left="1mm" fo:padding-right="1mm" draw:shadow="hidden" draw:shadow-offset-x="1mm" draw:shadow-offset-y="1mm" draw:caption-escape-direction="auto"/>
    </style:style>
    <style:style style:name="gr65" style:family="graphic">
      <style:graphic-properties draw:marker-start-width="2mm" draw:marker-start-center="false" draw:fill="solid" draw:fill-color="#ffffc0" draw:auto-grow-height="true" draw:auto-grow-width="false" fo:min-height="27.31mm" fo:padding-top="1mm" fo:padding-bottom="1mm" fo:padding-left="1mm" fo:padding-right="1mm" draw:shadow="hidden" draw:shadow-offset-x="1mm" draw:shadow-offset-y="1mm" draw:caption-escape-direction="auto"/>
    </style:style>
    <style:style style:name="gr66" style:family="graphic">
      <style:graphic-properties draw:marker-start-width="2mm" draw:marker-start-center="false" draw:fill="solid" draw:fill-color="#ffffc0" draw:auto-grow-height="true" draw:auto-grow-width="false" fo:min-height="47.75mm" fo:padding-top="1mm" fo:padding-bottom="1mm" fo:padding-left="1mm" fo:padding-right="1mm" draw:shadow="hidden" draw:shadow-offset-x="1mm" draw:shadow-offset-y="1mm" draw:caption-escape-direction="auto"/>
    </style:style>
    <style:style style:name="gr67" style:family="graphic">
      <style:graphic-properties draw:marker-start-width="2mm" draw:marker-start-center="false" draw:fill="solid" draw:fill-color="#ffffc0" draw:auto-grow-height="true" draw:auto-grow-width="false" fo:min-height="13.03mm" fo:padding-top="1mm" fo:padding-bottom="1mm" fo:padding-left="1mm" fo:padding-right="1mm" draw:shadow="hidden" draw:shadow-offset-x="1mm" draw:shadow-offset-y="1mm" draw:caption-escape-direction="auto"/>
    </style:style>
    <style:style style:name="P1" style:family="paragraph">
      <loext:graphic-properties draw:fill="none"/>
      <style:paragraph-properties fo:text-align="center"/>
    </style:style>
    <style:style style:name="P2" style:family="paragraph">
      <style:paragraph-properties style:text-autospace="none" style:line-break="normal" style:writing-mode="page"/>
      <style:text-properties fo:color="#000000" style:text-outline="false" style:text-line-through-style="none" style:text-line-through-type="none" style:font-name="Liberation Sans1" fo:font-size="11pt" fo:language="de" fo:country="DE"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Liberation Sans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Liberation Sans1" fo:font-size="11pt" fo:language="de" fo:country="DE"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Liberation Sans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fo:color="#000000" style:text-outline="false" style:text-line-through-style="none" style:text-line-through-type="none" style:font-name="Liberation Sans1" fo:language="de" fo:country="DE" fo:font-style="normal" fo:text-shadow="none" style:text-underline-style="none" fo:font-weight="normal" style:text-underline-mode="continuous" style:text-overline-mode="continuous" style:text-line-through-mode="continuous" style:font-name-asian="Microsoft YaHei" style:language-asian="zh" style:country-asian="CN" style:font-style-asian="normal" style:font-weight-asian="normal" style:font-name-complex="Liberation Sans1"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Liberation Sans1" fo:language="de" fo:country="DE" fo:font-style="normal" fo:text-shadow="none" style:text-underline-style="none" fo:font-weight="normal" style:text-underline-mode="continuous" style:text-overline-mode="continuous" style:text-line-through-mode="continuous" style:font-name-asian="Microsoft YaHei" style:language-asian="zh" style:country-asian="CN" style:font-style-asian="normal" style:font-weight-asian="normal" style:font-name-complex="Liberation Sans1"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ff"/>
      <style:paragraph-properties style:text-autospace="none" style:line-break="normal" style:writing-mode="page"/>
      <style:text-properties fo:color="#000000" style:text-outline="false" style:text-line-through-style="none" style:text-line-through-type="none" style:font-name="Liberation Sans1" fo:language="de" fo:country="DE" fo:font-style="normal" fo:text-shadow="none" style:text-underline-style="none" fo:font-weight="normal" style:text-underline-mode="continuous" style:text-overline-mode="continuous" style:text-line-through-mode="continuous" style:font-name-asian="Microsoft YaHei" style:language-asian="zh" style:country-asian="CN" style:font-style-asian="normal" style:font-weight-asian="normal" style:font-name-complex="Liberation Sans1"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fo:text-align="start" style:text-autospace="none" style:line-break="normal" style:writing-mode="page"/>
      <style:text-properties fo:color="#000000" style:text-outline="false" style:text-line-through-style="none" style:text-line-through-type="none" style:font-name="Liberation Sans1" fo:font-size="11pt" fo:language="de" fo:country="DE"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Liberation Sans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fo:text-align="start" style:text-autospace="none" style:line-break="normal" style:writing-mode="page"/>
      <style:text-properties fo:color="#000000" style:text-outline="false" style:text-line-through-style="none" style:text-line-through-type="none" style:font-name="Liberation Sans1" fo:font-size="11pt" fo:language="de" fo:country="DE"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Liberation Sans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fo:text-align="start" style:text-autospace="none" style:line-break="normal" style:writing-mode="page"/>
      <style:text-properties fo:color="#000000"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font-name-asian="Microsoft YaHei" style:language-asian="zh" style:country-asian="CN" style:font-style-asian="normal" style:font-weight-asian="normal" style:font-name-complex="Liberation Sans1" style:language-complex="hi" style:country-complex="IN" style:font-style-complex="normal" style:font-weight-complex="normal" style:text-emphasize="none" style:font-relief="none" style:text-overline-style="none" style:text-overline-color="font-color" fo:hyphenate="false"/>
    </style:style>
    <style:style style:name="P10" style:family="paragraph">
      <loext:graphic-properties draw:fill="solid" draw:fill-color="#ffffc0"/>
      <style:paragraph-properties fo:text-align="start" style:text-autospace="none" style:line-break="normal" style:writing-mode="page"/>
      <style:text-properties fo:color="#000000"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font-name-asian="Microsoft YaHei" style:language-asian="zh" style:country-asian="CN" style:font-style-asian="normal" style:font-weight-asian="normal" style:font-name-complex="Liberation Sans1" style:language-complex="hi" style:country-complex="IN" style:font-style-complex="normal" style:font-weight-complex="normal" style:text-emphasize="none" style:font-relief="none" style:text-overline-style="none" style:text-overline-color="font-color" fo:hyphenate="false"/>
    </style:style>
    <style:style style:name="P11" style:family="paragraph">
      <style:paragraph-properties fo:text-align="start" style:text-autospace="none" style:line-break="normal" style:writing-mode="page"/>
      <style:text-properties fo:color="#000000"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font-name-asian="Microsoft YaHe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false"/>
    </style:style>
    <style:style style:name="P12" style:family="paragraph">
      <loext:graphic-properties draw:fill="solid" draw:fill-color="#ffffc0"/>
      <style:paragraph-properties fo:text-align="start" style:text-autospace="none" style:line-break="normal" style:writing-mode="page"/>
      <style:text-properties fo:color="#000000"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font-name-asian="Microsoft YaHe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false"/>
    </style:style>
    <style:style style:name="P13" style:family="paragraph">
      <style:paragraph-properties style:text-autospace="none" style:line-break="normal" style:writing-mode="page"/>
      <style:text-properties fo:color="#000000" style:text-outline="false" style:text-line-through-style="none" style:text-line-through-type="none" style:font-name="Liberation Sans1" fo:language="de" fo:country="DE"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Liberation Sans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4"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Liberation Sans1" fo:language="de" fo:country="DE"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Liberation Sans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5" style:family="paragraph">
      <style:paragraph-properties fo:text-align="start" style:text-autospace="none" style:line-break="normal" style:writing-mode="page"/>
      <style:text-properties fo:color="#000000" style:text-outline="false" style:text-line-through-style="none" style:text-line-through-type="none" style:font-name="Liberation Sans1" fo:language="de" fo:country="DE" fo:font-style="normal" fo:text-shadow="none" style:text-underline-style="none" fo:font-weight="normal" style:text-underline-mode="continuous" style:text-overline-mode="continuous" style:text-line-through-mode="continuous" style:font-name-asian="Microsoft YaHei" style:language-asian="zh" style:country-asian="CN" style:font-style-asian="normal" style:font-weight-asian="normal" style:font-name-complex="Liberation Sans1" style:language-complex="hi" style:country-complex="IN" style:font-style-complex="normal" style:font-weight-complex="normal" style:text-emphasize="none" style:font-relief="none" style:text-overline-style="none" style:text-overline-color="font-color" fo:hyphenate="false"/>
    </style:style>
    <style:style style:name="P16" style:family="paragraph">
      <style:paragraph-properties style:text-autospace="none" style:line-break="normal" style:writing-mode="page"/>
      <style:text-properties fo:color="#000000"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font-name-asian="Microsoft YaHe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false"/>
    </style:style>
    <style:style style:name="P17" style:family="paragraph">
      <loext:graphic-properties draw:fill="solid" draw:fill-color="#ffffff"/>
      <style:paragraph-properties style:text-autospace="none" style:line-break="normal" style:writing-mode="page"/>
      <style:text-properties fo:color="#000000"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font-name-asian="Microsoft YaHe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false"/>
    </style:style>
    <style:style style:name="P18" style:family="paragraph">
      <style:paragraph-properties style:text-autospace="none" style:line-break="normal" style:writing-mode="page"/>
      <style:text-properties fo:color="#000000"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font-name-asian="Microsoft YaHei" style:language-asian="zh" style:country-asian="CN" style:font-style-asian="normal" style:font-weight-asian="normal" style:font-name-complex="Liberation Sans1" style:language-complex="hi" style:country-complex="IN" style:font-style-complex="normal" style:font-weight-complex="normal" style:text-emphasize="none" style:font-relief="none" style:text-overline-style="none" style:text-overline-color="font-color" fo:hyphenate="false"/>
    </style:style>
    <style:style style:name="P19"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font-name-asian="Microsoft YaHei" style:language-asian="zh" style:country-asian="CN" style:font-style-asian="normal" style:font-weight-asian="normal" style:font-name-complex="Liberation Sans1" style:language-complex="hi" style:country-complex="IN" style:font-style-complex="normal" style:font-weight-complex="normal" style:text-emphasize="none" style:font-relief="none" style:text-overline-style="none" style:text-overline-color="font-color" fo:hyphenate="false"/>
    </style:style>
    <style:style style:name="P20" style:family="paragraph">
      <style:paragraph-properties style:text-autospace="none" style:line-break="normal" style:writing-mode="page"/>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false"/>
    </style:style>
    <style:style style:name="P21" style:family="paragraph">
      <loext:graphic-properties draw:fill="solid" draw:fill-color="#ffffc0"/>
      <style:paragraph-properties style:text-autospace="none" style:line-break="normal" style:writing-mode="page"/>
      <style:text-properties style:text-outline="false" style:text-line-through-style="none" style:text-line-through-type="none" fo:language="de" fo:country="D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Times New Roman2" fo:font-size="11pt" fo:language="de" fo:country="DE" fo:font-style="normal" fo:text-shadow="none" style:text-underline-style="none" fo:font-weight="normal" style:text-underline-mode="continuous" style:text-overline-mode="continuous" style:text-line-through-mode="continuous" style:font-name-asian="Times New Roman2" style:font-size-asian="11pt" style:language-asian="zh" style:country-asian="CN" style:font-style-asian="normal" style:font-weight-asian="normal" style:font-name-complex="Times New Roman2"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Times New Roman2" fo:font-size="11pt" fo:language="de" fo:country="DE" fo:font-style="italic" fo:text-shadow="none" style:text-underline-style="none" fo:font-weight="normal" style:text-underline-mode="continuous" style:text-overline-mode="continuous" style:text-line-through-mode="continuous" style:font-name-asian="Times New Roman2" style:font-size-asian="11pt" style:language-asian="zh" style:country-asian="CN" style:font-style-asian="italic" style:font-weight-asian="normal" style:font-name-complex="Times New Roman2" style:font-size-complex="11pt" style:language-complex="hi" style:country-complex="IN" style:font-style-complex="italic"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Times New Roman2" fo:font-size="11pt" fo:language="de" fo:country="DE" fo:font-style="normal" fo:text-shadow="none" style:text-underline-style="none" fo:font-weight="bold" style:text-underline-mode="continuous" style:text-overline-mode="continuous" style:text-line-through-mode="continuous" style:font-name-asian="Times New Roman2" style:font-size-asian="11pt" style:language-asian="zh" style:country-asian="CN" style:font-style-asian="normal" style:font-weight-asian="bold" style:font-name-complex="Times New Roman2" style:font-size-complex="11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Times New Roman2" fo:font-size="11pt" fo:language="de" fo:country="DE" fo:font-style="italic" fo:text-shadow="none" style:text-underline-style="none" fo:font-weight="bold" style:text-underline-mode="continuous" style:text-overline-mode="continuous" style:text-line-through-mode="continuous" style:font-name-asian="Times New Roman2" style:font-size-asian="11pt" style:language-asian="zh" style:country-asian="CN" style:font-style-asian="italic" style:font-weight-asian="bold" style:font-name-complex="Times New Roman2" style:font-size-complex="11pt" style:language-complex="hi" style:country-complex="IN" style:font-style-complex="italic" style:font-weight-complex="bold"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Times New Roman2" fo:font-size="7.5pt" fo:language="de" fo:country="DE" fo:font-style="italic" fo:text-shadow="none" style:text-underline-style="none" fo:font-weight="normal" style:text-underline-mode="continuous" style:text-overline-mode="continuous" style:text-line-through-mode="continuous" style:font-name-asian="Times New Roman2" style:font-size-asian="7.5pt" style:language-asian="zh" style:country-asian="CN" style:font-style-asian="italic" style:font-weight-asian="normal" style:font-name-complex="Times New Roman2" style:font-size-complex="7.5pt" style:language-complex="hi" style:country-complex="IN" style:font-style-complex="italic"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text-position="0% 100%" style:font-name="Liberation Sans1"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iberation Sans1"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line-through-type="none" style:font-name="Liberation Sans1" fo:font-size="11pt" fo:language="de" fo:country="DE"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Liberation Sans1" style:font-size-complex="11pt" style:language-complex="hi" style:country-complex="IN"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Liberation Sans1" fo:font-size="11pt" fo:language="de" fo:country="DE" fo:font-style="italic"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italic" style:font-weight-asian="normal" style:font-name-complex="Liberation Sans1" style:font-size-complex="11pt" style:language-complex="hi" style:country-complex="IN" style:font-style-complex="italic" style:font-weight-complex="normal" style:text-emphasize="none" style:font-relief="none" style:text-overline-style="none" style:text-overline-color="font-color"/>
    </style:style>
    <style:style style:name="T9" style:family="text">
      <style:text-properties fo:color="#000000" style:text-outline="false" style:text-line-through-style="none" style:text-line-through-type="none" style:font-name="Times New Roman2" fo:font-size="12.5pt" fo:language="de" fo:country="DE" fo:font-style="normal" fo:text-shadow="none" style:text-underline-style="none" fo:font-weight="bold" style:text-underline-mode="continuous" style:text-overline-mode="continuous" style:text-line-through-mode="continuous" style:font-name-asian="Times New Roman2" style:font-size-asian="12.5pt" style:language-asian="zh" style:country-asian="CN" style:font-style-asian="normal" style:font-weight-asian="bold" style:font-name-complex="Times New Roman2" style:font-size-complex="12.5pt" style:language-complex="hi" style:country-complex="IN" style:font-style-complex="normal" style:font-weight-complex="bold" style:text-emphasize="none" style:font-relief="none" style:text-overline-style="none" style:text-overline-color="font-color"/>
    </style:style>
    <style:style style:name="T10" style:family="text">
      <style:text-properties fo:color="#000000" style:text-outline="false" style:text-line-through-style="none" style:text-line-through-type="none" style:font-name="Times New Roman2" fo:font-size="12.5pt" fo:language="de" fo:country="DE" fo:font-style="italic" fo:text-shadow="none" style:text-underline-style="none" fo:font-weight="bold" style:text-underline-mode="continuous" style:text-overline-mode="continuous" style:text-line-through-mode="continuous" style:font-name-asian="Times New Roman2" style:font-size-asian="12.5pt" style:language-asian="zh" style:country-asian="CN" style:font-style-asian="italic" style:font-weight-asian="bold" style:font-name-complex="Times New Roman2" style:font-size-complex="12.5pt" style:language-complex="hi" style:country-complex="IN" style:font-style-complex="italic" style:font-weight-complex="bold" style:text-emphasize="none" style:font-relief="none" style:text-overline-style="none" style:text-overline-color="font-color"/>
    </style:style>
    <style:style style:name="T11" style:family="text">
      <style:text-properties fo:color="#000000" style:text-outline="false" style:text-line-through-style="none" style:text-line-through-type="none" style:font-name="Times New Roman2" fo:font-size="12.5pt" fo:language="de" fo:country="DE" fo:font-style="normal" fo:text-shadow="none" style:text-underline-style="none" fo:font-weight="normal" style:text-underline-mode="continuous" style:text-overline-mode="continuous" style:text-line-through-mode="continuous" style:font-name-asian="Times New Roman2" style:font-size-asian="12.5pt" style:language-asian="zh" style:country-asian="CN" style:font-style-asian="normal" style:font-weight-asian="normal" style:font-name-complex="Times New Roman2" style:font-size-complex="12.5pt" style:language-complex="hi" style:country-complex="IN"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line-through-type="none" style:font-name="Times New Roman2" fo:font-size="12.5pt" fo:language="de" fo:country="DE" fo:font-style="italic" fo:text-shadow="none" style:text-underline-style="none" fo:font-weight="normal" style:text-underline-mode="continuous" style:text-overline-mode="continuous" style:text-line-through-mode="continuous" style:font-name-asian="Times New Roman2" style:font-size-asian="12.5pt" style:language-asian="zh" style:country-asian="CN" style:font-style-asian="italic" style:font-weight-asian="normal" style:font-name-complex="Times New Roman2" style:font-size-complex="12.5pt" style:language-complex="hi" style:country-complex="IN" style:font-style-complex="italic" style:font-weight-complex="normal" style:text-emphasize="none" style:font-relief="none" style:text-overline-style="none" style:text-overline-color="font-color"/>
    </style:style>
    <style:style style:name="T13" style:family="text">
      <style:text-properties fo:color="#000000" style:text-outline="false" style:text-line-through-style="none" style:text-line-through-type="none" style:text-position="0% 100%" style:font-name="Liberation Sans1" fo:font-size="10pt" fo:language="de" fo:country="DE" fo:font-style="italic"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italic" style:font-weight-asian="normal" style:font-name-complex="Liberation Sans1" style:font-size-complex="10pt" style:language-complex="hi" style:country-complex="IN" style:font-style-complex="italic" style:font-weight-complex="normal" style:text-emphasize="none" style:font-relief="none" style:text-overline-style="none" style:text-overline-color="font-color"/>
    </style:style>
    <style:style style:name="T14" style:family="text">
      <style:text-properties fo:color="#000000" style:text-outline="false" style:text-line-through-style="none" style:text-line-through-type="none" style:text-position="super 58%" style:font-name="Liberation Sans1" fo:font-size="10pt" fo:language="de" fo:country="DE" fo:font-style="italic"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italic" style:font-weight-asian="normal" style:font-name-complex="Liberation Sans1" style:font-size-complex="10pt" style:language-complex="hi" style:country-complex="IN" style:font-style-complex="italic" style:font-weight-complex="normal" style:text-emphasize="none" style:font-relief="none" style:text-overline-style="none" style:text-overline-color="font-color"/>
    </style:style>
    <style:style style:name="T15" style:family="text">
      <style:text-properties fo:color="#000000"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iberation Sans1" style:font-size-complex="10pt" style:language-complex="hi" style:country-complex="IN" style:font-style-complex="normal" style:font-weight-complex="normal" style:text-emphasize="none" style:font-relief="none" style:text-overline-style="none" style:text-overline-color="font-color"/>
    </style:style>
    <style:style style:name="T17" style:family="text">
      <style:text-properties fo:color="#000000" style:text-outline="false" style:text-line-through-style="none" style:text-line-through-type="none" style:font-name="Segoe UI" fo:font-size="9pt" fo:language="none" fo:country="none"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Segoe UI" style:font-size-complex="9pt" style:language-complex="hi" style:country-complex="IN"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style:text-line-through-type="none" style:font-name="Segoe UI" fo:font-size="9pt" fo:language="de" fo:country="DE"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Segoe UI" style:font-size-complex="9pt" style:language-complex="hi" style:country-complex="IN"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style:text-line-through-type="none" style:text-position="0% 100%" style:font-name="Times New Roman2" fo:font-size="12pt" fo:language="de" fo:country="DE" fo:font-style="italic" fo:text-shadow="none" style:text-underline-style="none" fo:font-weight="normal" style:text-underline-mode="continuous" style:text-overline-mode="continuous" style:text-line-through-mode="continuous" style:font-name-asian="Times New Roman2" style:font-size-asian="12pt" style:language-asian="zh" style:country-asian="CN" style:font-style-asian="italic" style:font-weight-asian="normal" style:font-name-complex="Times New Roman2" style:font-size-complex="12pt" style:language-complex="hi" style:country-complex="IN" style:font-style-complex="italic" style:font-weight-complex="normal" style:text-emphasize="none" style:font-relief="none" style:text-overline-style="none" style:text-overline-color="font-color"/>
    </style:style>
    <style:style style:name="T20" style:family="text">
      <style:text-properties fo:color="#000000" style:text-outline="false" style:text-line-through-style="none" style:text-line-through-type="none" style:text-position="0% 100%" style:font-name="Arial1"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1" style:family="text">
      <style:text-properties fo:color="#000000" style:text-outline="false" style:text-line-through-style="none" style:text-line-through-type="none" style:font-name="Times New Roman2" fo:font-size="12pt" fo:language="de" fo:country="DE" fo:font-style="normal" fo:text-shadow="none" style:text-underline-style="none" fo:font-weight="normal" style:text-underline-mode="continuous" style:text-overline-mode="continuous" style:text-line-through-mode="continuous" style:font-name-asian="Times New Roman2" style:font-size-asian="12pt" style:language-asian="zh" style:country-asian="CN" style:font-style-asian="normal" style:font-weight-asian="normal" style:font-name-complex="Times New Roman2" style:font-size-complex="12pt" style:language-complex="hi" style:country-complex="IN" style:font-style-complex="normal" style:font-weight-complex="normal" style:text-emphasize="none" style:font-relief="none" style:text-overline-style="none" style:text-overline-color="font-color"/>
    </style:style>
    <style:style style:name="T22" style:family="text">
      <style:text-properties fo:color="#000000" style:text-outline="false" style:text-line-through-style="none" style:text-line-through-type="none" style:font-name="Times New Roman2" fo:font-size="12pt" fo:language="de" fo:country="DE" fo:font-style="italic" fo:text-shadow="none" style:text-underline-style="none" fo:font-weight="normal" style:text-underline-mode="continuous" style:text-overline-mode="continuous" style:text-line-through-mode="continuous" style:font-name-asian="Times New Roman2" style:font-size-asian="12pt" style:language-asian="zh" style:country-asian="CN" style:font-style-asian="italic" style:font-weight-asian="normal" style:font-name-complex="Times New Roman2" style:font-size-complex="12pt" style:language-complex="hi" style:country-complex="IN" style:font-style-complex="italic" style:font-weight-complex="normal" style:text-emphasize="none" style:font-relief="none" style:text-overline-style="none" style:text-overline-color="font-color"/>
    </style:style>
    <style:style style:name="T23" style:family="text">
      <style:text-properties fo:color="#000000" style:text-outline="false" style:text-line-through-style="none" style:text-line-through-type="none" style:text-position="0% 100%" style:font-name="Arial2"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24" style:family="text">
      <style:text-properties fo:color="#000000" style:text-outline="false" style:text-line-through-style="none" style:text-line-through-type="none" style:text-position="sub 58%" style:font-name="Arial2"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25" style:family="text">
      <style:text-properties fo:color="#000000" style:text-outline="false" style:text-line-through-style="none" style:text-line-through-type="none" style:font-name="Arial" fo:font-size="10pt" fo:language="de" fo:country="DE" fo:font-style="italic"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italic" style:font-weight-asian="normal" style:font-name-complex="Arial2" style:font-size-complex="10pt" style:language-complex="hi" style:country-complex="IN" style:font-style-complex="italic" style:font-weight-complex="normal" style:text-emphasize="none" style:font-relief="none" style:text-overline-style="none" style:text-overline-color="font-color"/>
    </style:style>
    <style:style style:name="T26" style:family="text">
      <style:text-properties fo:color="#000000" style:text-outline="false" style:text-line-through-style="none" style:text-line-through-type="none" style:font-name="Times New Roman2" fo:font-size="12pt" fo:language="de" fo:country="DE" fo:font-style="normal" fo:text-shadow="none" style:text-underline-style="none" fo:font-weight="bold" style:text-underline-mode="continuous" style:text-overline-mode="continuous" style:text-line-through-mode="continuous" style:font-name-asian="Times New Roman2" style:font-size-asian="12pt" style:language-asian="zh" style:country-asian="CN" style:font-style-asian="normal" style:font-weight-asian="bold" style:font-name-complex="Times New Roman2" style:font-size-complex="12pt" style:language-complex="hi" style:country-complex="IN" style:font-style-complex="normal" style:font-weight-complex="bold" style:text-emphasize="none" style:font-relief="none" style:text-overline-style="none" style:text-overline-color="font-color"/>
    </style:style>
    <style:style style:name="T27" style:family="text">
      <style:text-properties fo:color="#000000" style:text-outline="false" style:text-line-through-style="none" style:text-line-through-type="none" style:font-name="Times New Roman2" fo:font-size="12pt" fo:language="de" fo:country="DE" fo:font-style="italic" fo:text-shadow="none" style:text-underline-style="none" fo:font-weight="bold" style:text-underline-mode="continuous" style:text-overline-mode="continuous" style:text-line-through-mode="continuous" style:font-name-asian="Times New Roman2" style:font-size-asian="12pt" style:language-asian="zh" style:country-asian="CN" style:font-style-asian="italic" style:font-weight-asian="bold" style:font-name-complex="Times New Roman2" style:font-size-complex="12pt" style:language-complex="hi" style:country-complex="IN" style:font-style-complex="italic" style:font-weight-complex="bold" style:text-emphasize="none" style:font-relief="none" style:text-overline-style="none" style:text-overline-color="font-color"/>
    </style:style>
    <style:style style:name="T28" style:family="text">
      <style:text-properties fo:color="#000000" style:text-outline="false" style:text-line-through-style="none" style:text-line-through-type="none" style:text-position="0% 100%" style:font-name="Arial" fo:font-size="11pt" fo:language="de" fo:country="DE"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29" style:family="text">
      <style:text-properties fo:color="#000000" style:text-outline="false" style:text-line-through-style="none" style:text-line-through-type="none" style:font-name="Arial2"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30" style:family="text">
      <style:text-properties fo:color="#000000" style:text-outline="false" style:text-line-through-style="none" style:text-line-through-type="none" style:text-position="super 58%" style:font-name="Liberation Sans1" fo:font-size="11pt" fo:language="de" fo:country="DE"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Liberation Sans1" style:font-size-complex="11pt" style:language-complex="hi" style:country-complex="IN" style:font-style-complex="normal" style:font-weight-complex="normal" style:text-emphasize="none" style:font-relief="none" style:text-overline-style="none" style:text-overline-color="font-color"/>
    </style:style>
    <style:style style:name="T31" style:family="text">
      <style:text-properties fo:color="#000000" style:text-outline="false" style:text-line-through-style="none" style:text-line-through-type="none" style:text-position="sub 58%" style:font-name="Liberation Sans1" fo:font-size="11pt" fo:language="de" fo:country="DE"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Liberation Sans1" style:font-size-complex="11pt" style:language-complex="hi" style:country-complex="IN" style:font-style-complex="normal" style:font-weight-complex="normal" style:text-emphasize="none" style:font-relief="none" style:text-overline-style="none" style:text-overline-color="font-color"/>
    </style:style>
    <style:style style:name="T32" style:family="text">
      <style:text-properties fo:color="#000000" style:text-outline="false" style:text-line-through-style="none" style:text-line-through-type="none" style:font-name="Liberation Sans1" fo:font-size="12pt" fo:language="de" fo:country="DE"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Liberation Sans1" style:font-size-complex="11pt" style:language-complex="hi" style:country-complex="IN" style:font-style-complex="normal" style:font-weight-complex="normal" style:text-emphasize="none" style:font-relief="none" style:text-overline-style="none" style:text-overline-color="font-color"/>
    </style:style>
    <style:style style:name="T33" style:family="text">
      <style:text-properties fo:color="#000000" style:text-outline="false" style:text-line-through-style="none" style:text-line-through-type="none" style:font-name="Liberation Sans1" fo:font-size="12pt" fo:language="de" fo:country="DE" fo:font-style="italic"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italic" style:font-weight-asian="normal" style:font-name-complex="Liberation Sans1" style:font-size-complex="11pt" style:language-complex="hi" style:country-complex="IN" style:font-style-complex="italic" style:font-weight-complex="normal" style:text-emphasize="none" style:font-relief="none" style:text-overline-style="none" style:text-overline-color="font-color"/>
    </style:style>
    <style:style style:name="T34" style:family="text">
      <style:text-properties fo:color="#000000"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name-asian="TimesNewRoman" style:font-size-asian="10pt" style:language-asian="zh" style:country-asian="CN" style:font-style-asian="normal" style:font-weight-asian="normal" style:font-name-complex="TimesNewRoman" style:font-size-complex="10pt" style:language-complex="hi" style:country-complex="IN" style:font-style-complex="normal" style:font-weight-complex="normal" style:text-emphasize="none" style:font-relief="none" style:text-overline-style="none" style:text-overline-color="font-color"/>
    </style:style>
    <style:style style:name="T35" style:family="text">
      <style:text-properties fo:color="#000000"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name-asian="TimesIndoGermania" style:font-size-asian="10pt" style:language-asian="zh" style:country-asian="CN" style:font-style-asian="normal" style:font-weight-asian="normal" style:font-name-complex="TimesIndoGermania" style:font-size-complex="10pt" style:language-complex="hi" style:country-complex="IN" style:font-style-complex="normal" style:font-weight-complex="normal" style:text-emphasize="none" style:font-relief="none" style:text-overline-style="none" style:text-overline-color="font-color"/>
    </style:style>
    <style:style style:name="T36" style:family="text">
      <style:text-properties fo:color="#000000" style:text-outline="false" style:text-line-through-style="none" style:text-line-through-type="none" style:font-name="Times New Roman" fo:font-size="10pt" fo:language="de" fo:country="DE" fo:font-style="italic" fo:text-shadow="none" style:text-underline-style="none" fo:font-weight="normal" style:text-underline-mode="continuous" style:text-overline-mode="continuous" style:text-line-through-mode="continuous" style:font-name-asian="TimesIndoGermaniaItalic" style:font-size-asian="10pt" style:language-asian="zh" style:country-asian="CN" style:font-style-asian="italic" style:font-weight-asian="normal" style:font-name-complex="TimesIndoGermaniaItalic" style:font-size-complex="10pt" style:language-complex="hi" style:country-complex="IN" style:font-style-complex="italic" style:font-weight-complex="normal" style:text-emphasize="none" style:font-relief="none" style:text-overline-style="none" style:text-overline-color="font-color"/>
    </style:style>
    <style:style style:name="T37" style:family="text">
      <style:text-properties fo:color="#000000"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family-asian="SILDoulosIPA-Regular" style:font-size-asian="10pt" style:language-asian="zh" style:country-asian="CN" style:font-style-asian="normal" style:font-weight-asian="normal" style:font-family-complex="SILDoulosIPA-Regular" style:font-size-complex="10pt" style:language-complex="hi" style:country-complex="IN" style:font-style-complex="normal" style:font-weight-complex="normal" style:text-emphasize="none" style:font-relief="none" style:text-overline-style="none" style:text-overline-color="font-color"/>
    </style:style>
    <style:style style:name="T38" style:family="text">
      <style:text-properties fo:color="#000000"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family-asian="Symbol" style:font-size-asian="10pt" style:language-asian="zh" style:country-asian="CN" style:font-style-asian="normal" style:font-weight-asian="normal" style:font-family-complex="Symbol" style:font-size-complex="10pt" style:language-complex="hi" style:country-complex="IN" style:font-style-complex="normal" style:font-weight-complex="normal" style:text-emphasize="none" style:font-relief="none" style:text-overline-style="none" style:text-overline-color="font-color"/>
    </style:style>
    <style:style style:name="T39" style:family="text">
      <style:text-properties fo:color="#008000" style:text-outline="false" style:text-line-through-style="none" style:text-line-through-type="none" style:font-name="Times New Roman" fo:font-size="10pt" fo:language="de" fo:country="DE"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2" style:font-size-complex="10pt" style:language-complex="hi" style:country-complex="IN" style:font-style-complex="normal" style:font-weight-complex="bold" style:text-emphasize="none" style:font-relief="none" style:text-overline-style="none" style:text-overline-color="font-color"/>
    </style:style>
    <style:style style:name="T40" style:family="text">
      <style:text-properties fo:color="#000000"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2" style:font-size-complex="10pt" style:language-complex="hi" style:country-complex="IN" style:font-style-complex="normal" style:font-weight-complex="bold" style:text-emphasize="none" style:font-relief="none" style:text-overline-style="none" style:text-overline-color="font-color"/>
    </style:style>
    <style:style style:name="T41" style:family="text">
      <style:text-properties fo:color="#222222" style:text-outline="false" style:text-line-through-style="none" style:text-line-through-type="none" style:font-name="Fd1710069-Identity-H" fo:font-size="9.5pt" fo:language="de" fo:country="DE" fo:font-style="normal" fo:text-shadow="none" style:text-underline-style="none" fo:font-weight="normal" style:text-underline-mode="continuous" style:text-overline-mode="continuous" style:text-line-through-mode="continuous" style:font-name-asian="Fd1710069-Identity-H" style:font-size-asian="9.5pt" style:language-asian="zh" style:country-asian="CN" style:font-style-asian="normal" style:font-weight-asian="normal" style:font-name-complex="Fd1710069-Identity-H" style:font-size-complex="9.5pt" style:language-complex="hi" style:country-complex="IN" style:font-style-complex="normal" style:font-weight-complex="normal" style:text-emphasize="none" style:font-relief="none" style:text-overline-style="none" style:text-overline-color="font-color"/>
    </style:style>
    <style:style style:name="T42" style:family="text">
      <style:text-properties fo:color="#222222" style:text-outline="false" style:text-line-through-style="none" style:text-line-through-type="none" style:font-name="Fd3078752-Identity-H" fo:font-size="9.5pt" fo:language="de" fo:country="DE" fo:font-style="normal" fo:text-shadow="none" style:text-underline-style="none" fo:font-weight="normal" style:text-underline-mode="continuous" style:text-overline-mode="continuous" style:text-line-through-mode="continuous" style:font-name-asian="Fd3078752-Identity-H" style:font-size-asian="9.5pt" style:language-asian="zh" style:country-asian="CN" style:font-style-asian="normal" style:font-weight-asian="normal" style:font-name-complex="Fd3078752-Identity-H" style:font-size-complex="9.5pt" style:language-complex="hi" style:country-complex="IN" style:font-style-complex="normal" style:font-weight-complex="normal" style:text-emphasize="none" style:font-relief="none" style:text-overline-style="none" style:text-overline-color="font-color"/>
    </style:style>
    <style:style style:name="T43" style:family="text">
      <style:text-properties fo:color="#000000" style:font-name="Times New Roman" fo:font-size="12pt" fo:font-weight="normal" style:text-underline-style="none" style:text-underline-color="font-color" style:text-line-through-type="none" fo:font-style="italic" style:text-outline="false" fo:text-shadow="none" style:letter-kerning="true" fo:language="de" fo:country="DE" style:language-asian="hi" style:country-asian="IN" style:font-name-asian="Lucida Sans" style:font-name-complex="Times New Roman" style:font-size-asian="12pt" style:font-size-complex="12pt" style:font-weight-asian="normal" style:font-weight-complex="normal" style:font-style-asian="italic" style:font-style-complex="italic" style:text-emphasize="none"/>
    </style:style>
    <style:style style:name="T44" style:family="text">
      <style:text-properties fo:color="#000000" style:font-name="Times New Roman" fo:font-size="12pt" fo:font-weight="normal" style:text-underline-style="none" style:text-underline-color="font-color" style:text-line-through-type="none" style:text-outline="false" fo:text-shadow="none" style:letter-kerning="true" fo:language="de" fo:country="DE" style:language-asian="hi" style:country-asian="IN" style:font-name-asian="Lucida Sans" style:font-name-complex="Times New Roman" style:font-size-asian="12pt" style:font-size-complex="12pt" style:font-weight-asian="normal" style:font-weight-complex="normal" style:text-emphasize="none" fo:font-style="normal" style:font-style-asian="normal" style:font-style-complex="normal"/>
    </style:style>
    <style:style style:name="T45" style:family="text">
      <style:text-properties fo:color="#000000" fo:font-weight="normal" style:text-underline-style="none" style:text-underline-color="font-color" style:text-line-through-type="none" fo:font-style="italic" style:text-outline="false" fo:text-shadow="none" style:letter-kerning="true" fo:language="de" fo:country="DE" style:language-asian="hi" style:country-asian="IN" style:font-name-asian="Lucida Sans" style:font-name-complex="Times New Roman" style:font-size-asian="12pt" style:font-size-complex="12pt" style:font-weight-asian="normal" style:font-weight-complex="normal" style:font-style-asian="italic" style:font-style-complex="italic" style:text-emphasize="none"/>
    </style:style>
    <style:style style:name="T46" style:family="text">
      <style:text-properties fo:color="#000000" fo:font-weight="normal" style:text-underline-style="none" style:text-underline-color="font-color" style:text-line-through-type="none" style:text-outline="false" fo:text-shadow="none" style:letter-kerning="true" fo:language="de" fo:country="DE" style:language-asian="hi" style:country-asian="IN" style:font-name-asian="Lucida Sans" style:font-name-complex="Times New Roman" style:font-size-asian="12pt" style:font-size-complex="12pt" style:font-weight-asian="normal" style:font-weight-complex="normal" style:text-emphasize="none" fo:font-style="normal" style:font-style-asian="normal" style:font-style-complex="normal"/>
    </style:style>
    <style:style style:name="T47" style:family="text">
      <style:text-properties style:font-name="Times New Roman" fo:font-size="12pt" fo:font-weight="normal" style:text-underline-style="none" style:text-underline-color="font-color" style:text-line-through-type="none" fo:font-style="italic" style:text-outline="false" fo:text-shadow="none" style:letter-kerning="true" fo:language="de" fo:country="DE" style:language-asian="hi" style:country-asian="IN" style:font-name-asian="Lucida Sans" style:font-name-complex="Times New Roman" style:font-size-asian="12pt" style:font-size-complex="12pt" style:font-weight-asian="normal" style:font-weight-complex="normal" style:font-style-asian="italic" style:font-style-complex="italic" style:text-emphasize="none"/>
    </style:style>
    <style:style style:name="T48" style:family="text">
      <style:text-properties style:font-name="Times New Roman" fo:font-size="12pt" fo:font-weight="normal" style:text-underline-style="none" style:text-underline-color="font-color" style:text-line-through-type="none" style:text-outline="false" fo:text-shadow="none" style:letter-kerning="true" fo:language="de" fo:country="DE" style:language-asian="hi" style:country-asian="IN" style:font-name-asian="Lucida Sans" style:font-name-complex="Times New Roman" style:font-size-asian="12pt" style:font-size-complex="12pt" style:font-weight-asian="normal" style:font-weight-complex="normal" style:text-emphasize="none" fo:font-style="normal" style:font-style-asian="normal" style:font-style-complex="normal"/>
    </style:style>
    <style:style style:name="T49" style:family="text">
      <style:text-properties fo:font-weight="bold" style:font-weight-asian="bold" style:font-weight-complex="bold"/>
    </style:style>
    <style:style style:name="T50" style:family="text">
      <style:text-properties fo:font-size="10pt" style:font-size-asian="10pt" style:font-size-complex="10pt"/>
    </style:style>
    <style:style style:name="T51" style:family="text">
      <style:text-properties fo:font-size="10pt" style:font-size-asian="10pt" style:font-size-complex="10pt" fo:color="#222222" style:font-name-asian="Fd2984056-Identity-H" style:font-name-complex="Fd2984056-Identity-H"/>
    </style:style>
    <style:style style:name="T52" style:family="text">
      <style:text-properties fo:color="#000000"/>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font-name="Segoe UI" fo:font-size="9pt" fo:language="de" fo:country="DE" style:font-name-asian="Segoe UI" style:font-name-complex="Segoe UI" style:font-size-asian="9pt" style:font-size-complex="9pt"/>
    </style:style>
    <style:style style:name="T55" style:family="text">
      <style:text-properties style:font-size-asian="10pt" style:font-size-complex="10pt"/>
    </style:style>
    <style:style style:name="T56" style:family="text">
      <style:text-properties style:font-size-asian="10pt" style:font-size-complex="10pt" fo:color="#008000" fo:font-style="italic" style:font-style-asian="italic" style:font-style-complex="italic"/>
    </style:style>
    <style:style style:name="T57" style:family="text">
      <style:text-properties style:font-size-asian="10pt" style:font-size-complex="10pt" fo:color="#000000" fo:font-style="normal" fo:language="de" fo:country="DE" style:font-name-asian="Segoe UI" style:font-name-complex="Segoe UI" style:font-style-asian="normal" style:font-style-complex="normal"/>
    </style:style>
    <style:style style:name="T58" style:family="text">
      <style:text-properties style:font-size-asian="10pt" style:font-size-complex="10pt" fo:font-weight="bold" style:font-weight-asian="bold" style:font-weight-complex="bold"/>
    </style:style>
    <style:style style:name="T59" style:family="text">
      <style:text-properties style:font-name="Segoe UI" fo:font-size="9pt" fo:font-weight="bold" fo:language="de" fo:country="DE" style:font-name-asian="Segoe UI" style:font-name-complex="Segoe UI" style:font-size-asian="9pt" style:font-size-complex="9pt"/>
    </style:style>
    <style:style style:name="T60" style:family="text">
      <style:text-properties style:font-name="Segoe UI" fo:font-size="9pt" fo:language="de" fo:country="DE" style:font-name-asian="Segoe UI" style:font-name-complex="Segoe UI" style:font-size-asian="9pt" style:font-size-complex="9pt"/>
    </style:style>
    <style:style style:name="T61" style:family="text">
      <style:text-properties style:font-name="Segoe UI" fo:font-size="9pt" fo:language="de" fo:country="DE" style:font-name-asian="Segoe UI" style:font-name-complex="Segoe UI" style:font-size-asian="9pt" style:font-size-complex="9pt" fo:font-weight="bold"/>
    </style:style>
    <style:style style:name="T62" style:family="text">
      <style:text-properties fo:color="#008000"/>
    </style:style>
    <style:style style:name="T63" style:family="text">
      <style:text-properties fo:font-size="10pt" fo:font-weight="normal" style:text-underline-style="none" style:text-underline-color="font-color" style:text-line-through-type="none" fo:font-style="italic" style:text-outline="false" fo:text-shadow="none" style:text-position="0% 100%" style:font-name-complex="Arial" style:font-size-asian="10pt" style:font-size-complex="10pt" style:font-weight-asian="normal" style:font-weight-complex="normal" style:font-style-asian="italic" style:font-style-complex="italic"/>
    </style:style>
    <style:style style:name="T64" style:family="text">
      <style:text-properties fo:font-size="10pt" fo:font-weight="normal" style:text-underline-style="none" style:text-underline-color="font-color" style:text-line-through-type="none" style:text-outline="false" fo:text-shadow="none" style:text-position="0% 100%" style:font-name-complex="Arial" style:font-size-asian="10pt" style:font-size-complex="10pt" style:font-weight-asian="normal" style:font-weight-complex="normal" fo:font-style="normal" style:font-style-asian="normal" style:font-style-complex="normal"/>
    </style:style>
    <style:style style:name="T65" style:family="text">
      <style:text-properties fo:font-size="10pt" style:text-underline-style="none" style:text-underline-color="font-color" style:text-line-through-type="none" style:text-outline="false" fo:text-shadow="none" style:text-position="0% 100%" style:font-name-complex="Arial" style:font-size-asian="10pt" style:font-size-complex="10pt" fo:font-style="normal" style:font-style-asian="normal" style:font-style-complex="normal" fo:font-weight="bold" style:font-weight-asian="bold" style:font-weight-complex="bold"/>
    </style:style>
    <style:style style:name="T66" style:family="text">
      <style:text-properties fo:font-style="italic" style:font-style-asian="italic" style:font-style-complex="italic" fo:font-size="10pt" fo:font-weight="normal" style:text-underline-style="none" style:text-underline-color="font-color" style:text-line-through-type="none" style:text-outline="false" fo:text-shadow="none" style:text-position="0% 100%" style:font-name-complex="Arial" style:font-size-asian="10pt" style:font-size-complex="10pt" style:font-weight-asian="normal" style:font-weight-complex="normal"/>
    </style:style>
    <style:style style:name="T67" style:family="text">
      <style:text-properties fo:color="#000000" fo:font-style="normal" style:font-style-asian="normal" style:font-style-complex="normal"/>
    </style:style>
    <style:style style:name="T68" style:family="text">
      <style:text-properties fo:color="#000000" fo:font-style="normal" style:font-style-asian="normal" style:font-style-complex="normal" fo:font-weight="bold" style:font-weight-asian="bold" style:font-weight-complex="bold"/>
    </style:style>
    <style:style style:name="T69" style:family="text">
      <style:text-properties fo:color="#a80000"/>
    </style:style>
    <style:style style:name="T70" style:family="text">
      <style:text-properties fo:color="#a80000" style:font-name="Times New Roman"/>
    </style:style>
    <style:style style:name="T71" style:family="text">
      <style:text-properties style:font-name="Times New Roman"/>
    </style:style>
    <style:style style:name="T72" style:family="text">
      <style:text-properties style:font-name="Times New Roman" fo:color="#2b2bd2"/>
    </style:style>
    <style:style style:name="T73" style:family="text">
      <style:text-properties fo:font-size="10pt" fo:font-weight="normal" fo:font-style="italic" style:font-name-complex="Liberation Sans" style:font-size-asian="10pt" style:font-size-complex="10pt" style:font-weight-asian="normal" style:font-weight-complex="normal" style:font-style-asian="italic" style:font-style-complex="italic"/>
    </style:style>
    <style:style style:name="T74" style:family="text">
      <style:text-properties fo:font-size="10pt" fo:font-weight="normal" fo:font-style="italic" style:font-size-asian="10pt" style:font-size-complex="10pt" style:font-weight-asian="normal" style:font-weight-complex="normal" style:font-style-asian="italic" style:font-style-complex="italic" style:text-underline-style="none" style:text-underline-color="font-color" style:text-line-through-type="none" style:text-outline="false" fo:text-shadow="none" style:text-position="0% 100%" style:font-name-complex="Arial"/>
    </style:style>
    <style:style style:name="T75" style:family="text">
      <style:text-properties style:font-name="Times New Roman" fo:font-size="10pt" style:font-size-asian="10pt" style:font-size-complex="10pt"/>
    </style:style>
    <style:style style:name="T76" style:family="text">
      <style:text-properties style:font-name="Times New Roman" fo:font-size="10pt" style:font-size-asian="10pt" style:font-size-complex="10pt" fo:language="de" fo:country="DE" style:font-name-asian="Segoe UI" style:font-name-complex="Segoe UI"/>
    </style:style>
    <style:style style:name="T77" style:family="text">
      <style:text-properties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78" style:family="text">
      <style:text-properties fo:font-weight="bold" style:font-weight-asian="bold" style:font-weight-complex="bold" fo:color="#000000" style:font-name="Times New Roman" fo:font-size="10.5pt" fo:font-style="italic" style:letter-kerning="true" fo:language="de" fo:country="DE" style:language-asian="hi" style:country-asian="IN" style:font-name-asian="Times New Roman" style:font-name-complex="Times New Roman" style:font-size-asian="10.5pt" style:font-style-asian="italic" style:font-style-complex="italic"/>
    </style:style>
    <style:style style:name="T79" style:family="text">
      <style:text-properties fo:font-weight="bold" style:font-weight-asian="bold" style:font-weight-complex="bold" fo:color="#000000" style:font-name="Times New Roman" fo:font-size="10.5pt" style:letter-kerning="true" fo:language="de" fo:country="DE" style:language-asian="hi" style:country-asian="IN" style:font-name-asian="Times New Roman" style:font-name-complex="Times New Roman" style:font-size-asian="10.5pt" fo:font-style="normal" style:font-style-asian="normal" style:font-style-complex="normal"/>
    </style:style>
    <style:style style:name="T80" style:family="text">
      <style:text-properties style:font-size-asian="10pt" style:font-size-complex="10pt" fo:font-weight="normal" fo:font-style="normal" style:font-name-asian="Segoe UI" style:font-name-complex="Segoe UI" style:font-weight-asian="normal" style:font-weight-complex="normal" style:font-style-asian="normal" style:font-style-complex="normal"/>
    </style:style>
    <style:style style:name="T81" style:family="text">
      <style:text-properties style:font-size-asian="10pt" style:font-size-complex="10pt" fo:font-weight="normal" style:font-name-asian="Segoe UI" style:font-name-complex="Segoe UI" style:font-weight-asian="normal" style:font-weight-complex="normal" fo:font-style="italic" style:font-style-asian="italic" style:font-style-complex="italic"/>
    </style:style>
    <style:style style:name="T82" style:family="text">
      <style:text-properties style:font-size-asian="10pt" style:font-size-complex="10pt" fo:font-weight="normal" style:font-name-asian="Segoe UI" style:font-weight-asian="normal" style:font-weight-complex="normal" style:text-underline-style="none" style:text-underline-color="font-color" style:text-line-through-type="none" fo:font-style="normal" style:text-outline="false" fo:text-shadow="none" style:letter-kerning="true" fo:language="de" fo:country="DE" style:language-asian="hi" style:country-asian="IN" style:font-name-complex="Times New Roman" style:font-style-asian="normal" style:font-style-complex="normal" style:text-emphasize="none"/>
    </style:style>
    <style:style style:name="T83" style:family="text">
      <style:text-properties style:font-size-asian="10pt" style:font-size-complex="10pt" fo:font-weight="normal" style:font-name-asian="Segoe UI" style:font-weight-asian="normal" style:font-weight-complex="normal" fo:font-style="italic" style:font-name-complex="Segoe UI" style:font-style-asian="italic" style:font-style-complex="italic"/>
    </style:style>
    <style:style style:name="T84" style:family="text">
      <style:text-properties fo:color="#000000" style:font-size-asian="10pt" style:font-size-complex="10pt"/>
    </style:style>
    <style:style style:name="T85" style:family="text">
      <style:text-properties fo:color="#008000" fo:font-style="italic" style:font-style-asian="italic" style:font-style-complex="italic"/>
    </style:style>
    <style:style style:name="T86" style:family="text">
      <style:text-properties fo:color="#008000" fo:font-style="italic" style:font-style-asian="italic" style:font-style-complex="italic" fo:font-size="11pt" fo:font-weight="normal" style:text-underline-style="none" style:text-underline-color="font-color" style:text-line-through-type="none" style:text-outline="false" fo:text-shadow="none" style:text-position="0% 100%" style:font-name-complex="Arial" style:font-size-asian="11pt" style:font-size-complex="11pt" style:font-weight-asian="normal" style:font-weight-complex="normal"/>
    </style:style>
    <style:style style:name="T87" style:family="text">
      <style:text-properties fo:color="#000000"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88" style:family="text">
      <style:text-properties fo:color="#800000"/>
    </style:style>
    <style:style style:name="T89" style:family="text">
      <style:text-properties fo:color="#400000"/>
    </style:style>
    <style:style style:name="T90" style:family="text">
      <style:text-properties fo:color="#0053a8"/>
    </style:style>
    <style:style style:name="T91" style:family="text">
      <style:text-properties fo:color="#800000" style:font-name="Segoe UI" fo:font-size="9pt" fo:language="de" fo:country="DE" style:font-name-asian="Segoe UI" style:font-name-complex="Segoe UI" style:font-size-asian="9pt" style:font-size-complex="9pt"/>
    </style:style>
    <style:style style:name="T92" style:family="text">
      <style:text-properties fo:color="#0053a8" fo:font-size="12pt"/>
    </style:style>
    <style:style style:name="T93" style:family="text">
      <style:text-properties style:font-name="Segoe UI" fo:font-size="9pt" fo:language="de" fo:country="DE" style:font-name-asian="Segoe UI" style:font-name-complex="Segoe UI" style:font-size-asian="9pt" style:font-size-complex="9pt" fo:color="#0053a8"/>
    </style:style>
    <style:style style:name="T94" style:family="text">
      <style:text-properties fo:color="#003f80"/>
    </style:style>
    <style:style style:name="T95" style:family="text">
      <style:text-properties fo:color="#800000" fo:font-size="10pt" fo:font-style="italic" style:font-size-asian="10pt" style:font-size-complex="10pt" style:font-style-asian="italic" style:font-style-complex="italic"/>
    </style:style>
    <style:style style:name="T96" style:family="text">
      <style:text-properties fo:color="#800000" fo:font-size="10pt" fo:font-style="italic" style:font-size-asian="10pt" style:font-size-complex="10pt" style:font-style-asian="italic" style:font-style-complex="italic" fo:font-weight="normal" style:text-underline-style="none" style:text-underline-color="font-color" style:text-line-through-type="none" style:text-outline="false" fo:text-shadow="none" style:text-position="0% 100%" style:font-name-complex="Arial" style:font-weight-asian="normal" style:font-weight-complex="normal"/>
    </style:style>
    <style:style style:name="T97" style:family="text">
      <style:text-properties fo:font-size="10pt" fo:font-style="italic" style:font-size-asian="10pt" style:font-size-complex="10pt" style:font-style-asian="italic" style:font-style-complex="italic" fo:color="#003f80"/>
    </style:style>
    <style:style style:name="T98" style:family="text">
      <style:text-properties fo:font-size="10pt" fo:font-style="italic" style:font-size-asian="10pt" style:font-size-complex="10pt" style:font-style-asian="italic" style:font-style-complex="italic" fo:color="#003f80" fo:font-weight="normal" style:text-underline-style="none" style:text-underline-color="font-color" style:text-line-through-type="none" style:text-outline="false" fo:text-shadow="none" style:text-position="0% 100%" style:font-name-complex="Arial" style:font-weight-asian="normal" style:font-weight-complex="normal"/>
    </style:style>
    <style:style style:name="T99" style:family="text">
      <style:text-properties fo:color="#008000" fo:font-weight="normal" fo:font-style="italic" style:font-weight-asian="normal" style:font-weight-complex="normal" style:font-style-asian="italic" style:font-style-complex="italic"/>
    </style:style>
    <style:style style:name="T100" style:family="text">
      <style:text-properties fo:color="#008000" fo:font-weight="normal" fo:font-style="italic" style:font-weight-asian="normal" style:font-weight-complex="normal" style:font-style-asian="italic" style:font-style-complex="italic" fo:font-size="11pt" style:text-underline-style="none" style:text-underline-color="font-color" style:text-line-through-type="none" style:text-outline="false" fo:text-shadow="none" style:text-position="0% 100%" style:font-name-complex="Arial" style:font-size-asian="11pt" style:font-size-complex="11pt"/>
    </style:style>
    <style:style style:name="T101" style:family="text">
      <style:text-properties fo:color="#800000" fo:font-size="10pt" style:font-size-asian="10pt" style:font-size-complex="10pt"/>
    </style:style>
    <style:style style:name="T102" style:family="text">
      <style:text-properties fo:color="#800000" fo:font-size="10pt" style:font-size-asian="10pt" style:font-size-complex="10pt" fo:language="de" fo:country="DE" style:font-name-asian="Segoe UI" style:font-name-complex="Segoe UI"/>
    </style:style>
    <style:style style:name="T103" style:family="text">
      <style:text-properties fo:font-size="10pt" style:font-size-asian="10pt" style:font-size-complex="10pt" fo:language="de" fo:country="DE" style:font-name-asian="Segoe UI" style:font-name-complex="Segoe UI" fo:color="#003f80"/>
    </style:style>
    <style:style style:name="T104" style:family="text">
      <style:text-properties fo:font-size="10pt" style:font-size-asian="10pt" style:font-size-complex="10pt" fo:language="de" fo:country="DE" style:font-name-asian="Segoe UI" style:font-name-complex="Segoe UI"/>
    </style:style>
    <style:style style:name="T105" style:family="text">
      <style:text-properties fo:color="#000000" style:font-name="Times New Roman"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TimesIndoGermania" style:font-name-complex="TimesIndoGermani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6" style:family="text">
      <style:text-properties fo:color="#000000" style:font-name="Times New Roman" fo:font-size="10pt" fo:font-weight="normal" style:text-underline-style="none" style:text-underline-color="font-color" style:text-line-through-type="none" style:text-outline="false" fo:text-shadow="none" style:text-line-through-mode="continuous" fo:language="de" fo:country="DE" style:language-asian="zh" style:country-asian="CN" style:language-complex="hi" style:country-complex="IN" style:font-size-asian="10pt" style:font-size-complex="10pt" style:font-weight-asian="normal" style:font-weight-complex="normal" style:text-emphasize="none" style:font-relief="none" style:text-overline-style="none" style:text-overline-color="font-color" fo:font-style="italic" style:font-name-asian="TimesIndoGermaniaItalic" style:font-name-complex="TimesIndoGermaniaItalic" style:font-style-asian="italic" style:font-style-complex="italic"/>
    </style:style>
    <style:style style:name="T107" style:family="text">
      <style:text-properties fo:color="#000000" style:font-name="Times New Roman" fo:font-size="10pt" fo:font-weight="normal" style:text-underline-style="none" style:text-underline-color="font-color" style:text-line-through-type="none" style:text-outline="false" fo:text-shadow="none" style:text-line-through-mode="continuous" fo:language="de" fo:country="DE" style:language-asian="zh" style:country-asian="CN" style:language-complex="hi" style:country-complex="IN" style:font-size-asian="10pt" style:font-size-complex="10pt" style:font-weight-asian="normal" style:font-weight-complex="normal" style:text-emphasize="none" style:font-relief="none" style:text-overline-style="none" style:text-overline-color="font-color" fo:font-style="normal" style:font-name-asian="TimesNewRoman" style:font-name-complex="TimesNewRoman" style:font-style-asian="normal" style:font-style-complex="normal"/>
    </style:style>
    <style:style style:name="T108" style:family="text">
      <style:text-properties fo:font-style="italic" style:font-style-asian="italic" style:font-style-complex="italic" style:font-name="Times New Roman" fo:font-size="12pt" fo:font-weight="normal" style:text-underline-style="none" style:text-underline-color="font-color" style:text-line-through-type="none" style:text-outline="false" fo:text-shadow="none" style:letter-kerning="true" fo:language="de" fo:country="DE" style:language-asian="hi" style:country-asian="IN" style:font-name-asian="Segoe UI" style:font-name-complex="Times New Roman" style:font-size-asian="12pt" style:font-size-complex="11pt" style:font-weight-asian="normal" style:font-weight-complex="normal" style:text-emphasize="none"/>
    </style:style>
    <style:style style:name="T109" style:family="text">
      <style:text-properties fo:color="#000000" style:font-name="Liberation Sans" fo:font-size="11pt" fo:font-weight="normal" style:text-underline-style="none" style:text-underline-color="font-color" style:text-line-through-type="none" fo:font-style="normal" style:text-outline="false" fo:text-shadow="none" style:text-position="0% 100%" style:font-name-complex="Liberation Sans" style:font-size-asian="11pt" style:font-size-complex="11pt" style:font-weight-asian="normal" style:font-weight-complex="normal" style:font-style-asian="normal" style:font-style-complex="normal"/>
    </style:style>
    <style:style style:name="T110" style:family="text">
      <style:text-properties fo:font-size="11pt" fo:font-weight="normal" style:text-underline-style="none" style:text-underline-color="font-color" style:text-line-through-type="none" fo:font-style="normal" style:text-outline="false" fo:text-shadow="none" style:text-position="0% 100%" style:font-name-complex="Liberation Sans" style:font-size-asian="11pt" style:font-size-complex="11pt" style:font-weight-asian="normal" style:font-weight-complex="normal" style:font-style-asian="normal" style:font-style-complex="normal" fo:color="#008000" style:font-name="Times New Roman"/>
    </style:style>
    <style:style style:name="T111" style:family="text">
      <style:text-properties fo:font-size="11pt" fo:font-weight="normal" style:text-underline-style="none" style:text-underline-color="font-color" style:text-line-through-type="none" fo:font-style="normal" style:text-outline="false" fo:text-shadow="none" style:text-position="0% 100%" style:font-name-complex="Liberation Sans" style:font-size-asian="11pt" style:font-size-complex="11pt" style:font-weight-asian="normal" style:font-weight-complex="normal" style:font-style-asian="normal" style:font-style-complex="normal" style:font-name="Times New Roman" fo:color="#000000"/>
    </style:style>
    <style:style style:name="T112" style:family="text">
      <style:text-properties fo:font-size="11pt" fo:font-weight="normal" style:text-underline-style="none" style:text-underline-color="font-color" style:text-line-through-type="none" fo:font-style="normal" style:text-outline="false" fo:text-shadow="none" style:text-position="0% 100%" style:font-name-complex="Liberation Sans" style:font-size-asian="11pt" style:font-size-complex="11pt" style:font-weight-asian="normal" style:font-weight-complex="normal" style:font-style-asian="normal" style:font-style-complex="normal" fo:color="#000000" style:font-name="Liberation Sans"/>
    </style:style>
    <style:style style:name="T113" style:family="text">
      <style:text-properties fo:color="#000000" style:font-name="Times New Roman" fo:font-size="11pt" fo:font-weight="normal" style:text-underline-style="none" style:text-underline-color="font-color" style:text-line-through-type="none" fo:font-style="normal" style:text-outline="false" fo:text-shadow="none" style:text-position="0% 100%" style:font-name-complex="Liberation Sans" style:font-size-asian="11pt" style:font-size-complex="11pt" style:font-weight-asian="normal" style:font-weight-complex="normal" style:font-style-asian="normal" style:font-style-complex="normal"/>
    </style:style>
    <style:style style:name="T114" style:family="text">
      <style:text-properties fo:color="#000000" style:font-name="Times New Roman"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complex="Arial"/>
    </style:style>
    <style:style style:name="T11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complex="Arial" style:font-name="Arial"/>
    </style:style>
    <style:style style:name="T116" style:family="text">
      <style:text-properties fo:color="#008000" fo:font-size="10pt" fo:font-weight="normal" style:text-underline-style="none" style:text-underline-color="font-color" style:text-line-through-type="none" fo:font-style="normal" style:text-outline="false" fo:text-shadow="none" style:text-position="0% 100%" style:font-name-complex="Liberation Sans" style:font-size-asian="10pt" style:font-size-complex="10pt" style:font-weight-asian="normal" style:font-weight-complex="normal" style:font-style-asian="normal" style:font-style-complex="normal"/>
    </style:style>
    <style:style style:name="T117" style:family="text">
      <style:text-properties fo:font-size="10pt" fo:font-weight="normal" style:text-underline-style="none" style:text-underline-color="font-color" style:text-line-through-type="none" fo:font-style="normal" style:text-outline="false" fo:text-shadow="none" style:text-position="0% 100%" style:font-name-complex="Liberation Sans" style:font-size-asian="10pt" style:font-size-complex="10pt" style:font-weight-asian="normal" style:font-weight-complex="normal" style:font-style-asian="normal" style:font-style-complex="normal" fo:color="#000000"/>
    </style:style>
    <style:style style:name="T118" style:family="text">
      <style:text-properties fo:color="#000000" style:font-name="Times New Roman"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19" style:family="text">
      <style:text-properties fo:color="#000000" fo:font-weight="normal" style:text-underline-style="none" style:text-underline-color="font-color" style:text-line-through-type="none" fo:font-style="normal" style:text-outline="false" fo:text-shadow="none" style:text-position="0% 100%" style:font-name-complex="Arial" style:font-weight-asian="normal" style:font-weight-complex="normal" style:font-style-asian="normal" style:font-style-complex="normal" style:font-name="Arial" fo:font-size="11pt" style:font-size-asian="11pt" style:font-size-complex="11pt"/>
    </style:style>
    <style:style style:name="T120" style:family="text">
      <style:text-properties fo:font-size="10pt" style:font-size-asian="10pt" style:font-size-complex="10pt" style:font-name-asian="TimesNewRoman" style:font-name-complex="TimesNewRoman"/>
    </style:style>
    <style:style style:name="T121" style:family="text">
      <style:text-properties fo:color="#000000" style:font-name="Liberation Sans" fo:font-weight="normal" style:text-underline-style="none" style:text-underline-color="font-color" style:text-line-through-type="none" fo:font-style="italic" style:text-outline="false" fo:text-shadow="none" style:text-position="0% 100%" style:font-name-complex="Liberation Sans" style:font-size-asian="11pt" style:font-size-complex="11pt" style:font-weight-asian="normal" style:font-weight-complex="normal" style:font-style-asian="italic" style:font-style-complex="italic"/>
    </style:style>
    <style:style style:name="T122" style:family="text">
      <style:text-properties fo:color="#000000"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font-name="Arial" style:font-name-complex="Arial"/>
    </style:style>
    <style:style style:name="T123" style:family="text">
      <style:text-properties fo:color="#000000" fo:font-weight="normal" style:text-underline-style="none" style:text-underline-color="font-color" style:text-line-through-type="none" style:text-outline="false" fo:text-shadow="none" style:text-position="0% 100%" style:font-size-asian="11pt" style:font-size-complex="11pt" style:font-weight-asian="normal" style:font-weight-complex="normal" style:font-name="Arial" style:font-name-complex="Arial" fo:font-style="normal" style:font-style-asian="normal" style:font-style-complex="normal"/>
    </style:style>
    <style:style style:name="T124" style:family="text">
      <style:text-properties fo:color="#000000" style:font-name="Times New Roman" fo:font-size="11pt" fo:font-weight="normal" style:text-underline-style="none" style:text-underline-color="font-color" style:text-line-through-type="none" fo:font-style="normal" style:text-outline="false" fo:text-shadow="none" style:text-position="0% 100%" style:font-name-complex="Times New Roman" style:font-size-asian="11pt" style:font-size-complex="11pt" style:font-weight-asian="normal" style:font-weight-complex="normal" style:font-style-asian="normal" style:font-style-complex="normal"/>
    </style:style>
    <style:style style:name="T125" style:family="text">
      <style:text-properties fo:color="#000000" fo:font-weight="normal" style:text-underline-style="none" style:text-underline-color="font-color" style:text-line-through-type="none" style:text-outline="false" fo:text-shadow="none" style:text-position="0% 100%" style:font-weight-asian="normal" style:font-weight-complex="normal" style:font-name="Arial" fo:font-size="10pt" fo:font-style="italic" style:font-name-complex="Arial" style:font-size-asian="10pt" style:font-size-complex="10pt" style:font-style-asian="italic" style:font-style-complex="italic"/>
    </style:style>
    <style:style style:name="T126" style:family="text">
      <style:text-properties fo:font-style="italic" style:font-style-asian="italic" style:font-style-complex="italic" fo:color="#000000" style:font-name="Arial" fo:font-size="11pt" fo:font-weight="normal" style:text-underline-style="none" style:text-underline-color="font-color" style:text-line-through-type="none" style:text-outline="false" fo:text-shadow="none" style:text-position="0% 100%" style:font-name-complex="Arial" style:font-size-asian="11pt" style:font-size-complex="11pt" style:font-weight-asian="normal" style:font-weight-complex="normal"/>
    </style:style>
    <style:style style:name="T127" style:family="text">
      <style:text-properties fo:color="#0070c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128" style:family="text">
      <style:text-properties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129" style:family="text">
      <style:text-properties fo:color="#000000" fo:font-weight="normal" style:font-weight-asian="normal" style:font-weight-complex="normal"/>
    </style:style>
    <style:style style:name="T130" style:family="text">
      <style:text-properties fo:color="#000000" fo:font-weight="normal" style:font-weight-asian="normal" style:font-weight-complex="normal"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style:style>
    <style:style style:name="T131" style:family="text">
      <style:text-properties fo:font-size="10pt" fo:font-style="italic" style:font-size-asian="10pt" style:font-size-complex="10pt" style:font-style-asian="italic" style:font-style-complex="italic"/>
    </style:style>
    <style:style style:name="T132" style:family="text">
      <style:text-properties fo:font-size="10pt" fo:font-style="italic" style:font-size-asian="10pt" style:font-size-complex="10pt" style:font-style-asian="italic" style:font-style-complex="italic" fo:color="#0070c0" fo:font-weight="normal" style:text-underline-style="none" style:text-underline-color="font-color" style:text-line-through-type="none" style:text-outline="false" fo:text-shadow="none" style:text-position="0% 100%" style:font-name-complex="Liberation Sans" style:font-weight-asian="normal" style:font-weight-complex="normal"/>
    </style:style>
    <style:style style:name="T133" style:family="text">
      <style:text-properties fo:font-size="10pt" fo:font-style="italic" style:font-size-asian="10pt" style:font-size-complex="10pt" style:font-style-asian="italic" style:font-style-complex="italic" fo:color="#0070c0" fo:font-weight="normal" style:text-underline-style="none" style:text-underline-color="font-color" style:text-line-through-type="none" style:text-outline="false" fo:text-shadow="none" style:text-position="0% 100%" style:font-weight-asian="normal" style:font-weight-complex="normal" style:font-name-complex="Arial"/>
    </style:style>
    <style:style style:name="T134" style:family="text">
      <style:text-properties fo:font-size="10pt" fo:font-style="italic" style:font-size-asian="10pt" style:font-size-complex="10pt" style:font-style-asian="italic" style:font-style-complex="italic" fo:color="#00b050" fo:font-weight="normal" style:text-underline-style="none" style:text-underline-color="font-color" style:text-line-through-type="none" style:text-outline="false" fo:text-shadow="none" style:text-position="0% 100%" style:font-name-complex="Liberation Sans" style:font-weight-asian="normal" style:font-weight-complex="normal"/>
    </style:style>
    <style:style style:name="T135" style:family="text">
      <style:text-properties fo:font-size="10pt" fo:font-style="italic" style:font-size-asian="10pt" style:font-size-complex="10pt" style:font-style-asian="italic" style:font-style-complex="italic" fo:color="#00b050" fo:font-weight="normal" style:text-underline-style="none" style:text-underline-color="font-color" style:text-line-through-type="none" style:text-outline="false" fo:text-shadow="none" style:text-position="0% 100%" style:font-weight-asian="normal" style:font-weight-complex="normal" style:font-name-complex="Arial"/>
    </style:style>
    <style:style style:name="T136" style:family="text">
      <style:text-properties fo:color="#ff0000" style:font-name="Liberation Sans" fo:font-size="11pt" fo:font-weight="normal" style:text-underline-style="none" style:text-underline-color="font-color" style:text-line-through-type="none" fo:font-style="normal" style:text-outline="false" fo:text-shadow="none" style:text-position="0% 100%" style:font-name-complex="Liberation Sans" style:font-size-asian="11pt" style:font-size-complex="11pt" style:font-weight-asian="normal" style:font-weight-complex="normal" style:font-style-asian="normal" style:font-style-complex="normal"/>
    </style:style>
    <style:style style:name="T137" style:family="text">
      <style:text-properties fo:font-weight="normal" style:text-underline-style="none" style:text-underline-color="font-color" style:text-line-through-type="none" style:text-outline="false" fo:text-shadow="none" style:text-position="0% 100%" style:font-weight-asian="normal" style:font-weight-complex="normal" fo:color="#000000" style:font-name="Arial" fo:font-size="10pt" fo:font-style="italic" style:font-name-complex="Arial" style:font-size-asian="10pt" style:font-size-complex="10pt" style:font-style-asian="italic" style:font-style-complex="italic"/>
    </style:style>
    <style:style style:name="T138"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139" style:family="text">
      <style:text-properties fo:font-size="10pt" style:font-size-asian="10pt" style:font-size-complex="10pt" fo:color="#0070c0" fo:font-weight="normal" style:text-underline-style="none" style:text-underline-color="font-color" style:text-line-through-type="none" fo:font-style="italic" style:text-outline="false" fo:text-shadow="none" style:text-position="0% 100%" style:font-name-complex="Liberation Sans" style:font-weight-asian="normal" style:font-weight-complex="normal" style:font-style-asian="italic" style:font-style-complex="italic"/>
    </style:style>
    <style:style style:name="T140" style:family="text">
      <style:text-properties style:font-size-asian="11pt" style:font-size-complex="11pt"/>
    </style:style>
    <style:style style:name="T141" style:family="text">
      <style:text-properties style:font-size-asian="11pt" style:font-size-complex="11pt" fo:language="de" fo:country="DE" style:font-name-asian="Segoe UI" style:font-name-complex="Segoe UI"/>
    </style:style>
    <style:style style:name="T142" style:family="text">
      <style:text-properties fo:font-size="10pt" style:font-size-asian="10pt" style:font-size-complex="10pt" fo:color="#000000"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iberation Sans" style:font-weight-asian="normal" style:font-weight-complex="normal" style:font-style-asian="italic" style:font-style-complex="italic" style:text-emphasize="none" style:font-relief="none" style:text-overline-style="none" style:text-overline-color="font-color"/>
    </style:style>
    <style:style style:name="T143" style:family="text">
      <style:text-properties fo:color="#004586" style:font-name="Liberation Sans" fo:font-size="11pt" fo:font-weight="normal" style:text-underline-style="none" style:text-underline-color="font-color" style:text-line-through-type="none" fo:font-style="normal" style:text-outline="false" fo:text-shadow="none" style:text-position="0% 100%" style:font-name-complex="Liberation Sans" style:font-size-asian="11pt" style:font-size-complex="11pt" style:font-weight-asian="normal" style:font-weight-complex="normal" style:font-style-asian="normal" style:font-style-complex="normal"/>
    </style:style>
    <style:style style:name="T144" style:family="text">
      <style:text-properties fo:font-weight="normal" style:text-underline-style="none" style:text-underline-color="font-color" style:text-line-through-type="none" style:text-outline="false" fo:text-shadow="none" style:text-position="0% 100%" style:font-weight-asian="normal" style:font-weight-complex="normal" fo:color="#ff0000" style:font-name="Liberation Sans" fo:font-size="11pt" fo:font-style="normal" style:font-name-complex="Liberation Sans" style:font-size-asian="11pt" style:font-size-complex="11pt" style:font-style-asian="normal" style:font-style-complex="normal"/>
    </style:style>
    <style:style style:name="T145" style:family="text">
      <style:text-properties style:font-size-asian="11pt" style:font-size-complex="11pt" fo:font-weight="normal" style:font-weight-asian="normal" style:font-weight-complex="normal"/>
    </style:style>
    <style:style style:name="T146" style:family="text">
      <style:text-properties style:font-size-asian="11pt" style:font-size-complex="11pt" fo:font-weight="normal" style:font-weight-asian="normal" style:font-weight-complex="normal" style:text-underline-style="none" style:text-underline-color="font-color" style:text-line-through-type="none" fo:font-style="normal" style:text-outline="false" fo:text-shadow="none" style:text-position="0% 100%" style:font-name-complex="Arial" style:font-style-asian="normal" style:font-style-complex="normal"/>
    </style:style>
    <style:style style:name="T147" style:family="text">
      <style:text-properties fo:color="#0053a8" style:font-name="Arial" fo:font-size="10pt" fo:font-weight="normal" style:text-underline-style="none" style:text-underline-color="font-color" style:text-line-through-type="none" fo:font-style="normal" style:text-outline="false" fo:text-shadow="none" style:text-position="0% 100%" style:text-line-through-mode="continuous" fo:language="de" fo:country="D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8" style:family="text">
      <style:text-properties style:font-name="Arial" fo:font-size="10pt" fo:font-weight="normal" style:text-underline-style="none" style:text-underline-color="font-color" style:text-line-through-type="none" fo:font-style="normal" style:text-outline="false" fo:text-shadow="none" style:text-position="0% 100%" style:text-line-through-mode="continuous" fo:language="de" fo:country="D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style>
    <style:style style:name="T149" style:family="text">
      <style:text-properties fo:color="#000000" style:font-name="Liberation Sans" fo:font-size="10pt" fo:font-weight="normal" style:text-underline-style="none" style:text-underline-color="font-color" style:text-line-through-type="none" fo:font-style="normal" style:text-outline="false" fo:text-shadow="none" style:text-position="0% 100%" style:text-line-through-mode="continuous" fo:language="de" fo:country="DE" style:language-asian="zh" style:country-asian="CN" style:language-complex="hi" style:country-complex="IN" style:font-name-asian="Microsoft YaHei" style:font-name-complex="Liberation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0" style:family="text">
      <style:text-properties fo:font-weight="normal" fo:font-style="normal" style:font-name-asian="Segoe UI" style:font-name-complex="Segoe UI" style:font-size-asian="9pt" style:font-size-complex="9pt" style:font-weight-asian="normal" style:font-weight-complex="normal" style:font-style-asian="normal" style:font-style-complex="normal"/>
    </style:style>
    <style:style style:name="T151" style:family="text">
      <style:text-properties fo:font-weight="normal" style:font-name-asian="Segoe UI" style:font-name-complex="Segoe UI" style:font-size-asian="9pt" style:font-size-complex="9pt" style:font-weight-asian="normal" style:font-weight-complex="normal" fo:font-style="italic" style:font-style-asian="italic" style:font-style-complex="italic"/>
    </style:style>
    <style:style style:name="T152" style:family="text">
      <style:text-properties fo:font-weight="normal" style:font-name-asian="Segoe UI" style:font-name-complex="Segoe UI" style:font-size-asian="9pt" style:font-size-complex="9pt" style:font-weight-asian="normal" style:font-weight-complex="normal" fo:font-style="normal" style:font-style-asian="normal" style:font-style-complex="normal"/>
    </style:style>
    <style:style style:name="T153" style:family="text">
      <style:text-properties style:font-name-asian="Segoe UI" style:font-name-complex="Segoe UI" fo:font-size="10pt" fo:font-weight="bold" fo:font-style="normal" style:font-size-asian="10pt" style:font-size-complex="10pt" style:font-weight-asian="bold" style:font-weight-complex="bold" style:font-style-asian="normal" style:font-style-complex="normal"/>
    </style:style>
    <style:style style:name="T154" style:family="text">
      <style:text-properties fo:color="#004586"/>
    </style:style>
    <style:style style:name="T155" style:family="text">
      <style:text-properties style:font-name-asian="Segoe UI" style:font-name-complex="Segoe UI" style:font-size-asian="9pt" style:font-size-complex="9pt" fo:font-style="normal" style:font-style-asian="normal" style:font-style-complex="normal" fo:font-weight="bold" style:font-weight-asian="bold" style:font-weight-complex="bold"/>
    </style:style>
    <style:style style:name="T156" style:family="text">
      <style:text-properties fo:font-weight="normal" style:font-weight-asian="normal" style:font-weight-complex="normal"/>
    </style:style>
    <style:style style:name="T157" style:family="text">
      <style:text-properties fo:font-weight="normal" style:font-weight-asian="normal" style:font-weight-complex="normal"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style:style>
    <style:style style:name="T158" style:family="text">
      <style:text-properties style:font-name="Segoe UI" fo:font-size="9pt" fo:font-weight="normal" fo:font-style="normal" style:font-name-asian="Segoe UI" style:font-name-complex="Segoe UI" style:font-size-asian="9pt" style:font-size-complex="9pt" style:font-weight-asian="normal" style:font-weight-complex="normal" style:font-style-asian="normal" style:font-style-complex="normal"/>
    </style:style>
    <style:style style:name="T159" style:family="text">
      <style:text-properties style:font-name="Segoe UI" fo:font-size="9pt" fo:font-weight="normal" style:font-name-asian="Segoe UI" style:font-name-complex="Segoe UI" style:font-size-asian="9pt" style:font-size-complex="9pt" style:font-weight-asian="normal" style:font-weight-complex="normal" fo:font-style="italic" style:font-style-asian="italic" style:font-style-complex="italic"/>
    </style:style>
    <style:style style:name="T160" style:family="text">
      <style:text-properties style:font-name="Segoe UI" fo:font-size="9pt" fo:font-weight="normal" style:font-name-asian="Segoe UI" style:font-name-complex="Segoe UI" style:font-size-asian="9pt" style:font-size-complex="9pt" style:font-weight-asian="normal" style:font-weight-complex="normal" fo:font-style="normal" style:font-style-asian="normal" style:font-style-complex="normal"/>
    </style:style>
    <style:style style:name="T161" style:family="text">
      <style:text-properties style:font-name="Liberation Sans" fo:font-size="11pt" fo:font-weight="normal" style:text-underline-style="none" style:text-underline-color="font-color" style:text-line-through-type="none" fo:font-style="normal" style:text-outline="false" fo:text-shadow="none" style:text-position="0% 100%" style:font-name-complex="Liberation Sans" style:font-size-asian="11pt" style:font-size-complex="11pt" style:font-weight-asian="normal" style:font-weight-complex="normal" style:font-style-asian="normal" style:font-style-complex="normal"/>
    </style:style>
    <style:style style:name="T162" style:family="text">
      <style:text-properties fo:font-weight="normal" style:text-underline-style="none" style:text-underline-color="font-color" style:text-line-through-type="none" style:text-outline="false" fo:text-shadow="none" style:text-position="0% 100%" style:font-weight-asian="normal" style:font-weight-complex="normal" style:font-name="Arial" fo:font-size="10pt" fo:font-style="italic" style:font-name-complex="Arial" style:font-size-asian="10pt" style:font-size-complex="10pt" style:font-style-asian="italic" style:font-style-complex="italic"/>
    </style:style>
    <style:style style:name="T163" style:family="text">
      <style:text-properties fo:color="#008000" fo:font-size="10pt" fo:font-weight="normal" style:text-underline-style="none" style:text-underline-color="font-color" style:text-line-through-type="none" fo:font-style="italic" style:text-outline="false" fo:text-shadow="none" style:text-position="0% 100%" style:font-name-complex="Liberation Sans" style:font-size-asian="10pt" style:font-size-complex="10pt" style:font-weight-asian="normal" style:font-weight-complex="normal" style:font-style-asian="italic" style:font-style-complex="italic"/>
    </style:style>
    <style:style style:name="T164" style:family="text">
      <style:text-properties fo:color="#008000" fo:font-size="10pt" fo:font-weight="normal" style:text-underline-style="none" style:text-underline-color="font-color" style:text-line-through-type="none" fo:font-style="italic" style:text-outline="false" fo:text-shadow="none" style:text-position="0% 100%" style:font-size-asian="10pt" style:font-size-complex="10pt" style:font-weight-asian="normal" style:font-weight-complex="normal" style:font-style-asian="italic" style:font-style-complex="italic" style:font-name-complex="Arial"/>
    </style:style>
    <style:style style:name="T165" style:family="text">
      <style:text-properties style:font-name="Liberation Sans" fo:font-size="11pt" fo:font-weight="normal" style:text-underline-style="none" style:text-underline-color="font-color" style:text-line-through-type="none" fo:font-style="italic" style:text-outline="false" fo:text-shadow="none" style:text-position="0% 100%" style:font-name-complex="Liberation Sans" style:font-size-asian="11pt" style:font-size-complex="11pt" style:font-weight-asian="normal" style:font-weight-complex="normal" style:font-style-asian="italic" style:font-style-complex="italic"/>
    </style:style>
    <style:style style:name="T166" style:family="text">
      <style:text-properties fo:font-weight="normal" style:text-underline-style="none" style:text-underline-color="font-color" style:text-line-through-type="none" fo:font-style="italic" style:text-outline="false" fo:text-shadow="none" style:text-position="0% 100%" style:font-weight-asian="normal" style:font-weight-complex="normal" style:font-style-asian="italic" style:font-style-complex="italic" style:font-name="Arial" fo:font-size="10pt" style:font-name-complex="Arial" style:font-size-asian="10pt" style:font-size-complex="10pt"/>
    </style:style>
    <style:style style:name="T167" style:family="text">
      <style:text-properties fo:color="#008000" fo:font-size="11pt" fo:font-weight="normal" style:text-underline-style="none" style:text-underline-color="font-color" style:text-line-through-type="none" fo:font-style="italic" style:text-outline="false" fo:text-shadow="none" style:text-position="0% 100%" style:font-name-complex="Liberation Sans" style:font-size-asian="11pt" style:font-size-complex="11pt" style:font-weight-asian="normal" style:font-weight-complex="normal" style:font-style-asian="italic" style:font-style-complex="italic"/>
    </style:style>
    <style:style style:name="T168" style:family="text">
      <style:text-properties fo:color="#008000" fo:font-weight="normal" style:text-underline-style="none" style:text-underline-color="font-color" style:text-line-through-type="none" fo:font-style="italic" style:text-outline="false" fo:text-shadow="none" style:text-position="0% 100%" style:font-weight-asian="normal" style:font-weight-complex="normal" style:font-style-asian="italic" style:font-style-complex="italic" fo:font-size="10pt" style:font-name-complex="Arial" style:font-size-asian="10pt" style:font-size-complex="10pt"/>
    </style:style>
    <style:style style:name="T169" style:family="text">
      <style:text-properties fo:color="#000000" style:font-name="Arial" fo:font-weight="normal" style:text-underline-style="none" style:text-underline-color="font-color" style:text-line-through-type="none" style:text-outline="false" fo:text-shadow="none" style:text-position="0% 100%" style:font-name-complex="Arial" style:font-weight-asian="normal" style:font-weight-complex="normal" fo:font-size="10pt" fo:font-style="italic" style:font-size-asian="10pt" style:font-size-complex="10pt" style:font-style-asian="italic" style:font-style-complex="italic"/>
    </style:style>
    <style:style style:name="T170" style:family="text">
      <style:text-properties fo:font-size="10pt" fo:font-weight="normal" fo:font-style="italic" style:font-size-asian="10pt" style:font-size-complex="10pt" style:font-weight-asian="normal" style:font-weight-complex="normal" style:font-style-asian="italic" style:font-style-complex="italic"/>
    </style:style>
    <style:style style:name="T171" style:family="text">
      <style:text-properties fo:font-size="10pt" fo:font-weight="normal" fo:font-style="italic" style:font-size-asian="10pt" style:font-size-complex="10pt" style:font-weight-asian="normal" style:font-weight-complex="normal" style:font-style-asian="italic" style:font-style-complex="italic" style:text-underline-style="none" style:text-underline-color="font-color" style:text-line-through-type="none" style:text-outline="false" fo:text-shadow="none" style:text-position="0% 100%" style:font-name-complex="Liberation Sans"/>
    </style:style>
    <style:style style:name="T172" style:family="text">
      <style:text-properties fo:font-size="10pt" style:font-size-asian="10pt" style:font-size-complex="10pt" fo:color="#000000" style:font-name-asian="Segoe UI" style:font-name-complex="Segoe UI"/>
    </style:style>
    <style:style style:name="T173" style:family="text">
      <style:text-properties style:font-name="Times New Roman" fo:color="#000000" fo:font-size="9pt" style:font-name-asian="Segoe UI" style:font-name-complex="Segoe UI" style:font-size-asian="9pt" style:font-size-complex="9pt"/>
    </style:style>
    <style:style style:name="T174" style:family="text">
      <style:text-properties fo:color="#000000" style:font-name="Liberation Sans" fo:font-size="11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iberation Sans" style:font-size-asian="11pt" style:font-size-complex="11pt" style:font-weight-asian="normal" style:font-weight-complex="normal" style:font-style-asian="italic" style:font-style-complex="italic" style:text-emphasize="none" style:font-relief="none" style:text-overline-style="none" style:text-overline-color="font-color"/>
    </style:style>
    <style:style style:name="T175"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6" style:family="text">
      <style:text-properties fo:color="#000000" style:font-name="Arial" fo:font-size="10pt"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177" style:family="text">
      <style:text-properties fo:color="#000000" fo:font-size="12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Times New Roman" style:font-name-complex="Times New Roman"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78" style:family="text">
      <style:text-properties fo:color="#000000"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fo:font-size="10pt" style:font-name-asian="Microsoft YaHei" style:font-name-complex="Arial" style:font-size-asian="10pt" style:font-size-complex="10pt"/>
    </style:style>
    <style:style style:name="T179" style:family="text">
      <style:text-properties fo:color="#000000"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style-asian="normal" style:font-style-complex="normal" style:text-emphasize="none" style:font-relief="none" style:text-overline-style="none" style:text-overline-color="font-color" fo:font-size="10pt" style:font-name-asian="Microsoft YaHei" style:font-name-complex="Arial" style:font-size-asian="10pt" style:font-size-complex="10pt" fo:font-weight="bold" style:font-weight-asian="bold" style:font-weight-complex="bold"/>
    </style:style>
    <style:style style:name="T180" style:family="text">
      <style:text-properties fo:color="#000000" style:font-name="Times New Roman" fo:font-size="12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Times New Roman" style:font-name-complex="Times New Roman"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81" style:family="text">
      <style:text-properties fo:color="#000000"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Arial" fo:font-size="10pt" style:font-name-asian="Microsoft YaHei" style:font-name-complex="Arial" style:font-size-asian="10pt" style:font-size-complex="10pt"/>
    </style:style>
    <style:style style:name="T182" style:family="text">
      <style:text-properties fo:font-size="10pt" style:font-size-asian="10pt" style:font-size-complex="10pt" fo:color="#000000"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Arial" style:font-weight-asian="normal" style:font-weight-complex="normal" style:font-style-asian="normal" style:font-style-complex="normal" style:text-emphasize="none" style:font-relief="none" style:text-overline-style="none" style:text-overline-color="font-color"/>
    </style:style>
    <style:style style:name="T183" style:family="text">
      <style:text-properties fo:color="#000000"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Times New Roman" fo:font-size="12pt" style:font-name-asian="Times New Roman" style:font-name-complex="Times New Roman" style:font-size-asian="12pt" style:font-size-complex="12pt"/>
    </style:style>
    <style:style style:name="T184" style:family="text">
      <style:text-properties style:font-name="Arial" fo:font-size="10pt" style:text-underline-style="none" style:text-underline-color="font-color" style:text-line-through-type="none" fo:font-style="normal" style:text-outline="false" fo:text-shadow="none" style:text-position="0% 100%" style:font-name-complex="Liberation Sans" style:font-size-asian="10pt" style:font-size-complex="10pt" style:font-weight-asian="normal" style:font-weight-complex="normal" style:font-style-asian="normal" style:font-style-complex="normal"/>
    </style:style>
    <style:style style:name="T185" style:family="text">
      <style:text-properties style:font-name="Arial" fo:font-size="10pt" style:text-underline-style="none" style:text-underline-color="font-color" style:text-line-through-type="none" style:text-outline="false" fo:text-shadow="none" style:text-position="0% 100%" style:font-size-asian="10pt" style:font-size-complex="10pt" style:font-weight-asian="normal" style:font-weight-complex="normal" fo:font-style="italic" style:font-name-complex="Arial" style:font-style-asian="italic" style:font-style-complex="italic"/>
    </style:style>
    <style:style style:name="T186" style:family="text">
      <style:text-properties fo:font-style="italic" style:font-size-asian="10pt" style:font-size-complex="10pt" style:font-style-asian="italic" style:font-style-complex="italic"/>
    </style:style>
    <style:style style:name="T187" style:family="text">
      <style:text-properties fo:font-style="italic" style:font-size-asian="10pt" style:font-size-complex="10pt" style:font-style-asian="italic" style:font-style-complex="italic" style:text-underline-style="none" style:text-underline-color="font-color" style:text-line-through-type="none" style:text-outline="false" fo:text-shadow="none" style:text-position="0% 100%" style:font-name-complex="Liberation Sans" style:font-weight-asian="normal" style:font-weight-complex="normal"/>
    </style:style>
    <style:style style:name="T188" style:family="text">
      <style:text-properties fo:font-style="italic" style:font-size-asian="10pt" style:font-size-complex="10pt" style:font-style-asian="italic" style:font-style-complex="italic" style:text-underline-style="none" style:text-underline-color="font-color" style:text-line-through-type="none" style:text-outline="false" fo:text-shadow="none" style:text-position="0% 100%" style:font-weight-asian="normal" style:font-weight-complex="normal" style:font-name-complex="Arial"/>
    </style:style>
    <style:style style:name="T189" style:family="text">
      <style:text-properties style:font-name="Arial" fo:font-size="10pt" fo:font-style="italic" style:font-size-asian="10pt" style:font-size-complex="10pt" style:font-style-asian="italic" style:font-style-complex="italic"/>
    </style:style>
    <style:style style:name="T190" style:family="text">
      <style:text-properties style:font-name="Arial" fo:font-size="10pt" fo:font-style="italic" style:font-size-asian="10pt" style:font-size-complex="10pt" style:font-style-asian="italic" style:font-style-complex="italic" fo:color="#000000" fo:font-weight="normal" style:text-underline-style="none" style:text-underline-color="font-color" style:text-line-through-type="none" style:text-outline="false" fo:text-shadow="none" style:text-position="0% 100%" style:font-name-complex="Arial" style:font-weight-asian="normal" style:font-weight-complex="normal"/>
    </style:style>
    <style:style style:name="T191" style:family="text">
      <style:text-properties fo:color="#004586" style:font-name="Arial" fo:font-size="10pt" style:font-size-asian="10pt" style:font-size-complex="10pt"/>
    </style:style>
    <style:style style:name="T192" style:family="text">
      <style:text-properties fo:color="#004586" style:font-name="Arial" fo:font-size="10pt" style:font-size-asian="10pt" style:font-size-complex="10pt" fo:font-weight="normal" style:text-underline-style="none" style:text-underline-color="font-color" style:text-line-through-type="none" fo:font-style="italic" style:text-outline="false" fo:text-shadow="none" style:text-position="0% 100%" style:font-name-complex="Liberation Sans" style:font-weight-asian="normal" style:font-weight-complex="normal" style:font-style-asian="italic" style:font-style-complex="italic"/>
    </style:style>
    <style:style style:name="T193" style:family="text">
      <style:text-properties fo:color="#000000" fo:font-size="10pt" fo:font-weight="normal" style:text-underline-style="none" style:text-underline-color="font-color" style:text-line-through-type="none" fo:font-style="normal" style:text-outline="false" fo:text-shadow="none" style:text-position="0% 100%" style:text-line-through-mode="continuous" fo:language="de" fo:country="DE" style:language-asian="zh" style:country-asian="CN" style:language-complex="hi" style:country-complex="IN" style:font-name-asian="Microsoft YaHei" style:font-name-complex="Liberation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4" style:family="text">
      <style:text-properties fo:color="#000000" fo:font-size="10pt" fo:font-weight="normal" style:text-underline-style="none" style:text-underline-color="font-color" style:text-line-through-type="none" style:text-outline="false" fo:text-shadow="none" style:text-position="0% 100%" style:text-line-through-mode="continuous" fo:language="de" fo:country="DE" style:language-asian="zh" style:country-asian="CN" style:language-complex="hi" style:country-complex="IN" style:font-size-asian="10pt" style:font-size-complex="10pt" style:font-weight-asian="normal" style:font-weight-complex="normal" style:text-emphasize="none" style:font-relief="none" style:text-overline-style="none" style:text-overline-color="font-color" fo:font-style="italic" style:font-name-asian="Times New Roman" style:font-name-complex="Times New Roman" style:font-style-asian="italic" style:font-style-complex="italic"/>
    </style:style>
    <style:style style:name="T195" style:family="text">
      <style:text-properties fo:color="#000000" fo:font-size="10pt" fo:font-weight="normal" style:text-underline-style="none" style:text-underline-color="font-color" style:text-line-through-type="none" style:text-outline="false" fo:text-shadow="none" style:text-position="0% 100%" style:text-line-through-mode="continuous" fo:language="de" fo:country="DE" style:language-asian="zh" style:country-asian="CN" style:language-complex="hi" style:country-complex="IN" style:font-size-asian="10pt" style:font-size-complex="10pt" style:font-weight-asian="normal" style:font-weight-complex="normal" style:text-emphasize="none" style:font-relief="none" style:text-overline-style="none" style:text-overline-color="font-color" style:font-name-asian="Times New Roman" style:font-name-complex="Times New Roman" fo:font-style="normal" style:font-style-asian="normal" style:font-style-complex="normal"/>
    </style:style>
    <style:style style:name="T196" style:family="text">
      <style:text-properties fo:color="#000000"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style-asian="normal" style:font-style-complex="normal" style:text-emphasize="none" style:font-relief="none" style:text-overline-style="none" style:text-overline-color="font-color" style:font-name="Arial" fo:font-size="10pt" style:font-name-asian="Microsoft YaHei" style:font-name-complex="Arial" style:font-size-asian="10pt" style:font-size-complex="10pt" fo:font-weight="bold" style:font-weight-asian="bold" style:font-weight-complex="bold"/>
    </style:style>
    <style:style style:name="T197" style:family="text">
      <style:text-properties fo:color="#000000"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8" style:family="text">
      <style:text-properties fo:color="#000000" fo:font-size="10pt"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199" style:family="text">
      <style:text-properties fo:font-weight="normal" style:font-weight-asian="normal" style:font-weight-complex="normal" fo:font-style="normal" style:font-style-asian="normal" style:font-style-complex="normal" fo:color="#000000" style:font-name="Arial" fo:font-size="10pt" style:text-underline-style="none" style:text-underline-color="font-color" style:text-line-through-type="none" style:text-outline="false" fo:text-shadow="none" style:text-line-through-mode="continuous" fo:language="de" fo:country="DE" style:language-asian="zh" style:country-asian="CN" style:language-complex="hi" style:country-complex="IN" style:font-name-asian="Microsoft YaHei" style:font-name-complex="Arial" style:font-size-asian="10pt" style:font-size-complex="10pt" style:text-emphasize="none" style:font-relief="none" style:text-overline-style="none" style:text-overline-color="font-color"/>
    </style:style>
    <style:style style:name="T200" style:family="text">
      <style:text-properties fo:font-style="normal" style:font-style-asian="normal" style:font-style-complex="normal" fo:font-size="10pt" style:font-size-asian="10pt" style:font-size-complex="10pt" fo:font-weight="bold" style:font-name-asian="Segoe UI" style:font-name-complex="Segoe UI" style:font-weight-asian="bold" style:font-weight-complex="bold"/>
    </style:style>
    <style:style style:name="T201" style:family="text">
      <style:text-properties fo:font-weight="normal" style:font-weight-asian="normal" style:font-weight-complex="normal" fo:font-style="normal" style:font-style-asian="normal" style:font-style-complex="normal" style:font-name-asian="Segoe UI" style:font-name-complex="Segoe UI" style:font-size-asian="9pt" style:font-size-complex="9pt"/>
    </style:style>
    <style:style style:name="T202" style:family="text">
      <style:text-properties fo:font-style="normal" style:font-style-asian="normal" style:font-style-complex="normal" style:font-name-asian="Segoe UI" style:font-name-complex="Segoe UI" fo:font-size="10pt" fo:font-weight="bold" style:font-size-asian="10pt" style:font-size-complex="10pt" style:font-weight-asian="bold" style:font-weight-complex="bold"/>
    </style:style>
    <style:style style:name="T203" style:family="text">
      <style:text-properties fo:color="#000000" style:font-name-asian="Microsoft YaHei" style:font-name-complex="Liberation Sans" style:font-size-asian="10pt" style:font-size-complex="10pt"/>
    </style:style>
    <style:style style:name="T204" style:family="text">
      <style:text-properties fo:color="#000000" style:font-size-asian="10pt" style:font-size-complex="10pt" style:font-name-asian="TimesNewRoman" style:font-name-complex="TimesNewRoman"/>
    </style:style>
    <style:style style:name="T205" style:family="text">
      <style:text-properties fo:color="#000000" style:font-size-asian="10pt" style:font-size-complex="10pt" style:font-name-asian="TimesNewRoman" fo:font-weight="normal" style:text-underline-style="none" style:text-underline-color="font-color" style:text-line-through-type="none" fo:font-style="italic" style:text-outline="false" fo:text-shadow="none" style:text-position="0% 100%" style:font-name-complex="Liberation Sans" style:font-weight-asian="normal" style:font-weight-complex="normal" style:font-style-asian="italic" style:font-style-complex="italic"/>
    </style:style>
    <style:style style:name="T206" style:family="text">
      <style:text-properties fo:color="#008000" fo:font-weight="normal" style:text-underline-style="none" style:text-underline-color="font-color" style:text-line-through-type="none" fo:font-style="italic" style:text-outline="false" fo:text-shadow="none" style:text-position="0% 100%" style:font-name-complex="Liberation Sans" style:font-weight-asian="normal" style:font-weight-complex="normal" style:font-style-asian="italic" style:font-style-complex="italic" fo:font-size="10pt" style:font-size-asian="10pt" style:font-size-complex="10pt"/>
    </style:style>
    <style:style style:name="T207" style:family="text">
      <style:text-properties fo:font-weight="normal" style:text-underline-style="none" style:text-underline-color="font-color" style:text-line-through-type="none" style:text-outline="false" fo:text-shadow="none" style:text-position="0% 100%" style:font-name-complex="Liberation Sans" style:font-weight-asian="normal" style:font-weight-complex="normal" fo:font-size="10pt" style:font-size-asian="10pt" style:font-size-complex="10pt" fo:color="#000000" fo:font-style="normal" style:font-style-asian="normal" style:font-style-complex="normal"/>
    </style:style>
    <style:style style:name="T208" style:family="text">
      <style:text-properties fo:font-weight="normal" style:font-weight-asian="normal" style:font-weight-complex="normal" fo:font-style="italic" style:font-style-asian="italic" style:font-style-complex="italic"/>
    </style:style>
    <style:style style:name="T209" style:family="text">
      <style:text-properties style:language-asian="none" style:country-asian="none" style:language-complex="none" style:country-complex="none" style:font-name-complex="Liberation Sans"/>
    </style:style>
    <style:style style:name="T210" style:family="text">
      <style:text-properties style:language-asian="none" style:country-asian="none" style:language-complex="none" style:country-complex="none" style:font-name-complex="Liberation Sans" fo:font-style="italic" style:font-style-asian="italic" style:font-style-complex="italic"/>
    </style:style>
    <style:style style:name="T211" style:family="text">
      <style:text-properties style:language-asian="none" style:country-asian="none" style:language-complex="none" style:country-complex="none" style:font-name-complex="Liberation Sans" fo:font-weight="bold" style:font-weight-asian="bold" style:font-weight-complex="bold"/>
    </style:style>
    <style:style style:name="T212" style:family="text">
      <style:text-properties fo:font-style="italic" style:font-style-asian="italic" style:font-style-complex="italic" fo:font-weight="normal" style:font-weight-asian="normal" style:font-weight-complex="normal"/>
    </style:style>
    <style:style style:name="T213" style:family="text">
      <style:text-properties fo:font-weight="normal" style:font-weight-asian="normal" style:font-weight-complex="normal" fo:font-style="normal" style:font-style-asian="normal" style:font-style-complex="normal"/>
    </style:style>
    <style:style style:name="T214" style:family="text">
      <style:text-properties fo:font-size="10pt" style:language-asian="none" style:country-asian="none" style:language-complex="none" style:country-complex="none" style:font-size-asian="10pt" style:font-size-complex="10pt"/>
    </style:style>
    <style:style style:name="T215" style:family="text">
      <style:text-properties fo:font-size="10pt" style:language-asian="none" style:country-asian="none" style:language-complex="none" style:country-complex="none" style:font-size-asian="10pt" style:font-size-complex="10pt" fo:language="de" fo:country="DE" style:font-name-asian="Segoe UI" style:font-name-complex="Segoe UI"/>
    </style:style>
    <style:style style:name="T216" style:family="text">
      <style:text-properties fo:font-size="10pt" style:language-asian="none" style:country-asian="none" style:language-complex="none" style:country-complex="none" style:font-size-asian="10pt" style:font-size-complex="10pt" fo:font-weight="bold" style:font-weight-asian="bold" style:font-weight-complex="bold"/>
    </style:style>
    <style:style style:name="T217" style:family="text">
      <style:text-properties style:font-name-asian="TimesIndoGermania" style:font-name-complex="TimesIndoGermania" style:font-size-asian="10pt" style:font-size-complex="10pt"/>
    </style:style>
    <style:style style:name="T218" style:family="text">
      <style:text-properties style:font-size-asian="10pt" style:font-size-complex="10pt" fo:font-style="italic" style:font-name-asian="TimesIndoGermaniaItalic" style:font-name-complex="TimesIndoGermaniaItalic" style:font-style-asian="italic" style:font-style-complex="italic"/>
    </style:style>
    <style:style style:name="T219" style:family="text">
      <style:text-properties style:font-size-asian="10pt" style:font-size-complex="10pt" style:font-name-asian="TimesIndoGermaniaItalic" style:font-name-complex="TimesIndoGermaniaItalic" fo:font-weight="normal" fo:font-style="normal" style:font-weight-asian="normal" style:font-weight-complex="normal" style:font-style-asian="normal" style:font-style-complex="normal"/>
    </style:style>
    <style:style style:name="T220" style:family="text">
      <style:text-properties style:font-name="Times New Roman" fo:font-size="10pt" style:font-size-asian="10pt" style:font-size-complex="10pt" fo:font-style="italic" style:font-style-asian="italic" style:font-style-complex="italic"/>
    </style:style>
    <style:style style:name="T221" style:family="text">
      <style:text-properties style:font-name="Times New Roman" fo:font-size="10pt" style:font-size-asian="10pt" style:font-size-complex="10pt" fo:font-weight="normal" fo:font-style="normal" style:font-name-asian="Segoe UI" style:font-name-complex="Segoe UI" style:font-weight-asian="normal" style:font-weight-complex="normal" style:font-style-asian="normal" style:font-style-complex="normal"/>
    </style:style>
    <style:style style:name="T222" style:family="text">
      <style:text-properties style:font-name="Times New Roman" fo:font-size="10pt" style:font-size-asian="10pt" style:font-size-complex="10pt" fo:font-weight="normal" fo:font-style="italic" style:font-name-asian="Segoe UI" style:font-name-complex="Segoe UI" style:font-weight-asian="normal" style:font-weight-complex="normal" style:font-style-asian="italic" style:font-style-complex="italic"/>
    </style:style>
    <style:style style:name="T223" style:family="text">
      <style:text-properties style:font-name="Times New Roman" fo:font-size="10pt" style:font-size-asian="10pt" style:font-size-complex="10pt" fo:font-weight="normal" fo:font-style="italic" style:font-weight-asian="normal" style:font-weight-complex="normal" style:font-style-asian="italic" style:font-style-complex="italic" style:font-name-asian="Times New Roman" style:font-name-complex="Times New Roman"/>
    </style:style>
    <style:style style:name="T224" style:family="text">
      <style:text-properties style:font-name="Times New Roman" fo:font-size="10pt" style:font-size-asian="10pt" style:font-size-complex="10pt" fo:font-weight="normal" fo:font-style="italic" style:font-weight-asian="normal" style:font-weight-complex="normal" style:font-style-asian="italic" style:font-style-complex="italic" style:font-name-asian="Segoe UI" style:font-name-complex="Segoe UI"/>
    </style:style>
    <style:style style:name="T225" style:family="text">
      <style:text-properties style:font-name="Times New Roman" fo:font-size="10pt" style:font-size-asian="10pt" style:font-size-complex="10pt" fo:font-weight="normal" style:font-weight-asian="normal" style:font-weight-complex="normal" style:font-name-asian="Segoe UI" style:font-name-complex="Segoe UI" fo:font-style="normal" style:font-style-asian="normal" style:font-style-complex="normal"/>
    </style:style>
    <style:style style:name="T226" style:family="text">
      <style:text-properties style:font-name="Times New Roman" fo:font-size="10pt" style:font-size-asian="10pt" style:font-size-complex="10pt" fo:font-weight="normal" style:font-weight-asian="normal" style:font-weight-complex="normal" style:font-name-asian="Segoe UI" style:font-name-complex="Segoe UI" fo:font-style="italic" style:font-style-asian="italic" style:font-style-complex="italic"/>
    </style:style>
    <style:style style:name="T227" style:family="text">
      <style:text-properties style:font-name="Times New Roman" fo:font-size="10pt" style:font-size-asian="10pt" style:font-size-complex="10pt" fo:font-weight="normal" style:font-weight-asian="normal" style:font-weight-complex="normal" fo:font-style="italic" style:font-style-asian="italic" style:font-style-complex="italic" style:font-name-asian="Times New Roman" style:font-name-complex="Times New Roman"/>
    </style:style>
    <style:style style:name="T228" style:family="text">
      <style:text-properties style:font-name="Times New Roman" fo:font-size="10pt" style:font-size-asian="10pt" style:font-size-complex="10pt" fo:font-weight="normal" style:font-weight-asian="normal" style:font-weight-complex="normal" fo:font-style="italic" style:font-style-asian="italic" style:font-style-complex="italic" style:font-name-asian="Segoe UI" style:font-name-complex="Segoe UI"/>
    </style:style>
    <style:style style:name="T229" style:family="text">
      <style:text-properties fo:color="#008000" style:font-name="Times New Roman" fo:font-size="10pt" fo:font-weight="normal" fo:font-style="italic" style:font-name-asian="Segoe UI" style:font-name-complex="Segoe UI" style:font-size-asian="10pt" style:font-size-complex="10pt" style:font-weight-asian="normal" style:font-weight-complex="normal" style:font-style-asian="italic" style:font-style-complex="italic"/>
    </style:style>
    <style:style style:name="T230" style:family="text">
      <style:text-properties fo:color="#008000" style:font-name="Times New Roman" fo:font-size="10pt" fo:font-weight="normal" fo:font-style="italic" style:font-size-asian="10pt" style:font-size-complex="10pt" style:font-weight-asian="normal" style:font-weight-complex="normal" style:font-style-asian="italic" style:font-style-complex="italic" style:font-name-asian="Times New Roman" style:font-name-complex="Times New Roman"/>
    </style:style>
    <style:style style:name="T231" style:family="text">
      <style:text-properties fo:color="#008000" style:font-name="Times New Roman" fo:font-size="10pt" fo:font-weight="normal" fo:font-style="italic" style:font-size-asian="10pt" style:font-size-complex="10pt" style:font-weight-asian="normal" style:font-weight-complex="normal" style:font-style-asian="italic" style:font-style-complex="italic" style:font-name-asian="Segoe UI" style:font-name-complex="Segoe UI"/>
    </style:style>
    <style:style style:name="T232" style:family="text">
      <style:text-properties style:font-name="Times New Roman" fo:font-size="10pt" fo:font-weight="normal" fo:font-style="italic" style:font-size-asian="10pt" style:font-size-complex="10pt" style:font-weight-asian="normal" style:font-weight-complex="normal" style:font-style-asian="italic" style:font-style-complex="italic" style:font-name-asian="Segoe UI" style:font-name-complex="Segoe UI"/>
    </style:style>
    <style:style style:name="T233" style:family="text">
      <style:text-properties fo:color="#000000" fo:font-size="10pt" fo:language="de" fo:country="DE" style:language-asian="none" style:country-asian="none" style:language-complex="none" style:country-complex="none" style:font-name-asian="Segoe UI" style:font-name-complex="Segoe UI" style:font-size-asian="10pt" style:font-size-complex="10pt"/>
    </style:style>
    <style:style style:name="T234" style:family="text">
      <style:text-properties fo:color="#000000" fo:language="de" fo:country="DE" style:language-complex="none" style:country-complex="none" style:font-size-complex="10pt" style:font-name="Times New Roman" fo:font-size="10.5pt" fo:font-style="normal" style:letter-kerning="true" style:language-asian="hi" style:country-asian="IN" style:font-name-asian="Times New Roman" style:font-name-complex="Times New Roman" style:font-size-asian="10.5pt" style:font-style-asian="normal" style:font-style-complex="normal"/>
    </style:style>
    <style:style style:name="T235" style:family="text">
      <style:text-properties fo:color="#000000" fo:language="de" fo:country="DE" style:language-complex="none" style:country-complex="none" style:font-size-complex="10pt" fo:font-size="10pt" style:language-asian="none" style:country-asian="none" style:font-name-asian="Segoe UI" style:font-name-complex="Segoe UI" style:font-size-asian="10pt"/>
    </style:style>
    <style:style style:name="T236" style:family="text">
      <style:text-properties fo:language="de" fo:country="DE" style:language-complex="none" style:country-complex="none" style:font-size-complex="10pt" fo:font-size="10pt" style:language-asian="none" style:country-asian="none" style:font-name-asian="Segoe UI" style:font-name-complex="Segoe UI" style:font-size-asian="10pt" fo:color="#191919"/>
    </style:style>
    <style:style style:name="T237" style:family="text">
      <style:text-properties style:font-name="Times New Roman" style:language-asian="none" style:country-asian="none" style:language-complex="none" style:country-complex="none" style:font-name-asian="Fd2984056-Identity-H" style:font-name-complex="Fd2984056-Identity-H" style:font-size-asian="10pt" style:font-size-complex="10pt"/>
    </style:style>
    <style:style style:name="T238" style:family="text">
      <style:text-properties style:font-name="Times New Roman" style:language-asian="none" style:country-asian="none" style:language-complex="none" style:country-complex="none" style:font-size-asian="10pt" style:font-size-complex="10pt" fo:font-style="italic" fo:language="en" fo:country="US" style:font-name-asian="Segoe UI" style:font-name-complex="Segoe UI" style:font-style-asian="italic" style:font-style-complex="italic"/>
    </style:style>
    <style:style style:name="T239" style:family="text">
      <style:text-properties style:font-name="Times New Roman" style:language-asian="none" style:country-asian="none" style:language-complex="none" style:country-complex="none" style:font-size-asian="10pt" style:font-size-complex="10pt" fo:font-style="italic" fo:language="en" fo:country="US" style:font-style-asian="italic" style:font-style-complex="italic" style:font-name-asian="Times New Roman" style:font-name-complex="Times New Roman"/>
    </style:style>
    <style:style style:name="T240" style:family="text">
      <style:text-properties style:font-name="Times New Roman" style:language-asian="none" style:country-asian="none" style:language-complex="none" style:country-complex="none" style:font-size-asian="10pt" style:font-size-complex="10pt" fo:font-style="italic" fo:language="en" fo:country="US" style:font-style-asian="italic" style:font-style-complex="italic" style:font-name-asian="Segoe UI" style:font-name-complex="Segoe UI"/>
    </style:style>
    <style:style style:name="T241" style:family="text">
      <style:text-properties style:font-name="Times New Roman" style:language-asian="none" style:country-asian="none" style:language-complex="none" style:country-complex="none" style:font-size-asian="10pt" style:font-size-complex="10pt" fo:language="en" fo:country="US" style:font-name-asian="Segoe UI" style:font-name-complex="Segoe UI"/>
    </style:style>
    <style:style style:name="T242" style:family="text">
      <style:text-properties style:font-name="Times New Roman" style:language-asian="none" style:country-asian="none" style:language-complex="none" style:country-complex="none" style:font-size-asian="10pt" style:font-size-complex="10pt" style:font-name-asian="Fd2984056-Identity-H" style:font-name-complex="Fd2984056-Identity-H"/>
    </style:style>
    <style:style style:name="T243" style:family="text">
      <style:text-properties style:font-name="Times New Roman" style:language-asian="none" style:country-asian="none" style:language-complex="none" style:country-complex="none" style:font-size-asian="10pt" style:font-size-complex="10pt" style:font-name-asian="Fd2984056-Identity-H" style:font-name-complex="Fd2984056-Identity-H" fo:font-style="italic" style:font-style-asian="italic" style:font-style-complex="italic"/>
    </style:style>
    <style:style style:name="T244" style:family="text">
      <style:text-properties style:font-name="Times New Roman" style:language-asian="none" style:country-asian="none" style:language-complex="none" style:country-complex="none" style:font-size-asian="10pt" style:font-size-complex="10pt" fo:font-style="italic" style:font-style-asian="italic" style:font-style-complex="italic" fo:language="de" fo:country="DE" style:font-name-asian="Segoe UI" style:font-name-complex="Segoe UI"/>
    </style:style>
    <style:style style:name="T245" style:family="text">
      <style:text-properties style:font-name="Times New Roman" style:language-asian="none" style:country-asian="none" style:language-complex="none" style:country-complex="none" style:font-size-asian="10pt" style:font-size-complex="10pt" fo:language="de" fo:country="DE" style:font-name-asian="Segoe UI" style:font-name-complex="Segoe UI"/>
    </style:style>
    <style:style style:name="T246" style:family="text">
      <style:text-properties style:font-name="Times New Roman" style:language-asian="none" style:country-asian="none" style:language-complex="none" style:country-complex="none" style:font-size-asian="10pt" style:font-size-complex="10pt" style:font-name-asian="Segoe UI" style:font-name-complex="Segoe UI" fo:language="en" fo:country="US"/>
    </style:style>
    <style:style style:name="T247" style:family="text">
      <style:text-properties style:font-name="Times New Roman" style:language-asian="none" style:country-asian="none" style:language-complex="none" style:country-complex="none" style:font-size-asian="10pt" style:font-size-complex="10pt" style:font-name-asian="Segoe UI" style:font-name-complex="Segoe UI" fo:language="en" fo:country="US" fo:font-style="italic" style:font-style-asian="italic" style:font-style-complex="italic"/>
    </style:style>
    <style:style style:name="T248" style:family="text">
      <style:text-properties style:font-name="Times New Roman" style:language-asian="none" style:country-asian="none" style:language-complex="none" style:country-complex="none" style:font-size-asian="10pt" style:font-size-complex="10pt" fo:language="en" fo:country="US" fo:font-style="italic" style:font-style-asian="italic" style:font-style-complex="italic" style:font-name-asian="Times New Roman" style:font-name-complex="Times New Roman"/>
    </style:style>
    <style:style style:name="T249" style:family="text">
      <style:text-properties style:font-name="Times New Roman" style:language-asian="none" style:country-asian="none" style:language-complex="none" style:country-complex="none" style:font-size-asian="10pt" style:font-size-complex="10pt" fo:language="en" fo:country="US" fo:font-style="italic" style:font-style-asian="italic" style:font-style-complex="italic" style:font-name-asian="Segoe UI" style:font-name-complex="Segoe UI"/>
    </style:style>
    <style:style style:name="T250" style:family="text">
      <style:text-properties style:font-name="Times New Roman" fo:font-style="italic" fo:language="en" fo:country="US" style:language-asian="none" style:country-asian="none" style:language-complex="none" style:country-complex="none" style:font-name-asian="Segoe UI" style:font-name-complex="Segoe UI" style:font-size-asian="10pt" style:font-size-complex="10pt" style:font-style-asian="italic" style:font-style-complex="italic"/>
    </style:style>
    <style:style style:name="T251" style:family="text">
      <style:text-properties style:font-name="Times New Roman" fo:font-style="italic" fo:language="en" fo:country="US" style:language-asian="none" style:country-asian="none" style:language-complex="none" style:country-complex="none" style:font-size-asian="10pt" style:font-size-complex="10pt" style:font-style-asian="italic" style:font-style-complex="italic" style:font-name-asian="Times New Roman" style:font-name-complex="Times New Roman"/>
    </style:style>
    <style:style style:name="T252" style:family="text">
      <style:text-properties style:font-name="Times New Roman" fo:font-style="italic" fo:language="en" fo:country="US" style:language-asian="none" style:country-asian="none" style:language-complex="none" style:country-complex="none" style:font-size-asian="10pt" style:font-size-complex="10pt" style:font-style-asian="italic" style:font-style-complex="italic" style:font-name-asian="Segoe UI" style:font-name-complex="Segoe UI"/>
    </style:style>
    <style:style style:name="T253" style:family="text">
      <style:text-properties style:font-name="Times New Roman" fo:language="en" fo:country="US" style:language-asian="none" style:country-asian="none" style:language-complex="none" style:country-complex="none" style:font-size-asian="10pt" style:font-size-complex="10pt" style:font-name-asian="Segoe UI" style:font-name-complex="Segoe UI" fo:font-style="normal" style:font-style-asian="normal" style:font-style-complex="normal"/>
    </style:style>
    <style:style style:name="T254" style:family="text">
      <style:text-properties style:font-name="Times New Roman" fo:language="en" fo:country="US" style:language-asian="none" style:country-asian="none" style:language-complex="none" style:country-complex="none" style:font-size-asian="10pt" style:font-size-complex="10pt" style:font-name-asian="Segoe UI" style:font-name-complex="Segoe UI" fo:font-style="italic" style:font-style-asian="italic" style:font-style-complex="italic"/>
    </style:style>
    <style:style style:name="T255" style:family="text">
      <style:text-properties fo:font-style="normal" style:font-size-asian="10pt" style:font-size-complex="10pt" style:font-style-asian="normal" style:font-style-complex="normal"/>
    </style:style>
    <style:style style:name="T256" style:family="text">
      <style:text-properties style:font-size-asian="10pt" style:font-size-complex="10pt" fo:language="de" fo:country="DE" style:font-name-asian="Segoe UI" style:font-name-complex="Segoe UI"/>
    </style:style>
    <style:style style:name="T257" style:family="text">
      <style:text-properties style:font-size-asian="10pt" style:font-size-complex="10pt" fo:language="de" fo:country="DE" style:font-name-asian="Segoe UI" style:font-name-complex="Segoe UI" fo:font-style="normal" style:font-style-asian="normal" style:font-style-complex="normal"/>
    </style:style>
    <style:style style:name="T258" style:family="text">
      <style:text-properties fo:language="de" fo:country="DE" fo:font-style="normal" style:font-style-asian="normal" style:font-style-complex="normal" fo:color="#000000" style:font-name="Times New Roman" fo:font-size="11pt" fo:font-weight="normal" style:text-underline-style="none" style:text-underline-color="font-color" style:text-line-through-type="none" style:text-outline="false" fo:text-shadow="none" style:text-line-through-mode="continuous" style:language-asian="zh" style:country-asian="CN" style:language-complex="hi" style:country-complex="IN" style:font-name-asian="Microsoft YaHei" style:font-name-complex="Liberation Sans" style:font-size-asian="11pt" style:font-size-complex="11pt" style:font-weight-asian="normal" style:font-weight-complex="normal" style:text-emphasize="none" style:font-relief="none" style:text-overline-style="none" style:text-overline-color="font-color"/>
    </style:style>
    <style:style style:name="T259" style:family="text">
      <style:text-properties fo:language="de" fo:country="DE" fo:color="#000000" style:font-name="Times New Roman" fo:font-size="11pt" fo:font-weight="normal" style:text-underline-style="none" style:text-underline-color="font-color" style:text-line-through-type="none" style:text-outline="false" fo:text-shadow="none" style:text-line-through-mode="continuous" style:language-asian="zh" style:country-asian="CN" style:language-complex="hi" style:country-complex="IN" style:font-name-asian="Microsoft YaHei" style:font-name-complex="Liberation Sans" style:font-size-asian="11pt" style:font-size-complex="11pt" style:font-weight-asian="normal" style:font-weight-complex="normal" style:text-emphasize="none" style:font-relief="none" style:text-overline-style="none" style:text-overline-color="font-color" fo:font-style="italic" style:font-style-asian="italic" style:font-style-complex="italic"/>
    </style:style>
    <style:style style:name="T260" style:family="text">
      <style:text-properties fo:language="de" fo:country="DE" fo:color="#000000" style:font-name="Times New Roman" fo:font-size="11pt" fo:font-weight="normal" style:text-underline-style="none" style:text-underline-color="font-color" style:text-line-through-type="none" style:text-outline="false" fo:text-shadow="none" style:text-line-through-mode="continuous" style:language-asian="zh" style:country-asian="CN" style:language-complex="hi" style:country-complex="IN" style:font-name-asian="Microsoft YaHei" style:font-name-complex="Liberation Sans" style:font-size-asian="11pt" style:font-size-complex="11pt" style:font-weight-asian="normal" style:font-weight-complex="normal" style:text-emphasize="none" style:font-relief="none" style:text-overline-style="none" style:text-overline-color="font-color" fo:font-style="normal" style:font-style-asian="normal" style:font-style-complex="normal"/>
    </style:style>
    <style:style style:name="T261" style:family="text">
      <style:text-properties fo:font-weight="normal" style:font-weight-asian="normal" style:font-weight-complex="normal" fo:color="#008000" fo:font-style="italic" style:font-style-asian="italic" style:font-style-complex="italic"/>
    </style:style>
    <style:style style:name="T262" style:family="text">
      <style:text-properties style:font-name="Times New Roman" fo:font-style="italic" style:font-size-asian="10pt" style:font-size-complex="10pt" style:font-style-asian="italic" style:font-style-complex="italic"/>
    </style:style>
    <style:style style:name="T263" style:family="text">
      <style:text-properties style:font-name="Times New Roman" fo:font-style="italic" style:font-size-asian="10pt" style:font-size-complex="10pt" style:font-style-asian="italic" style:font-style-complex="italic" style:font-name-asian="TimesNewUnicode,Italic" style:font-name-complex="TimesNewUnicode,Italic"/>
    </style:style>
    <style:style style:name="T264" style:family="text">
      <style:text-properties fo:color="#008000" fo:font-style="italic" style:font-style-asian="italic" style:font-style-complex="italic" fo:font-weight="normal" style:font-weight-asian="normal" style:font-weight-complex="normal"/>
    </style:style>
    <style:style style:name="T265" style:family="text">
      <style:text-properties fo:color="#008000" fo:font-weight="normal" style:font-weight-asian="normal" style:font-weight-complex="normal"/>
    </style:style>
    <style:style style:name="T266" style:family="text">
      <style:text-properties fo:font-style="italic" style:font-size-asian="10pt" style:font-size-complex="10pt" style:font-style-asian="italic" style:font-style-complex="italic" fo:font-weight="normal" style:font-weight-asian="normal" style:font-weight-complex="normal"/>
    </style:style>
    <style:style style:name="T267" style:family="text">
      <style:text-properties fo:font-style="italic" style:font-style-asian="italic" style:font-style-complex="italic" fo:font-weight="normal" style:font-weight-asian="normal" style:font-weight-complex="normal" style:font-size-asian="10pt" style:font-size-complex="10pt"/>
    </style:style>
    <style:style style:name="T268" style:family="text">
      <style:text-properties fo:font-weight="normal" fo:font-style="italic" style:font-weight-asian="normal" style:font-weight-complex="normal" style:font-style-asian="italic" style:font-style-complex="italic"/>
    </style:style>
    <style:style style:name="T269" style:family="text">
      <style:text-properties style:font-name-asian="Microsoft YaHei" style:font-name-complex="Liberation Sans" style:font-size-asian="11pt" style:font-size-complex="11pt"/>
    </style:style>
    <style:style style:name="T270" style:family="text">
      <style:text-properties style:font-name-asian="Microsoft YaHei" style:font-name-complex="Liberation Sans" style:font-size-asian="11pt" style:font-size-complex="11pt" fo:font-style="italic" style:font-style-asian="italic" style:font-style-complex="italic"/>
    </style:style>
    <style:style style:name="T271" style:family="text">
      <style:text-properties fo:color="#2b2bd2" fo:font-style="italic" style:font-style-asian="italic" style:font-style-complex="italic"/>
    </style:style>
    <style:style style:name="T272" style:family="text">
      <style:text-properties fo:color="#2b2bd2" fo:font-style="italic" style:font-style-asian="italic" style:font-style-complex="italic" fo:font-weight="normal" style:font-weight-asian="normal" style:font-weight-complex="normal"/>
    </style:style>
    <style:style style:name="T273" style:family="text">
      <style:text-properties fo:color="#2b2bd2" fo:font-style="italic" style:font-style-asian="italic" style:font-style-complex="italic" fo:font-weight="normal" style:font-weight-asian="normal" style:font-weight-complex="normal" style:font-size-asian="10pt" style:font-size-complex="10pt"/>
    </style:style>
    <style:style style:name="T274" style:family="text">
      <style:text-properties fo:font-style="italic" style:font-style-asian="italic" style:font-style-complex="italic" fo:font-weight="normal" style:font-weight-asian="normal" style:font-weight-complex="normal" style:font-size-asian="10pt" style:font-size-complex="10pt" fo:color="#2b2bd2"/>
    </style:style>
    <style:style style:name="T275" style:family="text">
      <style:text-properties fo:color="#008000" fo:font-style="italic" style:font-style-asian="italic" style:font-style-complex="italic" style:font-name="Times New Roman" fo:language="en" fo:country="US" style:language-asian="none" style:country-asian="none" style:language-complex="none" style:country-complex="none" style:font-name-asian="Segoe UI" style:font-name-complex="Segoe UI" style:font-size-asian="10pt" style:font-size-complex="10pt"/>
    </style:style>
    <style:style style:name="T276" style:family="text">
      <style:text-properties style:font-name="Times New Roman" fo:font-style="italic" fo:language="en" fo:country="US" style:language-asian="none" style:country-asian="none" style:language-complex="none" style:country-complex="none" style:font-name-asian="Segoe UI" style:font-name-complex="Segoe UI" style:font-size-asian="10pt" style:font-size-complex="10pt" style:font-style-asian="italic" style:font-style-complex="italic" fo:color="#2b2bd2" fo:font-weight="normal" style:font-weight-asian="normal" style:font-weight-complex="normal"/>
    </style:style>
    <style:style style:name="T277" style:family="text">
      <style:text-properties style:font-name="Times New Roman" fo:font-style="italic" style:font-style-asian="italic" style:font-style-complex="italic"/>
    </style:style>
    <style:style style:name="T278" style:family="text">
      <style:text-properties style:font-name="Times New Roman" fo:font-style="italic" style:font-style-asian="italic" style:font-style-complex="italic" fo:font-weight="normal" fo:language="en" fo:country="US" style:language-asian="none" style:country-asian="none" style:language-complex="none" style:country-complex="none" style:font-name-asian="Segoe UI" style:font-name-complex="Segoe UI" style:font-size-asian="10pt" style:font-size-complex="10pt" style:font-weight-asian="normal" style:font-weight-complex="normal"/>
    </style:style>
    <style:style style:name="T279" style:family="text">
      <style:text-properties style:font-name="Times New Roman" fo:font-style="italic" style:font-style-asian="italic" style:font-style-complex="italic" fo:language="en" fo:country="US" style:language-asian="none" style:country-asian="none" style:language-complex="none" style:country-complex="none" style:font-name-asian="Segoe UI" style:font-name-complex="Segoe UI" style:font-size-asian="10pt" style:font-size-complex="10pt"/>
    </style:style>
    <style:style style:name="T280" style:family="text">
      <style:text-properties style:font-name="Times New Roman" fo:font-style="italic" style:font-style-asian="italic" style:font-style-complex="italic" fo:language="en" fo:country="US" style:language-asian="none" style:country-asian="none" style:language-complex="none" style:country-complex="none" style:font-name-asian="Segoe UI" style:font-name-complex="Segoe UI" style:font-size-asian="10pt" style:font-size-complex="10pt" fo:font-weight="normal" style:font-weight-asian="normal" style:font-weight-complex="normal"/>
    </style:style>
    <style:style style:name="T281" style:family="text">
      <style:text-properties fo:font-weight="normal" fo:font-style="italic" style:font-size-asian="10pt" style:font-size-complex="10pt" style:font-weight-asian="normal" style:font-weight-complex="normal" style:font-style-asian="italic" style:font-style-complex="italic"/>
    </style:style>
    <style:style style:name="T282" style:family="text">
      <style:text-properties style:font-name-complex="Arial"/>
    </style:style>
    <style:style style:name="T283" style:family="text">
      <style:text-properties style:font-name-complex="Arial" fo:font-weight="normal" fo:font-style="italic" style:font-size-asian="10pt" style:font-size-complex="10pt" style:font-weight-asian="normal" style:font-weight-complex="normal" style:font-style-asian="italic" style:font-style-complex="italic"/>
    </style:style>
    <style:style style:name="T284" style:family="text">
      <style:text-properties style:font-size-asian="10pt" style:font-size-complex="10pt" style:font-name-asian="TimesIndoGermaniaItalic" style:font-name-complex="TimesIndoGermaniaItalic" fo:font-style="normal" style:font-style-asian="normal" style:font-style-complex="normal"/>
    </style:style>
    <style:style style:name="T285" style:family="text">
      <style:text-properties fo:font-style="normal" style:font-name-complex="Liberation Sans" style:font-style-asian="normal" style:font-style-complex="normal"/>
    </style:style>
    <style:style style:name="T286" style:family="text">
      <style:text-properties fo:font-style="normal" style:font-name-complex="Liberation Sans" style:font-style-asian="normal" style:font-style-complex="normal" fo:font-weight="normal" style:font-weight-asian="normal" style:font-weight-complex="normal"/>
    </style:style>
    <style:style style:name="T287" style:family="text">
      <style:text-properties style:font-name-complex="Liberation Sans" fo:font-weight="normal" style:font-weight-asian="normal" style:font-weight-complex="normal" fo:font-style="italic" style:font-style-asian="italic" style:font-style-complex="italic"/>
    </style:style>
    <style:style style:name="T288" style:family="text">
      <style:text-properties fo:color="#003f80" fo:font-style="normal" style:font-name-complex="Liberation Sans" style:font-style-asian="normal" style:font-style-complex="normal"/>
    </style:style>
    <style:style style:name="T289" style:family="text">
      <style:text-properties fo:font-style="normal" style:font-name-complex="Liberation Sans" style:font-style-asian="normal" style:font-style-complex="normal" fo:color="#2b2bd2" fo:font-weight="normal" style:font-weight-asian="normal" style:font-weight-complex="normal"/>
    </style:style>
    <style:style style:name="T290" style:family="text">
      <style:text-properties fo:color="#101010" fo:font-size="10pt" style:font-name-asian="Fd2984056-Identity-H" style:font-name-complex="Fd2984056-Identity-H" style:font-size-asian="10pt" style:font-size-complex="10pt"/>
    </style:style>
    <style:style style:name="T291" style:family="text">
      <style:text-properties fo:font-size="10pt" style:font-size-asian="10pt" style:font-size-complex="10pt" style:font-name="Times New Roman" fo:font-weight="normal" fo:font-style="normal" fo:language="en" fo:country="US" style:language-asian="none" style:country-asian="none" style:language-complex="none" style:country-complex="none" style:font-name-asian="Segoe UI" style:font-name-complex="Segoe UI" style:font-weight-asian="normal" style:font-weight-complex="normal" style:font-style-asian="normal" style:font-style-complex="normal"/>
    </style:style>
    <style:style style:name="T292" style:family="text">
      <style:text-properties fo:font-size="10pt" style:font-size-asian="10pt" style:font-size-complex="10pt" style:font-name="Times New Roman" fo:font-weight="normal" fo:font-style="normal" fo:language="en" fo:country="US" style:language-asian="none" style:country-asian="none" style:language-complex="none" style:country-complex="none" style:font-name-asian="Segoe UI" style:font-name-complex="Segoe UI" style:font-weight-asian="normal" style:font-weight-complex="normal" style:font-style-asian="normal" style:font-style-complex="normal" fo:color="#000000"/>
    </style:style>
    <style:style style:name="T293" style:family="text">
      <style:text-properties fo:font-size="10pt" style:font-size-asian="10pt" style:font-size-complex="10pt" style:font-name="Times New Roman" fo:font-style="normal" fo:language="en" fo:country="US" style:language-asian="none" style:country-asian="none" style:language-complex="none" style:country-complex="none" style:font-name-asian="Segoe UI" style:font-name-complex="Segoe UI" style:font-style-asian="normal" style:font-style-complex="normal" fo:color="#000000" fo:font-weight="bold" style:font-weight-asian="bold" style:font-weight-complex="bold"/>
    </style:style>
    <style:style style:name="T294" style:family="text">
      <style:text-properties fo:color="#000000" style:font-name="Times New Roman"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5" style:family="text">
      <style:text-properties fo:color="#000000" style:font-name="Times New Roman" fo:font-size="10pt" fo:font-weight="normal" style:text-underline-style="none" style:text-underline-color="font-color" style:text-line-through-type="none" style:text-outline="false" fo:text-shadow="none" style:text-line-through-mode="continuous" fo:language="de" fo:country="DE" style:language-asian="zh" style:country-asian="CN" style:language-complex="hi" style:country-complex="IN" style:font-name-asian="Microsoft YaHei" style:font-name-complex="Arial" style:font-size-asian="10pt" style:font-size-complex="10pt" style:font-weight-asian="normal" style:font-weight-complex="normal" style:text-emphasize="none" style:font-relief="none" style:text-overline-style="none" style:text-overline-color="font-color" fo:font-style="italic" style:font-style-asian="italic" style:font-style-complex="italic"/>
    </style:style>
    <style:style style:name="T296" style:family="text">
      <style:text-properties fo:color="#000000" style:font-name="Times New Roman" fo:font-size="10pt" fo:font-weight="normal" style:text-underline-style="none" style:text-underline-color="font-color" style:text-line-through-type="none" style:text-outline="false" fo:text-shadow="none" style:text-line-through-mode="continuous" fo:language="de" fo:country="DE" style:language-asian="zh" style:country-asian="CN" style:language-complex="hi" style:country-complex="IN" style:font-name-asian="Microsoft YaHei" style:font-name-complex="Arial" style:font-size-asian="10pt" style:font-size-complex="10pt" style:font-weight-asian="normal" style:font-weight-complex="normal" style:text-emphasize="none" style:font-relief="none" style:text-overline-style="none" style:text-overline-color="font-color" fo:font-style="normal" style:font-style-asian="normal" style:font-style-complex="normal"/>
    </style:style>
    <style:style style:name="T297" style:family="text">
      <style:text-properties style:font-name="Times New Roman" fo:font-size="10pt" fo:font-weight="normal" style:font-size-asian="10pt" style:font-size-complex="10pt" style:font-weight-asian="normal" style:font-weight-complex="normal" fo:font-style="italic" style:font-name-asian="Segoe UI" style:font-name-complex="Segoe UI" style:font-style-asian="italic" style:font-style-complex="italic"/>
    </style:style>
    <style:style style:name="T298" style:family="text">
      <style:text-properties style:font-name="Times New Roman" fo:font-size="10pt" fo:font-weight="normal" style:font-size-asian="10pt" style:font-size-complex="10pt" style:font-weight-asian="normal" style:font-weight-complex="normal" fo:font-style="italic" style:font-style-asian="italic" style:font-style-complex="italic" style:font-name-asian="Times New Roman" style:font-name-complex="Times New Roman"/>
    </style:style>
    <style:style style:name="T299" style:family="text">
      <style:text-properties style:font-name="Times New Roman" fo:font-size="10pt" fo:font-weight="normal" style:font-size-asian="10pt" style:font-size-complex="10pt" style:font-weight-asian="normal" style:font-weight-complex="normal" fo:font-style="italic" style:font-style-asian="italic" style:font-style-complex="italic" style:font-name-asian="Segoe UI" style:font-name-complex="Segoe UI"/>
    </style:style>
    <style:style style:name="T300" style:family="text">
      <style:text-properties style:font-name="Times New Roman" fo:font-size="10pt" fo:font-weight="normal" style:font-size-asian="10pt" style:font-size-complex="10pt" style:font-weight-asian="normal" style:font-weight-complex="normal" style:font-name-asian="Segoe UI" style:font-name-complex="Segoe UI" fo:font-style="normal" style:font-style-asian="normal" style:font-style-complex="normal"/>
    </style:style>
    <style:style style:name="T301" style:family="text">
      <style:text-properties style:font-name="Times New Roman" fo:font-size="10pt" fo:font-weight="normal" style:font-size-asian="10pt" style:font-size-complex="10pt" style:font-weight-asian="normal" style:font-weight-complex="normal" style:font-name-asian="Segoe UI" style:font-name-complex="Segoe UI" fo:font-style="italic" style:font-style-asian="italic" style:font-style-complex="italic"/>
    </style:style>
    <style:style style:name="T302" style:family="text">
      <style:text-properties fo:color="#000000" style:font-name="Times New Roman" fo:font-size="10pt" fo:font-weight="normal" style:text-underline-style="none" style:text-underline-color="font-color" style:text-line-through-type="none" fo:font-style="italic" style:text-outline="false" fo:text-shadow="none" style:letter-kerning="true" fo:language="de" fo:country="DE" style:language-asian="hi" style:country-asian="IN" style:font-name-asian="Times New Roman" style:font-name-complex="Times New Roman" style:font-size-asian="10pt" style:font-size-complex="10pt" style:font-weight-asian="normal" style:font-weight-complex="normal" style:font-style-asian="italic" style:font-style-complex="italic" style:text-emphasize="none"/>
    </style:style>
    <style:style style:name="T303" style:family="text">
      <style:text-properties fo:font-weight="normal" fo:font-style="normal" style:font-weight-asian="normal" style:font-weight-complex="normal" style:font-style-asian="normal" style:font-style-complex="normal"/>
    </style:style>
    <style:style style:name="T304" style:family="text">
      <style:text-properties fo:language="de" fo:country="DE" style:font-name-asian="Segoe UI" style:font-name-complex="Segoe UI" style:font-size-asian="9pt" style:font-size-complex="9pt"/>
    </style:style>
    <style:style style:name="T305" style:family="text">
      <style:text-properties fo:color="#191919" style:font-name-asian="Fd1286902-Identity-H" style:font-name-complex="Fd1286902-Identity-H" style:font-size-asian="9.5pt" style:font-size-complex="9.5pt"/>
    </style:style>
    <style:style style:name="T306" style:family="text">
      <style:text-properties style:font-name="Times New Roman" style:font-size-asian="10pt" style:font-size-complex="10pt"/>
    </style:style>
    <style:style style:name="T307" style:family="text">
      <style:text-properties style:font-name="Times New Roman" style:font-size-asian="10pt" style:font-size-complex="10pt" fo:font-style="italic" fo:language="en" fo:country="US" style:font-name-asian="Segoe UI" style:font-name-complex="Segoe UI" style:font-style-asian="italic" style:font-style-complex="italic"/>
    </style:style>
    <style:style style:name="T308" style:family="text">
      <style:text-properties style:font-name="Times New Roman" style:font-size-asian="10pt" style:font-size-complex="10pt" fo:font-style="italic" fo:language="en" fo:country="US" style:font-style-asian="italic" style:font-style-complex="italic" style:font-name-asian="Times New Roman" style:font-name-complex="Times New Roman"/>
    </style:style>
    <style:style style:name="T309" style:family="text">
      <style:text-properties style:font-name="Times New Roman" style:font-size-asian="10pt" style:font-size-complex="10pt" fo:font-style="italic" fo:language="en" fo:country="US" style:font-style-asian="italic" style:font-style-complex="italic" style:font-name-asian="Segoe UI" style:font-name-complex="Segoe UI"/>
    </style:style>
    <style:style style:name="T310" style:family="text">
      <style:text-properties style:font-name="Times New Roman" style:font-size-asian="10pt" style:font-size-complex="10pt" fo:language="en" fo:country="US" style:font-name-asian="Segoe UI" style:font-name-complex="Segoe UI"/>
    </style:style>
    <style:style style:name="T311" style:family="text">
      <style:text-properties style:font-name="Times New Roman" style:font-size-asian="10pt" style:font-size-complex="10pt" fo:language="en" fo:country="US" style:font-name-asian="Segoe UI" style:font-name-complex="Segoe UI" fo:font-style="italic" style:font-style-asian="italic" style:font-style-complex="italic"/>
    </style:style>
    <style:style style:name="T312" style:family="text">
      <style:text-properties style:font-name="Times New Roman" style:font-size-asian="10pt" style:font-size-complex="10pt" fo:language="en" fo:country="US" fo:font-style="italic" style:font-style-asian="italic" style:font-style-complex="italic" style:font-name-asian="Times New Roman" style:font-name-complex="Times New Roman"/>
    </style:style>
    <style:style style:name="T313" style:family="text">
      <style:text-properties style:font-name="Times New Roman" style:font-size-asian="10pt" style:font-size-complex="10pt" fo:language="en" fo:country="US" fo:font-style="italic" style:font-style-asian="italic" style:font-style-complex="italic" style:font-name-asian="Segoe UI" style:font-name-complex="Segoe UI"/>
    </style:style>
    <style:style style:name="T314" style:family="text">
      <style:text-properties style:font-name="Times New Roman" fo:language="en" fo:country="US" style:language-asian="none" style:country-asian="none" style:language-complex="none" style:country-complex="none" style:font-size-asian="10pt" style:font-size-complex="10pt" style:font-name-asian="Segoe UI" style:font-name-complex="Segoe UI" fo:font-style="italic" style:font-style-asian="italic" style:font-style-complex="italic" fo:font-weight="normal" style:font-weight-asian="normal" style:font-weight-complex="normal"/>
    </style:style>
    <style:style style:name="T315" style:family="text">
      <style:text-properties style:font-name="Times New Roman" fo:language="en" fo:country="US" style:language-asian="none" style:country-asian="none" style:language-complex="none" style:country-complex="none" style:font-size-asian="10pt" style:font-size-complex="10pt" style:font-name-asian="Segoe UI" style:font-name-complex="Segoe UI" fo:font-weight="normal" style:font-weight-asian="normal" style:font-weight-complex="normal" fo:font-style="normal" style:font-style-asian="normal" style:font-style-complex="normal"/>
    </style:style>
    <style:style style:name="T316" style:family="text">
      <style:text-properties style:font-name="Times New Roman" fo:language="en" fo:country="US" style:language-asian="none" style:country-asian="none" style:language-complex="none" style:country-complex="none" style:font-size-asian="10pt" style:font-size-complex="10pt" style:font-name-asian="Segoe UI" style:font-name-complex="Segoe UI" fo:font-weight="normal" style:font-weight-asian="normal" style:font-weight-complex="normal" fo:font-style="normal" style:font-style-asian="normal" style:font-style-complex="normal" fo:color="#000000"/>
    </style:style>
    <style:style style:name="T317" style:family="text">
      <style:text-properties style:font-name="Segoe UI" fo:font-size="9pt" fo:language="de" fo:country="DE" style:font-name-asian="Segoe UI" style:font-name-complex="Segoe UI" style:font-size-asian="9pt" style:font-size-complex="9pt" fo:color="#000000"/>
    </style:style>
    <style:style style:name="T318" style:family="text">
      <style:text-properties fo:font-size="10pt" style:font-size-asian="10pt" style:font-size-complex="10pt" fo:color="#000000"/>
    </style:style>
    <style:style style:name="T319" style:family="text">
      <style:text-properties style:text-position="super 58%"/>
    </style:style>
    <style:style style:name="T320" style:family="text">
      <style:text-properties fo:color="#000000" fo:font-weight="bold" style:font-weight-asian="bold" style:font-weight-complex="bold"/>
    </style:style>
    <style:style style:name="T321" style:family="text">
      <style:text-properties fo:color="#a80000" fo:font-weight="normal" fo:font-style="italic" style:font-weight-asian="normal" style:font-weight-complex="normal" style:font-style-asian="italic" style:font-style-complex="italic"/>
    </style:style>
    <style:style style:name="T322" style:family="text">
      <style:text-properties fo:color="#a80000" fo:font-weight="normal" fo:font-style="italic" style:font-weight-asian="normal" style:font-weight-complex="normal" style:font-style-asian="italic" style:font-style-complex="italic" style:font-name="Segoe UI" fo:font-size="9pt" fo:language="de" fo:country="DE" style:font-name-asian="Segoe UI" style:font-name-complex="Segoe UI" style:font-size-asian="9pt" style:font-size-complex="9pt"/>
    </style:style>
    <style:style style:name="T323" style:family="text">
      <style:text-properties fo:font-weight="normal" fo:font-style="italic" style:font-weight-asian="normal" style:font-weight-complex="normal" style:font-style-asian="italic" style:font-style-complex="italic" style:font-name="Segoe UI" fo:font-size="9pt" fo:language="de" fo:country="DE" style:font-name-asian="Segoe UI" style:font-name-complex="Segoe UI" style:font-size-asian="9pt" style:font-size-complex="9pt" fo:color="#800000"/>
    </style:style>
    <style:style style:name="T324" style:family="text">
      <style:text-properties fo:color="#000000" style:font-name="Times New Roman" fo:font-size="10.5pt" fo:font-weight="normal" style:text-underline-style="none" style:text-underline-color="font-color" style:text-line-through-type="none" fo:font-style="normal" style:text-outline="false" fo:text-shadow="none" style:letter-kerning="true" fo:language="de" fo:country="DE" style:language-asian="hi" style:country-asian="IN" style:font-name-asian="Times New Roman" style:font-name-complex="Times New Roman" style:font-size-asian="10.5pt" style:font-weight-asian="normal" style:font-weight-complex="normal" style:font-style-asian="normal" style:font-style-complex="normal" style:text-emphasize="none"/>
    </style:style>
    <style:style style:name="T325" style:family="text">
      <style:text-properties style:font-name="Times New Roman" fo:font-size="10.5pt" fo:font-weight="normal" style:text-underline-style="none" style:text-underline-color="font-color" style:text-line-through-type="none" fo:font-style="normal" style:text-outline="false" fo:text-shadow="none" style:letter-kerning="true" fo:language="de" fo:country="DE" style:language-asian="hi" style:country-asian="IN" style:font-name-complex="Times New Roman" style:font-size-asian="10.5pt" style:font-weight-asian="normal" style:font-weight-complex="normal" style:font-style-asian="normal" style:font-style-complex="normal" style:text-emphasize="none" style:font-name-asian="Segoe UI"/>
    </style:style>
    <style:style style:name="T326" style:family="text">
      <style:text-properties style:font-name="Times New Roman" fo:font-size="10.5pt" fo:font-weight="normal" style:letter-kerning="true" fo:language="de" fo:country="DE" style:language-asian="hi" style:country-asian="IN" style:font-name-complex="Times New Roman" style:font-size-asian="10.5pt" style:font-weight-asian="normal" style:font-weight-complex="normal" style:font-name-asian="Segoe UI"/>
    </style:style>
    <style:style style:name="T327" style:family="text">
      <style:text-properties style:font-name="Times New Roman" fo:font-size="10.5pt" fo:font-weight="normal" style:letter-kerning="true" fo:language="de" fo:country="DE" style:language-asian="hi" style:country-asian="IN" style:font-name-complex="Times New Roman" style:font-size-asian="10.5pt" style:font-weight-asian="normal" style:font-weight-complex="normal" style:font-name-asian="Segoe UI" fo:font-style="italic" style:font-style-asian="italic" style:font-style-complex="italic"/>
    </style:style>
    <style:style style:name="T328" style:family="text">
      <style:text-properties style:font-name="Times New Roman" fo:font-size="10.5pt" style:letter-kerning="true" fo:language="de" fo:country="DE" style:language-asian="hi" style:country-asian="IN" style:font-name-complex="Times New Roman" style:font-size-asian="10.5pt" fo:color="#000000" fo:font-weight="bold" style:text-underline-style="none" style:text-underline-color="font-color" style:text-line-through-type="none" fo:font-style="normal" style:text-outline="false" fo:text-shadow="none" style:font-name-asian="Times New Roman" style:font-weight-asian="bold" style:font-weight-complex="bold" style:font-style-asian="normal" style:font-style-complex="normal" style:text-emphasize="none"/>
    </style:style>
    <style:style style:name="T329" style:family="text">
      <style:text-properties fo:color="#000000" fo:font-size="12pt" fo:font-weight="normal" style:font-weight-asian="normal" style:font-weight-complex="normal"/>
    </style:style>
    <style:style style:name="T330" style:family="text">
      <style:text-properties fo:color="#000000" fo:font-size="12pt" fo:font-weight="bold" style:font-weight-asian="bold" style:font-weight-complex="bold"/>
    </style:style>
    <style:style style:name="T331" style:family="text">
      <style:text-properties fo:font-size="12pt"/>
    </style:style>
    <style:style style:name="T332" style:family="text">
      <style:text-properties fo:font-style="italic" style:font-style-asian="italic" style:font-style-complex="italic" fo:font-weight="normal" style:font-weight-asian="normal" style:font-weight-complex="normal" fo:color="#800000" style:font-name="Segoe UI" fo:font-size="9pt" fo:language="de" fo:country="DE" style:font-name-asian="Segoe UI" style:font-name-complex="Segoe UI" style:font-size-asian="9pt" style:font-size-complex="9pt"/>
    </style:style>
    <style:style style:name="T333" style:family="text">
      <style:text-properties fo:color="#000000" fo:font-style="italic" style:font-style-asian="italic" style:font-style-complex="italic"/>
    </style:style>
    <style:style style:name="T334" style:family="text">
      <style:text-properties fo:font-style="italic" style:font-style-asian="italic" style:font-style-complex="italic" fo:color="#a80000"/>
    </style:style>
    <style:style style:name="T335" style:family="text">
      <style:text-properties fo:font-style="italic" style:font-style-asian="italic" style:font-style-complex="italic" fo:color="#a80000" fo:font-weight="normal" style:font-weight-asian="normal" style:font-weight-complex="normal"/>
    </style:style>
    <style:style style:name="T336" style:family="text">
      <style:text-properties fo:font-style="italic" style:font-style-asian="italic" style:font-style-complex="italic" fo:color="#a80000" fo:font-weight="normal" style:font-weight-asian="normal" style:font-weight-complex="normal" style:font-name="Segoe UI" fo:font-size="9pt" fo:language="de" fo:country="DE" style:font-name-asian="Segoe UI" style:font-name-complex="Segoe UI" style:font-size-asian="9pt" style:font-size-complex="9pt"/>
    </style:style>
    <style:style style:name="T337" style:family="text">
      <style:text-properties fo:font-style="italic" style:font-style-asian="italic" style:font-style-complex="italic" fo:font-weight="normal" style:font-weight-asian="normal" style:font-weight-complex="normal" style:font-name="Segoe UI" fo:font-size="9pt" fo:language="de" fo:country="DE" style:font-name-asian="Segoe UI" style:font-name-complex="Segoe UI" style:font-size-asian="9pt" style:font-size-complex="9pt" fo:color="#800000"/>
    </style:style>
    <style:style style:name="T338" style:family="text">
      <style:text-properties fo:color="#ff0000"/>
    </style:style>
    <style:style style:name="T339" style:family="text">
      <style:text-properties fo:color="#a80000" fo:font-style="italic" style:font-style-asian="italic" style:font-style-complex="italic"/>
    </style:style>
    <style:style style:name="T340" style:family="text">
      <style:text-properties fo:color="#a80000" fo:font-style="italic" style:font-style-asian="italic" style:font-style-complex="italic" fo:font-weight="normal" style:font-weight-asian="normal" style:font-weight-complex="normal"/>
    </style:style>
    <style:style style:name="T341" style:family="text">
      <style:text-properties fo:color="#a80000" fo:font-style="italic" style:font-style-asian="italic" style:font-style-complex="italic" fo:font-weight="normal" style:font-weight-asian="normal" style:font-weight-complex="normal" style:font-name="Segoe UI" fo:font-size="9pt" fo:language="de" fo:country="DE" style:font-name-asian="Segoe UI" style:font-name-complex="Segoe UI" style:font-size-asian="9pt" style:font-size-complex="9pt"/>
    </style:style>
    <style:style style:name="T342" style:family="text">
      <style:text-properties fo:font-weight="normal" fo:font-style="italic" style:font-weight-asian="normal" style:font-weight-complex="normal" style:font-style-asian="italic" style:font-style-complex="italic" fo:color="#a80000"/>
    </style:style>
    <style:style style:name="T343" style:family="text">
      <style:text-properties fo:font-weight="normal" fo:font-style="italic" style:font-weight-asian="normal" style:font-weight-complex="normal" style:font-style-asian="italic" style:font-style-complex="italic" fo:color="#a80000" style:font-name="Segoe UI" fo:font-size="9pt" fo:language="de" fo:country="DE" style:font-name-asian="Segoe UI" style:font-name-complex="Segoe UI" style:font-size-asian="9pt" style:font-size-complex="9pt"/>
    </style:style>
    <style:style style:name="T344" style:family="text">
      <style:text-properties fo:font-style="normal" style:font-style-asian="normal" style:font-style-complex="normal"/>
    </style:style>
    <style:style style:name="T345" style:family="text">
      <style:text-properties style:font-name="Times New Roman" fo:font-style="italic" fo:language="en" fo:country="US" style:language-asian="none" style:country-asian="none" style:language-complex="none" style:country-complex="none" style:font-name-asian="Segoe UI" style:font-name-complex="Segoe UI" style:font-size-asian="10pt" style:font-size-complex="10pt" style:font-style-asian="italic" style:font-style-complex="italic" fo:color="#800000"/>
    </style:style>
    <style:style style:name="T346" style:family="text">
      <style:text-properties fo:font-style="italic" style:font-style-asian="italic" style:font-style-complex="italic" style:font-name="Times New Roman" fo:language="en" fo:country="US" style:language-asian="none" style:country-asian="none" style:language-complex="none" style:country-complex="none" style:font-name-asian="Segoe UI" style:font-name-complex="Segoe UI" style:font-size-asian="10pt" style:font-size-complex="10pt"/>
    </style:style>
    <style:style style:name="T347" style:family="text">
      <style:text-properties fo:color="#2b2bd2" fo:font-weight="normal" fo:font-style="italic" style:font-weight-asian="normal" style:font-weight-complex="normal" style:font-style-asian="italic" style:font-style-complex="italic"/>
    </style:style>
    <style:style style:name="T348" style:family="text">
      <style:text-properties fo:color="#2b2bd2"/>
    </style:style>
    <style:style style:name="T349" style:family="text">
      <style:text-properties fo:color="#000000" style:font-name="Times New Roman" fo:font-weight="normal" style:text-underline-style="none" style:text-underline-color="font-color" style:text-line-through-type="none" fo:font-style="normal" style:text-outline="false" fo:text-shadow="none" style:letter-kerning="true" fo:language="de" fo:country="DE" style:language-asian="hi" style:country-asian="IN" style:font-name-asian="Times New Roman" style:font-name-complex="Times New Roman" style:font-size-asian="10.5pt" style:font-weight-asian="normal" style:font-weight-complex="normal" style:font-style-asian="normal" style:font-style-complex="normal" style:text-emphasize="none"/>
    </style:style>
    <style:style style:name="T350" style:family="text">
      <style:text-properties style:font-size-asian="10pt" style:font-size-complex="10pt" style:font-name-asian="TimesNewRoman" style:font-name-complex="TimesNewRoman"/>
    </style:style>
    <style:style style:name="T351" style:family="text">
      <style:text-properties style:font-size-asian="10pt" style:font-size-complex="10pt" style:font-name-asian="TimesNewRoman" style:font-name-complex="TimesNewRoman" fo:color="#000000"/>
    </style:style>
    <style:style style:name="T352" style:family="text">
      <style:text-properties style:font-size-asian="10pt" style:font-size-complex="10pt" style:font-name-asian="TimesNewRoman" fo:color="#000000" fo:font-weight="normal" style:text-underline-style="none" style:text-underline-color="font-color" style:text-line-through-type="none" fo:font-style="italic" style:text-outline="false" fo:text-shadow="none" style:text-position="0% 100%" style:font-name-complex="Liberation Sans" style:font-weight-asian="normal" style:font-weight-complex="normal" style:font-style-asian="italic" style:font-style-complex="italic"/>
    </style:style>
    <style:style style:name="T353" style:family="text">
      <style:text-properties fo:color="#222222"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Fd1710069-Identity-H" style:font-name-complex="Fd1710069-Identity-H"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54" style:family="text">
      <style:text-properties fo:color="#222222"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Fd3078752-Identity-H" style:font-name-complex="Fd3078752-Identity-H"/>
    </style:style>
    <style:style style:name="T355" style:family="text">
      <style:text-properties fo:language="de" fo:country="DE" style:font-name-asian="Segoe UI" style:font-name-complex="Segoe UI" style:font-size-asian="11pt" style:font-size-complex="11pt"/>
    </style:style>
    <style:style style:name="T356" style:family="text">
      <style:text-properties fo:language="de" fo:country="DE" style:font-size-asian="11pt" style:font-size-complex="11pt" style:font-name="Times New Roman" style:font-name-asian="Times New Roman" style:font-name-complex="Times New Roman"/>
    </style:style>
    <style:style style:name="T357" style:family="text">
      <style:text-properties fo:language="de" fo:country="DE" style:font-size-asian="11pt" style:font-size-complex="11pt" style:font-name-asian="Segoe UI" style:font-name-complex="Segoe UI"/>
    </style:style>
    <style:style style:name="T358" style:family="text">
      <style:text-properties fo:font-size="10pt" style:font-size-asian="10pt" style:font-size-complex="10pt" fo:color="#101010" style:font-name-asian="Fd2984056-Identity-H" style:font-name-complex="Fd2984056-Identity-H"/>
    </style:style>
    <style:style style:name="T359" style:family="text">
      <style:text-properties style:font-size-asian="10pt" style:font-size-complex="10pt" style:font-name-asian="TimesIndoGermania" style:font-name-complex="TimesIndoGermania"/>
    </style:style>
    <style:style style:name="T360" style:family="text">
      <style:text-properties fo:color="#191919" style:font-name="Fd1286902-Identity-H" fo:font-size="9.5pt" style:font-name-asian="Fd1286902-Identity-H" style:font-name-complex="Fd1286902-Identity-H" style:font-size-asian="9.5pt" style:font-size-complex="9.5pt"/>
    </style:style>
    <style:style style:name="T361" style:family="text">
      <style:text-properties style:font-name="Times New Roman" style:font-size-asian="10pt" style:font-size-complex="10pt" fo:font-style="italic" style:font-style-asian="italic" style:font-style-complex="italic"/>
    </style:style>
    <style:style style:name="T362" style:family="text">
      <style:text-properties style:font-name="Times New Roman" style:font-size-asian="10pt" style:font-size-complex="10pt" fo:font-style="italic" style:font-style-asian="italic" style:font-style-complex="italic" fo:language="de" fo:country="DE" style:font-name-asian="Segoe UI" style:font-name-complex="Segoe UI"/>
    </style:style>
    <style:style style:name="T363" style:family="text">
      <style:text-properties style:font-name="Times New Roman" style:font-size-asian="10pt" style:font-size-complex="10pt" fo:language="de" fo:country="DE" style:font-name-asian="Segoe UI" style:font-name-complex="Segoe UI"/>
    </style:style>
    <style:style style:name="T364" style:family="text">
      <style:text-properties fo:font-size="10pt" style:font-size-asian="10pt" style:font-size-complex="10pt" fo:font-style="italic" style:font-style-asian="italic" style:font-style-complex="italic"/>
    </style:style>
    <style:style style:name="T365" style:family="text">
      <style:text-properties fo:font-size="10pt" style:font-size-asian="10pt" style:font-size-complex="10pt" fo:font-style="italic" style:font-style-asian="italic" style:font-style-complex="italic" fo:font-weight="normal" style:font-name-asian="Segoe UI" style:font-name-complex="Segoe UI" style:font-weight-asian="normal" style:font-weight-complex="normal"/>
    </style:style>
    <style:style style:name="T366" style:family="text">
      <style:text-properties fo:color="#00b05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367" style:family="text">
      <style:text-properties fo:color="#000000" fo:font-size="10pt" fo:font-weight="normal" style:text-underline-style="none" style:text-underline-color="font-color" style:text-line-through-type="none" fo:font-style="normal" style:text-outline="false" fo:text-shadow="none" style:text-position="0% 100%" style:font-name-complex="Liberation Sans" style:font-size-asian="10pt" style:font-size-complex="10pt" style:font-weight-asian="normal" style:font-weight-complex="normal" style:font-style-asian="normal" style:font-style-complex="normal"/>
    </style:style>
    <style:style style:name="T368" style:family="text">
      <style:text-properties style:font-name="Segoe UI" fo:font-size="9pt" fo:language="none" fo:country="none" style:font-name-asian="Segoe UI" style:font-name-complex="Segoe UI" style:font-size-asian="9pt" style:font-size-complex="9pt"/>
    </style:style>
    <style:style style:name="T369" style:family="text">
      <style:text-properties fo:font-weight="normal" style:text-underline-style="none" style:text-underline-color="font-color" style:text-line-through-type="none" style:text-outline="false" fo:text-shadow="none" style:text-position="0% 100%" style:font-weight-asian="normal" style:font-weight-complex="normal" fo:color="#004586" style:font-name="Arial" fo:font-size="10pt" fo:font-style="italic" style:font-name-complex="Arial" style:font-size-asian="10pt" style:font-size-complex="10pt" style:font-style-asian="italic" style:font-style-complex="italic"/>
    </style:style>
    <style:style style:name="T370" style:family="text">
      <style:text-properties fo:font-weight="normal" style:text-underline-style="none" style:text-underline-color="font-color" style:text-line-through-type="none" style:text-outline="false" fo:text-shadow="none" style:text-position="0% 100%" style:font-weight-asian="normal" style:font-weight-complex="normal" fo:color="#008000" style:font-name="Arial" fo:font-size="10pt" fo:font-style="italic" style:font-name-complex="Arial" style:font-size-asian="10pt" style:font-size-complex="10pt" style:font-style-asian="italic" style:font-style-complex="italic"/>
    </style:style>
    <style:style style:name="T371" style:family="text">
      <style:text-properties fo:color="#004586" fo:font-size="10pt" style:font-size-asian="10pt" style:font-size-complex="10pt"/>
    </style:style>
    <style:style style:name="T372" style:family="text">
      <style:text-properties fo:color="#004586" fo:font-size="10pt" style:font-size-asian="10pt" style:font-size-complex="10pt" fo:font-weight="normal" style:text-underline-style="none" style:text-underline-color="font-color" style:text-line-through-type="none" fo:font-style="normal" style:text-outline="false" fo:text-shadow="none" style:text-position="0% 100%" style:font-name-complex="Liberation Sans" style:font-weight-asian="normal" style:font-weight-complex="normal" style:font-style-asian="normal" style:font-style-complex="normal"/>
    </style:style>
    <style:style style:name="T373" style:family="text">
      <style:text-properties fo:color="#004586" fo:font-size="10pt" style:font-size-asian="10pt" style:font-size-complex="10pt" fo:font-weight="normal" style:text-underline-style="none" style:text-underline-color="font-color" style:text-line-through-type="none" style:text-outline="false" fo:text-shadow="none" style:text-position="0% 100%" style:font-weight-asian="normal" style:font-weight-complex="normal" fo:font-style="italic" style:font-name-complex="Arial" style:font-style-asian="italic" style:font-style-complex="italic"/>
    </style:style>
    <style:style style:name="T374" style:family="text">
      <style:text-properties fo:font-weight="bold" fo:language="de" fo:country="DE" style:font-name-asian="Segoe UI" style:font-name-complex="Segoe UI" style:font-size-asian="9pt" style:font-size-complex="9pt"/>
    </style:style>
    <style:style style:name="T375" style:family="text">
      <style:text-properties fo:color="#000000" style:font-name="Liberation Sans" fo:font-size="11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Liberation San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76" style:family="text">
      <style:text-properties fo:font-size="10pt" style:font-size-asian="10pt" style:font-size-complex="10pt" fo:font-weight="normal" style:font-weight-asian="normal" style:font-weight-complex="normal"/>
    </style:style>
    <style:style style:name="T377" style:family="text">
      <style:text-properties fo:font-size="10pt" style:font-size-asian="10pt" style:font-size-complex="10pt" fo:font-weight="normal" style:font-weight-asian="normal" style:font-weight-complex="normal" fo:language="de" fo:country="DE" style:font-name-asian="Segoe UI" style:font-name-complex="Segoe UI"/>
    </style:style>
    <style:style style:name="T378" style:family="text">
      <style:text-properties fo:font-size="10pt" style:font-size-asian="10pt" style:font-size-complex="10pt" fo:language="de" fo:country="DE" style:font-name-asian="Segoe UI" style:font-name-complex="Segoe UI" fo:font-weight="bold"/>
    </style:style>
    <style:style style:name="T379" style:family="text">
      <style:text-properties fo:font-size="10pt" fo:font-weight="normal" fo:language="de" fo:country="DE" style:font-name-asian="Segoe UI" style:font-name-complex="Segoe UI" style:font-size-asian="10pt" style:font-size-complex="10pt" style:font-weight-asian="normal" style:font-weight-complex="normal"/>
    </style:style>
    <style:style style:name="T380" style:family="text">
      <style:text-properties fo:language="de" fo:country="DE" style:font-name-asian="Segoe UI" style:font-name-complex="Segoe UI" fo:font-weight="bold" style:font-size-asian="9pt" style:font-size-complex="9pt"/>
    </style:style>
    <style:style style:name="T381" style:family="text">
      <style:text-properties fo:language="de" fo:country="DE" style:font-name-asian="Segoe UI" style:font-name-complex="Segoe UI" style:font-size-asian="9pt" style:font-size-complex="9pt" fo:font-weight="bold" style:font-weight-asian="bold" style:font-weight-complex="bold"/>
    </style:style>
    <style:style style:name="T382" style:family="text">
      <style:text-properties fo:color="#666666"/>
    </style:style>
    <style:style style:name="T383" style:family="text">
      <style:text-properties fo:color="#666666" fo:font-weight="bold" style:font-weight-asian="bold" style:font-weight-complex="bold"/>
    </style:style>
    <style:style style:name="T384" style:family="text">
      <style:text-properties fo:color="#004586" fo:font-size="10pt" fo:font-style="italic" style:font-size-asian="10pt" style:font-size-complex="10pt" style:font-style-asian="italic" style:font-style-complex="italic"/>
    </style:style>
    <style:style style:name="T385" style:family="text">
      <style:text-properties fo:font-size="10pt" style:font-size-asian="10pt" style:font-size-complex="10pt" fo:color="#000000" style:font-name="Arial"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Arial" style:font-weight-asian="normal" style:font-weight-complex="normal" style:font-style-asian="normal" style:font-style-complex="normal" style:text-emphasize="none" style:font-relief="none" style:text-overline-style="none" style:text-overline-color="font-color"/>
    </style:style>
    <style:style style:name="T386" style:family="text">
      <style:text-properties fo:font-size="10pt" style:font-size-asian="10pt" style:font-size-complex="10pt" style:font-name="Arial"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Arial" style:font-weight-asian="normal" style:font-weight-complex="normal" style:font-style-asian="normal" style:font-style-complex="normal" style:text-emphasize="none" style:font-relief="none" style:text-overline-style="none" style:text-overline-color="font-color" fo:color="#0053a8"/>
    </style:style>
    <style:style style:name="T387" style:family="text">
      <style:text-properties fo:font-size="10pt" style:font-size-asian="10pt" style:font-size-complex="10pt" style:font-name="Arial"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Arial" style:font-weight-asian="normal" style:font-weight-complex="normal" style:font-style-asian="normal" style:font-style-complex="normal" style:text-emphasize="none" style:font-relief="none" style:text-overline-style="none" style:text-overline-color="font-color" fo:color="#000000"/>
    </style:style>
    <style:style style:name="T388" style:family="text">
      <style:text-properties fo:font-size="10pt" fo:font-style="italic" style:font-size-asian="10pt" style:font-size-complex="10pt" style:font-style-asian="italic" style:font-style-complex="italic" fo:color="#000000" fo:font-weight="normal" style:text-underline-style="none" style:text-underline-color="font-color" style:text-line-through-type="none" style:text-outline="false" fo:text-shadow="none" style:text-position="0% 100%" style:font-name-complex="Arial" style:font-weight-asian="normal" style:font-weight-complex="normal"/>
    </style:style>
    <style:style style:name="T389" style:family="text">
      <style:text-properties fo:color="#004586" style:font-name="Arial" fo:font-size="10pt" fo:font-style="italic" style:font-size-asian="10pt" style:font-size-complex="10pt" style:font-style-asian="italic" style:font-style-complex="italic"/>
    </style:style>
    <style:style style:name="T390" style:family="text">
      <style:text-properties fo:color="#004586" style:font-name="Arial" fo:font-size="10pt" fo:font-style="italic" style:font-size-asian="10pt" style:font-size-complex="10pt" style:font-style-asian="italic" style:font-style-complex="italic" fo:font-weight="normal" style:text-underline-style="none" style:text-underline-color="font-color" style:text-line-through-type="none" style:text-outline="false" fo:text-shadow="none" style:text-position="0% 100%" style:font-name-complex="Arial" style:font-weight-asian="normal" style:font-weight-complex="normal"/>
    </style:style>
    <style:style style:name="T391" style:family="text">
      <style:text-properties style:font-name="Arial" fo:font-size="10pt" fo:font-style="italic" style:font-size-asian="10pt" style:font-size-complex="10pt" style:font-style-asian="italic" style:font-style-complex="italic" fo:font-weight="normal" style:text-underline-style="none" style:text-underline-color="font-color" style:text-line-through-type="none" style:text-outline="false" fo:text-shadow="none" style:text-position="0% 100%" style:font-name-complex="Arial" style:font-weight-asian="normal" style:font-weight-complex="normal"/>
    </style:style>
    <style:style style:name="T392" style:family="text">
      <style:text-properties fo:font-size="10pt" style:font-size-asian="10pt" style:font-size-complex="10pt" fo:color="#000000" fo:font-weight="normal" style:text-underline-style="none" style:text-underline-color="font-color" style:text-line-through-type="none" fo:font-style="normal" style:text-outline="false" fo:text-shadow="none" style:text-position="0% 100%" style:font-name-complex="Arial" style:font-weight-asian="normal" style:font-weight-complex="normal" style:font-style-asian="normal" style:font-style-complex="normal"/>
    </style:style>
    <style:style style:name="T393" style:family="text">
      <style:text-properties fo:font-size="10pt" style:font-size-asian="10pt" style:font-size-complex="10pt" fo:color="#000000" fo:font-weight="normal" style:text-underline-style="none" style:text-underline-color="font-color" style:text-line-through-type="none" style:text-outline="false" fo:text-shadow="none" style:text-position="0% 100%" style:font-name-complex="Arial" style:font-weight-asian="normal" style:font-weight-complex="normal" fo:font-style="italic" style:font-style-asian="italic" style:font-style-complex="italic"/>
    </style:style>
    <style:style style:name="T394" style:family="text">
      <style:text-properties fo:color="#004586" fo:font-size="10pt" fo:font-style="italic" style:font-size-asian="10pt" style:font-size-complex="10pt" style:font-style-asian="italic" style:font-style-complex="italic" fo:font-weight="normal" style:text-underline-style="none" style:text-underline-color="font-color" style:text-line-through-type="none" style:text-outline="false" fo:text-shadow="none" style:text-position="0% 100%" style:font-name-complex="Arial" style:font-weight-asian="normal" style:font-weight-complex="normal"/>
    </style:style>
    <style:style style:name="T395" style:family="text">
      <style:text-properties style:font-name="Arial" fo:font-weight="normal" style:text-underline-style="none" style:text-underline-color="font-color" style:text-line-through-type="none" style:text-outline="false" fo:text-shadow="none" style:text-position="0% 100%" style:font-name-complex="Arial" style:font-weight-asian="normal" style:font-weight-complex="normal" fo:font-size="10pt" fo:font-style="italic" style:font-size-asian="10pt" style:font-size-complex="10pt" style:font-style-asian="italic" style:font-style-complex="italic"/>
    </style:style>
    <style:style style:name="T396" style:family="text">
      <style:text-properties fo:color="#004586" style:font-name="Arial"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97"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style>
    <style:style style:name="T398" style:family="text">
      <style:text-properties fo:color="#000000" style:font-name="Times New Roman"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Liberation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99" style:family="text">
      <style:text-properties fo:color="#000000" style:font-name="Times New Roman"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Segoe UI" style:font-name-complex="Segoe UI"/>
    </style:style>
    <style:style style:name="T400" style:family="text">
      <style:text-properties fo:font-size="10pt" fo:font-style="normal" style:font-size-asian="10pt" style:font-size-complex="10pt" style:font-style-asian="normal" style:font-style-complex="normal"/>
    </style:style>
    <style:style style:name="T401" style:family="text">
      <style:text-properties fo:font-size="10pt" style:font-size-asian="10pt" style:font-size-complex="10pt" fo:color="#004586" fo:font-weight="normal" style:text-underline-style="none" style:text-underline-color="font-color" style:text-line-through-type="none" fo:font-style="italic" style:text-outline="false" fo:text-shadow="none" style:text-position="0% 100%" style:font-name-complex="Liberation Sans"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iteration table:maximum-difference="0.0001"/>
      </table:calculation-settings>
      <table:table table:name="Auswertung" table:style-name="ta1">
        <office:forms form:automatic-focus="false" form:apply-design-mode="false"/>
        <table:shapes>
          <draw:frame draw:z-index="0" draw:style-name="gr1" draw:text-style-name="P1" svg:width="210.97mm" svg:height="126.3mm" svg:x="774.56mm" svg:y="662.59mm">
            <draw:object draw:notify-on-update-of-ranges="Auswertung.C75:Auswertung.C79 Auswertung.E75:Auswertung.E79 Auswertung.Q71:Auswertung.Q71 Auswertung.P3:Auswertung.P3 Auswertung.F75:Auswertung.F79 Auswertung.R71:Auswertung.R71 Auswertung.M71:Auswertung.M71 Auswertung.M75:Auswertung.M79" xlink:href="./Object 1" xlink:type="simple" xlink:show="embed" xlink:actuate="onLoad">
              <loext:p/>
            </draw:object>
            <draw:image xlink:href="./ObjectReplacements/Object 1" xlink:type="simple" xlink:show="embed" xlink:actuate="onLoad"/>
          </draw:frame>
          <draw:frame draw:z-index="1" draw:style-name="gr1" draw:text-style-name="P1" svg:width="160.06mm" svg:height="89.99mm" svg:x="1416.75mm" svg:y="401.34mm">
            <draw:object draw:notify-on-update-of-ranges="Auswertung.C75:Auswertung.C76 Auswertung.E75:Auswertung.E76 Auswertung.F71:Auswertung.F71 Auswertung.F75:Auswertung.F76 Auswertung.M71:Auswertung.M71 Auswertung.M75:Auswertung.M76" xlink:href="./Object 2" xlink:type="simple" xlink:show="embed" xlink:actuate="onLoad">
              <loext:p/>
            </draw:object>
            <draw:image xlink:href="./ObjectReplacements/Object 2" xlink:type="simple" xlink:show="embed" xlink:actuate="onLoad"/>
          </draw:frame>
          <draw:frame draw:z-index="2" draw:style-name="gr1" draw:text-style-name="P1" svg:width="159.99mm" svg:height="89.99mm" svg:x="977.74mm" svg:y="436.27mm">
            <draw:object draw:notify-on-update-of-ranges="Auswertung.E78:Auswertung.E79 Auswertung.F78:Auswertung.F79 Auswertung.M78:Auswertung.M79" xlink:href="./Object 3" xlink:type="simple" xlink:show="embed" xlink:actuate="onLoad">
              <loext:p/>
            </draw:object>
            <draw:image xlink:href="./ObjectReplacements/Object 3" xlink:type="simple" xlink:show="embed" xlink:actuate="onLoad"/>
          </draw:frame>
          <draw:frame draw:z-index="3" draw:style-name="gr1" draw:text-style-name="P1" svg:width="183.59mm" svg:height="102.1mm" svg:x="58.85mm" svg:y="496.01mm">
            <draw:object draw:notify-on-update-of-ranges="Auswertung.C78:Auswertung.C79 Auswertung.E71:Auswertung.E71 Auswertung.E78:Auswertung.E79 Auswertung.F71:Auswertung.F71 Auswertung.F78:Auswertung.F79 Auswertung.M71:Auswertung.M71 Auswertung.M78:Auswertung.M79" xlink:href="./Object 4" xlink:type="simple" xlink:show="embed" xlink:actuate="onLoad">
              <loext:p/>
            </draw:object>
            <draw:image xlink:href="./ObjectReplacements/Object 4" xlink:type="simple" xlink:show="embed" xlink:actuate="onLoad"/>
          </draw:frame>
          <draw:frame draw:z-index="4" draw:style-name="gr1" draw:text-style-name="P1" svg:width="285.66mm" svg:height="96.61mm" svg:x="282.61mm" svg:y="298.83mm">
            <draw:object draw:notify-on-update-of-ranges="Auswertung.H62:Auswertung.H63 Auswertung.I61:Auswertung.I61 Auswertung.I62:Auswertung.I63 Auswertung.J61:Auswertung.J61 Auswertung.J62:Auswertung.J63 Auswertung.K61:Auswertung.K61 Auswertung.K62:Auswertung.K63 Auswertung.L61:Auswertung.L61 Auswertung.L62:Auswertung.L63 Auswertung.M61:Auswertung.M61 Auswertung.M62:Auswertung.M63" xlink:href="./Object 5" xlink:type="simple" xlink:show="embed" xlink:actuate="onLoad">
              <loext:p/>
            </draw:object>
            <draw:image xlink:href="./ObjectReplacements/Object 5" xlink:type="simple" xlink:show="embed" xlink:actuate="onLoad"/>
          </draw:frame>
          <draw:frame draw:z-index="5" draw:style-name="gr1" draw:text-style-name="P1" svg:width="362.83mm" svg:height="169.64mm" svg:x="173.28mm" svg:y="419.14mm">
            <draw:object draw:notify-on-update-of-ranges="Auswertung.D59:Auswertung.D60 Auswertung.E59:Auswertung.E60 Auswertung.F59:Auswertung.F60 Auswertung.G59:Auswertung.G60 Auswertung.H59:Auswertung.H60 Auswertung.I59:Auswertung.I60" xlink:href="./Object 6" xlink:type="simple" xlink:show="embed" xlink:actuate="onLoad">
              <loext:p/>
            </draw:object>
            <draw:image xlink:href="./ObjectReplacements/Object 6" xlink:type="simple" xlink:show="embed" xlink:actuate="onLoad"/>
          </draw:frame>
          <draw:frame draw:z-index="6" draw:style-name="gr1" draw:text-style-name="P1" svg:width="380.43mm" svg:height="185.26mm" svg:x="302.45mm" svg:y="512.45mm">
            <draw:object draw:notify-on-update-of-ranges="Auswertung.E86:Auswertung.E87 Auswertung.F86:Auswertung.F87 Auswertung.G86:Auswertung.G87 Auswertung.H86:Auswertung.H87 Auswertung.I86:Auswertung.I87 Auswertung.J86:Auswertung.J87 Auswertung.K86:Auswertung.K87" xlink:href="./Object 7" xlink:type="simple" xlink:show="embed" xlink:actuate="onLoad">
              <loext:p/>
            </draw:object>
            <draw:image xlink:href="./ObjectReplacements/Object 7" xlink:type="simple" xlink:show="embed" xlink:actuate="onLoad"/>
          </draw:frame>
          <draw:frame draw:z-index="7" draw:style-name="gr1" draw:text-style-name="P1" svg:width="330.33mm" svg:height="143.88mm" svg:x="678.01mm" svg:y="421.48mm">
            <draw:object draw:notify-on-update-of-ranges="Auswertung.L86:Auswertung.L87 Auswertung.N86:Auswertung.N87 Auswertung.P86:Auswertung.P87" xlink:href="./Object 8" xlink:type="simple" xlink:show="embed" xlink:actuate="onLoad">
              <loext:p/>
            </draw:object>
            <draw:image xlink:href="./ObjectReplacements/Object 8" xlink:type="simple" xlink:show="embed" xlink:actuate="onLoad"/>
          </draw:frame>
        </table:shapes>
        <table:table-column table:style-name="co1" table:default-cell-style-name="ce15"/>
        <table:table-column table:style-name="co2" table:default-cell-style-name="ce42"/>
        <table:table-column table:style-name="co3" table:default-cell-style-name="ce61"/>
        <table:table-column table:style-name="co2" table:default-cell-style-name="ce61"/>
        <table:table-column table:style-name="co2" table:number-columns-repeated="4" table:default-cell-style-name="ce15"/>
        <table:table-column table:style-name="co4" table:default-cell-style-name="ce15"/>
        <table:table-column table:style-name="co2" table:number-columns-repeated="4" table:default-cell-style-name="ce15"/>
        <table:table-column table:style-name="co2" table:default-cell-style-name="ce84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number-columns-repeated="2" table:default-cell-style-name="ce15"/>
        <table:table-column table:style-name="co10" table:default-cell-style-name="ce15"/>
        <table:table-column table:style-name="co11" table:default-cell-style-name="ce15"/>
        <table:table-column table:style-name="co12" table:default-cell-style-name="ce15"/>
        <table:table-column table:style-name="co13" table:default-cell-style-name="ce15"/>
        <table:table-column table:style-name="co14" table:default-cell-style-name="ce15"/>
        <table:table-column table:style-name="co15" table:default-cell-style-name="ce157"/>
        <table:table-column table:style-name="co16" table:default-cell-style-name="ce180"/>
        <table:table-column table:style-name="co17" table:default-cell-style-name="ce24"/>
        <table:table-column table:style-name="co18" table:default-cell-style-name="ce15"/>
        <table:table-column table:style-name="co19" table:default-cell-style-name="ce15"/>
        <table:table-column table:style-name="co20" table:default-cell-style-name="ce15"/>
        <table:table-column table:style-name="co21" table:default-cell-style-name="ce15"/>
        <table:table-column table:style-name="co11" table:default-cell-style-name="ce15"/>
        <table:table-column table:style-name="co22" table:default-cell-style-name="ce15"/>
        <table:table-column table:style-name="co23" table:default-cell-style-name="ce15"/>
        <table:table-column table:style-name="co24" table:default-cell-style-name="ce15"/>
        <table:table-column table:style-name="co11" table:default-cell-style-name="ce15"/>
        <table:table-column table:style-name="co25" table:default-cell-style-name="ce15"/>
        <table:table-column table:style-name="co26" table:default-cell-style-name="ce15"/>
        <table:table-column table:style-name="co16" table:number-columns-repeated="2" table:default-cell-style-name="ce15"/>
        <table:table-column table:style-name="co27" table:default-cell-style-name="ce15"/>
        <table:table-column table:style-name="co11" table:default-cell-style-name="ce15"/>
        <table:table-column table:style-name="co28" table:default-cell-style-name="ce15"/>
        <table:table-column table:style-name="co29" table:default-cell-style-name="ce15"/>
        <table:table-column table:style-name="co30" table:default-cell-style-name="ce15"/>
        <table:table-column table:style-name="co11" table:number-columns-repeated="18" table:default-cell-style-name="ce15"/>
        <table:table-row table:style-name="ro1">
          <table:table-cell table:style-name="ce1"/>
          <table:table-cell table:style-name="ce856"/>
          <table:table-cell table:style-name="ce44" office:value-type="string" calcext:value-type="string" table:number-columns-spanned="23" table:number-rows-spanned="1">
            <text:p>Lühr, 1984</text:p>
          </table:table-cell>
          <table:covered-table-cell table:style-name="ce44"/>
          <table:covered-table-cell table:style-name="ce901"/>
          <table:covered-table-cell table:number-columns-repeated="8" table:style-name="ce1"/>
          <table:covered-table-cell table:style-name="ce187"/>
          <table:covered-table-cell table:style-name="ce984"/>
          <table:covered-table-cell table:style-name="ce991"/>
          <table:covered-table-cell table:number-columns-repeated="5"/>
          <table:covered-table-cell table:style-name="ce328"/>
          <table:covered-table-cell/>
          <table:covered-table-cell table:number-columns-repeated="2" table:style-name="ce87"/>
          <table:table-cell table:style-name="ce1000" table:number-columns-spanned="21" table:number-rows-spanned="1"/>
          <table:covered-table-cell table:style-name="ce1018" office:value-type="string" calcext:value-type="string">
            <text:p>Ringe</text:p>
          </table:covered-table-cell>
          <table:covered-table-cell table:style-name="ce1037"/>
          <table:covered-table-cell table:number-columns-repeated="7" table:style-name="ce87"/>
          <table:covered-table-cell table:style-name="ce1052"/>
          <table:covered-table-cell table:style-name="ce991"/>
          <table:covered-table-cell table:number-columns-repeated="5"/>
          <table:covered-table-cell table:style-name="ce328"/>
          <table:covered-table-cell/>
          <table:covered-table-cell table:style-name="ce87"/>
          <table:covered-table-cell/>
          <table:table-cell table:number-columns-repeated="18"/>
        </table:table-row>
        <table:table-row table:style-name="ro1">
          <table:table-cell table:style-name="ce1"/>
          <table:table-cell table:style-name="ce856"/>
          <table:table-cell table:style-name="ce876" table:number-columns-repeated="2"/>
          <table:table-cell table:style-name="ce902" office:value-type="string" calcext:value-type="string" table:number-columns-spanned="9" table:number-rows-spanned="1">
            <text:p>Rekonstruktion</text:p>
          </table:table-cell>
          <table:covered-table-cell table:number-columns-repeated="8" table:style-name="ce1"/>
          <table:table-cell table:style-name="ce974" office:value-type="string" calcext:value-type="string" table:number-columns-spanned="12" table:number-rows-spanned="1">
            <text:p>Verhältnis zu den Belegen</text:p>
          </table:table-cell>
          <table:covered-table-cell table:style-name="ce984"/>
          <table:covered-table-cell table:style-name="ce991"/>
          <table:covered-table-cell table:number-columns-repeated="5"/>
          <table:covered-table-cell table:style-name="ce328"/>
          <table:covered-table-cell/>
          <table:covered-table-cell table:number-columns-repeated="2" table:style-name="ce87"/>
          <table:table-cell table:style-name="ce1001" table:number-columns-spanned="10" table:number-rows-spanned="1"/>
          <table:covered-table-cell table:style-name="ce1019" office:value-type="string" calcext:value-type="string">
            <text:p>Rekonstruktion</text:p>
          </table:covered-table-cell>
          <table:covered-table-cell table:style-name="ce409"/>
          <table:covered-table-cell table:number-columns-repeated="7" table:style-name="Default"/>
          <table:table-cell table:style-name="ce1053" office:value-type="string" calcext:value-type="string" table:number-columns-spanned="11" table:number-rows-spanned="1">
            <text:p>Verhältnis zu den Belegen</text:p>
          </table:table-cell>
          <table:covered-table-cell table:number-columns-repeated="9" table:style-name="Default"/>
          <table:covered-table-cell/>
          <table:table-cell table:number-columns-repeated="18"/>
        </table:table-row>
        <table:table-row table:style-name="ro2">
          <table:table-cell table:style-name="ce1" office:value-type="string" calcext:value-type="string">
            <text:p>Präteritopräsentia</text:p>
          </table:table-cell>
          <table:table-cell table:style-name="ce857" office:value-type="string" calcext:value-type="string">
            <text:p>Gesamtzahl der Lemmata</text:p>
          </table:table-cell>
          <table:table-cell table:style-name="ce877" office:value-type="string" calcext:value-type="string">
            <text:p>Summe der Zusatzannahmen bei der Rekonstruktion</text:p>
          </table:table-cell>
          <table:table-cell table:style-name="ce877"/>
          <table:table-cell table:style-name="ce86" office:value-type="string" calcext:value-type="string" table:number-columns-spanned="5" table:number-rows-spanned="1">
            <text:p>Zusatzannahmen nötig</text:p>
          </table:table-cell>
          <table:covered-table-cell table:number-columns-repeated="4"/>
          <table:table-cell table:style-name="ce959" office:value-type="string" calcext:value-type="string">
            <text:p>Summe der Probleme bei der Rekonstruktion</text:p>
          </table:table-cell>
          <table:table-cell table:style-name="ce169" office:value-type="string" calcext:value-type="string" table:number-columns-spanned="3" table:number-rows-spanned="1">
            <text:p>Problem ohne Lösungsvorschlag</text:p>
          </table:table-cell>
          <table:covered-table-cell/>
          <table:covered-table-cell table:style-name="ce87"/>
          <table:table-cell table:style-name="ce187" office:value-type="string" calcext:value-type="string">
            <text:p>Anzahl der belegten Varianten</text:p>
          </table:table-cell>
          <table:table-cell table:style-name="ce985" office:value-type="string" calcext:value-type="string">
            <text:p>davon problemlos</text:p>
          </table:table-cell>
          <table:table-cell table:style-name="ce86" office:value-type="string" calcext:value-type="string" table:number-columns-spanned="6" table:number-rows-spanned="1">
            <text:p>Zusatzannahmen nötig</text:p>
          </table:table-cell>
          <table:covered-table-cell table:number-columns-repeated="5"/>
          <table:table-cell table:style-name="ce169" office:value-type="string" calcext:value-type="string" table:number-columns-spanned="4" table:number-rows-spanned="1">
            <text:p>Problem ohne Lösungsvorschlag</text:p>
          </table:table-cell>
          <table:covered-table-cell/>
          <table:covered-table-cell table:number-columns-repeated="2" table:style-name="ce87"/>
          <table:table-cell table:style-name="ce1002" office:value-type="string" calcext:value-type="string">
            <text:p>Summe der Zusatzannahmen bei der Rekonstruktion</text:p>
          </table:table-cell>
          <table:table-cell table:style-name="ce1020" office:value-type="string" calcext:value-type="string" table:number-columns-spanned="5" table:number-rows-spanned="1">
            <text:p>Zusatzannahmen nötig</text:p>
          </table:table-cell>
          <table:covered-table-cell table:style-name="ce1039"/>
          <table:covered-table-cell table:number-columns-repeated="3"/>
          <table:table-cell table:style-name="ce930" office:value-type="string" calcext:value-type="string">
            <text:p>Summe der Probleme bei der Rekonstruktion</text:p>
          </table:table-cell>
          <table:table-cell table:style-name="ce169" office:value-type="string" calcext:value-type="string" table:number-columns-spanned="3" table:number-rows-spanned="1">
            <text:p>Problem ohne Lösungsvorschlag</text:p>
          </table:table-cell>
          <table:covered-table-cell/>
          <table:covered-table-cell table:style-name="ce87"/>
          <table:table-cell table:style-name="ce985" office:value-type="string" calcext:value-type="string">
            <text:p>davon problemlos</text:p>
          </table:table-cell>
          <table:table-cell table:style-name="ce86" office:value-type="string" calcext:value-type="string" table:number-columns-spanned="6" table:number-rows-spanned="1">
            <text:p>Zusatzannahmen nötig</text:p>
          </table:table-cell>
          <table:covered-table-cell table:number-columns-repeated="5"/>
          <table:table-cell table:style-name="ce169" office:value-type="string" calcext:value-type="string" table:number-columns-spanned="4" table:number-rows-spanned="1">
            <text:p>Problem ohne Lösungsvorschlag</text:p>
          </table:table-cell>
          <table:covered-table-cell/>
          <table:covered-table-cell table:style-name="ce87"/>
          <table:covered-table-cell/>
          <table:table-cell table:number-columns-repeated="18"/>
        </table:table-row>
        <table:table-row table:style-name="ro1">
          <table:table-cell table:style-name="ce1"/>
          <table:table-cell table:style-name="ce856"/>
          <table:table-cell table:style-name="ce876" table:number-columns-repeated="2"/>
          <table:table-cell table:style-name="ce87" office:value-type="string" calcext:value-type="string">
            <text:p>Dental</text:p>
          </table:table-cell>
          <table:table-cell table:style-name="ce87" office:value-type="string" calcext:value-type="string">
            <text:p>Stammvokal</text:p>
          </table:table-cell>
          <table:table-cell table:style-name="ce87" office:value-type="string" calcext:value-type="string">
            <text:p>Stammauslaut </text:p>
          </table:table-cell>
          <table:table-cell table:style-name="ce87" office:value-type="string" calcext:value-type="string">
            <text:p>Dental + Stammauslaut </text:p>
          </table:table-cell>
          <table:table-cell table:style-name="ce87" office:value-type="string" calcext:value-type="string">
            <text:p>Stammvokal + Stammauslaut</text:p>
          </table:table-cell>
          <table:table-cell table:style-name="ce87"/>
          <table:table-cell table:style-name="ce87" office:value-type="string" calcext:value-type="string">
            <text:p>Dental <text:s/></text:p>
          </table:table-cell>
          <table:table-cell table:style-name="ce87" office:value-type="string" calcext:value-type="string">
            <text:p>Stammvokal</text:p>
          </table:table-cell>
          <table:table-cell table:style-name="ce87" office:value-type="string" calcext:value-type="string">
            <text:p>Stammauslaut </text:p>
          </table:table-cell>
          <table:table-cell table:style-name="ce187"/>
          <table:table-cell table:style-name="ce87"/>
          <table:table-cell table:style-name="ce87" office:value-type="string" calcext:value-type="string">
            <text:p>Dental</text:p>
          </table:table-cell>
          <table:table-cell table:style-name="ce87" office:value-type="string" calcext:value-type="string">
            <text:p>Stammvokal</text:p>
          </table:table-cell>
          <table:table-cell table:style-name="ce87" office:value-type="string" calcext:value-type="string">
            <text:p>Stammauslaut </text:p>
          </table:table-cell>
          <table:table-cell table:style-name="ce87" office:value-type="string" calcext:value-type="string">
            <text:p>Dental + Stammvokal</text:p>
          </table:table-cell>
          <table:table-cell table:style-name="ce87" office:value-type="string" calcext:value-type="string">
            <text:p>Dental + Stammauslaut </text:p>
          </table:table-cell>
          <table:table-cell table:style-name="ce87" office:value-type="string" calcext:value-type="string">
            <text:p>Stammvokal + Stammauslaut</text:p>
          </table:table-cell>
          <table:table-cell table:style-name="ce87" office:value-type="string" calcext:value-type="string">
            <text:p>Dental <text:s/></text:p>
          </table:table-cell>
          <table:table-cell table:style-name="ce87" office:value-type="string" calcext:value-type="string">
            <text:p>Stammvokal</text:p>
          </table:table-cell>
          <table:table-cell table:style-name="ce87" office:value-type="string" calcext:value-type="string">
            <text:p>Stammauslaut </text:p>
          </table:table-cell>
          <table:table-cell table:style-name="ce87" office:value-type="string" calcext:value-type="string">
            <text:p>Stammvokal + Stammauslaut</text:p>
          </table:table-cell>
          <table:table-cell table:style-name="ce1003"/>
          <table:table-cell table:style-name="ce1021" office:value-type="string" calcext:value-type="string">
            <text:p>Dental</text:p>
          </table:table-cell>
          <table:table-cell table:style-name="ce1040" office:value-type="string" calcext:value-type="string">
            <text:p>Stammvokal</text:p>
          </table:table-cell>
          <table:table-cell table:style-name="ce87" office:value-type="string" calcext:value-type="string">
            <text:p>Stammauslaut </text:p>
          </table:table-cell>
          <table:table-cell table:style-name="ce87" office:value-type="string" calcext:value-type="string">
            <text:p>Dental + Stammauslaut </text:p>
          </table:table-cell>
          <table:table-cell table:style-name="ce87" office:value-type="string" calcext:value-type="string">
            <text:p>Stammvokal + Stammauslaut</text:p>
          </table:table-cell>
          <table:table-cell table:style-name="ce87"/>
          <table:table-cell table:style-name="ce87" office:value-type="string" calcext:value-type="string">
            <text:p>Dental <text:s/></text:p>
          </table:table-cell>
          <table:table-cell table:style-name="ce87" office:value-type="string" calcext:value-type="string">
            <text:p>Stammvokal</text:p>
          </table:table-cell>
          <table:table-cell table:style-name="ce87" office:value-type="string" calcext:value-type="string">
            <text:p>Stammauslaut </text:p>
          </table:table-cell>
          <table:table-cell table:style-name="ce87"/>
          <table:table-cell table:style-name="ce87" office:value-type="string" calcext:value-type="string">
            <text:p>Dental</text:p>
          </table:table-cell>
          <table:table-cell table:style-name="ce87" office:value-type="string" calcext:value-type="string">
            <text:p>Stammvokal</text:p>
          </table:table-cell>
          <table:table-cell table:style-name="ce87" office:value-type="string" calcext:value-type="string">
            <text:p>Stammauslaut </text:p>
          </table:table-cell>
          <table:table-cell table:style-name="ce87" office:value-type="string" calcext:value-type="string">
            <text:p>Dental + Stammvokal</text:p>
          </table:table-cell>
          <table:table-cell table:style-name="ce87" office:value-type="string" calcext:value-type="string">
            <text:p>Dental + Stammauslaut </text:p>
          </table:table-cell>
          <table:table-cell table:style-name="ce87" office:value-type="string" calcext:value-type="string">
            <text:p>Stammvokal + Stammauslaut</text:p>
          </table:table-cell>
          <table:table-cell table:style-name="ce87" office:value-type="string" calcext:value-type="string">
            <text:p>Dental <text:s/></text:p>
          </table:table-cell>
          <table:table-cell table:style-name="ce87" office:value-type="string" calcext:value-type="string">
            <text:p>Stammvokal</text:p>
          </table:table-cell>
          <table:table-cell table:style-name="ce87" office:value-type="string" calcext:value-type="string">
            <text:p>Stammauslaut </text:p>
          </table:table-cell>
          <table:table-cell office:value-type="string" calcext:value-type="string">
            <text:p>Stammvokal + Stammauslaut</text:p>
          </table:table-cell>
          <table:table-cell table:number-columns-repeated="18"/>
        </table:table-row>
        <table:table-row table:style-name="ro3">
          <table:table-cell table:style-name="ce840" office:value-type="string" calcext:value-type="string">
            <text:p><text:span text:style-name="T43">*witan </text:span><text:span text:style-name="T44">‚wissen‘ </text:span></text:p>
          </table:table-cell>
          <table:table-cell table:style-name="ce860"/>
          <table:table-cell table:style-name="ce878" table:number-columns-repeated="2"/>
          <table:table-cell table:style-name="ce905" table:number-columns-repeated="5"/>
          <table:table-cell table:style-name="ce960" office:value-type="float" office:value="0" calcext:value-type="float">
            <text:p>0</text:p>
          </table:table-cell>
          <table:table-cell table:number-columns-repeated="3" table:style-name="ce905" office:value-type="float" office:value="0" calcext:value-type="float">
            <text:p>0</text:p>
          </table:table-cell>
          <table:table-cell table:style-name="ce975" office:value-type="float" office:value="19" calcext:value-type="float">
            <text:p>19</text:p>
          </table:table-cell>
          <table:table-cell table:style-name="ce986" office:value-type="float" office:value="11" calcext:value-type="float">
            <text:p>11</text:p>
          </table:table-cell>
          <table:table-cell table:style-name="ce986" office:value-type="float" office:value="6" calcext:value-type="float">
            <text:p>6</text:p>
          </table:table-cell>
          <table:table-cell table:number-columns-repeated="2" table:style-name="ce986" office:value-type="float" office:value="0" calcext:value-type="float">
            <text:p>0</text:p>
          </table:table-cell>
          <table:table-cell table:style-name="ce986"/>
          <table:table-cell table:style-name="ce986" office:value-type="float" office:value="2" calcext:value-type="float">
            <text:p>2</text:p>
          </table:table-cell>
          <table:table-cell table:style-name="ce986" table:number-columns-repeated="5"/>
          <table:table-cell table:style-name="ce1004" office:value-type="float" office:value="0" calcext:value-type="float">
            <text:p>0</text:p>
          </table:table-cell>
          <table:table-cell table:style-name="ce1022" office:value-type="float" office:value="0" calcext:value-type="float">
            <text:p>0</text:p>
          </table:table-cell>
          <table:table-cell table:number-columns-repeated="2" table:style-name="ce1041" office:value-type="float" office:value="0" calcext:value-type="float">
            <text:p>0</text:p>
          </table:table-cell>
          <table:table-cell table:style-name="ce1042" table:number-columns-repeated="6"/>
          <table:table-cell table:style-name="ce1042" office:value-type="float" office:value="11" calcext:value-type="float">
            <text:p>11</text:p>
          </table:table-cell>
          <table:table-cell table:style-name="ce1042" office:value-type="float" office:value="6" calcext:value-type="float">
            <text:p>6</text:p>
          </table:table-cell>
          <table:table-cell table:number-columns-repeated="2" table:style-name="ce1042" office:value-type="float" office:value="0" calcext:value-type="float">
            <text:p>0</text:p>
          </table:table-cell>
          <table:table-cell table:style-name="ce1042"/>
          <table:table-cell table:style-name="ce1042" office:value-type="float" office:value="2" calcext:value-type="float">
            <text:p>2</text:p>
          </table:table-cell>
          <table:table-cell table:style-name="ce1042" table:number-columns-repeated="5"/>
          <table:table-cell table:number-columns-repeated="18"/>
        </table:table-row>
        <table:table-row table:style-name="ro3">
          <table:table-cell table:style-name="ce840" office:value-type="string" calcext:value-type="string">
            <text:p><text:span text:style-name="T43">*aigan </text:span><text:span text:style-name="T44">‚haben‘</text:span></text:p>
          </table:table-cell>
          <table:table-cell table:style-name="ce860"/>
          <table:table-cell table:style-name="ce879" office:value-type="float" office:value="1" calcext:value-type="float">
            <text:p>1</text:p>
          </table:table-cell>
          <table:table-cell table:style-name="ce879"/>
          <table:table-cell table:style-name="ce905"/>
          <table:table-cell table:style-name="ce905" office:value-type="float" office:value="1" calcext:value-type="float">
            <text:p>1</text:p>
          </table:table-cell>
          <table:table-cell table:style-name="ce905" table:number-columns-repeated="3"/>
          <table:table-cell table:style-name="ce960" office:value-type="float" office:value="0" calcext:value-type="float">
            <text:p>0</text:p>
          </table:table-cell>
          <table:table-cell table:style-name="ce905" table:number-columns-repeated="3"/>
          <table:table-cell table:style-name="ce18" office:value-type="float" office:value="7" calcext:value-type="float">
            <text:p>7</text:p>
          </table:table-cell>
          <table:table-cell table:style-name="ce986" office:value-type="float" office:value="7" calcext:value-type="float">
            <text:p>7</text:p>
          </table:table-cell>
          <table:table-cell table:style-name="ce986" table:number-columns-repeated="10"/>
          <table:table-cell table:style-name="ce1004" office:value-type="float" office:value="1" calcext:value-type="float">
            <text:p>1</text:p>
          </table:table-cell>
          <table:table-cell table:style-name="ce1023"/>
          <table:table-cell table:style-name="ce1042" office:value-type="float" office:value="1" calcext:value-type="float">
            <text:p>1</text:p>
          </table:table-cell>
          <table:table-cell table:style-name="ce1042" table:number-columns-repeated="7"/>
          <table:table-cell table:style-name="ce1042" office:value-type="float" office:value="7" calcext:value-type="float">
            <text:p>7</text:p>
          </table:table-cell>
          <table:table-cell table:style-name="ce1042" table:number-columns-repeated="10"/>
          <table:table-cell table:number-columns-repeated="18"/>
        </table:table-row>
        <table:table-row table:style-name="ro3">
          <table:table-cell table:style-name="ce840" office:value-type="string" calcext:value-type="string">
            <text:p><text:span text:style-name="T43">*dugan</text:span><text:span text:style-name="T44"> ‚taugen‘</text:span></text:p>
          </table:table-cell>
          <table:table-cell table:style-name="ce860"/>
          <table:table-cell table:style-name="ce879" office:value-type="float" office:value="0" calcext:value-type="float">
            <text:p>0</text:p>
          </table:table-cell>
          <table:table-cell table:style-name="ce879" office:value-type="float" office:value="1" calcext:value-type="float">
            <text:p>1</text:p>
          </table:table-cell>
          <table:table-cell table:style-name="ce905" table:number-columns-repeated="5"/>
          <table:table-cell table:style-name="ce960" office:value-type="float" office:value="0" calcext:value-type="float">
            <text:p>0</text:p>
          </table:table-cell>
          <table:table-cell table:style-name="ce905" table:number-columns-repeated="3"/>
          <table:table-cell table:style-name="ce18" office:value-type="float" office:value="6" calcext:value-type="float">
            <text:p>6</text:p>
          </table:table-cell>
          <table:table-cell table:style-name="ce986" office:value-type="float" office:value="6" calcext:value-type="float">
            <text:p>6</text:p>
          </table:table-cell>
          <table:table-cell table:style-name="ce986" table:number-columns-repeated="10"/>
          <table:table-cell table:style-name="ce1004" office:value-type="float" office:value="0" calcext:value-type="float">
            <text:p>0</text:p>
          </table:table-cell>
          <table:table-cell table:style-name="ce1023"/>
          <table:table-cell table:style-name="ce1042" table:number-columns-repeated="8"/>
          <table:table-cell table:style-name="ce1042" office:value-type="float" office:value="6" calcext:value-type="float">
            <text:p>6</text:p>
          </table:table-cell>
          <table:table-cell table:style-name="ce1042" table:number-columns-repeated="10"/>
          <table:table-cell table:number-columns-repeated="18"/>
        </table:table-row>
        <table:table-row table:style-name="ro3">
          <table:table-cell table:style-name="ce840" office:value-type="string" calcext:value-type="string">
            <text:p><text:span text:style-name="T43">*kunnan </text:span><text:span text:style-name="T44">‚kennen, wissen‘</text:span></text:p>
          </table:table-cell>
          <table:table-cell table:style-name="ce860"/>
          <table:table-cell table:style-name="ce879" office:value-type="float" office:value="1" calcext:value-type="float">
            <text:p>1</text:p>
          </table:table-cell>
          <table:table-cell table:style-name="ce879"/>
          <table:table-cell table:style-name="ce905" office:value-type="float" office:value="1" calcext:value-type="float">
            <text:p>1</text:p>
          </table:table-cell>
          <table:table-cell table:style-name="ce905" table:number-columns-repeated="4"/>
          <table:table-cell table:style-name="ce960" office:value-type="float" office:value="0" calcext:value-type="float">
            <text:p>0</text:p>
          </table:table-cell>
          <table:table-cell table:style-name="ce905" table:number-columns-repeated="3"/>
          <table:table-cell table:style-name="ce18" office:value-type="float" office:value="18" calcext:value-type="float">
            <text:p>18</text:p>
          </table:table-cell>
          <table:table-cell table:style-name="ce986" office:value-type="float" office:value="13" calcext:value-type="float">
            <text:p>13</text:p>
          </table:table-cell>
          <table:table-cell table:style-name="ce986" office:value-type="float" office:value="2" calcext:value-type="float">
            <text:p>2</text:p>
          </table:table-cell>
          <table:table-cell table:style-name="ce986" office:value-type="float" office:value="1" calcext:value-type="float">
            <text:p>1</text:p>
          </table:table-cell>
          <table:table-cell table:style-name="ce986" table:number-columns-repeated="3"/>
          <table:table-cell table:style-name="ce986" office:value-type="float" office:value="2" calcext:value-type="float">
            <text:p>2</text:p>
          </table:table-cell>
          <table:table-cell table:style-name="ce986" table:number-columns-repeated="4"/>
          <table:table-cell table:style-name="ce1004" office:value-type="float" office:value="1" calcext:value-type="float">
            <text:p>1</text:p>
          </table:table-cell>
          <table:table-cell table:style-name="ce1023" office:value-type="float" office:value="1" calcext:value-type="float">
            <text:p>1</text:p>
          </table:table-cell>
          <table:table-cell table:style-name="ce1042" table:number-columns-repeated="8"/>
          <table:table-cell table:style-name="ce1042" office:value-type="float" office:value="13" calcext:value-type="float">
            <text:p>13</text:p>
          </table:table-cell>
          <table:table-cell table:style-name="ce1042" office:value-type="float" office:value="2" calcext:value-type="float">
            <text:p>2</text:p>
          </table:table-cell>
          <table:table-cell table:style-name="ce1042" office:value-type="float" office:value="1" calcext:value-type="float">
            <text:p>1</text:p>
          </table:table-cell>
          <table:table-cell table:style-name="ce1042" table:number-columns-repeated="3"/>
          <table:table-cell table:style-name="ce1042" office:value-type="float" office:value="2" calcext:value-type="float">
            <text:p>2</text:p>
          </table:table-cell>
          <table:table-cell table:style-name="ce1042" table:number-columns-repeated="4"/>
          <table:table-cell table:number-columns-repeated="18"/>
        </table:table-row>
        <table:table-row table:style-name="ro3">
          <table:table-cell table:style-name="ce840" office:value-type="string" calcext:value-type="string">
            <text:p><text:span text:style-name="T43">*þurban </text:span><text:span text:style-name="T44">‚bedürfen‘</text:span></text:p>
          </table:table-cell>
          <table:table-cell table:style-name="ce860"/>
          <table:table-cell table:style-name="ce879" office:value-type="float" office:value="0" calcext:value-type="float">
            <text:p>0</text:p>
          </table:table-cell>
          <table:table-cell table:style-name="ce879" office:value-type="float" office:value="1" calcext:value-type="float">
            <text:p>1</text:p>
          </table:table-cell>
          <table:table-cell table:style-name="ce905" table:number-columns-repeated="5"/>
          <table:table-cell table:style-name="ce960" office:value-type="float" office:value="0" calcext:value-type="float">
            <text:p>0</text:p>
          </table:table-cell>
          <table:table-cell table:style-name="ce905" table:number-columns-repeated="3"/>
          <table:table-cell table:style-name="ce18" office:value-type="float" office:value="10" calcext:value-type="float">
            <text:p>10</text:p>
          </table:table-cell>
          <table:table-cell table:style-name="ce986" office:value-type="float" office:value="10" calcext:value-type="float">
            <text:p>10</text:p>
          </table:table-cell>
          <table:table-cell table:style-name="ce986" table:number-columns-repeated="10"/>
          <table:table-cell table:style-name="ce1004" office:value-type="float" office:value="0" calcext:value-type="float">
            <text:p>0</text:p>
          </table:table-cell>
          <table:table-cell table:style-name="ce1023"/>
          <table:table-cell table:style-name="ce1042" table:number-columns-repeated="8"/>
          <table:table-cell table:style-name="ce1042" office:value-type="float" office:value="10" calcext:value-type="float">
            <text:p>10</text:p>
          </table:table-cell>
          <table:table-cell table:style-name="ce1042" table:number-columns-repeated="10"/>
          <table:table-cell table:number-columns-repeated="18"/>
        </table:table-row>
        <table:table-row table:style-name="ro3">
          <table:table-cell table:style-name="ce840" office:value-type="string" calcext:value-type="string">
            <text:p><text:span text:style-name="T43">*durzan </text:span><text:span text:style-name="T44">‚wagen‘</text:span></text:p>
          </table:table-cell>
          <table:table-cell table:style-name="ce860"/>
          <table:table-cell table:style-name="ce879" office:value-type="float" office:value="0" calcext:value-type="float">
            <text:p>0</text:p>
          </table:table-cell>
          <table:table-cell table:style-name="ce879" office:value-type="float" office:value="1" calcext:value-type="float">
            <text:p>1</text:p>
          </table:table-cell>
          <table:table-cell table:style-name="ce905" table:number-columns-repeated="5"/>
          <table:table-cell table:style-name="ce960" office:value-type="float" office:value="0" calcext:value-type="float">
            <text:p>0</text:p>
          </table:table-cell>
          <table:table-cell table:style-name="ce905" table:number-columns-repeated="3"/>
          <table:table-cell table:style-name="ce18" office:value-type="float" office:value="4" calcext:value-type="float">
            <text:p>4</text:p>
          </table:table-cell>
          <table:table-cell table:style-name="ce986" office:value-type="float" office:value="4" calcext:value-type="float">
            <text:p>4</text:p>
          </table:table-cell>
          <table:table-cell table:style-name="ce986" table:number-columns-repeated="10"/>
          <table:table-cell table:style-name="ce1004" office:value-type="float" office:value="0" calcext:value-type="float">
            <text:p>0</text:p>
          </table:table-cell>
          <table:table-cell table:style-name="ce1023"/>
          <table:table-cell table:style-name="ce1042" table:number-columns-repeated="8"/>
          <table:table-cell table:style-name="ce1042" office:value-type="float" office:value="4" calcext:value-type="float">
            <text:p>4</text:p>
          </table:table-cell>
          <table:table-cell table:style-name="ce1042" table:number-columns-repeated="10"/>
          <table:table-cell table:number-columns-repeated="18"/>
        </table:table-row>
        <table:table-row table:style-name="ro1">
          <table:table-cell table:style-name="ce1" office:value-type="string" calcext:value-type="string">
            <text:p>*unnan ‚denken an, lieben‘</text:p>
          </table:table-cell>
          <table:table-cell table:style-name="ce856"/>
          <table:table-cell table:style-name="ce880" office:value-type="float" office:value="1" calcext:value-type="float">
            <text:p>1</text:p>
          </table:table-cell>
          <table:table-cell table:style-name="ce880"/>
          <table:table-cell table:style-name="ce906" office:value-type="float" office:value="1" calcext:value-type="float">
            <text:p>1</text:p>
          </table:table-cell>
          <table:table-cell table:style-name="ce906" table:number-columns-repeated="4"/>
          <table:table-cell table:style-name="ce960" office:value-type="float" office:value="0" calcext:value-type="float">
            <text:p>0</text:p>
          </table:table-cell>
          <table:table-cell table:style-name="ce906" table:number-columns-repeated="3"/>
          <table:table-cell table:style-name="ce975" office:value-type="float" office:value="12" calcext:value-type="float">
            <text:p>12</text:p>
          </table:table-cell>
          <table:table-cell table:style-name="ce986" office:value-type="float" office:value="8" calcext:value-type="float">
            <text:p>8</text:p>
          </table:table-cell>
          <table:table-cell table:number-columns-repeated="3" table:style-name="ce986" office:value-type="float" office:value="1" calcext:value-type="float">
            <text:p>1</text:p>
          </table:table-cell>
          <table:table-cell table:style-name="ce986" table:number-columns-repeated="2"/>
          <table:table-cell table:style-name="ce986" office:value-type="float" office:value="2" calcext:value-type="float">
            <text:p>2</text:p>
          </table:table-cell>
          <table:table-cell table:style-name="ce986" table:number-columns-repeated="4"/>
          <table:table-cell table:style-name="ce1004" office:value-type="float" office:value="1" calcext:value-type="float">
            <text:p>1</text:p>
          </table:table-cell>
          <table:table-cell table:style-name="ce1023" office:value-type="float" office:value="1" calcext:value-type="float">
            <text:p>1</text:p>
          </table:table-cell>
          <table:table-cell table:style-name="ce1042" table:number-columns-repeated="8"/>
          <table:table-cell table:style-name="ce1042" office:value-type="float" office:value="8" calcext:value-type="float">
            <text:p>8</text:p>
          </table:table-cell>
          <table:table-cell table:number-columns-repeated="3" table:style-name="ce1042" office:value-type="float" office:value="1" calcext:value-type="float">
            <text:p>1</text:p>
          </table:table-cell>
          <table:table-cell table:style-name="ce1042" table:number-columns-repeated="2"/>
          <table:table-cell table:style-name="ce1042" office:value-type="float" office:value="2" calcext:value-type="float">
            <text:p>2</text:p>
          </table:table-cell>
          <table:table-cell table:style-name="ce1042" table:number-columns-repeated="4"/>
          <table:table-cell table:number-columns-repeated="18"/>
        </table:table-row>
        <table:table-row table:style-name="ro3">
          <table:table-cell table:style-name="ce840" office:value-type="string" calcext:value-type="string">
            <text:p><text:span text:style-name="T43">*skulan </text:span><text:span text:style-name="T44">‚sollen‘</text:span></text:p>
          </table:table-cell>
          <table:table-cell table:style-name="ce860"/>
          <table:table-cell table:style-name="ce879" office:value-type="float" office:value="0" calcext:value-type="float">
            <text:p>0</text:p>
          </table:table-cell>
          <table:table-cell table:style-name="ce879" office:value-type="float" office:value="1" calcext:value-type="float">
            <text:p>1</text:p>
          </table:table-cell>
          <table:table-cell table:style-name="ce905" table:number-columns-repeated="5"/>
          <table:table-cell table:style-name="ce960" office:value-type="float" office:value="0" calcext:value-type="float">
            <text:p>0</text:p>
          </table:table-cell>
          <table:table-cell table:style-name="ce905" table:number-columns-repeated="3"/>
          <table:table-cell table:style-name="ce18" office:value-type="float" office:value="8" calcext:value-type="float">
            <text:p>8</text:p>
          </table:table-cell>
          <table:table-cell table:style-name="ce986" office:value-type="float" office:value="8" calcext:value-type="float">
            <text:p>8</text:p>
          </table:table-cell>
          <table:table-cell table:style-name="ce935"/>
          <table:table-cell table:style-name="ce986" table:number-columns-repeated="9"/>
          <table:table-cell table:style-name="ce1004" office:value-type="float" office:value="0" calcext:value-type="float">
            <text:p>0</text:p>
          </table:table-cell>
          <table:table-cell table:style-name="ce1023"/>
          <table:table-cell table:style-name="ce1042" table:number-columns-repeated="8"/>
          <table:table-cell table:style-name="ce1042" office:value-type="float" office:value="8" calcext:value-type="float">
            <text:p>8</text:p>
          </table:table-cell>
          <table:table-cell table:style-name="ce1042" table:number-columns-repeated="10"/>
          <table:table-cell table:number-columns-repeated="18"/>
        </table:table-row>
        <table:table-row table:style-name="ro3">
          <table:table-cell table:style-name="ce840" office:value-type="string" calcext:value-type="string">
            <text:p><text:span text:style-name="T43">*munan </text:span><text:span text:style-name="T44">‚denken, meinen‘</text:span></text:p>
          </table:table-cell>
          <table:table-cell table:style-name="ce860"/>
          <table:table-cell table:style-name="ce879" office:value-type="float" office:value="0" calcext:value-type="float">
            <text:p>0</text:p>
          </table:table-cell>
          <table:table-cell table:style-name="ce879" office:value-type="float" office:value="1" calcext:value-type="float">
            <text:p>1</text:p>
          </table:table-cell>
          <table:table-cell table:style-name="ce905" table:number-columns-repeated="5"/>
          <table:table-cell table:style-name="ce960" office:value-type="float" office:value="0" calcext:value-type="float">
            <text:p>0</text:p>
          </table:table-cell>
          <table:table-cell table:style-name="ce905" table:number-columns-repeated="3"/>
          <table:table-cell table:style-name="ce18" office:value-type="float" office:value="12" calcext:value-type="float">
            <text:p>12</text:p>
          </table:table-cell>
          <table:table-cell table:style-name="ce986" office:value-type="float" office:value="7" calcext:value-type="float">
            <text:p>7</text:p>
          </table:table-cell>
          <table:table-cell table:number-columns-repeated="2" table:style-name="ce986" office:value-type="float" office:value="1" calcext:value-type="float">
            <text:p>1</text:p>
          </table:table-cell>
          <table:table-cell table:style-name="ce986" office:value-type="float" office:value="3" calcext:value-type="float">
            <text:p>3</text:p>
          </table:table-cell>
          <table:table-cell table:style-name="ce986" table:number-columns-repeated="7"/>
          <table:table-cell table:style-name="ce1004" office:value-type="float" office:value="0" calcext:value-type="float">
            <text:p>0</text:p>
          </table:table-cell>
          <table:table-cell table:style-name="ce1023"/>
          <table:table-cell table:style-name="ce1042" table:number-columns-repeated="8"/>
          <table:table-cell table:style-name="ce919" office:value-type="float" office:value="5" calcext:value-type="float">
            <text:p>5</text:p>
          </table:table-cell>
          <table:table-cell table:number-columns-repeated="2" table:style-name="ce1042" office:value-type="float" office:value="1" calcext:value-type="float">
            <text:p>1</text:p>
          </table:table-cell>
          <table:table-cell table:style-name="ce1042" office:value-type="float" office:value="3" calcext:value-type="float">
            <text:p>3</text:p>
          </table:table-cell>
          <table:table-cell table:style-name="ce1042" table:number-columns-repeated="7"/>
          <table:table-cell table:number-columns-repeated="18"/>
        </table:table-row>
        <table:table-row table:style-name="ro3">
          <table:table-cell table:style-name="ce840" office:value-type="string" calcext:value-type="string">
            <text:p><text:span text:style-name="T43">*magan </text:span><text:span text:style-name="T44">‚können‘</text:span></text:p>
          </table:table-cell>
          <table:table-cell table:style-name="ce860"/>
          <table:table-cell table:style-name="ce879" office:value-type="float" office:value="0" calcext:value-type="float">
            <text:p>0</text:p>
          </table:table-cell>
          <table:table-cell table:style-name="ce879" office:value-type="float" office:value="1" calcext:value-type="float">
            <text:p>1</text:p>
          </table:table-cell>
          <table:table-cell table:style-name="ce905" table:number-columns-repeated="5"/>
          <table:table-cell table:style-name="ce960" office:value-type="float" office:value="0" calcext:value-type="float">
            <text:p>0</text:p>
          </table:table-cell>
          <table:table-cell table:style-name="ce905" table:number-columns-repeated="3"/>
          <table:table-cell table:style-name="ce18" office:value-type="float" office:value="12" calcext:value-type="float">
            <text:p>12</text:p>
          </table:table-cell>
          <table:table-cell table:style-name="ce986" office:value-type="float" office:value="11" calcext:value-type="float">
            <text:p>11</text:p>
          </table:table-cell>
          <table:table-cell table:style-name="ce986" table:number-columns-repeated="5"/>
          <table:table-cell table:style-name="ce986" office:value-type="float" office:value="1" calcext:value-type="float">
            <text:p>1</text:p>
          </table:table-cell>
          <table:table-cell table:style-name="ce986" table:number-columns-repeated="4"/>
          <table:table-cell table:style-name="ce1004" office:value-type="float" office:value="1" calcext:value-type="float">
            <text:p>1</text:p>
          </table:table-cell>
          <table:table-cell table:style-name="ce1023"/>
          <table:table-cell table:style-name="ce1042" office:value-type="float" office:value="1" calcext:value-type="float">
            <text:p>1</text:p>
          </table:table-cell>
          <table:table-cell table:style-name="ce1042" table:number-columns-repeated="7"/>
          <table:table-cell table:style-name="ce1042" office:value-type="float" office:value="11" calcext:value-type="float">
            <text:p>11</text:p>
          </table:table-cell>
          <table:table-cell table:style-name="ce1042" table:number-columns-repeated="5"/>
          <table:table-cell table:style-name="ce1042" office:value-type="float" office:value="1" calcext:value-type="float">
            <text:p>1</text:p>
          </table:table-cell>
          <table:table-cell table:style-name="ce1042" table:number-columns-repeated="4"/>
          <table:table-cell table:number-columns-repeated="18"/>
        </table:table-row>
        <table:table-row table:style-name="ro3">
          <table:table-cell table:style-name="ce840" office:value-type="string" calcext:value-type="string">
            <text:p><text:span text:style-name="T43">*nugan </text:span><text:span text:style-name="T44">‚genügen‘</text:span></text:p>
          </table:table-cell>
          <table:table-cell table:style-name="ce860"/>
          <table:table-cell table:style-name="ce879" office:value-type="float" office:value="0" calcext:value-type="float">
            <text:p>0</text:p>
          </table:table-cell>
          <table:table-cell table:style-name="ce879" office:value-type="float" office:value="1" calcext:value-type="float">
            <text:p>1</text:p>
          </table:table-cell>
          <table:table-cell table:style-name="ce905" table:number-columns-repeated="5"/>
          <table:table-cell table:style-name="ce960" office:value-type="float" office:value="0" calcext:value-type="float">
            <text:p>0</text:p>
          </table:table-cell>
          <table:table-cell table:style-name="ce905" table:number-columns-repeated="3"/>
          <table:table-cell table:style-name="ce18" office:value-type="float" office:value="2" calcext:value-type="float">
            <text:p>2</text:p>
          </table:table-cell>
          <table:table-cell table:style-name="ce986" office:value-type="float" office:value="2" calcext:value-type="float">
            <text:p>2</text:p>
          </table:table-cell>
          <table:table-cell table:style-name="ce986" table:number-columns-repeated="10"/>
          <table:table-cell table:style-name="ce1004" office:value-type="float" office:value="0" calcext:value-type="float">
            <text:p>0</text:p>
          </table:table-cell>
          <table:table-cell table:style-name="ce1023"/>
          <table:table-cell table:style-name="ce1042" table:number-columns-repeated="8"/>
          <table:table-cell table:style-name="ce1042" office:value-type="float" office:value="2" calcext:value-type="float">
            <text:p>2</text:p>
          </table:table-cell>
          <table:table-cell table:style-name="ce1042" table:number-columns-repeated="10"/>
          <table:table-cell table:number-columns-repeated="18"/>
        </table:table-row>
        <table:table-row table:style-name="ro3">
          <table:table-cell table:style-name="ce840" office:value-type="string" calcext:value-type="string">
            <text:p><text:span text:style-name="T43">*mōtan </text:span><text:span text:style-name="T44">‚müssen‘</text:span></text:p>
          </table:table-cell>
          <table:table-cell table:style-name="ce860"/>
          <table:table-cell table:style-name="ce879" office:value-type="float" office:value="2" calcext:value-type="float">
            <text:p>2</text:p>
          </table:table-cell>
          <table:table-cell table:style-name="ce879"/>
          <table:table-cell table:style-name="ce905"/>
          <table:table-cell table:style-name="ce905" office:value-type="float" office:value="1" calcext:value-type="float">
            <text:p>1</text:p>
          </table:table-cell>
          <table:table-cell table:style-name="ce905"/>
          <table:table-cell table:style-name="ce905" office:value-type="float" office:value="1" calcext:value-type="float">
            <text:p>1</text:p>
          </table:table-cell>
          <table:table-cell table:style-name="ce905"/>
          <table:table-cell table:style-name="ce960" office:value-type="float" office:value="0" calcext:value-type="float">
            <text:p>0</text:p>
          </table:table-cell>
          <table:table-cell table:style-name="ce905" table:number-columns-repeated="3"/>
          <table:table-cell table:style-name="ce18" office:value-type="float" office:value="6" calcext:value-type="float">
            <text:p>6</text:p>
          </table:table-cell>
          <table:table-cell table:style-name="ce986" office:value-type="float" office:value="1" calcext:value-type="float">
            <text:p>1</text:p>
          </table:table-cell>
          <table:table-cell table:style-name="ce986" office:value-type="float" office:value="5" calcext:value-type="float">
            <text:p>5</text:p>
          </table:table-cell>
          <table:table-cell table:style-name="ce986" table:number-columns-repeated="9"/>
          <table:table-cell table:style-name="ce1004" office:value-type="float" office:value="1" calcext:value-type="float">
            <text:p>1</text:p>
          </table:table-cell>
          <table:table-cell table:style-name="ce1023"/>
          <table:table-cell table:style-name="ce1042" office:value-type="float" office:value="1" calcext:value-type="float">
            <text:p>1</text:p>
          </table:table-cell>
          <table:table-cell table:style-name="ce1042" table:number-columns-repeated="7"/>
          <table:table-cell table:style-name="ce1042" office:value-type="float" office:value="1" calcext:value-type="float">
            <text:p>1</text:p>
          </table:table-cell>
          <table:table-cell table:style-name="ce1042" office:value-type="float" office:value="5" calcext:value-type="float">
            <text:p>5</text:p>
          </table:table-cell>
          <table:table-cell table:style-name="ce1042" table:number-columns-repeated="9"/>
          <table:table-cell table:number-columns-repeated="18"/>
        </table:table-row>
        <table:table-row table:style-name="ro3">
          <table:table-cell table:style-name="ce840" office:value-type="string" calcext:value-type="string">
            <text:p><text:span text:style-name="T43">*ōgan</text:span><text:span text:style-name="T44"> ‚fürchten‘</text:span></text:p>
          </table:table-cell>
          <table:table-cell table:style-name="ce860"/>
          <table:table-cell table:style-name="ce879" office:value-type="float" office:value="1" calcext:value-type="float">
            <text:p>1</text:p>
          </table:table-cell>
          <table:table-cell table:style-name="ce879"/>
          <table:table-cell table:style-name="ce905"/>
          <table:table-cell table:style-name="ce905" office:value-type="float" office:value="1" calcext:value-type="float">
            <text:p>1</text:p>
          </table:table-cell>
          <table:table-cell table:style-name="ce905" table:number-columns-repeated="3"/>
          <table:table-cell table:style-name="ce960" office:value-type="float" office:value="0" calcext:value-type="float">
            <text:p>0</text:p>
          </table:table-cell>
          <table:table-cell table:style-name="ce905" table:number-columns-repeated="3"/>
          <table:table-cell office:value-type="float" office:value="1" calcext:value-type="float">
            <text:p>1</text:p>
          </table:table-cell>
          <table:table-cell table:style-name="ce986" office:value-type="float" office:value="1" calcext:value-type="float">
            <text:p>1</text:p>
          </table:table-cell>
          <table:table-cell table:style-name="ce986" table:number-columns-repeated="10"/>
          <table:table-cell table:style-name="ce1004" office:value-type="float" office:value="1" calcext:value-type="float">
            <text:p>1</text:p>
          </table:table-cell>
          <table:table-cell table:style-name="ce1023"/>
          <table:table-cell table:style-name="ce1042" office:value-type="float" office:value="1" calcext:value-type="float">
            <text:p>1</text:p>
          </table:table-cell>
          <table:table-cell table:style-name="ce1042" table:number-columns-repeated="7"/>
          <table:table-cell table:style-name="ce1042" office:value-type="float" office:value="1" calcext:value-type="float">
            <text:p>1</text:p>
          </table:table-cell>
          <table:table-cell table:style-name="ce1042" table:number-columns-repeated="3"/>
          <table:table-cell table:style-name="ce1042" office:value-type="float" office:value="1" calcext:value-type="float">
            <text:p>1</text:p>
          </table:table-cell>
          <table:table-cell table:style-name="ce1042" table:number-columns-repeated="6"/>
          <table:table-cell table:number-columns-repeated="18"/>
        </table:table-row>
        <table:table-row table:style-name="ro3">
          <table:table-cell table:style-name="ce841" office:value-type="string" calcext:value-type="string">
            <text:p>aisl. <text:span text:style-name="T43">*knega </text:span><text:span text:style-name="T44">‚können‘</text:span></text:p>
          </table:table-cell>
          <table:table-cell table:style-name="ce861"/>
          <table:table-cell table:style-name="ce881" office:value-type="float" office:value="1" calcext:value-type="float">
            <text:p>1</text:p>
          </table:table-cell>
          <table:table-cell table:style-name="ce881"/>
          <table:table-cell table:style-name="ce907" office:value-type="float" office:value="1" calcext:value-type="float">
            <text:p>1</text:p>
          </table:table-cell>
          <table:table-cell table:style-name="ce907" table:number-columns-repeated="4"/>
          <table:table-cell table:style-name="ce960" office:value-type="float" office:value="0" calcext:value-type="float">
            <text:p>0</text:p>
          </table:table-cell>
          <table:table-cell table:style-name="ce907" table:number-columns-repeated="3"/>
          <table:table-cell office:value-type="float" office:value="1" calcext:value-type="float">
            <text:p>1</text:p>
          </table:table-cell>
          <table:table-cell table:style-name="ce986" office:value-type="float" office:value="0" calcext:value-type="float">
            <text:p>0</text:p>
          </table:table-cell>
          <table:table-cell table:style-name="ce986" table:number-columns-repeated="3"/>
          <table:table-cell table:style-name="ce986" office:value-type="float" office:value="1" calcext:value-type="float">
            <text:p>1</text:p>
          </table:table-cell>
          <table:table-cell table:style-name="ce986" table:number-columns-repeated="6"/>
          <table:table-cell table:style-name="ce1004" office:value-type="float" office:value="1" calcext:value-type="float">
            <text:p>1</text:p>
          </table:table-cell>
          <table:table-cell table:style-name="ce1023" office:value-type="float" office:value="1" calcext:value-type="float">
            <text:p>1</text:p>
          </table:table-cell>
          <table:table-cell table:style-name="ce1042" table:number-columns-repeated="19"/>
          <table:table-cell table:number-columns-repeated="18"/>
        </table:table-row>
        <table:table-row table:style-name="ro1">
          <table:table-cell table:style-name="ce769" office:value-type="string" calcext:value-type="string">
            <text:p>primäre ja-Verben</text:p>
          </table:table-cell>
          <table:table-cell table:style-name="ce29"/>
          <table:table-cell table:style-name="ce119" table:number-columns-repeated="2"/>
          <table:table-cell table:style-name="ce850" table:number-columns-repeated="9"/>
          <table:table-cell table:style-name="ce866"/>
          <table:table-cell table:style-name="ce931" table:number-columns-repeated="11"/>
          <table:table-cell table:style-name="ce347"/>
          <table:table-cell table:style-name="ce173"/>
          <table:table-cell table:style-name="ce947" table:number-columns-repeated="19"/>
          <table:table-cell table:style-name="ce936" table:number-columns-repeated="18"/>
        </table:table-row>
        <table:table-row table:style-name="ro3">
          <table:table-cell table:style-name="ce840" office:value-type="string" calcext:value-type="string">
            <text:p><text:span text:style-name="T43">*bringan </text:span><text:span text:style-name="T44">‚bringen‘</text:span></text:p>
          </table:table-cell>
          <table:table-cell table:style-name="ce860"/>
          <table:table-cell table:style-name="ce879" office:value-type="float" office:value="1" calcext:value-type="float">
            <text:p>1</text:p>
          </table:table-cell>
          <table:table-cell table:style-name="ce879"/>
          <table:table-cell table:style-name="ce905"/>
          <table:table-cell table:style-name="ce905" office:value-type="float" office:value="1" calcext:value-type="float">
            <text:p>1</text:p>
          </table:table-cell>
          <table:table-cell table:style-name="ce905" table:number-columns-repeated="3"/>
          <table:table-cell table:style-name="ce960" office:value-type="float" office:value="0" calcext:value-type="float">
            <text:p>0</text:p>
          </table:table-cell>
          <table:table-cell table:style-name="ce905" table:number-columns-repeated="3"/>
          <table:table-cell office:value-type="float" office:value="12" calcext:value-type="float">
            <text:p>12</text:p>
          </table:table-cell>
          <table:table-cell table:style-name="ce986" office:value-type="float" office:value="9" calcext:value-type="float">
            <text:p>9</text:p>
          </table:table-cell>
          <table:table-cell table:style-name="ce986" office:value-type="float" office:value="3" calcext:value-type="float">
            <text:p>3</text:p>
          </table:table-cell>
          <table:table-cell table:style-name="ce986" table:number-columns-repeated="9"/>
          <table:table-cell table:style-name="ce1004" office:value-type="float" office:value="1" calcext:value-type="float">
            <text:p>1</text:p>
          </table:table-cell>
          <table:table-cell table:style-name="ce1023"/>
          <table:table-cell table:style-name="ce1042" office:value-type="float" office:value="1" calcext:value-type="float">
            <text:p>1</text:p>
          </table:table-cell>
          <table:table-cell table:style-name="ce1042" table:number-columns-repeated="7"/>
          <table:table-cell table:style-name="ce1042" office:value-type="float" office:value="9" calcext:value-type="float">
            <text:p>9</text:p>
          </table:table-cell>
          <table:table-cell table:style-name="ce1042" office:value-type="float" office:value="3" calcext:value-type="float">
            <text:p>3</text:p>
          </table:table-cell>
          <table:table-cell table:style-name="ce1042" table:number-columns-repeated="9"/>
          <table:table-cell table:number-columns-repeated="18"/>
        </table:table-row>
        <table:table-row table:style-name="ro3">
          <table:table-cell table:style-name="ce840" office:value-type="string" calcext:value-type="string">
            <text:p><text:span text:style-name="T43">*brūkanan </text:span><text:span text:style-name="T44">‚gebrauchen‘</text:span></text:p>
          </table:table-cell>
          <table:table-cell table:style-name="ce860"/>
          <table:table-cell table:style-name="ce879" office:value-type="float" office:value="0" calcext:value-type="float">
            <text:p>0</text:p>
          </table:table-cell>
          <table:table-cell table:style-name="ce879" office:value-type="float" office:value="1" calcext:value-type="float">
            <text:p>1</text:p>
          </table:table-cell>
          <table:table-cell table:style-name="ce905" table:number-columns-repeated="5"/>
          <table:table-cell table:style-name="ce960" office:value-type="float" office:value="0" calcext:value-type="float">
            <text:p>0</text:p>
          </table:table-cell>
          <table:table-cell table:style-name="ce905" table:number-columns-repeated="3"/>
          <table:table-cell office:value-type="float" office:value="3" calcext:value-type="float">
            <text:p>3</text:p>
          </table:table-cell>
          <table:table-cell table:style-name="ce986" office:value-type="float" office:value="2" calcext:value-type="float">
            <text:p>2</text:p>
          </table:table-cell>
          <table:table-cell table:style-name="ce986" table:number-columns-repeated="4"/>
          <table:table-cell table:style-name="ce986" office:value-type="float" office:value="1" calcext:value-type="float">
            <text:p>1</text:p>
          </table:table-cell>
          <table:table-cell table:style-name="ce986" table:number-columns-repeated="5"/>
          <table:table-cell table:style-name="ce1004" office:value-type="float" office:value="0" calcext:value-type="float">
            <text:p>0</text:p>
          </table:table-cell>
          <table:table-cell table:style-name="ce1023"/>
          <table:table-cell table:style-name="ce1042" table:number-columns-repeated="8"/>
          <table:table-cell table:style-name="ce1042" office:value-type="float" office:value="2" calcext:value-type="float">
            <text:p>2</text:p>
          </table:table-cell>
          <table:table-cell table:style-name="ce1042" table:number-columns-repeated="4"/>
          <table:table-cell table:style-name="ce1042" office:value-type="float" office:value="1" calcext:value-type="float">
            <text:p>1</text:p>
          </table:table-cell>
          <table:table-cell table:style-name="ce1042" table:number-columns-repeated="5"/>
          <table:table-cell table:number-columns-repeated="18"/>
        </table:table-row>
        <table:table-row table:style-name="ro3">
          <table:table-cell table:style-name="ce840" office:value-type="string" calcext:value-type="string">
            <text:p><text:span text:style-name="T43">*bugjan</text:span><text:span text:style-name="T44"> ‚kaufen‘</text:span></text:p>
          </table:table-cell>
          <table:table-cell table:style-name="ce860"/>
          <table:table-cell table:style-name="ce879" office:value-type="float" office:value="0" calcext:value-type="float">
            <text:p>0</text:p>
          </table:table-cell>
          <table:table-cell table:style-name="ce879" office:value-type="float" office:value="1" calcext:value-type="float">
            <text:p>1</text:p>
          </table:table-cell>
          <table:table-cell table:style-name="ce905" table:number-columns-repeated="5"/>
          <table:table-cell table:style-name="ce960" office:value-type="float" office:value="0" calcext:value-type="float">
            <text:p>0</text:p>
          </table:table-cell>
          <table:table-cell table:style-name="ce905" table:number-columns-repeated="3"/>
          <table:table-cell office:value-type="float" office:value="7" calcext:value-type="float">
            <text:p>7</text:p>
          </table:table-cell>
          <table:table-cell table:style-name="ce986" office:value-type="float" office:value="5" calcext:value-type="float">
            <text:p>5</text:p>
          </table:table-cell>
          <table:table-cell table:style-name="ce986" table:number-columns-repeated="5"/>
          <table:table-cell table:style-name="ce986" office:value-type="float" office:value="2" calcext:value-type="float">
            <text:p>2</text:p>
          </table:table-cell>
          <table:table-cell table:style-name="ce986" table:number-columns-repeated="4"/>
          <table:table-cell table:style-name="ce1004" office:value-type="float" office:value="0" calcext:value-type="float">
            <text:p>0</text:p>
          </table:table-cell>
          <table:table-cell table:style-name="ce1023"/>
          <table:table-cell table:style-name="ce1042" table:number-columns-repeated="8"/>
          <table:table-cell table:style-name="ce1042" office:value-type="float" office:value="5" calcext:value-type="float">
            <text:p>5</text:p>
          </table:table-cell>
          <table:table-cell table:style-name="ce1042" table:number-columns-repeated="5"/>
          <table:table-cell table:style-name="ce1042" office:value-type="float" office:value="2" calcext:value-type="float">
            <text:p>2</text:p>
          </table:table-cell>
          <table:table-cell table:style-name="ce1042" table:number-columns-repeated="4"/>
          <table:table-cell table:number-columns-repeated="18"/>
        </table:table-row>
        <table:table-row table:style-name="ro4">
          <table:table-cell table:style-name="ce843" office:value-type="string" calcext:value-type="string">
            <text:p><text:span text:style-name="T45">*lakjan </text:span><text:span text:style-name="T46">‚nehmen, ergreifen‘</text:span></text:p>
          </table:table-cell>
          <table:table-cell table:style-name="ce863"/>
          <table:table-cell table:style-name="ce883" office:value-type="float" office:value="0" calcext:value-type="float">
            <text:p>0</text:p>
          </table:table-cell>
          <table:table-cell table:style-name="ce879" office:value-type="float" office:value="1" calcext:value-type="float">
            <text:p>1</text:p>
          </table:table-cell>
          <table:table-cell table:style-name="ce905" table:number-columns-repeated="5"/>
          <table:table-cell table:style-name="ce960" office:value-type="float" office:value="0" calcext:value-type="float">
            <text:p>0</text:p>
          </table:table-cell>
          <table:table-cell table:style-name="ce905" table:number-columns-repeated="3"/>
          <table:table-cell office:value-type="float" office:value="2" calcext:value-type="float">
            <text:p>2</text:p>
          </table:table-cell>
          <table:table-cell table:style-name="ce986" office:value-type="float" office:value="2" calcext:value-type="float">
            <text:p>2</text:p>
          </table:table-cell>
          <table:table-cell table:style-name="ce986" table:number-columns-repeated="10"/>
          <table:table-cell table:style-name="ce1004" office:value-type="float" office:value="1" calcext:value-type="float">
            <text:p>1</text:p>
          </table:table-cell>
          <table:table-cell table:style-name="ce1023"/>
          <table:table-cell table:style-name="ce1042" table:number-columns-repeated="3"/>
          <table:table-cell table:style-name="ce1042" office:value-type="float" office:value="1" calcext:value-type="float">
            <text:p>1</text:p>
          </table:table-cell>
          <table:table-cell table:style-name="ce1042" table:number-columns-repeated="4"/>
          <table:table-cell table:style-name="ce1042" office:value-type="float" office:value="2" calcext:value-type="float">
            <text:p>2</text:p>
          </table:table-cell>
          <table:table-cell table:style-name="ce1042" table:number-columns-repeated="10"/>
          <table:table-cell table:number-columns-repeated="18"/>
        </table:table-row>
        <table:table-row table:style-name="ro4">
          <table:table-cell table:style-name="ce843" office:value-type="string" calcext:value-type="string">
            <text:p><text:span text:style-name="T45">*sōkjan </text:span><text:span text:style-name="T46">‚suchen‘</text:span></text:p>
          </table:table-cell>
          <table:table-cell table:style-name="ce863"/>
          <table:table-cell table:style-name="ce883" office:value-type="float" office:value="2" calcext:value-type="float">
            <text:p>2</text:p>
          </table:table-cell>
          <table:table-cell table:style-name="ce883"/>
          <table:table-cell table:style-name="ce905"/>
          <table:table-cell table:style-name="ce905" office:value-type="float" office:value="1" calcext:value-type="float">
            <text:p>1</text:p>
          </table:table-cell>
          <table:table-cell table:style-name="ce905" table:number-columns-repeated="2"/>
          <table:table-cell table:style-name="ce905" office:value-type="float" office:value="1" calcext:value-type="float">
            <text:p>1</text:p>
          </table:table-cell>
          <table:table-cell table:style-name="ce960" office:value-type="float" office:value="0" calcext:value-type="float">
            <text:p>0</text:p>
          </table:table-cell>
          <table:table-cell table:style-name="ce905" table:number-columns-repeated="3"/>
          <table:table-cell office:value-type="float" office:value="15" calcext:value-type="float">
            <text:p>15</text:p>
          </table:table-cell>
          <table:table-cell table:style-name="ce986" office:value-type="float" office:value="13" calcext:value-type="float">
            <text:p>13</text:p>
          </table:table-cell>
          <table:table-cell table:style-name="ce986" table:number-columns-repeated="2"/>
          <table:table-cell table:style-name="ce986" office:value-type="float" office:value="1" calcext:value-type="float">
            <text:p>1</text:p>
          </table:table-cell>
          <table:table-cell table:style-name="ce986" table:number-columns-repeated="7"/>
          <table:table-cell table:style-name="ce1004" office:value-type="float" office:value="1" calcext:value-type="float">
            <text:p>1</text:p>
          </table:table-cell>
          <table:table-cell table:style-name="ce1023"/>
          <table:table-cell table:style-name="ce1042" office:value-type="float" office:value="1" calcext:value-type="float">
            <text:p>1</text:p>
          </table:table-cell>
          <table:table-cell table:style-name="ce1042" table:number-columns-repeated="7"/>
          <table:table-cell table:style-name="ce1042" office:value-type="float" office:value="11" calcext:value-type="float">
            <text:p>11</text:p>
          </table:table-cell>
          <table:table-cell table:style-name="ce1042" table:number-columns-repeated="2"/>
          <table:table-cell table:style-name="ce1042" office:value-type="float" office:value="1" calcext:value-type="float">
            <text:p>1</text:p>
          </table:table-cell>
          <table:table-cell table:style-name="ce1042"/>
          <table:table-cell table:style-name="ce1042" office:value-type="float" office:value="2" calcext:value-type="float">
            <text:p>2</text:p>
          </table:table-cell>
          <table:table-cell table:style-name="ce1042" table:number-columns-repeated="5"/>
          <table:table-cell table:number-columns-repeated="18"/>
        </table:table-row>
        <table:table-row table:style-name="ro3">
          <table:table-cell table:style-name="ce840" office:value-type="string" calcext:value-type="string">
            <text:p><text:span text:style-name="T43">*þankjan </text:span><text:span text:style-name="T44">‚denken, wahrnehmen‘</text:span></text:p>
          </table:table-cell>
          <table:table-cell table:style-name="ce860"/>
          <table:table-cell table:style-name="ce879" office:value-type="float" office:value="1" calcext:value-type="float">
            <text:p>1</text:p>
          </table:table-cell>
          <table:table-cell table:style-name="ce879"/>
          <table:table-cell table:style-name="ce905" table:number-columns-repeated="2"/>
          <table:table-cell table:style-name="ce905" office:value-type="float" office:value="1" calcext:value-type="float">
            <text:p>1</text:p>
          </table:table-cell>
          <table:table-cell table:style-name="ce905" table:number-columns-repeated="2"/>
          <table:table-cell table:style-name="ce960" office:value-type="float" office:value="0" calcext:value-type="float">
            <text:p>0</text:p>
          </table:table-cell>
          <table:table-cell table:style-name="ce905" table:number-columns-repeated="3"/>
          <table:table-cell office:value-type="float" office:value="20" calcext:value-type="float">
            <text:p>20</text:p>
          </table:table-cell>
          <table:table-cell table:style-name="ce986" office:value-type="float" office:value="11" calcext:value-type="float">
            <text:p>11</text:p>
          </table:table-cell>
          <table:table-cell table:style-name="ce986" table:number-columns-repeated="5"/>
          <table:table-cell table:style-name="ce986" office:value-type="float" office:value="9" calcext:value-type="float">
            <text:p>9</text:p>
          </table:table-cell>
          <table:table-cell table:style-name="ce986" table:number-columns-repeated="4"/>
          <table:table-cell table:style-name="ce1004" office:value-type="float" office:value="1" calcext:value-type="float">
            <text:p>1</text:p>
          </table:table-cell>
          <table:table-cell table:style-name="ce1023"/>
          <table:table-cell table:style-name="ce1042"/>
          <table:table-cell table:style-name="ce1042" office:value-type="float" office:value="1" calcext:value-type="float">
            <text:p>1</text:p>
          </table:table-cell>
          <table:table-cell table:style-name="ce1042" table:number-columns-repeated="6"/>
          <table:table-cell table:style-name="ce1042" office:value-type="float" office:value="11" calcext:value-type="float">
            <text:p>11</text:p>
          </table:table-cell>
          <table:table-cell table:style-name="ce1042" table:number-columns-repeated="5"/>
          <table:table-cell table:style-name="ce1042" office:value-type="float" office:value="9" calcext:value-type="float">
            <text:p>9</text:p>
          </table:table-cell>
          <table:table-cell table:style-name="ce1042" table:number-columns-repeated="4"/>
          <table:table-cell table:number-columns-repeated="18"/>
        </table:table-row>
        <table:table-row table:style-name="ro3">
          <table:table-cell table:style-name="ce840" office:value-type="string" calcext:value-type="string">
            <text:p><text:span text:style-name="T43">*þunkjan </text:span><text:span text:style-name="T44">‚scheinen‘</text:span></text:p>
          </table:table-cell>
          <table:table-cell table:style-name="ce860"/>
          <table:table-cell table:style-name="ce879" office:value-type="float" office:value="0" calcext:value-type="float">
            <text:p>0</text:p>
          </table:table-cell>
          <table:table-cell table:style-name="ce879" office:value-type="float" office:value="1" calcext:value-type="float">
            <text:p>1</text:p>
          </table:table-cell>
          <table:table-cell table:style-name="ce905" table:number-columns-repeated="5"/>
          <table:table-cell table:style-name="ce960" office:value-type="float" office:value="0" calcext:value-type="float">
            <text:p>0</text:p>
          </table:table-cell>
          <table:table-cell table:style-name="ce905" table:number-columns-repeated="3"/>
          <table:table-cell office:value-type="float" office:value="11" calcext:value-type="float">
            <text:p>11</text:p>
          </table:table-cell>
          <table:table-cell table:style-name="ce986" office:value-type="float" office:value="11" calcext:value-type="float">
            <text:p>11</text:p>
          </table:table-cell>
          <table:table-cell table:style-name="ce986" table:number-columns-repeated="10"/>
          <table:table-cell table:style-name="ce1004" office:value-type="float" office:value="0" calcext:value-type="float">
            <text:p>0</text:p>
          </table:table-cell>
          <table:table-cell table:style-name="ce1023"/>
          <table:table-cell table:style-name="ce1042" table:number-columns-repeated="8"/>
          <table:table-cell table:style-name="ce1042" office:value-type="float" office:value="11" calcext:value-type="float">
            <text:p>11</text:p>
          </table:table-cell>
          <table:table-cell table:style-name="ce1042" table:number-columns-repeated="10"/>
          <table:table-cell table:number-columns-repeated="18"/>
        </table:table-row>
        <table:table-row table:style-name="ro3">
          <table:table-cell table:style-name="ce840" office:value-type="string" calcext:value-type="string">
            <text:p><text:span text:style-name="T43">*wurkjan </text:span><text:span text:style-name="T44">‚anfertigen, arbeiten‘</text:span></text:p>
          </table:table-cell>
          <table:table-cell table:style-name="ce860"/>
          <table:table-cell table:style-name="ce879" office:value-type="float" office:value="0" calcext:value-type="float">
            <text:p>0</text:p>
          </table:table-cell>
          <table:table-cell table:style-name="ce879" office:value-type="float" office:value="1" calcext:value-type="float">
            <text:p>1</text:p>
          </table:table-cell>
          <table:table-cell table:style-name="ce905" table:number-columns-repeated="5"/>
          <table:table-cell table:style-name="ce960" office:value-type="float" office:value="0" calcext:value-type="float">
            <text:p>0</text:p>
          </table:table-cell>
          <table:table-cell table:style-name="ce905" table:number-columns-repeated="3"/>
          <table:table-cell office:value-type="float" office:value="27" calcext:value-type="float">
            <text:p>27</text:p>
          </table:table-cell>
          <table:table-cell table:style-name="ce986" office:value-type="float" office:value="14" calcext:value-type="float">
            <text:p>14</text:p>
          </table:table-cell>
          <table:table-cell table:style-name="ce986"/>
          <table:table-cell table:style-name="ce986" office:value-type="float" office:value="4" calcext:value-type="float">
            <text:p>4</text:p>
          </table:table-cell>
          <table:table-cell table:style-name="ce986" office:value-type="float" office:value="5" calcext:value-type="float">
            <text:p>5</text:p>
          </table:table-cell>
          <table:table-cell table:style-name="ce986" table:number-columns-repeated="2"/>
          <table:table-cell table:style-name="ce986" office:value-type="float" office:value="4" calcext:value-type="float">
            <text:p>4</text:p>
          </table:table-cell>
          <table:table-cell table:style-name="ce986" table:number-columns-repeated="4"/>
          <table:table-cell table:style-name="ce1004" office:value-type="float" office:value="0" calcext:value-type="float">
            <text:p>0</text:p>
          </table:table-cell>
          <table:table-cell table:style-name="ce1023"/>
          <table:table-cell table:style-name="ce1042" table:number-columns-repeated="8"/>
          <table:table-cell table:style-name="ce1042" office:value-type="float" office:value="14" calcext:value-type="float">
            <text:p>14</text:p>
          </table:table-cell>
          <table:table-cell table:style-name="ce1042"/>
          <table:table-cell table:style-name="ce1042" office:value-type="float" office:value="4" calcext:value-type="float">
            <text:p>4</text:p>
          </table:table-cell>
          <table:table-cell table:style-name="ce1042" office:value-type="float" office:value="5" calcext:value-type="float">
            <text:p>5</text:p>
          </table:table-cell>
          <table:table-cell table:style-name="ce1042" table:number-columns-repeated="2"/>
          <table:table-cell table:style-name="ce1042" office:value-type="float" office:value="4" calcext:value-type="float">
            <text:p>4</text:p>
          </table:table-cell>
          <table:table-cell table:style-name="ce1042" table:number-columns-repeated="4"/>
          <table:table-cell table:number-columns-repeated="18"/>
        </table:table-row>
        <table:table-row table:style-name="ro1">
          <table:table-cell table:style-name="ce769" office:value-type="string" calcext:value-type="string">
            <text:p>sekundäre ja-Verben</text:p>
          </table:table-cell>
          <table:table-cell table:style-name="ce29"/>
          <table:table-cell table:style-name="ce119" table:number-columns-repeated="2"/>
          <table:table-cell table:style-name="ce850" table:number-columns-repeated="9"/>
          <table:table-cell table:style-name="ce866"/>
          <table:table-cell table:style-name="ce931" table:number-columns-repeated="11"/>
          <table:table-cell table:style-name="ce347"/>
          <table:table-cell table:style-name="ce173"/>
          <table:table-cell table:style-name="ce947" table:number-columns-repeated="19"/>
          <table:table-cell table:style-name="ce936" table:number-columns-repeated="18"/>
        </table:table-row>
        <table:table-row table:style-name="ro3">
          <table:table-cell table:style-name="ce840" office:value-type="string" calcext:value-type="string">
            <text:p><text:span text:style-name="T43">*lakjan </text:span><text:span text:style-name="T44">‚lecken, befeuchten‘</text:span></text:p>
          </table:table-cell>
          <table:table-cell table:style-name="ce860"/>
          <table:table-cell table:style-name="ce879" office:value-type="float" office:value="1" calcext:value-type="float">
            <text:p>1</text:p>
          </table:table-cell>
          <table:table-cell table:style-name="ce879"/>
          <table:table-cell table:style-name="ce905" table:number-columns-repeated="4"/>
          <table:table-cell table:style-name="ce905" office:value-type="float" office:value="1" calcext:value-type="float">
            <text:p>1</text:p>
          </table:table-cell>
          <table:table-cell table:style-name="ce960" office:value-type="float" office:value="0" calcext:value-type="float">
            <text:p>0</text:p>
          </table:table-cell>
          <table:table-cell table:style-name="ce905" table:number-columns-repeated="3"/>
          <table:table-cell office:value-type="float" office:value="4" calcext:value-type="float">
            <text:p>4</text:p>
          </table:table-cell>
          <table:table-cell table:style-name="ce986" office:value-type="float" office:value="3" calcext:value-type="float">
            <text:p>3</text:p>
          </table:table-cell>
          <table:table-cell table:style-name="ce986" table:number-columns-repeated="2"/>
          <table:table-cell table:style-name="ce986" office:value-type="float" office:value="1" calcext:value-type="float">
            <text:p>1</text:p>
          </table:table-cell>
          <table:table-cell table:style-name="ce986" table:number-columns-repeated="7"/>
          <table:table-cell table:style-name="ce1004" office:value-type="float" office:value="1" calcext:value-type="float">
            <text:p>1</text:p>
          </table:table-cell>
          <table:table-cell table:style-name="ce1023"/>
          <table:table-cell table:style-name="ce1042" table:number-columns-repeated="3"/>
          <table:table-cell table:style-name="ce1042" office:value-type="float" office:value="1" calcext:value-type="float">
            <text:p>1</text:p>
          </table:table-cell>
          <table:table-cell table:style-name="ce1042" table:number-columns-repeated="4"/>
          <table:table-cell table:style-name="ce1042" office:value-type="float" office:value="2" calcext:value-type="float">
            <text:p>2</text:p>
          </table:table-cell>
          <table:table-cell table:style-name="ce1042" table:number-columns-repeated="2"/>
          <table:table-cell table:style-name="ce1042" office:value-type="float" office:value="2" calcext:value-type="float">
            <text:p>2</text:p>
          </table:table-cell>
          <table:table-cell table:style-name="ce1042" table:number-columns-repeated="7"/>
          <table:table-cell table:number-columns-repeated="18"/>
        </table:table-row>
        <table:table-row table:style-name="ro3">
          <table:table-cell table:style-name="ce840" office:value-type="string" calcext:value-type="string">
            <text:p><text:span text:style-name="T43">*rakjan </text:span><text:span text:style-name="T44">‚strecken‘</text:span></text:p>
          </table:table-cell>
          <table:table-cell table:style-name="ce860"/>
          <table:table-cell table:style-name="ce879" office:value-type="float" office:value="1" calcext:value-type="float">
            <text:p>1</text:p>
          </table:table-cell>
          <table:table-cell table:style-name="ce879"/>
          <table:table-cell table:style-name="ce905" table:number-columns-repeated="4"/>
          <table:table-cell table:style-name="ce905" office:value-type="float" office:value="1" calcext:value-type="float">
            <text:p>1</text:p>
          </table:table-cell>
          <table:table-cell table:style-name="ce960" office:value-type="float" office:value="0" calcext:value-type="float">
            <text:p>0</text:p>
          </table:table-cell>
          <table:table-cell table:style-name="ce905" table:number-columns-repeated="3"/>
          <table:table-cell office:value-type="float" office:value="10" calcext:value-type="float">
            <text:p>10</text:p>
          </table:table-cell>
          <table:table-cell table:style-name="ce986" office:value-type="float" office:value="7" calcext:value-type="float">
            <text:p>7</text:p>
          </table:table-cell>
          <table:table-cell table:style-name="ce986" table:number-columns-repeated="5"/>
          <table:table-cell table:style-name="ce986" office:value-type="float" office:value="3" calcext:value-type="float">
            <text:p>3</text:p>
          </table:table-cell>
          <table:table-cell table:style-name="ce986" table:number-columns-repeated="4"/>
          <table:table-cell table:style-name="ce1004" office:value-type="float" office:value="1" calcext:value-type="float">
            <text:p>1</text:p>
          </table:table-cell>
          <table:table-cell table:style-name="ce1023"/>
          <table:table-cell table:style-name="ce1042" table:number-columns-repeated="3"/>
          <table:table-cell table:style-name="ce1042" office:value-type="float" office:value="1" calcext:value-type="float">
            <text:p>1</text:p>
          </table:table-cell>
          <table:table-cell table:style-name="ce1042" table:number-columns-repeated="4"/>
          <table:table-cell table:style-name="ce1042" office:value-type="float" office:value="5" calcext:value-type="float">
            <text:p>5</text:p>
          </table:table-cell>
          <table:table-cell table:style-name="ce1042" table:number-columns-repeated="2"/>
          <table:table-cell table:style-name="ce1042" office:value-type="float" office:value="2" calcext:value-type="float">
            <text:p>2</text:p>
          </table:table-cell>
          <table:table-cell table:style-name="ce1042" table:number-columns-repeated="2"/>
          <table:table-cell table:style-name="ce1042" office:value-type="float" office:value="3" calcext:value-type="float">
            <text:p>3</text:p>
          </table:table-cell>
          <table:table-cell table:style-name="ce1042" table:number-columns-repeated="4"/>
          <table:table-cell table:number-columns-repeated="18"/>
        </table:table-row>
        <table:table-row table:style-name="ro3">
          <table:table-cell table:style-name="ce840" office:value-type="string" calcext:value-type="string">
            <text:p><text:span text:style-name="T43">*rōkian </text:span><text:span text:style-name="T44">‚versorgen, sich kümmern um‘</text:span></text:p>
          </table:table-cell>
          <table:table-cell table:style-name="ce860"/>
          <table:table-cell table:style-name="ce879" office:value-type="float" office:value="1" calcext:value-type="float">
            <text:p>1</text:p>
          </table:table-cell>
          <table:table-cell table:style-name="ce879"/>
          <table:table-cell table:style-name="ce905" table:number-columns-repeated="4"/>
          <table:table-cell table:style-name="ce905" office:value-type="float" office:value="1" calcext:value-type="float">
            <text:p>1</text:p>
          </table:table-cell>
          <table:table-cell table:style-name="ce960" office:value-type="float" office:value="0" calcext:value-type="float">
            <text:p>0</text:p>
          </table:table-cell>
          <table:table-cell table:style-name="ce905" table:number-columns-repeated="3"/>
          <table:table-cell office:value-type="float" office:value="3" calcext:value-type="float">
            <text:p>3</text:p>
          </table:table-cell>
          <table:table-cell table:style-name="ce986" office:value-type="float" office:value="3" calcext:value-type="float">
            <text:p>3</text:p>
          </table:table-cell>
          <table:table-cell table:style-name="ce986" table:number-columns-repeated="10"/>
          <table:table-cell table:style-name="ce1004" office:value-type="float" office:value="1" calcext:value-type="float">
            <text:p>1</text:p>
          </table:table-cell>
          <table:table-cell table:style-name="ce1023"/>
          <table:table-cell table:style-name="ce1042" table:number-columns-repeated="3"/>
          <table:table-cell table:style-name="ce1042" office:value-type="float" office:value="1" calcext:value-type="float">
            <text:p>1</text:p>
          </table:table-cell>
          <table:table-cell table:style-name="ce1042" table:number-columns-repeated="4"/>
          <table:table-cell table:style-name="ce1042" office:value-type="float" office:value="3" calcext:value-type="float">
            <text:p>3</text:p>
          </table:table-cell>
          <table:table-cell table:style-name="ce1042" table:number-columns-repeated="10"/>
          <table:table-cell table:number-columns-repeated="18"/>
        </table:table-row>
        <table:table-row table:style-name="ro3">
          <table:table-cell table:style-name="ce840" office:value-type="string" calcext:value-type="string">
            <text:p><text:span text:style-name="T43">*taikjan </text:span><text:span text:style-name="T44">‚lehren‘</text:span></text:p>
          </table:table-cell>
          <table:table-cell table:style-name="ce860"/>
          <table:table-cell table:style-name="ce879" office:value-type="float" office:value="1" calcext:value-type="float">
            <text:p>1</text:p>
          </table:table-cell>
          <table:table-cell table:style-name="ce879"/>
          <table:table-cell table:style-name="ce905" table:number-columns-repeated="4"/>
          <table:table-cell table:style-name="ce905" office:value-type="float" office:value="1" calcext:value-type="float">
            <text:p>1</text:p>
          </table:table-cell>
          <table:table-cell table:style-name="ce960" office:value-type="float" office:value="1" calcext:value-type="float">
            <text:p>1</text:p>
          </table:table-cell>
          <table:table-cell table:style-name="ce905" table:number-columns-repeated="2"/>
          <table:table-cell table:style-name="ce905" office:value-type="float" office:value="1" calcext:value-type="float">
            <text:p>1</text:p>
          </table:table-cell>
          <table:table-cell office:value-type="float" office:value="2" calcext:value-type="float">
            <text:p>2</text:p>
          </table:table-cell>
          <table:table-cell table:style-name="ce986" office:value-type="float" office:value="2" calcext:value-type="float">
            <text:p>2</text:p>
          </table:table-cell>
          <table:table-cell table:style-name="ce986" table:number-columns-repeated="10"/>
          <table:table-cell table:style-name="ce1004" office:value-type="float" office:value="1" calcext:value-type="float">
            <text:p>1</text:p>
          </table:table-cell>
          <table:table-cell table:style-name="ce1023"/>
          <table:table-cell table:style-name="ce1042" table:number-columns-repeated="3"/>
          <table:table-cell table:style-name="ce1041" office:value-type="float" office:value="1" calcext:value-type="float">
            <text:p>1</text:p>
          </table:table-cell>
          <table:table-cell table:style-name="ce1049" office:value-type="float" office:value="1" calcext:value-type="float">
            <text:p>1</text:p>
          </table:table-cell>
          <table:table-cell table:style-name="ce1041" table:number-columns-repeated="2"/>
          <table:table-cell table:style-name="ce1041" office:value-type="float" office:value="1" calcext:value-type="float">
            <text:p>1</text:p>
          </table:table-cell>
          <table:table-cell table:style-name="ce1042" office:value-type="float" office:value="2" calcext:value-type="float">
            <text:p>2</text:p>
          </table:table-cell>
          <table:table-cell table:style-name="ce1042" table:number-columns-repeated="10"/>
          <table:table-cell table:number-columns-repeated="18"/>
        </table:table-row>
        <table:table-row table:style-name="ro3">
          <table:table-cell table:style-name="ce840" office:value-type="string" calcext:value-type="string">
            <text:p><text:span text:style-name="T43">*þakjan </text:span><text:span text:style-name="T44">‚bedecken‘</text:span></text:p>
          </table:table-cell>
          <table:table-cell table:style-name="ce860"/>
          <table:table-cell table:style-name="ce879" office:value-type="float" office:value="2" calcext:value-type="float">
            <text:p>2</text:p>
          </table:table-cell>
          <table:table-cell table:style-name="ce879"/>
          <table:table-cell table:style-name="ce905"/>
          <table:table-cell table:style-name="ce905" office:value-type="float" office:value="1" calcext:value-type="float">
            <text:p>1</text:p>
          </table:table-cell>
          <table:table-cell table:style-name="ce905" table:number-columns-repeated="2"/>
          <table:table-cell table:style-name="ce905" office:value-type="float" office:value="1" calcext:value-type="float">
            <text:p>1</text:p>
          </table:table-cell>
          <table:table-cell table:style-name="ce960" office:value-type="float" office:value="0" calcext:value-type="float">
            <text:p>0</text:p>
          </table:table-cell>
          <table:table-cell table:style-name="ce905" table:number-columns-repeated="3"/>
          <table:table-cell office:value-type="float" office:value="10" calcext:value-type="float">
            <text:p>10</text:p>
          </table:table-cell>
          <table:table-cell table:style-name="ce986" office:value-type="float" office:value="7" calcext:value-type="float">
            <text:p>7</text:p>
          </table:table-cell>
          <table:table-cell table:style-name="ce986"/>
          <table:table-cell table:number-columns-repeated="2" table:style-name="ce986" office:value-type="float" office:value="1" calcext:value-type="float">
            <text:p>1</text:p>
          </table:table-cell>
          <table:table-cell table:style-name="ce986" table:number-columns-repeated="2"/>
          <table:table-cell table:style-name="ce986" office:value-type="float" office:value="1" calcext:value-type="float">
            <text:p>1</text:p>
          </table:table-cell>
          <table:table-cell table:style-name="ce986" table:number-columns-repeated="4"/>
          <table:table-cell table:style-name="ce1004" office:value-type="float" office:value="1" calcext:value-type="float">
            <text:p>1</text:p>
          </table:table-cell>
          <table:table-cell table:style-name="ce1023"/>
          <table:table-cell table:style-name="ce1042" table:number-columns-repeated="3"/>
          <table:table-cell table:style-name="ce1042" office:value-type="float" office:value="1" calcext:value-type="float">
            <text:p>1</text:p>
          </table:table-cell>
          <table:table-cell table:style-name="ce1042" table:number-columns-repeated="4"/>
          <table:table-cell table:style-name="ce1042" office:value-type="float" office:value="7" calcext:value-type="float">
            <text:p>7</text:p>
          </table:table-cell>
          <table:table-cell table:style-name="ce1042"/>
          <table:table-cell table:number-columns-repeated="2" table:style-name="ce1042" office:value-type="float" office:value="1" calcext:value-type="float">
            <text:p>1</text:p>
          </table:table-cell>
          <table:table-cell table:style-name="ce1042" table:number-columns-repeated="2"/>
          <table:table-cell table:style-name="ce1042" office:value-type="float" office:value="1" calcext:value-type="float">
            <text:p>1</text:p>
          </table:table-cell>
          <table:table-cell table:style-name="ce1042" table:number-columns-repeated="4"/>
          <table:table-cell table:number-columns-repeated="18"/>
        </table:table-row>
        <table:table-row table:style-name="ro3">
          <table:table-cell table:style-name="ce840" office:value-type="string" calcext:value-type="string">
            <text:p><text:span text:style-name="T43">*wakjan </text:span><text:span text:style-name="T44">‚wecken‘</text:span></text:p>
          </table:table-cell>
          <table:table-cell table:style-name="ce860"/>
          <table:table-cell table:style-name="ce879" office:value-type="float" office:value="1" calcext:value-type="float">
            <text:p>1</text:p>
          </table:table-cell>
          <table:table-cell table:style-name="ce879"/>
          <table:table-cell table:style-name="ce905" table:number-columns-repeated="4"/>
          <table:table-cell table:style-name="ce905" office:value-type="float" office:value="1" calcext:value-type="float">
            <text:p>1</text:p>
          </table:table-cell>
          <table:table-cell table:style-name="ce960" office:value-type="float" office:value="0" calcext:value-type="float">
            <text:p>0</text:p>
          </table:table-cell>
          <table:table-cell table:style-name="ce905" table:number-columns-repeated="3"/>
          <table:table-cell office:value-type="float" office:value="14" calcext:value-type="float">
            <text:p>14</text:p>
          </table:table-cell>
          <table:table-cell table:style-name="ce986" office:value-type="float" office:value="13" calcext:value-type="float">
            <text:p>13</text:p>
          </table:table-cell>
          <table:table-cell table:style-name="ce986" table:number-columns-repeated="5"/>
          <table:table-cell table:style-name="ce986" office:value-type="float" office:value="1" calcext:value-type="float">
            <text:p>1</text:p>
          </table:table-cell>
          <table:table-cell table:style-name="ce986" table:number-columns-repeated="4"/>
          <table:table-cell table:style-name="ce1004" office:value-type="float" office:value="1" calcext:value-type="float">
            <text:p>1</text:p>
          </table:table-cell>
          <table:table-cell table:style-name="ce1023"/>
          <table:table-cell table:style-name="ce1042" table:number-columns-repeated="3"/>
          <table:table-cell table:style-name="ce1042" office:value-type="float" office:value="1" calcext:value-type="float">
            <text:p>1</text:p>
          </table:table-cell>
          <table:table-cell table:style-name="ce1042" table:number-columns-repeated="4"/>
          <table:table-cell table:style-name="ce1042" office:value-type="float" office:value="12" calcext:value-type="float">
            <text:p>12</text:p>
          </table:table-cell>
          <table:table-cell table:style-name="ce1042" table:number-columns-repeated="2"/>
          <table:table-cell table:style-name="ce1042" office:value-type="float" office:value="1" calcext:value-type="float">
            <text:p>1</text:p>
          </table:table-cell>
          <table:table-cell table:style-name="ce1042" table:number-columns-repeated="2"/>
          <table:table-cell table:style-name="ce1042" office:value-type="float" office:value="1" calcext:value-type="float">
            <text:p>1</text:p>
          </table:table-cell>
          <table:table-cell table:style-name="ce1042" table:number-columns-repeated="4"/>
          <table:table-cell table:number-columns-repeated="18"/>
        </table:table-row>
        <table:table-row table:style-name="ro3">
          <table:table-cell table:style-name="ce840" office:value-type="string" calcext:value-type="string">
            <text:p><text:span text:style-name="T43">*wrakjan</text:span><text:span text:style-name="T44"> ‚wecken, verfolgen‘</text:span></text:p>
          </table:table-cell>
          <table:table-cell table:style-name="ce860"/>
          <table:table-cell table:style-name="ce879" office:value-type="float" office:value="1" calcext:value-type="float">
            <text:p>1</text:p>
          </table:table-cell>
          <table:table-cell table:style-name="ce879"/>
          <table:table-cell table:style-name="ce905" table:number-columns-repeated="4"/>
          <table:table-cell table:style-name="ce905" office:value-type="float" office:value="1" calcext:value-type="float">
            <text:p>1</text:p>
          </table:table-cell>
          <table:table-cell table:style-name="ce960" office:value-type="float" office:value="0" calcext:value-type="float">
            <text:p>0</text:p>
          </table:table-cell>
          <table:table-cell table:style-name="ce905" table:number-columns-repeated="3"/>
          <table:table-cell office:value-type="float" office:value="3" calcext:value-type="float">
            <text:p>3</text:p>
          </table:table-cell>
          <table:table-cell table:style-name="ce986" office:value-type="float" office:value="3" calcext:value-type="float">
            <text:p>3</text:p>
          </table:table-cell>
          <table:table-cell table:style-name="ce986" table:number-columns-repeated="10"/>
          <table:table-cell table:style-name="ce1004" office:value-type="float" office:value="1" calcext:value-type="float">
            <text:p>1</text:p>
          </table:table-cell>
          <table:table-cell table:style-name="ce1023"/>
          <table:table-cell table:style-name="ce1042" table:number-columns-repeated="3"/>
          <table:table-cell table:style-name="ce1042" office:value-type="float" office:value="1" calcext:value-type="float">
            <text:p>1</text:p>
          </table:table-cell>
          <table:table-cell table:style-name="ce1042" table:number-columns-repeated="4"/>
          <table:table-cell table:style-name="ce1042" office:value-type="float" office:value="3" calcext:value-type="float">
            <text:p>3</text:p>
          </table:table-cell>
          <table:table-cell table:style-name="ce1042" table:number-columns-repeated="10"/>
          <table:table-cell table:number-columns-repeated="18"/>
        </table:table-row>
        <table:table-row table:style-name="ro3">
          <table:table-cell table:style-name="ce840" office:value-type="string" calcext:value-type="string">
            <text:p><text:span text:style-name="T47">*kaupjanan</text:span><text:span text:style-name="T48"> ‚kaufen‘</text:span></text:p>
          </table:table-cell>
          <table:table-cell table:style-name="ce860"/>
          <table:table-cell table:style-name="ce879" office:value-type="float" office:value="2" calcext:value-type="float">
            <text:p>2</text:p>
          </table:table-cell>
          <table:table-cell table:style-name="ce879"/>
          <table:table-cell table:style-name="ce905"/>
          <table:table-cell table:style-name="ce905" office:value-type="float" office:value="1" calcext:value-type="float">
            <text:p>1</text:p>
          </table:table-cell>
          <table:table-cell table:style-name="ce905" table:number-columns-repeated="2"/>
          <table:table-cell table:style-name="ce905" office:value-type="float" office:value="1" calcext:value-type="float">
            <text:p>1</text:p>
          </table:table-cell>
          <table:table-cell table:style-name="ce960" office:value-type="float" office:value="0" calcext:value-type="float">
            <text:p>0</text:p>
          </table:table-cell>
          <table:table-cell table:style-name="ce905" table:number-columns-repeated="3"/>
          <table:table-cell office:value-type="float" office:value="6" calcext:value-type="float">
            <text:p>6</text:p>
          </table:table-cell>
          <table:table-cell table:number-columns-repeated="2" table:style-name="ce986" office:value-type="float" office:value="1" calcext:value-type="float">
            <text:p>1</text:p>
          </table:table-cell>
          <table:table-cell table:style-name="ce986" office:value-type="float" office:value="4" calcext:value-type="float">
            <text:p>4</text:p>
          </table:table-cell>
          <table:table-cell table:style-name="ce986" table:number-columns-repeated="8"/>
          <table:table-cell table:style-name="ce1004" office:value-type="float" office:value="1" calcext:value-type="float">
            <text:p>1</text:p>
          </table:table-cell>
          <table:table-cell table:style-name="ce1023"/>
          <table:table-cell table:style-name="ce1042" office:value-type="float" office:value="1" calcext:value-type="float">
            <text:p>1</text:p>
          </table:table-cell>
          <table:table-cell table:style-name="ce1042" table:number-columns-repeated="7"/>
          <table:table-cell table:number-columns-repeated="2" table:style-name="ce1042" office:value-type="float" office:value="1" calcext:value-type="float">
            <text:p>1</text:p>
          </table:table-cell>
          <table:table-cell table:style-name="ce1042" office:value-type="float" office:value="4" calcext:value-type="float">
            <text:p>4</text:p>
          </table:table-cell>
          <table:table-cell table:style-name="ce1042" table:number-columns-repeated="8"/>
          <table:table-cell table:number-columns-repeated="18"/>
        </table:table-row>
        <table:table-row table:style-name="ro3">
          <table:table-cell table:style-name="ce840" office:value-type="string" calcext:value-type="string">
            <text:p><text:span text:style-name="T43">*strakkijan </text:span><text:span text:style-name="T44">‚strecken‘</text:span></text:p>
          </table:table-cell>
          <table:table-cell table:style-name="ce860"/>
          <table:table-cell table:style-name="ce879" office:value-type="float" office:value="2" calcext:value-type="float">
            <text:p>2</text:p>
          </table:table-cell>
          <table:table-cell table:style-name="ce879"/>
          <table:table-cell table:style-name="ce905"/>
          <table:table-cell table:style-name="ce905" office:value-type="float" office:value="1" calcext:value-type="float">
            <text:p>1</text:p>
          </table:table-cell>
          <table:table-cell table:style-name="ce905" table:number-columns-repeated="2"/>
          <table:table-cell table:style-name="ce905" office:value-type="float" office:value="1" calcext:value-type="float">
            <text:p>1</text:p>
          </table:table-cell>
          <table:table-cell table:style-name="ce960" office:value-type="float" office:value="0" calcext:value-type="float">
            <text:p>0</text:p>
          </table:table-cell>
          <table:table-cell table:style-name="ce905" table:number-columns-repeated="3"/>
          <table:table-cell office:value-type="float" office:value="4" calcext:value-type="float">
            <text:p>4</text:p>
          </table:table-cell>
          <table:table-cell table:style-name="ce986" office:value-type="float" office:value="4" calcext:value-type="float">
            <text:p>4</text:p>
          </table:table-cell>
          <table:table-cell table:style-name="ce986" table:number-columns-repeated="10"/>
          <table:table-cell table:style-name="ce1004" office:value-type="float" office:value="2" calcext:value-type="float">
            <text:p>2</text:p>
          </table:table-cell>
          <table:table-cell table:style-name="ce1023"/>
          <table:table-cell table:style-name="ce1041" office:value-type="float" office:value="1" calcext:value-type="float">
            <text:p>1</text:p>
          </table:table-cell>
          <table:table-cell table:style-name="ce1041" table:number-columns-repeated="2"/>
          <table:table-cell table:style-name="ce1041" office:value-type="float" office:value="1" calcext:value-type="float">
            <text:p>1</text:p>
          </table:table-cell>
          <table:table-cell table:style-name="ce1041"/>
          <table:table-cell table:style-name="ce1042" table:number-columns-repeated="3"/>
          <table:table-cell table:style-name="ce1042" office:value-type="float" office:value="3" calcext:value-type="float">
            <text:p>3</text:p>
          </table:table-cell>
          <table:table-cell table:style-name="ce1042" table:number-columns-repeated="2"/>
          <table:table-cell table:style-name="ce1042" office:value-type="float" office:value="1" calcext:value-type="float">
            <text:p>1</text:p>
          </table:table-cell>
          <table:table-cell table:style-name="ce1042" table:number-columns-repeated="7"/>
          <table:table-cell table:number-columns-repeated="18"/>
        </table:table-row>
        <table:table-row table:style-name="ro3">
          <table:table-cell table:style-name="ce840" office:value-type="string" calcext:value-type="string">
            <text:p><text:span text:style-name="T43">*dwaljan</text:span><text:span text:style-name="T44"> ‚in die Irre führen‘</text:span></text:p>
          </table:table-cell>
          <table:table-cell table:style-name="ce860"/>
          <table:table-cell table:style-name="ce879" office:value-type="float" office:value="0" calcext:value-type="float">
            <text:p>0</text:p>
          </table:table-cell>
          <table:table-cell table:style-name="ce879" office:value-type="float" office:value="1" calcext:value-type="float">
            <text:p>1</text:p>
          </table:table-cell>
          <table:table-cell table:style-name="ce905" table:number-columns-repeated="5"/>
          <table:table-cell table:style-name="ce960" office:value-type="float" office:value="0" calcext:value-type="float">
            <text:p>0</text:p>
          </table:table-cell>
          <table:table-cell table:style-name="ce905" table:number-columns-repeated="3"/>
          <table:table-cell office:value-type="float" office:value="4" calcext:value-type="float">
            <text:p>4</text:p>
          </table:table-cell>
          <table:table-cell table:style-name="ce986" office:value-type="float" office:value="4" calcext:value-type="float">
            <text:p>4</text:p>
          </table:table-cell>
          <table:table-cell table:style-name="ce986" table:number-columns-repeated="10"/>
          <table:table-cell table:style-name="ce1004" office:value-type="float" office:value="1" calcext:value-type="float">
            <text:p>1</text:p>
          </table:table-cell>
          <table:table-cell table:style-name="ce1023"/>
          <table:table-cell table:style-name="ce1042" table:number-columns-repeated="3"/>
          <table:table-cell table:style-name="ce1042" office:value-type="float" office:value="1" calcext:value-type="float">
            <text:p>1</text:p>
          </table:table-cell>
          <table:table-cell table:style-name="ce1042" table:number-columns-repeated="4"/>
          <table:table-cell table:style-name="ce919" office:value-type="float" office:value="3" calcext:value-type="float">
            <text:p>3</text:p>
          </table:table-cell>
          <table:table-cell table:style-name="ce919"/>
          <table:table-cell table:style-name="ce1042" table:number-columns-repeated="4"/>
          <table:table-cell table:style-name="ce1042" office:value-type="float" office:value="1" calcext:value-type="float">
            <text:p>1</text:p>
          </table:table-cell>
          <table:table-cell table:style-name="ce1042" table:number-columns-repeated="4"/>
          <table:table-cell table:number-columns-repeated="18"/>
        </table:table-row>
        <table:table-row table:style-name="ro3">
          <table:table-cell table:style-name="ce840" office:value-type="string" calcext:value-type="string">
            <text:p><text:span text:style-name="T43">*kwaljan </text:span><text:span text:style-name="T44">‚quälen, töten‘</text:span></text:p>
          </table:table-cell>
          <table:table-cell table:style-name="ce860"/>
          <table:table-cell table:style-name="ce879" office:value-type="float" office:value="0" calcext:value-type="float">
            <text:p>0</text:p>
          </table:table-cell>
          <table:table-cell table:style-name="ce879" office:value-type="float" office:value="1" calcext:value-type="float">
            <text:p>1</text:p>
          </table:table-cell>
          <table:table-cell table:style-name="ce905" table:number-columns-repeated="5"/>
          <table:table-cell table:style-name="ce960" office:value-type="float" office:value="0" calcext:value-type="float">
            <text:p>0</text:p>
          </table:table-cell>
          <table:table-cell table:style-name="ce905" table:number-columns-repeated="3"/>
          <table:table-cell office:value-type="float" office:value="4" calcext:value-type="float">
            <text:p>4</text:p>
          </table:table-cell>
          <table:table-cell table:style-name="ce986" office:value-type="float" office:value="4" calcext:value-type="float">
            <text:p>4</text:p>
          </table:table-cell>
          <table:table-cell table:style-name="ce986" table:number-columns-repeated="10"/>
          <table:table-cell table:style-name="ce1004" office:value-type="float" office:value="1" calcext:value-type="float">
            <text:p>1</text:p>
          </table:table-cell>
          <table:table-cell table:style-name="ce1023"/>
          <table:table-cell table:style-name="ce1042" table:number-columns-repeated="3"/>
          <table:table-cell table:style-name="ce1042" office:value-type="float" office:value="1" calcext:value-type="float">
            <text:p>1</text:p>
          </table:table-cell>
          <table:table-cell table:style-name="ce1042" table:number-columns-repeated="4"/>
          <table:table-cell table:style-name="ce1042" office:value-type="float" office:value="3" calcext:value-type="float">
            <text:p>3</text:p>
          </table:table-cell>
          <table:table-cell table:style-name="ce1042" table:number-columns-repeated="5"/>
          <table:table-cell table:style-name="ce1042" office:value-type="float" office:value="1" calcext:value-type="float">
            <text:p>1</text:p>
          </table:table-cell>
          <table:table-cell table:style-name="ce1042" table:number-columns-repeated="4"/>
          <table:table-cell table:number-columns-repeated="18"/>
        </table:table-row>
        <table:table-row table:style-name="ro3">
          <table:table-cell table:style-name="ce840" office:value-type="string" calcext:value-type="string">
            <text:p><text:span text:style-name="T43">*saljan </text:span><text:span text:style-name="T44">‚verkaufen, geben‘</text:span></text:p>
          </table:table-cell>
          <table:table-cell table:style-name="ce860"/>
          <table:table-cell table:style-name="ce879" office:value-type="float" office:value="1" calcext:value-type="float">
            <text:p>1</text:p>
          </table:table-cell>
          <table:table-cell table:style-name="ce879"/>
          <table:table-cell table:style-name="ce905" table:number-columns-repeated="4"/>
          <table:table-cell table:style-name="ce905" office:value-type="float" office:value="1" calcext:value-type="float">
            <text:p>1</text:p>
          </table:table-cell>
          <table:table-cell table:style-name="ce960" office:value-type="float" office:value="0" calcext:value-type="float">
            <text:p>0</text:p>
          </table:table-cell>
          <table:table-cell table:style-name="ce905" table:number-columns-repeated="3"/>
          <table:table-cell office:value-type="float" office:value="12" calcext:value-type="float">
            <text:p>12</text:p>
          </table:table-cell>
          <table:table-cell table:style-name="ce986" office:value-type="float" office:value="10" calcext:value-type="float">
            <text:p>10</text:p>
          </table:table-cell>
          <table:table-cell table:style-name="ce986" table:number-columns-repeated="5"/>
          <table:table-cell table:style-name="ce986" office:value-type="float" office:value="2" calcext:value-type="float">
            <text:p>2</text:p>
          </table:table-cell>
          <table:table-cell table:style-name="ce986" table:number-columns-repeated="4"/>
          <table:table-cell table:style-name="ce1004" office:value-type="float" office:value="1" calcext:value-type="float">
            <text:p>1</text:p>
          </table:table-cell>
          <table:table-cell table:style-name="ce1023"/>
          <table:table-cell table:style-name="ce1042" table:number-columns-repeated="3"/>
          <table:table-cell table:style-name="ce1042" office:value-type="float" office:value="1" calcext:value-type="float">
            <text:p>1</text:p>
          </table:table-cell>
          <table:table-cell table:style-name="ce1042" table:number-columns-repeated="4"/>
          <table:table-cell table:style-name="ce1042" office:value-type="float" office:value="10" calcext:value-type="float">
            <text:p>10</text:p>
          </table:table-cell>
          <table:table-cell table:style-name="ce1042" table:number-columns-repeated="5"/>
          <table:table-cell table:style-name="ce1042" office:value-type="float" office:value="2" calcext:value-type="float">
            <text:p>2</text:p>
          </table:table-cell>
          <table:table-cell table:style-name="ce1042" table:number-columns-repeated="4"/>
          <table:table-cell table:number-columns-repeated="18"/>
        </table:table-row>
        <table:table-row table:style-name="ro3">
          <table:table-cell table:style-name="ce840" office:value-type="string" calcext:value-type="string">
            <text:p><text:span text:style-name="T43">*stalljan </text:span><text:span text:style-name="T44">‚stellen‘</text:span></text:p>
          </table:table-cell>
          <table:table-cell table:style-name="ce860"/>
          <table:table-cell table:style-name="ce879" office:value-type="float" office:value="0" calcext:value-type="float">
            <text:p>0</text:p>
          </table:table-cell>
          <table:table-cell table:style-name="ce879"/>
          <table:table-cell table:style-name="ce905" table:number-columns-repeated="5"/>
          <table:table-cell table:style-name="ce960" office:value-type="float" office:value="0" calcext:value-type="float">
            <text:p>0</text:p>
          </table:table-cell>
          <table:table-cell table:style-name="ce905" table:number-columns-repeated="3"/>
          <table:table-cell office:value-type="float" office:value="9" calcext:value-type="float">
            <text:p>9</text:p>
          </table:table-cell>
          <table:table-cell table:style-name="ce986" office:value-type="float" office:value="5" calcext:value-type="float">
            <text:p>5</text:p>
          </table:table-cell>
          <table:table-cell table:style-name="ce986" table:number-columns-repeated="7"/>
          <table:table-cell table:style-name="ce986" office:value-type="float" office:value="2" calcext:value-type="float">
            <text:p>2</text:p>
          </table:table-cell>
          <table:table-cell table:style-name="ce986"/>
          <table:table-cell table:style-name="ce986" office:value-type="float" office:value="2" calcext:value-type="float">
            <text:p>2</text:p>
          </table:table-cell>
          <table:table-cell table:style-name="ce1004" office:value-type="float" office:value="1" calcext:value-type="float">
            <text:p>1</text:p>
          </table:table-cell>
          <table:table-cell table:style-name="ce1023"/>
          <table:table-cell table:style-name="ce1042" table:number-columns-repeated="3"/>
          <table:table-cell table:style-name="ce1042" office:value-type="float" office:value="1" calcext:value-type="float">
            <text:p>1</text:p>
          </table:table-cell>
          <table:table-cell table:style-name="ce1042" table:number-columns-repeated="4"/>
          <table:table-cell table:style-name="ce1042" office:value-type="float" office:value="3" calcext:value-type="float">
            <text:p>3</text:p>
          </table:table-cell>
          <table:table-cell table:style-name="ce1042" table:number-columns-repeated="5"/>
          <table:table-cell table:style-name="ce1042" office:value-type="float" office:value="2" calcext:value-type="float">
            <text:p>2</text:p>
          </table:table-cell>
          <table:table-cell table:style-name="ce1042"/>
          <table:table-cell table:style-name="ce1042" office:value-type="float" office:value="2" calcext:value-type="float">
            <text:p>2</text:p>
          </table:table-cell>
          <table:table-cell table:style-name="ce1042"/>
          <table:table-cell table:style-name="ce1042" office:value-type="float" office:value="2" calcext:value-type="float">
            <text:p>2</text:p>
          </table:table-cell>
          <table:table-cell table:number-columns-repeated="18"/>
        </table:table-row>
        <table:table-row table:style-name="ro3">
          <table:table-cell table:style-name="ce840" office:value-type="string" calcext:value-type="string">
            <text:p><text:span text:style-name="T43">*taljan </text:span><text:span text:style-name="T44">‚zählen‘</text:span></text:p>
          </table:table-cell>
          <table:table-cell table:style-name="ce860"/>
          <table:table-cell table:style-name="ce879" office:value-type="float" office:value="2" calcext:value-type="float">
            <text:p>2</text:p>
          </table:table-cell>
          <table:table-cell table:style-name="ce879"/>
          <table:table-cell table:style-name="ce905"/>
          <table:table-cell table:style-name="ce905" office:value-type="float" office:value="1" calcext:value-type="float">
            <text:p>1</text:p>
          </table:table-cell>
          <table:table-cell table:style-name="ce905" table:number-columns-repeated="2"/>
          <table:table-cell table:style-name="ce905" office:value-type="float" office:value="1" calcext:value-type="float">
            <text:p>1</text:p>
          </table:table-cell>
          <table:table-cell table:style-name="ce960" office:value-type="float" office:value="0" calcext:value-type="float">
            <text:p>0</text:p>
          </table:table-cell>
          <table:table-cell table:style-name="ce905" table:number-columns-repeated="3"/>
          <table:table-cell office:value-type="float" office:value="15" calcext:value-type="float">
            <text:p>15</text:p>
          </table:table-cell>
          <table:table-cell table:style-name="ce986" office:value-type="float" office:value="14" calcext:value-type="float">
            <text:p>14</text:p>
          </table:table-cell>
          <table:table-cell table:style-name="ce986" table:number-columns-repeated="5"/>
          <table:table-cell table:style-name="ce986" office:value-type="float" office:value="1" calcext:value-type="float">
            <text:p>1</text:p>
          </table:table-cell>
          <table:table-cell table:style-name="ce986" table:number-columns-repeated="4"/>
          <table:table-cell table:style-name="ce1004" office:value-type="float" office:value="2" calcext:value-type="float">
            <text:p>2</text:p>
          </table:table-cell>
          <table:table-cell table:style-name="ce1023"/>
          <table:table-cell table:style-name="ce1042" office:value-type="float" office:value="1" calcext:value-type="float">
            <text:p>1</text:p>
          </table:table-cell>
          <table:table-cell table:style-name="ce1042" table:number-columns-repeated="2"/>
          <table:table-cell table:style-name="ce1042" office:value-type="float" office:value="1" calcext:value-type="float">
            <text:p>1</text:p>
          </table:table-cell>
          <table:table-cell table:style-name="ce1042" table:number-columns-repeated="4"/>
          <table:table-cell table:style-name="ce1042" office:value-type="float" office:value="14" calcext:value-type="float">
            <text:p>14</text:p>
          </table:table-cell>
          <table:table-cell table:style-name="ce1042" table:number-columns-repeated="5"/>
          <table:table-cell table:style-name="ce1042" office:value-type="float" office:value="1" calcext:value-type="float">
            <text:p>1</text:p>
          </table:table-cell>
          <table:table-cell table:style-name="ce1042" table:number-columns-repeated="4"/>
          <table:table-cell table:number-columns-repeated="18"/>
        </table:table-row>
        <table:table-row table:style-name="ro3">
          <table:table-cell table:style-name="ce840" office:value-type="string" calcext:value-type="string">
            <text:p><text:span text:style-name="T43">*raikjanan </text:span><text:span text:style-name="T44">‚erreichen‘</text:span></text:p>
          </table:table-cell>
          <table:table-cell table:style-name="ce860"/>
          <table:table-cell table:style-name="ce879" office:value-type="float" office:value="0" calcext:value-type="float">
            <text:p>0</text:p>
          </table:table-cell>
          <table:table-cell table:style-name="ce879" office:value-type="float" office:value="1" calcext:value-type="float">
            <text:p>1</text:p>
          </table:table-cell>
          <table:table-cell table:style-name="ce905" table:number-columns-repeated="5"/>
          <table:table-cell table:style-name="ce960" office:value-type="float" office:value="0" calcext:value-type="float">
            <text:p>0</text:p>
          </table:table-cell>
          <table:table-cell table:style-name="ce905" table:number-columns-repeated="3"/>
          <table:table-cell office:value-type="float" office:value="3" calcext:value-type="float">
            <text:p>3</text:p>
          </table:table-cell>
          <table:table-cell table:style-name="ce986" office:value-type="float" office:value="3" calcext:value-type="float">
            <text:p>3</text:p>
          </table:table-cell>
          <table:table-cell table:style-name="ce986" table:number-columns-repeated="10"/>
          <table:table-cell table:style-name="ce1004" office:value-type="float" office:value="1" calcext:value-type="float">
            <text:p>1</text:p>
          </table:table-cell>
          <table:table-cell table:style-name="ce1023"/>
          <table:table-cell table:style-name="ce1042" table:number-columns-repeated="3"/>
          <table:table-cell table:style-name="ce1042" office:value-type="float" office:value="1" calcext:value-type="float">
            <text:p>1</text:p>
          </table:table-cell>
          <table:table-cell table:style-name="ce1042" table:number-columns-repeated="4"/>
          <table:table-cell table:style-name="ce1042" office:value-type="float" office:value="3" calcext:value-type="float">
            <text:p>3</text:p>
          </table:table-cell>
          <table:table-cell table:style-name="ce1042" table:number-columns-repeated="10"/>
          <table:table-cell table:number-columns-repeated="18"/>
        </table:table-row>
        <table:table-row table:style-name="ro3">
          <table:table-cell table:style-name="ce841" office:value-type="string" calcext:value-type="string">
            <text:p>ae. <text:span text:style-name="T43">ċweċċan </text:span><text:span text:style-name="T44">‚schütteln‘</text:span></text:p>
          </table:table-cell>
          <table:table-cell table:style-name="ce861"/>
          <table:table-cell table:style-name="ce881" office:value-type="float" office:value="1" calcext:value-type="float">
            <text:p>1</text:p>
          </table:table-cell>
          <table:table-cell table:style-name="ce881"/>
          <table:table-cell table:style-name="ce907" table:number-columns-repeated="4"/>
          <table:table-cell table:style-name="ce907" office:value-type="float" office:value="1" calcext:value-type="float">
            <text:p>1</text:p>
          </table:table-cell>
          <table:table-cell table:style-name="ce960" office:value-type="float" office:value="0" calcext:value-type="float">
            <text:p>0</text:p>
          </table:table-cell>
          <table:table-cell table:style-name="ce907" table:number-columns-repeated="3"/>
          <table:table-cell office:value-type="float" office:value="2" calcext:value-type="float">
            <text:p>2</text:p>
          </table:table-cell>
          <table:table-cell table:style-name="ce986" office:value-type="float" office:value="2" calcext:value-type="float">
            <text:p>2</text:p>
          </table:table-cell>
          <table:table-cell table:style-name="ce986" table:number-columns-repeated="10"/>
          <table:table-cell table:style-name="ce1004" office:value-type="float" office:value="1" calcext:value-type="float">
            <text:p>1</text:p>
          </table:table-cell>
          <table:table-cell table:style-name="ce1023"/>
          <table:table-cell table:style-name="ce1042" table:number-columns-repeated="3"/>
          <table:table-cell table:style-name="ce1042" office:value-type="float" office:value="1" calcext:value-type="float">
            <text:p>1</text:p>
          </table:table-cell>
          <table:table-cell table:style-name="ce1042" table:number-columns-repeated="4"/>
          <table:table-cell table:style-name="ce1042" office:value-type="float" office:value="2" calcext:value-type="float">
            <text:p>2</text:p>
          </table:table-cell>
          <table:table-cell table:style-name="ce1042" table:number-columns-repeated="10"/>
          <table:table-cell table:number-columns-repeated="18"/>
        </table:table-row>
        <table:table-row table:style-name="ro3">
          <table:table-cell table:style-name="ce841" office:value-type="string" calcext:value-type="string">
            <text:p>ae. <text:span text:style-name="T43">dreċċan </text:span><text:span text:style-name="T44">‚heimsuchen‘</text:span></text:p>
          </table:table-cell>
          <table:table-cell table:style-name="ce861"/>
          <table:table-cell table:style-name="ce881" office:value-type="float" office:value="1" calcext:value-type="float">
            <text:p>1</text:p>
          </table:table-cell>
          <table:table-cell table:style-name="ce881"/>
          <table:table-cell table:style-name="ce907" table:number-columns-repeated="4"/>
          <table:table-cell table:style-name="ce907" office:value-type="float" office:value="1" calcext:value-type="float">
            <text:p>1</text:p>
          </table:table-cell>
          <table:table-cell table:style-name="ce960" office:value-type="float" office:value="0" calcext:value-type="float">
            <text:p>0</text:p>
          </table:table-cell>
          <table:table-cell table:style-name="ce907" table:number-columns-repeated="3"/>
          <table:table-cell office:value-type="float" office:value="2" calcext:value-type="float">
            <text:p>2</text:p>
          </table:table-cell>
          <table:table-cell table:style-name="ce986" office:value-type="float" office:value="2" calcext:value-type="float">
            <text:p>2</text:p>
          </table:table-cell>
          <table:table-cell table:style-name="ce986" table:number-columns-repeated="10"/>
          <table:table-cell table:style-name="ce1004" office:value-type="float" office:value="1" calcext:value-type="float">
            <text:p>1</text:p>
          </table:table-cell>
          <table:table-cell table:style-name="ce1023"/>
          <table:table-cell table:style-name="ce1042" table:number-columns-repeated="3"/>
          <table:table-cell table:style-name="ce1042" office:value-type="float" office:value="1" calcext:value-type="float">
            <text:p>1</text:p>
          </table:table-cell>
          <table:table-cell table:style-name="ce1042" table:number-columns-repeated="4"/>
          <table:table-cell table:style-name="ce1042" office:value-type="float" office:value="2" calcext:value-type="float">
            <text:p>2</text:p>
          </table:table-cell>
          <table:table-cell table:style-name="ce1042"/>
          <table:table-cell table:style-name="ce1042" table:formula="of:=12/39" office:value-type="float" office:value="0.307692307692308" calcext:value-type="float">
            <text:p>0.307692307692308</text:p>
          </table:table-cell>
          <table:table-cell table:style-name="ce1042" table:number-columns-repeated="8"/>
          <table:table-cell table:number-columns-repeated="18"/>
        </table:table-row>
        <table:table-row table:style-name="ro1">
          <table:table-cell table:style-name="ce11"/>
          <table:table-cell table:style-name="ce74"/>
          <table:table-cell table:style-name="ce881" office:value-type="string" calcext:value-type="string">
            <text:p>Mittelwert</text:p>
          </table:table-cell>
          <table:table-cell table:style-name="ce881" table:formula="of:=AVERAGE([.D7:.D43])" office:value-type="float" office:value="1" calcext:value-type="float">
            <text:p>1</text:p>
          </table:table-cell>
          <table:table-cell table:style-name="ce261" table:number-columns-repeated="5"/>
          <table:table-cell table:style-name="ce960"/>
          <table:table-cell table:style-name="ce261" table:number-columns-repeated="3"/>
          <table:table-cell table:style-name="ce858" office:value-type="string" calcext:value-type="string">
            <text:p>Mittelwert</text:p>
          </table:table-cell>
          <table:table-cell table:style-name="ce464" table:formula="of:=AVERAGE([.O5:.O45])" office:value-type="float" office:value="6.23076923076923" calcext:value-type="float">
            <text:p>6.23076923076923</text:p>
          </table:table-cell>
          <table:table-cell table:style-name="ce858" table:formula="of:=AVERAGE([.P5:.P36])" office:value-type="float" office:value="2.71428571428571" calcext:value-type="float">
            <text:p>2.71428571428571</text:p>
          </table:table-cell>
          <table:table-cell table:style-name="ce858" table:formula="of:=AVERAGE([.Q5:.Q36])" office:value-type="float" office:value="1.71428571428571" calcext:value-type="float">
            <text:p>1.71428571428571</text:p>
          </table:table-cell>
          <table:table-cell table:style-name="ce858" table:formula="of:=AVERAGE([.R5:.R33])" office:value-type="float" office:value="1.71428571428571" calcext:value-type="float">
            <text:p>1.71428571428571</text:p>
          </table:table-cell>
          <table:table-cell table:style-name="ce858" office:value-type="float" office:value="1" calcext:value-type="float">
            <text:p>1</text:p>
          </table:table-cell>
          <table:table-cell table:style-name="ce858" table:formula="of:=AVERAGE([.T5:.T21])" office:value-type="float" office:value="1.5" calcext:value-type="float">
            <text:p>1.5</text:p>
          </table:table-cell>
          <table:table-cell table:style-name="ce858" table:formula="of:=AVERAGE([.U8:.U42])" office:value-type="float" office:value="2.54545454545455" calcext:value-type="float">
            <text:p>2.54545454545455</text:p>
          </table:table-cell>
          <table:table-cell table:style-name="ce858" office:value-type="float" office:value="0" calcext:value-type="float">
            <text:p>0</text:p>
          </table:table-cell>
          <table:table-cell table:style-name="ce858" office:value-type="float" office:value="2" calcext:value-type="float">
            <text:p>2</text:p>
          </table:table-cell>
          <table:table-cell table:style-name="ce858" office:value-type="float" office:value="0" calcext:value-type="float">
            <text:p>0</text:p>
          </table:table-cell>
          <table:table-cell table:style-name="ce858" office:value-type="float" office:value="2" calcext:value-type="float">
            <text:p>2</text:p>
          </table:table-cell>
          <table:table-cell table:style-name="ce1004"/>
          <table:table-cell table:style-name="ce175"/>
          <table:table-cell table:style-name="ce930" table:number-columns-repeated="7"/>
          <table:table-cell table:style-name="ce930" office:value-type="string" calcext:value-type="string">
            <text:p>Mittelwert</text:p>
          </table:table-cell>
          <table:table-cell table:style-name="ce600" table:formula="of:=AVERAGE([.AJ5:.AJ45])" office:value-type="float" office:value="6.05263157894737" calcext:value-type="float">
            <text:p>6.05263157894737</text:p>
          </table:table-cell>
          <table:table-cell table:style-name="ce930" table:formula="of:=AVERAGE([.AK5:.AK36])" office:value-type="float" office:value="2.71428571428571" calcext:value-type="float">
            <text:p>2.71428571428571</text:p>
          </table:table-cell>
          <table:table-cell table:style-name="ce930" table:formula="of:=AVERAGE([.AL5:.AL36])" office:value-type="float" office:value="1.71428571428571" calcext:value-type="float">
            <text:p>1.71428571428571</text:p>
          </table:table-cell>
          <table:table-cell table:style-name="ce930" table:formula="of:=AVERAGE([.AM5:.AM37])" office:value-type="float" office:value="1.7" calcext:value-type="float">
            <text:p>1.7</text:p>
          </table:table-cell>
          <table:table-cell table:style-name="ce930" office:value-type="float" office:value="1" calcext:value-type="float">
            <text:p>1</text:p>
          </table:table-cell>
          <table:table-cell table:style-name="ce930" table:formula="of:=AVERAGE([.AO5:.AO24])" office:value-type="float" office:value="1.66666666666667" calcext:value-type="float">
            <text:p>1.66666666666667</text:p>
          </table:table-cell>
          <table:table-cell table:style-name="ce930" table:formula="of:=AVERAGE([.AP8:.AP42])" office:value-type="float" office:value="2.28571428571429" calcext:value-type="float">
            <text:p>2.28571428571429</text:p>
          </table:table-cell>
          <table:table-cell table:style-name="ce930" office:value-type="float" office:value="0" calcext:value-type="float">
            <text:p>0</text:p>
          </table:table-cell>
          <table:table-cell table:style-name="ce930" office:value-type="float" office:value="2" calcext:value-type="float">
            <text:p>2</text:p>
          </table:table-cell>
          <table:table-cell table:style-name="ce930" office:value-type="float" office:value="0" calcext:value-type="float">
            <text:p>0</text:p>
          </table:table-cell>
          <table:table-cell table:style-name="ce930" office:value-type="float" office:value="2" calcext:value-type="float">
            <text:p>2</text:p>
          </table:table-cell>
          <table:table-cell table:style-name="ce845" table:number-columns-repeated="18"/>
        </table:table-row>
        <table:table-row table:style-name="ro1">
          <table:table-cell table:style-name="ce845" office:value-type="string" calcext:value-type="string">
            <text:p>Gesamtzahl der Varianten</text:p>
          </table:table-cell>
          <table:table-cell table:style-name="ce32"/>
          <table:table-cell table:style-name="ce53" table:number-columns-repeated="2"/>
          <table:table-cell table:style-name="Default" table:number-columns-repeated="9"/>
          <table:table-cell office:value-type="float" office:value="322" calcext:value-type="float">
            <text:p>322</text:p>
          </table:table-cell>
          <table:table-cell table:style-name="Default"/>
          <table:table-cell table:style-name="ce858" office:value-type="float" office:value="19" calcext:value-type="float">
            <text:p>19</text:p>
          </table:table-cell>
          <table:table-cell table:number-columns-repeated="2" table:style-name="ce858" office:value-type="float" office:value="12" calcext:value-type="float">
            <text:p>12</text:p>
          </table:table-cell>
          <table:table-cell table:number-columns-repeated="2" table:style-name="ce858" office:value-type="float" office:value="1" calcext:value-type="float">
            <text:p>1</text:p>
          </table:table-cell>
          <table:table-cell table:style-name="ce858" office:value-type="float" office:value="28" calcext:value-type="float">
            <text:p>28</text:p>
          </table:table-cell>
          <table:table-cell table:style-name="ce858" office:value-type="float" office:value="0" calcext:value-type="float">
            <text:p>0</text:p>
          </table:table-cell>
          <table:table-cell table:style-name="ce858" office:value-type="float" office:value="2" calcext:value-type="float">
            <text:p>2</text:p>
          </table:table-cell>
          <table:table-cell table:style-name="ce858" office:value-type="float" office:value="0" calcext:value-type="float">
            <text:p>0</text:p>
          </table:table-cell>
          <table:table-cell table:style-name="ce858" office:value-type="float" office:value="2" calcext:value-type="float">
            <text:p>2</text:p>
          </table:table-cell>
          <table:table-cell table:style-name="ce151"/>
          <table:table-cell table:style-name="ce174"/>
          <table:table-cell table:style-name="Default" table:number-columns-repeated="9"/>
          <table:table-cell table:style-name="ce930" office:value-type="float" office:value="19" calcext:value-type="float">
            <text:p>19</text:p>
          </table:table-cell>
          <table:table-cell table:number-columns-repeated="2" table:style-name="ce930" office:value-type="float" office:value="12" calcext:value-type="float">
            <text:p>12</text:p>
          </table:table-cell>
          <table:table-cell table:style-name="ce930" office:value-type="float" office:value="1" calcext:value-type="float">
            <text:p>1</text:p>
          </table:table-cell>
          <table:table-cell table:style-name="ce930" office:value-type="float" office:value="3" calcext:value-type="float">
            <text:p>3</text:p>
          </table:table-cell>
          <table:table-cell table:style-name="ce930" office:value-type="float" office:value="32" calcext:value-type="float">
            <text:p>32</text:p>
          </table:table-cell>
          <table:table-cell table:style-name="ce930" office:value-type="float" office:value="0" calcext:value-type="float">
            <text:p>0</text:p>
          </table:table-cell>
          <table:table-cell table:style-name="ce930" office:value-type="float" office:value="2" calcext:value-type="float">
            <text:p>2</text:p>
          </table:table-cell>
          <table:table-cell table:style-name="ce930" office:value-type="float" office:value="0" calcext:value-type="float">
            <text:p>0</text:p>
          </table:table-cell>
          <table:table-cell table:style-name="ce930" office:value-type="float" office:value="2" calcext:value-type="float">
            <text:p>2</text:p>
          </table:table-cell>
          <table:table-cell table:style-name="ce845" table:number-columns-repeated="18"/>
        </table:table-row>
        <table:table-row table:style-name="ro1">
          <table:table-cell table:style-name="ce845"/>
          <table:table-cell table:style-name="ce32"/>
          <table:table-cell table:style-name="ce53" table:number-columns-repeated="2"/>
          <table:table-cell table:style-name="ce858" table:number-columns-repeated="9"/>
          <table:table-cell/>
          <table:table-cell table:style-name="ce132" office:value-type="float" office:value="243" calcext:value-type="float">
            <text:p>243</text:p>
          </table:table-cell>
          <table:table-cell table:style-name="ce140" office:value-type="float" office:value="73" calcext:value-type="float" table:number-columns-spanned="6" table:number-rows-spanned="1">
            <text:p>73</text:p>
          </table:table-cell>
          <table:covered-table-cell table:number-columns-repeated="5" table:style-name="ce858"/>
          <table:table-cell table:style-name="ce330" office:value-type="float" office:value="4" calcext:value-type="float" table:number-columns-spanned="4" table:number-rows-spanned="1">
            <text:p>4</text:p>
          </table:table-cell>
          <table:covered-table-cell table:number-columns-repeated="3" table:style-name="ce858"/>
          <table:table-cell table:style-name="ce151"/>
          <table:table-cell table:style-name="ce175"/>
          <table:table-cell table:style-name="ce930" table:number-columns-repeated="8"/>
          <table:table-cell table:style-name="ce211" office:value-type="float" office:value="230" calcext:value-type="float">
            <text:p>230</text:p>
          </table:table-cell>
          <table:table-cell table:style-name="ce213" office:value-type="float" office:value="79" calcext:value-type="float" table:number-columns-spanned="6" table:number-rows-spanned="1">
            <text:p>79</text:p>
          </table:table-cell>
          <table:covered-table-cell table:number-columns-repeated="5" table:style-name="ce930"/>
          <table:table-cell table:style-name="ce290" office:value-type="float" office:value="4" calcext:value-type="float" table:number-columns-spanned="4" table:number-rows-spanned="1">
            <text:p>4</text:p>
          </table:table-cell>
          <table:covered-table-cell table:number-columns-repeated="3" table:style-name="ce930"/>
          <table:table-cell table:style-name="ce845" table:number-columns-repeated="18"/>
        </table:table-row>
        <table:table-row table:style-name="ro1">
          <table:table-cell table:style-name="ce768" office:value-type="string" calcext:value-type="string" table:number-columns-spanned="1" table:number-rows-spanned="3">
            <text:p>Prozentsatz bezüglich der belegten Varianten</text:p>
          </table:table-cell>
          <table:table-cell table:style-name="ce36"/>
          <table:table-cell table:style-name="ce54" table:number-columns-repeated="2"/>
          <table:table-cell table:style-name="ce859" table:number-columns-repeated="9"/>
          <table:table-cell table:style-name="ce770" office:value-type="percentage" office:value="1" calcext:value-type="percentage">
            <text:p>100.00 %</text:p>
          </table:table-cell>
          <table:table-cell table:style-name="Default"/>
          <table:table-cell table:style-name="ce859" table:formula="of:=19/322" office:value-type="percentage" office:value="0.0590062111801242" calcext:value-type="percentage">
            <text:p>5.90 %</text:p>
          </table:table-cell>
          <table:table-cell table:style-name="ce859" table:formula="of:=12/322" office:value-type="percentage" office:value="0.0372670807453416" calcext:value-type="percentage">
            <text:p>3.73 %</text:p>
          </table:table-cell>
          <table:table-cell table:style-name="ce859" table:formula="of:=12/322" office:value-type="percentage" office:value="0.0372670807453416" calcext:value-type="percentage">
            <text:p>3.73 %</text:p>
          </table:table-cell>
          <table:table-cell table:style-name="ce859" table:formula="of:=1/322" office:value-type="percentage" office:value="0.0031055900621118" calcext:value-type="percentage">
            <text:p>0.31 %</text:p>
          </table:table-cell>
          <table:table-cell table:style-name="ce859" table:formula="of:=1/322" office:value-type="percentage" office:value="0.0031055900621118" calcext:value-type="percentage">
            <text:p>0.31 %</text:p>
          </table:table-cell>
          <table:table-cell table:style-name="ce859" table:formula="of:=28/322" office:value-type="percentage" office:value="0.0869565217391304" calcext:value-type="percentage">
            <text:p>8.70 %</text:p>
          </table:table-cell>
          <table:table-cell table:style-name="ce859" office:value-type="percentage" office:value="0" calcext:value-type="percentage">
            <text:p>0.00 %</text:p>
          </table:table-cell>
          <table:table-cell table:style-name="ce859" table:formula="of:=2/322" office:value-type="percentage" office:value="0.0062111801242236" calcext:value-type="percentage">
            <text:p>0.62 %</text:p>
          </table:table-cell>
          <table:table-cell table:style-name="ce859" office:value-type="percentage" office:value="0" calcext:value-type="percentage">
            <text:p>0.00 %</text:p>
          </table:table-cell>
          <table:table-cell table:style-name="ce859" table:formula="of:=2/322" office:value-type="percentage" office:value="0.0062111801242236" calcext:value-type="percentage">
            <text:p>0.62 %</text:p>
          </table:table-cell>
          <table:table-cell table:style-name="ce152"/>
          <table:table-cell table:style-name="ce176"/>
          <table:table-cell table:style-name="ce968" table:number-columns-repeated="9"/>
          <table:table-cell table:style-name="ce198" table:formula="of:=19/322" office:value-type="percentage" office:value="0.0590062111801242" calcext:value-type="percentage">
            <text:p>5.90 %</text:p>
          </table:table-cell>
          <table:table-cell table:style-name="ce198" table:formula="of:=12/322" office:value-type="percentage" office:value="0.0372670807453416" calcext:value-type="percentage">
            <text:p>3.73 %</text:p>
          </table:table-cell>
          <table:table-cell table:style-name="ce198" table:formula="of:=12/322" office:value-type="percentage" office:value="0.0372670807453416" calcext:value-type="percentage">
            <text:p>3.73 %</text:p>
          </table:table-cell>
          <table:table-cell table:style-name="ce198" table:formula="of:=1/322" office:value-type="percentage" office:value="0.0031055900621118" calcext:value-type="percentage">
            <text:p>0.31 %</text:p>
          </table:table-cell>
          <table:table-cell table:style-name="ce968" table:formula="of:=3/322" office:value-type="percentage" office:value="0.0093167701863354" calcext:value-type="percentage">
            <text:p>0.93 %</text:p>
          </table:table-cell>
          <table:table-cell table:style-name="ce968" table:formula="of:=32/322" office:value-type="percentage" office:value="0.0993788819875776" calcext:value-type="percentage">
            <text:p>9.94 %</text:p>
          </table:table-cell>
          <table:table-cell table:style-name="ce968" office:value-type="percentage" office:value="0" calcext:value-type="percentage">
            <text:p>0.00 %</text:p>
          </table:table-cell>
          <table:table-cell table:style-name="ce198" table:formula="of:=2/322" office:value-type="percentage" office:value="0.0062111801242236" calcext:value-type="percentage">
            <text:p>0.62 %</text:p>
          </table:table-cell>
          <table:table-cell table:style-name="ce198" office:value-type="percentage" office:value="0" calcext:value-type="percentage">
            <text:p>0.00 %</text:p>
          </table:table-cell>
          <table:table-cell table:style-name="ce198" table:formula="of:=2/322" office:value-type="percentage" office:value="0.0062111801242236" calcext:value-type="percentage">
            <text:p>0.62 %</text:p>
          </table:table-cell>
          <table:table-cell table:style-name="ce770" table:number-columns-repeated="18"/>
        </table:table-row>
        <table:table-row table:style-name="ro1">
          <table:covered-table-cell table:style-name="ce9"/>
          <table:table-cell table:style-name="ce39"/>
          <table:table-cell table:style-name="ce56" table:number-columns-repeated="2"/>
          <table:table-cell table:style-name="ce859" table:number-columns-repeated="10"/>
          <table:table-cell table:style-name="ce933" table:formula="of:=243/322" office:value-type="percentage" office:value="0.754658385093168" calcext:value-type="percentage">
            <text:p>75.47 %</text:p>
          </table:table-cell>
          <table:table-cell table:style-name="ce937" office:value-type="percentage" office:value="0.2329" calcext:value-type="percentage" table:number-columns-spanned="6" table:number-rows-spanned="1">
            <text:p>23.29 %</text:p>
          </table:table-cell>
          <table:covered-table-cell table:number-columns-repeated="5" table:style-name="ce859"/>
          <table:table-cell table:style-name="ce940" office:value-type="percentage" office:value="0.0124" calcext:value-type="percentage" table:number-columns-spanned="4" table:number-rows-spanned="1">
            <text:p>1.24 %</text:p>
          </table:table-cell>
          <table:covered-table-cell table:number-columns-repeated="3" table:style-name="ce859"/>
          <table:table-cell table:style-name="ce152"/>
          <table:table-cell table:style-name="ce176"/>
          <table:table-cell table:style-name="ce968" table:number-columns-repeated="8"/>
          <table:table-cell table:style-name="ce977" table:formula="of:=230/322" office:value-type="percentage" office:value="0.714285714285714" calcext:value-type="percentage">
            <text:p>71.43 %</text:p>
          </table:table-cell>
          <table:table-cell table:style-name="ce215" office:value-type="percentage" office:value="0.2453" calcext:value-type="percentage" table:number-columns-spanned="6" table:number-rows-spanned="1">
            <text:p>24.53 %</text:p>
          </table:table-cell>
          <table:covered-table-cell table:number-columns-repeated="5" table:style-name="ce968"/>
          <table:table-cell table:style-name="ce216" office:value-type="percentage" office:value="0.0124" calcext:value-type="percentage" table:number-columns-spanned="4" table:number-rows-spanned="1">
            <text:p>1.24 %</text:p>
          </table:table-cell>
          <table:covered-table-cell table:number-columns-repeated="3" table:style-name="Default"/>
          <table:table-cell table:style-name="ce770" table:number-columns-repeated="18"/>
        </table:table-row>
        <table:table-row table:style-name="ro1">
          <table:covered-table-cell table:style-name="ce9"/>
          <table:table-cell table:style-name="ce39"/>
          <table:table-cell table:style-name="ce56" table:number-columns-repeated="2"/>
          <table:table-cell table:style-name="ce770" table:number-columns-repeated="10"/>
          <table:table-cell table:style-name="Default"/>
          <table:table-cell table:style-name="ce938" office:value-type="percentage" office:value="0.2453" calcext:value-type="percentage" table:number-columns-spanned="10" table:number-rows-spanned="1">
            <text:p>24.53 %</text:p>
          </table:table-cell>
          <table:covered-table-cell table:number-columns-repeated="9" table:style-name="ce9"/>
          <table:table-cell table:style-name="ce153"/>
          <table:table-cell table:style-name="ce176"/>
          <table:table-cell table:style-name="ce968" table:number-columns-repeated="8"/>
          <table:table-cell table:style-name="Default" table:number-columns-repeated="7"/>
          <table:table-cell table:style-name="ce968" table:number-columns-repeated="4"/>
          <table:table-cell table:style-name="ce770" table:number-columns-repeated="18"/>
        </table:table-row>
        <table:table-row table:style-name="ro1">
          <table:table-cell table:style-name="ce14"/>
          <table:table-cell table:style-name="ce41"/>
          <table:table-cell table:style-name="ce58" table:number-columns-repeated="2"/>
          <table:table-cell table:style-name="ce14" table:number-columns-repeated="9"/>
          <table:table-cell table:style-name="ce122"/>
          <table:table-cell table:style-name="ce14" table:number-columns-repeated="11"/>
          <table:table-cell table:style-name="ce154"/>
          <table:table-cell table:style-name="ce177"/>
          <table:table-cell table:style-name="ce195"/>
          <table:table-cell table:style-name="ce14" table:number-columns-repeated="36"/>
        </table:table-row>
        <table:table-row table:style-name="ro2">
          <table:table-cell table:style-name="ce845" office:value-type="string" calcext:value-type="string">
            <text:p>Gesamtzahl der Annahmen/Probleme bei der Rekonstruktion</text:p>
          </table:table-cell>
          <table:table-cell table:style-name="ce32" office:value-type="float" office:value="39" calcext:value-type="float">
            <text:p>39</text:p>
          </table:table-cell>
          <table:table-cell table:style-name="ce53" office:value-type="string" calcext:value-type="string">
            <text:p>absolute Häufigkeit der jeweiligen Zusatzannahmen/Probleme nach Lühr, 1984</text:p>
          </table:table-cell>
          <table:table-cell table:style-name="ce53"/>
          <table:table-cell table:style-name="ce858" office:value-type="float" office:value="3" calcext:value-type="float">
            <text:p>3</text:p>
          </table:table-cell>
          <table:table-cell table:style-name="ce858" office:value-type="float" office:value="9" calcext:value-type="float">
            <text:p>9</text:p>
          </table:table-cell>
          <table:table-cell table:style-name="ce858" office:value-type="float" office:value="2" calcext:value-type="float">
            <text:p>2</text:p>
          </table:table-cell>
          <table:table-cell table:style-name="ce858" office:value-type="float" office:value="1" calcext:value-type="float">
            <text:p>1</text:p>
          </table:table-cell>
          <table:table-cell table:style-name="ce858" office:value-type="float" office:value="12" calcext:value-type="float">
            <text:p>12</text:p>
          </table:table-cell>
          <table:table-cell table:style-name="ce858"/>
          <table:table-cell table:number-columns-repeated="2" table:style-name="ce858" office:value-type="float" office:value="0" calcext:value-type="float">
            <text:p>0</text:p>
          </table:table-cell>
          <table:table-cell table:style-name="ce858" office:value-type="float" office:value="1" calcext:value-type="float">
            <text:p>1</text:p>
          </table:table-cell>
          <table:table-cell/>
          <table:table-cell table:style-name="ce845" table:number-columns-repeated="11"/>
          <table:table-cell table:style-name="ce155"/>
          <table:table-cell table:style-name="ce175" office:value-type="float" office:value="3" calcext:value-type="float">
            <text:p>3</text:p>
          </table:table-cell>
          <table:table-cell table:style-name="ce930" office:value-type="float" office:value="9" calcext:value-type="float">
            <text:p>9</text:p>
          </table:table-cell>
          <table:table-cell table:style-name="ce930" office:value-type="float" office:value="1" calcext:value-type="float">
            <text:p>1</text:p>
          </table:table-cell>
          <table:table-cell table:style-name="ce930" office:value-type="float" office:value="0" calcext:value-type="float">
            <text:p>0</text:p>
          </table:table-cell>
          <table:table-cell table:style-name="ce930" office:value-type="float" office:value="17" calcext:value-type="float">
            <text:p>17</text:p>
          </table:table-cell>
          <table:table-cell table:style-name="ce930"/>
          <table:table-cell table:number-columns-repeated="2" table:style-name="ce930" office:value-type="float" office:value="0" calcext:value-type="float">
            <text:p>0</text:p>
          </table:table-cell>
          <table:table-cell table:style-name="ce930" office:value-type="float" office:value="1" calcext:value-type="float">
            <text:p>1</text:p>
          </table:table-cell>
          <table:table-cell table:style-name="ce845" table:number-columns-repeated="29"/>
        </table:table-row>
        <table:table-row table:style-name="ro2">
          <table:table-cell table:style-name="ce770"/>
          <table:table-cell table:style-name="ce39"/>
          <table:table-cell table:style-name="ce56" office:value-type="string" calcext:value-type="string">
            <text:p>Relative Häufigkeit der jeweiligen Zusatzannahmen/Probleme bei nach Lühr, 1984</text:p>
          </table:table-cell>
          <table:table-cell table:style-name="ce185" office:value-type="string" calcext:value-type="string">
            <text:p>Lühr, 1984</text:p>
          </table:table-cell>
          <table:table-cell table:style-name="ce859" table:formula="of:=3/27" office:value-type="percentage" office:value="0.111111111111111" calcext:value-type="percentage">
            <text:p>11.11 %</text:p>
          </table:table-cell>
          <table:table-cell table:style-name="ce859" table:formula="of:=9/27" office:value-type="percentage" office:value="0.333333333333333" calcext:value-type="percentage">
            <text:p>33.33 %</text:p>
          </table:table-cell>
          <table:table-cell table:style-name="ce859" table:formula="of:=2/27" office:value-type="percentage" office:value="0.0740740740740741" calcext:value-type="percentage">
            <text:p>7.41 %</text:p>
          </table:table-cell>
          <table:table-cell table:style-name="ce859" table:formula="of:=1/27" office:value-type="percentage" office:value="0.037037037037037" calcext:value-type="percentage">
            <text:p>3.70 %</text:p>
          </table:table-cell>
          <table:table-cell table:style-name="ce859" table:formula="of:=12/27" office:value-type="percentage" office:value="0.444444444444444" calcext:value-type="percentage">
            <text:p>44.44 %</text:p>
          </table:table-cell>
          <table:table-cell table:style-name="ce859" table:number-columns-repeated="4"/>
          <table:table-cell table:style-name="ce770" table:number-columns-repeated="12"/>
          <table:table-cell table:style-name="ce153"/>
          <table:table-cell table:style-name="ce176"/>
          <table:table-cell table:style-name="ce968" table:number-columns-repeated="8"/>
          <table:table-cell table:style-name="ce770" table:number-columns-repeated="29"/>
        </table:table-row>
        <table:table-row table:style-name="ro2">
          <table:table-cell table:style-name="ce845"/>
          <table:table-cell table:style-name="ce32"/>
          <table:table-cell table:style-name="ce53" office:value-type="string" calcext:value-type="string">
            <text:p>Summe der Zusatzannahmen bzw. Probleme bei der Rekonstruktion nach Lühr, 1984</text:p>
          </table:table-cell>
          <table:table-cell table:style-name="ce53"/>
          <table:table-cell table:style-name="ce103" table:formula="of:=SUM([.E53:.I53])" office:value-type="float" office:value="27" calcext:value-type="float" table:number-columns-spanned="5" table:number-rows-spanned="1">
            <text:p>27</text:p>
          </table:table-cell>
          <table:covered-table-cell table:number-columns-repeated="4" table:style-name="ce858"/>
          <table:table-cell table:style-name="ce858"/>
          <table:table-cell table:style-name="ce103" office:value-type="float" office:value="1" calcext:value-type="float" table:number-columns-spanned="3" table:number-rows-spanned="1">
            <text:p>1</text:p>
          </table:table-cell>
          <table:covered-table-cell table:number-columns-repeated="2" table:style-name="ce858"/>
          <table:table-cell/>
          <table:table-cell table:style-name="ce845" table:number-columns-repeated="11"/>
          <table:table-cell table:style-name="ce155"/>
          <table:table-cell table:style-name="ce175"/>
          <table:table-cell table:style-name="ce930" table:number-columns-repeated="8"/>
          <table:table-cell table:style-name="ce845" table:number-columns-repeated="29"/>
        </table:table-row>
        <table:table-row table:style-name="ro2">
          <table:table-cell table:style-name="ce845"/>
          <table:table-cell table:style-name="ce32"/>
          <table:table-cell table:style-name="ce53" office:value-type="string" calcext:value-type="string">
            <text:p>absolute Häufigkeit der jeweiligen Zusatzannahmen/Probleme nach Ringe, 2006</text:p>
          </table:table-cell>
          <table:table-cell table:style-name="ce53"/>
          <table:table-cell table:style-name="ce175" office:value-type="float" office:value="3" calcext:value-type="float">
            <text:p>3</text:p>
          </table:table-cell>
          <table:table-cell table:style-name="ce930" office:value-type="float" office:value="9" calcext:value-type="float">
            <text:p>9</text:p>
          </table:table-cell>
          <table:table-cell table:style-name="ce930" office:value-type="float" office:value="1" calcext:value-type="float">
            <text:p>1</text:p>
          </table:table-cell>
          <table:table-cell table:style-name="ce930" office:value-type="float" office:value="0" calcext:value-type="float">
            <text:p>0</text:p>
          </table:table-cell>
          <table:table-cell table:style-name="ce930" office:value-type="float" office:value="17" calcext:value-type="float">
            <text:p>17</text:p>
          </table:table-cell>
          <table:table-cell table:style-name="ce930"/>
          <table:table-cell table:number-columns-repeated="2" table:style-name="ce930" office:value-type="float" office:value="0" calcext:value-type="float">
            <text:p>0</text:p>
          </table:table-cell>
          <table:table-cell table:style-name="ce930" office:value-type="float" office:value="1" calcext:value-type="float">
            <text:p>1</text:p>
          </table:table-cell>
          <table:table-cell/>
          <table:table-cell table:style-name="ce845" table:number-columns-repeated="11"/>
          <table:table-cell table:style-name="ce155"/>
          <table:table-cell table:style-name="ce175"/>
          <table:table-cell table:style-name="ce930" table:number-columns-repeated="8"/>
          <table:table-cell table:style-name="ce845" table:number-columns-repeated="29"/>
        </table:table-row>
        <table:table-row table:style-name="ro2">
          <table:table-cell table:style-name="ce968"/>
          <table:table-cell table:style-name="ce75"/>
          <table:table-cell table:style-name="ce144" office:value-type="string" calcext:value-type="string">
            <text:p>Relative Häufigkeit der jeweiligen Zusatzannahmen/Probleme bei nach Ringe, 2006</text:p>
          </table:table-cell>
          <table:table-cell table:style-name="ce144" office:value-type="string" calcext:value-type="string">
            <text:p>Ringe, 2006</text:p>
          </table:table-cell>
          <table:table-cell table:style-name="ce968" table:formula="of:=3/30" office:value-type="percentage" office:value="0.1" calcext:value-type="percentage">
            <text:p>10.00 %</text:p>
          </table:table-cell>
          <table:table-cell table:style-name="ce968" table:formula="of:=9/30" office:value-type="percentage" office:value="0.3" calcext:value-type="percentage">
            <text:p>30.00 %</text:p>
          </table:table-cell>
          <table:table-cell table:style-name="ce968" table:formula="of:=1/30" office:value-type="percentage" office:value="0.0333333333333333" calcext:value-type="percentage">
            <text:p>3.33 %</text:p>
          </table:table-cell>
          <table:table-cell table:style-name="ce968" table:formula="of:=0/30" office:value-type="percentage" office:value="0" calcext:value-type="percentage">
            <text:p>0.00 %</text:p>
          </table:table-cell>
          <table:table-cell table:style-name="ce968" table:formula="of:=17/30" office:value-type="percentage" office:value="0.566666666666667" calcext:value-type="percentage">
            <text:p>56.67 %</text:p>
          </table:table-cell>
          <table:table-cell table:style-name="ce968" table:number-columns-repeated="16"/>
          <table:table-cell table:style-name="ce466"/>
          <table:table-cell table:style-name="ce176"/>
          <table:table-cell table:style-name="ce968" table:number-columns-repeated="37"/>
        </table:table-row>
        <table:table-row table:style-name="ro2">
          <table:table-cell table:style-name="ce845"/>
          <table:table-cell table:style-name="ce32"/>
          <table:table-cell table:style-name="ce53" office:value-type="string" calcext:value-type="string">
            <text:p>Summe der Zusatzannahmen bzw. Probleme bei der Rekonstruktion nach Ringe, 2006</text:p>
          </table:table-cell>
          <table:table-cell table:style-name="ce53"/>
          <table:table-cell table:style-name="ce108" table:formula="of:=SUM([.E56:.I56])" office:value-type="float" office:value="30" calcext:value-type="float" table:number-columns-spanned="5" table:number-rows-spanned="1">
            <text:p>30</text:p>
          </table:table-cell>
          <table:covered-table-cell table:number-columns-repeated="4" table:style-name="ce858"/>
          <table:table-cell table:style-name="ce858"/>
          <table:table-cell table:style-name="ce108" office:value-type="float" office:value="1" calcext:value-type="float" table:number-columns-spanned="3" table:number-rows-spanned="1">
            <text:p>1</text:p>
          </table:table-cell>
          <table:covered-table-cell table:number-columns-repeated="2" table:style-name="ce858"/>
          <table:table-cell/>
          <table:table-cell table:style-name="ce845" table:number-columns-repeated="11"/>
          <table:table-cell table:style-name="ce155"/>
          <table:table-cell table:style-name="ce175"/>
          <table:table-cell table:style-name="ce930" table:number-columns-repeated="8"/>
          <table:table-cell table:style-name="ce845" table:number-columns-repeated="29"/>
        </table:table-row>
        <table:table-row table:style-name="ro1">
          <table:table-cell table:style-name="ce845"/>
          <table:table-cell table:style-name="ce32"/>
          <table:table-cell table:style-name="ce53"/>
          <table:table-cell table:style-name="ce186" office:value-type="string" calcext:value-type="string">
            <text:p>Lühr, 1984</text:p>
          </table:table-cell>
          <table:table-cell table:style-name="ce231" table:formula="of:=3/27" office:value-type="percentage" office:value="0.111111111111111" calcext:value-type="percentage">
            <text:p>11.11 %</text:p>
          </table:table-cell>
          <table:table-cell table:style-name="ce231" table:formula="of:=9/27" office:value-type="percentage" office:value="0.333333333333333" calcext:value-type="percentage">
            <text:p>33.33 %</text:p>
          </table:table-cell>
          <table:table-cell table:style-name="ce231" table:formula="of:=2/27" office:value-type="percentage" office:value="0.0740740740740741" calcext:value-type="percentage">
            <text:p>7.41 %</text:p>
          </table:table-cell>
          <table:table-cell table:style-name="ce231" table:formula="of:=1/27" office:value-type="percentage" office:value="0.037037037037037" calcext:value-type="percentage">
            <text:p>3.70 %</text:p>
          </table:table-cell>
          <table:table-cell table:style-name="ce231" table:formula="of:=12/27" office:value-type="percentage" office:value="0.444444444444444" calcext:value-type="percentage">
            <text:p>44.44 %</text:p>
          </table:table-cell>
          <table:table-cell table:style-name="ce858"/>
          <table:table-cell table:style-name="ce230"/>
          <table:table-cell table:style-name="ce858" table:number-columns-repeated="2"/>
          <table:table-cell/>
          <table:table-cell table:style-name="ce845" table:number-columns-repeated="11"/>
          <table:table-cell table:style-name="ce155"/>
          <table:table-cell table:style-name="ce175"/>
          <table:table-cell table:style-name="ce930" table:number-columns-repeated="8"/>
          <table:table-cell table:style-name="ce845" table:number-columns-repeated="29"/>
        </table:table-row>
        <table:table-row table:style-name="ro1">
          <table:table-cell table:style-name="ce845"/>
          <table:table-cell table:style-name="ce32"/>
          <table:table-cell table:style-name="ce53"/>
          <table:table-cell table:style-name="ce188" office:value-type="string" calcext:value-type="string">
            <text:p>Ringe, 2006</text:p>
          </table:table-cell>
          <table:table-cell table:style-name="ce232" table:formula="of:=3/30" office:value-type="percentage" office:value="0.1" calcext:value-type="percentage">
            <text:p>10.00 %</text:p>
          </table:table-cell>
          <table:table-cell table:style-name="ce232" table:formula="of:=9/30" office:value-type="percentage" office:value="0.3" calcext:value-type="percentage">
            <text:p>30.00 %</text:p>
          </table:table-cell>
          <table:table-cell table:style-name="ce232" table:formula="of:=1/30" office:value-type="percentage" office:value="0.0333333333333333" calcext:value-type="percentage">
            <text:p>3.33 %</text:p>
          </table:table-cell>
          <table:table-cell table:style-name="ce232" table:formula="of:=0/30" office:value-type="percentage" office:value="0" calcext:value-type="percentage">
            <text:p>0.00 %</text:p>
          </table:table-cell>
          <table:table-cell table:style-name="ce232" table:formula="of:=17/30" office:value-type="percentage" office:value="0.566666666666667" calcext:value-type="percentage">
            <text:p>56.67 %</text:p>
          </table:table-cell>
          <table:table-cell table:style-name="ce858"/>
          <table:table-cell table:style-name="ce230"/>
          <table:table-cell table:style-name="ce858" table:number-columns-repeated="2"/>
          <table:table-cell/>
          <table:table-cell table:style-name="ce845" table:number-columns-repeated="11"/>
          <table:table-cell table:style-name="ce155"/>
          <table:table-cell table:style-name="ce175"/>
          <table:table-cell table:style-name="ce930" table:number-columns-repeated="8"/>
          <table:table-cell table:style-name="ce845" table:number-columns-repeated="29"/>
        </table:table-row>
        <table:table-row table:style-name="ro2">
          <table:table-cell table:style-name="ce845"/>
          <table:table-cell table:style-name="ce32"/>
          <table:table-cell table:style-name="ce53" table:number-columns-repeated="2"/>
          <table:table-cell table:style-name="ce202" office:value-type="string" calcext:value-type="string">
            <text:p>absolute Häufigkeit</text:p>
          </table:table-cell>
          <table:table-cell table:style-name="ce223" office:value-type="string" calcext:value-type="string">
            <text:p>relative Häufigkeit</text:p>
          </table:table-cell>
          <table:table-cell table:style-name="ce858" table:number-columns-repeated="2"/>
          <table:table-cell table:style-name="ce248" office:value-type="string" calcext:value-type="string">
            <text:p>weder Zusatzannahmen noch ungelöste Probleme</text:p>
          </table:table-cell>
          <table:table-cell table:style-name="ce252" office:value-type="string" calcext:value-type="string">
            <text:p>1 Zusatzannahme</text:p>
          </table:table-cell>
          <table:table-cell table:style-name="ce252" office:value-type="string" calcext:value-type="string">
            <text:p>2 Zusatzannahmen</text:p>
          </table:table-cell>
          <table:table-cell table:style-name="ce281" office:value-type="string" calcext:value-type="string">
            <text:p>Summe der Lemmata mit Zusatzannahmen</text:p>
          </table:table-cell>
          <table:table-cell table:style-name="ce248" office:value-type="string" calcext:value-type="string">
            <text:p>1 Zusatzannahme + 1 ungelöstes Problem</text:p>
          </table:table-cell>
          <table:table-cell/>
          <table:table-cell table:style-name="ce845" table:number-columns-repeated="11"/>
          <table:table-cell table:style-name="ce155"/>
          <table:table-cell table:style-name="ce382" office:value-type="string" calcext:value-type="string">
            <text:p>absolute Häufigkeit</text:p>
          </table:table-cell>
          <table:table-cell table:style-name="ce420" office:value-type="string" calcext:value-type="string">
            <text:p>relative Häufigkeit</text:p>
          </table:table-cell>
          <table:table-cell table:style-name="ce930" table:number-columns-repeated="7"/>
          <table:table-cell table:style-name="ce845" table:number-columns-repeated="29"/>
        </table:table-row>
        <table:table-row table:style-name="ro2">
          <table:table-cell table:style-name="ce845"/>
          <table:table-cell table:style-name="ce32"/>
          <table:table-cell table:style-name="ce134" office:value-type="string" calcext:value-type="string">
            <text:p>weder Zusatzannahmen noch ungelöste Probleme</text:p>
          </table:table-cell>
          <table:table-cell table:style-name="ce134"/>
          <table:table-cell table:style-name="ce207" office:value-type="float" office:value="16" calcext:value-type="float">
            <text:p>16</text:p>
          </table:table-cell>
          <table:table-cell table:style-name="ce225" table:formula="of:=16/39" office:value-type="percentage" office:value="0.41025641025641" calcext:value-type="percentage">
            <text:p>41.03 %</text:p>
          </table:table-cell>
          <table:table-cell table:style-name="ce858"/>
          <table:table-cell table:style-name="ce858" office:value-type="string" calcext:value-type="string">
            <text:p>Lühr, 1948</text:p>
          </table:table-cell>
          <table:table-cell table:style-name="ce225" table:formula="of:=16/39" office:value-type="percentage" office:value="0.41025641025641" calcext:value-type="percentage">
            <text:p>41.03 %</text:p>
          </table:table-cell>
          <table:table-cell table:style-name="ce227" table:formula="of:=15/39" office:value-type="percentage" office:value="0.384615384615385" calcext:value-type="percentage">
            <text:p>38.46 %</text:p>
          </table:table-cell>
          <table:table-cell table:style-name="ce227" table:formula="of:=6/39" office:value-type="percentage" office:value="0.153846153846154" calcext:value-type="percentage">
            <text:p>15.38 %</text:p>
          </table:table-cell>
          <table:table-cell table:style-name="ce227" table:formula="of:=21/39" office:value-type="percentage" office:value="0.538461538461538" calcext:value-type="percentage">
            <text:p>53.85 %</text:p>
          </table:table-cell>
          <table:table-cell table:style-name="ce227" table:formula="of:=1/39" office:value-type="percentage" office:value="0.0256410256410256" calcext:value-type="percentage">
            <text:p>2.56 %</text:p>
          </table:table-cell>
          <table:table-cell/>
          <table:table-cell table:style-name="ce845" table:number-columns-repeated="11"/>
          <table:table-cell table:style-name="ce361" office:value-type="string" calcext:value-type="string">
            <text:p>weder Zusatzannahmen noch ungelöste Probleme</text:p>
          </table:table-cell>
          <table:table-cell table:style-name="ce383" office:value-type="float" office:value="13" calcext:value-type="float">
            <text:p>13</text:p>
          </table:table-cell>
          <table:table-cell table:style-name="ce421" table:formula="of:=13/39" office:value-type="percentage" office:value="0.333333333333333" calcext:value-type="percentage">
            <text:p>33.33 %</text:p>
          </table:table-cell>
          <table:table-cell table:style-name="ce845" table:number-columns-repeated="4"/>
          <table:table-cell table:style-name="ce290" office:value-type="float" office:value="1" calcext:value-type="float" table:number-columns-spanned="3" table:number-rows-spanned="1">
            <text:p>1</text:p>
          </table:table-cell>
          <table:covered-table-cell table:number-columns-repeated="2" table:style-name="ce845"/>
          <table:table-cell table:style-name="ce845" table:number-columns-repeated="29"/>
        </table:table-row>
        <table:table-row table:style-name="ro1">
          <table:table-cell table:style-name="ce770" office:value-type="string" calcext:value-type="string">
            <text:p>Prozentsatz bezüglich der Lemmata: </text:p>
          </table:table-cell>
          <table:table-cell table:style-name="ce39" office:value-type="percentage" office:value="1" calcext:value-type="percentage">
            <text:p>100.00 %</text:p>
          </table:table-cell>
          <table:table-cell table:style-name="ce135" office:value-type="string" calcext:value-type="string">
            <text:p>1 Zusatzannahme</text:p>
          </table:table-cell>
          <table:table-cell table:style-name="ce135"/>
          <table:table-cell table:style-name="ce210" office:value-type="float" office:value="15" calcext:value-type="float">
            <text:p>15</text:p>
          </table:table-cell>
          <table:table-cell table:style-name="ce227" table:formula="of:=15/39" office:value-type="percentage" office:value="0.384615384615385" calcext:value-type="percentage">
            <text:p>38.46 %</text:p>
          </table:table-cell>
          <table:table-cell table:style-name="ce859"/>
          <table:table-cell table:style-name="ce198" office:value-type="string" calcext:value-type="string">
            <text:p>Ringe, 2006</text:p>
          </table:table-cell>
          <table:table-cell table:style-name="ce421" table:formula="of:=13/39" office:value-type="percentage" office:value="0.333333333333333" calcext:value-type="percentage">
            <text:p>33.33 %</text:p>
          </table:table-cell>
          <table:table-cell table:style-name="ce422" table:formula="of:=25/39" office:value-type="percentage" office:value="0.641025641025641" calcext:value-type="percentage">
            <text:p>64.10 %</text:p>
          </table:table-cell>
          <table:table-cell table:style-name="ce422" table:formula="of:=2/39" office:value-type="percentage" office:value="0.0512820512820513" calcext:value-type="percentage">
            <text:p>5.13 %</text:p>
          </table:table-cell>
          <table:table-cell table:style-name="ce422" table:formula="of:=27/39" office:value-type="percentage" office:value="0.692307692307692" calcext:value-type="percentage">
            <text:p>69.23 %</text:p>
          </table:table-cell>
          <table:table-cell table:style-name="ce422" table:formula="of:=1/39" office:value-type="percentage" office:value="0.0256410256410256" calcext:value-type="percentage">
            <text:p>2.56 %</text:p>
          </table:table-cell>
          <table:table-cell table:style-name="ce770" table:number-columns-repeated="12"/>
          <table:table-cell table:style-name="ce363" office:value-type="string" calcext:value-type="string">
            <text:p>1 Zusatzannahme</text:p>
          </table:table-cell>
          <table:table-cell table:style-name="ce384" office:value-type="float" office:value="25" calcext:value-type="float">
            <text:p>25</text:p>
          </table:table-cell>
          <table:table-cell table:style-name="ce422" table:formula="of:=25/39" office:value-type="percentage" office:value="0.641025641025641" calcext:value-type="percentage">
            <text:p>64.10 %</text:p>
          </table:table-cell>
          <table:table-cell table:style-name="ce968" table:number-columns-repeated="4"/>
          <table:table-cell table:number-columns-repeated="2" table:style-name="ce968" office:value-type="percentage" office:value="0" calcext:value-type="percentage">
            <text:p>0.00 %</text:p>
          </table:table-cell>
          <table:table-cell table:style-name="ce968" table:formula="of:=1/39" office:value-type="percentage" office:value="0.0256410256410256" calcext:value-type="percentage">
            <text:p>2.56 %</text:p>
          </table:table-cell>
          <table:table-cell table:style-name="ce770" table:number-columns-repeated="29"/>
        </table:table-row>
        <table:table-row table:style-name="ro5">
          <table:table-cell table:style-name="ce770"/>
          <table:table-cell table:style-name="ce39"/>
          <table:table-cell table:style-name="ce135" office:value-type="string" calcext:value-type="string">
            <text:p>2 Zusatzannahmen</text:p>
          </table:table-cell>
          <table:table-cell table:style-name="ce135"/>
          <table:table-cell table:style-name="ce212" office:value-type="float" office:value="6" calcext:value-type="float">
            <text:p>6</text:p>
          </table:table-cell>
          <table:table-cell table:style-name="ce227" table:formula="of:=6/39" office:value-type="percentage" office:value="0.153846153846154" calcext:value-type="percentage">
            <text:p>15.38 %</text:p>
          </table:table-cell>
          <table:table-cell table:style-name="ce770" table:number-columns-repeated="2"/>
          <table:table-cell table:style-name="Default"/>
          <table:table-cell table:style-name="ce167"/>
          <table:table-cell table:style-name="ce171" table:number-columns-spanned="3" table:number-rows-spanned="1"/>
          <table:covered-table-cell table:number-columns-repeated="2" table:style-name="ce167"/>
          <table:table-cell table:style-name="ce770" table:number-columns-repeated="12"/>
          <table:table-cell table:style-name="ce363" office:value-type="string" calcext:value-type="string">
            <text:p>2 Zusatzannahmen</text:p>
          </table:table-cell>
          <table:table-cell table:style-name="ce396" office:value-type="float" office:value="2" calcext:value-type="float">
            <text:p>2</text:p>
          </table:table-cell>
          <table:table-cell table:style-name="ce422" table:formula="of:=2/39" office:value-type="percentage" office:value="0.0512820512820513" calcext:value-type="percentage">
            <text:p>5.13 %</text:p>
          </table:table-cell>
          <table:table-cell table:style-name="ce770" table:number-columns-repeated="4"/>
          <table:table-cell table:style-name="ce203" table:formula="of:=1/39" office:value-type="percentage" office:value="0.0256410256410256" calcext:value-type="percentage" table:number-columns-spanned="3" table:number-rows-spanned="1">
            <text:p>2.56 %</text:p>
          </table:table-cell>
          <table:covered-table-cell table:number-columns-repeated="2" table:style-name="ce968"/>
          <table:table-cell table:style-name="ce770" table:number-columns-repeated="29"/>
        </table:table-row>
        <table:table-row table:style-name="ro5">
          <table:table-cell table:style-name="ce770"/>
          <table:table-cell table:style-name="ce39"/>
          <table:table-cell table:style-name="ce135" office:value-type="string" calcext:value-type="string">
            <text:p>Summe der Lemmata mit Zusatzannahmen</text:p>
          </table:table-cell>
          <table:table-cell table:style-name="ce135"/>
          <table:table-cell table:style-name="ce212" office:value-type="float" office:value="21" calcext:value-type="float">
            <text:p>21</text:p>
          </table:table-cell>
          <table:table-cell table:style-name="ce227" table:formula="of:=21/39" office:value-type="percentage" office:value="0.538461538461538" calcext:value-type="percentage">
            <text:p>53.85 %</text:p>
          </table:table-cell>
          <table:table-cell table:style-name="ce770" table:number-columns-repeated="2"/>
          <table:table-cell table:style-name="Default"/>
          <table:table-cell table:style-name="ce167"/>
          <table:table-cell table:style-name="ce171"/>
          <table:table-cell table:style-name="ce167" table:number-columns-repeated="2"/>
          <table:table-cell table:style-name="ce770" table:number-columns-repeated="12"/>
          <table:table-cell table:style-name="ce363" office:value-type="string" calcext:value-type="string">
            <text:p>Summe der Lemmata mit Zusatzannahmen</text:p>
          </table:table-cell>
          <table:table-cell table:style-name="ce396" office:value-type="float" office:value="27" calcext:value-type="float">
            <text:p>27</text:p>
          </table:table-cell>
          <table:table-cell table:style-name="ce422" table:formula="of:=27/39" office:value-type="percentage" office:value="0.692307692307692" calcext:value-type="percentage">
            <text:p>69.23 %</text:p>
          </table:table-cell>
          <table:table-cell table:style-name="ce770" table:number-columns-repeated="4"/>
          <table:table-cell table:style-name="ce203"/>
          <table:table-cell table:style-name="ce968" table:number-columns-repeated="2"/>
          <table:table-cell table:style-name="ce770" table:number-columns-repeated="29"/>
        </table:table-row>
        <table:table-row table:style-name="ro1">
          <table:table-cell table:number-columns-repeated="2"/>
          <table:table-cell table:style-name="ce134" office:value-type="string" calcext:value-type="string">
            <text:p>1 Zusatzannahme + 1 ungelöstes Problem</text:p>
          </table:table-cell>
          <table:table-cell table:style-name="ce134"/>
          <table:table-cell table:style-name="ce217" office:value-type="float" office:value="1" calcext:value-type="float">
            <text:p>1</text:p>
          </table:table-cell>
          <table:table-cell table:style-name="ce227" table:formula="of:=1/39" office:value-type="percentage" office:value="0.0256410256410256" calcext:value-type="percentage">
            <text:p>2.56 %</text:p>
          </table:table-cell>
          <table:table-cell table:number-columns-repeated="19"/>
          <table:table-cell table:style-name="ce361" office:value-type="string" calcext:value-type="string">
            <text:p>1 Zusatzannahme + 1 ungelöstes Problem</text:p>
          </table:table-cell>
          <table:table-cell table:style-name="ce399" office:value-type="float" office:value="1" calcext:value-type="float">
            <text:p>1</text:p>
          </table:table-cell>
          <table:table-cell table:style-name="ce422" table:formula="of:=1/39" office:value-type="percentage" office:value="0.0256410256410256" calcext:value-type="percentage">
            <text:p>2.56 %</text:p>
          </table:table-cell>
          <table:table-cell table:number-columns-repeated="36"/>
        </table:table-row>
        <table:table-row table:style-name="ro1">
          <table:table-cell table:number-columns-repeated="2"/>
          <table:table-cell office:value-type="string" calcext:value-type="string">
            <text:p><text:s/></text:p>
          </table:table-cell>
          <table:table-cell table:number-columns-repeated="61"/>
        </table:table-row>
        <table:table-row table:style-name="ro1">
          <table:table-cell table:number-columns-repeated="64"/>
        </table:table-row>
        <table:table-row table:style-name="ro6">
          <table:table-cell table:style-name="ce16" office:value-type="string" calcext:value-type="string">
            <text:p>Endauswertung</text:p>
          </table:table-cell>
          <table:table-cell table:style-name="ce43"/>
          <table:table-cell table:style-name="ce62" table:number-columns-repeated="2"/>
          <table:table-cell table:style-name="ce16" table:number-columns-repeated="21"/>
          <table:table-cell table:style-name="ce159"/>
          <table:table-cell table:style-name="ce181"/>
          <table:table-cell table:style-name="ce200"/>
          <table:table-cell table:style-name="ce16" table:number-columns-repeated="36"/>
        </table:table-row>
        <table:table-row table:style-name="ro6">
          <table:table-cell table:style-name="ce16"/>
          <table:table-cell table:style-name="ce43"/>
          <table:table-cell table:style-name="ce71" table:number-columns-repeated="2"/>
          <table:table-cell table:style-name="ce73" office:value-type="string" calcext:value-type="string" table:number-columns-spanned="11" table:number-rows-spanned="1">
            <text:p>Lühr, 1984</text:p>
          </table:table-cell>
          <table:covered-table-cell table:number-columns-repeated="10" table:style-name="ce16"/>
          <table:table-cell table:style-name="ce16"/>
          <table:table-cell table:style-name="ce143" office:value-type="string" calcext:value-type="string" table:number-columns-spanned="11" table:number-rows-spanned="1">
            <text:p>Ringe, 2006</text:p>
          </table:table-cell>
          <table:covered-table-cell table:style-name="ce71"/>
          <table:covered-table-cell table:style-name="ce16" office:value-type="string" calcext:value-type="string">
            <text:p>Ringe, 2006</text:p>
          </table:covered-table-cell>
          <table:covered-table-cell table:number-columns-repeated="8" table:style-name="ce16"/>
          <table:table-cell table:style-name="ce200"/>
          <table:table-cell table:style-name="ce16" table:number-columns-repeated="36"/>
        </table:table-row>
        <table:table-row table:style-name="ro7">
          <table:table-cell table:style-name="ce16"/>
          <table:table-cell table:style-name="ce43" office:value-type="string" calcext:value-type="string">
            <text:p>belegte Varianten</text:p>
          </table:table-cell>
          <table:table-cell table:style-name="ce64" office:value-type="string" calcext:value-type="string">
            <text:p>Anzahl der belegten Varianten</text:p>
          </table:table-cell>
          <table:table-cell table:style-name="ce64"/>
          <table:table-cell table:style-name="ce83" office:value-type="string" calcext:value-type="string">
            <text:p>davon problemlos</text:p>
          </table:table-cell>
          <table:table-cell table:style-name="ce95" office:value-type="string" calcext:value-type="string" table:number-columns-spanned="6" table:number-rows-spanned="1">
            <text:p>Zusatzannahmen nötig</text:p>
          </table:table-cell>
          <table:covered-table-cell table:number-columns-repeated="5" table:style-name="ce16"/>
          <table:table-cell table:style-name="ce16"/>
          <table:table-cell table:style-name="ce114" office:value-type="string" calcext:value-type="string" table:number-columns-spanned="4" table:number-rows-spanned="1">
            <text:p>Problem ohne Lösungsvorschlag</text:p>
          </table:table-cell>
          <table:covered-table-cell table:style-name="ce16"/>
          <table:covered-table-cell table:number-columns-repeated="2" table:style-name="ce137"/>
          <table:table-cell table:style-name="ce83" office:value-type="string" calcext:value-type="string">
            <text:p>davon problemlos</text:p>
          </table:table-cell>
          <table:table-cell table:style-name="ce95" office:value-type="string" calcext:value-type="string" table:number-columns-spanned="6" table:number-rows-spanned="1">
            <text:p>Zusatzannahmen nötig</text:p>
          </table:table-cell>
          <table:covered-table-cell table:number-columns-repeated="5" table:style-name="ce16"/>
          <table:table-cell table:style-name="ce114" office:value-type="string" calcext:value-type="string" table:number-columns-spanned="4" table:number-rows-spanned="1">
            <text:p>Problem ohne Lösungsvorschlag</text:p>
          </table:table-cell>
          <table:covered-table-cell table:style-name="ce16"/>
          <table:covered-table-cell table:number-columns-repeated="2" table:style-name="ce137"/>
          <table:table-cell table:style-name="ce71"/>
          <table:table-cell table:style-name="ce16" table:number-columns-repeated="36"/>
        </table:table-row>
        <table:table-row table:style-name="ro6">
          <table:table-cell table:style-name="ce16"/>
          <table:table-cell table:style-name="ce43"/>
          <table:table-cell table:style-name="ce62" office:value-type="float" office:value="322" calcext:value-type="float">
            <text:p>322</text:p>
          </table:table-cell>
          <table:table-cell table:style-name="ce62"/>
          <table:table-cell table:style-name="Default" table:number-columns-repeated="23"/>
          <table:table-cell table:style-name="ce200"/>
          <table:table-cell table:style-name="ce16" table:number-columns-repeated="36"/>
        </table:table-row>
        <table:table-row table:style-name="ro8">
          <table:table-cell table:style-name="ce16"/>
          <table:table-cell table:style-name="ce43"/>
          <table:table-cell table:style-name="ce62" table:number-columns-repeated="2"/>
          <table:table-cell table:style-name="Default" table:number-columns-repeated="23"/>
          <table:table-cell table:style-name="ce200"/>
          <table:table-cell table:style-name="ce16" table:number-columns-repeated="36"/>
        </table:table-row>
        <table:table-row table:style-name="ro9">
          <table:table-cell table:style-name="ce16"/>
          <table:table-cell table:style-name="ce43"/>
          <table:table-cell table:style-name="ce62" table:number-columns-repeated="2"/>
          <table:table-cell table:style-name="ce16"/>
          <table:table-cell table:style-name="ce137" office:value-type="string" calcext:value-type="string">
            <text:p>Dental</text:p>
          </table:table-cell>
          <table:table-cell table:style-name="ce137" office:value-type="string" calcext:value-type="string">
            <text:p>Stammvokal</text:p>
          </table:table-cell>
          <table:table-cell table:style-name="ce137" office:value-type="string" calcext:value-type="string">
            <text:p>Stammauslaut </text:p>
          </table:table-cell>
          <table:table-cell table:style-name="ce137" office:value-type="string" calcext:value-type="string">
            <text:p>Dental + Stammvokal</text:p>
          </table:table-cell>
          <table:table-cell table:style-name="ce137" office:value-type="string" calcext:value-type="string">
            <text:p>Dental + Stammauslaut </text:p>
          </table:table-cell>
          <table:table-cell table:style-name="ce137" office:value-type="string" calcext:value-type="string">
            <text:p>Stammvokal + Stammauslaut</text:p>
          </table:table-cell>
          <table:table-cell table:style-name="Default"/>
          <table:table-cell table:style-name="ce137" office:value-type="string" calcext:value-type="string">
            <text:p>Dental <text:s/></text:p>
          </table:table-cell>
          <table:table-cell table:style-name="ce137" office:value-type="string" calcext:value-type="string">
            <text:p>Stammvokal</text:p>
          </table:table-cell>
          <table:table-cell table:style-name="ce137" office:value-type="string" calcext:value-type="string">
            <text:p>Stammauslaut </text:p>
          </table:table-cell>
          <table:table-cell table:style-name="ce137" office:value-type="string" calcext:value-type="string">
            <text:p>Stammvokal + Stammauslaut</text:p>
          </table:table-cell>
          <table:table-cell table:style-name="ce16"/>
          <table:table-cell table:style-name="ce137" office:value-type="string" calcext:value-type="string">
            <text:p>Dental</text:p>
          </table:table-cell>
          <table:table-cell table:style-name="ce137" office:value-type="string" calcext:value-type="string">
            <text:p>Stammvokal</text:p>
          </table:table-cell>
          <table:table-cell table:style-name="ce137" office:value-type="string" calcext:value-type="string">
            <text:p>Stammauslaut </text:p>
          </table:table-cell>
          <table:table-cell table:style-name="ce137" office:value-type="string" calcext:value-type="string">
            <text:p>Dental + Stammvokal</text:p>
          </table:table-cell>
          <table:table-cell table:style-name="ce137" office:value-type="string" calcext:value-type="string">
            <text:p>Dental + Stammauslaut </text:p>
          </table:table-cell>
          <table:table-cell table:style-name="ce137" office:value-type="string" calcext:value-type="string">
            <text:p>Stammvokal + Stammauslaut</text:p>
          </table:table-cell>
          <table:table-cell table:style-name="ce137" office:value-type="string" calcext:value-type="string">
            <text:p>Dental <text:s/></text:p>
          </table:table-cell>
          <table:table-cell table:style-name="ce137" office:value-type="string" calcext:value-type="string">
            <text:p>Stammvokal</text:p>
          </table:table-cell>
          <table:table-cell table:style-name="ce137" office:value-type="string" calcext:value-type="string">
            <text:p>Stammauslaut </text:p>
          </table:table-cell>
          <table:table-cell table:style-name="ce137" office:value-type="string" calcext:value-type="string">
            <text:p>Stammvokal + Stammauslaut</text:p>
          </table:table-cell>
          <table:table-cell table:style-name="ce200"/>
          <table:table-cell table:style-name="ce16" table:number-columns-repeated="36"/>
        </table:table-row>
        <table:table-row table:style-name="ro6">
          <table:table-cell table:style-name="ce16"/>
          <table:table-cell table:style-name="ce43"/>
          <table:table-cell table:style-name="ce73" office:value-type="string" calcext:value-type="string">
            <text:p>Lühr, 1984</text:p>
          </table:table-cell>
          <table:table-cell table:style-name="ce73"/>
          <table:table-cell table:style-name="ce88" office:value-type="float" office:value="243" calcext:value-type="float">
            <text:p>243</text:p>
          </table:table-cell>
          <table:table-cell table:style-name="ce138" office:value-type="float" office:value="73" calcext:value-type="float" table:number-columns-spanned="7" table:number-rows-spanned="1">
            <text:p>73</text:p>
          </table:table-cell>
          <table:covered-table-cell table:number-columns-repeated="5" table:style-name="ce88"/>
          <table:covered-table-cell table:style-name="Default"/>
          <table:table-cell table:style-name="ce138" office:value-type="float" office:value="4" calcext:value-type="float" table:number-columns-spanned="4" table:number-rows-spanned="1">
            <text:p>4</text:p>
          </table:table-cell>
          <table:covered-table-cell table:number-columns-repeated="3" table:style-name="ce88"/>
          <table:table-cell table:style-name="ce71"/>
          <table:table-cell table:style-name="Default" table:number-columns-repeated="10"/>
          <table:table-cell table:style-name="ce200"/>
          <table:table-cell table:style-name="ce16" table:number-columns-repeated="36"/>
        </table:table-row>
        <table:table-row table:style-name="ro6">
          <table:table-cell table:style-name="ce16"/>
          <table:table-cell table:style-name="ce43"/>
          <table:table-cell table:style-name="ce62" office:value-type="string" calcext:value-type="string">
            <text:p>Ringe, 2006</text:p>
          </table:table-cell>
          <table:table-cell table:style-name="ce62"/>
          <table:table-cell table:style-name="ce89" office:value-type="float" office:value="230" calcext:value-type="float">
            <text:p>230</text:p>
          </table:table-cell>
          <table:table-cell table:style-name="ce139" office:value-type="float" office:value="79" calcext:value-type="float" table:number-columns-spanned="7" table:number-rows-spanned="1">
            <text:p>79</text:p>
          </table:table-cell>
          <table:covered-table-cell table:style-name="Default"/>
          <table:covered-table-cell table:number-columns-repeated="4" table:style-name="ce160"/>
          <table:covered-table-cell table:style-name="Default"/>
          <table:table-cell table:style-name="ce139" office:value-type="float" office:value="4" calcext:value-type="float" table:number-columns-spanned="4" table:number-rows-spanned="1">
            <text:p>4</text:p>
          </table:table-cell>
          <table:covered-table-cell table:style-name="ce99"/>
          <table:covered-table-cell table:number-columns-repeated="2" table:style-name="ce160"/>
          <table:table-cell table:style-name="ce160"/>
          <table:table-cell table:style-name="Default" table:number-columns-repeated="10"/>
          <table:table-cell table:style-name="ce200"/>
          <table:table-cell table:style-name="ce16" table:number-columns-repeated="36"/>
        </table:table-row>
        <table:table-row table:style-name="ro8">
          <table:table-cell table:style-name="ce16"/>
          <table:table-cell table:style-name="ce43"/>
          <table:table-cell table:style-name="Default" table:number-columns-repeated="25"/>
          <table:table-cell table:style-name="ce200"/>
          <table:table-cell table:style-name="ce16" table:number-columns-repeated="36"/>
        </table:table-row>
        <table:table-row table:style-name="ro6">
          <table:table-cell table:style-name="ce16"/>
          <table:table-cell table:style-name="ce43"/>
          <table:table-cell table:style-name="ce73" office:value-type="string" calcext:value-type="string">
            <text:p>Lühr, 1984</text:p>
          </table:table-cell>
          <table:table-cell table:style-name="ce73"/>
          <table:table-cell table:style-name="ce91" table:formula="of:=243/322" office:value-type="percentage" office:value="0.754658385093168" calcext:value-type="percentage">
            <text:p>75.47 %</text:p>
          </table:table-cell>
          <table:table-cell table:style-name="ce141" office:value-type="percentage" office:value="0.2329" calcext:value-type="percentage" table:number-columns-spanned="7" table:number-rows-spanned="1">
            <text:p>23.29 %</text:p>
          </table:table-cell>
          <table:covered-table-cell table:number-columns-repeated="4" table:style-name="ce91"/>
          <table:covered-table-cell table:number-columns-repeated="2" table:style-name="Default"/>
          <table:table-cell table:style-name="ce141" office:value-type="percentage" office:value="0.0124" calcext:value-type="percentage" table:number-columns-spanned="4" table:number-rows-spanned="1">
            <text:p>1.24 %</text:p>
          </table:table-cell>
          <table:covered-table-cell table:style-name="ce100"/>
          <table:covered-table-cell table:number-columns-repeated="2" table:style-name="ce91"/>
          <table:table-cell table:style-name="ce91"/>
          <table:table-cell table:style-name="ce16" table:number-columns-repeated="8"/>
          <table:table-cell table:style-name="ce159"/>
          <table:table-cell table:style-name="ce181"/>
          <table:table-cell table:style-name="ce200"/>
          <table:table-cell table:style-name="ce16" table:number-columns-repeated="36"/>
        </table:table-row>
        <table:table-row table:style-name="ro6">
          <table:table-cell table:style-name="ce16"/>
          <table:table-cell table:style-name="ce43"/>
          <table:table-cell table:style-name="ce62" office:value-type="string" calcext:value-type="string">
            <text:p>Ringe, 2006</text:p>
          </table:table-cell>
          <table:table-cell table:style-name="ce62"/>
          <table:table-cell table:style-name="ce92" table:formula="of:=230/322" office:value-type="percentage" office:value="0.714285714285714" calcext:value-type="percentage">
            <text:p>71.43 %</text:p>
          </table:table-cell>
          <table:table-cell table:style-name="ce235" office:value-type="percentage" office:value="0.2453" calcext:value-type="percentage" table:number-columns-spanned="7" table:number-rows-spanned="1">
            <text:p>24.53 %</text:p>
          </table:table-cell>
          <table:covered-table-cell table:number-columns-repeated="5" table:style-name="ce92"/>
          <table:covered-table-cell table:style-name="Default"/>
          <table:table-cell table:style-name="ce115" office:value-type="percentage" office:value="0.0124" calcext:value-type="percentage" table:number-columns-spanned="4" table:number-rows-spanned="1">
            <text:p>1.24 %</text:p>
          </table:table-cell>
          <table:covered-table-cell table:number-columns-repeated="3" table:style-name="ce125"/>
          <table:table-cell table:style-name="ce16" table:number-columns-repeated="9"/>
          <table:table-cell table:style-name="ce159"/>
          <table:table-cell table:style-name="ce181"/>
          <table:table-cell table:style-name="ce200"/>
          <table:table-cell table:style-name="ce16" table:number-columns-repeated="36"/>
        </table:table-row>
        <table:table-row table:style-name="ro1">
          <table:table-cell table:number-columns-repeated="2"/>
          <table:table-cell table:style-name="Default" table:number-columns-repeated="14"/>
          <table:table-cell table:number-columns-repeated="48"/>
        </table:table-row>
        <table:table-row table:style-name="ro6">
          <table:table-cell table:number-columns-repeated="4"/>
          <table:table-cell table:style-name="ce16"/>
          <table:table-cell table:style-name="ce102" office:value-type="float" office:value="19" calcext:value-type="float">
            <text:p>19</text:p>
          </table:table-cell>
          <table:table-cell table:number-columns-repeated="2" table:style-name="ce102" office:value-type="float" office:value="12" calcext:value-type="float">
            <text:p>12</text:p>
          </table:table-cell>
          <table:table-cell table:number-columns-repeated="2" table:style-name="ce102" office:value-type="float" office:value="1" calcext:value-type="float">
            <text:p>1</text:p>
          </table:table-cell>
          <table:table-cell table:style-name="ce102" office:value-type="float" office:value="28" calcext:value-type="float">
            <text:p>28</text:p>
          </table:table-cell>
          <table:table-cell table:style-name="Default"/>
          <table:table-cell table:style-name="ce102" office:value-type="float" office:value="0" calcext:value-type="float">
            <text:p>0</text:p>
          </table:table-cell>
          <table:table-cell table:style-name="ce102" office:value-type="float" office:value="2" calcext:value-type="float">
            <text:p>2</text:p>
          </table:table-cell>
          <table:table-cell table:style-name="ce102" office:value-type="float" office:value="0" calcext:value-type="float">
            <text:p>0</text:p>
          </table:table-cell>
          <table:table-cell table:style-name="ce102" office:value-type="float" office:value="2" calcext:value-type="float">
            <text:p>2</text:p>
          </table:table-cell>
          <table:table-cell table:number-columns-repeated="48"/>
        </table:table-row>
        <table:table-row table:style-name="ro6">
          <table:table-cell table:number-columns-repeated="2"/>
          <table:table-cell office:value-type="string" calcext:value-type="string">
            <text:p>Lühr, 1984</text:p>
          </table:table-cell>
          <table:table-cell/>
          <table:table-cell table:style-name="ce16"/>
          <table:table-cell table:style-name="ce105" table:formula="of:=19/322" office:value-type="percentage" office:value="0.0590062111801242" calcext:value-type="percentage">
            <text:p>5.90 %</text:p>
          </table:table-cell>
          <table:table-cell table:style-name="ce105" table:formula="of:=12/322" office:value-type="percentage" office:value="0.0372670807453416" calcext:value-type="percentage">
            <text:p>3.73 %</text:p>
          </table:table-cell>
          <table:table-cell table:style-name="ce105" table:formula="of:=12/322" office:value-type="percentage" office:value="0.0372670807453416" calcext:value-type="percentage">
            <text:p>3.73 %</text:p>
          </table:table-cell>
          <table:table-cell table:style-name="ce105" table:formula="of:=1/322" office:value-type="percentage" office:value="0.0031055900621118" calcext:value-type="percentage">
            <text:p>0.31 %</text:p>
          </table:table-cell>
          <table:table-cell table:style-name="ce105" table:formula="of:=1/322" office:value-type="percentage" office:value="0.0031055900621118" calcext:value-type="percentage">
            <text:p>0.31 %</text:p>
          </table:table-cell>
          <table:table-cell table:style-name="ce105" table:formula="of:=28/322" office:value-type="percentage" office:value="0.0869565217391304" calcext:value-type="percentage">
            <text:p>8.70 %</text:p>
          </table:table-cell>
          <table:table-cell table:style-name="Default"/>
          <table:table-cell table:style-name="ce105" office:value-type="percentage" office:value="0" calcext:value-type="percentage">
            <text:p>0.00 %</text:p>
          </table:table-cell>
          <table:table-cell table:style-name="ce105" table:formula="of:=2/322" office:value-type="percentage" office:value="0.0062111801242236" calcext:value-type="percentage">
            <text:p>0.62 %</text:p>
          </table:table-cell>
          <table:table-cell table:style-name="ce105" office:value-type="percentage" office:value="0" calcext:value-type="percentage">
            <text:p>0.00 %</text:p>
          </table:table-cell>
          <table:table-cell table:style-name="ce105" table:formula="of:=2/322" office:value-type="percentage" office:value="0.0062111801242236" calcext:value-type="percentage">
            <text:p>0.62 %</text:p>
          </table:table-cell>
          <table:table-cell table:number-columns-repeated="48"/>
        </table:table-row>
        <table:table-row table:style-name="ro6">
          <table:table-cell table:number-columns-repeated="2"/>
          <table:table-cell office:value-type="string" calcext:value-type="string">
            <text:p>Ringe, 2006</text:p>
          </table:table-cell>
          <table:table-cell/>
          <table:table-cell table:style-name="Default"/>
          <table:table-cell table:style-name="ce106" office:value-type="float" office:value="19" calcext:value-type="float">
            <text:p>19</text:p>
          </table:table-cell>
          <table:table-cell table:number-columns-repeated="2" table:style-name="ce106" office:value-type="float" office:value="12" calcext:value-type="float">
            <text:p>12</text:p>
          </table:table-cell>
          <table:table-cell table:style-name="ce106" office:value-type="float" office:value="1" calcext:value-type="float">
            <text:p>1</text:p>
          </table:table-cell>
          <table:table-cell table:style-name="ce106" office:value-type="float" office:value="3" calcext:value-type="float">
            <text:p>3</text:p>
          </table:table-cell>
          <table:table-cell table:style-name="ce106" office:value-type="float" office:value="32" calcext:value-type="float">
            <text:p>32</text:p>
          </table:table-cell>
          <table:table-cell table:style-name="Default"/>
          <table:table-cell table:style-name="ce106"/>
          <table:table-cell table:style-name="ce106" office:value-type="float" office:value="2" calcext:value-type="float">
            <text:p>2</text:p>
          </table:table-cell>
          <table:table-cell table:style-name="ce106" office:value-type="float" office:value="0" calcext:value-type="float">
            <text:p>0</text:p>
          </table:table-cell>
          <table:table-cell table:style-name="ce106" office:value-type="float" office:value="2" calcext:value-type="float">
            <text:p>2</text:p>
          </table:table-cell>
          <table:table-cell table:number-columns-repeated="48"/>
        </table:table-row>
        <table:table-row table:style-name="ro6">
          <table:table-cell table:number-columns-repeated="4"/>
          <table:table-cell table:style-name="Default"/>
          <table:table-cell table:style-name="ce107" table:formula="of:=19/322" office:value-type="percentage" office:value="0.0590062111801242" calcext:value-type="percentage">
            <text:p>5.90 %</text:p>
          </table:table-cell>
          <table:table-cell table:style-name="ce107" table:formula="of:=12/322" office:value-type="percentage" office:value="0.0372670807453416" calcext:value-type="percentage">
            <text:p>3.73 %</text:p>
          </table:table-cell>
          <table:table-cell table:style-name="ce107" table:formula="of:=12/322" office:value-type="percentage" office:value="0.0372670807453416" calcext:value-type="percentage">
            <text:p>3.73 %</text:p>
          </table:table-cell>
          <table:table-cell table:style-name="ce107" table:formula="of:=1/322" office:value-type="percentage" office:value="0.0031055900621118" calcext:value-type="percentage">
            <text:p>0.31 %</text:p>
          </table:table-cell>
          <table:table-cell table:style-name="ce113" table:formula="of:=3/322" office:value-type="percentage" office:value="0.0093167701863354" calcext:value-type="percentage">
            <text:p>0.93 %</text:p>
          </table:table-cell>
          <table:table-cell table:style-name="ce113" table:formula="of:=32/322" office:value-type="percentage" office:value="0.0993788819875776" calcext:value-type="percentage">
            <text:p>9.94 %</text:p>
          </table:table-cell>
          <table:table-cell table:style-name="Default"/>
          <table:table-cell table:style-name="ce113" office:value-type="percentage" office:value="0" calcext:value-type="percentage">
            <text:p>0.00 %</text:p>
          </table:table-cell>
          <table:table-cell table:style-name="ce107" table:formula="of:=2/322" office:value-type="percentage" office:value="0.0062111801242236" calcext:value-type="percentage">
            <text:p>0.62 %</text:p>
          </table:table-cell>
          <table:table-cell table:style-name="ce107" office:value-type="percentage" office:value="0" calcext:value-type="percentage">
            <text:p>0.00 %</text:p>
          </table:table-cell>
          <table:table-cell table:style-name="ce107" table:formula="of:=2/322" office:value-type="percentage" office:value="0.0062111801242236" calcext:value-type="percentage">
            <text:p>0.62 %</text:p>
          </table:table-cell>
          <table:table-cell table:number-columns-repeated="48"/>
        </table:table-row>
        <table:table-row table:style-name="ro8">
          <table:table-cell table:number-columns-repeated="5"/>
          <table:table-cell table:style-name="ce306" office:value-type="string" calcext:value-type="string" table:number-columns-spanned="7" table:number-rows-spanned="1">
            <text:p>Anteile an der Gesamtmenge der Zusatzannahmen</text:p>
          </table:table-cell>
          <table:covered-table-cell table:number-columns-repeated="6" table:style-name="Default"/>
          <table:table-cell table:style-name="Default" table:number-columns-repeated="3"/>
          <table:table-cell table:number-columns-repeated="49"/>
        </table:table-row>
        <table:table-row table:style-name="ro6">
          <table:table-cell table:style-name="ce51"/>
          <table:table-cell table:style-name="ce79"/>
          <table:table-cell table:style-name="ce178" table:number-columns-repeated="2"/>
          <table:table-cell table:style-name="ce276" office:value-type="string" calcext:value-type="string">
            <text:p>Lühr, 1984</text:p>
          </table:table-cell>
          <table:table-cell table:style-name="ce308" table:formula="of:=19/73" office:value-type="percentage" office:value="0.26027397260274" calcext:value-type="percentage">
            <text:p>26.03 %</text:p>
          </table:table-cell>
          <table:table-cell table:style-name="ce308" table:formula="of:=12/73" office:value-type="percentage" office:value="0.164383561643836" calcext:value-type="percentage">
            <text:p>16.44 %</text:p>
          </table:table-cell>
          <table:table-cell table:style-name="ce308" table:formula="of:=12/73" office:value-type="percentage" office:value="0.164383561643836" calcext:value-type="percentage">
            <text:p>16.44 %</text:p>
          </table:table-cell>
          <table:table-cell table:style-name="ce308" table:formula="of:=1/73" office:value-type="percentage" office:value="0.0136986301369863" calcext:value-type="percentage">
            <text:p>1.37 %</text:p>
          </table:table-cell>
          <table:table-cell table:style-name="ce308" table:formula="of:=1/73" office:value-type="percentage" office:value="0.0136986301369863" calcext:value-type="percentage">
            <text:p>1.37 %</text:p>
          </table:table-cell>
          <table:table-cell table:style-name="ce308" table:formula="of:=28/73" office:value-type="percentage" office:value="0.383561643835616" calcext:value-type="percentage">
            <text:p>38.36 %</text:p>
          </table:table-cell>
          <table:table-cell table:style-name="ce276" office:value-type="string" calcext:value-type="string">
            <text:p>Lühr, 1984</text:p>
          </table:table-cell>
          <table:table-cell table:style-name="ce365" table:formula="of:=0/4" office:value-type="percentage" office:value="0" calcext:value-type="percentage">
            <text:p>0.00 %</text:p>
          </table:table-cell>
          <table:table-cell table:style-name="ce365" table:formula="of:=2/4" office:value-type="percentage" office:value="0.5" calcext:value-type="percentage">
            <text:p>50.00 %</text:p>
          </table:table-cell>
          <table:table-cell table:style-name="ce365" table:formula="of:=0/4" office:value-type="percentage" office:value="0" calcext:value-type="percentage">
            <text:p>0.00 %</text:p>
          </table:table-cell>
          <table:table-cell table:style-name="ce365" table:formula="of:=2/4" office:value-type="percentage" office:value="0.5" calcext:value-type="percentage">
            <text:p>50.00 %</text:p>
          </table:table-cell>
          <table:table-cell table:style-name="ce51" table:number-columns-repeated="9"/>
          <table:table-cell table:style-name="ce495"/>
          <table:table-cell table:style-name="ce526"/>
          <table:table-cell table:style-name="ce545"/>
          <table:table-cell table:style-name="ce51" table:number-columns-repeated="36"/>
        </table:table-row>
        <table:table-row table:style-name="ro6">
          <table:table-cell table:style-name="ce52"/>
          <table:table-cell table:style-name="ce80"/>
          <table:table-cell table:style-name="ce179" table:number-columns-repeated="2"/>
          <table:table-cell table:style-name="ce277" office:value-type="string" calcext:value-type="string">
            <text:p>Ringe, 2006</text:p>
          </table:table-cell>
          <table:table-cell table:style-name="ce311" table:formula="of:=19/79" office:value-type="percentage" office:value="0.240506329113924" calcext:value-type="percentage">
            <text:p>24.05 %</text:p>
          </table:table-cell>
          <table:table-cell table:style-name="ce311" table:formula="of:=12/79" office:value-type="percentage" office:value="0.151898734177215" calcext:value-type="percentage">
            <text:p>15.19 %</text:p>
          </table:table-cell>
          <table:table-cell table:style-name="ce311" table:formula="of:=12/79" office:value-type="percentage" office:value="0.151898734177215" calcext:value-type="percentage">
            <text:p>15.19 %</text:p>
          </table:table-cell>
          <table:table-cell table:style-name="ce311" table:formula="of:=1/79" office:value-type="percentage" office:value="0.0126582278481013" calcext:value-type="percentage">
            <text:p>1.27 %</text:p>
          </table:table-cell>
          <table:table-cell table:style-name="ce311" table:formula="of:=1/79" office:value-type="percentage" office:value="0.0126582278481013" calcext:value-type="percentage">
            <text:p>1.27 %</text:p>
          </table:table-cell>
          <table:table-cell table:style-name="ce311" table:formula="of:=28/79" office:value-type="percentage" office:value="0.354430379746835" calcext:value-type="percentage">
            <text:p>35.44 %</text:p>
          </table:table-cell>
          <table:table-cell table:style-name="ce277" office:value-type="string" calcext:value-type="string">
            <text:p>Ringe, 2006</text:p>
          </table:table-cell>
          <table:table-cell table:style-name="ce311" table:formula="of:=0/4" office:value-type="percentage" office:value="0" calcext:value-type="percentage">
            <text:p>0.00 %</text:p>
          </table:table-cell>
          <table:table-cell table:style-name="ce311" table:formula="of:=2/4" office:value-type="percentage" office:value="0.5" calcext:value-type="percentage">
            <text:p>50.00 %</text:p>
          </table:table-cell>
          <table:table-cell table:style-name="ce311" table:formula="of:=0/4" office:value-type="percentage" office:value="0" calcext:value-type="percentage">
            <text:p>0.00 %</text:p>
          </table:table-cell>
          <table:table-cell table:style-name="ce311" table:formula="of:=2/4" office:value-type="percentage" office:value="0.5" calcext:value-type="percentage">
            <text:p>50.00 %</text:p>
          </table:table-cell>
          <table:table-cell table:style-name="ce52" table:number-columns-repeated="9"/>
          <table:table-cell table:style-name="ce496"/>
          <table:table-cell table:style-name="ce527"/>
          <table:table-cell table:style-name="ce52" table:number-columns-repeated="37"/>
        </table:table-row>
        <table:table-row table:style-name="ro1">
          <table:table-cell table:style-name="ce52"/>
          <table:table-cell table:style-name="ce80"/>
          <table:table-cell table:style-name="ce179" table:number-columns-repeated="2"/>
          <table:table-cell table:style-name="ce52" table:number-columns-repeated="9"/>
          <table:table-cell table:style-name="ce381"/>
          <table:table-cell table:style-name="ce52" table:number-columns-repeated="11"/>
          <table:table-cell table:style-name="ce496"/>
          <table:table-cell table:style-name="ce527"/>
          <table:table-cell table:style-name="ce52" table:number-columns-repeated="37"/>
        </table:table-row>
        <table:table-row table:style-name="ro1" table:number-rows-repeated="1048487">
          <table:table-cell table:number-columns-repeated="64"/>
        </table:table-row>
        <table:table-row table:style-name="ro1">
          <table:table-cell table:number-columns-repeated="64"/>
        </table:table-row>
      </table:table>
      <table:table table:name="Auswertung - Mittelwerte" table:style-name="ta1">
        <table:table-column table:style-name="co31" table:default-cell-style-name="ce15"/>
        <table:table-column table:style-name="co32" table:number-columns-repeated="63" table:default-cell-style-name="ce15"/>
        <table:table-row table:style-name="ro1">
          <table:table-cell table:style-name="ce1"/>
          <table:table-cell table:style-name="ce856"/>
          <table:table-cell table:style-name="ce44" office:value-type="string" calcext:value-type="string" table:number-columns-spanned="23" table:number-rows-spanned="1">
            <text:p>Lühr, 1984</text:p>
          </table:table-cell>
          <table:covered-table-cell table:style-name="ce44"/>
          <table:covered-table-cell table:style-name="ce901"/>
          <table:covered-table-cell table:number-columns-repeated="8" table:style-name="ce1"/>
          <table:covered-table-cell table:style-name="ce187"/>
          <table:covered-table-cell table:style-name="ce984"/>
          <table:covered-table-cell table:style-name="ce991"/>
          <table:covered-table-cell table:number-columns-repeated="5"/>
          <table:covered-table-cell table:style-name="ce1066"/>
          <table:covered-table-cell/>
          <table:covered-table-cell table:number-columns-repeated="2" table:style-name="ce87"/>
          <table:table-cell table:style-name="ce1000" table:number-columns-spanned="21" table:number-rows-spanned="1"/>
          <table:covered-table-cell table:style-name="ce1018" office:value-type="string" calcext:value-type="string">
            <text:p>Ringe</text:p>
          </table:covered-table-cell>
          <table:covered-table-cell table:style-name="ce1037"/>
          <table:covered-table-cell table:number-columns-repeated="7" table:style-name="ce87"/>
          <table:covered-table-cell table:style-name="ce1052"/>
          <table:covered-table-cell table:style-name="ce991"/>
          <table:covered-table-cell table:number-columns-repeated="5"/>
          <table:covered-table-cell table:style-name="ce1066"/>
          <table:covered-table-cell/>
          <table:covered-table-cell table:style-name="ce87"/>
          <table:covered-table-cell/>
          <table:table-cell table:number-columns-repeated="18"/>
        </table:table-row>
        <table:table-row table:style-name="ro1">
          <table:table-cell table:style-name="ce1"/>
          <table:table-cell table:style-name="ce856"/>
          <table:table-cell table:style-name="ce876" table:number-columns-repeated="2"/>
          <table:table-cell table:style-name="ce902" office:value-type="string" calcext:value-type="string" table:number-columns-spanned="9" table:number-rows-spanned="1">
            <text:p>Rekonstruktion</text:p>
          </table:table-cell>
          <table:covered-table-cell table:number-columns-repeated="8" table:style-name="ce1"/>
          <table:table-cell table:style-name="ce974" office:value-type="string" calcext:value-type="string" table:number-columns-spanned="12" table:number-rows-spanned="1">
            <text:p>Verhältnis zu den Belegen</text:p>
          </table:table-cell>
          <table:covered-table-cell table:style-name="ce984"/>
          <table:covered-table-cell table:style-name="ce991"/>
          <table:covered-table-cell table:number-columns-repeated="5"/>
          <table:covered-table-cell table:style-name="ce1066"/>
          <table:covered-table-cell/>
          <table:covered-table-cell table:number-columns-repeated="2" table:style-name="ce87"/>
          <table:table-cell table:style-name="ce1001" table:number-columns-spanned="10" table:number-rows-spanned="1"/>
          <table:covered-table-cell table:style-name="ce1019" office:value-type="string" calcext:value-type="string">
            <text:p>Rekonstruktion</text:p>
          </table:covered-table-cell>
          <table:covered-table-cell table:style-name="ce1039"/>
          <table:covered-table-cell table:number-columns-repeated="7"/>
          <table:table-cell table:style-name="ce1053" office:value-type="string" calcext:value-type="string" table:number-columns-spanned="11" table:number-rows-spanned="1">
            <text:p>Verhältnis zu den Belegen</text:p>
          </table:table-cell>
          <table:covered-table-cell table:number-columns-repeated="10"/>
          <table:table-cell table:number-columns-repeated="18"/>
        </table:table-row>
        <table:table-row table:style-name="ro10">
          <table:table-cell table:style-name="ce1" office:value-type="string" calcext:value-type="string">
            <text:p>Präteritopräsentia</text:p>
          </table:table-cell>
          <table:table-cell table:style-name="ce857" office:value-type="string" calcext:value-type="string">
            <text:p>Gesamtzahl der Lemmata</text:p>
          </table:table-cell>
          <table:table-cell table:style-name="ce877" office:value-type="string" calcext:value-type="string">
            <text:p>Summe der Zusatzannahmen bei der Rekonstruktion</text:p>
          </table:table-cell>
          <table:table-cell table:style-name="ce877"/>
          <table:table-cell table:style-name="ce86" office:value-type="string" calcext:value-type="string" table:number-columns-spanned="5" table:number-rows-spanned="1">
            <text:p>Zusatzannahmen nötig</text:p>
          </table:table-cell>
          <table:covered-table-cell table:number-columns-repeated="4"/>
          <table:table-cell table:style-name="ce959" office:value-type="string" calcext:value-type="string">
            <text:p>Summe der Probleme bei der Rekonstruktion</text:p>
          </table:table-cell>
          <table:table-cell table:style-name="ce302" office:value-type="string" calcext:value-type="string" table:number-columns-spanned="3" table:number-rows-spanned="1">
            <text:p>Problem ohne Lösungsvorschlag</text:p>
          </table:table-cell>
          <table:covered-table-cell/>
          <table:covered-table-cell table:style-name="ce87"/>
          <table:table-cell table:style-name="ce187" office:value-type="string" calcext:value-type="string">
            <text:p>Anzahl der belegten Varianten</text:p>
          </table:table-cell>
          <table:table-cell table:style-name="ce985" office:value-type="string" calcext:value-type="string">
            <text:p>davon problemlos</text:p>
          </table:table-cell>
          <table:table-cell table:style-name="ce86" office:value-type="string" calcext:value-type="string" table:number-columns-spanned="6" table:number-rows-spanned="1">
            <text:p>Zusatzannahmen nötig</text:p>
          </table:table-cell>
          <table:covered-table-cell table:number-columns-repeated="5"/>
          <table:table-cell table:style-name="ce302" office:value-type="string" calcext:value-type="string" table:number-columns-spanned="4" table:number-rows-spanned="1">
            <text:p>Problem ohne Lösungsvorschlag</text:p>
          </table:table-cell>
          <table:covered-table-cell/>
          <table:covered-table-cell table:number-columns-repeated="2" table:style-name="ce87"/>
          <table:table-cell table:style-name="ce1002" office:value-type="string" calcext:value-type="string">
            <text:p>Summe der Zusatzannahmen bei der Rekonstruktion</text:p>
          </table:table-cell>
          <table:table-cell table:style-name="ce1020" office:value-type="string" calcext:value-type="string" table:number-columns-spanned="5" table:number-rows-spanned="1">
            <text:p>Zusatzannahmen nötig</text:p>
          </table:table-cell>
          <table:covered-table-cell table:style-name="ce1039"/>
          <table:covered-table-cell table:number-columns-repeated="3"/>
          <table:table-cell table:style-name="ce930" office:value-type="string" calcext:value-type="string">
            <text:p>Summe der Probleme bei der Rekonstruktion</text:p>
          </table:table-cell>
          <table:table-cell table:style-name="ce302" office:value-type="string" calcext:value-type="string" table:number-columns-spanned="3" table:number-rows-spanned="1">
            <text:p>Problem ohne Lösungsvorschlag</text:p>
          </table:table-cell>
          <table:covered-table-cell/>
          <table:covered-table-cell table:style-name="ce87"/>
          <table:table-cell table:style-name="ce985" office:value-type="string" calcext:value-type="string">
            <text:p>davon problemlos</text:p>
          </table:table-cell>
          <table:table-cell table:style-name="ce86" office:value-type="string" calcext:value-type="string" table:number-columns-spanned="6" table:number-rows-spanned="1">
            <text:p>Zusatzannahmen nötig</text:p>
          </table:table-cell>
          <table:covered-table-cell table:number-columns-repeated="5"/>
          <table:table-cell table:style-name="ce302" office:value-type="string" calcext:value-type="string" table:number-columns-spanned="4" table:number-rows-spanned="1">
            <text:p>Problem ohne Lösungsvorschlag</text:p>
          </table:table-cell>
          <table:covered-table-cell/>
          <table:covered-table-cell table:style-name="ce87"/>
          <table:covered-table-cell/>
          <table:table-cell table:number-columns-repeated="18"/>
        </table:table-row>
        <table:table-row table:style-name="ro2">
          <table:table-cell table:style-name="ce1"/>
          <table:table-cell table:style-name="ce856"/>
          <table:table-cell table:style-name="ce876" table:number-columns-repeated="2"/>
          <table:table-cell table:style-name="ce87" office:value-type="string" calcext:value-type="string">
            <text:p>Dental</text:p>
          </table:table-cell>
          <table:table-cell table:style-name="ce87" office:value-type="string" calcext:value-type="string">
            <text:p>Stammvokal</text:p>
          </table:table-cell>
          <table:table-cell table:style-name="ce87" office:value-type="string" calcext:value-type="string">
            <text:p>Stammauslaut </text:p>
          </table:table-cell>
          <table:table-cell table:style-name="ce87" office:value-type="string" calcext:value-type="string">
            <text:p>Dental + Stammauslaut </text:p>
          </table:table-cell>
          <table:table-cell table:style-name="ce87" office:value-type="string" calcext:value-type="string">
            <text:p>Stammvokal + Stammauslaut</text:p>
          </table:table-cell>
          <table:table-cell table:style-name="ce87"/>
          <table:table-cell table:style-name="ce87" office:value-type="string" calcext:value-type="string">
            <text:p>Dental <text:s/></text:p>
          </table:table-cell>
          <table:table-cell table:style-name="ce87" office:value-type="string" calcext:value-type="string">
            <text:p>Stammvokal</text:p>
          </table:table-cell>
          <table:table-cell table:style-name="ce87" office:value-type="string" calcext:value-type="string">
            <text:p>Stammauslaut </text:p>
          </table:table-cell>
          <table:table-cell table:style-name="ce187"/>
          <table:table-cell table:style-name="ce87"/>
          <table:table-cell table:style-name="ce87" office:value-type="string" calcext:value-type="string">
            <text:p>Dental</text:p>
          </table:table-cell>
          <table:table-cell table:style-name="ce87" office:value-type="string" calcext:value-type="string">
            <text:p>Stammvokal</text:p>
          </table:table-cell>
          <table:table-cell table:style-name="ce87" office:value-type="string" calcext:value-type="string">
            <text:p>Stammauslaut </text:p>
          </table:table-cell>
          <table:table-cell table:style-name="ce87" office:value-type="string" calcext:value-type="string">
            <text:p>Dental + Stammvokal</text:p>
          </table:table-cell>
          <table:table-cell table:style-name="ce87" office:value-type="string" calcext:value-type="string">
            <text:p>Dental + Stammauslaut </text:p>
          </table:table-cell>
          <table:table-cell table:style-name="ce87" office:value-type="string" calcext:value-type="string">
            <text:p>Stammvokal + Stammauslaut</text:p>
          </table:table-cell>
          <table:table-cell table:style-name="ce87" office:value-type="string" calcext:value-type="string">
            <text:p>Dental <text:s/></text:p>
          </table:table-cell>
          <table:table-cell table:style-name="ce87" office:value-type="string" calcext:value-type="string">
            <text:p>Stammvokal</text:p>
          </table:table-cell>
          <table:table-cell table:style-name="ce87" office:value-type="string" calcext:value-type="string">
            <text:p>Stammauslaut </text:p>
          </table:table-cell>
          <table:table-cell table:style-name="ce87" office:value-type="string" calcext:value-type="string">
            <text:p>Stammvokal + Stammauslaut</text:p>
          </table:table-cell>
          <table:table-cell table:style-name="ce1003"/>
          <table:table-cell table:style-name="ce1021" office:value-type="string" calcext:value-type="string">
            <text:p>Dental</text:p>
          </table:table-cell>
          <table:table-cell table:style-name="ce1040" office:value-type="string" calcext:value-type="string">
            <text:p>Stammvokal</text:p>
          </table:table-cell>
          <table:table-cell table:style-name="ce87" office:value-type="string" calcext:value-type="string">
            <text:p>Stammauslaut </text:p>
          </table:table-cell>
          <table:table-cell table:style-name="ce87" office:value-type="string" calcext:value-type="string">
            <text:p>Dental + Stammauslaut </text:p>
          </table:table-cell>
          <table:table-cell table:style-name="ce87" office:value-type="string" calcext:value-type="string">
            <text:p>Stammvokal + Stammauslaut</text:p>
          </table:table-cell>
          <table:table-cell table:style-name="ce87"/>
          <table:table-cell table:style-name="ce87" office:value-type="string" calcext:value-type="string">
            <text:p>Dental <text:s/></text:p>
          </table:table-cell>
          <table:table-cell table:style-name="ce87" office:value-type="string" calcext:value-type="string">
            <text:p>Stammvokal</text:p>
          </table:table-cell>
          <table:table-cell table:style-name="ce87" office:value-type="string" calcext:value-type="string">
            <text:p>Stammauslaut </text:p>
          </table:table-cell>
          <table:table-cell table:style-name="ce87"/>
          <table:table-cell table:style-name="ce87" office:value-type="string" calcext:value-type="string">
            <text:p>Dental</text:p>
          </table:table-cell>
          <table:table-cell table:style-name="ce87" office:value-type="string" calcext:value-type="string">
            <text:p>Stammvokal</text:p>
          </table:table-cell>
          <table:table-cell table:style-name="ce87" office:value-type="string" calcext:value-type="string">
            <text:p>Stammauslaut </text:p>
          </table:table-cell>
          <table:table-cell table:style-name="ce87" office:value-type="string" calcext:value-type="string">
            <text:p>Dental + Stammvokal</text:p>
          </table:table-cell>
          <table:table-cell table:style-name="ce87" office:value-type="string" calcext:value-type="string">
            <text:p>Dental + Stammauslaut </text:p>
          </table:table-cell>
          <table:table-cell table:style-name="ce87" office:value-type="string" calcext:value-type="string">
            <text:p>Stammvokal + Stammauslaut</text:p>
          </table:table-cell>
          <table:table-cell table:style-name="ce87" office:value-type="string" calcext:value-type="string">
            <text:p>Dental <text:s/></text:p>
          </table:table-cell>
          <table:table-cell table:style-name="ce87" office:value-type="string" calcext:value-type="string">
            <text:p>Stammvokal</text:p>
          </table:table-cell>
          <table:table-cell table:style-name="ce87" office:value-type="string" calcext:value-type="string">
            <text:p>Stammauslaut </text:p>
          </table:table-cell>
          <table:table-cell office:value-type="string" calcext:value-type="string">
            <text:p>Stammvokal + Stammauslaut</text:p>
          </table:table-cell>
          <table:table-cell table:number-columns-repeated="18"/>
        </table:table-row>
        <table:table-row table:style-name="ro3">
          <table:table-cell table:style-name="ce840" office:value-type="string" calcext:value-type="string">
            <text:p><text:span text:style-name="T43">*witan </text:span><text:span text:style-name="T44">‚wissen‘ </text:span></text:p>
          </table:table-cell>
          <table:table-cell table:style-name="ce860"/>
          <table:table-cell table:style-name="ce878" table:number-columns-repeated="2"/>
          <table:table-cell table:style-name="ce905" table:number-columns-repeated="5"/>
          <table:table-cell table:style-name="ce960" office:value-type="float" office:value="0" calcext:value-type="float">
            <text:p>0</text:p>
          </table:table-cell>
          <table:table-cell table:number-columns-repeated="3" table:style-name="ce905" office:value-type="float" office:value="0" calcext:value-type="float">
            <text:p>0</text:p>
          </table:table-cell>
          <table:table-cell table:style-name="ce975" office:value-type="float" office:value="19" calcext:value-type="float">
            <text:p>19</text:p>
          </table:table-cell>
          <table:table-cell table:style-name="ce986" office:value-type="float" office:value="11" calcext:value-type="float">
            <text:p>11</text:p>
          </table:table-cell>
          <table:table-cell table:style-name="ce986" office:value-type="float" office:value="6" calcext:value-type="float">
            <text:p>6</text:p>
          </table:table-cell>
          <table:table-cell table:number-columns-repeated="2" table:style-name="ce986" office:value-type="float" office:value="0" calcext:value-type="float">
            <text:p>0</text:p>
          </table:table-cell>
          <table:table-cell table:style-name="ce986"/>
          <table:table-cell table:style-name="ce986" office:value-type="float" office:value="2" calcext:value-type="float">
            <text:p>2</text:p>
          </table:table-cell>
          <table:table-cell table:style-name="ce986" table:number-columns-repeated="5"/>
          <table:table-cell table:style-name="ce1004" office:value-type="float" office:value="0" calcext:value-type="float">
            <text:p>0</text:p>
          </table:table-cell>
          <table:table-cell table:style-name="ce1022" office:value-type="float" office:value="0" calcext:value-type="float">
            <text:p>0</text:p>
          </table:table-cell>
          <table:table-cell table:number-columns-repeated="2" table:style-name="ce1041" office:value-type="float" office:value="0" calcext:value-type="float">
            <text:p>0</text:p>
          </table:table-cell>
          <table:table-cell table:style-name="ce1042" table:number-columns-repeated="6"/>
          <table:table-cell table:style-name="ce1042" office:value-type="float" office:value="11" calcext:value-type="float">
            <text:p>11</text:p>
          </table:table-cell>
          <table:table-cell table:style-name="ce1042" office:value-type="float" office:value="6" calcext:value-type="float">
            <text:p>6</text:p>
          </table:table-cell>
          <table:table-cell table:number-columns-repeated="2" table:style-name="ce1042" office:value-type="float" office:value="0" calcext:value-type="float">
            <text:p>0</text:p>
          </table:table-cell>
          <table:table-cell table:style-name="ce1042"/>
          <table:table-cell table:style-name="ce1042" office:value-type="float" office:value="2" calcext:value-type="float">
            <text:p>2</text:p>
          </table:table-cell>
          <table:table-cell table:style-name="ce1042" table:number-columns-repeated="5"/>
          <table:table-cell table:number-columns-repeated="18"/>
        </table:table-row>
        <table:table-row table:style-name="ro3">
          <table:table-cell table:style-name="ce840" office:value-type="string" calcext:value-type="string">
            <text:p><text:span text:style-name="T43">*aigan </text:span><text:span text:style-name="T44">‚haben‘</text:span></text:p>
          </table:table-cell>
          <table:table-cell table:style-name="ce860"/>
          <table:table-cell table:style-name="ce879" office:value-type="float" office:value="1" calcext:value-type="float">
            <text:p>1</text:p>
          </table:table-cell>
          <table:table-cell table:style-name="ce879"/>
          <table:table-cell table:style-name="ce905"/>
          <table:table-cell table:style-name="ce905" office:value-type="float" office:value="1" calcext:value-type="float">
            <text:p>1</text:p>
          </table:table-cell>
          <table:table-cell table:style-name="ce905" table:number-columns-repeated="3"/>
          <table:table-cell table:style-name="ce960" office:value-type="float" office:value="0" calcext:value-type="float">
            <text:p>0</text:p>
          </table:table-cell>
          <table:table-cell table:style-name="ce905" table:number-columns-repeated="3"/>
          <table:table-cell table:style-name="ce845" office:value-type="float" office:value="7" calcext:value-type="float">
            <text:p>7</text:p>
          </table:table-cell>
          <table:table-cell table:style-name="ce986" office:value-type="float" office:value="7" calcext:value-type="float">
            <text:p>7</text:p>
          </table:table-cell>
          <table:table-cell table:style-name="ce986" table:number-columns-repeated="10"/>
          <table:table-cell table:style-name="ce1004" office:value-type="float" office:value="1" calcext:value-type="float">
            <text:p>1</text:p>
          </table:table-cell>
          <table:table-cell table:style-name="ce1023"/>
          <table:table-cell table:style-name="ce1042" office:value-type="float" office:value="1" calcext:value-type="float">
            <text:p>1</text:p>
          </table:table-cell>
          <table:table-cell table:style-name="ce1042" table:number-columns-repeated="7"/>
          <table:table-cell table:style-name="ce1042" office:value-type="float" office:value="7" calcext:value-type="float">
            <text:p>7</text:p>
          </table:table-cell>
          <table:table-cell table:style-name="ce1042" table:number-columns-repeated="10"/>
          <table:table-cell table:number-columns-repeated="18"/>
        </table:table-row>
        <table:table-row table:style-name="ro3">
          <table:table-cell table:style-name="ce840" office:value-type="string" calcext:value-type="string">
            <text:p><text:span text:style-name="T43">*dugan</text:span><text:span text:style-name="T44"> ‚taugen‘</text:span></text:p>
          </table:table-cell>
          <table:table-cell table:style-name="ce860"/>
          <table:table-cell table:style-name="ce879" office:value-type="float" office:value="0" calcext:value-type="float">
            <text:p>0</text:p>
          </table:table-cell>
          <table:table-cell table:style-name="ce879" office:value-type="float" office:value="1" calcext:value-type="float">
            <text:p>1</text:p>
          </table:table-cell>
          <table:table-cell table:style-name="ce905" table:number-columns-repeated="5"/>
          <table:table-cell table:style-name="ce960" office:value-type="float" office:value="0" calcext:value-type="float">
            <text:p>0</text:p>
          </table:table-cell>
          <table:table-cell table:style-name="ce905" table:number-columns-repeated="3"/>
          <table:table-cell table:style-name="ce845" office:value-type="float" office:value="6" calcext:value-type="float">
            <text:p>6</text:p>
          </table:table-cell>
          <table:table-cell table:style-name="ce986" office:value-type="float" office:value="6" calcext:value-type="float">
            <text:p>6</text:p>
          </table:table-cell>
          <table:table-cell table:style-name="ce986" table:number-columns-repeated="10"/>
          <table:table-cell table:style-name="ce1004" office:value-type="float" office:value="0" calcext:value-type="float">
            <text:p>0</text:p>
          </table:table-cell>
          <table:table-cell table:style-name="ce1023"/>
          <table:table-cell table:style-name="ce1042" table:number-columns-repeated="8"/>
          <table:table-cell table:style-name="ce1042" office:value-type="float" office:value="6" calcext:value-type="float">
            <text:p>6</text:p>
          </table:table-cell>
          <table:table-cell table:style-name="ce1042" table:number-columns-repeated="10"/>
          <table:table-cell table:number-columns-repeated="18"/>
        </table:table-row>
        <table:table-row table:style-name="ro3">
          <table:table-cell table:style-name="ce840" office:value-type="string" calcext:value-type="string">
            <text:p><text:span text:style-name="T43">*kunnan </text:span><text:span text:style-name="T44">‚kennen, wissen‘</text:span></text:p>
          </table:table-cell>
          <table:table-cell table:style-name="ce860"/>
          <table:table-cell table:style-name="ce879" office:value-type="float" office:value="1" calcext:value-type="float">
            <text:p>1</text:p>
          </table:table-cell>
          <table:table-cell table:style-name="ce879"/>
          <table:table-cell table:style-name="ce905" office:value-type="float" office:value="1" calcext:value-type="float">
            <text:p>1</text:p>
          </table:table-cell>
          <table:table-cell table:style-name="ce905" table:number-columns-repeated="4"/>
          <table:table-cell table:style-name="ce960" office:value-type="float" office:value="0" calcext:value-type="float">
            <text:p>0</text:p>
          </table:table-cell>
          <table:table-cell table:style-name="ce905" table:number-columns-repeated="3"/>
          <table:table-cell table:style-name="ce845" office:value-type="float" office:value="18" calcext:value-type="float">
            <text:p>18</text:p>
          </table:table-cell>
          <table:table-cell table:style-name="ce986" office:value-type="float" office:value="13" calcext:value-type="float">
            <text:p>13</text:p>
          </table:table-cell>
          <table:table-cell table:style-name="ce986" office:value-type="float" office:value="2" calcext:value-type="float">
            <text:p>2</text:p>
          </table:table-cell>
          <table:table-cell table:style-name="ce986" office:value-type="float" office:value="1" calcext:value-type="float">
            <text:p>1</text:p>
          </table:table-cell>
          <table:table-cell table:style-name="ce986" table:number-columns-repeated="3"/>
          <table:table-cell table:style-name="ce986" office:value-type="float" office:value="2" calcext:value-type="float">
            <text:p>2</text:p>
          </table:table-cell>
          <table:table-cell table:style-name="ce986" table:number-columns-repeated="4"/>
          <table:table-cell table:style-name="ce1004" office:value-type="float" office:value="1" calcext:value-type="float">
            <text:p>1</text:p>
          </table:table-cell>
          <table:table-cell table:style-name="ce1023" office:value-type="float" office:value="1" calcext:value-type="float">
            <text:p>1</text:p>
          </table:table-cell>
          <table:table-cell table:style-name="ce1042" table:number-columns-repeated="8"/>
          <table:table-cell table:style-name="ce1042" office:value-type="float" office:value="13" calcext:value-type="float">
            <text:p>13</text:p>
          </table:table-cell>
          <table:table-cell table:style-name="ce1042" office:value-type="float" office:value="2" calcext:value-type="float">
            <text:p>2</text:p>
          </table:table-cell>
          <table:table-cell table:style-name="ce1042" office:value-type="float" office:value="1" calcext:value-type="float">
            <text:p>1</text:p>
          </table:table-cell>
          <table:table-cell table:style-name="ce1042" table:number-columns-repeated="3"/>
          <table:table-cell table:style-name="ce1042" office:value-type="float" office:value="2" calcext:value-type="float">
            <text:p>2</text:p>
          </table:table-cell>
          <table:table-cell table:style-name="ce1042" table:number-columns-repeated="4"/>
          <table:table-cell table:number-columns-repeated="18"/>
        </table:table-row>
        <table:table-row table:style-name="ro3">
          <table:table-cell table:style-name="ce840" office:value-type="string" calcext:value-type="string">
            <text:p><text:span text:style-name="T43">*þurban </text:span><text:span text:style-name="T44">‚bedürfen‘</text:span></text:p>
          </table:table-cell>
          <table:table-cell table:style-name="ce860"/>
          <table:table-cell table:style-name="ce879" office:value-type="float" office:value="0" calcext:value-type="float">
            <text:p>0</text:p>
          </table:table-cell>
          <table:table-cell table:style-name="ce879" office:value-type="float" office:value="1" calcext:value-type="float">
            <text:p>1</text:p>
          </table:table-cell>
          <table:table-cell table:style-name="ce905" table:number-columns-repeated="5"/>
          <table:table-cell table:style-name="ce960" office:value-type="float" office:value="0" calcext:value-type="float">
            <text:p>0</text:p>
          </table:table-cell>
          <table:table-cell table:style-name="ce905" table:number-columns-repeated="3"/>
          <table:table-cell table:style-name="ce845" office:value-type="float" office:value="10" calcext:value-type="float">
            <text:p>10</text:p>
          </table:table-cell>
          <table:table-cell table:style-name="ce986" office:value-type="float" office:value="10" calcext:value-type="float">
            <text:p>10</text:p>
          </table:table-cell>
          <table:table-cell table:style-name="ce986" table:number-columns-repeated="10"/>
          <table:table-cell table:style-name="ce1004" office:value-type="float" office:value="0" calcext:value-type="float">
            <text:p>0</text:p>
          </table:table-cell>
          <table:table-cell table:style-name="ce1023"/>
          <table:table-cell table:style-name="ce1042" table:number-columns-repeated="8"/>
          <table:table-cell table:style-name="ce1042" office:value-type="float" office:value="10" calcext:value-type="float">
            <text:p>10</text:p>
          </table:table-cell>
          <table:table-cell table:style-name="ce1042" table:number-columns-repeated="10"/>
          <table:table-cell table:number-columns-repeated="18"/>
        </table:table-row>
        <table:table-row table:style-name="ro3">
          <table:table-cell table:style-name="ce840" office:value-type="string" calcext:value-type="string">
            <text:p><text:span text:style-name="T43">*durzan </text:span><text:span text:style-name="T44">‚wagen‘</text:span></text:p>
          </table:table-cell>
          <table:table-cell table:style-name="ce860"/>
          <table:table-cell table:style-name="ce879" office:value-type="float" office:value="0" calcext:value-type="float">
            <text:p>0</text:p>
          </table:table-cell>
          <table:table-cell table:style-name="ce879" office:value-type="float" office:value="1" calcext:value-type="float">
            <text:p>1</text:p>
          </table:table-cell>
          <table:table-cell table:style-name="ce905" table:number-columns-repeated="5"/>
          <table:table-cell table:style-name="ce960" office:value-type="float" office:value="0" calcext:value-type="float">
            <text:p>0</text:p>
          </table:table-cell>
          <table:table-cell table:style-name="ce905" table:number-columns-repeated="3"/>
          <table:table-cell table:style-name="ce845" office:value-type="float" office:value="4" calcext:value-type="float">
            <text:p>4</text:p>
          </table:table-cell>
          <table:table-cell table:style-name="ce986" office:value-type="float" office:value="4" calcext:value-type="float">
            <text:p>4</text:p>
          </table:table-cell>
          <table:table-cell table:style-name="ce986" table:number-columns-repeated="10"/>
          <table:table-cell table:style-name="ce1004" office:value-type="float" office:value="0" calcext:value-type="float">
            <text:p>0</text:p>
          </table:table-cell>
          <table:table-cell table:style-name="ce1023"/>
          <table:table-cell table:style-name="ce1042" table:number-columns-repeated="8"/>
          <table:table-cell table:style-name="ce1042" office:value-type="float" office:value="4" calcext:value-type="float">
            <text:p>4</text:p>
          </table:table-cell>
          <table:table-cell table:style-name="ce1042" table:number-columns-repeated="10"/>
          <table:table-cell table:number-columns-repeated="18"/>
        </table:table-row>
        <table:table-row table:style-name="ro1">
          <table:table-cell table:style-name="ce1" office:value-type="string" calcext:value-type="string">
            <text:p>*unnan ‚denken an, lieben‘</text:p>
          </table:table-cell>
          <table:table-cell table:style-name="ce856"/>
          <table:table-cell table:style-name="ce880" office:value-type="float" office:value="1" calcext:value-type="float">
            <text:p>1</text:p>
          </table:table-cell>
          <table:table-cell table:style-name="ce880"/>
          <table:table-cell table:style-name="ce906" office:value-type="float" office:value="1" calcext:value-type="float">
            <text:p>1</text:p>
          </table:table-cell>
          <table:table-cell table:style-name="ce906" table:number-columns-repeated="4"/>
          <table:table-cell table:style-name="ce960" office:value-type="float" office:value="0" calcext:value-type="float">
            <text:p>0</text:p>
          </table:table-cell>
          <table:table-cell table:style-name="ce906" table:number-columns-repeated="3"/>
          <table:table-cell table:style-name="ce975" office:value-type="float" office:value="12" calcext:value-type="float">
            <text:p>12</text:p>
          </table:table-cell>
          <table:table-cell table:style-name="ce986" office:value-type="float" office:value="8" calcext:value-type="float">
            <text:p>8</text:p>
          </table:table-cell>
          <table:table-cell table:number-columns-repeated="3" table:style-name="ce986" office:value-type="float" office:value="1" calcext:value-type="float">
            <text:p>1</text:p>
          </table:table-cell>
          <table:table-cell table:style-name="ce986" table:number-columns-repeated="2"/>
          <table:table-cell table:style-name="ce986" office:value-type="float" office:value="2" calcext:value-type="float">
            <text:p>2</text:p>
          </table:table-cell>
          <table:table-cell table:style-name="ce986" table:number-columns-repeated="4"/>
          <table:table-cell table:style-name="ce1004" office:value-type="float" office:value="1" calcext:value-type="float">
            <text:p>1</text:p>
          </table:table-cell>
          <table:table-cell table:style-name="ce1023" office:value-type="float" office:value="1" calcext:value-type="float">
            <text:p>1</text:p>
          </table:table-cell>
          <table:table-cell table:style-name="ce1042" table:number-columns-repeated="8"/>
          <table:table-cell table:style-name="ce1042" office:value-type="float" office:value="8" calcext:value-type="float">
            <text:p>8</text:p>
          </table:table-cell>
          <table:table-cell table:number-columns-repeated="3" table:style-name="ce1042" office:value-type="float" office:value="1" calcext:value-type="float">
            <text:p>1</text:p>
          </table:table-cell>
          <table:table-cell table:style-name="ce1042" table:number-columns-repeated="2"/>
          <table:table-cell table:style-name="ce1042" office:value-type="float" office:value="2" calcext:value-type="float">
            <text:p>2</text:p>
          </table:table-cell>
          <table:table-cell table:style-name="ce1042" table:number-columns-repeated="4"/>
          <table:table-cell table:number-columns-repeated="18"/>
        </table:table-row>
        <table:table-row table:style-name="ro3">
          <table:table-cell table:style-name="ce840" office:value-type="string" calcext:value-type="string">
            <text:p><text:span text:style-name="T43">*skulan </text:span><text:span text:style-name="T44">‚sollen‘</text:span></text:p>
          </table:table-cell>
          <table:table-cell table:style-name="ce860"/>
          <table:table-cell table:style-name="ce879" office:value-type="float" office:value="0" calcext:value-type="float">
            <text:p>0</text:p>
          </table:table-cell>
          <table:table-cell table:style-name="ce879" office:value-type="float" office:value="1" calcext:value-type="float">
            <text:p>1</text:p>
          </table:table-cell>
          <table:table-cell table:style-name="ce905" table:number-columns-repeated="5"/>
          <table:table-cell table:style-name="ce960" office:value-type="float" office:value="0" calcext:value-type="float">
            <text:p>0</text:p>
          </table:table-cell>
          <table:table-cell table:style-name="ce905" table:number-columns-repeated="3"/>
          <table:table-cell table:style-name="ce845" office:value-type="float" office:value="8" calcext:value-type="float">
            <text:p>8</text:p>
          </table:table-cell>
          <table:table-cell table:style-name="ce986" office:value-type="float" office:value="8" calcext:value-type="float">
            <text:p>8</text:p>
          </table:table-cell>
          <table:table-cell table:style-name="ce986" table:number-columns-repeated="10"/>
          <table:table-cell table:style-name="ce1004" office:value-type="float" office:value="0" calcext:value-type="float">
            <text:p>0</text:p>
          </table:table-cell>
          <table:table-cell table:style-name="ce1023"/>
          <table:table-cell table:style-name="ce1042" table:number-columns-repeated="8"/>
          <table:table-cell table:style-name="ce1042" office:value-type="float" office:value="8" calcext:value-type="float">
            <text:p>8</text:p>
          </table:table-cell>
          <table:table-cell table:style-name="ce1042" table:number-columns-repeated="10"/>
          <table:table-cell table:number-columns-repeated="18"/>
        </table:table-row>
        <table:table-row table:style-name="ro3">
          <table:table-cell table:style-name="ce840" office:value-type="string" calcext:value-type="string">
            <text:p><text:span text:style-name="T43">*munan </text:span><text:span text:style-name="T44">‚denken, meinen‘</text:span></text:p>
          </table:table-cell>
          <table:table-cell table:style-name="ce860"/>
          <table:table-cell table:style-name="ce879" office:value-type="float" office:value="0" calcext:value-type="float">
            <text:p>0</text:p>
          </table:table-cell>
          <table:table-cell table:style-name="ce879" office:value-type="float" office:value="1" calcext:value-type="float">
            <text:p>1</text:p>
          </table:table-cell>
          <table:table-cell table:style-name="ce905" table:number-columns-repeated="5"/>
          <table:table-cell table:style-name="ce960" office:value-type="float" office:value="0" calcext:value-type="float">
            <text:p>0</text:p>
          </table:table-cell>
          <table:table-cell table:style-name="ce905" table:number-columns-repeated="3"/>
          <table:table-cell table:style-name="ce845" office:value-type="float" office:value="12" calcext:value-type="float">
            <text:p>12</text:p>
          </table:table-cell>
          <table:table-cell table:style-name="ce986" office:value-type="float" office:value="7" calcext:value-type="float">
            <text:p>7</text:p>
          </table:table-cell>
          <table:table-cell table:number-columns-repeated="2" table:style-name="ce986" office:value-type="float" office:value="1" calcext:value-type="float">
            <text:p>1</text:p>
          </table:table-cell>
          <table:table-cell table:style-name="ce986" office:value-type="float" office:value="3" calcext:value-type="float">
            <text:p>3</text:p>
          </table:table-cell>
          <table:table-cell table:style-name="ce986" table:number-columns-repeated="7"/>
          <table:table-cell table:style-name="ce1004" office:value-type="float" office:value="0" calcext:value-type="float">
            <text:p>0</text:p>
          </table:table-cell>
          <table:table-cell table:style-name="ce1023"/>
          <table:table-cell table:style-name="ce1042" table:number-columns-repeated="8"/>
          <table:table-cell table:style-name="ce1042" office:value-type="float" office:value="5" calcext:value-type="float">
            <text:p>5</text:p>
          </table:table-cell>
          <table:table-cell table:number-columns-repeated="2" table:style-name="ce1042" office:value-type="float" office:value="1" calcext:value-type="float">
            <text:p>1</text:p>
          </table:table-cell>
          <table:table-cell table:style-name="ce1042" office:value-type="float" office:value="3" calcext:value-type="float">
            <text:p>3</text:p>
          </table:table-cell>
          <table:table-cell table:style-name="ce1042" table:number-columns-repeated="7"/>
          <table:table-cell table:number-columns-repeated="18"/>
        </table:table-row>
        <table:table-row table:style-name="ro3">
          <table:table-cell table:style-name="ce840" office:value-type="string" calcext:value-type="string">
            <text:p><text:span text:style-name="T43">*magan </text:span><text:span text:style-name="T44">‚können‘</text:span></text:p>
          </table:table-cell>
          <table:table-cell table:style-name="ce860"/>
          <table:table-cell table:style-name="ce879" office:value-type="float" office:value="0" calcext:value-type="float">
            <text:p>0</text:p>
          </table:table-cell>
          <table:table-cell table:style-name="ce879" office:value-type="float" office:value="1" calcext:value-type="float">
            <text:p>1</text:p>
          </table:table-cell>
          <table:table-cell table:style-name="ce905" table:number-columns-repeated="5"/>
          <table:table-cell table:style-name="ce960" office:value-type="float" office:value="0" calcext:value-type="float">
            <text:p>0</text:p>
          </table:table-cell>
          <table:table-cell table:style-name="ce905" table:number-columns-repeated="3"/>
          <table:table-cell table:style-name="ce845" office:value-type="float" office:value="12" calcext:value-type="float">
            <text:p>12</text:p>
          </table:table-cell>
          <table:table-cell table:style-name="ce986" office:value-type="float" office:value="11" calcext:value-type="float">
            <text:p>11</text:p>
          </table:table-cell>
          <table:table-cell table:style-name="ce986" table:number-columns-repeated="5"/>
          <table:table-cell table:style-name="ce986" office:value-type="float" office:value="1" calcext:value-type="float">
            <text:p>1</text:p>
          </table:table-cell>
          <table:table-cell table:style-name="ce986" table:number-columns-repeated="4"/>
          <table:table-cell table:style-name="ce1004" office:value-type="float" office:value="1" calcext:value-type="float">
            <text:p>1</text:p>
          </table:table-cell>
          <table:table-cell table:style-name="ce1023"/>
          <table:table-cell table:style-name="ce1042" office:value-type="float" office:value="1" calcext:value-type="float">
            <text:p>1</text:p>
          </table:table-cell>
          <table:table-cell table:style-name="ce1042" table:number-columns-repeated="7"/>
          <table:table-cell table:style-name="ce1042" office:value-type="float" office:value="11" calcext:value-type="float">
            <text:p>11</text:p>
          </table:table-cell>
          <table:table-cell table:style-name="ce1042" table:number-columns-repeated="5"/>
          <table:table-cell table:style-name="ce1042" office:value-type="float" office:value="1" calcext:value-type="float">
            <text:p>1</text:p>
          </table:table-cell>
          <table:table-cell table:style-name="ce1042" table:number-columns-repeated="4"/>
          <table:table-cell table:number-columns-repeated="18"/>
        </table:table-row>
        <table:table-row table:style-name="ro3">
          <table:table-cell table:style-name="ce840" office:value-type="string" calcext:value-type="string">
            <text:p><text:span text:style-name="T43">*nugan </text:span><text:span text:style-name="T44">‚genügen‘</text:span></text:p>
          </table:table-cell>
          <table:table-cell table:style-name="ce860"/>
          <table:table-cell table:style-name="ce879" office:value-type="float" office:value="0" calcext:value-type="float">
            <text:p>0</text:p>
          </table:table-cell>
          <table:table-cell table:style-name="ce879" office:value-type="float" office:value="1" calcext:value-type="float">
            <text:p>1</text:p>
          </table:table-cell>
          <table:table-cell table:style-name="ce905" table:number-columns-repeated="5"/>
          <table:table-cell table:style-name="ce960" office:value-type="float" office:value="0" calcext:value-type="float">
            <text:p>0</text:p>
          </table:table-cell>
          <table:table-cell table:style-name="ce905" table:number-columns-repeated="3"/>
          <table:table-cell table:style-name="ce845" office:value-type="float" office:value="2" calcext:value-type="float">
            <text:p>2</text:p>
          </table:table-cell>
          <table:table-cell table:style-name="ce986" office:value-type="float" office:value="2" calcext:value-type="float">
            <text:p>2</text:p>
          </table:table-cell>
          <table:table-cell table:style-name="ce986" table:number-columns-repeated="10"/>
          <table:table-cell table:style-name="ce1004" office:value-type="float" office:value="0" calcext:value-type="float">
            <text:p>0</text:p>
          </table:table-cell>
          <table:table-cell table:style-name="ce1023"/>
          <table:table-cell table:style-name="ce1042" table:number-columns-repeated="8"/>
          <table:table-cell table:style-name="ce1042" office:value-type="float" office:value="2" calcext:value-type="float">
            <text:p>2</text:p>
          </table:table-cell>
          <table:table-cell table:style-name="ce1042" table:number-columns-repeated="10"/>
          <table:table-cell table:number-columns-repeated="18"/>
        </table:table-row>
        <table:table-row table:style-name="ro3">
          <table:table-cell table:style-name="ce840" office:value-type="string" calcext:value-type="string">
            <text:p><text:span text:style-name="T43">*mōtan </text:span><text:span text:style-name="T44">‚müssen‘</text:span></text:p>
          </table:table-cell>
          <table:table-cell table:style-name="ce860"/>
          <table:table-cell table:style-name="ce879" office:value-type="float" office:value="2" calcext:value-type="float">
            <text:p>2</text:p>
          </table:table-cell>
          <table:table-cell table:style-name="ce879"/>
          <table:table-cell table:style-name="ce905"/>
          <table:table-cell table:style-name="ce905" office:value-type="float" office:value="1" calcext:value-type="float">
            <text:p>1</text:p>
          </table:table-cell>
          <table:table-cell table:style-name="ce905"/>
          <table:table-cell table:style-name="ce905" office:value-type="float" office:value="1" calcext:value-type="float">
            <text:p>1</text:p>
          </table:table-cell>
          <table:table-cell table:style-name="ce905"/>
          <table:table-cell table:style-name="ce960" office:value-type="float" office:value="0" calcext:value-type="float">
            <text:p>0</text:p>
          </table:table-cell>
          <table:table-cell table:style-name="ce905" table:number-columns-repeated="3"/>
          <table:table-cell table:style-name="ce845" office:value-type="float" office:value="6" calcext:value-type="float">
            <text:p>6</text:p>
          </table:table-cell>
          <table:table-cell table:style-name="ce986" office:value-type="float" office:value="1" calcext:value-type="float">
            <text:p>1</text:p>
          </table:table-cell>
          <table:table-cell table:style-name="ce986" office:value-type="float" office:value="5" calcext:value-type="float">
            <text:p>5</text:p>
          </table:table-cell>
          <table:table-cell table:style-name="ce986" table:number-columns-repeated="9"/>
          <table:table-cell table:style-name="ce1004" office:value-type="float" office:value="1" calcext:value-type="float">
            <text:p>1</text:p>
          </table:table-cell>
          <table:table-cell table:style-name="ce1023"/>
          <table:table-cell table:style-name="ce1042" office:value-type="float" office:value="1" calcext:value-type="float">
            <text:p>1</text:p>
          </table:table-cell>
          <table:table-cell table:style-name="ce1042" table:number-columns-repeated="7"/>
          <table:table-cell table:style-name="ce1042" office:value-type="float" office:value="1" calcext:value-type="float">
            <text:p>1</text:p>
          </table:table-cell>
          <table:table-cell table:style-name="ce1042" office:value-type="float" office:value="5" calcext:value-type="float">
            <text:p>5</text:p>
          </table:table-cell>
          <table:table-cell table:style-name="ce1042" table:number-columns-repeated="9"/>
          <table:table-cell table:number-columns-repeated="18"/>
        </table:table-row>
        <table:table-row table:style-name="ro3">
          <table:table-cell table:style-name="ce840" office:value-type="string" calcext:value-type="string">
            <text:p><text:span text:style-name="T43">*ōgan</text:span><text:span text:style-name="T44"> ‚fürchten‘</text:span></text:p>
          </table:table-cell>
          <table:table-cell table:style-name="ce860"/>
          <table:table-cell table:style-name="ce879" office:value-type="float" office:value="1" calcext:value-type="float">
            <text:p>1</text:p>
          </table:table-cell>
          <table:table-cell table:style-name="ce879"/>
          <table:table-cell table:style-name="ce905"/>
          <table:table-cell table:style-name="ce905" office:value-type="float" office:value="1" calcext:value-type="float">
            <text:p>1</text:p>
          </table:table-cell>
          <table:table-cell table:style-name="ce905" table:number-columns-repeated="3"/>
          <table:table-cell table:style-name="ce960" office:value-type="float" office:value="0" calcext:value-type="float">
            <text:p>0</text:p>
          </table:table-cell>
          <table:table-cell table:style-name="ce905" table:number-columns-repeated="3"/>
          <table:table-cell table:style-name="ce845" office:value-type="float" office:value="1" calcext:value-type="float">
            <text:p>1</text:p>
          </table:table-cell>
          <table:table-cell table:style-name="ce986" office:value-type="float" office:value="1" calcext:value-type="float">
            <text:p>1</text:p>
          </table:table-cell>
          <table:table-cell table:style-name="ce986" table:number-columns-repeated="10"/>
          <table:table-cell table:style-name="ce1004" office:value-type="float" office:value="1" calcext:value-type="float">
            <text:p>1</text:p>
          </table:table-cell>
          <table:table-cell table:style-name="ce1023"/>
          <table:table-cell table:style-name="ce1042" office:value-type="float" office:value="1" calcext:value-type="float">
            <text:p>1</text:p>
          </table:table-cell>
          <table:table-cell table:style-name="ce1042" table:number-columns-repeated="7"/>
          <table:table-cell table:style-name="ce1042" office:value-type="float" office:value="1" calcext:value-type="float">
            <text:p>1</text:p>
          </table:table-cell>
          <table:table-cell table:style-name="ce1042" table:number-columns-repeated="3"/>
          <table:table-cell table:style-name="ce1042" office:value-type="float" office:value="1" calcext:value-type="float">
            <text:p>1</text:p>
          </table:table-cell>
          <table:table-cell table:style-name="ce1042" table:number-columns-repeated="6"/>
          <table:table-cell table:number-columns-repeated="18"/>
        </table:table-row>
        <table:table-row table:style-name="ro3">
          <table:table-cell table:style-name="ce841" office:value-type="string" calcext:value-type="string">
            <text:p>aisl. <text:span text:style-name="T43">*knega </text:span><text:span text:style-name="T44">‚können‘</text:span></text:p>
          </table:table-cell>
          <table:table-cell table:style-name="ce861"/>
          <table:table-cell table:style-name="ce881" office:value-type="float" office:value="1" calcext:value-type="float">
            <text:p>1</text:p>
          </table:table-cell>
          <table:table-cell table:style-name="ce881"/>
          <table:table-cell table:style-name="ce907" office:value-type="float" office:value="1" calcext:value-type="float">
            <text:p>1</text:p>
          </table:table-cell>
          <table:table-cell table:style-name="ce907" table:number-columns-repeated="4"/>
          <table:table-cell table:style-name="ce960" office:value-type="float" office:value="0" calcext:value-type="float">
            <text:p>0</text:p>
          </table:table-cell>
          <table:table-cell table:style-name="ce907" table:number-columns-repeated="3"/>
          <table:table-cell table:style-name="ce845" office:value-type="float" office:value="1" calcext:value-type="float">
            <text:p>1</text:p>
          </table:table-cell>
          <table:table-cell table:style-name="ce986" office:value-type="float" office:value="0" calcext:value-type="float">
            <text:p>0</text:p>
          </table:table-cell>
          <table:table-cell table:style-name="ce986" table:number-columns-repeated="3"/>
          <table:table-cell table:style-name="ce986" office:value-type="float" office:value="1" calcext:value-type="float">
            <text:p>1</text:p>
          </table:table-cell>
          <table:table-cell table:style-name="ce986" table:number-columns-repeated="6"/>
          <table:table-cell table:style-name="ce1004" office:value-type="float" office:value="1" calcext:value-type="float">
            <text:p>1</text:p>
          </table:table-cell>
          <table:table-cell table:style-name="ce1023" office:value-type="float" office:value="1" calcext:value-type="float">
            <text:p>1</text:p>
          </table:table-cell>
          <table:table-cell table:style-name="ce1042" table:number-columns-repeated="19"/>
          <table:table-cell table:number-columns-repeated="18"/>
        </table:table-row>
        <table:table-row table:style-name="ro3">
          <table:table-cell table:style-name="ce840" office:value-type="string" calcext:value-type="string">
            <text:p><text:span text:style-name="T43">*bringan </text:span><text:span text:style-name="T44">‚bringen‘</text:span></text:p>
          </table:table-cell>
          <table:table-cell table:style-name="ce860"/>
          <table:table-cell table:style-name="ce879" office:value-type="float" office:value="1" calcext:value-type="float">
            <text:p>1</text:p>
          </table:table-cell>
          <table:table-cell table:style-name="ce879"/>
          <table:table-cell table:style-name="ce905"/>
          <table:table-cell table:style-name="ce905" office:value-type="float" office:value="1" calcext:value-type="float">
            <text:p>1</text:p>
          </table:table-cell>
          <table:table-cell table:style-name="ce905" table:number-columns-repeated="3"/>
          <table:table-cell table:style-name="ce960" office:value-type="float" office:value="0" calcext:value-type="float">
            <text:p>0</text:p>
          </table:table-cell>
          <table:table-cell table:style-name="ce905" table:number-columns-repeated="3"/>
          <table:table-cell table:style-name="ce845" office:value-type="float" office:value="12" calcext:value-type="float">
            <text:p>12</text:p>
          </table:table-cell>
          <table:table-cell table:style-name="ce986" office:value-type="float" office:value="9" calcext:value-type="float">
            <text:p>9</text:p>
          </table:table-cell>
          <table:table-cell table:style-name="ce986" office:value-type="float" office:value="3" calcext:value-type="float">
            <text:p>3</text:p>
          </table:table-cell>
          <table:table-cell table:style-name="ce986" table:number-columns-repeated="9"/>
          <table:table-cell table:style-name="ce1004" office:value-type="float" office:value="1" calcext:value-type="float">
            <text:p>1</text:p>
          </table:table-cell>
          <table:table-cell table:style-name="ce1023"/>
          <table:table-cell table:style-name="ce1042" office:value-type="float" office:value="1" calcext:value-type="float">
            <text:p>1</text:p>
          </table:table-cell>
          <table:table-cell table:style-name="ce1042" table:number-columns-repeated="7"/>
          <table:table-cell table:style-name="ce1042" office:value-type="float" office:value="9" calcext:value-type="float">
            <text:p>9</text:p>
          </table:table-cell>
          <table:table-cell table:style-name="ce1042" office:value-type="float" office:value="3" calcext:value-type="float">
            <text:p>3</text:p>
          </table:table-cell>
          <table:table-cell table:style-name="ce1042" table:number-columns-repeated="9"/>
          <table:table-cell table:number-columns-repeated="18"/>
        </table:table-row>
        <table:table-row table:style-name="ro3">
          <table:table-cell table:style-name="ce840" office:value-type="string" calcext:value-type="string">
            <text:p><text:span text:style-name="T43">*brūkanan </text:span><text:span text:style-name="T44">‚gebrauchen‘</text:span></text:p>
          </table:table-cell>
          <table:table-cell table:style-name="ce860"/>
          <table:table-cell table:style-name="ce879" office:value-type="float" office:value="0" calcext:value-type="float">
            <text:p>0</text:p>
          </table:table-cell>
          <table:table-cell table:style-name="ce879" office:value-type="float" office:value="1" calcext:value-type="float">
            <text:p>1</text:p>
          </table:table-cell>
          <table:table-cell table:style-name="ce905" table:number-columns-repeated="5"/>
          <table:table-cell table:style-name="ce960" office:value-type="float" office:value="0" calcext:value-type="float">
            <text:p>0</text:p>
          </table:table-cell>
          <table:table-cell table:style-name="ce905" table:number-columns-repeated="3"/>
          <table:table-cell table:style-name="ce845" office:value-type="float" office:value="3" calcext:value-type="float">
            <text:p>3</text:p>
          </table:table-cell>
          <table:table-cell table:style-name="ce986" office:value-type="float" office:value="2" calcext:value-type="float">
            <text:p>2</text:p>
          </table:table-cell>
          <table:table-cell table:style-name="ce986" table:number-columns-repeated="4"/>
          <table:table-cell table:style-name="ce986" office:value-type="float" office:value="1" calcext:value-type="float">
            <text:p>1</text:p>
          </table:table-cell>
          <table:table-cell table:style-name="ce986" table:number-columns-repeated="5"/>
          <table:table-cell table:style-name="ce1004" office:value-type="float" office:value="0" calcext:value-type="float">
            <text:p>0</text:p>
          </table:table-cell>
          <table:table-cell table:style-name="ce1023"/>
          <table:table-cell table:style-name="ce1042" table:number-columns-repeated="8"/>
          <table:table-cell table:style-name="ce1042" office:value-type="float" office:value="2" calcext:value-type="float">
            <text:p>2</text:p>
          </table:table-cell>
          <table:table-cell table:style-name="ce1042" table:number-columns-repeated="4"/>
          <table:table-cell table:style-name="ce1042" office:value-type="float" office:value="1" calcext:value-type="float">
            <text:p>1</text:p>
          </table:table-cell>
          <table:table-cell table:style-name="ce1042" table:number-columns-repeated="5"/>
          <table:table-cell table:number-columns-repeated="18"/>
        </table:table-row>
        <table:table-row table:style-name="ro3">
          <table:table-cell table:style-name="ce840" office:value-type="string" calcext:value-type="string">
            <text:p><text:span text:style-name="T43">*bugjan</text:span><text:span text:style-name="T44"> ‚kaufen‘</text:span></text:p>
          </table:table-cell>
          <table:table-cell table:style-name="ce860"/>
          <table:table-cell table:style-name="ce879" office:value-type="float" office:value="0" calcext:value-type="float">
            <text:p>0</text:p>
          </table:table-cell>
          <table:table-cell table:style-name="ce879" office:value-type="float" office:value="1" calcext:value-type="float">
            <text:p>1</text:p>
          </table:table-cell>
          <table:table-cell table:style-name="ce905" table:number-columns-repeated="5"/>
          <table:table-cell table:style-name="ce960" office:value-type="float" office:value="0" calcext:value-type="float">
            <text:p>0</text:p>
          </table:table-cell>
          <table:table-cell table:style-name="ce905" table:number-columns-repeated="3"/>
          <table:table-cell table:style-name="ce845" office:value-type="float" office:value="7" calcext:value-type="float">
            <text:p>7</text:p>
          </table:table-cell>
          <table:table-cell table:style-name="ce986" office:value-type="float" office:value="5" calcext:value-type="float">
            <text:p>5</text:p>
          </table:table-cell>
          <table:table-cell table:style-name="ce986" table:number-columns-repeated="5"/>
          <table:table-cell table:style-name="ce986" office:value-type="float" office:value="2" calcext:value-type="float">
            <text:p>2</text:p>
          </table:table-cell>
          <table:table-cell table:style-name="ce986" table:number-columns-repeated="4"/>
          <table:table-cell table:style-name="ce1004" office:value-type="float" office:value="0" calcext:value-type="float">
            <text:p>0</text:p>
          </table:table-cell>
          <table:table-cell table:style-name="ce1023"/>
          <table:table-cell table:style-name="ce1042" table:number-columns-repeated="8"/>
          <table:table-cell table:style-name="ce1042" office:value-type="float" office:value="5" calcext:value-type="float">
            <text:p>5</text:p>
          </table:table-cell>
          <table:table-cell table:style-name="ce1042" table:number-columns-repeated="5"/>
          <table:table-cell table:style-name="ce1042" office:value-type="float" office:value="2" calcext:value-type="float">
            <text:p>2</text:p>
          </table:table-cell>
          <table:table-cell table:style-name="ce1042" table:number-columns-repeated="4"/>
          <table:table-cell table:number-columns-repeated="18"/>
        </table:table-row>
        <table:table-row table:style-name="ro4">
          <table:table-cell table:style-name="ce843" office:value-type="string" calcext:value-type="string">
            <text:p><text:span text:style-name="T45">*lakjan </text:span><text:span text:style-name="T46">‚nehmen, ergreifen‘</text:span></text:p>
          </table:table-cell>
          <table:table-cell table:style-name="ce863"/>
          <table:table-cell table:style-name="ce883" office:value-type="float" office:value="0" calcext:value-type="float">
            <text:p>0</text:p>
          </table:table-cell>
          <table:table-cell table:style-name="ce879" office:value-type="float" office:value="1" calcext:value-type="float">
            <text:p>1</text:p>
          </table:table-cell>
          <table:table-cell table:style-name="ce905" table:number-columns-repeated="5"/>
          <table:table-cell table:style-name="ce960" office:value-type="float" office:value="0" calcext:value-type="float">
            <text:p>0</text:p>
          </table:table-cell>
          <table:table-cell table:style-name="ce905" table:number-columns-repeated="3"/>
          <table:table-cell table:style-name="ce845" office:value-type="float" office:value="2" calcext:value-type="float">
            <text:p>2</text:p>
          </table:table-cell>
          <table:table-cell table:style-name="ce986" office:value-type="float" office:value="2" calcext:value-type="float">
            <text:p>2</text:p>
          </table:table-cell>
          <table:table-cell table:style-name="ce986" table:number-columns-repeated="10"/>
          <table:table-cell table:style-name="ce1004" office:value-type="float" office:value="1" calcext:value-type="float">
            <text:p>1</text:p>
          </table:table-cell>
          <table:table-cell table:style-name="ce1023"/>
          <table:table-cell table:style-name="ce1042" table:number-columns-repeated="3"/>
          <table:table-cell table:style-name="ce1042" office:value-type="float" office:value="1" calcext:value-type="float">
            <text:p>1</text:p>
          </table:table-cell>
          <table:table-cell table:style-name="ce1042" table:number-columns-repeated="4"/>
          <table:table-cell table:style-name="ce1042" office:value-type="float" office:value="2" calcext:value-type="float">
            <text:p>2</text:p>
          </table:table-cell>
          <table:table-cell table:style-name="ce1042" table:number-columns-repeated="10"/>
          <table:table-cell table:number-columns-repeated="18"/>
        </table:table-row>
        <table:table-row table:style-name="ro4">
          <table:table-cell table:style-name="ce843" office:value-type="string" calcext:value-type="string">
            <text:p><text:span text:style-name="T45">*sōkjan </text:span><text:span text:style-name="T46">‚suchen‘</text:span></text:p>
          </table:table-cell>
          <table:table-cell table:style-name="ce863"/>
          <table:table-cell table:style-name="ce883" office:value-type="float" office:value="2" calcext:value-type="float">
            <text:p>2</text:p>
          </table:table-cell>
          <table:table-cell table:style-name="ce883"/>
          <table:table-cell table:style-name="ce905"/>
          <table:table-cell table:style-name="ce905" office:value-type="float" office:value="1" calcext:value-type="float">
            <text:p>1</text:p>
          </table:table-cell>
          <table:table-cell table:style-name="ce905" table:number-columns-repeated="2"/>
          <table:table-cell table:style-name="ce905" office:value-type="float" office:value="1" calcext:value-type="float">
            <text:p>1</text:p>
          </table:table-cell>
          <table:table-cell table:style-name="ce960" office:value-type="float" office:value="0" calcext:value-type="float">
            <text:p>0</text:p>
          </table:table-cell>
          <table:table-cell table:style-name="ce905" table:number-columns-repeated="3"/>
          <table:table-cell table:style-name="ce845" office:value-type="float" office:value="15" calcext:value-type="float">
            <text:p>15</text:p>
          </table:table-cell>
          <table:table-cell table:style-name="ce986" office:value-type="float" office:value="13" calcext:value-type="float">
            <text:p>13</text:p>
          </table:table-cell>
          <table:table-cell table:style-name="ce986" table:number-columns-repeated="2"/>
          <table:table-cell table:style-name="ce986" office:value-type="float" office:value="1" calcext:value-type="float">
            <text:p>1</text:p>
          </table:table-cell>
          <table:table-cell table:style-name="ce986" table:number-columns-repeated="7"/>
          <table:table-cell table:style-name="ce1004" office:value-type="float" office:value="1" calcext:value-type="float">
            <text:p>1</text:p>
          </table:table-cell>
          <table:table-cell table:style-name="ce1023"/>
          <table:table-cell table:style-name="ce1042" office:value-type="float" office:value="1" calcext:value-type="float">
            <text:p>1</text:p>
          </table:table-cell>
          <table:table-cell table:style-name="ce1042" table:number-columns-repeated="7"/>
          <table:table-cell table:style-name="ce1042" office:value-type="float" office:value="11" calcext:value-type="float">
            <text:p>11</text:p>
          </table:table-cell>
          <table:table-cell table:style-name="ce1042" table:number-columns-repeated="2"/>
          <table:table-cell table:style-name="ce1042" office:value-type="float" office:value="1" calcext:value-type="float">
            <text:p>1</text:p>
          </table:table-cell>
          <table:table-cell table:style-name="ce1042"/>
          <table:table-cell table:style-name="ce1042" office:value-type="float" office:value="2" calcext:value-type="float">
            <text:p>2</text:p>
          </table:table-cell>
          <table:table-cell table:style-name="ce1042" table:number-columns-repeated="5"/>
          <table:table-cell table:number-columns-repeated="18"/>
        </table:table-row>
        <table:table-row table:style-name="ro3">
          <table:table-cell table:style-name="ce840" office:value-type="string" calcext:value-type="string">
            <text:p><text:span text:style-name="T43">*þankjan </text:span><text:span text:style-name="T44">‚denken, wahrnehmen‘</text:span></text:p>
          </table:table-cell>
          <table:table-cell table:style-name="ce860"/>
          <table:table-cell table:style-name="ce879" office:value-type="float" office:value="1" calcext:value-type="float">
            <text:p>1</text:p>
          </table:table-cell>
          <table:table-cell table:style-name="ce879"/>
          <table:table-cell table:style-name="ce905" table:number-columns-repeated="2"/>
          <table:table-cell table:style-name="ce905" office:value-type="float" office:value="1" calcext:value-type="float">
            <text:p>1</text:p>
          </table:table-cell>
          <table:table-cell table:style-name="ce905" table:number-columns-repeated="2"/>
          <table:table-cell table:style-name="ce960" office:value-type="float" office:value="0" calcext:value-type="float">
            <text:p>0</text:p>
          </table:table-cell>
          <table:table-cell table:style-name="ce905" table:number-columns-repeated="3"/>
          <table:table-cell table:style-name="ce845" office:value-type="float" office:value="20" calcext:value-type="float">
            <text:p>20</text:p>
          </table:table-cell>
          <table:table-cell table:style-name="ce986" office:value-type="float" office:value="11" calcext:value-type="float">
            <text:p>11</text:p>
          </table:table-cell>
          <table:table-cell table:style-name="ce986" table:number-columns-repeated="5"/>
          <table:table-cell table:style-name="ce986" office:value-type="float" office:value="9" calcext:value-type="float">
            <text:p>9</text:p>
          </table:table-cell>
          <table:table-cell table:style-name="ce986" table:number-columns-repeated="4"/>
          <table:table-cell table:style-name="ce1004" office:value-type="float" office:value="1" calcext:value-type="float">
            <text:p>1</text:p>
          </table:table-cell>
          <table:table-cell table:style-name="ce1023"/>
          <table:table-cell table:style-name="ce1042"/>
          <table:table-cell table:style-name="ce1042" office:value-type="float" office:value="1" calcext:value-type="float">
            <text:p>1</text:p>
          </table:table-cell>
          <table:table-cell table:style-name="ce1042" table:number-columns-repeated="6"/>
          <table:table-cell table:style-name="ce1042" office:value-type="float" office:value="11" calcext:value-type="float">
            <text:p>11</text:p>
          </table:table-cell>
          <table:table-cell table:style-name="ce1042" table:number-columns-repeated="5"/>
          <table:table-cell table:style-name="ce1042" office:value-type="float" office:value="9" calcext:value-type="float">
            <text:p>9</text:p>
          </table:table-cell>
          <table:table-cell table:style-name="ce1042" table:number-columns-repeated="4"/>
          <table:table-cell table:number-columns-repeated="18"/>
        </table:table-row>
        <table:table-row table:style-name="ro3">
          <table:table-cell table:style-name="ce840" office:value-type="string" calcext:value-type="string">
            <text:p><text:span text:style-name="T43">*þunkjan </text:span><text:span text:style-name="T44">‚scheinen‘</text:span></text:p>
          </table:table-cell>
          <table:table-cell table:style-name="ce860"/>
          <table:table-cell table:style-name="ce879" office:value-type="float" office:value="0" calcext:value-type="float">
            <text:p>0</text:p>
          </table:table-cell>
          <table:table-cell table:style-name="ce879" office:value-type="float" office:value="1" calcext:value-type="float">
            <text:p>1</text:p>
          </table:table-cell>
          <table:table-cell table:style-name="ce905" table:number-columns-repeated="5"/>
          <table:table-cell table:style-name="ce960" office:value-type="float" office:value="0" calcext:value-type="float">
            <text:p>0</text:p>
          </table:table-cell>
          <table:table-cell table:style-name="ce905" table:number-columns-repeated="3"/>
          <table:table-cell table:style-name="ce845" office:value-type="float" office:value="11" calcext:value-type="float">
            <text:p>11</text:p>
          </table:table-cell>
          <table:table-cell table:style-name="ce986" office:value-type="float" office:value="11" calcext:value-type="float">
            <text:p>11</text:p>
          </table:table-cell>
          <table:table-cell table:style-name="ce986" table:number-columns-repeated="10"/>
          <table:table-cell table:style-name="ce1004" office:value-type="float" office:value="0" calcext:value-type="float">
            <text:p>0</text:p>
          </table:table-cell>
          <table:table-cell table:style-name="ce1023"/>
          <table:table-cell table:style-name="ce1042" table:number-columns-repeated="8"/>
          <table:table-cell table:style-name="ce1042" office:value-type="float" office:value="11" calcext:value-type="float">
            <text:p>11</text:p>
          </table:table-cell>
          <table:table-cell table:style-name="ce1042" table:number-columns-repeated="10"/>
          <table:table-cell table:number-columns-repeated="18"/>
        </table:table-row>
        <table:table-row table:style-name="ro3">
          <table:table-cell table:style-name="ce840" office:value-type="string" calcext:value-type="string">
            <text:p><text:span text:style-name="T43">*wurkjan </text:span><text:span text:style-name="T44">‚anfertigen, arbeiten‘</text:span></text:p>
          </table:table-cell>
          <table:table-cell table:style-name="ce860"/>
          <table:table-cell table:style-name="ce879" office:value-type="float" office:value="0" calcext:value-type="float">
            <text:p>0</text:p>
          </table:table-cell>
          <table:table-cell table:style-name="ce879" office:value-type="float" office:value="1" calcext:value-type="float">
            <text:p>1</text:p>
          </table:table-cell>
          <table:table-cell table:style-name="ce905" table:number-columns-repeated="5"/>
          <table:table-cell table:style-name="ce960" office:value-type="float" office:value="0" calcext:value-type="float">
            <text:p>0</text:p>
          </table:table-cell>
          <table:table-cell table:style-name="ce905" table:number-columns-repeated="3"/>
          <table:table-cell table:style-name="ce845" office:value-type="float" office:value="27" calcext:value-type="float">
            <text:p>27</text:p>
          </table:table-cell>
          <table:table-cell table:style-name="ce986" office:value-type="float" office:value="14" calcext:value-type="float">
            <text:p>14</text:p>
          </table:table-cell>
          <table:table-cell table:style-name="ce986"/>
          <table:table-cell table:style-name="ce986" office:value-type="float" office:value="4" calcext:value-type="float">
            <text:p>4</text:p>
          </table:table-cell>
          <table:table-cell table:style-name="ce986" office:value-type="float" office:value="5" calcext:value-type="float">
            <text:p>5</text:p>
          </table:table-cell>
          <table:table-cell table:style-name="ce986" table:number-columns-repeated="2"/>
          <table:table-cell table:style-name="ce986" office:value-type="float" office:value="4" calcext:value-type="float">
            <text:p>4</text:p>
          </table:table-cell>
          <table:table-cell table:style-name="ce986" table:number-columns-repeated="4"/>
          <table:table-cell table:style-name="ce1004" office:value-type="float" office:value="0" calcext:value-type="float">
            <text:p>0</text:p>
          </table:table-cell>
          <table:table-cell table:style-name="ce1023"/>
          <table:table-cell table:style-name="ce1042" table:number-columns-repeated="8"/>
          <table:table-cell table:style-name="ce1042" office:value-type="float" office:value="14" calcext:value-type="float">
            <text:p>14</text:p>
          </table:table-cell>
          <table:table-cell table:style-name="ce1042"/>
          <table:table-cell table:style-name="ce1042" office:value-type="float" office:value="4" calcext:value-type="float">
            <text:p>4</text:p>
          </table:table-cell>
          <table:table-cell table:style-name="ce1042" office:value-type="float" office:value="5" calcext:value-type="float">
            <text:p>5</text:p>
          </table:table-cell>
          <table:table-cell table:style-name="ce1042" table:number-columns-repeated="2"/>
          <table:table-cell table:style-name="ce1042" office:value-type="float" office:value="4" calcext:value-type="float">
            <text:p>4</text:p>
          </table:table-cell>
          <table:table-cell table:style-name="ce1042" table:number-columns-repeated="4"/>
          <table:table-cell table:number-columns-repeated="18"/>
        </table:table-row>
        <table:table-row table:style-name="ro3">
          <table:table-cell table:style-name="ce840" office:value-type="string" calcext:value-type="string">
            <text:p><text:span text:style-name="T43">*lakjan </text:span><text:span text:style-name="T44">‚lecken, befeuchten‘</text:span></text:p>
          </table:table-cell>
          <table:table-cell table:style-name="ce860"/>
          <table:table-cell table:style-name="ce879" office:value-type="float" office:value="1" calcext:value-type="float">
            <text:p>1</text:p>
          </table:table-cell>
          <table:table-cell table:style-name="ce879"/>
          <table:table-cell table:style-name="ce905" table:number-columns-repeated="4"/>
          <table:table-cell table:style-name="ce905" office:value-type="float" office:value="1" calcext:value-type="float">
            <text:p>1</text:p>
          </table:table-cell>
          <table:table-cell table:style-name="ce960" office:value-type="float" office:value="0" calcext:value-type="float">
            <text:p>0</text:p>
          </table:table-cell>
          <table:table-cell table:style-name="ce905" table:number-columns-repeated="3"/>
          <table:table-cell table:style-name="ce845" office:value-type="float" office:value="4" calcext:value-type="float">
            <text:p>4</text:p>
          </table:table-cell>
          <table:table-cell table:style-name="ce986" office:value-type="float" office:value="3" calcext:value-type="float">
            <text:p>3</text:p>
          </table:table-cell>
          <table:table-cell table:style-name="ce986" table:number-columns-repeated="2"/>
          <table:table-cell table:style-name="ce986" office:value-type="float" office:value="1" calcext:value-type="float">
            <text:p>1</text:p>
          </table:table-cell>
          <table:table-cell table:style-name="ce986" table:number-columns-repeated="7"/>
          <table:table-cell table:style-name="ce1004" office:value-type="float" office:value="1" calcext:value-type="float">
            <text:p>1</text:p>
          </table:table-cell>
          <table:table-cell table:style-name="ce1023"/>
          <table:table-cell table:style-name="ce1042" table:number-columns-repeated="3"/>
          <table:table-cell table:style-name="ce1042" office:value-type="float" office:value="1" calcext:value-type="float">
            <text:p>1</text:p>
          </table:table-cell>
          <table:table-cell table:style-name="ce1042" table:number-columns-repeated="4"/>
          <table:table-cell table:style-name="ce1042" office:value-type="float" office:value="2" calcext:value-type="float">
            <text:p>2</text:p>
          </table:table-cell>
          <table:table-cell table:style-name="ce1042" table:number-columns-repeated="2"/>
          <table:table-cell table:style-name="ce1042" office:value-type="float" office:value="2" calcext:value-type="float">
            <text:p>2</text:p>
          </table:table-cell>
          <table:table-cell table:style-name="ce1042" table:number-columns-repeated="7"/>
          <table:table-cell table:number-columns-repeated="18"/>
        </table:table-row>
        <table:table-row table:style-name="ro3">
          <table:table-cell table:style-name="ce840" office:value-type="string" calcext:value-type="string">
            <text:p><text:span text:style-name="T43">*rakjan </text:span><text:span text:style-name="T44">‚strecken‘</text:span></text:p>
          </table:table-cell>
          <table:table-cell table:style-name="ce860"/>
          <table:table-cell table:style-name="ce879" office:value-type="float" office:value="1" calcext:value-type="float">
            <text:p>1</text:p>
          </table:table-cell>
          <table:table-cell table:style-name="ce879"/>
          <table:table-cell table:style-name="ce905" table:number-columns-repeated="4"/>
          <table:table-cell table:style-name="ce905" office:value-type="float" office:value="1" calcext:value-type="float">
            <text:p>1</text:p>
          </table:table-cell>
          <table:table-cell table:style-name="ce960" office:value-type="float" office:value="0" calcext:value-type="float">
            <text:p>0</text:p>
          </table:table-cell>
          <table:table-cell table:style-name="ce905" table:number-columns-repeated="3"/>
          <table:table-cell table:style-name="ce845" office:value-type="float" office:value="10" calcext:value-type="float">
            <text:p>10</text:p>
          </table:table-cell>
          <table:table-cell table:style-name="ce986" office:value-type="float" office:value="7" calcext:value-type="float">
            <text:p>7</text:p>
          </table:table-cell>
          <table:table-cell table:style-name="ce986" table:number-columns-repeated="5"/>
          <table:table-cell table:style-name="ce986" office:value-type="float" office:value="3" calcext:value-type="float">
            <text:p>3</text:p>
          </table:table-cell>
          <table:table-cell table:style-name="ce986" table:number-columns-repeated="4"/>
          <table:table-cell table:style-name="ce1004" office:value-type="float" office:value="1" calcext:value-type="float">
            <text:p>1</text:p>
          </table:table-cell>
          <table:table-cell table:style-name="ce1023"/>
          <table:table-cell table:style-name="ce1042" table:number-columns-repeated="3"/>
          <table:table-cell table:style-name="ce1042" office:value-type="float" office:value="1" calcext:value-type="float">
            <text:p>1</text:p>
          </table:table-cell>
          <table:table-cell table:style-name="ce1042" table:number-columns-repeated="4"/>
          <table:table-cell table:style-name="ce1042" office:value-type="float" office:value="5" calcext:value-type="float">
            <text:p>5</text:p>
          </table:table-cell>
          <table:table-cell table:style-name="ce1042" table:number-columns-repeated="2"/>
          <table:table-cell table:style-name="ce1042" office:value-type="float" office:value="2" calcext:value-type="float">
            <text:p>2</text:p>
          </table:table-cell>
          <table:table-cell table:style-name="ce1042" table:number-columns-repeated="2"/>
          <table:table-cell table:style-name="ce1042" office:value-type="float" office:value="3" calcext:value-type="float">
            <text:p>3</text:p>
          </table:table-cell>
          <table:table-cell table:style-name="ce1042" table:number-columns-repeated="4"/>
          <table:table-cell table:number-columns-repeated="18"/>
        </table:table-row>
        <table:table-row table:style-name="ro3">
          <table:table-cell table:style-name="ce840" office:value-type="string" calcext:value-type="string">
            <text:p><text:span text:style-name="T43">*rōkian </text:span><text:span text:style-name="T44">‚versorgen, sich kümmern um‘</text:span></text:p>
          </table:table-cell>
          <table:table-cell table:style-name="ce860"/>
          <table:table-cell table:style-name="ce879" office:value-type="float" office:value="1" calcext:value-type="float">
            <text:p>1</text:p>
          </table:table-cell>
          <table:table-cell table:style-name="ce879"/>
          <table:table-cell table:style-name="ce905" table:number-columns-repeated="4"/>
          <table:table-cell table:style-name="ce905" office:value-type="float" office:value="1" calcext:value-type="float">
            <text:p>1</text:p>
          </table:table-cell>
          <table:table-cell table:style-name="ce960" office:value-type="float" office:value="0" calcext:value-type="float">
            <text:p>0</text:p>
          </table:table-cell>
          <table:table-cell table:style-name="ce905" table:number-columns-repeated="3"/>
          <table:table-cell table:style-name="ce845" office:value-type="float" office:value="3" calcext:value-type="float">
            <text:p>3</text:p>
          </table:table-cell>
          <table:table-cell table:style-name="ce986" office:value-type="float" office:value="3" calcext:value-type="float">
            <text:p>3</text:p>
          </table:table-cell>
          <table:table-cell table:style-name="ce986" table:number-columns-repeated="10"/>
          <table:table-cell table:style-name="ce1004" office:value-type="float" office:value="1" calcext:value-type="float">
            <text:p>1</text:p>
          </table:table-cell>
          <table:table-cell table:style-name="ce1023"/>
          <table:table-cell table:style-name="ce1042" table:number-columns-repeated="3"/>
          <table:table-cell table:style-name="ce1042" office:value-type="float" office:value="1" calcext:value-type="float">
            <text:p>1</text:p>
          </table:table-cell>
          <table:table-cell table:style-name="ce1042" table:number-columns-repeated="4"/>
          <table:table-cell table:style-name="ce1042" office:value-type="float" office:value="3" calcext:value-type="float">
            <text:p>3</text:p>
          </table:table-cell>
          <table:table-cell table:style-name="ce1042" table:number-columns-repeated="10"/>
          <table:table-cell table:number-columns-repeated="18"/>
        </table:table-row>
        <table:table-row table:style-name="ro3">
          <table:table-cell table:style-name="ce840" office:value-type="string" calcext:value-type="string">
            <text:p><text:span text:style-name="T43">*taikjan </text:span><text:span text:style-name="T44">‚lehren‘</text:span></text:p>
          </table:table-cell>
          <table:table-cell table:style-name="ce860"/>
          <table:table-cell table:style-name="ce879" office:value-type="float" office:value="1" calcext:value-type="float">
            <text:p>1</text:p>
          </table:table-cell>
          <table:table-cell table:style-name="ce879"/>
          <table:table-cell table:style-name="ce905" table:number-columns-repeated="4"/>
          <table:table-cell table:style-name="ce905" office:value-type="float" office:value="1" calcext:value-type="float">
            <text:p>1</text:p>
          </table:table-cell>
          <table:table-cell table:style-name="ce960" office:value-type="float" office:value="1" calcext:value-type="float">
            <text:p>1</text:p>
          </table:table-cell>
          <table:table-cell table:style-name="ce905" table:number-columns-repeated="2"/>
          <table:table-cell table:style-name="ce905" office:value-type="float" office:value="1" calcext:value-type="float">
            <text:p>1</text:p>
          </table:table-cell>
          <table:table-cell table:style-name="ce845" office:value-type="float" office:value="2" calcext:value-type="float">
            <text:p>2</text:p>
          </table:table-cell>
          <table:table-cell table:style-name="ce986" office:value-type="float" office:value="2" calcext:value-type="float">
            <text:p>2</text:p>
          </table:table-cell>
          <table:table-cell table:style-name="ce986" table:number-columns-repeated="10"/>
          <table:table-cell table:style-name="ce1004" office:value-type="float" office:value="1" calcext:value-type="float">
            <text:p>1</text:p>
          </table:table-cell>
          <table:table-cell table:style-name="ce1023"/>
          <table:table-cell table:style-name="ce1042" table:number-columns-repeated="3"/>
          <table:table-cell table:style-name="ce1041" office:value-type="float" office:value="1" calcext:value-type="float">
            <text:p>1</text:p>
          </table:table-cell>
          <table:table-cell table:style-name="ce1049" office:value-type="float" office:value="1" calcext:value-type="float">
            <text:p>1</text:p>
          </table:table-cell>
          <table:table-cell table:style-name="ce1041" table:number-columns-repeated="2"/>
          <table:table-cell table:style-name="ce1041" office:value-type="float" office:value="1" calcext:value-type="float">
            <text:p>1</text:p>
          </table:table-cell>
          <table:table-cell table:style-name="ce1042" office:value-type="float" office:value="2" calcext:value-type="float">
            <text:p>2</text:p>
          </table:table-cell>
          <table:table-cell table:style-name="ce1042" table:number-columns-repeated="10"/>
          <table:table-cell table:number-columns-repeated="18"/>
        </table:table-row>
        <table:table-row table:style-name="ro3">
          <table:table-cell table:style-name="ce840" office:value-type="string" calcext:value-type="string">
            <text:p><text:span text:style-name="T43">*þakjan </text:span><text:span text:style-name="T44">‚bedecken‘</text:span></text:p>
          </table:table-cell>
          <table:table-cell table:style-name="ce860"/>
          <table:table-cell table:style-name="ce879" office:value-type="float" office:value="2" calcext:value-type="float">
            <text:p>2</text:p>
          </table:table-cell>
          <table:table-cell table:style-name="ce879"/>
          <table:table-cell table:style-name="ce905"/>
          <table:table-cell table:style-name="ce905" office:value-type="float" office:value="1" calcext:value-type="float">
            <text:p>1</text:p>
          </table:table-cell>
          <table:table-cell table:style-name="ce905" table:number-columns-repeated="2"/>
          <table:table-cell table:style-name="ce905" office:value-type="float" office:value="1" calcext:value-type="float">
            <text:p>1</text:p>
          </table:table-cell>
          <table:table-cell table:style-name="ce960" office:value-type="float" office:value="0" calcext:value-type="float">
            <text:p>0</text:p>
          </table:table-cell>
          <table:table-cell table:style-name="ce905" table:number-columns-repeated="3"/>
          <table:table-cell table:style-name="ce845" office:value-type="float" office:value="10" calcext:value-type="float">
            <text:p>10</text:p>
          </table:table-cell>
          <table:table-cell table:style-name="ce986" office:value-type="float" office:value="7" calcext:value-type="float">
            <text:p>7</text:p>
          </table:table-cell>
          <table:table-cell table:style-name="ce986"/>
          <table:table-cell table:number-columns-repeated="2" table:style-name="ce986" office:value-type="float" office:value="1" calcext:value-type="float">
            <text:p>1</text:p>
          </table:table-cell>
          <table:table-cell table:style-name="ce986" table:number-columns-repeated="2"/>
          <table:table-cell table:style-name="ce986" office:value-type="float" office:value="1" calcext:value-type="float">
            <text:p>1</text:p>
          </table:table-cell>
          <table:table-cell table:style-name="ce986" table:number-columns-repeated="4"/>
          <table:table-cell table:style-name="ce1004" office:value-type="float" office:value="1" calcext:value-type="float">
            <text:p>1</text:p>
          </table:table-cell>
          <table:table-cell table:style-name="ce1023"/>
          <table:table-cell table:style-name="ce1042" table:number-columns-repeated="3"/>
          <table:table-cell table:style-name="ce1042" office:value-type="float" office:value="1" calcext:value-type="float">
            <text:p>1</text:p>
          </table:table-cell>
          <table:table-cell table:style-name="ce1042" table:number-columns-repeated="4"/>
          <table:table-cell table:style-name="ce1042" office:value-type="float" office:value="7" calcext:value-type="float">
            <text:p>7</text:p>
          </table:table-cell>
          <table:table-cell table:style-name="ce1042"/>
          <table:table-cell table:number-columns-repeated="2" table:style-name="ce1042" office:value-type="float" office:value="1" calcext:value-type="float">
            <text:p>1</text:p>
          </table:table-cell>
          <table:table-cell table:style-name="ce1042" table:number-columns-repeated="2"/>
          <table:table-cell table:style-name="ce1042" office:value-type="float" office:value="1" calcext:value-type="float">
            <text:p>1</text:p>
          </table:table-cell>
          <table:table-cell table:style-name="ce1042" table:number-columns-repeated="4"/>
          <table:table-cell table:number-columns-repeated="18"/>
        </table:table-row>
        <table:table-row table:style-name="ro3">
          <table:table-cell table:style-name="ce840" office:value-type="string" calcext:value-type="string">
            <text:p><text:span text:style-name="T43">*wakjan </text:span><text:span text:style-name="T44">‚wecken‘</text:span></text:p>
          </table:table-cell>
          <table:table-cell table:style-name="ce860"/>
          <table:table-cell table:style-name="ce879" office:value-type="float" office:value="1" calcext:value-type="float">
            <text:p>1</text:p>
          </table:table-cell>
          <table:table-cell table:style-name="ce879"/>
          <table:table-cell table:style-name="ce905" table:number-columns-repeated="4"/>
          <table:table-cell table:style-name="ce905" office:value-type="float" office:value="1" calcext:value-type="float">
            <text:p>1</text:p>
          </table:table-cell>
          <table:table-cell table:style-name="ce960" office:value-type="float" office:value="0" calcext:value-type="float">
            <text:p>0</text:p>
          </table:table-cell>
          <table:table-cell table:style-name="ce905" table:number-columns-repeated="3"/>
          <table:table-cell table:style-name="ce845" office:value-type="float" office:value="14" calcext:value-type="float">
            <text:p>14</text:p>
          </table:table-cell>
          <table:table-cell table:style-name="ce986" office:value-type="float" office:value="13" calcext:value-type="float">
            <text:p>13</text:p>
          </table:table-cell>
          <table:table-cell table:style-name="ce986" table:number-columns-repeated="5"/>
          <table:table-cell table:style-name="ce986" office:value-type="float" office:value="1" calcext:value-type="float">
            <text:p>1</text:p>
          </table:table-cell>
          <table:table-cell table:style-name="ce986" table:number-columns-repeated="4"/>
          <table:table-cell table:style-name="ce1004" office:value-type="float" office:value="1" calcext:value-type="float">
            <text:p>1</text:p>
          </table:table-cell>
          <table:table-cell table:style-name="ce1023"/>
          <table:table-cell table:style-name="ce1042" table:number-columns-repeated="3"/>
          <table:table-cell table:style-name="ce1042" office:value-type="float" office:value="1" calcext:value-type="float">
            <text:p>1</text:p>
          </table:table-cell>
          <table:table-cell table:style-name="ce1042" table:number-columns-repeated="4"/>
          <table:table-cell table:style-name="ce1042" office:value-type="float" office:value="12" calcext:value-type="float">
            <text:p>12</text:p>
          </table:table-cell>
          <table:table-cell table:style-name="ce1042" table:number-columns-repeated="2"/>
          <table:table-cell table:style-name="ce1042" office:value-type="float" office:value="1" calcext:value-type="float">
            <text:p>1</text:p>
          </table:table-cell>
          <table:table-cell table:style-name="ce1042" table:number-columns-repeated="2"/>
          <table:table-cell table:style-name="ce1042" office:value-type="float" office:value="1" calcext:value-type="float">
            <text:p>1</text:p>
          </table:table-cell>
          <table:table-cell table:style-name="ce1042" table:number-columns-repeated="4"/>
          <table:table-cell table:number-columns-repeated="18"/>
        </table:table-row>
        <table:table-row table:style-name="ro3">
          <table:table-cell table:style-name="ce840" office:value-type="string" calcext:value-type="string">
            <text:p><text:span text:style-name="T43">*wrakjan</text:span><text:span text:style-name="T44"> ‚wecken, verfolgen‘</text:span></text:p>
          </table:table-cell>
          <table:table-cell table:style-name="ce860"/>
          <table:table-cell table:style-name="ce879" office:value-type="float" office:value="1" calcext:value-type="float">
            <text:p>1</text:p>
          </table:table-cell>
          <table:table-cell table:style-name="ce879"/>
          <table:table-cell table:style-name="ce905" table:number-columns-repeated="4"/>
          <table:table-cell table:style-name="ce905" office:value-type="float" office:value="1" calcext:value-type="float">
            <text:p>1</text:p>
          </table:table-cell>
          <table:table-cell table:style-name="ce960" office:value-type="float" office:value="0" calcext:value-type="float">
            <text:p>0</text:p>
          </table:table-cell>
          <table:table-cell table:style-name="ce905" table:number-columns-repeated="3"/>
          <table:table-cell table:style-name="ce845" office:value-type="float" office:value="3" calcext:value-type="float">
            <text:p>3</text:p>
          </table:table-cell>
          <table:table-cell table:style-name="ce986" office:value-type="float" office:value="3" calcext:value-type="float">
            <text:p>3</text:p>
          </table:table-cell>
          <table:table-cell table:style-name="ce986" table:number-columns-repeated="10"/>
          <table:table-cell table:style-name="ce1004" office:value-type="float" office:value="1" calcext:value-type="float">
            <text:p>1</text:p>
          </table:table-cell>
          <table:table-cell table:style-name="ce1023"/>
          <table:table-cell table:style-name="ce1042" table:number-columns-repeated="3"/>
          <table:table-cell table:style-name="ce1042" office:value-type="float" office:value="1" calcext:value-type="float">
            <text:p>1</text:p>
          </table:table-cell>
          <table:table-cell table:style-name="ce1042" table:number-columns-repeated="4"/>
          <table:table-cell table:style-name="ce1042" office:value-type="float" office:value="3" calcext:value-type="float">
            <text:p>3</text:p>
          </table:table-cell>
          <table:table-cell table:style-name="ce1042" table:number-columns-repeated="10"/>
          <table:table-cell table:number-columns-repeated="18"/>
        </table:table-row>
        <table:table-row table:style-name="ro3">
          <table:table-cell table:style-name="ce840" office:value-type="string" calcext:value-type="string">
            <text:p><text:span text:style-name="T47">*kaupjanan</text:span><text:span text:style-name="T48"> ‚kaufen‘</text:span></text:p>
          </table:table-cell>
          <table:table-cell table:style-name="ce860"/>
          <table:table-cell table:style-name="ce879" office:value-type="float" office:value="2" calcext:value-type="float">
            <text:p>2</text:p>
          </table:table-cell>
          <table:table-cell table:style-name="ce879"/>
          <table:table-cell table:style-name="ce905"/>
          <table:table-cell table:style-name="ce905" office:value-type="float" office:value="1" calcext:value-type="float">
            <text:p>1</text:p>
          </table:table-cell>
          <table:table-cell table:style-name="ce905" table:number-columns-repeated="2"/>
          <table:table-cell table:style-name="ce905" office:value-type="float" office:value="1" calcext:value-type="float">
            <text:p>1</text:p>
          </table:table-cell>
          <table:table-cell table:style-name="ce960" office:value-type="float" office:value="0" calcext:value-type="float">
            <text:p>0</text:p>
          </table:table-cell>
          <table:table-cell table:style-name="ce905" table:number-columns-repeated="3"/>
          <table:table-cell table:style-name="ce845" office:value-type="float" office:value="6" calcext:value-type="float">
            <text:p>6</text:p>
          </table:table-cell>
          <table:table-cell table:number-columns-repeated="2" table:style-name="ce986" office:value-type="float" office:value="1" calcext:value-type="float">
            <text:p>1</text:p>
          </table:table-cell>
          <table:table-cell table:style-name="ce986" office:value-type="float" office:value="4" calcext:value-type="float">
            <text:p>4</text:p>
          </table:table-cell>
          <table:table-cell table:style-name="ce986" table:number-columns-repeated="8"/>
          <table:table-cell table:style-name="ce1004" office:value-type="float" office:value="1" calcext:value-type="float">
            <text:p>1</text:p>
          </table:table-cell>
          <table:table-cell table:style-name="ce1023"/>
          <table:table-cell table:style-name="ce1042" office:value-type="float" office:value="1" calcext:value-type="float">
            <text:p>1</text:p>
          </table:table-cell>
          <table:table-cell table:style-name="ce1042" table:number-columns-repeated="7"/>
          <table:table-cell table:number-columns-repeated="2" table:style-name="ce1042" office:value-type="float" office:value="1" calcext:value-type="float">
            <text:p>1</text:p>
          </table:table-cell>
          <table:table-cell table:style-name="ce1042" office:value-type="float" office:value="4" calcext:value-type="float">
            <text:p>4</text:p>
          </table:table-cell>
          <table:table-cell table:style-name="ce1042" table:number-columns-repeated="8"/>
          <table:table-cell table:number-columns-repeated="18"/>
        </table:table-row>
        <table:table-row table:style-name="ro3">
          <table:table-cell table:style-name="ce840" office:value-type="string" calcext:value-type="string">
            <text:p><text:span text:style-name="T43">*strakkijan </text:span><text:span text:style-name="T44">‚strecken‘</text:span></text:p>
          </table:table-cell>
          <table:table-cell table:style-name="ce860"/>
          <table:table-cell table:style-name="ce879" office:value-type="float" office:value="2" calcext:value-type="float">
            <text:p>2</text:p>
          </table:table-cell>
          <table:table-cell table:style-name="ce879"/>
          <table:table-cell table:style-name="ce905"/>
          <table:table-cell table:style-name="ce905" office:value-type="float" office:value="1" calcext:value-type="float">
            <text:p>1</text:p>
          </table:table-cell>
          <table:table-cell table:style-name="ce905" table:number-columns-repeated="2"/>
          <table:table-cell table:style-name="ce905" office:value-type="float" office:value="1" calcext:value-type="float">
            <text:p>1</text:p>
          </table:table-cell>
          <table:table-cell table:style-name="ce960" office:value-type="float" office:value="0" calcext:value-type="float">
            <text:p>0</text:p>
          </table:table-cell>
          <table:table-cell table:style-name="ce905" table:number-columns-repeated="3"/>
          <table:table-cell table:style-name="ce845" office:value-type="float" office:value="4" calcext:value-type="float">
            <text:p>4</text:p>
          </table:table-cell>
          <table:table-cell table:style-name="ce986" office:value-type="float" office:value="4" calcext:value-type="float">
            <text:p>4</text:p>
          </table:table-cell>
          <table:table-cell table:style-name="ce986" table:number-columns-repeated="10"/>
          <table:table-cell table:style-name="ce1004" office:value-type="float" office:value="2" calcext:value-type="float">
            <text:p>2</text:p>
          </table:table-cell>
          <table:table-cell table:style-name="ce1023"/>
          <table:table-cell table:style-name="ce1041" office:value-type="float" office:value="1" calcext:value-type="float">
            <text:p>1</text:p>
          </table:table-cell>
          <table:table-cell table:style-name="ce1041" table:number-columns-repeated="2"/>
          <table:table-cell table:style-name="ce1041" office:value-type="float" office:value="1" calcext:value-type="float">
            <text:p>1</text:p>
          </table:table-cell>
          <table:table-cell table:style-name="ce1041"/>
          <table:table-cell table:style-name="ce1042" table:number-columns-repeated="3"/>
          <table:table-cell table:style-name="ce1042" office:value-type="float" office:value="3" calcext:value-type="float">
            <text:p>3</text:p>
          </table:table-cell>
          <table:table-cell table:style-name="ce1042" table:number-columns-repeated="2"/>
          <table:table-cell table:style-name="ce1042" office:value-type="float" office:value="1" calcext:value-type="float">
            <text:p>1</text:p>
          </table:table-cell>
          <table:table-cell table:style-name="ce1042" table:number-columns-repeated="7"/>
          <table:table-cell table:number-columns-repeated="18"/>
        </table:table-row>
        <table:table-row table:style-name="ro3">
          <table:table-cell table:style-name="ce840" office:value-type="string" calcext:value-type="string">
            <text:p><text:span text:style-name="T43">*dwaljan</text:span><text:span text:style-name="T44"> ‚in die Irre führen‘</text:span></text:p>
          </table:table-cell>
          <table:table-cell table:style-name="ce860"/>
          <table:table-cell table:style-name="ce879" office:value-type="float" office:value="0" calcext:value-type="float">
            <text:p>0</text:p>
          </table:table-cell>
          <table:table-cell table:style-name="ce879" office:value-type="float" office:value="1" calcext:value-type="float">
            <text:p>1</text:p>
          </table:table-cell>
          <table:table-cell table:style-name="ce905" table:number-columns-repeated="5"/>
          <table:table-cell table:style-name="ce960" office:value-type="float" office:value="0" calcext:value-type="float">
            <text:p>0</text:p>
          </table:table-cell>
          <table:table-cell table:style-name="ce905" table:number-columns-repeated="3"/>
          <table:table-cell table:style-name="ce845" office:value-type="float" office:value="4" calcext:value-type="float">
            <text:p>4</text:p>
          </table:table-cell>
          <table:table-cell table:style-name="ce986" office:value-type="float" office:value="4" calcext:value-type="float">
            <text:p>4</text:p>
          </table:table-cell>
          <table:table-cell table:style-name="ce986" table:number-columns-repeated="10"/>
          <table:table-cell table:style-name="ce1004" office:value-type="float" office:value="1" calcext:value-type="float">
            <text:p>1</text:p>
          </table:table-cell>
          <table:table-cell table:style-name="ce1023"/>
          <table:table-cell table:style-name="ce1042" table:number-columns-repeated="3"/>
          <table:table-cell table:style-name="ce1042" office:value-type="float" office:value="1" calcext:value-type="float">
            <text:p>1</text:p>
          </table:table-cell>
          <table:table-cell table:style-name="ce1042" table:number-columns-repeated="4"/>
          <table:table-cell table:style-name="ce1042" office:value-type="float" office:value="3" calcext:value-type="float">
            <text:p>3</text:p>
          </table:table-cell>
          <table:table-cell table:style-name="ce1042" table:number-columns-repeated="5"/>
          <table:table-cell table:style-name="ce1042" office:value-type="float" office:value="1" calcext:value-type="float">
            <text:p>1</text:p>
          </table:table-cell>
          <table:table-cell table:style-name="ce1042" table:number-columns-repeated="4"/>
          <table:table-cell table:number-columns-repeated="18"/>
        </table:table-row>
        <table:table-row table:style-name="ro3">
          <table:table-cell table:style-name="ce840" office:value-type="string" calcext:value-type="string">
            <text:p><text:span text:style-name="T43">*kwaljan </text:span><text:span text:style-name="T44">‚quälen, töten‘</text:span></text:p>
          </table:table-cell>
          <table:table-cell table:style-name="ce860"/>
          <table:table-cell table:style-name="ce879" office:value-type="float" office:value="0" calcext:value-type="float">
            <text:p>0</text:p>
          </table:table-cell>
          <table:table-cell table:style-name="ce879" office:value-type="float" office:value="1" calcext:value-type="float">
            <text:p>1</text:p>
          </table:table-cell>
          <table:table-cell table:style-name="ce905" table:number-columns-repeated="5"/>
          <table:table-cell table:style-name="ce960" office:value-type="float" office:value="0" calcext:value-type="float">
            <text:p>0</text:p>
          </table:table-cell>
          <table:table-cell table:style-name="ce905" table:number-columns-repeated="3"/>
          <table:table-cell table:style-name="ce845" office:value-type="float" office:value="4" calcext:value-type="float">
            <text:p>4</text:p>
          </table:table-cell>
          <table:table-cell table:style-name="ce986" office:value-type="float" office:value="4" calcext:value-type="float">
            <text:p>4</text:p>
          </table:table-cell>
          <table:table-cell table:style-name="ce986" table:number-columns-repeated="10"/>
          <table:table-cell table:style-name="ce1004" office:value-type="float" office:value="1" calcext:value-type="float">
            <text:p>1</text:p>
          </table:table-cell>
          <table:table-cell table:style-name="ce1023"/>
          <table:table-cell table:style-name="ce1042" table:number-columns-repeated="3"/>
          <table:table-cell table:style-name="ce1042" office:value-type="float" office:value="1" calcext:value-type="float">
            <text:p>1</text:p>
          </table:table-cell>
          <table:table-cell table:style-name="ce1042" table:number-columns-repeated="4"/>
          <table:table-cell table:style-name="ce1042" office:value-type="float" office:value="3" calcext:value-type="float">
            <text:p>3</text:p>
          </table:table-cell>
          <table:table-cell table:style-name="ce1042" table:number-columns-repeated="5"/>
          <table:table-cell table:style-name="ce1042" office:value-type="float" office:value="1" calcext:value-type="float">
            <text:p>1</text:p>
          </table:table-cell>
          <table:table-cell table:style-name="ce1042" table:number-columns-repeated="4"/>
          <table:table-cell table:number-columns-repeated="18"/>
        </table:table-row>
        <table:table-row table:style-name="ro3">
          <table:table-cell table:style-name="ce840" office:value-type="string" calcext:value-type="string">
            <text:p><text:span text:style-name="T43">*saljan </text:span><text:span text:style-name="T44">‚verkaufen, geben‘</text:span></text:p>
          </table:table-cell>
          <table:table-cell table:style-name="ce860"/>
          <table:table-cell table:style-name="ce879" office:value-type="float" office:value="1" calcext:value-type="float">
            <text:p>1</text:p>
          </table:table-cell>
          <table:table-cell table:style-name="ce879"/>
          <table:table-cell table:style-name="ce905" table:number-columns-repeated="4"/>
          <table:table-cell table:style-name="ce905" office:value-type="float" office:value="1" calcext:value-type="float">
            <text:p>1</text:p>
          </table:table-cell>
          <table:table-cell table:style-name="ce960" office:value-type="float" office:value="0" calcext:value-type="float">
            <text:p>0</text:p>
          </table:table-cell>
          <table:table-cell table:style-name="ce905" table:number-columns-repeated="3"/>
          <table:table-cell table:style-name="ce845" office:value-type="float" office:value="12" calcext:value-type="float">
            <text:p>12</text:p>
          </table:table-cell>
          <table:table-cell table:style-name="ce986" office:value-type="float" office:value="10" calcext:value-type="float">
            <text:p>10</text:p>
          </table:table-cell>
          <table:table-cell table:style-name="ce986" table:number-columns-repeated="5"/>
          <table:table-cell table:style-name="ce986" office:value-type="float" office:value="2" calcext:value-type="float">
            <text:p>2</text:p>
          </table:table-cell>
          <table:table-cell table:style-name="ce986" table:number-columns-repeated="4"/>
          <table:table-cell table:style-name="ce1004" office:value-type="float" office:value="1" calcext:value-type="float">
            <text:p>1</text:p>
          </table:table-cell>
          <table:table-cell table:style-name="ce1023"/>
          <table:table-cell table:style-name="ce1042" table:number-columns-repeated="3"/>
          <table:table-cell table:style-name="ce1042" office:value-type="float" office:value="1" calcext:value-type="float">
            <text:p>1</text:p>
          </table:table-cell>
          <table:table-cell table:style-name="ce1042" table:number-columns-repeated="4"/>
          <table:table-cell table:style-name="ce1042" office:value-type="float" office:value="10" calcext:value-type="float">
            <text:p>10</text:p>
          </table:table-cell>
          <table:table-cell table:style-name="ce1042" table:number-columns-repeated="5"/>
          <table:table-cell table:style-name="ce1042" office:value-type="float" office:value="2" calcext:value-type="float">
            <text:p>2</text:p>
          </table:table-cell>
          <table:table-cell table:style-name="ce1042" table:number-columns-repeated="4"/>
          <table:table-cell table:number-columns-repeated="18"/>
        </table:table-row>
        <table:table-row table:style-name="ro3">
          <table:table-cell table:style-name="ce840" office:value-type="string" calcext:value-type="string">
            <text:p><text:span text:style-name="T43">*stalljan </text:span><text:span text:style-name="T44">‚stellen‘</text:span></text:p>
          </table:table-cell>
          <table:table-cell table:style-name="ce860"/>
          <table:table-cell table:style-name="ce879" office:value-type="float" office:value="0" calcext:value-type="float">
            <text:p>0</text:p>
          </table:table-cell>
          <table:table-cell table:style-name="ce879"/>
          <table:table-cell table:style-name="ce905" table:number-columns-repeated="5"/>
          <table:table-cell table:style-name="ce960" office:value-type="float" office:value="0" calcext:value-type="float">
            <text:p>0</text:p>
          </table:table-cell>
          <table:table-cell table:style-name="ce905" table:number-columns-repeated="3"/>
          <table:table-cell table:style-name="ce845" office:value-type="float" office:value="9" calcext:value-type="float">
            <text:p>9</text:p>
          </table:table-cell>
          <table:table-cell table:style-name="ce986" office:value-type="float" office:value="5" calcext:value-type="float">
            <text:p>5</text:p>
          </table:table-cell>
          <table:table-cell table:style-name="ce986" table:number-columns-repeated="7"/>
          <table:table-cell table:style-name="ce986" office:value-type="float" office:value="2" calcext:value-type="float">
            <text:p>2</text:p>
          </table:table-cell>
          <table:table-cell table:style-name="ce986"/>
          <table:table-cell table:style-name="ce986" office:value-type="float" office:value="2" calcext:value-type="float">
            <text:p>2</text:p>
          </table:table-cell>
          <table:table-cell table:style-name="ce1004" office:value-type="float" office:value="1" calcext:value-type="float">
            <text:p>1</text:p>
          </table:table-cell>
          <table:table-cell table:style-name="ce1023"/>
          <table:table-cell table:style-name="ce1042" table:number-columns-repeated="3"/>
          <table:table-cell table:style-name="ce1042" office:value-type="float" office:value="1" calcext:value-type="float">
            <text:p>1</text:p>
          </table:table-cell>
          <table:table-cell table:style-name="ce1042" table:number-columns-repeated="4"/>
          <table:table-cell table:style-name="ce1042" office:value-type="float" office:value="3" calcext:value-type="float">
            <text:p>3</text:p>
          </table:table-cell>
          <table:table-cell table:style-name="ce1042" table:number-columns-repeated="5"/>
          <table:table-cell table:style-name="ce1042" office:value-type="float" office:value="2" calcext:value-type="float">
            <text:p>2</text:p>
          </table:table-cell>
          <table:table-cell table:style-name="ce1042" office:value-type="float" office:value="0" calcext:value-type="float">
            <text:p>0</text:p>
          </table:table-cell>
          <table:table-cell table:style-name="ce1042" office:value-type="float" office:value="2" calcext:value-type="float">
            <text:p>2</text:p>
          </table:table-cell>
          <table:table-cell table:style-name="ce1042" office:value-type="float" office:value="0" calcext:value-type="float">
            <text:p>0</text:p>
          </table:table-cell>
          <table:table-cell table:style-name="ce1042" office:value-type="float" office:value="2" calcext:value-type="float">
            <text:p>2</text:p>
          </table:table-cell>
          <table:table-cell table:number-columns-repeated="18"/>
        </table:table-row>
        <table:table-row table:style-name="ro3">
          <table:table-cell table:style-name="ce840" office:value-type="string" calcext:value-type="string">
            <text:p><text:span text:style-name="T43">*taljan </text:span><text:span text:style-name="T44">‚zählen‘</text:span></text:p>
          </table:table-cell>
          <table:table-cell table:style-name="ce860"/>
          <table:table-cell table:style-name="ce879" office:value-type="float" office:value="2" calcext:value-type="float">
            <text:p>2</text:p>
          </table:table-cell>
          <table:table-cell table:style-name="ce879"/>
          <table:table-cell table:style-name="ce905"/>
          <table:table-cell table:style-name="ce905" office:value-type="float" office:value="1" calcext:value-type="float">
            <text:p>1</text:p>
          </table:table-cell>
          <table:table-cell table:style-name="ce905" table:number-columns-repeated="2"/>
          <table:table-cell table:style-name="ce905" office:value-type="float" office:value="1" calcext:value-type="float">
            <text:p>1</text:p>
          </table:table-cell>
          <table:table-cell table:style-name="ce960" office:value-type="float" office:value="0" calcext:value-type="float">
            <text:p>0</text:p>
          </table:table-cell>
          <table:table-cell table:style-name="ce905" table:number-columns-repeated="3"/>
          <table:table-cell table:style-name="ce845" office:value-type="float" office:value="15" calcext:value-type="float">
            <text:p>15</text:p>
          </table:table-cell>
          <table:table-cell table:style-name="ce986" office:value-type="float" office:value="14" calcext:value-type="float">
            <text:p>14</text:p>
          </table:table-cell>
          <table:table-cell table:style-name="ce986" table:number-columns-repeated="5"/>
          <table:table-cell table:style-name="ce986" office:value-type="float" office:value="1" calcext:value-type="float">
            <text:p>1</text:p>
          </table:table-cell>
          <table:table-cell table:style-name="ce986" table:number-columns-repeated="4"/>
          <table:table-cell table:style-name="ce1004" office:value-type="float" office:value="2" calcext:value-type="float">
            <text:p>2</text:p>
          </table:table-cell>
          <table:table-cell table:style-name="ce1023"/>
          <table:table-cell table:style-name="ce1042" office:value-type="float" office:value="1" calcext:value-type="float">
            <text:p>1</text:p>
          </table:table-cell>
          <table:table-cell table:style-name="ce1042" table:number-columns-repeated="2"/>
          <table:table-cell table:style-name="ce1042" office:value-type="float" office:value="1" calcext:value-type="float">
            <text:p>1</text:p>
          </table:table-cell>
          <table:table-cell table:style-name="ce1042" table:number-columns-repeated="4"/>
          <table:table-cell table:style-name="ce1042" office:value-type="float" office:value="14" calcext:value-type="float">
            <text:p>14</text:p>
          </table:table-cell>
          <table:table-cell table:style-name="ce1042" table:number-columns-repeated="5"/>
          <table:table-cell table:style-name="ce1042" office:value-type="float" office:value="1" calcext:value-type="float">
            <text:p>1</text:p>
          </table:table-cell>
          <table:table-cell table:style-name="ce1042" table:number-columns-repeated="4"/>
          <table:table-cell table:number-columns-repeated="18"/>
        </table:table-row>
        <table:table-row table:style-name="ro3">
          <table:table-cell table:style-name="ce840" office:value-type="string" calcext:value-type="string">
            <text:p><text:span text:style-name="T43">*raikjanan </text:span><text:span text:style-name="T44">‚erreichen‘</text:span></text:p>
          </table:table-cell>
          <table:table-cell table:style-name="ce860"/>
          <table:table-cell table:style-name="ce879" office:value-type="float" office:value="0" calcext:value-type="float">
            <text:p>0</text:p>
          </table:table-cell>
          <table:table-cell table:style-name="ce879" office:value-type="float" office:value="1" calcext:value-type="float">
            <text:p>1</text:p>
          </table:table-cell>
          <table:table-cell table:style-name="ce905" table:number-columns-repeated="5"/>
          <table:table-cell table:style-name="ce960" office:value-type="float" office:value="0" calcext:value-type="float">
            <text:p>0</text:p>
          </table:table-cell>
          <table:table-cell table:style-name="ce905" table:number-columns-repeated="3"/>
          <table:table-cell table:style-name="ce845" office:value-type="float" office:value="3" calcext:value-type="float">
            <text:p>3</text:p>
          </table:table-cell>
          <table:table-cell table:style-name="ce986" office:value-type="float" office:value="3" calcext:value-type="float">
            <text:p>3</text:p>
          </table:table-cell>
          <table:table-cell table:style-name="ce986" table:number-columns-repeated="10"/>
          <table:table-cell table:style-name="ce1004" office:value-type="float" office:value="1" calcext:value-type="float">
            <text:p>1</text:p>
          </table:table-cell>
          <table:table-cell table:style-name="ce1023"/>
          <table:table-cell table:style-name="ce1042" table:number-columns-repeated="3"/>
          <table:table-cell table:style-name="ce1042" office:value-type="float" office:value="1" calcext:value-type="float">
            <text:p>1</text:p>
          </table:table-cell>
          <table:table-cell table:style-name="ce1042" table:number-columns-repeated="4"/>
          <table:table-cell table:style-name="ce1042" office:value-type="float" office:value="3" calcext:value-type="float">
            <text:p>3</text:p>
          </table:table-cell>
          <table:table-cell table:style-name="ce1042" table:number-columns-repeated="10"/>
          <table:table-cell table:number-columns-repeated="18"/>
        </table:table-row>
        <table:table-row table:style-name="ro3">
          <table:table-cell table:style-name="ce841" office:value-type="string" calcext:value-type="string">
            <text:p>ae. <text:span text:style-name="T43">ċweċċan </text:span><text:span text:style-name="T44">‚schütteln‘</text:span></text:p>
          </table:table-cell>
          <table:table-cell table:style-name="ce861"/>
          <table:table-cell table:style-name="ce881" office:value-type="float" office:value="1" calcext:value-type="float">
            <text:p>1</text:p>
          </table:table-cell>
          <table:table-cell table:style-name="ce881"/>
          <table:table-cell table:style-name="ce907" table:number-columns-repeated="4"/>
          <table:table-cell table:style-name="ce907" office:value-type="float" office:value="1" calcext:value-type="float">
            <text:p>1</text:p>
          </table:table-cell>
          <table:table-cell table:style-name="ce960" office:value-type="float" office:value="0" calcext:value-type="float">
            <text:p>0</text:p>
          </table:table-cell>
          <table:table-cell table:style-name="ce907" table:number-columns-repeated="3"/>
          <table:table-cell table:style-name="ce845" office:value-type="float" office:value="2" calcext:value-type="float">
            <text:p>2</text:p>
          </table:table-cell>
          <table:table-cell table:style-name="ce986" office:value-type="float" office:value="2" calcext:value-type="float">
            <text:p>2</text:p>
          </table:table-cell>
          <table:table-cell table:style-name="ce986" table:number-columns-repeated="10"/>
          <table:table-cell table:style-name="ce1004" office:value-type="float" office:value="1" calcext:value-type="float">
            <text:p>1</text:p>
          </table:table-cell>
          <table:table-cell table:style-name="ce1023"/>
          <table:table-cell table:style-name="ce1042" table:number-columns-repeated="3"/>
          <table:table-cell table:style-name="ce1042" office:value-type="float" office:value="1" calcext:value-type="float">
            <text:p>1</text:p>
          </table:table-cell>
          <table:table-cell table:style-name="ce1042" table:number-columns-repeated="4"/>
          <table:table-cell table:style-name="ce1042" office:value-type="float" office:value="2" calcext:value-type="float">
            <text:p>2</text:p>
          </table:table-cell>
          <table:table-cell table:style-name="ce1042" table:number-columns-repeated="10"/>
          <table:table-cell table:number-columns-repeated="18"/>
        </table:table-row>
        <table:table-row table:style-name="ro3">
          <table:table-cell table:style-name="ce841" office:value-type="string" calcext:value-type="string">
            <text:p>ae. <text:span text:style-name="T43">dreċċan </text:span><text:span text:style-name="T44">‚heimsuchen‘</text:span></text:p>
          </table:table-cell>
          <table:table-cell table:style-name="ce861"/>
          <table:table-cell table:style-name="ce881" office:value-type="float" office:value="1" calcext:value-type="float">
            <text:p>1</text:p>
          </table:table-cell>
          <table:table-cell table:style-name="ce881"/>
          <table:table-cell table:style-name="ce907" table:number-columns-repeated="4"/>
          <table:table-cell table:style-name="ce907" office:value-type="float" office:value="1" calcext:value-type="float">
            <text:p>1</text:p>
          </table:table-cell>
          <table:table-cell table:style-name="ce960" office:value-type="float" office:value="0" calcext:value-type="float">
            <text:p>0</text:p>
          </table:table-cell>
          <table:table-cell table:style-name="ce907" table:number-columns-repeated="3"/>
          <table:table-cell table:style-name="ce845" office:value-type="float" office:value="2" calcext:value-type="float">
            <text:p>2</text:p>
          </table:table-cell>
          <table:table-cell table:style-name="ce986" office:value-type="float" office:value="2" calcext:value-type="float">
            <text:p>2</text:p>
          </table:table-cell>
          <table:table-cell table:style-name="ce986" table:number-columns-repeated="10"/>
          <table:table-cell table:style-name="ce1004" office:value-type="float" office:value="1" calcext:value-type="float">
            <text:p>1</text:p>
          </table:table-cell>
          <table:table-cell table:style-name="ce1023"/>
          <table:table-cell table:style-name="ce1042" table:number-columns-repeated="3"/>
          <table:table-cell table:style-name="ce1042" office:value-type="float" office:value="1" calcext:value-type="float">
            <text:p>1</text:p>
          </table:table-cell>
          <table:table-cell table:style-name="ce1042" table:number-columns-repeated="4"/>
          <table:table-cell table:style-name="ce1042" office:value-type="float" office:value="2" calcext:value-type="float">
            <text:p>2</text:p>
          </table:table-cell>
          <table:table-cell table:style-name="ce1042" table:number-columns-repeated="10"/>
          <table:table-cell table:number-columns-repeated="18"/>
        </table:table-row>
        <table:table-row table:style-name="ro1">
          <table:table-cell table:style-name="ce845" table:number-columns-repeated="13"/>
          <table:table-cell table:style-name="ce1063" office:value-type="string" calcext:value-type="string">
            <text:p>Mittelwert</text:p>
          </table:table-cell>
          <table:table-cell table:style-name="ce1063" table:formula="of:=SUM([.O5:.O43])/39" office:value-type="float" office:value="6.23076923076923" calcext:value-type="float">
            <text:p>6.23076923076923</text:p>
          </table:table-cell>
          <table:table-cell table:style-name="ce1063" table:formula="of:=SUM([.P5:.P34])/39" office:value-type="float" office:value="0.487179487179487" calcext:value-type="float">
            <text:p>0.487179487179487</text:p>
          </table:table-cell>
          <table:table-cell table:style-name="ce1063" table:formula="of:=SUM([.Q5:.Q34])/39" office:value-type="float" office:value="0.307692307692308" calcext:value-type="float">
            <text:p>0.307692307692308</text:p>
          </table:table-cell>
          <table:table-cell table:style-name="ce1063" table:formula="of:=SUM([.R5:.R31])/39" office:value-type="float" office:value="0.307692307692308" calcext:value-type="float">
            <text:p>0.307692307692308</text:p>
          </table:table-cell>
          <table:table-cell table:style-name="ce1063" table:formula="of:=1/39" office:value-type="float" office:value="0.0256410256410256" calcext:value-type="float">
            <text:p>0.025641025641026</text:p>
          </table:table-cell>
          <table:table-cell table:style-name="ce1063" table:formula="of:=3/39" office:value-type="float" office:value="0.0769230769230769" calcext:value-type="float">
            <text:p>0.076923076923077</text:p>
          </table:table-cell>
          <table:table-cell table:style-name="ce1063" table:formula="of:=SUM([.U8:.U40])/39" office:value-type="float" office:value="0.717948717948718" calcext:value-type="float">
            <text:p>0.717948717948718</text:p>
          </table:table-cell>
          <table:table-cell table:style-name="ce1063" office:value-type="float" office:value="0" calcext:value-type="float">
            <text:p>0</text:p>
          </table:table-cell>
          <table:table-cell table:style-name="ce1063" table:formula="of:=2/39" office:value-type="float" office:value="0.0512820512820513" calcext:value-type="float">
            <text:p>0.051282051282051</text:p>
          </table:table-cell>
          <table:table-cell table:style-name="ce1063" office:value-type="float" office:value="0" calcext:value-type="float">
            <text:p>0</text:p>
          </table:table-cell>
          <table:table-cell table:style-name="ce1063" table:formula="of:=2/39" office:value-type="float" office:value="0.0512820512820513" calcext:value-type="float">
            <text:p>0.051282051282051</text:p>
          </table:table-cell>
          <table:table-cell table:style-name="ce845" table:number-columns-repeated="9"/>
          <table:table-cell table:style-name="ce930" office:value-type="string" calcext:value-type="string">
            <text:p>Mittelwert</text:p>
          </table:table-cell>
          <table:table-cell table:style-name="ce930" table:formula="of:=SUM([.AJ5:.AJ43])/39" office:value-type="float" office:value="5.8974358974359" calcext:value-type="float">
            <text:p>5.8974358974359</text:p>
          </table:table-cell>
          <table:table-cell table:style-name="ce930" table:formula="of:=SUM([.AK5:.AK34])/39" office:value-type="float" office:value="0.487179487179487" calcext:value-type="float">
            <text:p>0.487179487179487</text:p>
          </table:table-cell>
          <table:table-cell table:style-name="ce930" table:formula="of:=SUM([.AL5:.AL34])/39" office:value-type="float" office:value="0.307692307692308" calcext:value-type="float">
            <text:p>0.307692307692308</text:p>
          </table:table-cell>
          <table:table-cell table:style-name="ce930" table:formula="of:=SUM([.AM5:.AM35])/39" office:value-type="float" office:value="0.435897435897436" calcext:value-type="float">
            <text:p>0.435897435897436</text:p>
          </table:table-cell>
          <table:table-cell table:style-name="ce930" table:formula="of:=1/39" office:value-type="float" office:value="0.0256410256410256" calcext:value-type="float">
            <text:p>0.025641025641026</text:p>
          </table:table-cell>
          <table:table-cell table:style-name="ce930" table:formula="of:=SUM([.AO5:.AO23])/39" office:value-type="float" office:value="0.128205128205128" calcext:value-type="float">
            <text:p>0.128205128205128</text:p>
          </table:table-cell>
          <table:table-cell table:style-name="ce930" table:formula="of:=SUM([.AP8:.AP40])/39" office:value-type="float" office:value="0.82051282051282" calcext:value-type="float">
            <text:p>0.82051282051282</text:p>
          </table:table-cell>
          <table:table-cell table:style-name="ce930" office:value-type="float" office:value="0" calcext:value-type="float">
            <text:p>0</text:p>
          </table:table-cell>
          <table:table-cell table:style-name="ce930" table:formula="of:=2/39" office:value-type="float" office:value="0.0512820512820513" calcext:value-type="float">
            <text:p>0.051282051282051</text:p>
          </table:table-cell>
          <table:table-cell table:style-name="ce930" office:value-type="float" office:value="0" calcext:value-type="float">
            <text:p>0</text:p>
          </table:table-cell>
          <table:table-cell table:style-name="ce930" table:formula="of:=2/39" office:value-type="float" office:value="0.0512820512820513" calcext:value-type="float">
            <text:p>0.051282051282051</text:p>
          </table:table-cell>
          <table:table-cell table:style-name="ce845" table:number-columns-repeated="18"/>
        </table:table-row>
        <table:table-row table:style-name="ro1" table:number-rows-repeated="3">
          <table:table-cell table:number-columns-repeated="64"/>
        </table:table-row>
        <table:table-row table:style-name="ro10">
          <table:table-cell table:number-columns-repeated="13"/>
          <table:table-cell office:value-type="string" calcext:value-type="string">
            <text:p>Mittelwerte der Lemmata pro Kategorie</text:p>
          </table:table-cell>
          <table:table-cell office:value-type="string" calcext:value-type="string">
            <text:p>problemlos</text:p>
          </table:table-cell>
          <table:table-cell table:style-name="ce87" office:value-type="string" calcext:value-type="string">
            <text:p>Zusatzannahmen Dental</text:p>
          </table:table-cell>
          <table:table-cell table:style-name="ce87" office:value-type="string" calcext:value-type="string">
            <text:p>Zusatzannahmen Stammvokal</text:p>
          </table:table-cell>
          <table:table-cell table:style-name="ce87" office:value-type="string" calcext:value-type="string">
            <text:p>Zusatzannahmen Stammauslaut </text:p>
          </table:table-cell>
          <table:table-cell office:value-type="string" calcext:value-type="string">
            <text:p>Zusatzannahmen Dental + Stammvokal</text:p>
          </table:table-cell>
          <table:table-cell table:style-name="ce87" office:value-type="string" calcext:value-type="string">
            <text:p>Zusatzannahmen Dental + Stammauslaut </text:p>
          </table:table-cell>
          <table:table-cell table:style-name="ce87" office:value-type="string" calcext:value-type="string">
            <text:p>Zusatzannahmen Stammvokal + Stammauslaut</text:p>
          </table:table-cell>
          <table:table-cell table:style-name="ce87" office:value-type="string" calcext:value-type="string">
            <text:p>Dental ungelöste Probleme </text:p>
          </table:table-cell>
          <table:table-cell table:style-name="ce87" office:value-type="string" calcext:value-type="string">
            <text:p>ungelöste Probleme Stammvokal</text:p>
          </table:table-cell>
          <table:table-cell table:style-name="ce87" office:value-type="string" calcext:value-type="string">
            <text:p>ungelöste Probleme Stammauslaut </text:p>
          </table:table-cell>
          <table:table-cell office:value-type="string" calcext:value-type="string">
            <text:p>ungelöste Probleme Stammvokal + Stammauslaut</text:p>
          </table:table-cell>
          <table:table-cell table:number-columns-repeated="39"/>
        </table:table-row>
        <table:table-row table:style-name="ro1">
          <table:table-cell table:number-columns-repeated="12"/>
          <table:table-cell office:value-type="string" calcext:value-type="string">
            <text:p>Mittelwert</text:p>
          </table:table-cell>
          <table:table-cell table:style-name="ce1063" office:value-type="string" calcext:value-type="string">
            <text:p>Lühr, 1984</text:p>
          </table:table-cell>
          <table:table-cell table:style-name="ce1063" table:formula="of:=SUM([.C11:.C40])/39" office:value-type="float" office:value="0.615384615384615" calcext:value-type="float">
            <text:p>0.615384615384615</text:p>
          </table:table-cell>
          <table:table-cell table:style-name="ce1063" table:formula="of:=SUM([.D11:.D40])/39" office:value-type="float" office:value="0.282051282051282" calcext:value-type="float">
            <text:p>0.282051282051282</text:p>
          </table:table-cell>
          <table:table-cell table:style-name="ce1063" table:formula="of:=SUM([.E11:.E37])/39" office:value-type="float" office:value="0.0512820512820513" calcext:value-type="float">
            <text:p>0.051282051282051</text:p>
          </table:table-cell>
          <table:table-cell table:style-name="ce1063" table:formula="of:=1/39" office:value-type="float" office:value="0.0256410256410256" calcext:value-type="float">
            <text:p>0.025641025641026</text:p>
          </table:table-cell>
          <table:table-cell table:style-name="ce1063" table:formula="of:=1/39" office:value-type="float" office:value="0.0256410256410256" calcext:value-type="float">
            <text:p>0.025641025641026</text:p>
          </table:table-cell>
          <table:table-cell table:style-name="ce1063" table:formula="of:=3/39" office:value-type="float" office:value="0.0769230769230769" calcext:value-type="float">
            <text:p>0.076923076923077</text:p>
          </table:table-cell>
          <table:table-cell table:style-name="ce1063" table:formula="of:=SUM([.H14:.H46])/39" office:value-type="float" office:value="0.0256410256410256" calcext:value-type="float">
            <text:p>0.025641025641026</text:p>
          </table:table-cell>
          <table:table-cell table:style-name="ce1063" office:value-type="float" office:value="0" calcext:value-type="float">
            <text:p>0</text:p>
          </table:table-cell>
          <table:table-cell table:style-name="ce1063" table:formula="of:=2/39" office:value-type="float" office:value="0.0512820512820513" calcext:value-type="float">
            <text:p>0.051282051282051</text:p>
          </table:table-cell>
          <table:table-cell table:style-name="ce1063" office:value-type="float" office:value="0" calcext:value-type="float">
            <text:p>0</text:p>
          </table:table-cell>
          <table:table-cell table:style-name="ce1063" table:formula="of:=2/39" office:value-type="float" office:value="0.0512820512820513" calcext:value-type="float">
            <text:p>0.051282051282051</text:p>
          </table:table-cell>
          <table:table-cell table:number-columns-repeated="39"/>
        </table:table-row>
        <table:table-row table:style-name="ro2">
          <table:table-cell table:number-columns-repeated="12"/>
          <table:table-cell office:value-type="string" calcext:value-type="string">
            <text:p>Standardabweichung</text:p>
          </table:table-cell>
          <table:table-cell table:style-name="Default"/>
          <table:table-cell table:style-name="ce1063" table:formula="of:=SQRT([.O49])" office:value-type="float" office:value="0.784464540552736" calcext:value-type="float">
            <text:p>0.784464540552736</text:p>
          </table:table-cell>
          <table:table-cell table:style-name="ce1063" table:formula="of:=SQRT([.P49])" office:value-type="float" office:value="0.531085004543794" calcext:value-type="float">
            <text:p>0.531085004543794</text:p>
          </table:table-cell>
          <table:table-cell table:style-name="ce1063" table:formula="of:=SQRT([.Q49])" office:value-type="float" office:value="0.226455406828919" calcext:value-type="float">
            <text:p>0.226455406828919</text:p>
          </table:table-cell>
          <table:table-cell table:style-name="ce1063" table:formula="of:=SQRT([.R49])" office:value-type="float" office:value="0.160128153805087" calcext:value-type="float">
            <text:p>0.160128153805087</text:p>
          </table:table-cell>
          <table:table-cell table:style-name="ce1063" table:formula="of:=SQRT([.S49])" office:value-type="float" office:value="0.160128153805087" calcext:value-type="float">
            <text:p>0.160128153805087</text:p>
          </table:table-cell>
          <table:table-cell table:style-name="ce1063" table:formula="of:=SQRT([.T49])" office:value-type="float" office:value="0.277350098112615" calcext:value-type="float">
            <text:p>0.277350098112615</text:p>
          </table:table-cell>
          <table:table-cell table:style-name="ce1063" table:formula="of:=SQRT([.U49])" office:value-type="float" office:value="0.160128153805087" calcext:value-type="float">
            <text:p>0.160128153805087</text:p>
          </table:table-cell>
          <table:table-cell table:style-name="ce1063" office:value-type="float" office:value="0" calcext:value-type="float">
            <text:p>0</text:p>
          </table:table-cell>
          <table:table-cell table:style-name="ce1063" table:formula="of:=SQRT([.W49])" office:value-type="float" office:value="0.226455406828919" calcext:value-type="float">
            <text:p>0.226455406828919</text:p>
          </table:table-cell>
          <table:table-cell table:style-name="ce1063" office:value-type="float" office:value="0" calcext:value-type="float">
            <text:p>0</text:p>
          </table:table-cell>
          <table:table-cell table:style-name="ce1063" table:formula="of:=SQRT([.Y49])" office:value-type="float" office:value="0.226455406828919" calcext:value-type="float">
            <text:p>0.226455406828919</text:p>
          </table:table-cell>
          <table:table-cell table:number-columns-repeated="39"/>
        </table:table-row>
        <table:table-row table:style-name="ro1">
          <table:table-cell table:number-columns-repeated="13"/>
          <table:table-cell table:style-name="ce930" office:value-type="string" calcext:value-type="string">
            <text:p>Ringe, 2006</text:p>
          </table:table-cell>
          <table:table-cell table:style-name="ce930" table:formula="of:=SUM([.C12:.C41])/39" office:value-type="float" office:value="0.58974358974359" calcext:value-type="float">
            <text:p>0.58974358974359</text:p>
          </table:table-cell>
          <table:table-cell table:style-name="ce930" table:formula="of:=SUM([.D12:.D41])/39" office:value-type="float" office:value="0.307692307692308" calcext:value-type="float">
            <text:p>0.307692307692308</text:p>
          </table:table-cell>
          <table:table-cell table:style-name="ce930" table:formula="of:=SUM([.E12:.E42])/39" office:value-type="float" office:value="0.0256410256410256" calcext:value-type="float">
            <text:p>0.025641025641026</text:p>
          </table:table-cell>
          <table:table-cell table:style-name="ce930" table:formula="of:=1/39" office:value-type="float" office:value="0.0256410256410256" calcext:value-type="float">
            <text:p>0.025641025641026</text:p>
          </table:table-cell>
          <table:table-cell/>
          <table:table-cell table:style-name="ce930" table:formula="of:=SUM([.G12:.G30])/39" office:value-type="float" office:value="0.0256410256410256" calcext:value-type="float">
            <text:p>0.025641025641026</text:p>
          </table:table-cell>
          <table:table-cell table:style-name="ce930" table:formula="of:=SUM([.H15:.H47])/39" office:value-type="float" office:value="0.0256410256410256" calcext:value-type="float">
            <text:p>0.025641025641026</text:p>
          </table:table-cell>
          <table:table-cell table:style-name="ce930" office:value-type="float" office:value="0" calcext:value-type="float">
            <text:p>0</text:p>
          </table:table-cell>
          <table:table-cell table:style-name="ce930" table:formula="of:=2/39" office:value-type="float" office:value="0.0512820512820513" calcext:value-type="float">
            <text:p>0.051282051282051</text:p>
          </table:table-cell>
          <table:table-cell table:style-name="ce930" office:value-type="float" office:value="0" calcext:value-type="float">
            <text:p>0</text:p>
          </table:table-cell>
          <table:table-cell table:style-name="ce930" table:formula="of:=2/39" office:value-type="float" office:value="0.0512820512820513" calcext:value-type="float">
            <text:p>0.051282051282051</text:p>
          </table:table-cell>
          <table:table-cell table:number-columns-repeated="39"/>
        </table:table-row>
        <table:table-row table:style-name="ro1">
          <table:table-cell table:number-columns-repeated="64"/>
        </table:table-row>
        <table:table-row table:style-name="ro1" table:number-rows-repeated="2">
          <table:table-cell table:number-columns-repeated="15"/>
          <table:table-cell table:style-name="ce905"/>
          <table:table-cell table:number-columns-repeated="48"/>
        </table:table-row>
        <table:table-row table:style-name="ro1">
          <table:table-cell table:number-columns-repeated="15"/>
          <table:table-cell table:style-name="ce907"/>
          <table:table-cell table:number-columns-repeated="48"/>
        </table:table-row>
        <table:table-row table:style-name="ro1">
          <table:table-cell table:number-columns-repeated="14"/>
          <table:table-cell table:style-name="ce986" table:formula="of:=7-[.O49]" office:value-type="float" office:value="6.38461538461539" calcext:value-type="float">
            <text:p>6.38461538461539</text:p>
          </table:table-cell>
          <table:table-cell table:style-name="ce986" table:formula="of:=6-[.P49]" office:value-type="float" office:value="5.71794871794872" calcext:value-type="float">
            <text:p>5.71794871794872</text:p>
          </table:table-cell>
          <table:table-cell table:style-name="ce986" table:formula="of:=0-[.Q49]" office:value-type="float" office:value="-0.0512820512820513" calcext:value-type="float">
            <text:p>-0.051282051282051</text:p>
          </table:table-cell>
          <table:table-cell table:style-name="ce986" table:formula="of:=0-[.R49]" office:value-type="float" office:value="-0.0256410256410256" calcext:value-type="float">
            <text:p>-0.025641025641026</text:p>
          </table:table-cell>
          <table:table-cell table:style-name="ce986" table:formula="of:=0-[.S49]" office:value-type="float" office:value="-0.0256410256410256" calcext:value-type="float">
            <text:p>-0.025641025641026</text:p>
          </table:table-cell>
          <table:table-cell table:style-name="ce1064" table:formula="of:=1-[.T49]" office:value-type="float" office:value="0.923076923076923" calcext:value-type="float">
            <text:p>0.923076923076923</text:p>
          </table:table-cell>
          <table:table-cell table:style-name="ce1064" table:formula="of:=1-[.U49]" office:value-type="float" office:value="0.974358974358974" calcext:value-type="float">
            <text:p>0.974358974358974</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number-columns-repeated="14"/>
          <table:table-cell table:style-name="ce986" table:formula="of:=6-[.O49]" office:value-type="float" office:value="5.38461538461539" calcext:value-type="float">
            <text:p>5.38461538461539</text:p>
          </table:table-cell>
          <table:table-cell table:style-name="ce986" table:formula="of:=0-[.P49]" office:value-type="float" office:value="-0.282051282051282" calcext:value-type="float">
            <text:p>-0.282051282051282</text:p>
          </table:table-cell>
          <table:table-cell table:style-name="ce986" table:formula="of:=0-[.Q49]" office:value-type="float" office:value="-0.0512820512820513" calcext:value-type="float">
            <text:p>-0.051282051282051</text:p>
          </table:table-cell>
          <table:table-cell table:style-name="ce986" table:formula="of:=0-[.R51]" office:value-type="float" office:value="-0.0256410256410256" calcext:value-type="float">
            <text:p>-0.025641025641026</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2-[.T49]" office:value-type="float" office:value="1.92307692307692" calcext:value-type="float">
            <text:p>1.92307692307692</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number-columns-repeated="14"/>
          <table:table-cell table:style-name="ce986" table:formula="of:=13-[.O49]" office:value-type="float" office:value="12.3846153846154" calcext:value-type="float">
            <text:p>12.3846153846154</text:p>
          </table:table-cell>
          <table:table-cell table:style-name="ce986" table:formula="of:=0-[.P49]" office:value-type="float" office:value="-0.282051282051282" calcext:value-type="float">
            <text:p>-0.282051282051282</text:p>
          </table:table-cell>
          <table:table-cell table:style-name="ce986" table:formula="of:=0-[.Q51]" office:value-type="float" office:value="-0.0256410256410256" calcext:value-type="float">
            <text:p>-0.025641025641026</text:p>
          </table:table-cell>
          <table:table-cell table:style-name="ce986" table:formula="of:=0-[.R51]" office:value-type="float" office:value="-0.0256410256410256" calcext:value-type="float">
            <text:p>-0.025641025641026</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number-columns-repeated="14"/>
          <table:table-cell table:style-name="ce986" table:formula="of:=10-[.O49]" office:value-type="float" office:value="9.38461538461539" calcext:value-type="float">
            <text:p>9.38461538461539</text:p>
          </table:table-cell>
          <table:table-cell table:style-name="ce986" table:formula="of:=2-[.P49]" office:value-type="float" office:value="1.71794871794872" calcext:value-type="float">
            <text:p>1.71794871794872</text:p>
          </table:table-cell>
          <table:table-cell table:style-name="ce986" table:formula="of:=1-[.Q49]" office:value-type="float" office:value="0.948717948717949" calcext:value-type="float">
            <text:p>0.948717948717949</text:p>
          </table:table-cell>
          <table:table-cell table:style-name="ce986" table:formula="of:=1-[.R49]" office:value-type="float" office:value="0.974358974358974" calcext:value-type="float">
            <text:p>0.974358974358974</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table-cell table:style-name="ce905"/>
          <table:table-cell table:number-columns-repeated="12"/>
          <table:table-cell table:style-name="ce986" table:formula="of:=4-[.O49]" office:value-type="float" office:value="3.38461538461538" calcext:value-type="float">
            <text:p>3.38461538461538</text:p>
          </table:table-cell>
          <table:table-cell table:style-name="ce986" table:formula="of:=0-[.P49]" office:value-type="float" office:value="-0.282051282051282" calcext:value-type="float">
            <text:p>-0.282051282051282</text:p>
          </table:table-cell>
          <table:table-cell table:style-name="ce986" table:formula="of:=0-[.Q49]" office:value-type="float" office:value="-0.0512820512820513" calcext:value-type="float">
            <text:p>-0.051282051282051</text:p>
          </table:table-cell>
          <table:table-cell table:style-name="ce986" table:formula="of:=0-[.R51]" office:value-type="float" office:value="-0.0256410256410256" calcext:value-type="float">
            <text:p>-0.025641025641026</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table-cell table:style-name="ce905"/>
          <table:table-cell table:number-columns-repeated="12"/>
          <table:table-cell table:style-name="ce986" table:formula="of:=8-[.O49]" office:value-type="float" office:value="7.38461538461539" calcext:value-type="float">
            <text:p>7.38461538461539</text:p>
          </table:table-cell>
          <table:table-cell table:style-name="ce986" table:formula="of:=0-[.P49]" office:value-type="float" office:value="-0.282051282051282" calcext:value-type="float">
            <text:p>-0.282051282051282</text:p>
          </table:table-cell>
          <table:table-cell table:style-name="ce986" table:formula="of:=0-[.Q49]" office:value-type="float" office:value="-0.0512820512820513" calcext:value-type="float">
            <text:p>-0.051282051282051</text:p>
          </table:table-cell>
          <table:table-cell table:style-name="ce986" table:formula="of:=0-[.R51]" office:value-type="float" office:value="-0.0256410256410256" calcext:value-type="float">
            <text:p>-0.025641025641026</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table-cell table:style-name="ce905"/>
          <table:table-cell table:number-columns-repeated="12"/>
          <table:table-cell table:style-name="ce986" table:formula="of:=8-[.O49]" office:value-type="float" office:value="7.38461538461539" calcext:value-type="float">
            <text:p>7.38461538461539</text:p>
          </table:table-cell>
          <table:table-cell table:style-name="ce986" table:formula="of:=1-[.P49]" office:value-type="float" office:value="0.717948717948718" calcext:value-type="float">
            <text:p>0.717948717948718</text:p>
          </table:table-cell>
          <table:table-cell table:style-name="ce986" table:formula="of:=1-[.Q49]" office:value-type="float" office:value="0.948717948717949" calcext:value-type="float">
            <text:p>0.948717948717949</text:p>
          </table:table-cell>
          <table:table-cell table:style-name="ce986" table:formula="of:=1-[.Q49]" office:value-type="float" office:value="0.948717948717949" calcext:value-type="float">
            <text:p>0.948717948717949</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table-cell table:style-name="ce905"/>
          <table:table-cell table:number-columns-repeated="12"/>
          <table:table-cell table:style-name="ce986" table:formula="of:=7-[.O49]" office:value-type="float" office:value="6.38461538461539" calcext:value-type="float">
            <text:p>6.38461538461539</text:p>
          </table:table-cell>
          <table:table-cell table:style-name="ce986" table:formula="of:=0-[.P49]" office:value-type="float" office:value="-0.282051282051282" calcext:value-type="float">
            <text:p>-0.282051282051282</text:p>
          </table:table-cell>
          <table:table-cell table:style-name="ce986" table:formula="of:=0-[.Q49]" office:value-type="float" office:value="-0.0512820512820513" calcext:value-type="float">
            <text:p>-0.051282051282051</text:p>
          </table:table-cell>
          <table:table-cell table:style-name="ce986" table:formula="of:=0-[.R51]" office:value-type="float" office:value="-0.0256410256410256" calcext:value-type="float">
            <text:p>-0.025641025641026</text:p>
          </table:table-cell>
          <table:table-cell table:style-name="ce986" table:formula="of:=0-[.S56]"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table-cell table:style-name="ce905"/>
          <table:table-cell table:number-columns-repeated="12"/>
          <table:table-cell table:style-name="ce986" table:formula="of:=11-[.O49]" office:value-type="float" office:value="10.3846153846154" calcext:value-type="float">
            <text:p>10.3846153846154</text:p>
          </table:table-cell>
          <table:table-cell table:style-name="ce986" table:formula="of:=1-[.P49]" office:value-type="float" office:value="0.717948717948718" calcext:value-type="float">
            <text:p>0.717948717948718</text:p>
          </table:table-cell>
          <table:table-cell table:style-name="ce986" table:formula="of:=1-[.Q49]" office:value-type="float" office:value="0.948717948717949" calcext:value-type="float">
            <text:p>0.948717948717949</text:p>
          </table:table-cell>
          <table:table-cell table:style-name="ce986" table:formula="of:=1-[.Q49]" office:value-type="float" office:value="0.948717948717949" calcext:value-type="float">
            <text:p>0.948717948717949</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table-cell table:style-name="ce905"/>
          <table:table-cell table:number-columns-repeated="12"/>
          <table:table-cell table:style-name="ce986" table:formula="of:=2-[.O49]" office:value-type="float" office:value="1.38461538461538" calcext:value-type="float">
            <text:p>1.38461538461538</text:p>
          </table:table-cell>
          <table:table-cell table:style-name="ce986" table:formula="of:=0-[.P49]" office:value-type="float" office:value="-0.282051282051282" calcext:value-type="float">
            <text:p>-0.282051282051282</text:p>
          </table:table-cell>
          <table:table-cell table:style-name="ce986" table:formula="of:=0-[.Q49]" office:value-type="float" office:value="-0.0512820512820513" calcext:value-type="float">
            <text:p>-0.051282051282051</text:p>
          </table:table-cell>
          <table:table-cell table:style-name="ce986" table:formula="of:=0-[.R51]" office:value-type="float" office:value="-0.0256410256410256" calcext:value-type="float">
            <text:p>-0.025641025641026</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table-cell table:style-name="ce905"/>
          <table:table-cell table:number-columns-repeated="12"/>
          <table:table-cell table:style-name="ce986" table:formula="of:=1-[.O49]" office:value-type="float" office:value="0.384615384615385" calcext:value-type="float">
            <text:p>0.384615384615385</text:p>
          </table:table-cell>
          <table:table-cell table:style-name="ce986" table:formula="of:=0-[.P49]" office:value-type="float" office:value="-0.282051282051282" calcext:value-type="float">
            <text:p>-0.282051282051282</text:p>
          </table:table-cell>
          <table:table-cell table:style-name="ce986" table:formula="of:=0-[.Q51]" office:value-type="float" office:value="-0.0256410256410256" calcext:value-type="float">
            <text:p>-0.025641025641026</text:p>
          </table:table-cell>
          <table:table-cell table:style-name="ce986" table:formula="of:=0-[.R51]" office:value-type="float" office:value="-0.0256410256410256" calcext:value-type="float">
            <text:p>-0.025641025641026</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number-columns-repeated="14"/>
          <table:table-cell table:style-name="ce986" table:formula="of:=1-[.O49]" office:value-type="float" office:value="0.384615384615385" calcext:value-type="float">
            <text:p>0.384615384615385</text:p>
          </table:table-cell>
          <table:table-cell table:style-name="ce986" table:formula="of:=5-[.P49]" office:value-type="float" office:value="4.71794871794872" calcext:value-type="float">
            <text:p>4.71794871794872</text:p>
          </table:table-cell>
          <table:table-cell table:style-name="ce986" table:formula="of:=0-[.Q51]" office:value-type="float" office:value="-0.0256410256410256" calcext:value-type="float">
            <text:p>-0.025641025641026</text:p>
          </table:table-cell>
          <table:table-cell table:style-name="ce986" table:formula="of:=0-[.R51]" office:value-type="float" office:value="-0.0256410256410256" calcext:value-type="float">
            <text:p>-0.025641025641026</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number-columns-repeated="14"/>
          <table:table-cell table:style-name="ce986" table:formula="of:=0-[.O49]" office:value-type="float" office:value="-0.615384615384615" calcext:value-type="float">
            <text:p>-0.615384615384615</text:p>
          </table:table-cell>
          <table:table-cell table:style-name="ce986" table:formula="of:=0-[.P49]" office:value-type="float" office:value="-0.282051282051282" calcext:value-type="float">
            <text:p>-0.282051282051282</text:p>
          </table:table-cell>
          <table:table-cell table:style-name="ce986" table:formula="of:=0-[.Q51]" office:value-type="float" office:value="-0.0256410256410256" calcext:value-type="float">
            <text:p>-0.025641025641026</text:p>
          </table:table-cell>
          <table:table-cell table:style-name="ce986" table:formula="of:=0-[.R51]" office:value-type="float" office:value="-0.0256410256410256" calcext:value-type="float">
            <text:p>-0.025641025641026</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number-columns-repeated="14"/>
          <table:table-cell table:style-name="ce986" table:formula="of:=9-[.O49]" office:value-type="float" office:value="8.38461538461539" calcext:value-type="float">
            <text:p>8.38461538461539</text:p>
          </table:table-cell>
          <table:table-cell table:style-name="ce986" table:formula="of:=0-[.P49]" office:value-type="float" office:value="-0.282051282051282" calcext:value-type="float">
            <text:p>-0.282051282051282</text:p>
          </table:table-cell>
          <table:table-cell table:style-name="ce986" table:formula="of:=0-[.Q51]" office:value-type="float" office:value="-0.0256410256410256" calcext:value-type="float">
            <text:p>-0.025641025641026</text:p>
          </table:table-cell>
          <table:table-cell table:style-name="ce986" table:formula="of:=0-[.R51]" office:value-type="float" office:value="-0.0256410256410256" calcext:value-type="float">
            <text:p>-0.025641025641026</text:p>
          </table:table-cell>
          <table:table-cell table:style-name="ce986" table:formula="of:=1-[.S49]" office:value-type="float" office:value="0.974358974358974" calcext:value-type="float">
            <text:p>0.974358974358974</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number-columns-repeated="14"/>
          <table:table-cell table:style-name="ce986" table:formula="of:=2-[.O49]" office:value-type="float" office:value="1.38461538461538" calcext:value-type="float">
            <text:p>1.38461538461538</text:p>
          </table:table-cell>
          <table:table-cell table:style-name="ce986" table:formula="of:=3-[.P49]" office:value-type="float" office:value="2.71794871794872" calcext:value-type="float">
            <text:p>2.71794871794872</text:p>
          </table:table-cell>
          <table:table-cell table:style-name="ce986" table:formula="of:=0-[.Q51]" office:value-type="float" office:value="-0.0256410256410256" calcext:value-type="float">
            <text:p>-0.025641025641026</text:p>
          </table:table-cell>
          <table:table-cell table:style-name="ce986" table:formula="of:=0-[.R51]" office:value-type="float" office:value="-0.0256410256410256" calcext:value-type="float">
            <text:p>-0.025641025641026</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number-columns-repeated="14"/>
          <table:table-cell table:style-name="ce986" table:formula="of:=5-[.O49]" office:value-type="float" office:value="4.38461538461539" calcext:value-type="float">
            <text:p>4.38461538461539</text:p>
          </table:table-cell>
          <table:table-cell table:style-name="ce986" table:formula="of:=0-[.P49]" office:value-type="float" office:value="-0.282051282051282" calcext:value-type="float">
            <text:p>-0.282051282051282</text:p>
          </table:table-cell>
          <table:table-cell table:style-name="ce986" table:formula="of:=0-[.Q51]" office:value-type="float" office:value="-0.0256410256410256" calcext:value-type="float">
            <text:p>-0.025641025641026</text:p>
          </table:table-cell>
          <table:table-cell table:style-name="ce986" table:formula="of:=0-[.R51]" office:value-type="float" office:value="-0.0256410256410256" calcext:value-type="float">
            <text:p>-0.025641025641026</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number-columns-repeated="14"/>
          <table:table-cell table:style-name="ce986" table:formula="of:=2-[.O49]" office:value-type="float" office:value="1.38461538461538" calcext:value-type="float">
            <text:p>1.38461538461538</text:p>
          </table:table-cell>
          <table:table-cell table:style-name="ce986" table:formula="of:=0-[.P49]" office:value-type="float" office:value="-0.282051282051282" calcext:value-type="float">
            <text:p>-0.282051282051282</text:p>
          </table:table-cell>
          <table:table-cell table:style-name="ce986" table:formula="of:=0-[.Q51]" office:value-type="float" office:value="-0.0256410256410256" calcext:value-type="float">
            <text:p>-0.025641025641026</text:p>
          </table:table-cell>
          <table:table-cell table:style-name="ce986" table:formula="of:=0-[.R51]" office:value-type="float" office:value="-0.0256410256410256" calcext:value-type="float">
            <text:p>-0.025641025641026</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number-columns-repeated="14"/>
          <table:table-cell table:style-name="ce986" table:formula="of:=13-[.O49]" office:value-type="float" office:value="12.3846153846154" calcext:value-type="float">
            <text:p>12.3846153846154</text:p>
          </table:table-cell>
          <table:table-cell table:style-name="ce986" table:formula="of:=0-[.P49]" office:value-type="float" office:value="-0.282051282051282" calcext:value-type="float">
            <text:p>-0.282051282051282</text:p>
          </table:table-cell>
          <table:table-cell table:style-name="ce986" table:formula="of:=0-[.Q51]" office:value-type="float" office:value="-0.0256410256410256" calcext:value-type="float">
            <text:p>-0.025641025641026</text:p>
          </table:table-cell>
          <table:table-cell table:style-name="ce986" table:formula="of:=0-[.R51]" office:value-type="float" office:value="-0.0256410256410256" calcext:value-type="float">
            <text:p>-0.025641025641026</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number-columns-repeated="14"/>
          <table:table-cell table:style-name="ce986" table:formula="of:=11-[.O49]" office:value-type="float" office:value="10.3846153846154" calcext:value-type="float">
            <text:p>10.3846153846154</text:p>
          </table:table-cell>
          <table:table-cell table:style-name="ce986" table:formula="of:=0-[.P49]" office:value-type="float" office:value="-0.282051282051282" calcext:value-type="float">
            <text:p>-0.282051282051282</text:p>
          </table:table-cell>
          <table:table-cell table:style-name="ce986" table:formula="of:=0-[.Q51]" office:value-type="float" office:value="-0.0256410256410256" calcext:value-type="float">
            <text:p>-0.025641025641026</text:p>
          </table:table-cell>
          <table:table-cell table:style-name="ce986" table:formula="of:=0-[.R51]" office:value-type="float" office:value="-0.0256410256410256" calcext:value-type="float">
            <text:p>-0.025641025641026</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number-columns-repeated="14"/>
          <table:table-cell table:style-name="ce986" table:formula="of:=11-[.O49]" office:value-type="float" office:value="10.3846153846154" calcext:value-type="float">
            <text:p>10.3846153846154</text:p>
          </table:table-cell>
          <table:table-cell table:style-name="ce986" table:formula="of:=0-[.P49]" office:value-type="float" office:value="-0.282051282051282" calcext:value-type="float">
            <text:p>-0.282051282051282</text:p>
          </table:table-cell>
          <table:table-cell table:style-name="ce986" table:formula="of:=0-[.Q51]" office:value-type="float" office:value="-0.0256410256410256" calcext:value-type="float">
            <text:p>-0.025641025641026</text:p>
          </table:table-cell>
          <table:table-cell table:style-name="ce986" table:formula="of:=0-[.R51]" office:value-type="float" office:value="-0.0256410256410256" calcext:value-type="float">
            <text:p>-0.025641025641026</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number-columns-repeated="14"/>
          <table:table-cell table:style-name="ce986" table:formula="of:=14-[.O49]" office:value-type="float" office:value="13.3846153846154" calcext:value-type="float">
            <text:p>13.3846153846154</text:p>
          </table:table-cell>
          <table:table-cell table:style-name="ce986" table:formula="of:=0-[.P49]" office:value-type="float" office:value="-0.282051282051282" calcext:value-type="float">
            <text:p>-0.282051282051282</text:p>
          </table:table-cell>
          <table:table-cell table:style-name="ce986" table:formula="of:=0-[.Q51]" office:value-type="float" office:value="-0.0256410256410256" calcext:value-type="float">
            <text:p>-0.025641025641026</text:p>
          </table:table-cell>
          <table:table-cell table:style-name="ce986" table:formula="of:=0-[.R51]" office:value-type="float" office:value="-0.0256410256410256" calcext:value-type="float">
            <text:p>-0.025641025641026</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number-columns-repeated="14"/>
          <table:table-cell table:style-name="ce986" table:formula="of:=3-[.O49]" office:value-type="float" office:value="2.38461538461538" calcext:value-type="float">
            <text:p>2.38461538461538</text:p>
          </table:table-cell>
          <table:table-cell table:style-name="ce986" table:formula="of:=0-[.P49]" office:value-type="float" office:value="-0.282051282051282" calcext:value-type="float">
            <text:p>-0.282051282051282</text:p>
          </table:table-cell>
          <table:table-cell table:style-name="ce986" table:formula="of:=4-[.Q49]" office:value-type="float" office:value="3.94871794871795" calcext:value-type="float">
            <text:p>3.94871794871795</text:p>
          </table:table-cell>
          <table:table-cell table:style-name="ce986" table:formula="of:=4-[.R49]" office:value-type="float" office:value="3.97435897435897" calcext:value-type="float">
            <text:p>3.97435897435897</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number-columns-repeated="14"/>
          <table:table-cell table:style-name="ce986" table:formula="of:=7-[.O49]" office:value-type="float" office:value="6.38461538461539" calcext:value-type="float">
            <text:p>6.38461538461539</text:p>
          </table:table-cell>
          <table:table-cell table:style-name="ce986" table:formula="of:=0-[.P49]" office:value-type="float" office:value="-0.282051282051282" calcext:value-type="float">
            <text:p>-0.282051282051282</text:p>
          </table:table-cell>
          <table:table-cell table:style-name="ce986" table:formula="of:=0-[.Q51]" office:value-type="float" office:value="-0.0256410256410256" calcext:value-type="float">
            <text:p>-0.025641025641026</text:p>
          </table:table-cell>
          <table:table-cell table:style-name="ce986" table:formula="of:=0-[.R51]" office:value-type="float" office:value="-0.0256410256410256" calcext:value-type="float">
            <text:p>-0.025641025641026</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number-columns-repeated="14"/>
          <table:table-cell table:style-name="ce986" table:formula="of:=3-[.O49]" office:value-type="float" office:value="2.38461538461538" calcext:value-type="float">
            <text:p>2.38461538461538</text:p>
          </table:table-cell>
          <table:table-cell table:style-name="ce986" table:formula="of:=0-[.P49]" office:value-type="float" office:value="-0.282051282051282" calcext:value-type="float">
            <text:p>-0.282051282051282</text:p>
          </table:table-cell>
          <table:table-cell table:style-name="ce986" table:formula="of:=0-[.Q51]" office:value-type="float" office:value="-0.0256410256410256" calcext:value-type="float">
            <text:p>-0.025641025641026</text:p>
          </table:table-cell>
          <table:table-cell table:style-name="ce986" table:formula="of:=0-[.R51]" office:value-type="float" office:value="-0.0256410256410256" calcext:value-type="float">
            <text:p>-0.025641025641026</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number-columns-repeated="14"/>
          <table:table-cell table:style-name="ce986" table:formula="of:=2-[.O49]" office:value-type="float" office:value="1.38461538461538" calcext:value-type="float">
            <text:p>1.38461538461538</text:p>
          </table:table-cell>
          <table:table-cell table:style-name="ce986" table:formula="of:=0-[.P49]" office:value-type="float" office:value="-0.282051282051282" calcext:value-type="float">
            <text:p>-0.282051282051282</text:p>
          </table:table-cell>
          <table:table-cell table:style-name="ce986" table:formula="of:=0-[.Q51]" office:value-type="float" office:value="-0.0256410256410256" calcext:value-type="float">
            <text:p>-0.025641025641026</text:p>
          </table:table-cell>
          <table:table-cell table:style-name="ce986" table:formula="of:=0-[.R51]" office:value-type="float" office:value="-0.0256410256410256" calcext:value-type="float">
            <text:p>-0.025641025641026</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number-columns-repeated="14"/>
          <table:table-cell table:style-name="ce986" table:formula="of:=7-[.O49]" office:value-type="float" office:value="6.38461538461539" calcext:value-type="float">
            <text:p>6.38461538461539</text:p>
          </table:table-cell>
          <table:table-cell table:style-name="ce986" table:formula="of:=0-[.P49]" office:value-type="float" office:value="-0.282051282051282" calcext:value-type="float">
            <text:p>-0.282051282051282</text:p>
          </table:table-cell>
          <table:table-cell table:style-name="ce986" table:formula="of:=0-[.Q51]" office:value-type="float" office:value="-0.0256410256410256" calcext:value-type="float">
            <text:p>-0.025641025641026</text:p>
          </table:table-cell>
          <table:table-cell table:style-name="ce986" table:formula="of:=0-[.R51]" office:value-type="float" office:value="-0.0256410256410256" calcext:value-type="float">
            <text:p>-0.025641025641026</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number-columns-repeated="14"/>
          <table:table-cell table:style-name="ce986" table:formula="of:=13-[.O49]" office:value-type="float" office:value="12.3846153846154" calcext:value-type="float">
            <text:p>12.3846153846154</text:p>
          </table:table-cell>
          <table:table-cell table:style-name="ce986" table:formula="of:=0-[.P49]" office:value-type="float" office:value="-0.282051282051282" calcext:value-type="float">
            <text:p>-0.282051282051282</text:p>
          </table:table-cell>
          <table:table-cell table:style-name="ce986" table:formula="of:=1-[.Q49]" office:value-type="float" office:value="0.948717948717949" calcext:value-type="float">
            <text:p>0.948717948717949</text:p>
          </table:table-cell>
          <table:table-cell table:style-name="ce986" table:formula="of:=1-[.R49]" office:value-type="float" office:value="0.974358974358974" calcext:value-type="float">
            <text:p>0.974358974358974</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number-columns-repeated="14"/>
          <table:table-cell table:style-name="ce986" table:formula="of:=3-[.O49]" office:value-type="float" office:value="2.38461538461538" calcext:value-type="float">
            <text:p>2.38461538461538</text:p>
          </table:table-cell>
          <table:table-cell table:style-name="ce986" table:formula="of:=0-[.P49]" office:value-type="float" office:value="-0.282051282051282" calcext:value-type="float">
            <text:p>-0.282051282051282</text:p>
          </table:table-cell>
          <table:table-cell table:style-name="ce986" table:formula="of:=0-[.Q51]" office:value-type="float" office:value="-0.0256410256410256" calcext:value-type="float">
            <text:p>-0.025641025641026</text:p>
          </table:table-cell>
          <table:table-cell table:style-name="ce986" table:formula="of:=0-[.R51]" office:value-type="float" office:value="-0.0256410256410256" calcext:value-type="float">
            <text:p>-0.025641025641026</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number-columns-repeated="14"/>
          <table:table-cell table:style-name="ce986" table:formula="of:=1-[.O49]" office:value-type="float" office:value="0.384615384615385" calcext:value-type="float">
            <text:p>0.384615384615385</text:p>
          </table:table-cell>
          <table:table-cell table:style-name="ce986" table:formula="of:=0-[.P49]" office:value-type="float" office:value="-0.282051282051282" calcext:value-type="float">
            <text:p>-0.282051282051282</text:p>
          </table:table-cell>
          <table:table-cell table:style-name="ce986" table:formula="of:=0-[.Q51]" office:value-type="float" office:value="-0.0256410256410256" calcext:value-type="float">
            <text:p>-0.025641025641026</text:p>
          </table:table-cell>
          <table:table-cell table:style-name="ce986" table:formula="of:=0-[.R51]" office:value-type="float" office:value="-0.0256410256410256" calcext:value-type="float">
            <text:p>-0.025641025641026</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number-columns-repeated="14"/>
          <table:table-cell table:style-name="ce986" table:formula="of:=4-[.O49]" office:value-type="float" office:value="3.38461538461538" calcext:value-type="float">
            <text:p>3.38461538461538</text:p>
          </table:table-cell>
          <table:table-cell table:style-name="ce986" table:formula="of:=1-[.P49]" office:value-type="float" office:value="0.717948717948718" calcext:value-type="float">
            <text:p>0.717948717948718</text:p>
          </table:table-cell>
          <table:table-cell table:style-name="ce986" table:formula="of:=4-[.Q49]" office:value-type="float" office:value="3.94871794871795" calcext:value-type="float">
            <text:p>3.94871794871795</text:p>
          </table:table-cell>
          <table:table-cell table:style-name="ce986" table:formula="of:=4-[.R49]" office:value-type="float" office:value="3.97435897435897" calcext:value-type="float">
            <text:p>3.97435897435897</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number-columns-repeated="14"/>
          <table:table-cell table:style-name="ce986" table:formula="of:=4-[.O49]" office:value-type="float" office:value="3.38461538461538" calcext:value-type="float">
            <text:p>3.38461538461538</text:p>
          </table:table-cell>
          <table:table-cell table:style-name="ce1064" table:formula="of:=0-[.P49]" office:value-type="float" office:value="-0.282051282051282" calcext:value-type="float">
            <text:p>-0.282051282051282</text:p>
          </table:table-cell>
          <table:table-cell table:style-name="ce1064" table:formula="of:=0-[.Q51]" office:value-type="float" office:value="-0.0256410256410256" calcext:value-type="float">
            <text:p>-0.025641025641026</text:p>
          </table:table-cell>
          <table:table-cell table:style-name="ce1064" table:formula="of:=0-[.R51]" office:value-type="float" office:value="-0.0256410256410256" calcext:value-type="float">
            <text:p>-0.025641025641026</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number-columns-repeated="14"/>
          <table:table-cell table:style-name="ce986" table:formula="of:=4-[.O49]" office:value-type="float" office:value="3.38461538461538" calcext:value-type="float">
            <text:p>3.38461538461538</text:p>
          </table:table-cell>
          <table:table-cell table:style-name="ce1064" table:formula="of:=0-[.P49]" office:value-type="float" office:value="-0.282051282051282" calcext:value-type="float">
            <text:p>-0.282051282051282</text:p>
          </table:table-cell>
          <table:table-cell table:style-name="ce1064" table:formula="of:=0-[.Q51]" office:value-type="float" office:value="-0.0256410256410256" calcext:value-type="float">
            <text:p>-0.025641025641026</text:p>
          </table:table-cell>
          <table:table-cell table:style-name="ce1064" table:formula="of:=0-[.R51]" office:value-type="float" office:value="-0.0256410256410256" calcext:value-type="float">
            <text:p>-0.025641025641026</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number-columns-repeated="14"/>
          <table:table-cell table:style-name="ce986" table:formula="of:=10-[.O49]" office:value-type="float" office:value="9.38461538461539" calcext:value-type="float">
            <text:p>9.38461538461539</text:p>
          </table:table-cell>
          <table:table-cell table:style-name="ce1064" table:formula="of:=0-[.P49]" office:value-type="float" office:value="-0.282051282051282" calcext:value-type="float">
            <text:p>-0.282051282051282</text:p>
          </table:table-cell>
          <table:table-cell table:style-name="ce1064" table:formula="of:=0-[.Q51]" office:value-type="float" office:value="-0.0256410256410256" calcext:value-type="float">
            <text:p>-0.025641025641026</text:p>
          </table:table-cell>
          <table:table-cell table:style-name="ce1064" table:formula="of:=0-[.R51]" office:value-type="float" office:value="-0.0256410256410256" calcext:value-type="float">
            <text:p>-0.025641025641026</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number-columns-repeated="14"/>
          <table:table-cell table:style-name="ce986" table:formula="of:=5-[.O49]" office:value-type="float" office:value="4.38461538461539" calcext:value-type="float">
            <text:p>4.38461538461539</text:p>
          </table:table-cell>
          <table:table-cell table:style-name="ce1064" table:formula="of:=0-[.P49]" office:value-type="float" office:value="-0.282051282051282" calcext:value-type="float">
            <text:p>-0.282051282051282</text:p>
          </table:table-cell>
          <table:table-cell table:style-name="ce1064" table:formula="of:=0-[.Q51]" office:value-type="float" office:value="-0.0256410256410256" calcext:value-type="float">
            <text:p>-0.025641025641026</text:p>
          </table:table-cell>
          <table:table-cell table:style-name="ce1064" table:formula="of:=0-[.R51]" office:value-type="float" office:value="-0.0256410256410256" calcext:value-type="float">
            <text:p>-0.025641025641026</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number-columns-repeated="14"/>
          <table:table-cell table:style-name="ce986" table:formula="of:=14-[.O49]" office:value-type="float" office:value="13.3846153846154" calcext:value-type="float">
            <text:p>13.3846153846154</text:p>
          </table:table-cell>
          <table:table-cell table:style-name="ce1064" table:formula="of:=0-[.P49]" office:value-type="float" office:value="-0.282051282051282" calcext:value-type="float">
            <text:p>-0.282051282051282</text:p>
          </table:table-cell>
          <table:table-cell table:style-name="ce1064" table:formula="of:=0-[.Q51]" office:value-type="float" office:value="-0.0256410256410256" calcext:value-type="float">
            <text:p>-0.025641025641026</text:p>
          </table:table-cell>
          <table:table-cell table:style-name="ce1064" table:formula="of:=0-[.R51]" office:value-type="float" office:value="-0.0256410256410256" calcext:value-type="float">
            <text:p>-0.025641025641026</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2-[.W49]" office:value-type="float" office:value="1.94871794871795" calcext:value-type="float">
            <text:p>1.94871794871795</text:p>
          </table:table-cell>
          <table:table-cell table:style-name="ce1064" office:value-type="float" office:value="0" calcext:value-type="float">
            <text:p>0</text:p>
          </table:table-cell>
          <table:table-cell table:style-name="ce986" table:formula="of:=2-[.Y49]" office:value-type="float" office:value="1.94871794871795" calcext:value-type="float">
            <text:p>1.94871794871795</text:p>
          </table:table-cell>
          <table:table-cell table:number-columns-repeated="39"/>
        </table:table-row>
        <table:table-row table:style-name="ro1">
          <table:table-cell table:number-columns-repeated="14"/>
          <table:table-cell table:style-name="ce986" table:formula="of:=3-[.O49]" office:value-type="float" office:value="2.38461538461538" calcext:value-type="float">
            <text:p>2.38461538461538</text:p>
          </table:table-cell>
          <table:table-cell table:style-name="ce1064" table:formula="of:=0-[.P49]" office:value-type="float" office:value="-0.282051282051282" calcext:value-type="float">
            <text:p>-0.282051282051282</text:p>
          </table:table-cell>
          <table:table-cell table:style-name="ce1064" table:formula="of:=0-[.Q51]" office:value-type="float" office:value="-0.0256410256410256" calcext:value-type="float">
            <text:p>-0.025641025641026</text:p>
          </table:table-cell>
          <table:table-cell table:style-name="ce1064" table:formula="of:=0-[.R51]" office:value-type="float" office:value="-0.0256410256410256" calcext:value-type="float">
            <text:p>-0.025641025641026</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number-columns-repeated="14"/>
          <table:table-cell table:style-name="ce986" table:formula="of:=2-[.O49]" office:value-type="float" office:value="1.38461538461538" calcext:value-type="float">
            <text:p>1.38461538461538</text:p>
          </table:table-cell>
          <table:table-cell table:style-name="ce1064" table:formula="of:=0-[.P49]" office:value-type="float" office:value="-0.282051282051282" calcext:value-type="float">
            <text:p>-0.282051282051282</text:p>
          </table:table-cell>
          <table:table-cell table:style-name="ce1064" table:formula="of:=0-[.Q51]" office:value-type="float" office:value="-0.0256410256410256" calcext:value-type="float">
            <text:p>-0.025641025641026</text:p>
          </table:table-cell>
          <table:table-cell table:style-name="ce1064" table:formula="of:=0-[.R51]" office:value-type="float" office:value="-0.0256410256410256" calcext:value-type="float">
            <text:p>-0.025641025641026</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number-columns-repeated="14"/>
          <table:table-cell table:style-name="ce986" table:formula="of:=2-[.O49]" office:value-type="float" office:value="1.38461538461538" calcext:value-type="float">
            <text:p>1.38461538461538</text:p>
          </table:table-cell>
          <table:table-cell table:style-name="ce1064" table:formula="of:=0-[.P49]" office:value-type="float" office:value="-0.282051282051282" calcext:value-type="float">
            <text:p>-0.282051282051282</text:p>
          </table:table-cell>
          <table:table-cell table:style-name="ce1064" table:formula="of:=0-[.Q51]" office:value-type="float" office:value="-0.0256410256410256" calcext:value-type="float">
            <text:p>-0.025641025641026</text:p>
          </table:table-cell>
          <table:table-cell table:style-name="ce1064" table:formula="of:=0-[.R51]" office:value-type="float" office:value="-0.0256410256410256" calcext:value-type="float">
            <text:p>-0.025641025641026</text:p>
          </table:table-cell>
          <table:table-cell table:style-name="ce986" table:formula="of:=0-[.S49]" office:value-type="float" office:value="-0.0256410256410256" calcext:value-type="float">
            <text:p>-0.025641025641026</text:p>
          </table:table-cell>
          <table:table-cell table:style-name="ce1064" table:formula="of:=0-[.T49]" office:value-type="float" office:value="-0.0769230769230769" calcext:value-type="float">
            <text:p>-0.076923076923077</text:p>
          </table:table-cell>
          <table:table-cell table:style-name="ce1064" table:formula="of:=0-[.T49]" office:value-type="float" office:value="-0.0769230769230769" calcext:value-type="float">
            <text:p>-0.076923076923077</text:p>
          </table:table-cell>
          <table:table-cell table:style-name="ce1064" office:value-type="float" office:value="0" calcext:value-type="float">
            <text:p>0</text:p>
          </table:table-cell>
          <table:table-cell table:style-name="ce986" table:formula="of:=0-[.W49]" office:value-type="float" office:value="-0.0512820512820513" calcext:value-type="float">
            <text:p>-0.051282051282051</text:p>
          </table:table-cell>
          <table:table-cell table:style-name="ce1064" office:value-type="float" office:value="0" calcext:value-type="float">
            <text:p>0</text:p>
          </table:table-cell>
          <table:table-cell table:style-name="ce986" table:formula="of:=0-[.Y49]" office:value-type="float" office:value="-0.0512820512820513" calcext:value-type="float">
            <text:p>-0.051282051282051</text:p>
          </table:table-cell>
          <table:table-cell table:number-columns-repeated="39"/>
        </table:table-row>
        <table:table-row table:style-name="ro1">
          <table:table-cell table:number-columns-repeated="13"/>
          <table:table-cell table:style-name="ce1064" office:value-type="string" calcext:value-type="string">
            <text:p>Summe</text:p>
          </table:table-cell>
          <table:table-cell table:style-name="ce1064" table:formula="of:=SUM([.O56:.O93])" office:value-type="float" office:value="208.615384615385" calcext:value-type="float">
            <text:p>208.615384615385</text:p>
          </table:table-cell>
          <table:table-cell table:style-name="ce1064" table:formula="of:=SUM([.P56:.P93])" office:value-type="float" office:value="8.28205128205128" calcext:value-type="float">
            <text:p>8.28205128205128</text:p>
          </table:table-cell>
          <table:table-cell table:style-name="ce1064" table:formula="of:=SUM([.Q56:.Q93])" office:value-type="float" office:value="10.7179487179487" calcext:value-type="float">
            <text:p>10.7179487179487</text:p>
          </table:table-cell>
          <table:table-cell table:style-name="ce1064" table:formula="of:=SUM([.R56:.R93])" office:value-type="float" office:value="10.974358974359" calcext:value-type="float">
            <text:p>10.974358974359</text:p>
          </table:table-cell>
          <table:table-cell table:style-name="ce1064" table:formula="of:=SUM([.S56:.S93])" office:value-type="float" office:value="0.0769230769230766" calcext:value-type="float">
            <text:p>0.076923076923077</text:p>
          </table:table-cell>
          <table:table-cell table:style-name="ce1064" table:formula="of:=SUM([.T56:.T93])" office:value-type="float" office:value="-1.92307692307692" calcext:value-type="float">
            <text:p>-1.92307692307692</text:p>
          </table:table-cell>
          <table:table-cell table:style-name="ce1064" table:formula="of:=SUM([.U56:.U93])" office:value-type="float" office:value="0.128205128205129" calcext:value-type="float">
            <text:p>0.128205128205129</text:p>
          </table:table-cell>
          <table:table-cell table:style-name="ce1064" office:value-type="float" office:value="0" calcext:value-type="float">
            <text:p>0</text:p>
          </table:table-cell>
          <table:table-cell table:style-name="ce1064" table:formula="of:=SUM([.W56:.W93])" office:value-type="float" office:value="0.0512820512820504" calcext:value-type="float">
            <text:p>0.05128205128205</text:p>
          </table:table-cell>
          <table:table-cell table:style-name="ce1064" office:value-type="float" office:value="0" calcext:value-type="float">
            <text:p>0</text:p>
          </table:table-cell>
          <table:table-cell table:style-name="ce1064" table:formula="of:=SUM([.Y56:.Y93])" office:value-type="float" office:value="0.0512820512820504" calcext:value-type="float">
            <text:p>0.05128205128205</text:p>
          </table:table-cell>
          <table:table-cell table:number-columns-repeated="39"/>
        </table:table-row>
        <table:table-row table:style-name="ro1">
          <table:table-cell table:number-columns-repeated="13"/>
          <table:table-cell table:style-name="ce1065" office:value-type="string" calcext:value-type="string">
            <text:p>Quadrat</text:p>
          </table:table-cell>
          <table:table-cell table:style-name="ce1064" table:formula="of:=[.O94]*[.O94]" office:value-type="float" office:value="43520.3786982249" calcext:value-type="float">
            <text:p>43520.3786982249</text:p>
          </table:table-cell>
          <table:table-cell table:style-name="ce1064" table:formula="of:=POWER([.P94] ;2)" office:value-type="float" office:value="68.5923734385273" calcext:value-type="float">
            <text:p>68.5923734385273</text:p>
          </table:table-cell>
          <table:table-cell table:style-name="ce1064" table:formula="of:=POWER([.Q94];2)" office:value-type="float" office:value="114.874424720579" calcext:value-type="float">
            <text:p>114.874424720579</text:p>
          </table:table-cell>
          <table:table-cell table:style-name="ce1064" table:formula="of:=POWER([.R94];2)" office:value-type="float" office:value="120.436554898093" calcext:value-type="float">
            <text:p>120.436554898093</text:p>
          </table:table-cell>
          <table:table-cell table:style-name="ce1064" table:formula="of:=POWER([.S94];2)" office:value-type="float" office:value="0.00591715976331356" calcext:value-type="float">
            <text:p>0.005917159763314</text:p>
          </table:table-cell>
          <table:table-cell table:style-name="ce1064" table:formula="of:=POWER([.T94];2)" office:value-type="float" office:value="3.69822485207101" calcext:value-type="float">
            <text:p>3.69822485207101</text:p>
          </table:table-cell>
          <table:table-cell table:style-name="ce1064" table:formula="of:=POWER([.U94];2)" office:value-type="float" office:value="0.0164365548980936" calcext:value-type="float">
            <text:p>0.016436554898094</text:p>
          </table:table-cell>
          <table:table-cell table:style-name="ce1064" office:value-type="float" office:value="0" calcext:value-type="float">
            <text:p>0</text:p>
          </table:table-cell>
          <table:table-cell table:style-name="ce1064" table:formula="of:=POWER([.W94];2)" office:value-type="float" office:value="0.00262984878369485" calcext:value-type="float">
            <text:p>0.002629848783695</text:p>
          </table:table-cell>
          <table:table-cell table:style-name="ce1064" office:value-type="float" office:value="0" calcext:value-type="float">
            <text:p>0</text:p>
          </table:table-cell>
          <table:table-cell table:style-name="ce1064" table:formula="of:=POWER([.Y94];2)" office:value-type="float" office:value="0.00262984878369485" calcext:value-type="float">
            <text:p>0.002629848783695</text:p>
          </table:table-cell>
          <table:table-cell table:number-columns-repeated="39"/>
        </table:table-row>
        <table:table-row table:style-name="ro1">
          <table:table-cell table:number-columns-repeated="13"/>
          <table:table-cell table:style-name="ce1064" office:value-type="string" calcext:value-type="string">
            <text:p>Varianz</text:p>
          </table:table-cell>
          <table:table-cell table:style-name="ce1064" table:formula="of:=[.O95]/39" office:value-type="float" office:value="1115.90714610833" calcext:value-type="float">
            <text:p>1115.90714610833</text:p>
          </table:table-cell>
          <table:table-cell table:style-name="ce1064" table:formula="of:=[.P95]/39" office:value-type="float" office:value="1.75877880611609" calcext:value-type="float">
            <text:p>1.75877880611609</text:p>
          </table:table-cell>
          <table:table-cell table:style-name="ce1064" table:formula="of:=[.Q95]/39" office:value-type="float" office:value="2.94549806975843" calcext:value-type="float">
            <text:p>2.94549806975843</text:p>
          </table:table-cell>
          <table:table-cell table:style-name="ce1064" table:formula="of:=[.R95]/39" office:value-type="float" office:value="3.08811679225881" calcext:value-type="float">
            <text:p>3.08811679225881</text:p>
          </table:table-cell>
          <table:table-cell table:style-name="ce1064" table:formula="of:=[.S95]/39" office:value-type="float" office:value="0.000151722045213168" calcext:value-type="float">
            <text:p>0.000151722045213</text:p>
          </table:table-cell>
          <table:table-cell table:style-name="ce1064" table:formula="of:=[.T95]/39" office:value-type="float" office:value="0.094826278258231" calcext:value-type="float">
            <text:p>0.094826278258231</text:p>
          </table:table-cell>
          <table:table-cell table:style-name="ce1064" table:formula="of:=[.U95]/39" office:value-type="float" office:value="0.000421450125592144" calcext:value-type="float">
            <text:p>0.000421450125592</text:p>
          </table:table-cell>
          <table:table-cell table:style-name="ce1064" office:value-type="float" office:value="0" calcext:value-type="float">
            <text:p>0</text:p>
          </table:table-cell>
          <table:table-cell table:style-name="ce1064" table:formula="of:=[.W95]/39" office:value-type="float" office:value="0.0000674320200947397" calcext:value-type="float">
            <text:p>6.74320200947397E-05</text:p>
          </table:table-cell>
          <table:table-cell table:style-name="ce1064" office:value-type="float" office:value="0" calcext:value-type="float">
            <text:p>0</text:p>
          </table:table-cell>
          <table:table-cell table:style-name="ce1064" table:formula="of:=[.Y95]/39" office:value-type="float" office:value="0.0000674320200947397" calcext:value-type="float">
            <text:p>6.74320200947397E-05</text:p>
          </table:table-cell>
          <table:table-cell table:number-columns-repeated="39"/>
        </table:table-row>
        <table:table-row table:style-name="ro2">
          <table:table-cell table:style-name="ce845" table:number-columns-repeated="13"/>
          <table:table-cell table:style-name="ce1063" office:value-type="string" calcext:value-type="string">
            <text:p>Standardabweichung</text:p>
          </table:table-cell>
          <table:table-cell table:style-name="ce1063" table:formula="of:=SQRT([.O96])" office:value-type="float" office:value="33.4051963937997" calcext:value-type="float">
            <text:p>33.4051963937997</text:p>
          </table:table-cell>
          <table:table-cell table:style-name="ce1063" table:formula="of:=SQRT([.P96])" office:value-type="float" office:value="1.32618958151393" calcext:value-type="float">
            <text:p>1.32618958151393</text:p>
          </table:table-cell>
          <table:table-cell table:style-name="ce1063" table:formula="of:=SQRT([.Q96])" office:value-type="float" office:value="1.71624534078273" calcext:value-type="float">
            <text:p>1.71624534078273</text:p>
          </table:table-cell>
          <table:table-cell table:style-name="ce1063" table:formula="of:=SQRT([.R96])" office:value-type="float" office:value="1.75730384175839" calcext:value-type="float">
            <text:p>1.75730384175839</text:p>
          </table:table-cell>
          <table:table-cell table:style-name="ce1063" table:formula="of:=SQRT([.S96])" office:value-type="float" office:value="0.012317550292699" calcext:value-type="float">
            <text:p>0.012317550292699</text:p>
          </table:table-cell>
          <table:table-cell table:style-name="ce1063" table:formula="of:=SQRT([.T96])" office:value-type="float" office:value="0.307938757317475" calcext:value-type="float">
            <text:p>0.307938757317475</text:p>
          </table:table-cell>
          <table:table-cell table:style-name="ce1063" table:formula="of:=SQRT([.U96])" office:value-type="float" office:value="0.0205292504878318" calcext:value-type="float">
            <text:p>0.020529250487832</text:p>
          </table:table-cell>
          <table:table-cell table:style-name="ce1063" office:value-type="float" office:value="0" calcext:value-type="float">
            <text:p>0</text:p>
          </table:table-cell>
          <table:table-cell table:style-name="ce1063" table:formula="of:=SQRT([.W96])" office:value-type="float" office:value="0.00821170019513253" calcext:value-type="float">
            <text:p>0.008211700195133</text:p>
          </table:table-cell>
          <table:table-cell table:style-name="ce1063" office:value-type="float" office:value="0" calcext:value-type="float">
            <text:p>0</text:p>
          </table:table-cell>
          <table:table-cell table:style-name="ce1063" table:formula="of:=SQRT([.Y96])" office:value-type="float" office:value="0.00821170019513253" calcext:value-type="float">
            <text:p>0.008211700195133</text:p>
          </table:table-cell>
          <table:table-cell table:style-name="ce845" table:number-columns-repeated="39"/>
        </table:table-row>
        <table:table-row table:style-name="ro1" table:number-rows-repeated="1048478">
          <table:table-cell table:number-columns-repeated="64"/>
        </table:table-row>
        <table:table-row table:style-name="ro1">
          <table:table-cell table:number-columns-repeated="64"/>
        </table:table-row>
      </table:table>
      <table:table table:name="Präteritopräsentien" table:style-name="ta2">
        <office:forms form:automatic-focus="false" form:apply-design-mode="false"/>
        <table:table-column table:style-name="co33" table:default-cell-style-name="ce1075"/>
        <table:table-column table:style-name="co34" table:default-cell-style-name="ce321"/>
        <table:table-column table:style-name="co35" table:default-cell-style-name="ce321"/>
        <table:table-column table:style-name="co36" table:default-cell-style-name="ce321"/>
        <table:table-column table:style-name="co37" table:default-cell-style-name="ce1112"/>
        <table:table-column table:style-name="co38" table:number-columns-repeated="2" table:default-cell-style-name="ce1142"/>
        <table:table-column table:style-name="co18" table:default-cell-style-name="ce1142"/>
        <table:table-column table:style-name="co39" table:default-cell-style-name="ce1112"/>
        <table:table-column table:style-name="co40" table:default-cell-style-name="ce1142"/>
        <table:table-column table:style-name="co38" table:default-cell-style-name="ce1142"/>
        <table:table-column table:style-name="co38" table:default-cell-style-name="ce1253"/>
        <table:table-column table:style-name="co41" table:default-cell-style-name="ce1142"/>
        <table:table-column table:style-name="co42" table:default-cell-style-name="ce1275"/>
        <table:table-column table:style-name="co43" table:default-cell-style-name="ce1127"/>
        <table:table-column table:style-name="co25" table:default-cell-style-name="ce1309"/>
        <table:table-column table:style-name="co44" table:default-cell-style-name="ce336"/>
        <table:table-column table:style-name="co45" table:default-cell-style-name="ce1115"/>
        <table:table-column table:style-name="co46" table:default-cell-style-name="ce1115"/>
        <table:table-column table:style-name="co47" table:default-cell-style-name="ce1127"/>
        <table:table-column table:style-name="co48" table:default-cell-style-name="ce321"/>
        <table:table-column table:style-name="co49" table:default-cell-style-name="ce336"/>
        <table:table-column table:style-name="co45" table:default-cell-style-name="ce336"/>
        <table:table-column table:style-name="co50" table:default-cell-style-name="ce336"/>
        <table:table-column table:style-name="co51" table:default-cell-style-name="ce1115"/>
        <table:table-column table:style-name="co52" table:default-cell-style-name="ce336"/>
        <table:table-column table:style-name="co53" table:default-cell-style-name="ce336"/>
        <table:table-column table:style-name="co54" table:default-cell-style-name="ce1282"/>
        <table:table-column table:style-name="co55" table:default-cell-style-name="ce321"/>
        <table:table-column table:style-name="co56" table:default-cell-style-name="ce321"/>
        <table:table-column table:style-name="co45" table:default-cell-style-name="ce336"/>
        <table:table-column table:style-name="co50" table:default-cell-style-name="ce336"/>
        <table:table-column table:style-name="co57" table:default-cell-style-name="ce1362"/>
        <table:table-column table:style-name="co58" table:default-cell-style-name="ce1362"/>
        <table:table-column table:style-name="co59" table:default-cell-style-name="ce1362"/>
        <table:table-column table:style-name="co45" table:default-cell-style-name="ce336"/>
        <table:table-column table:style-name="co50" table:default-cell-style-name="ce336"/>
        <table:table-column table:style-name="co11" table:default-cell-style-name="ce1194"/>
        <table:table-column table:style-name="co60" table:default-cell-style-name="ce321"/>
        <table:table-column table:style-name="co61" table:default-cell-style-name="ce321"/>
        <table:table-column table:style-name="co62" table:default-cell-style-name="ce336"/>
        <table:table-column table:style-name="co63" table:default-cell-style-name="ce336"/>
        <table:table-column table:style-name="co11" table:default-cell-style-name="ce1389"/>
        <table:table-column table:style-name="co64" table:default-cell-style-name="ce1399"/>
        <table:table-column table:style-name="co65" table:default-cell-style-name="ce1399"/>
        <table:table-column table:style-name="co66" table:default-cell-style-name="ce336"/>
        <table:table-column table:style-name="co67" table:default-cell-style-name="ce336"/>
        <table:table-column table:style-name="co36" table:default-cell-style-name="ce1389"/>
        <table:table-column table:style-name="co68" table:default-cell-style-name="ce1399"/>
        <table:table-column table:style-name="co69" table:default-cell-style-name="ce1399"/>
        <table:table-column table:style-name="co45" table:default-cell-style-name="ce336"/>
        <table:table-column table:style-name="co50" table:default-cell-style-name="ce336"/>
        <table:table-column table:style-name="co11" table:default-cell-style-name="ce1282"/>
        <table:table-column table:style-name="co70" table:default-cell-style-name="ce321"/>
        <table:table-column table:style-name="co71" table:default-cell-style-name="ce321"/>
        <table:table-column table:style-name="co45" table:default-cell-style-name="ce336"/>
        <table:table-column table:style-name="co72" table:default-cell-style-name="ce336"/>
        <table:table-column table:style-name="co11" table:default-cell-style-name="ce1194"/>
        <table:table-column table:style-name="co70" table:default-cell-style-name="ce321"/>
        <table:table-column table:style-name="co73" table:default-cell-style-name="ce321"/>
        <table:table-column table:style-name="co45" table:default-cell-style-name="ce336"/>
        <table:table-column table:style-name="co50" table:default-cell-style-name="ce336"/>
        <table:table-column table:style-name="co11" table:default-cell-style-name="ce1194"/>
        <table:table-column table:style-name="co74" table:default-cell-style-name="ce321"/>
        <table:table-column table:style-name="co43" table:default-cell-style-name="ce321"/>
        <table:table-column table:style-name="co75" table:default-cell-style-name="ce336"/>
        <table:table-column table:style-name="co76" table:default-cell-style-name="ce336"/>
        <table:table-row table:style-name="ro11">
          <table:table-cell table:style-name="ce1067"/>
          <table:table-cell table:style-name="ce1076" office:value-type="string" calcext:value-type="string">
            <text:p>schwaches Verb</text:p>
          </table:table-cell>
          <table:table-cell table:style-name="ce1076" office:value-type="string" calcext:value-type="string">
            <text:p>Übersetzung</text:p>
          </table:table-cell>
          <table:table-cell table:style-name="ce1076" office:value-type="string" calcext:value-type="string">
            <text:p>Klassenzugehörigkeit</text:p>
          </table:table-cell>
          <table:table-cell table:style-name="ce1092" office:value-type="string" calcext:value-type="string">
            <text:p>idg. Form</text:p>
          </table:table-cell>
          <table:table-cell table:style-name="ce1113" office:value-type="string" calcext:value-type="string">
            <text:p>rekonstruiertes Urgermanisch</text:p>
          </table:table-cell>
          <table:table-cell table:style-name="ce400" office:value-type="string" calcext:value-type="string">
            <text:p>Variante des Konsonanten</text:p>
          </table:table-cell>
          <table:table-cell table:style-name="ce416" office:value-type="string" calcext:value-type="string">
            <text:p>Quelle</text:p>
          </table:table-cell>
          <table:table-cell table:style-name="ce1092" office:value-type="string" calcext:value-type="string">
            <text:p>idg. Form </text:p>
          </table:table-cell>
          <table:table-cell table:style-name="ce1113" office:value-type="string" calcext:value-type="string">
            <text:p>rekonstruiertes Urgermanisch</text:p>
          </table:table-cell>
          <table:table-cell table:style-name="ce400" office:value-type="string" calcext:value-type="string">
            <text:p>Variante des Konsonanten</text:p>
          </table:table-cell>
          <table:table-cell table:style-name="ce494" office:value-type="string" calcext:value-type="string">
            <text:p>Quelle</text:p>
          </table:table-cell>
          <table:table-cell table:style-name="ce400" office:value-type="string" calcext:value-type="string">
            <text:p>idg. Wurzel</text:p>
          </table:table-cell>
          <table:table-cell table:style-name="ce1269" office:value-type="string" calcext:value-type="string">
            <text:p>urgerm. Wurzel</text:p>
          </table:table-cell>
          <table:table-cell table:style-name="ce1113" office:value-type="string" calcext:value-type="string">
            <text:p>rekonstruiertes Urgermanisch</text:p>
          </table:table-cell>
          <table:table-cell table:style-name="ce1295" office:value-type="string" calcext:value-type="string">
            <text:p>Variante des Konsonanten</text:p>
          </table:table-cell>
          <table:table-cell table:style-name="ce1310" office:value-type="string" calcext:value-type="string">
            <text:p>Quelle</text:p>
          </table:table-cell>
          <table:table-cell table:style-name="ce416" office:value-type="string" calcext:value-type="string">
            <text:p>Übereinstimmung Lühr, 1984</text:p>
          </table:table-cell>
          <table:table-cell table:style-name="ce416" office:value-type="string" calcext:value-type="string">
            <text:p>Übereinstimmung Ringe, 2006</text:p>
          </table:table-cell>
          <table:table-cell table:style-name="ce1113" office:value-type="string" calcext:value-type="string">
            <text:p>Gotisch</text:p>
          </table:table-cell>
          <table:table-cell table:style-name="ce1076" office:value-type="string" calcext:value-type="string">
            <text:p>Variante des Konsonanten</text:p>
          </table:table-cell>
          <table:table-cell table:style-name="ce1310" office:value-type="string" calcext:value-type="string">
            <text:p>Quelle</text:p>
          </table:table-cell>
          <table:table-cell table:style-name="ce1310" office:value-type="string" calcext:value-type="string">
            <text:p>Übereinstimmung Lühr, 1984</text:p>
          </table:table-cell>
          <table:table-cell table:style-name="ce1310" office:value-type="string" calcext:value-type="string">
            <text:p>Übereinstimmung Ringe, 2006</text:p>
          </table:table-cell>
          <table:table-cell table:style-name="ce1338" office:value-type="string" calcext:value-type="string">
            <text:p>Runengermanisch</text:p>
          </table:table-cell>
          <table:table-cell table:style-name="ce1342" office:value-type="string" calcext:value-type="string">
            <text:p>Variante des Konsonanten</text:p>
          </table:table-cell>
          <table:table-cell table:style-name="ce1343" office:value-type="string" calcext:value-type="string">
            <text:p>Quelle</text:p>
          </table:table-cell>
          <table:table-cell table:style-name="ce1345" office:value-type="string" calcext:value-type="string">
            <text:p>Altnordisch</text:p>
          </table:table-cell>
          <table:table-cell table:style-name="ce1342" office:value-type="string" calcext:value-type="string">
            <text:p>Variante des Konsonanten</text:p>
          </table:table-cell>
          <table:table-cell table:style-name="ce1343" office:value-type="string" calcext:value-type="string">
            <text:p>Quelle</text:p>
          </table:table-cell>
          <table:table-cell table:style-name="ce1310" office:value-type="string" calcext:value-type="string">
            <text:p>Übereinstimmung Lühr, 1984</text:p>
          </table:table-cell>
          <table:table-cell table:style-name="ce1310" office:value-type="string" calcext:value-type="string">
            <text:p>Übereinstimmung Ringe, 2006</text:p>
          </table:table-cell>
          <table:table-cell table:style-name="ce1352" office:value-type="string" calcext:value-type="string">
            <text:p>Altnorwegisch</text:p>
          </table:table-cell>
          <table:table-cell table:style-name="ce1363" office:value-type="string" calcext:value-type="string">
            <text:p>Variante des Konsonanten</text:p>
          </table:table-cell>
          <table:table-cell table:style-name="ce1368" office:value-type="string" calcext:value-type="string">
            <text:p>Quelle</text:p>
          </table:table-cell>
          <table:table-cell table:style-name="ce1310" office:value-type="string" calcext:value-type="string">
            <text:p>Übereinstimmung Lühr, 1984</text:p>
          </table:table-cell>
          <table:table-cell table:style-name="ce1310" office:value-type="string" calcext:value-type="string">
            <text:p>Übereinstimmung Ringe, 2006</text:p>
          </table:table-cell>
          <table:table-cell table:style-name="ce1345" office:value-type="string" calcext:value-type="string">
            <text:p>Altisländisch</text:p>
          </table:table-cell>
          <table:table-cell table:style-name="ce1342" office:value-type="string" calcext:value-type="string">
            <text:p>Variante des Konsonanten</text:p>
          </table:table-cell>
          <table:table-cell table:style-name="ce1343" office:value-type="string" calcext:value-type="string">
            <text:p>Quelle</text:p>
          </table:table-cell>
          <table:table-cell table:style-name="ce1310" office:value-type="string" calcext:value-type="string">
            <text:p>Übereinstimmung Lühr, 1984</text:p>
          </table:table-cell>
          <table:table-cell table:style-name="ce1310" office:value-type="string" calcext:value-type="string">
            <text:p>Übereinstimmung Ringe, 2006</text:p>
          </table:table-cell>
          <table:table-cell table:style-name="ce1380" office:value-type="string" calcext:value-type="string">
            <text:p>Altschwedisch</text:p>
          </table:table-cell>
          <table:table-cell table:style-name="ce1390" office:value-type="string" calcext:value-type="string">
            <text:p>Variante des Konsonanten</text:p>
          </table:table-cell>
          <table:table-cell table:style-name="ce1400" office:value-type="string" calcext:value-type="string">
            <text:p>Quelle</text:p>
          </table:table-cell>
          <table:table-cell table:style-name="ce1310" office:value-type="string" calcext:value-type="string">
            <text:p>Übereinstimmung Lühr, 1984</text:p>
          </table:table-cell>
          <table:table-cell table:style-name="ce1310" office:value-type="string" calcext:value-type="string">
            <text:p>Übereinstimmung Ringe, 2006</text:p>
          </table:table-cell>
          <table:table-cell table:style-name="ce1380" office:value-type="string" calcext:value-type="string">
            <text:p>Altdänisch</text:p>
          </table:table-cell>
          <table:table-cell table:style-name="ce1390" office:value-type="string" calcext:value-type="string">
            <text:p>Variante des Konsonanten</text:p>
          </table:table-cell>
          <table:table-cell table:style-name="ce1400" office:value-type="string" calcext:value-type="string">
            <text:p>Quelle</text:p>
          </table:table-cell>
          <table:table-cell table:style-name="ce1310" office:value-type="string" calcext:value-type="string">
            <text:p>Übereinstimmung Lühr, 1984</text:p>
          </table:table-cell>
          <table:table-cell table:style-name="ce1310" office:value-type="string" calcext:value-type="string">
            <text:p>Übereinstimmung Ringe, 2006</text:p>
          </table:table-cell>
          <table:table-cell table:style-name="ce1345" office:value-type="string" calcext:value-type="string">
            <text:p>Altenglisch</text:p>
          </table:table-cell>
          <table:table-cell table:style-name="ce1342" office:value-type="string" calcext:value-type="string">
            <text:p>Variante des Konsonanten</text:p>
          </table:table-cell>
          <table:table-cell table:style-name="ce1343" office:value-type="string" calcext:value-type="string">
            <text:p>Quelle</text:p>
          </table:table-cell>
          <table:table-cell table:style-name="ce1310" office:value-type="string" calcext:value-type="string">
            <text:p>Übereinstimmung Lühr, 1984</text:p>
          </table:table-cell>
          <table:table-cell table:style-name="ce1310" office:value-type="string" calcext:value-type="string">
            <text:p>Übereinstimmung Ringe, 2006</text:p>
          </table:table-cell>
          <table:table-cell table:style-name="ce1345" office:value-type="string" calcext:value-type="string">
            <text:p>Althochdeutsch</text:p>
          </table:table-cell>
          <table:table-cell table:style-name="ce1342" office:value-type="string" calcext:value-type="string">
            <text:p>Variante des Konsonanten</text:p>
          </table:table-cell>
          <table:table-cell table:style-name="ce1343" office:value-type="string" calcext:value-type="string">
            <text:p>Quelle</text:p>
          </table:table-cell>
          <table:table-cell table:style-name="ce1310" office:value-type="string" calcext:value-type="string">
            <text:p>Übereinstimmung Lühr, 1984</text:p>
          </table:table-cell>
          <table:table-cell table:style-name="ce1310" office:value-type="string" calcext:value-type="string">
            <text:p>Übereinstimmung Ringe, 2006</text:p>
          </table:table-cell>
          <table:table-cell table:style-name="ce1345" office:value-type="string" calcext:value-type="string">
            <office:annotation draw:style-name="gr2" draw:text-style-name="P3" svg:width="28.99mm" svg:height="247.11mm" svg:x="2333.59mm" svg:y="0mm" draw:caption-point-x="-6.1mm" draw:caption-point-y="0.1mm">
              <dc:date>2017-04-05T00:00:00</dc:date>
              <text:p text:style-name="P2"><text:span text:style-name="T1">Mit Ausnahme von </text:span><text:span text:style-name="T2">witan </text:span><text:span text:style-name="T1">und </text:span><text:span text:style-name="T2">egan </text:span><text:span text:style-name="T1">besteht</text:span><text:span text:style-name="T3"> bei allen Prät.präs. die klare Tendenz,</text:span></text:p>
              <text:p text:style-name="P2"><text:span text:style-name="T3">als Stanmsilbenvokal im Prät. </text:span><text:span text:style-name="T4">-o- </text:span><text:span text:style-name="T3">zu generalisieren:</text:span><text:span text:style-name="T1"> ein Prät. zu </text:span><text:span text:style-name="T2">*dugan</text:span></text:p>
              <text:p text:style-name="P2"><text:span text:style-name="T1">ist nicht belegt, doch ist hier eine Form </text:span><text:span text:style-name="T2">*dohta </text:span><text:span text:style-name="T1">wahrscheinlich (HOLTHAUSEN 1921:</text:span></text:p>
              <text:p text:style-name="P2"><text:span text:style-name="T1">166); bei </text:span><text:span text:style-name="T2">*ounnan </text:span><text:span text:style-name="T1">stehen acht Belege mit </text:span><text:span text:style-name="T2">-o- </text:span><text:span text:style-name="T1">gegen zwei Belege mit </text:span><text:span text:style-name="T2">-u- </text:span><text:span text:style-name="T1">(beide in</text:span></text:p>
              <text:p text:style-name="P2"><text:span text:style-name="T1">C); bei </text:span><text:span text:style-name="T2">*gi-, *afunnan, *thurban</text:span><text:span text:style-name="T5">1 </text:span><text:span text:style-name="T2">*d-urran/gidurr&gt;an</text:span><text:span text:style-name="T5">f </text:span><text:span text:style-name="T2">*skulan </text:span><text:span text:style-name="T1">steht immer </text:span><text:span text:style-name="T2">-o—,</text:span></text:p>
              <text:p text:style-name="P2"><text:span text:style-name="T1">bei </text:span><text:span text:style-name="T2">*farmunan\ </text:span><text:span text:style-name="T1">ist einmal das Prät. </text:span><text:span text:style-name="T2">farmmste </text:span><text:span text:style-name="T1">in M belegt, einmal </text:span><text:span text:style-name="T2">formonsta </text:span><text:span text:style-name="T1">in C;</text:span></text:p>
              <text:p text:style-name="P2"><text:span text:style-name="T1">bei </text:span><text:span text:style-name="T2">*mugan </text:span><text:span text:style-name="T1">findet sich im Prät. ein Nebeneinander von </text:span><text:span text:style-name="T2">mahta </text:span><text:span text:style-name="T1">und </text:span><text:span text:style-name="T2">mohta </text:span><text:span text:style-name="T1">(vgl.</text:span></text:p>
              <text:p text:style-name="P2"><text:span text:style-name="T1">3.4.3.10 ); bei </text:span><text:span text:style-name="T2">*mōtan </text:span><text:span text:style-name="T1">ist der Vokal im Prät. lang </text:span><text:span text:style-name="T2">(mōsta, </text:span><text:span text:style-name="T1">neben häufigem </text:span><text:span text:style-name="T2">muosta,</text:span></text:p>
              <text:p text:style-name="P2"><text:span text:style-name="T1">vgl. 5.3.11), doch wird der Vokal im Mndt. oft gekürzt (LASCH 1914:245 und 54ff). (Birkmann, 1987: 167)</text:span></text:p>
            </office:annotation>
            <text:p>Altsächsisch</text:p>
          </table:table-cell>
          <table:table-cell table:style-name="ce1342" office:value-type="string" calcext:value-type="string">
            <text:p>Variante des Konsonanten</text:p>
          </table:table-cell>
          <table:table-cell table:style-name="ce1343" office:value-type="string" calcext:value-type="string">
            <text:p>Quelle</text:p>
          </table:table-cell>
          <table:table-cell table:style-name="ce1310" office:value-type="string" calcext:value-type="string">
            <text:p>Übereinstimmung Lühr, 1984</text:p>
          </table:table-cell>
          <table:table-cell table:style-name="ce1310" office:value-type="string" calcext:value-type="string">
            <text:p>Übereinstimmung Ringe, 2006</text:p>
          </table:table-cell>
        </table:table-row>
        <table:table-row table:style-name="ro12">
          <table:table-cell table:style-name="ce1067"/>
          <table:table-cell table:style-name="ce1076" table:number-columns-repeated="3"/>
          <table:table-cell table:style-name="ce1093" office:value-type="string" calcext:value-type="string" table:number-columns-spanned="4" table:number-rows-spanned="1">
            <text:p>Nach Lühr</text:p>
          </table:table-cell>
          <table:covered-table-cell table:style-name="ce1114" office:value-type="string" calcext:value-type="string">
            <text:p>Nach Ringe, 2006 (3.Sg. Im Prät.)</text:p>
          </table:covered-table-cell>
          <table:covered-table-cell table:style-name="ce400"/>
          <table:covered-table-cell table:style-name="ce416"/>
          <table:table-cell table:style-name="ce1093" office:value-type="string" calcext:value-type="string" table:number-columns-spanned="4" table:number-rows-spanned="1">
            <text:p>Nach Ringe, 2006 (3.Sg. Im Präs. u. Prät.)</text:p>
          </table:table-cell>
          <table:covered-table-cell table:style-name="ce1114" office:value-type="string" calcext:value-type="string">
            <text:p>Nach Ringe, 2006 (3.Sg. Im Prät.)</text:p>
          </table:covered-table-cell>
          <table:covered-table-cell table:style-name="ce400"/>
          <table:covered-table-cell table:style-name="ce494"/>
          <table:table-cell table:style-name="ce400"/>
          <table:table-cell table:style-name="ce1269"/>
          <table:table-cell table:style-name="ce1113"/>
          <table:table-cell table:style-name="ce1295"/>
          <table:table-cell table:style-name="ce1310"/>
          <table:table-cell table:style-name="ce416" table:number-columns-repeated="2"/>
          <table:table-cell table:style-name="ce1113"/>
          <table:table-cell table:style-name="ce1076"/>
          <table:table-cell table:style-name="ce1310" table:number-columns-repeated="3"/>
          <table:table-cell table:style-name="ce1338"/>
          <table:table-cell table:style-name="ce1342"/>
          <table:table-cell table:style-name="ce1343"/>
          <table:table-cell table:style-name="ce1345"/>
          <table:table-cell table:style-name="ce1342"/>
          <table:table-cell table:style-name="ce1343"/>
          <table:table-cell table:style-name="ce1310" table:number-columns-repeated="2"/>
          <table:table-cell table:style-name="ce1352"/>
          <table:table-cell table:style-name="ce1363"/>
          <table:table-cell table:style-name="ce1368"/>
          <table:table-cell table:style-name="ce1310" table:number-columns-repeated="2"/>
          <table:table-cell table:style-name="ce1345"/>
          <table:table-cell table:style-name="ce1342"/>
          <table:table-cell table:style-name="ce1343"/>
          <table:table-cell table:style-name="ce1310" table:number-columns-repeated="2"/>
          <table:table-cell table:style-name="ce1380"/>
          <table:table-cell table:style-name="ce1390"/>
          <table:table-cell table:style-name="ce1400"/>
          <table:table-cell table:style-name="ce1310" table:number-columns-repeated="2"/>
          <table:table-cell table:style-name="ce1380"/>
          <table:table-cell table:style-name="ce1390"/>
          <table:table-cell table:style-name="ce1400"/>
          <table:table-cell table:style-name="ce1310" table:number-columns-repeated="2"/>
          <table:table-cell table:style-name="ce1345"/>
          <table:table-cell table:style-name="ce1342"/>
          <table:table-cell table:style-name="ce1343"/>
          <table:table-cell table:style-name="ce1310" table:number-columns-repeated="2"/>
          <table:table-cell table:style-name="ce1345"/>
          <table:table-cell table:style-name="ce1342"/>
          <table:table-cell table:style-name="ce1343"/>
          <table:table-cell table:style-name="ce1310" table:number-columns-repeated="2"/>
          <table:table-cell table:style-name="ce1345"/>
          <table:table-cell table:style-name="ce1342"/>
          <table:table-cell table:style-name="ce1343"/>
          <table:table-cell table:style-name="ce1310" table:number-columns-repeated="2"/>
        </table:table-row>
        <table:table-row table:style-name="ro11">
          <table:table-cell table:style-name="ce310" office:value-type="float" office:value="1" calcext:value-type="float" table:number-columns-spanned="1" table:number-rows-spanned="8">
            <text:p>1</text:p>
          </table:table-cell>
          <table:table-cell office:value-type="string" calcext:value-type="string">
            <text:p>Infinitiv</text:p>
          </table:table-cell>
          <table:table-cell office:value-type="string" calcext:value-type="string">
            <text:p>'wissen'</text:p>
          </table:table-cell>
          <table:table-cell table:style-name="ce335" office:value-type="string" calcext:value-type="string" table:number-columns-spanned="1" table:number-rows-spanned="8">
            <text:p>I. Klasse <text:span text:style-name="T49">(19 Formen)</text:span></text:p>
          </table:table-cell>
          <table:table-cell table:style-name="ce1094" office:value-type="string" calcext:value-type="string">
            <text:p><text:span text:style-name="T50">Wurzel </text:span><text:span text:style-name="T51">*wejd-  ‚erblicken‘ (Rix, 2001: 665), Perfekt *woid/wid- (Rix, 2001: 666)</text:span></text:p>
          </table:table-cell>
          <table:table-cell table:style-name="ce1115" table:number-columns-repeated="3"/>
          <table:table-cell table:style-name="ce1094"/>
          <table:table-cell table:style-name="ce1126" office:value-type="string" calcext:value-type="string">
            <text:p>*witaną</text:p>
          </table:table-cell>
          <table:table-cell table:style-name="ce1115"/>
          <table:table-cell table:style-name="ce494" office:value-type="string" calcext:value-type="string">
            <text:p>(Ringe, 2006: 260)</text:p>
          </table:table-cell>
          <table:table-cell table:style-name="ce1217" office:value-type="string" calcext:value-type="string">
            <text:p>*wejd-/wojd-/wid- 'sehen' (Birkmann, 1987: 67)</text:p>
          </table:table-cell>
          <table:table-cell table:style-name="ce1270" office:value-type="string" calcext:value-type="string">
            <text:p>*wait-/wit- (Birkmann, 1987: 67)</text:p>
          </table:table-cell>
          <table:table-cell office:value-type="string" calcext:value-type="string">
            <text:p>*witan</text:p>
          </table:table-cell>
          <table:table-cell table:style-name="ce1279"/>
          <table:table-cell office:value-type="string" calcext:value-type="string">
            <text:p>(Meid, 1971:108)</text:p>
          </table:table-cell>
          <table:table-cell table:number-columns-repeated="2"/>
          <table:table-cell office:value-type="string" calcext:value-type="string">
            <text:p>witan</text:p>
          </table:table-cell>
          <table:table-cell table:style-name="ce1279"/>
          <table:table-cell office:value-type="string" calcext:value-type="string">
            <text:p>(Köbler, 1989: 646)</text:p>
          </table:table-cell>
          <table:table-cell table:number-columns-repeated="2"/>
          <table:table-cell table:style-name="ce1339"/>
          <table:table-cell table:style-name="ce1162"/>
          <table:table-cell table:style-name="ce1344"/>
          <table:table-cell table:style-name="ce1281" office:value-type="string" calcext:value-type="string">
            <text:p>vita</text:p>
          </table:table-cell>
          <table:table-cell table:style-name="ce1279"/>
          <table:table-cell table:style-name="ce336" office:value-type="string" calcext:value-type="string">
            <text:p>(Barnes, 2008: 153)</text:p>
          </table:table-cell>
          <table:table-cell table:number-columns-repeated="2"/>
          <table:table-cell table:style-name="ce1353" table:number-columns-repeated="3"/>
          <table:table-cell table:number-columns-repeated="2"/>
          <table:table-cell office:value-type="string" calcext:value-type="string">
            <text:p>vita</text:p>
          </table:table-cell>
          <table:table-cell table:style-name="ce1279"/>
          <table:table-cell table:style-name="ce336" office:value-type="string" calcext:value-type="string">
            <text:p>(Birkmann, 1987: 225)</text:p>
          </table:table-cell>
          <table:table-cell table:number-columns-repeated="2"/>
          <table:table-cell table:style-name="ce1381"/>
          <table:table-cell table:style-name="ce1391"/>
          <table:table-cell table:style-name="ce1401"/>
          <table:table-cell table:number-columns-repeated="2"/>
          <table:table-cell table:style-name="ce1386"/>
          <table:table-cell table:style-name="ce1391"/>
          <table:table-cell table:style-name="ce1401"/>
          <table:table-cell table:number-columns-repeated="2"/>
          <table:table-cell table:style-name="ce1127" office:value-type="string" calcext:value-type="string">
            <text:p>witan</text:p>
          </table:table-cell>
          <table:table-cell table:style-name="ce1279"/>
          <table:table-cell table:style-name="ce336" office:value-type="string" calcext:value-type="string">
            <text:p>(Campbell, 1997: 343)</text:p>
          </table:table-cell>
          <table:table-cell table:number-columns-repeated="2"/>
          <table:table-cell office:value-type="string" calcext:value-type="string">
            <text:p>wizzan</text:p>
          </table:table-cell>
          <table:table-cell table:style-name="ce1279"/>
          <table:table-cell office:value-type="string" calcext:value-type="string">
            <text:p>(Birkmann, 1987: 131)</text:p>
          </table:table-cell>
          <table:table-cell table:number-columns-repeated="2"/>
          <table:table-cell table:style-name="ce1127" office:value-type="string" calcext:value-type="string">
            <text:p>witan</text:p>
          </table:table-cell>
          <table:table-cell table:style-name="ce1279"/>
          <table:table-cell table:style-name="ce336" office:value-type="string" calcext:value-type="string">
            <text:p>(Birkmann, 1987: 164)</text:p>
          </table:table-cell>
          <table:table-cell table:number-columns-repeated="2"/>
        </table:table-row>
        <table:table-row table:style-name="ro1">
          <table:covered-table-cell table:style-name="ce1068"/>
          <table:table-cell office:value-type="string" calcext:value-type="string">
            <text:p>1.Sg.Ind.Präs. Akt.</text:p>
          </table:table-cell>
          <table:table-cell office:value-type="string" calcext:value-type="string">
            <text:p>'ich weiß'</text:p>
          </table:table-cell>
          <table:covered-table-cell table:style-name="ce335"/>
          <table:table-cell table:style-name="ce1094"/>
          <table:table-cell table:style-name="ce1115" table:number-columns-repeated="3"/>
          <table:table-cell table:style-name="ce1094" office:value-type="string" calcext:value-type="string">
            <text:p>*wóyde ‚er/sie weiß‘ (Ringe, 2006: 153)</text:p>
          </table:table-cell>
          <table:table-cell table:style-name="ce1127" office:value-type="string" calcext:value-type="string">
            <text:p>*wait</text:p>
          </table:table-cell>
          <table:table-cell table:style-name="ce1192"/>
          <table:table-cell table:style-name="ce1166" office:value-type="string" calcext:value-type="string">
            <text:p>(Ringe, 2006: 260)</text:p>
          </table:table-cell>
          <table:table-cell table:style-name="ce1254" office:value-type="string" calcext:value-type="string">
            <text:p><text:span text:style-name="T50">Wurzel </text:span><text:span text:style-name="T51">*wejd- ‘sehen’ → </text:span><text:span text:style-name="T50">Perfekt *woid-e, *wid-n̥t (Kroonen, 2013: 589), </text:span></text:p>
          </table:table-cell>
          <table:table-cell table:style-name="ce1270"/>
          <table:table-cell office:value-type="string" calcext:value-type="string">
            <text:p>*wait</text:p>
          </table:table-cell>
          <table:table-cell table:style-name="ce1279"/>
          <table:table-cell office:value-type="string" calcext:value-type="string">
            <text:p>(Ramat, 1981: 174)</text:p>
          </table:table-cell>
          <table:table-cell table:number-columns-repeated="2"/>
          <table:table-cell office:value-type="string" calcext:value-type="string">
            <text:p>wait</text:p>
          </table:table-cell>
          <table:table-cell table:style-name="ce1279"/>
          <table:table-cell office:value-type="string" calcext:value-type="string">
            <text:p>(Ramat, 1981: 174)</text:p>
          </table:table-cell>
          <table:table-cell table:number-columns-repeated="2"/>
          <table:table-cell table:style-name="ce1339"/>
          <table:table-cell table:style-name="ce1162"/>
          <table:table-cell table:style-name="ce1344"/>
          <table:table-cell table:style-name="ce1127" office:value-type="string" calcext:value-type="string">
            <text:p>veit</text:p>
          </table:table-cell>
          <table:table-cell table:style-name="ce1279"/>
          <table:table-cell table:style-name="ce336" office:value-type="string" calcext:value-type="string">
            <text:p>(Barnes, 2008: 153)</text:p>
          </table:table-cell>
          <table:table-cell table:number-columns-repeated="2"/>
          <table:table-cell table:style-name="ce1353" table:number-columns-repeated="3"/>
          <table:table-cell table:number-columns-repeated="2"/>
          <table:table-cell office:value-type="string" calcext:value-type="string">
            <text:p>veit</text:p>
          </table:table-cell>
          <table:table-cell table:style-name="ce1279"/>
          <table:table-cell table:style-name="ce336" office:value-type="string" calcext:value-type="string">
            <text:p>(Ramat, 1981: 174)</text:p>
          </table:table-cell>
          <table:table-cell table:number-columns-repeated="2"/>
          <table:table-cell table:style-name="ce1381"/>
          <table:table-cell table:style-name="ce1391"/>
          <table:table-cell table:style-name="ce1401"/>
          <table:table-cell table:number-columns-repeated="2"/>
          <table:table-cell table:style-name="ce1381"/>
          <table:table-cell table:style-name="ce1391"/>
          <table:table-cell table:style-name="ce1401"/>
          <table:table-cell table:number-columns-repeated="2"/>
          <table:table-cell office:value-type="string" calcext:value-type="string">
            <text:p>w<text:span text:style-name="T124">ā</text:span><text:span text:style-name="T125">t</text:span></text:p>
          </table:table-cell>
          <table:table-cell table:style-name="ce1279"/>
          <table:table-cell table:style-name="ce336" office:value-type="string" calcext:value-type="string">
            <text:p>(Ramat, 1981: 174)</text:p>
          </table:table-cell>
          <table:table-cell table:number-columns-repeated="2"/>
          <table:table-cell office:value-type="string" calcext:value-type="string">
            <text:p>weiz</text:p>
          </table:table-cell>
          <table:table-cell table:style-name="ce1279"/>
          <table:table-cell office:value-type="string" calcext:value-type="string">
            <text:p>(Ramat, 1981: 174)</text:p>
          </table:table-cell>
          <table:table-cell table:number-columns-repeated="2"/>
          <table:table-cell table:style-name="ce1127" office:value-type="string" calcext:value-type="string">
            <text:p>wēt</text:p>
          </table:table-cell>
          <table:table-cell table:style-name="ce1279"/>
          <table:table-cell table:style-name="ce336" office:value-type="string" calcext:value-type="string">
            <text:p>(Ramat, 1981: 174)</text:p>
          </table:table-cell>
          <table:table-cell table:number-columns-repeated="2"/>
        </table:table-row>
        <table:table-row table:style-name="ro13">
          <table:covered-table-cell table:style-name="ce1068"/>
          <table:table-cell office:value-type="string" calcext:value-type="string">
            <text:p>1.Pl.Ind.Präs. Akt.</text:p>
          </table:table-cell>
          <table:table-cell office:value-type="string" calcext:value-type="string">
            <text:p>'wir wissen'</text:p>
          </table:table-cell>
          <table:covered-table-cell table:style-name="ce335"/>
          <table:table-cell table:style-name="ce1094"/>
          <table:table-cell table:style-name="ce1115" table:number-columns-repeated="3"/>
          <table:table-cell table:style-name="ce1094"/>
          <table:table-cell table:style-name="ce1115" table:number-columns-repeated="2"/>
          <table:table-cell table:style-name="ce1166"/>
          <table:table-cell table:style-name="ce1217" office:value-type="string" calcext:value-type="string">
            <text:p><text:span text:style-name="T50">Wurzel </text:span><text:span text:style-name="T51">*wejd-  ‚erblicken‘ (Rix, 2001: 665), Perfekt *woid/wid- (Rix, 2001: 666)</text:span></text:p>
          </table:table-cell>
          <table:table-cell table:style-name="ce1270"/>
          <table:table-cell office:value-type="string" calcext:value-type="string">
            <text:p>*witum</text:p>
          </table:table-cell>
          <table:table-cell table:style-name="ce1279"/>
          <table:table-cell office:value-type="string" calcext:value-type="string">
            <text:p>(Ramat, 1981: 174)</text:p>
          </table:table-cell>
          <table:table-cell table:number-columns-repeated="2"/>
          <table:table-cell office:value-type="string" calcext:value-type="string">
            <text:p>witum</text:p>
          </table:table-cell>
          <table:table-cell table:style-name="ce1279"/>
          <table:table-cell office:value-type="string" calcext:value-type="string">
            <text:p>(Ramat, 1981: 174)</text:p>
          </table:table-cell>
          <table:table-cell table:number-columns-repeated="2"/>
          <table:table-cell table:style-name="ce1339"/>
          <table:table-cell table:style-name="ce1162"/>
          <table:table-cell table:style-name="ce1344"/>
          <table:table-cell table:style-name="ce1127" office:value-type="string" calcext:value-type="string">
            <text:p>vitu</text:p>
          </table:table-cell>
          <table:table-cell table:style-name="ce1279"/>
          <table:table-cell table:style-name="ce336" office:value-type="string" calcext:value-type="string">
            <text:p>(Barnes, 2008: 153)</text:p>
          </table:table-cell>
          <table:table-cell table:number-columns-repeated="2"/>
          <table:table-cell table:style-name="ce1353" table:number-columns-repeated="3"/>
          <table:table-cell table:number-columns-repeated="2"/>
          <table:table-cell office:value-type="string" calcext:value-type="string">
            <text:p>vitom</text:p>
          </table:table-cell>
          <table:table-cell table:style-name="ce1279"/>
          <table:table-cell table:style-name="ce336" office:value-type="string" calcext:value-type="string">
            <text:p>(Ramat, 1981: 174)</text:p>
          </table:table-cell>
          <table:table-cell table:number-columns-repeated="2"/>
          <table:table-cell table:style-name="ce1381"/>
          <table:table-cell table:style-name="ce1391"/>
          <table:table-cell table:style-name="ce1401"/>
          <table:table-cell table:number-columns-repeated="2"/>
          <table:table-cell table:style-name="ce1381"/>
          <table:table-cell table:style-name="ce1391"/>
          <table:table-cell table:style-name="ce1401"/>
          <table:table-cell table:number-columns-repeated="2"/>
          <table:table-cell table:style-name="ce1127" office:value-type="string" calcext:value-type="string">
            <text:p>witan</text:p>
          </table:table-cell>
          <table:table-cell table:style-name="ce1279"/>
          <table:table-cell table:style-name="ce336" office:value-type="string" calcext:value-type="string">
            <text:p>(Ramat, 1981: 174)</text:p>
          </table:table-cell>
          <table:table-cell table:number-columns-repeated="2"/>
          <table:table-cell office:value-type="string" calcext:value-type="string">
            <text:p>wizzum</text:p>
          </table:table-cell>
          <table:table-cell table:style-name="ce1279"/>
          <table:table-cell office:value-type="string" calcext:value-type="string">
            <text:p>(Ramat, 1981: 174)</text:p>
          </table:table-cell>
          <table:table-cell table:number-columns-repeated="2"/>
          <table:table-cell table:style-name="ce1127" office:value-type="string" calcext:value-type="string">
            <text:p>witun</text:p>
          </table:table-cell>
          <table:table-cell table:style-name="ce1279"/>
          <table:table-cell table:style-name="ce336" office:value-type="string" calcext:value-type="string">
            <text:p>(Ramat, 1981: 174)</text:p>
          </table:table-cell>
          <table:table-cell table:number-columns-repeated="2"/>
        </table:table-row>
        <table:table-row table:style-name="ro2">
          <table:covered-table-cell table:style-name="ce1068"/>
          <table:table-cell table:style-name="ce322" office:value-type="string" calcext:value-type="string" table:number-columns-spanned="1" table:number-rows-spanned="2">
            <text:p>1./3. Sg.Ind.Prät. Akt.</text:p>
          </table:table-cell>
          <table:table-cell table:style-name="ce1085" office:value-type="string" calcext:value-type="string" table:number-columns-spanned="1" table:number-rows-spanned="2">
            <text:p>'ich wusste'</text:p>
          </table:table-cell>
          <table:covered-table-cell table:style-name="ce335"/>
          <table:table-cell table:style-name="ce1094"/>
          <table:table-cell table:style-name="ce1115" table:number-columns-repeated="3"/>
          <table:table-cell table:style-name="ce1094"/>
          <table:table-cell table:style-name="ce1115" table:number-columns-repeated="2"/>
          <table:table-cell table:style-name="ce1166"/>
          <table:table-cell table:style-name="ce1115"/>
          <table:table-cell table:style-name="ce1270"/>
          <table:table-cell table:style-name="ce1276" office:value-type="string" calcext:value-type="string">
            <text:p>*wissōⁿ &lt; (*wit-ðōⁿ)</text:p>
          </table:table-cell>
          <table:table-cell table:style-name="ce1296" office:value-type="string" calcext:value-type="string">
            <text:p>*s &lt; *<text:span text:style-name="T127">ð</text:span></text:p>
          </table:table-cell>
          <table:table-cell office:value-type="string" calcext:value-type="string">
            <text:p>(Ramat, 1981: 174)</text:p>
          </table:table-cell>
          <table:table-cell office:value-type="string" calcext:value-type="string">
            <text:p><text:span text:style-name="T129">*</text:span><text:span text:style-name="T130">ð passt nicht</text:span></text:p>
          </table:table-cell>
          <table:table-cell office:value-type="string" calcext:value-type="string">
            <text:p><text:span text:style-name="T129">*</text:span><text:span text:style-name="T130">ð passt nicht</text:span></text:p>
          </table:table-cell>
          <table:table-cell table:style-name="ce1322" office:value-type="string" calcext:value-type="string">
            <office:annotation draw:style-name="gr3" draw:text-style-name="P5" svg:width="28.99mm" svg:height="73.11mm" svg:x="905.58mm" svg:y="31.08mm" draw:caption-point-x="-6.1mm" draw:caption-point-y="11.93mm">
              <dc:creator>H.S.</dc:creator>
              <dc:date>2017-03-19T00:00:00</dc:date>
              <text:p text:style-name="P4"><text:span text:style-name="T6">(Birkmann, 1987: 119) „[…] im Got. wird diese hochgradig irreguläre Form bewahrt, nicht regularisiert. Obwohl witan als Vollverb fungiert, sollte hierfür die sehr hohe Frequenz des Verbs die Ursache gewesen sein (got. 133 Belege, davon immerhin 19 im Prät.)“</text:span></text:p>
            </office:annotation>
            <text:p>wissa</text:p>
          </table:table-cell>
          <table:table-cell table:style-name="ce1156" office:value-type="string" calcext:value-type="string">
            <text:p>s</text:p>
          </table:table-cell>
          <table:table-cell office:value-type="string" calcext:value-type="string">
            <text:p>(Ramat, 1981: 174)</text:p>
          </table:table-cell>
          <table:table-cell table:number-columns-repeated="2" table:style-name="ce1318" office:value-type="string" calcext:value-type="string">
            <text:p>ja</text:p>
          </table:table-cell>
          <table:table-cell table:style-name="ce1339"/>
          <table:table-cell table:style-name="ce1162"/>
          <table:table-cell table:style-name="ce1344"/>
          <table:table-cell table:style-name="ce1322" office:value-type="string" calcext:value-type="string">
            <text:p>vissi <text:span text:style-name="T136">3. Sg.</text:span></text:p>
          </table:table-cell>
          <table:table-cell table:style-name="ce1156" office:value-type="string" calcext:value-type="string">
            <text:p>s</text:p>
          </table:table-cell>
          <table:table-cell table:style-name="ce336" office:value-type="string" calcext:value-type="string">
            <text:p>(Barnes, 2008: 153)</text:p>
          </table:table-cell>
          <table:table-cell table:number-columns-repeated="2" table:style-name="ce1318" office:value-type="string" calcext:value-type="string">
            <text:p>ja</text:p>
          </table:table-cell>
          <table:table-cell table:style-name="ce1354" office:value-type="string" calcext:value-type="string">
            <text:p>vissa</text:p>
          </table:table-cell>
          <table:table-cell table:style-name="ce1364" office:value-type="string" calcext:value-type="string">
            <text:p>s</text:p>
          </table:table-cell>
          <table:table-cell table:style-name="ce1369" office:value-type="string" calcext:value-type="string">
            <text:p>(Birkmann, 1987: 66)</text:p>
          </table:table-cell>
          <table:table-cell table:number-columns-repeated="2" table:style-name="ce1318" office:value-type="string" calcext:value-type="string">
            <text:p>ja</text:p>
          </table:table-cell>
          <table:table-cell table:style-name="ce1373" office:value-type="string" calcext:value-type="string">
            <office:annotation draw:style-name="gr4" draw:text-style-name="P6" svg:width="28.84mm" svg:height="37.56mm" svg:x="1449.55mm" svg:y="39.78mm" draw:caption-point-x="0mm" draw:caption-point-y="3.23mm">
              <dc:creator>H.S.</dc:creator>
              <dc:date>2017-03-16T00:00:00</dc:date>
              <text:p text:style-name="P4"><text:span text:style-name="T6">Vissa zu vita schon vorgermanisch durch Primärberührungseffekt entstanden (Birkmann, 1987: 235)</text:span></text:p>
            </office:annotation>
            <text:p>vissa</text:p>
          </table:table-cell>
          <table:table-cell table:style-name="ce1156" office:value-type="string" calcext:value-type="string">
            <text:p>s</text:p>
          </table:table-cell>
          <table:table-cell table:style-name="ce336" office:value-type="string" calcext:value-type="string">
            <text:p>(Ramat, 1981: 174)</text:p>
          </table:table-cell>
          <table:table-cell table:number-columns-repeated="2" table:style-name="ce1318" office:value-type="string" calcext:value-type="string">
            <text:p>ja</text:p>
          </table:table-cell>
          <table:table-cell table:style-name="ce1382" office:value-type="string" calcext:value-type="string">
            <text:p>visse</text:p>
          </table:table-cell>
          <table:table-cell table:style-name="ce1392" office:value-type="string" calcext:value-type="string">
            <text:p>s</text:p>
          </table:table-cell>
          <table:table-cell table:style-name="ce1401" office:value-type="string" calcext:value-type="string">
            <text:p>(Birkmann, 1987: 66)</text:p>
          </table:table-cell>
          <table:table-cell table:number-columns-repeated="2" table:style-name="ce1318" office:value-type="string" calcext:value-type="string">
            <text:p>ja</text:p>
          </table:table-cell>
          <table:table-cell table:style-name="ce1382" office:value-type="string" calcext:value-type="string">
            <text:p>wissa</text:p>
          </table:table-cell>
          <table:table-cell table:style-name="ce1392" office:value-type="string" calcext:value-type="string">
            <text:p>s</text:p>
          </table:table-cell>
          <table:table-cell table:style-name="ce1401" office:value-type="string" calcext:value-type="string">
            <text:p>(Birkmann, 1987: 66)</text:p>
          </table:table-cell>
          <table:table-cell table:number-columns-repeated="2" table:style-name="ce1318" office:value-type="string" calcext:value-type="string">
            <text:p>ja</text:p>
          </table:table-cell>
          <table:table-cell table:style-name="ce1322" office:value-type="string" calcext:value-type="string">
            <text:p>wisse</text:p>
          </table:table-cell>
          <table:table-cell table:style-name="ce1156" office:value-type="string" calcext:value-type="string">
            <text:p>s</text:p>
          </table:table-cell>
          <table:table-cell table:style-name="ce336" office:value-type="string" calcext:value-type="string">
            <text:p>(Ramat, 1981: 174)</text:p>
          </table:table-cell>
          <table:table-cell table:number-columns-repeated="2" table:style-name="ce1318" office:value-type="string" calcext:value-type="string">
            <text:p>ja</text:p>
          </table:table-cell>
          <table:table-cell table:style-name="ce1373" office:value-type="string" calcext:value-type="string">
            <office:annotation draw:style-name="gr5" draw:text-style-name="P3" svg:width="28.99mm" svg:height="376.6mm" svg:x="2183mm" svg:y="27.89mm" draw:caption-point-x="-6.1mm" draw:caption-point-y="15.12mm">
              <dc:date>2017-04-05T00:00:00</dc:date>
              <text:p text:style-name="P2"><text:span text:style-name="T7">(Birkmann, 1987: 138) „Im Prät. sind die Formen mit </text:span><text:span text:style-name="T8">wissa</text:span><text:span text:style-name="T7">, etc. die lautgesetzlichen, wie sie auch im Got. und Aisl. belegt sind.“</text:span></text:p>
              <text:p text:style-name="P2"><text:span text:style-name="T7"/></text:p>
              <text:p text:style-name="P2"><text:span text:style-name="T9">Der Wechsel zwischen </text:span><text:span text:style-name="T10">-e- </text:span><text:span text:style-name="T9">und </text:span><text:span text:style-name="T10">-i </text:span><text:span text:style-name="T9">als</text:span></text:p>
              <text:p text:style-name="P2"><text:span text:style-name="T9">Stanmsilbenvokal des Prät. </text:span><text:span text:style-name="T10">(wissa/wista </text:span><text:span text:style-name="T9">vs. </text:span><text:span text:style-name="T10">wessa/westa) </text:span><text:span text:style-name="T9">ist entstanden</text:span></text:p>
              <text:p text:style-name="P2"><text:span text:style-name="T9">durch den Wandel von </text:span><text:span text:style-name="T10">-i- </text:span><text:span text:style-name="T9">zu </text:span><text:span text:style-name="T10">-e- </text:span><text:span text:style-name="T9">vor </text:span><text:span text:style-name="T10">-a-, </text:span><text:span text:style-name="T9">der sich mundartlich verschieden</text:span></text:p>
              <text:p text:style-name="P2"><text:span text:style-name="T9">durchgesetzt hat:</text:span><text:span text:style-name="T11"> die Formen auf </text:span><text:span text:style-name="T12">-i- </text:span><text:span text:style-name="T11">sind oberdeutsch, so ausschließlich bei</text:span></text:p>
              <text:p text:style-name="P2"><text:span text:style-name="T11">N </text:span><text:span text:style-name="T12">wissa </text:span><text:span text:style-name="T11">etc. Sie finden sich auch in B </text:span><text:span text:style-name="T12">(niwissa) </text:span><text:span text:style-name="T11">und in L </text:span><text:span text:style-name="T12">(wisse? </text:span><text:span text:style-name="T11">- </text:span><text:span text:style-name="T12">wissa ev),</text:span></text:p>
              <text:p text:style-name="P2"><text:span text:style-name="T11">das als rheinfränkischer Text eigentlich </text:span><text:span text:style-name="T12">-e- </text:span><text:span text:style-name="T11">haben sollte; </text:span><text:span text:style-name="T12">wista </text:span><text:span text:style-name="T11">steht nur</text:span></text:p>
              <text:p text:style-name="P2"><text:span text:style-name="T11">je einmal bei I und in MF. Die Formen auf </text:span><text:span text:style-name="T12">-e- </text:span><text:span text:style-name="T11">sind dagegen fränkisch: T hat</text:span></text:p>
              <text:p text:style-name="P2"><text:span text:style-name="T11">nur </text:span><text:span text:style-name="T12">westa </text:span><text:span text:style-name="T11">etc., im Konj.Prät. aber einmal </text:span><text:span text:style-name="T12">wessis </text:span><text:span text:style-name="T11">und einmal </text:span><text:span text:style-name="T12">wessi. </text:span><text:span text:style-name="T11">0 hat in</text:span></text:p>
              <text:p text:style-name="P2"><text:span text:style-name="T11">V durchgehend </text:span><text:span text:style-name="T12">-e-, </text:span><text:span text:style-name="T11">zweimal </text:span><text:span text:style-name="T12">wessa </text:span><text:span text:style-name="T11">und im Konj. einmal </text:span><text:span text:style-name="T12">wessis, wessin </text:span><text:span text:style-name="T11">und</text:span></text:p>
              <text:p text:style-name="P2"><text:span text:style-name="T11">zweimal </text:span><text:span text:style-name="T12">wessi. </text:span><text:span text:style-name="T11">Die Freisinger/Münchener Handschrift F von O zeigt erwartungsgemäß</text:span></text:p>
              <text:p text:style-name="P2"><text:span text:style-name="T11">die bairischen Formen </text:span><text:span text:style-name="T12">wissa </text:span><text:span text:style-name="T11">und (selten) </text:span><text:span text:style-name="T12">wista. (Birkmann, 1987: 138)</text:span></text:p>
            </office:annotation>
            <text:p>wissa</text:p>
          </table:table-cell>
          <table:table-cell table:style-name="ce1156" office:value-type="string" calcext:value-type="string">
            <text:p>ss</text:p>
          </table:table-cell>
          <table:table-cell office:value-type="string" calcext:value-type="string">
            <text:p>(Ramat, 1981: 174)</text:p>
          </table:table-cell>
          <table:table-cell table:number-columns-repeated="2" table:style-name="ce1318" office:value-type="string" calcext:value-type="string">
            <text:p>ja</text:p>
          </table:table-cell>
          <table:table-cell table:style-name="ce1322" office:value-type="string" calcext:value-type="string">
            <office:annotation draw:style-name="gr6" draw:text-style-name="P3" svg:width="28.99mm" svg:height="92.31mm" svg:x="2333.59mm" svg:y="27.87mm" draw:caption-point-x="-6.1mm" draw:caption-point-y="15.14mm">
              <dc:date>2017-04-05T00:00:00</dc:date>
              <text:p text:style-name="P2"><text:span text:style-name="T2">Im </text:span><text:span text:style-name="T1">Prät.lnd. und Konj. steht immer </text:span><text:span text:style-name="T2">-ss- </text:span><text:span text:style-name="T1">als lautgesetzlich korrekte, aber</text:span></text:p>
              <text:p text:style-name="P2"><text:span text:style-name="T1">morphologisch irreguläre Bildung. Ansätze zur Regularisierung dieser Fönten wie</text:span></text:p>
              <text:p text:style-name="P2"><text:span text:style-name="T1">etwa im Ahd. zeigen die äs. Belege nur einmal in den Prudentius-Glossen bei</text:span></text:p>
              <text:p text:style-name="P2"><text:span text:style-name="T2">farwistis. </text:span><text:span text:style-name="T1">(Birkmann, 1987: 168)</text:span></text:p>
            </office:annotation>
            <text:p>wissa</text:p>
          </table:table-cell>
          <table:table-cell table:style-name="ce1156" office:value-type="string" calcext:value-type="string">
            <text:p>ss</text:p>
          </table:table-cell>
          <table:table-cell table:style-name="ce336" office:value-type="string" calcext:value-type="string">
            <text:p>(Ramat, 1981: 174)</text:p>
          </table:table-cell>
          <table:table-cell table:number-columns-repeated="2" table:style-name="ce1318" office:value-type="string" calcext:value-type="string">
            <text:p>ja</text:p>
          </table:table-cell>
        </table:table-row>
        <table:table-row table:style-name="ro14">
          <table:covered-table-cell table:style-name="ce1068"/>
          <table:covered-table-cell table:style-name="ce323"/>
          <table:covered-table-cell table:style-name="ce332"/>
          <table:covered-table-cell table:style-name="ce335"/>
          <table:table-cell table:style-name="ce1094"/>
          <table:table-cell table:style-name="ce1116" office:value-type="string" calcext:value-type="string">
            <text:p>*wis-s-ōᵐ &gt; *wissōᵐ</text:p>
          </table:table-cell>
          <table:table-cell table:style-name="ce1144" office:value-type="string" calcext:value-type="string">
            <text:p>*s</text:p>
          </table:table-cell>
          <table:table-cell table:style-name="ce1115" office:value-type="string" calcext:value-type="string">
            <text:p>(Lühr, 1984: 45)</text:p>
          </table:table-cell>
          <table:table-cell table:style-name="ce1094"/>
          <table:table-cell table:style-name="ce1183" office:value-type="string" calcext:value-type="string">
            <text:p><text:span text:style-name="T88">*wiss[a- ded]ē</text:span><text:span text:style-name="T89"> </text:span>&gt; *wissē</text:p>
          </table:table-cell>
          <table:table-cell table:style-name="ce1144" office:value-type="string" calcext:value-type="string">
            <text:p>*s</text:p>
          </table:table-cell>
          <table:table-cell table:style-name="ce1232" office:value-type="string" calcext:value-type="string">
            <text:p>(Ringe, 2006: 260)</text:p>
          </table:table-cell>
          <table:table-cell table:style-name="ce1115"/>
          <table:table-cell table:style-name="ce1270"/>
          <table:table-cell table:style-name="ce1277" office:value-type="string" calcext:value-type="string">
            <office:annotation draw:style-name="gr7" draw:text-style-name="P6" svg:width="30.16mm" svg:height="49.67mm" svg:x="693.54mm" svg:y="31.26mm" draw:caption-point-x="-1.42mm" draw:caption-point-y="20.68mm">
              <dc:date>2017-04-27T00:00:00</dc:date>
              <text:p text:style-name="P4"><text:span text:style-name="T6">„</text:span><text:span text:style-name="T6">Durch Primärberührungseffekt: </text:span><text:span text:style-name="T13">*wissō</text:span><text:span text:style-name="T14">n</text:span><text:span text:style-name="T13"> &lt; (*wit-tō</text:span><text:span text:style-name="T14">n</text:span><text:span text:style-name="T13">) <text:s/></text:span><text:span text:style-name="T6">– in manchen Einzelsprachen auch Formen mit analogisch restituiertem Dentalsuffix“</text:span><text:span text:style-name="T13"> </text:span><text:span text:style-name="T6">(Birkmann, 1987: 66)</text:span></text:p>
            </office:annotation>
            <text:p>*wissōⁿ &lt; (*wit-tōⁿ)</text:p>
          </table:table-cell>
          <table:table-cell table:style-name="ce1297" office:value-type="string" calcext:value-type="string">
            <text:p>*s &lt; *<text:span text:style-name="T77">t</text:span></text:p>
          </table:table-cell>
          <table:table-cell office:value-type="string" calcext:value-type="string">
            <text:p>(Birkmann, 1987: 66)</text:p>
          </table:table-cell>
          <table:table-cell table:number-columns-repeated="2" table:style-name="ce1316" office:value-type="string" calcext:value-type="string">
            <text:p>ja</text:p>
          </table:table-cell>
          <table:table-cell table:style-name="ce1317"/>
          <table:table-cell table:style-name="ce1279" table:number-columns-repeated="2"/>
          <table:table-cell table:number-columns-repeated="2"/>
          <table:table-cell table:style-name="ce1339"/>
          <table:table-cell table:style-name="ce1162"/>
          <table:table-cell table:style-name="ce1344"/>
          <table:table-cell table:style-name="ce1127"/>
          <table:table-cell table:style-name="ce1279"/>
          <table:table-cell table:style-name="ce336"/>
          <table:table-cell table:number-columns-repeated="2"/>
          <table:table-cell table:style-name="ce1355"/>
          <table:table-cell table:style-name="ce1365"/>
          <table:table-cell table:style-name="ce1369"/>
          <table:table-cell table:number-columns-repeated="2"/>
          <table:table-cell table:style-name="ce1317"/>
          <table:table-cell table:style-name="ce1279"/>
          <table:table-cell table:style-name="ce336"/>
          <table:table-cell table:number-columns-repeated="2"/>
          <table:table-cell table:style-name="ce1383" office:value-type="string" calcext:value-type="string">
            <text:p>viste</text:p>
          </table:table-cell>
          <table:table-cell table:style-name="ce1393" office:value-type="string" calcext:value-type="string">
            <text:p>st</text:p>
          </table:table-cell>
          <table:table-cell table:style-name="ce1401" office:value-type="string" calcext:value-type="string">
            <text:p>(Birkmann, 1987: 66)</text:p>
          </table:table-cell>
          <table:table-cell table:number-columns-repeated="2" table:style-name="ce1404" office:value-type="string" calcext:value-type="string">
            <text:p>Wenn t analogisch wieder eingefügt ist (Birkmann, 1987: 66)</text:p>
          </table:table-cell>
          <table:table-cell table:style-name="ce1383" office:value-type="string" calcext:value-type="string">
            <text:p>wiste</text:p>
          </table:table-cell>
          <table:table-cell table:style-name="ce1393" office:value-type="string" calcext:value-type="string">
            <text:p>st</text:p>
          </table:table-cell>
          <table:table-cell table:style-name="ce1401" office:value-type="string" calcext:value-type="string">
            <text:p>(Birkmann, 1987: 66)</text:p>
          </table:table-cell>
          <table:table-cell table:style-name="ce1404" office:value-type="string" calcext:value-type="string">
            <text:p>Wenn t analogisch wieder eingefügt ist (Birkmann, 1987: 66) <text:span text:style-name="T49">Dentalsuffix</text:span></text:p>
          </table:table-cell>
          <table:table-cell table:style-name="ce1404" office:value-type="string" calcext:value-type="string">
            <text:p>Wenn t analogisch wieder eingefügt ist (Birkmann, 1987: 66) <text:span text:style-name="T49">Dentalsuffix</text:span></text:p>
          </table:table-cell>
          <table:table-cell table:style-name="ce1285" office:value-type="string" calcext:value-type="string">
            <text:p>wiste</text:p>
          </table:table-cell>
          <table:table-cell table:style-name="ce1329" office:value-type="string" calcext:value-type="string">
            <text:p>st</text:p>
          </table:table-cell>
          <table:table-cell table:style-name="ce336" office:value-type="string" calcext:value-type="string">
            <text:p>(Campbell, 1997: 343)</text:p>
          </table:table-cell>
          <table:table-cell table:style-name="ce1404" office:value-type="string" calcext:value-type="string">
            <text:p>Wenn t analogisch wieder eingefügt ist (Birkmann, 1987: 66) <text:span text:style-name="T49">Dentalsuffix</text:span></text:p>
          </table:table-cell>
          <table:table-cell table:style-name="ce1404" office:value-type="string" calcext:value-type="string">
            <text:p>Wenn t analogisch wieder eingefügt ist (Birkmann, 1987: 66) <text:span text:style-name="T49">Dentalsuffix</text:span></text:p>
          </table:table-cell>
          <table:table-cell table:style-name="ce1374" office:value-type="string" calcext:value-type="string">
            <office:annotation draw:style-name="gr8" draw:text-style-name="P3" svg:width="28.99mm" svg:height="258.82mm" svg:x="2183mm" svg:y="32.69mm" draw:caption-point-x="-6.1mm" draw:caption-point-y="19.25mm">
              <dc:date>2017-04-06T00:00:00</dc:date>
              <text:p text:style-name="P2"><text:span text:style-name="T7">(Birkmann, 1987: 138) „Durch das Aufkommen von Formen wie </text:span><text:span text:style-name="T8">wista</text:span><text:span text:style-name="T7"> oder </text:span><text:span text:style-name="T8">westa</text:span><text:span text:style-name="T7">, wo das Dentalsuffix analogisch restituiert ist, wird ein Teil der Irregularitäten bei </text:span><text:span text:style-name="T8">wizzan</text:span><text:span text:style-name="T7"> beseitigt.“</text:span></text:p>
            </office:annotation>
            <text:p>wista (mehr obd.)</text:p>
          </table:table-cell>
          <table:table-cell table:style-name="ce1329" office:value-type="string" calcext:value-type="string">
            <text:p>st</text:p>
          </table:table-cell>
          <table:table-cell office:value-type="string" calcext:value-type="string">
            <text:p>(Sonderegger, 2003: 328)</text:p>
          </table:table-cell>
          <table:table-cell table:style-name="ce1404" office:value-type="string" calcext:value-type="string">
            <text:p>Wenn t analogisch wieder eingefügt ist (Birkmann, 1987: 66) <text:span text:style-name="T49">Dentalsuffix</text:span></text:p>
          </table:table-cell>
          <table:table-cell table:style-name="ce1404" office:value-type="string" calcext:value-type="string">
            <text:p>Wenn t analogisch wieder eingefügt ist (Birkmann, 1987: 66) <text:span text:style-name="T49">Dentalsuffix</text:span></text:p>
          </table:table-cell>
          <table:table-cell table:style-name="ce1127"/>
          <table:table-cell table:style-name="ce1279"/>
          <table:table-cell table:style-name="ce336"/>
          <table:table-cell table:number-columns-repeated="2"/>
        </table:table-row>
        <table:table-row table:style-name="ro15">
          <table:covered-table-cell table:style-name="ce1068"/>
          <table:table-cell table:style-name="ce323"/>
          <table:table-cell table:style-name="ce332"/>
          <table:covered-table-cell table:style-name="ce335"/>
          <table:table-cell table:style-name="ce1094"/>
          <table:table-cell table:style-name="ce1116"/>
          <table:table-cell table:style-name="ce1144"/>
          <table:table-cell table:style-name="ce1115"/>
          <table:table-cell table:style-name="ce1094"/>
          <table:table-cell table:style-name="ce1183"/>
          <table:table-cell table:style-name="ce1144"/>
          <table:table-cell table:style-name="ce1232"/>
          <table:table-cell table:style-name="ce1115"/>
          <table:table-cell table:style-name="ce1270"/>
          <table:table-cell table:style-name="ce1277"/>
          <table:table-cell table:style-name="ce1297"/>
          <table:table-cell/>
          <table:table-cell table:style-name="ce1316" table:number-columns-repeated="2"/>
          <table:table-cell table:style-name="ce1317"/>
          <table:table-cell table:style-name="ce1279" table:number-columns-repeated="2"/>
          <table:table-cell table:number-columns-repeated="2"/>
          <table:table-cell table:style-name="ce1339"/>
          <table:table-cell table:style-name="ce1162"/>
          <table:table-cell table:style-name="ce1344"/>
          <table:table-cell table:style-name="ce1127"/>
          <table:table-cell table:style-name="ce1279"/>
          <table:table-cell table:style-name="ce336"/>
          <table:table-cell table:number-columns-repeated="2"/>
          <table:table-cell table:style-name="ce1355"/>
          <table:table-cell table:style-name="ce1365"/>
          <table:table-cell table:style-name="ce1369"/>
          <table:table-cell table:number-columns-repeated="2"/>
          <table:table-cell table:style-name="ce1317"/>
          <table:table-cell table:style-name="ce1279"/>
          <table:table-cell table:style-name="ce336"/>
          <table:table-cell table:number-columns-repeated="2"/>
          <table:table-cell table:style-name="ce1383"/>
          <table:table-cell table:style-name="ce1393"/>
          <table:table-cell table:style-name="ce1401"/>
          <table:table-cell table:style-name="ce1404" table:number-columns-repeated="2"/>
          <table:table-cell table:style-name="ce1383"/>
          <table:table-cell table:style-name="ce1393"/>
          <table:table-cell table:style-name="ce1401"/>
          <table:table-cell table:style-name="ce1404" table:number-columns-repeated="2"/>
          <table:table-cell table:style-name="ce1285"/>
          <table:table-cell table:style-name="ce1329"/>
          <table:table-cell table:style-name="ce336"/>
          <table:table-cell table:style-name="ce1424" table:number-columns-repeated="2"/>
          <table:table-cell table:style-name="ce1374" office:value-type="string" calcext:value-type="string">
            <text:p>wësta (mehr frk.)</text:p>
          </table:table-cell>
          <table:table-cell table:style-name="ce1329" office:value-type="string" calcext:value-type="string">
            <text:p>st</text:p>
          </table:table-cell>
          <table:table-cell office:value-type="string" calcext:value-type="string">
            <text:p>(Sonderegger, 2003: 328)</text:p>
          </table:table-cell>
          <table:table-cell table:style-name="ce1404" office:value-type="string" calcext:value-type="string">
            <text:p>ahd. i vor a,e,o teilw. zu e assimiliert, also frk. wëssa, wësta (Braune, Eggers,  1987: 33) - Wenn t analogisch wieder eingefügt ist (Birkmann, 1987: 66) <text:span text:style-name="T49">Dentalsuffix</text:span></text:p>
          </table:table-cell>
          <table:table-cell table:style-name="ce1404" office:value-type="string" calcext:value-type="string">
            <text:p>ahd. i vor a,e,o teilw. Zu e assimiliert, also frk. wëssa, wësta (Braune, Eggers,  1987: 33) - Wenn t analogisch wieder eingefügt ist (Birkmann, 1987: 66) <text:span text:style-name="T49">Dentalsuffix</text:span></text:p>
          </table:table-cell>
          <table:table-cell table:style-name="ce1127"/>
          <table:table-cell table:style-name="ce1279"/>
          <table:table-cell table:style-name="ce336"/>
          <table:table-cell table:number-columns-repeated="2"/>
        </table:table-row>
        <table:table-row table:style-name="ro1">
          <table:covered-table-cell table:style-name="ce1068"/>
          <table:table-cell table:style-name="ce1080" office:value-type="string" calcext:value-type="string" table:number-columns-spanned="1" table:number-rows-spanned="2">
            <text:p>Partizip Präteritum</text:p>
          </table:table-cell>
          <table:table-cell table:style-name="ce1080" office:value-type="string" calcext:value-type="string" table:number-columns-spanned="1" table:number-rows-spanned="2">
            <text:p>'gewusst‘</text:p>
          </table:table-cell>
          <table:covered-table-cell table:style-name="ce335"/>
          <table:table-cell table:style-name="ce1095" office:value-type="string" calcext:value-type="string">
            <text:p>*wid-tó- <text:span text:style-name="T52">(Lühr, 1984: 45)</text:span></text:p>
          </table:table-cell>
          <table:table-cell table:style-name="ce1117" office:value-type="string" calcext:value-type="string">
            <text:p>*wissaz</text:p>
          </table:table-cell>
          <table:table-cell table:style-name="ce1145" office:value-type="string" calcext:value-type="string">
            <text:p>*s</text:p>
          </table:table-cell>
          <table:table-cell table:style-name="ce1115" office:value-type="string" calcext:value-type="string">
            <text:p>(Lühr, 1984: 45)</text:p>
          </table:table-cell>
          <table:table-cell table:style-name="ce1175" office:value-type="string" calcext:value-type="string">
            <office:annotation draw:style-name="gr9" draw:text-style-name="P8" svg:width="28.99mm" svg:height="17.81mm" svg:x="347.52mm" svg:y="102.05mm" draw:caption-point-x="-6.1mm" draw:caption-point-y="35.72mm">
              <dc:creator>H.S.</dc:creator>
              <dc:date>2017-03-21T00:00:00</dc:date>
              <text:p text:style-name="P7"><text:span text:style-name="T15">(Bethge, 1900: 377) entspricht ai. vit-tá-, gr. (ἄ-)ιστος</text:span></text:p>
            </office:annotation>
            <text:p><text:span text:style-name="T62">*wid-tó-</text:span> (Hill, 2010: 416)</text:p>
          </table:table-cell>
          <table:table-cell table:style-name="ce1117" office:value-type="string" calcext:value-type="string">
            <text:p>*wissaz</text:p>
          </table:table-cell>
          <table:table-cell table:style-name="ce1221" office:value-type="string" calcext:value-type="string">
            <text:p>*s</text:p>
          </table:table-cell>
          <table:table-cell table:style-name="ce1166" office:value-type="string" calcext:value-type="string">
            <text:p>(Ringe, 2006: 260)</text:p>
          </table:table-cell>
          <table:table-cell table:style-name="ce1115" office:value-type="string" calcext:value-type="string">
            <office:annotation draw:style-name="gr9" draw:text-style-name="P8" svg:width="28.99mm" svg:height="17.81mm" svg:x="590.5mm" svg:y="117.11mm" draw:caption-point-x="0mm" draw:caption-point-y="20.66mm">
              <dc:creator>H.S.</dc:creator>
              <dc:date>2017-03-21T00:00:00</dc:date>
              <text:p text:style-name="P7"><text:span text:style-name="T15">(Bethge, 1900: 377) entspricht ai. vit-tá-, gr. (ἄ-)ιστος</text:span></text:p>
            </office:annotation>
            <text:p><text:span text:style-name="T62">*wid-tó-</text:span> (Hill, 2010: 416)</text:p>
          </table:table-cell>
          <table:table-cell table:style-name="ce1270"/>
          <table:table-cell table:style-name="ce1278" office:value-type="string" calcext:value-type="string">
            <office:annotation draw:style-name="gr10" draw:text-style-name="P8" svg:width="28.99mm" svg:height="25.71mm" svg:x="698.22mm" svg:y="100.39mm" draw:caption-point-x="-6.1mm" draw:caption-point-y="37.38mm">
              <dc:date>2017-04-06T00:00:00</dc:date>
              <text:p text:style-name="P7"><text:span text:style-name="T16">(Kroonen, 2013: 588) adj. *wissa- 'gewiss' vom urspr. Part. Prät. von *witan- 'wissen'</text:span></text:p>
            </office:annotation>
            <text:p>*wissa-</text:p>
          </table:table-cell>
          <table:table-cell table:style-name="ce1298" office:value-type="string" calcext:value-type="string">
            <text:p>*s &lt; *<text:span text:style-name="T77">t</text:span></text:p>
          </table:table-cell>
          <table:table-cell table:style-name="ce1311" office:value-type="string" calcext:value-type="string">
            <text:p>(Hill, 2010: 416)</text:p>
          </table:table-cell>
          <table:table-cell table:number-columns-repeated="2" table:style-name="ce1316" office:value-type="string" calcext:value-type="string">
            <text:p>ja</text:p>
          </table:table-cell>
          <table:table-cell table:style-name="ce1229" office:value-type="string" calcext:value-type="string">
            <text:p>*-wiss</text:p>
          </table:table-cell>
          <table:table-cell table:style-name="ce1327" office:value-type="string" calcext:value-type="string">
            <text:p>ss</text:p>
          </table:table-cell>
          <table:table-cell table:style-name="ce1279" office:value-type="string" calcext:value-type="string">
            <text:p>(Köbler, 1989: 645)</text:p>
          </table:table-cell>
          <table:table-cell table:number-columns-repeated="2" table:style-name="ce1318" office:value-type="string" calcext:value-type="string">
            <text:p>ja</text:p>
          </table:table-cell>
          <table:table-cell table:style-name="ce1339"/>
          <table:table-cell table:style-name="ce1162"/>
          <table:table-cell table:style-name="ce1344"/>
          <table:table-cell table:style-name="ce1289" office:value-type="string" calcext:value-type="string">
            <text:p>viss 'gewiss'</text:p>
          </table:table-cell>
          <table:table-cell table:style-name="ce1327" office:value-type="string" calcext:value-type="string">
            <text:p>ss</text:p>
          </table:table-cell>
          <table:table-cell table:style-name="ce336" office:value-type="string" calcext:value-type="string">
            <text:p>(Bethge, 1900: 377)</text:p>
          </table:table-cell>
          <table:table-cell table:number-columns-repeated="2" table:style-name="ce1318" office:value-type="string" calcext:value-type="string">
            <text:p>ja</text:p>
          </table:table-cell>
          <table:table-cell table:style-name="ce1355"/>
          <table:table-cell table:style-name="ce1365"/>
          <table:table-cell table:style-name="ce1369"/>
          <table:table-cell table:style-name="ce1311" table:number-columns-repeated="2"/>
          <table:table-cell table:style-name="ce1317"/>
          <table:table-cell table:style-name="ce1279"/>
          <table:table-cell table:style-name="ce336"/>
          <table:table-cell table:style-name="ce1311" table:number-columns-repeated="2"/>
          <table:table-cell table:style-name="ce1383"/>
          <table:table-cell table:style-name="ce1393"/>
          <table:table-cell table:style-name="ce1401"/>
          <table:table-cell table:style-name="ce1311" table:number-columns-repeated="2"/>
          <table:table-cell table:style-name="ce1383"/>
          <table:table-cell table:style-name="ce1393"/>
          <table:table-cell table:style-name="ce1401"/>
          <table:table-cell table:style-name="ce1311" table:number-columns-repeated="2"/>
          <table:table-cell table:style-name="ce1415" office:value-type="string" calcext:value-type="string">
            <text:p>wiss </text:p>
          </table:table-cell>
          <table:table-cell table:style-name="ce1327" office:value-type="string" calcext:value-type="string">
            <text:p>s</text:p>
          </table:table-cell>
          <table:table-cell table:style-name="ce1279" office:value-type="string" calcext:value-type="string">
            <text:p>(Kroonen, 2013: 588)</text:p>
          </table:table-cell>
          <table:table-cell table:number-columns-repeated="2" table:style-name="ce1318" office:value-type="string" calcext:value-type="string">
            <text:p>ja</text:p>
          </table:table-cell>
          <table:table-cell table:style-name="ce1415" office:value-type="string" calcext:value-type="string">
            <text:p>gi-wis</text:p>
          </table:table-cell>
          <table:table-cell table:style-name="ce1327" office:value-type="string" calcext:value-type="string">
            <text:p>s</text:p>
          </table:table-cell>
          <table:table-cell table:style-name="ce1279" office:value-type="string" calcext:value-type="string">
            <text:p>(Kroonen, 2013: 588)</text:p>
          </table:table-cell>
          <table:table-cell table:number-columns-repeated="2" table:style-name="ce1318" office:value-type="string" calcext:value-type="string">
            <text:p>ja</text:p>
          </table:table-cell>
          <table:table-cell table:style-name="ce1435" office:value-type="string" calcext:value-type="string">
            <text:p>*wīs</text:p>
          </table:table-cell>
          <table:table-cell table:style-name="ce1327" office:value-type="string" calcext:value-type="string">
            <text:p>s</text:p>
          </table:table-cell>
          <table:table-cell table:style-name="ce1279" office:value-type="string" calcext:value-type="string">
            <text:p>(Bethge, 1900: 377)</text:p>
          </table:table-cell>
          <table:table-cell table:number-columns-repeated="2" table:style-name="ce1318" office:value-type="string" calcext:value-type="string">
            <text:p>ja</text:p>
          </table:table-cell>
        </table:table-row>
        <table:table-row table:style-name="ro16">
          <table:covered-table-cell table:style-name="ce1068"/>
          <table:covered-table-cell table:style-name="ce1081"/>
          <table:covered-table-cell table:style-name="ce1087" office:value-type="string" calcext:value-type="string">
            <text:p>'gewusst‘</text:p>
          </table:covered-table-cell>
          <table:covered-table-cell table:style-name="ce335"/>
          <table:table-cell table:style-name="ce1096"/>
          <table:table-cell table:style-name="ce1118" table:number-columns-repeated="3"/>
          <table:table-cell table:style-name="ce1096"/>
          <table:table-cell table:style-name="ce1184"/>
          <table:table-cell table:style-name="ce1192"/>
          <table:table-cell table:style-name="ce1168"/>
          <table:table-cell table:style-name="ce1118"/>
          <table:table-cell table:style-name="ce1271"/>
          <table:table-cell table:style-name="ce1279"/>
          <table:table-cell table:style-name="ce1299"/>
          <table:table-cell table:style-name="ce1279"/>
          <table:table-cell table:style-name="ce1317" table:number-columns-repeated="2"/>
          <table:table-cell office:value-type="string" calcext:value-type="string">
            <text:p>fehlt</text:p>
          </table:table-cell>
          <table:table-cell table:style-name="ce1162"/>
          <table:table-cell office:value-type="string" calcext:value-type="string">
            <text:p>(Köbler, 1989: XXXIII)</text:p>
          </table:table-cell>
          <table:table-cell table:style-name="ce1279" table:number-columns-repeated="2"/>
          <table:table-cell table:style-name="ce1339"/>
          <table:table-cell table:style-name="ce1162"/>
          <table:table-cell table:style-name="ce1344"/>
          <table:table-cell table:style-name="ce1200" office:value-type="string" calcext:value-type="string">
            <text:p>vitat <text:span text:style-name="T136">.</text:span></text:p>
          </table:table-cell>
          <table:table-cell table:style-name="ce1331" office:value-type="string" calcext:value-type="string">
            <text:p>t</text:p>
          </table:table-cell>
          <table:table-cell table:style-name="ce335" office:value-type="string" calcext:value-type="string">
            <text:p>(Barnes, 2008: 153)</text:p>
          </table:table-cell>
          <table:table-cell table:style-name="ce1348" office:value-type="string" calcext:value-type="string">
            <text:p>Nach dem Präsens neugebildet? <text:span text:style-name="T49">Stammauslaut,</text:span>  <text:span text:style-name="T49">Dentalsuffix</text:span></text:p>
          </table:table-cell>
          <table:table-cell table:style-name="ce1348" office:value-type="string" calcext:value-type="string">
            <text:p>Nach dem Präsens neugebildet? <text:span text:style-name="T49">Stammauslaut,</text:span>  <text:span text:style-name="T49">Dentalsuffix</text:span></text:p>
          </table:table-cell>
          <table:table-cell table:style-name="ce1356" table:number-columns-repeated="3"/>
          <table:table-cell table:style-name="ce1279" table:number-columns-repeated="2"/>
          <table:table-cell table:style-name="ce1200" office:value-type="string" calcext:value-type="string">
            <text:p>vitaþr </text:p>
          </table:table-cell>
          <table:table-cell table:style-name="ce1331" office:value-type="string" calcext:value-type="string">
            <text:p>þ</text:p>
          </table:table-cell>
          <table:table-cell table:style-name="ce335" office:value-type="string" calcext:value-type="string">
            <text:p>(Heusler, 1932: 97)</text:p>
          </table:table-cell>
          <table:table-cell table:style-name="ce1348" office:value-type="string" calcext:value-type="string">
            <text:p>Nach dem Präsens neugebildet? <text:span text:style-name="T49">Stammauslaut,</text:span>  <text:span text:style-name="T49">Dentalsuffix</text:span></text:p>
          </table:table-cell>
          <table:table-cell table:style-name="ce1348" office:value-type="string" calcext:value-type="string">
            <text:p>Nach dem Präsens neugebildet? <text:span text:style-name="T49">Stammauslaut,</text:span>  <text:span text:style-name="T49">Dentalsuffix</text:span></text:p>
          </table:table-cell>
          <table:table-cell table:style-name="ce1384" office:value-type="string" calcext:value-type="string">
            <text:p>vitin</text:p>
          </table:table-cell>
          <table:table-cell table:style-name="ce1394"/>
          <table:table-cell table:style-name="ce1402" office:value-type="string" calcext:value-type="string">
            <text:p>(Noreen, 1904: 467)</text:p>
          </table:table-cell>
          <table:table-cell table:style-name="ce1405" office:value-type="string" calcext:value-type="string">
            <text:p>nein (st. Partizip?)<text:span text:style-name="T49"> Dentalsuffix</text:span></text:p>
          </table:table-cell>
          <table:table-cell table:style-name="ce1405" office:value-type="string" calcext:value-type="string">
            <text:p>nein (st. Partizip?)<text:span text:style-name="T49"> Dentalsuffix</text:span></text:p>
          </table:table-cell>
          <table:table-cell table:style-name="ce1409"/>
          <table:table-cell table:style-name="ce1412"/>
          <table:table-cell table:style-name="ce1414"/>
          <table:table-cell table:style-name="ce1279" table:number-columns-repeated="2"/>
          <table:table-cell table:style-name="ce1200" office:value-type="string" calcext:value-type="string">
            <text:p>witen</text:p>
          </table:table-cell>
          <table:table-cell table:style-name="ce1420"/>
          <table:table-cell table:style-name="ce335" office:value-type="string" calcext:value-type="string">
            <text:p>(Campbell, 1979: 343)</text:p>
          </table:table-cell>
          <table:table-cell table:style-name="ce1405" office:value-type="string" calcext:value-type="string">
            <text:p>nein (st. Partizip?)<text:span text:style-name="T49"> Dentalsuffix</text:span></text:p>
          </table:table-cell>
          <table:table-cell table:style-name="ce1405" office:value-type="string" calcext:value-type="string">
            <text:p>nein (st. Partizip?)<text:span text:style-name="T49"> Dentalsuffix</text:span></text:p>
          </table:table-cell>
          <table:table-cell table:style-name="ce1200" office:value-type="string" calcext:value-type="string">
            <text:p>giwizzan</text:p>
          </table:table-cell>
          <table:table-cell table:style-name="ce1331" office:value-type="string" calcext:value-type="string">
            <text:p>s</text:p>
          </table:table-cell>
          <table:table-cell table:style-name="ce326" office:value-type="string" calcext:value-type="string">
            <text:p>(Birkmann, 1987: 131)</text:p>
          </table:table-cell>
          <table:table-cell table:style-name="ce1405" office:value-type="string" calcext:value-type="string">
            <text:p>nein (st. Partizip?)<text:span text:style-name="T49"> Dentalsuffix</text:span></text:p>
          </table:table-cell>
          <table:table-cell table:style-name="ce1405" office:value-type="string" calcext:value-type="string">
            <text:p>nein (st. Partizip?)<text:span text:style-name="T49"> Dentalsuffix</text:span></text:p>
          </table:table-cell>
          <table:table-cell table:style-name="ce1200" office:value-type="string" calcext:value-type="string">
            <text:p>giuuítan</text:p>
          </table:table-cell>
          <table:table-cell table:style-name="ce1331" office:value-type="string" calcext:value-type="string">
            <text:p>t</text:p>
          </table:table-cell>
          <table:table-cell table:style-name="ce335" office:value-type="string" calcext:value-type="string">
            <text:p>(Tiefenbach, 2010: 471)</text:p>
          </table:table-cell>
          <table:table-cell table:style-name="ce1405" office:value-type="string" calcext:value-type="string">
            <text:p>nein (st. Partizip?)<text:span text:style-name="T49"> Dentalsuffix</text:span></text:p>
          </table:table-cell>
          <table:table-cell table:style-name="ce1405" office:value-type="string" calcext:value-type="string">
            <text:p>nein (st. Partizip?)<text:span text:style-name="T49"> Dentalsuffix</text:span></text:p>
          </table:table-cell>
        </table:table-row>
        <table:table-row table:style-name="ro17">
          <table:table-cell table:style-name="ce310" office:value-type="float" office:value="2" calcext:value-type="float" table:number-columns-spanned="1" table:number-rows-spanned="5">
            <text:p>2</text:p>
          </table:table-cell>
          <table:table-cell office:value-type="string" calcext:value-type="string">
            <text:p>Infinitiv</text:p>
          </table:table-cell>
          <table:table-cell office:value-type="string" calcext:value-type="string">
            <text:p>'haben'</text:p>
          </table:table-cell>
          <table:table-cell table:style-name="ce335" office:value-type="string" calcext:value-type="string" table:number-columns-spanned="1" table:number-rows-spanned="5">
            <text:p>I. Klasse</text:p>
          </table:table-cell>
          <table:table-cell table:style-name="ce1094" office:value-type="string" calcext:value-type="string">
            <text:p><text:span text:style-name="T53">*h₂ei</text:span><text:span text:style-name="T54">ḱ</text:span><text:span text:style-name="T53">-</text:span> oder <text:span text:style-name="T53">*h₃ei̯</text:span><text:span text:style-name="T54">ḱ</text:span><text:span text:style-name="T53">-</text:span> ‚sich aneignen‘, Perfekt <text:span text:style-name="T53">*He-Hoik̑-/Hik̑- </text:span>(Rix, 2001: 223)</text:p>
          </table:table-cell>
          <table:table-cell table:style-name="ce1115" table:number-columns-repeated="3"/>
          <table:table-cell table:style-name="ce1094"/>
          <table:table-cell table:style-name="ce1185" office:value-type="string" calcext:value-type="string">
            <text:p>*aiganą</text:p>
          </table:table-cell>
          <table:table-cell table:style-name="ce1222"/>
          <table:table-cell table:style-name="ce1233" office:value-type="string" calcext:value-type="string">
            <text:p>(Ringe, 2006: 261)</text:p>
          </table:table-cell>
          <table:table-cell table:style-name="ce1255" office:value-type="string" calcext:value-type="string">
            <text:p>*Heiḱ-/Hoiḱ-/Hiḱ- oder *h₂eiḱ-/h₂eh₂eiḱ- ? (Birkmann, 1987: 75)</text:p>
          </table:table-cell>
          <table:table-cell table:style-name="ce1270"/>
          <table:table-cell table:style-name="ce1126" office:value-type="string" calcext:value-type="string">
            <text:p>*aigan</text:p>
          </table:table-cell>
          <table:table-cell table:style-name="ce1300"/>
          <table:table-cell table:style-name="ce1312" office:value-type="string" calcext:value-type="string">
            <text:p>(Birkmann, 1987: 74)</text:p>
          </table:table-cell>
          <table:table-cell table:style-name="ce1198" table:number-columns-repeated="2"/>
          <table:table-cell table:style-name="ce1126" office:value-type="string" calcext:value-type="string">
            <text:p>*aigan</text:p>
          </table:table-cell>
          <table:table-cell table:style-name="ce1328"/>
          <table:table-cell table:style-name="ce1312" office:value-type="string" calcext:value-type="string">
            <text:p>(Birkmann, 1987: 102)</text:p>
          </table:table-cell>
          <table:table-cell table:style-name="ce1198" table:number-columns-repeated="2"/>
          <table:table-cell table:style-name="ce1340"/>
          <table:table-cell table:style-name="ce1328"/>
          <table:table-cell table:style-name="ce1312"/>
          <table:table-cell table:style-name="ce1127" office:value-type="string" calcext:value-type="string">
            <text:p>eiga</text:p>
          </table:table-cell>
          <table:table-cell table:style-name="ce1279"/>
          <table:table-cell table:style-name="ce336" office:value-type="string" calcext:value-type="string">
            <text:p>(Barnes, 2008: 153)</text:p>
          </table:table-cell>
          <table:table-cell table:style-name="ce1198" table:number-columns-repeated="2"/>
          <table:table-cell table:style-name="ce1355"/>
          <table:table-cell table:style-name="ce1365"/>
          <table:table-cell table:style-name="ce1369"/>
          <table:table-cell table:style-name="ce1198" table:number-columns-repeated="2"/>
          <table:table-cell table:style-name="ce1126" office:value-type="string" calcext:value-type="string">
            <text:p>eiga</text:p>
          </table:table-cell>
          <table:table-cell table:style-name="ce1328"/>
          <table:table-cell table:style-name="ce1312" office:value-type="string" calcext:value-type="string">
            <text:p>(Birkmann, 1987: 227)</text:p>
          </table:table-cell>
          <table:table-cell table:style-name="ce1198" table:number-columns-repeated="2"/>
          <table:table-cell table:style-name="ce1381" office:value-type="string" calcext:value-type="string">
            <text:p>ǣgha, āgha, ēgha</text:p>
          </table:table-cell>
          <table:table-cell table:style-name="ce1391"/>
          <table:table-cell table:style-name="ce1401" office:value-type="string" calcext:value-type="string">
            <text:p>(Noreen, 1904: 467)</text:p>
          </table:table-cell>
          <table:table-cell table:style-name="ce1198" table:number-columns-repeated="2"/>
          <table:table-cell table:style-name="ce1381"/>
          <table:table-cell table:style-name="ce1391"/>
          <table:table-cell table:style-name="ce1401"/>
          <table:table-cell table:style-name="ce1198" table:number-columns-repeated="2"/>
          <table:table-cell table:style-name="ce1127" office:value-type="string" calcext:value-type="string">
            <text:p>āgan</text:p>
          </table:table-cell>
          <table:table-cell table:style-name="ce1279"/>
          <table:table-cell table:style-name="ce336" office:value-type="string" calcext:value-type="string">
            <text:p>(Campbell, 1997: 343)</text:p>
          </table:table-cell>
          <table:table-cell table:style-name="ce1198" table:number-columns-repeated="2"/>
          <table:table-cell office:value-type="string" calcext:value-type="string">
            <text:p>eigan</text:p>
          </table:table-cell>
          <table:table-cell table:style-name="ce1279"/>
          <table:table-cell office:value-type="string" calcext:value-type="string">
            <text:p>(Birkmann, 1987: 129)</text:p>
          </table:table-cell>
          <table:table-cell table:style-name="ce1198" table:number-columns-repeated="2"/>
          <table:table-cell table:style-name="ce1126" office:value-type="string" calcext:value-type="string">
            <office:annotation draw:style-name="gr6" draw:text-style-name="P3" svg:width="28.99mm" svg:height="92.31mm" svg:x="2333.59mm" svg:y="110.49mm" draw:caption-point-x="-6.1mm" draw:caption-point-y="56.79mm">
              <dc:date>2017-04-05T00:00:00</dc:date>
              <text:p text:style-name="P2"><text:span text:style-name="T1">(Birkmann, 1987: 169) In allen Formen muß ursprünglich der Diphthong </text:span><text:span text:style-name="T2">*'-ai- </text:span><text:span text:style-name="T1">gestanden haben, vgl.</text:span></text:p>
              <text:p text:style-name="P2"><text:span text:style-name="T1">got. </text:span><text:span text:style-name="T2">aih, aigvm, aihta, </text:span><text:span text:style-name="T1">der im As. lautgesetzlich zu </text:span><text:span text:style-name="T2">e- </text:span><text:span text:style-name="T1">wird (vgl. 5.3.1).</text:span></text:p>
              <text:p text:style-name="P2"><text:span text:style-name="T1">Dieser phonologisch bedingte Wandel hat keine morphologischen Konsequenzen für</text:span></text:p>
              <text:p text:style-name="P2"><text:span text:style-name="T2">egan.</text:span></text:p>
            </office:annotation>
            <text:p>ēgan</text:p>
          </table:table-cell>
          <table:table-cell table:style-name="ce1328"/>
          <table:table-cell table:style-name="ce1312" office:value-type="string" calcext:value-type="string">
            <text:p>(Birkmann, 1987: 168)</text:p>
          </table:table-cell>
          <table:table-cell table:style-name="ce1198" table:number-columns-repeated="2"/>
        </table:table-row>
        <table:table-row table:style-name="ro13">
          <table:covered-table-cell table:style-name="ce1068"/>
          <table:table-cell office:value-type="string" calcext:value-type="string">
            <text:p>1.Sg.Ind.Präs. Akt.</text:p>
          </table:table-cell>
          <table:table-cell office:value-type="string" calcext:value-type="string">
            <text:p>'ich habe'</text:p>
          </table:table-cell>
          <table:covered-table-cell table:style-name="ce335"/>
          <table:table-cell table:style-name="ce1094"/>
          <table:table-cell table:style-name="ce1115" table:number-columns-repeated="3"/>
          <table:table-cell table:style-name="ce1094" office:value-type="string" calcext:value-type="string">
            <text:p><text:span text:style-name="T53">*h₂eh₂óyḱe </text:span>‚er/sie besitzt‘ (Ringe, 2006: 153)</text:p>
          </table:table-cell>
          <table:table-cell table:style-name="ce1115" table:number-columns-repeated="2"/>
          <table:table-cell table:style-name="ce1166"/>
          <table:table-cell table:style-name="ce1217" office:value-type="string" calcext:value-type="string">
            <text:p>*h₂ei<text:span text:style-name="T60">ḱ</text:span>- oder *h₃ei̯<text:span text:style-name="T60">ḱ</text:span>- ‚sich aneignen‘, Perfekt *He-Hoik̑-/Hik̑- (Rix, 2001: 223)</text:p>
          </table:table-cell>
          <table:table-cell table:style-name="ce1270"/>
          <table:table-cell office:value-type="string" calcext:value-type="string">
            <text:p>*aih</text:p>
          </table:table-cell>
          <table:table-cell table:style-name="ce1279"/>
          <table:table-cell office:value-type="string" calcext:value-type="string">
            <text:p>(Ramat, 1981: 174)</text:p>
          </table:table-cell>
          <table:table-cell table:number-columns-repeated="2"/>
          <table:table-cell table:style-name="ce1194" office:value-type="string" calcext:value-type="string">
            <text:p>aih</text:p>
          </table:table-cell>
          <table:table-cell table:style-name="ce1279"/>
          <table:table-cell office:value-type="string" calcext:value-type="string">
            <text:p>(Ramat, 1981: 174)</text:p>
          </table:table-cell>
          <table:table-cell table:style-name="ce1115" table:number-columns-repeated="2"/>
          <table:table-cell table:style-name="ce1339" office:value-type="string" calcext:value-type="string">
            <office:annotation draw:style-name="gr11" draw:text-style-name="P10" svg:width="28.99mm" svg:height="69.16mm" svg:x="1063.52mm" svg:y="137.62mm" draw:caption-point-x="-6.1mm" draw:caption-point-y="42.39mm">
              <dc:creator>H.S.</dc:creator>
              <dc:date>2017-03-19T00:00:00</dc:date>
              <text:p text:style-name="P9"><text:span text:style-name="T16">(Birkmann, 1987: 123) „[…] als einziges Prät. präs. ist sicher oder einigermaßen sicher *aigan 'haben' belegt, vermutlich jedoch nur einmal auf dem Stein von Myklebostad (vgl. 3.3), falls die Lesung KRAUSEs richtig ist.“</text:span></text:p>
            </office:annotation>
            <text:p><text:span text:style-name="T50">a</text:span><text:span text:style-name="T142">ih-ek</text:span><text:span text:style-name="T50"> 'ich besitze' ?</text:span></text:p>
          </table:table-cell>
          <table:table-cell table:style-name="ce1162"/>
          <table:table-cell table:style-name="ce1344" office:value-type="string" calcext:value-type="string">
            <text:p>(Birkmann, 1987: 123)</text:p>
          </table:table-cell>
          <table:table-cell table:style-name="ce1127" office:value-type="string" calcext:value-type="string">
            <text:p>á <text:span text:style-name="T136">3. Sg.</text:span></text:p>
          </table:table-cell>
          <table:table-cell table:style-name="ce1279"/>
          <table:table-cell table:style-name="ce336" office:value-type="string" calcext:value-type="string">
            <text:p>(Barnes, 2008: 153)</text:p>
          </table:table-cell>
          <table:table-cell table:style-name="ce1115" table:number-columns-repeated="2"/>
          <table:table-cell table:style-name="ce1355"/>
          <table:table-cell table:style-name="ce1365"/>
          <table:table-cell table:style-name="ce1369"/>
          <table:table-cell table:style-name="ce1115" table:number-columns-repeated="2"/>
          <table:table-cell office:value-type="string" calcext:value-type="string">
            <text:p>ā</text:p>
          </table:table-cell>
          <table:table-cell table:style-name="ce1279"/>
          <table:table-cell table:style-name="ce336" office:value-type="string" calcext:value-type="string">
            <text:p>(Ramat, 1981: 174)</text:p>
          </table:table-cell>
          <table:table-cell table:style-name="ce1115" table:number-columns-repeated="2"/>
          <table:table-cell table:style-name="ce1381" office:value-type="string" calcext:value-type="string">
            <text:p><text:s/>ā</text:p>
          </table:table-cell>
          <table:table-cell table:style-name="ce1391"/>
          <table:table-cell table:style-name="ce1401" office:value-type="string" calcext:value-type="string">
            <text:p>(Noreen, 1904: 467)</text:p>
          </table:table-cell>
          <table:table-cell table:style-name="ce1115" table:number-columns-repeated="2"/>
          <table:table-cell table:style-name="ce1381"/>
          <table:table-cell table:style-name="ce1391"/>
          <table:table-cell table:style-name="ce1401"/>
          <table:table-cell table:style-name="ce1115" table:number-columns-repeated="2"/>
          <table:table-cell office:value-type="string" calcext:value-type="string">
            <text:p>āg (āh)</text:p>
          </table:table-cell>
          <table:table-cell table:style-name="ce1279"/>
          <table:table-cell table:style-name="ce336" office:value-type="string" calcext:value-type="string">
            <text:p>(Ramat, 1981: 174)</text:p>
          </table:table-cell>
          <table:table-cell table:style-name="ce1115" table:number-columns-repeated="2"/>
          <table:table-cell office:value-type="string" calcext:value-type="string">
            <text:p>--</text:p>
          </table:table-cell>
          <table:table-cell table:style-name="ce1279"/>
          <table:table-cell office:value-type="string" calcext:value-type="string">
            <text:p>(Ramat, 1981: 174)</text:p>
          </table:table-cell>
          <table:table-cell table:style-name="ce1115" table:number-columns-repeated="2"/>
          <table:table-cell table:style-name="ce1127" office:value-type="string" calcext:value-type="string">
            <text:p>--</text:p>
          </table:table-cell>
          <table:table-cell table:style-name="ce1279"/>
          <table:table-cell table:style-name="ce336" office:value-type="string" calcext:value-type="string">
            <text:p>(Ramat, 1981: 174)</text:p>
          </table:table-cell>
          <table:table-cell table:style-name="ce1115" table:number-columns-repeated="2"/>
        </table:table-row>
        <table:table-row table:style-name="ro18">
          <table:covered-table-cell table:style-name="ce1068"/>
          <table:table-cell office:value-type="string" calcext:value-type="string">
            <text:p>1.Pl.Ind.Präs. Akt.</text:p>
          </table:table-cell>
          <table:table-cell office:value-type="string" calcext:value-type="string">
            <text:p>'wir haben'</text:p>
          </table:table-cell>
          <table:covered-table-cell table:style-name="ce335"/>
          <table:table-cell table:style-name="ce1094"/>
          <table:table-cell table:style-name="ce1115" table:number-columns-repeated="3"/>
          <table:table-cell table:style-name="ce1094"/>
          <table:table-cell table:style-name="ce1115" table:number-columns-repeated="2"/>
          <table:table-cell table:style-name="ce1166"/>
          <table:table-cell table:style-name="ce1115"/>
          <table:table-cell table:style-name="ce1270"/>
          <table:table-cell office:value-type="string" calcext:value-type="string">
            <text:p>*ai<text:span text:style-name="T124">ǥ</text:span><text:span text:style-name="T125">um</text:span></text:p>
          </table:table-cell>
          <table:table-cell table:style-name="ce1279"/>
          <table:table-cell office:value-type="string" calcext:value-type="string">
            <text:p>(Ramat, 1981: 174)</text:p>
          </table:table-cell>
          <table:table-cell table:number-columns-repeated="2"/>
          <table:table-cell table:style-name="ce1194" office:value-type="string" calcext:value-type="string">
            <text:p>aigum</text:p>
          </table:table-cell>
          <table:table-cell table:style-name="ce1279"/>
          <table:table-cell office:value-type="string" calcext:value-type="string">
            <text:p>(Ramat, 1981: 174)</text:p>
          </table:table-cell>
          <table:table-cell table:style-name="ce1115" table:number-columns-repeated="2"/>
          <table:table-cell table:style-name="ce1339"/>
          <table:table-cell table:style-name="ce1162"/>
          <table:table-cell table:style-name="ce1344"/>
          <table:table-cell table:style-name="ce1127" office:value-type="string" calcext:value-type="string">
            <text:p>eigu</text:p>
          </table:table-cell>
          <table:table-cell table:style-name="ce1279"/>
          <table:table-cell table:style-name="ce336" office:value-type="string" calcext:value-type="string">
            <text:p>(Barnes, 2008: 153)</text:p>
          </table:table-cell>
          <table:table-cell table:style-name="ce1115" table:number-columns-repeated="2"/>
          <table:table-cell table:style-name="ce1355"/>
          <table:table-cell table:style-name="ce1365"/>
          <table:table-cell table:style-name="ce1369"/>
          <table:table-cell table:style-name="ce1115" table:number-columns-repeated="2"/>
          <table:table-cell table:style-name="ce1127" office:value-type="string" calcext:value-type="string">
            <text:p>eigom</text:p>
          </table:table-cell>
          <table:table-cell table:style-name="ce1279"/>
          <table:table-cell table:style-name="ce336" office:value-type="string" calcext:value-type="string">
            <text:p>(Ramat, 1981: 174)</text:p>
          </table:table-cell>
          <table:table-cell table:style-name="ce1115" table:number-columns-repeated="2"/>
          <table:table-cell table:style-name="ce1381"/>
          <table:table-cell table:style-name="ce1391"/>
          <table:table-cell table:style-name="ce1401"/>
          <table:table-cell table:style-name="ce1115" table:number-columns-repeated="2"/>
          <table:table-cell table:style-name="ce1381"/>
          <table:table-cell table:style-name="ce1391"/>
          <table:table-cell table:style-name="ce1401"/>
          <table:table-cell table:style-name="ce1115" table:number-columns-repeated="2"/>
          <table:table-cell office:value-type="string" calcext:value-type="string">
            <text:p>āgon</text:p>
          </table:table-cell>
          <table:table-cell table:style-name="ce1279"/>
          <table:table-cell table:style-name="ce336" office:value-type="string" calcext:value-type="string">
            <text:p>(Ramat, 1981: 174)</text:p>
          </table:table-cell>
          <table:table-cell table:style-name="ce1115" table:number-columns-repeated="2"/>
          <table:table-cell office:value-type="string" calcext:value-type="string">
            <text:p>eigum</text:p>
          </table:table-cell>
          <table:table-cell table:style-name="ce1279"/>
          <table:table-cell office:value-type="string" calcext:value-type="string">
            <text:p>(Ramat, 1981: 174)</text:p>
          </table:table-cell>
          <table:table-cell table:style-name="ce1115" table:number-columns-repeated="2"/>
          <table:table-cell office:value-type="string" calcext:value-type="string">
            <text:p>ēgun</text:p>
          </table:table-cell>
          <table:table-cell table:style-name="ce1279"/>
          <table:table-cell table:style-name="ce336" office:value-type="string" calcext:value-type="string">
            <text:p>(Ramat, 1981: 174)</text:p>
          </table:table-cell>
          <table:table-cell table:style-name="ce1115" table:number-columns-repeated="2"/>
        </table:table-row>
        <table:table-row table:style-name="ro19">
          <table:covered-table-cell table:style-name="ce1068"/>
          <table:table-cell office:value-type="string" calcext:value-type="string">
            <text:p>1./3. Sg.Ind.Prät. Akt.</text:p>
          </table:table-cell>
          <table:table-cell office:value-type="string" calcext:value-type="string">
            <text:p>'ich hatte'</text:p>
          </table:table-cell>
          <table:covered-table-cell table:style-name="ce335"/>
          <table:table-cell table:style-name="ce1094"/>
          <table:table-cell table:style-name="ce1119" office:value-type="string" calcext:value-type="string">
            <text:p>*aih-t-ōᵐ &gt; *aihtōᵐ</text:p>
          </table:table-cell>
          <table:table-cell table:style-name="ce1146" office:value-type="string" calcext:value-type="string">
            <text:p>*t</text:p>
          </table:table-cell>
          <table:table-cell table:style-name="ce1159" office:value-type="string" calcext:value-type="string">
            <text:p>eigenes Rekonstrukt</text:p>
          </table:table-cell>
          <table:table-cell table:style-name="ce1094"/>
          <table:table-cell table:style-name="ce1186" office:value-type="string" calcext:value-type="string">
            <text:p>*aihta- <text:span text:style-name="T88">ded]ē</text:span><text:span text:style-name="T89"> &gt; </text:span><text:span text:style-name="T90">*aihtē</text:span></text:p>
          </table:table-cell>
          <table:table-cell table:style-name="ce1146" office:value-type="string" calcext:value-type="string">
            <text:p>*t</text:p>
          </table:table-cell>
          <table:table-cell table:style-name="ce1234" office:value-type="string" calcext:value-type="string">
            <text:p>(Ringe, 2006: 261)</text:p>
          </table:table-cell>
          <table:table-cell table:style-name="ce1115"/>
          <table:table-cell table:style-name="ce1270"/>
          <table:table-cell table:style-name="ce1280" office:value-type="string" calcext:value-type="string">
            <text:p>*aihtōⁿ</text:p>
          </table:table-cell>
          <table:table-cell table:style-name="ce1301" office:value-type="string" calcext:value-type="string">
            <text:p>*t</text:p>
          </table:table-cell>
          <table:table-cell table:style-name="ce1162" office:value-type="string" calcext:value-type="string">
            <text:p>(Ramat, 1981: 174)</text:p>
          </table:table-cell>
          <table:table-cell table:number-columns-repeated="2" table:style-name="ce1316" office:value-type="string" calcext:value-type="string">
            <text:p>ja</text:p>
          </table:table-cell>
          <table:table-cell table:style-name="ce1285" office:value-type="string" calcext:value-type="string">
            <office:annotation draw:style-name="gr12" draw:text-style-name="P3" svg:width="28.99mm" svg:height="101.83mm" svg:x="905.58mm" svg:y="147.49mm" draw:caption-point-x="-6.1mm" draw:caption-point-y="45.68mm">
              <dc:date>2017-04-19T00:00:00</dc:date>
              <text:p text:style-name="P2"><text:span text:style-name="T7">(Birkmann, 1987: 103) Wechsel von g und h im Präsens „Eine Rolle könnte dabei auch das Prät.</text:span><text:span text:style-name="T8"> aihta</text:span><text:span text:style-name="T7"> gespielt haben, auch wenn das -h- hier anders bedingt ist, nämlich durch den Wandel von -g- &gt; -h- (&lt;g&gt; &gt; &lt;h&gt;) vor suffixalem -t-, vgl. z.B. </text:span><text:span text:style-name="T8">briggan – brāhta</text:span><text:span text:style-name="T7"> und die Prät. präs. </text:span><text:span text:style-name="T8">ōg – ohta, mag – mahta</text:span><text:span text:style-name="T7">.“</text:span></text:p>
            </office:annotation>
            <text:p>aihta</text:p>
          </table:table-cell>
          <table:table-cell table:style-name="ce1329" office:value-type="string" calcext:value-type="string">
            <text:p>t</text:p>
          </table:table-cell>
          <table:table-cell office:value-type="string" calcext:value-type="string">
            <text:p>(Ramat, 1981: 174)</text:p>
          </table:table-cell>
          <table:table-cell table:number-columns-repeated="2" table:style-name="ce1316" office:value-type="string" calcext:value-type="string">
            <text:p>ja</text:p>
          </table:table-cell>
          <table:table-cell table:style-name="ce1339"/>
          <table:table-cell table:style-name="ce1162"/>
          <table:table-cell table:style-name="ce1344"/>
          <table:table-cell table:style-name="ce1285" office:value-type="string" calcext:value-type="string">
            <text:p>átti <text:span text:style-name="T136">3. Sg.</text:span></text:p>
          </table:table-cell>
          <table:table-cell table:style-name="ce1329" office:value-type="string" calcext:value-type="string">
            <text:p>t</text:p>
          </table:table-cell>
          <table:table-cell table:style-name="ce336" office:value-type="string" calcext:value-type="string">
            <text:p>(Barnes, 2008: 153)</text:p>
          </table:table-cell>
          <table:table-cell table:style-name="ce1316" office:value-type="string" calcext:value-type="string">
            <text:p>ja <text:span text:style-name="T60">urgerm. *ai &gt; urnord. &gt; æi &gt; vor später geschwundemem h zu ā kontrahiert (Noreen, 1970: 50)</text:span></text:p>
          </table:table-cell>
          <table:table-cell table:style-name="ce1316" office:value-type="string" calcext:value-type="string">
            <text:p>ja <text:span text:style-name="T60">urgerm. *ai &gt; urnord. &gt; æi &gt; vor später geschwundemem h zu ā kontrahiert (Noreen, 1970: 50)</text:span></text:p>
          </table:table-cell>
          <table:table-cell table:style-name="ce1357" office:value-type="string" calcext:value-type="string">
            <text:p>átta</text:p>
          </table:table-cell>
          <table:table-cell table:style-name="ce1366" office:value-type="string" calcext:value-type="string">
            <text:p>t</text:p>
          </table:table-cell>
          <table:table-cell table:style-name="ce1369" office:value-type="string" calcext:value-type="string">
            <text:p>(Birkmann, 1987: 74)</text:p>
          </table:table-cell>
          <table:table-cell table:style-name="ce1316" office:value-type="string" calcext:value-type="string">
            <text:p>ja <text:span text:style-name="T60">urgerm. *ai &gt; urnord. &gt; æi &gt; vor später geschwundemem h zu ā kontrahiert (Noreen, 1970: 50)</text:span></text:p>
          </table:table-cell>
          <table:table-cell table:style-name="ce1316" office:value-type="string" calcext:value-type="string">
            <text:p>ja <text:span text:style-name="T60">urgerm. *ai &gt; urnord. &gt; æi &gt; vor später geschwundemem h zu ā kontrahiert (Noreen, 1970: 50)</text:span></text:p>
          </table:table-cell>
          <table:table-cell table:style-name="ce1285" office:value-type="string" calcext:value-type="string">
            <office:annotation draw:style-name="gr13" draw:text-style-name="P6" svg:width="28.84mm" svg:height="124.46mm" svg:x="1449.55mm" svg:y="145.43mm" draw:caption-point-x="0mm" draw:caption-point-y="47.74mm">
              <dc:date>2017-04-09T00:00:00</dc:date>
              <text:p text:style-name="P4"><text:span text:style-name="T6">(Birkmann, 1987: 235) „Die Prät.-Formen átta, mátta und knátta sind lautgesetzlich aus *aihta, *mahta und *knahta (?) entstanden, durch die Assimilation von *-ht- &gt; -tt-, vgl. NOREEN 1970: 195. Diese Assimilation ist nach dem Ausweis des Eggjum-Steines (sot = sótt &lt; urgerm. *sōhtatō (KRAUSE 1971: 117)) schon sehr früh (um 700) eingetreten; noch früher ist nach NOREEN 1970: 109 die Dehnung des Vokals vor -ht-/-tt- anzusetzen.</text:span></text:p>
            </office:annotation>
            <text:p>átta &lt; <text:span text:style-name="T49">*aihta</text:span></text:p>
          </table:table-cell>
          <table:table-cell table:style-name="ce1156" office:value-type="string" calcext:value-type="string">
            <text:p>t</text:p>
          </table:table-cell>
          <table:table-cell table:style-name="ce336" office:value-type="string" calcext:value-type="string">
            <text:p>(Ramat, 1981: 174)</text:p>
          </table:table-cell>
          <table:table-cell table:style-name="ce1316" office:value-type="string" calcext:value-type="string">
            <text:p>ja <text:span text:style-name="T60">urgerm. *ai &gt; urnord. &gt; æi &gt; vor später geschwundemem h zu ā kontrahiert (Noreen, 1970: 50)</text:span></text:p>
          </table:table-cell>
          <table:table-cell table:style-name="ce1316" office:value-type="string" calcext:value-type="string">
            <text:p>ja <text:span text:style-name="T60">urgerm. *ai &gt; urnord. &gt; æi &gt; vor später geschwundemem h zu ā kontrahiert (Noreen, 1970: 50)</text:span></text:p>
          </table:table-cell>
          <table:table-cell table:style-name="ce1383" office:value-type="string" calcext:value-type="string">
            <office:annotation draw:style-name="gr14" draw:text-style-name="P12" svg:width="28.99mm" svg:height="18.09mm" svg:x="1689.73mm" svg:y="128.69mm" draw:caption-point-x="-6.1mm" draw:caption-point-y="64.48mm">
              <dc:creator>H.S.</dc:creator>
              <dc:date>2017-03-30T00:00:00</dc:date>
              <text:p text:style-name="P11"><text:span text:style-name="T15">(Noreen, 1904: 467) prät. altgutnische Nebenform aik</text:span><text:span text:style-name="T17">þ</text:span><text:span text:style-name="T15">i</text:span></text:p>
            </office:annotation>
            <text:p><text:s/>ātte</text:p>
          </table:table-cell>
          <table:table-cell table:style-name="ce1393" office:value-type="string" calcext:value-type="string">
            <text:p>t</text:p>
          </table:table-cell>
          <table:table-cell table:style-name="ce1401" office:value-type="string" calcext:value-type="string">
            <text:p>(Noreen, 1904: 467)</text:p>
          </table:table-cell>
          <table:table-cell table:style-name="ce1115"/>
          <table:table-cell table:style-name="ce1316" office:value-type="string" calcext:value-type="string">
            <text:p>ja <text:span text:style-name="T60">urgerm. *ai &gt; urnord. &gt; æi &gt; vor später geschwundemem h zu ā kontrahiert (Noreen, 1970: 50)</text:span></text:p>
          </table:table-cell>
          <table:table-cell table:style-name="ce1383" office:value-type="string" calcext:value-type="string">
            <text:p>atte</text:p>
          </table:table-cell>
          <table:table-cell table:style-name="ce1392" office:value-type="string" calcext:value-type="string">
            <text:p>t</text:p>
          </table:table-cell>
          <table:table-cell table:style-name="ce1401" office:value-type="string" calcext:value-type="string">
            <text:p>(Birkmann, 1987: 74)</text:p>
          </table:table-cell>
          <table:table-cell table:style-name="ce1115"/>
          <table:table-cell table:style-name="ce1316" office:value-type="string" calcext:value-type="string">
            <text:p>ja <text:span text:style-name="T60">urgerm. *ai &gt; urnord. &gt; æi &gt; vor später geschwundemem h zu ā kontrahiert (Noreen, 1970: 50)</text:span></text:p>
          </table:table-cell>
          <table:table-cell table:style-name="ce1416" office:value-type="string" calcext:value-type="string">
            <text:p>āhte</text:p>
          </table:table-cell>
          <table:table-cell table:style-name="ce1156" office:value-type="string" calcext:value-type="string">
            <text:p>t</text:p>
          </table:table-cell>
          <table:table-cell table:style-name="ce336" office:value-type="string" calcext:value-type="string">
            <text:p>(Ramat, 1981: 174)</text:p>
          </table:table-cell>
          <table:table-cell table:number-columns-repeated="2" table:style-name="ce1175" office:value-type="string" calcext:value-type="string">
            <text:p>ja (ae. Monophtongierung ai &gt; ā, Voyles, 1992: 141) </text:p>
          </table:table-cell>
          <table:table-cell office:value-type="string" calcext:value-type="string">
            <text:p>--</text:p>
          </table:table-cell>
          <table:table-cell table:style-name="ce1279"/>
          <table:table-cell office:value-type="string" calcext:value-type="string">
            <text:p>(Ramat, 1981: 174)</text:p>
          </table:table-cell>
          <table:table-cell table:style-name="ce1115" table:number-columns-repeated="2"/>
          <table:table-cell table:style-name="ce1322" office:value-type="string" calcext:value-type="string">
            <text:p><text:span text:style-name="T184">ē</text:span><text:span text:style-name="T185">hta</text:span></text:p>
          </table:table-cell>
          <table:table-cell table:style-name="ce1156" office:value-type="string" calcext:value-type="string">
            <text:p>t</text:p>
          </table:table-cell>
          <table:table-cell table:style-name="ce336" office:value-type="string" calcext:value-type="string">
            <text:p>(Ramat, 1981: 174)</text:p>
          </table:table-cell>
          <table:table-cell table:number-columns-repeated="2" table:style-name="ce1175" office:value-type="string" calcext:value-type="string">
            <text:p>ja (as. Monophtongierung ai &gt; e vor Konsonant, Voyles, 1992: 190)</text:p>
          </table:table-cell>
        </table:table-row>
        <table:table-row table:style-name="ro20">
          <table:covered-table-cell table:style-name="ce1068"/>
          <table:table-cell table:style-name="ce326" office:value-type="string" calcext:value-type="string">
            <text:p>Partizip Präteritum</text:p>
          </table:table-cell>
          <table:table-cell table:style-name="ce326" office:value-type="string" calcext:value-type="string">
            <text:p>'gehabt‘</text:p>
          </table:table-cell>
          <table:covered-table-cell table:style-name="ce335"/>
          <table:table-cell table:style-name="ce1097" office:value-type="string" calcext:value-type="string">
            <text:p><text:span text:style-name="T55">idg. </text:span><text:span text:style-name="T56">*Hiḱ-tós</text:span><text:span text:style-name="T55"> &gt; Kentum </text:span><text:span text:style-name="T56">*Hik-tós</text:span><text:span text:style-name="T55"> &gt;1.LV. </text:span><text:span text:style-name="T56">*ih-tas</text:span><text:span text:style-name="T55"> ! nicht </text:span><text:span text:style-name="T56">*aihtaz</text:span><text:span text:style-name="T55"> (eigene Rekonstrukte) – Lösungsmöglichkeiten: </text:span><text:span text:style-name="T57">Ablautstufe generalisiert, Wurzel als nicht ablautfähig betrachtet? (Meid, 1971: 32) / idg. *#Hi- &gt; germ. *#ai- ist zumindest möglich? (Hansen, 2015: 71) </text:span><text:span text:style-name="T55"> </text:span><text:span text:style-name="T58">Stammvokal</text:span></text:p>
          </table:table-cell>
          <table:table-cell table:style-name="ce1120" office:value-type="string" calcext:value-type="string">
            <text:p>*aihtoz</text:p>
          </table:table-cell>
          <table:table-cell table:style-name="ce1147" office:value-type="string" calcext:value-type="string">
            <text:p>*t</text:p>
          </table:table-cell>
          <table:table-cell table:style-name="ce1160" office:value-type="string" calcext:value-type="string">
            <text:p>(Bethge, 1900: 367)</text:p>
          </table:table-cell>
          <table:table-cell table:style-name="ce1100" office:value-type="string" calcext:value-type="string">
            <office:annotation draw:style-name="gr15" draw:text-style-name="P14" svg:width="28.99mm" svg:height="35.85mm" svg:x="347.52mm" svg:y="178.82mm" draw:caption-point-x="-6.1mm" draw:caption-point-y="48.76mm">
              <dc:date>2017-04-28T00:00:00</dc:date>
              <text:p text:style-name="P13"><text:span text:style-name="T18">nach der Communis Opinio wird idg. *Hi &gt; germ. *i- vgl. (Hansen, 2015: 31-32), (Clackson, 2007: 57), (Speyer, 2007:35)</text:span></text:p>
            </office:annotation>
            <text:p>(Ringe, 2006: 261) kein Ablaut -idg. *Hoiḱ-tós &gt; Kentum *Hoik-tós &gt;1.LV. *aih-tas (eigene Rekonstrukte) <text:span text:style-name="T49">Stammvokal</text:span></text:p>
          </table:table-cell>
          <table:table-cell table:style-name="ce1187" office:value-type="string" calcext:value-type="string">
            <office:annotation draw:style-name="gr16" draw:text-style-name="P3" svg:width="28.99mm" svg:height="109.41mm" svg:x="394.95mm" svg:y="178.82mm" draw:caption-point-x="-6.1mm" draw:caption-point-y="48.76mm">
              <dc:date>2017-04-28T00:00:00</dc:date>
              <text:p text:style-name="P2"><text:span text:style-name="T7">Muss anhand der germanischen Belege rekonstruiert werden rekonstruiert werden</text:span></text:p>
              <text:p text:style-name="P2"><text:span text:style-name="T7">- mögliche Lösungen für das Vokalproblem a statt i in der Nullstufe:</text:span></text:p>
              <text:p text:style-name="P2"><text:span text:style-name="T7">--</text:span><text:span text:style-name="T18">Ablautstufe generalisiert, Wurzel als nicht ablautfähig betrachtet? (Meid, 1971: 32)</text:span></text:p>
              <text:p text:style-name="P2"><text:span text:style-name="T18">--idg. *#Hi- &gt; germ. *#ai- ist zumindest möglich? (Hansen, 2015: 71)</text:span></text:p>
            </office:annotation>
            <text:p>*aihtaz <text:span text:style-name="T52">(Analogie erwartbar</text:span>)</text:p>
          </table:table-cell>
          <table:table-cell table:style-name="ce1125" office:value-type="string" calcext:value-type="string">
            <text:p>*t</text:p>
          </table:table-cell>
          <table:table-cell table:style-name="ce1235" office:value-type="string" calcext:value-type="string">
            <text:p>(Ringe, 2006: 260)</text:p>
          </table:table-cell>
          <table:table-cell table:style-name="ce1118"/>
          <table:table-cell table:style-name="ce1271"/>
          <table:table-cell table:style-name="ce1120" office:value-type="string" calcext:value-type="string">
            <text:p>*aihtoz</text:p>
          </table:table-cell>
          <table:table-cell table:style-name="ce1302" office:value-type="string" calcext:value-type="string">
            <text:p>*t</text:p>
          </table:table-cell>
          <table:table-cell table:style-name="ce1313" office:value-type="string" calcext:value-type="string">
            <text:p>(Bethge, 1900: 367)</text:p>
          </table:table-cell>
          <table:table-cell table:number-columns-repeated="2" table:style-name="ce1316" office:value-type="string" calcext:value-type="string">
            <text:p>ja</text:p>
          </table:table-cell>
          <table:table-cell table:style-name="ce1323"/>
          <table:table-cell table:style-name="ce326"/>
          <table:table-cell table:style-name="ce335"/>
          <table:table-cell table:style-name="ce1118" table:number-columns-repeated="2"/>
          <table:table-cell table:style-name="ce1341"/>
          <table:table-cell table:style-name="ce326"/>
          <table:table-cell table:style-name="ce335"/>
          <table:table-cell table:style-name="ce1200" office:value-type="string" calcext:value-type="string">
            <office:annotation draw:style-name="gr17" draw:text-style-name="P3" svg:width="28.99mm" svg:height="10.69mm" svg:x="1175.74mm" svg:y="175.74mm" draw:caption-point-x="-6.1mm" draw:caption-point-y="51.84mm">
              <dc:creator>H.S.</dc:creator>
              <dc:date>2017-03-20T00:00:00</dc:date>
              <text:p text:style-name="P2"><text:span text:style-name="T7">(Bethge, 1900: 367) áttr</text:span></text:p>
            </office:annotation>
            <text:p>átt</text:p>
          </table:table-cell>
          <table:table-cell table:style-name="ce1331" office:value-type="string" calcext:value-type="string">
            <text:p>t</text:p>
          </table:table-cell>
          <table:table-cell table:style-name="ce335" office:value-type="string" calcext:value-type="string">
            <text:p>(Barnes, 2008: 153)</text:p>
          </table:table-cell>
          <table:table-cell table:style-name="ce1316" office:value-type="string" calcext:value-type="string">
            <text:p>ja <text:span text:style-name="T60">urgerm. *ai &gt; urnord. &gt; æi &gt; vor später geschwundemem h zu ā kontrahiert (Noreen, 1970: 50)</text:span></text:p>
          </table:table-cell>
          <table:table-cell table:style-name="ce1316" office:value-type="string" calcext:value-type="string">
            <text:p>ja <text:span text:style-name="T60">urgerm. *ai &gt; urnord. &gt; æi &gt; vor später geschwundemem h zu ā kontrahiert (Noreen, 1970: 50)</text:span></text:p>
          </table:table-cell>
          <table:table-cell table:style-name="ce1358"/>
          <table:table-cell table:style-name="ce1367"/>
          <table:table-cell table:style-name="ce1370"/>
          <table:table-cell table:style-name="ce1118" table:number-columns-repeated="2"/>
          <table:table-cell table:style-name="ce1200" office:value-type="string" calcext:value-type="string">
            <text:p>áttr</text:p>
          </table:table-cell>
          <table:table-cell table:style-name="ce1331" office:value-type="string" calcext:value-type="string">
            <text:p>t</text:p>
          </table:table-cell>
          <table:table-cell table:style-name="ce335" office:value-type="string" calcext:value-type="string">
            <text:p>(Heusler, 1932: 97)</text:p>
          </table:table-cell>
          <table:table-cell table:style-name="ce1316" office:value-type="string" calcext:value-type="string">
            <text:p>ja <text:span text:style-name="T60">urgerm. *ai &gt; urnord. &gt; æi &gt; vor später geschwundemem h zu ā kontrahiert (Noreen, 1970: 50)</text:span></text:p>
          </table:table-cell>
          <table:table-cell table:style-name="ce1316" office:value-type="string" calcext:value-type="string">
            <text:p>ja <text:span text:style-name="T60">urgerm. *ai &gt; urnord. &gt; æi &gt; vor später geschwundemem h zu ā kontrahiert (Noreen, 1970: 50)</text:span></text:p>
          </table:table-cell>
          <table:table-cell table:style-name="ce1384" office:value-type="string" calcext:value-type="string">
            <text:p>āt<text:span text:style-name="T52"> (ntr.)</text:span></text:p>
          </table:table-cell>
          <table:table-cell table:style-name="ce1395" office:value-type="string" calcext:value-type="string">
            <text:p>t</text:p>
          </table:table-cell>
          <table:table-cell table:style-name="ce1402" office:value-type="string" calcext:value-type="string">
            <text:p>(Noreen, 1904: 467)</text:p>
          </table:table-cell>
          <table:table-cell table:style-name="ce1118"/>
          <table:table-cell table:style-name="ce1316" office:value-type="string" calcext:value-type="string">
            <text:p>ja <text:span text:style-name="T60">urgerm. *ai &gt; urnord. &gt; æi &gt; vor später geschwundemem h zu ā kontrahiert (Noreen, 1970: 50)</text:span></text:p>
          </table:table-cell>
          <table:table-cell table:style-name="ce1388"/>
          <table:table-cell table:style-name="ce1394"/>
          <table:table-cell table:style-name="ce1402"/>
          <table:table-cell table:style-name="ce1118" table:number-columns-repeated="2"/>
          <table:table-cell table:style-name="ce1291"/>
          <table:table-cell table:style-name="ce326"/>
          <table:table-cell table:style-name="ce335"/>
          <table:table-cell table:style-name="ce1118" table:number-columns-repeated="2"/>
          <table:table-cell table:style-name="ce1291"/>
          <table:table-cell table:style-name="ce326" table:number-columns-repeated="2"/>
          <table:table-cell table:style-name="ce1118" table:number-columns-repeated="2"/>
          <table:table-cell table:style-name="ce1291"/>
          <table:table-cell table:style-name="ce326"/>
          <table:table-cell table:style-name="ce335"/>
          <table:table-cell table:style-name="ce1118" table:number-columns-repeated="2"/>
        </table:table-row>
        <table:table-row table:style-name="ro13">
          <table:table-cell table:style-name="ce310" office:value-type="float" office:value="3" calcext:value-type="float" table:number-columns-spanned="1" table:number-rows-spanned="7">
            <text:p>3</text:p>
          </table:table-cell>
          <table:table-cell office:value-type="string" calcext:value-type="string">
            <text:p>Infinitiv</text:p>
          </table:table-cell>
          <table:table-cell office:value-type="string" calcext:value-type="string">
            <text:p>'taugen'</text:p>
          </table:table-cell>
          <table:table-cell table:style-name="ce335" office:value-type="string" calcext:value-type="string" table:number-columns-spanned="1" table:number-rows-spanned="7">
            <text:p>II. Klasse</text:p>
          </table:table-cell>
          <table:table-cell table:style-name="ce1098" office:value-type="string" calcext:value-type="string">
            <text:p>idg. Wurzel *dʰeugʰ- (Lühr, 1982: 551)</text:p>
          </table:table-cell>
          <table:table-cell table:style-name="ce1121" table:number-columns-repeated="3"/>
          <table:table-cell table:style-name="ce1098"/>
          <table:table-cell table:style-name="ce1188" office:value-type="string" calcext:value-type="string">
            <text:p>*duganą</text:p>
          </table:table-cell>
          <table:table-cell table:style-name="ce1115"/>
          <table:table-cell table:style-name="ce1234" office:value-type="string" calcext:value-type="string">
            <text:p>(Ringe, 2006: 260)</text:p>
          </table:table-cell>
          <table:table-cell table:style-name="ce1256" office:value-type="string" calcext:value-type="string">
            <text:p>*dʰeugʰ- (Birkmann, 1987: 71)</text:p>
          </table:table-cell>
          <table:table-cell table:style-name="ce1272" office:value-type="string" calcext:value-type="string">
            <text:p>*daug-/dug- (Birkmann, 1987: 71)</text:p>
          </table:table-cell>
          <table:table-cell table:style-name="ce1281" office:value-type="string" calcext:value-type="string">
            <text:p>*dugan</text:p>
          </table:table-cell>
          <table:table-cell table:style-name="ce1303"/>
          <table:table-cell table:style-name="ce1281" office:value-type="string" calcext:value-type="string">
            <text:p>(Birkmann, 1987: 71)</text:p>
          </table:table-cell>
          <table:table-cell table:number-columns-repeated="2"/>
          <table:table-cell table:style-name="ce1126"/>
          <table:table-cell table:style-name="ce1328"/>
          <table:table-cell table:style-name="ce1312"/>
          <table:table-cell table:style-name="ce1115" table:number-columns-repeated="2"/>
          <table:table-cell table:style-name="ce1340"/>
          <table:table-cell table:style-name="ce1328"/>
          <table:table-cell table:style-name="ce1312"/>
          <table:table-cell table:style-name="ce1127"/>
          <table:table-cell table:style-name="ce1279"/>
          <table:table-cell table:style-name="ce336"/>
          <table:table-cell table:style-name="ce1115" table:number-columns-repeated="2"/>
          <table:table-cell table:style-name="ce1355"/>
          <table:table-cell table:style-name="ce1365"/>
          <table:table-cell table:style-name="ce1369"/>
          <table:table-cell table:style-name="ce1115" table:number-columns-repeated="2"/>
          <table:table-cell table:style-name="ce1317"/>
          <table:table-cell table:style-name="ce1279" table:number-columns-repeated="2"/>
          <table:table-cell table:style-name="ce1115" table:number-columns-repeated="2"/>
          <table:table-cell table:style-name="ce1385" office:value-type="string" calcext:value-type="string">
            <office:annotation draw:style-name="gr18" draw:text-style-name="P3" svg:width="28.99mm" svg:height="19.37mm" svg:x="1689.73mm" svg:y="144.76mm" draw:caption-point-x="-6.1mm" draw:caption-point-y="119.58mm">
              <dc:creator>H.S.</dc:creator>
              <dc:date>2017-03-30T00:00:00</dc:date>
              <text:p text:style-name="P2"><text:span text:style-name="T7">(Noreen, 1904: 462) altschw. Kein Prät.-Präs. mehr</text:span></text:p>
            </office:annotation>
            <text:p>dugha, dogha</text:p>
          </table:table-cell>
          <table:table-cell table:style-name="ce1391"/>
          <table:table-cell table:style-name="ce1401" office:value-type="string" calcext:value-type="string">
            <text:p>(Noreen, 1904: 462)</text:p>
          </table:table-cell>
          <table:table-cell table:style-name="ce1115" table:number-columns-repeated="2"/>
          <table:table-cell table:style-name="ce1381"/>
          <table:table-cell table:style-name="ce1391"/>
          <table:table-cell table:style-name="ce1401"/>
          <table:table-cell table:style-name="ce1115" table:number-columns-repeated="2"/>
          <table:table-cell table:style-name="ce1127"/>
          <table:table-cell table:style-name="ce1279"/>
          <table:table-cell table:style-name="ce336"/>
          <table:table-cell table:style-name="ce1115" table:number-columns-repeated="2"/>
          <table:table-cell table:style-name="ce1127" office:value-type="string" calcext:value-type="string">
            <text:p>dugan</text:p>
          </table:table-cell>
          <table:table-cell table:style-name="ce1279"/>
          <table:table-cell table:style-name="ce336" office:value-type="string" calcext:value-type="string">
            <text:p>(Birkmann, 1987: 129)</text:p>
          </table:table-cell>
          <table:table-cell table:style-name="ce1115" table:number-columns-repeated="2"/>
          <table:table-cell table:style-name="ce1127" office:value-type="string" calcext:value-type="string">
            <text:p>*dugan</text:p>
          </table:table-cell>
          <table:table-cell table:style-name="ce1279"/>
          <table:table-cell table:style-name="ce336" office:value-type="string" calcext:value-type="string">
            <text:p>(Birkmann, 1987: 169)</text:p>
          </table:table-cell>
          <table:table-cell table:style-name="ce1115" table:number-columns-repeated="2"/>
        </table:table-row>
        <table:table-row table:style-name="ro13">
          <table:covered-table-cell table:style-name="ce1068"/>
          <table:table-cell office:value-type="string" calcext:value-type="string">
            <text:p>1.Sg.Ind.Präs. Akt.</text:p>
          </table:table-cell>
          <table:table-cell office:value-type="string" calcext:value-type="string">
            <text:p>'ich tauge'</text:p>
          </table:table-cell>
          <table:covered-table-cell table:style-name="ce335"/>
          <table:table-cell table:style-name="ce1094"/>
          <table:table-cell table:style-name="ce1115" office:value-type="string" calcext:value-type="string">
            <text:p>*đaug</text:p>
          </table:table-cell>
          <table:table-cell table:style-name="ce1115"/>
          <table:table-cell table:style-name="ce1115" office:value-type="string" calcext:value-type="string">
            <text:p>(Lühr, 1982: 551)</text:p>
          </table:table-cell>
          <table:table-cell table:style-name="ce1094" office:value-type="string" calcext:value-type="string">
            <text:p>*dʰedʰówgʰe ‚er/sie ist produktiv‘ (Ringe, 2006: 154)</text:p>
          </table:table-cell>
          <table:table-cell table:style-name="ce1115" office:value-type="string" calcext:value-type="string">
            <text:p>*daug</text:p>
          </table:table-cell>
          <table:table-cell table:style-name="ce1115"/>
          <table:table-cell table:style-name="ce1234" office:value-type="string" calcext:value-type="string">
            <text:p>(Ringe, 2006: 260)</text:p>
          </table:table-cell>
          <table:table-cell table:style-name="ce1257" office:value-type="string" calcext:value-type="string">
            <text:p>*dʰugʰ- (Kroonen, 2013: 107)</text:p>
          </table:table-cell>
          <table:table-cell table:style-name="ce1270"/>
          <table:table-cell table:style-name="ce1282" office:value-type="string" calcext:value-type="string">
            <text:p>*dauh</text:p>
          </table:table-cell>
          <table:table-cell table:style-name="ce1279"/>
          <table:table-cell office:value-type="string" calcext:value-type="string">
            <text:p>(Ramat, 1981: 174)</text:p>
          </table:table-cell>
          <table:table-cell table:number-columns-repeated="2"/>
          <table:table-cell table:style-name="ce1194" office:value-type="string" calcext:value-type="string">
            <text:p>daug</text:p>
          </table:table-cell>
          <table:table-cell table:style-name="ce1279"/>
          <table:table-cell office:value-type="string" calcext:value-type="string">
            <text:p>(Ramat, 1981: 174)</text:p>
          </table:table-cell>
          <table:table-cell table:style-name="ce1115" table:number-columns-repeated="2"/>
          <table:table-cell table:style-name="ce1339"/>
          <table:table-cell table:style-name="ce1162"/>
          <table:table-cell table:style-name="ce1344"/>
          <table:table-cell table:style-name="ce1127"/>
          <table:table-cell table:style-name="ce1279"/>
          <table:table-cell table:style-name="ce336"/>
          <table:table-cell table:style-name="ce1115" table:number-columns-repeated="2"/>
          <table:table-cell table:style-name="ce1355"/>
          <table:table-cell table:style-name="ce1365"/>
          <table:table-cell table:style-name="ce1369"/>
          <table:table-cell table:style-name="ce1115" table:number-columns-repeated="2"/>
          <table:table-cell table:style-name="ce1317"/>
          <table:table-cell table:style-name="ce1279" table:number-columns-repeated="2"/>
          <table:table-cell table:style-name="ce1115" table:number-columns-repeated="2"/>
          <table:table-cell table:style-name="ce1381"/>
          <table:table-cell table:style-name="ce1391"/>
          <table:table-cell table:style-name="ce1401"/>
          <table:table-cell table:style-name="ce1115" table:number-columns-repeated="2"/>
          <table:table-cell table:style-name="ce1381"/>
          <table:table-cell table:style-name="ce1391"/>
          <table:table-cell table:style-name="ce1401"/>
          <table:table-cell table:style-name="ce1115" table:number-columns-repeated="2"/>
          <table:table-cell table:style-name="ce1127" office:value-type="string" calcext:value-type="string">
            <text:p>d<text:span text:style-name="T124">ē</text:span><text:span text:style-name="T125">ag</text:span></text:p>
          </table:table-cell>
          <table:table-cell table:style-name="ce1279"/>
          <table:table-cell table:style-name="ce336" office:value-type="string" calcext:value-type="string">
            <text:p>(Ramat, 1981: 174)</text:p>
          </table:table-cell>
          <table:table-cell table:style-name="ce1115" table:number-columns-repeated="2"/>
          <table:table-cell office:value-type="string" calcext:value-type="string">
            <text:p>toug</text:p>
          </table:table-cell>
          <table:table-cell table:style-name="ce1279"/>
          <table:table-cell office:value-type="string" calcext:value-type="string">
            <text:p>(Ramat, 1981: 174)</text:p>
          </table:table-cell>
          <table:table-cell table:style-name="ce1115" table:number-columns-repeated="2"/>
          <table:table-cell office:value-type="string" calcext:value-type="string">
            <office:annotation draw:style-name="gr19" draw:text-style-name="P3" svg:width="28.99mm" svg:height="113.81mm" svg:x="2333.59mm" svg:y="151.4mm" draw:caption-point-x="-6.1mm" draw:caption-point-y="121.43mm">
              <dc:date>2017-04-05T00:00:00</dc:date>
              <text:p text:style-name="P2"><text:span text:style-name="T1">Im Sg.Präs.Ind. ist lautgesetzlich Monophthongierung des ursprünglichen </text:span><text:span text:style-name="T2">*-au-</text:span></text:p>
              <text:p text:style-name="P2"><text:span text:style-name="T1">(got. </text:span><text:span text:style-name="T2">daug, </text:span><text:span text:style-name="T1">ahd. </text:span><text:span text:style-name="T2">doug) </text:span><text:span text:style-name="T1">zu </text:span><text:span text:style-name="T2">-ō- </text:span><text:span text:style-name="T1">eingetreten, ein Lautgesetz, das jedes westgerm.</text:span></text:p>
              <text:p text:style-name="P2"><text:span text:style-name="T2">*-au- </text:span><text:span text:style-name="T1">im As. (außer vor - -) betrifft (HOLZHÄUSEN 1921:39; zu Ausnahmen vgl.</text:span></text:p>
              <text:p text:style-name="P2"><text:span text:style-name="T1">GALLEE 191O:75f). Morphologische Konsequenzen für </text:span><text:span text:style-name="T2">*dugan </text:span><text:span text:style-name="T1">hat dieser Wandel nicht. (Birkmann, 1987: 170)</text:span></text:p>
            </office:annotation>
            <text:p><text:span text:style-name="T138">dōg</text:span></text:p>
          </table:table-cell>
          <table:table-cell table:style-name="ce1279"/>
          <table:table-cell table:style-name="ce336" office:value-type="string" calcext:value-type="string">
            <text:p>(Ramat, 1981: 174)</text:p>
          </table:table-cell>
          <table:table-cell table:style-name="ce1115" table:number-columns-repeated="2"/>
        </table:table-row>
        <table:table-row table:style-name="ro13">
          <table:covered-table-cell table:style-name="ce1068"/>
          <table:table-cell office:value-type="string" calcext:value-type="string">
            <text:p>1.Pl.Ind.Präs. Akt.</text:p>
          </table:table-cell>
          <table:table-cell office:value-type="string" calcext:value-type="string">
            <text:p>'wir taugen'</text:p>
          </table:table-cell>
          <table:covered-table-cell table:style-name="ce335"/>
          <table:table-cell table:style-name="ce1094"/>
          <table:table-cell table:style-name="ce1115" table:number-columns-repeated="3"/>
          <table:table-cell table:style-name="ce1094"/>
          <table:table-cell table:style-name="ce1115" table:number-columns-repeated="2"/>
          <table:table-cell table:style-name="ce1166"/>
          <table:table-cell table:style-name="ce1217" office:value-type="string" calcext:value-type="string">
            <text:p>Wurzel *dʰeugʰ- <text:s/>‚treffen‘ , Präsens-Stativ *dʰugʰ- &gt; got. daug (Rix, 2001: 148) </text:p>
          </table:table-cell>
          <table:table-cell table:style-name="ce1270"/>
          <table:table-cell table:style-name="ce1282" office:value-type="string" calcext:value-type="string">
            <text:p>*du<text:span text:style-name="T124">ǥ</text:span><text:span text:style-name="T125">um</text:span></text:p>
          </table:table-cell>
          <table:table-cell table:style-name="ce1279"/>
          <table:table-cell office:value-type="string" calcext:value-type="string">
            <text:p>(Ramat, 1981: 174)</text:p>
          </table:table-cell>
          <table:table-cell table:number-columns-repeated="2"/>
          <table:table-cell office:value-type="string" calcext:value-type="string">
            <text:p>--</text:p>
          </table:table-cell>
          <table:table-cell table:style-name="ce1279"/>
          <table:table-cell office:value-type="string" calcext:value-type="string">
            <text:p>(Ramat, 1981: 174)</text:p>
          </table:table-cell>
          <table:table-cell table:style-name="ce1115" table:number-columns-repeated="2"/>
          <table:table-cell table:style-name="ce1339"/>
          <table:table-cell table:style-name="ce1162"/>
          <table:table-cell table:style-name="ce1344"/>
          <table:table-cell table:style-name="ce1127"/>
          <table:table-cell table:style-name="ce1279"/>
          <table:table-cell table:style-name="ce336"/>
          <table:table-cell table:style-name="ce1115" table:number-columns-repeated="2"/>
          <table:table-cell table:style-name="ce1355"/>
          <table:table-cell table:style-name="ce1365"/>
          <table:table-cell table:style-name="ce1369"/>
          <table:table-cell table:style-name="ce1115" table:number-columns-repeated="2"/>
          <table:table-cell table:style-name="ce1317"/>
          <table:table-cell table:style-name="ce1279" table:number-columns-repeated="2"/>
          <table:table-cell table:style-name="ce1115" table:number-columns-repeated="2"/>
          <table:table-cell table:style-name="ce1381"/>
          <table:table-cell table:style-name="ce1391"/>
          <table:table-cell table:style-name="ce1401"/>
          <table:table-cell table:style-name="ce1115" table:number-columns-repeated="2"/>
          <table:table-cell table:style-name="ce1381"/>
          <table:table-cell table:style-name="ce1391"/>
          <table:table-cell table:style-name="ce1401"/>
          <table:table-cell table:style-name="ce1115" table:number-columns-repeated="2"/>
          <table:table-cell table:style-name="ce1127" office:value-type="string" calcext:value-type="string">
            <text:p>dugon</text:p>
          </table:table-cell>
          <table:table-cell table:style-name="ce1279"/>
          <table:table-cell table:style-name="ce336" office:value-type="string" calcext:value-type="string">
            <text:p>(Ramat, 1981: 174)</text:p>
          </table:table-cell>
          <table:table-cell table:style-name="ce1115" table:number-columns-repeated="2"/>
          <table:table-cell office:value-type="string" calcext:value-type="string">
            <text:p>tugum</text:p>
          </table:table-cell>
          <table:table-cell table:style-name="ce1279"/>
          <table:table-cell office:value-type="string" calcext:value-type="string">
            <text:p>(Ramat, 1981: 174)</text:p>
          </table:table-cell>
          <table:table-cell table:style-name="ce1115" table:number-columns-repeated="2"/>
          <table:table-cell table:style-name="ce1127" office:value-type="string" calcext:value-type="string">
            <text:p>dugun</text:p>
          </table:table-cell>
          <table:table-cell table:style-name="ce1279"/>
          <table:table-cell table:style-name="ce336" office:value-type="string" calcext:value-type="string">
            <text:p>(Ramat, 1981: 174)</text:p>
          </table:table-cell>
          <table:table-cell table:style-name="ce1115" table:number-columns-repeated="2"/>
        </table:table-row>
        <table:table-row table:style-name="ro11">
          <table:covered-table-cell table:style-name="ce1068"/>
          <table:table-cell table:style-name="ce322" office:value-type="string" calcext:value-type="string" table:number-columns-spanned="1" table:number-rows-spanned="3">
            <text:p>1./3. Sg.Ind.Prät. Akt.</text:p>
          </table:table-cell>
          <table:table-cell table:style-name="ce322" office:value-type="string" calcext:value-type="string" table:number-columns-spanned="1" table:number-rows-spanned="3">
            <text:p>'ich taugte'</text:p>
          </table:table-cell>
          <table:covered-table-cell table:style-name="ce335"/>
          <table:table-cell table:style-name="ce1094"/>
          <table:table-cell table:style-name="ce1122" office:value-type="string" calcext:value-type="string">
            <text:p>*duh-t-ōᵐ <text:s/>&gt; *duhtōᵐ </text:p>
          </table:table-cell>
          <table:table-cell table:style-name="ce1146" office:value-type="string" calcext:value-type="string">
            <text:p>*t</text:p>
          </table:table-cell>
          <table:table-cell table:style-name="ce1159" office:value-type="string" calcext:value-type="string">
            <text:p>eigenes Rekonstrukt</text:p>
          </table:table-cell>
          <table:table-cell table:style-name="ce1094"/>
          <table:table-cell table:style-name="ce1146" office:value-type="string" calcext:value-type="string">
            <text:p><text:span text:style-name="T88">*duh-t[á- ded]ē</text:span><text:span text:style-name="T89"> </text:span> *duhtē</text:p>
          </table:table-cell>
          <table:table-cell table:style-name="ce1146" office:value-type="string" calcext:value-type="string">
            <text:p>*t</text:p>
          </table:table-cell>
          <table:table-cell table:style-name="ce1232" office:value-type="string" calcext:value-type="string">
            <text:p>(Ringe, 2006: 260)</text:p>
          </table:table-cell>
          <table:table-cell table:style-name="ce1115"/>
          <table:table-cell table:style-name="ce1270"/>
          <table:table-cell table:style-name="ce1283" office:value-type="string" calcext:value-type="string">
            <text:p>*duhtōⁿ</text:p>
          </table:table-cell>
          <table:table-cell table:style-name="ce1301" office:value-type="string" calcext:value-type="string">
            <text:p>*t</text:p>
          </table:table-cell>
          <table:table-cell table:style-name="ce1162" office:value-type="string" calcext:value-type="string">
            <text:p>(Ramat, 1981: 174)</text:p>
          </table:table-cell>
          <table:table-cell table:number-columns-repeated="2" table:style-name="ce1175" office:value-type="string" calcext:value-type="string">
            <text:p>ja</text:p>
          </table:table-cell>
          <table:table-cell office:value-type="string" calcext:value-type="string">
            <text:p>--</text:p>
          </table:table-cell>
          <table:table-cell table:style-name="ce1279"/>
          <table:table-cell office:value-type="string" calcext:value-type="string">
            <text:p>(Ramat, 1981: 174)</text:p>
          </table:table-cell>
          <table:table-cell table:style-name="ce1115" table:number-columns-repeated="2"/>
          <table:table-cell table:style-name="ce1339"/>
          <table:table-cell table:style-name="ce1162"/>
          <table:table-cell table:style-name="ce1344"/>
          <table:table-cell table:style-name="ce1127"/>
          <table:table-cell table:style-name="ce1279"/>
          <table:table-cell table:style-name="ce336"/>
          <table:table-cell table:style-name="ce1115" table:number-columns-repeated="2"/>
          <table:table-cell table:style-name="ce1355"/>
          <table:table-cell table:style-name="ce1365"/>
          <table:table-cell table:style-name="ce1369"/>
          <table:table-cell table:style-name="ce1115" table:number-columns-repeated="2"/>
          <table:table-cell table:style-name="ce1317"/>
          <table:table-cell table:style-name="ce1279" table:number-columns-repeated="2"/>
          <table:table-cell table:style-name="ce1115" table:number-columns-repeated="2"/>
          <table:table-cell table:style-name="ce1383" office:value-type="string" calcext:value-type="string">
            <text:p>dug(h)þe</text:p>
          </table:table-cell>
          <table:table-cell table:style-name="ce1396" office:value-type="string" calcext:value-type="string">
            <text:p>þ</text:p>
          </table:table-cell>
          <table:table-cell table:style-name="ce1401" office:value-type="string" calcext:value-type="string">
            <text:p>(Noreen, 1904: 462)</text:p>
          </table:table-cell>
          <table:table-cell table:style-name="ce1115"/>
          <table:table-cell table:style-name="ce1406" office:value-type="string" calcext:value-type="string">
            <text:p>nein (regelmäßige Neubildung nach dem Präsens? <text:span text:style-name="T49">Stammauslaut</text:span></text:p>
          </table:table-cell>
          <table:table-cell table:style-name="ce1381"/>
          <table:table-cell table:style-name="ce1391"/>
          <table:table-cell table:style-name="ce1401"/>
          <table:table-cell table:style-name="ce1115" table:number-columns-repeated="2"/>
          <table:table-cell table:style-name="ce1285" office:value-type="string" calcext:value-type="string">
            <office:annotation draw:style-name="gr20" draw:text-style-name="P3" svg:width="28.99mm" svg:height="23.71mm" svg:x="2028.86mm" svg:y="165.7mm" draw:caption-point-x="-6.1mm" draw:caption-point-y="124.1mm">
              <dc:date>2017-04-23T00:00:00</dc:date>
              <text:p text:style-name="P2"><text:span text:style-name="T7">u wird ae. Zu o, Reflex des Umlauts (Voyles, 1992: 157)</text:span></text:p>
            </office:annotation>
            <text:p>dohte</text:p>
          </table:table-cell>
          <table:table-cell table:style-name="ce690" office:value-type="string" calcext:value-type="string" table:number-columns-spanned="1" table:number-rows-spanned="2">
            <text:p>t</text:p>
          </table:table-cell>
          <table:table-cell table:style-name="ce336" office:value-type="string" calcext:value-type="string">
            <text:p>(Ramat, 1981: 174)</text:p>
          </table:table-cell>
          <table:table-cell table:number-columns-repeated="2" table:style-name="ce1175" office:value-type="string" calcext:value-type="string">
            <text:p>ja (a-Umlaut, vgl. Voyles, 1992: 51)</text:p>
          </table:table-cell>
          <table:table-cell table:style-name="ce1285" office:value-type="string" calcext:value-type="string">
            <office:annotation draw:style-name="gr21" draw:text-style-name="P12" svg:width="28.99mm" svg:height="41.51mm" svg:x="2183mm" svg:y="158.49mm" draw:caption-point-x="-6.1mm" draw:caption-point-y="131.31mm">
              <dc:creator>H.S.</dc:creator>
              <dc:date>2017-03-19T00:00:00</dc:date>
              <text:p text:style-name="P11"><text:span text:style-name="T15">(Birkmann, 1987: 142) „In morphologischer Hinsicht zeigen die Belege genau die nach den Lautgesetzen zu erwartenden Formen.“</text:span></text:p>
            </office:annotation>
            <text:p>tohta</text:p>
          </table:table-cell>
          <table:table-cell table:style-name="ce690" office:value-type="string" calcext:value-type="string" table:number-columns-spanned="1" table:number-rows-spanned="3">
            <text:p>t</text:p>
          </table:table-cell>
          <table:table-cell office:value-type="string" calcext:value-type="string">
            <text:p>(Ramat, 1981: 174)</text:p>
          </table:table-cell>
          <table:table-cell table:number-columns-repeated="2" table:style-name="ce1175" office:value-type="string" calcext:value-type="string">
            <text:p>ja (a-Umlaut, vgl. Voyles, 1992: 51)</text:p>
          </table:table-cell>
          <table:table-cell table:style-name="ce1127" office:value-type="string" calcext:value-type="string">
            <text:p>--</text:p>
          </table:table-cell>
          <table:table-cell table:style-name="ce1279"/>
          <table:table-cell table:style-name="ce336" office:value-type="string" calcext:value-type="string">
            <text:p>(Ramat, 1981: 174)</text:p>
          </table:table-cell>
          <table:table-cell table:style-name="ce1115" table:number-columns-repeated="2"/>
        </table:table-row>
        <table:table-row table:style-name="ro16">
          <table:covered-table-cell table:style-name="ce1068"/>
          <table:covered-table-cell table:number-columns-repeated="2" table:style-name="ce323"/>
          <table:covered-table-cell table:style-name="ce335"/>
          <table:table-cell table:style-name="ce1094"/>
          <table:table-cell table:style-name="ce1115" table:number-columns-repeated="3"/>
          <table:table-cell table:style-name="ce1094"/>
          <table:table-cell table:style-name="ce1189"/>
          <table:table-cell table:style-name="ce1192" table:number-columns-repeated="2"/>
          <table:table-cell table:style-name="ce1115"/>
          <table:table-cell table:style-name="ce1270"/>
          <table:table-cell table:style-name="ce1283"/>
          <table:table-cell table:style-name="ce1156"/>
          <table:table-cell table:style-name="ce1279"/>
          <table:table-cell table:number-columns-repeated="2"/>
          <table:table-cell table:style-name="ce1188"/>
          <table:table-cell table:style-name="ce1281"/>
          <table:table-cell table:style-name="ce1279"/>
          <table:table-cell table:style-name="ce1115" table:number-columns-repeated="2"/>
          <table:table-cell table:style-name="ce1339"/>
          <table:table-cell table:style-name="ce1162"/>
          <table:table-cell table:style-name="ce1344"/>
          <table:table-cell table:style-name="ce1127"/>
          <table:table-cell table:style-name="ce1279"/>
          <table:table-cell table:style-name="ce336"/>
          <table:table-cell table:style-name="ce1115" table:number-columns-repeated="2"/>
          <table:table-cell table:style-name="ce1355"/>
          <table:table-cell table:style-name="ce1365"/>
          <table:table-cell table:style-name="ce1369"/>
          <table:table-cell table:style-name="ce1115" table:number-columns-repeated="2"/>
          <table:table-cell table:style-name="ce1317"/>
          <table:table-cell table:style-name="ce1279" table:number-columns-repeated="2"/>
          <table:table-cell table:style-name="ce1115" table:number-columns-repeated="2"/>
          <table:table-cell table:style-name="ce1381"/>
          <table:table-cell table:style-name="ce1391"/>
          <table:table-cell table:style-name="ce1401"/>
          <table:table-cell table:style-name="ce1115" table:number-columns-repeated="2"/>
          <table:table-cell table:style-name="ce1381"/>
          <table:table-cell table:style-name="ce1391"/>
          <table:table-cell table:style-name="ce1401"/>
          <table:table-cell table:style-name="ce1115" table:number-columns-repeated="2"/>
          <table:table-cell table:style-name="ce1285" office:value-type="string" calcext:value-type="string">
            <text:p>dōhte</text:p>
          </table:table-cell>
          <table:covered-table-cell table:style-name="ce1422"/>
          <table:table-cell table:style-name="ce336" office:value-type="string" calcext:value-type="string">
            <text:p>(Birkmann, 1987: 71)</text:p>
          </table:table-cell>
          <table:table-cell table:number-columns-repeated="2" table:style-name="ce1175" office:value-type="string" calcext:value-type="string">
            <text:p>ja (Dehnung von nwgerm. Betonten Vokalen, vgl. Voyles, 1992: 74)</text:p>
          </table:table-cell>
          <table:table-cell table:style-name="ce1285" office:value-type="string" calcext:value-type="string">
            <text:p>tōhta</text:p>
          </table:table-cell>
          <table:covered-table-cell table:style-name="ce1422"/>
          <table:table-cell office:value-type="string" calcext:value-type="string">
            <text:p>(Birkmann, 1987: 71)</text:p>
          </table:table-cell>
          <table:table-cell table:number-columns-repeated="2" table:style-name="ce1175" office:value-type="string" calcext:value-type="string">
            <text:p>ja (Dehnung von nwgerm. Betonten Vokalen, vgl. Voyles, 1992: 74)</text:p>
          </table:table-cell>
          <table:table-cell table:style-name="ce1127"/>
          <table:table-cell table:style-name="ce1279"/>
          <table:table-cell table:style-name="ce336"/>
          <table:table-cell table:style-name="ce1115" table:number-columns-repeated="2"/>
        </table:table-row>
        <table:table-row table:style-name="ro16">
          <table:covered-table-cell table:style-name="ce1068"/>
          <table:covered-table-cell table:number-columns-repeated="2" table:style-name="ce323"/>
          <table:covered-table-cell table:style-name="ce335"/>
          <table:table-cell table:style-name="ce1094"/>
          <table:table-cell table:style-name="ce1115" table:number-columns-repeated="3"/>
          <table:table-cell table:style-name="ce1094"/>
          <table:table-cell table:style-name="ce1115" table:number-columns-repeated="2"/>
          <table:table-cell table:style-name="ce1166"/>
          <table:table-cell table:style-name="ce1115"/>
          <table:table-cell table:style-name="ce1270"/>
          <table:table-cell table:style-name="ce1283"/>
          <table:table-cell table:style-name="ce1156"/>
          <table:table-cell table:style-name="ce1279"/>
          <table:table-cell table:number-columns-repeated="2"/>
          <table:table-cell table:style-name="ce1188"/>
          <table:table-cell table:style-name="ce1281"/>
          <table:table-cell table:style-name="ce1279"/>
          <table:table-cell table:style-name="ce1115" table:number-columns-repeated="2"/>
          <table:table-cell table:style-name="ce1339"/>
          <table:table-cell table:style-name="ce1162"/>
          <table:table-cell table:style-name="ce1344"/>
          <table:table-cell table:style-name="ce1127"/>
          <table:table-cell table:style-name="ce1279"/>
          <table:table-cell table:style-name="ce336"/>
          <table:table-cell table:style-name="ce1115" table:number-columns-repeated="2"/>
          <table:table-cell table:style-name="ce1355"/>
          <table:table-cell table:style-name="ce1365"/>
          <table:table-cell table:style-name="ce1369"/>
          <table:table-cell table:style-name="ce1115" table:number-columns-repeated="2"/>
          <table:table-cell table:style-name="ce1317"/>
          <table:table-cell table:style-name="ce1279" table:number-columns-repeated="2"/>
          <table:table-cell table:style-name="ce1115" table:number-columns-repeated="2"/>
          <table:table-cell table:style-name="ce1381"/>
          <table:table-cell table:style-name="ce1391"/>
          <table:table-cell table:style-name="ce1401"/>
          <table:table-cell table:style-name="ce1115" table:number-columns-repeated="2"/>
          <table:table-cell table:style-name="ce1381"/>
          <table:table-cell table:style-name="ce1391"/>
          <table:table-cell table:style-name="ce1401"/>
          <table:table-cell table:style-name="ce1115" table:number-columns-repeated="2"/>
          <table:table-cell table:style-name="ce1285"/>
          <table:table-cell table:style-name="ce1329"/>
          <table:table-cell table:style-name="ce336"/>
          <table:table-cell table:style-name="ce1115" table:number-columns-repeated="2"/>
          <table:table-cell table:style-name="ce1285" office:value-type="string" calcext:value-type="string">
            <text:p>dohta</text:p>
          </table:table-cell>
          <table:covered-table-cell table:style-name="ce1422"/>
          <table:table-cell office:value-type="string" calcext:value-type="string">
            <text:p>(Birkmann, 1987: 141)</text:p>
          </table:table-cell>
          <table:table-cell table:number-columns-repeated="2" table:style-name="ce1175" office:value-type="string" calcext:value-type="string">
            <text:p>ja (a-Umlaut, vgl. Voyles, 1992: 51, Braune, Eggers, 1987: 34)</text:p>
          </table:table-cell>
          <table:table-cell table:style-name="ce1322" office:value-type="string" calcext:value-type="string">
            <text:p>*dohta</text:p>
          </table:table-cell>
          <table:table-cell table:style-name="ce1438" office:value-type="string" calcext:value-type="string">
            <text:p>*t</text:p>
          </table:table-cell>
          <table:table-cell table:style-name="ce336" office:value-type="string" calcext:value-type="string">
            <text:p>(Birkmann, 1987: 167)</text:p>
          </table:table-cell>
          <table:table-cell table:number-columns-repeated="2" table:style-name="ce1175" office:value-type="string" calcext:value-type="string">
            <text:p>ja (a-Umlaut, vgl. Voyles, 1992: 51)</text:p>
          </table:table-cell>
        </table:table-row>
        <table:table-row table:style-name="ro21">
          <table:covered-table-cell table:style-name="ce1068"/>
          <table:table-cell table:style-name="ce326" office:value-type="string" calcext:value-type="string">
            <text:p>Partizip Präteritum</text:p>
          </table:table-cell>
          <table:table-cell table:style-name="ce326"/>
          <table:covered-table-cell table:style-name="ce335"/>
          <table:table-cell table:style-name="ce1099" office:value-type="string" calcext:value-type="string">
            <text:p>- idg. <text:span text:style-name="T53">*dʰugʰ-tó-s</text:span> &gt; Stimmtonassimilation *<text:span text:style-name="T53">dʰukʰ-tó-s </text:span>(eigenes Rekonstrukt)</text:p>
          </table:table-cell>
          <table:table-cell table:style-name="ce1123" office:value-type="string" calcext:value-type="string">
            <text:p>*duh-tá-z</text:p>
          </table:table-cell>
          <table:table-cell table:style-name="ce1125" office:value-type="string" calcext:value-type="string">
            <text:p>*t</text:p>
          </table:table-cell>
          <table:table-cell table:style-name="ce1161" office:value-type="string" calcext:value-type="string">
            <text:p>eigenes Rekonstrukt</text:p>
          </table:table-cell>
          <table:table-cell table:style-name="ce1099" office:value-type="string" calcext:value-type="string">
            <text:p>- idg. <text:span text:style-name="T53">*dʰugʰ-tó-s</text:span> &gt; Stimmtonassimilation *<text:span text:style-name="T53">dʰukʰ-tó-s </text:span>(eigenes Rekonstrukt)</text:p>
          </table:table-cell>
          <table:table-cell table:style-name="ce1123" office:value-type="string" calcext:value-type="string">
            <text:p>*duh-tá-z</text:p>
          </table:table-cell>
          <table:table-cell table:style-name="ce1125" office:value-type="string" calcext:value-type="string">
            <text:p>*t</text:p>
          </table:table-cell>
          <table:table-cell table:style-name="ce1161" office:value-type="string" calcext:value-type="string">
            <text:p>eigenes Rekonstrukt</text:p>
          </table:table-cell>
          <table:table-cell table:style-name="ce1118"/>
          <table:table-cell table:style-name="ce1271"/>
          <table:table-cell table:style-name="ce1284"/>
          <table:table-cell table:style-name="ce1299"/>
          <table:table-cell table:style-name="ce1314"/>
          <table:table-cell table:style-name="ce1118" table:number-columns-repeated="2"/>
          <table:table-cell table:style-name="ce1323"/>
          <table:table-cell table:style-name="ce326"/>
          <table:table-cell table:style-name="ce335"/>
          <table:table-cell table:style-name="ce1118" table:number-columns-repeated="2"/>
          <table:table-cell table:style-name="ce1341"/>
          <table:table-cell table:style-name="ce326"/>
          <table:table-cell table:style-name="ce335"/>
          <table:table-cell table:style-name="ce1291"/>
          <table:table-cell table:style-name="ce326"/>
          <table:table-cell table:style-name="ce335"/>
          <table:table-cell table:style-name="ce1118" table:number-columns-repeated="2"/>
          <table:table-cell table:style-name="ce1358"/>
          <table:table-cell table:style-name="ce1367"/>
          <table:table-cell table:style-name="ce1370"/>
          <table:table-cell table:style-name="ce1118" table:number-columns-repeated="2"/>
          <table:table-cell table:style-name="ce1291"/>
          <table:table-cell table:style-name="ce326" table:number-columns-repeated="2"/>
          <table:table-cell table:style-name="ce1118" table:number-columns-repeated="2"/>
          <table:table-cell table:style-name="ce1384" office:value-type="string" calcext:value-type="string">
            <text:p>doghit</text:p>
          </table:table-cell>
          <table:table-cell table:style-name="ce1395" office:value-type="string" calcext:value-type="string">
            <text:p>t</text:p>
          </table:table-cell>
          <table:table-cell table:style-name="ce1402" office:value-type="string" calcext:value-type="string">
            <text:p>(Noreen, 1904: 462)</text:p>
          </table:table-cell>
          <table:table-cell table:style-name="ce1118"/>
          <table:table-cell table:style-name="ce1406" office:value-type="string" calcext:value-type="string">
            <text:p>nein (regelmäßige Neubildung nach dem Präsens? <text:span text:style-name="T49">Stammauslaut</text:span></text:p>
          </table:table-cell>
          <table:table-cell table:style-name="ce1388"/>
          <table:table-cell table:style-name="ce1394"/>
          <table:table-cell table:style-name="ce1402"/>
          <table:table-cell table:style-name="ce1118" table:number-columns-repeated="2"/>
          <table:table-cell table:style-name="ce1291"/>
          <table:table-cell table:style-name="ce326"/>
          <table:table-cell table:style-name="ce335"/>
          <table:table-cell table:style-name="ce1118" table:number-columns-repeated="2"/>
          <table:table-cell table:style-name="ce1291"/>
          <table:table-cell table:style-name="ce326"/>
          <table:table-cell table:style-name="ce335"/>
          <table:table-cell table:style-name="ce1118" table:number-columns-repeated="2"/>
          <table:table-cell table:style-name="ce1291"/>
          <table:table-cell table:style-name="ce326"/>
          <table:table-cell table:style-name="ce335"/>
          <table:table-cell table:style-name="ce1118" table:number-columns-repeated="2"/>
        </table:table-row>
        <table:table-row table:style-name="ro11">
          <table:table-cell table:style-name="ce310" office:value-type="float" office:value="4" calcext:value-type="float" table:number-columns-spanned="1" table:number-rows-spanned="10">
            <text:p>4</text:p>
          </table:table-cell>
          <table:table-cell office:value-type="string" calcext:value-type="string">
            <text:p>Infinitiv</text:p>
          </table:table-cell>
          <table:table-cell office:value-type="string" calcext:value-type="string">
            <text:p>'können, kennen'</text:p>
          </table:table-cell>
          <table:table-cell table:style-name="ce335" office:value-type="string" calcext:value-type="string" table:number-columns-spanned="1" table:number-rows-spanned="10">
            <text:p>III. Klasse</text:p>
          </table:table-cell>
          <table:table-cell table:style-name="ce1094" office:value-type="string" calcext:value-type="string">
            <text:p>Schwundstufe *ǵn-n-h₃- der n-Infixbildung *ǵn-é/n-h₃- der idg. Wurzel *ǵneh₃- <text:s/>‚erkennen‘</text:p>
          </table:table-cell>
          <table:table-cell table:style-name="ce1115" office:value-type="string" calcext:value-type="string">
            <text:p>*kunnan</text:p>
          </table:table-cell>
          <table:table-cell table:style-name="ce1115"/>
          <table:table-cell table:style-name="ce1115" office:value-type="string" calcext:value-type="string">
            <text:p>(Lloyd, Lühr, Springer, 1998: 890)</text:p>
          </table:table-cell>
          <table:table-cell table:style-name="ce1094"/>
          <table:table-cell table:style-name="ce1115" office:value-type="string" calcext:value-type="string">
            <text:p>*kunnaną</text:p>
          </table:table-cell>
          <table:table-cell table:style-name="ce1115"/>
          <table:table-cell table:style-name="ce1166" office:value-type="string" calcext:value-type="string">
            <text:p>(Ringe, 2006: 260)</text:p>
          </table:table-cell>
          <table:table-cell table:style-name="ce1217" office:value-type="string" calcext:value-type="string">
            <text:p>*ǵen-/ǵenə-/ǵnē- ? - *ǵn̥h₃- wegen der Geminate? (Birkmann, 1987: 70)</text:p>
          </table:table-cell>
          <table:table-cell table:style-name="ce1270" office:value-type="string" calcext:value-type="string">
            <text:p>*kann-/kunn- (Birkmann, 1987: 70)</text:p>
          </table:table-cell>
          <table:table-cell table:style-name="ce1126" office:value-type="string" calcext:value-type="string">
            <text:p>*kunnan</text:p>
          </table:table-cell>
          <table:table-cell table:style-name="ce1300"/>
          <table:table-cell table:style-name="ce1312" office:value-type="string" calcext:value-type="string">
            <text:p>(Birkmann, 1987: 70)</text:p>
          </table:table-cell>
          <table:table-cell/>
          <table:table-cell table:style-name="ce1198"/>
          <table:table-cell table:style-name="ce1126" office:value-type="string" calcext:value-type="string">
            <text:p>kunnan</text:p>
          </table:table-cell>
          <table:table-cell table:style-name="ce1328"/>
          <table:table-cell table:style-name="ce1312" office:value-type="string" calcext:value-type="string">
            <text:p>(Birkmann, 1987: 104)</text:p>
          </table:table-cell>
          <table:table-cell table:style-name="ce1115"/>
          <table:table-cell table:style-name="ce1198"/>
          <table:table-cell table:style-name="ce1340"/>
          <table:table-cell table:style-name="ce1328"/>
          <table:table-cell table:style-name="ce1312"/>
          <table:table-cell table:style-name="ce1127" office:value-type="string" calcext:value-type="string">
            <text:p>kunna</text:p>
          </table:table-cell>
          <table:table-cell table:style-name="ce1279"/>
          <table:table-cell table:style-name="ce336" office:value-type="string" calcext:value-type="string">
            <text:p>(Barnes, 2008: 153)</text:p>
          </table:table-cell>
          <table:table-cell table:style-name="ce1115"/>
          <table:table-cell table:style-name="ce1198"/>
          <table:table-cell table:style-name="ce1355"/>
          <table:table-cell table:style-name="ce1365"/>
          <table:table-cell table:style-name="ce1369"/>
          <table:table-cell table:style-name="ce1115"/>
          <table:table-cell table:style-name="ce1198"/>
          <table:table-cell office:value-type="string" calcext:value-type="string">
            <text:p>kunna</text:p>
          </table:table-cell>
          <table:table-cell table:style-name="ce1279"/>
          <table:table-cell office:value-type="string" calcext:value-type="string">
            <text:p>(Birkmann, 1987: 227)</text:p>
          </table:table-cell>
          <table:table-cell table:style-name="ce1115"/>
          <table:table-cell table:style-name="ce1198"/>
          <table:table-cell table:style-name="ce1381" office:value-type="string" calcext:value-type="string">
            <text:p>kunna</text:p>
          </table:table-cell>
          <table:table-cell table:style-name="ce1391"/>
          <table:table-cell table:style-name="ce1401" office:value-type="string" calcext:value-type="string">
            <text:p>(Noreen, 1904: 467)</text:p>
          </table:table-cell>
          <table:table-cell table:style-name="ce1115"/>
          <table:table-cell table:style-name="ce1198"/>
          <table:table-cell table:style-name="ce1381"/>
          <table:table-cell table:style-name="ce1391"/>
          <table:table-cell table:style-name="ce1401"/>
          <table:table-cell table:style-name="ce1115"/>
          <table:table-cell table:style-name="ce1198"/>
          <table:table-cell table:style-name="ce1127" office:value-type="string" calcext:value-type="string">
            <text:p>cunnan</text:p>
          </table:table-cell>
          <table:table-cell table:style-name="ce1279"/>
          <table:table-cell table:style-name="ce336" office:value-type="string" calcext:value-type="string">
            <text:p>(Campbell, 1997: 344)</text:p>
          </table:table-cell>
          <table:table-cell table:style-name="ce1115"/>
          <table:table-cell table:style-name="ce1198"/>
          <table:table-cell table:style-name="ce1127" office:value-type="string" calcext:value-type="string">
            <text:p>kunnan</text:p>
          </table:table-cell>
          <table:table-cell table:style-name="ce1279"/>
          <table:table-cell table:style-name="ce336" office:value-type="string" calcext:value-type="string">
            <text:p>(Birkmann, 1987: 144)</text:p>
          </table:table-cell>
          <table:table-cell table:style-name="ce1115"/>
          <table:table-cell table:style-name="ce1198"/>
          <table:table-cell table:style-name="ce1127" office:value-type="string" calcext:value-type="string">
            <text:p>*kunnan</text:p>
          </table:table-cell>
          <table:table-cell table:style-name="ce1279"/>
          <table:table-cell table:style-name="ce336" office:value-type="string" calcext:value-type="string">
            <text:p>(Birkmann, 1987: 170)</text:p>
          </table:table-cell>
          <table:table-cell table:style-name="ce1115"/>
          <table:table-cell table:style-name="ce1198"/>
        </table:table-row>
        <table:table-row table:style-name="ro11">
          <table:covered-table-cell table:style-name="ce1068"/>
          <table:table-cell office:value-type="string" calcext:value-type="string">
            <text:p>1.Sg.Ind.Präs. Akt.</text:p>
          </table:table-cell>
          <table:table-cell office:value-type="string" calcext:value-type="string">
            <text:p>'ich kann, kenne'</text:p>
          </table:table-cell>
          <table:covered-table-cell table:style-name="ce335"/>
          <table:table-cell table:style-name="ce1094"/>
          <table:table-cell table:style-name="ce1115" office:value-type="string" calcext:value-type="string">
            <text:p>*kann</text:p>
          </table:table-cell>
          <table:table-cell table:style-name="ce1115"/>
          <table:table-cell table:style-name="ce1115" office:value-type="string" calcext:value-type="string">
            <text:p>(Lloyd, Lühr, Springer, 1998: 890)</text:p>
          </table:table-cell>
          <table:table-cell table:style-name="ce1094" office:value-type="string" calcext:value-type="string">
            <text:p>*ǵneh₃- ‚erkennen‘ &gt; Präs. *ǵnnéh₃ti- ‚er/sie erkennt‘ &gt; vorgerm. *gunnáti → neues Perfekt *gegónne <text:s/>(Ringe, 2006: 154)</text:p>
          </table:table-cell>
          <table:table-cell table:style-name="ce1115" office:value-type="string" calcext:value-type="string">
            <text:p>*kann</text:p>
          </table:table-cell>
          <table:table-cell table:style-name="ce1115"/>
          <table:table-cell table:style-name="ce1166" office:value-type="string" calcext:value-type="string">
            <text:p>(Ringe, 2006: 260)</text:p>
          </table:table-cell>
          <table:table-cell table:style-name="ce1217" office:value-type="string" calcext:value-type="string">
            <text:p>*ǵneh₃- ‚erkennen‘ (Rix, 2001: 168) Perfekt *ǵe-ǵnóh₃/ǵn̥h₃- (Rix, 2001: 169)</text:p>
          </table:table-cell>
          <table:table-cell table:style-name="ce1270"/>
          <table:table-cell office:value-type="string" calcext:value-type="string">
            <text:p>*kann</text:p>
          </table:table-cell>
          <table:table-cell table:style-name="ce1279"/>
          <table:table-cell office:value-type="string" calcext:value-type="string">
            <text:p>(Ramat, 1981: 174)</text:p>
          </table:table-cell>
          <table:table-cell table:number-columns-repeated="2"/>
          <table:table-cell office:value-type="string" calcext:value-type="string">
            <text:p>kann</text:p>
          </table:table-cell>
          <table:table-cell table:style-name="ce1279"/>
          <table:table-cell office:value-type="string" calcext:value-type="string">
            <text:p>(Ramat, 1981: 174)</text:p>
          </table:table-cell>
          <table:table-cell table:style-name="ce1115" table:number-columns-repeated="2"/>
          <table:table-cell table:style-name="ce1339"/>
          <table:table-cell table:style-name="ce1162"/>
          <table:table-cell table:style-name="ce1344"/>
          <table:table-cell table:style-name="ce1127" office:value-type="string" calcext:value-type="string">
            <text:p>kann <text:span text:style-name="T136">3. Sg.</text:span></text:p>
          </table:table-cell>
          <table:table-cell table:style-name="ce1279"/>
          <table:table-cell table:style-name="ce336" office:value-type="string" calcext:value-type="string">
            <text:p>(Barnes, 2008: 153)</text:p>
          </table:table-cell>
          <table:table-cell table:style-name="ce1115" table:number-columns-repeated="2"/>
          <table:table-cell table:style-name="ce1355"/>
          <table:table-cell table:style-name="ce1365"/>
          <table:table-cell table:style-name="ce1369"/>
          <table:table-cell table:style-name="ce1115" table:number-columns-repeated="2"/>
          <table:table-cell office:value-type="string" calcext:value-type="string">
            <text:p>kann</text:p>
          </table:table-cell>
          <table:table-cell table:style-name="ce1279"/>
          <table:table-cell table:style-name="ce336" office:value-type="string" calcext:value-type="string">
            <text:p>(Ramat, 1981: 174)</text:p>
          </table:table-cell>
          <table:table-cell table:style-name="ce1115" table:number-columns-repeated="2"/>
          <table:table-cell table:style-name="ce1381" office:value-type="string" calcext:value-type="string">
            <text:p>kan</text:p>
          </table:table-cell>
          <table:table-cell table:style-name="ce1391"/>
          <table:table-cell table:style-name="ce1401" office:value-type="string" calcext:value-type="string">
            <text:p>(Noreen, 1904: 467)</text:p>
          </table:table-cell>
          <table:table-cell table:style-name="ce1115" table:number-columns-repeated="2"/>
          <table:table-cell table:style-name="ce1381"/>
          <table:table-cell table:style-name="ce1391"/>
          <table:table-cell table:style-name="ce1401"/>
          <table:table-cell table:style-name="ce1115" table:number-columns-repeated="2"/>
          <table:table-cell table:style-name="ce1127" office:value-type="string" calcext:value-type="string">
            <text:p>can(n)</text:p>
          </table:table-cell>
          <table:table-cell table:style-name="ce1279"/>
          <table:table-cell table:style-name="ce336" office:value-type="string" calcext:value-type="string">
            <text:p>(Ramat, 1981: 174)</text:p>
          </table:table-cell>
          <table:table-cell table:style-name="ce1115" table:number-columns-repeated="2"/>
          <table:table-cell office:value-type="string" calcext:value-type="string">
            <text:p>kan</text:p>
          </table:table-cell>
          <table:table-cell table:style-name="ce1279"/>
          <table:table-cell table:style-name="ce336" office:value-type="string" calcext:value-type="string">
            <text:p>(Ramat, 1981: 174)</text:p>
          </table:table-cell>
          <table:table-cell table:style-name="ce1115" table:number-columns-repeated="2"/>
          <table:table-cell office:value-type="string" calcext:value-type="string">
            <text:p>can</text:p>
          </table:table-cell>
          <table:table-cell table:style-name="ce1279"/>
          <table:table-cell table:style-name="ce336" office:value-type="string" calcext:value-type="string">
            <text:p>(Ramat, 1981: 174)</text:p>
          </table:table-cell>
          <table:table-cell table:style-name="ce1115" table:number-columns-repeated="2"/>
        </table:table-row>
        <table:table-row table:style-name="ro11">
          <table:covered-table-cell table:style-name="ce1068"/>
          <table:table-cell office:value-type="string" calcext:value-type="string">
            <text:p>1.Pl.Ind.Präs. Akt.</text:p>
          </table:table-cell>
          <table:table-cell office:value-type="string" calcext:value-type="string">
            <text:p>'wir können, kennen'</text:p>
          </table:table-cell>
          <table:covered-table-cell table:style-name="ce335"/>
          <table:table-cell table:style-name="ce1094"/>
          <table:table-cell table:style-name="ce1115" office:value-type="string" calcext:value-type="string">
            <text:p>*kunnum</text:p>
          </table:table-cell>
          <table:table-cell table:style-name="ce1115"/>
          <table:table-cell table:style-name="ce1115" office:value-type="string" calcext:value-type="string">
            <text:p>(Lloyd, Lühr, Springer, 1998: 890)</text:p>
          </table:table-cell>
          <table:table-cell table:style-name="ce1094"/>
          <table:table-cell table:style-name="ce1115" table:number-columns-repeated="2"/>
          <table:table-cell table:style-name="ce1166"/>
          <table:table-cell table:style-name="ce1115"/>
          <table:table-cell table:style-name="ce1270"/>
          <table:table-cell office:value-type="string" calcext:value-type="string">
            <text:p>*kunnum</text:p>
          </table:table-cell>
          <table:table-cell table:style-name="ce1279"/>
          <table:table-cell office:value-type="string" calcext:value-type="string">
            <text:p>(Ramat, 1981: 174)</text:p>
          </table:table-cell>
          <table:table-cell table:number-columns-repeated="2"/>
          <table:table-cell office:value-type="string" calcext:value-type="string">
            <text:p>kunnum</text:p>
          </table:table-cell>
          <table:table-cell table:style-name="ce1279"/>
          <table:table-cell office:value-type="string" calcext:value-type="string">
            <text:p>(Ramat, 1981: 174)</text:p>
          </table:table-cell>
          <table:table-cell table:style-name="ce1115" table:number-columns-repeated="2"/>
          <table:table-cell table:style-name="ce1339"/>
          <table:table-cell table:style-name="ce1162"/>
          <table:table-cell table:style-name="ce1344"/>
          <table:table-cell table:style-name="ce1127" office:value-type="string" calcext:value-type="string">
            <text:p>kunnu</text:p>
          </table:table-cell>
          <table:table-cell table:style-name="ce1279"/>
          <table:table-cell table:style-name="ce336" office:value-type="string" calcext:value-type="string">
            <text:p>(Barnes, 2008: 153)</text:p>
          </table:table-cell>
          <table:table-cell table:style-name="ce1115" table:number-columns-repeated="2"/>
          <table:table-cell table:style-name="ce1355"/>
          <table:table-cell table:style-name="ce1365"/>
          <table:table-cell table:style-name="ce1369"/>
          <table:table-cell table:style-name="ce1115" table:number-columns-repeated="2"/>
          <table:table-cell office:value-type="string" calcext:value-type="string">
            <text:p>kunnom</text:p>
          </table:table-cell>
          <table:table-cell table:style-name="ce1279"/>
          <table:table-cell table:style-name="ce336" office:value-type="string" calcext:value-type="string">
            <text:p>(Ramat, 1981: 174)</text:p>
          </table:table-cell>
          <table:table-cell table:style-name="ce1115" table:number-columns-repeated="2"/>
          <table:table-cell table:style-name="ce1386"/>
          <table:table-cell table:style-name="ce1397" table:number-columns-repeated="2"/>
          <table:table-cell table:style-name="ce1115" table:number-columns-repeated="2"/>
          <table:table-cell table:style-name="ce1386"/>
          <table:table-cell table:style-name="ce1397" table:number-columns-repeated="2"/>
          <table:table-cell table:style-name="ce1115" table:number-columns-repeated="2"/>
          <table:table-cell table:style-name="ce1127" office:value-type="string" calcext:value-type="string">
            <text:p>cunnon</text:p>
          </table:table-cell>
          <table:table-cell table:style-name="ce1279"/>
          <table:table-cell table:style-name="ce336" office:value-type="string" calcext:value-type="string">
            <text:p>(Ramat, 1981: 174)</text:p>
          </table:table-cell>
          <table:table-cell table:style-name="ce1115" table:number-columns-repeated="2"/>
          <table:table-cell table:style-name="ce1127" office:value-type="string" calcext:value-type="string">
            <text:p>kunnum</text:p>
          </table:table-cell>
          <table:table-cell table:style-name="ce1279"/>
          <table:table-cell table:style-name="ce336" office:value-type="string" calcext:value-type="string">
            <text:p>(Ramat, 1981: 174)</text:p>
          </table:table-cell>
          <table:table-cell table:style-name="ce1115" table:number-columns-repeated="2"/>
          <table:table-cell table:style-name="ce1127" office:value-type="string" calcext:value-type="string">
            <text:p>cunnun</text:p>
          </table:table-cell>
          <table:table-cell table:style-name="ce1279"/>
          <table:table-cell table:style-name="ce336" office:value-type="string" calcext:value-type="string">
            <text:p>(Ramat, 1981: 174)</text:p>
          </table:table-cell>
          <table:table-cell table:style-name="ce1115" table:number-columns-repeated="2"/>
        </table:table-row>
        <table:table-row table:style-name="ro22">
          <table:covered-table-cell table:style-name="ce1068"/>
          <table:table-cell table:style-name="ce322" office:value-type="string" calcext:value-type="string" table:number-columns-spanned="1" table:number-rows-spanned="4">
            <text:p>1./3. Sg.Ind.Prät. Akt.</text:p>
          </table:table-cell>
          <table:table-cell table:style-name="ce322" office:value-type="string" calcext:value-type="string" table:number-columns-spanned="1" table:number-rows-spanned="4">
            <text:p>'ich konnte, kannte'</text:p>
          </table:table-cell>
          <table:covered-table-cell table:style-name="ce335"/>
          <table:table-cell table:style-name="ce1094"/>
          <table:table-cell table:style-name="ce1124" office:value-type="string" calcext:value-type="string">
            <text:p><text:span text:style-name="T69">*kun-þ-ōⁿ </text:span>&gt; *kunþōⁿ</text:p>
          </table:table-cell>
          <table:table-cell table:style-name="ce1148" office:value-type="string" calcext:value-type="string">
            <text:p>*þ</text:p>
          </table:table-cell>
          <table:table-cell table:style-name="ce1115" office:value-type="string" calcext:value-type="string">
            <text:p>(Lloyd, Lühr, Springer, 1998: 890)</text:p>
          </table:table-cell>
          <table:table-cell table:style-name="ce1094"/>
          <table:table-cell table:style-name="ce1190" office:value-type="string" calcext:value-type="string">
            <text:p><text:span text:style-name="T91"> *kunþ[a- ded]ē &gt;</text:span><text:span text:style-name="T60"> </text:span><text:span text:style-name="T92">*kunþē</text:span></text:p>
          </table:table-cell>
          <table:table-cell table:style-name="ce1223" office:value-type="string" calcext:value-type="string">
            <text:p>*þ</text:p>
          </table:table-cell>
          <table:table-cell table:style-name="ce1168" office:value-type="string" calcext:value-type="string">
            <text:p>(Ringe, 2006: 260)</text:p>
          </table:table-cell>
          <table:table-cell table:style-name="ce1115"/>
          <table:table-cell table:style-name="ce1270"/>
          <table:table-cell table:style-name="ce1124" office:value-type="string" calcext:value-type="string">
            <text:p>*kunþōⁿ</text:p>
          </table:table-cell>
          <table:table-cell table:style-name="ce1148" office:value-type="string" calcext:value-type="string">
            <text:p>*þ</text:p>
          </table:table-cell>
          <table:table-cell table:style-name="ce1162" office:value-type="string" calcext:value-type="string">
            <text:p>(Ramat, 1981: 174)</text:p>
          </table:table-cell>
          <table:table-cell/>
          <table:table-cell table:style-name="ce1175" office:value-type="string" calcext:value-type="string">
            <text:p>ja</text:p>
          </table:table-cell>
          <table:table-cell table:style-name="ce1286" office:value-type="string" calcext:value-type="string">
            <text:p><text:span text:style-name="T131">kun</text:span><text:span text:style-name="T132">þ</text:span><text:span text:style-name="T133">a</text:span></text:p>
          </table:table-cell>
          <table:table-cell table:style-name="ce1330" office:value-type="string" calcext:value-type="string">
            <text:p>þ</text:p>
          </table:table-cell>
          <table:table-cell office:value-type="string" calcext:value-type="string">
            <text:p>(Ramat, 1981: 174)</text:p>
          </table:table-cell>
          <table:table-cell table:number-columns-repeated="2" table:style-name="ce1318" office:value-type="string" calcext:value-type="string">
            <text:p>ja</text:p>
          </table:table-cell>
          <table:table-cell table:style-name="ce1339"/>
          <table:table-cell table:style-name="ce1162"/>
          <table:table-cell table:style-name="ce1344"/>
          <table:table-cell table:style-name="ce1127"/>
          <table:table-cell table:style-name="ce1279"/>
          <table:table-cell table:style-name="ce336"/>
          <table:table-cell table:style-name="ce1115" table:number-columns-repeated="2"/>
          <table:table-cell table:style-name="ce1359" table:number-columns-repeated="3"/>
          <table:table-cell table:style-name="ce1115" table:number-columns-repeated="2"/>
          <table:table-cell table:style-name="ce1188"/>
          <table:table-cell table:style-name="ce1281" table:number-columns-repeated="2"/>
          <table:table-cell table:style-name="ce1115" table:number-columns-repeated="2"/>
          <table:table-cell table:style-name="ce1383" office:value-type="string" calcext:value-type="string">
            <office:annotation draw:style-name="gr22" draw:text-style-name="P12" svg:width="28.99mm" svg:height="13.86mm" svg:x="1689.73mm" svg:y="250.87mm" draw:caption-point-x="-6.1mm" draw:caption-point-y="151.46mm">
              <dc:date>2017-04-28T00:00:00</dc:date>
              <text:p text:style-name="P11"><text:span text:style-name="T15">(Noreen, 1904: 467) kunde ist neu (?)</text:span></text:p>
            </office:annotation>
            <text:p>kunde</text:p>
          </table:table-cell>
          <table:table-cell table:style-name="ce1393" office:value-type="string" calcext:value-type="string">
            <text:p>d</text:p>
          </table:table-cell>
          <table:table-cell table:style-name="ce1401" office:value-type="string" calcext:value-type="string">
            <text:p>(Birkmann, 1987: 70)</text:p>
          </table:table-cell>
          <table:table-cell table:style-name="ce1115"/>
          <table:table-cell table:style-name="ce1115" office:value-type="string" calcext:value-type="string">
            <text:p>Neubildung?</text:p>
          </table:table-cell>
          <table:table-cell table:style-name="ce1383" office:value-type="string" calcext:value-type="string">
            <text:p>kunde</text:p>
          </table:table-cell>
          <table:table-cell table:style-name="ce1393" office:value-type="string" calcext:value-type="string">
            <text:p>d</text:p>
          </table:table-cell>
          <table:table-cell table:style-name="ce1401" office:value-type="string" calcext:value-type="string">
            <text:p>(Birkmann, 1987: 70)</text:p>
          </table:table-cell>
          <table:table-cell table:style-name="ce1115"/>
          <table:table-cell table:style-name="ce1115" office:value-type="string" calcext:value-type="string">
            <text:p>Neubildung?</text:p>
          </table:table-cell>
          <table:table-cell table:style-name="ce1417" office:value-type="string" calcext:value-type="string">
            <text:p>c<text:span text:style-name="T161">ū</text:span><text:span text:style-name="T162">þe</text:span></text:p>
          </table:table-cell>
          <table:table-cell table:style-name="ce1330" office:value-type="string" calcext:value-type="string">
            <text:p>þ</text:p>
          </table:table-cell>
          <table:table-cell table:style-name="ce336" office:value-type="string" calcext:value-type="string">
            <text:p>(Ramat, 1981: 174)</text:p>
          </table:table-cell>
          <table:table-cell table:number-columns-repeated="2" table:style-name="ce1175" office:value-type="string" calcext:value-type="string">
            <text:p>ja </text:p>
          </table:table-cell>
          <table:table-cell table:style-name="ce1322" office:value-type="string" calcext:value-type="string">
            <office:annotation draw:style-name="gr23" draw:text-style-name="P12" svg:width="28.99mm" svg:height="29.66mm" svg:x="2183mm" svg:y="239.87mm" draw:caption-point-x="-6.1mm" draw:caption-point-y="162.46mm">
              <dc:creator>H.S.</dc:creator>
              <dc:date>2017-03-19T00:00:00</dc:date>
              <text:p text:style-name="P11"><text:span text:style-name="T15">(Birkmann, 1987: 144) „Ansonsten bedürfen die Formen eigentlich keines Kommentars mehr“</text:span></text:p>
            </office:annotation>
            <text:p>konda</text:p>
          </table:table-cell>
          <table:table-cell table:style-name="ce1156" office:value-type="string" calcext:value-type="string">
            <text:p>d</text:p>
          </table:table-cell>
          <table:table-cell table:style-name="ce336" office:value-type="string" calcext:value-type="string">
            <text:p>(Ramat, 1981: 174)</text:p>
          </table:table-cell>
          <table:table-cell table:style-name="ce1406" office:value-type="string" calcext:value-type="string">
            <text:p>(ahd. þ &gt; d, vgl. Voyles, 1992: 217)  - <text:span text:style-name="T175">unverständlich ist das o, muss sekundär sein (Analogie nach einem Verb ohne Nasal?) </text:span><text:span text:style-name="T176">Stammvokal</text:span></text:p>
          </table:table-cell>
          <table:table-cell table:style-name="ce1406" office:value-type="string" calcext:value-type="string">
            <text:p>ja (ahd. þ &gt; d, vgl. Voyles, 1992: 217)  - <text:span text:style-name="T175">unverständlich ist das o, muss sekundär sein (Analogie nach einem Verb ohne Nasal?) </text:span><text:span text:style-name="T176">Stammvokal</text:span></text:p>
          </table:table-cell>
          <table:table-cell table:style-name="ce1436"/>
          <table:table-cell table:style-name="ce1346"/>
          <table:table-cell table:style-name="ce1281"/>
          <table:table-cell table:style-name="ce1115" table:number-columns-repeated="2"/>
        </table:table-row>
        <table:table-row table:style-name="ro14">
          <table:covered-table-cell table:style-name="ce1068"/>
          <table:covered-table-cell table:number-columns-repeated="2" table:style-name="ce323"/>
          <table:covered-table-cell table:style-name="ce335"/>
          <table:table-cell table:style-name="ce1094"/>
          <table:table-cell table:style-name="ce1115" table:number-columns-repeated="3"/>
          <table:table-cell table:style-name="ce1094"/>
          <table:table-cell table:style-name="ce1191" table:number-columns-repeated="2"/>
          <table:table-cell table:style-name="ce1236"/>
          <table:table-cell table:style-name="ce1115"/>
          <table:table-cell table:style-name="ce1270"/>
          <table:table-cell table:style-name="ce1285"/>
          <table:table-cell table:style-name="ce1304"/>
          <table:table-cell table:style-name="ce1279"/>
          <table:table-cell table:number-columns-repeated="2"/>
          <table:table-cell table:style-name="ce1285"/>
          <table:table-cell table:style-name="ce1330"/>
          <table:table-cell table:style-name="ce1279"/>
          <table:table-cell table:style-name="ce1115" table:number-columns-repeated="2"/>
          <table:table-cell table:style-name="ce1339"/>
          <table:table-cell table:style-name="ce1162"/>
          <table:table-cell table:style-name="ce1344"/>
          <table:table-cell table:style-name="ce1127"/>
          <table:table-cell table:style-name="ce1279"/>
          <table:table-cell table:style-name="ce336"/>
          <table:table-cell table:style-name="ce1115" table:number-columns-repeated="2"/>
          <table:table-cell table:style-name="ce1359" table:number-columns-repeated="3"/>
          <table:table-cell table:style-name="ce1115" table:number-columns-repeated="2"/>
          <table:table-cell table:style-name="ce1188"/>
          <table:table-cell table:style-name="ce1281" table:number-columns-repeated="2"/>
          <table:table-cell table:style-name="ce1115" table:number-columns-repeated="2"/>
          <table:table-cell table:style-name="ce1383"/>
          <table:table-cell table:style-name="ce1393"/>
          <table:table-cell table:style-name="ce1401"/>
          <table:table-cell table:style-name="ce1115" table:number-columns-repeated="2"/>
          <table:table-cell table:style-name="ce1383"/>
          <table:table-cell table:style-name="ce1393"/>
          <table:table-cell table:style-name="ce1401"/>
          <table:table-cell table:style-name="ce1115" table:number-columns-repeated="2"/>
          <table:table-cell table:style-name="ce1417" office:value-type="string" calcext:value-type="string">
            <text:p>c<text:span text:style-name="T161">ūð</text:span><text:span text:style-name="T162">e</text:span></text:p>
          </table:table-cell>
          <table:table-cell table:style-name="ce1346" office:value-type="string" calcext:value-type="string">
            <text:p>ð</text:p>
          </table:table-cell>
          <table:table-cell table:style-name="ce336" office:value-type="string" calcext:value-type="string">
            <text:p>(Birkmann, 1987: 70)</text:p>
          </table:table-cell>
          <table:table-cell table:style-name="ce1175" office:value-type="string" calcext:value-type="string">
            <text:p><text:span text:style-name="T50">ja (</text:span><text:span text:style-name="T172">ae. stl.  Obstruent wird zwischen zwei Sonoranten sth. (Voyles, 1992: 151))</text:span></text:p>
          </table:table-cell>
          <table:table-cell table:style-name="ce1175" office:value-type="string" calcext:value-type="string">
            <text:p><text:span text:style-name="T50">ja (</text:span><text:span text:style-name="T172">ae. stl.  Obstruent wird zwischen zwei Sonoranten sth. (Voyles, 1992: 151))</text:span></text:p>
          </table:table-cell>
          <table:table-cell table:style-name="ce1285"/>
          <table:table-cell table:style-name="ce1329"/>
          <table:table-cell table:style-name="ce336"/>
          <table:table-cell table:style-name="ce1115" table:number-columns-repeated="2"/>
          <table:table-cell table:style-name="ce1322" office:value-type="string" calcext:value-type="string">
            <office:annotation draw:style-name="gr24" draw:text-style-name="P6" svg:width="30.42mm" svg:height="46.19mm" svg:x="2192.12mm" svg:y="230.8mm" draw:caption-point-x="135.37mm" draw:caption-point-y="220.41mm">
              <dc:date>2017-04-28T00:00:00</dc:date>
              <text:p text:style-name="P4"><text:span text:style-name="T6">3.Sg.Prät. (Tiefenbach, 2010: 223)</text:span></text:p>
              <text:p text:style-name="P4"><text:span text:style-name="T6"/></text:p>
              <text:p text:style-name="P15"><text:span text:style-name="T6">(Birkmann, 1987: 170) Lautgesetzlich zu erwartende Form mit Nasalschwund wäre </text:span><text:span text:style-name="T19">*kūþa/kūda</text:span></text:p>
            </office:annotation>
            <text:p><text:span text:style-name="T186">c</text:span><text:span text:style-name="T187">ūð</text:span><text:span text:style-name="T188">e</text:span></text:p>
          </table:table-cell>
          <table:table-cell table:style-name="ce1333" office:value-type="string" calcext:value-type="string">
            <text:p>ð</text:p>
          </table:table-cell>
          <table:table-cell table:style-name="ce336" office:value-type="string" calcext:value-type="string">
            <text:p>(Tiefenbach, 2010: 223)</text:p>
          </table:table-cell>
          <table:table-cell table:style-name="ce1175" office:value-type="string" calcext:value-type="string">
            <text:p><text:span text:style-name="T193">(Birkmann, 1987: 170) Lautgesetzlich zu erwartende Form mit Nasalschwund wäre </text:span><text:span text:style-name="T194">*kūþa/kūda –</text:span><text:span text:style-name="T195"> fehlender Nasal beweist aber, dass der urspr. Dental *þ war – as. stimmlose Obstruenten werden zwischen zwei Sonoranten stimmhaft (Voyles, 1992: 195)</text:span></text:p>
          </table:table-cell>
          <table:table-cell table:style-name="ce1175" office:value-type="string" calcext:value-type="string">
            <text:p><text:span text:style-name="T193">(Birkmann, 1987: 170) Lautgesetzlich zu erwartende Form mit Nasalschwund wäre </text:span><text:span text:style-name="T194">*kūþa/kūda –</text:span><text:span text:style-name="T195"> fehlender Nasal beweist aber, dass der urspr. Dental *þ war – as. stimmlose Obstruenten werden zwischen zwei Sonoranten stimmhaft (Voyles, 1992: 195)</text:span></text:p>
          </table:table-cell>
        </table:table-row>
        <table:table-row table:style-name="ro23">
          <table:covered-table-cell table:style-name="ce1068"/>
          <table:covered-table-cell table:number-columns-repeated="2" table:style-name="ce323"/>
          <table:covered-table-cell table:style-name="ce335"/>
          <table:table-cell table:style-name="ce1094"/>
          <table:table-cell table:style-name="ce1115" table:number-columns-repeated="3"/>
          <table:table-cell table:style-name="ce1094"/>
          <table:table-cell table:style-name="ce1115" table:number-columns-repeated="2"/>
          <table:table-cell table:style-name="ce1166"/>
          <table:table-cell table:style-name="ce1115"/>
          <table:table-cell table:style-name="ce1270"/>
          <table:table-cell table:style-name="ce1285"/>
          <table:table-cell table:style-name="ce1304"/>
          <table:table-cell table:style-name="ce1279"/>
          <table:table-cell table:number-columns-repeated="2"/>
          <table:table-cell table:style-name="ce1285"/>
          <table:table-cell table:style-name="ce1330"/>
          <table:table-cell table:style-name="ce1279"/>
          <table:table-cell table:style-name="ce1115" table:number-columns-repeated="2"/>
          <table:table-cell table:style-name="ce1339"/>
          <table:table-cell table:style-name="ce1162"/>
          <table:table-cell table:style-name="ce1344"/>
          <table:table-cell table:style-name="ce1127" office:value-type="string" calcext:value-type="string">
            <text:p><text:span text:style-name="T143">kunni</text:span><text:span text:style-name="T137"> </text:span><text:span text:style-name="T144">3. Sg.</text:span></text:p>
          </table:table-cell>
          <table:table-cell table:style-name="ce1329" office:value-type="string" calcext:value-type="string">
            <text:p>n</text:p>
          </table:table-cell>
          <table:table-cell table:style-name="ce336" office:value-type="string" calcext:value-type="string">
            <text:p>(Barnes, 2008: 153)</text:p>
          </table:table-cell>
          <table:table-cell table:number-columns-repeated="2" table:style-name="ce1349" office:value-type="string" calcext:value-type="string">
            <text:p>ja (Noreen, 1970: 199) aus *kunþa assimiliert</text:p>
          </table:table-cell>
          <table:table-cell table:style-name="ce1360" office:value-type="string" calcext:value-type="string">
            <text:p>kunna</text:p>
          </table:table-cell>
          <table:table-cell table:style-name="ce1366" office:value-type="string" calcext:value-type="string">
            <text:p>n</text:p>
          </table:table-cell>
          <table:table-cell table:style-name="ce1369" office:value-type="string" calcext:value-type="string">
            <text:p>(Birkmann, 1987: 70)</text:p>
          </table:table-cell>
          <table:table-cell table:number-columns-repeated="2" table:style-name="ce1349" office:value-type="string" calcext:value-type="string">
            <text:p>ja (Noreen, 1970: 199) aus *kunþa assimiliert</text:p>
          </table:table-cell>
          <table:table-cell table:style-name="ce1374" office:value-type="string" calcext:value-type="string">
            <office:annotation draw:style-name="gr25" draw:text-style-name="P17" svg:width="28.84mm" svg:height="77.69mm" svg:x="1449.55mm" svg:y="399.86mm" draw:caption-point-x="0mm" draw:caption-point-y="80.03mm">
              <dc:date>2017-04-28T00:00:00</dc:date>
              <text:p text:style-name="P16"><text:span text:style-name="T20">(Birkmann, 1987: 235) „unna und kunna, in der 1. Sg. Prät. mit dem Inf. homophon, sind nach NOREEN 1970: 199 aus *unþa und *kunþa durch Assimilation entstanden, ein völlig lautgesetzlicher Vorgang.</text:span></text:p>
            </office:annotation>
            <text:p>kunna &lt;<text:span text:style-name="T90"> </text:span><text:span text:style-name="T147">*kunþa</text:span><text:span text:style-name="T148"> (Birkmann, 1987: 235)</text:span></text:p>
          </table:table-cell>
          <table:table-cell table:style-name="ce1329" office:value-type="string" calcext:value-type="string">
            <text:p>n</text:p>
          </table:table-cell>
          <table:table-cell table:style-name="ce336" office:value-type="string" calcext:value-type="string">
            <text:p>(Ramat, 1981: 174)</text:p>
          </table:table-cell>
          <table:table-cell table:number-columns-repeated="2" table:style-name="ce1349" office:value-type="string" calcext:value-type="string">
            <text:p>ja (Noreen, 1970: 199) aus *kunþa assimiliert</text:p>
          </table:table-cell>
          <table:table-cell table:style-name="ce1383" office:value-type="string" calcext:value-type="string">
            <office:annotation draw:style-name="gr9" draw:text-style-name="P12" svg:width="28.99mm" svg:height="17.81mm" svg:x="1689.73mm" svg:y="366.47mm" draw:caption-point-x="-6.1mm" draw:caption-point-y="113.42mm">
              <dc:date>2017-04-28T00:00:00</dc:date>
              <text:p text:style-name="P11"><text:span text:style-name="T15">(Noreen, 1904: 467) ältere Form, kunde ist neu (?)</text:span></text:p>
            </office:annotation>
            <text:p>kunne</text:p>
          </table:table-cell>
          <table:table-cell table:style-name="ce1393" office:value-type="string" calcext:value-type="string">
            <text:p>n</text:p>
          </table:table-cell>
          <table:table-cell table:style-name="ce1401" office:value-type="string" calcext:value-type="string">
            <text:p>(Birkmann, 1987: 70)</text:p>
          </table:table-cell>
          <table:table-cell table:style-name="ce1115"/>
          <table:table-cell table:style-name="ce1349" office:value-type="string" calcext:value-type="string">
            <text:p>ja (Noreen, 1970: 199) aus *kunþa assimiliert</text:p>
          </table:table-cell>
          <table:table-cell table:style-name="ce1383" office:value-type="string" calcext:value-type="string">
            <text:p>kunne</text:p>
          </table:table-cell>
          <table:table-cell table:style-name="ce1393" office:value-type="string" calcext:value-type="string">
            <text:p>n</text:p>
          </table:table-cell>
          <table:table-cell table:style-name="ce1401" office:value-type="string" calcext:value-type="string">
            <text:p>(Birkmann, 1987: 70)</text:p>
          </table:table-cell>
          <table:table-cell table:style-name="ce1115"/>
          <table:table-cell table:style-name="ce1349" office:value-type="string" calcext:value-type="string">
            <text:p>ja (Noreen, 1970: 199) aus *kunþa assimiliert</text:p>
          </table:table-cell>
          <table:table-cell table:style-name="ce1281" table:number-columns-repeated="3"/>
          <table:table-cell table:style-name="ce1115" table:number-columns-repeated="2"/>
          <table:table-cell table:style-name="ce1188"/>
          <table:table-cell table:style-name="ce1281" table:number-columns-repeated="2"/>
          <table:table-cell table:style-name="ce1115" table:number-columns-repeated="2"/>
          <table:table-cell table:style-name="ce1285"/>
          <table:table-cell table:style-name="ce1329"/>
          <table:table-cell table:style-name="ce336"/>
          <table:table-cell table:style-name="ce1115" table:number-columns-repeated="2"/>
        </table:table-row>
        <table:table-row table:style-name="ro24">
          <table:covered-table-cell table:style-name="ce1068"/>
          <table:covered-table-cell table:number-columns-repeated="2" table:style-name="ce323"/>
          <table:covered-table-cell table:style-name="ce335"/>
          <table:table-cell table:style-name="ce1094"/>
          <table:table-cell table:style-name="ce1115" table:number-columns-repeated="3"/>
          <table:table-cell table:style-name="ce1094"/>
          <table:table-cell table:style-name="ce1115" table:number-columns-repeated="2"/>
          <table:table-cell table:style-name="ce1166"/>
          <table:table-cell table:style-name="ce1115"/>
          <table:table-cell table:style-name="ce1270"/>
          <table:table-cell table:style-name="ce1285"/>
          <table:table-cell table:style-name="ce1304"/>
          <table:table-cell table:style-name="ce1279"/>
          <table:table-cell table:number-columns-repeated="2"/>
          <table:table-cell table:style-name="ce1285"/>
          <table:table-cell table:style-name="ce1330"/>
          <table:table-cell table:style-name="ce1279"/>
          <table:table-cell table:style-name="ce1115" table:number-columns-repeated="2"/>
          <table:table-cell table:style-name="ce1339"/>
          <table:table-cell table:style-name="ce1162"/>
          <table:table-cell table:style-name="ce1344"/>
          <table:table-cell table:style-name="ce1127"/>
          <table:table-cell table:style-name="ce1279"/>
          <table:table-cell table:style-name="ce336"/>
          <table:table-cell table:style-name="ce1115" table:number-columns-repeated="2"/>
          <table:table-cell table:style-name="ce1360"/>
          <table:table-cell table:style-name="ce1366"/>
          <table:table-cell table:style-name="ce1369"/>
          <table:table-cell table:style-name="ce1115" table:number-columns-repeated="2"/>
          <table:table-cell table:style-name="ce1374"/>
          <table:table-cell table:style-name="ce1329"/>
          <table:table-cell table:style-name="ce336"/>
          <table:table-cell table:style-name="ce1115" table:number-columns-repeated="2"/>
          <table:table-cell table:style-name="ce1383"/>
          <table:table-cell table:style-name="ce1393"/>
          <table:table-cell table:style-name="ce1401"/>
          <table:table-cell table:style-name="ce1115" table:number-columns-repeated="2"/>
          <table:table-cell table:style-name="ce1383"/>
          <table:table-cell table:style-name="ce1393"/>
          <table:table-cell table:style-name="ce1401"/>
          <table:table-cell table:style-name="ce1115" table:number-columns-repeated="2"/>
          <table:table-cell table:style-name="ce1281" table:number-columns-repeated="3"/>
          <table:table-cell table:style-name="ce1115" table:number-columns-repeated="2"/>
          <table:table-cell table:style-name="ce1285" office:value-type="string" calcext:value-type="string">
            <office:annotation draw:style-name="gr26" draw:text-style-name="P12" svg:width="28.99mm" svg:height="30.83mm" svg:x="2183mm" svg:y="381.21mm" draw:caption-point-x="-6.1mm" draw:caption-point-y="115.24mm">
              <dc:creator>H.S.</dc:creator>
              <dc:date>2017-03-19T00:00:00</dc:date>
              <text:p text:style-name="P11"><text:span text:style-name="T15">(Birkmann, 1987: 144) „Zur Form </text:span><text:span text:style-name="T8">konsta</text:span><text:span text:style-name="T15"> neben </text:span><text:span text:style-name="T8">konda</text:span><text:span text:style-name="T15"> vgl. oben 4.3.4 zu </text:span><text:span text:style-name="T8">unnan“</text:span><text:span text:style-name="T15"> (Kommentar zu onsta)</text:span></text:p>
            </office:annotation>
            <text:p>konsta</text:p>
          </table:table-cell>
          <table:table-cell table:style-name="ce1329" office:value-type="string" calcext:value-type="string">
            <text:p>st</text:p>
          </table:table-cell>
          <table:table-cell table:style-name="ce336" office:value-type="string" calcext:value-type="string">
            <text:p>(Birkmann, 1987: 70)</text:p>
          </table:table-cell>
          <table:table-cell table:style-name="ce1406" office:value-type="string" calcext:value-type="string">
            <text:p>(s müsste nachträglich eingeschoben sein) <text:span text:style-name="T177">(Birkmann, 1987: 171) – </text:span><text:span text:style-name="T178">unverständlich ist das o, muss sekundär sein (Analogie nach einem Verb ohne Nasal?) </text:span><text:span text:style-name="T179">Stammauslaut, Stammvokal</text:span></text:p>
          </table:table-cell>
          <table:table-cell table:style-name="ce1406" office:value-type="string" calcext:value-type="string">
            <text:p>(s müsste nachträglich eingeschoben sein) <text:span text:style-name="T177">(Birkmann, 1987: 171) – </text:span><text:span text:style-name="T178">unverständlich ist das o, muss sekundär sein (Analogie nach einem Verb ohne Nasal?) </text:span><text:span text:style-name="T179">Stammauslaut, Stammvokal</text:span></text:p>
          </table:table-cell>
          <table:table-cell table:style-name="ce1285" office:value-type="string" calcext:value-type="string">
            <office:annotation draw:style-name="gr27" draw:text-style-name="P3" svg:width="28.99mm" svg:height="189.21mm" svg:x="2333.59mm" svg:y="388.19mm" draw:caption-point-x="-6.1mm" draw:caption-point-y="108.26mm">
              <dc:date>2017-04-28T00:00:00</dc:date>
              <text:p text:style-name="P2"><text:span text:style-name="T21">Im Prät. erscheint statt der lautgesetzlich zu erwartenden Form </text:span><text:span text:style-name="T22">*kunþa/</text:span></text:p>
              <text:p text:style-name="P2"><text:span text:style-name="T22">kunda </text:span><text:span text:style-name="T21">(vgl. got. </text:span><text:span text:style-name="T22">kunda, </text:span><text:span text:style-name="T21">ahd. </text:span><text:span text:style-name="T22">kunda/konda) </text:span><text:span text:style-name="T21">bzw. mit Nasalschwund'</text:span><text:span text:style-name="T22">*kūþa/kūda</text:span></text:p>
              <text:p text:style-name="P2"><text:span text:style-name="T21">immer Formen wie </text:span><text:span text:style-name="T22">consta, oonstun </text:span><text:span text:style-name="T21">etc. (Birkmann, 1987: 171)</text:span></text:p>
              <text:p text:style-name="P2"><text:span text:style-name="T21"/></text:p>
              <text:p text:style-name="P2"><text:span text:style-name="T21">Im As. sind von der Erscheinung des s-Einschubs im Prät. sechs Verben betroffen:</text:span></text:p>
              <text:p text:style-name="P2"><text:span text:style-name="T22">aunnan - eonsta; giunnan - gionsta; farmunan - farmonsta; gamotan - gamosta;</text:span></text:p>
              <text:p text:style-name="P2"><text:span text:style-name="T22">(gi)durran - (gi)-dorsta; biginnan – bigonsta. </text:span><text:span text:style-name="T21">(Birkmann, 1987: 171)</text:span></text:p>
            </office:annotation>
            <text:p>consta</text:p>
          </table:table-cell>
          <table:table-cell table:style-name="ce1329" office:value-type="string" calcext:value-type="string">
            <text:p>st</text:p>
          </table:table-cell>
          <table:table-cell table:style-name="ce336" office:value-type="string" calcext:value-type="string">
            <text:p>(Ramat, 1981: 174)</text:p>
          </table:table-cell>
          <table:table-cell table:style-name="ce1406" office:value-type="string" calcext:value-type="string">
            <text:p>(s müsste nachträglich eingeschoben sein) <text:span text:style-name="T180">(Birkmann, 1987: 171) – </text:span><text:span text:style-name="T181">unverständlich ist das o, muss sekundär sein (Analogie nach einem Verb ohne Nasal?) </text:span><text:span text:style-name="T196">Stammauslaut, Stammvokal</text:span></text:p>
          </table:table-cell>
          <table:table-cell table:style-name="ce1406" office:value-type="string" calcext:value-type="string">
            <text:p>(s müsste nachträglich eingeschoben sein) <text:span text:style-name="T180">(Birkmann, 1987: 171) – </text:span><text:span text:style-name="T181">unverständlich ist das o, muss sekundär sein (Analogie nach einem Verb ohne Nasal?) </text:span><text:span text:style-name="T196">Stammauslaut, Stammvokal</text:span></text:p>
          </table:table-cell>
        </table:table-row>
        <table:table-row table:style-name="ro23">
          <table:covered-table-cell table:style-name="ce1068"/>
          <table:table-cell table:style-name="ce327" office:value-type="string" calcext:value-type="string" table:number-columns-spanned="1" table:number-rows-spanned="3">
            <text:p>Partizip Präteritum</text:p>
          </table:table-cell>
          <table:table-cell table:style-name="ce327" office:value-type="string" calcext:value-type="string" table:number-columns-spanned="1" table:number-rows-spanned="3">
            <text:p>'gekannt'</text:p>
          </table:table-cell>
          <table:covered-table-cell table:style-name="ce335"/>
          <table:table-cell table:style-name="ce1094"/>
          <table:table-cell table:style-name="ce1115" table:number-columns-repeated="3"/>
          <table:table-cell table:style-name="ce1094"/>
          <table:table-cell table:style-name="ce1115" table:number-columns-repeated="2"/>
          <table:table-cell table:style-name="ce1166"/>
          <table:table-cell table:style-name="ce1115"/>
          <table:table-cell table:style-name="ce1270"/>
          <table:table-cell table:style-name="ce1285"/>
          <table:table-cell table:style-name="ce1304"/>
          <table:table-cell table:style-name="ce1279"/>
          <table:table-cell table:number-columns-repeated="2"/>
          <table:table-cell table:style-name="ce1285"/>
          <table:table-cell table:style-name="ce1330"/>
          <table:table-cell table:style-name="ce1279"/>
          <table:table-cell table:style-name="ce1115" table:number-columns-repeated="2"/>
          <table:table-cell table:style-name="ce1339"/>
          <table:table-cell table:style-name="ce1162"/>
          <table:table-cell table:style-name="ce1344"/>
          <table:table-cell table:style-name="ce1289" office:value-type="string" calcext:value-type="string">
            <text:p>kunnr</text:p>
          </table:table-cell>
          <table:table-cell table:style-name="ce1332" office:value-type="string" calcext:value-type="string">
            <text:p>n</text:p>
          </table:table-cell>
          <table:table-cell table:style-name="ce336" office:value-type="string" calcext:value-type="string">
            <text:p>(Kroonen, 2013: 312)</text:p>
          </table:table-cell>
          <table:table-cell table:number-columns-repeated="2" table:style-name="ce1349" office:value-type="string" calcext:value-type="string">
            <text:p>ja (Noreen, 1970: 199) aus *kunþa assimiliert</text:p>
          </table:table-cell>
          <table:table-cell table:style-name="ce1360"/>
          <table:table-cell table:style-name="ce1366"/>
          <table:table-cell table:style-name="ce1369"/>
          <table:table-cell table:style-name="ce1115" table:number-columns-repeated="2"/>
          <table:table-cell table:style-name="ce1374"/>
          <table:table-cell table:style-name="ce1329"/>
          <table:table-cell table:style-name="ce336"/>
          <table:table-cell table:style-name="ce1115" table:number-columns-repeated="2"/>
          <table:table-cell table:style-name="ce1383"/>
          <table:table-cell table:style-name="ce1393"/>
          <table:table-cell table:style-name="ce1401"/>
          <table:table-cell table:style-name="ce1115" table:number-columns-repeated="2"/>
          <table:table-cell table:style-name="ce1383"/>
          <table:table-cell table:style-name="ce1393"/>
          <table:table-cell table:style-name="ce1401"/>
          <table:table-cell table:style-name="ce1115" table:number-columns-repeated="2"/>
          <table:table-cell table:style-name="ce1281" table:number-columns-repeated="3"/>
          <table:table-cell table:style-name="ce1115" table:number-columns-repeated="2"/>
          <table:table-cell table:style-name="ce1285"/>
          <table:table-cell table:style-name="ce1329"/>
          <table:table-cell table:style-name="ce336"/>
          <table:table-cell table:style-name="ce1115" table:number-columns-repeated="2"/>
          <table:table-cell table:style-name="ce1285"/>
          <table:table-cell table:style-name="ce1329"/>
          <table:table-cell table:style-name="ce336"/>
          <table:table-cell table:style-name="ce1115" table:number-columns-repeated="2"/>
        </table:table-row>
        <table:table-row table:style-name="ro11">
          <table:covered-table-cell table:style-name="ce1068"/>
          <table:covered-table-cell table:number-columns-repeated="2" table:style-name="ce327"/>
          <table:covered-table-cell table:style-name="ce335"/>
          <table:table-cell table:style-name="Default"/>
          <table:table-cell table:style-name="ce1115" table:number-columns-repeated="3"/>
          <table:table-cell table:style-name="Default"/>
          <table:table-cell table:style-name="ce1115" table:number-columns-repeated="2"/>
          <table:table-cell table:style-name="ce1166"/>
          <table:table-cell table:style-name="ce1258" office:value-type="string" calcext:value-type="string">
            <office:annotation draw:style-name="gr28" draw:text-style-name="P17" svg:width="28.84mm" svg:height="67.53mm" svg:x="590.5mm" svg:y="587.53mm" draw:caption-point-x="0mm" draw:caption-point-y="-2.69mm">
              <dc:creator>H.S.</dc:creator>
              <dc:date>2017-03-16T00:00:00</dc:date>
              <text:p text:style-name="P16"><text:span text:style-name="T23">*ǵńh</text:span><text:span text:style-name="T24">3</text:span><text:span text:style-name="T23">-to- mit Wurzelbetonung für das Germanische angenommen, während die Formen skt. jñātá, jav. -zaṇta-, lat gnōtus, air. gnáth, wal. gnawt auf *ǵnh</text:span><text:span text:style-name="T24">3</text:span><text:span text:style-name="T23">-tó- zurückgehen(Kroonen, 2013: 312)</text:span></text:p>
            </office:annotation>
            <text:p>*ǵń̥h₃-to- (Kroonen, 2013: 312)</text:p>
          </table:table-cell>
          <table:table-cell table:style-name="ce1270"/>
          <table:table-cell table:style-name="ce1285"/>
          <table:table-cell table:style-name="ce1304"/>
          <table:table-cell table:style-name="ce1279"/>
          <table:table-cell table:number-columns-repeated="2"/>
          <table:table-cell table:style-name="ce1285"/>
          <table:table-cell table:style-name="ce1330"/>
          <table:table-cell table:style-name="ce1279"/>
          <table:table-cell table:style-name="ce1115" table:number-columns-repeated="2"/>
          <table:table-cell table:style-name="ce1339"/>
          <table:table-cell table:style-name="ce1162"/>
          <table:table-cell table:style-name="ce1344"/>
          <table:table-cell table:style-name="ce1127"/>
          <table:table-cell table:style-name="ce1279"/>
          <table:table-cell table:style-name="ce336"/>
          <table:table-cell table:style-name="ce1115" table:number-columns-repeated="2"/>
          <table:table-cell table:style-name="ce1360"/>
          <table:table-cell table:style-name="ce1366"/>
          <table:table-cell table:style-name="ce1369"/>
          <table:table-cell table:style-name="ce1115" table:number-columns-repeated="2"/>
          <table:table-cell table:style-name="ce1375" table:number-columns-repeated="3"/>
          <table:table-cell table:style-name="ce1115" table:number-columns-repeated="2"/>
          <table:table-cell table:style-name="ce1387" office:value-type="string" calcext:value-type="string">
            <text:p><text:span text:style-name="T62">kunder </text:span><text:span text:style-name="T52">'bekannt' (adj.)</text:span></text:p>
          </table:table-cell>
          <table:table-cell table:style-name="ce1398" office:value-type="string" calcext:value-type="string">
            <text:p>d</text:p>
          </table:table-cell>
          <table:table-cell table:style-name="ce1401" office:value-type="string" calcext:value-type="string">
            <text:p>(Noreen, 1904: 467)</text:p>
          </table:table-cell>
          <table:table-cell table:style-name="ce1115"/>
          <table:table-cell table:style-name="ce1115" office:value-type="string" calcext:value-type="string">
            <text:p>urnord. þ &gt; ð – aschwed. &gt; d nach n wie an.?</text:p>
          </table:table-cell>
          <table:table-cell table:style-name="ce1383"/>
          <table:table-cell table:style-name="ce1393"/>
          <table:table-cell table:style-name="ce1401"/>
          <table:table-cell table:style-name="ce1115" table:number-columns-repeated="2"/>
          <table:table-cell table:style-name="ce1289" office:value-type="string" calcext:value-type="string">
            <text:p><text:span text:style-name="T163">cū</text:span><text:span text:style-name="T164">þ ‚bekannt‘</text:span></text:p>
          </table:table-cell>
          <table:table-cell table:style-name="ce1423" office:value-type="string" calcext:value-type="string">
            <text:p>þ</text:p>
          </table:table-cell>
          <table:table-cell table:style-name="ce1281" office:value-type="string" calcext:value-type="string">
            <text:p>(Fortson, 2010: 342)</text:p>
          </table:table-cell>
          <table:table-cell table:number-columns-repeated="2" table:style-name="ce1175" office:value-type="string" calcext:value-type="string">
            <text:p>ja </text:p>
          </table:table-cell>
          <table:table-cell table:style-name="ce1289" office:value-type="string" calcext:value-type="string">
            <text:p>kund</text:p>
          </table:table-cell>
          <table:table-cell table:style-name="ce1332" office:value-type="string" calcext:value-type="string">
            <text:p>d</text:p>
          </table:table-cell>
          <table:table-cell table:style-name="ce336" office:value-type="string" calcext:value-type="string">
            <text:p>(Wright, 1997: 162)</text:p>
          </table:table-cell>
          <table:table-cell table:number-columns-repeated="2" table:style-name="ce1175" office:value-type="string" calcext:value-type="string">
            <text:p>ja (ahd. þ &gt; d, vgl. Voyles, 1992: 217)</text:p>
          </table:table-cell>
          <table:table-cell table:style-name="ce1289" office:value-type="string" calcext:value-type="string">
            <text:p><text:span text:style-name="T163">kū</text:span><text:span text:style-name="T164">þ</text:span></text:p>
          </table:table-cell>
          <table:table-cell table:style-name="ce1423" office:value-type="string" calcext:value-type="string">
            <text:p>þ</text:p>
          </table:table-cell>
          <table:table-cell table:style-name="ce336" office:value-type="string" calcext:value-type="string">
            <text:p>(Wright, 1997: 162)</text:p>
          </table:table-cell>
          <table:table-cell table:number-columns-repeated="2" table:style-name="ce1175" office:value-type="string" calcext:value-type="string">
            <text:p>ja</text:p>
          </table:table-cell>
        </table:table-row>
        <table:table-row table:style-name="ro25">
          <table:covered-table-cell table:style-name="ce1068"/>
          <table:covered-table-cell table:number-columns-repeated="2" table:style-name="ce327"/>
          <table:covered-table-cell table:style-name="ce335"/>
          <table:table-cell table:style-name="ce1100" office:value-type="string" calcext:value-type="string">
            <text:p>idg. <text:span text:style-name="T53">*gń̥h₃-tos</text:span> (Kroonen, 2013: 312) &gt; 1. LV., Sprossvokal *u vor *n, Laryngalschwund Zusatzannahme: Akzent auf der Stammsilbe – Bedeutungsdifferenzierung zu *gn̥h₃-tós ‚geboren‘?  (Schaffner, 2001: 336) <text:span text:style-name="T49">Dentalsuffix</text:span></text:p>
          </table:table-cell>
          <table:table-cell table:style-name="ce1125" office:value-type="string" calcext:value-type="string">
            <text:p>*kunþas</text:p>
          </table:table-cell>
          <table:table-cell table:style-name="ce1125" office:value-type="string" calcext:value-type="string">
            <text:p>*þ</text:p>
          </table:table-cell>
          <table:table-cell table:style-name="ce1162" office:value-type="string" calcext:value-type="string">
            <text:p>(Wright, 1997: 162)</text:p>
          </table:table-cell>
          <table:table-cell table:style-name="ce1100" office:value-type="string" calcext:value-type="string">
            <text:p>idg. <text:span text:style-name="T53">*gń̥h₃-tos</text:span> (Kroonen, 2013: 312) &gt; 1. LV., Sprossvokal *u vor *n, Laryngalschwund Zusatzannahme: Akzent auf der Stammsilbe – Bedeutungsdifferenzierung zu *gn̥h₃-tós ‚geboren‘?  (Schaffner, 2001: 336) <text:span text:style-name="T49">Dentalsuffix</text:span></text:p>
          </table:table-cell>
          <table:table-cell table:style-name="ce1125" office:value-type="string" calcext:value-type="string">
            <text:p>*kunþas</text:p>
          </table:table-cell>
          <table:table-cell table:style-name="ce1125" office:value-type="string" calcext:value-type="string">
            <text:p>*þ</text:p>
          </table:table-cell>
          <table:table-cell table:style-name="ce1164" office:value-type="string" calcext:value-type="string">
            <text:p>(Ringe, 2006: 260)</text:p>
          </table:table-cell>
          <table:table-cell table:style-name="ce1259" office:value-type="string" calcext:value-type="string">
            <text:p>*ǵn̥-tós <text:span text:style-name="T109">(Wright, 1997: 162) / </text:span><text:span text:style-name="T110">*ǵń̥-to-s</text:span><text:span text:style-name="T111"> </text:span><text:span text:style-name="T112">(Bethge, 1900: 378)</text:span></text:p>
          </table:table-cell>
          <table:table-cell table:style-name="ce1271"/>
          <table:table-cell table:style-name="ce1133" office:value-type="string" calcext:value-type="string">
            <office:annotation draw:style-name="gr29" draw:text-style-name="P6" svg:width="30.69mm" svg:height="65.08mm" svg:x="685.6mm" svg:y="567.74mm" draw:caption-point-x="6.52mm" draw:caption-point-y="29.63mm">
              <dc:creator>H.S.</dc:creator>
              <dc:date>2017-03-16T00:00:00</dc:date>
              <text:p text:style-name="P4"><text:span text:style-name="T6">Müsste regulärer kunðás lauten!!</text:span></text:p>
              <text:p text:style-name="P4"><text:span text:style-name="T6">Einzelsprachlicher Befund zeigt aber, dass der Akzent noch vor VG von der Endung auf den Stamm verlegt worden sein muss – dann wurde ein Präteritum von der Basis kunþ- gebildet. (Wright, 1997: 162)</text:span></text:p>
            </office:annotation>
            <text:p>*kúnþas</text:p>
          </table:table-cell>
          <table:table-cell table:style-name="ce1152" office:value-type="string" calcext:value-type="string">
            <text:p>*þ</text:p>
          </table:table-cell>
          <table:table-cell table:style-name="ce1162" office:value-type="string" calcext:value-type="string">
            <text:p>(Wright, 1997: 162)</text:p>
          </table:table-cell>
          <table:table-cell table:number-columns-repeated="2" table:style-name="ce1318" office:value-type="string" calcext:value-type="string">
            <text:p>ja</text:p>
          </table:table-cell>
          <table:table-cell table:style-name="ce1324" office:value-type="string" calcext:value-type="string">
            <text:p><text:span text:style-name="T131">kun</text:span><text:span text:style-name="T134">þ</text:span><text:span text:style-name="T135">s</text:span></text:p>
          </table:table-cell>
          <table:table-cell table:style-name="ce1331" office:value-type="string" calcext:value-type="string">
            <text:p>þ</text:p>
          </table:table-cell>
          <table:table-cell table:style-name="ce335" office:value-type="string" calcext:value-type="string">
            <text:p>(Köbler, 1989: XXXIII)</text:p>
          </table:table-cell>
          <table:table-cell table:number-columns-repeated="2" table:style-name="ce1318" office:value-type="string" calcext:value-type="string">
            <text:p>ja</text:p>
          </table:table-cell>
          <table:table-cell table:style-name="ce1341"/>
          <table:table-cell table:style-name="ce326"/>
          <table:table-cell table:style-name="ce335"/>
          <table:table-cell table:style-name="ce1200" office:value-type="string" calcext:value-type="string">
            <text:p>kunnat</text:p>
          </table:table-cell>
          <table:table-cell table:style-name="ce1331" office:value-type="string" calcext:value-type="string">
            <text:p>n</text:p>
          </table:table-cell>
          <table:table-cell table:style-name="ce335" office:value-type="string" calcext:value-type="string">
            <text:p>(Barnes, 2008: 153)</text:p>
          </table:table-cell>
          <table:table-cell table:number-columns-repeated="2" table:style-name="ce1349" office:value-type="string" calcext:value-type="string">
            <text:p>ja (Noreen, 1970: 199) aus *kunþa assimiliert</text:p>
          </table:table-cell>
          <table:table-cell table:style-name="ce1358"/>
          <table:table-cell table:style-name="ce1367"/>
          <table:table-cell table:style-name="ce1370"/>
          <table:table-cell table:style-name="ce1118" table:number-columns-repeated="2"/>
          <table:table-cell table:style-name="ce1200" office:value-type="string" calcext:value-type="string">
            <text:p>kunnat</text:p>
          </table:table-cell>
          <table:table-cell table:style-name="ce1331" office:value-type="string" calcext:value-type="string">
            <text:p>n</text:p>
          </table:table-cell>
          <table:table-cell table:style-name="ce326" office:value-type="string" calcext:value-type="string">
            <text:p>(Heusler, 1932: 97)</text:p>
          </table:table-cell>
          <table:table-cell table:number-columns-repeated="2" table:style-name="ce1349" office:value-type="string" calcext:value-type="string">
            <text:p>ja (Noreen, 1970: 199) aus *kunþa assimiliert</text:p>
          </table:table-cell>
          <table:table-cell table:style-name="ce1384" office:value-type="string" calcext:value-type="string">
            <text:p>kunnit (ntr.)</text:p>
          </table:table-cell>
          <table:table-cell table:style-name="ce1395" office:value-type="string" calcext:value-type="string">
            <text:p>t</text:p>
          </table:table-cell>
          <table:table-cell table:style-name="ce1402" office:value-type="string" calcext:value-type="string">
            <text:p>(Noreen, 1904: 467)</text:p>
          </table:table-cell>
          <table:table-cell table:style-name="ce1118"/>
          <table:table-cell table:style-name="ce1118" office:value-type="string" calcext:value-type="string">
            <text:p>nein (i passt nicht)</text:p>
          </table:table-cell>
          <table:table-cell table:style-name="ce1388"/>
          <table:table-cell table:style-name="ce1394"/>
          <table:table-cell table:style-name="ce1402"/>
          <table:table-cell table:style-name="ce1118" table:number-columns-repeated="2"/>
          <table:table-cell table:style-name="ce1200" office:value-type="string" calcext:value-type="string">
            <text:p>-cunnen</text:p>
          </table:table-cell>
          <table:table-cell table:style-name="ce1331" office:value-type="string" calcext:value-type="string">
            <text:p>n</text:p>
          </table:table-cell>
          <table:table-cell table:style-name="ce335" office:value-type="string" calcext:value-type="string">
            <text:p>(Campbell, 1979: 344)</text:p>
          </table:table-cell>
          <table:table-cell table:style-name="ce1425" office:value-type="string" calcext:value-type="string">
            <text:p> st. Partizip? <text:span text:style-name="T49">Dentalsuffix</text:span></text:p>
          </table:table-cell>
          <table:table-cell table:style-name="ce1425" office:value-type="string" calcext:value-type="string">
            <text:p> st. Partizip? <text:span text:style-name="T49">Dentalsuffix</text:span></text:p>
          </table:table-cell>
          <table:table-cell table:style-name="ce1200" office:value-type="string" calcext:value-type="string">
            <text:p>ferchunnan</text:p>
          </table:table-cell>
          <table:table-cell table:style-name="ce1331" office:value-type="string" calcext:value-type="string">
            <text:p>n</text:p>
          </table:table-cell>
          <table:table-cell table:style-name="ce335" office:value-type="string" calcext:value-type="string">
            <text:p>(Birkmann, 1987: 144)</text:p>
          </table:table-cell>
          <table:table-cell table:style-name="ce1425" office:value-type="string" calcext:value-type="string">
            <text:p>st. Partizip? <text:span text:style-name="T49">Dentalsuffix</text:span></text:p>
          </table:table-cell>
          <table:table-cell table:style-name="ce1425" office:value-type="string" calcext:value-type="string">
            <text:p>st. Partizip? <text:span text:style-name="T49">Dentalsuffix</text:span></text:p>
          </table:table-cell>
          <table:table-cell table:style-name="ce1200"/>
          <table:table-cell table:style-name="ce1331"/>
          <table:table-cell table:style-name="ce335"/>
          <table:table-cell table:style-name="ce1118" table:number-columns-repeated="2"/>
        </table:table-row>
        <table:table-row table:style-name="ro11">
          <table:table-cell table:style-name="ce310" office:value-type="float" office:value="5" calcext:value-type="float" table:number-columns-spanned="1" table:number-rows-spanned="8">
            <text:p>5</text:p>
          </table:table-cell>
          <table:table-cell table:style-name="ce323" office:value-type="string" calcext:value-type="string" table:number-columns-spanned="1" table:number-rows-spanned="2">
            <text:p>Infinitiv</text:p>
          </table:table-cell>
          <table:table-cell table:style-name="ce323" office:value-type="string" calcext:value-type="string" table:number-columns-spanned="1" table:number-rows-spanned="2">
            <text:p>'bedürfen'</text:p>
          </table:table-cell>
          <table:table-cell table:style-name="ce335" office:value-type="string" calcext:value-type="string" table:number-columns-spanned="1" table:number-rows-spanned="8">
            <text:p>III. Klasse</text:p>
          </table:table-cell>
          <table:table-cell table:style-name="ce1094" office:value-type="string" calcext:value-type="string">
            <text:p>Wurzel *terp- ‚sich sättigen‘ &gt; ‚bedürfen‘ , Perfekt *te-tórp/tr̥p- (Lloyd, Lühr, Springer, 1998: 867) <text:s/></text:p>
          </table:table-cell>
          <table:table-cell table:style-name="ce1126" office:value-type="string" calcext:value-type="string">
            <text:p>*þurƀan</text:p>
          </table:table-cell>
          <table:table-cell table:style-name="ce1115"/>
          <table:table-cell table:style-name="ce1115" office:value-type="string" calcext:value-type="string">
            <text:p>(Lloyd, Lühr, Springer, 1998: 867)</text:p>
          </table:table-cell>
          <table:table-cell table:style-name="ce1094"/>
          <table:table-cell table:style-name="ce1126" office:value-type="string" calcext:value-type="string">
            <text:p>*þurbaną</text:p>
          </table:table-cell>
          <table:table-cell table:style-name="ce1115"/>
          <table:table-cell table:style-name="ce1166" office:value-type="string" calcext:value-type="string">
            <text:p>(Ringe, 2006: 260)</text:p>
          </table:table-cell>
          <table:table-cell table:style-name="ce1217" office:value-type="string" calcext:value-type="string">
            <text:p>*terp-/torp-/<text:span text:style-name="T113">tr̥</text:span><text:span text:style-name="T114">p-</text:span><text:span text:style-name="T115"> ? 'sich sättigen, genießen' ? (Birkmann, 1987: 80)</text:span></text:p>
          </table:table-cell>
          <table:table-cell table:style-name="ce1270"/>
          <table:table-cell table:style-name="ce1126" office:value-type="string" calcext:value-type="string">
            <text:p>*þurban</text:p>
          </table:table-cell>
          <table:table-cell table:style-name="ce1300"/>
          <table:table-cell table:style-name="ce1312" office:value-type="string" calcext:value-type="string">
            <text:p>(Meid, 1971:108)</text:p>
          </table:table-cell>
          <table:table-cell table:number-columns-repeated="2"/>
          <table:table-cell table:style-name="ce1126" office:value-type="string" calcext:value-type="string">
            <text:p>*þaurban <text:s/></text:p>
          </table:table-cell>
          <table:table-cell table:style-name="ce1328"/>
          <table:table-cell table:style-name="ce1312" office:value-type="string" calcext:value-type="string">
            <text:p>(Birkmann, 1987: 108)</text:p>
          </table:table-cell>
          <table:table-cell table:style-name="ce1115" table:number-columns-repeated="2"/>
          <table:table-cell table:style-name="ce1340"/>
          <table:table-cell table:style-name="ce1328"/>
          <table:table-cell table:style-name="ce1312"/>
          <table:table-cell table:style-name="ce1127" office:value-type="string" calcext:value-type="string">
            <text:p>þurfa</text:p>
          </table:table-cell>
          <table:table-cell table:style-name="ce1279"/>
          <table:table-cell table:style-name="ce336" office:value-type="string" calcext:value-type="string">
            <text:p>(Barnes, 2008: 153)</text:p>
          </table:table-cell>
          <table:table-cell table:style-name="ce1115" table:number-columns-repeated="2"/>
          <table:table-cell table:style-name="ce1355"/>
          <table:table-cell table:style-name="ce1365"/>
          <table:table-cell table:style-name="ce1369"/>
          <table:table-cell table:style-name="ce1115" table:number-columns-repeated="2"/>
          <table:table-cell office:value-type="string" calcext:value-type="string">
            <text:p>þurfa</text:p>
          </table:table-cell>
          <table:table-cell table:style-name="ce1279"/>
          <table:table-cell office:value-type="string" calcext:value-type="string">
            <text:p>(Birkmann, 1987: 227)</text:p>
          </table:table-cell>
          <table:table-cell table:style-name="ce1115" table:number-columns-repeated="2"/>
          <table:table-cell table:style-name="ce1381" office:value-type="string" calcext:value-type="string">
            <text:p>þorva</text:p>
          </table:table-cell>
          <table:table-cell table:style-name="ce1391"/>
          <table:table-cell table:style-name="ce1401" office:value-type="string" calcext:value-type="string">
            <text:p>(Noreen, 1904: 467)</text:p>
          </table:table-cell>
          <table:table-cell table:style-name="ce1115" table:number-columns-repeated="2"/>
          <table:table-cell table:style-name="ce1381"/>
          <table:table-cell table:style-name="ce1391"/>
          <table:table-cell table:style-name="ce1401"/>
          <table:table-cell table:style-name="ce1115" table:number-columns-repeated="2"/>
          <table:table-cell table:style-name="ce1127" office:value-type="string" calcext:value-type="string">
            <text:p>þurfan</text:p>
          </table:table-cell>
          <table:table-cell table:style-name="ce1279"/>
          <table:table-cell table:style-name="ce336" office:value-type="string" calcext:value-type="string">
            <text:p>(Campbell, 1997: 344)</text:p>
          </table:table-cell>
          <table:table-cell table:style-name="ce1115" table:number-columns-repeated="2"/>
          <table:table-cell table:style-name="ce1127" office:value-type="string" calcext:value-type="string">
            <text:p>thurfan</text:p>
          </table:table-cell>
          <table:table-cell table:style-name="ce1279"/>
          <table:table-cell table:style-name="ce336" office:value-type="string" calcext:value-type="string">
            <text:p>(Birkmann, 1987: 146)</text:p>
          </table:table-cell>
          <table:table-cell table:style-name="ce1115" table:number-columns-repeated="2"/>
          <table:table-cell table:style-name="ce1127" office:value-type="string" calcext:value-type="string">
            <text:p>*þurƀan</text:p>
          </table:table-cell>
          <table:table-cell table:style-name="ce1279"/>
          <table:table-cell table:style-name="ce336" office:value-type="string" calcext:value-type="string">
            <text:p>(Birkmann, 1987: 173)</text:p>
          </table:table-cell>
          <table:table-cell table:style-name="ce1115" table:number-columns-repeated="2"/>
        </table:table-row>
        <table:table-row table:style-name="ro1">
          <table:covered-table-cell table:style-name="ce1068"/>
          <table:covered-table-cell office:value-type="string" calcext:value-type="string">
            <text:p>Infinitiv</text:p>
          </table:covered-table-cell>
          <table:covered-table-cell office:value-type="string" calcext:value-type="string">
            <text:p>'bedürfen'</text:p>
          </table:covered-table-cell>
          <table:covered-table-cell table:style-name="ce335"/>
          <table:table-cell table:style-name="ce1094"/>
          <table:table-cell table:style-name="ce1115" table:number-columns-repeated="3"/>
          <table:table-cell table:style-name="ce1094"/>
          <table:table-cell table:style-name="ce1192" table:number-columns-repeated="2"/>
          <table:table-cell table:style-name="ce1168"/>
          <table:table-cell table:style-name="ce1257" office:value-type="string" calcext:value-type="string">
            <text:p>*<text:span text:style-name="T113">tr̥</text:span><text:span text:style-name="T114">p-</text:span> (Kroonen, 2013: 552)</text:p>
          </table:table-cell>
          <table:table-cell table:style-name="ce1270"/>
          <table:table-cell office:value-type="string" calcext:value-type="string">
            <text:p>*þurfan</text:p>
          </table:table-cell>
          <table:table-cell table:style-name="ce1299"/>
          <table:table-cell office:value-type="string" calcext:value-type="string">
            <text:p>(Kroonen, 2013: 552)</text:p>
          </table:table-cell>
          <table:table-cell table:number-columns-repeated="3"/>
          <table:table-cell table:style-name="ce1162"/>
          <table:table-cell/>
          <table:table-cell table:style-name="ce1115" table:number-columns-repeated="2"/>
          <table:table-cell table:style-name="ce1339"/>
          <table:table-cell table:style-name="ce1162"/>
          <table:table-cell/>
          <table:table-cell table:style-name="ce1127"/>
          <table:table-cell table:style-name="ce1279"/>
          <table:table-cell table:style-name="ce336"/>
          <table:table-cell table:style-name="ce1115" table:number-columns-repeated="2"/>
          <table:table-cell table:style-name="ce1355"/>
          <table:table-cell table:style-name="ce1365"/>
          <table:table-cell table:style-name="ce1369"/>
          <table:table-cell table:style-name="ce1115" table:number-columns-repeated="2"/>
          <table:table-cell/>
          <table:table-cell table:style-name="ce1279"/>
          <table:table-cell/>
          <table:table-cell table:style-name="ce1115" table:number-columns-repeated="2"/>
          <table:table-cell table:style-name="ce1381"/>
          <table:table-cell table:style-name="ce1391"/>
          <table:table-cell table:style-name="ce1401"/>
          <table:table-cell table:style-name="ce1115" table:number-columns-repeated="2"/>
          <table:table-cell table:style-name="ce1381"/>
          <table:table-cell table:style-name="ce1391"/>
          <table:table-cell table:style-name="ce1401"/>
          <table:table-cell table:style-name="ce1115" table:number-columns-repeated="2"/>
          <table:table-cell table:style-name="ce1127"/>
          <table:table-cell table:style-name="ce1279"/>
          <table:table-cell table:style-name="ce336"/>
          <table:table-cell table:style-name="ce1115" table:number-columns-repeated="2"/>
          <table:table-cell table:style-name="ce1127"/>
          <table:table-cell table:style-name="ce1279"/>
          <table:table-cell table:style-name="ce336"/>
          <table:table-cell table:style-name="ce1115" table:number-columns-repeated="2"/>
          <table:table-cell table:style-name="ce1127"/>
          <table:table-cell table:style-name="ce1279"/>
          <table:table-cell table:style-name="ce336"/>
          <table:table-cell table:style-name="ce1115" table:number-columns-repeated="2"/>
        </table:table-row>
        <table:table-row table:style-name="ro11">
          <table:covered-table-cell table:style-name="ce1068"/>
          <table:table-cell office:value-type="string" calcext:value-type="string">
            <text:p>1.Sg.Ind.Präs. Akt.</text:p>
          </table:table-cell>
          <table:table-cell office:value-type="string" calcext:value-type="string">
            <text:p>'ich bedarf'</text:p>
          </table:table-cell>
          <table:covered-table-cell table:style-name="ce335"/>
          <table:table-cell table:style-name="ce1094" office:value-type="string" calcext:value-type="string">
            <text:p>*[te-]tórp-a</text:p>
          </table:table-cell>
          <table:table-cell table:style-name="ce1127" office:value-type="string" calcext:value-type="string">
            <text:p>*þarf</text:p>
          </table:table-cell>
          <table:table-cell table:style-name="ce1115"/>
          <table:table-cell table:style-name="ce1115" office:value-type="string" calcext:value-type="string">
            <text:p>(Lloyd, Lühr, Springer, 1998: 867)</text:p>
          </table:table-cell>
          <table:table-cell table:style-name="ce1094" office:value-type="string" calcext:value-type="string">
            <text:p>*tetórpe ‚er/sie genießt‘ (Ringe, 2006: 154)</text:p>
          </table:table-cell>
          <table:table-cell table:style-name="ce1127" office:value-type="string" calcext:value-type="string">
            <text:p>*þarf</text:p>
          </table:table-cell>
          <table:table-cell table:style-name="ce1115"/>
          <table:table-cell table:style-name="ce1166" office:value-type="string" calcext:value-type="string">
            <text:p>(Ringe, 2006: 260)</text:p>
          </table:table-cell>
          <table:table-cell table:style-name="ce1217" office:value-type="string" calcext:value-type="string">
            <text:p>Wurzel *terp- ‚sich sättigen‘, Perfekt *te-tórp/<text:span text:style-name="T113">tr̥</text:span><text:span text:style-name="T114">p-</text:span>  (Rix, 2001: 636)</text:p>
          </table:table-cell>
          <table:table-cell table:style-name="ce1270"/>
          <table:table-cell office:value-type="string" calcext:value-type="string">
            <text:p>*þarf</text:p>
          </table:table-cell>
          <table:table-cell table:style-name="ce1279"/>
          <table:table-cell office:value-type="string" calcext:value-type="string">
            <text:p>(Ramat, 1981: 174)</text:p>
          </table:table-cell>
          <table:table-cell table:number-columns-repeated="2"/>
          <table:table-cell table:style-name="ce1194" office:value-type="string" calcext:value-type="string">
            <text:p>þarf</text:p>
          </table:table-cell>
          <table:table-cell table:style-name="ce1279"/>
          <table:table-cell office:value-type="string" calcext:value-type="string">
            <text:p>(Ramat, 1981: 174)</text:p>
          </table:table-cell>
          <table:table-cell table:style-name="ce1115" table:number-columns-repeated="2"/>
          <table:table-cell table:style-name="ce1339"/>
          <table:table-cell table:style-name="ce1162"/>
          <table:table-cell table:style-name="ce1344"/>
          <table:table-cell table:style-name="ce1127" office:value-type="string" calcext:value-type="string">
            <text:p>þarf <text:span text:style-name="T136">3. Sg.</text:span></text:p>
          </table:table-cell>
          <table:table-cell table:style-name="ce1279"/>
          <table:table-cell table:style-name="ce336" office:value-type="string" calcext:value-type="string">
            <text:p>(Barnes, 2008: 153)</text:p>
          </table:table-cell>
          <table:table-cell table:style-name="ce1115" table:number-columns-repeated="2"/>
          <table:table-cell table:style-name="ce1355"/>
          <table:table-cell table:style-name="ce1365"/>
          <table:table-cell table:style-name="ce1369"/>
          <table:table-cell table:style-name="ce1115" table:number-columns-repeated="2"/>
          <table:table-cell office:value-type="string" calcext:value-type="string">
            <text:p>þarf</text:p>
          </table:table-cell>
          <table:table-cell table:style-name="ce1279"/>
          <table:table-cell table:style-name="ce336" office:value-type="string" calcext:value-type="string">
            <text:p>(Ramat, 1981: 174)</text:p>
          </table:table-cell>
          <table:table-cell table:style-name="ce1115" table:number-columns-repeated="2"/>
          <table:table-cell table:style-name="ce1381" office:value-type="string" calcext:value-type="string">
            <office:annotation draw:style-name="gr30" draw:text-style-name="P12" svg:width="28.99mm" svg:height="34.45mm" svg:x="1689.73mm" svg:y="490.62mm" draw:caption-point-x="-6.1mm" draw:caption-point-y="154.3mm">
              <dc:creator>H.S.</dc:creator>
              <dc:date>2017-03-30T00:00:00</dc:date>
              <text:p text:style-name="P11"><text:span text:style-name="T25">Ø ist wohl aus dem Konjunktiv mit i-Umlaut übernommen, ursprüngliche Form ist </text:span><text:span text:style-name="T17">þarf (Noreen, 1904: 467)</text:span></text:p>
            </office:annotation>
            <text:p>þorf, þarf, thørf</text:p>
          </table:table-cell>
          <table:table-cell table:style-name="ce1391"/>
          <table:table-cell table:style-name="ce1401" office:value-type="string" calcext:value-type="string">
            <text:p>(Noreen, 1904: 467)</text:p>
          </table:table-cell>
          <table:table-cell table:style-name="ce1115" table:number-columns-repeated="2"/>
          <table:table-cell table:style-name="ce1381"/>
          <table:table-cell table:style-name="ce1391"/>
          <table:table-cell table:style-name="ce1401"/>
          <table:table-cell table:style-name="ce1115" table:number-columns-repeated="2"/>
          <table:table-cell office:value-type="string" calcext:value-type="string">
            <text:p>þearf</text:p>
          </table:table-cell>
          <table:table-cell table:style-name="ce1279"/>
          <table:table-cell table:style-name="ce336" office:value-type="string" calcext:value-type="string">
            <text:p>(Ramat, 1981: 174)</text:p>
          </table:table-cell>
          <table:table-cell table:style-name="ce1115" table:number-columns-repeated="2"/>
          <table:table-cell office:value-type="string" calcext:value-type="string">
            <text:p>darf</text:p>
          </table:table-cell>
          <table:table-cell table:style-name="ce1279"/>
          <table:table-cell table:style-name="ce336" office:value-type="string" calcext:value-type="string">
            <text:p>(Ramat, 1981: 174)</text:p>
          </table:table-cell>
          <table:table-cell table:style-name="ce1115" table:number-columns-repeated="2"/>
          <table:table-cell office:value-type="string" calcext:value-type="string">
            <text:p>tharf</text:p>
          </table:table-cell>
          <table:table-cell table:style-name="ce1279"/>
          <table:table-cell table:style-name="ce336" office:value-type="string" calcext:value-type="string">
            <text:p>(Ramat, 1981: 174)</text:p>
          </table:table-cell>
          <table:table-cell table:style-name="ce1115" table:number-columns-repeated="2"/>
        </table:table-row>
        <table:table-row table:style-name="ro11">
          <table:covered-table-cell table:style-name="ce1068"/>
          <table:table-cell office:value-type="string" calcext:value-type="string">
            <text:p>1.Pl.Ind.Präs. Akt.</text:p>
          </table:table-cell>
          <table:table-cell office:value-type="string" calcext:value-type="string">
            <text:p>'wir bedürfen'</text:p>
          </table:table-cell>
          <table:covered-table-cell table:style-name="ce335"/>
          <table:table-cell table:style-name="ce1094" office:value-type="string" calcext:value-type="string">
            <text:p>*[te-]tr̥p-mé</text:p>
          </table:table-cell>
          <table:table-cell table:style-name="ce1115" office:value-type="string" calcext:value-type="string">
            <text:p>*þurƀum</text:p>
          </table:table-cell>
          <table:table-cell table:style-name="ce1115"/>
          <table:table-cell table:style-name="ce1115" office:value-type="string" calcext:value-type="string">
            <text:p>(Lloyd, Lühr, Springer, 1998: 867)</text:p>
          </table:table-cell>
          <table:table-cell table:style-name="ce1094"/>
          <table:table-cell table:style-name="ce1115" table:number-columns-repeated="2"/>
          <table:table-cell table:style-name="ce1166"/>
          <table:table-cell table:style-name="ce1115"/>
          <table:table-cell table:style-name="ce1270"/>
          <table:table-cell office:value-type="string" calcext:value-type="string">
            <text:p>*þur<text:span text:style-name="T124">ƀ</text:span><text:span text:style-name="T125">um</text:span></text:p>
          </table:table-cell>
          <table:table-cell table:style-name="ce1279"/>
          <table:table-cell office:value-type="string" calcext:value-type="string">
            <text:p>(Ramat, 1981: 174)</text:p>
          </table:table-cell>
          <table:table-cell table:number-columns-repeated="2"/>
          <table:table-cell table:style-name="ce1194" office:value-type="string" calcext:value-type="string">
            <text:p>þaurbum</text:p>
          </table:table-cell>
          <table:table-cell table:style-name="ce1279"/>
          <table:table-cell office:value-type="string" calcext:value-type="string">
            <text:p>(Ramat, 1981: 174)</text:p>
          </table:table-cell>
          <table:table-cell table:style-name="ce1115" table:number-columns-repeated="2"/>
          <table:table-cell table:style-name="ce1339"/>
          <table:table-cell table:style-name="ce1162"/>
          <table:table-cell table:style-name="ce1344"/>
          <table:table-cell table:style-name="ce1127" office:value-type="string" calcext:value-type="string">
            <text:p>þurfu</text:p>
          </table:table-cell>
          <table:table-cell table:style-name="ce1279"/>
          <table:table-cell table:style-name="ce336" office:value-type="string" calcext:value-type="string">
            <text:p>(Barnes, 2008: 153)</text:p>
          </table:table-cell>
          <table:table-cell table:style-name="ce1115" table:number-columns-repeated="2"/>
          <table:table-cell table:style-name="ce1355"/>
          <table:table-cell table:style-name="ce1365"/>
          <table:table-cell table:style-name="ce1369"/>
          <table:table-cell table:style-name="ce1115" table:number-columns-repeated="2"/>
          <table:table-cell office:value-type="string" calcext:value-type="string">
            <text:p>þurfom</text:p>
          </table:table-cell>
          <table:table-cell table:style-name="ce1279"/>
          <table:table-cell table:style-name="ce336" office:value-type="string" calcext:value-type="string">
            <text:p>(Ramat, 1981: 174)</text:p>
          </table:table-cell>
          <table:table-cell table:style-name="ce1115" table:number-columns-repeated="2"/>
          <table:table-cell table:style-name="ce1381"/>
          <table:table-cell table:style-name="ce1391"/>
          <table:table-cell table:style-name="ce1401"/>
          <table:table-cell table:style-name="ce1115" table:number-columns-repeated="2"/>
          <table:table-cell table:style-name="ce1381"/>
          <table:table-cell table:style-name="ce1391"/>
          <table:table-cell table:style-name="ce1401"/>
          <table:table-cell table:style-name="ce1115" table:number-columns-repeated="2"/>
          <table:table-cell office:value-type="string" calcext:value-type="string">
            <text:p>þurfon</text:p>
          </table:table-cell>
          <table:table-cell table:style-name="ce1279"/>
          <table:table-cell table:style-name="ce336" office:value-type="string" calcext:value-type="string">
            <text:p>(Ramat, 1981: 174)</text:p>
          </table:table-cell>
          <table:table-cell table:style-name="ce1115" table:number-columns-repeated="2"/>
          <table:table-cell office:value-type="string" calcext:value-type="string">
            <text:p>durfum</text:p>
          </table:table-cell>
          <table:table-cell table:style-name="ce1279"/>
          <table:table-cell table:style-name="ce336" office:value-type="string" calcext:value-type="string">
            <text:p>(Ramat, 1981: 174)</text:p>
          </table:table-cell>
          <table:table-cell table:style-name="ce1115" table:number-columns-repeated="2"/>
          <table:table-cell table:style-name="ce1127" office:value-type="string" calcext:value-type="string">
            <text:p>thur<text:span text:style-name="T124">ƀ</text:span><text:span text:style-name="T125">un</text:span></text:p>
          </table:table-cell>
          <table:table-cell table:style-name="ce1279"/>
          <table:table-cell table:style-name="ce336" office:value-type="string" calcext:value-type="string">
            <text:p>(Ramat, 1981: 174)</text:p>
          </table:table-cell>
          <table:table-cell table:style-name="ce1115" table:number-columns-repeated="2"/>
        </table:table-row>
        <table:table-row table:style-name="ro26">
          <table:covered-table-cell table:style-name="ce1068"/>
          <table:table-cell table:style-name="ce323" office:value-type="string" calcext:value-type="string">
            <text:p>1./3. Sg.Ind.Prät. Akt.</text:p>
          </table:table-cell>
          <table:table-cell table:style-name="ce323" office:value-type="string" calcext:value-type="string">
            <text:p>'ich bedurfte'</text:p>
          </table:table-cell>
          <table:covered-table-cell table:style-name="ce335"/>
          <table:table-cell table:style-name="ce1101"/>
          <table:table-cell table:style-name="ce1128" office:value-type="string" calcext:value-type="string">
            <text:p>*þurf-t-ōⁿ &gt; *þurftōⁿ</text:p>
          </table:table-cell>
          <table:table-cell table:style-name="ce1146" office:value-type="string" calcext:value-type="string">
            <text:p>*t</text:p>
          </table:table-cell>
          <table:table-cell table:style-name="ce1163" office:value-type="string" calcext:value-type="string">
            <text:p>eigenes Rekonstrukt</text:p>
          </table:table-cell>
          <table:table-cell table:style-name="ce1101"/>
          <table:table-cell table:style-name="ce1193" office:value-type="string" calcext:value-type="string">
            <text:p><text:span text:style-name="T91">*þurft[a-  ded]ē &gt;</text:span><text:span text:style-name="T60"> </text:span><text:span text:style-name="T92">*þurftē</text:span></text:p>
          </table:table-cell>
          <table:table-cell table:style-name="ce1146" office:value-type="string" calcext:value-type="string">
            <text:p>*t</text:p>
          </table:table-cell>
          <table:table-cell table:style-name="ce1232" office:value-type="string" calcext:value-type="string">
            <text:p>(Ringe, 2006: 260)</text:p>
          </table:table-cell>
          <table:table-cell table:style-name="ce1260"/>
          <table:table-cell table:style-name="ce1273"/>
          <table:table-cell table:style-name="ce1124" office:value-type="string" calcext:value-type="string">
            <text:p>*þurftōⁿ</text:p>
          </table:table-cell>
          <table:table-cell table:style-name="ce1301" office:value-type="string" calcext:value-type="string">
            <text:p>*t</text:p>
          </table:table-cell>
          <table:table-cell table:style-name="ce1162" office:value-type="string" calcext:value-type="string">
            <text:p>(Ramat, 1981: 174)</text:p>
          </table:table-cell>
          <table:table-cell table:number-columns-repeated="2" table:style-name="ce1175" office:value-type="string" calcext:value-type="string">
            <text:p>ja</text:p>
          </table:table-cell>
          <table:table-cell table:style-name="ce1285" office:value-type="string" calcext:value-type="string">
            <office:annotation draw:style-name="gr31" draw:text-style-name="P3" svg:width="28.99mm" svg:height="36.73mm" svg:x="905.58mm" svg:y="658.12mm" draw:caption-point-x="-6.1mm" draw:caption-point-y="11.85mm">
              <dc:creator>H.S.</dc:creator>
              <dc:date>2017-03-19T00:00:00</dc:date>
              <text:p text:style-name="P2"><text:span text:style-name="T7">(Birkmann, 1987: 108) „Auch das -f- im Prät. und Part- Prät- ist lautgesetzlich vor -t- entstanden.“</text:span></text:p>
            </office:annotation>
            <text:p>þaurfta</text:p>
          </table:table-cell>
          <table:table-cell table:style-name="ce1329" office:value-type="string" calcext:value-type="string">
            <text:p>t</text:p>
          </table:table-cell>
          <table:table-cell office:value-type="string" calcext:value-type="string">
            <text:p>(Ramat, 1981: 174)</text:p>
          </table:table-cell>
          <table:table-cell table:number-columns-repeated="2" table:style-name="ce1103" office:value-type="string" calcext:value-type="string">
            <text:p>Ja – germ. kurzes u vor r oder h zu o = &lt;au&gt; (Braune, Heidermanns, 2004: 43)</text:p>
          </table:table-cell>
          <table:table-cell table:style-name="ce1339"/>
          <table:table-cell table:style-name="ce1162"/>
          <table:table-cell table:style-name="ce1344"/>
          <table:table-cell table:style-name="ce1285" office:value-type="string" calcext:value-type="string">
            <text:p>þurfti <text:span text:style-name="T136">3. Sg.</text:span></text:p>
          </table:table-cell>
          <table:table-cell table:style-name="ce1329" office:value-type="string" calcext:value-type="string">
            <text:p>t</text:p>
          </table:table-cell>
          <table:table-cell table:style-name="ce336" office:value-type="string" calcext:value-type="string">
            <text:p>(Barnes, 2008: 153)</text:p>
          </table:table-cell>
          <table:table-cell table:number-columns-repeated="2" table:style-name="ce1175" office:value-type="string" calcext:value-type="string">
            <text:p>ja</text:p>
          </table:table-cell>
          <table:table-cell table:style-name="ce1357" office:value-type="string" calcext:value-type="string">
            <text:p>þurfta</text:p>
          </table:table-cell>
          <table:table-cell table:style-name="ce1366" office:value-type="string" calcext:value-type="string">
            <text:p>t</text:p>
          </table:table-cell>
          <table:table-cell table:style-name="ce1371" office:value-type="string" calcext:value-type="string">
            <text:p>(Birkmann, 1987: 80)</text:p>
          </table:table-cell>
          <table:table-cell table:number-columns-repeated="2" table:style-name="ce1175" office:value-type="string" calcext:value-type="string">
            <text:p>ja</text:p>
          </table:table-cell>
          <table:table-cell table:style-name="ce1285" office:value-type="string" calcext:value-type="string">
            <text:p>þurfta</text:p>
          </table:table-cell>
          <table:table-cell table:style-name="ce1329" office:value-type="string" calcext:value-type="string">
            <text:p>t</text:p>
          </table:table-cell>
          <table:table-cell table:style-name="ce336" office:value-type="string" calcext:value-type="string">
            <text:p>(Ramat, 1981: 174)</text:p>
          </table:table-cell>
          <table:table-cell table:number-columns-repeated="2" table:style-name="ce1175" office:value-type="string" calcext:value-type="string">
            <text:p>ja</text:p>
          </table:table-cell>
          <table:table-cell table:style-name="ce1383" office:value-type="string" calcext:value-type="string">
            <office:annotation draw:style-name="gr9" draw:text-style-name="P12" svg:width="28.99mm" svg:height="17.81mm" svg:x="1689.73mm" svg:y="501.42mm" draw:caption-point-x="-6.1mm" draw:caption-point-y="168.55mm">
              <dc:creator>H.S.</dc:creator>
              <dc:date>2017-03-30T00:00:00</dc:date>
              <text:p text:style-name="P11"><text:span text:style-name="T15">(Noreen, 1904: 467) Form mit o kommt am häufigsten vor </text:span></text:p>
            </office:annotation>
            <text:p>þorfti/þurfti</text:p>
          </table:table-cell>
          <table:table-cell table:style-name="ce1393" office:value-type="string" calcext:value-type="string">
            <text:p>t</text:p>
          </table:table-cell>
          <table:table-cell table:style-name="ce1403" office:value-type="string" calcext:value-type="string">
            <text:p>(Birkmann, 1987: 80)</text:p>
          </table:table-cell>
          <table:table-cell table:style-name="ce1115"/>
          <table:table-cell table:style-name="ce1407" office:value-type="string" calcext:value-type="string">
            <text:p><text:span text:style-name="T150">Nach NOREEN 1904:468 wurde aus dem Inf. der Stanmsilbenvokal </text:span><text:span text:style-name="T151">-o- </text:span><text:span text:style-name="T152">ins Prät. und den Pl.Präs.Ind. Übertragen. (Birkmann, 1987: 303) </text:span><text:span text:style-name="T155">Stammvokal</text:span></text:p>
          </table:table-cell>
          <table:table-cell table:style-name="ce1383" office:value-type="string" calcext:value-type="string">
            <text:p>thurfte</text:p>
          </table:table-cell>
          <table:table-cell table:style-name="ce1393" office:value-type="string" calcext:value-type="string">
            <text:p>t</text:p>
          </table:table-cell>
          <table:table-cell table:style-name="ce1403" office:value-type="string" calcext:value-type="string">
            <text:p>(Birkmann, 1987: 80)</text:p>
          </table:table-cell>
          <table:table-cell table:style-name="ce1115"/>
          <table:table-cell table:style-name="ce1175" office:value-type="string" calcext:value-type="string">
            <text:p>ja</text:p>
          </table:table-cell>
          <table:table-cell table:style-name="ce1285" office:value-type="string" calcext:value-type="string">
            <text:p>þorfte</text:p>
          </table:table-cell>
          <table:table-cell table:style-name="ce1329" office:value-type="string" calcext:value-type="string">
            <text:p>t</text:p>
          </table:table-cell>
          <table:table-cell table:style-name="ce336" office:value-type="string" calcext:value-type="string">
            <text:p>(Ramat, 1981: 174)</text:p>
          </table:table-cell>
          <table:table-cell table:number-columns-repeated="2" table:style-name="ce1175" office:value-type="string" calcext:value-type="string">
            <text:p>ja</text:p>
          </table:table-cell>
          <table:table-cell table:style-name="ce1285" office:value-type="string" calcext:value-type="string">
            <office:annotation draw:style-name="gr32" draw:text-style-name="P12" svg:width="28.99mm" svg:height="37.56mm" svg:x="2183mm" svg:y="503.85mm" draw:caption-point-x="-6.1mm" draw:caption-point-y="166.12mm">
              <dc:creator>H.S.</dc:creator>
              <dc:date>2017-03-19T00:00:00</dc:date>
              <text:p text:style-name="P11"><text:span text:style-name="T15">(Birkmann, 1987: 146) „Belege für das Prät. gibt es außer in Glossen erst bei N; sie zeigen die lautgesetzlich zu erwartende Form.“</text:span></text:p>
            </office:annotation>
            <text:p>dorfta</text:p>
          </table:table-cell>
          <table:table-cell table:style-name="ce1329" office:value-type="string" calcext:value-type="string">
            <text:p>t</text:p>
          </table:table-cell>
          <table:table-cell table:style-name="ce336" office:value-type="string" calcext:value-type="string">
            <text:p>(Ramat, 1981: 174)</text:p>
          </table:table-cell>
          <table:table-cell table:number-columns-repeated="2" table:style-name="ce1175" office:value-type="string" calcext:value-type="string">
            <text:p>ja</text:p>
          </table:table-cell>
          <table:table-cell table:style-name="ce1285" office:value-type="string" calcext:value-type="string">
            <text:p>thorfta</text:p>
          </table:table-cell>
          <table:table-cell table:style-name="ce1329" office:value-type="string" calcext:value-type="string">
            <text:p>t</text:p>
          </table:table-cell>
          <table:table-cell table:style-name="ce336" office:value-type="string" calcext:value-type="string">
            <text:p>(Ramat, 1981: 174)</text:p>
          </table:table-cell>
          <table:table-cell table:number-columns-repeated="2" table:style-name="ce1175" office:value-type="string" calcext:value-type="string">
            <text:p>ja germ. *u &gt; o vor tiefem Vokal (Gallée, 1993: 55)</text:p>
          </table:table-cell>
        </table:table-row>
        <table:table-row table:style-name="ro27">
          <table:covered-table-cell table:style-name="ce1068"/>
          <table:table-cell table:style-name="ce323" table:number-columns-repeated="2"/>
          <table:covered-table-cell table:style-name="ce335"/>
          <table:table-cell table:style-name="ce1101"/>
          <table:table-cell table:style-name="ce1129" table:number-columns-repeated="3"/>
          <table:table-cell table:style-name="ce1101"/>
          <table:table-cell table:style-name="ce1115" table:number-columns-repeated="2"/>
          <table:table-cell table:style-name="ce1166"/>
          <table:table-cell table:style-name="ce1115"/>
          <table:table-cell table:style-name="ce1273"/>
          <table:table-cell table:style-name="ce1286"/>
          <table:table-cell table:style-name="ce1156"/>
          <table:table-cell table:number-columns-repeated="3"/>
          <table:table-cell table:style-name="ce1285"/>
          <table:table-cell table:style-name="ce1329"/>
          <table:table-cell/>
          <table:table-cell table:style-name="ce1115" table:number-columns-repeated="2"/>
          <table:table-cell table:style-name="ce1339"/>
          <table:table-cell table:style-name="ce1162"/>
          <table:table-cell table:style-name="ce1344"/>
          <table:table-cell table:style-name="ce1285"/>
          <table:table-cell table:style-name="ce1329"/>
          <table:table-cell table:style-name="ce336"/>
          <table:table-cell table:style-name="ce1115" table:number-columns-repeated="2"/>
          <table:table-cell table:style-name="ce1357"/>
          <table:table-cell table:style-name="ce1366"/>
          <table:table-cell table:style-name="ce1371"/>
          <table:table-cell table:style-name="ce1115" table:number-columns-repeated="2"/>
          <table:table-cell table:style-name="ce1285"/>
          <table:table-cell table:style-name="ce1329"/>
          <table:table-cell table:style-name="ce336"/>
          <table:table-cell table:style-name="ce1115" table:number-columns-repeated="2"/>
          <table:table-cell table:style-name="ce1383" office:value-type="string" calcext:value-type="string">
            <text:p><text:s/>thørfte</text:p>
          </table:table-cell>
          <table:table-cell table:style-name="ce1393" office:value-type="string" calcext:value-type="string">
            <text:p>t</text:p>
          </table:table-cell>
          <table:table-cell table:style-name="ce1403" office:value-type="string" calcext:value-type="string">
            <text:p>(Noreen, 1904: 467)</text:p>
          </table:table-cell>
          <table:table-cell table:style-name="ce1115"/>
          <table:table-cell table:style-name="ce1407" office:value-type="string" calcext:value-type="string">
            <text:p><text:span text:style-name="T150">Gegen Ende des 15. und Anfang des 16. Jhds. tauchen auch Formen wie </text:span><text:span text:style-name="T151">torfftier, thörffuer </text:span><text:span text:style-name="T152">auf (Belege bei SÖDEHflALL 1884-1918:724), wo die Präs.- Endung der starken und schwachen Verben angehängt wurde, und damit die prät. präs. Flexion im Präs.Ind. restlos aufgegeben ist. Etwa zur gleichen Zeit er- scheint in allen Formen der umgelautete Stammsilbenvokal </text:span><text:span text:style-name="T151">-ö-, </text:span><text:span text:style-name="T152">also Sg.Präs. Ind. </text:span><text:span text:style-name="T151">thörf(f), thörffDer, </text:span><text:span text:style-name="T152">Inf. </text:span><text:span text:style-name="T151">thörfUa, </text:span><text:span text:style-name="T152">Prät. </text:span><text:span text:style-name="T151">thörf(f)te, </text:span><text:span text:style-name="T152">der nach NOREEN 1904:468 "wohl aus dem einst i-umgelauteten Konj. Stamnt.". (Birkmann, 1987: 303) </text:span><text:span text:style-name="T155">Stammvokal</text:span></text:p>
          </table:table-cell>
          <table:table-cell table:style-name="ce1383"/>
          <table:table-cell table:style-name="ce1393"/>
          <table:table-cell table:style-name="ce1403"/>
          <table:table-cell table:style-name="ce1115" table:number-columns-repeated="2"/>
          <table:table-cell table:style-name="ce1285"/>
          <table:table-cell table:style-name="ce1329"/>
          <table:table-cell table:style-name="ce336"/>
          <table:table-cell table:style-name="ce1115" table:number-columns-repeated="2"/>
          <table:table-cell table:style-name="ce1285"/>
          <table:table-cell table:style-name="ce1329"/>
          <table:table-cell table:style-name="ce336"/>
          <table:table-cell table:style-name="ce1115" table:number-columns-repeated="2"/>
          <table:table-cell table:style-name="ce1285"/>
          <table:table-cell table:style-name="ce1329"/>
          <table:table-cell table:style-name="ce336"/>
          <table:table-cell table:style-name="ce1115" table:number-columns-repeated="2"/>
        </table:table-row>
        <table:table-row table:style-name="ro12">
          <table:covered-table-cell table:style-name="ce1068"/>
          <table:table-cell table:style-name="ce1084" office:value-type="string" calcext:value-type="string" table:number-columns-spanned="1" table:number-rows-spanned="2">
            <text:p>Partizip Präteritum</text:p>
          </table:table-cell>
          <table:table-cell table:style-name="ce1084" office:value-type="string" calcext:value-type="string" table:number-columns-spanned="1" table:number-rows-spanned="2">
            <text:p>'bedurft'</text:p>
          </table:table-cell>
          <table:covered-table-cell table:style-name="ce335"/>
          <table:table-cell table:style-name="ce1094"/>
          <table:table-cell table:style-name="ce1115" table:number-columns-repeated="3"/>
          <table:table-cell table:style-name="ce1094"/>
          <table:table-cell table:style-name="ce1122"/>
          <table:table-cell table:style-name="ce1224"/>
          <table:table-cell table:style-name="ce1166"/>
          <table:table-cell table:style-name="ce1115"/>
          <table:table-cell table:style-name="ce1270"/>
          <table:table-cell table:style-name="ce1285"/>
          <table:table-cell table:style-name="ce1156"/>
          <table:table-cell table:style-name="ce1279"/>
          <table:table-cell table:number-columns-repeated="2"/>
          <table:table-cell table:style-name="ce1285"/>
          <table:table-cell table:style-name="ce1329"/>
          <table:table-cell table:style-name="ce1279"/>
          <table:table-cell table:style-name="ce1115" table:number-columns-repeated="2"/>
          <table:table-cell table:style-name="ce1339"/>
          <table:table-cell table:style-name="ce1162"/>
          <table:table-cell table:style-name="ce1344"/>
          <table:table-cell table:style-name="ce1289" office:value-type="string" calcext:value-type="string">
            <text:p>þurfat</text:p>
          </table:table-cell>
          <table:table-cell table:style-name="ce1279"/>
          <table:table-cell table:style-name="ce336"/>
          <table:table-cell table:number-columns-repeated="2" table:style-name="ce1175" office:value-type="string" calcext:value-type="string">
            <text:p>ja</text:p>
          </table:table-cell>
          <table:table-cell table:style-name="ce1357"/>
          <table:table-cell table:style-name="ce1366"/>
          <table:table-cell table:style-name="ce1371"/>
          <table:table-cell table:style-name="ce1115" table:number-columns-repeated="2"/>
          <table:table-cell table:style-name="ce1285"/>
          <table:table-cell table:style-name="ce1329"/>
          <table:table-cell table:style-name="ce336"/>
          <table:table-cell table:style-name="ce1115" table:number-columns-repeated="2"/>
          <table:table-cell table:style-name="ce1383"/>
          <table:table-cell table:style-name="ce1393"/>
          <table:table-cell table:style-name="ce1403"/>
          <table:table-cell table:style-name="ce1115" table:number-columns-repeated="2"/>
          <table:table-cell table:style-name="ce1383"/>
          <table:table-cell table:style-name="ce1393"/>
          <table:table-cell table:style-name="ce1403"/>
          <table:table-cell table:style-name="ce1115" table:number-columns-repeated="2"/>
          <table:table-cell table:style-name="ce1285"/>
          <table:table-cell table:style-name="ce1329"/>
          <table:table-cell table:style-name="ce336"/>
          <table:table-cell table:style-name="ce1115" table:number-columns-repeated="2"/>
          <table:table-cell table:style-name="ce1285"/>
          <table:table-cell table:style-name="ce1329"/>
          <table:table-cell table:style-name="ce336"/>
          <table:table-cell table:style-name="ce1115" table:number-columns-repeated="2"/>
          <table:table-cell table:style-name="ce1285"/>
          <table:table-cell table:style-name="ce1329"/>
          <table:table-cell table:style-name="ce336"/>
          <table:table-cell table:style-name="ce1115" table:number-columns-repeated="2"/>
        </table:table-row>
        <table:table-row table:style-name="ro27">
          <table:covered-table-cell table:style-name="ce1068"/>
          <table:covered-table-cell table:number-columns-repeated="2" table:style-name="ce326"/>
          <table:covered-table-cell table:style-name="ce335"/>
          <table:table-cell table:style-name="ce1102" office:value-type="string" calcext:value-type="string">
            <text:p>-idg. *tr̥p-tó-s (Hill, 2010: 416) &gt; 1. LV., Sprossvokal *u <text:span text:style-name="T59">(</text:span><text:span text:style-name="T60">eigenes Rekonstrukt</text:span><text:span text:style-name="T61">)</text:span></text:p>
          </table:table-cell>
          <table:table-cell table:style-name="ce1125" office:value-type="string" calcext:value-type="string">
            <text:p>*þurftaz</text:p>
          </table:table-cell>
          <table:table-cell table:style-name="ce1125" office:value-type="string" calcext:value-type="string">
            <text:p>*t</text:p>
          </table:table-cell>
          <table:table-cell table:style-name="ce1164" office:value-type="string" calcext:value-type="string">
            <text:p>(Ringe, 2006: 260)</text:p>
          </table:table-cell>
          <table:table-cell table:style-name="ce1102" office:value-type="string" calcext:value-type="string">
            <text:p>-idg. *tr̥p-tó-s (Hill, 2010: 416) &gt; 1. LV., Sprossvokal *u </text:p>
          </table:table-cell>
          <table:table-cell table:style-name="ce1125" office:value-type="string" calcext:value-type="string">
            <text:p>*þurftaz</text:p>
          </table:table-cell>
          <table:table-cell table:style-name="ce1125" office:value-type="string" calcext:value-type="string">
            <text:p>*t</text:p>
          </table:table-cell>
          <table:table-cell table:style-name="ce1164" office:value-type="string" calcext:value-type="string">
            <text:p>(Ringe, 2006: 260)</text:p>
          </table:table-cell>
          <table:table-cell table:style-name="ce1261" office:value-type="string" calcext:value-type="string">
            <text:p><text:span text:style-name="T116">*tr̥p-tó- </text:span><text:span text:style-name="T117">(Hill, 2010: 416)</text:span></text:p>
          </table:table-cell>
          <table:table-cell table:style-name="ce1271"/>
          <table:table-cell table:style-name="ce1287" office:value-type="string" calcext:value-type="string">
            <text:p>*þurfta-</text:p>
          </table:table-cell>
          <table:table-cell table:style-name="ce1152" office:value-type="string" calcext:value-type="string">
            <text:p>*t</text:p>
          </table:table-cell>
          <table:table-cell table:style-name="ce1162" office:value-type="string" calcext:value-type="string">
            <text:p>(Hill, 2010: 416)</text:p>
          </table:table-cell>
          <table:table-cell table:number-columns-repeated="2" table:style-name="ce1318" office:value-type="string" calcext:value-type="string">
            <text:p>ja</text:p>
          </table:table-cell>
          <table:table-cell table:style-name="ce1289" office:value-type="string" calcext:value-type="string">
            <text:p>þaurfts</text:p>
          </table:table-cell>
          <table:table-cell table:style-name="ce1332" office:value-type="string" calcext:value-type="string">
            <text:p>t</text:p>
          </table:table-cell>
          <table:table-cell table:style-name="ce335" office:value-type="string" calcext:value-type="string">
            <text:p>(Birkmann, 1987: 108)</text:p>
          </table:table-cell>
          <table:table-cell table:number-columns-repeated="2" table:style-name="ce1103" office:value-type="string" calcext:value-type="string">
            <text:p>Ja – germ. kurzes u vor r oder h zu o = &lt;au&gt; (Braune, Heidermanns, 2004: 43)</text:p>
          </table:table-cell>
          <table:table-cell table:style-name="ce1341"/>
          <table:table-cell table:style-name="ce326"/>
          <table:table-cell table:style-name="ce335"/>
          <table:table-cell table:style-name="ce1200" office:value-type="string" calcext:value-type="string">
            <text:p>þurft</text:p>
          </table:table-cell>
          <table:table-cell table:style-name="ce1331" office:value-type="string" calcext:value-type="string">
            <text:p>t</text:p>
          </table:table-cell>
          <table:table-cell table:style-name="ce335" office:value-type="string" calcext:value-type="string">
            <text:p>(Barnes, 2008: 153)</text:p>
          </table:table-cell>
          <table:table-cell table:number-columns-repeated="2" table:style-name="ce1177" office:value-type="string" calcext:value-type="string">
            <text:p>ja</text:p>
          </table:table-cell>
          <table:table-cell table:style-name="ce1358"/>
          <table:table-cell table:style-name="ce1367"/>
          <table:table-cell table:style-name="ce1370"/>
          <table:table-cell table:style-name="ce1118" table:number-columns-repeated="2"/>
          <table:table-cell table:style-name="ce1200" office:value-type="string" calcext:value-type="string">
            <text:p>þurft</text:p>
          </table:table-cell>
          <table:table-cell table:style-name="ce1331" office:value-type="string" calcext:value-type="string">
            <text:p>t</text:p>
          </table:table-cell>
          <table:table-cell table:style-name="ce326" office:value-type="string" calcext:value-type="string">
            <text:p>(Heusler, 1932: 97)</text:p>
          </table:table-cell>
          <table:table-cell table:number-columns-repeated="2" table:style-name="ce1175" office:value-type="string" calcext:value-type="string">
            <text:p>ja</text:p>
          </table:table-cell>
          <table:table-cell table:style-name="ce1384" office:value-type="string" calcext:value-type="string">
            <text:p><text:s/>thørft</text:p>
          </table:table-cell>
          <table:table-cell table:style-name="ce1395" office:value-type="string" calcext:value-type="string">
            <text:p>t</text:p>
          </table:table-cell>
          <table:table-cell table:style-name="ce1402" office:value-type="string" calcext:value-type="string">
            <text:p>(Noreen, 1904: 467)</text:p>
          </table:table-cell>
          <table:table-cell table:style-name="ce1118"/>
          <table:table-cell table:style-name="ce1407" office:value-type="string" calcext:value-type="string">
            <text:p><text:span text:style-name="T150">Gegen Ende des 15. und Anfang des 16. Jhds. tauchen auch Formen wie </text:span><text:span text:style-name="T151">torfftier, thörffuer </text:span><text:span text:style-name="T152">auf (Belege bei SÖDEHflALL 1884-1918:724), wo die Präs.- Endung der starken und schwachen Verben angehängt wurde, und damit die prät. präs. Flexion im Präs.Ind. restlos aufgegeben ist. Etwa zur gleichen Zeit er- scheint in allen Formen der umgelautete Stammsilbenvokal </text:span><text:span text:style-name="T151">-ö-, </text:span><text:span text:style-name="T152">also Sg.Präs. Ind. </text:span><text:span text:style-name="T151">thörf(f), thörffDer, </text:span><text:span text:style-name="T152">Inf. </text:span><text:span text:style-name="T151">thörfUa, </text:span><text:span text:style-name="T152">Prät. </text:span><text:span text:style-name="T151">thörf(f)te, </text:span><text:span text:style-name="T152">der nach NOREEN 1904:468 "wohl aus dem einst i-umgelauteten Konj. Stamnt.". (Birkmann, 1987: 303) </text:span><text:span text:style-name="T155">Stammvokal</text:span></text:p>
          </table:table-cell>
          <table:table-cell table:style-name="ce1388"/>
          <table:table-cell table:style-name="ce1394"/>
          <table:table-cell table:style-name="ce1402"/>
          <table:table-cell table:style-name="ce1118" table:number-columns-repeated="2"/>
          <table:table-cell table:style-name="ce1291"/>
          <table:table-cell table:style-name="ce326"/>
          <table:table-cell table:style-name="ce335"/>
          <table:table-cell table:style-name="ce1118" table:number-columns-repeated="2"/>
          <table:table-cell table:style-name="ce1291"/>
          <table:table-cell table:style-name="ce326"/>
          <table:table-cell table:style-name="ce335"/>
          <table:table-cell table:style-name="ce1118" table:number-columns-repeated="2"/>
          <table:table-cell table:style-name="ce1291"/>
          <table:table-cell table:style-name="ce326"/>
          <table:table-cell table:style-name="ce335"/>
          <table:table-cell table:style-name="ce1118" table:number-columns-repeated="2"/>
        </table:table-row>
        <table:table-row table:style-name="ro13">
          <table:table-cell table:style-name="ce1069" office:value-type="float" office:value="6" calcext:value-type="float" table:number-columns-spanned="1" table:number-rows-spanned="5">
            <text:p>6</text:p>
          </table:table-cell>
          <table:table-cell office:value-type="string" calcext:value-type="string">
            <text:p>Infinitiv</text:p>
          </table:table-cell>
          <table:table-cell table:style-name="ce1801"/>
          <table:table-cell table:style-name="ce335" office:value-type="string" calcext:value-type="string" table:number-columns-spanned="1" table:number-rows-spanned="5">
            <text:p>III. Klasse</text:p>
          </table:table-cell>
          <table:table-cell table:style-name="ce1094" office:value-type="string" calcext:value-type="string">
            <text:p>Wurzel *dʰers- ‚Mut fassen‘, Perfekt *dʰe-dʰors/*dʰr̥s- (Rix, 2001: 147)</text:p>
          </table:table-cell>
          <table:table-cell table:style-name="ce1115" table:number-columns-repeated="3"/>
          <table:table-cell table:style-name="ce1094"/>
          <table:table-cell table:style-name="ce1115" office:value-type="string" calcext:value-type="string">
            <text:p>*durzaną</text:p>
          </table:table-cell>
          <table:table-cell table:style-name="ce1115"/>
          <table:table-cell table:style-name="ce1166"/>
          <table:table-cell table:style-name="ce1217" office:value-type="string" calcext:value-type="string">
            <text:p>*dʰers-/dʰors-/dʰr̥s- 'wagen, kühn sein' (Birkmann, 1987: 69)</text:p>
          </table:table-cell>
          <table:table-cell table:style-name="ce1270" office:value-type="string" calcext:value-type="string">
            <text:p>*dars-/durz- (Birkmann, 1987: 147)</text:p>
          </table:table-cell>
          <table:table-cell table:style-name="ce1126" office:value-type="string" calcext:value-type="string">
            <text:p>*(ga)durzan <text:s/></text:p>
          </table:table-cell>
          <table:table-cell table:style-name="ce1300"/>
          <table:table-cell table:style-name="ce1312" office:value-type="string" calcext:value-type="string">
            <text:p>(Birkmann, 1987: 69) <text:s/></text:p>
          </table:table-cell>
          <table:table-cell table:number-columns-repeated="2"/>
          <table:table-cell table:style-name="ce1126" office:value-type="string" calcext:value-type="string">
            <text:p>gadaursan</text:p>
          </table:table-cell>
          <table:table-cell table:style-name="ce1328"/>
          <table:table-cell table:style-name="ce1312" office:value-type="string" calcext:value-type="string">
            <text:p>(Birkmann, 1987: 107)</text:p>
          </table:table-cell>
          <table:table-cell table:style-name="ce1115" table:number-columns-repeated="2"/>
          <table:table-cell table:style-name="ce1340"/>
          <table:table-cell table:style-name="ce1328"/>
          <table:table-cell table:style-name="ce1312"/>
          <table:table-cell table:style-name="ce1127"/>
          <table:table-cell table:style-name="ce1279"/>
          <table:table-cell table:style-name="ce336"/>
          <table:table-cell table:style-name="ce1115" table:number-columns-repeated="2"/>
          <table:table-cell table:style-name="ce1355"/>
          <table:table-cell table:style-name="ce1365"/>
          <table:table-cell table:style-name="ce1369"/>
          <table:table-cell table:style-name="ce1115" table:number-columns-repeated="2"/>
          <table:table-cell table:style-name="ce1317"/>
          <table:table-cell table:style-name="ce1279" table:number-columns-repeated="2"/>
          <table:table-cell table:style-name="ce1115" table:number-columns-repeated="2"/>
          <table:table-cell table:style-name="ce1381"/>
          <table:table-cell table:style-name="ce1391"/>
          <table:table-cell table:style-name="ce1401"/>
          <table:table-cell table:style-name="ce1115" table:number-columns-repeated="2"/>
          <table:table-cell table:style-name="ce1381"/>
          <table:table-cell table:style-name="ce1391"/>
          <table:table-cell table:style-name="ce1401"/>
          <table:table-cell table:style-name="ce1115" table:number-columns-repeated="2"/>
          <table:table-cell table:style-name="ce1127"/>
          <table:table-cell table:style-name="ce1279"/>
          <table:table-cell table:style-name="ce336"/>
          <table:table-cell table:style-name="ce1115" table:number-columns-repeated="2"/>
          <table:table-cell table:style-name="ce1127" office:value-type="string" calcext:value-type="string">
            <office:annotation draw:style-name="gr33" draw:text-style-name="P3" svg:width="28.99mm" svg:height="54.09mm" svg:x="2183mm" svg:y="567.36mm" draw:caption-point-x="-6.1mm" draw:caption-point-y="216.62mm">
              <dc:creator>H.S.</dc:creator>
              <dc:date>2017-03-19T00:00:00</dc:date>
              <text:p text:style-name="P2"><text:span text:style-name="T7">(Birkmann, 1987: 147) Westgerm. Ausgleich des grammatischen Wechsels: Pl. -rz- &gt; -rr-, Sg. wird an Pl. angeglichen, Kürzung im Auslaut &gt; </text:span><text:span text:style-name="T8">gidar - gidurrun</text:span></text:p>
            </office:annotation>
            <text:p>gidurran</text:p>
          </table:table-cell>
          <table:table-cell table:style-name="ce1279"/>
          <table:table-cell table:style-name="ce336" office:value-type="string" calcext:value-type="string">
            <text:p>(Birkmann, 1987: 147)</text:p>
          </table:table-cell>
          <table:table-cell table:style-name="ce1115" table:number-columns-repeated="2"/>
          <table:table-cell table:style-name="ce1127" office:value-type="string" calcext:value-type="string">
            <text:p>*durran</text:p>
          </table:table-cell>
          <table:table-cell table:style-name="ce1279"/>
          <table:table-cell table:style-name="ce336" office:value-type="string" calcext:value-type="string">
            <text:p>(Birkmann, 1987: 174)</text:p>
          </table:table-cell>
          <table:table-cell table:style-name="ce1115" table:number-columns-repeated="2"/>
        </table:table-row>
        <table:table-row table:style-name="ro12">
          <table:covered-table-cell table:style-name="ce1070"/>
          <table:table-cell office:value-type="string" calcext:value-type="string">
            <text:p>1.Sg.Ind.Präs. Akt.</text:p>
          </table:table-cell>
          <table:table-cell office:value-type="string" calcext:value-type="string">
            <text:p>'ich wage'</text:p>
          </table:table-cell>
          <table:covered-table-cell table:style-name="ce335"/>
          <table:table-cell table:style-name="ce1094"/>
          <table:table-cell table:style-name="ce1115" table:number-columns-repeated="3"/>
          <table:table-cell table:style-name="ce1094" office:value-type="string" calcext:value-type="string">
            <text:p>*dʰedʰórse ‚er/sie wagt‘ (Ringe, 2006: 153)</text:p>
          </table:table-cell>
          <table:table-cell table:style-name="ce1194" office:value-type="string" calcext:value-type="string">
            <text:p>*dars</text:p>
          </table:table-cell>
          <table:table-cell table:style-name="ce1115"/>
          <table:table-cell table:style-name="ce1166"/>
          <table:table-cell table:style-name="ce1262" office:value-type="string" calcext:value-type="string">
            <text:p>*dʰors- - *dʰrs- <text:s/>(Kroonen, 2013: 111)</text:p>
          </table:table-cell>
          <table:table-cell table:style-name="ce1270"/>
          <table:table-cell table:style-name="ce1282" office:value-type="string" calcext:value-type="string">
            <text:p>*dars</text:p>
          </table:table-cell>
          <table:table-cell table:style-name="ce1279"/>
          <table:table-cell office:value-type="string" calcext:value-type="string">
            <text:p>(Ramat, 1981: 174)</text:p>
          </table:table-cell>
          <table:table-cell table:number-columns-repeated="2"/>
          <table:table-cell office:value-type="string" calcext:value-type="string">
            <text:p>gadars</text:p>
          </table:table-cell>
          <table:table-cell table:style-name="ce1279"/>
          <table:table-cell office:value-type="string" calcext:value-type="string">
            <text:p>(Birkmann, 1987: 107)</text:p>
          </table:table-cell>
          <table:table-cell table:style-name="ce1115" table:number-columns-repeated="2"/>
          <table:table-cell table:style-name="ce1339"/>
          <table:table-cell table:style-name="ce1162"/>
          <table:table-cell table:style-name="ce1344"/>
          <table:table-cell table:style-name="ce1127"/>
          <table:table-cell table:style-name="ce1279"/>
          <table:table-cell table:style-name="ce336"/>
          <table:table-cell table:style-name="ce1115" table:number-columns-repeated="2"/>
          <table:table-cell table:style-name="ce1355"/>
          <table:table-cell table:style-name="ce1365"/>
          <table:table-cell table:style-name="ce1369"/>
          <table:table-cell table:style-name="ce1115" table:number-columns-repeated="2"/>
          <table:table-cell table:style-name="ce1317"/>
          <table:table-cell table:style-name="ce1279"/>
          <table:table-cell table:style-name="ce336"/>
          <table:table-cell table:style-name="ce1115" table:number-columns-repeated="2"/>
          <table:table-cell table:style-name="ce1381"/>
          <table:table-cell table:style-name="ce1391"/>
          <table:table-cell table:style-name="ce1401"/>
          <table:table-cell table:style-name="ce1115" table:number-columns-repeated="2"/>
          <table:table-cell table:style-name="ce1381"/>
          <table:table-cell table:style-name="ce1391"/>
          <table:table-cell table:style-name="ce1401"/>
          <table:table-cell table:style-name="ce1115" table:number-columns-repeated="2"/>
          <table:table-cell table:style-name="ce1127" office:value-type="string" calcext:value-type="string">
            <text:p>dearr</text:p>
          </table:table-cell>
          <table:table-cell table:style-name="ce1279"/>
          <table:table-cell table:style-name="ce336" office:value-type="string" calcext:value-type="string">
            <text:p>(Campbell, 1997: 344)</text:p>
          </table:table-cell>
          <table:table-cell table:style-name="ce1115" table:number-columns-repeated="2"/>
          <table:table-cell office:value-type="string" calcext:value-type="string">
            <text:p>gidar</text:p>
          </table:table-cell>
          <table:table-cell table:style-name="ce1279"/>
          <table:table-cell table:style-name="ce336" office:value-type="string" calcext:value-type="string">
            <text:p>(Birkmann, 1987: 147)</text:p>
          </table:table-cell>
          <table:table-cell table:style-name="ce1115" table:number-columns-repeated="2"/>
          <table:table-cell office:value-type="string" calcext:value-type="string">
            <text:p>gidar</text:p>
          </table:table-cell>
          <table:table-cell table:style-name="ce1279"/>
          <table:table-cell table:style-name="ce336" office:value-type="string" calcext:value-type="string">
            <text:p>(Tiefenbach, 2010: 63)</text:p>
          </table:table-cell>
          <table:table-cell table:style-name="ce1115" table:number-columns-repeated="2"/>
        </table:table-row>
        <table:table-row table:style-name="ro12">
          <table:covered-table-cell table:style-name="ce1070"/>
          <table:table-cell office:value-type="string" calcext:value-type="string">
            <text:p>1.Pl.Ind.Präs. Akt.</text:p>
          </table:table-cell>
          <table:table-cell office:value-type="string" calcext:value-type="string">
            <text:p>'wir wagen'</text:p>
          </table:table-cell>
          <table:covered-table-cell table:style-name="ce335"/>
          <table:table-cell table:style-name="ce1094"/>
          <table:table-cell table:style-name="ce1115" table:number-columns-repeated="3"/>
          <table:table-cell table:style-name="ce1094"/>
          <table:table-cell table:style-name="ce1115" table:number-columns-repeated="2"/>
          <table:table-cell table:style-name="ce1166"/>
          <table:table-cell table:style-name="ce1217" office:value-type="string" calcext:value-type="string">
            <text:p>Wurzel *dʰers- ‚Mut fassen‘, Perfekt *dʰe-dʰors/*dʰr̥s- (Rix, 2001: 147)</text:p>
          </table:table-cell>
          <table:table-cell table:style-name="ce1270"/>
          <table:table-cell office:value-type="string" calcext:value-type="string">
            <text:p>*dursum</text:p>
          </table:table-cell>
          <table:table-cell table:style-name="ce1279"/>
          <table:table-cell office:value-type="string" calcext:value-type="string">
            <text:p>(Ramat, 1981: 174)</text:p>
          </table:table-cell>
          <table:table-cell table:number-columns-repeated="2"/>
          <table:table-cell office:value-type="string" calcext:value-type="string">
            <text:p>gadaursum</text:p>
          </table:table-cell>
          <table:table-cell table:style-name="ce1279"/>
          <table:table-cell office:value-type="string" calcext:value-type="string">
            <text:p>(Birkmann, 1987: 107)</text:p>
          </table:table-cell>
          <table:table-cell table:style-name="ce1115" table:number-columns-repeated="2"/>
          <table:table-cell table:style-name="ce1339"/>
          <table:table-cell table:style-name="ce1162"/>
          <table:table-cell table:style-name="ce1344"/>
          <table:table-cell table:style-name="ce1127"/>
          <table:table-cell table:style-name="ce1279"/>
          <table:table-cell table:style-name="ce336"/>
          <table:table-cell table:style-name="ce1115" table:number-columns-repeated="2"/>
          <table:table-cell table:style-name="ce1355"/>
          <table:table-cell table:style-name="ce1365"/>
          <table:table-cell table:style-name="ce1369"/>
          <table:table-cell table:style-name="ce1115" table:number-columns-repeated="2"/>
          <table:table-cell table:style-name="ce1317"/>
          <table:table-cell table:style-name="ce1279"/>
          <table:table-cell table:style-name="ce336"/>
          <table:table-cell table:style-name="ce1115" table:number-columns-repeated="2"/>
          <table:table-cell table:style-name="ce1381"/>
          <table:table-cell table:style-name="ce1391"/>
          <table:table-cell table:style-name="ce1401"/>
          <table:table-cell table:style-name="ce1115" table:number-columns-repeated="2"/>
          <table:table-cell table:style-name="ce1381"/>
          <table:table-cell table:style-name="ce1391"/>
          <table:table-cell table:style-name="ce1401"/>
          <table:table-cell table:style-name="ce1115" table:number-columns-repeated="2"/>
          <table:table-cell table:style-name="ce1127" office:value-type="string" calcext:value-type="string">
            <text:p>durron</text:p>
          </table:table-cell>
          <table:table-cell table:style-name="ce1279"/>
          <table:table-cell table:style-name="ce336" office:value-type="string" calcext:value-type="string">
            <text:p>(Campbell, 1997: 344)</text:p>
          </table:table-cell>
          <table:table-cell table:style-name="ce1115" table:number-columns-repeated="2"/>
          <table:table-cell table:style-name="ce1127" office:value-type="string" calcext:value-type="string">
            <text:p>3. Pl. Gidurrun</text:p>
          </table:table-cell>
          <table:table-cell table:style-name="ce1279"/>
          <table:table-cell table:style-name="ce336" office:value-type="string" calcext:value-type="string">
            <text:p>(Birkmann, 1987: 147)</text:p>
          </table:table-cell>
          <table:table-cell table:style-name="ce1115" table:number-columns-repeated="2"/>
          <table:table-cell table:style-name="ce1127"/>
          <table:table-cell table:style-name="ce1279"/>
          <table:table-cell table:style-name="ce336"/>
          <table:table-cell table:style-name="ce1115" table:number-columns-repeated="2"/>
        </table:table-row>
        <table:table-row table:style-name="ro13">
          <table:covered-table-cell table:style-name="ce1070"/>
          <table:table-cell office:value-type="string" calcext:value-type="string">
            <text:p>1./3. Sg.Ind.Prät. Akt.</text:p>
          </table:table-cell>
          <table:table-cell office:value-type="string" calcext:value-type="string">
            <text:p>'ich wagte'</text:p>
          </table:table-cell>
          <table:covered-table-cell table:style-name="ce335"/>
          <table:table-cell table:style-name="ce1094"/>
          <table:table-cell table:style-name="ce1130" office:value-type="string" calcext:value-type="string">
            <text:p><text:span text:style-name="T69">*durs-t-ōⁿ</text:span> &gt; *durstōⁿ</text:p>
          </table:table-cell>
          <table:table-cell table:style-name="ce1146" office:value-type="string" calcext:value-type="string">
            <text:p>*t</text:p>
          </table:table-cell>
          <table:table-cell table:style-name="ce1115" office:value-type="string" calcext:value-type="string">
            <text:p>(Ramat, 1981: 174)</text:p>
          </table:table-cell>
          <table:table-cell table:style-name="ce1094"/>
          <table:table-cell table:style-name="ce1193" office:value-type="string" calcext:value-type="string">
            <text:p><text:span text:style-name="T91">*durst[a- dedē]</text:span><text:span text:style-name="T60"> &gt;</text:span><text:span text:style-name="T93"> </text:span><text:span text:style-name="T92">*durstē</text:span></text:p>
          </table:table-cell>
          <table:table-cell table:style-name="ce1146" office:value-type="string" calcext:value-type="string">
            <text:p>*t</text:p>
          </table:table-cell>
          <table:table-cell table:style-name="ce1232" office:value-type="string" calcext:value-type="string">
            <text:p>(Ringe, 2006: 260)</text:p>
          </table:table-cell>
          <table:table-cell table:style-name="ce1115"/>
          <table:table-cell table:style-name="ce1270"/>
          <table:table-cell table:style-name="ce1124" office:value-type="string" calcext:value-type="string">
            <text:p>*durstōⁿ</text:p>
          </table:table-cell>
          <table:table-cell table:style-name="ce1301" office:value-type="string" calcext:value-type="string">
            <text:p>*t</text:p>
          </table:table-cell>
          <table:table-cell table:style-name="ce1162" office:value-type="string" calcext:value-type="string">
            <text:p>(Ramat, 1981: 174)</text:p>
          </table:table-cell>
          <table:table-cell table:number-columns-repeated="2" table:style-name="ce1318" office:value-type="string" calcext:value-type="string">
            <text:p>ja</text:p>
          </table:table-cell>
          <table:table-cell table:style-name="ce1322" office:value-type="string" calcext:value-type="string">
            <text:p>gadáursta</text:p>
          </table:table-cell>
          <table:table-cell table:style-name="ce1333" office:value-type="string" calcext:value-type="string">
            <text:p>t</text:p>
          </table:table-cell>
          <table:table-cell office:value-type="string" calcext:value-type="string">
            <text:p>(Birkmann, 1987: 69)</text:p>
          </table:table-cell>
          <table:table-cell table:number-columns-repeated="2" table:style-name="ce1318" office:value-type="string" calcext:value-type="string">
            <text:p>ja</text:p>
          </table:table-cell>
          <table:table-cell table:style-name="ce1339"/>
          <table:table-cell table:style-name="ce1162"/>
          <table:table-cell table:style-name="ce1344"/>
          <table:table-cell table:style-name="ce1127"/>
          <table:table-cell table:style-name="ce1279"/>
          <table:table-cell table:style-name="ce336"/>
          <table:table-cell table:style-name="ce1115" table:number-columns-repeated="2"/>
          <table:table-cell table:style-name="ce1355"/>
          <table:table-cell table:style-name="ce1365"/>
          <table:table-cell table:style-name="ce1369"/>
          <table:table-cell table:style-name="ce1115" table:number-columns-repeated="2"/>
          <table:table-cell table:style-name="ce1374"/>
          <table:table-cell table:style-name="ce1279"/>
          <table:table-cell table:style-name="ce336"/>
          <table:table-cell table:style-name="ce1115" table:number-columns-repeated="2"/>
          <table:table-cell table:style-name="ce1381"/>
          <table:table-cell table:style-name="ce1391"/>
          <table:table-cell table:style-name="ce1401"/>
          <table:table-cell table:style-name="ce1115" table:number-columns-repeated="2"/>
          <table:table-cell table:style-name="ce1381"/>
          <table:table-cell table:style-name="ce1391"/>
          <table:table-cell table:style-name="ce1401"/>
          <table:table-cell table:style-name="ce1115" table:number-columns-repeated="2"/>
          <table:table-cell table:style-name="ce1285" office:value-type="string" calcext:value-type="string">
            <text:p>dorste</text:p>
          </table:table-cell>
          <table:table-cell table:style-name="ce1329" office:value-type="string" calcext:value-type="string">
            <text:p>t</text:p>
          </table:table-cell>
          <table:table-cell table:style-name="ce336" office:value-type="string" calcext:value-type="string">
            <text:p>(Campbell, 1997: 344)</text:p>
          </table:table-cell>
          <table:table-cell table:number-columns-repeated="2" table:style-name="ce1175" office:value-type="string" calcext:value-type="string">
            <text:p>ja</text:p>
          </table:table-cell>
          <table:table-cell table:style-name="ce1322" office:value-type="string" calcext:value-type="string">
            <office:annotation draw:style-name="gr10" draw:text-style-name="P12" svg:width="28.99mm" svg:height="25.71mm" svg:x="2183mm" svg:y="582.2mm" draw:caption-point-x="-6.1mm" draw:caption-point-y="219.3mm">
              <dc:creator>H.S.</dc:creator>
              <dc:date>2017-03-19T00:00:00</dc:date>
              <text:p text:style-name="P11"><text:span text:style-name="T15">(Birkmann, 1987: 147) „Die Belege des Prät. zeigen die zu erwartenden Formen“</text:span></text:p>
            </office:annotation>
            <text:p>gitorsta</text:p>
          </table:table-cell>
          <table:table-cell table:style-name="ce1333" office:value-type="string" calcext:value-type="string">
            <text:p>t</text:p>
          </table:table-cell>
          <table:table-cell table:style-name="ce336" office:value-type="string" calcext:value-type="string">
            <text:p>(Birkmann, 1987: 69)</text:p>
          </table:table-cell>
          <table:table-cell table:number-columns-repeated="2" table:style-name="ce1318" office:value-type="string" calcext:value-type="string">
            <text:p>ja</text:p>
          </table:table-cell>
          <table:table-cell table:style-name="ce1322" office:value-type="string" calcext:value-type="string">
            <office:annotation draw:style-name="gr34" draw:text-style-name="P3" svg:width="28.99mm" svg:height="264.09mm" svg:x="2333.59mm" svg:y="588.7mm" draw:caption-point-x="-6.1mm" draw:caption-point-y="212.8mm">
              <dc:date>2017-04-06T00:00:00</dc:date>
              <text:p text:style-name="P2"><text:span text:style-name="T26">Bei· </text:span><text:span text:style-name="T27">(gi)durran </text:span><text:span text:style-name="T26">ist das Prät. </text:span><text:span text:style-name="T27">(gi)dorsta </text:span><text:span text:style-name="T26">lautgesetzlich entstanden, wie die got.</text:span></text:p>
              <text:p text:style-name="P2"><text:span text:style-name="T26">Formen zeigen; aus </text:span><text:span text:style-name="T27">germ.*gadar&gt;s-/gadurz-</text:span><text:span text:style-name="T22"> </text:span><text:span text:style-name="T21">wurde im Got. der Pl. nach dem Sg. ausgeglichen</text:span></text:p>
              <text:p text:style-name="P2"><text:span text:style-name="T21">(got. </text:span><text:span text:style-name="T22">gadars - gadaurswn), </text:span><text:span text:style-name="T21">das Prät. </text:span><text:span text:style-name="T22">gadaursta </text:span><text:span text:style-name="T21">ist dann entweder lautgesetzlich</text:span></text:p>
              <text:p text:style-name="P2"><text:span text:style-name="T21">oder in Anlehnung an die Präs.-Formen entstanden. Im Westgerm, wurde dagegen</text:span></text:p>
              <text:p text:style-name="P2"><text:span text:style-name="T21">der Sg. an den Pl. angeglichen, was ahd</text:span><text:span text:style-name="T22">.gidar/gitarr </text:span><text:span text:style-name="T21">und as. </text:span><text:span text:style-name="T22">gidar </text:span><text:span text:style-name="T21">(einmal</text:span></text:p>
              <text:p text:style-name="P2"><text:span text:style-name="T21">auch in Hel C </text:span><text:span text:style-name="T22">gidarr) </text:span><text:span text:style-name="T21">ergab. Im Prät. steht im Ahd. und As. die </text:span><text:span text:style-name="T26">lautgesetzliche</text:span></text:p>
              <text:p text:style-name="P2"><text:span text:style-name="T26">Form </text:span><text:span text:style-name="T27">gidorsta,</text:span><text:span text:style-name="T22"> </text:span><text:span text:style-name="T21">die - und hier drehen wir die Argumentation um - vielleicht deshalb</text:span></text:p>
              <text:p text:style-name="P2"><text:span text:style-name="T21">erhalten bleibt, weil auch bei anderen Prät.präs. das Prät.-Allomorph -st- vorhanden</text:span></text:p>
              <text:p text:style-name="P2"><text:span text:style-name="T21">War. (Birkmann, 1987: 171)</text:span></text:p>
            </office:annotation>
            <text:p>dorsta</text:p>
          </table:table-cell>
          <table:table-cell table:style-name="ce1156" office:value-type="string" calcext:value-type="string">
            <text:p>t</text:p>
          </table:table-cell>
          <table:table-cell table:style-name="ce336" office:value-type="string" calcext:value-type="string">
            <text:p>(Birkmann, 1987: 69)</text:p>
          </table:table-cell>
          <table:table-cell table:number-columns-repeated="2" table:style-name="ce1318" office:value-type="string" calcext:value-type="string">
            <text:p>ja</text:p>
          </table:table-cell>
        </table:table-row>
        <table:table-row table:style-name="ro21">
          <table:covered-table-cell table:style-name="ce1070"/>
          <table:table-cell table:style-name="ce326" office:value-type="string" calcext:value-type="string">
            <text:p>Partizip Präteritum</text:p>
          </table:table-cell>
          <table:table-cell table:style-name="ce326"/>
          <table:covered-table-cell table:style-name="ce335"/>
          <table:table-cell table:style-name="ce1103" office:value-type="string" calcext:value-type="string">
            <text:p>- idg. *dʰrs-tó- &gt; 1. LV (*t bleibt nach *s)., Sprossvokal *u (eigenes Rekonstrukt)</text:p>
          </table:table-cell>
          <table:table-cell table:style-name="ce1125" office:value-type="string" calcext:value-type="string">
            <text:p>*dursta-</text:p>
          </table:table-cell>
          <table:table-cell table:style-name="ce1125" office:value-type="string" calcext:value-type="string">
            <text:p>*t</text:p>
          </table:table-cell>
          <table:table-cell table:style-name="ce1161" office:value-type="string" calcext:value-type="string">
            <text:p>eigenes Rekonstrukt</text:p>
          </table:table-cell>
          <table:table-cell table:style-name="ce1103" office:value-type="string" calcext:value-type="string">
            <text:p>- idg. *dʰrs-tó- &gt; 1. LV (*t bleibt nach *s)., Sprossvokal *u (eigenes Rekonstrukt)</text:p>
          </table:table-cell>
          <table:table-cell table:style-name="ce1125" office:value-type="string" calcext:value-type="string">
            <text:p>*dursta-</text:p>
          </table:table-cell>
          <table:table-cell table:style-name="ce1125" office:value-type="string" calcext:value-type="string">
            <text:p>*t</text:p>
          </table:table-cell>
          <table:table-cell table:style-name="ce1161" office:value-type="string" calcext:value-type="string">
            <text:p>eigenes Rekonstrukt</text:p>
          </table:table-cell>
          <table:table-cell table:style-name="ce1118"/>
          <table:table-cell table:style-name="ce1271"/>
          <table:table-cell table:style-name="ce1288"/>
          <table:table-cell table:style-name="ce1305"/>
          <table:table-cell table:style-name="ce1314"/>
          <table:table-cell table:style-name="ce1118" table:number-columns-repeated="2"/>
          <table:table-cell table:style-name="ce1291"/>
          <table:table-cell table:style-name="ce326"/>
          <table:table-cell table:style-name="ce335"/>
          <table:table-cell table:style-name="ce1118" table:number-columns-repeated="2"/>
          <table:table-cell table:style-name="ce1341"/>
          <table:table-cell table:style-name="ce326"/>
          <table:table-cell table:style-name="ce335"/>
          <table:table-cell table:style-name="ce1291"/>
          <table:table-cell table:style-name="ce326"/>
          <table:table-cell table:style-name="ce335"/>
          <table:table-cell table:style-name="ce1118" table:number-columns-repeated="2"/>
          <table:table-cell table:style-name="ce1358"/>
          <table:table-cell table:style-name="ce1367"/>
          <table:table-cell table:style-name="ce1370"/>
          <table:table-cell table:style-name="ce1118" table:number-columns-repeated="2"/>
          <table:table-cell table:style-name="ce1291"/>
          <table:table-cell table:style-name="ce326" table:number-columns-repeated="2"/>
          <table:table-cell table:style-name="ce1118" table:number-columns-repeated="2"/>
          <table:table-cell table:style-name="ce1388"/>
          <table:table-cell table:style-name="ce1394"/>
          <table:table-cell table:style-name="ce1402"/>
          <table:table-cell table:style-name="ce1118" table:number-columns-repeated="2"/>
          <table:table-cell table:style-name="ce1388"/>
          <table:table-cell table:style-name="ce1394"/>
          <table:table-cell table:style-name="ce1402"/>
          <table:table-cell table:style-name="ce1118" table:number-columns-repeated="2"/>
          <table:table-cell table:style-name="ce1291"/>
          <table:table-cell table:style-name="ce326"/>
          <table:table-cell table:style-name="ce335"/>
          <table:table-cell table:style-name="ce1118" table:number-columns-repeated="2"/>
          <table:table-cell table:style-name="ce1426" office:value-type="string" calcext:value-type="string">
            <office:annotation draw:style-name="gr35" draw:text-style-name="P3" svg:width="28.99mm" svg:height="71.45mm" svg:x="2183mm" svg:y="743.32mm" draw:caption-point-x="-6.1mm" draw:caption-point-y="66.66mm">
              <dc:date>2017-06-15T00:00:00</dc:date>
              <text:p text:style-name="P2"><text:span text:style-name="T7">Adjektiv (Seebold, 2008: 877) – Ableitung vom Substantiv gtiurst, das wiederum Verbalabstraktum mit Suffix &lt; idg. *-ti- (Lloyd, Lühr, 2009: 433) - also keine formalen Part.-Prät → also fliegen sie raus</text:span></text:p>
            </office:annotation>
            <text:p>giturstic, caturstic, kituristic</text:p>
          </table:table-cell>
          <table:table-cell table:style-name="ce1432" office:value-type="string" calcext:value-type="string">
            <text:p>st</text:p>
          </table:table-cell>
          <table:table-cell table:style-name="ce1433" office:value-type="string" calcext:value-type="string">
            <text:p>(Birkmann, 1987: 147)</text:p>
          </table:table-cell>
          <table:table-cell table:style-name="ce1434" table:number-columns-repeated="2"/>
          <table:table-cell table:style-name="ce1291"/>
          <table:table-cell table:style-name="ce326"/>
          <table:table-cell table:style-name="ce335"/>
          <table:table-cell table:style-name="ce1118" table:number-columns-repeated="2"/>
        </table:table-row>
        <table:table-row table:style-name="ro23">
          <table:table-cell table:style-name="ce315" office:value-type="float" office:value="7" calcext:value-type="float" table:number-columns-spanned="1" table:number-rows-spanned="11">
            <text:p>7</text:p>
          </table:table-cell>
          <table:table-cell office:value-type="string" calcext:value-type="string">
            <text:p>Infinitiv</text:p>
          </table:table-cell>
          <table:table-cell office:value-type="string" calcext:value-type="string">
            <text:p>'an etw. denken' (bzw. 'Iieben' ((Birkmann, 1987:82))</text:p>
          </table:table-cell>
          <table:table-cell table:style-name="ce336" office:value-type="string" calcext:value-type="string" table:number-columns-spanned="1" table:number-rows-spanned="11">
            <text:p>III. Klasse</text:p>
          </table:table-cell>
          <table:table-cell table:style-name="ce1104" office:value-type="string" calcext:value-type="string">
            <text:p>*h₃neh₂- ‘genießen’ (Rix, 2001: 302), (Kroonen, 2013: 560)</text:p>
          </table:table-cell>
          <table:table-cell table:style-name="ce1115" table:number-columns-repeated="3"/>
          <table:table-cell table:style-name="ce1176"/>
          <table:table-cell table:style-name="ce1192" office:value-type="string" calcext:value-type="string">
            <text:p>*unnaną</text:p>
          </table:table-cell>
          <table:table-cell table:style-name="ce1192"/>
          <table:table-cell table:style-name="ce1168" office:value-type="string" calcext:value-type="string">
            <text:p>(Ringe, 2006: 260)</text:p>
          </table:table-cell>
          <table:table-cell table:style-name="ce1217" office:value-type="string" calcext:value-type="string">
            <text:p>*ans- oder *h₃neh₂- oder *h₂ens- ‚zugeneigt sein‘-? (Birkmann, 1987:82-83)</text:p>
          </table:table-cell>
          <table:table-cell table:style-name="ce1270" office:value-type="string" calcext:value-type="string">
            <office:annotation draw:style-name="gr36" draw:text-style-name="P17" svg:width="28.84mm" svg:height="96.81mm" svg:x="646.34mm" svg:y="850.51mm" draw:caption-point-x="0mm" draw:caption-point-y="-27.37mm">
              <dc:date>2017-04-12T00:00:00</dc:date>
              <text:p text:style-name="P16"><text:span text:style-name="T23">*ans-/unz- mit auslautendem s-Laut wird wegen der ahd. und as. Prät-Formen mit st angenommen. Im Präsens Pl. Könnte unn- aus *unz- durch Assimilation entstanden sein, bewirkt Irregularität, wird beseitigt, indem der Präs. Sg. An den Präs. Pl angeglichen wird: *ans- &gt; ann. Im Prät. bleiben die Formen mit -s teilw. erhalten. (Birkmann, 1987:82)</text:span></text:p>
            </office:annotation>
            <text:p>*ans-/unz- (Birkmann, 1987:82)</text:p>
          </table:table-cell>
          <table:table-cell table:style-name="ce1126" office:value-type="string" calcext:value-type="string">
            <office:annotation draw:style-name="gr18" draw:text-style-name="P3" svg:width="28.99mm" svg:height="19.37mm" svg:x="698.22mm" svg:y="835.41mm" draw:caption-point-x="-6.1mm" draw:caption-point-y="-12.27mm">
              <dc:date>2017-04-07T00:00:00</dc:date>
              <text:p text:style-name="P2"><text:span text:style-name="T7">Erst mal aussetzen – ziemlich problematisch</text:span></text:p>
            </office:annotation>
            <text:p>*unnan</text:p>
          </table:table-cell>
          <table:table-cell table:style-name="ce1300"/>
          <table:table-cell table:style-name="ce1312" office:value-type="string" calcext:value-type="string">
            <text:p>(Birkmann, 1987:82)</text:p>
          </table:table-cell>
          <table:table-cell table:number-columns-repeated="2"/>
          <table:table-cell table:style-name="ce1126"/>
          <table:table-cell table:style-name="ce1328"/>
          <table:table-cell table:style-name="ce1312"/>
          <table:table-cell table:style-name="ce1115" table:number-columns-repeated="2"/>
          <table:table-cell table:style-name="ce1340"/>
          <table:table-cell table:style-name="ce1328"/>
          <table:table-cell table:style-name="ce1312"/>
          <table:table-cell table:style-name="ce1127" office:value-type="string" calcext:value-type="string">
            <text:p>unna</text:p>
          </table:table-cell>
          <table:table-cell table:style-name="ce1279"/>
          <table:table-cell table:style-name="ce336" office:value-type="string" calcext:value-type="string">
            <text:p>(Barnes, 2008: 153)</text:p>
          </table:table-cell>
          <table:table-cell table:style-name="ce1115" table:number-columns-repeated="2"/>
          <table:table-cell table:style-name="ce1355"/>
          <table:table-cell table:style-name="ce1365"/>
          <table:table-cell table:style-name="ce1369"/>
          <table:table-cell table:style-name="ce1115" table:number-columns-repeated="2"/>
          <table:table-cell office:value-type="string" calcext:value-type="string">
            <text:p>unna</text:p>
          </table:table-cell>
          <table:table-cell table:style-name="ce1279"/>
          <table:table-cell office:value-type="string" calcext:value-type="string">
            <text:p>(Birkmann, 1987: 227)</text:p>
          </table:table-cell>
          <table:table-cell table:style-name="ce1115" table:number-columns-repeated="2"/>
          <table:table-cell table:style-name="ce1381" office:value-type="string" calcext:value-type="string">
            <text:p>unna</text:p>
          </table:table-cell>
          <table:table-cell table:style-name="ce1391"/>
          <table:table-cell table:style-name="ce1401" office:value-type="string" calcext:value-type="string">
            <text:p>(Noreen, 1904: 468)</text:p>
          </table:table-cell>
          <table:table-cell table:style-name="ce1115" table:number-columns-repeated="2"/>
          <table:table-cell table:style-name="ce1381"/>
          <table:table-cell table:style-name="ce1391"/>
          <table:table-cell table:style-name="ce1401"/>
          <table:table-cell table:style-name="ce1115" table:number-columns-repeated="2"/>
          <table:table-cell table:style-name="ce1127" office:value-type="string" calcext:value-type="string">
            <text:p>unnan</text:p>
          </table:table-cell>
          <table:table-cell table:style-name="ce1279"/>
          <table:table-cell table:style-name="ce336" office:value-type="string" calcext:value-type="string">
            <text:p>(Campbell, 1997: 344)</text:p>
          </table:table-cell>
          <table:table-cell table:style-name="ce1115" table:number-columns-repeated="2"/>
          <table:table-cell table:style-name="ce1127" office:value-type="string" calcext:value-type="string">
            <text:p>unnan</text:p>
          </table:table-cell>
          <table:table-cell table:style-name="ce1279"/>
          <table:table-cell table:style-name="ce336" office:value-type="string" calcext:value-type="string">
            <text:p>(Birkmann, 1987: 142)</text:p>
          </table:table-cell>
          <table:table-cell table:style-name="ce1115" table:number-columns-repeated="2"/>
          <table:table-cell table:style-name="ce1127" office:value-type="string" calcext:value-type="string">
            <text:p>giunnnan</text:p>
          </table:table-cell>
          <table:table-cell table:style-name="ce1279"/>
          <table:table-cell table:style-name="ce336" office:value-type="string" calcext:value-type="string">
            <text:p>(Tiefenbach, 2010: 428)</text:p>
          </table:table-cell>
          <table:table-cell table:style-name="ce1115" table:number-columns-repeated="2"/>
        </table:table-row>
        <table:table-row table:style-name="ro18">
          <table:covered-table-cell table:style-name="ce1070"/>
          <table:table-cell office:value-type="string" calcext:value-type="string">
            <text:p>1.Sg.Ind.Präs. Akt.</text:p>
          </table:table-cell>
          <table:table-cell office:value-type="string" calcext:value-type="string">
            <text:p>'ich denke an'</text:p>
          </table:table-cell>
          <table:covered-table-cell table:style-name="ce335"/>
          <table:table-cell table:style-name="ce1094"/>
          <table:table-cell table:style-name="ce1115" table:number-columns-repeated="3"/>
          <table:table-cell table:style-name="ce1094" office:value-type="string" calcext:value-type="string">
            <text:p>*h₃neh₂- ‚jmdm. nützen‘(Ringe, 2006: 154)</text:p>
          </table:table-cell>
          <table:table-cell table:style-name="ce1127" office:value-type="string" calcext:value-type="string">
            <text:p>*ann</text:p>
          </table:table-cell>
          <table:table-cell table:style-name="ce1115"/>
          <table:table-cell table:style-name="ce1166"/>
          <table:table-cell table:style-name="ce1263" office:value-type="string" calcext:value-type="string">
            <text:p>*h₃neh₂- ‘genießen’ (Rix, 2001: 302), (Kroonen, 2013: 560)</text:p>
          </table:table-cell>
          <table:table-cell table:style-name="ce1270"/>
          <table:table-cell office:value-type="string" calcext:value-type="string">
            <text:p>*ann</text:p>
          </table:table-cell>
          <table:table-cell table:style-name="ce1279"/>
          <table:table-cell office:value-type="string" calcext:value-type="string">
            <text:p>(Ramat, 1981: 174)</text:p>
          </table:table-cell>
          <table:table-cell table:number-columns-repeated="2"/>
          <table:table-cell table:style-name="ce1317"/>
          <table:table-cell table:style-name="ce1279" table:number-columns-repeated="2"/>
          <table:table-cell table:style-name="ce1115" table:number-columns-repeated="2"/>
          <table:table-cell table:style-name="ce1339"/>
          <table:table-cell table:style-name="ce1162"/>
          <table:table-cell table:style-name="ce1344"/>
          <table:table-cell table:style-name="ce1127" office:value-type="string" calcext:value-type="string">
            <text:p>ann <text:span text:style-name="T136">3. Sg.</text:span></text:p>
          </table:table-cell>
          <table:table-cell table:style-name="ce1279"/>
          <table:table-cell table:style-name="ce336" office:value-type="string" calcext:value-type="string">
            <text:p>(Barnes, 2008: 153)</text:p>
          </table:table-cell>
          <table:table-cell table:style-name="ce1115" table:number-columns-repeated="2"/>
          <table:table-cell table:style-name="ce1355"/>
          <table:table-cell table:style-name="ce1365"/>
          <table:table-cell table:style-name="ce1369"/>
          <table:table-cell table:style-name="ce1115" table:number-columns-repeated="2"/>
          <table:table-cell table:style-name="ce1376" office:value-type="string" calcext:value-type="string">
            <text:p>ann</text:p>
          </table:table-cell>
          <table:table-cell table:style-name="ce1279"/>
          <table:table-cell table:style-name="ce336" office:value-type="string" calcext:value-type="string">
            <text:p>(Heusler, 1932: 97)</text:p>
          </table:table-cell>
          <table:table-cell table:style-name="ce1115" table:number-columns-repeated="2"/>
          <table:table-cell table:style-name="ce1381" office:value-type="string" calcext:value-type="string">
            <text:p>an</text:p>
          </table:table-cell>
          <table:table-cell table:style-name="ce1391"/>
          <table:table-cell table:style-name="ce1401" office:value-type="string" calcext:value-type="string">
            <text:p>(Noreen, 1904: 468)</text:p>
          </table:table-cell>
          <table:table-cell table:style-name="ce1115" table:number-columns-repeated="2"/>
          <table:table-cell table:style-name="ce1381"/>
          <table:table-cell table:style-name="ce1391"/>
          <table:table-cell table:style-name="ce1401"/>
          <table:table-cell table:style-name="ce1115" table:number-columns-repeated="2"/>
          <table:table-cell table:style-name="ce1127" office:value-type="string" calcext:value-type="string">
            <text:p>ann</text:p>
          </table:table-cell>
          <table:table-cell table:style-name="ce1279"/>
          <table:table-cell table:style-name="ce336" office:value-type="string" calcext:value-type="string">
            <text:p>(Campbell, 1997: 344)</text:p>
          </table:table-cell>
          <table:table-cell table:style-name="ce1115" table:number-columns-repeated="2"/>
          <table:table-cell table:style-name="ce1317" office:value-type="string" calcext:value-type="string">
            <text:p><text:span text:style-name="T174">irban</text:span> zu <text:span text:style-name="T174">irbunnan</text:span> 'missgönnen'</text:p>
          </table:table-cell>
          <table:table-cell table:style-name="ce1279"/>
          <table:table-cell table:style-name="ce336" office:value-type="string" calcext:value-type="string">
            <text:p>(Birkmann, 1987: 142)</text:p>
          </table:table-cell>
          <table:table-cell table:style-name="ce1115" table:number-columns-repeated="2"/>
          <table:table-cell table:style-name="ce1317"/>
          <table:table-cell table:style-name="ce1279"/>
          <table:table-cell table:style-name="ce336"/>
          <table:table-cell table:style-name="ce1115" table:number-columns-repeated="2"/>
        </table:table-row>
        <table:table-row table:style-name="ro12">
          <table:covered-table-cell table:style-name="ce1070"/>
          <table:table-cell office:value-type="string" calcext:value-type="string">
            <text:p>1.Pl.Ind.Präs. Akt.</text:p>
          </table:table-cell>
          <table:table-cell office:value-type="string" calcext:value-type="string">
            <text:p>'wir denken an'</text:p>
          </table:table-cell>
          <table:covered-table-cell table:style-name="ce335"/>
          <table:table-cell table:style-name="ce1094"/>
          <table:table-cell table:style-name="ce1115" table:number-columns-repeated="3"/>
          <table:table-cell table:style-name="ce1094"/>
          <table:table-cell table:style-name="ce1115" table:number-columns-repeated="2"/>
          <table:table-cell table:style-name="ce1166"/>
          <table:table-cell table:style-name="ce1115"/>
          <table:table-cell table:style-name="ce1270"/>
          <table:table-cell office:value-type="string" calcext:value-type="string">
            <text:p>*unnum</text:p>
          </table:table-cell>
          <table:table-cell table:style-name="ce1279"/>
          <table:table-cell office:value-type="string" calcext:value-type="string">
            <text:p>(Ramat, 1981: 174)</text:p>
          </table:table-cell>
          <table:table-cell table:number-columns-repeated="2"/>
          <table:table-cell table:style-name="ce1317"/>
          <table:table-cell table:style-name="ce1279" table:number-columns-repeated="2"/>
          <table:table-cell table:style-name="ce1115" table:number-columns-repeated="2"/>
          <table:table-cell table:style-name="ce1339"/>
          <table:table-cell table:style-name="ce1162"/>
          <table:table-cell table:style-name="ce1344"/>
          <table:table-cell table:style-name="ce1127" office:value-type="string" calcext:value-type="string">
            <text:p>unnu</text:p>
          </table:table-cell>
          <table:table-cell table:style-name="ce1279"/>
          <table:table-cell table:style-name="ce336" office:value-type="string" calcext:value-type="string">
            <text:p>(Barnes, 2008: 153)</text:p>
          </table:table-cell>
          <table:table-cell table:style-name="ce1115" table:number-columns-repeated="2"/>
          <table:table-cell table:style-name="ce1355"/>
          <table:table-cell table:style-name="ce1365"/>
          <table:table-cell table:style-name="ce1369"/>
          <table:table-cell table:style-name="ce1115" table:number-columns-repeated="2"/>
          <table:table-cell table:style-name="ce1376" office:value-type="string" calcext:value-type="string">
            <text:p>unnom</text:p>
          </table:table-cell>
          <table:table-cell table:style-name="ce1279"/>
          <table:table-cell table:style-name="ce336"/>
          <table:table-cell table:style-name="ce1115" table:number-columns-repeated="2"/>
          <table:table-cell table:style-name="ce1381"/>
          <table:table-cell table:style-name="ce1391"/>
          <table:table-cell table:style-name="ce1401"/>
          <table:table-cell table:style-name="ce1115" table:number-columns-repeated="2"/>
          <table:table-cell table:style-name="ce1381"/>
          <table:table-cell table:style-name="ce1391"/>
          <table:table-cell table:style-name="ce1401"/>
          <table:table-cell table:style-name="ce1115" table:number-columns-repeated="2"/>
          <table:table-cell table:style-name="ce1127" office:value-type="string" calcext:value-type="string">
            <text:p>unnon</text:p>
          </table:table-cell>
          <table:table-cell table:style-name="ce1279"/>
          <table:table-cell table:style-name="ce336" office:value-type="string" calcext:value-type="string">
            <text:p>(Campbell, 1997: 344)</text:p>
          </table:table-cell>
          <table:table-cell table:style-name="ce1115" table:number-columns-repeated="2"/>
          <table:table-cell table:style-name="ce1127"/>
          <table:table-cell table:style-name="ce1279"/>
          <table:table-cell table:style-name="ce336"/>
          <table:table-cell table:style-name="ce1115" table:number-columns-repeated="2"/>
          <table:table-cell table:style-name="ce1127"/>
          <table:table-cell table:style-name="ce1279"/>
          <table:table-cell table:style-name="ce336"/>
          <table:table-cell table:style-name="ce1115" table:number-columns-repeated="2"/>
        </table:table-row>
        <table:table-row table:style-name="ro28">
          <table:covered-table-cell table:style-name="ce1070"/>
          <table:table-cell table:style-name="ce322" office:value-type="string" calcext:value-type="string" table:number-columns-spanned="1" table:number-rows-spanned="5">
            <text:p>1./3. Sg.Ind.Prät. Akt.</text:p>
          </table:table-cell>
          <table:table-cell table:style-name="ce322" office:value-type="string" calcext:value-type="string" table:number-columns-spanned="1" table:number-rows-spanned="5">
            <text:p>'ich dachte an'</text:p>
          </table:table-cell>
          <table:covered-table-cell table:style-name="ce335"/>
          <table:table-cell table:style-name="ce1101"/>
          <table:table-cell table:style-name="ce1131" office:value-type="string" calcext:value-type="string">
            <text:p>*un-þ-ōⁿ &gt; *unþōⁿ <text:s text:c="2"/></text:p>
          </table:table-cell>
          <table:table-cell table:style-name="ce1149" office:value-type="string" calcext:value-type="string">
            <text:p>*þ</text:p>
          </table:table-cell>
          <table:table-cell table:style-name="ce1165" office:value-type="string" calcext:value-type="string">
            <text:p>(Ramat, 1981: 174)</text:p>
          </table:table-cell>
          <table:table-cell table:style-name="ce1101"/>
          <table:table-cell table:style-name="ce1195" office:value-type="string" calcext:value-type="string">
            <office:annotation draw:style-name="gr37" draw:text-style-name="P14" svg:width="28.99mm" svg:height="23.16mm" svg:x="394.95mm" svg:y="864.89mm" draw:caption-point-x="-6.1mm" draw:caption-point-y="-15.99mm">
              <dc:date>2017-04-28T00:00:00</dc:date>
              <text:p text:style-name="P13"><text:span text:style-name="T18">=&gt; bis auf das þ-Problem <text:s/>treten keine Schwierigkeiten auf</text:span></text:p>
            </office:annotation>
            <text:p><text:span text:style-name="T88">*unþ[a- ded]ē &gt;</text:span> *unþē</text:p>
          </table:table-cell>
          <table:table-cell table:style-name="ce1149" office:value-type="string" calcext:value-type="string">
            <text:p>*þ</text:p>
          </table:table-cell>
          <table:table-cell table:style-name="ce1166" office:value-type="string" calcext:value-type="string">
            <text:p>(Ringe, 2006: 260)</text:p>
          </table:table-cell>
          <table:table-cell table:style-name="ce1115"/>
          <table:table-cell table:style-name="ce1273"/>
          <table:table-cell table:style-name="ce1285" office:value-type="string" calcext:value-type="string">
            <text:p>*unþōⁿ</text:p>
          </table:table-cell>
          <table:table-cell table:style-name="ce1304" office:value-type="string" calcext:value-type="string">
            <text:p>*þ</text:p>
          </table:table-cell>
          <table:table-cell office:value-type="string" calcext:value-type="string">
            <text:p>(Ramat, 1981: 174)</text:p>
          </table:table-cell>
          <table:table-cell table:number-columns-repeated="2" table:style-name="ce1318" office:value-type="string" calcext:value-type="string">
            <text:p>ja</text:p>
          </table:table-cell>
          <table:table-cell table:style-name="ce1317"/>
          <table:table-cell table:style-name="ce1279" table:number-columns-repeated="2"/>
          <table:table-cell table:style-name="ce1115" table:number-columns-repeated="2"/>
          <table:table-cell table:style-name="ce1339"/>
          <table:table-cell table:style-name="ce1162"/>
          <table:table-cell table:style-name="ce1344"/>
          <table:table-cell table:style-name="ce1127"/>
          <table:table-cell table:style-name="ce1279"/>
          <table:table-cell table:style-name="ce336"/>
          <table:table-cell table:style-name="ce1115" table:number-columns-repeated="2"/>
          <table:table-cell table:style-name="ce1355"/>
          <table:table-cell table:style-name="ce1365"/>
          <table:table-cell table:style-name="ce1369"/>
          <table:table-cell table:style-name="ce1115" table:number-columns-repeated="2"/>
          <table:table-cell table:style-name="ce1317"/>
          <table:table-cell table:style-name="ce1279"/>
          <table:table-cell table:style-name="ce336"/>
          <table:table-cell table:style-name="ce1115" table:number-columns-repeated="2"/>
          <table:table-cell table:style-name="ce1383" office:value-type="string" calcext:value-type="string">
            <text:p>unti</text:p>
          </table:table-cell>
          <table:table-cell table:style-name="ce1393" office:value-type="string" calcext:value-type="string">
            <text:p>t</text:p>
          </table:table-cell>
          <table:table-cell table:style-name="ce1401" office:value-type="string" calcext:value-type="string">
            <text:p>(Birkmann, 1987: 82)</text:p>
          </table:table-cell>
          <table:table-cell table:style-name="ce1115"/>
          <table:table-cell table:style-name="ce1408" office:value-type="string" calcext:value-type="string">
            <text:p>restituiertes Dentalsuffix (Birkmann, 1987: 302)</text:p>
          </table:table-cell>
          <table:table-cell table:style-name="ce1410" office:value-type="string" calcext:value-type="string">
            <text:p>unte</text:p>
          </table:table-cell>
          <table:table-cell table:style-name="ce1413" office:value-type="string" calcext:value-type="string">
            <text:p>t</text:p>
          </table:table-cell>
          <table:table-cell table:style-name="ce1401" office:value-type="string" calcext:value-type="string">
            <text:p>(Birkmann, 1987: 82)</text:p>
          </table:table-cell>
          <table:table-cell table:style-name="ce1115"/>
          <table:table-cell table:style-name="ce1408" office:value-type="string" calcext:value-type="string">
            <text:p>restituiertes Dentalsuffix (Birkmann, 1987: 302)</text:p>
          </table:table-cell>
          <table:table-cell table:style-name="ce1127"/>
          <table:table-cell table:style-name="ce1279"/>
          <table:table-cell table:style-name="ce336"/>
          <table:table-cell table:style-name="ce1115" table:number-columns-repeated="2"/>
          <table:table-cell table:style-name="ce1127"/>
          <table:table-cell table:style-name="ce1279"/>
          <table:table-cell table:style-name="ce336"/>
          <table:table-cell table:style-name="ce1115" table:number-columns-repeated="2"/>
          <table:table-cell table:style-name="ce1127"/>
          <table:table-cell table:style-name="ce1279"/>
          <table:table-cell table:style-name="ce336"/>
          <table:table-cell table:style-name="ce1115" table:number-columns-repeated="2"/>
        </table:table-row>
        <table:table-row table:style-name="ro18">
          <table:covered-table-cell table:style-name="ce1070"/>
          <table:covered-table-cell table:number-columns-repeated="2" table:style-name="ce323"/>
          <table:covered-table-cell table:style-name="ce335"/>
          <table:table-cell table:style-name="ce1094"/>
          <table:table-cell table:style-name="ce1115" table:number-columns-repeated="3"/>
          <table:table-cell table:style-name="ce1094"/>
          <table:table-cell table:style-name="ce1115" table:number-columns-repeated="2"/>
          <table:table-cell table:style-name="ce1166"/>
          <table:table-cell table:style-name="ce1115"/>
          <table:table-cell table:style-name="ce1270"/>
          <table:table-cell table:style-name="ce1281"/>
          <table:table-cell table:style-name="ce1303"/>
          <table:table-cell table:style-name="ce1281"/>
          <table:table-cell table:style-name="ce1188" table:number-columns-repeated="2"/>
          <table:table-cell table:style-name="ce1285"/>
          <table:table-cell table:style-name="ce1279" table:number-columns-repeated="2"/>
          <table:table-cell table:style-name="ce1188" table:number-columns-repeated="2"/>
          <table:table-cell table:style-name="ce1339"/>
          <table:table-cell table:style-name="ce1162"/>
          <table:table-cell table:style-name="ce1344"/>
          <table:table-cell table:style-name="ce1127"/>
          <table:table-cell table:style-name="ce1279"/>
          <table:table-cell table:style-name="ce336"/>
          <table:table-cell table:style-name="ce1188" table:number-columns-repeated="2"/>
          <table:table-cell table:style-name="ce1359" table:number-columns-repeated="3"/>
          <table:table-cell table:style-name="ce1188" table:number-columns-repeated="3"/>
          <table:table-cell table:style-name="ce1281" table:number-columns-repeated="2"/>
          <table:table-cell table:style-name="ce1188" table:number-columns-repeated="2"/>
          <table:table-cell table:style-name="ce1386"/>
          <table:table-cell table:style-name="ce1397" table:number-columns-repeated="2"/>
          <table:table-cell table:style-name="ce1188" table:number-columns-repeated="2"/>
          <table:table-cell table:style-name="ce1386"/>
          <table:table-cell table:style-name="ce1397" table:number-columns-repeated="2"/>
          <table:table-cell table:style-name="ce1188" table:number-columns-repeated="2"/>
          <table:table-cell table:style-name="ce1418" office:value-type="string" calcext:value-type="string">
            <text:p><text:span text:style-name="T165">ū</text:span><text:span text:style-name="T166">þe</text:span></text:p>
          </table:table-cell>
          <table:table-cell table:style-name="ce1330" office:value-type="string" calcext:value-type="string">
            <text:p>þ</text:p>
          </table:table-cell>
          <table:table-cell table:style-name="ce336" office:value-type="string" calcext:value-type="string">
            <text:p>(Campbell, 1997: 344)</text:p>
          </table:table-cell>
          <table:table-cell table:number-columns-repeated="2" table:style-name="ce1175" office:value-type="string" calcext:value-type="string">
            <text:p>ja </text:p>
          </table:table-cell>
          <table:table-cell table:style-name="ce1285"/>
          <table:table-cell table:style-name="ce1279"/>
          <table:table-cell table:style-name="ce336"/>
          <table:table-cell table:style-name="ce1188" table:number-columns-repeated="2"/>
          <table:table-cell table:style-name="ce1285"/>
          <table:table-cell table:style-name="ce1279"/>
          <table:table-cell table:style-name="ce336"/>
          <table:table-cell table:style-name="ce1188" table:number-columns-repeated="2"/>
        </table:table-row>
        <table:table-row table:style-name="ro29">
          <table:covered-table-cell table:style-name="ce1070"/>
          <table:covered-table-cell table:number-columns-repeated="2" table:style-name="ce323"/>
          <table:covered-table-cell table:style-name="ce335"/>
          <table:table-cell table:style-name="ce1094"/>
          <table:table-cell table:style-name="ce1115" table:number-columns-repeated="3"/>
          <table:table-cell table:style-name="ce1094"/>
          <table:table-cell table:style-name="ce1115" table:number-columns-repeated="2"/>
          <table:table-cell table:style-name="ce1166"/>
          <table:table-cell table:style-name="ce1115"/>
          <table:table-cell table:style-name="ce1270"/>
          <table:table-cell table:style-name="ce1285"/>
          <table:table-cell table:style-name="ce1304"/>
          <table:table-cell table:style-name="ce1279"/>
          <table:table-cell table:style-name="ce1317" table:number-columns-repeated="2"/>
          <table:table-cell table:style-name="ce1285"/>
          <table:table-cell table:style-name="ce1279" table:number-columns-repeated="2"/>
          <table:table-cell table:style-name="ce1317" table:number-columns-repeated="2"/>
          <table:table-cell table:style-name="ce1339"/>
          <table:table-cell table:style-name="ce1162"/>
          <table:table-cell table:style-name="ce1344"/>
          <table:table-cell table:style-name="ce1127"/>
          <table:table-cell table:style-name="ce1279"/>
          <table:table-cell table:style-name="ce336"/>
          <table:table-cell table:style-name="ce1317" table:number-columns-repeated="2"/>
          <table:table-cell table:style-name="ce1359" table:number-columns-repeated="3"/>
          <table:table-cell table:style-name="ce1317" table:number-columns-repeated="2"/>
          <table:table-cell table:style-name="ce1188"/>
          <table:table-cell table:style-name="ce1281" table:number-columns-repeated="2"/>
          <table:table-cell table:style-name="ce1317" table:number-columns-repeated="2"/>
          <table:table-cell table:style-name="ce1383"/>
          <table:table-cell table:style-name="ce1393"/>
          <table:table-cell table:style-name="ce1401"/>
          <table:table-cell table:style-name="ce1317" table:number-columns-repeated="2"/>
          <table:table-cell table:style-name="ce1411"/>
          <table:table-cell table:style-name="ce1413"/>
          <table:table-cell table:style-name="ce1401"/>
          <table:table-cell table:style-name="ce1317" table:number-columns-repeated="2"/>
          <table:table-cell table:style-name="ce1418" office:value-type="string" calcext:value-type="string">
            <text:p><text:span text:style-name="T165">ūð</text:span><text:span text:style-name="T166">e</text:span></text:p>
          </table:table-cell>
          <table:table-cell table:style-name="ce1330" office:value-type="string" calcext:value-type="string">
            <text:p>ð</text:p>
          </table:table-cell>
          <table:table-cell table:style-name="ce336" office:value-type="string" calcext:value-type="string">
            <text:p>(Birkmann, 1987: 82)</text:p>
          </table:table-cell>
          <table:table-cell table:style-name="ce1175" office:value-type="string" calcext:value-type="string">
            <text:p><text:span text:style-name="T71">ja (</text:span><text:span text:style-name="T173">ae. stl.  Obstruent wird zwischen zwei Sonoranten sth. (Voyles, 1992: 151))</text:span></text:p>
          </table:table-cell>
          <table:table-cell table:style-name="ce1175" office:value-type="string" calcext:value-type="string">
            <text:p><text:span text:style-name="T71">ja (</text:span><text:span text:style-name="T173">ae. stl.  Obstruent wird zwischen zwei Sonoranten sth. (Voyles, 1992: 151))</text:span></text:p>
          </table:table-cell>
          <table:table-cell table:style-name="ce1188"/>
          <table:table-cell table:style-name="ce1281" table:number-columns-repeated="2"/>
          <table:table-cell table:style-name="ce1317" table:number-columns-repeated="2"/>
          <table:table-cell table:style-name="ce1285"/>
          <table:table-cell table:style-name="ce1279"/>
          <table:table-cell table:style-name="ce336"/>
          <table:table-cell table:style-name="ce1317" table:number-columns-repeated="2"/>
        </table:table-row>
        <table:table-row table:style-name="ro30">
          <table:covered-table-cell table:style-name="ce1070"/>
          <table:covered-table-cell table:number-columns-repeated="2" table:style-name="ce323"/>
          <table:covered-table-cell table:style-name="ce335"/>
          <table:table-cell table:style-name="ce1094"/>
          <table:table-cell table:style-name="ce1115" table:number-columns-repeated="3"/>
          <table:table-cell table:style-name="ce1094"/>
          <table:table-cell table:style-name="ce1115" table:number-columns-repeated="2"/>
          <table:table-cell table:style-name="ce1166"/>
          <table:table-cell table:style-name="ce1115"/>
          <table:table-cell table:style-name="ce1270"/>
          <table:table-cell table:style-name="ce1285"/>
          <table:table-cell table:style-name="ce1304"/>
          <table:table-cell table:style-name="ce1279"/>
          <table:table-cell table:style-name="ce1317" table:number-columns-repeated="2"/>
          <table:table-cell table:style-name="ce1285"/>
          <table:table-cell table:style-name="ce1279" table:number-columns-repeated="2"/>
          <table:table-cell table:style-name="ce1317" table:number-columns-repeated="2"/>
          <table:table-cell table:style-name="ce1339"/>
          <table:table-cell table:style-name="ce1162"/>
          <table:table-cell table:style-name="ce1344"/>
          <table:table-cell table:style-name="ce1285" office:value-type="string" calcext:value-type="string">
            <text:p>unni <text:span text:style-name="T136">3. Sg.</text:span></text:p>
          </table:table-cell>
          <table:table-cell table:style-name="ce1329" office:value-type="string" calcext:value-type="string">
            <text:p>n</text:p>
          </table:table-cell>
          <table:table-cell table:style-name="ce336" office:value-type="string" calcext:value-type="string">
            <text:p>(Barnes, 2008: 153)</text:p>
          </table:table-cell>
          <table:table-cell table:number-columns-repeated="2" table:style-name="ce1349" office:value-type="string" calcext:value-type="string">
            <text:p>ja (Noreen, 1970: 199) aus *unþa assimiliert</text:p>
          </table:table-cell>
          <table:table-cell table:style-name="ce1357" office:value-type="string" calcext:value-type="string">
            <text:p>unna</text:p>
          </table:table-cell>
          <table:table-cell table:style-name="ce1366" office:value-type="string" calcext:value-type="string">
            <text:p>n</text:p>
          </table:table-cell>
          <table:table-cell table:style-name="ce1369" office:value-type="string" calcext:value-type="string">
            <text:p>(Birkmann, 1987: 82)</text:p>
          </table:table-cell>
          <table:table-cell table:number-columns-repeated="2" table:style-name="ce1349" office:value-type="string" calcext:value-type="string">
            <text:p>ja (Noreen, 1970: 199) aus *unþa assimiliert</text:p>
          </table:table-cell>
          <table:table-cell table:style-name="ce1285" office:value-type="string" calcext:value-type="string">
            <text:p>unna &lt;<text:span text:style-name="T90"> </text:span><text:span text:style-name="T147">*unþa</text:span><text:span text:style-name="T148"> (Birkmann, 1987: 235)</text:span></text:p>
          </table:table-cell>
          <table:table-cell table:style-name="ce1329" office:value-type="string" calcext:value-type="string">
            <text:p>n</text:p>
          </table:table-cell>
          <table:table-cell table:style-name="ce336" office:value-type="string" calcext:value-type="string">
            <text:p>(Birkmann, 1987: 82)</text:p>
          </table:table-cell>
          <table:table-cell table:number-columns-repeated="2" table:style-name="ce1349" office:value-type="string" calcext:value-type="string">
            <text:p>ja (Noreen, 1970: 199) aus *unþa assimiliert</text:p>
          </table:table-cell>
          <table:table-cell table:style-name="ce1383" office:value-type="string" calcext:value-type="string">
            <office:annotation draw:style-name="gr10" draw:text-style-name="P8" svg:width="28.99mm" svg:height="25.71mm" svg:x="1689.73mm" svg:y="665.54mm" draw:caption-point-x="-6.1mm" draw:caption-point-y="223.5mm">
              <dc:creator>H.S.</dc:creator>
              <dc:date>2017-03-30T00:00:00</dc:date>
              <text:p text:style-name="P7"><text:span text:style-name="T15">(Noreen, 1904: 468) urspr. Prät. ist unna, runenschwedisch belegt durch </text:span><text:span text:style-name="T25">uni</text:span></text:p>
            </office:annotation>
            <text:p>unna</text:p>
          </table:table-cell>
          <table:table-cell table:style-name="ce1393" office:value-type="string" calcext:value-type="string">
            <text:p>n</text:p>
          </table:table-cell>
          <table:table-cell table:style-name="ce1401" office:value-type="string" calcext:value-type="string">
            <text:p>(Noreen, 1904: 468)</text:p>
          </table:table-cell>
          <table:table-cell table:style-name="ce1317"/>
          <table:table-cell table:style-name="ce1349" office:value-type="string" calcext:value-type="string">
            <text:p>ja (Noreen, 1970: 199) aus *unþa assimiliert</text:p>
          </table:table-cell>
          <table:table-cell table:style-name="ce1383" office:value-type="string" calcext:value-type="string">
            <text:p>unne</text:p>
          </table:table-cell>
          <table:table-cell table:style-name="ce1393" office:value-type="string" calcext:value-type="string">
            <text:p>n</text:p>
          </table:table-cell>
          <table:table-cell table:style-name="ce1401" office:value-type="string" calcext:value-type="string">
            <text:p>(Birkmann, 1987: 82)</text:p>
          </table:table-cell>
          <table:table-cell table:style-name="ce1317"/>
          <table:table-cell table:style-name="ce1349" office:value-type="string" calcext:value-type="string">
            <text:p>ja (Noreen, 1970: 199) aus *unþa assimiliert</text:p>
          </table:table-cell>
          <table:table-cell table:style-name="ce1285"/>
          <table:table-cell table:style-name="ce1330"/>
          <table:table-cell table:style-name="ce336"/>
          <table:table-cell table:style-name="ce1317" table:number-columns-repeated="2"/>
          <table:table-cell table:style-name="ce1285" office:value-type="string" calcext:value-type="string">
            <office:annotation draw:style-name="gr38" draw:text-style-name="P6" svg:width="28.84mm" svg:height="13.86mm" svg:x="2094.44mm" svg:y="654.57mm" draw:caption-point-x="82.46mm" draw:caption-point-y="234.47mm">
              <dc:creator>H.S.</dc:creator>
              <dc:date>2017-03-16T00:00:00</dc:date>
              <text:p text:style-name="P4"><text:span text:style-name="T6">3.Sg.Prät.Ind! = 1.Sg. (Birkmann, 1987: 142)</text:span></text:p>
            </office:annotation>
            <text:p>onda</text:p>
          </table:table-cell>
          <table:table-cell table:style-name="ce1329" office:value-type="string" calcext:value-type="string">
            <text:p>d</text:p>
          </table:table-cell>
          <table:table-cell table:style-name="ce336" office:value-type="string" calcext:value-type="string">
            <text:p>(Birkmann, 1987: 82)</text:p>
          </table:table-cell>
          <table:table-cell table:style-name="ce1406" office:value-type="string" calcext:value-type="string">
            <text:p>ja (ahd. þ &gt; d, vgl. Voyles, 1992: 217) <text:span text:style-name="T180">– </text:span><text:span text:style-name="T181">unverständlich ist das o, muss sekundär sein (Analogie nach einem Verb ohne Nasal?)</text:span><text:span text:style-name="T178"> </text:span><text:span text:style-name="T179"> Stammvokal</text:span></text:p>
          </table:table-cell>
          <table:table-cell table:style-name="ce1406" office:value-type="string" calcext:value-type="string">
            <text:p>ja (ahd. þ &gt; d, vgl. Voyles, 1992: 217) <text:span text:style-name="T180">– </text:span><text:span text:style-name="T181">unverständlich ist das o, muss sekundär sein (Analogie nach einem Verb ohne Nasal?)</text:span><text:span text:style-name="T178"> </text:span><text:span text:style-name="T179"> Stammvokal</text:span></text:p>
          </table:table-cell>
          <table:table-cell table:style-name="ce1285"/>
          <table:table-cell table:style-name="ce1279"/>
          <table:table-cell table:style-name="ce336"/>
          <table:table-cell table:style-name="ce1317" table:number-columns-repeated="2"/>
        </table:table-row>
        <table:table-row table:style-name="ro31">
          <table:covered-table-cell table:style-name="ce1070"/>
          <table:covered-table-cell table:number-columns-repeated="2" table:style-name="ce323"/>
          <table:covered-table-cell table:style-name="ce335"/>
          <table:table-cell table:style-name="ce1094"/>
          <table:table-cell table:style-name="ce1115" table:number-columns-repeated="3"/>
          <table:table-cell table:style-name="ce1094"/>
          <table:table-cell table:style-name="ce1192" table:number-columns-repeated="2"/>
          <table:table-cell table:style-name="ce1168"/>
          <table:table-cell table:style-name="ce1115"/>
          <table:table-cell table:style-name="ce1270"/>
          <table:table-cell table:style-name="ce1285"/>
          <table:table-cell table:style-name="ce1304"/>
          <table:table-cell table:style-name="ce1279"/>
          <table:table-cell table:style-name="ce1317" table:number-columns-repeated="2"/>
          <table:table-cell table:style-name="ce1285"/>
          <table:table-cell table:style-name="ce1279" table:number-columns-repeated="2"/>
          <table:table-cell table:style-name="ce1317" table:number-columns-repeated="2"/>
          <table:table-cell table:style-name="ce1339"/>
          <table:table-cell table:style-name="ce1162"/>
          <table:table-cell table:style-name="ce1344"/>
          <table:table-cell table:style-name="ce1127"/>
          <table:table-cell table:style-name="ce1279"/>
          <table:table-cell table:style-name="ce336"/>
          <table:table-cell table:style-name="ce1317" table:number-columns-repeated="2"/>
          <table:table-cell table:style-name="ce1359" table:number-columns-repeated="3"/>
          <table:table-cell table:style-name="ce1317" table:number-columns-repeated="2"/>
          <table:table-cell table:style-name="ce1188"/>
          <table:table-cell table:style-name="ce1281" table:number-columns-repeated="2"/>
          <table:table-cell table:style-name="ce1317" table:number-columns-repeated="2"/>
          <table:table-cell table:style-name="ce1383"/>
          <table:table-cell table:style-name="ce1393"/>
          <table:table-cell table:style-name="ce1401"/>
          <table:table-cell table:style-name="ce1317" table:number-columns-repeated="2"/>
          <table:table-cell table:style-name="ce1386"/>
          <table:table-cell table:style-name="ce1397" table:number-columns-repeated="2"/>
          <table:table-cell table:style-name="ce1317" table:number-columns-repeated="2"/>
          <table:table-cell table:style-name="ce1285"/>
          <table:table-cell table:style-name="ce1330"/>
          <table:table-cell table:style-name="ce336"/>
          <table:table-cell table:style-name="ce1317" table:number-columns-repeated="2"/>
          <table:table-cell table:style-name="ce1285" office:value-type="string" calcext:value-type="string">
            <office:annotation draw:style-name="gr39" draw:text-style-name="P12" svg:width="28.99mm" svg:height="262.71mm" svg:x="2183mm" svg:y="688.8mm" draw:caption-point-x="-6.1mm" draw:caption-point-y="249.75mm">
              <dc:date>2017-06-17T00:00:00</dc:date>
              <text:p text:style-name="P11"><text:span text:style-name="T15">(Birkmann, 1987: 143) Erklärungsversuche für die Formen mit st <text:s/>- daneben noch 3.Sg. Prät. Konj. gionsti:</text:span></text:p>
              <text:p text:style-name="P11"><text:span text:style-name="T15">-- Braune/Mitzka, 1667: 301 – Übertragung aus dem Prät. gidursta von gidurran 'wagen', Einfluss der 2. Sg. Präs. Ind. *gidarst, *kanst, *gianst, etc. - Probleme dabei: -st wird hier eindeutig als Endung für Person/Numerus interpretiert und auf andere Verben übertragen, bei gionsta gehört das -s- aber zum Stamm/zum Prät.-Allomorph -st-, außerdem hat giturran eine so niedrige Frequenz, dass seine Prät-Formen als Vorbild unwahrscheinlich sind</text:span></text:p>
              <text:p text:style-name="P11"><text:span text:style-name="T15">--aber keine überzeugende Erklärung des s-Einschubs bekannt</text:span></text:p>
              <text:p text:style-name="P11"><text:span text:style-name="T15">--auch keine rein phonetischen Gründe</text:span></text:p>
              <text:p text:style-name="P11"><text:span text:style-name="T15">– </text:span><text:span text:style-name="T15">Tendenzen zu dreifacher Konsonanz im Prät. in der 3. und 4. Ablautreihe?: konsta, onsta, gitorsta, dorfta, as. farmonsta/farmunsta – dagegen spricht aber: skulan – skolta – nie Konsonanten einschub – vgl. 5.3.4., Besprechung der as. Formen</text:span></text:p>
            </office:annotation>
            <text:p>onsta</text:p>
          </table:table-cell>
          <table:table-cell table:style-name="ce1329" office:value-type="string" calcext:value-type="string">
            <text:p>st</text:p>
          </table:table-cell>
          <table:table-cell table:style-name="ce336" office:value-type="string" calcext:value-type="string">
            <text:p>(Birkmann, 1987: 82)</text:p>
          </table:table-cell>
          <table:table-cell table:style-name="ce1351" office:value-type="string" calcext:value-type="string">
            <text:p><text:span text:style-name="T50">(s müsste nachträglisch eingeschoben sein, dagegen argumentiert </text:span><text:span text:style-name="T182">(Birkmann, 1987: 143)) </text:span><text:span text:style-name="T183"> – </text:span><text:span text:style-name="T181">unverständlich ist das o, muss sekundär sein (Analogie nach einem Verb ohne Nasal?)</text:span><text:span text:style-name="T178"> </text:span><text:span text:style-name="T179">Stammauslaut, Stammvokal</text:span></text:p>
          </table:table-cell>
          <table:table-cell table:style-name="ce1351" office:value-type="string" calcext:value-type="string">
            <text:p><text:span text:style-name="T50">(s müsste nachträglisch eingeschoben sein, dagegen argumentiert </text:span><text:span text:style-name="T182">(Birkmann, 1987: 143)) </text:span><text:span text:style-name="T183"> – </text:span><text:span text:style-name="T181">unverständlich ist das o, muss sekundär sein (Analogie nach einem Verb ohne Nasal?)</text:span><text:span text:style-name="T178"> </text:span><text:span text:style-name="T179">Stammauslaut, Stammvokal</text:span></text:p>
          </table:table-cell>
          <table:table-cell table:style-name="ce1285" office:value-type="string" calcext:value-type="string">
            <office:annotation draw:style-name="gr18" draw:text-style-name="P3" svg:width="28.99mm" svg:height="19.37mm" svg:x="2333.59mm" svg:y="686.95mm" draw:caption-point-x="-6.1mm" draw:caption-point-y="251.6mm">
              <dc:creator>H.S.</dc:creator>
              <dc:date>2017-03-20T00:00:00</dc:date>
              <text:p text:style-name="P2"><text:span text:style-name="T7">(Gallée, 1993: 268) einzige belegte Prät.-Form</text:span></text:p>
            </office:annotation>
            <text:p><text:span text:style-name="T67">3. Sg</text:span>. gionsta</text:p>
          </table:table-cell>
          <table:table-cell table:style-name="ce1329" office:value-type="string" calcext:value-type="string">
            <text:p>st</text:p>
          </table:table-cell>
          <table:table-cell table:style-name="ce336" office:value-type="string" calcext:value-type="string">
            <text:p>(Birkmann, 1987: 82)</text:p>
          </table:table-cell>
          <table:table-cell table:style-name="ce1351" office:value-type="string" calcext:value-type="string">
            <text:p>(s müsste nachträglisch eingeschoben sein, dagegen argumentiert <text:span text:style-name="T197">(Birkmann, 1987: 143))   germ. *u &gt; o vor tiefem Vokal (Gallée, 1993: 56) </text:span><text:span text:style-name="T198">Stammauslaut, Stammvokal</text:span></text:p>
          </table:table-cell>
          <table:table-cell table:style-name="ce1351" office:value-type="string" calcext:value-type="string">
            <text:p>(s müsste nachträglisch eingeschoben sein, dagegen argumentiert <text:span text:style-name="T197">(Birkmann, 1987: 143))   germ. *u &gt; o vor tiefem Vokal (Gallée, 1993: 56) </text:span><text:span text:style-name="T198">Stammauslaut, Stammvokal</text:span></text:p>
          </table:table-cell>
        </table:table-row>
        <table:table-row table:style-name="ro1">
          <table:covered-table-cell table:style-name="ce1070"/>
          <table:table-cell table:style-name="ce327" office:value-type="string" calcext:value-type="string" table:number-columns-spanned="1" table:number-rows-spanned="3">
            <text:p>Partizip Präteritum</text:p>
          </table:table-cell>
          <table:table-cell table:style-name="ce327" office:value-type="string" calcext:value-type="string" table:number-columns-spanned="1" table:number-rows-spanned="3">
            <text:p>'gedacht an‘</text:p>
          </table:table-cell>
          <table:covered-table-cell table:style-name="ce335"/>
          <table:table-cell table:style-name="Default"/>
          <table:table-cell table:style-name="ce1115" table:number-columns-repeated="2"/>
          <table:table-cell table:style-name="ce1166"/>
          <table:table-cell table:style-name="Default"/>
          <table:table-cell table:style-name="ce1115" table:number-columns-repeated="2"/>
          <table:table-cell table:style-name="ce1166"/>
          <table:table-cell table:style-name="ce1115"/>
          <table:table-cell table:style-name="ce1270"/>
          <table:table-cell table:style-name="ce1289" office:value-type="string" calcext:value-type="string">
            <office:annotation draw:style-name="gr40" draw:text-style-name="P3" svg:width="28.99mm" svg:height="48.81mm" svg:x="698.22mm" svg:y="985.78mm" draw:caption-point-x="-6.1mm" draw:caption-point-y="31.39mm">
              <dc:date>2017-04-07T00:00:00</dc:date>
              <text:p text:style-name="P2"><text:span text:style-name="T7">Da dieses Rekonstrukt natürlich keine Laryngale berücksichtigen konnte, sollte es erst einmal außen vor gelassen werden!</text:span></text:p>
            </office:annotation>
            <text:p>*unþatō</text:p>
          </table:table-cell>
          <table:table-cell table:style-name="ce1306" office:value-type="string" calcext:value-type="string">
            <text:p>*þ</text:p>
          </table:table-cell>
          <table:table-cell table:style-name="ce1279" office:value-type="string" calcext:value-type="string">
            <text:p>(Bethge, 1900: 367)</text:p>
          </table:table-cell>
          <table:table-cell table:style-name="ce1317"/>
          <table:table-cell table:style-name="ce1317" office:value-type="string" calcext:value-type="string">
            <text:p>nein</text:p>
          </table:table-cell>
          <table:table-cell table:style-name="ce1285"/>
          <table:table-cell table:style-name="ce1279" table:number-columns-repeated="2"/>
          <table:table-cell table:style-name="ce1317" table:number-columns-repeated="2"/>
          <table:table-cell table:style-name="ce1339"/>
          <table:table-cell table:style-name="ce1162"/>
          <table:table-cell table:style-name="ce1344"/>
          <table:table-cell table:style-name="ce1289" office:value-type="string" calcext:value-type="string">
            <text:p>unnt</text:p>
          </table:table-cell>
          <table:table-cell table:style-name="ce1332" office:value-type="string" calcext:value-type="string">
            <text:p>t</text:p>
          </table:table-cell>
          <table:table-cell table:style-name="ce336" office:value-type="string" calcext:value-type="string">
            <text:p>(Barnes, 2008: 153)</text:p>
          </table:table-cell>
          <table:table-cell table:number-columns-repeated="2" table:style-name="ce1337" office:value-type="string" calcext:value-type="string">
            <text:p>ja</text:p>
          </table:table-cell>
          <table:table-cell table:style-name="ce1359" table:number-columns-repeated="3"/>
          <table:table-cell table:style-name="ce1317" table:number-columns-repeated="2"/>
          <table:table-cell table:style-name="ce1289" office:value-type="string" calcext:value-type="string">
            <text:p>unnt</text:p>
          </table:table-cell>
          <table:table-cell table:style-name="ce1332" office:value-type="string" calcext:value-type="string">
            <text:p>t</text:p>
          </table:table-cell>
          <table:table-cell table:style-name="ce1281" office:value-type="string" calcext:value-type="string">
            <text:p>(Heusler, 1932: 97)</text:p>
          </table:table-cell>
          <table:table-cell table:number-columns-repeated="2" table:style-name="ce1337" office:value-type="string" calcext:value-type="string">
            <text:p>ja</text:p>
          </table:table-cell>
          <table:table-cell table:style-name="ce1383" office:value-type="string" calcext:value-type="string">
            <text:p><text:span text:style-name="T62">unt</text:span><text:span text:style-name="T52"> (ntr.)</text:span></text:p>
          </table:table-cell>
          <table:table-cell table:style-name="ce1398" office:value-type="string" calcext:value-type="string">
            <text:p>t</text:p>
          </table:table-cell>
          <table:table-cell table:style-name="ce1401" office:value-type="string" calcext:value-type="string">
            <text:p>(Noreen, 1904: 468)</text:p>
          </table:table-cell>
          <table:table-cell table:style-name="ce1337" office:value-type="string" calcext:value-type="string">
            <text:p>ja</text:p>
          </table:table-cell>
          <table:table-cell table:style-name="ce1317"/>
          <table:table-cell table:style-name="ce1386"/>
          <table:table-cell table:style-name="ce1397" table:number-columns-repeated="2"/>
          <table:table-cell table:style-name="ce1317" table:number-columns-repeated="2"/>
          <table:table-cell table:style-name="ce1285"/>
          <table:table-cell table:style-name="ce1330"/>
          <table:table-cell table:style-name="ce336"/>
          <table:table-cell table:style-name="ce1317" table:number-columns-repeated="2"/>
          <table:table-cell table:style-name="ce1285"/>
          <table:table-cell table:style-name="ce1329"/>
          <table:table-cell table:style-name="ce336"/>
          <table:table-cell table:style-name="ce1317" table:number-columns-repeated="2"/>
          <table:table-cell table:style-name="ce1285"/>
          <table:table-cell table:style-name="ce1329"/>
          <table:table-cell table:style-name="ce336"/>
          <table:table-cell table:style-name="ce1317" table:number-columns-repeated="2"/>
        </table:table-row>
        <table:table-row table:style-name="ro14">
          <table:covered-table-cell table:style-name="ce1070"/>
          <table:covered-table-cell table:style-name="ce326" office:value-type="string" calcext:value-type="string">
            <text:p>Partizip Präteritum</text:p>
          </table:covered-table-cell>
          <table:covered-table-cell table:style-name="ce326" office:value-type="string" calcext:value-type="string">
            <text:p>'gedacht an‘</text:p>
          </table:covered-table-cell>
          <table:covered-table-cell table:style-name="ce335"/>
          <table:table-cell table:style-name="ce1105" office:value-type="string" calcext:value-type="string">
            <text:p>idg. *h₃n̥h₂-tó-s  Laryngal schwindet nach silbischem Resonanten (Fortson, 2010: 342) (eigenes Rekonstrukt) - Zusatzannahme: Akzent auf der Stammsilbe – Analogie nach *kunnan? (Lehmann, 1943: 318) <text:span text:style-name="T49">Dentalsuffix</text:span></text:p>
          </table:table-cell>
          <table:table-cell table:style-name="ce1132" office:value-type="string" calcext:value-type="string">
            <text:p>*unþas</text:p>
          </table:table-cell>
          <table:table-cell table:style-name="ce1150" office:value-type="string" calcext:value-type="string">
            <text:p>*þ</text:p>
          </table:table-cell>
          <table:table-cell table:style-name="ce1167" office:value-type="string" calcext:value-type="string">
            <text:p>(Ringe, 2006: 260)</text:p>
          </table:table-cell>
          <table:table-cell table:style-name="ce1105" office:value-type="string" calcext:value-type="string">
            <text:p>idg. *h₃n̥h₂-tó-s  Laryngal schwindet nach silbischem Resonanten (Fortson, 2010: 342) (eigenes Rekonstrukt) - Zusatzannahme: Akzent auf der Stammsilbe – Analogie nach *kunnan? (Lehmann, 1943: 318) <text:span text:style-name="T49">Dentalsuffix</text:span></text:p>
          </table:table-cell>
          <table:table-cell table:style-name="ce1132" office:value-type="string" calcext:value-type="string">
            <text:p>*unþas</text:p>
          </table:table-cell>
          <table:table-cell table:style-name="ce1150" office:value-type="string" calcext:value-type="string">
            <text:p>*þ</text:p>
          </table:table-cell>
          <table:table-cell table:style-name="ce1167" office:value-type="string" calcext:value-type="string">
            <text:p>(Ringe, 2006: 260)</text:p>
          </table:table-cell>
          <table:table-cell table:style-name="ce1115"/>
          <table:table-cell table:style-name="ce1270"/>
          <table:table-cell table:style-name="ce1290"/>
          <table:table-cell table:style-name="ce1304"/>
          <table:table-cell table:style-name="ce1315"/>
          <table:table-cell table:style-name="ce1319" table:number-columns-repeated="2"/>
          <table:table-cell table:style-name="ce1285"/>
          <table:table-cell table:style-name="ce1279" table:number-columns-repeated="2"/>
          <table:table-cell table:style-name="ce1319" table:number-columns-repeated="2"/>
          <table:table-cell table:style-name="ce1339"/>
          <table:table-cell table:style-name="ce1162"/>
          <table:table-cell table:style-name="ce1344"/>
          <table:table-cell table:style-name="ce1289" office:value-type="string" calcext:value-type="string">
            <text:p>unnat</text:p>
          </table:table-cell>
          <table:table-cell table:style-name="ce1332" office:value-type="string" calcext:value-type="string">
            <text:p>t</text:p>
          </table:table-cell>
          <table:table-cell table:style-name="ce336" office:value-type="string" calcext:value-type="string">
            <text:p>(Barnes, 2008: 153)</text:p>
          </table:table-cell>
          <table:table-cell table:number-columns-repeated="2" table:style-name="ce1350" office:value-type="string" calcext:value-type="string">
            <text:p>ja</text:p>
          </table:table-cell>
          <table:table-cell table:style-name="ce1359" table:number-columns-repeated="3"/>
          <table:table-cell table:style-name="ce1319" table:number-columns-repeated="2"/>
          <table:table-cell table:style-name="ce1289" office:value-type="string" calcext:value-type="string">
            <text:p>unnat</text:p>
          </table:table-cell>
          <table:table-cell table:style-name="ce1332" office:value-type="string" calcext:value-type="string">
            <text:p>t</text:p>
          </table:table-cell>
          <table:table-cell table:style-name="ce1281" office:value-type="string" calcext:value-type="string">
            <text:p>(Heusler, 1932: 97)</text:p>
          </table:table-cell>
          <table:table-cell table:number-columns-repeated="2" table:style-name="ce1350" office:value-type="string" calcext:value-type="string">
            <text:p>ja</text:p>
          </table:table-cell>
          <table:table-cell table:style-name="ce1383" office:value-type="string" calcext:value-type="string">
            <text:p><text:span text:style-name="T62">unnat</text:span> <text:span text:style-name="T52"> (ntr.)</text:span></text:p>
          </table:table-cell>
          <table:table-cell table:style-name="ce1398" office:value-type="string" calcext:value-type="string">
            <text:p>t</text:p>
          </table:table-cell>
          <table:table-cell table:style-name="ce1401" office:value-type="string" calcext:value-type="string">
            <text:p>(Noreen, 1904: 468)</text:p>
          </table:table-cell>
          <table:table-cell table:style-name="ce1350" office:value-type="string" calcext:value-type="string">
            <text:p>ja</text:p>
          </table:table-cell>
          <table:table-cell table:style-name="ce1319"/>
          <table:table-cell table:style-name="ce1386"/>
          <table:table-cell table:style-name="ce1397" table:number-columns-repeated="2"/>
          <table:table-cell table:style-name="ce1319" table:number-columns-repeated="2"/>
          <table:table-cell table:style-name="ce1285"/>
          <table:table-cell table:style-name="ce1330"/>
          <table:table-cell table:style-name="ce336"/>
          <table:table-cell table:style-name="ce1319" table:number-columns-repeated="2"/>
          <table:table-cell table:style-name="ce1285"/>
          <table:table-cell table:style-name="ce1329"/>
          <table:table-cell table:style-name="ce336"/>
          <table:table-cell table:style-name="ce1319" table:number-columns-repeated="2"/>
          <table:table-cell table:style-name="ce1285"/>
          <table:table-cell table:style-name="ce1329"/>
          <table:table-cell table:style-name="ce336"/>
          <table:table-cell table:style-name="ce1319" table:number-columns-repeated="2"/>
        </table:table-row>
        <table:table-row table:style-name="ro13">
          <table:covered-table-cell table:style-name="ce1070"/>
          <table:covered-table-cell table:style-name="ce326" office:value-type="string" calcext:value-type="string">
            <text:p>Partizip Präteritum</text:p>
          </table:covered-table-cell>
          <table:covered-table-cell table:style-name="ce326" office:value-type="string" calcext:value-type="string">
            <text:p>'gedacht an‘</text:p>
          </table:covered-table-cell>
          <table:covered-table-cell table:style-name="ce335"/>
          <table:table-cell table:style-name="ce1096"/>
          <table:table-cell table:style-name="ce1118" table:number-columns-repeated="3"/>
          <table:table-cell table:style-name="ce1096"/>
          <table:table-cell table:style-name="ce1118" table:number-columns-repeated="2"/>
          <table:table-cell table:style-name="ce1164"/>
          <table:table-cell table:style-name="ce1118"/>
          <table:table-cell table:style-name="ce1271"/>
          <table:table-cell table:style-name="ce1291"/>
          <table:table-cell table:style-name="ce1307"/>
          <table:table-cell table:style-name="ce335"/>
          <table:table-cell table:style-name="ce1118" table:number-columns-repeated="2"/>
          <table:table-cell table:style-name="ce1291"/>
          <table:table-cell table:style-name="ce326"/>
          <table:table-cell table:style-name="ce335"/>
          <table:table-cell table:style-name="ce1118" table:number-columns-repeated="2"/>
          <table:table-cell table:style-name="ce1341"/>
          <table:table-cell table:style-name="ce326"/>
          <table:table-cell table:style-name="ce335"/>
          <table:table-cell table:style-name="ce1291"/>
          <table:table-cell table:style-name="ce326"/>
          <table:table-cell table:style-name="ce335"/>
          <table:table-cell table:style-name="ce1118" table:number-columns-repeated="2"/>
          <table:table-cell table:style-name="ce1358"/>
          <table:table-cell table:style-name="ce1367"/>
          <table:table-cell table:style-name="ce1370"/>
          <table:table-cell table:style-name="ce1118" table:number-columns-repeated="2"/>
          <table:table-cell table:style-name="ce1291"/>
          <table:table-cell table:style-name="ce326" table:number-columns-repeated="2"/>
          <table:table-cell table:style-name="ce1118" table:number-columns-repeated="2"/>
          <table:table-cell table:style-name="ce1388"/>
          <table:table-cell table:style-name="ce1394"/>
          <table:table-cell table:style-name="ce1402"/>
          <table:table-cell table:style-name="ce1118" table:number-columns-repeated="2"/>
          <table:table-cell table:style-name="ce1388"/>
          <table:table-cell table:style-name="ce1394"/>
          <table:table-cell table:style-name="ce1402"/>
          <table:table-cell table:style-name="ce1118" table:number-columns-repeated="2"/>
          <table:table-cell table:style-name="ce1200" office:value-type="string" calcext:value-type="string">
            <text:p><text:span text:style-name="T167">ġ</text:span><text:span text:style-name="T168">eunnen</text:span></text:p>
          </table:table-cell>
          <table:table-cell table:style-name="ce1331" office:value-type="string" calcext:value-type="string">
            <text:p>nn</text:p>
          </table:table-cell>
          <table:table-cell table:style-name="ce335" office:value-type="string" calcext:value-type="string">
            <text:p>(Campbell, 1979: 344)</text:p>
          </table:table-cell>
          <table:table-cell table:style-name="ce1425" office:value-type="string" calcext:value-type="string">
            <text:p>st. Partizip?<text:span text:style-name="T49"> Dentalsuffix</text:span></text:p>
          </table:table-cell>
          <table:table-cell table:style-name="ce1425" office:value-type="string" calcext:value-type="string">
            <text:p>st. Partizip?<text:span text:style-name="T49"> Dentalsuffix</text:span></text:p>
          </table:table-cell>
          <table:table-cell table:style-name="ce1291"/>
          <table:table-cell table:style-name="ce326"/>
          <table:table-cell table:style-name="ce335"/>
          <table:table-cell table:style-name="ce1118" table:number-columns-repeated="2"/>
          <table:table-cell table:style-name="ce1291"/>
          <table:table-cell table:style-name="ce326"/>
          <table:table-cell table:style-name="ce335"/>
          <table:table-cell table:style-name="ce1118" table:number-columns-repeated="2"/>
        </table:table-row>
        <table:table-row table:style-name="ro11">
          <table:table-cell table:style-name="ce310" office:value-type="float" office:value="8" calcext:value-type="float" table:number-columns-spanned="1" table:number-rows-spanned="8">
            <text:p>8</text:p>
          </table:table-cell>
          <table:table-cell office:value-type="string" calcext:value-type="string">
            <text:p>Infinitiv</text:p>
          </table:table-cell>
          <table:table-cell office:value-type="string" calcext:value-type="string">
            <text:p>'sollen'</text:p>
          </table:table-cell>
          <table:table-cell table:style-name="ce335" office:value-type="string" calcext:value-type="string" table:number-columns-spanned="1" table:number-rows-spanned="8">
            <text:p>IV. Klasse</text:p>
          </table:table-cell>
          <table:table-cell table:style-name="ce1094" office:value-type="string" calcext:value-type="string">
            <text:p>Wurzel *(s)kel- ‚schuldig werden‘, Perfekt <text:span text:style-name="T53">*(s)ke-(skól-/-(s)kl̥-</text:span> (Rix, 2001: 552)</text:p>
          </table:table-cell>
          <table:table-cell table:style-name="ce1115" table:number-columns-repeated="3"/>
          <table:table-cell table:style-name="ce1094" office:value-type="string" calcext:value-type="string">
            <text:p>nachuridg. *skel- ‚schulden‘ (Ringe, 2006: 154)</text:p>
          </table:table-cell>
          <table:table-cell table:style-name="ce1196" office:value-type="string" calcext:value-type="string">
            <text:p>*skulaną</text:p>
          </table:table-cell>
          <table:table-cell table:style-name="ce1196"/>
          <table:table-cell table:style-name="ce1167" office:value-type="string" calcext:value-type="string">
            <text:p>(Ringe, 2006: 261)</text:p>
          </table:table-cell>
          <table:table-cell table:style-name="ce1217" office:value-type="string" calcext:value-type="string">
            <text:p>*(s)kel- 'schneiden' <text:s/>(Birkmann, 1987: 85)</text:p>
          </table:table-cell>
          <table:table-cell table:style-name="ce1270" office:value-type="string" calcext:value-type="string">
            <text:p>*skal-/skul- (Birkmann, 1987: 84)</text:p>
          </table:table-cell>
          <table:table-cell table:style-name="ce1126" office:value-type="string" calcext:value-type="string">
            <text:p>*skulan</text:p>
          </table:table-cell>
          <table:table-cell table:style-name="ce1300"/>
          <table:table-cell table:style-name="ce1312" office:value-type="string" calcext:value-type="string">
            <text:p>(Birkmann, 1987: 84)</text:p>
          </table:table-cell>
          <table:table-cell table:style-name="ce1198" table:number-columns-repeated="2"/>
          <table:table-cell table:style-name="ce1188" office:value-type="string" calcext:value-type="string">
            <text:p>*skulan</text:p>
          </table:table-cell>
          <table:table-cell table:style-name="ce1328"/>
          <table:table-cell table:style-name="ce1312" office:value-type="string" calcext:value-type="string">
            <text:p>(Birkmann, 1987: 111)</text:p>
          </table:table-cell>
          <table:table-cell table:style-name="ce1198" table:number-columns-repeated="2"/>
          <table:table-cell table:style-name="ce1340"/>
          <table:table-cell table:style-name="ce1328"/>
          <table:table-cell table:style-name="ce1312"/>
          <table:table-cell table:style-name="ce1127" office:value-type="string" calcext:value-type="string">
            <text:p>skulu</text:p>
          </table:table-cell>
          <table:table-cell table:style-name="ce1279"/>
          <table:table-cell table:style-name="ce336" office:value-type="string" calcext:value-type="string">
            <text:p>(Barnes, 2008: 153)</text:p>
          </table:table-cell>
          <table:table-cell table:style-name="ce1198" table:number-columns-repeated="2"/>
          <table:table-cell table:style-name="ce1355"/>
          <table:table-cell table:style-name="ce1365"/>
          <table:table-cell table:style-name="ce1369"/>
          <table:table-cell table:style-name="ce1198" table:number-columns-repeated="2"/>
          <table:table-cell office:value-type="string" calcext:value-type="string">
            <text:p>skulu</text:p>
          </table:table-cell>
          <table:table-cell table:style-name="ce1279"/>
          <table:table-cell office:value-type="string" calcext:value-type="string">
            <text:p>(Birkmann, 1987: 227)</text:p>
          </table:table-cell>
          <table:table-cell table:style-name="ce1198" table:number-columns-repeated="2"/>
          <table:table-cell table:style-name="ce1381" office:value-type="string" calcext:value-type="string">
            <text:p>skulu, skula</text:p>
          </table:table-cell>
          <table:table-cell table:style-name="ce1391"/>
          <table:table-cell table:style-name="ce1401" office:value-type="string" calcext:value-type="string">
            <text:p>(Noreen, 1904: 468)</text:p>
          </table:table-cell>
          <table:table-cell table:style-name="ce1198" table:number-columns-repeated="2"/>
          <table:table-cell table:style-name="ce1381"/>
          <table:table-cell table:style-name="ce1391"/>
          <table:table-cell table:style-name="ce1401"/>
          <table:table-cell table:style-name="ce1198" table:number-columns-repeated="2"/>
          <table:table-cell table:style-name="ce1127"/>
          <table:table-cell table:style-name="ce1279"/>
          <table:table-cell table:style-name="ce336"/>
          <table:table-cell table:style-name="ce1198" table:number-columns-repeated="2"/>
          <table:table-cell table:style-name="ce1127" office:value-type="string" calcext:value-type="string">
            <text:p>skulan</text:p>
          </table:table-cell>
          <table:table-cell table:style-name="ce1279"/>
          <table:table-cell table:style-name="ce336" office:value-type="string" calcext:value-type="string">
            <text:p>(Birkmann, 1987: 148)</text:p>
          </table:table-cell>
          <table:table-cell table:style-name="ce1198" table:number-columns-repeated="2"/>
          <table:table-cell table:style-name="ce1127" office:value-type="string" calcext:value-type="string">
            <text:p>*skulan</text:p>
          </table:table-cell>
          <table:table-cell table:style-name="ce1279"/>
          <table:table-cell table:style-name="ce336" office:value-type="string" calcext:value-type="string">
            <text:p>(Birkmann, 1987: 174)</text:p>
          </table:table-cell>
          <table:table-cell table:style-name="ce1198" table:number-columns-repeated="2"/>
        </table:table-row>
        <table:table-row table:style-name="ro2">
          <table:covered-table-cell table:style-name="ce1070"/>
          <table:table-cell office:value-type="string" calcext:value-type="string">
            <text:p>1.Sg.Ind.Präs. Akt.</text:p>
          </table:table-cell>
          <table:table-cell office:value-type="string" calcext:value-type="string">
            <text:p>'ich soll'</text:p>
          </table:table-cell>
          <table:covered-table-cell table:style-name="ce335"/>
          <table:table-cell table:style-name="ce1094"/>
          <table:table-cell table:style-name="ce1115" table:number-columns-repeated="3"/>
          <table:table-cell table:style-name="ce1094"/>
          <table:table-cell table:style-name="ce1196" table:number-columns-repeated="2"/>
          <table:table-cell table:style-name="ce1167"/>
          <table:table-cell table:style-name="ce1257" office:value-type="string" calcext:value-type="string">
            <text:p>*skól-e  (Kroonen, 2013: 450) – Wurzel *(s)kel- ‚schuldig werden‘, Perfekt <text:span text:style-name="T53">*(s)ke-(skól-/-(s)kl̥-</text:span> (Rix, 2001: 552)</text:p>
          </table:table-cell>
          <table:table-cell table:style-name="ce1270"/>
          <table:table-cell office:value-type="string" calcext:value-type="string">
            <text:p>*skal</text:p>
          </table:table-cell>
          <table:table-cell table:style-name="ce1279"/>
          <table:table-cell office:value-type="string" calcext:value-type="string">
            <text:p>(Ramat, 1981: 174)</text:p>
          </table:table-cell>
          <table:table-cell table:number-columns-repeated="2"/>
          <table:table-cell office:value-type="string" calcext:value-type="string">
            <text:p>skal</text:p>
          </table:table-cell>
          <table:table-cell table:style-name="ce1279"/>
          <table:table-cell office:value-type="string" calcext:value-type="string">
            <text:p>(Ramat, 1981: 174)</text:p>
          </table:table-cell>
          <table:table-cell table:style-name="ce1115" table:number-columns-repeated="2"/>
          <table:table-cell table:style-name="ce1339"/>
          <table:table-cell table:style-name="ce1162"/>
          <table:table-cell table:style-name="ce1344"/>
          <table:table-cell table:style-name="ce1127" office:value-type="string" calcext:value-type="string">
            <text:p>skal <text:span text:style-name="T136">3. Sg.</text:span></text:p>
          </table:table-cell>
          <table:table-cell table:style-name="ce1279"/>
          <table:table-cell table:style-name="ce336" office:value-type="string" calcext:value-type="string">
            <text:p>(Barnes, 2008: 153)</text:p>
          </table:table-cell>
          <table:table-cell table:style-name="ce1115" table:number-columns-repeated="2"/>
          <table:table-cell table:style-name="ce1355"/>
          <table:table-cell table:style-name="ce1365"/>
          <table:table-cell table:style-name="ce1369"/>
          <table:table-cell table:style-name="ce1115" table:number-columns-repeated="2"/>
          <table:table-cell office:value-type="string" calcext:value-type="string">
            <text:p>skal</text:p>
          </table:table-cell>
          <table:table-cell table:style-name="ce1279"/>
          <table:table-cell table:style-name="ce336" office:value-type="string" calcext:value-type="string">
            <text:p>(Ramat, 1981: 174)</text:p>
          </table:table-cell>
          <table:table-cell table:style-name="ce1115" table:number-columns-repeated="2"/>
          <table:table-cell table:style-name="ce1381" office:value-type="string" calcext:value-type="string">
            <text:p>skal</text:p>
          </table:table-cell>
          <table:table-cell table:style-name="ce1391"/>
          <table:table-cell table:style-name="ce1401" office:value-type="string" calcext:value-type="string">
            <text:p>(Noreen, 1904: 468)</text:p>
          </table:table-cell>
          <table:table-cell table:style-name="ce1115" table:number-columns-repeated="2"/>
          <table:table-cell table:style-name="ce1381"/>
          <table:table-cell table:style-name="ce1391"/>
          <table:table-cell table:style-name="ce1401"/>
          <table:table-cell table:style-name="ce1115" table:number-columns-repeated="2"/>
          <table:table-cell office:value-type="string" calcext:value-type="string">
            <text:p>sceal</text:p>
          </table:table-cell>
          <table:table-cell table:style-name="ce1279"/>
          <table:table-cell table:style-name="ce336" office:value-type="string" calcext:value-type="string">
            <text:p>(Ramat, 1981: 174)</text:p>
          </table:table-cell>
          <table:table-cell table:style-name="ce1115" table:number-columns-repeated="2"/>
          <table:table-cell office:value-type="string" calcext:value-type="string">
            <text:p>scal</text:p>
          </table:table-cell>
          <table:table-cell table:style-name="ce1279"/>
          <table:table-cell table:style-name="ce336" office:value-type="string" calcext:value-type="string">
            <text:p>(Ramat, 1981: 174)</text:p>
          </table:table-cell>
          <table:table-cell table:style-name="ce1115" table:number-columns-repeated="2"/>
          <table:table-cell office:value-type="string" calcext:value-type="string">
            <text:p>skal</text:p>
          </table:table-cell>
          <table:table-cell table:style-name="ce1279"/>
          <table:table-cell table:style-name="ce336" office:value-type="string" calcext:value-type="string">
            <text:p>(Ramat, 1981: 174)</text:p>
          </table:table-cell>
          <table:table-cell table:style-name="ce1115" table:number-columns-repeated="2"/>
        </table:table-row>
        <table:table-row table:style-name="ro1">
          <table:covered-table-cell table:style-name="ce1070"/>
          <table:table-cell office:value-type="string" calcext:value-type="string">
            <text:p>1.Pl.Ind.Präs. Akt.</text:p>
          </table:table-cell>
          <table:table-cell office:value-type="string" calcext:value-type="string">
            <text:p>'wir sollen'</text:p>
          </table:table-cell>
          <table:covered-table-cell table:style-name="ce335"/>
          <table:table-cell table:style-name="ce1094"/>
          <table:table-cell table:style-name="ce1115" table:number-columns-repeated="3"/>
          <table:table-cell table:style-name="ce1094"/>
          <table:table-cell table:style-name="ce1197" table:number-columns-repeated="2"/>
          <table:table-cell table:style-name="ce1234"/>
          <table:table-cell table:style-name="ce1115"/>
          <table:table-cell table:style-name="ce1270"/>
          <table:table-cell office:value-type="string" calcext:value-type="string">
            <text:p>*skulum</text:p>
          </table:table-cell>
          <table:table-cell table:style-name="ce1279"/>
          <table:table-cell office:value-type="string" calcext:value-type="string">
            <text:p>(Ramat, 1981: 174)</text:p>
          </table:table-cell>
          <table:table-cell table:number-columns-repeated="2"/>
          <table:table-cell office:value-type="string" calcext:value-type="string">
            <text:p>skulum</text:p>
          </table:table-cell>
          <table:table-cell table:style-name="ce1279"/>
          <table:table-cell office:value-type="string" calcext:value-type="string">
            <text:p>(Ramat, 1981: 174)</text:p>
          </table:table-cell>
          <table:table-cell table:style-name="ce1115" table:number-columns-repeated="2"/>
          <table:table-cell table:style-name="ce1339"/>
          <table:table-cell table:style-name="ce1162"/>
          <table:table-cell table:style-name="ce1344"/>
          <table:table-cell table:style-name="ce1127" office:value-type="string" calcext:value-type="string">
            <text:p>skulu</text:p>
          </table:table-cell>
          <table:table-cell table:style-name="ce1279"/>
          <table:table-cell table:style-name="ce336" office:value-type="string" calcext:value-type="string">
            <text:p>(Barnes, 2008: 153)</text:p>
          </table:table-cell>
          <table:table-cell table:style-name="ce1115" table:number-columns-repeated="2"/>
          <table:table-cell table:style-name="ce1355"/>
          <table:table-cell table:style-name="ce1365"/>
          <table:table-cell table:style-name="ce1369"/>
          <table:table-cell table:style-name="ce1115" table:number-columns-repeated="2"/>
          <table:table-cell office:value-type="string" calcext:value-type="string">
            <text:p>skolom</text:p>
          </table:table-cell>
          <table:table-cell table:style-name="ce1279"/>
          <table:table-cell table:style-name="ce336" office:value-type="string" calcext:value-type="string">
            <text:p>(Ramat, 1981: 174)</text:p>
          </table:table-cell>
          <table:table-cell table:style-name="ce1115" table:number-columns-repeated="2"/>
          <table:table-cell table:style-name="ce1381"/>
          <table:table-cell table:style-name="ce1391"/>
          <table:table-cell table:style-name="ce1401"/>
          <table:table-cell table:style-name="ce1115" table:number-columns-repeated="2"/>
          <table:table-cell table:style-name="ce1381"/>
          <table:table-cell table:style-name="ce1391"/>
          <table:table-cell table:style-name="ce1401"/>
          <table:table-cell table:style-name="ce1115" table:number-columns-repeated="2"/>
          <table:table-cell table:style-name="ce1127" office:value-type="string" calcext:value-type="string">
            <text:p>sculum</text:p>
          </table:table-cell>
          <table:table-cell table:style-name="ce1279"/>
          <table:table-cell table:style-name="ce336" office:value-type="string" calcext:value-type="string">
            <text:p>(Ramat, 1981: 174)</text:p>
          </table:table-cell>
          <table:table-cell table:style-name="ce1115" table:number-columns-repeated="2"/>
          <table:table-cell table:style-name="ce1127" office:value-type="string" calcext:value-type="string">
            <text:p>sculum</text:p>
          </table:table-cell>
          <table:table-cell table:style-name="ce1279"/>
          <table:table-cell table:style-name="ce336" office:value-type="string" calcext:value-type="string">
            <text:p>(Ramat, 1981: 174)</text:p>
          </table:table-cell>
          <table:table-cell table:style-name="ce1115" table:number-columns-repeated="2"/>
          <table:table-cell table:style-name="ce1127" office:value-type="string" calcext:value-type="string">
            <text:p>skulun</text:p>
          </table:table-cell>
          <table:table-cell table:style-name="ce1279"/>
          <table:table-cell table:style-name="ce336" office:value-type="string" calcext:value-type="string">
            <text:p>(Ramat, 1981: 174)</text:p>
          </table:table-cell>
          <table:table-cell table:style-name="ce1115" table:number-columns-repeated="2"/>
        </table:table-row>
        <table:table-row table:style-name="ro25">
          <table:covered-table-cell table:style-name="ce1070"/>
          <table:table-cell table:style-name="ce322" office:value-type="string" calcext:value-type="string" table:number-columns-spanned="1" table:number-rows-spanned="3">
            <text:p>1./3. Sg.Ind.Prät. Akt.</text:p>
          </table:table-cell>
          <table:table-cell table:style-name="ce322" office:value-type="string" calcext:value-type="string" table:number-columns-spanned="1" table:number-rows-spanned="3">
            <text:p>'ich sollte'</text:p>
          </table:table-cell>
          <table:covered-table-cell table:style-name="ce335"/>
          <table:table-cell table:style-name="ce1094"/>
          <table:table-cell table:style-name="ce1115" office:value-type="string" calcext:value-type="string">
            <text:p><text:span text:style-name="T69">*skulð-ō-</text:span><text:span text:style-name="T70">ⁿ </text:span><text:span text:style-name="T71">&gt;</text:span><text:span text:style-name="T72"> *skulðōⁿ</text:span></text:p>
          </table:table-cell>
          <table:table-cell table:style-name="ce1151" office:value-type="string" calcext:value-type="string">
            <text:p>*đ</text:p>
          </table:table-cell>
          <table:table-cell table:style-name="ce1115" office:value-type="string" calcext:value-type="string">
            <text:p>(Ramat, 1981: 174)</text:p>
          </table:table-cell>
          <table:table-cell table:style-name="ce1094"/>
          <table:table-cell table:style-name="ce1115" office:value-type="string" calcext:value-type="string">
            <office:annotation draw:style-name="gr18" draw:text-style-name="P3" svg:width="28.99mm" svg:height="19.37mm" svg:x="394.95mm" svg:y="1058.68mm" draw:caption-point-x="-6.1mm" draw:caption-point-y="26.84mm">
              <dc:date>2017-05-01T00:00:00</dc:date>
              <text:p text:style-name="P2"><text:span text:style-name="T7">Zumindest in allen Einzelsprachen wird *</text:span><text:span text:style-name="T28">ð </text:span><text:span text:style-name="T7">&gt; d</text:span></text:p>
            </office:annotation>
            <text:p><text:span text:style-name="T88">*skuld[á- ded]ē &gt; </text:span><text:span text:style-name="T90">*skuldē</text:span></text:p>
          </table:table-cell>
          <table:table-cell table:style-name="ce1225" office:value-type="string" calcext:value-type="string">
            <text:p>*d</text:p>
          </table:table-cell>
          <table:table-cell table:style-name="ce1237" office:value-type="string" calcext:value-type="string">
            <text:p>(Ringe, 2006: 261)</text:p>
          </table:table-cell>
          <table:table-cell table:style-name="ce1115"/>
          <table:table-cell table:style-name="ce1270"/>
          <table:table-cell table:style-name="ce1283" office:value-type="string" calcext:value-type="string">
            <text:p>*skulðō<text:span text:style-name="T71">ⁿ</text:span></text:p>
          </table:table-cell>
          <table:table-cell table:style-name="ce1308" office:value-type="string" calcext:value-type="string">
            <text:p><text:span text:style-name="T77">*ð</text:span></text:p>
          </table:table-cell>
          <table:table-cell table:style-name="ce1162" office:value-type="string" calcext:value-type="string">
            <text:p>(Ramat, 1981: 174)</text:p>
          </table:table-cell>
          <table:table-cell table:number-columns-repeated="2" table:style-name="ce1320" office:value-type="string" calcext:value-type="string">
            <text:p>ja</text:p>
          </table:table-cell>
          <table:table-cell table:style-name="ce1285" office:value-type="string" calcext:value-type="string">
            <office:annotation draw:style-name="gr23" draw:text-style-name="P12" svg:width="28.99mm" svg:height="29.66mm" svg:x="905.58mm" svg:y="1046.67mm" draw:caption-point-x="-6.1mm" draw:caption-point-y="38.85mm">
              <dc:creator>H.S.</dc:creator>
              <dc:date>2017-03-19T00:00:00</dc:date>
              <text:p text:style-name="P11"><text:span text:style-name="T29">(Birkmann, 1987: 111) „Da die Formen nichts Unerwartetes bieten, bedürfen sie keiner Kommentierung“</text:span></text:p>
            </office:annotation>
            <text:p>skulda</text:p>
          </table:table-cell>
          <table:table-cell table:style-name="ce1329" office:value-type="string" calcext:value-type="string">
            <text:p>d</text:p>
          </table:table-cell>
          <table:table-cell office:value-type="string" calcext:value-type="string">
            <text:p>(Ramat, 1981: 174)</text:p>
          </table:table-cell>
          <table:table-cell table:style-name="ce1335" office:value-type="string" calcext:value-type="string">
            <text:p><text:span text:style-name="T140">ja (</text:span><text:span text:style-name="T141">got. &lt;d&gt; inlautend nach Vokal = [đ] . Braune, Heinermanns, 2004: 75)</text:span></text:p>
          </table:table-cell>
          <table:table-cell table:style-name="ce1335" office:value-type="string" calcext:value-type="string">
            <text:p><text:span text:style-name="T140">ja (</text:span><text:span text:style-name="T141">got. &lt;d&gt; inlautend nach Vokal = [đ] . Braune, Heinermanns, 2004: 75)</text:span></text:p>
          </table:table-cell>
          <table:table-cell table:style-name="ce1339"/>
          <table:table-cell table:style-name="ce1162"/>
          <table:table-cell table:style-name="ce1344"/>
          <table:table-cell table:style-name="ce1285" office:value-type="string" calcext:value-type="string">
            <text:p>skyldi <text:span text:style-name="T136">3. Sg.</text:span></text:p>
          </table:table-cell>
          <table:table-cell table:style-name="ce1329" office:value-type="string" calcext:value-type="string">
            <text:p>d</text:p>
          </table:table-cell>
          <table:table-cell table:style-name="ce336" office:value-type="string" calcext:value-type="string">
            <text:p>(Barnes, 2008: 153)</text:p>
          </table:table-cell>
          <table:table-cell table:style-name="ce1335" office:value-type="string" calcext:value-type="string">
            <text:p><text:span text:style-name="T140">ja (an</text:span><text:span text:style-name="T145">. </text:span><text:span text:style-name="T146">*đ &gt; d nach Silbe auf -l/-n, Noreen, 1970: 175)</text:span></text:p>
          </table:table-cell>
          <table:table-cell table:style-name="ce1335" office:value-type="string" calcext:value-type="string">
            <text:p><text:span text:style-name="T140">ja (an</text:span><text:span text:style-name="T145">. </text:span><text:span text:style-name="T146">*đ &gt; d nach Silbe auf -l/-n, Noreen, 1970: 175)</text:span></text:p>
          </table:table-cell>
          <table:table-cell table:style-name="ce1357" office:value-type="string" calcext:value-type="string">
            <text:p>skylda</text:p>
          </table:table-cell>
          <table:table-cell table:style-name="ce1366" office:value-type="string" calcext:value-type="string">
            <text:p>d</text:p>
          </table:table-cell>
          <table:table-cell table:style-name="ce1369" office:value-type="string" calcext:value-type="string">
            <text:p>(Birkmann, 1987: 84)</text:p>
          </table:table-cell>
          <table:table-cell table:style-name="ce1339" table:number-columns-repeated="2"/>
          <table:table-cell table:style-name="ce1374" office:value-type="string" calcext:value-type="string">
            <text:p>skylda</text:p>
          </table:table-cell>
          <table:table-cell table:style-name="ce1329" office:value-type="string" calcext:value-type="string">
            <text:p>d</text:p>
          </table:table-cell>
          <table:table-cell table:style-name="ce336" office:value-type="string" calcext:value-type="string">
            <text:p>(Ramat, 1981: 174)</text:p>
          </table:table-cell>
          <table:table-cell table:style-name="ce1335" office:value-type="string" calcext:value-type="string">
            <text:p><text:span text:style-name="T140">ja (an</text:span><text:span text:style-name="T145">. </text:span><text:span text:style-name="T146">*đ &gt; d nach Silbe auf -l/-n, Noreen, 1970: 175)</text:span></text:p>
          </table:table-cell>
          <table:table-cell table:style-name="ce1335" office:value-type="string" calcext:value-type="string">
            <text:p><text:span text:style-name="T140">ja (an</text:span><text:span text:style-name="T145">. </text:span><text:span text:style-name="T146">*đ &gt; d nach Silbe auf -l/-n, Noreen, 1970: 175)</text:span></text:p>
          </table:table-cell>
          <table:table-cell table:style-name="ce1383" office:value-type="string" calcext:value-type="string">
            <text:p>skulde</text:p>
          </table:table-cell>
          <table:table-cell table:style-name="ce1393" office:value-type="string" calcext:value-type="string">
            <text:p>d</text:p>
          </table:table-cell>
          <table:table-cell table:style-name="ce1401" office:value-type="string" calcext:value-type="string">
            <text:p>(Birkmann, 1987: 84)</text:p>
          </table:table-cell>
          <table:table-cell table:style-name="ce1339"/>
          <table:table-cell table:style-name="ce1320" office:value-type="string" calcext:value-type="string">
            <text:p>ja (an<text:span text:style-name="T156">. </text:span><text:span text:style-name="T157">*ð &gt; d nach Silbe auf -l/-n, Noreen, 1970: 175)</text:span></text:p>
          </table:table-cell>
          <table:table-cell table:style-name="ce1383" office:value-type="string" calcext:value-type="string">
            <text:p>skulde</text:p>
          </table:table-cell>
          <table:table-cell table:style-name="ce1393" office:value-type="string" calcext:value-type="string">
            <text:p>d</text:p>
          </table:table-cell>
          <table:table-cell table:style-name="ce1401" office:value-type="string" calcext:value-type="string">
            <text:p>(Birkmann, 1987: 84)</text:p>
          </table:table-cell>
          <table:table-cell table:style-name="ce1339"/>
          <table:table-cell table:style-name="ce1320" office:value-type="string" calcext:value-type="string">
            <text:p>ja (an<text:span text:style-name="T156">. </text:span><text:span text:style-name="T157">*ð &gt; d nach Silbe auf -l/-n, Noreen, 1970: 175)</text:span></text:p>
          </table:table-cell>
          <table:table-cell table:style-name="ce1285" office:value-type="string" calcext:value-type="string">
            <text:p>sc(e)olde</text:p>
          </table:table-cell>
          <table:table-cell table:style-name="ce1329" office:value-type="string" calcext:value-type="string">
            <text:p>d</text:p>
          </table:table-cell>
          <table:table-cell table:style-name="ce336" office:value-type="string" calcext:value-type="string">
            <text:p>(Ramat, 1981: 174)</text:p>
          </table:table-cell>
          <table:table-cell table:number-columns-repeated="2" table:style-name="ce1320" office:value-type="string" calcext:value-type="string">
            <text:p>ja</text:p>
          </table:table-cell>
          <table:table-cell table:style-name="ce1427" office:value-type="string" calcext:value-type="string">
            <text:p>scolda/solda</text:p>
          </table:table-cell>
          <table:table-cell table:style-name="ce1333" office:value-type="string" calcext:value-type="string">
            <text:p>d</text:p>
          </table:table-cell>
          <table:table-cell table:style-name="ce336" office:value-type="string" calcext:value-type="string">
            <text:p>(Birkmann, 1987: 84)</text:p>
          </table:table-cell>
          <table:table-cell table:number-columns-repeated="2" table:style-name="ce1320" office:value-type="string" calcext:value-type="string">
            <text:p>ja</text:p>
          </table:table-cell>
          <table:table-cell table:style-name="ce1285" office:value-type="string" calcext:value-type="string">
            <text:p>skolda</text:p>
          </table:table-cell>
          <table:table-cell table:style-name="ce1329" office:value-type="string" calcext:value-type="string">
            <text:p>d</text:p>
          </table:table-cell>
          <table:table-cell table:style-name="ce336" office:value-type="string" calcext:value-type="string">
            <text:p>(Ramat, 1981: 174)</text:p>
          </table:table-cell>
          <table:table-cell table:number-columns-repeated="2" table:style-name="ce1320" office:value-type="string" calcext:value-type="string">
            <text:p>ja</text:p>
          </table:table-cell>
        </table:table-row>
        <table:table-row table:style-name="ro32">
          <table:covered-table-cell table:style-name="ce1070"/>
          <table:covered-table-cell table:number-columns-repeated="2" table:style-name="ce323"/>
          <table:covered-table-cell table:style-name="ce335"/>
          <table:table-cell table:style-name="ce1094"/>
          <table:table-cell table:style-name="ce1115" table:number-columns-repeated="3"/>
          <table:table-cell table:style-name="ce1094"/>
          <table:table-cell table:style-name="ce1196" table:number-columns-repeated="2"/>
          <table:table-cell table:style-name="ce1167"/>
          <table:table-cell table:style-name="ce1115"/>
          <table:table-cell table:style-name="ce1270"/>
          <table:table-cell table:style-name="ce1285"/>
          <table:table-cell table:style-name="ce1304"/>
          <table:table-cell table:style-name="ce1279"/>
          <table:table-cell table:style-name="ce1317" table:number-columns-repeated="2"/>
          <table:table-cell table:style-name="ce1285"/>
          <table:table-cell table:style-name="ce1329"/>
          <table:table-cell table:style-name="ce1279"/>
          <table:table-cell table:style-name="ce1317" table:number-columns-repeated="2"/>
          <table:table-cell table:style-name="ce1339"/>
          <table:table-cell table:style-name="ce1162"/>
          <table:table-cell table:style-name="ce1344"/>
          <table:table-cell table:style-name="ce1127"/>
          <table:table-cell table:style-name="ce1279"/>
          <table:table-cell table:style-name="ce336"/>
          <table:table-cell table:style-name="ce1317" table:number-columns-repeated="2"/>
          <table:table-cell table:style-name="ce1357"/>
          <table:table-cell table:style-name="ce1366"/>
          <table:table-cell table:style-name="ce1369"/>
          <table:table-cell table:style-name="ce1317" table:number-columns-repeated="2"/>
          <table:table-cell table:style-name="ce1374"/>
          <table:table-cell table:style-name="ce1329"/>
          <table:table-cell table:style-name="ce336"/>
          <table:table-cell table:style-name="ce1317" table:number-columns-repeated="2"/>
          <table:table-cell table:style-name="ce1383" office:value-type="string" calcext:value-type="string">
            <text:p>skulle</text:p>
          </table:table-cell>
          <table:table-cell table:style-name="ce1393" office:value-type="string" calcext:value-type="string">
            <text:p>l</text:p>
          </table:table-cell>
          <table:table-cell table:style-name="ce1401" office:value-type="string" calcext:value-type="string">
            <text:p>(Birkmann, 1987: 84)</text:p>
          </table:table-cell>
          <table:table-cell table:style-name="ce1317"/>
          <table:table-cell table:style-name="ce1337" office:value-type="string" calcext:value-type="string">
            <text:p>ja (<text:span text:style-name="T158">Im Prät. findet sich neben </text:span><text:span text:style-name="T159">skuldi </text:span><text:span text:style-name="T160">die durch die Assimilation von </text:span><text:span text:style-name="T159">-Id- &gt; -II- </text:span><text:span text:style-name="T160">entstandene Variante </text:span><text:span text:style-name="T159">skulli. Birkmann, 1987: 307)</text:span></text:p>
          </table:table-cell>
          <table:table-cell table:style-name="ce1383" office:value-type="string" calcext:value-type="string">
            <text:p>skulle</text:p>
          </table:table-cell>
          <table:table-cell table:style-name="ce1393" office:value-type="string" calcext:value-type="string">
            <text:p>l</text:p>
          </table:table-cell>
          <table:table-cell table:style-name="ce1401" office:value-type="string" calcext:value-type="string">
            <text:p>(Birkmann, 1987: 84)</text:p>
          </table:table-cell>
          <table:table-cell table:style-name="ce1317"/>
          <table:table-cell table:style-name="ce1337" office:value-type="string" calcext:value-type="string">
            <text:p>ja (<text:span text:style-name="T158">Im Prät. findet sich neben </text:span><text:span text:style-name="T159">skuldi </text:span><text:span text:style-name="T160">die durch die Assimilation von </text:span><text:span text:style-name="T159">-Id- &gt; -II- </text:span><text:span text:style-name="T160">entstandene Variante </text:span><text:span text:style-name="T159">skulli. Birkmann, 1987: 307)</text:span></text:p>
          </table:table-cell>
          <table:table-cell table:style-name="ce1285"/>
          <table:table-cell table:style-name="ce1329"/>
          <table:table-cell table:style-name="ce336"/>
          <table:table-cell table:style-name="ce1317" table:number-columns-repeated="2"/>
          <table:table-cell table:style-name="ce1188"/>
          <table:table-cell table:style-name="ce1281" table:number-columns-repeated="2"/>
          <table:table-cell table:style-name="ce1317" table:number-columns-repeated="2"/>
          <table:table-cell table:style-name="ce1285"/>
          <table:table-cell table:style-name="ce1329"/>
          <table:table-cell table:style-name="ce336"/>
          <table:table-cell table:style-name="ce1317" table:number-columns-repeated="2"/>
        </table:table-row>
        <table:table-row table:style-name="ro12">
          <table:covered-table-cell table:style-name="ce1070"/>
          <table:covered-table-cell table:number-columns-repeated="2" table:style-name="ce323"/>
          <table:covered-table-cell table:style-name="ce335"/>
          <table:table-cell table:style-name="ce1094"/>
          <table:table-cell table:style-name="ce1115" table:number-columns-repeated="3"/>
          <table:table-cell table:style-name="ce1094"/>
          <table:table-cell table:style-name="ce1196" table:number-columns-repeated="2"/>
          <table:table-cell table:style-name="ce1167"/>
          <table:table-cell table:style-name="ce1115"/>
          <table:table-cell table:style-name="ce1270"/>
          <table:table-cell table:style-name="ce1285"/>
          <table:table-cell table:style-name="ce1304"/>
          <table:table-cell table:style-name="ce1279"/>
          <table:table-cell table:style-name="ce1317" table:number-columns-repeated="2"/>
          <table:table-cell table:style-name="ce1285"/>
          <table:table-cell table:style-name="ce1329"/>
          <table:table-cell table:style-name="ce1279"/>
          <table:table-cell table:style-name="ce1317" table:number-columns-repeated="2"/>
          <table:table-cell table:style-name="ce1339"/>
          <table:table-cell table:style-name="ce1162"/>
          <table:table-cell table:style-name="ce1344"/>
          <table:table-cell table:style-name="ce1127"/>
          <table:table-cell table:style-name="ce1279"/>
          <table:table-cell table:style-name="ce336"/>
          <table:table-cell table:style-name="ce1317" table:number-columns-repeated="2"/>
          <table:table-cell table:style-name="ce1357"/>
          <table:table-cell table:style-name="ce1366"/>
          <table:table-cell table:style-name="ce1369"/>
          <table:table-cell table:style-name="ce1317" table:number-columns-repeated="2"/>
          <table:table-cell table:style-name="ce1374"/>
          <table:table-cell table:style-name="ce1329"/>
          <table:table-cell table:style-name="ce336"/>
          <table:table-cell table:style-name="ce1317" table:number-columns-repeated="2"/>
          <table:table-cell table:style-name="ce1383"/>
          <table:table-cell table:style-name="ce1393"/>
          <table:table-cell table:style-name="ce1401"/>
          <table:table-cell table:style-name="ce1317" table:number-columns-repeated="2"/>
          <table:table-cell table:style-name="ce1383"/>
          <table:table-cell table:style-name="ce1393"/>
          <table:table-cell table:style-name="ce1401"/>
          <table:table-cell table:style-name="ce1317" table:number-columns-repeated="2"/>
          <table:table-cell table:style-name="ce1285"/>
          <table:table-cell table:style-name="ce1329"/>
          <table:table-cell table:style-name="ce336"/>
          <table:table-cell table:style-name="ce1317" table:number-columns-repeated="2"/>
          <table:table-cell table:style-name="ce1285" office:value-type="string" calcext:value-type="string">
            <text:p>scolta</text:p>
          </table:table-cell>
          <table:table-cell table:style-name="ce1329" office:value-type="string" calcext:value-type="string">
            <text:p>t</text:p>
          </table:table-cell>
          <table:table-cell table:style-name="ce336" office:value-type="string" calcext:value-type="string">
            <text:p>(Ramat, 1981: 174)</text:p>
          </table:table-cell>
          <table:table-cell table:number-columns-repeated="2" table:style-name="ce1320" office:value-type="string" calcext:value-type="string">
            <text:p>ja</text:p>
          </table:table-cell>
          <table:table-cell table:style-name="ce1285"/>
          <table:table-cell table:style-name="ce1329"/>
          <table:table-cell table:style-name="ce336"/>
          <table:table-cell table:style-name="ce1317" table:number-columns-repeated="2"/>
        </table:table-row>
        <table:table-row table:style-name="ro2">
          <table:covered-table-cell table:style-name="ce1070"/>
          <table:table-cell table:style-name="ce327" office:value-type="string" calcext:value-type="string" table:number-columns-spanned="1" table:number-rows-spanned="2">
            <text:p>Partizip Präteritum</text:p>
          </table:table-cell>
          <table:table-cell table:style-name="ce327" office:value-type="string" calcext:value-type="string" table:number-columns-spanned="1" table:number-rows-spanned="2">
            <text:p>'gesollt‘</text:p>
          </table:table-cell>
          <table:covered-table-cell table:style-name="ce335"/>
          <table:table-cell table:style-name="ce1094"/>
          <table:table-cell table:style-name="ce1115" table:number-columns-repeated="3"/>
          <table:table-cell table:style-name="ce1094"/>
          <table:table-cell table:style-name="ce1196" table:number-columns-repeated="2"/>
          <table:table-cell table:style-name="ce1167"/>
          <table:table-cell table:style-name="ce1115"/>
          <table:table-cell table:style-name="ce1270"/>
          <table:table-cell table:style-name="ce1285"/>
          <table:table-cell table:style-name="ce1304"/>
          <table:table-cell table:style-name="ce1279"/>
          <table:table-cell table:style-name="ce1317" table:number-columns-repeated="2"/>
          <table:table-cell table:style-name="ce1285"/>
          <table:table-cell table:style-name="ce1329"/>
          <table:table-cell table:style-name="ce1279"/>
          <table:table-cell table:style-name="ce1317" table:number-columns-repeated="2"/>
          <table:table-cell table:style-name="ce1339"/>
          <table:table-cell table:style-name="ce1162"/>
          <table:table-cell table:style-name="ce1344"/>
          <table:table-cell table:style-name="ce1127"/>
          <table:table-cell table:style-name="ce1279"/>
          <table:table-cell table:style-name="ce336"/>
          <table:table-cell table:style-name="ce1317" table:number-columns-repeated="2"/>
          <table:table-cell table:style-name="ce1357"/>
          <table:table-cell table:style-name="ce1366"/>
          <table:table-cell table:style-name="ce1369"/>
          <table:table-cell table:style-name="ce1317" table:number-columns-repeated="2"/>
          <table:table-cell table:style-name="ce1374"/>
          <table:table-cell table:style-name="ce1329"/>
          <table:table-cell table:style-name="ce336"/>
          <table:table-cell table:style-name="ce1317" table:number-columns-repeated="2"/>
          <table:table-cell table:style-name="ce1383" office:value-type="string" calcext:value-type="string">
            <text:p><text:span text:style-name="T62">skulder, skylder</text:span> <text:span text:style-name="T52">(adj.) 'schuldig'</text:span></text:p>
          </table:table-cell>
          <table:table-cell table:style-name="ce1398" office:value-type="string" calcext:value-type="string">
            <text:p>d</text:p>
          </table:table-cell>
          <table:table-cell table:style-name="ce1401" office:value-type="string" calcext:value-type="string">
            <text:p>(Noreen, 1904: 468)</text:p>
          </table:table-cell>
          <table:table-cell table:style-name="ce1317"/>
          <table:table-cell table:style-name="ce1320" office:value-type="string" calcext:value-type="string">
            <text:p>ja (an<text:span text:style-name="T156">. </text:span><text:span text:style-name="T157">*ð &gt; d nach Silbe auf -l/-n, Noreen, 1970: 175)</text:span></text:p>
          </table:table-cell>
          <table:table-cell table:style-name="ce1383"/>
          <table:table-cell table:style-name="ce1393"/>
          <table:table-cell table:style-name="ce1401"/>
          <table:table-cell table:style-name="ce1317" table:number-columns-repeated="2"/>
          <table:table-cell table:style-name="ce1285"/>
          <table:table-cell table:style-name="ce1329"/>
          <table:table-cell table:style-name="ce336"/>
          <table:table-cell table:style-name="ce1317" table:number-columns-repeated="2"/>
          <table:table-cell table:style-name="ce1285"/>
          <table:table-cell table:style-name="ce1329"/>
          <table:table-cell table:style-name="ce336"/>
          <table:table-cell table:style-name="ce1317" table:number-columns-repeated="2"/>
          <table:table-cell table:style-name="ce1285"/>
          <table:table-cell table:style-name="ce1329"/>
          <table:table-cell table:style-name="ce336"/>
          <table:table-cell table:style-name="ce1317" table:number-columns-repeated="2"/>
        </table:table-row>
        <table:table-row table:style-name="ro25">
          <table:covered-table-cell table:style-name="ce1070"/>
          <table:covered-table-cell table:style-name="ce326" office:value-type="string" calcext:value-type="string">
            <text:p>Partizip Präteritum</text:p>
          </table:covered-table-cell>
          <table:covered-table-cell table:style-name="ce326"/>
          <table:covered-table-cell table:style-name="ce335"/>
          <table:table-cell table:style-name="ce1106" office:value-type="string" calcext:value-type="string">
            <text:p><text:span text:style-name="T62">*skl̥tós</text:span> (Wright, 1997: 163)</text:p>
          </table:table-cell>
          <table:table-cell table:style-name="ce1133" office:value-type="string" calcext:value-type="string">
            <text:p>*skulðás</text:p>
          </table:table-cell>
          <table:table-cell table:style-name="ce1152" office:value-type="string" calcext:value-type="string">
            <text:p>*<text:span text:style-name="T77">đ</text:span></text:p>
          </table:table-cell>
          <table:table-cell table:style-name="ce1168" office:value-type="string" calcext:value-type="string">
            <text:p>(Wright, 1997: 163)</text:p>
          </table:table-cell>
          <table:table-cell table:style-name="ce1106" office:value-type="string" calcext:value-type="string">
            <text:p><text:span text:style-name="T62">*skl̥tós</text:span> (Wright, 1997: 163)</text:p>
          </table:table-cell>
          <table:table-cell table:style-name="ce1133" office:value-type="string" calcext:value-type="string">
            <text:p>*skulðás</text:p>
          </table:table-cell>
          <table:table-cell table:style-name="ce1152" office:value-type="string" calcext:value-type="string">
            <text:p>*<text:span text:style-name="T77">ð</text:span></text:p>
          </table:table-cell>
          <table:table-cell table:style-name="ce1168" office:value-type="string" calcext:value-type="string">
            <text:p>(Wright, 1997: 163)</text:p>
          </table:table-cell>
          <table:table-cell table:style-name="ce1118" office:value-type="string" calcext:value-type="string">
            <text:p><text:span text:style-name="T62">*skltós</text:span> (Wright, 1997: 163)</text:p>
          </table:table-cell>
          <table:table-cell table:style-name="ce1271"/>
          <table:table-cell table:style-name="ce1133" office:value-type="string" calcext:value-type="string">
            <text:p>*skulðás</text:p>
          </table:table-cell>
          <table:table-cell table:style-name="ce1152" office:value-type="string" calcext:value-type="string">
            <text:p>*<text:span text:style-name="T77">ð</text:span></text:p>
          </table:table-cell>
          <table:table-cell table:style-name="ce1162" office:value-type="string" calcext:value-type="string">
            <text:p>(Wright, 1997: 163)</text:p>
          </table:table-cell>
          <table:table-cell table:number-columns-repeated="2" table:style-name="ce1320" office:value-type="string" calcext:value-type="string">
            <text:p>ja</text:p>
          </table:table-cell>
          <table:table-cell table:style-name="ce1200" office:value-type="string" calcext:value-type="string">
            <text:p>skulds</text:p>
          </table:table-cell>
          <table:table-cell table:style-name="ce1331" office:value-type="string" calcext:value-type="string">
            <text:p>d</text:p>
          </table:table-cell>
          <table:table-cell table:style-name="ce335" office:value-type="string" calcext:value-type="string">
            <text:p>(Köbler, 1989: 687)</text:p>
          </table:table-cell>
          <table:table-cell table:style-name="ce1335" office:value-type="string" calcext:value-type="string">
            <text:p><text:span text:style-name="T140">ja (</text:span><text:span text:style-name="T141">got. &lt;d&gt; inlautend nach Vokal = [đ] . Braune, Heinermanns, 2004: 75)</text:span></text:p>
          </table:table-cell>
          <table:table-cell table:style-name="ce1335" office:value-type="string" calcext:value-type="string">
            <text:p><text:span text:style-name="T140">ja (</text:span><text:span text:style-name="T141">got. &lt;d&gt; inlautend nach Vokal = [đ] . Braune, Heinermanns, 2004: 75)</text:span></text:p>
          </table:table-cell>
          <table:table-cell table:style-name="ce1341"/>
          <table:table-cell table:style-name="ce326"/>
          <table:table-cell table:style-name="ce335"/>
          <table:table-cell table:style-name="ce1291" office:value-type="string" calcext:value-type="string">
            <text:p>fehlt</text:p>
          </table:table-cell>
          <table:table-cell table:style-name="ce326"/>
          <table:table-cell table:style-name="ce335" office:value-type="string" calcext:value-type="string">
            <text:p>(Barnes, 2008: 153)</text:p>
          </table:table-cell>
          <table:table-cell table:style-name="ce1339" table:number-columns-repeated="2"/>
          <table:table-cell table:style-name="ce1358"/>
          <table:table-cell table:style-name="ce1367"/>
          <table:table-cell table:style-name="ce1370"/>
          <table:table-cell table:style-name="ce1339" table:number-columns-repeated="2"/>
          <table:table-cell table:style-name="ce1291"/>
          <table:table-cell table:style-name="ce326" table:number-columns-repeated="2"/>
          <table:table-cell table:style-name="ce1339" table:number-columns-repeated="2"/>
          <table:table-cell table:style-name="ce1384" office:value-type="string" calcext:value-type="string">
            <text:p>skulit <text:span text:style-name="T52">(ntr.)</text:span>, skulat <text:span text:style-name="T52">(seltener)</text:span></text:p>
          </table:table-cell>
          <table:table-cell table:style-name="ce1395" office:value-type="string" calcext:value-type="string">
            <text:p>t</text:p>
          </table:table-cell>
          <table:table-cell table:style-name="ce1402" office:value-type="string" calcext:value-type="string">
            <text:p>(Noreen, 1904: 468)</text:p>
          </table:table-cell>
          <table:table-cell table:style-name="ce1339" table:number-columns-repeated="2"/>
          <table:table-cell table:style-name="ce1388"/>
          <table:table-cell table:style-name="ce1394"/>
          <table:table-cell table:style-name="ce1402"/>
          <table:table-cell table:style-name="ce1339" table:number-columns-repeated="2"/>
          <table:table-cell table:style-name="ce1291"/>
          <table:table-cell table:style-name="ce326"/>
          <table:table-cell table:style-name="ce335"/>
          <table:table-cell table:style-name="ce1339" table:number-columns-repeated="2"/>
          <table:table-cell table:style-name="ce1291"/>
          <table:table-cell table:style-name="ce326"/>
          <table:table-cell table:style-name="ce335"/>
          <table:table-cell table:style-name="ce1339" table:number-columns-repeated="2"/>
          <table:table-cell table:style-name="ce1291"/>
          <table:table-cell table:style-name="ce326"/>
          <table:table-cell table:style-name="ce335"/>
          <table:table-cell table:style-name="ce1339" table:number-columns-repeated="2"/>
        </table:table-row>
        <table:table-row table:style-name="ro11">
          <table:table-cell table:style-name="ce310" office:value-type="float" office:value="9" calcext:value-type="float" table:number-columns-spanned="1" table:number-rows-spanned="8">
            <text:p>9</text:p>
          </table:table-cell>
          <table:table-cell office:value-type="string" calcext:value-type="string">
            <text:p>Infinitiv</text:p>
          </table:table-cell>
          <table:table-cell office:value-type="string" calcext:value-type="string">
            <text:p>'meinen'</text:p>
          </table:table-cell>
          <table:table-cell table:style-name="ce335" office:value-type="string" calcext:value-type="string" table:number-columns-spanned="1" table:number-rows-spanned="8">
            <text:p>IV. Klasse</text:p>
          </table:table-cell>
          <table:table-cell table:style-name="ce1094" office:value-type="string" calcext:value-type="string">
            <text:p>Wurzel *men- ‚einen Gedanken fassen‘, Perfekt *me-món/mn̥- (Rix, 2001: 435)</text:p>
          </table:table-cell>
          <table:table-cell table:style-name="ce1115" table:number-columns-repeated="3"/>
          <table:table-cell table:style-name="ce1094"/>
          <table:table-cell table:style-name="ce1198" office:value-type="string" calcext:value-type="string">
            <text:p>*munaną</text:p>
          </table:table-cell>
          <table:table-cell table:style-name="ce1198"/>
          <table:table-cell table:style-name="ce1238" office:value-type="string" calcext:value-type="string">
            <text:p>(Ringe, 2006: 261)</text:p>
          </table:table-cell>
          <table:table-cell table:style-name="ce1217" office:value-type="string" calcext:value-type="string">
            <text:p>*men-/mon-/m<text:span text:style-name="T118">n̥-</text:span><text:span text:style-name="T119"> 'geistig aktiv sein' (Birkmann, 1987: 68)</text:span></text:p>
          </table:table-cell>
          <table:table-cell table:style-name="ce1270"/>
          <table:table-cell table:style-name="ce1126" office:value-type="string" calcext:value-type="string">
            <text:p>*munan</text:p>
          </table:table-cell>
          <table:table-cell table:style-name="ce1300"/>
          <table:table-cell table:style-name="ce1312" office:value-type="string" calcext:value-type="string">
            <text:p>(Birkmann, 1987: 68)</text:p>
          </table:table-cell>
          <table:table-cell table:style-name="ce1198" table:number-columns-repeated="2"/>
          <table:table-cell table:style-name="ce1126" office:value-type="string" calcext:value-type="string">
            <office:annotation draw:style-name="gr41" draw:text-style-name="P6" svg:width="30.42mm" svg:height="25.71mm" svg:x="893.5mm" svg:y="1140.64mm" draw:caption-point-x="5.98mm" draw:caption-point-y="61.56mm">
              <dc:creator>H.S.</dc:creator>
              <dc:date>2017-03-16T00:00:00</dc:date>
              <text:p text:style-name="P4"><text:span text:style-name="T6">Belegt ist der Inf. des gleich flektierenden gamunan (Birkmann, 1987: 109)</text:span></text:p>
            </office:annotation>
            <text:p>*munan</text:p>
          </table:table-cell>
          <table:table-cell table:style-name="ce1328"/>
          <table:table-cell table:style-name="ce1312" office:value-type="string" calcext:value-type="string">
            <text:p>(Birkmann, 1987: 108)</text:p>
          </table:table-cell>
          <table:table-cell table:style-name="ce1198" table:number-columns-repeated="2"/>
          <table:table-cell table:style-name="ce1340"/>
          <table:table-cell table:style-name="ce1328"/>
          <table:table-cell table:style-name="ce1312"/>
          <table:table-cell table:style-name="ce1127" office:value-type="string" calcext:value-type="string">
            <text:p>muna</text:p>
          </table:table-cell>
          <table:table-cell table:style-name="ce1279"/>
          <table:table-cell table:style-name="ce336" office:value-type="string" calcext:value-type="string">
            <text:p>(Barnes, 2008: 153)</text:p>
          </table:table-cell>
          <table:table-cell table:style-name="ce1198" table:number-columns-repeated="2"/>
          <table:table-cell table:style-name="ce1355"/>
          <table:table-cell table:style-name="ce1365"/>
          <table:table-cell table:style-name="ce1369"/>
          <table:table-cell table:style-name="ce1198" table:number-columns-repeated="2"/>
          <table:table-cell office:value-type="string" calcext:value-type="string">
            <text:p>muna</text:p>
          </table:table-cell>
          <table:table-cell table:style-name="ce1279"/>
          <table:table-cell office:value-type="string" calcext:value-type="string">
            <text:p>(Birkmann, 1987: 227)</text:p>
          </table:table-cell>
          <table:table-cell table:style-name="ce1198" table:number-columns-repeated="2"/>
          <table:table-cell table:style-name="ce1381" office:value-type="string" calcext:value-type="string">
            <text:p>mona</text:p>
          </table:table-cell>
          <table:table-cell table:style-name="ce1391"/>
          <table:table-cell table:style-name="ce1401" office:value-type="string" calcext:value-type="string">
            <text:p>(Noreen, 1904: 468)</text:p>
          </table:table-cell>
          <table:table-cell table:style-name="ce1198" table:number-columns-repeated="2"/>
          <table:table-cell table:style-name="ce1381"/>
          <table:table-cell table:style-name="ce1391"/>
          <table:table-cell table:style-name="ce1401"/>
          <table:table-cell table:style-name="ce1198" table:number-columns-repeated="2"/>
          <table:table-cell table:style-name="ce1127" office:value-type="string" calcext:value-type="string">
            <text:p>-munan</text:p>
          </table:table-cell>
          <table:table-cell table:style-name="ce1279"/>
          <table:table-cell table:style-name="ce336" office:value-type="string" calcext:value-type="string">
            <text:p>(Campbell, 1997: 345)</text:p>
          </table:table-cell>
          <table:table-cell table:style-name="ce1198" table:number-columns-repeated="2"/>
          <table:table-cell table:style-name="ce1127"/>
          <table:table-cell table:style-name="ce1279"/>
          <table:table-cell table:style-name="ce336"/>
          <table:table-cell table:style-name="ce1198" table:number-columns-repeated="2"/>
          <table:table-cell table:style-name="ce1127" office:value-type="string" calcext:value-type="string">
            <text:p>*munan</text:p>
          </table:table-cell>
          <table:table-cell table:style-name="ce1279"/>
          <table:table-cell table:style-name="ce336" office:value-type="string" calcext:value-type="string">
            <text:p>(Birkmann, 1987: 177)</text:p>
          </table:table-cell>
          <table:table-cell table:style-name="ce1198" table:number-columns-repeated="2"/>
        </table:table-row>
        <table:table-row table:style-name="ro13">
          <table:covered-table-cell table:style-name="ce1070"/>
          <table:table-cell office:value-type="string" calcext:value-type="string">
            <text:p>1.Sg.Ind.Präs. Akt.</text:p>
          </table:table-cell>
          <table:table-cell office:value-type="string" calcext:value-type="string">
            <text:p>'ich meine'</text:p>
          </table:table-cell>
          <table:covered-table-cell table:style-name="ce335"/>
          <table:table-cell table:style-name="ce1094"/>
          <table:table-cell table:style-name="ce1115" table:number-columns-repeated="3"/>
          <table:table-cell table:style-name="ce1094" office:value-type="string" calcext:value-type="string">
            <text:p>*memóne ‚er/sie erinnert sich‘ (Ringe, 2006: 153)</text:p>
          </table:table-cell>
          <table:table-cell table:style-name="ce1199" table:number-columns-repeated="2"/>
          <table:table-cell table:style-name="ce1239"/>
          <table:table-cell table:style-name="ce1257" office:value-type="string" calcext:value-type="string">
            <text:p>*m(o)n- (Kroonen, 2013: 475)</text:p>
          </table:table-cell>
          <table:table-cell table:style-name="ce1270"/>
          <table:table-cell office:value-type="string" calcext:value-type="string">
            <office:annotation draw:style-name="gr38" draw:text-style-name="P6" svg:width="30.69mm" svg:height="13.86mm" svg:x="685.6mm" svg:y="1202.8mm" draw:caption-point-x="6.52mm" draw:caption-point-y="11.93mm">
              <dc:creator>H.S.</dc:creator>
              <dc:date>2017-03-16T00:00:00</dc:date>
              <text:p text:style-name="P4"><text:span text:style-name="T6">Flektiert wie *skal (Ramat, 1981:174)</text:span></text:p>
            </office:annotation>
            <text:p>*man</text:p>
          </table:table-cell>
          <table:table-cell table:style-name="ce1279"/>
          <table:table-cell office:value-type="string" calcext:value-type="string">
            <text:p>(Ramat, 1981: 174)</text:p>
          </table:table-cell>
          <table:table-cell table:number-columns-repeated="2"/>
          <table:table-cell office:value-type="string" calcext:value-type="string">
            <text:p>man</text:p>
          </table:table-cell>
          <table:table-cell table:style-name="ce1279"/>
          <table:table-cell office:value-type="string" calcext:value-type="string">
            <text:p>(Birkmann, 1987: 108)</text:p>
          </table:table-cell>
          <table:table-cell table:style-name="ce1115" table:number-columns-repeated="2"/>
          <table:table-cell table:style-name="ce1339"/>
          <table:table-cell table:style-name="ce1162"/>
          <table:table-cell table:style-name="ce1344"/>
          <table:table-cell table:style-name="ce1127" office:value-type="string" calcext:value-type="string">
            <text:p>man <text:span text:style-name="T136">3. Sg.</text:span></text:p>
          </table:table-cell>
          <table:table-cell table:style-name="ce1279"/>
          <table:table-cell table:style-name="ce336" office:value-type="string" calcext:value-type="string">
            <text:p>(Barnes, 2008: 153)</text:p>
          </table:table-cell>
          <table:table-cell table:style-name="ce1115" table:number-columns-repeated="2"/>
          <table:table-cell table:style-name="ce1355"/>
          <table:table-cell table:style-name="ce1365"/>
          <table:table-cell table:style-name="ce1369"/>
          <table:table-cell table:style-name="ce1115" table:number-columns-repeated="2"/>
          <table:table-cell table:style-name="ce1317" office:value-type="string" calcext:value-type="string">
            <text:p>man</text:p>
          </table:table-cell>
          <table:table-cell table:style-name="ce1279"/>
          <table:table-cell table:style-name="ce336" office:value-type="string" calcext:value-type="string">
            <text:p>(Heusler, 1932: 98)</text:p>
          </table:table-cell>
          <table:table-cell table:style-name="ce1115" table:number-columns-repeated="2"/>
          <table:table-cell table:style-name="ce1381" office:value-type="string" calcext:value-type="string">
            <text:p>mon </text:p>
          </table:table-cell>
          <table:table-cell table:style-name="ce1391"/>
          <table:table-cell table:style-name="ce1401" office:value-type="string" calcext:value-type="string">
            <text:p>(Noreen, 1904: 468)</text:p>
          </table:table-cell>
          <table:table-cell table:style-name="ce1115" table:number-columns-repeated="2"/>
          <table:table-cell table:style-name="ce1381"/>
          <table:table-cell table:style-name="ce1391"/>
          <table:table-cell table:style-name="ce1401"/>
          <table:table-cell table:style-name="ce1115" table:number-columns-repeated="2"/>
          <table:table-cell table:style-name="ce1127" office:value-type="string" calcext:value-type="string">
            <text:p><text:span text:style-name="T109">ġ</text:span><text:span text:style-name="T125">eman</text:span></text:p>
          </table:table-cell>
          <table:table-cell table:style-name="ce1279"/>
          <table:table-cell table:style-name="ce336" office:value-type="string" calcext:value-type="string">
            <text:p>(Campbell, 1997: 345)</text:p>
          </table:table-cell>
          <table:table-cell table:style-name="ce1115" table:number-columns-repeated="2"/>
          <table:table-cell table:style-name="ce1317"/>
          <table:table-cell table:style-name="ce1279"/>
          <table:table-cell table:style-name="ce336"/>
          <table:table-cell table:style-name="ce1115" table:number-columns-repeated="2"/>
          <table:table-cell table:style-name="ce1317"/>
          <table:table-cell table:style-name="ce1279"/>
          <table:table-cell table:style-name="ce336"/>
          <table:table-cell table:style-name="ce1115" table:number-columns-repeated="2"/>
        </table:table-row>
        <table:table-row table:style-name="ro13">
          <table:covered-table-cell table:style-name="ce1070"/>
          <table:table-cell office:value-type="string" calcext:value-type="string">
            <text:p>1.Pl.Ind.Präs. Akt.</text:p>
          </table:table-cell>
          <table:table-cell office:value-type="string" calcext:value-type="string">
            <text:p>'wir meinen'</text:p>
          </table:table-cell>
          <table:covered-table-cell table:style-name="ce335"/>
          <table:table-cell table:style-name="ce1094"/>
          <table:table-cell table:style-name="ce1115" table:number-columns-repeated="3"/>
          <table:table-cell table:style-name="ce1094"/>
          <table:table-cell table:style-name="ce1199" table:number-columns-repeated="2"/>
          <table:table-cell table:style-name="ce1239"/>
          <table:table-cell table:style-name="ce1217" office:value-type="string" calcext:value-type="string">
            <text:p>Wurzel *men- ‚einen Gedanken fassen‘, Perfekt *me-món/mn̥- (Rix, 2001: 435)</text:p>
          </table:table-cell>
          <table:table-cell table:style-name="ce1270"/>
          <table:table-cell office:value-type="string" calcext:value-type="string">
            <text:p>*munum</text:p>
          </table:table-cell>
          <table:table-cell table:style-name="ce1279"/>
          <table:table-cell office:value-type="string" calcext:value-type="string">
            <text:p>(Ramat, 1981: 174)</text:p>
          </table:table-cell>
          <table:table-cell table:number-columns-repeated="2"/>
          <table:table-cell office:value-type="string" calcext:value-type="string">
            <text:p>fehlt</text:p>
          </table:table-cell>
          <table:table-cell table:style-name="ce1279"/>
          <table:table-cell office:value-type="string" calcext:value-type="string">
            <text:p>(Birkmann, 1987: 108)</text:p>
          </table:table-cell>
          <table:table-cell table:style-name="ce1115" table:number-columns-repeated="2"/>
          <table:table-cell table:style-name="ce1339"/>
          <table:table-cell table:style-name="ce1162"/>
          <table:table-cell table:style-name="ce1344"/>
          <table:table-cell table:style-name="ce1127" office:value-type="string" calcext:value-type="string">
            <text:p>munu</text:p>
          </table:table-cell>
          <table:table-cell table:style-name="ce1279"/>
          <table:table-cell table:style-name="ce336" office:value-type="string" calcext:value-type="string">
            <text:p>(Barnes, 2008: 153)</text:p>
          </table:table-cell>
          <table:table-cell table:style-name="ce1115" table:number-columns-repeated="2"/>
          <table:table-cell table:style-name="ce1355"/>
          <table:table-cell table:style-name="ce1365"/>
          <table:table-cell table:style-name="ce1369"/>
          <table:table-cell table:style-name="ce1115" table:number-columns-repeated="2"/>
          <table:table-cell table:style-name="ce1317" office:value-type="string" calcext:value-type="string">
            <text:p>munom</text:p>
          </table:table-cell>
          <table:table-cell table:style-name="ce1279"/>
          <table:table-cell table:style-name="ce336" office:value-type="string" calcext:value-type="string">
            <text:p>(Heusler, 1932: 98)</text:p>
          </table:table-cell>
          <table:table-cell table:style-name="ce1115" table:number-columns-repeated="2"/>
          <table:table-cell table:style-name="ce1381"/>
          <table:table-cell table:style-name="ce1391"/>
          <table:table-cell table:style-name="ce1401"/>
          <table:table-cell table:style-name="ce1115" table:number-columns-repeated="2"/>
          <table:table-cell table:style-name="ce1381"/>
          <table:table-cell table:style-name="ce1391"/>
          <table:table-cell table:style-name="ce1401"/>
          <table:table-cell table:style-name="ce1115" table:number-columns-repeated="2"/>
          <table:table-cell table:style-name="ce1127" office:value-type="string" calcext:value-type="string">
            <text:p>-munon</text:p>
          </table:table-cell>
          <table:table-cell table:style-name="ce1279"/>
          <table:table-cell table:style-name="ce336" office:value-type="string" calcext:value-type="string">
            <text:p>(Campbell, 1997: 345)</text:p>
          </table:table-cell>
          <table:table-cell table:style-name="ce1115" table:number-columns-repeated="2"/>
          <table:table-cell table:style-name="ce1127"/>
          <table:table-cell table:style-name="ce1279"/>
          <table:table-cell table:style-name="ce336"/>
          <table:table-cell table:style-name="ce1115" table:number-columns-repeated="2"/>
          <table:table-cell table:style-name="ce1127"/>
          <table:table-cell table:style-name="ce1279"/>
          <table:table-cell table:style-name="ce336"/>
          <table:table-cell table:style-name="ce1115" table:number-columns-repeated="2"/>
        </table:table-row>
        <table:table-row table:style-name="ro33">
          <table:covered-table-cell table:style-name="ce1070"/>
          <table:table-cell table:number-columns-repeated="2"/>
          <table:covered-table-cell table:style-name="ce335"/>
          <table:table-cell table:style-name="ce1094"/>
          <table:table-cell table:style-name="ce1115" table:number-columns-repeated="3"/>
          <table:table-cell table:style-name="ce1094"/>
          <table:table-cell table:style-name="ce1199" table:number-columns-repeated="2"/>
          <table:table-cell table:style-name="ce1239"/>
          <table:table-cell table:style-name="ce1217"/>
          <table:table-cell table:style-name="ce1270"/>
          <table:table-cell/>
          <table:table-cell table:style-name="ce1279"/>
          <table:table-cell table:number-columns-repeated="4"/>
          <table:table-cell table:style-name="ce1279"/>
          <table:table-cell/>
          <table:table-cell table:style-name="ce1115" table:number-columns-repeated="2"/>
          <table:table-cell table:style-name="ce1339"/>
          <table:table-cell table:style-name="ce1162"/>
          <table:table-cell table:style-name="ce1344"/>
          <table:table-cell table:style-name="ce1285" office:value-type="string" calcext:value-type="string">
            <text:p>munda<text:span text:style-name="T136">.</text:span></text:p>
          </table:table-cell>
          <table:table-cell table:style-name="ce1329" office:value-type="string" calcext:value-type="string">
            <text:p>d</text:p>
          </table:table-cell>
          <table:table-cell table:style-name="ce336" office:value-type="string" calcext:value-type="string">
            <text:p>(Noreen, 1970: 351)</text:p>
          </table:table-cell>
          <table:table-cell table:style-name="ce1335" office:value-type="string" calcext:value-type="string">
            <text:p><text:span text:style-name="T140">ja (an</text:span><text:span text:style-name="T145">. </text:span><text:span text:style-name="T146">*đ &gt; d nach Silbe auf -l/-n, Noreen, 1970: 175)</text:span></text:p>
          </table:table-cell>
          <table:table-cell table:style-name="ce1335" office:value-type="string" calcext:value-type="string">
            <text:p><text:span text:style-name="T140">ja (an</text:span><text:span text:style-name="T145">. </text:span><text:span text:style-name="T146">*đ &gt; d nach Silbe auf -l/-n, Noreen, 1970: 175)</text:span></text:p>
          </table:table-cell>
          <table:table-cell table:style-name="ce1355"/>
          <table:table-cell table:style-name="ce1365"/>
          <table:table-cell table:style-name="ce1369"/>
          <table:table-cell table:style-name="ce1115" table:number-columns-repeated="2"/>
          <table:table-cell table:style-name="ce1285" office:value-type="string" calcext:value-type="string">
            <text:p>munda<text:span text:style-name="T136">.</text:span></text:p>
          </table:table-cell>
          <table:table-cell table:style-name="ce1329" office:value-type="string" calcext:value-type="string">
            <text:p>d</text:p>
          </table:table-cell>
          <table:table-cell table:style-name="ce336" office:value-type="string" calcext:value-type="string">
            <text:p>(Noreen, 1970: 351)</text:p>
          </table:table-cell>
          <table:table-cell table:style-name="ce1335" office:value-type="string" calcext:value-type="string">
            <text:p><text:span text:style-name="T140">ja (an</text:span><text:span text:style-name="T145">. </text:span><text:span text:style-name="T146">*đ &gt; d nach Silbe auf -l/-n, Noreen, 1970: 175)</text:span></text:p>
          </table:table-cell>
          <table:table-cell table:style-name="ce1335" office:value-type="string" calcext:value-type="string">
            <text:p><text:span text:style-name="T140">ja (an</text:span><text:span text:style-name="T145">. </text:span><text:span text:style-name="T146">*đ &gt; d nach Silbe auf -l/-n, Noreen, 1970: 175)</text:span></text:p>
          </table:table-cell>
          <table:table-cell table:style-name="ce1381"/>
          <table:table-cell table:style-name="ce1391"/>
          <table:table-cell table:style-name="ce1401"/>
          <table:table-cell table:style-name="ce1115" table:number-columns-repeated="2"/>
          <table:table-cell table:style-name="ce1381"/>
          <table:table-cell table:style-name="ce1391"/>
          <table:table-cell table:style-name="ce1401"/>
          <table:table-cell table:style-name="ce1115" table:number-columns-repeated="2"/>
          <table:table-cell table:style-name="ce1127"/>
          <table:table-cell table:style-name="ce1279"/>
          <table:table-cell table:style-name="ce336"/>
          <table:table-cell table:style-name="ce1115" table:number-columns-repeated="2"/>
          <table:table-cell table:style-name="ce1127"/>
          <table:table-cell table:style-name="ce1279"/>
          <table:table-cell table:style-name="ce336"/>
          <table:table-cell table:style-name="ce1115" table:number-columns-repeated="2"/>
          <table:table-cell table:style-name="ce1127"/>
          <table:table-cell table:style-name="ce1279"/>
          <table:table-cell table:style-name="ce336"/>
          <table:table-cell table:style-name="ce1115" table:number-columns-repeated="2"/>
        </table:table-row>
        <table:table-row table:style-name="ro34">
          <table:covered-table-cell table:style-name="ce1070"/>
          <table:table-cell table:style-name="ce322" office:value-type="string" calcext:value-type="string" table:number-columns-spanned="1" table:number-rows-spanned="3">
            <text:p>1./3. Sg.Ind.Prät. Akt.</text:p>
          </table:table-cell>
          <table:table-cell table:style-name="ce322" office:value-type="string" calcext:value-type="string" table:number-columns-spanned="1" table:number-rows-spanned="3">
            <text:p>'ich meinte'</text:p>
          </table:table-cell>
          <table:covered-table-cell table:style-name="ce335"/>
          <table:table-cell table:style-name="ce1094"/>
          <table:table-cell table:style-name="ce1130" office:value-type="string" calcext:value-type="string">
            <text:p><text:span text:style-name="T69">*mun-ð-ōⁿ</text:span> &gt; *munðōⁿ</text:p>
          </table:table-cell>
          <table:table-cell table:style-name="ce1151" office:value-type="string" calcext:value-type="string">
            <text:p>*đ</text:p>
          </table:table-cell>
          <table:table-cell table:style-name="ce1115" office:value-type="string" calcext:value-type="string">
            <text:p>(Ramat, 1981: 174)</text:p>
          </table:table-cell>
          <table:table-cell table:style-name="ce1094"/>
          <table:table-cell table:style-name="ce1115" office:value-type="string" calcext:value-type="string">
            <office:annotation draw:style-name="gr18" draw:text-style-name="P3" svg:width="28.99mm" svg:height="19.37mm" svg:x="394.95mm" svg:y="1210.14mm" draw:caption-point-x="-6.1mm" draw:caption-point-y="43.22mm">
              <dc:date>2017-05-02T00:00:00</dc:date>
              <text:p text:style-name="P2"><text:span text:style-name="T7">Zumindest in allen Einzelsprachen wird *</text:span><text:span text:style-name="T28">ð </text:span><text:span text:style-name="T7">&gt; d</text:span></text:p>
            </office:annotation>
            <text:p><text:span text:style-name="T88">*mund[á ded]ē &gt; </text:span><text:span text:style-name="T94">*mundē </text:span></text:p>
          </table:table-cell>
          <table:table-cell table:style-name="ce1226" office:value-type="string" calcext:value-type="string">
            <text:p>*<text:span text:style-name="T77">d</text:span></text:p>
          </table:table-cell>
          <table:table-cell table:style-name="ce1237" office:value-type="string" calcext:value-type="string">
            <text:p>(Ringe, 2006: 261)</text:p>
          </table:table-cell>
          <table:table-cell table:style-name="ce1115"/>
          <table:table-cell table:style-name="ce1270"/>
          <table:table-cell table:style-name="ce1286" office:value-type="string" calcext:value-type="string">
            <text:p>*munðōⁿ</text:p>
          </table:table-cell>
          <table:table-cell table:style-name="ce1226" office:value-type="string" calcext:value-type="string">
            <text:p>*<text:span text:style-name="T77">ð</text:span></text:p>
          </table:table-cell>
          <table:table-cell office:value-type="string" calcext:value-type="string">
            <text:p>(Ramat, 1981: 174)</text:p>
          </table:table-cell>
          <table:table-cell table:number-columns-repeated="2"/>
          <table:table-cell table:style-name="ce1285" office:value-type="string" calcext:value-type="string">
            <office:annotation draw:style-name="gr42" draw:text-style-name="P12" svg:width="28.99mm" svg:height="33.61mm" svg:x="905.58mm" svg:y="1190.76mm" draw:caption-point-x="-6.1mm" draw:caption-point-y="62.6mm">
              <dc:creator>H.S.</dc:creator>
              <dc:date>2017-03-19T00:00:00</dc:date>
              <text:p text:style-name="P11"><text:span text:style-name="T29">(Birkmann, 1987: 109) „Anmerkungen zu den Belegen erübrigen sich, da sie durchweg die regulären Forme zeigen.“</text:span></text:p>
            </office:annotation>
            <text:p>munda</text:p>
          </table:table-cell>
          <table:table-cell table:style-name="ce1329" office:value-type="string" calcext:value-type="string">
            <text:p>d</text:p>
          </table:table-cell>
          <table:table-cell office:value-type="string" calcext:value-type="string">
            <text:p>(Meid, 1971:107)</text:p>
          </table:table-cell>
          <table:table-cell table:number-columns-repeated="2" table:style-name="ce1320" office:value-type="string" calcext:value-type="string">
            <text:p>ja</text:p>
          </table:table-cell>
          <table:table-cell table:style-name="ce1339"/>
          <table:table-cell table:style-name="ce1162"/>
          <table:table-cell table:style-name="ce1344"/>
          <table:table-cell table:style-name="Default" table:number-columns-repeated="5"/>
          <table:table-cell table:style-name="ce1355"/>
          <table:table-cell table:style-name="ce1365"/>
          <table:table-cell table:style-name="ce1369"/>
          <table:table-cell table:style-name="ce1115" table:number-columns-repeated="2"/>
          <table:table-cell table:style-name="ce1374" office:value-type="string" calcext:value-type="string">
            <text:p>mynda</text:p>
          </table:table-cell>
          <table:table-cell table:style-name="ce1329" office:value-type="string" calcext:value-type="string">
            <text:p>d</text:p>
          </table:table-cell>
          <table:table-cell table:style-name="ce336" office:value-type="string" calcext:value-type="string">
            <text:p>(Birkmann, 1987: 68)</text:p>
          </table:table-cell>
          <table:table-cell table:style-name="ce1377" office:value-type="string" calcext:value-type="string">
            <text:p><text:span text:style-name="T150">Man darf wohl mit NOREEN 1970:352 annehmen, daß hier wie im Fall von </text:span><text:span text:style-name="T151">mega </text:span><text:span text:style-name="T152">(vgl. 7.2.1.2) die Formen des Konj. in den Ind. eingedrungen sind. Das gleiche Phänomen findet sich auch bei </text:span><text:span text:style-name="T151">munu </text:span><text:span text:style-name="T152">mit Prät.Ind.-Formen wie </text:span><text:span text:style-name="T151">mynda, minda, mrfnda, menda </text:span><text:span text:style-name="T152">und einmal im Stockholmer Homilienbuch bei </text:span><text:span text:style-name="T151">kunna (kynni). (Birkmann, 1987: 263 </text:span><text:span text:style-name="T153">Stammvokal</text:span></text:p>
          </table:table-cell>
          <table:table-cell table:style-name="ce1377" office:value-type="string" calcext:value-type="string">
            <text:p><text:span text:style-name="T150">Man darf wohl mit NOREEN 1970:352 annehmen, daß hier wie im Fall von </text:span><text:span text:style-name="T151">mega </text:span><text:span text:style-name="T152">(vgl. 7.2.1.2) die Formen des Konj. in den Ind. eingedrun- gen sind. Das gleiche Phänomen findet sich auch bei </text:span><text:span text:style-name="T151">munu </text:span><text:span text:style-name="T152">mit Prät.Ind.-Formen wie </text:span><text:span text:style-name="T151">mynda, minda, mrfnda, menda </text:span><text:span text:style-name="T152">und einmal im Stockholmer Homilienbuch bei </text:span><text:span text:style-name="T151">kunna (kynni). (Birkmann, 1987: 263 </text:span><text:span text:style-name="T153">Stammvokal</text:span></text:p>
          </table:table-cell>
          <table:table-cell table:style-name="ce1383" office:value-type="string" calcext:value-type="string">
            <text:p>fehlt </text:p>
          </table:table-cell>
          <table:table-cell table:style-name="ce1391"/>
          <table:table-cell table:style-name="ce1401" office:value-type="string" calcext:value-type="string">
            <text:p>(Noreen, 1904: 468)</text:p>
          </table:table-cell>
          <table:table-cell table:style-name="ce1115" table:number-columns-repeated="2"/>
          <table:table-cell table:style-name="ce1381"/>
          <table:table-cell table:style-name="ce1391"/>
          <table:table-cell table:style-name="ce1401"/>
          <table:table-cell table:style-name="ce1115" table:number-columns-repeated="2"/>
          <table:table-cell table:style-name="ce1285" office:value-type="string" calcext:value-type="string">
            <text:p>-munde</text:p>
          </table:table-cell>
          <table:table-cell table:style-name="ce1329" office:value-type="string" calcext:value-type="string">
            <text:p>d</text:p>
          </table:table-cell>
          <table:table-cell table:style-name="ce336" office:value-type="string" calcext:value-type="string">
            <text:p>(Campbell, 1997: 345)</text:p>
          </table:table-cell>
          <table:table-cell table:number-columns-repeated="2" table:style-name="ce1320" office:value-type="string" calcext:value-type="string">
            <text:p>ja </text:p>
          </table:table-cell>
          <table:table-cell table:style-name="ce1285"/>
          <table:table-cell table:style-name="ce1279"/>
          <table:table-cell table:style-name="ce336"/>
          <table:table-cell table:style-name="ce1115" table:number-columns-repeated="2"/>
          <table:table-cell table:style-name="ce1188"/>
          <table:table-cell table:style-name="ce1281" table:number-columns-repeated="2"/>
          <table:table-cell table:style-name="ce1115" table:number-columns-repeated="2"/>
        </table:table-row>
        <table:table-row table:style-name="ro12">
          <table:covered-table-cell table:style-name="ce1070"/>
          <table:covered-table-cell table:number-columns-repeated="2" table:style-name="ce322"/>
          <table:covered-table-cell table:style-name="ce335"/>
          <table:table-cell table:style-name="ce1094"/>
          <table:table-cell table:style-name="ce1115" table:number-columns-repeated="3"/>
          <table:table-cell table:style-name="ce1094"/>
          <table:table-cell table:style-name="ce1196" table:number-columns-repeated="2"/>
          <table:table-cell table:style-name="ce1167"/>
          <table:table-cell table:style-name="ce1115"/>
          <table:table-cell table:style-name="ce1270"/>
          <table:table-cell table:style-name="ce1286"/>
          <table:table-cell table:style-name="ce1156"/>
          <table:table-cell table:number-columns-repeated="3"/>
          <table:table-cell table:style-name="ce1285"/>
          <table:table-cell table:style-name="ce1329"/>
          <table:table-cell/>
          <table:table-cell table:style-name="ce1115" table:number-columns-repeated="2"/>
          <table:table-cell table:style-name="ce1339"/>
          <table:table-cell table:style-name="ce1162"/>
          <table:table-cell table:style-name="ce1344"/>
          <table:table-cell table:style-name="ce1285"/>
          <table:table-cell table:style-name="ce1329"/>
          <table:table-cell table:style-name="ce336"/>
          <table:table-cell table:style-name="ce1115" table:number-columns-repeated="2"/>
          <table:table-cell table:style-name="ce1355"/>
          <table:table-cell table:style-name="ce1365"/>
          <table:table-cell table:style-name="ce1369"/>
          <table:table-cell table:style-name="ce1115" table:number-columns-repeated="2"/>
          <table:table-cell table:style-name="ce1374" office:value-type="string" calcext:value-type="string">
            <text:p>munþa</text:p>
          </table:table-cell>
          <table:table-cell table:style-name="ce1329" office:value-type="string" calcext:value-type="string">
            <text:p>þ</text:p>
          </table:table-cell>
          <table:table-cell table:style-name="ce336" office:value-type="string" calcext:value-type="string">
            <text:p>(Heusler, 1932: 98)</text:p>
          </table:table-cell>
          <table:table-cell table:number-columns-repeated="2" table:style-name="ce1378" office:value-type="string" calcext:value-type="string">
            <text:p>Aisl. &lt;þ&gt; = [ð] (Noreen, 1970: 43)</text:p>
          </table:table-cell>
          <table:table-cell table:style-name="ce1383" office:value-type="string" calcext:value-type="string">
            <text:p>fehlt</text:p>
          </table:table-cell>
          <table:table-cell table:style-name="ce1391"/>
          <table:table-cell table:style-name="ce1401" office:value-type="string" calcext:value-type="string">
            <text:p>(Noreen, 1904: 468)</text:p>
          </table:table-cell>
          <table:table-cell table:style-name="ce1115" table:number-columns-repeated="2"/>
          <table:table-cell table:style-name="ce1381"/>
          <table:table-cell table:style-name="ce1391"/>
          <table:table-cell table:style-name="ce1401"/>
          <table:table-cell table:style-name="ce1115" table:number-columns-repeated="2"/>
          <table:table-cell table:style-name="ce1285"/>
          <table:table-cell table:style-name="ce1329"/>
          <table:table-cell table:style-name="ce336"/>
          <table:table-cell table:style-name="ce1115" table:number-columns-repeated="2"/>
          <table:table-cell table:style-name="ce1285"/>
          <table:table-cell table:style-name="ce1279"/>
          <table:table-cell table:style-name="ce336"/>
          <table:table-cell table:style-name="ce1115" table:number-columns-repeated="2"/>
          <table:table-cell table:style-name="ce1188"/>
          <table:table-cell table:style-name="ce1281" table:number-columns-repeated="2"/>
          <table:table-cell table:style-name="ce1115" table:number-columns-repeated="2"/>
        </table:table-row>
        <table:table-row table:style-name="ro35">
          <table:covered-table-cell table:style-name="ce1070"/>
          <table:covered-table-cell table:number-columns-repeated="2" table:style-name="ce323"/>
          <table:covered-table-cell table:style-name="ce335"/>
          <table:table-cell table:style-name="ce1094"/>
          <table:table-cell table:style-name="ce1115" table:number-columns-repeated="3"/>
          <table:table-cell table:style-name="ce1094"/>
          <table:table-cell table:style-name="ce1189"/>
          <table:table-cell table:style-name="ce1192"/>
          <table:table-cell table:style-name="ce1168"/>
          <table:table-cell table:style-name="ce1115"/>
          <table:table-cell table:style-name="ce1270"/>
          <table:table-cell table:style-name="ce1285"/>
          <table:table-cell table:style-name="ce1156"/>
          <table:table-cell table:style-name="ce1279"/>
          <table:table-cell table:style-name="ce1317" table:number-columns-repeated="2"/>
          <table:table-cell table:style-name="ce1285"/>
          <table:table-cell table:style-name="ce1329"/>
          <table:table-cell table:style-name="ce1279"/>
          <table:table-cell table:style-name="ce1317" table:number-columns-repeated="2"/>
          <table:table-cell table:style-name="ce1339"/>
          <table:table-cell table:style-name="ce1162"/>
          <table:table-cell table:style-name="ce1344"/>
          <table:table-cell table:style-name="ce1289" office:value-type="string" calcext:value-type="string">
            <text:p>munaþr</text:p>
          </table:table-cell>
          <table:table-cell table:style-name="ce1347" office:value-type="string" calcext:value-type="string">
            <text:p>þ</text:p>
          </table:table-cell>
          <table:table-cell table:style-name="ce336" office:value-type="string" calcext:value-type="string">
            <text:p>(Noreen, 1970: 351)</text:p>
          </table:table-cell>
          <table:table-cell table:style-name="ce1351" office:value-type="string" calcext:value-type="string">
            <text:p>a analogisch eingefügt? <text:span text:style-name="T49">Stammauslaut</text:span></text:p>
          </table:table-cell>
          <table:table-cell table:style-name="ce1351" office:value-type="string" calcext:value-type="string">
            <text:p>a analogisch eingefügt? <text:span text:style-name="T49">Stammauslaut</text:span></text:p>
          </table:table-cell>
          <table:table-cell table:style-name="ce1355"/>
          <table:table-cell table:style-name="ce1365"/>
          <table:table-cell table:style-name="ce1369"/>
          <table:table-cell table:style-name="ce1317" table:number-columns-repeated="2"/>
          <table:table-cell table:style-name="ce1289" office:value-type="string" calcext:value-type="string">
            <text:p>munaþr</text:p>
          </table:table-cell>
          <table:table-cell table:style-name="ce1347" office:value-type="string" calcext:value-type="string">
            <text:p>þ</text:p>
          </table:table-cell>
          <table:table-cell table:style-name="ce336" office:value-type="string" calcext:value-type="string">
            <text:p>(Noreen, 1970: 351)</text:p>
          </table:table-cell>
          <table:table-cell table:style-name="ce1351" office:value-type="string" calcext:value-type="string">
            <text:p>a analogisch eingefügt? <text:span text:style-name="T49">Stammauslaut</text:span></text:p>
          </table:table-cell>
          <table:table-cell table:style-name="ce1351" office:value-type="string" calcext:value-type="string">
            <text:p>a analogisch eingefügt? <text:span text:style-name="T49">Stammauslaut</text:span></text:p>
          </table:table-cell>
          <table:table-cell table:style-name="ce1383" office:value-type="string" calcext:value-type="string">
            <text:p>fehlt</text:p>
          </table:table-cell>
          <table:table-cell table:style-name="ce1391"/>
          <table:table-cell table:style-name="ce1401" office:value-type="string" calcext:value-type="string">
            <text:p>(Noreen, 1904: 468)</text:p>
          </table:table-cell>
          <table:table-cell table:style-name="ce1317" table:number-columns-repeated="2"/>
          <table:table-cell table:style-name="ce1381"/>
          <table:table-cell table:style-name="ce1391"/>
          <table:table-cell table:style-name="ce1401"/>
          <table:table-cell table:style-name="ce1317" table:number-columns-repeated="2"/>
          <table:table-cell table:style-name="ce1285"/>
          <table:table-cell table:style-name="ce1329"/>
          <table:table-cell table:style-name="ce336"/>
          <table:table-cell table:style-name="ce1317" table:number-columns-repeated="2"/>
          <table:table-cell table:style-name="ce1285"/>
          <table:table-cell table:style-name="ce1279"/>
          <table:table-cell table:style-name="ce336"/>
          <table:table-cell table:style-name="ce1317" table:number-columns-repeated="2"/>
          <table:table-cell table:style-name="ce1285" office:value-type="string" calcext:value-type="string">
            <text:p>far-munsta</text:p>
          </table:table-cell>
          <table:table-cell table:style-name="ce1329" office:value-type="string" calcext:value-type="string">
            <text:p>st</text:p>
          </table:table-cell>
          <table:table-cell table:style-name="ce336" office:value-type="string" calcext:value-type="string">
            <text:p>(Birkmann, 1987: 68)</text:p>
          </table:table-cell>
          <table:table-cell table:style-name="ce1441" office:value-type="string" calcext:value-type="string">
            <text:p><text:span text:style-name="T150">Das Prät. </text:span><text:span text:style-name="T151">farmunste </text:span><text:span text:style-name="T152">zeigt s-Einschub wie die entsprechenden Formen von </text:span><text:span text:style-name="T151">*kunnan, *giunnan </text:span><text:span text:style-name="T152">und </text:span><text:span text:style-name="T151">*durranf </text:span><text:span text:style-name="T152">die Bildung der 2.Sg.Präs.Ind. </text:span><text:span text:style-name="T151">'farmanst </text:span><text:span text:style-name="T152">schließt sich ebenfalls an diese Untergruppe an, vgl. 5.3.4. (Birkmann, 1987: 178) </text:span><text:span text:style-name="T199">(Birkmann, 1987: 143) </text:span><text:span text:style-name="T200">Stammauslaut</text:span></text:p>
          </table:table-cell>
          <table:table-cell table:style-name="ce1441" office:value-type="string" calcext:value-type="string">
            <text:p><text:span text:style-name="T150">Das Prät. </text:span><text:span text:style-name="T151">farmunste </text:span><text:span text:style-name="T152">zeigt s-Einschub wie die entsprechenden Formen von </text:span><text:span text:style-name="T151">*kunnan, *giunnan </text:span><text:span text:style-name="T152">und </text:span><text:span text:style-name="T151">*durranf </text:span><text:span text:style-name="T152">die Bildung der 2.Sg.Präs.Ind. </text:span><text:span text:style-name="T151">'farmanst </text:span><text:span text:style-name="T152">schließt sich ebenfalls an diese Untergruppe an, vgl. 5.3.4. (Birkmann, 1987: 178) </text:span><text:span text:style-name="T199">(Birkmann, 1987: 143)</text:span><text:span text:style-name="T201"> </text:span><text:span text:style-name="T202">Stammauslaut</text:span></text:p>
          </table:table-cell>
        </table:table-row>
        <table:table-row table:style-name="ro23">
          <table:covered-table-cell table:style-name="ce1070"/>
          <table:table-cell table:style-name="ce326" office:value-type="string" calcext:value-type="string">
            <text:p>Partizip Präteritum</text:p>
          </table:table-cell>
          <table:table-cell table:style-name="ce326"/>
          <table:covered-table-cell table:style-name="ce335"/>
          <table:table-cell table:style-name="ce1106" office:value-type="string" calcext:value-type="string">
            <text:p><text:span text:style-name="T62">*mntós</text:span> (Wright, 1997: 163)</text:p>
          </table:table-cell>
          <table:table-cell table:style-name="ce1134" office:value-type="string" calcext:value-type="string">
            <text:p>*munðás</text:p>
          </table:table-cell>
          <table:table-cell table:style-name="ce1125" office:value-type="string" calcext:value-type="string">
            <text:p><text:span text:style-name="T49">*</text:span><text:span text:style-name="T77">đ</text:span></text:p>
          </table:table-cell>
          <table:table-cell table:style-name="ce1118" office:value-type="string" calcext:value-type="string">
            <text:p>(Wright, 1997: 163)</text:p>
          </table:table-cell>
          <table:table-cell table:style-name="ce1177" office:value-type="string" calcext:value-type="string">
            <text:p><text:span text:style-name="T62">*mntós</text:span> (Wright, 1997: 163)</text:p>
          </table:table-cell>
          <table:table-cell table:style-name="ce1200" office:value-type="string" calcext:value-type="string">
            <text:p>*munðás</text:p>
          </table:table-cell>
          <table:table-cell table:style-name="ce1227" office:value-type="string" calcext:value-type="string">
            <text:p>*<text:span text:style-name="T77">ð</text:span></text:p>
          </table:table-cell>
          <table:table-cell table:style-name="ce335" office:value-type="string" calcext:value-type="string">
            <text:p>(Wright, 1997: 163)</text:p>
          </table:table-cell>
          <table:table-cell table:style-name="ce1118" office:value-type="string" calcext:value-type="string">
            <text:p><text:span text:style-name="T62">*mntós</text:span> (Wright, 1997: 163)</text:p>
          </table:table-cell>
          <table:table-cell table:style-name="ce1271"/>
          <table:table-cell table:style-name="ce1200" office:value-type="string" calcext:value-type="string">
            <text:p>*munðás</text:p>
          </table:table-cell>
          <table:table-cell table:style-name="ce1227" office:value-type="string" calcext:value-type="string">
            <text:p>*<text:span text:style-name="T77">ð</text:span></text:p>
          </table:table-cell>
          <table:table-cell table:style-name="ce335" office:value-type="string" calcext:value-type="string">
            <text:p>(Wright, 1997: 163)</text:p>
          </table:table-cell>
          <table:table-cell table:number-columns-repeated="2" table:style-name="ce1320" office:value-type="string" calcext:value-type="string">
            <text:p>ja</text:p>
          </table:table-cell>
          <table:table-cell table:style-name="ce1200" office:value-type="string" calcext:value-type="string">
            <text:p>munds</text:p>
          </table:table-cell>
          <table:table-cell table:style-name="ce1331" office:value-type="string" calcext:value-type="string">
            <text:p>d</text:p>
          </table:table-cell>
          <table:table-cell table:style-name="ce335" office:value-type="string" calcext:value-type="string">
            <text:p>(Birkmann, 1987: 109)</text:p>
          </table:table-cell>
          <table:table-cell table:number-columns-repeated="2" table:style-name="ce1320" office:value-type="string" calcext:value-type="string">
            <text:p>ja</text:p>
          </table:table-cell>
          <table:table-cell table:style-name="ce1341"/>
          <table:table-cell table:style-name="ce326"/>
          <table:table-cell table:style-name="ce335"/>
          <table:table-cell table:style-name="ce1200" office:value-type="string" calcext:value-type="string">
            <text:p>munat</text:p>
          </table:table-cell>
          <table:table-cell table:style-name="ce1331"/>
          <table:table-cell table:style-name="ce335" office:value-type="string" calcext:value-type="string">
            <text:p>(Barnes, 2008: 153)</text:p>
          </table:table-cell>
          <table:table-cell table:style-name="ce1351" office:value-type="string" calcext:value-type="string">
            <text:p>a analogisch eingefügt? <text:span text:style-name="T49">Stammauslaut</text:span></text:p>
          </table:table-cell>
          <table:table-cell table:style-name="ce1351" office:value-type="string" calcext:value-type="string">
            <text:p>a analogisch eingefügt? <text:span text:style-name="T49">Stammauslaut</text:span></text:p>
          </table:table-cell>
          <table:table-cell table:style-name="ce1358"/>
          <table:table-cell table:style-name="ce1367"/>
          <table:table-cell table:style-name="ce1370"/>
          <table:table-cell table:style-name="ce1118" table:number-columns-repeated="2"/>
          <table:table-cell table:style-name="ce1200" office:value-type="string" calcext:value-type="string">
            <text:p>munat</text:p>
          </table:table-cell>
          <table:table-cell table:style-name="ce1331" office:value-type="string" calcext:value-type="string">
            <text:p>t</text:p>
          </table:table-cell>
          <table:table-cell table:style-name="ce326" office:value-type="string" calcext:value-type="string">
            <text:p>(Heusler, 1932: 98)</text:p>
          </table:table-cell>
          <table:table-cell table:style-name="ce1351" office:value-type="string" calcext:value-type="string">
            <text:p>a analogisch eingefügt? <text:span text:style-name="T49">Stammauslaut</text:span></text:p>
          </table:table-cell>
          <table:table-cell table:style-name="ce1351" office:value-type="string" calcext:value-type="string">
            <text:p>a analogisch eingefügt? <text:span text:style-name="T49">Stammauslaut</text:span></text:p>
          </table:table-cell>
          <table:table-cell table:style-name="ce1384" office:value-type="string" calcext:value-type="string">
            <text:p>fehlt</text:p>
          </table:table-cell>
          <table:table-cell table:style-name="ce1394"/>
          <table:table-cell table:style-name="ce1402" office:value-type="string" calcext:value-type="string">
            <text:p>(Noreen, 1904: 468)</text:p>
          </table:table-cell>
          <table:table-cell table:style-name="ce1118" table:number-columns-repeated="2"/>
          <table:table-cell table:style-name="ce1388"/>
          <table:table-cell table:style-name="ce1394"/>
          <table:table-cell table:style-name="ce1402"/>
          <table:table-cell table:style-name="ce1118" table:number-columns-repeated="2"/>
          <table:table-cell table:style-name="ce1200" office:value-type="string" calcext:value-type="string">
            <text:p>-munen</text:p>
          </table:table-cell>
          <table:table-cell table:style-name="ce1331"/>
          <table:table-cell table:style-name="ce335" office:value-type="string" calcext:value-type="string">
            <text:p>(Campbell, 1979: 345)</text:p>
          </table:table-cell>
          <table:table-cell table:style-name="ce1425" office:value-type="string" calcext:value-type="string">
            <text:p>st. Partizip?<text:span text:style-name="T49"> Dentalsuffix</text:span></text:p>
          </table:table-cell>
          <table:table-cell table:style-name="ce1425" office:value-type="string" calcext:value-type="string">
            <text:p>st. Partizip?<text:span text:style-name="T49"> Dentalsuffix</text:span></text:p>
          </table:table-cell>
          <table:table-cell table:style-name="ce1291"/>
          <table:table-cell table:style-name="ce326"/>
          <table:table-cell table:style-name="ce335"/>
          <table:table-cell table:style-name="ce1118" table:number-columns-repeated="2"/>
          <table:table-cell table:style-name="ce1291"/>
          <table:table-cell table:style-name="ce326"/>
          <table:table-cell table:style-name="ce335"/>
          <table:table-cell table:style-name="ce1118" table:number-columns-repeated="2"/>
        </table:table-row>
        <table:table-row table:style-name="ro13">
          <table:table-cell table:style-name="ce315" office:value-type="float" office:value="10" calcext:value-type="float" table:number-columns-spanned="1" table:number-rows-spanned="8">
            <text:p>10</text:p>
          </table:table-cell>
          <table:table-cell table:style-name="ce322" office:value-type="string" calcext:value-type="string" table:number-columns-spanned="1" table:number-rows-spanned="2">
            <text:p>Infinitiv</text:p>
          </table:table-cell>
          <table:table-cell table:style-name="ce322" office:value-type="string" calcext:value-type="string" table:number-columns-spanned="1" table:number-rows-spanned="2">
            <text:p>'können'</text:p>
          </table:table-cell>
          <table:table-cell table:style-name="ce335" office:value-type="string" calcext:value-type="string" table:number-columns-spanned="1" table:number-rows-spanned="8">
            <text:p>V. Klasse</text:p>
          </table:table-cell>
          <table:table-cell table:style-name="ce1094" office:value-type="string" calcext:value-type="string">
            <text:p>idg. Stativ *mágʰ-h₂a (Lühr, 1987: 267)</text:p>
          </table:table-cell>
          <table:table-cell table:style-name="ce1115" table:number-columns-repeated="3"/>
          <table:table-cell table:style-name="ce1094"/>
          <table:table-cell table:style-name="ce1198" office:value-type="string" calcext:value-type="string">
            <text:p>*maganą</text:p>
          </table:table-cell>
          <table:table-cell table:style-name="ce1198"/>
          <table:table-cell table:style-name="ce1238" office:value-type="string" calcext:value-type="string">
            <text:p>(Ringe, 2006: 261)</text:p>
          </table:table-cell>
          <table:table-cell table:style-name="ce1217" office:value-type="string" calcext:value-type="string">
            <text:p>*megʰ-/mogʰ-/m̥gʰ- oder *meh₂g-/m̥h₂g-? (Birkmann, 1987: 72-74)</text:p>
          </table:table-cell>
          <table:table-cell table:style-name="ce1270" office:value-type="string" calcext:value-type="string">
            <text:p>Sg. *mag- , Pl. *mag-/mug- ? (Birkmann, 1987: 72)</text:p>
          </table:table-cell>
          <table:table-cell table:style-name="ce1126" office:value-type="string" calcext:value-type="string">
            <text:p>*magan</text:p>
          </table:table-cell>
          <table:table-cell table:style-name="ce1300"/>
          <table:table-cell table:style-name="ce1312" office:value-type="string" calcext:value-type="string">
            <text:p>(Meid, 1971:108)</text:p>
          </table:table-cell>
          <table:table-cell table:style-name="ce1198" table:number-columns-repeated="2"/>
          <table:table-cell table:style-name="ce1126" office:value-type="string" calcext:value-type="string">
            <text:p>*magan</text:p>
          </table:table-cell>
          <table:table-cell table:style-name="ce1328"/>
          <table:table-cell table:style-name="ce1312" office:value-type="string" calcext:value-type="string">
            <text:p>(Birkmann, 1987: 113)</text:p>
          </table:table-cell>
          <table:table-cell table:style-name="ce1198" table:number-columns-repeated="2"/>
          <table:table-cell table:style-name="ce1340"/>
          <table:table-cell table:style-name="ce1328"/>
          <table:table-cell table:style-name="ce1312"/>
          <table:table-cell table:style-name="ce1127" office:value-type="string" calcext:value-type="string">
            <office:annotation draw:style-name="gr43" draw:text-style-name="P3" svg:width="28.99mm" svg:height="41.07mm" svg:x="1175.74mm" svg:y="1243.85mm" draw:caption-point-x="-6.1mm" draw:caption-point-y="80.33mm">
              <dc:creator>H.S.</dc:creator>
              <dc:date>2017-03-29T00:00:00</dc:date>
              <text:p text:style-name="P2"><text:span text:style-name="T7">Das e in mega ist eine westnordische Neuerung, vgl. got. *magan, altschw. magho, mughu (Heusler, 1932: 98)</text:span></text:p>
            </office:annotation>
            <text:p>mega</text:p>
          </table:table-cell>
          <table:table-cell table:style-name="ce1279"/>
          <table:table-cell table:style-name="ce336" office:value-type="string" calcext:value-type="string">
            <text:p>(Barnes, 2008: 153)</text:p>
          </table:table-cell>
          <table:table-cell table:style-name="ce1198" table:number-columns-repeated="2"/>
          <table:table-cell table:style-name="ce1355"/>
          <table:table-cell table:style-name="ce1365"/>
          <table:table-cell table:style-name="ce1369"/>
          <table:table-cell table:style-name="ce1198" table:number-columns-repeated="2"/>
          <table:table-cell office:value-type="string" calcext:value-type="string">
            <text:p>mega</text:p>
          </table:table-cell>
          <table:table-cell table:style-name="ce1279"/>
          <table:table-cell office:value-type="string" calcext:value-type="string">
            <text:p>(Birkmann, 1987: 227)</text:p>
          </table:table-cell>
          <table:table-cell table:style-name="ce1198" table:number-columns-repeated="2"/>
          <table:table-cell table:style-name="ce1381" office:value-type="string" calcext:value-type="string">
            <text:p>magha, mogha, mugha</text:p>
          </table:table-cell>
          <table:table-cell table:style-name="ce1391"/>
          <table:table-cell table:style-name="ce1401" office:value-type="string" calcext:value-type="string">
            <text:p>(Noreen, 1904: 469)</text:p>
          </table:table-cell>
          <table:table-cell table:style-name="ce1198" table:number-columns-repeated="2"/>
          <table:table-cell table:style-name="ce1381"/>
          <table:table-cell table:style-name="ce1391"/>
          <table:table-cell table:style-name="ce1401"/>
          <table:table-cell table:style-name="ce1198" table:number-columns-repeated="2"/>
          <table:table-cell table:style-name="ce1127"/>
          <table:table-cell table:style-name="ce1279"/>
          <table:table-cell table:style-name="ce336"/>
          <table:table-cell table:style-name="ce1198" table:number-columns-repeated="2"/>
          <table:table-cell table:style-name="ce1127" office:value-type="string" calcext:value-type="string">
            <office:annotation draw:style-name="gr44" draw:text-style-name="P3" svg:width="28.99mm" svg:height="97.49mm" svg:x="2183mm" svg:y="888.74mm" draw:caption-point-x="-6.1mm" draw:caption-point-y="435.44mm">
              <dc:creator>H.S.</dc:creator>
              <dc:date>2017-03-19T00:00:00</dc:date>
              <text:p text:style-name="P2"><text:span text:style-name="T7">(Birkmann, 1987: 153) Nebeneinander von -a- und -u- im Präs. Pl. Und Konj., -a- und -o- im Prät. Ind. Und Konj. - in 1.2.6. bereits für Urgerm. Postuliert</text:span></text:p>
              <text:p text:style-name="P2"><text:span text:style-name="T7">-Tendenz: im Pl. Präs.Ind. -a- durch -u- ersetzen, im Prät. -a- durch -o- ersetzen, dialektaler Unterschied im 9.Jh, mdt. Eher -u-/-o-, obdt. Eher -a-</text:span></text:p>
            </office:annotation>
            <text:p>magan, mugan</text:p>
          </table:table-cell>
          <table:table-cell table:style-name="ce1279"/>
          <table:table-cell table:style-name="ce336" office:value-type="string" calcext:value-type="string">
            <text:p>(Birkmann, 1987: 153)</text:p>
          </table:table-cell>
          <table:table-cell table:style-name="ce1198" table:number-columns-repeated="2"/>
          <table:table-cell table:style-name="ce1127" office:value-type="string" calcext:value-type="string">
            <text:p>*mugan</text:p>
          </table:table-cell>
          <table:table-cell table:style-name="ce1279"/>
          <table:table-cell table:style-name="ce336" office:value-type="string" calcext:value-type="string">
            <text:p>(Birkmann, 1987: 178)</text:p>
          </table:table-cell>
          <table:table-cell table:style-name="ce1198" table:number-columns-repeated="2"/>
        </table:table-row>
        <table:table-row table:style-name="ro12">
          <table:covered-table-cell table:style-name="ce1072"/>
          <table:covered-table-cell table:number-columns-repeated="2" table:style-name="ce323"/>
          <table:covered-table-cell table:style-name="ce335"/>
          <table:table-cell table:style-name="ce1094"/>
          <table:table-cell table:style-name="ce1115" table:number-columns-repeated="3"/>
          <table:table-cell table:style-name="ce1094"/>
          <table:table-cell table:style-name="ce1115" table:number-columns-repeated="2"/>
          <table:table-cell table:style-name="ce1166"/>
          <table:table-cell table:style-name="ce1264" office:value-type="string" calcext:value-type="string">
            <text:p>*m(o)gʰ- (Kroonen, 2013: 373)</text:p>
          </table:table-cell>
          <table:table-cell table:style-name="ce1270"/>
          <table:table-cell office:value-type="string" calcext:value-type="string">
            <text:p>*mugan</text:p>
          </table:table-cell>
          <table:table-cell table:style-name="ce1299"/>
          <table:table-cell office:value-type="string" calcext:value-type="string">
            <text:p>(Birkmann, 1987: 72)</text:p>
          </table:table-cell>
          <table:table-cell table:number-columns-repeated="2"/>
          <table:table-cell table:style-name="ce1317"/>
          <table:table-cell table:style-name="ce1162"/>
          <table:table-cell table:style-name="ce1279"/>
          <table:table-cell table:style-name="ce1115" table:number-columns-repeated="2"/>
          <table:table-cell table:style-name="ce1339"/>
          <table:table-cell table:style-name="ce1162"/>
          <table:table-cell table:style-name="ce1344"/>
          <table:table-cell table:style-name="ce1281"/>
          <table:table-cell table:style-name="ce1279"/>
          <table:table-cell table:style-name="ce336"/>
          <table:table-cell table:style-name="ce1115" table:number-columns-repeated="2"/>
          <table:table-cell table:style-name="ce1355"/>
          <table:table-cell table:style-name="ce1365"/>
          <table:table-cell table:style-name="ce1369"/>
          <table:table-cell table:style-name="ce1115" table:number-columns-repeated="2"/>
          <table:table-cell table:style-name="ce1317"/>
          <table:table-cell table:style-name="ce1279" table:number-columns-repeated="2"/>
          <table:table-cell table:style-name="ce1115" table:number-columns-repeated="2"/>
          <table:table-cell table:style-name="ce1381" office:value-type="string" calcext:value-type="string">
            <text:p>mā</text:p>
          </table:table-cell>
          <table:table-cell table:style-name="ce1391"/>
          <table:table-cell table:style-name="ce1401" office:value-type="string" calcext:value-type="string">
            <text:p>(Noreen, 1904: 469)</text:p>
          </table:table-cell>
          <table:table-cell table:style-name="ce1115" table:number-columns-repeated="2"/>
          <table:table-cell table:style-name="ce1381"/>
          <table:table-cell table:style-name="ce1391"/>
          <table:table-cell table:style-name="ce1401"/>
          <table:table-cell table:style-name="ce1115" table:number-columns-repeated="2"/>
          <table:table-cell table:style-name="ce1127"/>
          <table:table-cell table:style-name="ce1279"/>
          <table:table-cell table:style-name="ce336"/>
          <table:table-cell table:style-name="ce1115" table:number-columns-repeated="2"/>
          <table:table-cell table:style-name="ce1127"/>
          <table:table-cell table:style-name="ce1279"/>
          <table:table-cell table:style-name="ce336"/>
          <table:table-cell table:style-name="ce1115" table:number-columns-repeated="2"/>
          <table:table-cell table:style-name="ce1127"/>
          <table:table-cell table:style-name="ce1279"/>
          <table:table-cell table:style-name="ce336"/>
          <table:table-cell table:style-name="ce1115" table:number-columns-repeated="2"/>
        </table:table-row>
        <table:table-row table:style-name="ro13">
          <table:covered-table-cell table:style-name="ce1072"/>
          <table:table-cell office:value-type="string" calcext:value-type="string">
            <text:p>1.Sg.Ind.Präs. Akt.</text:p>
          </table:table-cell>
          <table:table-cell office:value-type="string" calcext:value-type="string">
            <text:p>'ich kann'</text:p>
          </table:table-cell>
          <table:covered-table-cell table:style-name="ce335"/>
          <table:table-cell table:style-name="ce1094"/>
          <table:table-cell table:style-name="ce1115" table:number-columns-repeated="3"/>
          <table:table-cell table:style-name="ce1094" office:value-type="string" calcext:value-type="string">
            <text:p>*mogʰ- ‚können‘ Perfekt *memógʰe- (Ringe, 2006: 154)</text:p>
          </table:table-cell>
          <table:table-cell table:style-name="ce1196" table:number-columns-repeated="2"/>
          <table:table-cell table:style-name="ce1167"/>
          <table:table-cell table:style-name="ce1265" office:value-type="string" calcext:value-type="string">
            <text:p>*magʰ- ‘können, imstande sein’ (Rix, 2001: 422)</text:p>
          </table:table-cell>
          <table:table-cell table:style-name="ce1270"/>
          <table:table-cell office:value-type="string" calcext:value-type="string">
            <text:p>*mag</text:p>
          </table:table-cell>
          <table:table-cell table:style-name="ce1279"/>
          <table:table-cell office:value-type="string" calcext:value-type="string">
            <text:p>(Ramat, 1981: 174)</text:p>
          </table:table-cell>
          <table:table-cell table:number-columns-repeated="2"/>
          <table:table-cell office:value-type="string" calcext:value-type="string">
            <text:p>mag</text:p>
          </table:table-cell>
          <table:table-cell table:style-name="ce1279"/>
          <table:table-cell office:value-type="string" calcext:value-type="string">
            <text:p>(Ramat, 1981: 174)</text:p>
          </table:table-cell>
          <table:table-cell table:style-name="ce1115" table:number-columns-repeated="2"/>
          <table:table-cell table:style-name="ce1339"/>
          <table:table-cell table:style-name="ce1162"/>
          <table:table-cell table:style-name="ce1344"/>
          <table:table-cell table:style-name="ce1127" office:value-type="string" calcext:value-type="string">
            <text:p>má</text:p>
          </table:table-cell>
          <table:table-cell table:style-name="ce1279"/>
          <table:table-cell table:style-name="ce336" office:value-type="string" calcext:value-type="string">
            <text:p>(Barnes, 2008: 153)</text:p>
          </table:table-cell>
          <table:table-cell table:style-name="ce1115" table:number-columns-repeated="2"/>
          <table:table-cell table:style-name="ce1355"/>
          <table:table-cell table:style-name="ce1365"/>
          <table:table-cell table:style-name="ce1369"/>
          <table:table-cell table:style-name="ce1115" table:number-columns-repeated="2"/>
          <table:table-cell office:value-type="string" calcext:value-type="string">
            <text:p>mā</text:p>
          </table:table-cell>
          <table:table-cell table:style-name="ce1279"/>
          <table:table-cell table:style-name="ce336" office:value-type="string" calcext:value-type="string">
            <text:p>(Ramat, 1981: 174)</text:p>
          </table:table-cell>
          <table:table-cell table:style-name="ce1115" table:number-columns-repeated="2"/>
          <table:table-cell table:style-name="ce1381"/>
          <table:table-cell table:style-name="ce1391"/>
          <table:table-cell table:style-name="ce1401"/>
          <table:table-cell table:style-name="ce1115" table:number-columns-repeated="2"/>
          <table:table-cell table:style-name="ce1381"/>
          <table:table-cell table:style-name="ce1391"/>
          <table:table-cell table:style-name="ce1401"/>
          <table:table-cell table:style-name="ce1115" table:number-columns-repeated="2"/>
          <table:table-cell table:style-name="ce1127" office:value-type="string" calcext:value-type="string">
            <text:p>m<text:span text:style-name="T138">æ</text:span><text:span text:style-name="T169">g</text:span></text:p>
          </table:table-cell>
          <table:table-cell table:style-name="ce1279"/>
          <table:table-cell table:style-name="ce336" office:value-type="string" calcext:value-type="string">
            <text:p>(Ramat, 1981: 174)</text:p>
          </table:table-cell>
          <table:table-cell table:style-name="ce1115" table:number-columns-repeated="2"/>
          <table:table-cell table:style-name="ce1428" office:value-type="string" calcext:value-type="string">
            <text:p>mag</text:p>
          </table:table-cell>
          <table:table-cell table:style-name="ce1279"/>
          <table:table-cell table:style-name="ce336" office:value-type="string" calcext:value-type="string">
            <text:p>(Ramat, 1981: 174)</text:p>
          </table:table-cell>
          <table:table-cell table:style-name="ce1115" table:number-columns-repeated="2"/>
          <table:table-cell office:value-type="string" calcext:value-type="string">
            <text:p>mag</text:p>
          </table:table-cell>
          <table:table-cell table:style-name="ce1279"/>
          <table:table-cell table:style-name="ce336" office:value-type="string" calcext:value-type="string">
            <text:p>(Ramat, 1981: 174)</text:p>
          </table:table-cell>
          <table:table-cell table:style-name="ce1115" table:number-columns-repeated="2"/>
        </table:table-row>
        <table:table-row table:style-name="ro12">
          <table:covered-table-cell table:style-name="ce1072"/>
          <table:table-cell office:value-type="string" calcext:value-type="string">
            <text:p>1.Pl.Ind.Präs. Akt.</text:p>
          </table:table-cell>
          <table:table-cell office:value-type="string" calcext:value-type="string">
            <text:p>'wir können'</text:p>
          </table:table-cell>
          <table:covered-table-cell table:style-name="ce335"/>
          <table:table-cell table:style-name="ce1094"/>
          <table:table-cell table:style-name="ce1115" table:number-columns-repeated="3"/>
          <table:table-cell table:style-name="ce1094"/>
          <table:table-cell table:style-name="ce1196" table:number-columns-repeated="2"/>
          <table:table-cell table:style-name="ce1167"/>
          <table:table-cell table:style-name="ce1115"/>
          <table:table-cell table:style-name="ce1270"/>
          <table:table-cell office:value-type="string" calcext:value-type="string">
            <text:p>*muǥum</text:p>
          </table:table-cell>
          <table:table-cell table:style-name="ce1279"/>
          <table:table-cell office:value-type="string" calcext:value-type="string">
            <text:p>(Ramat, 1981: 174)</text:p>
          </table:table-cell>
          <table:table-cell table:number-columns-repeated="2"/>
          <table:table-cell office:value-type="string" calcext:value-type="string">
            <text:p>magam</text:p>
          </table:table-cell>
          <table:table-cell table:style-name="ce1279"/>
          <table:table-cell office:value-type="string" calcext:value-type="string">
            <text:p>(Ramat, 1981: 174)</text:p>
          </table:table-cell>
          <table:table-cell table:style-name="ce1115" table:number-columns-repeated="2"/>
          <table:table-cell table:style-name="ce1339"/>
          <table:table-cell table:style-name="ce1162"/>
          <table:table-cell table:style-name="ce1344"/>
          <table:table-cell table:style-name="ce1127" office:value-type="string" calcext:value-type="string">
            <text:p>megu</text:p>
          </table:table-cell>
          <table:table-cell table:style-name="ce1279"/>
          <table:table-cell table:style-name="ce336" office:value-type="string" calcext:value-type="string">
            <text:p>(Barnes, 2008: 153)</text:p>
          </table:table-cell>
          <table:table-cell table:style-name="ce1115" table:number-columns-repeated="2"/>
          <table:table-cell table:style-name="ce1355"/>
          <table:table-cell table:style-name="ce1365"/>
          <table:table-cell table:style-name="ce1369"/>
          <table:table-cell table:style-name="ce1115" table:number-columns-repeated="2"/>
          <table:table-cell office:value-type="string" calcext:value-type="string">
            <text:p>megom</text:p>
          </table:table-cell>
          <table:table-cell table:style-name="ce1279"/>
          <table:table-cell table:style-name="ce336" office:value-type="string" calcext:value-type="string">
            <text:p>(Ramat, 1981: 174)</text:p>
          </table:table-cell>
          <table:table-cell table:style-name="ce1115" table:number-columns-repeated="2"/>
          <table:table-cell table:style-name="ce1381"/>
          <table:table-cell table:style-name="ce1391"/>
          <table:table-cell table:style-name="ce1401"/>
          <table:table-cell table:style-name="ce1115" table:number-columns-repeated="2"/>
          <table:table-cell table:style-name="ce1381"/>
          <table:table-cell table:style-name="ce1391"/>
          <table:table-cell table:style-name="ce1401"/>
          <table:table-cell table:style-name="ce1115" table:number-columns-repeated="2"/>
          <table:table-cell table:style-name="ce1127" office:value-type="string" calcext:value-type="string">
            <text:p>magon</text:p>
          </table:table-cell>
          <table:table-cell table:style-name="ce1279"/>
          <table:table-cell table:style-name="ce336" office:value-type="string" calcext:value-type="string">
            <text:p>(Ramat, 1981: 174)</text:p>
          </table:table-cell>
          <table:table-cell table:style-name="ce1115" table:number-columns-repeated="2"/>
          <table:table-cell table:style-name="ce1428" office:value-type="string" calcext:value-type="string">
            <text:p>mugum</text:p>
          </table:table-cell>
          <table:table-cell table:style-name="ce1279"/>
          <table:table-cell table:style-name="ce336" office:value-type="string" calcext:value-type="string">
            <text:p>(Ramat, 1981: 174)</text:p>
          </table:table-cell>
          <table:table-cell table:style-name="ce1115" table:number-columns-repeated="2"/>
          <table:table-cell table:style-name="ce1127" office:value-type="string" calcext:value-type="string">
            <text:p>mugun</text:p>
          </table:table-cell>
          <table:table-cell table:style-name="ce1279"/>
          <table:table-cell table:style-name="ce336" office:value-type="string" calcext:value-type="string">
            <text:p>(Ramat, 1981: 174)</text:p>
          </table:table-cell>
          <table:table-cell table:style-name="ce1115" table:number-columns-repeated="2"/>
        </table:table-row>
        <table:table-row table:style-name="ro13">
          <table:covered-table-cell table:style-name="ce1072"/>
          <table:table-cell table:style-name="ce322" office:value-type="string" calcext:value-type="string" table:number-columns-spanned="1" table:number-rows-spanned="2">
            <text:p>1./3. Sg.Ind.Prät. Akt.</text:p>
          </table:table-cell>
          <table:table-cell table:style-name="ce322" office:value-type="string" calcext:value-type="string" table:number-columns-spanned="1" table:number-rows-spanned="2">
            <text:p>'ich konnte'</text:p>
          </table:table-cell>
          <table:covered-table-cell table:style-name="ce335"/>
          <table:table-cell table:style-name="ce1094"/>
          <table:table-cell table:style-name="ce1135" office:value-type="string" calcext:value-type="string">
            <text:p>*mah-t-ōⁿ &gt; <text:s/>*mahtōⁿ</text:p>
          </table:table-cell>
          <table:table-cell table:style-name="ce1153" office:value-type="string" calcext:value-type="string">
            <text:p>*t</text:p>
          </table:table-cell>
          <table:table-cell table:style-name="ce1159" office:value-type="string" calcext:value-type="string">
            <text:p>(eigenes Rekonstrukt)</text:p>
          </table:table-cell>
          <table:table-cell table:style-name="ce1094"/>
          <table:table-cell table:style-name="ce1201" office:value-type="string" calcext:value-type="string">
            <office:annotation draw:style-name="gr45" draw:text-style-name="P3" svg:width="28.99mm" svg:height="181.78mm" svg:x="388.85mm" svg:y="1311.28mm" draw:caption-point-x="0mm" draw:caption-point-y="38.9mm">
              <dc:date>2017-04-28T00:00:00</dc:date>
              <text:p text:style-name="P2"><text:span text:style-name="T7">Die urgerm. Formen, die nach Ringe aus seiner angesetzten Wurzel *mog</text:span><text:span text:style-name="T30">h</text:span><text:span text:style-name="T7">- entstehen müssten, können zwar den Dental, aber nicht das a in den allermeisten Belegen erklären.</text:span></text:p>
              <text:p text:style-name="P2"><text:span text:style-name="T7">Lösungsmöglichkeiten:</text:span></text:p>
              <text:p text:style-name="P2"><text:span text:style-name="T7">-</text:span><text:span text:style-name="T18">- nicht *mogh-, sondern die nicht ablautende Wurzel *magh- ‘können, imstande sein’ (Rix, 2001: 422) voraussetzen</text:span></text:p>
              <text:p text:style-name="P2"><text:span text:style-name="T18">- - idg. *magh-tó-s &gt; germ. *mah-tá-s -&gt; Prät. Ind. *maht[a- dedē] &gt; *mahtē</text:span></text:p>
              <text:p text:style-name="P2"><text:span text:style-name="T18"><text:s/></text:span><text:span text:style-name="T18">- nicht *muhtōn (Ramat, 1981: 174)</text:span></text:p>
              <text:p text:style-name="P2"><text:span text:style-name="T18">=&gt; so ließen problemlos alle Formen bis auf das an. Part. Prät. megat (Barnes, 2008: 153) erklären, das nach einer regelhaften Neubildung nach dem Präsens aussieht.</text:span></text:p>
            </office:annotation>
            <text:p><text:span text:style-name="T88">*mahtá- ded]ē &gt; </text:span><text:span text:style-name="T90">*mahtē</text:span></text:p>
          </table:table-cell>
          <table:table-cell table:style-name="ce1144" office:value-type="string" calcext:value-type="string">
            <text:p>*t</text:p>
          </table:table-cell>
          <table:table-cell table:style-name="ce1237" office:value-type="string" calcext:value-type="string">
            <text:p>(Ringe, 2006: 261)</text:p>
          </table:table-cell>
          <table:table-cell table:style-name="ce1115"/>
          <table:table-cell table:style-name="ce1270"/>
          <table:table-cell table:style-name="ce1286" office:value-type="string" calcext:value-type="string">
            <text:p>*muhtōⁿ</text:p>
          </table:table-cell>
          <table:table-cell table:style-name="ce1156" office:value-type="string" calcext:value-type="string">
            <text:p>*t</text:p>
          </table:table-cell>
          <table:table-cell office:value-type="string" calcext:value-type="string">
            <text:p>(Ramat, 1981: 174)</text:p>
          </table:table-cell>
          <table:table-cell table:number-columns-repeated="2" table:style-name="ce1321" office:value-type="string" calcext:value-type="string">
            <text:p>nein (Stammvokal)</text:p>
          </table:table-cell>
          <table:table-cell table:style-name="ce1285" office:value-type="string" calcext:value-type="string">
            <office:annotation draw:style-name="gr46" draw:text-style-name="P3" svg:width="28.99mm" svg:height="62.77mm" svg:x="905.58mm" svg:y="1275.87mm" draw:caption-point-x="-6.1mm" draw:caption-point-y="74.31mm">
              <dc:creator>H.S.</dc:creator>
              <dc:date>2017-03-19T00:00:00</dc:date>
              <text:p text:style-name="P2"><text:span text:style-name="T7">„</text:span><text:span text:style-name="T7">Da die einzelnen Formen völlig regulär sind, bedürfen sie keines Kommentars.“ (Birkmann, 1987: 113)</text:span></text:p>
              <text:p text:style-name="P2"><text:span text:style-name="T7"/></text:p>
              <text:p text:style-name="P2"><text:span text:style-name="T7">(Birkmann, 1987: 103) Wandel von g zu h vor t</text:span></text:p>
            </office:annotation>
            <text:p>mahta</text:p>
          </table:table-cell>
          <table:table-cell table:style-name="ce1329" office:value-type="string" calcext:value-type="string">
            <text:p>t</text:p>
          </table:table-cell>
          <table:table-cell office:value-type="string" calcext:value-type="string">
            <text:p>(Ramat, 1981: 174)</text:p>
          </table:table-cell>
          <table:table-cell table:number-columns-repeated="2" table:style-name="ce1175" office:value-type="string" calcext:value-type="string">
            <text:p>ja</text:p>
          </table:table-cell>
          <table:table-cell table:style-name="ce1339"/>
          <table:table-cell table:style-name="ce1162"/>
          <table:table-cell table:style-name="ce1344"/>
          <table:table-cell table:style-name="ce1346" office:value-type="string" calcext:value-type="string">
            <text:p>mátti</text:p>
          </table:table-cell>
          <table:table-cell table:style-name="ce1329" office:value-type="string" calcext:value-type="string">
            <text:p>t</text:p>
          </table:table-cell>
          <table:table-cell table:style-name="ce336" office:value-type="string" calcext:value-type="string">
            <text:p>(Barnes, 2008: 153)</text:p>
          </table:table-cell>
          <table:table-cell table:number-columns-repeated="2" table:style-name="ce1175" office:value-type="string" calcext:value-type="string">
            <text:p>ja</text:p>
          </table:table-cell>
          <table:table-cell table:style-name="ce1357" office:value-type="string" calcext:value-type="string">
            <text:p>mátta</text:p>
          </table:table-cell>
          <table:table-cell table:style-name="ce1366" office:value-type="string" calcext:value-type="string">
            <text:p>t</text:p>
          </table:table-cell>
          <table:table-cell table:style-name="ce1369" office:value-type="string" calcext:value-type="string">
            <text:p>(Birkmann, 1987: 72)</text:p>
          </table:table-cell>
          <table:table-cell table:style-name="ce1115" table:number-columns-repeated="2"/>
          <table:table-cell table:style-name="ce1374" office:value-type="string" calcext:value-type="string">
            <text:p>mātta &lt; <text:span text:style-name="T49">*mahta</text:span> <text:span text:style-name="T149">(Birkmann, 1987: 235) </text:span></text:p>
          </table:table-cell>
          <table:table-cell table:style-name="ce1329" office:value-type="string" calcext:value-type="string">
            <text:p>t</text:p>
          </table:table-cell>
          <table:table-cell table:style-name="ce336" office:value-type="string" calcext:value-type="string">
            <text:p>(Ramat, 1981: 174)</text:p>
          </table:table-cell>
          <table:table-cell table:number-columns-repeated="2" table:style-name="ce1175" office:value-type="string" calcext:value-type="string">
            <text:p>ja</text:p>
          </table:table-cell>
          <table:table-cell table:style-name="ce1383" office:value-type="string" calcext:value-type="string">
            <office:annotation draw:style-name="gr9" draw:text-style-name="P8" svg:width="28.99mm" svg:height="17.81mm" svg:x="1689.73mm" svg:y="911.14mm" draw:caption-point-x="-6.1mm" draw:caption-point-y="439.04mm">
              <dc:creator>H.S.</dc:creator>
              <dc:date>2017-03-30T00:00:00</dc:date>
              <text:p text:style-name="P7"><text:span text:style-name="T15">(Noreen, 1904: 469) seltene Nebenform: </text:span><text:span text:style-name="T25">mādhe</text:span></text:p>
            </office:annotation>
            <text:p>māt(t)e</text:p>
          </table:table-cell>
          <table:table-cell table:style-name="ce1393" office:value-type="string" calcext:value-type="string">
            <text:p>t</text:p>
          </table:table-cell>
          <table:table-cell table:style-name="ce1401" office:value-type="string" calcext:value-type="string">
            <text:p>(Noreen, 1904: 469)</text:p>
          </table:table-cell>
          <table:table-cell table:style-name="ce1115"/>
          <table:table-cell table:style-name="ce1175" office:value-type="string" calcext:value-type="string">
            <text:p>ja</text:p>
          </table:table-cell>
          <table:table-cell table:style-name="ce1383" office:value-type="string" calcext:value-type="string">
            <text:p>matti</text:p>
          </table:table-cell>
          <table:table-cell table:style-name="ce1393" office:value-type="string" calcext:value-type="string">
            <text:p>t</text:p>
          </table:table-cell>
          <table:table-cell table:style-name="ce1401" office:value-type="string" calcext:value-type="string">
            <text:p>(Birkmann, 1987: 72)</text:p>
          </table:table-cell>
          <table:table-cell table:style-name="ce1115"/>
          <table:table-cell table:style-name="ce1175" office:value-type="string" calcext:value-type="string">
            <text:p>ja</text:p>
          </table:table-cell>
          <table:table-cell table:style-name="ce1285" office:value-type="string" calcext:value-type="string">
            <text:p>meahte</text:p>
          </table:table-cell>
          <table:table-cell table:style-name="ce1329" office:value-type="string" calcext:value-type="string">
            <text:p>t</text:p>
          </table:table-cell>
          <table:table-cell table:style-name="ce336" office:value-type="string" calcext:value-type="string">
            <text:p>(Ramat, 1981: 174)</text:p>
          </table:table-cell>
          <table:table-cell table:number-columns-repeated="2" table:style-name="ce1175" office:value-type="string" calcext:value-type="string">
            <text:p>ja</text:p>
          </table:table-cell>
          <table:table-cell table:style-name="ce1429" office:value-type="string" calcext:value-type="string">
            <text:p>mahta</text:p>
          </table:table-cell>
          <table:table-cell table:style-name="ce690" office:value-type="string" calcext:value-type="string" table:number-columns-spanned="1" table:number-rows-spanned="2">
            <text:p>t</text:p>
          </table:table-cell>
          <table:table-cell table:style-name="ce336" office:value-type="string" calcext:value-type="string">
            <text:p>(Ramat, 1981: 174)</text:p>
          </table:table-cell>
          <table:table-cell table:number-columns-repeated="2" table:style-name="ce1175" office:value-type="string" calcext:value-type="string">
            <text:p>ja</text:p>
          </table:table-cell>
          <table:table-cell table:style-name="ce1429" office:value-type="string" calcext:value-type="string">
            <office:annotation draw:style-name="gr18" draw:text-style-name="P3" svg:width="28.99mm" svg:height="19.37mm" svg:x="2333.59mm" svg:y="907.84mm" draw:caption-point-x="-6.1mm" draw:caption-point-y="442.34mm">
              <dc:creator>H.S.</dc:creator>
              <dc:date>2017-03-20T00:00:00</dc:date>
              <text:p text:style-name="P2"><text:span text:style-name="T7">Reste eines alten Ablauts a – o (Gallée, 1993: 245)</text:span></text:p>
            </office:annotation>
            <text:p>mahta</text:p>
          </table:table-cell>
          <table:table-cell table:style-name="ce690" office:value-type="string" calcext:value-type="string" table:number-columns-spanned="1" table:number-rows-spanned="2">
            <text:p>t</text:p>
          </table:table-cell>
          <table:table-cell table:style-name="ce336" office:value-type="string" calcext:value-type="string">
            <text:p>(Birkmann, 1987: 72)</text:p>
          </table:table-cell>
          <table:table-cell table:number-columns-repeated="2" table:style-name="ce1175" office:value-type="string" calcext:value-type="string">
            <text:p>ja</text:p>
          </table:table-cell>
        </table:table-row>
        <table:table-row table:style-name="ro12">
          <table:covered-table-cell table:style-name="ce1072"/>
          <table:covered-table-cell table:number-columns-repeated="2" table:style-name="ce323"/>
          <table:covered-table-cell table:style-name="ce335"/>
          <table:table-cell table:style-name="ce1094"/>
          <table:table-cell table:style-name="ce1115" table:number-columns-repeated="3"/>
          <table:table-cell table:style-name="ce1094"/>
          <table:table-cell table:style-name="ce1202" table:number-columns-repeated="2"/>
          <table:table-cell table:style-name="ce1240"/>
          <table:table-cell table:style-name="ce1115"/>
          <table:table-cell table:style-name="ce1270"/>
          <table:table-cell table:style-name="ce1285"/>
          <table:table-cell table:style-name="ce1156"/>
          <table:table-cell table:style-name="ce1279"/>
          <table:table-cell table:style-name="ce1317" table:number-columns-repeated="2"/>
          <table:table-cell table:style-name="ce1188"/>
          <table:table-cell table:style-name="ce1281"/>
          <table:table-cell table:style-name="ce1279"/>
          <table:table-cell table:style-name="ce1317" table:number-columns-repeated="2"/>
          <table:table-cell table:style-name="ce1339"/>
          <table:table-cell table:style-name="ce1162"/>
          <table:table-cell table:style-name="ce1344"/>
          <table:table-cell table:style-name="ce1127"/>
          <table:table-cell table:style-name="ce1279"/>
          <table:table-cell table:style-name="ce336"/>
          <table:table-cell table:style-name="ce1317" table:number-columns-repeated="2"/>
          <table:table-cell table:style-name="ce1357"/>
          <table:table-cell table:style-name="ce1366"/>
          <table:table-cell table:style-name="ce1369"/>
          <table:table-cell table:style-name="ce1317" table:number-columns-repeated="2"/>
          <table:table-cell table:style-name="ce1374"/>
          <table:table-cell table:style-name="ce1329"/>
          <table:table-cell table:style-name="ce336"/>
          <table:table-cell table:style-name="ce1317" table:number-columns-repeated="2"/>
          <table:table-cell table:style-name="ce1383"/>
          <table:table-cell table:style-name="ce1393"/>
          <table:table-cell table:style-name="ce1401"/>
          <table:table-cell table:style-name="ce1317" table:number-columns-repeated="2"/>
          <table:table-cell table:style-name="ce1383"/>
          <table:table-cell table:style-name="ce1393"/>
          <table:table-cell table:style-name="ce1401"/>
          <table:table-cell table:style-name="ce1317" table:number-columns-repeated="2"/>
          <table:table-cell table:style-name="ce1285"/>
          <table:table-cell table:style-name="ce1329"/>
          <table:table-cell table:style-name="ce336"/>
          <table:table-cell table:style-name="ce1317" table:number-columns-repeated="2"/>
          <table:table-cell table:style-name="ce1429" office:value-type="string" calcext:value-type="string">
            <text:p>mohta</text:p>
          </table:table-cell>
          <table:covered-table-cell table:style-name="ce1422"/>
          <table:table-cell table:style-name="ce336" office:value-type="string" calcext:value-type="string">
            <text:p>(Birkmann, 1987: 72)</text:p>
          </table:table-cell>
          <table:table-cell table:number-columns-repeated="2" table:style-name="ce1175" office:value-type="string" calcext:value-type="string">
            <text:p>ja</text:p>
          </table:table-cell>
          <table:table-cell table:style-name="ce1285" office:value-type="string" calcext:value-type="string">
            <text:p>mohta</text:p>
          </table:table-cell>
          <table:covered-table-cell table:style-name="ce1422"/>
          <table:table-cell table:style-name="ce336" office:value-type="string" calcext:value-type="string">
            <text:p>(Ramat, 1981: 174)</text:p>
          </table:table-cell>
          <table:table-cell table:number-columns-repeated="2" table:style-name="ce1175" office:value-type="string" calcext:value-type="string">
            <text:p>ja</text:p>
          </table:table-cell>
        </table:table-row>
        <table:table-row table:style-name="ro36">
          <table:covered-table-cell table:style-name="ce1072"/>
          <table:table-cell table:style-name="ce327" office:value-type="string" calcext:value-type="string" table:number-columns-spanned="1" table:number-rows-spanned="2">
            <text:p>Partizip Präteritum</text:p>
          </table:table-cell>
          <table:table-cell table:style-name="ce327" office:value-type="string" calcext:value-type="string" table:number-columns-spanned="1" table:number-rows-spanned="2">
            <text:p>'gekonnt'</text:p>
          </table:table-cell>
          <table:covered-table-cell table:style-name="ce335"/>
          <table:table-cell table:style-name="ce1094"/>
          <table:table-cell table:style-name="ce1115" table:number-columns-repeated="3"/>
          <table:table-cell table:style-name="ce1094"/>
          <table:table-cell table:style-name="ce1115" table:number-columns-repeated="2"/>
          <table:table-cell table:style-name="ce1166"/>
          <table:table-cell table:style-name="ce1115"/>
          <table:table-cell table:style-name="ce1270"/>
          <table:table-cell table:style-name="ce1285"/>
          <table:table-cell table:style-name="ce1156"/>
          <table:table-cell table:style-name="ce1279"/>
          <table:table-cell table:style-name="ce1317" table:number-columns-repeated="2"/>
          <table:table-cell table:style-name="ce1188"/>
          <table:table-cell table:style-name="ce1281"/>
          <table:table-cell table:style-name="ce1279"/>
          <table:table-cell table:style-name="ce1317" table:number-columns-repeated="2"/>
          <table:table-cell table:style-name="ce1339"/>
          <table:table-cell table:style-name="ce1162"/>
          <table:table-cell table:style-name="ce1344"/>
          <table:table-cell table:style-name="ce1289" office:value-type="string" calcext:value-type="string">
            <text:p>megat</text:p>
          </table:table-cell>
          <table:table-cell table:style-name="ce1332" office:value-type="string" calcext:value-type="string">
            <text:p>t</text:p>
          </table:table-cell>
          <table:table-cell table:style-name="ce336" office:value-type="string" calcext:value-type="string">
            <text:p>(Barnes, 2008: 153)</text:p>
          </table:table-cell>
          <table:table-cell table:style-name="ce1351" office:value-type="string" calcext:value-type="string">
            <text:p>Neubildung? <text:span text:style-name="T49">Stammvokal</text:span> (Umlaut), <text:span text:style-name="T49">Stammauslaut</text:span> (Plosiv) </text:p>
          </table:table-cell>
          <table:table-cell table:style-name="ce1351" office:value-type="string" calcext:value-type="string">
            <text:p>Neubildung? <text:span text:style-name="T49">Stammvokal</text:span> (Umlaut), <text:span text:style-name="T49">Stammauslaut</text:span> (Plosiv) </text:p>
          </table:table-cell>
          <table:table-cell table:style-name="ce1357"/>
          <table:table-cell table:style-name="ce1366"/>
          <table:table-cell table:style-name="ce1369"/>
          <table:table-cell table:style-name="ce1317" table:number-columns-repeated="2"/>
          <table:table-cell table:style-name="ce1374"/>
          <table:table-cell table:style-name="ce1329"/>
          <table:table-cell table:style-name="ce336"/>
          <table:table-cell table:style-name="ce1317" table:number-columns-repeated="2"/>
          <table:table-cell table:style-name="ce1383"/>
          <table:table-cell table:style-name="ce1393"/>
          <table:table-cell table:style-name="ce1401"/>
          <table:table-cell table:style-name="ce1317" table:number-columns-repeated="2"/>
          <table:table-cell table:style-name="ce1383"/>
          <table:table-cell table:style-name="ce1393"/>
          <table:table-cell table:style-name="ce1401"/>
          <table:table-cell table:style-name="ce1317" table:number-columns-repeated="2"/>
          <table:table-cell table:style-name="ce1285"/>
          <table:table-cell table:style-name="ce1329"/>
          <table:table-cell table:style-name="ce336"/>
          <table:table-cell table:style-name="ce1317" table:number-columns-repeated="2"/>
          <table:table-cell table:style-name="ce1429"/>
          <table:table-cell table:style-name="ce1329"/>
          <table:table-cell table:style-name="ce336"/>
          <table:table-cell table:style-name="ce1317" table:number-columns-repeated="2"/>
          <table:table-cell table:style-name="ce1285"/>
          <table:table-cell table:style-name="ce1329"/>
          <table:table-cell table:style-name="ce336"/>
          <table:table-cell table:style-name="ce1317" table:number-columns-repeated="2"/>
        </table:table-row>
        <table:table-row table:style-name="ro13">
          <table:covered-table-cell table:style-name="ce1072"/>
          <table:covered-table-cell table:number-columns-repeated="2" table:style-name="ce327"/>
          <table:covered-table-cell table:style-name="ce335"/>
          <table:table-cell table:style-name="ce1107" office:value-type="string" calcext:value-type="string">
            <text:p>*magʰ-tos </text:p>
          </table:table-cell>
          <table:table-cell table:style-name="ce1136" office:value-type="string" calcext:value-type="string">
            <text:p>*mahtá-</text:p>
          </table:table-cell>
          <table:table-cell table:style-name="ce1154" office:value-type="string" calcext:value-type="string">
            <text:p>*t</text:p>
          </table:table-cell>
          <table:table-cell table:style-name="ce1169" office:value-type="string" calcext:value-type="string">
            <text:p>(eigenes Rekonstrukt)</text:p>
          </table:table-cell>
          <table:table-cell table:style-name="ce1178" office:value-type="string" calcext:value-type="string">
            <text:p>(Ringe, 2006: 261) kein Ablaut <text:span text:style-name="T49">Stammvokal </text:span><text:span text:style-name="T78">*mogʰ-to- </text:span><text:span text:style-name="T79">(eigenes Rekonstrukt)</text:span></text:p>
          </table:table-cell>
          <table:table-cell table:style-name="ce1203" office:value-type="string" calcext:value-type="string">
            <text:p>*mahtá-</text:p>
          </table:table-cell>
          <table:table-cell table:style-name="ce1132" office:value-type="string" calcext:value-type="string">
            <text:p>*t</text:p>
          </table:table-cell>
          <table:table-cell table:style-name="ce1173" office:value-type="string" calcext:value-type="string">
            <text:p>(eigenes Rekonstrukt)</text:p>
          </table:table-cell>
          <table:table-cell table:style-name="ce1096" office:value-type="string" calcext:value-type="string">
            <office:annotation draw:style-name="gr47" draw:text-style-name="P3" svg:width="28.99mm" svg:height="103.09mm" svg:x="596.6mm" svg:y="1352.67mm" draw:caption-point-x="-6.1mm" draw:caption-point-y="31.11mm">
              <dc:date>2017-04-30T00:00:00</dc:date>
              <text:p text:style-name="P2"><text:span text:style-name="T7">Könnte man hier ein Schwa secundum annehmen? -(vgl. Fortson, 2017: 68) Wurzel besteht aus einem Resonanten und zwei Plosiven –&gt; dann käme ein a heraus - <text:s/>aber das wäre problematisch, weil dann ja auch *h</text:span><text:span text:style-name="T31">2</text:span><text:span text:style-name="T7">nḱ-tó-s ein Schwa secundum haben sollte, und dort passt das u zu den Belegen </text:span></text:p>
            </office:annotation>
            <text:p>idg. *mgʰ-tó- &gt; *mkʰ-tó- &gt; urgerm. *muhta- (eigene Rekonstrukte) </text:p>
          </table:table-cell>
          <table:table-cell table:style-name="ce1271"/>
          <table:table-cell table:style-name="ce1291"/>
          <table:table-cell table:style-name="ce1307"/>
          <table:table-cell table:style-name="ce335"/>
          <table:table-cell table:style-name="ce1118" table:number-columns-repeated="2"/>
          <table:table-cell table:style-name="ce1289" office:value-type="string" calcext:value-type="string">
            <text:p>mahts, maht, mahta</text:p>
          </table:table-cell>
          <table:table-cell table:style-name="ce1332" office:value-type="string" calcext:value-type="string">
            <text:p>t</text:p>
          </table:table-cell>
          <table:table-cell table:style-name="ce335" office:value-type="string" calcext:value-type="string">
            <text:p>(Birkmann, 1987: 113)</text:p>
          </table:table-cell>
          <table:table-cell table:number-columns-repeated="2" table:style-name="ce1175" office:value-type="string" calcext:value-type="string">
            <text:p>ja</text:p>
          </table:table-cell>
          <table:table-cell table:style-name="ce1341"/>
          <table:table-cell table:style-name="ce326"/>
          <table:table-cell table:style-name="ce335"/>
          <table:table-cell table:style-name="ce1200" office:value-type="string" calcext:value-type="string">
            <text:p>mátt</text:p>
          </table:table-cell>
          <table:table-cell table:style-name="ce1331" office:value-type="string" calcext:value-type="string">
            <text:p>t</text:p>
          </table:table-cell>
          <table:table-cell table:style-name="ce335" office:value-type="string" calcext:value-type="string">
            <text:p>(Barnes, 2008: 153)</text:p>
          </table:table-cell>
          <table:table-cell table:number-columns-repeated="2" table:style-name="ce1175" office:value-type="string" calcext:value-type="string">
            <text:p>ja</text:p>
          </table:table-cell>
          <table:table-cell table:style-name="ce1358"/>
          <table:table-cell table:style-name="ce1367"/>
          <table:table-cell table:style-name="ce1370"/>
          <table:table-cell table:style-name="ce1118" table:number-columns-repeated="2"/>
          <table:table-cell table:style-name="ce1200" office:value-type="string" calcext:value-type="string">
            <text:p>mátt</text:p>
          </table:table-cell>
          <table:table-cell table:style-name="ce1331" office:value-type="string" calcext:value-type="string">
            <text:p>t</text:p>
          </table:table-cell>
          <table:table-cell table:style-name="ce326" office:value-type="string" calcext:value-type="string">
            <text:p>(Heusler, 1932: 98)</text:p>
          </table:table-cell>
          <table:table-cell table:number-columns-repeated="2" table:style-name="ce1175" office:value-type="string" calcext:value-type="string">
            <text:p>ja</text:p>
          </table:table-cell>
          <table:table-cell table:style-name="ce1384" office:value-type="string" calcext:value-type="string">
            <text:p>māt</text:p>
          </table:table-cell>
          <table:table-cell table:style-name="ce1395" office:value-type="string" calcext:value-type="string">
            <text:p>t</text:p>
          </table:table-cell>
          <table:table-cell table:style-name="ce1402" office:value-type="string" calcext:value-type="string">
            <text:p>(Noreen, 1904: 469)</text:p>
          </table:table-cell>
          <table:table-cell table:style-name="ce1118"/>
          <table:table-cell table:style-name="ce1175" office:value-type="string" calcext:value-type="string">
            <text:p>ja</text:p>
          </table:table-cell>
          <table:table-cell table:style-name="ce1388"/>
          <table:table-cell table:style-name="ce1394"/>
          <table:table-cell table:style-name="ce1402"/>
          <table:table-cell table:style-name="ce1118" table:number-columns-repeated="2"/>
          <table:table-cell table:style-name="ce1291"/>
          <table:table-cell table:style-name="ce326"/>
          <table:table-cell table:style-name="ce335"/>
          <table:table-cell table:style-name="ce1118" table:number-columns-repeated="2"/>
          <table:table-cell table:style-name="ce1291"/>
          <table:table-cell table:style-name="ce326"/>
          <table:table-cell table:style-name="ce335"/>
          <table:table-cell table:style-name="ce1118" table:number-columns-repeated="2"/>
          <table:table-cell table:style-name="ce1291"/>
          <table:table-cell table:style-name="ce326"/>
          <table:table-cell table:style-name="ce335"/>
          <table:table-cell table:style-name="ce1118" table:number-columns-repeated="2"/>
        </table:table-row>
        <table:table-row table:style-name="ro11">
          <table:table-cell table:style-name="ce310" office:value-type="float" office:value="11" calcext:value-type="float" table:number-columns-spanned="1" table:number-rows-spanned="5">
            <text:p>11</text:p>
          </table:table-cell>
          <table:table-cell office:value-type="string" calcext:value-type="string">
            <text:p>Infinitiv</text:p>
          </table:table-cell>
          <table:table-cell table:style-name="ce1801" office:value-type="string" calcext:value-type="string">
            <text:p>'genügen‘</text:p>
          </table:table-cell>
          <table:table-cell table:style-name="ce335" office:value-type="string" calcext:value-type="string" table:number-columns-spanned="1" table:number-rows-spanned="5">
            <text:p>V. Klasse</text:p>
          </table:table-cell>
          <table:table-cell table:style-name="ce1094" office:value-type="string" calcext:value-type="string">
            <text:p>zu *h₁neḱ- ‚erhalten, nehmen‘, Perfekt *h₁e-h₁nóḱ/h₁n̥ḱ- (Rix,, 2001: 250) ?</text:p>
          </table:table-cell>
          <table:table-cell table:style-name="ce1115" table:number-columns-repeated="3"/>
          <table:table-cell table:style-name="ce1094"/>
          <table:table-cell table:style-name="ce1198" office:value-type="string" calcext:value-type="string">
            <text:p>*ganuganą</text:p>
          </table:table-cell>
          <table:table-cell table:style-name="ce1198"/>
          <table:table-cell table:style-name="ce1238" office:value-type="string" calcext:value-type="string">
            <text:p>(Ringe, 2006: 261)</text:p>
          </table:table-cell>
          <table:table-cell table:style-name="ce1217" office:value-type="string" calcext:value-type="string">
            <text:p>*(e)neḱ-/*h₁neḱ- (Birkmann, 1987: 81)</text:p>
          </table:table-cell>
          <table:table-cell table:style-name="ce1270" office:value-type="string" calcext:value-type="string">
            <text:p>Sg.*nah- (Birkmann, 1987: 81)</text:p>
          </table:table-cell>
          <table:table-cell table:style-name="ce1126"/>
          <table:table-cell table:style-name="ce1300"/>
          <table:table-cell table:style-name="ce1312"/>
          <table:table-cell table:style-name="ce1198" table:number-columns-repeated="2"/>
          <table:table-cell table:style-name="ce1126" office:value-type="string" calcext:value-type="string">
            <text:p>*bi-naúh-an</text:p>
          </table:table-cell>
          <table:table-cell table:style-name="ce1328"/>
          <table:table-cell table:style-name="ce1312" office:value-type="string" calcext:value-type="string">
            <text:p>(Köbler, 1989: 92)</text:p>
          </table:table-cell>
          <table:table-cell table:style-name="ce1198" table:number-columns-repeated="2"/>
          <table:table-cell table:style-name="ce1340"/>
          <table:table-cell table:style-name="ce1328"/>
          <table:table-cell table:style-name="ce1312"/>
          <table:table-cell table:style-name="ce1127"/>
          <table:table-cell table:style-name="ce1279"/>
          <table:table-cell table:style-name="ce336"/>
          <table:table-cell table:style-name="ce1198" table:number-columns-repeated="2"/>
          <table:table-cell table:style-name="ce1355"/>
          <table:table-cell table:style-name="ce1365"/>
          <table:table-cell table:style-name="ce1369"/>
          <table:table-cell table:style-name="ce1198" table:number-columns-repeated="2"/>
          <table:table-cell table:style-name="ce1317"/>
          <table:table-cell table:style-name="ce1279" table:number-columns-repeated="2"/>
          <table:table-cell table:style-name="ce1198" table:number-columns-repeated="2"/>
          <table:table-cell table:style-name="ce1381"/>
          <table:table-cell table:style-name="ce1391"/>
          <table:table-cell table:style-name="ce1401"/>
          <table:table-cell table:style-name="ce1198" table:number-columns-repeated="2"/>
          <table:table-cell table:style-name="ce1381"/>
          <table:table-cell table:style-name="ce1391"/>
          <table:table-cell table:style-name="ce1401"/>
          <table:table-cell table:style-name="ce1198" table:number-columns-repeated="2"/>
          <table:table-cell table:style-name="ce1127"/>
          <table:table-cell table:style-name="ce1279"/>
          <table:table-cell table:style-name="ce336"/>
          <table:table-cell table:style-name="ce1198" table:number-columns-repeated="2"/>
          <table:table-cell table:style-name="ce1430" office:value-type="string" calcext:value-type="string">
            <text:p>*ginugun</text:p>
          </table:table-cell>
          <table:table-cell table:style-name="ce1279"/>
          <table:table-cell table:style-name="ce336" office:value-type="string" calcext:value-type="string">
            <text:p>(Birkmann, 1987: 129)</text:p>
          </table:table-cell>
          <table:table-cell table:style-name="ce1198" table:number-columns-repeated="2"/>
          <table:table-cell table:style-name="ce1127"/>
          <table:table-cell table:style-name="ce1279"/>
          <table:table-cell table:style-name="ce336"/>
          <table:table-cell table:style-name="ce1198" table:number-columns-repeated="2"/>
        </table:table-row>
        <table:table-row table:style-name="ro13">
          <table:covered-table-cell table:style-name="ce1070"/>
          <table:table-cell office:value-type="string" calcext:value-type="string">
            <text:p>1.Sg.Ind.Präs. Akt.</text:p>
          </table:table-cell>
          <table:table-cell office:value-type="string" calcext:value-type="string">
            <text:p>'ich genüge'</text:p>
          </table:table-cell>
          <table:covered-table-cell table:style-name="ce335"/>
          <table:table-cell table:style-name="ce1094"/>
          <table:table-cell table:style-name="ce1115" table:number-columns-repeated="3"/>
          <table:table-cell table:style-name="ce1094" office:value-type="string" calcext:value-type="string">
            <text:p>*h₂eh₂nó(n)ḱe ‚er/sie hat erreicht‘ (Ringe, 2006: 153)</text:p>
          </table:table-cell>
          <table:table-cell table:style-name="ce1196" table:number-columns-repeated="2"/>
          <table:table-cell table:style-name="ce1167"/>
          <table:table-cell table:style-name="ce1217" office:value-type="string" calcext:value-type="string">
            <text:p>zu *h₁neḱ- ‚erhalten, nehmen‘, Perfekt *h₁e-h₁nóḱ/h₁n̥ḱ- (Rix,, 2001: 250) ?</text:p>
          </table:table-cell>
          <table:table-cell table:style-name="ce1270"/>
          <table:table-cell office:value-type="string" calcext:value-type="string">
            <office:annotation draw:style-name="gr38" draw:text-style-name="P6" svg:width="30.69mm" svg:height="13.86mm" svg:x="685.6mm" svg:y="1297.02mm" draw:caption-point-x="6.52mm" draw:caption-point-y="107.77mm">
              <dc:creator>H.S.</dc:creator>
              <dc:date>2017-03-16T00:00:00</dc:date>
              <text:p text:style-name="P4"><text:span text:style-name="T6">Flektiert wie *mag (Ramat, 1981:174)</text:span></text:p>
            </office:annotation>
            <text:p>*naǥ</text:p>
          </table:table-cell>
          <table:table-cell table:style-name="ce1279"/>
          <table:table-cell office:value-type="string" calcext:value-type="string">
            <text:p>(Ramat, 1981: 174)</text:p>
          </table:table-cell>
          <table:table-cell table:number-columns-repeated="2"/>
          <table:table-cell office:value-type="string" calcext:value-type="string">
            <text:p><text:span text:style-name="T136">3. Sg</text:span><text:span text:style-name="T137">. binah</text:span></text:p>
          </table:table-cell>
          <table:table-cell table:style-name="ce1279"/>
          <table:table-cell office:value-type="string" calcext:value-type="string">
            <text:p>(Köbler, 1989: 93)</text:p>
          </table:table-cell>
          <table:table-cell table:style-name="ce1115" table:number-columns-repeated="2"/>
          <table:table-cell table:style-name="ce1339"/>
          <table:table-cell table:style-name="ce1162"/>
          <table:table-cell table:style-name="ce1344"/>
          <table:table-cell table:style-name="ce1127"/>
          <table:table-cell table:style-name="ce1279"/>
          <table:table-cell table:style-name="ce336"/>
          <table:table-cell table:style-name="ce1115" table:number-columns-repeated="2"/>
          <table:table-cell table:style-name="ce1355"/>
          <table:table-cell table:style-name="ce1365"/>
          <table:table-cell table:style-name="ce1369"/>
          <table:table-cell table:style-name="ce1115" table:number-columns-repeated="2"/>
          <table:table-cell table:style-name="ce1317"/>
          <table:table-cell table:style-name="ce1279"/>
          <table:table-cell table:style-name="ce336"/>
          <table:table-cell table:style-name="ce1115" table:number-columns-repeated="2"/>
          <table:table-cell table:style-name="ce1381"/>
          <table:table-cell table:style-name="ce1391"/>
          <table:table-cell table:style-name="ce1401"/>
          <table:table-cell table:style-name="ce1115" table:number-columns-repeated="2"/>
          <table:table-cell table:style-name="ce1381"/>
          <table:table-cell table:style-name="ce1391"/>
          <table:table-cell table:style-name="ce1401"/>
          <table:table-cell table:style-name="ce1115" table:number-columns-repeated="2"/>
          <table:table-cell table:style-name="ce1127"/>
          <table:table-cell table:style-name="ce1279"/>
          <table:table-cell table:style-name="ce336"/>
          <table:table-cell table:style-name="ce1115" table:number-columns-repeated="2"/>
          <table:table-cell table:style-name="ce1317" office:value-type="string" calcext:value-type="string">
            <text:p>Nur 3. Sg. <text:span text:style-name="T174">ginah </text:span>'es genügt'</text:p>
          </table:table-cell>
          <table:table-cell table:style-name="ce1279"/>
          <table:table-cell table:style-name="ce336" office:value-type="string" calcext:value-type="string">
            <text:p>(Birkmann, 1987: 152)</text:p>
          </table:table-cell>
          <table:table-cell table:style-name="ce1115" table:number-columns-repeated="2"/>
          <table:table-cell table:style-name="ce1317"/>
          <table:table-cell table:style-name="ce1279"/>
          <table:table-cell table:style-name="ce336"/>
          <table:table-cell table:style-name="ce1115" table:number-columns-repeated="2"/>
        </table:table-row>
        <table:table-row table:style-name="ro12">
          <table:covered-table-cell table:style-name="ce1070"/>
          <table:table-cell office:value-type="string" calcext:value-type="string">
            <text:p>1.Pl.Ind.Präs. Akt.</text:p>
          </table:table-cell>
          <table:table-cell office:value-type="string" calcext:value-type="string">
            <text:p>'wir genügen'</text:p>
          </table:table-cell>
          <table:covered-table-cell table:style-name="ce335"/>
          <table:table-cell table:style-name="ce1094"/>
          <table:table-cell table:style-name="ce1115" table:number-columns-repeated="3"/>
          <table:table-cell table:style-name="ce1094"/>
          <table:table-cell table:style-name="ce1196" table:number-columns-repeated="2"/>
          <table:table-cell table:style-name="ce1167"/>
          <table:table-cell table:style-name="ce1115"/>
          <table:table-cell table:style-name="ce1270" office:value-type="string" calcext:value-type="string">
            <text:p>Pl. *nug- (Birkmann, 1987: 81)</text:p>
          </table:table-cell>
          <table:table-cell office:value-type="string" calcext:value-type="string">
            <text:p>*nuǥum</text:p>
          </table:table-cell>
          <table:table-cell table:style-name="ce1279"/>
          <table:table-cell office:value-type="string" calcext:value-type="string">
            <text:p>(Ramat, 1981: 174)</text:p>
          </table:table-cell>
          <table:table-cell table:number-columns-repeated="2"/>
          <table:table-cell table:style-name="ce1317"/>
          <table:table-cell table:style-name="ce1279" table:number-columns-repeated="2"/>
          <table:table-cell table:style-name="ce1115" table:number-columns-repeated="2"/>
          <table:table-cell table:style-name="ce1339"/>
          <table:table-cell table:style-name="ce1162"/>
          <table:table-cell table:style-name="ce1344"/>
          <table:table-cell table:style-name="ce1127"/>
          <table:table-cell table:style-name="ce1279"/>
          <table:table-cell table:style-name="ce336"/>
          <table:table-cell table:style-name="ce1115" table:number-columns-repeated="2"/>
          <table:table-cell table:style-name="ce1355"/>
          <table:table-cell table:style-name="ce1365"/>
          <table:table-cell table:style-name="ce1369"/>
          <table:table-cell table:style-name="ce1115" table:number-columns-repeated="2"/>
          <table:table-cell table:style-name="ce1317"/>
          <table:table-cell table:style-name="ce1279"/>
          <table:table-cell table:style-name="ce336"/>
          <table:table-cell table:style-name="ce1115" table:number-columns-repeated="2"/>
          <table:table-cell table:style-name="ce1381"/>
          <table:table-cell table:style-name="ce1391"/>
          <table:table-cell table:style-name="ce1401"/>
          <table:table-cell table:style-name="ce1115" table:number-columns-repeated="2"/>
          <table:table-cell table:style-name="ce1381"/>
          <table:table-cell table:style-name="ce1391"/>
          <table:table-cell table:style-name="ce1401"/>
          <table:table-cell table:style-name="ce1115" table:number-columns-repeated="2"/>
          <table:table-cell table:style-name="ce1127"/>
          <table:table-cell table:style-name="ce1279"/>
          <table:table-cell table:style-name="ce336"/>
          <table:table-cell table:style-name="ce1115" table:number-columns-repeated="2"/>
          <table:table-cell table:style-name="ce1127"/>
          <table:table-cell table:style-name="ce1279"/>
          <table:table-cell table:style-name="ce336"/>
          <table:table-cell table:style-name="ce1115" table:number-columns-repeated="2"/>
          <table:table-cell table:style-name="ce1127"/>
          <table:table-cell table:style-name="ce1279"/>
          <table:table-cell table:style-name="ce336"/>
          <table:table-cell table:style-name="ce1115" table:number-columns-repeated="2"/>
        </table:table-row>
        <table:table-row table:style-name="ro13">
          <table:covered-table-cell table:style-name="ce1070"/>
          <table:table-cell office:value-type="string" calcext:value-type="string">
            <text:p>1./3. Sg.Ind.Prät. Akt.</text:p>
          </table:table-cell>
          <table:table-cell office:value-type="string" calcext:value-type="string">
            <text:p>'ich genügte'</text:p>
          </table:table-cell>
          <table:covered-table-cell table:style-name="ce335"/>
          <table:table-cell table:style-name="ce1094"/>
          <table:table-cell table:style-name="ce1130" office:value-type="string" calcext:value-type="string">
            <text:p><text:span text:style-name="T69">*nuh-t-ōⁿ</text:span> &gt; *nuhtōⁿ</text:p>
          </table:table-cell>
          <table:table-cell table:style-name="ce1144" office:value-type="string" calcext:value-type="string">
            <text:p>*t</text:p>
          </table:table-cell>
          <table:table-cell table:style-name="ce1115" office:value-type="string" calcext:value-type="string">
            <text:p>(Ramat, 1981: 174)</text:p>
          </table:table-cell>
          <table:table-cell table:style-name="ce1094"/>
          <table:table-cell table:style-name="ce1196" office:value-type="string" calcext:value-type="string">
            <text:p><text:span text:style-name="T88">*nuh-tá- ded]ē &gt; </text:span><text:span text:style-name="T90">*ganuhtē</text:span></text:p>
          </table:table-cell>
          <table:table-cell table:style-name="ce1144" office:value-type="string" calcext:value-type="string">
            <text:p>*t</text:p>
          </table:table-cell>
          <table:table-cell table:style-name="ce1237" office:value-type="string" calcext:value-type="string">
            <text:p>(Ringe, 2006: 261)</text:p>
          </table:table-cell>
          <table:table-cell table:style-name="ce1115"/>
          <table:table-cell table:style-name="ce1270"/>
          <table:table-cell table:style-name="ce1286" office:value-type="string" calcext:value-type="string">
            <text:p>*nuhtōⁿ</text:p>
          </table:table-cell>
          <table:table-cell table:style-name="ce1156" office:value-type="string" calcext:value-type="string">
            <text:p>*t</text:p>
          </table:table-cell>
          <table:table-cell office:value-type="string" calcext:value-type="string">
            <text:p>(Ramat, 1981: 174)</text:p>
          </table:table-cell>
          <table:table-cell table:number-columns-repeated="2" table:style-name="ce1175" office:value-type="string" calcext:value-type="string">
            <text:p>ja</text:p>
          </table:table-cell>
          <table:table-cell table:style-name="ce1285" office:value-type="string" calcext:value-type="string">
            <text:p>binauhta</text:p>
          </table:table-cell>
          <table:table-cell table:style-name="ce1329" office:value-type="string" calcext:value-type="string">
            <text:p>t</text:p>
          </table:table-cell>
          <table:table-cell office:value-type="string" calcext:value-type="string">
            <text:p>(Birkmann, 1987: 81)</text:p>
          </table:table-cell>
          <table:table-cell table:number-columns-repeated="2" table:style-name="ce1175" office:value-type="string" calcext:value-type="string">
            <text:p>ja</text:p>
          </table:table-cell>
          <table:table-cell table:style-name="ce1339"/>
          <table:table-cell table:style-name="ce1162"/>
          <table:table-cell table:style-name="ce1344"/>
          <table:table-cell table:style-name="ce1127"/>
          <table:table-cell table:style-name="ce1279"/>
          <table:table-cell table:style-name="ce336"/>
          <table:table-cell table:style-name="ce1115" table:number-columns-repeated="2"/>
          <table:table-cell table:style-name="ce1355"/>
          <table:table-cell table:style-name="ce1365"/>
          <table:table-cell table:style-name="ce1369"/>
          <table:table-cell table:style-name="ce1115" table:number-columns-repeated="2"/>
          <table:table-cell table:style-name="ce1374"/>
          <table:table-cell table:style-name="ce1279"/>
          <table:table-cell table:style-name="ce336"/>
          <table:table-cell table:style-name="ce1115" table:number-columns-repeated="2"/>
          <table:table-cell table:style-name="ce1381"/>
          <table:table-cell table:style-name="ce1391"/>
          <table:table-cell table:style-name="ce1401"/>
          <table:table-cell table:style-name="ce1115" table:number-columns-repeated="2"/>
          <table:table-cell table:style-name="ce1381"/>
          <table:table-cell table:style-name="ce1391"/>
          <table:table-cell table:style-name="ce1401"/>
          <table:table-cell table:style-name="ce1115" table:number-columns-repeated="2"/>
          <table:table-cell table:style-name="ce1285"/>
          <table:table-cell table:style-name="ce1279"/>
          <table:table-cell table:style-name="ce336"/>
          <table:table-cell table:style-name="ce1115" table:number-columns-repeated="2"/>
          <table:table-cell table:style-name="ce1285"/>
          <table:table-cell table:style-name="ce1279"/>
          <table:table-cell table:style-name="ce336"/>
          <table:table-cell table:style-name="ce1115" table:number-columns-repeated="2"/>
          <table:table-cell table:style-name="ce1285"/>
          <table:table-cell table:style-name="ce1279"/>
          <table:table-cell table:style-name="ce336"/>
          <table:table-cell table:style-name="ce1115" table:number-columns-repeated="2"/>
        </table:table-row>
        <table:table-row table:style-name="ro13">
          <table:covered-table-cell table:style-name="ce1070"/>
          <table:table-cell table:style-name="ce326" office:value-type="string" calcext:value-type="string">
            <text:p>Partizip Präteritum</text:p>
          </table:table-cell>
          <table:table-cell table:style-name="ce326"/>
          <table:covered-table-cell table:style-name="ce335"/>
          <table:table-cell table:style-name="ce1106" office:value-type="string" calcext:value-type="string">
            <text:p>Idg. *h₂n̥ḱ-tó-s (eigenes Rekonstrukt)</text:p>
          </table:table-cell>
          <table:table-cell table:style-name="ce1137" office:value-type="string" calcext:value-type="string">
            <text:p>*nuh-tá-s</text:p>
          </table:table-cell>
          <table:table-cell table:style-name="ce1132" office:value-type="string" calcext:value-type="string">
            <text:p>*t</text:p>
          </table:table-cell>
          <table:table-cell table:style-name="ce1170" office:value-type="string" calcext:value-type="string">
            <text:p>(Ringe, 2006: 261)</text:p>
          </table:table-cell>
          <table:table-cell table:style-name="ce1106" office:value-type="string" calcext:value-type="string">
            <text:p>Idg. *h₂n̥ḱ-tó-s (eigenes Rekonstrukt)</text:p>
          </table:table-cell>
          <table:table-cell table:style-name="ce1204" office:value-type="string" calcext:value-type="string">
            <text:p>*ga-nuh-tá-s</text:p>
          </table:table-cell>
          <table:table-cell table:style-name="ce1132" office:value-type="string" calcext:value-type="string">
            <text:p>*t</text:p>
          </table:table-cell>
          <table:table-cell table:style-name="ce1241" office:value-type="string" calcext:value-type="string">
            <text:p>(Ringe, 2006: 261)</text:p>
          </table:table-cell>
          <table:table-cell table:style-name="ce1118"/>
          <table:table-cell table:style-name="ce1271"/>
          <table:table-cell table:style-name="ce1291"/>
          <table:table-cell table:style-name="ce1307"/>
          <table:table-cell table:style-name="ce335"/>
          <table:table-cell table:style-name="ce1118" table:number-columns-repeated="2"/>
          <table:table-cell table:style-name="ce1200" office:value-type="string" calcext:value-type="string">
            <text:p>binauhts</text:p>
          </table:table-cell>
          <table:table-cell table:style-name="ce1331" office:value-type="string" calcext:value-type="string">
            <text:p>t</text:p>
          </table:table-cell>
          <table:table-cell table:style-name="ce335" office:value-type="string" calcext:value-type="string">
            <text:p>(Birkmann, 1987: 81)</text:p>
          </table:table-cell>
          <table:table-cell table:number-columns-repeated="2" table:style-name="ce1175" office:value-type="string" calcext:value-type="string">
            <text:p>ja</text:p>
          </table:table-cell>
          <table:table-cell table:style-name="ce1341"/>
          <table:table-cell table:style-name="ce326"/>
          <table:table-cell table:style-name="ce335"/>
          <table:table-cell table:style-name="ce1291"/>
          <table:table-cell table:style-name="ce326"/>
          <table:table-cell table:style-name="ce335"/>
          <table:table-cell table:style-name="ce1118" table:number-columns-repeated="2"/>
          <table:table-cell table:style-name="ce1358"/>
          <table:table-cell table:style-name="ce1367"/>
          <table:table-cell table:style-name="ce1370"/>
          <table:table-cell table:style-name="ce1118" table:number-columns-repeated="2"/>
          <table:table-cell table:style-name="ce1291"/>
          <table:table-cell table:style-name="ce326" table:number-columns-repeated="2"/>
          <table:table-cell table:style-name="ce1118" table:number-columns-repeated="2"/>
          <table:table-cell table:style-name="ce1388"/>
          <table:table-cell table:style-name="ce1394"/>
          <table:table-cell table:style-name="ce1402"/>
          <table:table-cell table:style-name="ce1118" table:number-columns-repeated="2"/>
          <table:table-cell table:style-name="ce1388"/>
          <table:table-cell table:style-name="ce1394"/>
          <table:table-cell table:style-name="ce1402"/>
          <table:table-cell table:style-name="ce1118" table:number-columns-repeated="2"/>
          <table:table-cell table:style-name="ce1291"/>
          <table:table-cell table:style-name="ce326"/>
          <table:table-cell table:style-name="ce335"/>
          <table:table-cell table:style-name="ce1118" table:number-columns-repeated="2"/>
          <table:table-cell table:style-name="ce1291"/>
          <table:table-cell table:style-name="ce326"/>
          <table:table-cell table:style-name="ce335"/>
          <table:table-cell table:style-name="ce1118" table:number-columns-repeated="2"/>
          <table:table-cell table:style-name="ce1291"/>
          <table:table-cell table:style-name="ce326"/>
          <table:table-cell table:style-name="ce335"/>
          <table:table-cell table:style-name="ce1118" table:number-columns-repeated="2"/>
        </table:table-row>
        <table:table-row table:style-name="ro11">
          <table:table-cell table:style-name="ce310" office:value-type="float" office:value="12" calcext:value-type="float" table:number-columns-spanned="1" table:number-rows-spanned="7">
            <text:p>12</text:p>
          </table:table-cell>
          <table:table-cell office:value-type="string" calcext:value-type="string">
            <text:p>Infinitiv</text:p>
          </table:table-cell>
          <table:table-cell office:value-type="string" calcext:value-type="string">
            <text:p>'müssen'</text:p>
          </table:table-cell>
          <table:table-cell table:style-name="ce335" office:value-type="string" calcext:value-type="string" table:number-columns-spanned="1" table:number-rows-spanned="7">
            <text:p>VI. Klasse</text:p>
          </table:table-cell>
          <table:table-cell table:style-name="ce1108" office:value-type="string" calcext:value-type="string">
            <text:p>idg. Wurzel *meh₂d-/*meh₃d- ? (Lühr, 1982: 692)</text:p>
          </table:table-cell>
          <table:table-cell table:style-name="ce1138" office:value-type="string" calcext:value-type="string">
            <text:p><text:span text:style-name="T73">*m</text:span><text:span text:style-name="T74">ōta-</text:span></text:p>
          </table:table-cell>
          <table:table-cell table:style-name="ce1155"/>
          <table:table-cell table:style-name="ce1115" office:value-type="string" calcext:value-type="string">
            <text:p>(Lühr, 1982: 692)</text:p>
          </table:table-cell>
          <table:table-cell table:style-name="ce1108"/>
          <table:table-cell table:style-name="ce1138" office:value-type="string" calcext:value-type="string">
            <text:p><text:span text:style-name="T73">*m</text:span><text:span text:style-name="T74">ōtaną</text:span></text:p>
          </table:table-cell>
          <table:table-cell table:style-name="ce1198"/>
          <table:table-cell table:style-name="ce1238" office:value-type="string" calcext:value-type="string">
            <text:p>(Ringe, 2006: 261)</text:p>
          </table:table-cell>
          <table:table-cell table:style-name="ce1266" office:value-type="string" calcext:value-type="string">
            <text:p><text:span text:style-name="T55">*med-/ eher *meh₁d- ‚bedenken, abschätzen‘, Erweiterung zu *meh₁- ? (Birkmann, 1987: 84) - </text:span><text:span text:style-name="T80">Präsens </text:span><text:span text:style-name="T81">*m</text:span><text:span text:style-name="T82">ḗ</text:span><text:span text:style-name="T83">d-/m</text:span><text:span text:style-name="T82">é</text:span><text:span text:style-name="T83">d-</text:span><text:span text:style-name="T55"> (Rix, 2001: 423), sekundäres Perfekt (keine Nullstufe?)</text:span></text:p>
          </table:table-cell>
          <table:table-cell table:style-name="ce1274" office:value-type="string" calcext:value-type="string">
            <text:p><text:span text:style-name="T121">*m</text:span><text:span text:style-name="T122">ōt-/mōt- </text:span><text:span text:style-name="T123">(Birkmann, 1987: 83)</text:span></text:p>
          </table:table-cell>
          <table:table-cell table:style-name="ce1126" office:value-type="string" calcext:value-type="string">
            <text:p><text:span text:style-name="T53">*m</text:span><text:span text:style-name="T126">ōtan</text:span></text:p>
          </table:table-cell>
          <table:table-cell table:style-name="ce1300"/>
          <table:table-cell table:style-name="ce1312" office:value-type="string" calcext:value-type="string">
            <text:p>(Birkmann, 1987: 83)</text:p>
          </table:table-cell>
          <table:table-cell table:style-name="ce1198" table:number-columns-repeated="2"/>
          <table:table-cell table:style-name="ce1126" office:value-type="string" calcext:value-type="string">
            <text:p>*m<text:span text:style-name="T138">ōtan</text:span></text:p>
          </table:table-cell>
          <table:table-cell table:style-name="ce1328"/>
          <table:table-cell table:style-name="ce1312" office:value-type="string" calcext:value-type="string">
            <text:p>(Köbler, 1989: 396)</text:p>
          </table:table-cell>
          <table:table-cell table:style-name="ce1198" table:number-columns-repeated="2"/>
          <table:table-cell table:style-name="ce1340"/>
          <table:table-cell table:style-name="ce1328"/>
          <table:table-cell table:style-name="ce1312"/>
          <table:table-cell table:style-name="ce1127"/>
          <table:table-cell table:style-name="ce1279"/>
          <table:table-cell table:style-name="ce336"/>
          <table:table-cell table:style-name="ce1198" table:number-columns-repeated="2"/>
          <table:table-cell table:style-name="ce1355"/>
          <table:table-cell table:style-name="ce1365"/>
          <table:table-cell table:style-name="ce1369"/>
          <table:table-cell table:style-name="ce1198" table:number-columns-repeated="2"/>
          <table:table-cell table:style-name="ce1317"/>
          <table:table-cell table:style-name="ce1279" table:number-columns-repeated="2"/>
          <table:table-cell table:style-name="ce1198" table:number-columns-repeated="2"/>
          <table:table-cell table:style-name="ce1381"/>
          <table:table-cell table:style-name="ce1391"/>
          <table:table-cell table:style-name="ce1401"/>
          <table:table-cell table:style-name="ce1198" table:number-columns-repeated="2"/>
          <table:table-cell table:style-name="ce1381"/>
          <table:table-cell table:style-name="ce1391"/>
          <table:table-cell table:style-name="ce1401"/>
          <table:table-cell table:style-name="ce1198" table:number-columns-repeated="2"/>
          <table:table-cell table:style-name="ce1127"/>
          <table:table-cell table:style-name="ce1279"/>
          <table:table-cell table:style-name="ce336"/>
          <table:table-cell table:style-name="ce1198" table:number-columns-repeated="2"/>
          <table:table-cell table:style-name="ce1127" office:value-type="string" calcext:value-type="string">
            <office:annotation draw:style-name="gr48" draw:text-style-name="P3" svg:width="28.99mm" svg:height="151.77mm" svg:x="2183mm" svg:y="972.42mm" draw:caption-point-x="-6.1mm" draw:caption-point-y="462.33mm">
              <dc:date>2017-04-05T00:00:00</dc:date>
              <text:p text:style-name="P2"><text:span text:style-name="T21">wichtige</text:span></text:p>
              <text:p text:style-name="P2"><text:span text:style-name="T21">Veränderung des Systems: Im Got. gäbe </text:span><text:span text:style-name="T22">es </text:span><text:span text:style-name="T21">noch einige Prät.präs., bei denen</text:span></text:p>
              <text:p text:style-name="P2"><text:span text:style-name="T21">das </text:span><text:span text:style-name="T26">auffälligste Merkmal der Gruppe - der Vokalwechsel zwischen Sg. und Pl.</text:span></text:p>
              <text:p text:style-name="P2"><text:span text:style-name="T26">Präs.Ind. -</text:span><text:span text:style-name="T21"> fehlte; dies ist im And. nachweislich nur noch bei einem Prät.</text:span></text:p>
              <text:p text:style-name="P2"><text:span text:style-name="T21">präs., nämlich bei </text:span><text:span text:style-name="T22">muaz - muazun </text:span><text:span text:style-name="T21">(so bei O, </text:span><text:span text:style-name="T22">muoz - muozun </text:span><text:span text:style-name="T21">bei N) der Fall,</text:span></text:p>
              <text:p text:style-name="P2"><text:span text:style-name="T21">überhaupt ist das ahd. System in sich einheitlicher, regelhafter. (Birkmann, 1987: 129)</text:span></text:p>
            </office:annotation>
            <text:p>*muozan</text:p>
          </table:table-cell>
          <table:table-cell table:style-name="ce1279"/>
          <table:table-cell table:style-name="ce336" office:value-type="string" calcext:value-type="string">
            <text:p>(Birkmann, 1987: 155)</text:p>
          </table:table-cell>
          <table:table-cell table:style-name="ce1198" table:number-columns-repeated="2"/>
          <table:table-cell table:style-name="ce1127" office:value-type="string" calcext:value-type="string">
            <text:p><text:span text:style-name="T189">m</text:span><text:span text:style-name="T190">ōtan</text:span></text:p>
          </table:table-cell>
          <table:table-cell table:style-name="ce1279"/>
          <table:table-cell table:style-name="ce336" office:value-type="string" calcext:value-type="string">
            <text:p>(Birkmann, 1987: 181)</text:p>
          </table:table-cell>
          <table:table-cell table:style-name="ce1198" table:number-columns-repeated="2"/>
        </table:table-row>
        <table:table-row table:style-name="ro23">
          <table:covered-table-cell table:style-name="ce1070"/>
          <table:table-cell office:value-type="string" calcext:value-type="string">
            <text:p>1.Sg.Ind.Präs. Akt.</text:p>
          </table:table-cell>
          <table:table-cell office:value-type="string" calcext:value-type="string">
            <text:p>'ich muss'</text:p>
          </table:table-cell>
          <table:covered-table-cell table:style-name="ce335"/>
          <table:table-cell table:style-name="ce1105" office:value-type="string" calcext:value-type="string">
            <text:p>Intensiv [Iterativ] *moHd-éje-? (eigenes Rekonstrukt) – Typ KaKe  - K<text:span text:style-name="T63">ōkeje </text:span><text:span text:style-name="T64">(Lühr, 1982: 692) </text:span><text:span text:style-name="T65">Stammvokal</text:span></text:p>
          </table:table-cell>
          <table:table-cell table:style-name="ce1115" office:value-type="string" calcext:value-type="string">
            <text:p>Inf. *<text:span text:style-name="T73">m</text:span><text:span text:style-name="T74">ōt-ija-</text:span> ‚jmd. Entgegentreten, mit jmd. Zusammentreffen‘</text:p>
          </table:table-cell>
          <table:table-cell table:style-name="ce1115"/>
          <table:table-cell table:style-name="ce1115" office:value-type="string" calcext:value-type="string">
            <text:p>(Lühr, 1982: 692)</text:p>
          </table:table-cell>
          <table:table-cell table:style-name="ce1094" office:value-type="string" calcext:value-type="string">
            <text:p>ungeklärt (Ringe, 2006: 154)</text:p>
          </table:table-cell>
          <table:table-cell table:style-name="ce1196" table:number-columns-repeated="2"/>
          <table:table-cell table:style-name="ce1167"/>
          <table:table-cell table:style-name="ce1267" office:value-type="string" calcext:value-type="string">
            <office:annotation draw:style-name="gr49" draw:text-style-name="P3" svg:width="28.99mm" svg:height="103.73mm" svg:x="596.6mm" svg:y="1423.66mm" draw:caption-point-x="-6.1mm" draw:caption-point-y="23.62mm">
              <dc:date>2017-04-30T00:00:00</dc:date>
              <text:p text:style-name="P2"><text:span text:style-name="T7">Sekundäres Perfekt mit langer o-Stufe löst das Vokalproblem im Infinitiv: „</text:span><text:span text:style-name="T32">Wenn man als idg. Wurzel </text:span><text:span text:style-name="T33">*med- </text:span><text:span text:style-name="T32">ansetzt, werden die Ableitungsverhältnisse von germ. </text:span><text:span text:style-name="T33">*motan </text:span><text:span text:style-name="T32">äußerst problematisch; ein Infinitiv germ. </text:span><text:span text:style-name="T33">*matan </text:span><text:span text:style-name="T32">ist nir- gends belegt.“ (Birkmann, 1987: 83)</text:span></text:p>
            </office:annotation>
            <text:p><text:span text:style-name="T50">*med- </text:span><text:span text:style-name="T120">‘messen, für Einhaltung sorgen, sich kümmern’, sekundäres Perfekt *me-mōd</text:span><text:span text:style-name="T50"> (Rix,, 2001: 423)</text:span></text:p>
          </table:table-cell>
          <table:table-cell table:style-name="ce1270"/>
          <table:table-cell office:value-type="string" calcext:value-type="string">
            <text:p><text:span text:style-name="T53">*m</text:span><text:span text:style-name="T126">ōt</text:span></text:p>
          </table:table-cell>
          <table:table-cell table:style-name="ce1279"/>
          <table:table-cell office:value-type="string" calcext:value-type="string">
            <text:p>(Ramat, 1981: 174)</text:p>
          </table:table-cell>
          <table:table-cell table:number-columns-repeated="2"/>
          <table:table-cell office:value-type="string" calcext:value-type="string">
            <text:p>gam<text:span text:style-name="T138">ōt</text:span></text:p>
          </table:table-cell>
          <table:table-cell table:style-name="ce1279"/>
          <table:table-cell table:style-name="ce1334" office:value-type="string" calcext:value-type="string">
            <text:p>(Birkmann, 1987: 83)</text:p>
          </table:table-cell>
          <table:table-cell table:style-name="ce1115" table:number-columns-repeated="2"/>
          <table:table-cell table:style-name="ce1339"/>
          <table:table-cell table:style-name="ce1162"/>
          <table:table-cell table:style-name="ce1344"/>
          <table:table-cell table:style-name="ce1127"/>
          <table:table-cell table:style-name="ce1279"/>
          <table:table-cell table:style-name="ce336"/>
          <table:table-cell table:style-name="ce1115" table:number-columns-repeated="2"/>
          <table:table-cell table:style-name="ce1355"/>
          <table:table-cell table:style-name="ce1365"/>
          <table:table-cell table:style-name="ce1369"/>
          <table:table-cell table:style-name="ce1115" table:number-columns-repeated="2"/>
          <table:table-cell table:style-name="ce1188"/>
          <table:table-cell table:style-name="ce1279"/>
          <table:table-cell table:style-name="ce1281"/>
          <table:table-cell table:style-name="ce1115" table:number-columns-repeated="2"/>
          <table:table-cell table:style-name="ce1381"/>
          <table:table-cell table:style-name="ce1391"/>
          <table:table-cell table:style-name="ce1401"/>
          <table:table-cell table:style-name="ce1115" table:number-columns-repeated="2"/>
          <table:table-cell table:style-name="ce1381"/>
          <table:table-cell table:style-name="ce1391"/>
          <table:table-cell table:style-name="ce1401"/>
          <table:table-cell table:style-name="ce1115" table:number-columns-repeated="2"/>
          <table:table-cell table:style-name="ce1127" office:value-type="string" calcext:value-type="string">
            <text:p>m<text:span text:style-name="T138">ōt</text:span></text:p>
          </table:table-cell>
          <table:table-cell table:style-name="ce1279"/>
          <table:table-cell table:style-name="ce336" office:value-type="string" calcext:value-type="string">
            <text:p>(Ramat, 1981: 174)</text:p>
          </table:table-cell>
          <table:table-cell table:style-name="ce1115" table:number-columns-repeated="2"/>
          <table:table-cell table:style-name="ce1428" office:value-type="string" calcext:value-type="string">
            <text:p>muoz</text:p>
          </table:table-cell>
          <table:table-cell table:style-name="ce1279"/>
          <table:table-cell table:style-name="ce336" office:value-type="string" calcext:value-type="string">
            <text:p>(Ramat, 1981: 174)</text:p>
          </table:table-cell>
          <table:table-cell table:style-name="ce1115" table:number-columns-repeated="2"/>
          <table:table-cell table:style-name="ce1127" office:value-type="string" calcext:value-type="string">
            <text:p><text:span text:style-name="T189">m</text:span><text:span text:style-name="T190">ōt</text:span></text:p>
          </table:table-cell>
          <table:table-cell table:style-name="ce1279"/>
          <table:table-cell table:style-name="ce336" office:value-type="string" calcext:value-type="string">
            <text:p>(Ramat, 1981: 174)</text:p>
          </table:table-cell>
          <table:table-cell table:style-name="ce1115" table:number-columns-repeated="2"/>
        </table:table-row>
        <table:table-row table:style-name="ro18">
          <table:covered-table-cell table:style-name="ce1072"/>
          <table:table-cell office:value-type="string" calcext:value-type="string">
            <text:p>1.Pl.Ind.Präs. Akt.</text:p>
          </table:table-cell>
          <table:table-cell office:value-type="string" calcext:value-type="string">
            <text:p>'wir müssen'</text:p>
          </table:table-cell>
          <table:covered-table-cell table:style-name="ce336"/>
          <table:table-cell table:style-name="ce1094"/>
          <table:table-cell table:style-name="ce1115" table:number-columns-repeated="3"/>
          <table:table-cell table:style-name="ce1094"/>
          <table:table-cell table:style-name="ce1196" table:number-columns-repeated="2"/>
          <table:table-cell table:style-name="ce1167"/>
          <table:table-cell table:style-name="ce1115"/>
          <table:table-cell table:style-name="ce1270"/>
          <table:table-cell office:value-type="string" calcext:value-type="string">
            <text:p><text:span text:style-name="T53">*m</text:span><text:span text:style-name="T126">ōtum</text:span></text:p>
          </table:table-cell>
          <table:table-cell table:style-name="ce1279"/>
          <table:table-cell office:value-type="string" calcext:value-type="string">
            <text:p>(Ramat, 1981: 174)</text:p>
          </table:table-cell>
          <table:table-cell table:number-columns-repeated="2"/>
          <table:table-cell office:value-type="string" calcext:value-type="string">
            <text:p>gam<text:span text:style-name="T138">ōtum</text:span></text:p>
          </table:table-cell>
          <table:table-cell table:style-name="ce1279"/>
          <table:table-cell table:style-name="ce1334" office:value-type="string" calcext:value-type="string">
            <text:p>(Birkmann, 1987: 83)</text:p>
          </table:table-cell>
          <table:table-cell table:style-name="ce1115" table:number-columns-repeated="2"/>
          <table:table-cell table:style-name="ce1339"/>
          <table:table-cell table:style-name="ce1162"/>
          <table:table-cell table:style-name="ce1344"/>
          <table:table-cell table:style-name="ce1127"/>
          <table:table-cell table:style-name="ce1279"/>
          <table:table-cell table:style-name="ce336"/>
          <table:table-cell table:style-name="ce1115" table:number-columns-repeated="2"/>
          <table:table-cell table:style-name="ce1355"/>
          <table:table-cell table:style-name="ce1365"/>
          <table:table-cell table:style-name="ce1369"/>
          <table:table-cell table:style-name="ce1115" table:number-columns-repeated="2"/>
          <table:table-cell table:style-name="ce1188"/>
          <table:table-cell table:style-name="ce1279"/>
          <table:table-cell table:style-name="ce1281"/>
          <table:table-cell table:style-name="ce1115" table:number-columns-repeated="2"/>
          <table:table-cell table:style-name="ce1381"/>
          <table:table-cell table:style-name="ce1391"/>
          <table:table-cell table:style-name="ce1401"/>
          <table:table-cell table:style-name="ce1115" table:number-columns-repeated="2"/>
          <table:table-cell table:style-name="ce1381"/>
          <table:table-cell table:style-name="ce1391"/>
          <table:table-cell table:style-name="ce1401"/>
          <table:table-cell table:style-name="ce1115" table:number-columns-repeated="2"/>
          <table:table-cell table:style-name="ce1127" office:value-type="string" calcext:value-type="string">
            <text:p>m<text:span text:style-name="T138">ōton</text:span></text:p>
          </table:table-cell>
          <table:table-cell table:style-name="ce1279"/>
          <table:table-cell table:style-name="ce336" office:value-type="string" calcext:value-type="string">
            <text:p>(Ramat, 1981: 174)</text:p>
          </table:table-cell>
          <table:table-cell table:style-name="ce1115" table:number-columns-repeated="2"/>
          <table:table-cell table:style-name="ce1428" office:value-type="string" calcext:value-type="string">
            <text:p>muozum</text:p>
          </table:table-cell>
          <table:table-cell table:style-name="ce1279"/>
          <table:table-cell table:style-name="ce336" office:value-type="string" calcext:value-type="string">
            <text:p>(Ramat, 1981: 174)</text:p>
          </table:table-cell>
          <table:table-cell table:style-name="ce1115" table:number-columns-repeated="2"/>
          <table:table-cell table:style-name="ce1127" office:value-type="string" calcext:value-type="string">
            <text:p><text:span text:style-name="T189">m</text:span><text:span text:style-name="T190">ōtun</text:span></text:p>
          </table:table-cell>
          <table:table-cell table:style-name="ce1279"/>
          <table:table-cell table:style-name="ce336" office:value-type="string" calcext:value-type="string">
            <text:p>(Ramat, 1981: 174)</text:p>
          </table:table-cell>
          <table:table-cell table:style-name="ce1115" table:number-columns-repeated="2"/>
        </table:table-row>
        <table:table-row table:style-name="ro37">
          <table:covered-table-cell table:style-name="ce1070"/>
          <table:table-cell table:style-name="ce322" office:value-type="string" calcext:value-type="string" table:number-columns-spanned="1" table:number-rows-spanned="3">
            <text:p>1./3. Sg.Ind.Prät. Akt.</text:p>
          </table:table-cell>
          <table:table-cell table:style-name="ce322" office:value-type="string" calcext:value-type="string" table:number-columns-spanned="1" table:number-rows-spanned="3">
            <text:p>'ich musste'</text:p>
          </table:table-cell>
          <table:covered-table-cell table:style-name="ce335"/>
          <table:table-cell table:style-name="ce1094"/>
          <table:table-cell table:style-name="ce1115" table:number-columns-repeated="3"/>
          <table:table-cell table:style-name="ce1094"/>
          <table:table-cell table:style-name="ce1205"/>
          <table:table-cell table:style-name="ce1196"/>
          <table:table-cell table:style-name="ce1167"/>
          <table:table-cell table:style-name="ce1115"/>
          <table:table-cell table:style-name="ce1270"/>
          <table:table-cell table:style-name="ce1292" office:value-type="string" calcext:value-type="string">
            <office:annotation draw:style-name="gr50" draw:text-style-name="P17" svg:width="30.16mm" svg:height="250.86mm" svg:x="693.54mm" svg:y="1212.4mm" draw:caption-point-x="-1.42mm" draw:caption-point-y="256.11mm">
              <dc:date>2017-04-06T00:00:00</dc:date>
              <text:p text:style-name="P16"><text:span text:style-name="T23">Bei Prät. Formen mit t ist dieses wieder restituiert (nach dem PB verloren) (Birkmann, 1987: 83)</text:span></text:p>
              <text:p text:style-name="P16"><text:span text:style-name="T23"/></text:p>
              <text:p text:style-name="P16"><text:span text:style-name="T23">(Birkmann, 1987: 119) „Im Prät. war der Primärberührungseffekt eingetreten bei *wit-ta &gt; wissa und bei *mōt-ta &gt; *mōssa. Im Got. werden diese irregulären Formen unterschiedlich behandellt: bei gamōtan wird das Dentalsuffix analogisch restituiert, also durch morphologischen Wandel phonologisch entstandene Irregularität beseitigt. Der gleiche Vorgang findet auch im As., Aengl., Afries. und im späteren Ahd. statt. Danach wechselt zwar der Wurzelauslaut zwischen Präs. und Prät. (mōt- : mōs-), aber der Dental symbolisiert die Kategorie 'Präteritum' eindeutig und in systemkonformer Weise. Regularisierung durch morphologischen Wandel korreliert hier mit der niedrigen Frequenz des Verbums (got. nur drei Belege) und seinem Vollverbstatus.</text:span></text:p>
            </office:annotation>
            <text:p>*mōstōⁿ (&lt; *mōt-ðōⁿ)</text:p>
          </table:table-cell>
          <table:table-cell table:style-name="ce1156" office:value-type="string" calcext:value-type="string">
            <text:p>*st &lt; *<text:span text:style-name="T128">ð</text:span></text:p>
          </table:table-cell>
          <table:table-cell office:value-type="string" calcext:value-type="string">
            <text:p>(Ramat, 1981: 174)</text:p>
          </table:table-cell>
          <table:table-cell table:number-columns-repeated="2"/>
          <table:table-cell table:style-name="ce1325" office:value-type="string" calcext:value-type="string">
            <office:annotation draw:style-name="gr51" draw:text-style-name="P17" svg:width="30.42mm" svg:height="71.88mm" svg:x="893.5mm" svg:y="1312.47mm" draw:caption-point-x="5.98mm" draw:caption-point-y="156.04mm">
              <dc:date>2017-06-08T00:00:00</dc:date>
              <text:p text:style-name="P16"><text:span text:style-name="T20">Bei der einzigen belegten Prät.-Form *gamōstedun hätte eigtl. Auch der PB eintreten sollen wie bei wissa. Das t wurde offenbar zur Beseitigung der Irregularität wieder eingefügt. (Birkmann, 1987: (96)</text:span></text:p>
            </office:annotation>
            <text:p><text:span text:style-name="T50">*gamōst</text:span><text:span text:style-name="T139">a</text:span></text:p>
          </table:table-cell>
          <table:table-cell table:style-name="ce1329" office:value-type="string" calcext:value-type="string">
            <text:p>t</text:p>
          </table:table-cell>
          <table:table-cell table:style-name="ce1334" office:value-type="string" calcext:value-type="string">
            <text:p>(Birkmann, 1987: 83)</text:p>
          </table:table-cell>
          <table:table-cell table:style-name="ce1336" office:value-type="string" calcext:value-type="string">
            <text:p>„Bei der einzigen belegten Prät.-Form <text:span text:style-name="T53">*gamōstedun</text:span> hätte eigtl. Auch der PB eintreten sollen wie bei <text:span text:style-name="T53">wissa</text:span>. Das t wurde offenbar zur Beseitigung der Irregularität wieder eingefügt.“ (Birkmann, 1987: (96)</text:p>
          </table:table-cell>
          <table:table-cell table:style-name="ce1336" office:value-type="string" calcext:value-type="string">
            <text:p>Bei der einzigen belegten Prät.-Form *gamōstedun hätte eigtl. Auch der PB eintreten sollen wie bei wissa. Das t wurde offenbar zur Beseitigung der Irregularität wieder eingefügt. (Birkmann, 1987: (96)</text:p>
          </table:table-cell>
          <table:table-cell table:style-name="ce1339"/>
          <table:table-cell table:style-name="ce1162"/>
          <table:table-cell table:style-name="ce1344"/>
          <table:table-cell table:style-name="ce1127"/>
          <table:table-cell table:style-name="ce1279"/>
          <table:table-cell table:style-name="ce336"/>
          <table:table-cell table:style-name="ce1115" table:number-columns-repeated="2"/>
          <table:table-cell table:style-name="ce1355"/>
          <table:table-cell table:style-name="ce1365"/>
          <table:table-cell table:style-name="ce1369"/>
          <table:table-cell table:style-name="ce1115" table:number-columns-repeated="2"/>
          <table:table-cell table:style-name="ce1188"/>
          <table:table-cell table:style-name="ce1279"/>
          <table:table-cell table:style-name="ce1281"/>
          <table:table-cell table:style-name="ce1115" table:number-columns-repeated="2"/>
          <table:table-cell table:style-name="ce1381"/>
          <table:table-cell table:style-name="ce1391"/>
          <table:table-cell table:style-name="ce1401"/>
          <table:table-cell table:style-name="ce1115" table:number-columns-repeated="2"/>
          <table:table-cell table:style-name="ce1381"/>
          <table:table-cell table:style-name="ce1391"/>
          <table:table-cell table:style-name="ce1401"/>
          <table:table-cell table:style-name="ce1115" table:number-columns-repeated="2"/>
          <table:table-cell table:style-name="ce1419" office:value-type="string" calcext:value-type="string">
            <text:p><text:span text:style-name="T170">mōst</text:span><text:span text:style-name="T171">e</text:span></text:p>
          </table:table-cell>
          <table:table-cell table:style-name="ce1329" office:value-type="string" calcext:value-type="string">
            <text:p>st</text:p>
          </table:table-cell>
          <table:table-cell table:style-name="ce336" office:value-type="string" calcext:value-type="string">
            <text:p>(Ramat, 1981: 174)</text:p>
          </table:table-cell>
          <table:table-cell table:style-name="ce1406" office:value-type="string" calcext:value-type="string">
            <text:p>(Birkmann, 1987: 157) Regularisierung nach dem Muster der sw. Verben und Präteritopräsentien <text:span text:style-name="T49">Stammauslaut</text:span></text:p>
          </table:table-cell>
          <table:table-cell table:style-name="ce1406" office:value-type="string" calcext:value-type="string">
            <text:p>(Birkmann, 1987: 157) Regularisierung nach dem Muster der sw. Verben und Präteritopräsentien</text:p>
          </table:table-cell>
          <table:table-cell table:style-name="ce1429" office:value-type="string" calcext:value-type="string">
            <office:annotation draw:style-name="gr42" draw:text-style-name="P12" svg:width="28.99mm" svg:height="33.61mm" svg:x="2183mm" svg:y="974.58mm" draw:caption-point-x="-6.1mm" draw:caption-point-y="493.93mm">
              <dc:date>2017-05-01T00:00:00</dc:date>
              <text:p text:style-name="P11"><text:span text:style-name="T15">(Birkmann, 1987: 157) Regularisierung nach dem Muster der sw. Verben und Präteritopräsentien</text:span></text:p>
            </office:annotation>
            <text:p>muosta</text:p>
          </table:table-cell>
          <table:table-cell table:style-name="ce1329" office:value-type="string" calcext:value-type="string">
            <text:p>st</text:p>
          </table:table-cell>
          <table:table-cell table:style-name="ce336" office:value-type="string" calcext:value-type="string">
            <text:p>(Birkmann, 1987: 83)</text:p>
          </table:table-cell>
          <table:table-cell table:style-name="ce1406" office:value-type="string" calcext:value-type="string">
            <text:p>(Birkmann, 1987: 157) Regularisierung nach dem Muster der sw. Verben und Präteritopräsentien <text:span text:style-name="T49">Dentalsuffix</text:span></text:p>
          </table:table-cell>
          <table:table-cell table:style-name="ce1406" office:value-type="string" calcext:value-type="string">
            <text:p>(Birkmann, 1987: 157) Regularisierung nach dem Muster der sw. Verben und Präteritopräsentien <text:span text:style-name="T49">Dentalsuffix</text:span></text:p>
          </table:table-cell>
          <table:table-cell table:style-name="ce1326" office:value-type="string" calcext:value-type="string">
            <text:p><text:span text:style-name="T191">most</text:span><text:span text:style-name="T192">e</text:span></text:p>
          </table:table-cell>
          <table:table-cell table:style-name="ce690" office:value-type="string" calcext:value-type="string" table:number-columns-spanned="1" table:number-rows-spanned="2">
            <text:p>st</text:p>
          </table:table-cell>
          <table:table-cell table:style-name="ce336" office:value-type="string" calcext:value-type="string">
            <text:p>(Ramat, 1981: 174)</text:p>
          </table:table-cell>
          <table:table-cell table:style-name="ce1406" office:value-type="string" calcext:value-type="string">
            <text:p>(Birkmann, 1987: 157) Regularisierung nach dem Muster der sw. Verben und Präteritopräsentien<text:span text:style-name="T49"> Dentalsuffix</text:span></text:p>
          </table:table-cell>
          <table:table-cell table:style-name="ce1406" office:value-type="string" calcext:value-type="string">
            <text:p>(Birkmann, 1987: 157) Regularisierung nach dem Muster der sw. Verben und Präteritopräsentien<text:span text:style-name="T49"> Dentalsuffix</text:span></text:p>
          </table:table-cell>
        </table:table-row>
        <table:table-row table:style-name="ro11">
          <table:covered-table-cell table:style-name="ce1070"/>
          <table:covered-table-cell table:number-columns-repeated="2" table:style-name="ce323"/>
          <table:covered-table-cell table:style-name="ce335"/>
          <table:table-cell table:style-name="ce1094"/>
          <table:table-cell table:style-name="ce1115" table:number-columns-repeated="3"/>
          <table:table-cell table:style-name="ce1094"/>
          <table:table-cell table:style-name="ce1196" table:number-columns-repeated="2"/>
          <table:table-cell table:style-name="ce1167"/>
          <table:table-cell table:style-name="ce1115"/>
          <table:table-cell table:style-name="ce1270"/>
          <table:table-cell table:style-name="ce1285"/>
          <table:table-cell table:style-name="ce1156"/>
          <table:table-cell table:style-name="ce1279"/>
          <table:table-cell table:style-name="ce1317" table:number-columns-repeated="2"/>
          <table:table-cell table:style-name="ce1326"/>
          <table:table-cell table:style-name="ce1329"/>
          <table:table-cell table:style-name="ce1279"/>
          <table:table-cell table:style-name="ce1317" table:number-columns-repeated="2"/>
          <table:table-cell table:style-name="ce1339"/>
          <table:table-cell table:style-name="ce1162"/>
          <table:table-cell table:style-name="ce1344"/>
          <table:table-cell table:style-name="ce1127"/>
          <table:table-cell table:style-name="ce1279"/>
          <table:table-cell table:style-name="ce336"/>
          <table:table-cell table:style-name="ce1317" table:number-columns-repeated="2"/>
          <table:table-cell table:style-name="ce1355"/>
          <table:table-cell table:style-name="ce1365"/>
          <table:table-cell table:style-name="ce1369"/>
          <table:table-cell table:style-name="ce1317" table:number-columns-repeated="2"/>
          <table:table-cell table:style-name="ce1188"/>
          <table:table-cell table:style-name="ce1279"/>
          <table:table-cell table:style-name="ce1281"/>
          <table:table-cell table:style-name="ce1317" table:number-columns-repeated="2"/>
          <table:table-cell table:style-name="ce1381"/>
          <table:table-cell table:style-name="ce1391"/>
          <table:table-cell table:style-name="ce1401"/>
          <table:table-cell table:style-name="ce1317" table:number-columns-repeated="2"/>
          <table:table-cell table:style-name="ce1381"/>
          <table:table-cell table:style-name="ce1391"/>
          <table:table-cell table:style-name="ce1401"/>
          <table:table-cell table:style-name="ce1317" table:number-columns-repeated="2"/>
          <table:table-cell table:style-name="ce1326"/>
          <table:table-cell table:style-name="ce1329"/>
          <table:table-cell table:style-name="ce336"/>
          <table:table-cell table:style-name="ce1317" table:number-columns-repeated="2"/>
          <table:table-cell table:style-name="ce1429"/>
          <table:table-cell table:style-name="ce1329"/>
          <table:table-cell table:style-name="ce336"/>
          <table:table-cell table:style-name="ce1317" table:number-columns-repeated="2"/>
          <table:table-cell table:style-name="ce1326" office:value-type="string" calcext:value-type="string">
            <office:annotation draw:style-name="gr52" draw:text-style-name="P3" svg:width="28.99mm" svg:height="76.89mm" svg:x="2333.59mm" svg:y="1051.86mm" draw:caption-point-x="-6.1mm" draw:caption-point-y="505.06mm">
              <dc:date>2017-04-06T00:00:00</dc:date>
              <text:p text:style-name="P2"><text:span text:style-name="T21">Bei </text:span><text:span text:style-name="T22">gamōtan </text:span><text:span text:style-name="T21">ist das Prät. lautgesetzlich zu </text:span><text:span text:style-name="T22">*gamōssa </text:span><text:span text:style-name="T21">geworden und dann das</text:span></text:p>
              <text:p text:style-name="P2"><text:span text:style-name="T26">Dentalsuffix restituiert</text:span><text:span text:style-name="T21"> worden; auch hier könnte -st- als Allomorph des Prät.</text:span></text:p>
              <text:p text:style-name="P2"><text:span text:style-name="T21">segmentiert werden. (Birkmann, 1987: 171)</text:span></text:p>
            </office:annotation>
            <text:p><text:span text:style-name="T191">most</text:span><text:span text:style-name="T192">a</text:span></text:p>
          </table:table-cell>
          <table:covered-table-cell table:style-name="ce1422"/>
          <table:table-cell table:style-name="ce336" office:value-type="string" calcext:value-type="string">
            <text:p>(Birkmann, 1987: 83)</text:p>
          </table:table-cell>
          <table:table-cell table:style-name="ce1406" office:value-type="string" calcext:value-type="string">
            <text:p>(Birkmann, 1987: 157) Regularisierung nach dem Muster der sw. Verben und Präteritopräsentien <text:span text:style-name="T49">Dentalsuffix</text:span></text:p>
          </table:table-cell>
          <table:table-cell table:style-name="ce1406" office:value-type="string" calcext:value-type="string">
            <text:p>(Birkmann, 1987: 157) Regularisierung nach dem Muster der sw. Verben und Präteritopräsentien <text:span text:style-name="T49">Dentalsuffix</text:span></text:p>
          </table:table-cell>
        </table:table-row>
        <table:table-row table:style-name="ro38">
          <table:covered-table-cell table:style-name="ce1070"/>
          <table:covered-table-cell table:number-columns-repeated="2" table:style-name="ce323"/>
          <table:covered-table-cell table:style-name="ce335"/>
          <table:table-cell table:style-name="ce1094"/>
          <table:table-cell table:style-name="ce1139" office:value-type="string" calcext:value-type="string">
            <text:p><text:span text:style-name="T69">*mōt-t-ōⁿ  -</text:span> *mōt-ta &gt; *mōssa</text:p>
          </table:table-cell>
          <table:table-cell table:style-name="ce1156" office:value-type="string" calcext:value-type="string">
            <text:p>*s &lt; *t</text:p>
          </table:table-cell>
          <table:table-cell table:style-name="ce1171" office:value-type="string" calcext:value-type="string">
            <text:p>(Birkmann, 1987: 119)</text:p>
          </table:table-cell>
          <table:table-cell table:style-name="ce1179" office:value-type="string" calcext:value-type="string">
            <text:p>(Ringe, 2006: 261) kein Ablaut - <text:span text:style-name="T55"> </text:span><text:span text:style-name="T80">Präsens </text:span><text:span text:style-name="T81">*m</text:span><text:span text:style-name="T82">ḗ</text:span><text:span text:style-name="T83">d-/m</text:span><text:span text:style-name="T82">é</text:span><text:span text:style-name="T83">d-</text:span><text:span text:style-name="T55"> (Rix, 2001: 423), sekundäres Perfekt (keine Nullstufe?) - oder Präsens  *meh₁d- ‚bedenken, abschätzen‘ (Birkmann, 1987: 84) ?  </text:span><text:span text:style-name="T58">Stammvokal</text:span></text:p>
          </table:table-cell>
          <table:table-cell table:style-name="ce1206" office:value-type="string" calcext:value-type="string">
            <text:p><text:span text:style-name="T95">*m</text:span><text:span text:style-name="T96">ō</text:span><text:span text:style-name="T95">-s[á- ded]ē &gt; </text:span><text:span text:style-name="T97">*m</text:span><text:span text:style-name="T98">ō</text:span><text:span text:style-name="T97">sē</text:span></text:p>
          </table:table-cell>
          <table:table-cell table:style-name="ce1144" office:value-type="string" calcext:value-type="string">
            <text:p>*s</text:p>
          </table:table-cell>
          <table:table-cell table:style-name="ce1237" office:value-type="string" calcext:value-type="string">
            <text:p>(Ringe, 2006: 261)</text:p>
          </table:table-cell>
          <table:table-cell table:style-name="ce1115"/>
          <table:table-cell table:style-name="ce1270"/>
          <table:table-cell table:style-name="ce1293" office:value-type="string" calcext:value-type="string">
            <text:p>*mōt-ta &gt; *mōssa</text:p>
          </table:table-cell>
          <table:table-cell table:style-name="ce1156" office:value-type="string" calcext:value-type="string">
            <text:p>*s &lt; *t</text:p>
          </table:table-cell>
          <table:table-cell table:style-name="ce1279" office:value-type="string" calcext:value-type="string">
            <text:p>(Birkmann, 1987: 119)</text:p>
          </table:table-cell>
          <table:table-cell table:number-columns-repeated="2" table:style-name="ce1175" office:value-type="string" calcext:value-type="string">
            <text:p>ja</text:p>
          </table:table-cell>
          <table:table-cell table:style-name="ce1326"/>
          <table:table-cell table:style-name="ce1329"/>
          <table:table-cell table:style-name="ce1279"/>
          <table:table-cell table:style-name="ce1317" table:number-columns-repeated="2"/>
          <table:table-cell table:style-name="ce1339"/>
          <table:table-cell table:style-name="ce1162"/>
          <table:table-cell table:style-name="ce1344"/>
          <table:table-cell table:style-name="ce1127"/>
          <table:table-cell table:style-name="ce1279"/>
          <table:table-cell table:style-name="ce336"/>
          <table:table-cell table:style-name="ce1317" table:number-columns-repeated="2"/>
          <table:table-cell table:style-name="ce1355"/>
          <table:table-cell table:style-name="ce1365"/>
          <table:table-cell table:style-name="ce1369"/>
          <table:table-cell table:style-name="ce1317" table:number-columns-repeated="2"/>
          <table:table-cell table:style-name="ce1188"/>
          <table:table-cell table:style-name="ce1279"/>
          <table:table-cell table:style-name="ce1281"/>
          <table:table-cell table:style-name="ce1317" table:number-columns-repeated="2"/>
          <table:table-cell table:style-name="ce1381"/>
          <table:table-cell table:style-name="ce1391"/>
          <table:table-cell table:style-name="ce1401"/>
          <table:table-cell table:style-name="ce1317" table:number-columns-repeated="2"/>
          <table:table-cell table:style-name="ce1381"/>
          <table:table-cell table:style-name="ce1391"/>
          <table:table-cell table:style-name="ce1401"/>
          <table:table-cell table:style-name="ce1317" table:number-columns-repeated="2"/>
          <table:table-cell table:style-name="ce1326"/>
          <table:table-cell table:style-name="ce1329"/>
          <table:table-cell table:style-name="ce336"/>
          <table:table-cell table:style-name="ce1317" table:number-columns-repeated="2"/>
          <table:table-cell table:style-name="ce1431" office:value-type="string" calcext:value-type="string">
            <office:annotation draw:style-name="gr53" draw:text-style-name="P6" svg:width="28.84mm" svg:height="29.66mm" svg:x="2094.44mm" svg:y="978.07mm" draw:caption-point-x="82.46mm" draw:caption-point-y="591.37mm">
              <dc:creator>H.S.</dc:creator>
              <dc:date>2017-03-16T00:00:00</dc:date>
              <text:p text:style-name="P4"><text:span text:style-name="T6">Ahd. Form muosa ist Folge des Primärberührungsseffekts (Brikmann, 1987: 83)</text:span></text:p>
            </office:annotation>
            <text:p>muosa</text:p>
          </table:table-cell>
          <table:table-cell table:style-name="ce1156" office:value-type="string" calcext:value-type="string">
            <text:p>s</text:p>
          </table:table-cell>
          <table:table-cell table:style-name="ce336" office:value-type="string" calcext:value-type="string">
            <text:p>(Birkmann, 1987: 83)</text:p>
          </table:table-cell>
          <table:table-cell table:number-columns-repeated="2" table:style-name="ce1337" office:value-type="string" calcext:value-type="string">
            <text:p>ja</text:p>
          </table:table-cell>
          <table:table-cell table:style-name="ce1437" office:value-type="string" calcext:value-type="string">
            <text:p>*gamōssa</text:p>
          </table:table-cell>
          <table:table-cell table:style-name="ce1439" office:value-type="string" calcext:value-type="string">
            <text:p>*ss</text:p>
          </table:table-cell>
          <table:table-cell table:style-name="ce1440" office:value-type="string" calcext:value-type="string">
            <text:p>(Birkmann, 1987: 171)</text:p>
          </table:table-cell>
          <table:table-cell table:number-columns-repeated="2" table:style-name="ce1442" office:value-type="string" calcext:value-type="string">
            <text:p>ja</text:p>
          </table:table-cell>
        </table:table-row>
        <table:table-row table:style-name="ro33">
          <table:covered-table-cell table:style-name="ce1070"/>
          <table:table-cell table:style-name="ce326" office:value-type="string" calcext:value-type="string">
            <text:p>Partizip Präteritum</text:p>
          </table:table-cell>
          <table:table-cell table:style-name="ce326"/>
          <table:covered-table-cell table:style-name="ce335"/>
          <table:table-cell table:style-name="ce1109" office:value-type="string" calcext:value-type="string">
            <text:p><text:span text:style-name="T53">*moHd-itós  &gt; *m</text:span><text:span text:style-name="T66">ō</text:span><text:span text:style-name="T53">t-itós &gt; urgerm. *mōð-iðaz – </text:span><text:span text:style-name="T67">Analogie nach den übrigen Modalverben, insb. *witan - *wissaz? </text:span><text:span text:style-name="T68">Stammauslaut, Dentalsuffix</text:span></text:p>
          </table:table-cell>
          <table:table-cell table:style-name="ce1125" office:value-type="string" calcext:value-type="string">
            <text:p>*mōt-taz &gt; *mōs-saz</text:p>
          </table:table-cell>
          <table:table-cell table:style-name="ce1157" office:value-type="string" calcext:value-type="string">
            <text:p>*s &lt; *t</text:p>
          </table:table-cell>
          <table:table-cell table:style-name="ce1172" office:value-type="string" calcext:value-type="string">
            <text:p>(eigenes Rekonstrukt)</text:p>
          </table:table-cell>
          <table:table-cell table:style-name="ce1180" office:value-type="string" calcext:value-type="string">
            <text:p><text:span text:style-name="T52">funktioniert nur bei </text:span><text:span text:style-name="T84">*meh₁d- : </text:span><text:span text:style-name="T52"> *me</text:span><text:span text:style-name="T84">h</text:span><text:span text:style-name="T52">d-tós &gt; urgerm. </text:span><text:span text:style-name="T85">*māssaz &gt; *m</text:span><text:span text:style-name="T86">ō</text:span><text:span text:style-name="T85">ssaz</text:span><text:span text:style-name="T52"> </text:span><text:span text:style-name="T87"> </text:span></text:p>
          </table:table-cell>
          <table:table-cell table:style-name="ce1203" office:value-type="string" calcext:value-type="string">
            <text:p><text:span text:style-name="T99">*m</text:span><text:span text:style-name="T100">ō</text:span><text:span text:style-name="T99">-sá-s</text:span></text:p>
          </table:table-cell>
          <table:table-cell table:style-name="ce1221" office:value-type="string" calcext:value-type="string">
            <text:p>*s</text:p>
          </table:table-cell>
          <table:table-cell table:style-name="ce1173" office:value-type="string" calcext:value-type="string">
            <text:p>eigenes Rekonstrukt</text:p>
          </table:table-cell>
          <table:table-cell table:style-name="ce1268" office:value-type="string" calcext:value-type="string">
            <office:annotation draw:style-name="gr18" draw:text-style-name="P3" svg:width="28.99mm" svg:height="19.37mm" svg:x="590.5mm" svg:y="1514.15mm" draw:caption-point-x="0mm" draw:caption-point-y="75.4mm">
              <dc:date>2017-04-30T00:00:00</dc:date>
              <text:p text:style-name="P2"><text:span text:style-name="T7">Schwa secundum? (vgl. Fortson, 2017: 68)</text:span></text:p>
            </office:annotation>
            <text:p>-ausgehend von idg. *m(e)d-tó-s &gt; <text:s/>*m(e)t-tó-s &gt; *m(e)s-só-s &gt; germ. *m(e)s-sá-s? - Nullstufe hat einen Murmelvokal im Essiv (Rix,, 2001: 423) oder ausgehend von idg. Wurzel <text:s/>*meh₁d- <text:s/>? ‚bedenken, abschätzen‘ (Birkmann, 1987: 84) idg. *mh₁d-tó-s &gt; mh₁t-tó-s *mh₁s-só-s <text:s/>in beiden Fällen &gt; urgerm *mas-sá-s</text:p>
          </table:table-cell>
          <table:table-cell table:style-name="ce1271"/>
          <table:table-cell table:style-name="ce1291"/>
          <table:table-cell table:style-name="ce1307"/>
          <table:table-cell table:style-name="ce335"/>
          <table:table-cell table:style-name="ce1118" table:number-columns-repeated="2"/>
          <table:table-cell table:style-name="ce1291"/>
          <table:table-cell table:style-name="ce326"/>
          <table:table-cell table:style-name="ce335"/>
          <table:table-cell table:style-name="ce1118" table:number-columns-repeated="2"/>
          <table:table-cell table:style-name="ce1341"/>
          <table:table-cell table:style-name="ce326"/>
          <table:table-cell table:style-name="ce335"/>
          <table:table-cell table:style-name="ce1291"/>
          <table:table-cell table:style-name="ce326"/>
          <table:table-cell table:style-name="ce335"/>
          <table:table-cell table:style-name="ce1118" table:number-columns-repeated="2"/>
          <table:table-cell table:style-name="ce1358"/>
          <table:table-cell table:style-name="ce1367"/>
          <table:table-cell table:style-name="ce1370"/>
          <table:table-cell table:style-name="ce1118" table:number-columns-repeated="2"/>
          <table:table-cell table:style-name="ce1291"/>
          <table:table-cell table:style-name="ce326" table:number-columns-repeated="2"/>
          <table:table-cell table:style-name="ce1118" table:number-columns-repeated="2"/>
          <table:table-cell table:style-name="ce1388"/>
          <table:table-cell table:style-name="ce1394"/>
          <table:table-cell table:style-name="ce1402"/>
          <table:table-cell table:style-name="ce1118" table:number-columns-repeated="2"/>
          <table:table-cell table:style-name="ce1388"/>
          <table:table-cell table:style-name="ce1394"/>
          <table:table-cell table:style-name="ce1402"/>
          <table:table-cell table:style-name="ce1118" table:number-columns-repeated="2"/>
          <table:table-cell table:style-name="ce1291"/>
          <table:table-cell table:style-name="ce326"/>
          <table:table-cell table:style-name="ce335"/>
          <table:table-cell table:style-name="ce1118" table:number-columns-repeated="2"/>
          <table:table-cell table:style-name="ce1291"/>
          <table:table-cell table:style-name="ce326"/>
          <table:table-cell table:style-name="ce335"/>
          <table:table-cell table:style-name="ce1118" table:number-columns-repeated="2"/>
          <table:table-cell table:style-name="ce1291"/>
          <table:table-cell table:style-name="ce326"/>
          <table:table-cell table:style-name="ce335"/>
          <table:table-cell table:style-name="ce1118" table:number-columns-repeated="2"/>
        </table:table-row>
        <table:table-row table:style-name="ro11">
          <table:table-cell table:style-name="ce310" office:value-type="float" office:value="13" calcext:value-type="float" table:number-columns-spanned="1" table:number-rows-spanned="5">
            <text:p>13</text:p>
          </table:table-cell>
          <table:table-cell office:value-type="string" calcext:value-type="string">
            <text:p>Infinitiv</text:p>
          </table:table-cell>
          <table:table-cell office:value-type="string" calcext:value-type="string">
            <text:p>'fürchten'</text:p>
          </table:table-cell>
          <table:table-cell table:style-name="ce335" office:value-type="string" calcext:value-type="string" table:number-columns-spanned="1" table:number-rows-spanned="5">
            <text:p>VI. Klasse</text:p>
          </table:table-cell>
          <table:table-cell table:style-name="ce1094" office:value-type="string" calcext:value-type="string">
            <text:p>Wurzel *h₂egʰ- ‚in Furcht geraten, betrübt werden‘, Perfekt *h₂e-h₂ógʰ/ h₂gʰ <text:s/>(Rix, 2001: 257)</text:p>
          </table:table-cell>
          <table:table-cell table:style-name="ce1115" table:number-columns-repeated="3"/>
          <table:table-cell table:style-name="ce1181"/>
          <table:table-cell table:style-name="ce1198" office:value-type="string" calcext:value-type="string">
            <text:p>*ōgan<text:span text:style-name="T63">ą</text:span></text:p>
          </table:table-cell>
          <table:table-cell table:style-name="ce1198"/>
          <table:table-cell table:style-name="ce1238" office:value-type="string" calcext:value-type="string">
            <text:p>(Ringe, 2006: 261)</text:p>
          </table:table-cell>
          <table:table-cell table:style-name="ce1217" office:value-type="string" calcext:value-type="string">
            <text:p>*h₂eh₂egʰ- &gt; *HaHagʰ- &gt; *āgʰ- &gt; *ōg- (Birkmann, 1987: 78)</text:p>
          </table:table-cell>
          <table:table-cell table:style-name="ce1270" office:value-type="string" calcext:value-type="string">
            <text:p>*ōg-/ōg- (Birkmann, 1987: 78)</text:p>
          </table:table-cell>
          <table:table-cell table:style-name="ce1294" office:value-type="string" calcext:value-type="string">
            <office:annotation draw:style-name="gr54" draw:text-style-name="P6" svg:width="30.16mm" svg:height="33.61mm" svg:x="693.54mm" svg:y="1410.69mm" draw:caption-point-x="-1.42mm" draw:caption-point-y="200.52mm">
              <dc:creator>H.S.</dc:creator>
              <dc:date>2017-03-16T00:00:00</dc:date>
              <text:p text:style-name="P4"><text:span text:style-name="T6">Außerhalb des Gotischen nur in abgeleiteten sw. Verben und Substantiven belegt. (Birkmann, 1987: 78)</text:span></text:p>
            </office:annotation>
            <text:p>*ōgan</text:p>
          </table:table-cell>
          <table:table-cell table:style-name="ce1300"/>
          <table:table-cell table:style-name="ce1312" office:value-type="string" calcext:value-type="string">
            <text:p>(Birkmann, 1987: 78)</text:p>
          </table:table-cell>
          <table:table-cell table:style-name="ce1198" table:number-columns-repeated="2"/>
          <table:table-cell table:style-name="ce1126" office:value-type="string" calcext:value-type="string">
            <text:p>*ōgan</text:p>
          </table:table-cell>
          <table:table-cell table:style-name="ce1328"/>
          <table:table-cell table:style-name="ce1312" office:value-type="string" calcext:value-type="string">
            <text:p>(Birkmann, 1987: 115)</text:p>
          </table:table-cell>
          <table:table-cell table:style-name="ce1198" table:number-columns-repeated="2"/>
          <table:table-cell table:style-name="ce1340"/>
          <table:table-cell table:style-name="ce1328"/>
          <table:table-cell table:style-name="ce1312"/>
          <table:table-cell table:style-name="ce1127"/>
          <table:table-cell table:style-name="ce1279"/>
          <table:table-cell table:style-name="ce336"/>
          <table:table-cell table:style-name="ce1198" table:number-columns-repeated="2"/>
          <table:table-cell table:style-name="ce1355"/>
          <table:table-cell table:style-name="ce1365"/>
          <table:table-cell table:style-name="ce1369"/>
          <table:table-cell table:style-name="ce1198" table:number-columns-repeated="2"/>
          <table:table-cell table:style-name="ce1317"/>
          <table:table-cell table:style-name="ce1279" table:number-columns-repeated="2"/>
          <table:table-cell table:style-name="ce1198" table:number-columns-repeated="2"/>
          <table:table-cell table:style-name="ce1381"/>
          <table:table-cell table:style-name="ce1391"/>
          <table:table-cell table:style-name="ce1401"/>
          <table:table-cell table:style-name="ce1198" table:number-columns-repeated="2"/>
          <table:table-cell table:style-name="ce1381"/>
          <table:table-cell table:style-name="ce1391"/>
          <table:table-cell table:style-name="ce1401"/>
          <table:table-cell table:style-name="ce1198" table:number-columns-repeated="2"/>
          <table:table-cell table:style-name="ce1127"/>
          <table:table-cell table:style-name="ce1279"/>
          <table:table-cell table:style-name="ce336"/>
          <table:table-cell table:style-name="ce1198" table:number-columns-repeated="2"/>
          <table:table-cell table:style-name="ce1127"/>
          <table:table-cell table:style-name="ce1279"/>
          <table:table-cell table:style-name="ce336"/>
          <table:table-cell table:style-name="ce1198" table:number-columns-repeated="2"/>
          <table:table-cell table:style-name="ce1127"/>
          <table:table-cell table:style-name="ce1279"/>
          <table:table-cell table:style-name="ce336"/>
          <table:table-cell table:style-name="ce1198" table:number-columns-repeated="2"/>
        </table:table-row>
        <table:table-row table:style-name="ro13">
          <table:covered-table-cell table:style-name="ce1070"/>
          <table:table-cell office:value-type="string" calcext:value-type="string">
            <text:p>1.Sg.Ind.Präs. Akt.</text:p>
          </table:table-cell>
          <table:table-cell office:value-type="string" calcext:value-type="string">
            <text:p>'ich fürchte'</text:p>
          </table:table-cell>
          <table:covered-table-cell table:style-name="ce335"/>
          <table:table-cell table:style-name="ce1094"/>
          <table:table-cell table:style-name="ce1115" table:number-columns-repeated="3"/>
          <table:table-cell table:style-name="ce1182"/>
          <table:table-cell table:style-name="ce1189"/>
          <table:table-cell table:style-name="ce1192"/>
          <table:table-cell table:style-name="ce1168"/>
          <table:table-cell table:style-name="ce1217" office:value-type="string" calcext:value-type="string">
            <text:p>Wurzel *h₂egʰ- ‚in Furcht geraten, betrübt werden‘, Perfekt *h₂e-h₂ógʰ/ h₂gʰ <text:s/>(Rix, 2001: 257)</text:p>
          </table:table-cell>
          <table:table-cell table:style-name="ce1270"/>
          <table:table-cell table:style-name="ce1279" table:number-columns-repeated="3"/>
          <table:table-cell table:style-name="ce1317" table:number-columns-repeated="2"/>
          <table:table-cell office:value-type="string" calcext:value-type="string">
            <office:annotation draw:style-name="gr38" draw:text-style-name="P17" svg:width="30.42mm" svg:height="13.86mm" svg:x="887.41mm" svg:y="1458.95mm" draw:caption-point-x="12.07mm" draw:caption-point-y="164.79mm">
              <dc:creator>H.S.</dc:creator>
              <dc:date>2017-03-16T00:00:00</dc:date>
              <text:p text:style-name="P16"><text:span text:style-name="T23">Nur gotisch belegt (Ramat, 1981: 174)</text:span></text:p>
            </office:annotation>
            <text:p>og</text:p>
          </table:table-cell>
          <table:table-cell table:style-name="ce1279"/>
          <table:table-cell office:value-type="string" calcext:value-type="string">
            <text:p>(Ramat, 1981: 174)</text:p>
          </table:table-cell>
          <table:table-cell table:style-name="ce1317" table:number-columns-repeated="2"/>
          <table:table-cell table:style-name="ce1339"/>
          <table:table-cell table:style-name="ce1162"/>
          <table:table-cell table:style-name="ce1344"/>
          <table:table-cell table:style-name="ce1127"/>
          <table:table-cell table:style-name="ce1279"/>
          <table:table-cell table:style-name="ce336"/>
          <table:table-cell table:style-name="ce1317" table:number-columns-repeated="2"/>
          <table:table-cell table:style-name="ce1355"/>
          <table:table-cell table:style-name="ce1365"/>
          <table:table-cell table:style-name="ce1369"/>
          <table:table-cell table:style-name="ce1317" table:number-columns-repeated="3"/>
          <table:table-cell table:style-name="ce1279"/>
          <table:table-cell table:style-name="ce336"/>
          <table:table-cell table:style-name="ce1317" table:number-columns-repeated="2"/>
          <table:table-cell table:style-name="ce1381"/>
          <table:table-cell table:style-name="ce1391"/>
          <table:table-cell table:style-name="ce1401"/>
          <table:table-cell table:style-name="ce1317" table:number-columns-repeated="2"/>
          <table:table-cell table:style-name="ce1381"/>
          <table:table-cell table:style-name="ce1391"/>
          <table:table-cell table:style-name="ce1401"/>
          <table:table-cell table:style-name="ce1317" table:number-columns-repeated="2"/>
          <table:table-cell table:style-name="ce1127"/>
          <table:table-cell table:style-name="ce1279"/>
          <table:table-cell table:style-name="ce336"/>
          <table:table-cell table:style-name="ce1317" table:number-columns-repeated="3"/>
          <table:table-cell table:style-name="ce1279"/>
          <table:table-cell table:style-name="ce336"/>
          <table:table-cell table:style-name="ce1317" table:number-columns-repeated="3"/>
          <table:table-cell table:style-name="ce1279"/>
          <table:table-cell table:style-name="ce336"/>
          <table:table-cell table:style-name="ce1317" table:number-columns-repeated="2"/>
        </table:table-row>
        <table:table-row table:style-name="ro12">
          <table:covered-table-cell table:style-name="ce1070"/>
          <table:table-cell office:value-type="string" calcext:value-type="string">
            <text:p>1.Pl.Ind.Präs. Akt.</text:p>
          </table:table-cell>
          <table:table-cell office:value-type="string" calcext:value-type="string">
            <text:p>'wir fürchten'</text:p>
          </table:table-cell>
          <table:covered-table-cell table:style-name="ce335"/>
          <table:table-cell table:style-name="ce1094"/>
          <table:table-cell table:style-name="ce1115" table:number-columns-repeated="3"/>
          <table:table-cell table:style-name="ce1094"/>
          <table:table-cell table:style-name="ce1196" table:number-columns-repeated="2"/>
          <table:table-cell table:style-name="ce1167"/>
          <table:table-cell table:style-name="ce1115"/>
          <table:table-cell table:style-name="ce1270"/>
          <table:table-cell table:style-name="ce1279" table:number-columns-repeated="3"/>
          <table:table-cell table:style-name="ce1317" table:number-columns-repeated="2"/>
          <table:table-cell office:value-type="string" calcext:value-type="string">
            <text:p>ogum</text:p>
          </table:table-cell>
          <table:table-cell table:style-name="ce1279"/>
          <table:table-cell office:value-type="string" calcext:value-type="string">
            <text:p>(Birkmann, 1987: 78)</text:p>
          </table:table-cell>
          <table:table-cell table:style-name="ce1317" table:number-columns-repeated="2"/>
          <table:table-cell table:style-name="ce1339"/>
          <table:table-cell table:style-name="ce1162"/>
          <table:table-cell table:style-name="ce1344"/>
          <table:table-cell table:style-name="ce1127"/>
          <table:table-cell table:style-name="ce1279"/>
          <table:table-cell table:style-name="ce336"/>
          <table:table-cell table:style-name="ce1317" table:number-columns-repeated="2"/>
          <table:table-cell table:style-name="ce1355"/>
          <table:table-cell table:style-name="ce1365"/>
          <table:table-cell table:style-name="ce1369"/>
          <table:table-cell table:style-name="ce1317" table:number-columns-repeated="3"/>
          <table:table-cell table:style-name="ce1279"/>
          <table:table-cell table:style-name="ce336"/>
          <table:table-cell table:style-name="ce1317" table:number-columns-repeated="2"/>
          <table:table-cell table:style-name="ce1381"/>
          <table:table-cell table:style-name="ce1391"/>
          <table:table-cell table:style-name="ce1401"/>
          <table:table-cell table:style-name="ce1317" table:number-columns-repeated="2"/>
          <table:table-cell table:style-name="ce1381"/>
          <table:table-cell table:style-name="ce1391"/>
          <table:table-cell table:style-name="ce1401"/>
          <table:table-cell table:style-name="ce1317" table:number-columns-repeated="2"/>
          <table:table-cell table:style-name="ce1127"/>
          <table:table-cell table:style-name="ce1279"/>
          <table:table-cell table:style-name="ce336"/>
          <table:table-cell table:style-name="ce1317" table:number-columns-repeated="2"/>
          <table:table-cell table:style-name="ce1127"/>
          <table:table-cell table:style-name="ce1279"/>
          <table:table-cell table:style-name="ce336"/>
          <table:table-cell table:style-name="ce1317" table:number-columns-repeated="2"/>
          <table:table-cell table:style-name="ce1127"/>
          <table:table-cell table:style-name="ce1279"/>
          <table:table-cell table:style-name="ce336"/>
          <table:table-cell table:style-name="ce1317" table:number-columns-repeated="2"/>
        </table:table-row>
        <table:table-row table:style-name="ro13">
          <table:covered-table-cell table:style-name="ce1070"/>
          <table:table-cell office:value-type="string" calcext:value-type="string">
            <text:p>1./3. Sg.Ind.Prät. Akt.</text:p>
          </table:table-cell>
          <table:table-cell office:value-type="string" calcext:value-type="string">
            <text:p>'ich fürchtete'</text:p>
          </table:table-cell>
          <table:covered-table-cell table:style-name="ce335"/>
          <table:table-cell table:style-name="ce1094"/>
          <table:table-cell table:style-name="ce1130" office:value-type="string" calcext:value-type="string">
            <text:p>*<text:span text:style-name="T75">ō</text:span><text:span text:style-name="T76">h</text:span>-t-ōⁿ &gt; *<text:span text:style-name="T75">ō</text:span><text:span text:style-name="T76">ht</text:span>ōⁿ</text:p>
          </table:table-cell>
          <table:table-cell table:style-name="ce1144" office:value-type="string" calcext:value-type="string">
            <text:p>*t</text:p>
          </table:table-cell>
          <table:table-cell table:style-name="ce1173" office:value-type="string" calcext:value-type="string">
            <text:p>(eigenes Rekonstrukt)</text:p>
          </table:table-cell>
          <table:table-cell table:style-name="ce1094"/>
          <table:table-cell table:style-name="ce1115" office:value-type="string" calcext:value-type="string">
            <text:p><text:span text:style-name="T101">*ō</text:span><text:span text:style-name="T102">h-t[á- ded]ē&gt; </text:span><text:span text:style-name="T103">*ōhtē</text:span></text:p>
          </table:table-cell>
          <table:table-cell table:style-name="ce1144" office:value-type="string" calcext:value-type="string">
            <text:p>*t</text:p>
          </table:table-cell>
          <table:table-cell table:style-name="ce1237" office:value-type="string" calcext:value-type="string">
            <text:p>(Ringe, 2006: 261)</text:p>
          </table:table-cell>
          <table:table-cell table:style-name="ce1115"/>
          <table:table-cell table:style-name="ce1270"/>
          <table:table-cell table:style-name="ce1285"/>
          <table:table-cell table:style-name="ce1279" table:number-columns-repeated="2"/>
          <table:table-cell table:style-name="ce1317" table:number-columns-repeated="2"/>
          <table:table-cell table:style-name="ce1285" office:value-type="string" calcext:value-type="string">
            <office:annotation draw:style-name="gr43" draw:text-style-name="P3" svg:width="28.99mm" svg:height="41.07mm" svg:x="905.58mm" svg:y="1452.94mm" draw:caption-point-x="-6.1mm" draw:caption-point-y="183.8mm">
              <dc:date>2017-04-24T00:00:00</dc:date>
              <text:p text:style-name="P2"><text:span text:style-name="T7">(Birkmann, 1987: 103) Wandel von g zu h vor t</text:span></text:p>
              <text:p text:style-name="P2"><text:span text:style-name="T7"/></text:p>
              <text:p text:style-name="P2"><text:span text:style-name="T7">Bei (Snædal, 1998: 984) steht ohta, nur Formen mit o</text:span></text:p>
            </office:annotation>
            <text:p>ōhta</text:p>
          </table:table-cell>
          <table:table-cell table:style-name="ce1329" office:value-type="string" calcext:value-type="string">
            <text:p>t</text:p>
          </table:table-cell>
          <table:table-cell office:value-type="string" calcext:value-type="string">
            <text:p>(Birkmann, 1987: 78)</text:p>
          </table:table-cell>
          <table:table-cell table:number-columns-repeated="2" table:style-name="ce1337" office:value-type="string" calcext:value-type="string">
            <text:p>ja</text:p>
          </table:table-cell>
          <table:table-cell table:style-name="ce1339"/>
          <table:table-cell table:style-name="ce1162"/>
          <table:table-cell table:style-name="ce1344"/>
          <table:table-cell table:style-name="ce1127"/>
          <table:table-cell table:style-name="ce1279"/>
          <table:table-cell table:style-name="ce336"/>
          <table:table-cell table:style-name="ce1317" table:number-columns-repeated="2"/>
          <table:table-cell table:style-name="ce1355"/>
          <table:table-cell table:style-name="ce1365"/>
          <table:table-cell table:style-name="ce1369"/>
          <table:table-cell table:style-name="ce1317" table:number-columns-repeated="2"/>
          <table:table-cell table:style-name="ce1374"/>
          <table:table-cell table:style-name="ce1279"/>
          <table:table-cell table:style-name="ce336"/>
          <table:table-cell table:style-name="ce1317" table:number-columns-repeated="2"/>
          <table:table-cell table:style-name="ce1381"/>
          <table:table-cell table:style-name="ce1391"/>
          <table:table-cell table:style-name="ce1401"/>
          <table:table-cell table:style-name="ce1317" table:number-columns-repeated="2"/>
          <table:table-cell table:style-name="ce1381"/>
          <table:table-cell table:style-name="ce1391"/>
          <table:table-cell table:style-name="ce1401"/>
          <table:table-cell table:style-name="ce1317" table:number-columns-repeated="2"/>
          <table:table-cell table:style-name="ce1285"/>
          <table:table-cell table:style-name="ce1279"/>
          <table:table-cell table:style-name="ce336"/>
          <table:table-cell table:style-name="ce1317" table:number-columns-repeated="2"/>
          <table:table-cell table:style-name="ce1285"/>
          <table:table-cell table:style-name="ce1279"/>
          <table:table-cell table:style-name="ce336"/>
          <table:table-cell table:style-name="ce1317" table:number-columns-repeated="2"/>
          <table:table-cell table:style-name="ce1285"/>
          <table:table-cell table:style-name="ce1279"/>
          <table:table-cell table:style-name="ce336"/>
          <table:table-cell table:style-name="ce1317" table:number-columns-repeated="2"/>
        </table:table-row>
        <table:table-row table:style-name="ro39">
          <table:covered-table-cell table:style-name="ce1070"/>
          <table:table-cell table:style-name="ce326" office:value-type="string" calcext:value-type="string">
            <text:p>Partizip Präteritum</text:p>
          </table:table-cell>
          <table:table-cell table:style-name="ce326"/>
          <table:covered-table-cell table:style-name="ce335"/>
          <table:table-cell table:style-name="ce1110" office:value-type="string" calcext:value-type="string">
            <text:p>Idg. *h₂gh-tó-s &gt; germ. Laryngal schwindet im Anlaut vor C, Sprossvokal *u - - analogischer Ablaut, da *uh-tá-s unregelmäßig ist? - Schwundstufe durch Vollstufe ersetzt? <text:span text:style-name="T49">Stammvokal</text:span></text:p>
          </table:table-cell>
          <table:table-cell table:style-name="ce1140" office:value-type="string" calcext:value-type="string">
            <text:p><text:span text:style-name="T75">*ō</text:span><text:span text:style-name="T76">h-tá-s</text:span></text:p>
          </table:table-cell>
          <table:table-cell table:style-name="ce1140" office:value-type="string" calcext:value-type="string">
            <text:p>*t</text:p>
          </table:table-cell>
          <table:table-cell table:style-name="ce1174" office:value-type="string" calcext:value-type="string">
            <text:p>(eigenes Rekonstrukt)</text:p>
          </table:table-cell>
          <table:table-cell table:style-name="ce1110" office:value-type="string" calcext:value-type="string">
            <text:p>Idg. *h₂gh-tó-s &gt; germ. Laryngal schwindet im Anlaut vor C, Sprossvokal *u - - analogischer Ablaut, da *uh-tá-s unregelmäßig ist? - Schwundstufe durch Vollstufe ersetzt? <text:span text:style-name="T49">Stammvokal</text:span></text:p>
          </table:table-cell>
          <table:table-cell table:style-name="ce1132" office:value-type="string" calcext:value-type="string">
            <text:p><text:span text:style-name="T50">*ō</text:span><text:span text:style-name="T104">h-tá-s</text:span></text:p>
          </table:table-cell>
          <table:table-cell table:style-name="ce1132" office:value-type="string" calcext:value-type="string">
            <text:p>*t</text:p>
          </table:table-cell>
          <table:table-cell table:style-name="ce1174" office:value-type="string" calcext:value-type="string">
            <text:p>(eigenes Rekonstrukt)</text:p>
          </table:table-cell>
          <table:table-cell table:style-name="ce1118"/>
          <table:table-cell table:style-name="ce1271"/>
          <table:table-cell table:style-name="ce1291"/>
          <table:table-cell table:style-name="ce1307"/>
          <table:table-cell table:style-name="ce335"/>
          <table:table-cell table:style-name="ce1118" table:number-columns-repeated="2"/>
          <table:table-cell table:style-name="ce1323"/>
          <table:table-cell table:style-name="ce326"/>
          <table:table-cell table:style-name="ce335"/>
          <table:table-cell table:style-name="ce1118" table:number-columns-repeated="2"/>
          <table:table-cell table:style-name="ce1341"/>
          <table:table-cell table:style-name="ce326"/>
          <table:table-cell table:style-name="ce335"/>
          <table:table-cell table:style-name="ce1291"/>
          <table:table-cell table:style-name="ce326"/>
          <table:table-cell table:style-name="ce335"/>
          <table:table-cell table:style-name="ce1118" table:number-columns-repeated="2"/>
          <table:table-cell table:style-name="ce1358"/>
          <table:table-cell table:style-name="ce1367"/>
          <table:table-cell table:style-name="ce1370"/>
          <table:table-cell table:style-name="ce1118" table:number-columns-repeated="2"/>
          <table:table-cell table:style-name="ce1291"/>
          <table:table-cell table:style-name="ce326" table:number-columns-repeated="2"/>
          <table:table-cell table:style-name="ce1118" table:number-columns-repeated="2"/>
          <table:table-cell table:style-name="ce1388"/>
          <table:table-cell table:style-name="ce1394"/>
          <table:table-cell table:style-name="ce1402"/>
          <table:table-cell table:style-name="ce1118" table:number-columns-repeated="2"/>
          <table:table-cell table:style-name="ce1388"/>
          <table:table-cell table:style-name="ce1394"/>
          <table:table-cell table:style-name="ce1402"/>
          <table:table-cell table:style-name="ce1118" table:number-columns-repeated="2"/>
          <table:table-cell table:style-name="ce1291"/>
          <table:table-cell table:style-name="ce326"/>
          <table:table-cell table:style-name="ce335"/>
          <table:table-cell table:style-name="ce1118" table:number-columns-repeated="2"/>
          <table:table-cell table:style-name="ce1291"/>
          <table:table-cell table:style-name="ce326"/>
          <table:table-cell table:style-name="ce335"/>
          <table:table-cell table:style-name="ce1118" table:number-columns-repeated="2"/>
          <table:table-cell table:style-name="ce1291"/>
          <table:table-cell table:style-name="ce326"/>
          <table:table-cell table:style-name="ce335"/>
          <table:table-cell table:style-name="ce1118" table:number-columns-repeated="2"/>
        </table:table-row>
        <table:table-row table:style-name="ro40">
          <table:table-cell table:style-name="ce1073" office:value-type="float" office:value="14" calcext:value-type="float" table:number-columns-spanned="1" table:number-rows-spanned="5">
            <text:p>14</text:p>
          </table:table-cell>
          <table:table-cell office:value-type="string" calcext:value-type="string">
            <text:p>Infinitiv</text:p>
          </table:table-cell>
          <table:table-cell office:value-type="string" calcext:value-type="string">
            <text:p>'können'</text:p>
          </table:table-cell>
          <table:table-cell table:style-name="ce337" table:number-columns-spanned="1" table:number-rows-spanned="5"/>
          <table:table-cell table:style-name="ce1094" office:value-type="string" calcext:value-type="string">
            <text:p>*ǵneh₃- ‚erkennen‘ (Rix, 2001: 168) Perfekt *ǵe-ǵnóh₃/ǵn̥h₃- (Rix, 2001: 169)</text:p>
          </table:table-cell>
          <table:table-cell table:style-name="ce1115" table:number-columns-repeated="3"/>
          <table:table-cell table:style-name="ce1094" office:value-type="string" calcext:value-type="string">
            <text:p>*ǵneh₃- ‚erkennen‘ (Rix, 2001: 168) Perfekt *ǵe-ǵnóh₃/ǵn̥h₃- (Rix, 2001: 169)</text:p>
          </table:table-cell>
          <table:table-cell table:style-name="ce1198" office:value-type="string" calcext:value-type="string">
            <text:p>Neues Präsens <text:span text:style-name="T105">*</text:span><text:span text:style-name="T106">knē-ja- </text:span><text:span text:style-name="T107">in ae. </text:span><text:span text:style-name="T106">cnāwan</text:span><text:span text:style-name="T107">, ahd. </text:span><text:span text:style-name="T106">-knāen</text:span><text:span text:style-name="T107">. (Rix, 2001: 170)</text:span>: Innergermanisch entstandene Wurzelform <text:span text:style-name="T53">*kn</text:span><text:span text:style-name="T108">ē</text:span><text:span text:style-name="T53">-</text:span> &gt; an. Inf. <text:span text:style-name="T53">*knega </text:span>(Birkmann, 1987: 223)</text:p>
          </table:table-cell>
          <table:table-cell table:style-name="ce1198"/>
          <table:table-cell table:style-name="ce1238"/>
          <table:table-cell table:style-name="ce1115" office:value-type="string" calcext:value-type="string">
            <text:p>*ǵneh₃- ‚erkennen‘ (Rix, 2001: 168) Perfekt *ǵe-ǵnóh₃/ǵn̥h₃- (Rix, 2001: 169)</text:p>
          </table:table-cell>
          <table:table-cell table:style-name="ce1270"/>
          <table:table-cell table:style-name="ce1126"/>
          <table:table-cell table:style-name="ce1300"/>
          <table:table-cell table:style-name="ce1312"/>
          <table:table-cell table:style-name="ce1198" table:number-columns-repeated="2"/>
          <table:table-cell table:style-name="ce1126"/>
          <table:table-cell table:style-name="ce1328"/>
          <table:table-cell table:style-name="ce1312"/>
          <table:table-cell table:style-name="ce1198" table:number-columns-repeated="2"/>
          <table:table-cell table:style-name="ce1340"/>
          <table:table-cell table:style-name="ce1328"/>
          <table:table-cell table:style-name="ce1312"/>
          <table:table-cell table:style-name="ce1127"/>
          <table:table-cell table:style-name="ce1279"/>
          <table:table-cell table:style-name="ce336"/>
          <table:table-cell table:style-name="ce1198" table:number-columns-repeated="2"/>
          <table:table-cell table:style-name="ce1355"/>
          <table:table-cell table:style-name="ce1365"/>
          <table:table-cell table:style-name="ce1369"/>
          <table:table-cell table:style-name="ce1198" table:number-columns-repeated="2"/>
          <table:table-cell office:value-type="string" calcext:value-type="string">
            <office:annotation draw:style-name="gr55" draw:text-style-name="P17" svg:width="28.84mm" svg:height="21.76mm" svg:x="1449.55mm" svg:y="1115.76mm" draw:caption-point-x="0mm" draw:caption-point-y="555.37mm">
              <dc:creator>H.S.</dc:creator>
              <dc:date>2017-03-16T00:00:00</dc:date>
              <text:p text:style-name="P16"><text:span text:style-name="T23">Nur nordgermanisch belegt (Birkmann, 1987: 223)</text:span></text:p>
            </office:annotation>
            <text:p>*knega</text:p>
          </table:table-cell>
          <table:table-cell table:style-name="ce1279"/>
          <table:table-cell office:value-type="string" calcext:value-type="string">
            <text:p>(Birkmann, 1987: 223)</text:p>
          </table:table-cell>
          <table:table-cell table:style-name="ce1198" table:number-columns-repeated="2"/>
          <table:table-cell table:style-name="ce1381"/>
          <table:table-cell table:style-name="ce1391"/>
          <table:table-cell table:style-name="ce1401"/>
          <table:table-cell table:style-name="ce1198" table:number-columns-repeated="2"/>
          <table:table-cell table:style-name="ce1381"/>
          <table:table-cell table:style-name="ce1391"/>
          <table:table-cell table:style-name="ce1401"/>
          <table:table-cell table:style-name="ce1198" table:number-columns-repeated="2"/>
          <table:table-cell table:style-name="ce1127"/>
          <table:table-cell table:style-name="ce1279"/>
          <table:table-cell table:style-name="ce336"/>
          <table:table-cell table:style-name="ce1198" table:number-columns-repeated="2"/>
          <table:table-cell table:style-name="ce1127"/>
          <table:table-cell table:style-name="ce1279"/>
          <table:table-cell table:style-name="ce336"/>
          <table:table-cell table:style-name="ce1198" table:number-columns-repeated="2"/>
          <table:table-cell table:style-name="ce1127"/>
          <table:table-cell table:style-name="ce1279"/>
          <table:table-cell table:style-name="ce336"/>
          <table:table-cell table:style-name="ce1198" table:number-columns-repeated="2"/>
        </table:table-row>
        <table:table-row table:style-name="ro41">
          <table:covered-table-cell table:style-name="ce1074"/>
          <table:table-cell office:value-type="string" calcext:value-type="string">
            <text:p>1.Sg.Ind.Präs. Akt. <text:s/></text:p>
          </table:table-cell>
          <table:table-cell table:style-name="ce1801"/>
          <table:covered-table-cell table:style-name="ce1091"/>
          <table:table-cell table:style-name="ce1111" office:value-type="string" calcext:value-type="string">
            <text:p>- Rückbildung zum Perfekt *ke-knō- &lt; uirdg. *ǵe-ǵnoh₃ - nach dem Vorbild von Verben mit primärem ē im Präsens und abgelautetem ō im Perfekt in der Wurzelsilbe <text:s text:c="2"/>Singularstamm *knō- -&gt; Prät. Präs. awn. kná 'kann, vermag' (Harðasson, 1993: 80) </text:p>
          </table:table-cell>
          <table:table-cell table:style-name="ce1141"/>
          <table:table-cell table:style-name="ce1115" table:number-columns-repeated="2"/>
          <table:table-cell table:style-name="ce1111" office:value-type="string" calcext:value-type="string">
            <text:p><text:s/>uirdg. Perfekt *ǵe-ǵnoh₃ - </text:p>
          </table:table-cell>
          <table:table-cell table:style-name="ce1207" office:value-type="string" calcext:value-type="string">
            <text:p> Singularstamm <text:span text:style-name="T53">*knō-</text:span>  (Harðasson, 1993: 80)  - Rückbildung zum Perfekt *ke-knō-</text:p>
          </table:table-cell>
          <table:table-cell table:style-name="ce1192"/>
          <table:table-cell table:style-name="ce1168"/>
          <table:table-cell table:style-name="ce1141" office:value-type="string" calcext:value-type="string">
            <text:p>- Rückbildung zum Perfekt *ke-knō- &lt; uirdg. *ǵe-ǵnoh₃ - nach dem Vorbild von Verben mit primärem ē im Präsens und abgelautetem ō im Perfekt in der Wurzelsilbe <text:s text:c="2"/>Singularstamm *knō- -&gt; Prät. Präs. awn. kná 'kann, vermag' (Harðasson, 1993: 80) </text:p>
          </table:table-cell>
          <table:table-cell table:style-name="ce1270"/>
          <table:table-cell table:style-name="ce1279" table:number-columns-repeated="3"/>
          <table:table-cell table:style-name="ce1317" table:number-columns-repeated="3"/>
          <table:table-cell table:style-name="ce1279" table:number-columns-repeated="2"/>
          <table:table-cell table:style-name="ce1317" table:number-columns-repeated="2"/>
          <table:table-cell table:style-name="ce1339"/>
          <table:table-cell table:style-name="ce1162"/>
          <table:table-cell table:style-name="ce1344"/>
          <table:table-cell table:style-name="ce1127"/>
          <table:table-cell table:style-name="ce1279"/>
          <table:table-cell table:style-name="ce336"/>
          <table:table-cell table:style-name="ce1317" table:number-columns-repeated="2"/>
          <table:table-cell table:style-name="ce1361" office:value-type="string" calcext:value-type="string">
            <office:annotation draw:style-name="gr56" draw:text-style-name="P19" svg:width="28.99mm" svg:height="48.09mm" svg:x="1320.94mm" svg:y="1506.3mm" draw:caption-point-x="-6.1mm" draw:caption-point-y="190.11mm">
              <dc:date>2017-06-11T00:00:00</dc:date>
              <text:p text:style-name="P18"><text:span text:style-name="T34">Umbildung von </text:span><text:span text:style-name="T35">*</text:span><text:span text:style-name="T36">knō</text:span><text:span text:style-name="T37"> </text:span><text:span text:style-name="T36">- </text:span><text:span text:style-name="T38">&lt; </text:span><text:span text:style-name="T35">*</text:span><text:span text:style-name="T36">(ge-)gnō</text:span><text:span text:style-name="T37"> </text:span><text:span text:style-name="T36">- </text:span><text:span text:style-name="T34">nach </text:span><text:span text:style-name="T36">má </text:span><text:span text:style-name="T34">‘kann’, s. HARÐARSON 80. Dazu neues Präsens</text:span></text:p>
              <text:p text:style-name="P18"><text:span text:style-name="T35">*</text:span><text:span text:style-name="T36">knē-ja- </text:span><text:span text:style-name="T34">in ae. </text:span><text:span text:style-name="T36">cnāwan</text:span><text:span text:style-name="T34">, ahd. </text:span><text:span text:style-name="T36">-knāen</text:span><text:span text:style-name="T34">. (Rix, 2001: 170)</text:span></text:p>
            </office:annotation>
            <text:p>kná</text:p>
          </table:table-cell>
          <table:table-cell table:style-name="ce1365"/>
          <table:table-cell table:style-name="ce1372" office:value-type="string" calcext:value-type="string">
            <text:p><text:s/>(Rix, 2001: 169)</text:p>
          </table:table-cell>
          <table:table-cell table:style-name="ce1317" table:number-columns-repeated="2"/>
          <table:table-cell office:value-type="string" calcext:value-type="string">
            <text:p>kná</text:p>
          </table:table-cell>
          <table:table-cell table:style-name="ce1279"/>
          <table:table-cell table:style-name="ce336" office:value-type="string" calcext:value-type="string">
            <text:p>(Birkmann, 1987: 223)</text:p>
          </table:table-cell>
          <table:table-cell table:style-name="ce1317" table:number-columns-repeated="2"/>
          <table:table-cell table:style-name="ce1381"/>
          <table:table-cell table:style-name="ce1391"/>
          <table:table-cell table:style-name="ce1401"/>
          <table:table-cell table:style-name="ce1317" table:number-columns-repeated="2"/>
          <table:table-cell table:style-name="ce1381"/>
          <table:table-cell table:style-name="ce1391"/>
          <table:table-cell table:style-name="ce1401"/>
          <table:table-cell table:style-name="ce1317" table:number-columns-repeated="2"/>
          <table:table-cell table:style-name="ce1127"/>
          <table:table-cell table:style-name="ce1279"/>
          <table:table-cell table:style-name="ce336"/>
          <table:table-cell table:style-name="ce1317" table:number-columns-repeated="3"/>
          <table:table-cell table:style-name="ce1279"/>
          <table:table-cell table:style-name="ce336"/>
          <table:table-cell table:style-name="ce1317" table:number-columns-repeated="3"/>
          <table:table-cell table:style-name="ce1279"/>
          <table:table-cell table:style-name="ce336"/>
          <table:table-cell table:style-name="ce1317" table:number-columns-repeated="2"/>
        </table:table-row>
        <table:table-row table:style-name="ro12">
          <table:covered-table-cell table:style-name="ce1074"/>
          <table:table-cell office:value-type="string" calcext:value-type="string">
            <text:p>1.Pl.Ind.Präs. Akt.</text:p>
          </table:table-cell>
          <table:table-cell table:style-name="ce1801"/>
          <table:covered-table-cell table:style-name="ce1091"/>
          <table:table-cell table:style-name="ce1094"/>
          <table:table-cell table:style-name="ce1115" table:number-columns-repeated="3"/>
          <table:table-cell table:style-name="ce1094"/>
          <table:table-cell table:style-name="ce1196" table:number-columns-repeated="2"/>
          <table:table-cell table:style-name="ce1167"/>
          <table:table-cell table:style-name="ce1115"/>
          <table:table-cell table:style-name="ce1270"/>
          <table:table-cell table:style-name="ce1279" table:number-columns-repeated="3"/>
          <table:table-cell table:style-name="ce1317" table:number-columns-repeated="3"/>
          <table:table-cell table:style-name="ce1279" table:number-columns-repeated="2"/>
          <table:table-cell table:style-name="ce1317" table:number-columns-repeated="2"/>
          <table:table-cell table:style-name="ce1339"/>
          <table:table-cell table:style-name="ce1162"/>
          <table:table-cell table:style-name="ce1344"/>
          <table:table-cell table:style-name="ce1127"/>
          <table:table-cell table:style-name="ce1279"/>
          <table:table-cell table:style-name="ce336"/>
          <table:table-cell table:style-name="ce1317" table:number-columns-repeated="2"/>
          <table:table-cell table:style-name="ce1355"/>
          <table:table-cell table:style-name="ce1365"/>
          <table:table-cell table:style-name="ce1369"/>
          <table:table-cell table:style-name="ce1317" table:number-columns-repeated="2"/>
          <table:table-cell office:value-type="string" calcext:value-type="string">
            <text:p>knegum</text:p>
          </table:table-cell>
          <table:table-cell table:style-name="ce1279"/>
          <table:table-cell table:style-name="ce336" office:value-type="string" calcext:value-type="string">
            <text:p>(Birkmann, 1987: 223)</text:p>
          </table:table-cell>
          <table:table-cell table:style-name="ce1317" table:number-columns-repeated="2"/>
          <table:table-cell table:style-name="ce1381"/>
          <table:table-cell table:style-name="ce1391"/>
          <table:table-cell table:style-name="ce1401"/>
          <table:table-cell table:style-name="ce1317" table:number-columns-repeated="2"/>
          <table:table-cell table:style-name="ce1381"/>
          <table:table-cell table:style-name="ce1391"/>
          <table:table-cell table:style-name="ce1401"/>
          <table:table-cell table:style-name="ce1317" table:number-columns-repeated="2"/>
          <table:table-cell table:style-name="ce1127"/>
          <table:table-cell table:style-name="ce1279"/>
          <table:table-cell table:style-name="ce336"/>
          <table:table-cell table:style-name="ce1317" table:number-columns-repeated="2"/>
          <table:table-cell table:style-name="ce1127"/>
          <table:table-cell table:style-name="ce1279"/>
          <table:table-cell table:style-name="ce336"/>
          <table:table-cell table:style-name="ce1317" table:number-columns-repeated="2"/>
          <table:table-cell table:style-name="ce1127"/>
          <table:table-cell table:style-name="ce1279"/>
          <table:table-cell table:style-name="ce336"/>
          <table:table-cell table:style-name="ce1317" table:number-columns-repeated="2"/>
        </table:table-row>
        <table:table-row table:style-name="ro42">
          <table:covered-table-cell table:style-name="ce1074"/>
          <table:table-cell office:value-type="string" calcext:value-type="string">
            <text:p>1./3. Sg.Ind.Prät. Akt.</text:p>
          </table:table-cell>
          <table:table-cell table:style-name="ce1801"/>
          <table:covered-table-cell table:style-name="ce1091"/>
          <table:table-cell table:style-name="ce1094"/>
          <table:table-cell table:style-name="ce1124" office:value-type="string" calcext:value-type="string">
            <text:p><text:span text:style-name="T69">*kun-þ-ōⁿ </text:span>&gt; *kunþōⁿ</text:p>
          </table:table-cell>
          <table:table-cell table:style-name="ce1148" office:value-type="string" calcext:value-type="string">
            <text:p>*þ</text:p>
          </table:table-cell>
          <table:table-cell table:style-name="ce1115" office:value-type="string" calcext:value-type="string">
            <text:p>(Lloyd, Lühr, Springer, 1998: 890)</text:p>
          </table:table-cell>
          <table:table-cell table:style-name="ce1094"/>
          <table:table-cell table:style-name="ce1190" office:value-type="string" calcext:value-type="string">
            <text:p><text:span text:style-name="T91"> *kunþ[a- ded]ē &gt;</text:span><text:span text:style-name="T60"> </text:span><text:span text:style-name="T92">*kunþē</text:span></text:p>
          </table:table-cell>
          <table:table-cell table:style-name="ce1223" office:value-type="string" calcext:value-type="string">
            <text:p>*þ</text:p>
          </table:table-cell>
          <table:table-cell table:style-name="ce1168" office:value-type="string" calcext:value-type="string">
            <text:p>(Ringe, 2006: 260)</text:p>
          </table:table-cell>
          <table:table-cell table:style-name="ce1115"/>
          <table:table-cell table:style-name="ce1270"/>
          <table:table-cell table:style-name="ce1285"/>
          <table:table-cell table:style-name="ce1279" table:number-columns-repeated="2"/>
          <table:table-cell table:style-name="ce1317" table:number-columns-repeated="2"/>
          <table:table-cell table:style-name="ce1285"/>
          <table:table-cell table:style-name="ce1279" table:number-columns-repeated="2"/>
          <table:table-cell table:style-name="ce1317" table:number-columns-repeated="2"/>
          <table:table-cell table:style-name="ce1339"/>
          <table:table-cell table:style-name="ce1162"/>
          <table:table-cell table:style-name="ce1344"/>
          <table:table-cell table:style-name="ce1127"/>
          <table:table-cell table:style-name="ce1279"/>
          <table:table-cell table:style-name="ce336"/>
          <table:table-cell table:style-name="ce1317" table:number-columns-repeated="2"/>
          <table:table-cell table:style-name="ce1355"/>
          <table:table-cell table:style-name="ce1365"/>
          <table:table-cell table:style-name="ce1369"/>
          <table:table-cell table:style-name="ce1317" table:number-columns-repeated="2"/>
          <table:table-cell table:style-name="ce1374" office:value-type="string" calcext:value-type="string">
            <text:p>knátta &lt; <text:span text:style-name="T49">*knahta</text:span> <text:span text:style-name="T149">(Birkmann, 1987: 235) </text:span></text:p>
          </table:table-cell>
          <table:table-cell table:style-name="ce1279"/>
          <table:table-cell table:style-name="ce336" office:value-type="string" calcext:value-type="string">
            <text:p>(Birkmann, 1987: 223)</text:p>
          </table:table-cell>
          <table:table-cell table:style-name="ce1379" office:value-type="string" calcext:value-type="string">
            <text:p>an.: stimmt in Bedeutung und Verwendung als Modalverb mit má ( &lt; *mah) überein -&gt; Analogie kná nach má: kná, knegum, (1. Sg. Prät.) knátta nach má, megum, mátta. - erster Schritt: *knó durch kná ersetzen, da a besser zu den an. Prät.-Präs. passt, die fast alle ein a im Singularstamm haben  (Harðasson, 1993: 80) <text:span text:style-name="T49">Stammvokal</text:span> (a statt u), <text:span text:style-name="T49">Dentalsuffix </text:span>(t statt *nn &lt; *nþ)</text:p>
          </table:table-cell>
          <table:table-cell table:style-name="ce1379" office:value-type="string" calcext:value-type="string">
            <text:p>an.: stimmt in Bedeutung und Verwendung als Modalverb mit má ( &lt; *mah) überein -&gt; Analogie kná nach má: kná, knegum, (1. Sg. Prät.) knátta nach má, megum, mátta. - erster Schritt: *knó durch kná ersetzen, da a besser zu den an. Prät.-Präs. passt, die fast alle ein a im Singularstamm haben  (Harðasson, 1993: 80) <text:span text:style-name="T49">Stammvokal</text:span> (a statt u), <text:span text:style-name="T49">Dentalsuffix </text:span>(t statt *nn &lt; *nþ)</text:p>
          </table:table-cell>
          <table:table-cell table:style-name="ce1381" office:value-type="string" calcext:value-type="string">
            <text:p>rschw.<text:span text:style-name="T154">knāti '</text:span>konnte' ?</text:p>
          </table:table-cell>
          <table:table-cell table:style-name="ce1396" office:value-type="string" calcext:value-type="string">
            <text:p>t</text:p>
          </table:table-cell>
          <table:table-cell table:style-name="ce1401" office:value-type="string" calcext:value-type="string">
            <text:p>(Noreen, 1904: 469)</text:p>
          </table:table-cell>
          <table:table-cell table:style-name="ce1317"/>
          <table:table-cell table:style-name="ce1337" office:value-type="string" calcext:value-type="string">
            <text:p>ja</text:p>
          </table:table-cell>
          <table:table-cell table:style-name="ce1381"/>
          <table:table-cell table:style-name="ce1391"/>
          <table:table-cell table:style-name="ce1401"/>
          <table:table-cell table:style-name="ce1317" table:number-columns-repeated="2"/>
          <table:table-cell table:style-name="ce1285"/>
          <table:table-cell table:style-name="ce1279"/>
          <table:table-cell table:style-name="ce336"/>
          <table:table-cell table:style-name="ce1317" table:number-columns-repeated="2"/>
          <table:table-cell table:style-name="ce1285"/>
          <table:table-cell table:style-name="ce1279"/>
          <table:table-cell table:style-name="ce336"/>
          <table:table-cell table:style-name="ce1317" table:number-columns-repeated="2"/>
          <table:table-cell table:style-name="ce1285"/>
          <table:table-cell table:style-name="ce1279"/>
          <table:table-cell table:style-name="ce336"/>
          <table:table-cell table:style-name="ce1317" table:number-columns-repeated="2"/>
        </table:table-row>
        <table:table-row table:style-name="ro25">
          <table:covered-table-cell table:style-name="ce1074"/>
          <table:table-cell table:style-name="ce326" office:value-type="string" calcext:value-type="string">
            <text:p>Partizip Präteritum</text:p>
          </table:table-cell>
          <table:table-cell table:style-name="ce326"/>
          <table:covered-table-cell table:style-name="ce1091"/>
          <table:table-cell table:style-name="ce1100" office:value-type="string" calcext:value-type="string">
            <text:p>idg. <text:span text:style-name="T53">*gń̥h₃-tos</text:span> (Kroonen, 2013: 312) &gt; 1. LV., Sprossvokal *u vor *n, Laryngalschwund Zusatzannahme: Akzent auf der Stammsilbe – Bedeutungsdifferenzierung zu *gn̥h₃-tós ‚geboren‘?  (Schaffner, 2001: 336) <text:span text:style-name="T49">Dentalsuffix</text:span></text:p>
          </table:table-cell>
          <table:table-cell table:style-name="ce1125" office:value-type="string" calcext:value-type="string">
            <text:p>*kunþas</text:p>
          </table:table-cell>
          <table:table-cell table:style-name="ce1125" office:value-type="string" calcext:value-type="string">
            <text:p>*þ</text:p>
          </table:table-cell>
          <table:table-cell table:style-name="ce1162" office:value-type="string" calcext:value-type="string">
            <text:p>(Wright, 1997: 162)</text:p>
          </table:table-cell>
          <table:table-cell table:style-name="ce1100" office:value-type="string" calcext:value-type="string">
            <text:p>idg. <text:span text:style-name="T53">*gń̥h₃-tos</text:span> (Kroonen, 2013: 312) &gt; 1. LV., Sprossvokal *u vor *n, Laryngalschwund Zusatzannahme: Akzent auf der Stammsilbe – Bedeutungsdifferenzierung zu *gn̥h₃-tós ‚geboren‘?  (Schaffner, 2001: 336) <text:span text:style-name="T49">Dentalsuffix</text:span></text:p>
          </table:table-cell>
          <table:table-cell table:style-name="ce1125" office:value-type="string" calcext:value-type="string">
            <text:p>*kunþas</text:p>
          </table:table-cell>
          <table:table-cell table:style-name="ce1125" office:value-type="string" calcext:value-type="string">
            <text:p>*þ</text:p>
          </table:table-cell>
          <table:table-cell table:style-name="ce1164" office:value-type="string" calcext:value-type="string">
            <text:p>(Ringe, 2006: 260)</text:p>
          </table:table-cell>
          <table:table-cell table:style-name="ce1118"/>
          <table:table-cell table:style-name="ce1271"/>
          <table:table-cell table:style-name="ce1291"/>
          <table:table-cell table:style-name="ce1307"/>
          <table:table-cell table:style-name="ce335"/>
          <table:table-cell table:style-name="ce1118" table:number-columns-repeated="2"/>
          <table:table-cell table:style-name="ce1291"/>
          <table:table-cell table:style-name="ce326"/>
          <table:table-cell table:style-name="ce335"/>
          <table:table-cell table:style-name="ce1118" table:number-columns-repeated="2"/>
          <table:table-cell table:style-name="ce1341"/>
          <table:table-cell table:style-name="ce326"/>
          <table:table-cell table:style-name="ce335"/>
          <table:table-cell table:style-name="ce1291"/>
          <table:table-cell table:style-name="ce326"/>
          <table:table-cell table:style-name="ce335"/>
          <table:table-cell table:style-name="ce1118" table:number-columns-repeated="2"/>
          <table:table-cell table:style-name="ce1358"/>
          <table:table-cell table:style-name="ce1367"/>
          <table:table-cell table:style-name="ce1370"/>
          <table:table-cell table:style-name="ce1118" table:number-columns-repeated="2"/>
          <table:table-cell table:style-name="ce1291"/>
          <table:table-cell table:style-name="ce326" table:number-columns-repeated="2"/>
          <table:table-cell table:style-name="ce1118" table:number-columns-repeated="2"/>
          <table:table-cell table:style-name="ce1388"/>
          <table:table-cell table:style-name="ce1394"/>
          <table:table-cell table:style-name="ce1402"/>
          <table:table-cell table:style-name="ce1118" table:number-columns-repeated="2"/>
          <table:table-cell table:style-name="ce1388"/>
          <table:table-cell table:style-name="ce1394"/>
          <table:table-cell table:style-name="ce1402"/>
          <table:table-cell table:style-name="ce1118" table:number-columns-repeated="2"/>
          <table:table-cell table:style-name="ce1291"/>
          <table:table-cell table:style-name="ce326"/>
          <table:table-cell table:style-name="ce335"/>
          <table:table-cell table:style-name="ce1118" table:number-columns-repeated="2"/>
          <table:table-cell table:style-name="ce1291"/>
          <table:table-cell table:style-name="ce326"/>
          <table:table-cell table:style-name="ce335"/>
          <table:table-cell table:style-name="ce1118" table:number-columns-repeated="2"/>
          <table:table-cell table:style-name="ce1291"/>
          <table:table-cell table:style-name="ce326"/>
          <table:table-cell table:style-name="ce335"/>
          <table:table-cell table:style-name="ce1118" table:number-columns-repeated="2"/>
        </table:table-row>
        <table:table-row table:style-name="ro12">
          <table:table-cell table:number-columns-repeated="9"/>
          <table:table-cell table:style-name="ce1126"/>
          <table:table-cell table:style-name="ce1198"/>
          <table:table-cell table:style-name="ce1238"/>
          <table:table-cell table:number-columns-repeated="55"/>
        </table:table-row>
        <table:table-row table:style-name="ro1">
          <table:table-cell table:number-columns-repeated="9"/>
          <table:table-cell table:style-name="ce1208" table:number-columns-repeated="3"/>
          <table:table-cell table:number-columns-repeated="55"/>
        </table:table-row>
        <table:table-row table:style-name="ro12">
          <table:table-cell table:number-columns-repeated="9"/>
          <table:table-cell table:style-name="ce1115" table:number-columns-repeated="2"/>
          <table:table-cell table:style-name="ce1166"/>
          <table:table-cell table:number-columns-repeated="55"/>
        </table:table-row>
        <table:table-row table:style-name="ro12" table:number-rows-repeated="2">
          <table:table-cell table:number-columns-repeated="9"/>
          <table:table-cell table:style-name="ce1196" table:number-columns-repeated="2"/>
          <table:table-cell table:style-name="ce1167"/>
          <table:table-cell table:number-columns-repeated="55"/>
        </table:table-row>
        <table:table-row table:style-name="ro1">
          <table:table-cell table:number-columns-repeated="9"/>
          <table:table-cell table:style-name="ce1209"/>
          <table:table-cell table:style-name="ce1228"/>
          <table:table-cell table:style-name="ce1242"/>
          <table:table-cell table:number-columns-repeated="55"/>
        </table:table-row>
        <table:table-row table:style-name="ro12" table:number-rows-repeated="2">
          <table:table-cell table:number-columns-repeated="9"/>
          <table:table-cell table:style-name="ce1196" table:number-columns-repeated="2"/>
          <table:table-cell table:style-name="ce1167"/>
          <table:table-cell table:number-columns-repeated="55"/>
        </table:table-row>
        <table:table-row table:style-name="ro12">
          <table:table-cell table:number-columns-repeated="9"/>
          <table:table-cell table:style-name="ce1210"/>
          <table:table-cell table:style-name="ce1229"/>
          <table:table-cell table:style-name="ce1242"/>
          <table:table-cell table:number-columns-repeated="55"/>
        </table:table-row>
        <table:table-row table:style-name="ro12">
          <table:table-cell table:number-columns-repeated="9"/>
          <table:table-cell table:style-name="ce1196" table:number-columns-repeated="2"/>
          <table:table-cell table:style-name="ce1167"/>
          <table:table-cell table:number-columns-repeated="55"/>
        </table:table-row>
        <table:table-row table:style-name="ro12">
          <table:table-cell table:number-columns-repeated="9"/>
          <table:table-cell table:style-name="ce1198" table:number-columns-repeated="2"/>
          <table:table-cell table:style-name="ce1238"/>
          <table:table-cell table:number-columns-repeated="55"/>
        </table:table-row>
        <table:table-row table:style-name="ro12" table:number-rows-repeated="4">
          <table:table-cell table:number-columns-repeated="9"/>
          <table:table-cell table:style-name="ce1196" table:number-columns-repeated="2"/>
          <table:table-cell table:style-name="ce1167"/>
          <table:table-cell table:number-columns-repeated="55"/>
        </table:table-row>
        <table:table-row table:style-name="ro1">
          <table:table-cell table:number-columns-repeated="9"/>
          <table:table-cell table:style-name="ce1211" table:number-columns-repeated="2"/>
          <table:table-cell table:style-name="ce1243"/>
          <table:table-cell table:number-columns-repeated="55"/>
        </table:table-row>
        <table:table-row table:style-name="ro12" table:number-rows-repeated="2">
          <table:table-cell table:number-columns-repeated="9"/>
          <table:table-cell table:style-name="ce1115" table:number-columns-repeated="2"/>
          <table:table-cell table:style-name="ce1166"/>
          <table:table-cell table:number-columns-repeated="55"/>
        </table:table-row>
        <table:table-row table:style-name="ro12" table:number-rows-repeated="3">
          <table:table-cell table:number-columns-repeated="9"/>
          <table:table-cell table:style-name="ce1196" table:number-columns-repeated="2"/>
          <table:table-cell table:style-name="ce1167"/>
          <table:table-cell table:number-columns-repeated="55"/>
        </table:table-row>
        <table:table-row table:style-name="ro12">
          <table:table-cell table:number-columns-repeated="9"/>
          <table:table-cell table:style-name="ce1198" table:number-columns-repeated="2"/>
          <table:table-cell table:style-name="ce1238"/>
          <table:table-cell table:number-columns-repeated="55"/>
        </table:table-row>
        <table:table-row table:style-name="ro12" table:number-rows-repeated="7">
          <table:table-cell table:number-columns-repeated="9"/>
          <table:table-cell table:style-name="ce1115" table:number-columns-repeated="2"/>
          <table:table-cell table:style-name="ce1166"/>
          <table:table-cell table:number-columns-repeated="55"/>
        </table:table-row>
        <table:table-row table:style-name="ro1">
          <table:table-cell table:number-columns-repeated="9"/>
          <table:table-cell table:style-name="ce1212" table:number-columns-repeated="2"/>
          <table:table-cell table:style-name="ce1244"/>
          <table:table-cell table:number-columns-repeated="55"/>
        </table:table-row>
        <table:table-row table:style-name="ro12">
          <table:table-cell table:number-columns-repeated="9"/>
          <table:table-cell table:style-name="ce1118" table:number-columns-repeated="2"/>
          <table:table-cell table:style-name="ce1164"/>
          <table:table-cell table:number-columns-repeated="55"/>
        </table:table-row>
        <table:table-row table:style-name="ro1">
          <table:table-cell table:number-columns-repeated="9"/>
          <table:table-cell table:style-name="ce1184"/>
          <table:table-cell table:style-name="ce1115"/>
          <table:table-cell table:style-name="ce1166"/>
          <table:table-cell table:number-columns-repeated="55"/>
        </table:table-row>
        <table:table-row table:style-name="ro12" table:number-rows-repeated="2">
          <table:table-cell table:number-columns-repeated="9"/>
          <table:table-cell table:style-name="ce1115" table:number-columns-repeated="2"/>
          <table:table-cell table:style-name="ce1166"/>
          <table:table-cell table:number-columns-repeated="55"/>
        </table:table-row>
        <table:table-row table:style-name="ro12">
          <table:table-cell table:number-columns-repeated="9"/>
          <table:table-cell table:style-name="ce1122"/>
          <table:table-cell table:style-name="ce1224"/>
          <table:table-cell table:style-name="ce1166"/>
          <table:table-cell table:number-columns-repeated="55"/>
        </table:table-row>
        <table:table-row table:style-name="ro1">
          <table:table-cell table:number-columns-repeated="9"/>
          <table:table-cell table:style-name="ce1192" table:number-columns-repeated="2"/>
          <table:table-cell table:style-name="ce1168"/>
          <table:table-cell table:number-columns-repeated="55"/>
        </table:table-row>
        <table:table-row table:style-name="ro12" table:number-rows-repeated="2">
          <table:table-cell table:number-columns-repeated="9"/>
          <table:table-cell table:style-name="ce1115" table:number-columns-repeated="2"/>
          <table:table-cell table:style-name="ce1166"/>
          <table:table-cell table:number-columns-repeated="55"/>
        </table:table-row>
        <table:table-row table:style-name="ro12">
          <table:table-cell table:number-columns-repeated="9"/>
          <table:table-cell table:style-name="ce1213"/>
          <table:table-cell table:style-name="ce1230"/>
          <table:table-cell table:style-name="ce1245"/>
          <table:table-cell table:number-columns-repeated="55"/>
        </table:table-row>
        <table:table-row table:style-name="ro12" table:number-rows-repeated="2">
          <table:table-cell table:number-columns-repeated="9"/>
          <table:table-cell table:style-name="ce1115" table:number-columns-repeated="2"/>
          <table:table-cell table:style-name="ce1166"/>
          <table:table-cell table:number-columns-repeated="55"/>
        </table:table-row>
        <table:table-row table:style-name="ro1">
          <table:table-cell table:number-columns-repeated="9"/>
          <table:table-cell table:style-name="ce1192" table:number-columns-repeated="2"/>
          <table:table-cell table:style-name="ce1166"/>
          <table:table-cell table:number-columns-repeated="55"/>
        </table:table-row>
        <table:table-row table:style-name="ro12">
          <table:table-cell table:number-columns-repeated="9"/>
          <table:table-cell table:style-name="ce1115" table:number-columns-repeated="2"/>
          <table:table-cell table:style-name="ce1166"/>
          <table:table-cell table:number-columns-repeated="55"/>
        </table:table-row>
        <table:table-row table:style-name="ro12">
          <table:table-cell table:number-columns-repeated="9"/>
          <table:table-cell table:style-name="ce1118" table:number-columns-repeated="2"/>
          <table:table-cell table:style-name="ce1164"/>
          <table:table-cell table:number-columns-repeated="55"/>
        </table:table-row>
        <table:table-row table:style-name="ro12">
          <table:table-cell table:number-columns-repeated="9"/>
          <table:table-cell table:style-name="ce1214" table:number-columns-repeated="2"/>
          <table:table-cell table:style-name="ce1246"/>
          <table:table-cell table:number-columns-repeated="55"/>
        </table:table-row>
        <table:table-row table:style-name="ro12" table:number-rows-repeated="3">
          <table:table-cell table:number-columns-repeated="9"/>
          <table:table-cell table:style-name="ce1115" table:number-columns-repeated="2"/>
          <table:table-cell table:style-name="ce1166"/>
          <table:table-cell table:number-columns-repeated="55"/>
        </table:table-row>
        <table:table-row table:style-name="ro12">
          <table:table-cell table:number-columns-repeated="9"/>
          <table:table-cell table:style-name="ce1118" table:number-columns-repeated="2"/>
          <table:table-cell table:style-name="ce1164"/>
          <table:table-cell table:number-columns-repeated="55"/>
        </table:table-row>
        <table:table-row table:style-name="ro12">
          <table:table-cell table:number-columns-repeated="9"/>
          <table:table-cell table:style-name="ce1198" table:number-columns-repeated="2"/>
          <table:table-cell table:style-name="ce1238"/>
          <table:table-cell table:number-columns-repeated="55"/>
        </table:table-row>
        <table:table-row table:style-name="ro12" table:number-rows-repeated="6">
          <table:table-cell table:number-columns-repeated="9"/>
          <table:table-cell table:style-name="ce1115" table:number-columns-repeated="2"/>
          <table:table-cell table:style-name="ce1166"/>
          <table:table-cell table:number-columns-repeated="55"/>
        </table:table-row>
        <table:table-row table:style-name="ro12">
          <table:table-cell table:number-columns-repeated="9"/>
          <table:table-cell table:style-name="ce1118" table:number-columns-repeated="2"/>
          <table:table-cell table:style-name="ce1164"/>
          <table:table-cell table:number-columns-repeated="55"/>
        </table:table-row>
        <table:table-row table:style-name="ro1">
          <table:table-cell table:number-columns-repeated="9"/>
          <table:table-cell table:style-name="ce1215" table:number-columns-repeated="2"/>
          <table:table-cell table:style-name="ce1247"/>
          <table:table-cell table:number-columns-repeated="55"/>
        </table:table-row>
        <table:table-row table:style-name="ro12" table:number-rows-repeated="2">
          <table:table-cell table:number-columns-repeated="9"/>
          <table:table-cell table:style-name="ce1115" table:number-columns-repeated="2"/>
          <table:table-cell table:style-name="ce1166"/>
          <table:table-cell table:number-columns-repeated="55"/>
        </table:table-row>
        <table:table-row table:style-name="ro12" table:number-rows-repeated="2">
          <table:table-cell table:number-columns-repeated="9"/>
          <table:table-cell table:style-name="ce1159" table:number-columns-repeated="2"/>
          <table:table-cell table:style-name="ce1248"/>
          <table:table-cell table:number-columns-repeated="55"/>
        </table:table-row>
        <table:table-row table:style-name="ro1">
          <table:table-cell table:number-columns-repeated="9"/>
          <table:table-cell table:style-name="ce1212" table:number-columns-repeated="2"/>
          <table:table-cell table:style-name="ce1244"/>
          <table:table-cell table:number-columns-repeated="55"/>
        </table:table-row>
        <table:table-row table:style-name="ro12">
          <table:table-cell table:number-columns-repeated="9"/>
          <table:table-cell table:style-name="ce1198" table:number-columns-repeated="2"/>
          <table:table-cell table:style-name="ce1238"/>
          <table:table-cell table:number-columns-repeated="55"/>
        </table:table-row>
        <table:table-row table:style-name="ro12" table:number-rows-repeated="3">
          <table:table-cell table:number-columns-repeated="9"/>
          <table:table-cell table:style-name="ce1115" table:number-columns-repeated="2"/>
          <table:table-cell table:style-name="ce1166"/>
          <table:table-cell table:number-columns-repeated="55"/>
        </table:table-row>
        <table:table-row table:style-name="ro12">
          <table:table-cell table:number-columns-repeated="9"/>
          <table:table-cell table:style-name="ce1118" table:number-columns-repeated="2"/>
          <table:table-cell table:style-name="ce1164"/>
          <table:table-cell table:number-columns-repeated="55"/>
        </table:table-row>
        <table:table-row table:style-name="ro12">
          <table:table-cell table:number-columns-repeated="9"/>
          <table:table-cell table:style-name="ce1216" table:number-columns-repeated="2"/>
          <table:table-cell table:style-name="ce1249"/>
          <table:table-cell table:number-columns-repeated="55"/>
        </table:table-row>
        <table:table-row table:style-name="ro12">
          <table:table-cell table:number-columns-repeated="9"/>
          <table:table-cell table:style-name="ce1217" table:number-columns-repeated="2"/>
          <table:table-cell table:style-name="ce1250"/>
          <table:table-cell table:number-columns-repeated="55"/>
        </table:table-row>
        <table:table-row table:style-name="ro12" table:number-rows-repeated="3">
          <table:table-cell table:number-columns-repeated="9"/>
          <table:table-cell table:style-name="ce1115" table:number-columns-repeated="2"/>
          <table:table-cell table:style-name="ce1166"/>
          <table:table-cell table:number-columns-repeated="55"/>
        </table:table-row>
        <table:table-row table:style-name="ro12">
          <table:table-cell table:number-columns-repeated="9"/>
          <table:table-cell table:style-name="ce1118" table:number-columns-repeated="2"/>
          <table:table-cell table:style-name="ce1164"/>
          <table:table-cell table:number-columns-repeated="55"/>
        </table:table-row>
        <table:table-row table:style-name="ro12">
          <table:table-cell table:number-columns-repeated="9"/>
          <table:table-cell table:style-name="ce1218" table:number-columns-repeated="2"/>
          <table:table-cell table:style-name="ce1251"/>
          <table:table-cell table:number-columns-repeated="55"/>
        </table:table-row>
        <table:table-row table:style-name="ro12" table:number-rows-repeated="3">
          <table:table-cell table:number-columns-repeated="9"/>
          <table:table-cell table:style-name="ce1115" table:number-columns-repeated="2"/>
          <table:table-cell table:style-name="ce1166"/>
          <table:table-cell table:number-columns-repeated="55"/>
        </table:table-row>
        <table:table-row table:style-name="ro12">
          <table:table-cell table:number-columns-repeated="9"/>
          <table:table-cell table:style-name="ce1118" table:number-columns-repeated="2"/>
          <table:table-cell table:style-name="ce1164"/>
          <table:table-cell table:number-columns-repeated="55"/>
        </table:table-row>
        <table:table-row table:style-name="ro12">
          <table:table-cell table:number-columns-repeated="9"/>
          <table:table-cell table:style-name="ce1198" table:number-columns-repeated="2"/>
          <table:table-cell table:style-name="ce1238"/>
          <table:table-cell table:number-columns-repeated="55"/>
        </table:table-row>
        <table:table-row table:style-name="ro12" table:number-rows-repeated="3">
          <table:table-cell table:number-columns-repeated="9"/>
          <table:table-cell table:style-name="ce1115" table:number-columns-repeated="2"/>
          <table:table-cell table:style-name="ce1166"/>
          <table:table-cell table:number-columns-repeated="55"/>
        </table:table-row>
        <table:table-row table:style-name="ro12">
          <table:table-cell table:number-columns-repeated="9"/>
          <table:table-cell table:style-name="ce1118" table:number-columns-repeated="2"/>
          <table:table-cell table:style-name="ce1164"/>
          <table:table-cell table:number-columns-repeated="55"/>
        </table:table-row>
        <table:table-row table:style-name="ro12">
          <table:table-cell table:number-columns-repeated="9"/>
          <table:table-cell table:style-name="ce1198" table:number-columns-repeated="2"/>
          <table:table-cell table:style-name="ce1238"/>
          <table:table-cell table:number-columns-repeated="55"/>
        </table:table-row>
        <table:table-row table:style-name="ro12" table:number-rows-repeated="3">
          <table:table-cell table:number-columns-repeated="9"/>
          <table:table-cell table:style-name="ce1115" table:number-columns-repeated="2"/>
          <table:table-cell table:style-name="ce1166"/>
          <table:table-cell table:number-columns-repeated="55"/>
        </table:table-row>
        <table:table-row table:style-name="ro12">
          <table:table-cell table:number-columns-repeated="9"/>
          <table:table-cell table:style-name="ce1118" table:number-columns-repeated="2"/>
          <table:table-cell table:style-name="ce1164"/>
          <table:table-cell table:number-columns-repeated="55"/>
        </table:table-row>
        <table:table-row table:style-name="ro12">
          <table:table-cell table:number-columns-repeated="9"/>
          <table:table-cell table:style-name="ce1198" table:number-columns-repeated="2"/>
          <table:table-cell table:style-name="ce1238"/>
          <table:table-cell table:number-columns-repeated="55"/>
        </table:table-row>
        <table:table-row table:style-name="ro12" table:number-rows-repeated="4">
          <table:table-cell table:number-columns-repeated="9"/>
          <table:table-cell table:style-name="ce1115" table:number-columns-repeated="2"/>
          <table:table-cell table:style-name="ce1166"/>
          <table:table-cell table:number-columns-repeated="55"/>
        </table:table-row>
        <table:table-row table:style-name="ro12">
          <table:table-cell table:number-columns-repeated="9"/>
          <table:table-cell table:style-name="ce1118" table:number-columns-repeated="2"/>
          <table:table-cell table:style-name="ce1164"/>
          <table:table-cell table:number-columns-repeated="55"/>
        </table:table-row>
        <table:table-row table:style-name="ro12">
          <table:table-cell table:number-columns-repeated="9"/>
          <table:table-cell table:style-name="ce1198" table:number-columns-repeated="2"/>
          <table:table-cell table:style-name="ce1238"/>
          <table:table-cell table:number-columns-repeated="55"/>
        </table:table-row>
        <table:table-row table:style-name="ro12" table:number-rows-repeated="3">
          <table:table-cell table:number-columns-repeated="9"/>
          <table:table-cell table:style-name="ce1115" table:number-columns-repeated="2"/>
          <table:table-cell table:style-name="ce1166"/>
          <table:table-cell table:number-columns-repeated="55"/>
        </table:table-row>
        <table:table-row table:style-name="ro12">
          <table:table-cell table:number-columns-repeated="9"/>
          <table:table-cell table:style-name="ce1118" table:number-columns-repeated="2"/>
          <table:table-cell table:style-name="ce1164"/>
          <table:table-cell table:number-columns-repeated="55"/>
        </table:table-row>
        <table:table-row table:style-name="ro12">
          <table:table-cell table:number-columns-repeated="9"/>
          <table:table-cell table:style-name="ce1198" table:number-columns-repeated="2"/>
          <table:table-cell table:style-name="ce1238"/>
          <table:table-cell table:number-columns-repeated="55"/>
        </table:table-row>
        <table:table-row table:style-name="ro12" table:number-rows-repeated="3">
          <table:table-cell table:number-columns-repeated="9"/>
          <table:table-cell table:style-name="ce1115" table:number-columns-repeated="2"/>
          <table:table-cell table:style-name="ce1166"/>
          <table:table-cell table:number-columns-repeated="55"/>
        </table:table-row>
        <table:table-row table:style-name="ro12">
          <table:table-cell table:number-columns-repeated="9"/>
          <table:table-cell table:style-name="ce1118" table:number-columns-repeated="2"/>
          <table:table-cell table:style-name="ce1164"/>
          <table:table-cell table:number-columns-repeated="55"/>
        </table:table-row>
        <table:table-row table:style-name="ro12">
          <table:table-cell table:number-columns-repeated="9"/>
          <table:table-cell table:style-name="ce1198" table:number-columns-repeated="2"/>
          <table:table-cell table:style-name="ce1238"/>
          <table:table-cell table:number-columns-repeated="55"/>
        </table:table-row>
        <table:table-row table:style-name="ro12" table:number-rows-repeated="3">
          <table:table-cell table:number-columns-repeated="9"/>
          <table:table-cell table:style-name="ce1115" table:number-columns-repeated="2"/>
          <table:table-cell table:style-name="ce1166"/>
          <table:table-cell table:number-columns-repeated="55"/>
        </table:table-row>
        <table:table-row table:style-name="ro12">
          <table:table-cell table:number-columns-repeated="9"/>
          <table:table-cell table:style-name="ce1118" table:number-columns-repeated="2"/>
          <table:table-cell table:style-name="ce1164"/>
          <table:table-cell table:number-columns-repeated="55"/>
        </table:table-row>
        <table:table-row table:style-name="ro12">
          <table:table-cell table:number-columns-repeated="9"/>
          <table:table-cell table:style-name="ce1198" table:number-columns-repeated="2"/>
          <table:table-cell table:style-name="ce1238"/>
          <table:table-cell table:number-columns-repeated="55"/>
        </table:table-row>
        <table:table-row table:style-name="ro12" table:number-rows-repeated="3">
          <table:table-cell table:number-columns-repeated="9"/>
          <table:table-cell table:style-name="ce1115" table:number-columns-repeated="2"/>
          <table:table-cell table:style-name="ce1166"/>
          <table:table-cell table:number-columns-repeated="55"/>
        </table:table-row>
        <table:table-row table:style-name="ro12">
          <table:table-cell table:number-columns-repeated="9"/>
          <table:table-cell table:style-name="ce1118" table:number-columns-repeated="2"/>
          <table:table-cell table:style-name="ce1164"/>
          <table:table-cell table:number-columns-repeated="55"/>
        </table:table-row>
        <table:table-row table:style-name="ro12">
          <table:table-cell table:number-columns-repeated="9"/>
          <table:table-cell table:style-name="ce1198" table:number-columns-repeated="2"/>
          <table:table-cell table:style-name="ce1238"/>
          <table:table-cell table:number-columns-repeated="55"/>
        </table:table-row>
        <table:table-row table:style-name="ro12" table:number-rows-repeated="4">
          <table:table-cell table:number-columns-repeated="9"/>
          <table:table-cell table:style-name="ce1115" table:number-columns-repeated="2"/>
          <table:table-cell table:style-name="ce1166"/>
          <table:table-cell table:number-columns-repeated="55"/>
        </table:table-row>
        <table:table-row table:style-name="ro12">
          <table:table-cell table:number-columns-repeated="9"/>
          <table:table-cell table:style-name="ce1118" table:number-columns-repeated="2"/>
          <table:table-cell table:style-name="ce1164"/>
          <table:table-cell table:number-columns-repeated="55"/>
        </table:table-row>
        <table:table-row table:style-name="ro12">
          <table:table-cell table:number-columns-repeated="9"/>
          <table:table-cell table:style-name="ce1198" table:number-columns-repeated="2"/>
          <table:table-cell table:style-name="ce1238"/>
          <table:table-cell table:number-columns-repeated="55"/>
        </table:table-row>
        <table:table-row table:style-name="ro12" table:number-rows-repeated="3">
          <table:table-cell table:number-columns-repeated="9"/>
          <table:table-cell table:style-name="ce1115" table:number-columns-repeated="2"/>
          <table:table-cell table:style-name="ce1166"/>
          <table:table-cell table:number-columns-repeated="55"/>
        </table:table-row>
        <table:table-row table:style-name="ro12">
          <table:table-cell table:number-columns-repeated="9"/>
          <table:table-cell table:style-name="ce1118" table:number-columns-repeated="2"/>
          <table:table-cell table:style-name="ce1164"/>
          <table:table-cell table:number-columns-repeated="55"/>
        </table:table-row>
        <table:table-row table:style-name="ro12">
          <table:table-cell table:number-columns-repeated="9"/>
          <table:table-cell table:style-name="ce1198" table:number-columns-repeated="2"/>
          <table:table-cell table:style-name="ce1238"/>
          <table:table-cell table:number-columns-repeated="55"/>
        </table:table-row>
        <table:table-row table:style-name="ro12" table:number-rows-repeated="3">
          <table:table-cell table:number-columns-repeated="9"/>
          <table:table-cell table:style-name="ce1115" table:number-columns-repeated="2"/>
          <table:table-cell table:style-name="ce1166"/>
          <table:table-cell table:number-columns-repeated="55"/>
        </table:table-row>
        <table:table-row table:style-name="ro12">
          <table:table-cell table:number-columns-repeated="9"/>
          <table:table-cell table:style-name="ce1118" table:number-columns-repeated="2"/>
          <table:table-cell table:style-name="ce1164"/>
          <table:table-cell table:number-columns-repeated="55"/>
        </table:table-row>
        <table:table-row table:style-name="ro12">
          <table:table-cell table:number-columns-repeated="9"/>
          <table:table-cell table:style-name="ce1198" table:number-columns-repeated="2"/>
          <table:table-cell table:style-name="ce1238"/>
          <table:table-cell table:number-columns-repeated="55"/>
        </table:table-row>
        <table:table-row table:style-name="ro12" table:number-rows-repeated="3">
          <table:table-cell table:number-columns-repeated="9"/>
          <table:table-cell table:style-name="ce1115" table:number-columns-repeated="2"/>
          <table:table-cell table:style-name="ce1166"/>
          <table:table-cell table:number-columns-repeated="55"/>
        </table:table-row>
        <table:table-row table:style-name="ro12">
          <table:table-cell table:number-columns-repeated="9"/>
          <table:table-cell table:style-name="ce1118" table:number-columns-repeated="2"/>
          <table:table-cell table:style-name="ce1164"/>
          <table:table-cell table:number-columns-repeated="55"/>
        </table:table-row>
        <table:table-row table:style-name="ro12">
          <table:table-cell table:number-columns-repeated="9"/>
          <table:table-cell table:style-name="ce1198" table:number-columns-repeated="2"/>
          <table:table-cell table:style-name="ce1238"/>
          <table:table-cell table:number-columns-repeated="55"/>
        </table:table-row>
        <table:table-row table:style-name="ro12" table:number-rows-repeated="3">
          <table:table-cell table:number-columns-repeated="9"/>
          <table:table-cell table:style-name="ce1115" table:number-columns-repeated="2"/>
          <table:table-cell table:style-name="ce1166"/>
          <table:table-cell table:number-columns-repeated="55"/>
        </table:table-row>
        <table:table-row table:style-name="ro12">
          <table:table-cell table:number-columns-repeated="9"/>
          <table:table-cell table:style-name="ce1118" table:number-columns-repeated="2"/>
          <table:table-cell table:style-name="ce1164"/>
          <table:table-cell table:number-columns-repeated="55"/>
        </table:table-row>
        <table:table-row table:style-name="ro12">
          <table:table-cell table:number-columns-repeated="9"/>
          <table:table-cell table:style-name="ce1219" table:number-columns-repeated="2"/>
          <table:table-cell table:style-name="ce1250"/>
          <table:table-cell table:number-columns-repeated="55"/>
        </table:table-row>
        <table:table-row table:style-name="ro12">
          <table:table-cell table:number-columns-repeated="9"/>
          <table:table-cell table:style-name="ce1220" table:number-columns-repeated="2"/>
          <table:table-cell table:style-name="ce1252"/>
          <table:table-cell table:number-columns-repeated="55"/>
        </table:table-row>
        <table:table-row table:style-name="ro12">
          <table:table-cell table:number-columns-repeated="9"/>
          <table:table-cell table:style-name="ce1217" table:number-columns-repeated="2"/>
          <table:table-cell table:style-name="ce1250"/>
          <table:table-cell table:number-columns-repeated="55"/>
        </table:table-row>
        <table:table-row table:style-name="ro12" table:number-rows-repeated="2">
          <table:table-cell table:number-columns-repeated="9"/>
          <table:table-cell table:style-name="ce1115" table:number-columns-repeated="2"/>
          <table:table-cell table:style-name="ce1166"/>
          <table:table-cell table:number-columns-repeated="55"/>
        </table:table-row>
        <table:table-row table:style-name="ro1">
          <table:table-cell table:number-columns-repeated="9"/>
          <table:table-cell table:style-name="ce1192" table:number-columns-repeated="2"/>
          <table:table-cell table:style-name="ce1168"/>
          <table:table-cell table:number-columns-repeated="55"/>
        </table:table-row>
        <table:table-row table:style-name="ro12">
          <table:table-cell table:number-columns-repeated="9"/>
          <table:table-cell table:style-name="ce1118" table:number-columns-repeated="2"/>
          <table:table-cell table:style-name="ce1164"/>
          <table:table-cell table:number-columns-repeated="55"/>
        </table:table-row>
        <table:table-row table:style-name="ro1" table:number-rows-repeated="8">
          <table:table-cell table:number-columns-repeated="9"/>
          <table:table-cell table:style-name="ce1192" table:number-columns-repeated="2"/>
          <table:table-cell table:style-name="ce1168"/>
          <table:table-cell table:number-columns-repeated="55"/>
        </table:table-row>
        <table:table-row table:style-name="ro12">
          <table:table-cell table:number-columns-repeated="9"/>
          <table:table-cell table:style-name="ce1198" table:number-columns-repeated="2"/>
          <table:table-cell table:style-name="ce1238"/>
          <table:table-cell table:number-columns-repeated="55"/>
        </table:table-row>
        <table:table-row table:style-name="ro12" table:number-rows-repeated="3">
          <table:table-cell table:number-columns-repeated="9"/>
          <table:table-cell table:style-name="ce1115" table:number-columns-repeated="2"/>
          <table:table-cell table:style-name="ce1166"/>
          <table:table-cell table:number-columns-repeated="55"/>
        </table:table-row>
        <table:table-row table:style-name="ro12">
          <table:table-cell table:number-columns-repeated="9"/>
          <table:table-cell table:style-name="ce1118" table:number-columns-repeated="2"/>
          <table:table-cell table:style-name="ce1164"/>
          <table:table-cell table:number-columns-repeated="55"/>
        </table:table-row>
        <table:table-row table:style-name="ro12" table:number-rows-repeated="1048312">
          <table:table-cell table:number-columns-repeated="67"/>
        </table:table-row>
        <table:table-row table:style-name="ro12">
          <table:table-cell table:number-columns-repeated="67"/>
        </table:table-row>
      </table:table>
      <table:table table:name="sw. Verben ohne Bindevokal" table:style-name="ta3">
        <table:table-column table:style-name="co77" table:default-cell-style-name="ce1075"/>
        <table:table-column table:style-name="co34" table:default-cell-style-name="ce321"/>
        <table:table-column table:style-name="co78" table:default-cell-style-name="ce321"/>
        <table:table-column table:style-name="co36" table:default-cell-style-name="ce321"/>
        <table:table-column table:style-name="co79" table:default-cell-style-name="ce1142"/>
        <table:table-column table:style-name="co80" table:default-cell-style-name="ce1142"/>
        <table:table-column table:style-name="co38" table:number-columns-repeated="2" table:default-cell-style-name="ce1142"/>
        <table:table-column table:style-name="co81" table:default-cell-style-name="ce1142"/>
        <table:table-column table:style-name="co82" table:default-cell-style-name="ce1142"/>
        <table:table-column table:style-name="co14" table:default-cell-style-name="ce1142"/>
        <table:table-column table:style-name="co38" table:default-cell-style-name="ce1142"/>
        <table:table-column table:style-name="co83" table:default-cell-style-name="ce1275"/>
        <table:table-column table:style-name="co38" table:default-cell-style-name="ce1127"/>
        <table:table-column table:style-name="co84" table:default-cell-style-name="ce321"/>
        <table:table-column table:style-name="co47" table:default-cell-style-name="ce336"/>
        <table:table-column table:style-name="co45" table:default-cell-style-name="ce1115"/>
        <table:table-column table:style-name="co50" table:default-cell-style-name="ce1115"/>
        <table:table-column table:style-name="co2" table:default-cell-style-name="ce1127"/>
        <table:table-column table:style-name="co77" table:default-cell-style-name="ce321"/>
        <table:table-column table:style-name="co85" table:default-cell-style-name="ce336"/>
        <table:table-column table:style-name="co45" table:default-cell-style-name="ce1115"/>
        <table:table-column table:style-name="co50" table:default-cell-style-name="ce1115"/>
        <table:table-column table:style-name="co56" table:default-cell-style-name="ce1115"/>
        <table:table-column table:style-name="co86" table:default-cell-style-name="ce336"/>
        <table:table-column table:style-name="co56" table:default-cell-style-name="ce336"/>
        <table:table-column table:style-name="co45" table:default-cell-style-name="ce1115"/>
        <table:table-column table:style-name="co50" table:default-cell-style-name="ce1115"/>
        <table:table-column table:style-name="co87" table:default-cell-style-name="ce1194"/>
        <table:table-column table:style-name="co36" table:default-cell-style-name="ce321"/>
        <table:table-column table:style-name="co88" table:default-cell-style-name="ce321"/>
        <table:table-column table:style-name="co40" table:default-cell-style-name="ce1115"/>
        <table:table-column table:style-name="co89" table:default-cell-style-name="ce1115"/>
        <table:table-column table:style-name="co90" table:default-cell-style-name="ce1194"/>
        <table:table-column table:style-name="co70" table:default-cell-style-name="ce321"/>
        <table:table-column table:style-name="co61" table:default-cell-style-name="ce321"/>
        <table:table-column table:style-name="co91" table:default-cell-style-name="ce1115"/>
        <table:table-column table:style-name="co92" table:default-cell-style-name="ce1115"/>
        <table:table-column table:style-name="co93" table:default-cell-style-name="ce1695"/>
        <table:table-column table:style-name="co94" table:default-cell-style-name="ce1391"/>
        <table:table-column table:style-name="co71" table:default-cell-style-name="ce1391"/>
        <table:table-column table:style-name="co45" table:default-cell-style-name="ce1735"/>
        <table:table-column table:style-name="co50" table:default-cell-style-name="ce1115"/>
        <table:table-column table:style-name="co95" table:default-cell-style-name="ce1194"/>
        <table:table-column table:style-name="co94" table:default-cell-style-name="ce321"/>
        <table:table-column table:style-name="co71" table:default-cell-style-name="ce321"/>
        <table:table-column table:style-name="co45" table:default-cell-style-name="ce1115"/>
        <table:table-column table:style-name="co96" table:default-cell-style-name="ce1115"/>
        <table:table-column table:style-name="co97" table:default-cell-style-name="ce1194"/>
        <table:table-column table:style-name="co36" table:default-cell-style-name="ce321"/>
        <table:table-column table:style-name="co98" table:default-cell-style-name="ce321"/>
        <table:table-column table:style-name="co99" table:default-cell-style-name="ce1115"/>
        <table:table-column table:style-name="co100" table:default-cell-style-name="ce1115"/>
        <table:table-column table:style-name="co101" table:default-cell-style-name="ce1282"/>
        <table:table-column table:style-name="co36" table:default-cell-style-name="ce321"/>
        <table:table-column table:style-name="co71" table:default-cell-style-name="ce321"/>
        <table:table-column table:style-name="co102" table:default-cell-style-name="ce1115"/>
        <table:table-column table:style-name="co103" table:default-cell-style-name="ce1115"/>
        <table:table-column table:style-name="co104" table:default-cell-style-name="ce1142"/>
        <table:table-column table:style-name="co36" table:number-columns-repeated="5" table:default-cell-style-name="ce321"/>
        <table:table-row table:style-name="ro11">
          <table:table-cell table:style-name="ce1067"/>
          <table:table-cell table:style-name="ce1076" office:value-type="string" calcext:value-type="string">
            <text:p>schwaches Verb</text:p>
          </table:table-cell>
          <table:table-cell table:style-name="ce1076" office:value-type="string" calcext:value-type="string">
            <text:p>Übersetzung</text:p>
          </table:table-cell>
          <table:table-cell table:style-name="ce1076" office:value-type="string" calcext:value-type="string">
            <text:p>Klassenzugehörigkeit</text:p>
          </table:table-cell>
          <table:table-cell table:style-name="ce1466" office:value-type="string" calcext:value-type="string">
            <text:p>idg. Form</text:p>
          </table:table-cell>
          <table:table-cell table:style-name="ce1113" office:value-type="string" calcext:value-type="string">
            <text:p>rekonstruiertes Urgermanisch</text:p>
          </table:table-cell>
          <table:table-cell table:style-name="ce400" office:value-type="string" calcext:value-type="string">
            <text:p>Variante des Konsonanten</text:p>
          </table:table-cell>
          <table:table-cell table:style-name="ce416" office:value-type="string" calcext:value-type="string">
            <text:p>Quelle</text:p>
          </table:table-cell>
          <table:table-cell table:style-name="ce1466" office:value-type="string" calcext:value-type="string">
            <text:p>idg. Form </text:p>
          </table:table-cell>
          <table:table-cell table:style-name="ce1113" office:value-type="string" calcext:value-type="string">
            <text:p>rekonstruiertes Urgermanisch</text:p>
          </table:table-cell>
          <table:table-cell table:style-name="ce400" office:value-type="string" calcext:value-type="string">
            <text:p>Variante des Konsonanten</text:p>
          </table:table-cell>
          <table:table-cell table:style-name="ce416" office:value-type="string" calcext:value-type="string">
            <text:p>Quelle</text:p>
          </table:table-cell>
          <table:table-cell table:style-name="ce1269" office:value-type="string" calcext:value-type="string">
            <text:p>idg. Wurzel</text:p>
          </table:table-cell>
          <table:table-cell table:style-name="ce1113" office:value-type="string" calcext:value-type="string">
            <text:p>rekonstruiertes Urgermanisch</text:p>
          </table:table-cell>
          <table:table-cell table:style-name="ce1076" office:value-type="string" calcext:value-type="string">
            <text:p>Variante des Konsonanten</text:p>
          </table:table-cell>
          <table:table-cell table:style-name="ce1310" office:value-type="string" calcext:value-type="string">
            <text:p>Quelle</text:p>
          </table:table-cell>
          <table:table-cell table:style-name="ce416" office:value-type="string" calcext:value-type="string">
            <text:p>Übereinstimmung Lühr, 1984</text:p>
          </table:table-cell>
          <table:table-cell table:style-name="ce416" office:value-type="string" calcext:value-type="string">
            <text:p>Übereinstimmung Ringe, 2006</text:p>
          </table:table-cell>
          <table:table-cell table:style-name="ce1113" office:value-type="string" calcext:value-type="string">
            <text:p>Gotisch</text:p>
          </table:table-cell>
          <table:table-cell table:style-name="ce1076" office:value-type="string" calcext:value-type="string">
            <text:p>Variante des Konsonanten</text:p>
          </table:table-cell>
          <table:table-cell table:style-name="ce1310" office:value-type="string" calcext:value-type="string">
            <text:p>Quelle</text:p>
          </table:table-cell>
          <table:table-cell table:style-name="ce416" office:value-type="string" calcext:value-type="string">
            <text:p>Übereinstimmung Lühr, 1984</text:p>
          </table:table-cell>
          <table:table-cell table:style-name="ce416" office:value-type="string" calcext:value-type="string">
            <text:p>Übereinstimmung Ringe, 2006</text:p>
          </table:table-cell>
          <table:table-cell table:style-name="ce1338" office:value-type="string" calcext:value-type="string">
            <text:p>Runengermanisch</text:p>
          </table:table-cell>
          <table:table-cell table:style-name="ce1342" office:value-type="string" calcext:value-type="string">
            <text:p>Variante des Konsonanten</text:p>
          </table:table-cell>
          <table:table-cell table:style-name="ce1343" office:value-type="string" calcext:value-type="string">
            <text:p>Quelle</text:p>
          </table:table-cell>
          <table:table-cell table:style-name="ce416" office:value-type="string" calcext:value-type="string">
            <text:p>Übereinstimmung Lühr, 1984</text:p>
          </table:table-cell>
          <table:table-cell table:style-name="ce416" office:value-type="string" calcext:value-type="string">
            <text:p>Übereinstimmung Ringe, 2006</text:p>
          </table:table-cell>
          <table:table-cell table:style-name="ce1345" office:value-type="string" calcext:value-type="string">
            <text:p>Altnordisch</text:p>
          </table:table-cell>
          <table:table-cell table:style-name="ce1342" office:value-type="string" calcext:value-type="string">
            <text:p>Variante des Konsonanten</text:p>
          </table:table-cell>
          <table:table-cell table:style-name="ce1343" office:value-type="string" calcext:value-type="string">
            <text:p>Quelle</text:p>
          </table:table-cell>
          <table:table-cell table:style-name="ce416" office:value-type="string" calcext:value-type="string">
            <text:p>Übereinstimmung Lühr, 1984</text:p>
          </table:table-cell>
          <table:table-cell table:style-name="ce416" office:value-type="string" calcext:value-type="string">
            <text:p>Übereinstimmung Ringe, 2006</text:p>
          </table:table-cell>
          <table:table-cell table:style-name="ce1345" office:value-type="string" calcext:value-type="string">
            <text:p>Altisländisch</text:p>
          </table:table-cell>
          <table:table-cell table:style-name="ce1342" office:value-type="string" calcext:value-type="string">
            <text:p>Variante des Konsonanten</text:p>
          </table:table-cell>
          <table:table-cell table:style-name="ce1343" office:value-type="string" calcext:value-type="string">
            <text:p>Quelle</text:p>
          </table:table-cell>
          <table:table-cell table:style-name="ce416" office:value-type="string" calcext:value-type="string">
            <text:p>Übereinstimmung Lühr, 1984</text:p>
          </table:table-cell>
          <table:table-cell table:style-name="ce416" office:value-type="string" calcext:value-type="string">
            <text:p>Übereinstimmung Ringe, 2006</text:p>
          </table:table-cell>
          <table:table-cell table:style-name="ce1694" office:value-type="string" calcext:value-type="string">
            <text:p>Altschwedisch</text:p>
          </table:table-cell>
          <table:table-cell table:style-name="ce1390" office:value-type="string" calcext:value-type="string">
            <text:p>Variante des Konsonanten</text:p>
          </table:table-cell>
          <table:table-cell table:style-name="ce1400" office:value-type="string" calcext:value-type="string">
            <text:p>Quelle</text:p>
          </table:table-cell>
          <table:table-cell table:style-name="ce1729" office:value-type="string" calcext:value-type="string">
            <text:p>Übereinstimmung Lühr, 1984</text:p>
          </table:table-cell>
          <table:table-cell table:style-name="ce416" office:value-type="string" calcext:value-type="string">
            <text:p>Übereinstimmung Ringe, 2006</text:p>
          </table:table-cell>
          <table:table-cell table:style-name="ce1345" office:value-type="string" calcext:value-type="string">
            <text:p>Altenglisch</text:p>
          </table:table-cell>
          <table:table-cell table:style-name="ce1342" office:value-type="string" calcext:value-type="string">
            <text:p>Variante des Konsonanten</text:p>
          </table:table-cell>
          <table:table-cell table:style-name="ce1343" office:value-type="string" calcext:value-type="string">
            <text:p>Quelle</text:p>
          </table:table-cell>
          <table:table-cell table:style-name="ce416" office:value-type="string" calcext:value-type="string">
            <text:p>Übereinstimmung Lühr, 1984</text:p>
          </table:table-cell>
          <table:table-cell table:style-name="ce416" office:value-type="string" calcext:value-type="string">
            <text:p>Übereinstimmung Ringe, 2006</text:p>
          </table:table-cell>
          <table:table-cell table:style-name="ce1345" office:value-type="string" calcext:value-type="string">
            <text:p>Althochdeutsch</text:p>
          </table:table-cell>
          <table:table-cell table:style-name="ce1342" office:value-type="string" calcext:value-type="string">
            <text:p>Variante des Konsonanten</text:p>
          </table:table-cell>
          <table:table-cell table:style-name="ce1343" office:value-type="string" calcext:value-type="string">
            <text:p>Quelle</text:p>
          </table:table-cell>
          <table:table-cell table:style-name="ce416" office:value-type="string" calcext:value-type="string">
            <text:p>Übereinstimmung Lühr, 1984</text:p>
          </table:table-cell>
          <table:table-cell table:style-name="ce416" office:value-type="string" calcext:value-type="string">
            <text:p>Übereinstimmung Ringe, 2006</text:p>
          </table:table-cell>
          <table:table-cell table:style-name="ce1345" office:value-type="string" calcext:value-type="string">
            <text:p>Altsächsisch</text:p>
          </table:table-cell>
          <table:table-cell table:style-name="ce1342" office:value-type="string" calcext:value-type="string">
            <text:p>Variante des Konsonanten</text:p>
          </table:table-cell>
          <table:table-cell table:style-name="ce1343" office:value-type="string" calcext:value-type="string">
            <text:p>Quelle</text:p>
          </table:table-cell>
          <table:table-cell table:style-name="ce416" office:value-type="string" calcext:value-type="string">
            <text:p>Übereinstimmung Lühr, 1984</text:p>
          </table:table-cell>
          <table:table-cell table:style-name="ce416" office:value-type="string" calcext:value-type="string">
            <text:p>Übereinstimmung Ringe, 2006</text:p>
          </table:table-cell>
          <table:table-cell table:style-name="ce400" office:value-type="string" calcext:value-type="string">
            <text:p>Kommentare</text:p>
          </table:table-cell>
          <table:table-cell table:style-name="ce1076" table:number-columns-repeated="5"/>
        </table:table-row>
        <table:table-row table:style-name="ro12">
          <table:table-cell table:style-name="ce1067"/>
          <table:table-cell table:style-name="ce1076" table:number-columns-repeated="3"/>
          <table:table-cell table:style-name="ce1114" office:value-type="string" calcext:value-type="string" table:number-columns-spanned="4" table:number-rows-spanned="1">
            <text:p>Nach Lühr</text:p>
          </table:table-cell>
          <table:covered-table-cell table:style-name="ce1114" office:value-type="string" calcext:value-type="string">
            <text:p>Nach Ringe, 2006 (3.Sg. Im Prät.)</text:p>
          </table:covered-table-cell>
          <table:covered-table-cell table:style-name="ce400"/>
          <table:covered-table-cell table:style-name="ce416"/>
          <table:table-cell table:style-name="ce1114" office:value-type="string" calcext:value-type="string" table:number-columns-spanned="4" table:number-rows-spanned="1">
            <text:p>Nach Ringe, 2006 (3.Sg. Im Prät.)</text:p>
          </table:table-cell>
          <table:covered-table-cell table:style-name="ce1114" office:value-type="string" calcext:value-type="string">
            <text:p>Nach Ringe, 2006 (3.Sg. Im Prät.)</text:p>
          </table:covered-table-cell>
          <table:covered-table-cell table:style-name="ce400"/>
          <table:covered-table-cell table:style-name="ce416"/>
          <table:table-cell table:style-name="ce1269"/>
          <table:table-cell table:style-name="ce1113"/>
          <table:table-cell table:style-name="ce1076"/>
          <table:table-cell table:style-name="ce1310"/>
          <table:table-cell table:number-columns-repeated="2"/>
          <table:table-cell table:style-name="ce1113"/>
          <table:table-cell table:style-name="ce1076"/>
          <table:table-cell table:style-name="ce1310"/>
          <table:table-cell table:number-columns-repeated="2"/>
          <table:table-cell table:style-name="ce1338"/>
          <table:table-cell table:style-name="ce1342"/>
          <table:table-cell table:style-name="ce1343"/>
          <table:table-cell table:number-columns-repeated="2"/>
          <table:table-cell table:style-name="ce1345"/>
          <table:table-cell table:style-name="ce1342"/>
          <table:table-cell table:style-name="ce1343"/>
          <table:table-cell table:number-columns-repeated="2"/>
          <table:table-cell table:style-name="ce1345"/>
          <table:table-cell table:style-name="ce1342"/>
          <table:table-cell table:style-name="ce1343"/>
          <table:table-cell table:number-columns-repeated="2"/>
          <table:table-cell table:style-name="ce1694"/>
          <table:table-cell table:style-name="ce1390"/>
          <table:table-cell table:style-name="ce1400"/>
          <table:table-cell table:number-columns-repeated="2"/>
          <table:table-cell table:style-name="ce1345"/>
          <table:table-cell table:style-name="ce1342"/>
          <table:table-cell table:style-name="ce1343"/>
          <table:table-cell table:number-columns-repeated="2"/>
          <table:table-cell table:style-name="ce1345"/>
          <table:table-cell table:style-name="ce1342"/>
          <table:table-cell table:style-name="ce1343"/>
          <table:table-cell table:number-columns-repeated="2"/>
          <table:table-cell table:style-name="ce1345"/>
          <table:table-cell table:style-name="ce1342"/>
          <table:table-cell table:style-name="ce1343"/>
          <table:table-cell table:number-columns-repeated="2"/>
          <table:table-cell table:style-name="ce400"/>
          <table:table-cell table:style-name="ce1076" table:number-columns-repeated="5"/>
        </table:table-row>
        <table:table-row table:style-name="ro11">
          <table:table-cell table:style-name="ce310" office:value-type="float" office:value="14" calcext:value-type="float" table:number-columns-spanned="1" table:number-rows-spanned="5">
            <text:p>14</text:p>
          </table:table-cell>
          <table:table-cell office:value-type="string" calcext:value-type="string">
            <text:p>Infinitiv</text:p>
          </table:table-cell>
          <table:table-cell office:value-type="string" calcext:value-type="string">
            <text:p>'kaufen'</text:p>
          </table:table-cell>
          <table:table-cell table:style-name="ce335" office:value-type="string" calcext:value-type="string" table:number-columns-spanned="1" table:number-rows-spanned="5">
            <text:p>I. Klasse</text:p>
          </table:table-cell>
          <table:table-cell table:style-name="ce1115" office:value-type="string" calcext:value-type="string">
            <text:p>*bʰeugʰ- ‚sich biegen‘ → neugebildetes, nur germ. Belegtes *je-Präsens (Rix, 2001: 85) – Inf. <text:span text:style-name="T53">*bʰugʰ-je-</text:span> (eigenes Rekonstrukt)</text:p>
          </table:table-cell>
          <table:table-cell table:style-name="ce1467" office:value-type="string" calcext:value-type="string">
            <office:annotation draw:style-name="gr57" draw:text-style-name="P3" svg:width="28.99mm" svg:height="82.38mm" svg:x="286.65mm" svg:y="2.06mm" draw:caption-point-x="-6.1mm" draw:caption-point-y="15.07mm">
              <dc:date>2017-05-02T00:00:00</dc:date>
              <text:p text:style-name="P2"><text:span text:style-name="T18">Dieser Gruppe [den Präteritopräsentien] schlossen sich bestimmte primäre *je-/o-Verben mit schwundstufiger Wurzel im Präs. an, weil die zugehörigen Verbaladjektive wie bei den Präteritopräsentien von der Schwundstufe der Wurzel und mit dem Suffix *-tó- gebildet waren. (Lühr, 1984: 45)</text:span></text:p>
            </office:annotation>
            <text:p>Wurzel in der Nullstufe</text:p>
          </table:table-cell>
          <table:table-cell table:style-name="ce1467"/>
          <table:table-cell table:style-name="ce1467" office:value-type="string" calcext:value-type="string">
            <text:p>(Lühr, 1984: 45)</text:p>
          </table:table-cell>
          <table:table-cell table:style-name="ce1115"/>
          <table:table-cell table:style-name="ce1126" office:value-type="string" calcext:value-type="string">
            <text:p>*bugjaną</text:p>
          </table:table-cell>
          <table:table-cell table:style-name="ce1115"/>
          <table:table-cell table:style-name="ce1115" office:value-type="string" calcext:value-type="string">
            <text:p>(Ringe, 2006: 252)</text:p>
          </table:table-cell>
          <table:table-cell table:style-name="ce1270" office:value-type="string" calcext:value-type="string">
            <text:p>keine klare Etymologie (Kroonen, 2013: 82)</text:p>
          </table:table-cell>
          <table:table-cell table:style-name="ce1126" office:value-type="string" calcext:value-type="string">
            <text:p>*bugjan</text:p>
          </table:table-cell>
          <table:table-cell table:style-name="ce1328"/>
          <table:table-cell table:style-name="ce1312" office:value-type="string" calcext:value-type="string">
            <text:p>(Kroonen, 2013: 82)</text:p>
          </table:table-cell>
          <table:table-cell table:number-columns-repeated="2"/>
          <table:table-cell table:style-name="ce1126" office:value-type="string" calcext:value-type="string">
            <text:p>bugjan*</text:p>
          </table:table-cell>
          <table:table-cell table:style-name="ce1328"/>
          <table:table-cell office:value-type="string" calcext:value-type="string">
            <text:p>(Ramat, 1981: 172)</text:p>
          </table:table-cell>
          <table:table-cell table:number-columns-repeated="2"/>
          <table:table-cell table:style-name="ce1340"/>
          <table:table-cell table:style-name="ce1328"/>
          <table:table-cell table:style-name="ce1312"/>
          <table:table-cell table:number-columns-repeated="2"/>
          <table:table-cell table:style-name="ce1127" office:value-type="string" calcext:value-type="string">
            <office:annotation draw:style-name="gr46" draw:text-style-name="P3" svg:width="28.99mm" svg:height="62.77mm" svg:x="1279.63mm" svg:y="9.06mm" draw:caption-point-x="-6.1mm" draw:caption-point-y="8.07mm">
              <dc:date>2017-04-15T00:00:00</dc:date>
              <text:p text:style-name="P2"><text:span text:style-name="T7">(Noreen, 1970: 203) vor kons. i werden ʒ und k nach kurzem Vokal zu gg/kk, also byggia zu got. bugjan</text:span></text:p>
              <text:p text:style-name="P2"><text:span text:style-name="T7">- Prät.-Formen regelmäßig, wenn sie weder bei Noreen noch bei Baetke erwähnt werden?</text:span></text:p>
            </office:annotation>
            <text:p>byggja (gð)</text:p>
          </table:table-cell>
          <table:table-cell table:style-name="ce1279"/>
          <table:table-cell table:style-name="ce336" office:value-type="string" calcext:value-type="string">
            <text:p>(Baetke, 1976: 78)</text:p>
          </table:table-cell>
          <table:table-cell table:number-columns-repeated="2"/>
          <table:table-cell office:value-type="string" calcext:value-type="string">
            <text:p>byggja</text:p>
          </table:table-cell>
          <table:table-cell table:style-name="ce1279"/>
          <table:table-cell office:value-type="string" calcext:value-type="string">
            <text:p>(Holthausen, 1974: 39)</text:p>
          </table:table-cell>
          <table:table-cell table:number-columns-repeated="7"/>
          <table:table-cell table:style-name="ce1127" office:value-type="string" calcext:value-type="string">
            <text:p><text:span text:style-name="T131">by</text:span><text:span text:style-name="T388">ċġan</text:span></text:p>
          </table:table-cell>
          <table:table-cell table:style-name="ce1279"/>
          <table:table-cell table:style-name="ce336" office:value-type="string" calcext:value-type="string">
            <text:p>(Campbell, 1997: 331)</text:p>
          </table:table-cell>
          <table:table-cell table:number-columns-repeated="2"/>
          <table:table-cell table:style-name="ce1127"/>
          <table:table-cell table:style-name="ce1279"/>
          <table:table-cell table:style-name="ce336"/>
          <table:table-cell table:number-columns-repeated="2"/>
          <table:table-cell table:style-name="ce1127" office:value-type="string" calcext:value-type="string">
            <text:p>buggian</text:p>
          </table:table-cell>
          <table:table-cell table:style-name="ce1279"/>
          <table:table-cell table:style-name="ce336" office:value-type="string" calcext:value-type="string">
            <text:p>(Tiefenbach, 2010: 46)</text:p>
          </table:table-cell>
          <table:table-cell table:number-columns-repeated="2"/>
          <table:table-cell table:style-name="ce1317"/>
          <table:table-cell table:style-name="ce1279" table:number-columns-repeated="5"/>
        </table:table-row>
        <table:table-row table:style-name="ro13">
          <table:covered-table-cell table:style-name="ce1070"/>
          <table:table-cell office:value-type="string" calcext:value-type="string">
            <text:p>1.Sg.Ind.Präs. Akt.</text:p>
          </table:table-cell>
          <table:table-cell table:style-name="ce1279"/>
          <table:covered-table-cell table:style-name="ce335"/>
          <table:table-cell table:style-name="ce1115" table:number-columns-repeated="8"/>
          <table:table-cell table:style-name="ce1270" office:value-type="string" calcext:value-type="string">
            <text:p>*bʰeugʰ- ‚sich biegen‘ → neugebildetes, nur germ. Belegtes *je-Präsens (Rix, 2001: 85)</text:p>
          </table:table-cell>
          <table:table-cell table:style-name="ce1632"/>
          <table:table-cell table:style-name="ce1279" table:number-columns-repeated="2"/>
          <table:table-cell table:number-columns-repeated="2"/>
          <table:table-cell table:style-name="ce1632"/>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2"/>
          <table:table-cell table:style-name="ce1699"/>
          <table:table-cell/>
          <table:table-cell table:style-name="ce1401"/>
          <table:table-cell table:number-columns-repeated="2"/>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2"/>
          <table:table-cell table:style-name="ce1771"/>
          <table:table-cell table:style-name="ce1279"/>
          <table:table-cell table:style-name="ce336"/>
          <table:table-cell table:number-columns-repeated="2"/>
          <table:table-cell table:style-name="ce1317"/>
          <table:table-cell table:style-name="ce1279" table:number-columns-repeated="5"/>
        </table:table-row>
        <table:table-row table:style-name="ro1">
          <table:covered-table-cell table:style-name="ce1070"/>
          <table:table-cell office:value-type="string" calcext:value-type="string">
            <text:p>1.Pl.Ind.Präs. Akt.</text:p>
          </table:table-cell>
          <table:table-cell table:style-name="ce1455"/>
          <table:covered-table-cell table:style-name="ce335"/>
          <table:table-cell table:style-name="ce1115" table:number-columns-repeated="8"/>
          <table:table-cell table:style-name="ce1270"/>
          <table:table-cell table:style-name="ce1196"/>
          <table:table-cell table:style-name="ce1455"/>
          <table:table-cell table:style-name="ce1279"/>
          <table:table-cell table:style-name="ce1633" table:number-columns-repeated="2"/>
          <table:table-cell table:style-name="ce1196"/>
          <table:table-cell table:style-name="ce1455" table:number-columns-repeated="2"/>
          <table:table-cell table:style-name="ce1633" table:number-columns-repeated="2"/>
          <table:table-cell table:style-name="ce1339"/>
          <table:table-cell table:style-name="ce1162"/>
          <table:table-cell table:style-name="ce1279"/>
          <table:table-cell table:style-name="ce1633" table:number-columns-repeated="2"/>
          <table:table-cell table:style-name="ce1127"/>
          <table:table-cell table:style-name="ce1279"/>
          <table:table-cell table:style-name="ce336"/>
          <table:table-cell table:style-name="ce1633" table:number-columns-repeated="2"/>
          <table:table-cell table:style-name="ce1317"/>
          <table:table-cell table:style-name="ce1279"/>
          <table:table-cell table:style-name="ce336"/>
          <table:table-cell table:style-name="ce1633" table:number-columns-repeated="2"/>
          <table:table-cell table:number-columns-repeated="2"/>
          <table:table-cell table:style-name="ce1401"/>
          <table:table-cell table:style-name="ce1737"/>
          <table:table-cell table:style-name="ce1633"/>
          <table:table-cell table:style-name="ce1127"/>
          <table:table-cell table:style-name="ce1279"/>
          <table:table-cell table:style-name="ce336"/>
          <table:table-cell table:style-name="ce1633" table:number-columns-repeated="2"/>
          <table:table-cell table:style-name="ce1127"/>
          <table:table-cell table:style-name="ce1279"/>
          <table:table-cell table:style-name="ce336"/>
          <table:table-cell table:style-name="ce1633" table:number-columns-repeated="2"/>
          <table:table-cell table:style-name="ce1127"/>
          <table:table-cell table:style-name="ce1279"/>
          <table:table-cell table:style-name="ce336"/>
          <table:table-cell table:style-name="ce1633" table:number-columns-repeated="2"/>
          <table:table-cell table:style-name="ce1317"/>
          <table:table-cell table:style-name="ce1279" table:number-columns-repeated="5"/>
        </table:table-row>
        <table:table-row table:style-name="ro11">
          <table:covered-table-cell table:style-name="ce1070"/>
          <table:table-cell office:value-type="string" calcext:value-type="string">
            <text:p>1.Sg.Ind.Prät. Akt.</text:p>
          </table:table-cell>
          <table:table-cell office:value-type="string" calcext:value-type="string">
            <text:p>'ich kaufte'</text:p>
          </table:table-cell>
          <table:covered-table-cell table:style-name="ce335"/>
          <table:table-cell table:style-name="ce1115"/>
          <table:table-cell table:style-name="ce1494" office:value-type="string" calcext:value-type="string">
            <text:p>*buh-t-ōᵐ &gt; *buhtōᵐ </text:p>
          </table:table-cell>
          <table:table-cell table:style-name="ce1527" office:value-type="string" calcext:value-type="string">
            <text:p>*t</text:p>
          </table:table-cell>
          <table:table-cell table:style-name="ce1159" office:value-type="string" calcext:value-type="string">
            <text:p>(eigene Rekonstrukte)</text:p>
          </table:table-cell>
          <table:table-cell table:style-name="ce1115"/>
          <table:table-cell table:style-name="ce1558" office:value-type="string" calcext:value-type="string">
            <text:p><text:span text:style-name="T88">*buht[a- ded]ē &gt; </text:span> *buhtē</text:p>
          </table:table-cell>
          <table:table-cell table:style-name="ce1527" office:value-type="string" calcext:value-type="string">
            <text:p>*t</text:p>
          </table:table-cell>
          <table:table-cell table:style-name="ce1585" office:value-type="string" calcext:value-type="string">
            <text:p>(Ringe, 2006: 252)</text:p>
          </table:table-cell>
          <table:table-cell table:style-name="ce1270" office:value-type="string" calcext:value-type="string">
            <text:p>deverbal</text:p>
          </table:table-cell>
          <table:table-cell table:style-name="ce1633"/>
          <table:table-cell table:style-name="ce1574" table:number-columns-repeated="2"/>
          <table:table-cell table:style-name="ce1633" table:number-columns-repeated="2"/>
          <table:table-cell table:style-name="ce1285" office:value-type="string" calcext:value-type="string">
            <text:p>bauhta</text:p>
          </table:table-cell>
          <table:table-cell table:style-name="ce1329" office:value-type="string" calcext:value-type="string">
            <text:p>t</text:p>
          </table:table-cell>
          <table:table-cell office:value-type="string" calcext:value-type="string">
            <text:p>(Ramat, 1981: 172)</text:p>
          </table:table-cell>
          <table:table-cell table:number-columns-repeated="2" table:style-name="ce1654" office:value-type="string" calcext:value-type="string">
            <text:p>ja</text:p>
          </table:table-cell>
          <table:table-cell table:style-name="ce1339"/>
          <table:table-cell table:style-name="ce1162"/>
          <table:table-cell table:style-name="ce1279"/>
          <table:table-cell table:style-name="ce1633" table:number-columns-repeated="2"/>
          <table:table-cell table:style-name="ce1285" office:value-type="string" calcext:value-type="string">
            <text:p>regelmäßig? bygða?</text:p>
          </table:table-cell>
          <table:table-cell table:style-name="ce1659" office:value-type="string" calcext:value-type="string">
            <text:p>ð ?</text:p>
          </table:table-cell>
          <table:table-cell table:style-name="ce336"/>
          <table:table-cell table:style-name="ce1406" office:value-type="string" calcext:value-type="string">
            <text:p>Neubildung nach dem Präsens?<text:span text:style-name="T49"> Stammvokal</text:span> (Umlaut), <text:span text:style-name="T49">Stammauslaut</text:span> (Plosiv)</text:p>
          </table:table-cell>
          <table:table-cell table:style-name="ce1406" office:value-type="string" calcext:value-type="string">
            <text:p>Neubildung nach dem Präsens?<text:span text:style-name="T49"> Stammvokal</text:span> (Umlaut), <text:span text:style-name="T49">Stammauslaut</text:span> (Plosiv)</text:p>
          </table:table-cell>
          <table:table-cell table:style-name="ce1374"/>
          <table:table-cell table:style-name="ce1279"/>
          <table:table-cell table:style-name="ce336"/>
          <table:table-cell table:style-name="ce1633" table:number-columns-repeated="2"/>
          <table:table-cell table:style-name="ce1387"/>
          <table:table-cell/>
          <table:table-cell table:style-name="ce1401"/>
          <table:table-cell table:style-name="ce1737"/>
          <table:table-cell table:style-name="ce1633"/>
          <table:table-cell table:style-name="ce1285" office:value-type="string" calcext:value-type="string">
            <text:p>bohte</text:p>
          </table:table-cell>
          <table:table-cell table:style-name="ce1329" office:value-type="string" calcext:value-type="string">
            <text:p>t</text:p>
          </table:table-cell>
          <table:table-cell table:style-name="ce336" office:value-type="string" calcext:value-type="string">
            <text:p>(Campbell, 1997: 331)</text:p>
          </table:table-cell>
          <table:table-cell table:number-columns-repeated="2" table:style-name="ce1654" office:value-type="string" calcext:value-type="string">
            <text:p>ja</text:p>
          </table:table-cell>
          <table:table-cell table:style-name="ce1285"/>
          <table:table-cell table:style-name="ce1279"/>
          <table:table-cell table:style-name="ce336"/>
          <table:table-cell table:style-name="ce1633" table:number-columns-repeated="2"/>
          <table:table-cell table:style-name="ce1285" office:value-type="string" calcext:value-type="string">
            <text:p>fehlt</text:p>
          </table:table-cell>
          <table:table-cell table:style-name="ce1279"/>
          <table:table-cell table:style-name="ce336" office:value-type="string" calcext:value-type="string">
            <text:p>(Gallée, 1993: 263)</text:p>
          </table:table-cell>
          <table:table-cell table:style-name="ce1633" table:number-columns-repeated="2"/>
          <table:table-cell table:style-name="ce1317"/>
          <table:table-cell table:style-name="ce1279" table:number-columns-repeated="5"/>
        </table:table-row>
        <table:table-row table:style-name="ro11">
          <table:covered-table-cell table:style-name="ce1070"/>
          <table:table-cell table:style-name="ce326" office:value-type="string" calcext:value-type="string">
            <text:p>Partizip Präteritum</text:p>
          </table:table-cell>
          <table:table-cell table:style-name="ce326"/>
          <table:covered-table-cell table:style-name="ce335"/>
          <table:table-cell table:style-name="ce1177" office:value-type="string" calcext:value-type="string">
            <text:p>ausgehend von idg. *bʰugʰ-tó- (Hill, 2010: 416) &gt; *bʰukʰ-tó-</text:p>
          </table:table-cell>
          <table:table-cell table:style-name="ce1125" office:value-type="string" calcext:value-type="string">
            <office:annotation draw:style-name="gr58" draw:text-style-name="P8" svg:width="28.99mm" svg:height="13.74mm" svg:x="286.65mm" svg:y="36.34mm" draw:caption-point-x="-6.1mm" draw:caption-point-y="19.19mm">
              <dc:date>2017-06-09T00:00:00</dc:date>
              <text:p text:style-name="P7"><text:span text:style-name="T39">Wurzel in der Nullstufe (Lühr, 1984: 45)</text:span></text:p>
            </office:annotation>
            <text:p>*buhta- </text:p>
          </table:table-cell>
          <table:table-cell table:style-name="ce1528" office:value-type="string" calcext:value-type="string">
            <text:p>*t</text:p>
          </table:table-cell>
          <table:table-cell table:style-name="ce1537" office:value-type="string" calcext:value-type="string">
            <text:p>(Hill, 2010: 416)</text:p>
          </table:table-cell>
          <table:table-cell table:style-name="ce1177" office:value-type="string" calcext:value-type="string">
            <text:p>ausgehend von idg. *bʰugʰ-tó- (Hill, 2010: 416) &gt; *bʰukʰ-tó-</text:p>
          </table:table-cell>
          <table:table-cell table:style-name="ce1559" office:value-type="string" calcext:value-type="string">
            <text:p>*buhtaz</text:p>
          </table:table-cell>
          <table:table-cell table:style-name="ce1528" office:value-type="string" calcext:value-type="string">
            <text:p>*t</text:p>
          </table:table-cell>
          <table:table-cell table:style-name="ce1118" office:value-type="string" calcext:value-type="string">
            <text:p>(Ringe, 2006: 252)</text:p>
          </table:table-cell>
          <table:table-cell table:style-name="ce1271" office:value-type="string" calcext:value-type="string">
            <text:p>*bʰugʰ-tó- (Hill, 2010: 416)</text:p>
          </table:table-cell>
          <table:table-cell table:style-name="ce1634" office:value-type="string" calcext:value-type="string">
            <office:annotation draw:style-name="gr18" draw:text-style-name="P3" svg:width="28.99mm" svg:height="19.37mm" svg:x="767.92mm" svg:y="36.39mm" draw:caption-point-x="-6.1mm" draw:caption-point-y="19.14mm">
              <dc:date>2017-04-15T00:00:00</dc:date>
              <text:p text:style-name="P2"><text:span text:style-name="T7">Stimmtonassimilation des idg. *gh &gt; *kh &gt; germ. *h vor *t</text:span></text:p>
            </office:annotation>
            <text:p>*buhta-</text:p>
          </table:table-cell>
          <table:table-cell table:style-name="ce1331" office:value-type="string" calcext:value-type="string">
            <text:p>*t</text:p>
          </table:table-cell>
          <table:table-cell table:style-name="ce335" office:value-type="string" calcext:value-type="string">
            <text:p>(Hill, 2010: 416)</text:p>
          </table:table-cell>
          <table:table-cell table:number-columns-repeated="2" table:style-name="ce1337" office:value-type="string" calcext:value-type="string">
            <text:p>ja</text:p>
          </table:table-cell>
          <table:table-cell table:style-name="ce1200" office:value-type="string" calcext:value-type="string">
            <text:p>*baúhts</text:p>
          </table:table-cell>
          <table:table-cell table:style-name="ce1331" office:value-type="string" calcext:value-type="string">
            <text:p>*t</text:p>
          </table:table-cell>
          <table:table-cell table:style-name="ce335" office:value-type="string" calcext:value-type="string">
            <text:p>(Köbler, 1989: 83)</text:p>
          </table:table-cell>
          <table:table-cell table:number-columns-repeated="2" table:style-name="ce1337" office:value-type="string" calcext:value-type="string">
            <text:p>ja</text:p>
          </table:table-cell>
          <table:table-cell table:style-name="ce1341"/>
          <table:table-cell table:style-name="ce326"/>
          <table:table-cell table:style-name="ce335"/>
          <table:table-cell table:style-name="ce1317" table:number-columns-repeated="2"/>
          <table:table-cell table:style-name="ce1200" office:value-type="string" calcext:value-type="string">
            <text:p>regelmäßig? bygðr?</text:p>
          </table:table-cell>
          <table:table-cell table:style-name="ce1331" office:value-type="string" calcext:value-type="string">
            <text:p>ð ?</text:p>
          </table:table-cell>
          <table:table-cell table:style-name="ce335"/>
          <table:table-cell table:style-name="ce1406" office:value-type="string" calcext:value-type="string">
            <text:p>Neubildung nach dem Präsens?<text:span text:style-name="T49"> Stammvokal</text:span> (Umlaut), <text:span text:style-name="T49">Stammauslaut</text:span> (Plosiv)</text:p>
          </table:table-cell>
          <table:table-cell table:style-name="ce1406" office:value-type="string" calcext:value-type="string">
            <text:p>Neubildung nach dem Präsens?<text:span text:style-name="T49"> Stammvokal</text:span> (Umlaut), <text:span text:style-name="T49">Stammauslaut</text:span> (Plosiv)</text:p>
          </table:table-cell>
          <table:table-cell table:style-name="ce1291"/>
          <table:table-cell table:style-name="ce326" table:number-columns-repeated="2"/>
          <table:table-cell table:style-name="ce1317" table:number-columns-repeated="2"/>
          <table:table-cell table:style-name="ce1388"/>
          <table:table-cell table:style-name="ce1394" table:number-columns-repeated="2"/>
          <table:table-cell table:style-name="ce1695"/>
          <table:table-cell table:style-name="ce1317"/>
          <table:table-cell table:style-name="ce1200" office:value-type="string" calcext:value-type="string">
            <text:p>geboht</text:p>
          </table:table-cell>
          <table:table-cell table:style-name="ce1331" office:value-type="string" calcext:value-type="string">
            <text:p>t</text:p>
          </table:table-cell>
          <table:table-cell table:style-name="ce335" office:value-type="string" calcext:value-type="string">
            <text:p>(Campbell, 1997: 331)</text:p>
          </table:table-cell>
          <table:table-cell table:number-columns-repeated="2" table:style-name="ce1337" office:value-type="string" calcext:value-type="string">
            <text:p>ja</text:p>
          </table:table-cell>
          <table:table-cell table:style-name="ce1291"/>
          <table:table-cell table:style-name="ce326"/>
          <table:table-cell table:style-name="ce335"/>
          <table:table-cell table:style-name="ce1317" table:number-columns-repeated="2"/>
          <table:table-cell table:style-name="ce1200" office:value-type="string" calcext:value-type="string">
            <text:p>giboht, gibóht</text:p>
          </table:table-cell>
          <table:table-cell table:style-name="ce1331" office:value-type="string" calcext:value-type="string">
            <text:p>t</text:p>
          </table:table-cell>
          <table:table-cell table:style-name="ce335" office:value-type="string" calcext:value-type="string">
            <text:p>(Tiefenbach, 2010: 46)</text:p>
          </table:table-cell>
          <table:table-cell table:number-columns-repeated="2" table:style-name="ce1337" office:value-type="string" calcext:value-type="string">
            <text:p>ja</text:p>
          </table:table-cell>
          <table:table-cell table:style-name="ce1341"/>
          <table:table-cell table:style-name="ce326" table:number-columns-repeated="5"/>
        </table:table-row>
        <table:table-row table:style-name="ro13">
          <table:table-cell table:style-name="ce712" office:value-type="float" office:value="15" calcext:value-type="float" table:number-columns-spanned="1" table:number-rows-spanned="13">
            <text:p>15</text:p>
          </table:table-cell>
          <table:table-cell table:style-name="ce323" office:value-type="string" calcext:value-type="string" table:number-columns-spanned="1" table:number-rows-spanned="2">
            <text:p>Infinitiv</text:p>
          </table:table-cell>
          <table:table-cell table:style-name="ce323" office:value-type="string" calcext:value-type="string" table:number-columns-spanned="1" table:number-rows-spanned="2">
            <text:p>'arbeiten'</text:p>
          </table:table-cell>
          <table:table-cell table:style-name="ce336" office:value-type="string" calcext:value-type="string" table:number-columns-spanned="1" table:number-rows-spanned="11">
            <text:p>I. Klasse</text:p>
          </table:table-cell>
          <table:table-cell table:style-name="ce1467" office:value-type="string" calcext:value-type="string">
            <text:p><text:span text:style-name="T203">*werǵ- </text:span><text:span text:style-name="T204">‘wirken, machen’, Präsens *</text:span><text:span text:style-name="T205">wr̥ǵ-ié (primär) (Rix, 2001: 686)</text:span></text:p>
          </table:table-cell>
          <table:table-cell table:style-name="ce1467" office:value-type="string" calcext:value-type="string">
            <office:annotation draw:style-name="gr57" draw:text-style-name="P3" svg:width="28.99mm" svg:height="82.38mm" svg:x="286.65mm" svg:y="45.25mm" draw:caption-point-x="-6.1mm" draw:caption-point-y="22.81mm">
              <dc:date>2017-05-02T00:00:00</dc:date>
              <text:p text:style-name="P2"><text:span text:style-name="T18">Dieser Gruppe [den Präteritopräsentien] schlossen sich bestimmte primäre *je-/o-Verben mit schwundstufiger Wurzel im Präs. an, weil die zugehörigen Verbaladjektive wie bei den Präteritopräsentien von der Schwundstufe der Wurzel und mit dem Suffix *-tó- gebildet waren. (Lühr, 1984: 45)</text:span></text:p>
            </office:annotation>
            <text:p>Wurzel in der Nullstufe</text:p>
          </table:table-cell>
          <table:table-cell table:style-name="ce1467"/>
          <table:table-cell table:style-name="ce1467" office:value-type="string" calcext:value-type="string">
            <text:p>(Lühr, 1984: 45)</text:p>
          </table:table-cell>
          <table:table-cell table:style-name="ce1467"/>
          <table:table-cell table:style-name="ce1498" office:value-type="string" calcext:value-type="string">
            <text:p>*wurkijaną</text:p>
          </table:table-cell>
          <table:table-cell table:style-name="ce1467"/>
          <table:table-cell table:style-name="ce1467" office:value-type="string" calcext:value-type="string">
            <text:p>(Ringe, 2006: 252)</text:p>
          </table:table-cell>
          <table:table-cell table:style-name="ce1596" office:value-type="string" calcext:value-type="string">
            <text:p>*werg-je- (Kroonen, 2013: 600)</text:p>
          </table:table-cell>
          <table:table-cell table:style-name="ce1126" office:value-type="string" calcext:value-type="string">
            <text:p>*wurkjan</text:p>
          </table:table-cell>
          <table:table-cell table:style-name="ce1328"/>
          <table:table-cell table:style-name="ce1312" office:value-type="string" calcext:value-type="string">
            <text:p>(Meid, 1971:109)</text:p>
          </table:table-cell>
          <table:table-cell table:style-name="ce1198" table:number-columns-repeated="2"/>
          <table:table-cell table:style-name="ce1126" office:value-type="string" calcext:value-type="string">
            <text:p>waurkjan</text:p>
          </table:table-cell>
          <table:table-cell table:style-name="ce1328"/>
          <table:table-cell office:value-type="string" calcext:value-type="string">
            <text:p>(Ramat, 1981: 172)</text:p>
          </table:table-cell>
          <table:table-cell table:style-name="ce1198" table:number-columns-repeated="2"/>
          <table:table-cell table:style-name="ce1340"/>
          <table:table-cell table:style-name="ce1328"/>
          <table:table-cell table:style-name="ce1312"/>
          <table:table-cell table:style-name="ce1198" table:number-columns-repeated="2"/>
          <table:table-cell table:style-name="ce1127" office:value-type="string" calcext:value-type="string">
            <text:p>yrkia</text:p>
          </table:table-cell>
          <table:table-cell table:style-name="ce1279"/>
          <table:table-cell table:style-name="ce336" office:value-type="string" calcext:value-type="string">
            <text:p>(Noreen, 1970: 348)</text:p>
          </table:table-cell>
          <table:table-cell table:style-name="ce1198" table:number-columns-repeated="2"/>
          <table:table-cell office:value-type="string" calcext:value-type="string">
            <text:p>yrkja</text:p>
          </table:table-cell>
          <table:table-cell table:style-name="ce1279"/>
          <table:table-cell office:value-type="string" calcext:value-type="string">
            <text:p>(Holthausen, 1974: 411)</text:p>
          </table:table-cell>
          <table:table-cell table:style-name="ce1198" table:number-columns-repeated="2"/>
          <table:table-cell office:value-type="string" calcext:value-type="string">
            <office:annotation draw:style-name="gr59" draw:text-style-name="P8" svg:width="28.99mm" svg:height="21.76mm" svg:x="1713.1mm" svg:y="49.88mm" draw:caption-point-x="-6.1mm" draw:caption-point-y="18.18mm">
              <dc:creator>H.S.</dc:creator>
              <dc:date>2017-03-30T00:00:00</dc:date>
              <text:p text:style-name="P7"><text:span text:style-name="T16">(Noreen, 1904: 460) ganz besondere Unregelmäßigkeiten</text:span></text:p>
            </office:annotation>
            <text:p>yrkia</text:p>
          </table:table-cell>
          <table:table-cell/>
          <table:table-cell office:value-type="string" calcext:value-type="string">
            <text:p>(Noreen, 1904: 460)</text:p>
          </table:table-cell>
          <table:table-cell table:style-name="ce1738"/>
          <table:table-cell table:style-name="ce1198"/>
          <table:table-cell table:style-name="ce1127" office:value-type="string" calcext:value-type="string">
            <text:p><text:span text:style-name="T50">wyr</text:span><text:span text:style-name="T392">ċ</text:span><text:span text:style-name="T393">an</text:span></text:p>
          </table:table-cell>
          <table:table-cell table:style-name="ce1279"/>
          <table:table-cell table:style-name="ce336" office:value-type="string" calcext:value-type="string">
            <text:p>(Campbell, 1997: 331)</text:p>
          </table:table-cell>
          <table:table-cell table:style-name="ce1198" table:number-columns-repeated="2"/>
          <table:table-cell table:style-name="ce1127" office:value-type="string" calcext:value-type="string">
            <text:p>wurken</text:p>
          </table:table-cell>
          <table:table-cell table:style-name="ce1279"/>
          <table:table-cell table:style-name="ce336" office:value-type="string" calcext:value-type="string">
            <text:p>(Meid, 1971:109)</text:p>
          </table:table-cell>
          <table:table-cell table:style-name="ce1198" table:number-columns-repeated="2"/>
          <table:table-cell table:style-name="ce1127" office:value-type="string" calcext:value-type="string">
            <text:p>giwirkian</text:p>
          </table:table-cell>
          <table:table-cell table:style-name="ce1279"/>
          <table:table-cell table:style-name="ce336" office:value-type="string" calcext:value-type="string">
            <text:p>(Tiefenbach, 2010: 468)</text:p>
          </table:table-cell>
          <table:table-cell table:style-name="ce1198" table:number-columns-repeated="2"/>
          <table:table-cell table:style-name="ce1317"/>
          <table:table-cell table:style-name="ce1279" table:number-columns-repeated="5"/>
        </table:table-row>
        <table:table-row table:style-name="ro1">
          <table:covered-table-cell table:style-name="ce1070"/>
          <table:covered-table-cell office:value-type="string" calcext:value-type="string">
            <text:p>Infinitiv</text:p>
          </table:covered-table-cell>
          <table:covered-table-cell office:value-type="string" calcext:value-type="string">
            <text:p>'arbeiten'</text:p>
          </table:covered-table-cell>
          <table:covered-table-cell table:style-name="ce335"/>
          <table:table-cell table:style-name="ce1468" table:number-columns-repeated="8"/>
          <table:table-cell table:style-name="ce1604" office:value-type="string" calcext:value-type="string">
            <text:p><text:span text:style-name="T55">*werǵ- </text:span><text:span text:style-name="T350">‘wirken, machen’, Präsens</text:span><text:span text:style-name="T351"> *</text:span><text:span text:style-name="T352">wr̥ǵ-ié (primär) (Rix, 2001: 686)</text:span></text:p>
          </table:table-cell>
          <table:table-cell table:style-name="ce1317"/>
          <table:table-cell table:style-name="ce1162"/>
          <table:table-cell table:style-name="ce1279"/>
          <table:table-cell table:style-name="ce1633" table:number-columns-repeated="2"/>
          <table:table-cell table:style-name="ce1317"/>
          <table:table-cell table:style-name="ce1162"/>
          <table:table-cell table:style-name="ce1279"/>
          <table:table-cell table:style-name="ce1633" table:number-columns-repeated="2"/>
          <table:table-cell table:style-name="ce1339"/>
          <table:table-cell table:style-name="ce1162"/>
          <table:table-cell table:style-name="ce1279"/>
          <table:table-cell table:style-name="ce1633" table:number-columns-repeated="2"/>
          <table:table-cell table:style-name="ce1127"/>
          <table:table-cell table:style-name="ce1279"/>
          <table:table-cell table:style-name="ce336"/>
          <table:table-cell table:style-name="ce1633" table:number-columns-repeated="2"/>
          <table:table-cell office:value-type="string" calcext:value-type="string">
            <text:p>orka</text:p>
          </table:table-cell>
          <table:table-cell table:style-name="ce1279"/>
          <table:table-cell office:value-type="string" calcext:value-type="string">
            <text:p>(Holthausen, 1974: 411)</text:p>
          </table:table-cell>
          <table:table-cell table:style-name="ce1633" table:number-columns-repeated="2"/>
          <table:table-cell table:style-name="ce1700" office:value-type="string" calcext:value-type="string">
            <text:p>ørkia</text:p>
          </table:table-cell>
          <table:table-cell/>
          <table:table-cell office:value-type="string" calcext:value-type="string">
            <text:p>(Noreen, 1904: 460)</text:p>
          </table:table-cell>
          <table:table-cell table:style-name="ce1737"/>
          <table:table-cell table:style-name="ce1633"/>
          <table:table-cell table:style-name="ce1127"/>
          <table:table-cell table:style-name="ce1279"/>
          <table:table-cell table:style-name="ce336"/>
          <table:table-cell table:style-name="ce1633" table:number-columns-repeated="2"/>
          <table:table-cell table:style-name="ce1127" office:value-type="string" calcext:value-type="string">
            <text:p>wirken</text:p>
          </table:table-cell>
          <table:table-cell table:style-name="ce1279"/>
          <table:table-cell table:style-name="ce336" office:value-type="string" calcext:value-type="string">
            <text:p>(Holthausen, 1974: 411)</text:p>
          </table:table-cell>
          <table:table-cell table:style-name="ce1633" table:number-columns-repeated="2"/>
          <table:table-cell table:style-name="ce1127" office:value-type="string" calcext:value-type="string">
            <text:p>werkon</text:p>
          </table:table-cell>
          <table:table-cell table:style-name="ce1279"/>
          <table:table-cell table:style-name="ce336" office:value-type="string" calcext:value-type="string">
            <text:p>(Holthausen, 1974: 411)</text:p>
          </table:table-cell>
          <table:table-cell table:style-name="ce1633" table:number-columns-repeated="2"/>
          <table:table-cell table:style-name="ce1317"/>
          <table:table-cell table:style-name="ce1279" table:number-columns-repeated="5"/>
        </table:table-row>
        <table:table-row table:style-name="ro1">
          <table:covered-table-cell table:style-name="ce1070"/>
          <table:table-cell office:value-type="string" calcext:value-type="string">
            <text:p>1.Sg.Ind.Präs. Akt.</text:p>
          </table:table-cell>
          <table:table-cell table:style-name="ce1279"/>
          <table:covered-table-cell table:style-name="ce335"/>
          <table:table-cell table:style-name="ce1115" table:number-columns-repeated="4"/>
          <table:table-cell table:style-name="ce1115" office:value-type="string" calcext:value-type="string">
            <text:p>*wr̥gyéti ‚er/sie arbeitet‘ (Ringe, 2006: 164)</text:p>
          </table:table-cell>
          <table:table-cell table:style-name="ce1115" office:value-type="string" calcext:value-type="string">
            <text:p>*wurkiþi 3. Sg. Präs.</text:p>
          </table:table-cell>
          <table:table-cell table:style-name="ce1115"/>
          <table:table-cell table:style-name="ce1115" office:value-type="string" calcext:value-type="string">
            <text:p>(Ringe, 2006: 164)</text:p>
          </table:table-cell>
          <table:table-cell table:style-name="ce1270"/>
          <table:table-cell table:style-name="ce1632"/>
          <table:table-cell table:style-name="ce1279" table:number-columns-repeated="2"/>
          <table:table-cell table:style-name="ce1633" table:number-columns-repeated="2"/>
          <table:table-cell table:style-name="ce1632" office:value-type="string" calcext:value-type="string">
            <text:p>waúrkeiþ 3. Sg. Präs.</text:p>
          </table:table-cell>
          <table:table-cell table:style-name="ce1279"/>
          <table:table-cell table:style-name="ce1115" office:value-type="string" calcext:value-type="string">
            <text:p>(Ringe, 2006: 164)</text:p>
          </table:table-cell>
          <table:table-cell table:style-name="ce1633" table:number-columns-repeated="2"/>
          <table:table-cell table:style-name="ce1339"/>
          <table:table-cell table:style-name="ce1162"/>
          <table:table-cell table:style-name="ce1279"/>
          <table:table-cell table:style-name="ce1633" table:number-columns-repeated="2"/>
          <table:table-cell table:style-name="ce1127" office:value-type="string" calcext:value-type="string">
            <text:p>yrke</text:p>
          </table:table-cell>
          <table:table-cell table:style-name="ce1279"/>
          <table:table-cell table:style-name="ce336" office:value-type="string" calcext:value-type="string">
            <text:p>(Noreen, 1970: 348)</text:p>
          </table:table-cell>
          <table:table-cell table:style-name="ce1633" table:number-columns-repeated="2"/>
          <table:table-cell table:style-name="ce1127" office:value-type="string" calcext:value-type="string">
            <text:p>yrke</text:p>
          </table:table-cell>
          <table:table-cell table:style-name="ce1279"/>
          <table:table-cell table:style-name="ce336" office:value-type="string" calcext:value-type="string">
            <text:p>(Noreen, 1970: 348)</text:p>
          </table:table-cell>
          <table:table-cell table:style-name="ce1633" table:number-columns-repeated="2"/>
          <table:table-cell table:number-columns-repeated="3"/>
          <table:table-cell table:style-name="ce1737"/>
          <table:table-cell table:style-name="ce1633"/>
          <table:table-cell table:style-name="ce1127"/>
          <table:table-cell table:style-name="ce1279"/>
          <table:table-cell table:style-name="ce336"/>
          <table:table-cell table:style-name="ce1633" table:number-columns-repeated="2"/>
          <table:table-cell table:style-name="ce1689"/>
          <table:table-cell table:style-name="ce1279"/>
          <table:table-cell table:style-name="ce336"/>
          <table:table-cell table:style-name="ce1633" table:number-columns-repeated="2"/>
          <table:table-cell table:style-name="ce1771"/>
          <table:table-cell table:style-name="ce1279"/>
          <table:table-cell table:style-name="ce336"/>
          <table:table-cell table:style-name="ce1633" table:number-columns-repeated="2"/>
          <table:table-cell table:style-name="ce1317"/>
          <table:table-cell table:style-name="ce1279" table:number-columns-repeated="5"/>
        </table:table-row>
        <table:table-row table:style-name="ro1">
          <table:covered-table-cell table:style-name="ce1070"/>
          <table:table-cell office:value-type="string" calcext:value-type="string">
            <text:p>1.Pl.Ind.Präs. Akt.</text:p>
          </table:table-cell>
          <table:table-cell table:style-name="ce1455"/>
          <table:covered-table-cell table:style-name="ce335"/>
          <table:table-cell table:style-name="ce1115" table:number-columns-repeated="8"/>
          <table:table-cell table:style-name="ce1270"/>
          <table:table-cell table:style-name="ce1632"/>
          <table:table-cell table:style-name="ce1279" table:number-columns-repeated="2"/>
          <table:table-cell table:number-columns-repeated="2"/>
          <table:table-cell table:style-name="ce1196"/>
          <table:table-cell table:style-name="ce1455"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375" table:number-columns-repeated="3"/>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16">
          <table:covered-table-cell table:style-name="ce1070"/>
          <table:table-cell table:style-name="ce323" office:value-type="string" calcext:value-type="string" table:number-columns-spanned="1" table:number-rows-spanned="5">
            <text:p>1.Sg.Ind.Prät. Akt.</text:p>
          </table:table-cell>
          <table:table-cell table:style-name="ce323" office:value-type="string" calcext:value-type="string" table:number-columns-spanned="1" table:number-rows-spanned="5">
            <text:p>'ich arbeitete'</text:p>
          </table:table-cell>
          <table:covered-table-cell table:style-name="ce335"/>
          <table:table-cell table:style-name="ce1260"/>
          <table:table-cell table:style-name="ce1495" office:value-type="string" calcext:value-type="string">
            <text:p>*wurh-t-ōᵐ &gt; *wurhtōᵐ </text:p>
          </table:table-cell>
          <table:table-cell table:style-name="ce1260"/>
          <table:table-cell table:style-name="ce1159" office:value-type="string" calcext:value-type="string">
            <text:p>(eigene Rekonstrukte)</text:p>
          </table:table-cell>
          <table:table-cell table:style-name="ce1260"/>
          <table:table-cell table:style-name="ce1560" office:value-type="string" calcext:value-type="string">
            <text:p><text:span text:style-name="T91">*wurht[(a d)(ed)]ē  &gt;</text:span><text:span text:style-name="T317"> </text:span><text:span text:style-name="T50">*wurhtē </text:span><text:span text:style-name="T318">3. Sg.</text:span></text:p>
          </table:table-cell>
          <table:table-cell table:style-name="ce1329" office:value-type="string" calcext:value-type="string">
            <text:p>*t</text:p>
          </table:table-cell>
          <table:table-cell table:style-name="ce1587" office:value-type="string" calcext:value-type="string">
            <text:p>(Ringe, 2006: 252)</text:p>
          </table:table-cell>
          <table:table-cell table:style-name="ce1606"/>
          <table:table-cell table:style-name="ce1635" office:value-type="string" calcext:value-type="string">
            <text:p>*wurhtōᵐ</text:p>
          </table:table-cell>
          <table:table-cell table:style-name="ce1329" office:value-type="string" calcext:value-type="string">
            <text:p>*t</text:p>
          </table:table-cell>
          <table:table-cell office:value-type="string" calcext:value-type="string">
            <text:p>(Meid, 1971:109)</text:p>
          </table:table-cell>
          <table:table-cell table:number-columns-repeated="2" table:style-name="ce1654" office:value-type="string" calcext:value-type="string">
            <text:p>ja</text:p>
          </table:table-cell>
          <table:table-cell table:style-name="ce1285" office:value-type="string" calcext:value-type="string">
            <text:p>waurhta</text:p>
          </table:table-cell>
          <table:table-cell table:style-name="ce1329" office:value-type="string" calcext:value-type="string">
            <text:p>t</text:p>
          </table:table-cell>
          <table:table-cell office:value-type="string" calcext:value-type="string">
            <text:p>(Ramat, 1981: 172)</text:p>
          </table:table-cell>
          <table:table-cell table:number-columns-repeated="2" table:style-name="ce1654" office:value-type="string" calcext:value-type="string">
            <text:p>ja</text:p>
          </table:table-cell>
          <table:table-cell table:style-name="ce1663" office:value-type="string" calcext:value-type="string">
            <office:annotation draw:style-name="gr60" draw:text-style-name="P3" svg:width="28.99mm" svg:height="32.39mm" svg:x="1111.39mm" svg:y="76.83mm" draw:caption-point-x="0mm" draw:caption-point-y="14.32mm">
              <dc:date>2017-04-23T00:00:00</dc:date>
              <text:p text:style-name="P2"><text:span text:style-name="T7">Das o in der Stammsilbe ist durch an. A-Umlaut zu erklären (vgl. Noreen, 1970: § 61)</text:span></text:p>
            </office:annotation>
            <text:p>worhtō</text:p>
          </table:table-cell>
          <table:table-cell table:style-name="ce1667" office:value-type="string" calcext:value-type="string">
            <text:p>t</text:p>
          </table:table-cell>
          <table:table-cell office:value-type="string" calcext:value-type="string">
            <text:p>(Antonsen, 1975: 22)</text:p>
          </table:table-cell>
          <table:table-cell table:number-columns-repeated="2" table:style-name="ce1654" office:value-type="string" calcext:value-type="string">
            <text:p>ja</text:p>
          </table:table-cell>
          <table:table-cell table:style-name="ce1285" office:value-type="string" calcext:value-type="string">
            <text:p>orta</text:p>
          </table:table-cell>
          <table:table-cell table:style-name="ce1329" office:value-type="string" calcext:value-type="string">
            <text:p>t</text:p>
          </table:table-cell>
          <table:table-cell table:style-name="ce336" office:value-type="string" calcext:value-type="string">
            <text:p>(Noreen, 1970: 348)</text:p>
          </table:table-cell>
          <table:table-cell table:number-columns-repeated="2" table:style-name="ce1175" office:value-type="string" calcext:value-type="string">
            <text:p>urnord. h schwindet zwischen Vokal und t (Noreen, 1970: 167)</text:p>
          </table:table-cell>
          <table:table-cell table:style-name="ce1285" office:value-type="string" calcext:value-type="string">
            <text:p>orta</text:p>
          </table:table-cell>
          <table:table-cell table:style-name="ce1329" office:value-type="string" calcext:value-type="string">
            <text:p>t</text:p>
          </table:table-cell>
          <table:table-cell table:style-name="ce336" office:value-type="string" calcext:value-type="string">
            <text:p>(Noreen, 1970: 348)</text:p>
          </table:table-cell>
          <table:table-cell table:number-columns-repeated="2" table:style-name="ce1175" office:value-type="string" calcext:value-type="string">
            <text:p>urnord. h schwindet zwischen Vokal und t (Noreen, 1970: 167)</text:p>
          </table:table-cell>
          <table:table-cell table:style-name="ce1701" office:value-type="string" calcext:value-type="string">
            <text:p>*orte</text:p>
          </table:table-cell>
          <table:table-cell table:style-name="ce1396" office:value-type="string" calcext:value-type="string">
            <text:p>t</text:p>
          </table:table-cell>
          <table:table-cell office:value-type="string" calcext:value-type="string">
            <text:p>(Noreen, 1904: 460)</text:p>
          </table:table-cell>
          <table:table-cell/>
          <table:table-cell table:style-name="ce1175" office:value-type="string" calcext:value-type="string">
            <text:p>urnord. h schwindet zwischen Vokal und t (Noreen, 1970: 167)</text:p>
          </table:table-cell>
          <table:table-cell table:style-name="ce1285" office:value-type="string" calcext:value-type="string">
            <text:p>worhte</text:p>
          </table:table-cell>
          <table:table-cell table:style-name="ce1329" office:value-type="string" calcext:value-type="string">
            <text:p>t</text:p>
          </table:table-cell>
          <table:table-cell table:style-name="ce336" office:value-type="string" calcext:value-type="string">
            <text:p>(Campbell, 1997: 331)</text:p>
          </table:table-cell>
          <table:table-cell table:number-columns-repeated="2" table:style-name="ce1654" office:value-type="string" calcext:value-type="string">
            <text:p>ja</text:p>
          </table:table-cell>
          <table:table-cell table:style-name="ce1285" office:value-type="string" calcext:value-type="string">
            <text:p>wurhta</text:p>
          </table:table-cell>
          <table:table-cell table:style-name="ce1329" office:value-type="string" calcext:value-type="string">
            <text:p>t</text:p>
          </table:table-cell>
          <table:table-cell table:style-name="ce336" office:value-type="string" calcext:value-type="string">
            <text:p>(Braune, Eggers, 1987: 295)</text:p>
          </table:table-cell>
          <table:table-cell table:number-columns-repeated="2" table:style-name="ce1654" office:value-type="string" calcext:value-type="string">
            <text:p>ja</text:p>
          </table:table-cell>
          <table:table-cell table:style-name="ce1285" office:value-type="string" calcext:value-type="string">
            <office:annotation draw:style-name="gr18" draw:text-style-name="P3" svg:width="28.99mm" svg:height="19.37mm" svg:x="2290.5mm" svg:y="86.76mm" draw:caption-point-x="0mm" draw:caption-point-y="4.39mm">
              <dc:creator>H.S.</dc:creator>
              <dc:date>2017-03-20T00:00:00</dc:date>
              <text:p text:style-name="P2"><text:span text:style-name="T7">Reste eines alten Ablauts a – o (Gallée, 1993: 245)</text:span></text:p>
            </office:annotation>
            <text:p>geworhte</text:p>
          </table:table-cell>
          <table:table-cell table:style-name="ce1329" office:value-type="string" calcext:value-type="string">
            <text:p>t</text:p>
          </table:table-cell>
          <table:table-cell table:style-name="ce336" office:value-type="string" calcext:value-type="string">
            <text:p>(Tiefenbach, 2010: 468)</text:p>
          </table:table-cell>
          <table:table-cell table:number-columns-repeated="2" table:style-name="ce1337" office:value-type="string" calcext:value-type="string">
            <text:p>germ. *u &gt; o vor tiefem Vokal (Gallée, 1993: 56)</text:p>
          </table:table-cell>
          <table:table-cell table:style-name="ce1317"/>
          <table:table-cell table:style-name="ce1279" table:number-columns-repeated="5"/>
        </table:table-row>
        <table:table-row table:style-name="ro11">
          <table:covered-table-cell table:style-name="ce1070"/>
          <table:covered-table-cell table:number-columns-repeated="2"/>
          <table:covered-table-cell table:style-name="ce335"/>
          <table:table-cell table:style-name="ce1115" table:number-columns-repeated="8"/>
          <table:table-cell table:style-name="ce1270"/>
          <table:table-cell table:style-name="ce1636" office:value-type="string" calcext:value-type="string">
            <text:p>*warht-</text:p>
          </table:table-cell>
          <table:table-cell table:style-name="ce1329" office:value-type="string" calcext:value-type="string">
            <text:p>*t</text:p>
          </table:table-cell>
          <table:table-cell office:value-type="string" calcext:value-type="string">
            <text:p>(Kroonen, 2013: 600)</text:p>
          </table:table-cell>
          <table:table-cell table:style-name="ce1321" office:value-type="string" calcext:value-type="string">
            <text:p>Woher kommt das a? <text:span text:style-name="T49">Stammvokal</text:span></text:p>
          </table:table-cell>
          <table:table-cell table:style-name="ce1321" office:value-type="string" calcext:value-type="string">
            <text:p>Woher kommt das a? <text:span text:style-name="T49">Stammvokal</text:span></text:p>
          </table:table-cell>
          <table:table-cell table:style-name="ce1285"/>
          <table:table-cell table:style-name="ce1329"/>
          <table:table-cell table:number-columns-repeated="3"/>
          <table:table-cell table:style-name="ce1375" table:number-columns-repeated="3"/>
          <table:table-cell table:number-columns-repeated="2"/>
          <table:table-cell table:style-name="ce1285"/>
          <table:table-cell table:style-name="ce1329"/>
          <table:table-cell table:style-name="ce336"/>
          <table:table-cell table:number-columns-repeated="2"/>
          <table:table-cell table:style-name="ce1285"/>
          <table:table-cell table:style-name="ce1329"/>
          <table:table-cell table:style-name="ce336"/>
          <table:table-cell table:number-columns-repeated="7"/>
          <table:table-cell table:style-name="ce1285"/>
          <table:table-cell table:style-name="ce1329"/>
          <table:table-cell table:style-name="ce336"/>
          <table:table-cell table:number-columns-repeated="2"/>
          <table:table-cell table:style-name="ce1285"/>
          <table:table-cell table:style-name="ce1329"/>
          <table:table-cell table:style-name="ce336"/>
          <table:table-cell table:number-columns-repeated="2"/>
          <table:table-cell table:style-name="ce1285"/>
          <table:table-cell table:style-name="ce1329"/>
          <table:table-cell table:style-name="ce336"/>
          <table:table-cell table:number-columns-repeated="2"/>
          <table:table-cell table:style-name="ce1317"/>
          <table:table-cell table:style-name="ce1279" table:number-columns-repeated="5"/>
        </table:table-row>
        <table:table-row table:style-name="ro43">
          <table:covered-table-cell table:style-name="ce1070"/>
          <table:covered-table-cell table:number-columns-repeated="2" table:style-name="ce1279"/>
          <table:covered-table-cell table:style-name="ce335"/>
          <table:table-cell table:style-name="ce1115" table:number-columns-repeated="8"/>
          <table:table-cell table:style-name="ce1270"/>
          <table:table-cell table:style-name="ce1635"/>
          <table:table-cell table:style-name="ce1329"/>
          <table:table-cell table:style-name="ce1279"/>
          <table:table-cell table:number-columns-repeated="2"/>
          <table:table-cell table:style-name="ce1285"/>
          <table:table-cell table:style-name="ce1329"/>
          <table:table-cell table:style-name="ce1279"/>
          <table:table-cell table:number-columns-repeated="2"/>
          <table:table-cell table:style-name="ce1663" office:value-type="string" calcext:value-type="string">
            <office:annotation draw:style-name="gr18" draw:text-style-name="P3" svg:width="28.99mm" svg:height="19.37mm" svg:x="1117.49mm" svg:y="83.65mm" draw:caption-point-x="-6.1mm" draw:caption-point-y="44.66mm">
              <dc:date>2017-04-23T00:00:00</dc:date>
              <text:p text:style-name="P2"><text:span text:style-name="T7">Woher kommt nach (Hill, 2010: 416) das a?</text:span></text:p>
            </office:annotation>
            <text:p>worahto</text:p>
          </table:table-cell>
          <table:table-cell table:style-name="ce1667" office:value-type="string" calcext:value-type="string">
            <text:p>t</text:p>
          </table:table-cell>
          <table:table-cell office:value-type="string" calcext:value-type="string">
            <office:annotation draw:style-name="gr61" draw:text-style-name="P8" svg:width="28.99mm" svg:height="9.91mm" svg:x="1187.33mm" svg:y="98.75mm" draw:caption-point-x="0mm" draw:caption-point-y="29.56mm">
              <dc:creator>H.S.</dc:creator>
              <dc:date>2017-03-17T00:00:00</dc:date>
              <text:p text:style-name="P7"><text:span text:style-name="T15">(Antonsen, 1975: 45)</text:span></text:p>
            </office:annotation>
            <text:p>(Antonsen A 27)</text:p>
          </table:table-cell>
          <table:table-cell table:style-name="ce1406" office:value-type="string" calcext:value-type="string">
            <text:p>Woher kommt das a? <text:span text:style-name="T49">Stammauslaut </text:span><text:span text:style-name="T156">Schreibfehler?</text:span></text:p>
          </table:table-cell>
          <table:table-cell table:style-name="ce1406" office:value-type="string" calcext:value-type="string">
            <text:p>Woher kommt das a? <text:span text:style-name="T49">Stammauslaut </text:span><text:span text:style-name="T156">Schreibfehler?</text:span></text:p>
          </table:table-cell>
          <table:table-cell table:style-name="ce1285" office:value-type="string" calcext:value-type="string">
            <text:p><text:span text:style-name="T136">später </text:span><text:span text:style-name="T369">orkta, </text:span></text:p>
          </table:table-cell>
          <table:table-cell table:style-name="ce1329" office:value-type="string" calcext:value-type="string">
            <text:p>t</text:p>
          </table:table-cell>
          <table:table-cell table:style-name="ce336" office:value-type="string" calcext:value-type="string">
            <text:p>(Noreen, 1970: 348)</text:p>
          </table:table-cell>
          <table:table-cell table:style-name="ce1406" office:value-type="string" calcext:value-type="string">
            <text:p>Neubildung nach dem Präsens?, <text:span text:style-name="T49">Stammauslaut</text:span> (Plosiv)</text:p>
          </table:table-cell>
          <table:table-cell table:style-name="ce1406" office:value-type="string" calcext:value-type="string">
            <text:p>Neubildung nach dem Präsens?, <text:span text:style-name="T49">Stammauslaut</text:span> (Plosiv)</text:p>
          </table:table-cell>
          <table:table-cell table:style-name="ce1285" office:value-type="string" calcext:value-type="string">
            <text:p><text:span text:style-name="T136">später </text:span><text:span text:style-name="T369">orkta, y</text:span></text:p>
          </table:table-cell>
          <table:table-cell table:style-name="ce1329" office:value-type="string" calcext:value-type="string">
            <text:p>t</text:p>
          </table:table-cell>
          <table:table-cell table:style-name="ce336" office:value-type="string" calcext:value-type="string">
            <text:p>(Noreen, 1970: 348)</text:p>
          </table:table-cell>
          <table:table-cell table:style-name="ce1406" office:value-type="string" calcext:value-type="string">
            <text:p>Neubildung nach dem Präsens?, <text:span text:style-name="T49">Stammauslaut</text:span> (Plosiv)</text:p>
          </table:table-cell>
          <table:table-cell table:style-name="ce1406" office:value-type="string" calcext:value-type="string">
            <text:p>Neubildung nach dem Präsens?, <text:span text:style-name="T49">Stammauslaut</text:span> (Plosiv)</text:p>
          </table:table-cell>
          <table:table-cell office:value-type="string" calcext:value-type="string">
            <text:p>mschw. <text:span text:style-name="T154">yrkte</text:span></text:p>
          </table:table-cell>
          <table:table-cell table:style-name="ce1396" office:value-type="string" calcext:value-type="string">
            <text:p>t</text:p>
          </table:table-cell>
          <table:table-cell office:value-type="string" calcext:value-type="string">
            <text:p>(Noreen, 1904: 460)</text:p>
          </table:table-cell>
          <table:table-cell/>
          <table:table-cell table:style-name="ce1406" office:value-type="string" calcext:value-type="string">
            <text:p>Neubildung nach dem Präsens?</text:p>
          </table:table-cell>
          <table:table-cell table:style-name="ce1460" office:value-type="string" calcext:value-type="string">
            <text:p>warhte</text:p>
          </table:table-cell>
          <table:table-cell table:style-name="ce1329" office:value-type="string" calcext:value-type="string">
            <text:p>t</text:p>
          </table:table-cell>
          <table:table-cell table:style-name="ce336" office:value-type="string" calcext:value-type="string">
            <text:p>(Campbell, 1997: 331)</text:p>
          </table:table-cell>
          <table:table-cell table:style-name="ce1761" office:value-type="string" calcext:value-type="string">
            <text:p>Formen mit a setzen urspr. st. Präterita fort, vgl. got st. Präterita zu Verben auf -je, z.B. got. <text:span text:style-name="T53">Bidjan ‚bitten‘ - </text:span><text:span text:style-name="T344">3.Sg.Prät.</text:span><text:span text:style-name="T53"> baþ </text:span><text:span text:style-name="T344">(Köbler, 1989: 89)</text:span> (Kortland, 1989: 6-7) <text:span text:style-name="T49">Stammvokal</text:span></text:p>
          </table:table-cell>
          <table:table-cell table:style-name="ce1761" office:value-type="string" calcext:value-type="string">
            <text:p>Formen mit a setzen urspr. st. Präterita fort, vgl. got st. Präterita zu Verben auf -je, z.B. got. <text:span text:style-name="T53">Bidjan ‚bitten‘ - </text:span><text:span text:style-name="T344">3.Sg.Prät.</text:span><text:span text:style-name="T53"> baþ </text:span><text:span text:style-name="T344">(Köbler, 1989: 89)</text:span> (Kortland, 1989: 6-7) <text:span text:style-name="T49">Stammvokal</text:span></text:p>
          </table:table-cell>
          <table:table-cell table:style-name="ce1285" office:value-type="string" calcext:value-type="string">
            <office:annotation draw:style-name="gr18" draw:text-style-name="P3" svg:width="28.99mm" svg:height="19.37mm" svg:x="2068.76mm" svg:y="83.3mm" draw:caption-point-x="-6.1mm" draw:caption-point-y="45.01mm">
              <dc:date>2017-04-23T00:00:00</dc:date>
              <text:p text:style-name="P2"><text:span text:style-name="T7">Woher kommt nach (Hill, 2010: 416) das a?</text:span></text:p>
            </office:annotation>
            <text:p>worahta</text:p>
          </table:table-cell>
          <table:table-cell table:style-name="ce1329" office:value-type="string" calcext:value-type="string">
            <text:p>t</text:p>
          </table:table-cell>
          <table:table-cell table:style-name="ce336" office:value-type="string" calcext:value-type="string">
            <text:p>(Meid, 1971:109)</text:p>
          </table:table-cell>
          <table:table-cell table:number-columns-repeated="2" table:style-name="ce1175" office:value-type="string" calcext:value-type="string">
            <text:p>germ. *u &gt; o vor tiefem Vokal (Braune, Eggers, 1987: 34) – ahd. Vokalepenthese zwischen r/l und h (Braune, Eggers, 1987: 70) </text:p>
          </table:table-cell>
          <table:table-cell table:style-name="ce1285" office:value-type="string" calcext:value-type="string">
            <office:annotation draw:style-name="gr18" draw:text-style-name="P3" svg:width="28.99mm" svg:height="19.37mm" svg:x="2296.6mm" svg:y="83.3mm" draw:caption-point-x="-6.1mm" draw:caption-point-y="45.01mm">
              <dc:date>2017-04-23T00:00:00</dc:date>
              <text:p text:style-name="P2"><text:span text:style-name="T7">Woher kommt nach (Hill, 2010: 416) das a?</text:span></text:p>
            </office:annotation>
            <text:p>war(a)hta</text:p>
          </table:table-cell>
          <table:table-cell table:style-name="ce1329" office:value-type="string" calcext:value-type="string">
            <text:p>t</text:p>
          </table:table-cell>
          <table:table-cell table:style-name="ce336" office:value-type="string" calcext:value-type="string">
            <text:p>(Gallée, 1993: 263)</text:p>
          </table:table-cell>
          <table:table-cell table:style-name="ce1406" office:value-type="string" calcext:value-type="string">
            <text:p>germ. *u &gt; o vor tiefem Vokal &gt; as. o &gt; a (Gallée, 1993: 56)<text:span text:style-name="T49"> oder </text:span><text:span text:style-name="T156">Formen mit a setzen urspr. st. Präterita fort, vgl. got st. Präterita zu Verben auf -je, z.B. got. </text:span><text:span text:style-name="T208">Bidjan ‚bitten‘ - </text:span><text:span text:style-name="T213">3.Sg.Prät.</text:span><text:span text:style-name="T208"> baþ </text:span><text:span text:style-name="T213">(Köbler, 1989: 89)</text:span><text:span text:style-name="T156"> (Kortland, 1989: 6-7)</text:span><text:span text:style-name="T49"> Stammvokal</text:span> Zweites a ist kein Problem: as. Vokalepenthese zwischen l, r + best. Konsonanten, auch zwischen r und Guttural (Gallée, 1993: 109–111)  </text:p>
          </table:table-cell>
          <table:table-cell table:style-name="ce1406" office:value-type="string" calcext:value-type="string">
            <text:p>germ. *u &gt; o vor tiefem Vokal &gt; as. o &gt; a (Gallée, 1993: 56)<text:span text:style-name="T49"> oder </text:span><text:span text:style-name="T156">Formen mit a setzen urspr. st. Präterita fort, vgl. got st. Präterita zu Verben auf -je, z.B. got. </text:span><text:span text:style-name="T208">Bidjan ‚bitten‘ - </text:span><text:span text:style-name="T213">3.Sg.Prät.</text:span><text:span text:style-name="T208"> baþ </text:span><text:span text:style-name="T213">(Köbler, 1989: 89)</text:span><text:span text:style-name="T156"> (Kortland, 1989: 6-7)</text:span><text:span text:style-name="T49"> Stammvokal </text:span> Zweites a ist kein Problem: as. Vokalepenthese zwischen l, r + best. Konsonanten, auch zwischen r und Guttural (Gallée, 1993: 109–111)  </text:p>
          </table:table-cell>
          <table:table-cell table:style-name="ce1317"/>
          <table:table-cell table:style-name="ce1279" table:number-columns-repeated="5"/>
        </table:table-row>
        <table:table-row table:style-name="ro23">
          <table:covered-table-cell table:style-name="ce1070"/>
          <table:covered-table-cell table:number-columns-repeated="2" table:style-name="ce1279"/>
          <table:covered-table-cell table:style-name="ce335"/>
          <table:table-cell table:style-name="ce1115" table:number-columns-repeated="8"/>
          <table:table-cell table:style-name="ce1270"/>
          <table:table-cell table:style-name="ce1635"/>
          <table:table-cell table:style-name="ce1329"/>
          <table:table-cell table:style-name="ce1279"/>
          <table:table-cell table:number-columns-repeated="2"/>
          <table:table-cell table:style-name="ce1285"/>
          <table:table-cell table:style-name="ce1329"/>
          <table:table-cell table:style-name="ce1279"/>
          <table:table-cell table:number-columns-repeated="2"/>
          <table:table-cell table:style-name="ce1663"/>
          <table:table-cell table:style-name="ce1667"/>
          <table:table-cell table:number-columns-repeated="3"/>
          <table:table-cell table:style-name="ce1668" office:value-type="string" calcext:value-type="string">
            <text:p><text:span text:style-name="T136">Später </text:span>yr(k)ta</text:p>
          </table:table-cell>
          <table:table-cell table:style-name="ce1329" office:value-type="string" calcext:value-type="string">
            <text:p>t</text:p>
          </table:table-cell>
          <table:table-cell table:style-name="ce336" office:value-type="string" calcext:value-type="string">
            <text:p>(Noreen, 1970: 348)</text:p>
          </table:table-cell>
          <table:table-cell table:style-name="ce1406" office:value-type="string" calcext:value-type="string">
            <text:p>Neubildung nach dem Präsens?<text:span text:style-name="T49"> Stammvokal</text:span> (Umlaut), <text:span text:style-name="T49">Stammauslaut</text:span> (Plosiv)</text:p>
          </table:table-cell>
          <table:table-cell table:style-name="ce1406" office:value-type="string" calcext:value-type="string">
            <text:p>Neubildung nach dem Präsens?<text:span text:style-name="T49"> Stammvokal</text:span> (Umlaut), <text:span text:style-name="T49">Stammauslaut</text:span> (Plosiv)</text:p>
          </table:table-cell>
          <table:table-cell table:style-name="ce1668" office:value-type="string" calcext:value-type="string">
            <text:p><text:span text:style-name="T136">Später </text:span>yr(k)ta</text:p>
          </table:table-cell>
          <table:table-cell table:style-name="ce1329" office:value-type="string" calcext:value-type="string">
            <text:p>t</text:p>
          </table:table-cell>
          <table:table-cell table:style-name="ce336" office:value-type="string" calcext:value-type="string">
            <text:p>(Noreen, 1970: 348)</text:p>
          </table:table-cell>
          <table:table-cell table:style-name="ce1406" office:value-type="string" calcext:value-type="string">
            <text:p>Neubildung nach dem Präsens?<text:span text:style-name="T49"> Stammvokal</text:span> (Umlaut), <text:span text:style-name="T49">Stammauslaut</text:span> (Plosiv)</text:p>
          </table:table-cell>
          <table:table-cell table:style-name="ce1406" office:value-type="string" calcext:value-type="string">
            <text:p>Neubildung nach dem Präsens?<text:span text:style-name="T49"> Stammvokal</text:span> (Umlaut), <text:span text:style-name="T49">Stammauslaut</text:span> (Plosiv)</text:p>
          </table:table-cell>
          <table:table-cell/>
          <table:table-cell table:style-name="ce1396"/>
          <table:table-cell table:number-columns-repeated="3"/>
          <table:table-cell table:style-name="ce1460"/>
          <table:table-cell table:style-name="ce1329"/>
          <table:table-cell table:style-name="ce336"/>
          <table:table-cell table:style-name="ce1493" table:number-columns-repeated="2"/>
          <table:table-cell table:style-name="ce1285"/>
          <table:table-cell table:style-name="ce1329"/>
          <table:table-cell table:style-name="ce336"/>
          <table:table-cell table:number-columns-repeated="2"/>
          <table:table-cell table:style-name="ce1285"/>
          <table:table-cell table:style-name="ce1329"/>
          <table:table-cell table:style-name="ce336"/>
          <table:table-cell table:number-columns-repeated="2"/>
          <table:table-cell table:style-name="ce1317"/>
          <table:table-cell table:style-name="ce1279" table:number-columns-repeated="5"/>
        </table:table-row>
        <table:table-row table:style-name="ro44">
          <table:covered-table-cell table:style-name="ce1070"/>
          <table:covered-table-cell table:number-columns-repeated="2" table:style-name="ce1279"/>
          <table:covered-table-cell table:style-name="ce335"/>
          <table:table-cell table:style-name="ce1115" table:number-columns-repeated="8"/>
          <table:table-cell table:style-name="ce1270"/>
          <table:table-cell table:style-name="ce1635"/>
          <table:table-cell table:style-name="ce1329"/>
          <table:table-cell table:style-name="ce1279"/>
          <table:table-cell table:number-columns-repeated="2"/>
          <table:table-cell table:style-name="ce1285"/>
          <table:table-cell table:style-name="ce1329"/>
          <table:table-cell table:style-name="ce1279"/>
          <table:table-cell table:number-columns-repeated="2"/>
          <table:table-cell table:style-name="ce1663" office:value-type="string" calcext:value-type="string">
            <office:annotation draw:style-name="gr60" draw:text-style-name="P3" svg:width="28.99mm" svg:height="32.39mm" svg:x="1117.49mm" svg:y="170.24mm" draw:caption-point-x="-6.1mm" draw:caption-point-y="72.18mm">
              <dc:date>2017-04-23T00:00:00</dc:date>
              <text:p text:style-name="P2"><text:span text:style-name="T7">Das o in der Stammsilbe ist durch an. A-Umlaut zu erklären (vgl. Noreen, 1970: § 61)</text:span></text:p>
            </office:annotation>
            <text:p>3s worte, wurte</text:p>
          </table:table-cell>
          <table:table-cell table:style-name="ce1667" office:value-type="string" calcext:value-type="string">
            <text:p>t</text:p>
          </table:table-cell>
          <table:table-cell office:value-type="string" calcext:value-type="string">
            <office:annotation draw:style-name="gr61" draw:text-style-name="P8" svg:width="28.99mm" svg:height="9.91mm" svg:x="1193.43mm" svg:y="191.62mm" draw:caption-point-x="-6.1mm" draw:caption-point-y="50.8mm">
              <dc:creator>H.S.</dc:creator>
              <dc:date>2017-03-17T00:00:00</dc:date>
              <text:p text:style-name="P7"><text:span text:style-name="T15">(Antonsen, 1975: 80, 79)</text:span></text:p>
            </office:annotation>
            <text:p>(Antonsen A 111, 109)</text:p>
          </table:table-cell>
          <table:table-cell table:number-columns-repeated="2" table:style-name="ce1175" office:value-type="string" calcext:value-type="string">
            <text:p>an. h schwindet zwischen Vokal und t (Noreen, 1970: 167)</text:p>
          </table:table-cell>
          <table:table-cell table:style-name="ce1285"/>
          <table:table-cell table:style-name="ce1329"/>
          <table:table-cell table:style-name="ce336"/>
          <table:table-cell table:number-columns-repeated="2"/>
          <table:table-cell table:style-name="ce1285"/>
          <table:table-cell table:style-name="ce1329"/>
          <table:table-cell table:style-name="ce336"/>
          <table:table-cell table:number-columns-repeated="7"/>
          <table:table-cell table:style-name="ce1285"/>
          <table:table-cell table:style-name="ce1329"/>
          <table:table-cell table:style-name="ce336"/>
          <table:table-cell table:number-columns-repeated="2"/>
          <table:table-cell table:style-name="ce1285"/>
          <table:table-cell table:style-name="ce1329"/>
          <table:table-cell table:style-name="ce336"/>
          <table:table-cell table:number-columns-repeated="2"/>
          <table:table-cell table:style-name="ce1285" office:value-type="string" calcext:value-type="string">
            <text:p>warta</text:p>
          </table:table-cell>
          <table:table-cell table:style-name="ce1329" office:value-type="string" calcext:value-type="string">
            <text:p>t</text:p>
          </table:table-cell>
          <table:table-cell table:style-name="ce336" office:value-type="string" calcext:value-type="string">
            <text:p>(Gallée, 1993: 263)</text:p>
          </table:table-cell>
          <table:table-cell table:style-name="ce1406" office:value-type="string" calcext:value-type="string">
            <text:p>germ. *u &gt; o vor tiefem Vokal &gt; as. o &gt; a (Gallée, 1993: 56)<text:span text:style-name="T49"> oder </text:span><text:span text:style-name="T156">Formen mit a setzen urspr. st. Präterita fort, vgl. got st. Präterita zu Verben auf -je, z.B. got. </text:span><text:span text:style-name="T208">Bidjan ‚bitten‘ - </text:span><text:span text:style-name="T213">3.Sg.Prät.</text:span><text:span text:style-name="T208"> baþ </text:span><text:span text:style-name="T213">(Köbler, 1989: 89)</text:span><text:span text:style-name="T156"> (Kortland, 1989: 6-7)</text:span><text:span text:style-name="T49"> Stammvokal </text:span>inlautendes h zwischen Vokalen oder zwischen Vokal und Konsonant fehlt oft (Gallée, 1993: 174)</text:p>
          </table:table-cell>
          <table:table-cell table:style-name="ce1406" office:value-type="string" calcext:value-type="string">
            <text:p>germ. *u &gt; o vor tiefem Vokal &gt; as. o &gt; a (Gallée, 1993: 56)<text:span text:style-name="T49"> oder </text:span><text:span text:style-name="T156">Formen mit a setzen urspr. st. Präterita fort, vgl. got st. Präterita zu Verben auf -je, z.B. got. </text:span><text:span text:style-name="T208">Bidjan ‚bitten‘ - </text:span><text:span text:style-name="T213">3.Sg.Prät.</text:span><text:span text:style-name="T208"> baþ </text:span><text:span text:style-name="T213">(Köbler, 1989: 89)</text:span><text:span text:style-name="T156"> (Kortland, 1989: 6-7)</text:span><text:span text:style-name="T49"> Stammvokal </text:span>inlautendes h zwischen Vokalen oder zwischen Vokal und Konsonant fehlt oft (Gallée, 1993: 174)</text:p>
          </table:table-cell>
          <table:table-cell table:style-name="ce1317"/>
          <table:table-cell table:style-name="ce1279" table:number-columns-repeated="5"/>
        </table:table-row>
        <table:table-row table:style-name="ro16">
          <table:covered-table-cell table:style-name="ce1070"/>
          <table:table-cell table:style-name="ce1452" office:value-type="string" calcext:value-type="string" table:number-columns-spanned="1" table:number-rows-spanned="2">
            <text:p>Partizip Präteritum</text:p>
          </table:table-cell>
          <table:table-cell table:style-name="ce1452" office:value-type="string" calcext:value-type="string" table:number-columns-spanned="1" table:number-rows-spanned="2">
            <text:p>'gearbeitet'</text:p>
          </table:table-cell>
          <table:covered-table-cell table:style-name="ce335"/>
          <table:table-cell table:style-name="ce1469" office:value-type="string" calcext:value-type="string">
            <text:p><text:span text:style-name="T167">*w</text:span><text:span text:style-name="T206">r̥ǵ-tó- </text:span><text:span text:style-name="T207">(Lühr, 1984: 45)</text:span></text:p>
          </table:table-cell>
          <table:table-cell table:style-name="ce1496" office:value-type="string" calcext:value-type="string">
            <text:p>*wurhta-</text:p>
          </table:table-cell>
          <table:table-cell table:style-name="ce1145" office:value-type="string" calcext:value-type="string">
            <text:p>*t</text:p>
          </table:table-cell>
          <table:table-cell table:style-name="ce1260" office:value-type="string" calcext:value-type="string">
            <text:p>(Hill, 2010: 416)</text:p>
          </table:table-cell>
          <table:table-cell table:style-name="ce1546" office:value-type="string" calcext:value-type="string">
            <text:p><text:span text:style-name="T167">*w</text:span><text:span text:style-name="T206">r̥ǵ-tó- </text:span><text:span text:style-name="T207">(Ringe, 2006: 164)</text:span></text:p>
          </table:table-cell>
          <table:table-cell table:style-name="ce1561" office:value-type="string" calcext:value-type="string">
            <text:p>*wurhtaz</text:p>
          </table:table-cell>
          <table:table-cell table:style-name="ce1145" office:value-type="string" calcext:value-type="string">
            <text:p>*t</text:p>
          </table:table-cell>
          <table:table-cell table:style-name="ce1115" office:value-type="string" calcext:value-type="string">
            <text:p>(Ringe, 2006: 252)</text:p>
          </table:table-cell>
          <table:table-cell table:style-name="ce1606" office:value-type="string" calcext:value-type="string">
            <text:p><text:span text:style-name="T167">*w</text:span><text:span text:style-name="T206">r̥ǵ-tó- </text:span><text:span text:style-name="T207">(Hill, 2010: 416)</text:span></text:p>
          </table:table-cell>
          <table:table-cell table:style-name="ce1637" office:value-type="string" calcext:value-type="string">
            <text:p>*wurhta-</text:p>
          </table:table-cell>
          <table:table-cell table:style-name="ce1423" office:value-type="string" calcext:value-type="string">
            <text:p>*t</text:p>
          </table:table-cell>
          <table:table-cell table:style-name="ce1587" office:value-type="string" calcext:value-type="string">
            <text:p> <text:span text:style-name="T367">(Hill, 2010: 416)</text:span></text:p>
          </table:table-cell>
          <table:table-cell table:number-columns-repeated="2" table:style-name="ce1654" office:value-type="string" calcext:value-type="string">
            <text:p>ja</text:p>
          </table:table-cell>
          <table:table-cell table:style-name="ce1289" office:value-type="string" calcext:value-type="string">
            <text:p>waúrhts</text:p>
          </table:table-cell>
          <table:table-cell table:style-name="ce1423" office:value-type="string" calcext:value-type="string">
            <text:p>t</text:p>
          </table:table-cell>
          <table:table-cell office:value-type="string" calcext:value-type="string">
            <text:p>(Köbler, 1989: 625)</text:p>
          </table:table-cell>
          <table:table-cell table:number-columns-repeated="2" table:style-name="ce1654" office:value-type="string" calcext:value-type="string">
            <text:p>ja</text:p>
          </table:table-cell>
          <table:table-cell table:style-name="ce1339"/>
          <table:table-cell table:style-name="ce1162"/>
          <table:table-cell table:style-name="ce1279"/>
          <table:table-cell table:number-columns-repeated="2"/>
          <table:table-cell table:style-name="ce1289" office:value-type="string" calcext:value-type="string">
            <text:p>ortr</text:p>
          </table:table-cell>
          <table:table-cell table:style-name="ce1332" office:value-type="string" calcext:value-type="string">
            <text:p>t</text:p>
          </table:table-cell>
          <table:table-cell table:style-name="ce336" office:value-type="string" calcext:value-type="string">
            <text:p>(Noreen, 1970: 348)</text:p>
          </table:table-cell>
          <table:table-cell table:number-columns-repeated="2" table:style-name="ce1175" office:value-type="string" calcext:value-type="string">
            <text:p>urnord. h schwindet zwischen Vokal und t (Noreen, 1970: 167)</text:p>
          </table:table-cell>
          <table:table-cell table:style-name="ce1289" office:value-type="string" calcext:value-type="string">
            <text:p>ortr</text:p>
          </table:table-cell>
          <table:table-cell table:style-name="ce1332" office:value-type="string" calcext:value-type="string">
            <text:p>t</text:p>
          </table:table-cell>
          <table:table-cell table:style-name="ce336" office:value-type="string" calcext:value-type="string">
            <text:p>(Noreen, 1970: 348)</text:p>
          </table:table-cell>
          <table:table-cell table:number-columns-repeated="2" table:style-name="ce1175" office:value-type="string" calcext:value-type="string">
            <text:p>urnord. h schwindet zwischen Vokal und t (Noreen, 1970: 167)</text:p>
          </table:table-cell>
          <table:table-cell office:value-type="string" calcext:value-type="string">
            <text:p><text:span text:style-name="T62">ortr</text:span> (agutn.)</text:p>
          </table:table-cell>
          <table:table-cell table:style-name="ce1720" office:value-type="string" calcext:value-type="string">
            <text:p>t</text:p>
          </table:table-cell>
          <table:table-cell office:value-type="string" calcext:value-type="string">
            <text:p>(Noreen, 1904: 460)</text:p>
          </table:table-cell>
          <table:table-cell/>
          <table:table-cell table:style-name="ce1175" office:value-type="string" calcext:value-type="string">
            <text:p>urnord. h schwindet zwischen Vokal und t (Noreen, 1970: 167)</text:p>
          </table:table-cell>
          <table:table-cell table:style-name="ce1285"/>
          <table:table-cell table:style-name="ce1329"/>
          <table:table-cell table:style-name="ce336"/>
          <table:table-cell table:number-columns-repeated="2"/>
          <table:table-cell table:style-name="ce1285"/>
          <table:table-cell table:style-name="ce1329"/>
          <table:table-cell table:style-name="ce336"/>
          <table:table-cell table:number-columns-repeated="2"/>
          <table:table-cell table:style-name="ce1285"/>
          <table:table-cell table:style-name="ce1329"/>
          <table:table-cell table:style-name="ce336"/>
          <table:table-cell table:number-columns-repeated="2"/>
          <table:table-cell table:style-name="ce1317"/>
          <table:table-cell table:style-name="ce1279" table:number-columns-repeated="5"/>
        </table:table-row>
        <table:table-row table:style-name="ro45">
          <table:covered-table-cell table:style-name="ce1072"/>
          <table:covered-table-cell table:number-columns-repeated="2" table:style-name="ce1162"/>
          <table:covered-table-cell table:style-name="ce336"/>
          <table:table-cell table:style-name="ce1470" table:number-columns-repeated="8"/>
          <table:table-cell table:style-name="ce1607"/>
          <table:table-cell table:style-name="ce1470" table:number-columns-repeated="3"/>
          <table:table-cell table:style-name="ce1208" table:number-columns-repeated="7"/>
          <table:table-cell table:style-name="ce1339"/>
          <table:table-cell table:style-name="ce1162"/>
          <table:table-cell/>
          <table:table-cell table:style-name="ce1317" table:number-columns-repeated="2"/>
          <table:table-cell table:style-name="ce1289" office:value-type="string" calcext:value-type="string">
            <text:p><text:span text:style-name="T136">später </text:span><text:span text:style-name="T370">orktr, </text:span></text:p>
          </table:table-cell>
          <table:table-cell table:style-name="ce1423" office:value-type="string" calcext:value-type="string">
            <text:p>t</text:p>
          </table:table-cell>
          <table:table-cell table:style-name="ce336" office:value-type="string" calcext:value-type="string">
            <text:p>(Noreen, 1970: 348)</text:p>
          </table:table-cell>
          <table:table-cell table:style-name="ce1406" office:value-type="string" calcext:value-type="string">
            <text:p>Neubildung nach dem Präsens?<text:span text:style-name="T49"> </text:span>, <text:span text:style-name="T49">Stammauslaut</text:span> (Plosiv)</text:p>
          </table:table-cell>
          <table:table-cell table:style-name="ce1406" office:value-type="string" calcext:value-type="string">
            <text:p>Neubildung nach dem Präsens?<text:span text:style-name="T49"> </text:span>, <text:span text:style-name="T49">Stammauslaut</text:span> (Plosiv)</text:p>
          </table:table-cell>
          <table:table-cell table:style-name="ce1289" office:value-type="string" calcext:value-type="string">
            <text:p><text:span text:style-name="T136">später </text:span><text:span text:style-name="T370">orktr,</text:span></text:p>
          </table:table-cell>
          <table:table-cell table:style-name="ce1423" office:value-type="string" calcext:value-type="string">
            <text:p>t</text:p>
          </table:table-cell>
          <table:table-cell table:style-name="ce336" office:value-type="string" calcext:value-type="string">
            <text:p>(Noreen, 1970: 348)</text:p>
          </table:table-cell>
          <table:table-cell table:style-name="ce1406" office:value-type="string" calcext:value-type="string">
            <text:p>Neubildung nach dem Präsens?<text:span text:style-name="T49"> </text:span>, <text:span text:style-name="T49">Stammauslaut</text:span> (Plosiv)</text:p>
          </table:table-cell>
          <table:table-cell table:style-name="ce1406" office:value-type="string" calcext:value-type="string">
            <text:p>Neubildung nach dem Präsens?<text:span text:style-name="T49"> </text:span>, <text:span text:style-name="T49">Stammauslaut</text:span> (Plosiv)</text:p>
          </table:table-cell>
          <table:table-cell table:style-name="ce1702" office:value-type="string" calcext:value-type="string">
            <text:p>yrkter <text:span text:style-name="T52">mschw.</text:span></text:p>
          </table:table-cell>
          <table:table-cell table:style-name="ce1721" office:value-type="string" calcext:value-type="string">
            <text:p>t</text:p>
          </table:table-cell>
          <table:table-cell table:style-name="ce1725" office:value-type="string" calcext:value-type="string">
            <text:p>(Noreen, 1904: 460)</text:p>
          </table:table-cell>
          <table:table-cell table:style-name="ce1695"/>
          <table:table-cell table:style-name="ce1406" office:value-type="string" calcext:value-type="string">
            <text:p>Neubildung nach dem Präsens?</text:p>
          </table:table-cell>
          <table:table-cell table:style-name="ce1289" office:value-type="string" calcext:value-type="string">
            <text:p>geworht</text:p>
          </table:table-cell>
          <table:table-cell table:style-name="ce1423" office:value-type="string" calcext:value-type="string">
            <text:p>t</text:p>
          </table:table-cell>
          <table:table-cell table:style-name="ce336" office:value-type="string" calcext:value-type="string">
            <text:p>(Campbell, 1997: 331)</text:p>
          </table:table-cell>
          <table:table-cell table:number-columns-repeated="2" table:style-name="ce1654" office:value-type="string" calcext:value-type="string">
            <text:p>ja</text:p>
          </table:table-cell>
          <table:table-cell table:style-name="ce1289" office:value-type="string" calcext:value-type="string">
            <office:annotation draw:style-name="gr38" draw:text-style-name="P6" svg:width="30.17mm" svg:height="13.86mm" svg:x="2062.66mm" svg:y="255.26mm" draw:caption-point-x="0mm" draw:caption-point-y="101.26mm">
              <dc:creator>H.S.</dc:creator>
              <dc:date>2017-03-16T00:00:00</dc:date>
              <text:p text:style-name="P4"><text:span text:style-name="T6">Tatian 111, 1 Korpus: DDD-Tatian</text:span></text:p>
            </office:annotation>
            <text:p>giuuorht</text:p>
          </table:table-cell>
          <table:table-cell table:style-name="ce1423" office:value-type="string" calcext:value-type="string">
            <text:p>t</text:p>
          </table:table-cell>
          <table:table-cell table:style-name="ce336" office:value-type="string" calcext:value-type="string">
            <text:p>(Masser, 1994: 377)</text:p>
          </table:table-cell>
          <table:table-cell table:number-columns-repeated="2" table:style-name="ce1337" office:value-type="string" calcext:value-type="string">
            <text:p>germ. *u &gt; o vor tiefem Vokal (Braune, Eggers, 1987: 34)</text:p>
          </table:table-cell>
          <table:table-cell table:style-name="ce1289" office:value-type="string" calcext:value-type="string">
            <text:p>giwarht</text:p>
          </table:table-cell>
          <table:table-cell table:style-name="ce1423" office:value-type="string" calcext:value-type="string">
            <text:p>t</text:p>
          </table:table-cell>
          <table:table-cell table:style-name="ce336" office:value-type="string" calcext:value-type="string">
            <text:p>(Gallée, 1993: 263)</text:p>
          </table:table-cell>
          <table:table-cell table:style-name="ce1351" office:value-type="string" calcext:value-type="string">
            <office:annotation draw:style-name="gr31" draw:text-style-name="P3" svg:width="28.99mm" svg:height="36.73mm" svg:x="2393.88mm" svg:y="250.53mm" draw:caption-point-x="-6.1mm" draw:caption-point-y="105.99mm">
              <dc:date>2017-06-12T00:00:00</dc:date>
              <text:p text:style-name="P2"><text:span text:style-name="T7">Warum fehlen bei giboht dann Varianten mit a? - vermutlich dialektale/diachrone Varation – nicht unbedingt überraschend</text:span></text:p>
            </office:annotation>
            <text:p>germ. *u &gt; o vor tiefem Vokal &gt; as. o &gt; a (Gallée, 1993: 56) <text:span text:style-name="T49"> oder </text:span><text:span text:style-name="T156">Formen mit a setzen urspr. st. Präterita fort, vgl. got st. Präterita zu Verben auf -je, z.B. got. </text:span><text:span text:style-name="T208">Bidjan ‚bitten‘ - </text:span><text:span text:style-name="T213">3.Sg.Prät.</text:span><text:span text:style-name="T208"> baþ </text:span><text:span text:style-name="T213">(Köbler, 1989: 89)</text:span><text:span text:style-name="T156"> (Kortland, 1989: 6-7)</text:span><text:span text:style-name="T49"> Stammvokal</text:span></text:p>
          </table:table-cell>
          <table:table-cell table:style-name="ce1351" office:value-type="string" calcext:value-type="string">
            <office:annotation draw:style-name="gr31" draw:text-style-name="P3" svg:width="28.99mm" svg:height="36.73mm" svg:x="2455.54mm" svg:y="353.61mm" draw:caption-point-x="-6.1mm" draw:caption-point-y="2.91mm">
              <dc:date>2017-06-12T00:00:00</dc:date>
              <text:p text:style-name="P2"><text:span text:style-name="T7">Warum fehlen bei giboht dann Varianten mit a? - vermutlich dialektale/diachrone Varation – nicht unbedingt überraschend</text:span></text:p>
            </office:annotation>
            <text:p>germ. *u &gt; o vor tiefem Vokal &gt; as. o &gt; a (Gallée, 1993: 56) <text:span text:style-name="T49"> oder </text:span><text:span text:style-name="T156">Formen mit a setzen urspr. st. Präterita fort, vgl. got st. Präterita zu Verben auf -je, z.B. got. </text:span><text:span text:style-name="T208">Bidjan ‚bitten‘ - </text:span><text:span text:style-name="T213">3.Sg.Prät.</text:span><text:span text:style-name="T208"> baþ </text:span><text:span text:style-name="T213">(Köbler, 1989: 89)</text:span><text:span text:style-name="T156"> (Kortland, 1989: 6-7)</text:span><text:span text:style-name="T49"> Stammvokal</text:span></text:p>
          </table:table-cell>
          <table:table-cell table:style-name="ce1339"/>
          <table:table-cell table:style-name="ce1162" table:number-columns-repeated="5"/>
        </table:table-row>
        <table:table-row table:style-name="ro23">
          <table:covered-table-cell table:style-name="ce1072"/>
          <table:table-cell table:style-name="ce1162" table:number-columns-repeated="2"/>
          <table:table-cell table:style-name="ce336"/>
          <table:table-cell table:style-name="ce1470" table:number-columns-repeated="8"/>
          <table:table-cell table:style-name="ce1607"/>
          <table:table-cell table:style-name="ce1470" table:number-columns-repeated="3"/>
          <table:table-cell table:style-name="ce1208" table:number-columns-repeated="7"/>
          <table:table-cell table:style-name="ce1339"/>
          <table:table-cell table:style-name="ce1162"/>
          <table:table-cell/>
          <table:table-cell table:style-name="ce1317" table:number-columns-repeated="2"/>
          <table:table-cell table:style-name="ce1289" office:value-type="string" calcext:value-type="string">
            <text:p><text:span text:style-name="T136">später </text:span><text:span text:style-name="T370"> yr(k)tr</text:span></text:p>
          </table:table-cell>
          <table:table-cell table:style-name="ce1423" office:value-type="string" calcext:value-type="string">
            <text:p>t</text:p>
          </table:table-cell>
          <table:table-cell table:style-name="ce336" office:value-type="string" calcext:value-type="string">
            <text:p>(Noreen, 1970: 348)</text:p>
          </table:table-cell>
          <table:table-cell table:style-name="ce1406" office:value-type="string" calcext:value-type="string">
            <text:p>Neubildung nach dem Präsens?<text:span text:style-name="T49"> Stammvokal</text:span> (Umlaut), <text:span text:style-name="T49">Stammauslaut</text:span> (Plosiv)</text:p>
          </table:table-cell>
          <table:table-cell table:style-name="ce1406" office:value-type="string" calcext:value-type="string">
            <text:p>Neubildung nach dem Präsens?<text:span text:style-name="T49"> Stammvokal</text:span> (Umlaut), <text:span text:style-name="T49">Stammauslaut</text:span> (Plosiv)</text:p>
          </table:table-cell>
          <table:table-cell table:style-name="ce1289" office:value-type="string" calcext:value-type="string">
            <text:p><text:span text:style-name="T136">später </text:span><text:span text:style-name="T370"> yr(k)tr</text:span></text:p>
          </table:table-cell>
          <table:table-cell table:style-name="ce1423" office:value-type="string" calcext:value-type="string">
            <text:p>t</text:p>
          </table:table-cell>
          <table:table-cell table:style-name="ce336" office:value-type="string" calcext:value-type="string">
            <text:p>(Noreen, 1970: 348)</text:p>
          </table:table-cell>
          <table:table-cell table:style-name="ce1406" office:value-type="string" calcext:value-type="string">
            <text:p>Neubildung nach dem Präsens?<text:span text:style-name="T49"> Stammvokal</text:span> (Umlaut), <text:span text:style-name="T49">Stammauslaut</text:span> (Plosiv)</text:p>
          </table:table-cell>
          <table:table-cell table:style-name="ce1406" office:value-type="string" calcext:value-type="string">
            <text:p>Neubildung nach dem Präsens?<text:span text:style-name="T49"> Stammvokal</text:span> (Umlaut), <text:span text:style-name="T49">Stammauslaut</text:span> (Plosiv)</text:p>
          </table:table-cell>
          <table:table-cell table:style-name="ce1702"/>
          <table:table-cell table:style-name="ce1721"/>
          <table:table-cell table:style-name="ce1725"/>
          <table:table-cell table:style-name="ce1695"/>
          <table:table-cell table:style-name="ce1406"/>
          <table:table-cell table:style-name="ce1289"/>
          <table:table-cell table:style-name="ce1423"/>
          <table:table-cell table:style-name="ce336"/>
          <table:table-cell table:style-name="ce1654" table:number-columns-repeated="2"/>
          <table:table-cell table:style-name="ce1289"/>
          <table:table-cell table:style-name="ce1423"/>
          <table:table-cell table:style-name="ce336"/>
          <table:table-cell table:style-name="ce1317" table:number-columns-repeated="2"/>
          <table:table-cell table:style-name="ce1289"/>
          <table:table-cell table:style-name="ce1423"/>
          <table:table-cell table:style-name="ce336"/>
          <table:table-cell table:style-name="ce1317" table:number-columns-repeated="2"/>
          <table:table-cell table:style-name="ce1339"/>
          <table:table-cell table:style-name="ce1162" table:number-columns-repeated="5"/>
        </table:table-row>
        <table:table-row table:style-name="ro46">
          <table:covered-table-cell table:style-name="ce1070"/>
          <table:table-cell table:style-name="ce326" table:number-columns-repeated="2"/>
          <table:table-cell table:style-name="ce335"/>
          <table:table-cell table:style-name="ce1471" table:number-columns-repeated="8"/>
          <table:table-cell table:style-name="ce1608"/>
          <table:table-cell table:style-name="ce1470" table:number-columns-repeated="3"/>
          <table:table-cell table:style-name="ce1208" table:number-columns-repeated="7"/>
          <table:table-cell table:style-name="ce1341"/>
          <table:table-cell table:style-name="ce326"/>
          <table:table-cell table:style-name="ce335"/>
          <table:table-cell table:style-name="ce1317" table:number-columns-repeated="2"/>
          <table:table-cell table:style-name="ce1200"/>
          <table:table-cell table:style-name="ce1331"/>
          <table:table-cell table:style-name="ce335"/>
          <table:table-cell table:number-columns-repeated="2"/>
          <table:table-cell table:style-name="ce1200"/>
          <table:table-cell table:style-name="ce1331"/>
          <table:table-cell table:style-name="ce335"/>
          <table:table-cell table:number-columns-repeated="2"/>
          <table:table-cell table:style-name="ce1704"/>
          <table:table-cell table:style-name="ce1722"/>
          <table:table-cell table:style-name="ce1723"/>
          <table:table-cell table:style-name="ce1695"/>
          <table:table-cell table:style-name="ce1406"/>
          <table:table-cell table:style-name="ce1200" office:value-type="string" calcext:value-type="string">
            <text:p>giwarht</text:p>
          </table:table-cell>
          <table:table-cell table:style-name="ce1331" office:value-type="string" calcext:value-type="string">
            <text:p>t</text:p>
          </table:table-cell>
          <table:table-cell table:style-name="ce335" office:value-type="string" calcext:value-type="string">
            <text:p>(Campbell, 1997: 60)</text:p>
          </table:table-cell>
          <table:table-cell table:style-name="ce1761" office:value-type="string" calcext:value-type="string">
            <text:p>Formen mit a setzen urspr. st. Präterita fort, vgl. got st. Präterita zu Verben auf -je, z.B. got. <text:span text:style-name="T53">Bidjan ‚bitten‘ - </text:span><text:span text:style-name="T344">3.Sg.Prät.</text:span><text:span text:style-name="T53"> baþ </text:span><text:span text:style-name="T344">(Köbler, 1989: 89)</text:span> (Kortland, 1989: 6-7) <text:span text:style-name="T49">Stammvokal</text:span></text:p>
          </table:table-cell>
          <table:table-cell table:style-name="ce1761" office:value-type="string" calcext:value-type="string">
            <text:p>Formen mit a setzen urspr. st. Präterita fort, vgl. got st. Präterita zu Verben auf -je, z.B. got. <text:span text:style-name="T53">Bidjan ‚bitten‘ - </text:span><text:span text:style-name="T344">3.Sg.Prät.</text:span><text:span text:style-name="T53"> baþ </text:span><text:span text:style-name="T344">(Köbler, 1989: 89)</text:span> (Kortland, 1989: 6-7) <text:span text:style-name="T49">Stammvokal</text:span></text:p>
          </table:table-cell>
          <table:table-cell table:style-name="ce1200"/>
          <table:table-cell table:style-name="ce1331"/>
          <table:table-cell table:style-name="ce335"/>
          <table:table-cell table:style-name="ce1317" table:number-columns-repeated="2"/>
          <table:table-cell table:style-name="ce1200"/>
          <table:table-cell table:style-name="ce1331"/>
          <table:table-cell table:style-name="ce335"/>
          <table:table-cell table:style-name="ce1317" table:number-columns-repeated="2"/>
          <table:table-cell table:style-name="ce1341"/>
          <table:table-cell table:style-name="ce326" table:number-columns-repeated="5"/>
        </table:table-row>
        <table:table-row table:style-name="ro39">
          <table:table-cell table:style-name="ce310" office:value-type="float" office:value="16" calcext:value-type="float" table:number-columns-spanned="1" table:number-rows-spanned="7">
            <office:annotation draw:style-name="gr62" draw:text-style-name="P6" svg:width="28.84mm" svg:height="13.97mm" svg:x="34.03mm" svg:y="287.27mm" draw:caption-point-x="0mm" draw:caption-point-y="211.18mm">
              <dc:creator>H.S.</dc:creator>
              <dc:date>2017-03-16T00:00:00</dc:date>
              <text:p text:style-name="P4"><text:span text:style-name="T6">Ahd. + As. Soweit regelmäßig!</text:span></text:p>
            </office:annotation>
            <text:p>16</text:p>
          </table:table-cell>
          <table:table-cell office:value-type="string" calcext:value-type="string">
            <text:p>Infinitiv</text:p>
          </table:table-cell>
          <table:table-cell office:value-type="string" calcext:value-type="string">
            <text:p>'verkaufen, geben'</text:p>
          </table:table-cell>
          <table:table-cell table:style-name="ce335" office:value-type="string" calcext:value-type="string" table:number-columns-spanned="1" table:number-rows-spanned="7">
            <text:p>I. Klasse</text:p>
          </table:table-cell>
          <table:table-cell table:style-name="ce1472" office:value-type="string" calcext:value-type="string">
            <text:p>ausgehend von *solh₁-éie- (Rix, 2001: 529)</text:p>
          </table:table-cell>
          <table:table-cell table:style-name="ce1176"/>
          <table:table-cell table:style-name="ce1517" office:value-type="string" calcext:value-type="string">
            <text:p>- sekundäre Präsensstämme auf Tektal, *-je/o außergotisch ohne Bindevokal im Prät. (Lühr, 1984: 45)<text:span text:style-name="T49"> Stammauslaut + Stammvokal</text:span></text:p>
          </table:table-cell>
          <table:table-cell table:style-name="ce1472"/>
          <table:table-cell table:style-name="ce1472" office:value-type="string" calcext:value-type="string">
            <text:p>ausgehend von *solh₁-éie- (Rix, 2001: 529)</text:p>
          </table:table-cell>
          <table:table-cell table:style-name="ce1562" office:value-type="string" calcext:value-type="string">
            <office:annotation draw:style-name="gr31" draw:text-style-name="P3" svg:width="28.99mm" svg:height="36.73mm" svg:x="509.92mm" svg:y="292.95mm" draw:caption-point-x="-6.1mm" draw:caption-point-y="205.5mm">
              <dc:date>2017-05-02T00:00:00</dc:date>
              <text:p text:style-name="P2"><text:span text:style-name="T7">Etymologie zu unsicher, um Aussagen über Art der Ableitung zu machen (Ringe, 2006: 254)</text:span></text:p>
            </office:annotation>
            <text:p>*saljaną &gt; wgerm. *sal<text:span text:style-name="T319">j</text:span>l<text:span text:style-name="T319">j</text:span>an (Ringe, 2014: 238) – wgerm. i-Synkope (Ringe, 2014: 73-74) <text:span text:style-name="T129">wgerm. fehlender Bindevokal aufgrund Analogie nach *wild- : *wald- (Ringe, Taylor,  2014: 73-74)</text:span><text:span text:style-name="T320"> Stammvokal </text:span><text:span text:style-name="T129">(kein Umlaut)</text:span><text:span text:style-name="T320">, Stammauslaut </text:span><text:span text:style-name="T129">(wgerm. kein Bindevokal)</text:span></text:p>
          </table:table-cell>
          <table:table-cell table:style-name="ce1472"/>
          <table:table-cell table:style-name="ce1588" office:value-type="string" calcext:value-type="string">
            <text:p>(Ringe, 2006: 254)</text:p>
          </table:table-cell>
          <table:table-cell table:style-name="ce1609" office:value-type="string" calcext:value-type="string">
            <text:p>*solh₁-éie- ‘nehmen lassen &gt; übergeben’ Kausativ zu *selh₁- ‘nehmen’ (Kroonen, 2013: 424), (Rix, 2001: 529)</text:p>
          </table:table-cell>
          <table:table-cell table:style-name="ce1126" office:value-type="string" calcext:value-type="string">
            <text:p>*saljan</text:p>
          </table:table-cell>
          <table:table-cell table:style-name="ce1328"/>
          <table:table-cell table:style-name="ce1648" office:value-type="string" calcext:value-type="string">
            <text:p>(Kroonen, 2013: 424)</text:p>
          </table:table-cell>
          <table:table-cell table:style-name="ce1198" table:number-columns-repeated="2"/>
          <table:table-cell table:style-name="ce1126" office:value-type="string" calcext:value-type="string">
            <office:annotation draw:style-name="gr63" draw:text-style-name="P3" svg:width="28.99mm" svg:height="28.05mm" svg:x="932.42mm" svg:y="294.21mm" draw:caption-point-x="-6.1mm" draw:caption-point-y="204.24mm">
              <dc:creator>H.S.</dc:creator>
              <dc:date>2017-03-21T00:00:00</dc:date>
              <text:p text:style-name="P2"><text:span text:style-name="T7">Ist das gleiche Wort wie in den anderen Sprachen (Kroonen, 2013: 424)</text:span></text:p>
            </office:annotation>
            <text:p>saljan 'bleiben, beherbergen'</text:p>
          </table:table-cell>
          <table:table-cell table:style-name="ce1328"/>
          <table:table-cell table:style-name="ce1312" office:value-type="string" calcext:value-type="string">
            <text:p>(Köbler, 1989: 464)</text:p>
          </table:table-cell>
          <table:table-cell table:style-name="ce1198" table:number-columns-repeated="2"/>
          <table:table-cell table:style-name="ce1339"/>
          <table:table-cell table:style-name="ce1162"/>
          <table:table-cell table:style-name="ce1279"/>
          <table:table-cell table:style-name="ce1198" table:number-columns-repeated="2"/>
          <table:table-cell table:style-name="ce1127" office:value-type="string" calcext:value-type="string">
            <text:p>selja</text:p>
          </table:table-cell>
          <table:table-cell table:style-name="ce1279"/>
          <table:table-cell table:style-name="ce336" office:value-type="string" calcext:value-type="string">
            <text:p>(Barnes, 2008: 170)</text:p>
          </table:table-cell>
          <table:table-cell table:style-name="ce1198" table:number-columns-repeated="2"/>
          <table:table-cell office:value-type="string" calcext:value-type="string">
            <text:p>sėlja</text:p>
          </table:table-cell>
          <table:table-cell table:style-name="ce1279"/>
          <table:table-cell table:style-name="ce336" office:value-type="string" calcext:value-type="string">
            <text:p>(Holthausen, 1974: 289)</text:p>
          </table:table-cell>
          <table:table-cell table:style-name="ce1198" table:number-columns-repeated="2"/>
          <table:table-cell office:value-type="string" calcext:value-type="string">
            <text:p>sælia</text:p>
          </table:table-cell>
          <table:table-cell/>
          <table:table-cell office:value-type="string" calcext:value-type="string">
            <text:p>(Noreen, 1904: 453)</text:p>
          </table:table-cell>
          <table:table-cell table:style-name="ce1738"/>
          <table:table-cell table:style-name="ce1198"/>
          <table:table-cell table:style-name="ce1657" office:value-type="string" calcext:value-type="string">
            <text:p>sėllan, siellan</text:p>
          </table:table-cell>
          <table:table-cell table:style-name="ce1279"/>
          <table:table-cell table:style-name="ce336" office:value-type="string" calcext:value-type="string">
            <text:p>(Holthausen, 1974: 289)</text:p>
          </table:table-cell>
          <table:table-cell table:style-name="ce1198" table:number-columns-repeated="2"/>
          <table:table-cell table:style-name="ce1127" office:value-type="string" calcext:value-type="string">
            <text:p>sellen</text:p>
          </table:table-cell>
          <table:table-cell table:style-name="ce1279"/>
          <table:table-cell table:style-name="ce336" office:value-type="string" calcext:value-type="string">
            <text:p>(Splett, 1993: 805)</text:p>
          </table:table-cell>
          <table:table-cell table:style-name="ce1198" table:number-columns-repeated="2"/>
          <table:table-cell table:style-name="ce1127" office:value-type="string" calcext:value-type="string">
            <text:p>sellian</text:p>
          </table:table-cell>
          <table:table-cell table:style-name="ce1279"/>
          <table:table-cell table:style-name="ce336" office:value-type="string" calcext:value-type="string">
            <text:p>(Ramat, 1981: 172)</text:p>
          </table:table-cell>
          <table:table-cell table:style-name="ce1198" table:number-columns-repeated="2"/>
          <table:table-cell table:style-name="ce1317"/>
          <table:table-cell table:style-name="ce1279" table:number-columns-repeated="5"/>
        </table:table-row>
        <table:table-row table:style-name="ro47">
          <table:covered-table-cell table:style-name="ce1070"/>
          <table:table-cell office:value-type="string" calcext:value-type="string">
            <text:p>1.Sg.Ind.Präs. Akt.</text:p>
          </table:table-cell>
          <table:table-cell table:style-name="ce1279"/>
          <table:covered-table-cell table:style-name="ce335"/>
          <table:table-cell table:style-name="ce1115" table:number-columns-repeated="8"/>
          <table:table-cell table:style-name="ce1270" office:value-type="string" calcext:value-type="string">
            <text:p>deverbal</text:p>
          </table:table-cell>
          <table:table-cell table:style-name="ce1632"/>
          <table:table-cell table:style-name="ce1279" table:number-columns-repeated="2"/>
          <table:table-cell table:number-columns-repeated="2"/>
          <table:table-cell table:style-name="ce1632"/>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office:value-type="string" calcext:value-type="string">
            <text:p>sel </text:p>
          </table:table-cell>
          <table:table-cell table:style-name="ce1279"/>
          <table:table-cell table:style-name="ce336" office:value-type="string" calcext:value-type="string">
            <text:p>(Noreen, 1970: 344)</text:p>
          </table:table-cell>
          <table:table-cell table:number-columns-repeated="2"/>
          <table:table-cell table:style-name="ce1689"/>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2"/>
          <table:table-cell table:style-name="ce1771"/>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070"/>
          <table:table-cell office:value-type="string" calcext:value-type="string">
            <text:p>1.Pl.Ind.Präs. Akt.</text:p>
          </table:table-cell>
          <table:table-cell table:style-name="ce1279"/>
          <table:covered-table-cell table:style-name="ce335"/>
          <table:table-cell table:style-name="ce1115" table:number-columns-repeated="8"/>
          <table:table-cell table:style-name="ce1270"/>
          <table:table-cell table:style-name="ce1632"/>
          <table:table-cell table:style-name="ce1279" table:number-columns-repeated="2"/>
          <table:table-cell table:number-columns-repeated="2"/>
          <table:table-cell table:style-name="ce1317"/>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17"/>
          <table:table-cell table:style-name="ce1279"/>
          <table:table-cell table:style-name="ce336"/>
          <table:table-cell table:number-columns-repeated="7"/>
          <table:table-cell table:style-name="ce1460"/>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279" table:number-columns-repeated="3"/>
          <table:table-cell table:number-columns-repeated="2"/>
          <table:table-cell table:style-name="ce1317"/>
          <table:table-cell table:style-name="ce1279" table:number-columns-repeated="5"/>
        </table:table-row>
        <table:table-row table:style-name="ro48">
          <table:covered-table-cell table:style-name="ce1070"/>
          <table:table-cell table:style-name="ce1085" office:value-type="string" calcext:value-type="string" table:number-columns-spanned="1" table:number-rows-spanned="2">
            <text:p>1.Sg.Ind.Prät. Akt.</text:p>
          </table:table-cell>
          <table:table-cell table:style-name="ce1085" office:value-type="string" calcext:value-type="string" table:number-columns-spanned="1" table:number-rows-spanned="2">
            <text:p>'ich verkaufte'</text:p>
          </table:table-cell>
          <table:covered-table-cell table:style-name="ce335"/>
          <table:table-cell table:style-name="ce1115"/>
          <table:table-cell table:style-name="ce1135" office:value-type="string" calcext:value-type="string">
            <text:p>*sali-đ-ōᵐ &gt; *saliđōᵐ</text:p>
          </table:table-cell>
          <table:table-cell table:style-name="ce1153" office:value-type="string" calcext:value-type="string">
            <text:p>*<text:span text:style-name="T281">đ</text:span></text:p>
          </table:table-cell>
          <table:table-cell table:style-name="ce1159" office:value-type="string" calcext:value-type="string">
            <text:p>(eigenes Rekonstrukt)</text:p>
          </table:table-cell>
          <table:table-cell table:style-name="ce1115"/>
          <table:table-cell table:style-name="ce1115" office:value-type="string" calcext:value-type="string">
            <text:p>Urgerm. <text:span text:style-name="T321">*sal-iđ</text:span><text:span text:style-name="T322">[(a d)(ed)]ē &gt;</text:span><text:span text:style-name="T323"> *saliđē&gt; </text:span><text:span text:style-name="T268"> </text:span>Wgerm.<text:span text:style-name="T94"> *saldē</text:span><text:span text:style-name="T52"> </text:span></text:p>
          </table:table-cell>
          <table:table-cell table:style-name="ce1115" office:value-type="string" calcext:value-type="string">
            <text:p>wgerm. <text:span text:style-name="T94">*d</text:span></text:p>
          </table:table-cell>
          <table:table-cell table:style-name="ce1115" office:value-type="string" calcext:value-type="string">
            <text:p>(Ringe, 2014: 73)</text:p>
          </table:table-cell>
          <table:table-cell table:style-name="ce1270"/>
          <table:table-cell table:style-name="ce1635" office:value-type="string" calcext:value-type="string">
            <text:p>*saldōⁿ? (*salðōⁿ eigenes Rekonstrukt)</text:p>
          </table:table-cell>
          <table:table-cell table:style-name="ce1579" office:value-type="string" calcext:value-type="string">
            <text:p>*ð</text:p>
          </table:table-cell>
          <table:table-cell table:style-name="ce1279"/>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285" office:value-type="string" calcext:value-type="string">
            <text:p>seldi</text:p>
          </table:table-cell>
          <table:table-cell table:style-name="ce1329" office:value-type="string" calcext:value-type="string">
            <text:p>d</text:p>
          </table:table-cell>
          <table:table-cell table:style-name="ce336" office:value-type="string" calcext:value-type="string">
            <text:p>(Barnes, 2008: 170)</text:p>
          </table:table-cell>
          <table:table-cell table:number-columns-repeated="2" table:style-name="ce1175" office:value-type="string" calcext:value-type="string">
            <text:p>urgerm. *đ &gt; an. d nach betonter Silbe auf -l (Noreen, 1970: 175), urnord. allmähliche <text:s/>Synkope unbetonter Kurzvokale, i nach betonter kurzer Silbe rel. spät [müsste also noch Umlaut ausgelöst haben] (Noreen, 1970: 132–133) . oder i ist schon früher geschwunden und der Umlaut ist analogisch (Heusler, 1932: 94)</text:p>
          </table:table-cell>
          <table:table-cell table:style-name="ce1374" office:value-type="string" calcext:value-type="string">
            <office:annotation draw:style-name="gr64" draw:text-style-name="P8" svg:width="28.99mm" svg:height="136.31mm" svg:x="1488.7mm" svg:y="314.25mm" draw:caption-point-x="-6.1mm" draw:caption-point-y="219.33mm">
              <dc:date>2017-04-16T00:00:00</dc:date>
              <text:p text:style-name="P7"><text:span text:style-name="T15">(Heusler, 1932: 94) Prät. selda zu selia und setta zu setia hatten </text:span><text:span text:style-name="T40">schon vornordisch keinen Bindevokal</text:span><text:span text:style-name="T15"> – haben das umgelautete e angenommen, als noch *taliða neben *vermða stand – selda &lt; *salda nach dem Vorbild des zweisilbigen *vermða</text:span></text:p>
              <text:p text:style-name="P7"><text:span text:style-name="T15"/></text:p>
              <text:p text:style-name="P7"><text:span text:style-name="T15">(Jónsson, 1979: 21) bei selja und settja seit der ersten Überlieferung nur umgelautete Formen, im Ostnordischen dagegen eher nicht umgelautete Formen – schwierig zu erklärende Sonderstellung</text:span></text:p>
            </office:annotation>
            <text:p>selda &lt; *salda <text:span text:style-name="T52">(Heusler, 1932: 94)</text:span></text:p>
          </table:table-cell>
          <table:table-cell table:style-name="ce1659" office:value-type="string" calcext:value-type="string">
            <text:p>d</text:p>
          </table:table-cell>
          <table:table-cell table:style-name="ce336" office:value-type="string" calcext:value-type="string">
            <text:p>(Heusler, 1932: 94)</text:p>
          </table:table-cell>
          <table:table-cell table:number-columns-repeated="2" table:style-name="ce1175" office:value-type="string" calcext:value-type="string">
            <text:p>urgerm. *đ &gt; an. d nach betonter Silbe auf -l (Noreen, 1970: 175), urnord. allmähliche <text:s/>Synkope unbetonter Kurzvokale, i nach betonter kurzer Silbe rel. spät [müsste also noch Umlaut ausgelöst haben] (Noreen, 1970: 132–133) . oder i ist schon früher geschwunden und der Umlaut ist analogisch (Heusler, 1932: 94)</text:p>
          </table:table-cell>
          <table:table-cell table:style-name="ce1701" office:value-type="string" calcext:value-type="string">
            <text:p>sælde, salde (häufiger)</text:p>
          </table:table-cell>
          <table:table-cell table:style-name="ce1396" office:value-type="string" calcext:value-type="string">
            <text:p>d</text:p>
          </table:table-cell>
          <table:table-cell office:value-type="string" calcext:value-type="string">
            <text:p>(Noreen, 1904: 454)</text:p>
          </table:table-cell>
          <table:table-cell table:number-columns-repeated="2"/>
          <table:table-cell table:style-name="ce1285" office:value-type="string" calcext:value-type="string">
            <office:annotation draw:style-name="gr33" draw:text-style-name="P3" svg:width="28.99mm" svg:height="54.09mm" svg:x="1883.02mm" svg:y="293.75mm" draw:caption-point-x="-6.1mm" draw:caption-point-y="239.83mm">
              <dc:date>2017-04-21T00:00:00</dc:date>
              <text:p text:style-name="P2"><text:span text:style-name="T7">Die Prät.-Formen mit e/æ sind kein (analogischer) Umlaut, sondern einfach die lautg. Ae Entwicklung von a (vgl. Voyles, 1992: 146)</text:span></text:p>
            </office:annotation>
            <text:p>sealde/salde</text:p>
          </table:table-cell>
          <table:table-cell table:style-name="ce1659" office:value-type="string" calcext:value-type="string">
            <text:p>d</text:p>
          </table:table-cell>
          <table:table-cell table:style-name="ce336" office:value-type="string" calcext:value-type="string">
            <text:p>(Campbell, 1997: 330)</text:p>
          </table:table-cell>
          <table:table-cell table:number-columns-repeated="2" table:style-name="ce1175" office:value-type="string" calcext:value-type="string">
            <text:p>ae. betontes a &gt; æ, Brechung zu ea vor l/r + C (Voyles, 1992: 146, 147)</text:p>
          </table:table-cell>
          <table:table-cell table:style-name="ce1285" office:value-type="string" calcext:value-type="string">
            <text:p>salta</text:p>
          </table:table-cell>
          <table:table-cell table:style-name="ce690" office:value-type="string" calcext:value-type="string" table:number-columns-spanned="1" table:number-rows-spanned="2">
            <text:p>t</text:p>
          </table:table-cell>
          <table:table-cell table:style-name="ce336" office:value-type="string" calcext:value-type="string">
            <text:p>(Ramat, 1981: 172)</text:p>
          </table:table-cell>
          <table:table-cell table:number-columns-repeated="2" table:style-name="ce1175" office:value-type="string" calcext:value-type="string">
            <text:p>ja</text:p>
          </table:table-cell>
          <table:table-cell table:style-name="ce1285" office:value-type="string" calcext:value-type="string">
            <text:p>salda</text:p>
          </table:table-cell>
          <table:table-cell table:style-name="ce1329" office:value-type="string" calcext:value-type="string">
            <text:p>d</text:p>
          </table:table-cell>
          <table:table-cell table:style-name="ce336" office:value-type="string" calcext:value-type="string">
            <text:p>(Ramat, 1981: 172)</text:p>
          </table:table-cell>
          <table:table-cell table:number-columns-repeated="2" table:style-name="ce1175" office:value-type="string" calcext:value-type="string">
            <text:p>ja</text:p>
          </table:table-cell>
          <table:table-cell table:style-name="ce1317"/>
          <table:table-cell table:style-name="ce1279" table:number-columns-repeated="5"/>
        </table:table-row>
        <table:table-row table:style-name="ro13">
          <table:covered-table-cell table:style-name="ce1070"/>
          <table:covered-table-cell table:number-columns-repeated="2" table:style-name="ce332"/>
          <table:covered-table-cell table:style-name="ce335"/>
          <table:table-cell table:style-name="ce1115" table:number-columns-repeated="8"/>
          <table:table-cell table:style-name="ce1270"/>
          <table:table-cell table:style-name="ce1635"/>
          <table:table-cell table:style-name="ce1279" table:number-columns-repeated="2"/>
          <table:table-cell table:style-name="ce1633" table:number-columns-repeated="2"/>
          <table:table-cell table:style-name="ce1285" office:value-type="string" calcext:value-type="string">
            <office:annotation draw:style-name="gr18" draw:text-style-name="P3" svg:width="28.99mm" svg:height="19.37mm" svg:x="932.42mm" svg:y="338.84mm" draw:caption-point-x="-6.1mm" draw:caption-point-y="239.83mm">
              <dc:date>2017-04-20T00:00:00</dc:date>
              <text:p text:style-name="P2"><text:span text:style-name="T7">Got. &lt;d&gt; müsste hier als [ð] zu lesen sein ?</text:span></text:p>
            </office:annotation>
            <text:p>salida</text:p>
          </table:table-cell>
          <table:table-cell table:style-name="ce1659" office:value-type="string" calcext:value-type="string">
            <text:p>d</text:p>
          </table:table-cell>
          <table:table-cell table:style-name="ce1279" office:value-type="string" calcext:value-type="string">
            <text:p>(Streitberg, 2000: 55)</text:p>
          </table:table-cell>
          <table:table-cell table:number-columns-repeated="2" table:style-name="ce1654" office:value-type="string" calcext:value-type="string">
            <text:p>ja</text:p>
          </table:table-cell>
          <table:table-cell table:style-name="ce1339"/>
          <table:table-cell table:style-name="ce1162"/>
          <table:table-cell table:style-name="ce1279"/>
          <table:table-cell table:style-name="ce1633" table:number-columns-repeated="2"/>
          <table:table-cell table:style-name="ce1127"/>
          <table:table-cell table:style-name="ce1279"/>
          <table:table-cell table:style-name="ce336"/>
          <table:table-cell table:style-name="ce1633" table:number-columns-repeated="2"/>
          <table:table-cell table:style-name="ce1374"/>
          <table:table-cell table:style-name="ce1279"/>
          <table:table-cell table:style-name="ce336"/>
          <table:table-cell table:style-name="ce1633" table:number-columns-repeated="2"/>
          <table:table-cell table:number-columns-repeated="3"/>
          <table:table-cell table:style-name="ce1737"/>
          <table:table-cell table:style-name="ce1633"/>
          <table:table-cell table:style-name="ce1460"/>
          <table:table-cell table:style-name="ce1279"/>
          <table:table-cell table:style-name="ce336"/>
          <table:table-cell table:style-name="ce1633" table:number-columns-repeated="2"/>
          <table:table-cell table:style-name="ce1285" office:value-type="string" calcext:value-type="string">
            <text:p>selita</text:p>
          </table:table-cell>
          <table:covered-table-cell table:style-name="ce1422"/>
          <table:table-cell table:style-name="ce336" office:value-type="string" calcext:value-type="string">
            <text:p>(Ramat, 1981: 172)</text:p>
          </table:table-cell>
          <table:table-cell table:style-name="ce1406" office:value-type="string" calcext:value-type="string">
            <text:p>regelmäßige Neubildung? <text:span text:style-name="T49">Stammvokal, Stammauslaut</text:span></text:p>
          </table:table-cell>
          <table:table-cell table:style-name="ce1406" office:value-type="string" calcext:value-type="string">
            <text:p>regelmäßige Neubildung? <text:span text:style-name="T49">Stammvokal, Stammauslaut</text:span></text:p>
          </table:table-cell>
          <table:table-cell table:style-name="ce1285"/>
          <table:table-cell table:style-name="ce1279"/>
          <table:table-cell table:style-name="ce336"/>
          <table:table-cell table:style-name="ce1633" table:number-columns-repeated="2"/>
          <table:table-cell table:style-name="ce1317"/>
          <table:table-cell table:style-name="ce1279" table:number-columns-repeated="5"/>
        </table:table-row>
        <table:table-row table:style-name="ro49">
          <table:covered-table-cell table:style-name="ce1070"/>
          <table:table-cell table:style-name="ce332" table:number-columns-repeated="2"/>
          <table:covered-table-cell table:style-name="ce335"/>
          <table:table-cell table:style-name="ce1115" table:number-columns-repeated="8"/>
          <table:table-cell table:style-name="ce1270"/>
          <table:table-cell table:style-name="ce1635"/>
          <table:table-cell table:style-name="ce1279" table:number-columns-repeated="2"/>
          <table:table-cell table:number-columns-repeated="2"/>
          <table:table-cell table:style-name="ce1285"/>
          <table:table-cell table:style-name="ce1659"/>
          <table:table-cell table:style-name="ce1279"/>
          <table:table-cell table:number-columns-repeated="2"/>
          <table:table-cell table:style-name="ce1339"/>
          <table:table-cell table:style-name="ce1162"/>
          <table:table-cell table:style-name="ce1279"/>
          <table:table-cell table:number-columns-repeated="2"/>
          <table:table-cell table:style-name="ce1289" office:value-type="string" calcext:value-type="string">
            <office:annotation draw:style-name="gr20" draw:text-style-name="P3" svg:width="28.99mm" svg:height="23.71mm" svg:x="1279.63mm" svg:y="347.33mm" draw:caption-point-x="-6.1mm" draw:caption-point-y="239.82mm">
              <dc:date>2017-04-21T00:00:00</dc:date>
              <text:p text:style-name="P2"><text:span text:style-name="T7">Für das t im Auslaut müsste sich eine Erklärung finden lassen</text:span></text:p>
            </office:annotation>
            <text:p>selt</text:p>
          </table:table-cell>
          <table:table-cell table:style-name="ce1327" office:value-type="string" calcext:value-type="string">
            <text:p>t</text:p>
          </table:table-cell>
          <table:table-cell table:style-name="ce336" office:value-type="string" calcext:value-type="string">
            <text:p>(Barnes, 2008: 170)</text:p>
          </table:table-cell>
          <table:table-cell table:number-columns-repeated="2" table:style-name="ce1175" office:value-type="string" calcext:value-type="string">
            <text:p>urgerm. *đ &gt; an. d nach betonter Silbe auf -l (Noreen, 1970: 175), urnord. allmähliche <text:s/>Synkope unbetonter Kurzvokale, <text:s/>i nach betonter kurzer Silbe rel. Spät [müsste also noch Umlaut ausgelöst haben] (Noreen, 1970: 132–133) . spät. Aisl. -d. im Auslaut nach unbetonter Silbe &gt; -t, (Noreen, 1970: 177 – 178) oder i ist schon früher geschwunden und der Umlaut ist analogisch (Heusler, 1932: 94)</text:p>
          </table:table-cell>
          <table:table-cell table:style-name="ce1374"/>
          <table:table-cell table:style-name="ce1279"/>
          <table:table-cell table:style-name="ce336"/>
          <table:table-cell table:number-columns-repeated="7"/>
          <table:table-cell table:style-name="ce1460"/>
          <table:table-cell table:style-name="ce1279"/>
          <table:table-cell table:style-name="ce336"/>
          <table:table-cell table:number-columns-repeated="2"/>
          <table:table-cell table:style-name="ce1285"/>
          <table:table-cell table:style-name="ce1422"/>
          <table:table-cell table:style-name="ce336"/>
          <table:table-cell table:number-columns-repeated="2"/>
          <table:table-cell table:style-name="ce1285"/>
          <table:table-cell table:style-name="ce1279"/>
          <table:table-cell table:style-name="ce336"/>
          <table:table-cell table:number-columns-repeated="2"/>
          <table:table-cell table:style-name="ce1317"/>
          <table:table-cell table:style-name="ce1279" table:number-columns-repeated="5"/>
        </table:table-row>
        <table:table-row table:style-name="ro42">
          <table:covered-table-cell table:style-name="ce1070"/>
          <table:table-cell table:style-name="ce326" office:value-type="string" calcext:value-type="string">
            <text:p>Partizip Präteritum</text:p>
          </table:table-cell>
          <table:table-cell table:style-name="ce326"/>
          <table:covered-table-cell table:style-name="ce335"/>
          <table:table-cell table:style-name="ce1118" office:value-type="string" calcext:value-type="string">
            <text:p><text:span text:style-name="T156">idg. </text:span><text:span text:style-name="T208">*solh₁-itós</text:span><text:span text:style-name="T156"> ‚übergeben, verkauft‘ (eigenes Rekonstrukt) </text:span></text:p>
          </table:table-cell>
          <table:table-cell table:style-name="ce1118" office:value-type="string" calcext:value-type="string">
            <text:p><text:span text:style-name="T156"> urgerm. </text:span><text:span text:style-name="T261">*sal-iđa-</text:span></text:p>
          </table:table-cell>
          <table:table-cell table:style-name="ce1529" office:value-type="string" calcext:value-type="string">
            <text:p><text:span text:style-name="T282">*</text:span><text:span text:style-name="T283">đ</text:span></text:p>
          </table:table-cell>
          <table:table-cell table:style-name="ce1172" office:value-type="string" calcext:value-type="string">
            <text:p>(eigenes Rekonstrukt) </text:p>
          </table:table-cell>
          <table:table-cell table:style-name="ce1177" office:value-type="string" calcext:value-type="string">
            <text:p><text:span text:style-name="T156">idg. </text:span><text:span text:style-name="T208">*solh₁-itós</text:span><text:span text:style-name="T156"> ‚übergeben, verkauft‘ &gt; urgerm. </text:span><text:span text:style-name="T208">*sal-iđa-</text:span><text:span text:style-name="T156"> (eigenes Rekonstrukt) &gt;  Auslautgesetze: Schwund auslautender nicht-hoher Vokale (Speyer, 2007: 40), - soweit alles problemlos</text:span></text:p>
          </table:table-cell>
          <table:table-cell table:style-name="ce1118" office:value-type="string" calcext:value-type="string">
            <text:p>wgerm. <text:span text:style-name="T62">*sald</text:span></text:p>
          </table:table-cell>
          <table:table-cell table:style-name="ce1118" office:value-type="string" calcext:value-type="string">
            <text:p>wgerm. <text:span text:style-name="T62">*d </text:span> </text:p>
          </table:table-cell>
          <table:table-cell table:style-name="ce1542" office:value-type="string" calcext:value-type="string">
            <text:p>eigenes Rekonstrukt</text:p>
          </table:table-cell>
          <table:table-cell table:style-name="ce1271"/>
          <table:table-cell table:style-name="ce1638" office:value-type="string" calcext:value-type="string">
            <text:p>*sal-ðá</text:p>
          </table:table-cell>
          <table:table-cell table:style-name="ce1331" office:value-type="string" calcext:value-type="string">
            <text:p>*ð</text:p>
          </table:table-cell>
          <table:table-cell table:style-name="ce1649" office:value-type="string" calcext:value-type="string">
            <text:p>eigenes Rekonstrukt</text:p>
          </table:table-cell>
          <table:table-cell table:number-columns-repeated="2"/>
          <table:table-cell table:style-name="ce1656"/>
          <table:table-cell table:style-name="ce326"/>
          <table:table-cell table:style-name="ce335"/>
          <table:table-cell table:number-columns-repeated="2"/>
          <table:table-cell table:style-name="ce1341"/>
          <table:table-cell table:style-name="ce326" table:number-columns-repeated="2"/>
          <table:table-cell table:number-columns-repeated="2"/>
          <table:table-cell table:style-name="ce1200" office:value-type="string" calcext:value-type="string">
            <text:p>seldr</text:p>
          </table:table-cell>
          <table:table-cell table:style-name="ce1331" office:value-type="string" calcext:value-type="string">
            <text:p>t</text:p>
          </table:table-cell>
          <table:table-cell table:style-name="ce335" office:value-type="string" calcext:value-type="string">
            <text:p>(Noreen, 1970: 344)</text:p>
          </table:table-cell>
          <table:table-cell table:number-columns-repeated="2" table:style-name="ce1175" office:value-type="string" calcext:value-type="string">
            <text:p>urgerm. *đ &gt; an. d nach betonter Silbe auf -l (Noreen, 1970: 175), urnord. allmähliche <text:s/>Synkope unbetonter Kurzvokale, i nach betonter kurzer Silbe rel. spät [müsste also noch Umlaut ausgelöst haben] (Noreen, 1970: 132–133) . oder i ist schon früher geschwunden und der Umlaut ist analogisch (Heusler, 1932: 94)</text:p>
          </table:table-cell>
          <table:table-cell table:style-name="ce1291"/>
          <table:table-cell table:style-name="ce326" table:number-columns-repeated="2"/>
          <table:table-cell table:number-columns-repeated="2"/>
          <table:table-cell table:style-name="ce1705"/>
          <table:table-cell table:style-name="ce1723" table:number-columns-repeated="2"/>
          <table:table-cell table:number-columns-repeated="2"/>
          <table:table-cell table:style-name="ce1200" office:value-type="string" calcext:value-type="string">
            <text:p>geseald/-sald</text:p>
          </table:table-cell>
          <table:table-cell table:style-name="ce1331" office:value-type="string" calcext:value-type="string">
            <text:p>d</text:p>
          </table:table-cell>
          <table:table-cell table:style-name="ce335" office:value-type="string" calcext:value-type="string">
            <text:p>(Campbell, 1997: 330)</text:p>
          </table:table-cell>
          <table:table-cell table:number-columns-repeated="2" table:style-name="ce1175" office:value-type="string" calcext:value-type="string">
            <text:p>ae. betontes a &gt; æ, Brechung zu ea vor l/r + C (Voyles, 1992: 146, 147)</text:p>
          </table:table-cell>
          <table:table-cell table:style-name="ce1200" office:value-type="string" calcext:value-type="string">
            <office:annotation draw:style-name="gr62" draw:text-style-name="P6" svg:width="30.17mm" svg:height="13.97mm" svg:x="2062.66mm" svg:y="436.6mm" draw:caption-point-x="0mm" draw:caption-point-y="207.28mm">
              <dc:creator>H.S.</dc:creator>
              <dc:date>2017-03-16T00:00:00</dc:date>
              <text:p text:style-name="P4"><text:span text:style-name="T6">Tatian 112, 1 Korpus: DDD-Tatian</text:span></text:p>
            </office:annotation>
            <text:p>giselit</text:p>
          </table:table-cell>
          <table:table-cell table:style-name="ce1331" office:value-type="string" calcext:value-type="string">
            <text:p>t</text:p>
          </table:table-cell>
          <table:table-cell table:style-name="ce335" office:value-type="string" calcext:value-type="string">
            <text:p>(Masser, 1994: 379)</text:p>
          </table:table-cell>
          <table:table-cell table:style-name="ce1406" office:value-type="string" calcext:value-type="string">
            <text:p>regelmäßige Neubildung? <text:span text:style-name="T49">Stammvokal, Stammauslaut</text:span></text:p>
          </table:table-cell>
          <table:table-cell table:style-name="ce1406" office:value-type="string" calcext:value-type="string">
            <text:p>regelmäßige Neubildung? <text:span text:style-name="T49">Stammvokal, Stammauslaut</text:span></text:p>
          </table:table-cell>
          <table:table-cell table:style-name="ce1200" office:value-type="string" calcext:value-type="string">
            <text:p>gisald</text:p>
          </table:table-cell>
          <table:table-cell table:style-name="ce1331" office:value-type="string" calcext:value-type="string">
            <text:p>d</text:p>
          </table:table-cell>
          <table:table-cell table:style-name="ce335" office:value-type="string" calcext:value-type="string">
            <text:p>(Tiefenbach, 2010: 329)</text:p>
          </table:table-cell>
          <table:table-cell table:number-columns-repeated="2" table:style-name="ce1175" office:value-type="string" calcext:value-type="string">
            <text:p>ja</text:p>
          </table:table-cell>
          <table:table-cell table:style-name="ce1341"/>
          <table:table-cell table:style-name="ce326" table:number-columns-repeated="5"/>
        </table:table-row>
        <table:table-row table:style-name="ro50">
          <table:table-cell table:style-name="ce310" office:value-type="float" office:value="17" calcext:value-type="float" table:number-columns-spanned="1" table:number-rows-spanned="9">
            <text:p>17</text:p>
          </table:table-cell>
          <table:table-cell office:value-type="string" calcext:value-type="string">
            <text:p>Infinitiv</text:p>
          </table:table-cell>
          <table:table-cell office:value-type="string" calcext:value-type="string">
            <text:p>'zählen'</text:p>
          </table:table-cell>
          <table:table-cell table:style-name="ce335" office:value-type="string" calcext:value-type="string" table:number-columns-spanned="1" table:number-rows-spanned="9">
            <text:p>I. Klasse</text:p>
          </table:table-cell>
          <table:table-cell table:style-name="ce1473" office:value-type="string" calcext:value-type="string">
            <text:p><text:s/>idg. *dolH-o- ‚Zahl, Erzählung‘ (Kroonen, 2013: 508) → *dolH-jé/o- ‚zählen‘ ? - denominatives Suffix -jé/o- (Giacalone Ramat, Ramat, 1998: 58)</text:p>
          </table:table-cell>
          <table:table-cell table:style-name="ce1191"/>
          <table:table-cell table:style-name="ce1517" office:value-type="string" calcext:value-type="string">
            <text:p>- sekundäre Präsensstämme auf Tektal, *-je/o außergotisch ohne Bindevokal im Prät. (Lühr, 1984: 45)<text:span text:style-name="T49"> Stammauslaut + Stammvokal</text:span></text:p>
          </table:table-cell>
          <table:table-cell table:style-name="ce1191"/>
          <table:table-cell table:style-name="ce1473" office:value-type="string" calcext:value-type="string">
            <text:p><text:s/>idg. *dolH-o- ‚Zahl, Erzählung‘ (Kroonen, 2013: 508) → *dolH-jé/o- ‚zählen‘ ? - denominatives Suffix -jé/o- (Giacalone Ramat, Ramat, 1998: 58)</text:p>
          </table:table-cell>
          <table:table-cell table:style-name="ce1563" office:value-type="string" calcext:value-type="string">
            <text:p><text:span text:style-name="T324">wgerm. fehlender Bindevokal aufgrund</text:span><text:span text:style-name="T325"> lexikalischer Analogie nach der Vermischung von </text:span><text:span text:style-name="T326">wgerm. </text:span><text:span text:style-name="T327">*wiljan </text:span><text:span text:style-name="T326">- 3. Sg. </text:span><text:span text:style-name="T327">*wili </text:span><text:span text:style-name="T326">- Prät. *</text:span><text:span text:style-name="T327">weldē </text:span><text:span text:style-name="T326">‚wollen‘ und </text:span><text:span text:style-name="T327">*waljan</text:span><text:span text:style-name="T326"> - </text:span><text:span text:style-name="T327">waldē</text:span><text:span text:style-name="T326"> ‚wählen‘</text:span><text:span text:style-name="T328"> </text:span><text:span text:style-name="T329"> (Ringe, Taylor,  2014: 73-74)</text:span><text:span text:style-name="T330"> Stammvokal </text:span><text:span text:style-name="T329">(kein Umlaut)</text:span><text:span text:style-name="T330">, Stammauslaut </text:span><text:span text:style-name="T329">(wgerm. kein Bindevokal)</text:span><text:span text:style-name="T331"> </text:span></text:p>
          </table:table-cell>
          <table:table-cell table:style-name="ce1198"/>
          <table:table-cell table:style-name="ce1198" office:value-type="string" calcext:value-type="string">
            <text:p>(Ringe, 2014: 238)</text:p>
          </table:table-cell>
          <table:table-cell table:style-name="ce1610" office:value-type="string" calcext:value-type="string">
            <text:p><text:span text:style-name="T353">Abgeleitet von *tala- </text:span><text:span text:style-name="T354">n. 'number; speech' &lt; idg. *dolH-o- (Kroonen, 2013: 508)</text:span></text:p>
          </table:table-cell>
          <table:table-cell table:style-name="ce1126" office:value-type="string" calcext:value-type="string">
            <office:annotation draw:style-name="gr65" draw:text-style-name="P21" svg:width="28.99mm" svg:height="29.31mm" svg:x="767.92mm" svg:y="466.6mm" draw:caption-point-x="-6.1mm" draw:caption-point-y="222.12mm">
              <dc:date>2017-04-19T00:00:00</dc:date>
              <text:p text:style-name="P20"><text:span text:style-name="T41">Abgeleitet von *tala- </text:span><text:span text:style-name="T42">n. 'number; speech' &lt; idg. *dolH-o- (Kroonen, 2013: 508)</text:span></text:p>
            </office:annotation>
            <text:p>*taljan</text:p>
          </table:table-cell>
          <table:table-cell table:style-name="ce1328"/>
          <table:table-cell table:style-name="ce1312" office:value-type="string" calcext:value-type="string">
            <text:p>(Kroonen, 2013: 508)</text:p>
          </table:table-cell>
          <table:table-cell table:style-name="ce1198" table:number-columns-repeated="2"/>
          <table:table-cell table:style-name="ce1126"/>
          <table:table-cell table:style-name="ce1328"/>
          <table:table-cell table:style-name="ce1312"/>
          <table:table-cell table:style-name="ce1198" table:number-columns-repeated="2"/>
          <table:table-cell table:style-name="ce1339"/>
          <table:table-cell table:style-name="ce1162"/>
          <table:table-cell table:style-name="ce1279"/>
          <table:table-cell table:style-name="ce1198" table:number-columns-repeated="2"/>
          <table:table-cell table:style-name="ce1127" office:value-type="string" calcext:value-type="string">
            <office:annotation draw:style-name="gr61" draw:text-style-name="P8" svg:width="28.99mm" svg:height="9.91mm" svg:x="1279.63mm" svg:y="466.57mm" draw:caption-point-x="-6.1mm" draw:caption-point-y="222.15mm">
              <dc:creator>H.S.</dc:creator>
              <dc:date>2017-03-23T00:00:00</dc:date>
              <text:p text:style-name="P7"><text:span text:style-name="T15">(Noreen, 1970: 343) II. Klasse</text:span></text:p>
            </office:annotation>
            <text:p>telja</text:p>
          </table:table-cell>
          <table:table-cell table:style-name="ce1279"/>
          <table:table-cell table:style-name="ce336" office:value-type="string" calcext:value-type="string">
            <text:p>(Baetke, 1976: 648)</text:p>
          </table:table-cell>
          <table:table-cell table:style-name="ce1198" table:number-columns-repeated="2"/>
          <table:table-cell office:value-type="string" calcext:value-type="string">
            <text:p>telia</text:p>
          </table:table-cell>
          <table:table-cell table:style-name="ce1279"/>
          <table:table-cell table:style-name="ce336" office:value-type="string" calcext:value-type="string">
            <text:p>(Ramat, 1981: 172)</text:p>
          </table:table-cell>
          <table:table-cell table:style-name="ce1198" table:number-columns-repeated="2"/>
          <table:table-cell table:style-name="ce1385" office:value-type="string" calcext:value-type="string">
            <text:p><text:span text:style-name="T131">t</text:span><text:span text:style-name="T388">ǣlia</text:span></text:p>
          </table:table-cell>
          <table:table-cell/>
          <table:table-cell office:value-type="string" calcext:value-type="string">
            <text:p>(Noreen, 1904: 453)</text:p>
          </table:table-cell>
          <table:table-cell table:style-name="ce1738"/>
          <table:table-cell table:style-name="ce1198"/>
          <table:table-cell table:style-name="ce1127" office:value-type="string" calcext:value-type="string">
            <text:p>tėllan</text:p>
          </table:table-cell>
          <table:table-cell table:style-name="ce1279"/>
          <table:table-cell table:style-name="ce336" office:value-type="string" calcext:value-type="string">
            <text:p>(Holthausen, 1974: 344)</text:p>
          </table:table-cell>
          <table:table-cell table:style-name="ce1198" table:number-columns-repeated="2"/>
          <table:table-cell table:style-name="ce1127" office:value-type="string" calcext:value-type="string">
            <text:p>zellen</text:p>
          </table:table-cell>
          <table:table-cell table:style-name="ce1279"/>
          <table:table-cell table:style-name="ce336" office:value-type="string" calcext:value-type="string">
            <text:p>(Splett, 1993: 1169)</text:p>
          </table:table-cell>
          <table:table-cell table:style-name="ce1198" table:number-columns-repeated="2"/>
          <table:table-cell table:style-name="ce1127" office:value-type="string" calcext:value-type="string">
            <text:p>tellian</text:p>
          </table:table-cell>
          <table:table-cell table:style-name="ce1279"/>
          <table:table-cell table:style-name="ce336" office:value-type="string" calcext:value-type="string">
            <text:p>(Ramat, 1981: 172)</text:p>
          </table:table-cell>
          <table:table-cell table:style-name="ce1198" table:number-columns-repeated="2"/>
          <table:table-cell table:style-name="ce1317"/>
          <table:table-cell table:style-name="ce1279" table:number-columns-repeated="5"/>
        </table:table-row>
        <table:table-row table:style-name="ro12">
          <table:covered-table-cell table:style-name="ce1070"/>
          <table:table-cell office:value-type="string" calcext:value-type="string">
            <text:p>1.Sg.Ind.Präs. Akt.</text:p>
          </table:table-cell>
          <table:table-cell table:style-name="ce1279"/>
          <table:covered-table-cell table:style-name="ce335"/>
          <table:table-cell table:style-name="ce1115" table:number-columns-repeated="8"/>
          <table:table-cell table:style-name="ce1270" office:value-type="string" calcext:value-type="string">
            <text:p>abgelleitet von germ. *talan ‚talk, conversation, number‘ (Orel, 2003: 400)</text:p>
          </table:table-cell>
          <table:table-cell table:style-name="ce1632" office:value-type="string" calcext:value-type="string">
            <text:p>*taljanan </text:p>
          </table:table-cell>
          <table:table-cell table:style-name="ce1279"/>
          <table:table-cell table:style-name="ce1279" office:value-type="string" calcext:value-type="string">
            <text:p>(Orel, 2003: 400)</text:p>
          </table:table-cell>
          <table:table-cell table:number-columns-repeated="2"/>
          <table:table-cell table:style-name="ce1632"/>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office:value-type="string" calcext:value-type="string">
            <text:p>tel </text:p>
          </table:table-cell>
          <table:table-cell table:style-name="ce1279"/>
          <table:table-cell table:style-name="ce336" office:value-type="string" calcext:value-type="string">
            <text:p>(Noreen, 1970: 343)</text:p>
          </table:table-cell>
          <table:table-cell table:number-columns-repeated="2"/>
          <table:table-cell table:style-name="ce1127" office:value-type="string" calcext:value-type="string">
            <text:p>tel </text:p>
          </table:table-cell>
          <table:table-cell table:style-name="ce1279"/>
          <table:table-cell table:style-name="ce336" office:value-type="string" calcext:value-type="string">
            <text:p>(Noreen, 1970: 343)</text:p>
          </table:table-cell>
          <table:table-cell table:number-columns-repeated="2"/>
          <table:table-cell office:value-type="string" calcext:value-type="string">
            <text:p><text:span text:style-name="T131">t</text:span><text:span text:style-name="T388">ǣl</text:span></text:p>
          </table:table-cell>
          <table:table-cell/>
          <table:table-cell office:value-type="string" calcext:value-type="string">
            <text:p>(Noreen, 1904: 452, 453)</text:p>
          </table:table-cell>
          <table:table-cell table:number-columns-repeated="2"/>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2"/>
          <table:table-cell table:style-name="ce1771"/>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070"/>
          <table:table-cell table:style-name="ce323" office:value-type="string" calcext:value-type="string">
            <text:p>1.Pl.Ind.Präs. Akt.</text:p>
          </table:table-cell>
          <table:table-cell table:style-name="ce1455"/>
          <table:covered-table-cell table:style-name="ce335"/>
          <table:table-cell table:style-name="ce1115" table:number-columns-repeated="8"/>
          <table:table-cell table:style-name="ce1270" office:value-type="string" calcext:value-type="string">
            <text:p>Die Wurzel steht bei Rix nicht</text:p>
          </table:table-cell>
          <table:table-cell table:style-name="ce1632"/>
          <table:table-cell table:style-name="ce1279" table:number-columns-repeated="2"/>
          <table:table-cell table:number-columns-repeated="2"/>
          <table:table-cell table:style-name="ce1317"/>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196"/>
          <table:table-cell table:style-name="ce1455" table:number-columns-repeated="2"/>
          <table:table-cell table:number-columns-repeated="7"/>
          <table:table-cell table:style-name="ce1127"/>
          <table:table-cell table:style-name="ce1279"/>
          <table:table-cell table:style-name="ce336"/>
          <table:table-cell table:number-columns-repeated="2"/>
          <table:table-cell table:style-name="ce1196"/>
          <table:table-cell table:style-name="ce1279"/>
          <table:table-cell table:style-name="ce336"/>
          <table:table-cell table:number-columns-repeated="2"/>
          <table:table-cell table:style-name="ce1455" table:number-columns-repeated="2"/>
          <table:table-cell table:style-name="ce1773"/>
          <table:table-cell table:number-columns-repeated="2"/>
          <table:table-cell table:style-name="ce1317"/>
          <table:table-cell table:style-name="ce1279" table:number-columns-repeated="5"/>
        </table:table-row>
        <table:table-row table:style-name="ro14">
          <table:covered-table-cell table:style-name="ce1070"/>
          <table:table-cell table:style-name="ce322" office:value-type="string" calcext:value-type="string" table:number-columns-spanned="1" table:number-rows-spanned="4">
            <text:p>1.Sg.Ind.Prät. Akt.</text:p>
          </table:table-cell>
          <table:table-cell table:style-name="ce1085" office:value-type="string" calcext:value-type="string" table:number-columns-spanned="1" table:number-rows-spanned="4">
            <text:p>'ich zählte'</text:p>
          </table:table-cell>
          <table:covered-table-cell table:style-name="ce335"/>
          <table:table-cell table:style-name="ce1115"/>
          <table:table-cell table:style-name="ce1497" office:value-type="string" calcext:value-type="string">
            <text:p><text:span text:style-name="T262">*tali-</text:span><text:span text:style-name="T263">đ-a &gt; </text:span><text:span text:style-name="T262">*tali</text:span><text:span text:style-name="T263">đa</text:span></text:p>
          </table:table-cell>
          <table:table-cell table:style-name="ce1153" office:value-type="string" calcext:value-type="string">
            <text:p>*<text:span text:style-name="T281">đ</text:span></text:p>
          </table:table-cell>
          <table:table-cell table:style-name="ce1115" office:value-type="string" calcext:value-type="string">
            <text:p>(Lühr, 2016: 260)</text:p>
          </table:table-cell>
          <table:table-cell table:style-name="ce1115"/>
          <table:table-cell table:style-name="ce1115" office:value-type="string" calcext:value-type="string">
            <text:p><text:span text:style-name="T268">*tal-</text:span><text:span text:style-name="T53">i</text:span><text:span text:style-name="T212">đ</text:span><text:span text:style-name="T332">[(a d)(ed)]ē  &gt; *taliđē &gt;</text:span><text:span text:style-name="T212"> </text:span>wgerm.<text:span text:style-name="T94"> *taldē</text:span></text:p>
          </table:table-cell>
          <table:table-cell table:style-name="ce1115" office:value-type="string" calcext:value-type="string">
            <text:p>wgerm. <text:span text:style-name="T94">*d</text:span></text:p>
          </table:table-cell>
          <table:table-cell table:style-name="ce1115" office:value-type="string" calcext:value-type="string">
            <text:p>(Ringe, 2014: 73)</text:p>
          </table:table-cell>
          <table:table-cell table:style-name="ce1270" office:value-type="string" calcext:value-type="string">
            <text:p>denominal</text:p>
          </table:table-cell>
          <table:table-cell table:style-name="ce1635"/>
          <table:table-cell table:style-name="ce1279" table:number-columns-repeated="2"/>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Default" table:number-columns-repeated="5"/>
          <table:table-cell table:style-name="ce1374" office:value-type="string" calcext:value-type="string">
            <office:annotation draw:style-name="gr20" draw:text-style-name="P3" svg:width="28.99mm" svg:height="23.71mm" svg:x="1488.7mm" svg:y="496.73mm" draw:caption-point-x="-6.1mm" draw:caption-point-y="232.26mm">
              <dc:creator>H.S.</dc:creator>
              <dc:date>2017-03-29T00:00:00</dc:date>
              <text:p text:style-name="P2"><text:span text:style-name="T7">(Heusler, 1932: <text:s/>Prät. hat keinen Umlaut, urnordisch *taliðō &gt; tal</text:span><text:span text:style-name="T17">þ</text:span><text:span text:style-name="T7">a</text:span></text:p>
            </office:annotation>
            <text:p><text:span text:style-name="T384">talþa &lt;</text:span><text:span text:style-name="T385"> </text:span><text:span text:style-name="T386">*taliða</text:span><text:span text:style-name="T387"> (Heusler, 1932: 94)</text:span></text:p>
          </table:table-cell>
          <table:table-cell table:style-name="ce1330" office:value-type="string" calcext:value-type="string">
            <text:p>þ</text:p>
          </table:table-cell>
          <table:table-cell table:style-name="ce336" office:value-type="string" calcext:value-type="string">
            <text:p>(Ramat, 1981: 172)</text:p>
          </table:table-cell>
          <table:table-cell table:number-columns-repeated="2" table:style-name="ce1378" office:value-type="string" calcext:value-type="string">
            <text:p>Aisl. &lt;þ&gt; = [ð] (Noreen, 1970: 43)</text:p>
          </table:table-cell>
          <table:table-cell table:number-columns-repeated="5"/>
          <table:table-cell table:style-name="ce1285" office:value-type="string" calcext:value-type="string">
            <text:p>tealde/talde</text:p>
          </table:table-cell>
          <table:table-cell table:style-name="ce1659" office:value-type="string" calcext:value-type="string">
            <text:p>d</text:p>
          </table:table-cell>
          <table:table-cell table:style-name="ce336" office:value-type="string" calcext:value-type="string">
            <text:p>(Campbell, 1997: 330)</text:p>
          </table:table-cell>
          <table:table-cell table:number-columns-repeated="2" table:style-name="ce1175" office:value-type="string" calcext:value-type="string">
            <text:p>ae. betontes a &gt; æ, Brechung zu ea vor l/r + C (Voyles, 1992: 146, 147)</text:p>
          </table:table-cell>
          <table:table-cell table:style-name="ce1285" office:value-type="string" calcext:value-type="string">
            <text:p>zalta</text:p>
          </table:table-cell>
          <table:table-cell table:style-name="ce690" office:value-type="string" calcext:value-type="string" table:number-columns-spanned="1" table:number-rows-spanned="4">
            <text:p>t</text:p>
          </table:table-cell>
          <table:table-cell table:style-name="ce336" office:value-type="string" calcext:value-type="string">
            <text:p>(Ramat, 1981: 172)</text:p>
          </table:table-cell>
          <table:table-cell table:number-columns-repeated="2" table:style-name="ce1175" office:value-type="string" calcext:value-type="string">
            <text:p>ja </text:p>
          </table:table-cell>
          <table:table-cell table:style-name="ce1285" office:value-type="string" calcext:value-type="string">
            <text:p>talda</text:p>
          </table:table-cell>
          <table:table-cell table:style-name="ce1329" office:value-type="string" calcext:value-type="string">
            <text:p>d</text:p>
          </table:table-cell>
          <table:table-cell table:style-name="ce336" office:value-type="string" calcext:value-type="string">
            <text:p>(Ramat, 1981: 172)</text:p>
          </table:table-cell>
          <table:table-cell table:number-columns-repeated="2" table:style-name="ce1175" office:value-type="string" calcext:value-type="string">
            <text:p>ja </text:p>
          </table:table-cell>
          <table:table-cell table:style-name="ce1317"/>
          <table:table-cell table:style-name="ce1279" table:number-columns-repeated="5"/>
        </table:table-row>
        <table:table-row table:style-name="ro12">
          <table:covered-table-cell table:style-name="ce1070"/>
          <table:covered-table-cell table:style-name="ce322"/>
          <table:covered-table-cell table:style-name="ce1085"/>
          <table:covered-table-cell table:style-name="ce335"/>
          <table:table-cell table:style-name="ce1115"/>
          <table:table-cell table:style-name="ce1497"/>
          <table:table-cell table:style-name="ce1153"/>
          <table:table-cell table:style-name="ce1115" table:number-columns-repeated="5"/>
          <table:table-cell table:style-name="ce1270"/>
          <table:table-cell table:style-name="ce1635"/>
          <table:table-cell table:style-name="ce1279" table:number-columns-repeated="2"/>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374"/>
          <table:table-cell table:style-name="ce1330"/>
          <table:table-cell table:style-name="ce336"/>
          <table:table-cell table:number-columns-repeated="2"/>
          <table:table-cell table:style-name="ce1690" office:value-type="string" calcext:value-type="string">
            <text:p>*talða</text:p>
          </table:table-cell>
          <table:table-cell table:style-name="ce1693" office:value-type="string" calcext:value-type="string">
            <text:p><text:span text:style-name="T282">*</text:span><text:span text:style-name="T283">đ</text:span></text:p>
          </table:table-cell>
          <table:table-cell table:style-name="ce336" office:value-type="string" calcext:value-type="string">
            <text:p>(Lühr, 2016: 260)</text:p>
          </table:table-cell>
          <table:table-cell table:style-name="ce1175" office:value-type="string" calcext:value-type="string">
            <text:p>Synkope</text:p>
          </table:table-cell>
          <table:table-cell table:style-name="ce1175" office:value-type="string" calcext:value-type="string">
            <text:p>ja</text:p>
          </table:table-cell>
          <table:table-cell table:number-columns-repeated="5"/>
          <table:table-cell table:style-name="ce1285"/>
          <table:table-cell table:style-name="ce1659"/>
          <table:table-cell table:style-name="ce336"/>
          <table:table-cell table:number-columns-repeated="2"/>
          <table:table-cell table:style-name="ce1285"/>
          <table:covered-table-cell table:style-name="ce690"/>
          <table:table-cell table:style-name="ce336"/>
          <table:table-cell table:number-columns-repeated="2"/>
          <table:table-cell table:style-name="ce1285"/>
          <table:table-cell table:style-name="ce1329"/>
          <table:table-cell table:style-name="ce336"/>
          <table:table-cell table:number-columns-repeated="2"/>
          <table:table-cell table:style-name="ce1317"/>
          <table:table-cell table:style-name="ce1279" table:number-columns-repeated="5"/>
        </table:table-row>
        <table:table-row table:style-name="ro2">
          <table:covered-table-cell table:style-name="ce1070"/>
          <table:covered-table-cell table:style-name="ce322"/>
          <table:covered-table-cell table:style-name="ce1085"/>
          <table:covered-table-cell table:style-name="ce335"/>
          <table:table-cell table:style-name="ce1115" table:number-columns-repeated="8"/>
          <table:table-cell table:style-name="ce1611" office:value-type="string" calcext:value-type="string">
            <text:p><text:span text:style-name="T355">mögliche Verwandschaft zu arm. tał 'Gedicht'- Rekonstrukte: tał &lt; idg. *dl-(s)nih</text:span><text:span text:style-name="T356">₂</text:span><text:span text:style-name="T357">-,  toł &lt; idg. *dol-(s)nih</text:span><text:span text:style-name="T356">₂</text:span><text:span text:style-name="T357">- (passen aber nicht zu Germ.!)</text:span></text:p>
          </table:table-cell>
          <table:table-cell table:style-name="ce1635"/>
          <table:table-cell table:style-name="ce1279" table:number-columns-repeated="2"/>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285" office:value-type="string" calcext:value-type="string">
            <text:p>talda <text:span text:style-name="T338">später</text:span></text:p>
          </table:table-cell>
          <table:table-cell table:style-name="ce1330" office:value-type="string" calcext:value-type="string">
            <text:p>d</text:p>
          </table:table-cell>
          <table:table-cell table:style-name="ce336" office:value-type="string" calcext:value-type="string">
            <text:p>(Noreen, 1970: 343)</text:p>
          </table:table-cell>
          <table:table-cell table:number-columns-repeated="2" table:style-name="ce1175" office:value-type="string" calcext:value-type="string">
            <text:p>ja</text:p>
          </table:table-cell>
          <table:table-cell table:style-name="ce1285" office:value-type="string" calcext:value-type="string">
            <text:p>talda <text:span text:style-name="T338">später</text:span></text:p>
          </table:table-cell>
          <table:table-cell table:style-name="ce1330" office:value-type="string" calcext:value-type="string">
            <text:p>d</text:p>
          </table:table-cell>
          <table:table-cell table:style-name="ce336" office:value-type="string" calcext:value-type="string">
            <text:p>(Noreen, 1970: 343)</text:p>
          </table:table-cell>
          <table:table-cell table:number-columns-repeated="2" table:style-name="ce1175" office:value-type="string" calcext:value-type="string">
            <text:p>ja</text:p>
          </table:table-cell>
          <table:table-cell table:style-name="ce1701" office:value-type="string" calcext:value-type="string">
            <text:p>talde</text:p>
          </table:table-cell>
          <table:table-cell table:style-name="ce1396" office:value-type="string" calcext:value-type="string">
            <text:p>d</text:p>
          </table:table-cell>
          <table:table-cell office:value-type="string" calcext:value-type="string">
            <text:p>(Noreen, 1904: 452, 453)</text:p>
          </table:table-cell>
          <table:table-cell table:number-columns-repeated="2"/>
          <table:table-cell table:style-name="ce1285"/>
          <table:table-cell table:style-name="ce1659"/>
          <table:table-cell table:style-name="ce336"/>
          <table:table-cell table:number-columns-repeated="2"/>
          <table:table-cell table:style-name="ce1285"/>
          <table:covered-table-cell table:style-name="ce690"/>
          <table:table-cell table:style-name="ce336"/>
          <table:table-cell table:number-columns-repeated="2"/>
          <table:table-cell table:style-name="ce1285"/>
          <table:table-cell table:style-name="ce1329"/>
          <table:table-cell table:style-name="ce336"/>
          <table:table-cell table:number-columns-repeated="2"/>
          <table:table-cell table:style-name="ce1317"/>
          <table:table-cell table:style-name="ce1279" table:number-columns-repeated="5"/>
        </table:table-row>
        <table:table-row table:style-name="ro11">
          <table:covered-table-cell table:style-name="ce1070"/>
          <table:covered-table-cell table:style-name="ce323"/>
          <table:covered-table-cell table:style-name="ce332"/>
          <table:covered-table-cell table:style-name="ce335"/>
          <table:table-cell table:style-name="ce1115" table:number-columns-repeated="8"/>
          <table:table-cell table:style-name="ce1270"/>
          <table:table-cell table:style-name="ce1635"/>
          <table:table-cell table:style-name="ce1279" table:number-columns-repeated="2"/>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7"/>
          <table:table-cell table:style-name="ce1460"/>
          <table:table-cell table:style-name="ce1279"/>
          <table:table-cell table:style-name="ce336"/>
          <table:table-cell table:number-columns-repeated="2"/>
          <table:table-cell table:style-name="ce1285" office:value-type="string" calcext:value-type="string">
            <text:p>zelita</text:p>
          </table:table-cell>
          <table:covered-table-cell table:style-name="ce1422"/>
          <table:table-cell table:style-name="ce336" office:value-type="string" calcext:value-type="string">
            <text:p>(Ramat, 1981: 172)</text:p>
          </table:table-cell>
          <table:table-cell table:style-name="ce1406" office:value-type="string" calcext:value-type="string">
            <text:p>regelmäßige Neubildung? <text:span text:style-name="T49">Stammvokal</text:span> (Umlaut), <text:span text:style-name="T49">Stammauslaut</text:span> (Bindevokal)</text:p>
          </table:table-cell>
          <table:table-cell table:style-name="ce1406" office:value-type="string" calcext:value-type="string">
            <text:p>regelmäßige Neubildung? <text:span text:style-name="T49">Stammvokal</text:span> (Umlaut), <text:span text:style-name="T49">Stammauslaut</text:span> (Bindevokal)</text:p>
          </table:table-cell>
          <table:table-cell table:style-name="ce1285"/>
          <table:table-cell table:style-name="ce1279"/>
          <table:table-cell table:style-name="ce336"/>
          <table:table-cell table:number-columns-repeated="2"/>
          <table:table-cell table:style-name="ce1317"/>
          <table:table-cell table:style-name="ce1279" table:number-columns-repeated="5"/>
        </table:table-row>
        <table:table-row table:style-name="ro21">
          <table:covered-table-cell table:style-name="ce1070"/>
          <table:table-cell table:style-name="ce323"/>
          <table:table-cell table:style-name="ce332"/>
          <table:covered-table-cell table:style-name="ce335"/>
          <table:table-cell table:style-name="ce1115" table:number-columns-repeated="8"/>
          <table:table-cell table:style-name="ce1270"/>
          <table:table-cell table:style-name="ce1635"/>
          <table:table-cell table:style-name="ce1279" table:number-columns-repeated="2"/>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289" office:value-type="string" calcext:value-type="string">
            <text:p>tal(e)þr</text:p>
          </table:table-cell>
          <table:table-cell table:style-name="ce1327" office:value-type="string" calcext:value-type="string">
            <text:p>þ</text:p>
          </table:table-cell>
          <table:table-cell table:style-name="ce336" office:value-type="string" calcext:value-type="string">
            <text:p>(Noreen, 1970: 343)</text:p>
          </table:table-cell>
          <table:table-cell table:style-name="ce1679" office:value-type="string" calcext:value-type="string">
            <text:p><text:span text:style-name="T374">ð &gt;  þ &gt; t </text:span><text:span text:style-name="T304">bes. anorw. auslautend (bes.) vor l, n, s &gt; r-Laut (Noreen, 1970: 178)</text:span></text:p>
          </table:table-cell>
          <table:table-cell table:style-name="ce1679" office:value-type="string" calcext:value-type="string">
            <text:p><text:span text:style-name="T374">ð &gt;  þ &gt; t </text:span><text:span text:style-name="T304">bes. anorw. auslautend (bes.) vor l, n, s &gt; r-Laut (Noreen, 1970: 178)</text:span></text:p>
          </table:table-cell>
          <table:table-cell table:style-name="ce1289" office:value-type="string" calcext:value-type="string">
            <text:p>tal(e)þr</text:p>
          </table:table-cell>
          <table:table-cell table:style-name="ce1327" office:value-type="string" calcext:value-type="string">
            <text:p>þ</text:p>
          </table:table-cell>
          <table:table-cell table:style-name="ce336" office:value-type="string" calcext:value-type="string">
            <text:p>(Noreen, 1970: 343)</text:p>
          </table:table-cell>
          <table:table-cell table:style-name="ce1679" office:value-type="string" calcext:value-type="string">
            <text:p><text:span text:style-name="T374">ð &gt;  þ &gt; t </text:span><text:span text:style-name="T304">bes. anorw. auslautend (bes.) vor l, n, s &gt; r-Laut (Noreen, 1970: 178)</text:span></text:p>
          </table:table-cell>
          <table:table-cell table:style-name="ce1679" office:value-type="string" calcext:value-type="string">
            <text:p><text:span text:style-name="T374">ð &gt;  þ &gt; t </text:span><text:span text:style-name="T304">bes. anorw. auslautend (bes.) vor l, n, s &gt; r-Laut (Noreen, 1970: 178)</text:span></text:p>
          </table:table-cell>
          <table:table-cell table:number-columns-repeated="5"/>
          <table:table-cell table:style-name="ce1460"/>
          <table:table-cell table:style-name="ce1279"/>
          <table:table-cell table:style-name="ce336"/>
          <table:table-cell table:number-columns-repeated="2"/>
          <table:table-cell table:style-name="ce1285"/>
          <table:table-cell table:style-name="ce1422"/>
          <table:table-cell table:style-name="ce336"/>
          <table:table-cell table:number-columns-repeated="2"/>
          <table:table-cell table:style-name="ce1285"/>
          <table:table-cell table:style-name="ce1279"/>
          <table:table-cell table:style-name="ce336"/>
          <table:table-cell table:number-columns-repeated="2"/>
          <table:table-cell table:style-name="ce1317"/>
          <table:table-cell table:style-name="ce1279" table:number-columns-repeated="5"/>
        </table:table-row>
        <table:table-row table:style-name="ro14">
          <table:covered-table-cell table:style-name="ce1070"/>
          <table:table-cell table:style-name="ce326" office:value-type="string" calcext:value-type="string">
            <text:p>Partizip Präteritum</text:p>
          </table:table-cell>
          <table:table-cell table:style-name="ce326"/>
          <table:covered-table-cell table:style-name="ce335"/>
          <table:table-cell table:style-name="ce1474" office:value-type="string" calcext:value-type="string">
            <text:p><text:span text:style-name="T209">urspr. kein *-tó-Partizip von abgeleiteten Präsentien –&gt; einzelsprachlich neugebildet (Ringe, 2006: 162) –&gt; setzt o-Stufe voraus </text:span><text:span text:style-name="T210">*dolH-itós</text:span><text:span text:style-name="T209"> </text:span><text:span text:style-name="T211">Stammvokal</text:span></text:p>
          </table:table-cell>
          <table:table-cell table:style-name="ce1118" office:value-type="string" calcext:value-type="string">
            <text:p> urgerm.<text:span text:style-name="T62"> </text:span><text:span text:style-name="T99">*tal-</text:span><text:span text:style-name="T85">i</text:span><text:span text:style-name="T264">đa-</text:span><text:span text:style-name="T265">  </text:span></text:p>
          </table:table-cell>
          <table:table-cell table:style-name="ce1529" office:value-type="string" calcext:value-type="string">
            <text:p><text:span text:style-name="T282">*</text:span><text:span text:style-name="T283">đ</text:span></text:p>
          </table:table-cell>
          <table:table-cell table:style-name="ce1118" office:value-type="string" calcext:value-type="string">
            <text:p>(eigenes Rekonstrukt)</text:p>
          </table:table-cell>
          <table:table-cell table:style-name="ce1547" office:value-type="string" calcext:value-type="string">
            <text:p>urspr. kein *-tó-Partizip von abgeleiteten Präsentien – einzelsprachlich neugebildet (Ringe, 2006: 162) – nur o-Stufe kommt hin: <text:span text:style-name="T53">*dolH-itós</text:span> &gt; urgerm. <text:span text:style-name="T268">*tal-</text:span><text:span text:style-name="T53">i</text:span><text:span text:style-name="T212">đa-</text:span><text:span text:style-name="T156"> (eigenes Rekonstrukt) &gt;  Auslautgesetze: Schwund auslautender nicht-hoher Vokale (Speyer, 2007: 40), - </text:span><text:span text:style-name="T49">Stammvokal</text:span></text:p>
          </table:table-cell>
          <table:table-cell table:style-name="ce1118" office:value-type="string" calcext:value-type="string">
            <text:p>wgerm. <text:span text:style-name="T62">*tald</text:span></text:p>
          </table:table-cell>
          <table:table-cell table:style-name="ce1118" office:value-type="string" calcext:value-type="string">
            <text:p>wgerm. <text:span text:style-name="T62">*d </text:span> </text:p>
          </table:table-cell>
          <table:table-cell table:style-name="ce1542" office:value-type="string" calcext:value-type="string">
            <text:p>eigenes Rekonstrukt</text:p>
          </table:table-cell>
          <table:table-cell table:style-name="ce1271"/>
          <table:table-cell table:style-name="ce1639"/>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339"/>
          <table:table-cell table:style-name="ce1162"/>
          <table:table-cell table:style-name="ce1279"/>
          <table:table-cell table:number-columns-repeated="2"/>
          <table:table-cell table:style-name="ce1200" office:value-type="string" calcext:value-type="string">
            <text:p>taldr </text:p>
          </table:table-cell>
          <table:table-cell table:style-name="ce1331" office:value-type="string" calcext:value-type="string">
            <text:p>d</text:p>
          </table:table-cell>
          <table:table-cell table:style-name="ce335" office:value-type="string" calcext:value-type="string">
            <text:p>(Noreen, 1970: 343)</text:p>
          </table:table-cell>
          <table:table-cell table:number-columns-repeated="2" table:style-name="ce1175" office:value-type="string" calcext:value-type="string">
            <text:p><text:s/>urgerm. *đ &gt; an. d nach betonter Silbe auf -l (Noreen, 1970: 175)</text:p>
          </table:table-cell>
          <table:table-cell table:style-name="ce1200" office:value-type="string" calcext:value-type="string">
            <text:p>taldr </text:p>
          </table:table-cell>
          <table:table-cell table:style-name="ce1331" office:value-type="string" calcext:value-type="string">
            <text:p>d</text:p>
          </table:table-cell>
          <table:table-cell table:style-name="ce335" office:value-type="string" calcext:value-type="string">
            <text:p>(Noreen, 1970: 343)</text:p>
          </table:table-cell>
          <table:table-cell table:number-columns-repeated="2" table:style-name="ce1175" office:value-type="string" calcext:value-type="string">
            <text:p><text:s/>urgerm. *đ &gt; an. d nach betonter Silbe auf -l (Noreen, 1970: 175)</text:p>
          </table:table-cell>
          <table:table-cell table:style-name="ce1704" office:value-type="string" calcext:value-type="string">
            <text:p>talder</text:p>
          </table:table-cell>
          <table:table-cell table:style-name="ce1722" office:value-type="string" calcext:value-type="string">
            <text:p>d</text:p>
          </table:table-cell>
          <table:table-cell table:style-name="ce1727" office:value-type="string" calcext:value-type="string">
            <text:p>(Noreen, 1904: 452, 453)</text:p>
          </table:table-cell>
          <table:table-cell table:number-columns-repeated="2"/>
          <table:table-cell table:style-name="ce1200" office:value-type="string" calcext:value-type="string">
            <text:p>geteald/-tald</text:p>
          </table:table-cell>
          <table:table-cell table:style-name="ce1331" office:value-type="string" calcext:value-type="string">
            <text:p>d</text:p>
          </table:table-cell>
          <table:table-cell table:style-name="ce335" office:value-type="string" calcext:value-type="string">
            <text:p>(Campbell, 1997: 330)</text:p>
          </table:table-cell>
          <table:table-cell table:number-columns-repeated="2" table:style-name="ce1175" office:value-type="string" calcext:value-type="string">
            <text:p>ae. betontes a &gt; æ, Brechung zu ea vor l/r + C (Voyles, 1992: 146, 147)</text:p>
          </table:table-cell>
          <table:table-cell table:style-name="ce1200" office:value-type="string" calcext:value-type="string">
            <text:p>gizalt</text:p>
          </table:table-cell>
          <table:table-cell table:style-name="ce1331" office:value-type="string" calcext:value-type="string">
            <text:p>t</text:p>
          </table:table-cell>
          <table:table-cell table:style-name="ce335" office:value-type="string" calcext:value-type="string">
            <text:p>(Sonderegger, 2003: 324)</text:p>
          </table:table-cell>
          <table:table-cell table:number-columns-repeated="2" table:style-name="ce1175" office:value-type="string" calcext:value-type="string">
            <text:p>ja </text:p>
          </table:table-cell>
          <table:table-cell table:style-name="ce1200" office:value-type="string" calcext:value-type="string">
            <text:p>gitald(a)</text:p>
          </table:table-cell>
          <table:table-cell table:style-name="ce1331" office:value-type="string" calcext:value-type="string">
            <text:p>d</text:p>
          </table:table-cell>
          <table:table-cell table:style-name="ce335" office:value-type="string" calcext:value-type="string">
            <text:p>(Tiefenbach, 2010: 392)</text:p>
          </table:table-cell>
          <table:table-cell table:number-columns-repeated="2" table:style-name="ce1175" office:value-type="string" calcext:value-type="string">
            <text:p>ja </text:p>
          </table:table-cell>
          <table:table-cell table:style-name="ce1341"/>
          <table:table-cell table:style-name="ce326" table:number-columns-repeated="5"/>
        </table:table-row>
        <table:table-row table:style-name="ro10">
          <table:table-cell table:style-name="ce310" office:value-type="float" office:value="18" calcext:value-type="float" table:number-columns-spanned="1" table:number-rows-spanned="12">
            <text:p>18</text:p>
          </table:table-cell>
          <table:table-cell table:style-name="ce1085" office:value-type="string" calcext:value-type="string" table:number-columns-spanned="1" table:number-rows-spanned="2">
            <text:p>Infinitiv</text:p>
          </table:table-cell>
          <table:table-cell table:style-name="ce322" office:value-type="string" calcext:value-type="string" table:number-columns-spanned="1" table:number-rows-spanned="2">
            <text:p>'denken, wahrnehmen'</text:p>
          </table:table-cell>
          <table:table-cell table:style-name="ce335" office:value-type="string" calcext:value-type="string" table:number-columns-spanned="1" table:number-rows-spanned="12">
            <text:p>I. Klasse</text:p>
          </table:table-cell>
          <table:table-cell table:style-name="ce1115" office:value-type="string" calcext:value-type="string">
            <text:p>Intensiv *tonǵ-éje- zur Wurzel *tenǵ- ‚denken, meinen‘ (Lloyd, Lühr, Springer, 1998: 580)</text:p>
          </table:table-cell>
          <table:table-cell table:style-name="ce1498" office:value-type="string" calcext:value-type="string">
            <text:p>*þankijan</text:p>
          </table:table-cell>
          <table:table-cell table:style-name="ce1530" office:value-type="string" calcext:value-type="string">
            <text:p>Hat sich in seiner Bildeweise gegenseitig mit got þugkjan beeinflusst (Lühr, 1984: 45)</text:p>
          </table:table-cell>
          <table:table-cell table:style-name="ce1538" office:value-type="string" calcext:value-type="string">
            <text:p>(Lloyd, Lühr, Springer, 1998: 579)</text:p>
          </table:table-cell>
          <table:table-cell table:style-name="ce1115" office:value-type="string" calcext:value-type="string">
            <text:p>ausgehend vom Kausativ *tonǵ-éie- zur Wurzel *tenǵ- ‚dünken, scheinen‘ (unpersönlich) (Rix, 2001: 629)</text:p>
          </table:table-cell>
          <table:table-cell table:style-name="ce1498" office:value-type="string" calcext:value-type="string">
            <text:p>*þankijaną</text:p>
          </table:table-cell>
          <table:table-cell table:style-name="ce1115"/>
          <table:table-cell table:style-name="ce1115" office:value-type="string" calcext:value-type="string">
            <text:p>(Ringe, 2006: 252)</text:p>
          </table:table-cell>
          <table:table-cell table:style-name="ce1270" office:value-type="string" calcext:value-type="string">
            <text:p>*tong-éie- (Kroonen, 2013: 533)</text:p>
          </table:table-cell>
          <table:table-cell table:style-name="ce1126" office:value-type="string" calcext:value-type="string">
            <text:p>*þankjan</text:p>
          </table:table-cell>
          <table:table-cell table:style-name="ce1328"/>
          <table:table-cell table:style-name="ce1312" office:value-type="string" calcext:value-type="string">
            <text:p>(Meid, 1971:108)</text:p>
          </table:table-cell>
          <table:table-cell table:style-name="ce1198" table:number-columns-repeated="2"/>
          <table:table-cell table:style-name="ce1641" office:value-type="string" calcext:value-type="string">
            <text:p>þagkian</text:p>
          </table:table-cell>
          <table:table-cell table:style-name="ce1328"/>
          <table:table-cell office:value-type="string" calcext:value-type="string">
            <text:p>(Ramat, 1981: 172)</text:p>
          </table:table-cell>
          <table:table-cell table:style-name="ce1198" table:number-columns-repeated="2"/>
          <table:table-cell table:style-name="ce1340"/>
          <table:table-cell table:style-name="ce1328"/>
          <table:table-cell table:style-name="ce1312"/>
          <table:table-cell table:style-name="ce1198" table:number-columns-repeated="2"/>
          <table:table-cell table:style-name="ce1127" office:value-type="string" calcext:value-type="string">
            <text:p>þekkia</text:p>
          </table:table-cell>
          <table:table-cell table:style-name="ce1279"/>
          <table:table-cell table:style-name="ce336" office:value-type="string" calcext:value-type="string">
            <text:p>(Noreen, 1970: 348)</text:p>
          </table:table-cell>
          <table:table-cell table:style-name="ce1198" table:number-columns-repeated="2"/>
          <table:table-cell table:style-name="ce1691" office:value-type="string" calcext:value-type="string">
            <text:p>þekkia</text:p>
          </table:table-cell>
          <table:table-cell table:style-name="ce1279"/>
          <table:table-cell table:style-name="ce336" office:value-type="string" calcext:value-type="string">
            <text:p>(Ramat, 1981: 172)</text:p>
          </table:table-cell>
          <table:table-cell table:style-name="ce1198" table:number-columns-repeated="2"/>
          <table:table-cell table:style-name="ce1706" office:value-type="string" calcext:value-type="string">
            <text:p>thænkian</text:p>
          </table:table-cell>
          <table:table-cell table:style-name="ce1706"/>
          <table:table-cell table:style-name="ce1706" office:value-type="string" calcext:value-type="string">
            <text:p>(Noreen, 1904: 455, 460)</text:p>
          </table:table-cell>
          <table:table-cell table:style-name="ce1738"/>
          <table:table-cell table:style-name="ce1198"/>
          <table:table-cell table:style-name="ce1691" office:value-type="string" calcext:value-type="string">
            <text:p>þencean</text:p>
          </table:table-cell>
          <table:table-cell table:style-name="ce1279"/>
          <table:table-cell table:style-name="ce336" office:value-type="string" calcext:value-type="string">
            <text:p>(Ramat, 1981: 172)</text:p>
          </table:table-cell>
          <table:table-cell table:style-name="ce1198" table:number-columns-repeated="2"/>
          <table:table-cell table:style-name="ce1127" office:value-type="string" calcext:value-type="string">
            <text:p>thenkian</text:p>
          </table:table-cell>
          <table:table-cell table:style-name="ce1279"/>
          <table:table-cell table:style-name="ce336" office:value-type="string" calcext:value-type="string">
            <text:p>(Ramat, 1981: 172)</text:p>
          </table:table-cell>
          <table:table-cell table:style-name="ce1198" table:number-columns-repeated="2"/>
          <table:table-cell table:style-name="ce1127" office:value-type="string" calcext:value-type="string">
            <text:p>thenkian</text:p>
          </table:table-cell>
          <table:table-cell table:style-name="ce1279"/>
          <table:table-cell table:style-name="ce336" office:value-type="string" calcext:value-type="string">
            <text:p>(Tiefenbach, 2010: 408)</text:p>
          </table:table-cell>
          <table:table-cell table:style-name="ce1198" table:number-columns-repeated="2"/>
          <table:table-cell table:style-name="ce1317"/>
          <table:table-cell table:style-name="ce1279" table:number-columns-repeated="5"/>
        </table:table-row>
        <table:table-row table:style-name="ro13">
          <table:covered-table-cell table:style-name="ce1070"/>
          <table:covered-table-cell table:style-name="ce332"/>
          <table:covered-table-cell table:style-name="ce323"/>
          <table:covered-table-cell table:style-name="ce335"/>
          <table:table-cell table:style-name="ce1115"/>
          <table:table-cell table:style-name="ce1208"/>
          <table:table-cell table:style-name="ce1115" table:number-columns-repeated="6"/>
          <table:table-cell table:style-name="ce1270" office:value-type="string" calcext:value-type="string">
            <text:p>Kausativ *tonǵ-éie- zur Wurzel *tenǵ- ‚dünken, scheinen‘ (unpersönlich) (Rix, 2001: 629)</text:p>
          </table:table-cell>
          <table:table-cell table:style-name="ce1317"/>
          <table:table-cell table:style-name="ce1162"/>
          <table:table-cell table:style-name="ce1279"/>
          <table:table-cell table:number-columns-repeated="2"/>
          <table:table-cell table:style-name="ce1657"/>
          <table:table-cell table:style-name="ce1162"/>
          <table:table-cell table:style-name="ce1279"/>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691"/>
          <table:table-cell table:style-name="ce1279"/>
          <table:table-cell table:style-name="ce336"/>
          <table:table-cell table:number-columns-repeated="7"/>
          <table:table-cell table:style-name="ce1127" office:value-type="string" calcext:value-type="string">
            <text:p><text:span text:style-name="T138">þ</text:span><text:span text:style-name="T169">enċan</text:span></text:p>
          </table:table-cell>
          <table:table-cell table:style-name="ce1279"/>
          <table:table-cell table:style-name="ce336" office:value-type="string" calcext:value-type="string">
            <text:p>(Campbell, 1997: 331)</text:p>
          </table:table-cell>
          <table:table-cell table:number-columns-repeated="2"/>
          <table:table-cell table:style-name="ce1127" office:value-type="string" calcext:value-type="string">
            <text:p>denchen</text:p>
          </table:table-cell>
          <table:table-cell table:style-name="ce1279"/>
          <table:table-cell table:style-name="ce336" office:value-type="string" calcext:value-type="string">
            <text:p>(Meid, 1971:109)</text:p>
          </table:table-cell>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070"/>
          <table:table-cell office:value-type="string" calcext:value-type="string">
            <text:p>1.Sg.Ind.Präs. Akt.</text:p>
          </table:table-cell>
          <table:table-cell table:style-name="ce1279"/>
          <table:covered-table-cell table:style-name="ce335"/>
          <table:table-cell table:style-name="ce1115" table:number-columns-repeated="8"/>
          <table:table-cell table:style-name="ce1270" office:value-type="string" calcext:value-type="string">
            <text:p>deverbal</text:p>
          </table:table-cell>
          <table:table-cell table:style-name="ce1632"/>
          <table:table-cell table:style-name="ce1279" table:number-columns-repeated="2"/>
          <table:table-cell table:number-columns-repeated="2"/>
          <table:table-cell table:style-name="ce1632"/>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office:value-type="string" calcext:value-type="string">
            <text:p>þekke</text:p>
          </table:table-cell>
          <table:table-cell table:style-name="ce1279"/>
          <table:table-cell table:style-name="ce336" office:value-type="string" calcext:value-type="string">
            <text:p>(Noreen, 1970: 348)</text:p>
          </table:table-cell>
          <table:table-cell table:number-columns-repeated="2"/>
          <table:table-cell table:style-name="ce1127" office:value-type="string" calcext:value-type="string">
            <text:p>þekke</text:p>
          </table:table-cell>
          <table:table-cell table:style-name="ce1279"/>
          <table:table-cell table:style-name="ce336" office:value-type="string" calcext:value-type="string">
            <text:p>(Noreen, 1970: 348)</text:p>
          </table:table-cell>
          <table:table-cell table:number-columns-repeated="2"/>
          <table:table-cell office:value-type="string" calcext:value-type="string">
            <text:p>thænki(r) </text:p>
          </table:table-cell>
          <table:table-cell/>
          <table:table-cell office:value-type="string" calcext:value-type="string">
            <text:p>(Noreen, 1904: 455, 460)</text:p>
          </table:table-cell>
          <table:table-cell table:number-columns-repeated="2"/>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2"/>
          <table:table-cell table:style-name="ce1771"/>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070"/>
          <table:table-cell office:value-type="string" calcext:value-type="string">
            <text:p>1.Pl.Ind.Präs. Akt.</text:p>
          </table:table-cell>
          <table:table-cell table:style-name="ce1279"/>
          <table:covered-table-cell table:style-name="ce335"/>
          <table:table-cell table:style-name="ce1115" table:number-columns-repeated="8"/>
          <table:table-cell table:style-name="ce1270"/>
          <table:table-cell table:style-name="ce1632"/>
          <table:table-cell table:style-name="ce1279" table:number-columns-repeated="2"/>
          <table:table-cell table:number-columns-repeated="2"/>
          <table:table-cell table:style-name="ce1196"/>
          <table:table-cell table:style-name="ce1455" table:number-columns-repeated="2"/>
          <table:table-cell table:number-columns-repeated="2"/>
          <table:table-cell table:style-name="ce1339"/>
          <table:table-cell table:style-name="ce1162"/>
          <table:table-cell table:style-name="ce1279"/>
          <table:table-cell table:number-columns-repeated="2"/>
          <table:table-cell table:style-name="ce1196"/>
          <table:table-cell table:style-name="ce1455" table:number-columns-repeated="2"/>
          <table:table-cell table:number-columns-repeated="2"/>
          <table:table-cell table:style-name="ce1196"/>
          <table:table-cell table:style-name="ce1455" table:number-columns-repeated="2"/>
          <table:table-cell table:number-columns-repeated="7"/>
          <table:table-cell table:style-name="ce1196"/>
          <table:table-cell table:style-name="ce1455" table:number-columns-repeated="2"/>
          <table:table-cell table:number-columns-repeated="2"/>
          <table:table-cell table:style-name="ce1196"/>
          <table:table-cell table:style-name="ce1455"/>
          <table:table-cell table:style-name="ce336"/>
          <table:table-cell table:number-columns-repeated="2"/>
          <table:table-cell table:style-name="ce1455" table:number-columns-repeated="2"/>
          <table:table-cell table:style-name="ce336"/>
          <table:table-cell table:number-columns-repeated="2"/>
          <table:table-cell table:style-name="ce1317"/>
          <table:table-cell table:style-name="ce1279" table:number-columns-repeated="5"/>
        </table:table-row>
        <table:table-row table:style-name="ro23">
          <table:covered-table-cell table:style-name="ce1070"/>
          <table:table-cell table:style-name="ce322" office:value-type="string" calcext:value-type="string" table:number-columns-spanned="1" table:number-rows-spanned="4">
            <text:p>1.Sg.Ind.Prät. Akt.</text:p>
          </table:table-cell>
          <table:table-cell table:style-name="ce322" office:value-type="string" calcext:value-type="string" table:number-columns-spanned="1" table:number-rows-spanned="4">
            <text:p>'ich dachte'</text:p>
          </table:table-cell>
          <table:covered-table-cell table:style-name="ce335"/>
          <table:table-cell table:style-name="ce1115"/>
          <table:table-cell table:style-name="ce1195" office:value-type="string" calcext:value-type="string">
            <text:p>*þanh-t-ōᵐ &gt; *þanhtōᵐ</text:p>
          </table:table-cell>
          <table:table-cell table:style-name="ce1531" office:value-type="string" calcext:value-type="string">
            <text:p>*t</text:p>
          </table:table-cell>
          <table:table-cell table:style-name="ce1159" office:value-type="string" calcext:value-type="string">
            <text:p>(eigenes Rekonstrukt)</text:p>
          </table:table-cell>
          <table:table-cell table:style-name="ce1548"/>
          <table:table-cell table:style-name="ce1122" office:value-type="string" calcext:value-type="string">
            <text:p><text:span text:style-name="T88"> *þanht[a- </text:span><text:span text:style-name="T91">ded]ē  &gt;</text:span> *þanhtē</text:p>
          </table:table-cell>
          <table:table-cell table:style-name="ce1329" office:value-type="string" calcext:value-type="string">
            <text:p>*t</text:p>
          </table:table-cell>
          <table:table-cell table:style-name="ce1115" office:value-type="string" calcext:value-type="string">
            <text:p>(Ringe, 2006: 252)</text:p>
          </table:table-cell>
          <table:table-cell table:style-name="ce1270"/>
          <table:table-cell table:style-name="ce1520" office:value-type="string" calcext:value-type="string">
            <text:p>*þanhtōᵐ</text:p>
          </table:table-cell>
          <table:table-cell table:style-name="ce1329" office:value-type="string" calcext:value-type="string">
            <text:p>*t</text:p>
          </table:table-cell>
          <table:table-cell office:value-type="string" calcext:value-type="string">
            <text:p>(Meid, 1971:108)</text:p>
          </table:table-cell>
          <table:table-cell table:number-columns-repeated="2" table:style-name="ce1175" office:value-type="string" calcext:value-type="string">
            <text:p>ja</text:p>
          </table:table-cell>
          <table:table-cell table:style-name="ce1326" office:value-type="string" calcext:value-type="string">
            <text:p>þāhta</text:p>
          </table:table-cell>
          <table:table-cell table:style-name="ce1329" office:value-type="string" calcext:value-type="string">
            <text:p>t</text:p>
          </table:table-cell>
          <table:table-cell office:value-type="string" calcext:value-type="string">
            <text:p>(Ramat, 1981: 172)</text:p>
          </table:table-cell>
          <table:table-cell table:number-columns-repeated="2" table:style-name="ce1175" office:value-type="string" calcext:value-type="string">
            <text:p>ja</text:p>
          </table:table-cell>
          <table:table-cell table:style-name="ce1339"/>
          <table:table-cell table:style-name="ce1162"/>
          <table:table-cell table:style-name="ce1279"/>
          <table:table-cell table:number-columns-repeated="2"/>
          <table:table-cell table:style-name="ce1285" office:value-type="string" calcext:value-type="string">
            <text:p>þátta <text:span text:style-name="T136">(nur dicht.)</text:span></text:p>
          </table:table-cell>
          <table:table-cell table:style-name="ce1329" office:value-type="string" calcext:value-type="string">
            <text:p>t</text:p>
          </table:table-cell>
          <table:table-cell table:style-name="ce336" office:value-type="string" calcext:value-type="string">
            <text:p>(Noreen, 1970: 348)</text:p>
          </table:table-cell>
          <table:table-cell table:style-name="ce1175" office:value-type="string" calcext:value-type="string">
            <text:p>ja</text:p>
          </table:table-cell>
          <table:table-cell table:style-name="ce1175" office:value-type="string" calcext:value-type="string">
            <text:p>ja <text:span text:style-name="T375">(Noreen, 1970: 195) nordgerm. Assimilation -ht- &gt; -tt-</text:span></text:p>
          </table:table-cell>
          <table:table-cell table:style-name="ce1326" office:value-type="string" calcext:value-type="string">
            <text:p>þātta</text:p>
          </table:table-cell>
          <table:table-cell table:style-name="ce1329" office:value-type="string" calcext:value-type="string">
            <text:p>t</text:p>
          </table:table-cell>
          <table:table-cell table:style-name="ce336" office:value-type="string" calcext:value-type="string">
            <text:p>(Ramat, 1981: 172)</text:p>
          </table:table-cell>
          <table:table-cell/>
          <table:table-cell table:style-name="ce1175" office:value-type="string" calcext:value-type="string">
            <text:p>ja <text:span text:style-name="T375">(Noreen, 1970: 195) nordgerm. Assimilation -ht- &gt; -tt-</text:span></text:p>
          </table:table-cell>
          <table:table-cell table:style-name="ce1706" table:number-columns-repeated="3"/>
          <table:table-cell table:number-columns-repeated="2"/>
          <table:table-cell table:style-name="ce1326" office:value-type="string" calcext:value-type="string">
            <text:p>þōhte</text:p>
          </table:table-cell>
          <table:table-cell table:style-name="ce1329" office:value-type="string" calcext:value-type="string">
            <text:p>t</text:p>
          </table:table-cell>
          <table:table-cell table:style-name="ce336" office:value-type="string" calcext:value-type="string">
            <text:p>(Ramat, 1981: 172)</text:p>
          </table:table-cell>
          <table:table-cell/>
          <table:table-cell table:style-name="ce1763" office:value-type="string" calcext:value-type="string">
            <text:p>ae. ō ist lautgesetzlich aus ā entstanden: *br āhtō &gt; *brōhtō &gt; ae. Brōhte (Voyles, 1992: 140)</text:p>
          </table:table-cell>
          <table:table-cell table:style-name="ce1285" office:value-type="string" calcext:value-type="string">
            <text:p><text:span text:style-name="T384">th</text:span><text:span text:style-name="T394">āhta</text:span></text:p>
          </table:table-cell>
          <table:table-cell table:style-name="ce690" office:value-type="string" calcext:value-type="string" table:number-columns-spanned="1" table:number-rows-spanned="2">
            <text:p>t</text:p>
          </table:table-cell>
          <table:table-cell table:style-name="ce336" office:value-type="string" calcext:value-type="string">
            <text:p>(Ramat, 1981: 172)</text:p>
          </table:table-cell>
          <table:table-cell table:number-columns-repeated="2" table:style-name="ce1175" office:value-type="string" calcext:value-type="string">
            <text:p>ja </text:p>
          </table:table-cell>
          <table:table-cell table:style-name="ce1285" office:value-type="string" calcext:value-type="string">
            <text:p>thahta</text:p>
          </table:table-cell>
          <table:table-cell table:style-name="ce1329" office:value-type="string" calcext:value-type="string">
            <text:p>t</text:p>
          </table:table-cell>
          <table:table-cell table:style-name="ce336" office:value-type="string" calcext:value-type="string">
            <text:p>(Tiefenbach, 2010: 408)</text:p>
          </table:table-cell>
          <table:table-cell table:number-columns-repeated="2" table:style-name="ce1175" office:value-type="string" calcext:value-type="string">
            <text:p>ja </text:p>
          </table:table-cell>
          <table:table-cell table:style-name="ce1317"/>
          <table:table-cell table:style-name="ce1279" table:number-columns-repeated="5"/>
        </table:table-row>
        <table:table-row table:style-name="ro12">
          <table:covered-table-cell table:style-name="ce1070"/>
          <table:covered-table-cell table:number-columns-repeated="2" table:style-name="ce323"/>
          <table:covered-table-cell table:style-name="ce335"/>
          <table:table-cell table:style-name="ce1115" table:number-columns-repeated="8"/>
          <table:table-cell table:style-name="ce1270"/>
          <table:table-cell table:style-name="ce1635"/>
          <table:table-cell table:style-name="ce1329"/>
          <table:table-cell table:style-name="ce1279"/>
          <table:table-cell table:number-columns-repeated="2"/>
          <table:table-cell table:style-name="ce1326"/>
          <table:table-cell table:style-name="ce1329"/>
          <table:table-cell table:style-name="ce1279"/>
          <table:table-cell table:number-columns-repeated="2"/>
          <table:table-cell table:style-name="ce1339"/>
          <table:table-cell table:style-name="ce1162"/>
          <table:table-cell table:style-name="ce1279"/>
          <table:table-cell table:number-columns-repeated="2"/>
          <table:table-cell table:style-name="ce1285"/>
          <table:table-cell table:style-name="ce1329"/>
          <table:table-cell table:style-name="ce336"/>
          <table:table-cell table:number-columns-repeated="2"/>
          <table:table-cell table:style-name="ce1326"/>
          <table:table-cell table:style-name="ce1329"/>
          <table:table-cell table:style-name="ce336"/>
          <table:table-cell table:number-columns-repeated="7"/>
          <table:table-cell table:style-name="ce1326"/>
          <table:table-cell table:style-name="ce1329"/>
          <table:table-cell table:style-name="ce336"/>
          <table:table-cell table:number-columns-repeated="2"/>
          <table:table-cell table:style-name="ce1285" office:value-type="string" calcext:value-type="string">
            <text:p><text:span text:style-name="T384">d</text:span><text:span text:style-name="T394">āhta</text:span></text:p>
          </table:table-cell>
          <table:covered-table-cell table:style-name="ce1422"/>
          <table:table-cell table:style-name="ce336" office:value-type="string" calcext:value-type="string">
            <text:p>(Meid, 1971:109)</text:p>
          </table:table-cell>
          <table:table-cell table:number-columns-repeated="2" table:style-name="ce1175" office:value-type="string" calcext:value-type="string">
            <text:p>ja </text:p>
          </table:table-cell>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23">
          <table:covered-table-cell table:style-name="ce1070"/>
          <table:covered-table-cell table:number-columns-repeated="2" table:style-name="ce323"/>
          <table:covered-table-cell table:style-name="ce335"/>
          <table:table-cell table:style-name="ce1115" table:number-columns-repeated="8"/>
          <table:table-cell table:style-name="ce1270"/>
          <table:table-cell table:style-name="ce1635"/>
          <table:table-cell table:style-name="ce1329"/>
          <table:table-cell table:style-name="ce1279"/>
          <table:table-cell table:number-columns-repeated="2"/>
          <table:table-cell table:style-name="ce1326"/>
          <table:table-cell table:style-name="ce1329"/>
          <table:table-cell table:style-name="ce1279"/>
          <table:table-cell table:number-columns-repeated="2"/>
          <table:table-cell table:style-name="ce1339"/>
          <table:table-cell table:style-name="ce1162"/>
          <table:table-cell table:style-name="ce1279"/>
          <table:table-cell table:number-columns-repeated="2"/>
          <table:table-cell table:style-name="ce1285" office:value-type="string" calcext:value-type="string">
            <text:p>þekta</text:p>
          </table:table-cell>
          <table:table-cell table:style-name="ce1329" office:value-type="string" calcext:value-type="string">
            <text:p>t</text:p>
          </table:table-cell>
          <table:table-cell table:style-name="ce336" office:value-type="string" calcext:value-type="string">
            <text:p>(Noreen, 1970: 348)</text:p>
          </table:table-cell>
          <table:table-cell table:style-name="ce1406" office:value-type="string" calcext:value-type="string">
            <text:p>Neubildung nach dem Präsens?<text:span text:style-name="T49"> Stammvokal</text:span> (Umlaut), <text:span text:style-name="T49">Stammauslaut</text:span> (Plosiv)</text:p>
          </table:table-cell>
          <table:table-cell table:style-name="ce1406" office:value-type="string" calcext:value-type="string">
            <text:p>Neubildung nach dem Präsens?<text:span text:style-name="T49"> Stammvokal</text:span> (Umlaut), <text:span text:style-name="T49">Stammauslaut</text:span> (Plosiv)</text:p>
          </table:table-cell>
          <table:table-cell table:style-name="ce1285" office:value-type="string" calcext:value-type="string">
            <text:p>þekta</text:p>
          </table:table-cell>
          <table:table-cell table:style-name="ce1329" office:value-type="string" calcext:value-type="string">
            <text:p>t</text:p>
          </table:table-cell>
          <table:table-cell table:style-name="ce336" office:value-type="string" calcext:value-type="string">
            <text:p>(Noreen, 1970: 348)</text:p>
          </table:table-cell>
          <table:table-cell table:style-name="ce1406" office:value-type="string" calcext:value-type="string">
            <text:p>Neubildung nach dem Präsens?<text:span text:style-name="T49"> Stammvokal</text:span> (Umlaut), <text:span text:style-name="T49">Stammauslaut</text:span> (Plosiv)</text:p>
          </table:table-cell>
          <table:table-cell table:style-name="ce1406" office:value-type="string" calcext:value-type="string">
            <text:p>Neubildung nach dem Präsens?<text:span text:style-name="T49"> Stammvokal</text:span> (Umlaut), <text:span text:style-name="T49">Stammauslaut</text:span> (Plosiv)</text:p>
          </table:table-cell>
          <table:table-cell table:style-name="ce1707" office:value-type="string" calcext:value-type="string">
            <text:p>thænkte</text:p>
          </table:table-cell>
          <table:table-cell table:style-name="ce1707" office:value-type="string" calcext:value-type="string">
            <text:p>t</text:p>
          </table:table-cell>
          <table:table-cell table:style-name="ce1706" office:value-type="string" calcext:value-type="string">
            <text:p>(Noreen, 1904: 455, 460)</text:p>
          </table:table-cell>
          <table:table-cell/>
          <table:table-cell table:style-name="ce1406" office:value-type="string" calcext:value-type="string">
            <text:p>Neubildung nach dem Präsens?</text:p>
          </table:table-cell>
          <table:table-cell table:style-name="ce1326"/>
          <table:table-cell table:style-name="ce1329"/>
          <table:table-cell table:style-name="ce336"/>
          <table:table-cell table:number-columns-repeated="2"/>
          <table:table-cell table:style-name="ce1285"/>
          <table:table-cell table:style-name="ce1329"/>
          <table:table-cell table:style-name="ce336"/>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23">
          <table:covered-table-cell table:style-name="ce1070"/>
          <table:covered-table-cell table:number-columns-repeated="2" table:style-name="ce323"/>
          <table:covered-table-cell table:style-name="ce335"/>
          <table:table-cell table:style-name="ce1115" table:number-columns-repeated="8"/>
          <table:table-cell table:style-name="ce1270"/>
          <table:table-cell table:style-name="ce1635"/>
          <table:table-cell table:style-name="ce1329"/>
          <table:table-cell table:style-name="ce1279"/>
          <table:table-cell table:number-columns-repeated="2"/>
          <table:table-cell table:style-name="ce1326"/>
          <table:table-cell table:style-name="ce1329"/>
          <table:table-cell table:style-name="ce1279"/>
          <table:table-cell table:number-columns-repeated="2"/>
          <table:table-cell table:style-name="ce1339"/>
          <table:table-cell table:style-name="ce1162"/>
          <table:table-cell table:style-name="ce1279"/>
          <table:table-cell table:number-columns-repeated="2"/>
          <table:table-cell table:style-name="ce1285" office:value-type="string" calcext:value-type="string">
            <text:p>þekþa</text:p>
          </table:table-cell>
          <table:table-cell table:style-name="ce1329" office:value-type="string" calcext:value-type="string">
            <text:p>þ</text:p>
          </table:table-cell>
          <table:table-cell table:style-name="ce336" office:value-type="string" calcext:value-type="string">
            <text:p>(Noreen, 1970: 348)</text:p>
          </table:table-cell>
          <table:table-cell table:style-name="ce1406" office:value-type="string" calcext:value-type="string">
            <text:p>Neubildung nach dem Präsens?<text:span text:style-name="T49"> Stammvokal</text:span> (Umlaut), <text:span text:style-name="T49">Stammauslaut</text:span> (Plosiv)</text:p>
          </table:table-cell>
          <table:table-cell table:style-name="ce1406" office:value-type="string" calcext:value-type="string">
            <text:p>Neubildung nach dem Präsens?<text:span text:style-name="T49"> Stammvokal</text:span> (Umlaut), <text:span text:style-name="T49">Stammauslaut</text:span> (Plosiv)</text:p>
          </table:table-cell>
          <table:table-cell table:style-name="ce1285" office:value-type="string" calcext:value-type="string">
            <text:p>þekþa</text:p>
          </table:table-cell>
          <table:table-cell table:style-name="ce1329" office:value-type="string" calcext:value-type="string">
            <text:p>þ</text:p>
          </table:table-cell>
          <table:table-cell table:style-name="ce336" office:value-type="string" calcext:value-type="string">
            <text:p>(Noreen, 1970: 348)</text:p>
          </table:table-cell>
          <table:table-cell table:style-name="ce1406" office:value-type="string" calcext:value-type="string">
            <text:p>Neubildung nach dem Präsens?<text:span text:style-name="T49"> Stammvokal</text:span> (Umlaut), <text:span text:style-name="T49">Stammauslaut</text:span> (Plosiv)</text:p>
          </table:table-cell>
          <table:table-cell table:style-name="ce1406" office:value-type="string" calcext:value-type="string">
            <text:p>Neubildung nach dem Präsens?<text:span text:style-name="T49"> Stammvokal</text:span> (Umlaut), <text:span text:style-name="T49">Stammauslaut</text:span> (Plosiv)</text:p>
          </table:table-cell>
          <table:table-cell table:style-name="ce1702" office:value-type="string" calcext:value-type="string">
            <text:p>thænkter</text:p>
          </table:table-cell>
          <table:table-cell table:style-name="ce1720" office:value-type="string" calcext:value-type="string">
            <text:p>t</text:p>
          </table:table-cell>
          <table:table-cell office:value-type="string" calcext:value-type="string">
            <text:p>(Noreen, 1904: 455, 460)</text:p>
          </table:table-cell>
          <table:table-cell/>
          <table:table-cell table:style-name="ce1406" office:value-type="string" calcext:value-type="string">
            <text:p>Neubildung nach dem Präsens?</text:p>
          </table:table-cell>
          <table:table-cell table:style-name="ce1326"/>
          <table:table-cell table:style-name="ce1329"/>
          <table:table-cell table:style-name="ce336"/>
          <table:table-cell table:number-columns-repeated="2"/>
          <table:table-cell table:style-name="ce1285"/>
          <table:table-cell table:style-name="ce1329"/>
          <table:table-cell table:style-name="ce336"/>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23">
          <table:covered-table-cell table:style-name="ce1070"/>
          <table:table-cell table:style-name="ce327" office:value-type="string" calcext:value-type="string" table:number-columns-spanned="1" table:number-rows-spanned="4">
            <text:p>Partizip Präteritum</text:p>
          </table:table-cell>
          <table:table-cell table:style-name="ce327" office:value-type="string" calcext:value-type="string" table:number-columns-spanned="1" table:number-rows-spanned="4">
            <text:p>'gedacht'</text:p>
          </table:table-cell>
          <table:covered-table-cell table:style-name="ce335"/>
          <table:table-cell table:style-name="ce1115" table:number-columns-repeated="8"/>
          <table:table-cell table:style-name="ce1270"/>
          <table:table-cell table:style-name="ce1635"/>
          <table:table-cell table:style-name="ce1329"/>
          <table:table-cell table:style-name="ce1279"/>
          <table:table-cell table:number-columns-repeated="2"/>
          <table:table-cell table:style-name="ce1326"/>
          <table:table-cell table:style-name="ce1329"/>
          <table:table-cell table:style-name="ce1279"/>
          <table:table-cell table:number-columns-repeated="2"/>
          <table:table-cell table:style-name="ce1339"/>
          <table:table-cell table:style-name="ce1162"/>
          <table:table-cell table:style-name="ce1279"/>
          <table:table-cell table:number-columns-repeated="2"/>
          <table:table-cell table:style-name="ce1289" office:value-type="string" calcext:value-type="string">
            <text:p>þektr</text:p>
          </table:table-cell>
          <table:table-cell table:style-name="ce1332" office:value-type="string" calcext:value-type="string">
            <text:p>t</text:p>
          </table:table-cell>
          <table:table-cell table:style-name="ce336" office:value-type="string" calcext:value-type="string">
            <text:p>(Noreen, 1970: 348)</text:p>
          </table:table-cell>
          <table:table-cell table:style-name="ce1406" office:value-type="string" calcext:value-type="string">
            <text:p>Neubildung nach dem Präsens?<text:span text:style-name="T49"> Stammvokal</text:span> (Umlaut), <text:span text:style-name="T49">Stammauslaut</text:span> (Plosiv)</text:p>
          </table:table-cell>
          <table:table-cell table:style-name="ce1406" office:value-type="string" calcext:value-type="string">
            <text:p>Neubildung nach dem Präsens?<text:span text:style-name="T49"> Stammvokal</text:span> (Umlaut), <text:span text:style-name="T49">Stammauslaut</text:span> (Plosiv)</text:p>
          </table:table-cell>
          <table:table-cell table:style-name="ce1289" office:value-type="string" calcext:value-type="string">
            <text:p>þektr</text:p>
          </table:table-cell>
          <table:table-cell table:style-name="ce1332" office:value-type="string" calcext:value-type="string">
            <text:p>t</text:p>
          </table:table-cell>
          <table:table-cell table:style-name="ce336" office:value-type="string" calcext:value-type="string">
            <text:p>(Noreen, 1970: 348)</text:p>
          </table:table-cell>
          <table:table-cell table:style-name="ce1406" office:value-type="string" calcext:value-type="string">
            <text:p>Neubildung nach dem Präsens?<text:span text:style-name="T49"> Stammvokal</text:span> (Umlaut), <text:span text:style-name="T49">Stammauslaut</text:span> (Plosiv)</text:p>
          </table:table-cell>
          <table:table-cell table:style-name="ce1406" office:value-type="string" calcext:value-type="string">
            <text:p>Neubildung nach dem Präsens?<text:span text:style-name="T49"> Stammvokal</text:span> (Umlaut), <text:span text:style-name="T49">Stammauslaut</text:span> (Plosiv)</text:p>
          </table:table-cell>
          <table:table-cell table:style-name="ce1706" table:number-columns-repeated="3"/>
          <table:table-cell table:number-columns-repeated="2"/>
          <table:table-cell table:style-name="ce1326"/>
          <table:table-cell table:style-name="ce1329"/>
          <table:table-cell table:style-name="ce336"/>
          <table:table-cell table:number-columns-repeated="2"/>
          <table:table-cell table:style-name="ce1285"/>
          <table:table-cell table:style-name="ce1329"/>
          <table:table-cell table:style-name="ce336"/>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11">
          <table:covered-table-cell table:style-name="ce1070"/>
          <table:covered-table-cell table:number-columns-repeated="2" table:style-name="ce327"/>
          <table:covered-table-cell table:style-name="ce335"/>
          <table:table-cell table:style-name="ce1115" table:number-columns-repeated="8"/>
          <table:table-cell table:style-name="ce1270"/>
          <table:table-cell table:style-name="ce1635"/>
          <table:table-cell table:style-name="ce1329"/>
          <table:table-cell table:style-name="ce1279"/>
          <table:table-cell table:number-columns-repeated="2"/>
          <table:table-cell table:style-name="ce1326"/>
          <table:table-cell table:style-name="ce1329"/>
          <table:table-cell table:style-name="ce1279"/>
          <table:table-cell table:number-columns-repeated="2"/>
          <table:table-cell table:style-name="ce1339"/>
          <table:table-cell table:style-name="ce1162"/>
          <table:table-cell table:style-name="ce1279"/>
          <table:table-cell table:number-columns-repeated="2"/>
          <table:table-cell table:style-name="ce1289"/>
          <table:table-cell table:style-name="ce1332"/>
          <table:table-cell table:style-name="ce336"/>
          <table:table-cell table:number-columns-repeated="2"/>
          <table:table-cell table:style-name="ce1289"/>
          <table:table-cell table:style-name="ce1332"/>
          <table:table-cell table:style-name="ce336"/>
          <table:table-cell table:number-columns-repeated="7"/>
          <table:table-cell table:style-name="ce1326"/>
          <table:table-cell table:style-name="ce1329"/>
          <table:table-cell table:style-name="ce336"/>
          <table:table-cell table:number-columns-repeated="2"/>
          <table:table-cell table:style-name="ce1289" office:value-type="string" calcext:value-type="string">
            <text:p>gidenkit</text:p>
          </table:table-cell>
          <table:table-cell table:style-name="ce1332" office:value-type="string" calcext:value-type="string">
            <text:p>t</text:p>
          </table:table-cell>
          <table:table-cell table:style-name="ce336" office:value-type="string" calcext:value-type="string">
            <text:p>(Sonderegger, 2003: 324)</text:p>
          </table:table-cell>
          <table:table-cell table:style-name="ce1406" office:value-type="string" calcext:value-type="string">
            <text:p>regelmäßige Neubildung? <text:span text:style-name="T49">Stammvokal</text:span> (Umlaut), <text:span text:style-name="T49">Stammauslaut</text:span> (n und Plosiv)</text:p>
          </table:table-cell>
          <table:table-cell table:style-name="ce1406" office:value-type="string" calcext:value-type="string">
            <text:p>regelmäßige Neubildung? <text:span text:style-name="T49">Stammvokal</text:span> (Umlaut), <text:span text:style-name="T49">Stammauslaut</text:span> (n und Plosiv)</text:p>
          </table:table-cell>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22">
          <table:covered-table-cell table:style-name="ce1070"/>
          <table:covered-table-cell table:number-columns-repeated="2" table:style-name="ce327"/>
          <table:covered-table-cell table:style-name="ce335"/>
          <table:table-cell table:style-name="ce1475" office:value-type="string" calcext:value-type="string">
            <text:p>idg. *tonǵ-tó- &gt; *tonḱ-tó-  (eigenes Rekonstrukt) – ausgehend von fehlendem Bindevokal? Grund: Hat sich in seiner Bildeweise gegenseitig mit got þugkjan beeinflusst (Lühr, 1984: 45) <text:span text:style-name="T49">Stammauslaut</text:span></text:p>
          </table:table-cell>
          <table:table-cell table:style-name="ce1499" office:value-type="string" calcext:value-type="string">
            <text:p>*þanhtaz <text:span text:style-name="T52">urgerm. fehlender Bindevokal </text:span></text:p>
          </table:table-cell>
          <table:table-cell table:style-name="ce1332" office:value-type="string" calcext:value-type="string">
            <text:p>*t</text:p>
          </table:table-cell>
          <table:table-cell table:style-name="ce1115" office:value-type="string" calcext:value-type="string">
            <text:p>(Ringe, 2006: 252)</text:p>
          </table:table-cell>
          <table:table-cell table:style-name="ce1475" office:value-type="string" calcext:value-type="string">
            <text:p>idg. *tonǵ-tó- &gt; *tonḱ-tó-  (eigenes Rekonstrukt) – ausgehend von fehlendem Bindevokal aufgrund Derivationsverhältnis zu <text:span text:style-name="T53">*þunkjan</text:span> <text:span text:style-name="T49">Stammauslaut</text:span></text:p>
          </table:table-cell>
          <table:table-cell table:style-name="ce1499" office:value-type="string" calcext:value-type="string">
            <text:p>*þanhtaz <text:span text:style-name="T52">urgerm. Fehlender Bindevokal </text:span></text:p>
          </table:table-cell>
          <table:table-cell table:style-name="ce1332" office:value-type="string" calcext:value-type="string">
            <text:p>*t</text:p>
          </table:table-cell>
          <table:table-cell table:style-name="ce1115" office:value-type="string" calcext:value-type="string">
            <text:p>(Ringe, 2006: 252)</text:p>
          </table:table-cell>
          <table:table-cell table:style-name="ce1270"/>
          <table:table-cell table:style-name="ce1638"/>
          <table:table-cell table:style-name="ce1332"/>
          <table:table-cell table:style-name="ce1315"/>
          <table:table-cell table:number-columns-repeated="2"/>
          <table:table-cell table:style-name="ce1289" office:value-type="string" calcext:value-type="string">
            <text:p>þāhts</text:p>
          </table:table-cell>
          <table:table-cell table:style-name="ce1423" office:value-type="string" calcext:value-type="string">
            <text:p>t</text:p>
          </table:table-cell>
          <table:table-cell office:value-type="string" calcext:value-type="string">
            <text:p>(Wright, 1997: 153)</text:p>
          </table:table-cell>
          <table:table-cell table:style-name="ce1175" office:value-type="string" calcext:value-type="string">
            <text:p>Mit Ausnahme von u werden got. alle auslautenden Kurzvokale vor einem einfachen Konsonanten synkopier (Wright, 1997: 35–36)</text:p>
          </table:table-cell>
          <table:table-cell table:style-name="ce1175" office:value-type="string" calcext:value-type="string">
            <text:p>Mit Ausnahme von u werden got. Alle auslautenden Kurzvokale vor einem einfachen Konsonanten synkopier (Wright, 1997: 35–36)</text:p>
          </table:table-cell>
          <table:table-cell table:style-name="ce1339"/>
          <table:table-cell table:style-name="ce1162"/>
          <table:table-cell table:style-name="ce1279"/>
          <table:table-cell table:number-columns-repeated="2"/>
          <table:table-cell table:style-name="ce1289"/>
          <table:table-cell table:style-name="ce1332"/>
          <table:table-cell table:style-name="ce336"/>
          <table:table-cell table:number-columns-repeated="2"/>
          <table:table-cell table:style-name="ce1289"/>
          <table:table-cell table:style-name="ce1332"/>
          <table:table-cell table:style-name="ce336"/>
          <table:table-cell table:number-columns-repeated="2"/>
          <table:table-cell table:style-name="ce1706" table:number-columns-repeated="3"/>
          <table:table-cell table:number-columns-repeated="2"/>
          <table:table-cell table:style-name="ce1742" office:value-type="string" calcext:value-type="string">
            <text:p>geþōht</text:p>
          </table:table-cell>
          <table:table-cell table:style-name="ce1423" office:value-type="string" calcext:value-type="string">
            <text:p>t</text:p>
          </table:table-cell>
          <table:table-cell table:style-name="ce336" office:value-type="string" calcext:value-type="string">
            <text:p>(Campbell, 1997: 331)</text:p>
          </table:table-cell>
          <table:table-cell table:number-columns-repeated="2" table:style-name="ce1763" office:value-type="string" calcext:value-type="string">
            <text:p>ae. ō ist lautgesetzlich aus ā entstanden: *br āhtō &gt; *brōhtō &gt; ae. Brōhte (Voyles, 1992: 140)</text:p>
          </table:table-cell>
          <table:table-cell table:style-name="ce1289" office:value-type="string" calcext:value-type="string">
            <text:p>gidāht </text:p>
          </table:table-cell>
          <table:table-cell table:style-name="ce1423" office:value-type="string" calcext:value-type="string">
            <text:p>t</text:p>
          </table:table-cell>
          <table:table-cell table:style-name="ce336" office:value-type="string" calcext:value-type="string">
            <text:p>(Sonderegger, 2003: 324)</text:p>
          </table:table-cell>
          <table:table-cell table:number-columns-repeated="2" table:style-name="ce1175" office:value-type="string" calcext:value-type="string">
            <text:p>ja </text:p>
          </table:table-cell>
          <table:table-cell table:style-name="ce1289" office:value-type="string" calcext:value-type="string">
            <text:p>githâht</text:p>
          </table:table-cell>
          <table:table-cell table:style-name="ce1423" office:value-type="string" calcext:value-type="string">
            <text:p>t</text:p>
          </table:table-cell>
          <table:table-cell table:style-name="ce1774" office:value-type="string" calcext:value-type="string">
            <text:p>(Behagel, Taeger, 1996: 11)</text:p>
          </table:table-cell>
          <table:table-cell table:number-columns-repeated="2" table:style-name="ce1175" office:value-type="string" calcext:value-type="string">
            <text:p>ja </text:p>
          </table:table-cell>
          <table:table-cell table:style-name="ce1317"/>
          <table:table-cell table:style-name="ce1279" table:number-columns-repeated="5"/>
        </table:table-row>
        <table:table-row table:style-name="ro23">
          <table:covered-table-cell table:style-name="ce1070"/>
          <table:covered-table-cell table:number-columns-repeated="2" table:style-name="ce327"/>
          <table:covered-table-cell table:style-name="ce335"/>
          <table:table-cell table:style-name="ce1118" table:number-columns-repeated="8"/>
          <table:table-cell table:style-name="ce1271"/>
          <table:table-cell table:style-name="ce1639"/>
          <table:table-cell table:style-name="ce326"/>
          <table:table-cell table:style-name="ce335"/>
          <table:table-cell table:number-columns-repeated="2"/>
          <table:table-cell table:style-name="ce1493"/>
          <table:table-cell table:style-name="ce1375"/>
          <table:table-cell table:style-name="ce1661"/>
          <table:table-cell table:number-columns-repeated="2"/>
          <table:table-cell table:style-name="ce1341"/>
          <table:table-cell table:style-name="ce326"/>
          <table:table-cell table:style-name="ce335"/>
          <table:table-cell table:number-columns-repeated="2"/>
          <table:table-cell table:style-name="ce1200" office:value-type="string" calcext:value-type="string">
            <text:p>þekþr</text:p>
          </table:table-cell>
          <table:table-cell table:style-name="ce1331" office:value-type="string" calcext:value-type="string">
            <text:p>þ</text:p>
          </table:table-cell>
          <table:table-cell table:style-name="ce335" office:value-type="string" calcext:value-type="string">
            <text:p>(Noreen, 1970: 348)</text:p>
          </table:table-cell>
          <table:table-cell table:style-name="ce1406" office:value-type="string" calcext:value-type="string">
            <text:p>Neubildung nach dem Präsens?<text:span text:style-name="T49"> Stammvokal</text:span> (Umlaut), <text:span text:style-name="T49">Stammauslaut</text:span> (Plosiv)</text:p>
          </table:table-cell>
          <table:table-cell table:style-name="ce1406" office:value-type="string" calcext:value-type="string">
            <text:p>Neubildung nach dem Präsens?<text:span text:style-name="T49"> Stammvokal</text:span> (Umlaut), <text:span text:style-name="T49">Stammauslaut</text:span> (Plosiv)</text:p>
          </table:table-cell>
          <table:table-cell table:style-name="ce1200" office:value-type="string" calcext:value-type="string">
            <text:p>þekþr</text:p>
          </table:table-cell>
          <table:table-cell table:style-name="ce1331" office:value-type="string" calcext:value-type="string">
            <text:p>þ</text:p>
          </table:table-cell>
          <table:table-cell table:style-name="ce335" office:value-type="string" calcext:value-type="string">
            <text:p>(Noreen, 1970: 348)</text:p>
          </table:table-cell>
          <table:table-cell table:style-name="ce1406" office:value-type="string" calcext:value-type="string">
            <text:p>Neubildung nach dem Präsens?<text:span text:style-name="T49"> Stammvokal</text:span> (Umlaut), <text:span text:style-name="T49">Stammauslaut</text:span> (Plosiv)</text:p>
          </table:table-cell>
          <table:table-cell table:style-name="ce1406" office:value-type="string" calcext:value-type="string">
            <text:p>Neubildung nach dem Präsens?<text:span text:style-name="T49"> Stammvokal</text:span> (Umlaut), <text:span text:style-name="T49">Stammauslaut</text:span> (Plosiv)</text:p>
          </table:table-cell>
          <table:table-cell table:style-name="ce1705"/>
          <table:table-cell table:style-name="ce1723" table:number-columns-repeated="2"/>
          <table:table-cell table:number-columns-repeated="2"/>
          <table:table-cell table:style-name="ce1743"/>
          <table:table-cell table:style-name="ce1758" table:number-columns-repeated="2"/>
          <table:table-cell table:number-columns-repeated="2"/>
          <table:table-cell table:style-name="ce1758" table:number-columns-repeated="3"/>
          <table:table-cell table:number-columns-repeated="2"/>
          <table:table-cell table:style-name="ce1758" table:number-columns-repeated="3"/>
          <table:table-cell table:number-columns-repeated="2"/>
          <table:table-cell table:style-name="ce1341"/>
          <table:table-cell table:style-name="ce326" table:number-columns-repeated="5"/>
        </table:table-row>
        <table:table-row table:style-name="ro36">
          <table:table-cell table:style-name="ce310" office:value-type="float" office:value="20" calcext:value-type="float" table:number-columns-spanned="1" table:number-rows-spanned="7">
            <text:p>20</text:p>
          </table:table-cell>
          <table:table-cell office:value-type="string" calcext:value-type="string">
            <text:p>Infinitiv</text:p>
          </table:table-cell>
          <table:table-cell office:value-type="string" calcext:value-type="string">
            <text:p>'erzählen, strecken'</text:p>
          </table:table-cell>
          <table:table-cell table:style-name="ce335" office:value-type="string" calcext:value-type="string" table:number-columns-spanned="1" table:number-rows-spanned="7">
            <text:p>I. Klasse</text:p>
          </table:table-cell>
          <table:table-cell table:style-name="ce1198" office:value-type="string" calcext:value-type="string">
            <text:p><text:span text:style-name="T53">*h₃roǵ-éie- </text:span>‚gerade richten, ausstrecken‘ (Rix, 2001:  304)</text:p>
          </table:table-cell>
          <table:table-cell table:style-name="ce1100" office:value-type="string" calcext:value-type="string">
            <text:p>- sekundäre Präsensstämme auf Tektal, *-je/o außergotisch ohne Bindevokal im Prät. </text:p>
          </table:table-cell>
          <table:table-cell table:style-name="ce1472"/>
          <table:table-cell table:style-name="ce1472" office:value-type="string" calcext:value-type="string">
            <text:p>(Lühr, 1984: 45)</text:p>
          </table:table-cell>
          <table:table-cell table:style-name="ce1198" office:value-type="string" calcext:value-type="string">
            <text:p>*h₃roǵ-éie- ‚gerade richten, ausstrecken‘ (Rix, 2001: <text:s/>304)</text:p>
          </table:table-cell>
          <table:table-cell table:style-name="ce1198" office:value-type="string" calcext:value-type="string">
            <text:p>*rakjaną &gt; wgerm. *rak<text:span text:style-name="T71">ʲ</text:span> k<text:span text:style-name="T71">ʲ</text:span> an – wgerm. i-Synkope im Prät. Parallel zu *wakjaną (Ringe, Taylor, 2014: 98)</text:p>
          </table:table-cell>
          <table:table-cell table:style-name="ce1568" office:value-type="string" calcext:value-type="string">
            <text:p>Zusatzannahme für alle Fälle *-k- * Synkope . Lexikalische Analogie (Ringe, Taylor, 2014: 98-99) – nicht überprüfbar <text:span text:style-name="T320">Stammauslaut, Stammvokal</text:span></text:p>
          </table:table-cell>
          <table:table-cell table:style-name="ce1482" office:value-type="string" calcext:value-type="string">
            <text:p>(Ringe, 2014: 288)</text:p>
          </table:table-cell>
          <table:table-cell table:style-name="ce1491" office:value-type="string" calcext:value-type="string">
            <text:p>*h₃roǵ-éie- (Kroonen, 2013: 403) – das ist der Kausativ-Iterativ zu *h₃reǵ- ‚gerade richten, ausstrecken‘ (Rix, 2001: <text:s/>304)</text:p>
          </table:table-cell>
          <table:table-cell table:style-name="ce1126" office:value-type="string" calcext:value-type="string">
            <text:p>*rakjan</text:p>
          </table:table-cell>
          <table:table-cell table:style-name="ce1328"/>
          <table:table-cell table:style-name="ce1312" office:value-type="string" calcext:value-type="string">
            <text:p>(Kroonen, 2013: 403)</text:p>
          </table:table-cell>
          <table:table-cell table:style-name="ce1198" table:number-columns-repeated="2"/>
          <table:table-cell table:style-name="ce1126" office:value-type="string" calcext:value-type="string">
            <text:p>rakjan</text:p>
          </table:table-cell>
          <table:table-cell table:style-name="ce1328"/>
          <table:table-cell office:value-type="string" calcext:value-type="string">
            <text:p>(Holthausen, 1974: 256)</text:p>
          </table:table-cell>
          <table:table-cell table:style-name="ce1198" table:number-columns-repeated="2"/>
          <table:table-cell table:style-name="ce1340"/>
          <table:table-cell table:style-name="ce1328"/>
          <table:table-cell table:style-name="ce1312"/>
          <table:table-cell table:style-name="ce1198" table:number-columns-repeated="2"/>
          <table:table-cell table:style-name="ce1127" office:value-type="string" calcext:value-type="string">
            <text:p>rekja</text:p>
          </table:table-cell>
          <table:table-cell table:style-name="ce1279"/>
          <table:table-cell table:style-name="ce336" office:value-type="string" calcext:value-type="string">
            <text:p>(Kroonen, 2013: 403)</text:p>
          </table:table-cell>
          <table:table-cell table:style-name="ce1198" table:number-columns-repeated="2"/>
          <table:table-cell office:value-type="string" calcext:value-type="string">
            <text:p>rekja</text:p>
          </table:table-cell>
          <table:table-cell table:style-name="ce1279"/>
          <table:table-cell table:style-name="ce336" office:value-type="string" calcext:value-type="string">
            <text:p>(Holthausen, 1974: 256)</text:p>
          </table:table-cell>
          <table:table-cell table:style-name="ce1198" table:number-columns-repeated="2"/>
          <table:table-cell office:value-type="string" calcext:value-type="string">
            <text:p>ræk(k)ia</text:p>
          </table:table-cell>
          <table:table-cell/>
          <table:table-cell office:value-type="string" calcext:value-type="string">
            <text:p>(Noreen, 1904: 453)</text:p>
          </table:table-cell>
          <table:table-cell table:style-name="ce1738"/>
          <table:table-cell table:style-name="ce1198"/>
          <table:table-cell table:style-name="ce1657" office:value-type="string" calcext:value-type="string">
            <text:p>reċċan</text:p>
          </table:table-cell>
          <table:table-cell table:style-name="ce1279"/>
          <table:table-cell table:style-name="ce336" office:value-type="string" calcext:value-type="string">
            <text:p>(Campbell, 1997: 330)</text:p>
          </table:table-cell>
          <table:table-cell table:style-name="ce1198" table:number-columns-repeated="2"/>
          <table:table-cell table:style-name="ce1127" office:value-type="string" calcext:value-type="string">
            <text:p>recchen</text:p>
          </table:table-cell>
          <table:table-cell table:style-name="ce1279"/>
          <table:table-cell table:style-name="ce336" office:value-type="string" calcext:value-type="string">
            <text:p>(Holthausen, 1974: 256)</text:p>
          </table:table-cell>
          <table:table-cell table:style-name="ce1198" table:number-columns-repeated="2"/>
          <table:table-cell table:style-name="ce1127" office:value-type="string" calcext:value-type="string">
            <text:p>rekkian</text:p>
          </table:table-cell>
          <table:table-cell table:style-name="ce1279"/>
          <table:table-cell table:style-name="ce336" office:value-type="string" calcext:value-type="string">
            <text:p>(Tiefenbach, 2010: 311)</text:p>
          </table:table-cell>
          <table:table-cell table:style-name="ce1198" table:number-columns-repeated="2"/>
          <table:table-cell table:style-name="ce1317"/>
          <table:table-cell table:style-name="ce1279" table:number-columns-repeated="5"/>
        </table:table-row>
        <table:table-row table:style-name="ro12">
          <table:covered-table-cell table:style-name="ce1070"/>
          <table:table-cell office:value-type="string" calcext:value-type="string">
            <text:p>1.Sg.Ind.Präs. Akt. <text:s/></text:p>
          </table:table-cell>
          <table:table-cell table:style-name="ce1279"/>
          <table:covered-table-cell table:style-name="ce335"/>
          <table:table-cell table:style-name="ce1115" table:number-columns-repeated="8"/>
          <table:table-cell table:style-name="ce1270" office:value-type="string" calcext:value-type="string">
            <text:p>deverbal</text:p>
          </table:table-cell>
          <table:table-cell table:style-name="ce1632"/>
          <table:table-cell table:style-name="ce1279" table:number-columns-repeated="2"/>
          <table:table-cell table:number-columns-repeated="2"/>
          <table:table-cell table:style-name="ce1632"/>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2"/>
          <table:table-cell office:value-type="string" calcext:value-type="string">
            <text:p>ræker</text:p>
          </table:table-cell>
          <table:table-cell/>
          <table:table-cell office:value-type="string" calcext:value-type="string">
            <text:p>(Noreen, 1904: 452, 453)</text:p>
          </table:table-cell>
          <table:table-cell table:number-columns-repeated="2"/>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2"/>
          <table:table-cell table:style-name="ce1771"/>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070"/>
          <table:table-cell office:value-type="string" calcext:value-type="string">
            <text:p>1.Pl.Ind.Präs. Akt.</text:p>
          </table:table-cell>
          <table:table-cell table:style-name="ce1279"/>
          <table:covered-table-cell table:style-name="ce335"/>
          <table:table-cell table:style-name="ce1115" table:number-columns-repeated="5"/>
          <table:table-cell table:style-name="ce1196" table:number-columns-repeated="3"/>
          <table:table-cell table:style-name="ce1270"/>
          <table:table-cell table:style-name="ce1632"/>
          <table:table-cell table:style-name="ce1279" table:number-columns-repeated="2"/>
          <table:table-cell table:number-columns-repeated="2"/>
          <table:table-cell table:style-name="ce1317"/>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17"/>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23">
          <table:covered-table-cell table:style-name="ce1070"/>
          <table:table-cell table:style-name="ce322" office:value-type="string" calcext:value-type="string" table:number-columns-spanned="1" table:number-rows-spanned="2">
            <text:p>1.Sg.Ind.Prät. Akt.</text:p>
          </table:table-cell>
          <table:table-cell table:style-name="ce322" office:value-type="string" calcext:value-type="string" table:number-columns-spanned="1" table:number-rows-spanned="2">
            <text:p>'ich erzählte'</text:p>
          </table:table-cell>
          <table:covered-table-cell table:style-name="ce335"/>
          <table:table-cell table:style-name="ce1115"/>
          <table:table-cell table:style-name="ce1135" office:value-type="string" calcext:value-type="string">
            <text:p><text:span text:style-name="T53">*raki-</text:span><text:span text:style-name="T212">đ-ōᵐ &gt; </text:span><text:span text:style-name="T53">*raki</text:span><text:span text:style-name="T212">đōᵐ</text:span></text:p>
          </table:table-cell>
          <table:table-cell table:style-name="ce1153" office:value-type="string" calcext:value-type="string">
            <text:p>*<text:span text:style-name="T281">đ</text:span></text:p>
          </table:table-cell>
          <table:table-cell table:style-name="ce1159" office:value-type="string" calcext:value-type="string">
            <text:p>(eigenes Rekonstrukt)</text:p>
          </table:table-cell>
          <table:table-cell table:style-name="ce1115"/>
          <table:table-cell table:style-name="ce1564" office:value-type="string" calcext:value-type="string">
            <text:p><text:span text:style-name="T333">urgerm.</text:span><text:span text:style-name="T53"> </text:span><text:span text:style-name="T334">*raki</text:span><text:span text:style-name="T335">đ[a- </text:span><text:span text:style-name="T336">ded]ē</text:span><text:span text:style-name="T337">  &gt;</text:span><text:span text:style-name="T212"> </text:span>*rakidē &gt; wgerm. *rakidē &gt; *rahtē</text:p>
          </table:table-cell>
          <table:table-cell table:style-name="ce1564" office:value-type="string" calcext:value-type="string">
            <text:p>*<text:span text:style-name="T347">đ</text:span><text:span text:style-name="T348"> </text:span>&gt; wgerm. *t</text:p>
          </table:table-cell>
          <table:table-cell table:style-name="ce1542" office:value-type="string" calcext:value-type="string">
            <text:p>eigene Rekonstrukte</text:p>
          </table:table-cell>
          <table:table-cell table:style-name="ce1270"/>
          <table:table-cell table:style-name="ce1632"/>
          <table:table-cell table:style-name="ce1279" table:number-columns-repeated="2"/>
          <table:table-cell table:number-columns-repeated="2"/>
          <table:table-cell table:style-name="ce1460" office:value-type="string" calcext:value-type="string">
            <text:p><text:span text:style-name="T154">uf-rakida</text:span> 3. Sg.</text:p>
          </table:table-cell>
          <table:table-cell table:style-name="ce1659" office:value-type="string" calcext:value-type="string">
            <text:p>d</text:p>
          </table:table-cell>
          <table:table-cell table:style-name="ce1279" office:value-type="string" calcext:value-type="string">
            <text:p>(<text:span text:style-name="T368">Snædal, 1998: 826)</text:span></text:p>
          </table:table-cell>
          <table:table-cell table:number-columns-repeated="2" table:style-name="ce1175" office:value-type="string" calcext:value-type="string">
            <text:p>ja</text:p>
          </table:table-cell>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17"/>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285" office:value-type="string" calcext:value-type="string">
            <text:p>rehhita</text:p>
          </table:table-cell>
          <table:table-cell table:style-name="ce1659" office:value-type="string" calcext:value-type="string">
            <text:p>t</text:p>
          </table:table-cell>
          <table:table-cell table:style-name="ce336" office:value-type="string" calcext:value-type="string">
            <text:p>(Braune, Eggers, 1987: 293)</text:p>
          </table:table-cell>
          <table:table-cell table:style-name="ce1406" office:value-type="string" calcext:value-type="string">
            <text:p>regelmäßige Neubildung? <text:span text:style-name="T49">Stammvokal, Stammauslaut</text:span></text:p>
          </table:table-cell>
          <table:table-cell table:style-name="ce1406" office:value-type="string" calcext:value-type="string">
            <text:p>regelmäßige Neubildung? <text:span text:style-name="T49">Stammvokal, Stammauslaut</text:span></text:p>
          </table:table-cell>
          <table:table-cell table:style-name="ce1285" office:value-type="string" calcext:value-type="string">
            <text:p>rekida</text:p>
          </table:table-cell>
          <table:table-cell table:style-name="ce1329" office:value-type="string" calcext:value-type="string">
            <text:p>d</text:p>
          </table:table-cell>
          <table:table-cell table:style-name="ce336" office:value-type="string" calcext:value-type="string">
            <text:p>(Gallée, 1993: 263)</text:p>
          </table:table-cell>
          <table:table-cell table:style-name="ce1406" office:value-type="string" calcext:value-type="string">
            <text:p>regelmäßige Neubildung? <text:span text:style-name="T49">Stammvokal, Stammauslaut</text:span></text:p>
          </table:table-cell>
          <table:table-cell table:style-name="ce1406" office:value-type="string" calcext:value-type="string">
            <text:p>regelmäßige Neubildung? <text:span text:style-name="T49">Stammvokal, Stammauslaut</text:span></text:p>
          </table:table-cell>
          <table:table-cell table:style-name="ce1317"/>
          <table:table-cell table:style-name="ce1279" table:number-columns-repeated="5"/>
        </table:table-row>
        <table:table-row table:style-name="ro51">
          <table:covered-table-cell table:style-name="ce1070"/>
          <table:covered-table-cell table:number-columns-repeated="2" table:style-name="ce323"/>
          <table:covered-table-cell table:style-name="ce335"/>
          <table:table-cell table:style-name="ce1115" table:number-columns-repeated="5"/>
          <table:table-cell table:style-name="ce1196" table:number-columns-repeated="3"/>
          <table:table-cell table:style-name="ce1270"/>
          <table:table-cell table:style-name="ce1558" office:value-type="string" calcext:value-type="string">
            <text:p>*rahtōⁿ</text:p>
          </table:table-cell>
          <table:table-cell table:style-name="ce1579" office:value-type="string" calcext:value-type="string">
            <text:p>*t</text:p>
          </table:table-cell>
          <table:table-cell table:style-name="ce1315" office:value-type="string" calcext:value-type="string">
            <text:p>eigenes Rekonstrukt</text:p>
          </table:table-cell>
          <table:table-cell table:style-name="ce1188" table:number-columns-repeated="2"/>
          <table:table-cell table:style-name="ce1493"/>
          <table:table-cell table:style-name="ce1375" table:number-columns-repeated="2"/>
          <table:table-cell table:style-name="ce1188" table:number-columns-repeated="2"/>
          <table:table-cell table:style-name="ce1339"/>
          <table:table-cell table:style-name="ce1162"/>
          <table:table-cell table:style-name="ce1279"/>
          <table:table-cell table:style-name="ce1188" table:number-columns-repeated="2"/>
          <table:table-cell table:style-name="ce1285" office:value-type="string" calcext:value-type="string">
            <text:p>rakta </text:p>
          </table:table-cell>
          <table:table-cell table:style-name="ce1659" office:value-type="string" calcext:value-type="string">
            <text:p>t</text:p>
          </table:table-cell>
          <table:table-cell table:style-name="ce336" office:value-type="string" calcext:value-type="string">
            <text:p>(Baetke, 1976: 494)</text:p>
          </table:table-cell>
          <table:table-cell table:number-columns-repeated="2" table:style-name="ce1680" office:value-type="string" calcext:value-type="string">
            <text:p>urnord. allmähliche <text:s/>Synkope unbetonter Kurzvokale, i nach betonter kurzer Silbe rel. spät [vor Umlaut] (Noreen, 1970: 132–133) , ð &gt; <text:s/>þ &gt; t nach stl. f, k, p z.B. merkia 'bezeichnen' Prät. merkta (älter: merkþa) (Noreen, 1970: 176)</text:p>
          </table:table-cell>
          <table:table-cell table:style-name="ce1374"/>
          <table:table-cell table:style-name="ce1279"/>
          <table:table-cell table:style-name="ce336"/>
          <table:table-cell table:style-name="ce1188" table:number-columns-repeated="2"/>
          <table:table-cell table:style-name="ce1701" office:value-type="string" calcext:value-type="string">
            <text:p>rakte</text:p>
          </table:table-cell>
          <table:table-cell table:style-name="ce1396" office:value-type="string" calcext:value-type="string">
            <text:p>t</text:p>
          </table:table-cell>
          <table:table-cell office:value-type="string" calcext:value-type="string">
            <text:p>(Noreen, 1904: 452, 453)</text:p>
          </table:table-cell>
          <table:table-cell table:style-name="ce1386"/>
          <table:table-cell table:style-name="ce1188"/>
          <table:table-cell table:style-name="ce1744" office:value-type="string" calcext:value-type="string">
            <text:p>reahte, rehte</text:p>
          </table:table-cell>
          <table:table-cell table:style-name="ce1329" office:value-type="string" calcext:value-type="string">
            <text:p>t</text:p>
          </table:table-cell>
          <table:table-cell table:style-name="ce336" office:value-type="string" calcext:value-type="string">
            <text:p>(Campbell, 1997: 330)</text:p>
          </table:table-cell>
          <table:table-cell table:number-columns-repeated="2" table:style-name="ce1175" office:value-type="string" calcext:value-type="string">
            <text:p>ae. betontes a &gt; æ, Brechung zu ea vor h/x (Voyles, 1992: 146, 147)</text:p>
          </table:table-cell>
          <table:table-cell table:style-name="ce1285" office:value-type="string" calcext:value-type="string">
            <text:p>rahta, </text:p>
          </table:table-cell>
          <table:table-cell table:style-name="ce1659" office:value-type="string" calcext:value-type="string">
            <text:p>t </text:p>
          </table:table-cell>
          <table:table-cell table:style-name="ce336" office:value-type="string" calcext:value-type="string">
            <text:p>(Braune, Eggers, 1987: 293)</text:p>
          </table:table-cell>
          <table:table-cell table:number-columns-repeated="2" table:style-name="ce1175" office:value-type="string" calcext:value-type="string">
            <text:p>ja</text:p>
          </table:table-cell>
          <table:table-cell table:style-name="ce1285" office:value-type="string" calcext:value-type="string">
            <text:p><text:span text:style-name="T136">Nur 3.Pl.Prät.:</text:span><text:span text:style-name="T369"> rekidun</text:span></text:p>
          </table:table-cell>
          <table:table-cell table:style-name="ce1329" office:value-type="string" calcext:value-type="string">
            <text:p>(d)</text:p>
          </table:table-cell>
          <table:table-cell table:style-name="ce336" office:value-type="string" calcext:value-type="string">
            <text:p>(Tiefenbach, 2010: 311)</text:p>
          </table:table-cell>
          <table:table-cell table:style-name="ce1406" office:value-type="string" calcext:value-type="string">
            <text:p>regelmäßige Neubildung? <text:span text:style-name="T49">Stammvokal, Stammauslaut</text:span></text:p>
          </table:table-cell>
          <table:table-cell table:style-name="ce1406" office:value-type="string" calcext:value-type="string">
            <text:p>regelmäßige Neubildung? <text:span text:style-name="T49">Stammvokal, Stammauslaut</text:span></text:p>
          </table:table-cell>
          <table:table-cell table:style-name="ce1317"/>
          <table:table-cell table:style-name="ce1279" table:number-columns-repeated="5"/>
        </table:table-row>
        <table:table-row table:style-name="ro52">
          <table:covered-table-cell table:style-name="ce1070"/>
          <table:table-cell table:style-name="ce323" table:number-columns-repeated="2"/>
          <table:covered-table-cell table:style-name="ce335"/>
          <table:table-cell table:style-name="ce1115" table:number-columns-repeated="5"/>
          <table:table-cell table:style-name="ce1196" table:number-columns-repeated="3"/>
          <table:table-cell table:style-name="ce1270"/>
          <table:table-cell table:style-name="ce1558"/>
          <table:table-cell table:style-name="ce1579"/>
          <table:table-cell table:style-name="ce1315"/>
          <table:table-cell table:style-name="ce1317" table:number-columns-repeated="2"/>
          <table:table-cell table:style-name="ce1493"/>
          <table:table-cell table:style-name="ce1375" table:number-columns-repeated="2"/>
          <table:table-cell table:style-name="ce1317" table:number-columns-repeated="2"/>
          <table:table-cell table:style-name="ce1339"/>
          <table:table-cell table:style-name="ce1162"/>
          <table:table-cell table:style-name="ce1279"/>
          <table:table-cell table:style-name="ce1317" table:number-columns-repeated="2"/>
          <table:table-cell table:style-name="ce1285"/>
          <table:table-cell table:style-name="ce1659"/>
          <table:table-cell table:style-name="ce336"/>
          <table:table-cell table:style-name="ce1317" table:number-columns-repeated="2"/>
          <table:table-cell table:style-name="ce1374"/>
          <table:table-cell table:style-name="ce1279"/>
          <table:table-cell table:style-name="ce336"/>
          <table:table-cell table:style-name="ce1317" table:number-columns-repeated="2"/>
          <table:table-cell table:style-name="ce1701"/>
          <table:table-cell table:style-name="ce1396"/>
          <table:table-cell/>
          <table:table-cell table:style-name="ce1695"/>
          <table:table-cell table:style-name="ce1317"/>
          <table:table-cell table:style-name="ce1744"/>
          <table:table-cell table:style-name="ce1329"/>
          <table:table-cell table:style-name="ce336"/>
          <table:table-cell table:style-name="ce1317" table:number-columns-repeated="2"/>
          <table:table-cell table:style-name="ce1285" office:value-type="string" calcext:value-type="string">
            <text:p>racta</text:p>
          </table:table-cell>
          <table:table-cell table:style-name="ce1659" office:value-type="string" calcext:value-type="string">
            <text:p>t</text:p>
          </table:table-cell>
          <table:table-cell table:style-name="ce336" office:value-type="string" calcext:value-type="string">
            <text:p>(Braune, Eggers, 1987: 293)</text:p>
          </table:table-cell>
          <table:table-cell table:style-name="ce1175" office:value-type="string" calcext:value-type="string">
            <text:p>ja</text:p>
          </table:table-cell>
          <table:table-cell table:style-name="ce1406" office:value-type="string" calcext:value-type="string">
            <text:p>regelmäßige Neubildung? <text:span text:style-name="T49">Stammauslaut </text:span>(Plosiv)</text:p>
          </table:table-cell>
          <table:table-cell table:style-name="ce1285"/>
          <table:table-cell table:style-name="ce1329"/>
          <table:table-cell table:style-name="ce336"/>
          <table:table-cell table:style-name="ce1317" table:number-columns-repeated="3"/>
          <table:table-cell table:style-name="ce1279" table:number-columns-repeated="5"/>
        </table:table-row>
        <table:table-row table:style-name="ro53">
          <table:covered-table-cell table:style-name="ce1070"/>
          <table:table-cell table:style-name="ce326" office:value-type="string" calcext:value-type="string">
            <text:p>Partizip Präteritum</text:p>
          </table:table-cell>
          <table:table-cell table:style-name="ce326" office:value-type="string" calcext:value-type="string">
            <text:p>'erzählt'</text:p>
          </table:table-cell>
          <table:covered-table-cell table:style-name="ce335"/>
          <table:table-cell table:style-name="ce1118" office:value-type="string" calcext:value-type="string">
            <text:p>Idg.<text:span text:style-name="T53"> *h₃roǵ-itós</text:span> </text:p>
          </table:table-cell>
          <table:table-cell table:style-name="ce1118" office:value-type="string" calcext:value-type="string">
            <text:p>urgerm. <text:span text:style-name="T53">*rak-i</text:span><text:span text:style-name="T212">đa-</text:span></text:p>
          </table:table-cell>
          <table:table-cell table:style-name="ce1529" office:value-type="string" calcext:value-type="string">
            <text:p><text:span text:style-name="T282">*</text:span><text:span text:style-name="T283">đ</text:span></text:p>
          </table:table-cell>
          <table:table-cell table:style-name="ce1172" office:value-type="string" calcext:value-type="string">
            <text:p>(eigenes Rekonstrukt)</text:p>
          </table:table-cell>
          <table:table-cell table:style-name="ce1177" office:value-type="string" calcext:value-type="string">
            <text:p>Idg.<text:span text:style-name="T53"> *h₃roǵ-itós</text:span> &gt; urgerm. <text:span text:style-name="T53">*rak-i</text:span><text:span text:style-name="T212">đa-</text:span><text:span text:style-name="T156"> (eigenes Rekonstrukt) &gt;  Auslautgesetze: Schwund auslautender nicht-hoher Vokale (Speyer, 2007: 40), - soweit alles problemlos </text:span></text:p>
          </table:table-cell>
          <table:table-cell table:style-name="ce1132" office:value-type="string" calcext:value-type="string">
            <text:p><text:span text:style-name="T53">*raki</text:span><text:span text:style-name="T212">đ</text:span><text:span text:style-name="T53">az </text:span>&gt; wgerm. *rakid &gt; *raht</text:p>
          </table:table-cell>
          <table:table-cell table:style-name="ce1132" office:value-type="string" calcext:value-type="string">
            <text:p>*<text:span text:style-name="T268">đ</text:span> &gt; wgerm. *t</text:p>
          </table:table-cell>
          <table:table-cell table:style-name="ce1542" office:value-type="string" calcext:value-type="string">
            <text:p>eigene Rekonstrukte</text:p>
          </table:table-cell>
          <table:table-cell table:style-name="ce1271"/>
          <table:table-cell table:style-name="ce1634" office:value-type="string" calcext:value-type="string">
            <text:p>*rahta </text:p>
          </table:table-cell>
          <table:table-cell table:style-name="ce1331" office:value-type="string" calcext:value-type="string">
            <text:p>*t</text:p>
          </table:table-cell>
          <table:table-cell table:style-name="ce1649" office:value-type="string" calcext:value-type="string">
            <text:p>eigenes Rekonstrukt</text:p>
          </table:table-cell>
          <table:table-cell table:style-name="ce1118" table:number-columns-repeated="2"/>
          <table:table-cell table:style-name="ce1323" office:value-type="string" calcext:value-type="string">
            <text:p>*rakiþs fehlt</text:p>
          </table:table-cell>
          <table:table-cell table:style-name="ce326"/>
          <table:table-cell table:style-name="ce335"/>
          <table:table-cell table:style-name="ce1118" table:number-columns-repeated="2"/>
          <table:table-cell table:style-name="ce1341"/>
          <table:table-cell table:style-name="ce326"/>
          <table:table-cell table:style-name="ce335"/>
          <table:table-cell table:style-name="ce1118" table:number-columns-repeated="2"/>
          <table:table-cell table:style-name="ce1291"/>
          <table:table-cell table:style-name="ce326"/>
          <table:table-cell table:style-name="ce335"/>
          <table:table-cell table:style-name="ce1118" table:number-columns-repeated="2"/>
          <table:table-cell table:style-name="ce1291"/>
          <table:table-cell table:style-name="ce326" table:number-columns-repeated="2"/>
          <table:table-cell table:style-name="ce1118" table:number-columns-repeated="2"/>
          <table:table-cell table:style-name="ce1704" office:value-type="string" calcext:value-type="string">
            <text:p>rakter</text:p>
          </table:table-cell>
          <table:table-cell table:style-name="ce1722" office:value-type="string" calcext:value-type="string">
            <text:p>t</text:p>
          </table:table-cell>
          <table:table-cell table:style-name="ce1723" office:value-type="string" calcext:value-type="string">
            <text:p>(Noreen, 1904: 452, 453)</text:p>
          </table:table-cell>
          <table:table-cell table:style-name="ce1739"/>
          <table:table-cell table:style-name="ce1118"/>
          <table:table-cell table:style-name="ce1200" office:value-type="string" calcext:value-type="string">
            <text:p>reaht, reht</text:p>
          </table:table-cell>
          <table:table-cell table:style-name="ce1331" office:value-type="string" calcext:value-type="string">
            <text:p>t</text:p>
          </table:table-cell>
          <table:table-cell table:style-name="ce335" office:value-type="string" calcext:value-type="string">
            <text:p>(Campbell, 1997: 330)</text:p>
          </table:table-cell>
          <table:table-cell table:number-columns-repeated="2" table:style-name="ce1175" office:value-type="string" calcext:value-type="string">
            <text:p>ae. betontes a &gt; æ, Brechung zu ea vor h/x (Voyles, 1992: 146, 147)</text:p>
          </table:table-cell>
          <table:table-cell table:style-name="ce1291"/>
          <table:table-cell table:style-name="ce326"/>
          <table:table-cell table:style-name="ce335"/>
          <table:table-cell table:style-name="ce1118" table:number-columns-repeated="2"/>
          <table:table-cell table:style-name="ce1200" office:value-type="string" calcext:value-type="string">
            <text:p>eracto</text:p>
          </table:table-cell>
          <table:table-cell table:style-name="ce1331" office:value-type="string" calcext:value-type="string">
            <text:p>t</text:p>
          </table:table-cell>
          <table:table-cell table:style-name="ce335" office:value-type="string" calcext:value-type="string">
            <text:p>(Gallée, 1993: 263)</text:p>
          </table:table-cell>
          <table:table-cell table:style-name="ce1175" office:value-type="string" calcext:value-type="string">
            <text:p>ja </text:p>
          </table:table-cell>
          <table:table-cell table:style-name="ce1406" office:value-type="string" calcext:value-type="string">
            <text:p>regelmäßige Neubildung? <text:span text:style-name="T49">Stammauslaut </text:span>(Plosiv)</text:p>
          </table:table-cell>
          <table:table-cell table:style-name="ce1341"/>
          <table:table-cell table:style-name="ce326" table:number-columns-repeated="5"/>
        </table:table-row>
        <table:table-row table:style-name="ro33">
          <table:table-cell table:style-name="ce310" office:value-type="float" office:value="21" calcext:value-type="float" table:number-columns-spanned="1" table:number-rows-spanned="5">
            <text:p>21</text:p>
          </table:table-cell>
          <table:table-cell office:value-type="string" calcext:value-type="string">
            <text:p>Infinitiv</text:p>
          </table:table-cell>
          <table:table-cell office:value-type="string" calcext:value-type="string">
            <text:p>'schütteln'</text:p>
          </table:table-cell>
          <table:table-cell table:style-name="ce335" office:value-type="string" calcext:value-type="string" table:number-columns-spanned="1" table:number-rows-spanned="5">
            <text:p>I. Klasse</text:p>
          </table:table-cell>
          <table:table-cell table:style-name="Default"/>
          <table:table-cell table:style-name="ce1491" office:value-type="string" calcext:value-type="string">
            <text:p>(Holthausen, 1974: 64) Kausativ zu ae. cwacian ‚zittern, klappern‘, vgl. air. bocaim ‚ich schüttle‘ → Kausativ? <text:s/>- *kwakjaną (vgl. Ringe, Taylor, 2014: 98)?</text:p>
          </table:table-cell>
          <table:table-cell table:style-name="ce1517" office:value-type="string" calcext:value-type="string">
            <text:p>- sekundäre Präsensstämme auf Tektal, *-je/o außergotisch ohne Bindevokal im Prät. (Lühr, 1984: 45)</text:p>
          </table:table-cell>
          <table:table-cell table:style-name="ce1198"/>
          <table:table-cell table:style-name="ce1476" office:value-type="string" calcext:value-type="string">
            <text:p>Herleitung aufgrund von unsicherer Etymologie erst mal nicht möglich</text:p>
          </table:table-cell>
          <table:table-cell table:style-name="ce1568" office:value-type="string" calcext:value-type="string">
            <text:p>wenn Kausativ, dann vermutlich *kwakjaną &gt; wgerm. *kwakj<text:span text:style-name="T319">j</text:span>an – wgerm. i-Synkope im Prät. Parallel zu *wakjaną (Ringe, Taylor, 2014: 98) – <text:span text:style-name="T338">sehr unsicher!</text:span></text:p>
          </table:table-cell>
          <table:table-cell table:style-name="ce1198"/>
          <table:table-cell table:style-name="ce1589" office:value-type="string" calcext:value-type="string">
            <text:p>eigene Rekonstrukte</text:p>
          </table:table-cell>
          <table:table-cell table:style-name="ce1491" office:value-type="string" calcext:value-type="string">
            <text:p>(Holthausen, 1974: 64) zu ae. cwacian ‚zittern, klappern‘, vgl. air. bocaim ‚ich schüttle‘</text:p>
          </table:table-cell>
          <table:table-cell table:style-name="ce1640" office:value-type="string" calcext:value-type="string">
            <text:p>*kwakjan (nur ae.)</text:p>
          </table:table-cell>
          <table:table-cell table:style-name="ce1328"/>
          <table:table-cell table:style-name="ce1312"/>
          <table:table-cell table:style-name="ce1317" table:number-columns-repeated="2"/>
          <table:table-cell table:style-name="ce1126"/>
          <table:table-cell table:style-name="ce1328"/>
          <table:table-cell table:style-name="ce1312"/>
          <table:table-cell table:style-name="ce1317" table:number-columns-repeated="2"/>
          <table:table-cell table:style-name="ce1340"/>
          <table:table-cell table:style-name="ce1328"/>
          <table:table-cell table:style-name="ce1312"/>
          <table:table-cell table:style-name="ce1317" table:number-columns-repeated="2"/>
          <table:table-cell table:style-name="ce1127"/>
          <table:table-cell table:style-name="ce1279"/>
          <table:table-cell table:style-name="ce336"/>
          <table:table-cell table:style-name="ce1317" table:number-columns-repeated="3"/>
          <table:table-cell table:style-name="ce1279" table:number-columns-repeated="2"/>
          <table:table-cell table:style-name="ce1317" table:number-columns-repeated="2"/>
          <table:table-cell table:number-columns-repeated="3"/>
          <table:table-cell table:style-name="ce1695"/>
          <table:table-cell table:style-name="ce1317"/>
          <table:table-cell table:style-name="ce1657" office:value-type="string" calcext:value-type="string">
            <text:p>ċweċċan</text:p>
          </table:table-cell>
          <table:table-cell table:style-name="ce1279"/>
          <table:table-cell table:style-name="ce336" office:value-type="string" calcext:value-type="string">
            <text:p>(Campbell, 1997: 330)</text:p>
          </table:table-cell>
          <table:table-cell table:style-name="ce1317" table:number-columns-repeated="2"/>
          <table:table-cell table:style-name="ce1127"/>
          <table:table-cell table:style-name="ce1279"/>
          <table:table-cell table:style-name="ce336"/>
          <table:table-cell table:style-name="ce1317" table:number-columns-repeated="2"/>
          <table:table-cell table:style-name="ce1127"/>
          <table:table-cell table:style-name="ce1279"/>
          <table:table-cell table:style-name="ce336"/>
          <table:table-cell table:style-name="ce1317" table:number-columns-repeated="3"/>
          <table:table-cell table:style-name="ce1279" table:number-columns-repeated="5"/>
        </table:table-row>
        <table:table-row table:style-name="ro12">
          <table:covered-table-cell table:style-name="ce1070"/>
          <table:table-cell office:value-type="string" calcext:value-type="string">
            <text:p>1.Sg.Ind.Präs. Akt. <text:s/></text:p>
          </table:table-cell>
          <table:table-cell table:style-name="ce1279"/>
          <table:covered-table-cell table:style-name="ce335"/>
          <table:table-cell table:style-name="ce1196" table:number-columns-repeated="8"/>
          <table:table-cell table:style-name="ce1612"/>
          <table:table-cell table:style-name="ce1632"/>
          <table:table-cell table:style-name="ce1279" table:number-columns-repeated="2"/>
          <table:table-cell table:style-name="ce1317" table:number-columns-repeated="2"/>
          <table:table-cell table:style-name="ce1632"/>
          <table:table-cell table:style-name="ce1279" table:number-columns-repeated="2"/>
          <table:table-cell table:style-name="ce1317" table:number-columns-repeated="2"/>
          <table:table-cell table:style-name="ce1339"/>
          <table:table-cell table:style-name="ce1162"/>
          <table:table-cell table:style-name="ce1279"/>
          <table:table-cell table:style-name="ce1317" table:number-columns-repeated="2"/>
          <table:table-cell table:style-name="ce1127"/>
          <table:table-cell table:style-name="ce1279"/>
          <table:table-cell table:style-name="ce336"/>
          <table:table-cell table:style-name="ce1317" table:number-columns-repeated="2"/>
          <table:table-cell table:style-name="ce1689"/>
          <table:table-cell table:style-name="ce1279"/>
          <table:table-cell table:style-name="ce336"/>
          <table:table-cell table:style-name="ce1317" table:number-columns-repeated="2"/>
          <table:table-cell table:number-columns-repeated="3"/>
          <table:table-cell table:style-name="ce1695"/>
          <table:table-cell table:style-name="ce1317"/>
          <table:table-cell table:style-name="ce1127"/>
          <table:table-cell table:style-name="ce1279"/>
          <table:table-cell table:style-name="ce336"/>
          <table:table-cell table:style-name="ce1317" table:number-columns-repeated="2"/>
          <table:table-cell table:style-name="ce1689"/>
          <table:table-cell table:style-name="ce1279"/>
          <table:table-cell table:style-name="ce336"/>
          <table:table-cell table:style-name="ce1317" table:number-columns-repeated="2"/>
          <table:table-cell table:style-name="ce1771"/>
          <table:table-cell table:style-name="ce1279"/>
          <table:table-cell table:style-name="ce336"/>
          <table:table-cell table:style-name="ce1317" table:number-columns-repeated="3"/>
          <table:table-cell table:style-name="ce1279" table:number-columns-repeated="5"/>
        </table:table-row>
        <table:table-row table:style-name="ro12">
          <table:covered-table-cell table:style-name="ce1070"/>
          <table:table-cell office:value-type="string" calcext:value-type="string">
            <text:p>1.Pl.Ind.Präs. Akt.</text:p>
          </table:table-cell>
          <table:table-cell table:style-name="ce1279"/>
          <table:covered-table-cell table:style-name="ce335"/>
          <table:table-cell table:style-name="ce1196" table:number-columns-repeated="8"/>
          <table:table-cell table:style-name="ce1612"/>
          <table:table-cell table:style-name="ce1632"/>
          <table:table-cell table:style-name="ce1279" table:number-columns-repeated="2"/>
          <table:table-cell table:style-name="ce1319" table:number-columns-repeated="2"/>
          <table:table-cell table:style-name="ce1317"/>
          <table:table-cell table:style-name="ce1279" table:number-columns-repeated="2"/>
          <table:table-cell table:style-name="ce1319" table:number-columns-repeated="2"/>
          <table:table-cell table:style-name="ce1339"/>
          <table:table-cell table:style-name="ce1162"/>
          <table:table-cell table:style-name="ce1279"/>
          <table:table-cell table:style-name="ce1319" table:number-columns-repeated="2"/>
          <table:table-cell table:style-name="ce1127"/>
          <table:table-cell table:style-name="ce1279"/>
          <table:table-cell table:style-name="ce336"/>
          <table:table-cell table:style-name="ce1319" table:number-columns-repeated="2"/>
          <table:table-cell table:style-name="ce1317"/>
          <table:table-cell table:style-name="ce1279"/>
          <table:table-cell table:style-name="ce336"/>
          <table:table-cell table:style-name="ce1319" table:number-columns-repeated="2"/>
          <table:table-cell table:number-columns-repeated="3"/>
          <table:table-cell table:style-name="ce1740"/>
          <table:table-cell table:style-name="ce1319"/>
          <table:table-cell table:style-name="ce1127"/>
          <table:table-cell table:style-name="ce1279"/>
          <table:table-cell table:style-name="ce336"/>
          <table:table-cell table:style-name="ce1319" table:number-columns-repeated="2"/>
          <table:table-cell table:style-name="ce1127"/>
          <table:table-cell table:style-name="ce1279"/>
          <table:table-cell table:style-name="ce336"/>
          <table:table-cell table:style-name="ce1319" table:number-columns-repeated="2"/>
          <table:table-cell table:style-name="ce1127"/>
          <table:table-cell table:style-name="ce1279"/>
          <table:table-cell table:style-name="ce336"/>
          <table:table-cell table:style-name="ce1319" table:number-columns-repeated="2"/>
          <table:table-cell table:style-name="ce1317"/>
          <table:table-cell table:style-name="ce1279" table:number-columns-repeated="5"/>
        </table:table-row>
        <table:table-row table:style-name="ro16">
          <table:covered-table-cell table:style-name="ce1070"/>
          <table:table-cell office:value-type="string" calcext:value-type="string">
            <text:p>1.Sg.Ind.Prät. Akt.</text:p>
          </table:table-cell>
          <table:table-cell table:style-name="ce1456" office:value-type="string" calcext:value-type="string">
            <text:p>'ich schüttelte'</text:p>
          </table:table-cell>
          <table:covered-table-cell table:style-name="ce335"/>
          <table:table-cell table:style-name="ce1196"/>
          <table:table-cell table:style-name="ce1500" office:value-type="string" calcext:value-type="string">
            <text:p><text:span text:style-name="T186">*kwaki-</text:span><text:span text:style-name="T266">đ-ōᵐ &gt; *kwakiđōᵐ</text:span></text:p>
          </table:table-cell>
          <table:table-cell table:style-name="ce1153" office:value-type="string" calcext:value-type="string">
            <text:p>*<text:span text:style-name="T281">đ</text:span></text:p>
          </table:table-cell>
          <table:table-cell table:style-name="ce1159" office:value-type="string" calcext:value-type="string">
            <text:p>(eigenes Rekonstrukt)</text:p>
          </table:table-cell>
          <table:table-cell table:style-name="ce1196"/>
          <table:table-cell table:style-name="ce1564" office:value-type="string" calcext:value-type="string">
            <text:p><text:span text:style-name="T339">*kwaki</text:span><text:span text:style-name="T340">đ[a- </text:span><text:span text:style-name="T341">ded]ē  &gt; </text:span><text:span text:style-name="T53">*kwaki</text:span><text:span text:style-name="T212">đ</text:span><text:span text:style-name="T53">ē</text:span> &gt; wgerm. <text:span text:style-name="T53">*kwakidē</text:span> &gt; <text:span text:style-name="T53">*kwahtē</text:span></text:p>
          </table:table-cell>
          <table:table-cell table:style-name="ce1564" office:value-type="string" calcext:value-type="string">
            <text:p>*đ &gt; wgerm. *t</text:p>
          </table:table-cell>
          <table:table-cell table:style-name="ce1196"/>
          <table:table-cell table:style-name="ce1612"/>
          <table:table-cell table:style-name="ce1635"/>
          <table:table-cell table:style-name="ce1279" table:number-columns-repeated="2"/>
          <table:table-cell table:style-name="ce1633" table:number-columns-repeated="2"/>
          <table:table-cell table:style-name="ce1285"/>
          <table:table-cell table:style-name="ce1279" table:number-columns-repeated="2"/>
          <table:table-cell table:style-name="ce1633" table:number-columns-repeated="2"/>
          <table:table-cell table:style-name="ce1339"/>
          <table:table-cell table:style-name="ce1162"/>
          <table:table-cell table:style-name="ce1279"/>
          <table:table-cell table:style-name="ce1633" table:number-columns-repeated="2"/>
          <table:table-cell table:style-name="ce1127"/>
          <table:table-cell table:style-name="ce1279"/>
          <table:table-cell table:style-name="ce336"/>
          <table:table-cell table:style-name="ce1633" table:number-columns-repeated="2"/>
          <table:table-cell table:style-name="ce1374"/>
          <table:table-cell table:style-name="ce1279"/>
          <table:table-cell table:style-name="ce336"/>
          <table:table-cell table:style-name="ce1633" table:number-columns-repeated="2"/>
          <table:table-cell table:number-columns-repeated="3"/>
          <table:table-cell table:style-name="ce1737"/>
          <table:table-cell table:style-name="ce1633"/>
          <table:table-cell table:style-name="ce1285" office:value-type="string" calcext:value-type="string">
            <text:p>ċweahte, ċwehte</text:p>
          </table:table-cell>
          <table:table-cell table:style-name="ce1329" office:value-type="string" calcext:value-type="string">
            <text:p>t</text:p>
          </table:table-cell>
          <table:table-cell table:style-name="ce336" office:value-type="string" calcext:value-type="string">
            <text:p>(Campbell, 1997: 330)</text:p>
          </table:table-cell>
          <table:table-cell table:number-columns-repeated="2" table:style-name="ce1175" office:value-type="string" calcext:value-type="string">
            <text:p>ae. betontes a &gt; æ, Brechung zu ea vor h/x (Voyles, 1992: 146, 147)</text:p>
          </table:table-cell>
          <table:table-cell table:style-name="ce1285"/>
          <table:table-cell table:style-name="ce1279"/>
          <table:table-cell table:style-name="ce336"/>
          <table:table-cell table:style-name="ce1633" table:number-columns-repeated="2"/>
          <table:table-cell table:style-name="ce1285"/>
          <table:table-cell table:style-name="ce1279"/>
          <table:table-cell table:style-name="ce336"/>
          <table:table-cell table:style-name="ce1633" table:number-columns-repeated="2"/>
          <table:table-cell table:style-name="ce1317"/>
          <table:table-cell table:style-name="ce1279" table:number-columns-repeated="5"/>
        </table:table-row>
        <table:table-row table:style-name="ro16">
          <table:covered-table-cell table:style-name="ce1070"/>
          <table:table-cell table:style-name="ce326" office:value-type="string" calcext:value-type="string">
            <text:p>Partizip Präteritum</text:p>
          </table:table-cell>
          <table:table-cell table:style-name="ce326" office:value-type="string" calcext:value-type="string">
            <text:p>'geschüttelt'</text:p>
          </table:table-cell>
          <table:covered-table-cell table:style-name="ce335"/>
          <table:table-cell table:style-name="ce1196"/>
          <table:table-cell table:style-name="ce1132" office:value-type="string" calcext:value-type="string">
            <text:p><text:span text:style-name="T53">*kwaki</text:span><text:span text:style-name="T212">đ</text:span><text:span text:style-name="T53">az</text:span> </text:p>
          </table:table-cell>
          <table:table-cell table:style-name="ce1529" office:value-type="string" calcext:value-type="string">
            <text:p><text:span text:style-name="T282">*</text:span><text:span text:style-name="T283">đ</text:span></text:p>
          </table:table-cell>
          <table:table-cell table:style-name="ce1539" office:value-type="string" calcext:value-type="string">
            <text:p>(eigenes Rekonstrukt)</text:p>
          </table:table-cell>
          <table:table-cell table:style-name="ce1196"/>
          <table:table-cell table:style-name="ce1132" office:value-type="string" calcext:value-type="string">
            <text:p><text:span text:style-name="T53">*kwaki</text:span><text:span text:style-name="T212">đ</text:span><text:span text:style-name="T53">az</text:span> &gt; wgerm. <text:span text:style-name="T53">*kwakid</text:span> &gt; <text:span text:style-name="T53">*kwaht</text:span></text:p>
          </table:table-cell>
          <table:table-cell table:style-name="ce1132" office:value-type="string" calcext:value-type="string">
            <text:p>*đ &gt; wgerm. *t</text:p>
          </table:table-cell>
          <table:table-cell table:style-name="ce1196"/>
          <table:table-cell table:style-name="ce1612"/>
          <table:table-cell table:style-name="ce1639"/>
          <table:table-cell table:style-name="ce326"/>
          <table:table-cell table:style-name="ce335"/>
          <table:table-cell table:style-name="ce1633" table:number-columns-repeated="2"/>
          <table:table-cell table:style-name="ce1291"/>
          <table:table-cell table:style-name="ce326"/>
          <table:table-cell table:style-name="ce335"/>
          <table:table-cell table:style-name="ce1633" table:number-columns-repeated="2"/>
          <table:table-cell table:style-name="ce1341"/>
          <table:table-cell table:style-name="ce326"/>
          <table:table-cell table:style-name="ce335"/>
          <table:table-cell table:style-name="ce1633" table:number-columns-repeated="2"/>
          <table:table-cell table:style-name="ce1291"/>
          <table:table-cell table:style-name="ce326"/>
          <table:table-cell table:style-name="ce335"/>
          <table:table-cell table:style-name="ce1633" table:number-columns-repeated="2"/>
          <table:table-cell table:style-name="ce1291"/>
          <table:table-cell table:style-name="ce326" table:number-columns-repeated="2"/>
          <table:table-cell table:style-name="ce1633" table:number-columns-repeated="2"/>
          <table:table-cell table:number-columns-repeated="3"/>
          <table:table-cell table:style-name="ce1737"/>
          <table:table-cell table:style-name="ce1633"/>
          <table:table-cell table:style-name="ce1200" office:value-type="string" calcext:value-type="string">
            <text:p>ċweaht, ċweht</text:p>
          </table:table-cell>
          <table:table-cell table:style-name="ce1331" office:value-type="string" calcext:value-type="string">
            <text:p>t</text:p>
          </table:table-cell>
          <table:table-cell table:style-name="ce335" office:value-type="string" calcext:value-type="string">
            <text:p>(Campbell, 1997: 330)</text:p>
          </table:table-cell>
          <table:table-cell table:number-columns-repeated="2" table:style-name="ce1175" office:value-type="string" calcext:value-type="string">
            <text:p>ae. betontes a &gt; æ, Brechung zu ea vor h/x (Voyles, 1992: 146, 147)</text:p>
          </table:table-cell>
          <table:table-cell table:style-name="ce1291"/>
          <table:table-cell table:style-name="ce326"/>
          <table:table-cell table:style-name="ce335"/>
          <table:table-cell table:style-name="ce1633" table:number-columns-repeated="2"/>
          <table:table-cell table:style-name="ce1291"/>
          <table:table-cell table:style-name="ce326"/>
          <table:table-cell table:style-name="ce335"/>
          <table:table-cell table:style-name="ce1633" table:number-columns-repeated="2"/>
          <table:table-cell table:style-name="ce1341"/>
          <table:table-cell table:style-name="ce326" table:number-columns-repeated="5"/>
        </table:table-row>
        <table:table-row table:style-name="ro33">
          <table:table-cell table:style-name="ce310" office:value-type="float" office:value="22" calcext:value-type="float" table:number-columns-spanned="1" table:number-rows-spanned="5">
            <text:p>22</text:p>
          </table:table-cell>
          <table:table-cell office:value-type="string" calcext:value-type="string">
            <text:p>Infinitiv</text:p>
          </table:table-cell>
          <table:table-cell office:value-type="string" calcext:value-type="string">
            <text:p>'heimsuchen'</text:p>
          </table:table-cell>
          <table:table-cell table:style-name="ce335" office:value-type="string" calcext:value-type="string" table:number-columns-spanned="1" table:number-rows-spanned="5">
            <text:p>I. Klasse</text:p>
          </table:table-cell>
          <table:table-cell table:style-name="ce1476"/>
          <table:table-cell table:style-name="ce1476" office:value-type="string" calcext:value-type="string">
            <text:p>*drakjaną - (Ringe, Taylor, 2014: 98) <text:s/>(Holthausen, 1974: 75, 76) zu ae. dracu 'Plage, Bedrückung) – also Denominativ?</text:p>
          </table:table-cell>
          <table:table-cell table:style-name="ce1517" office:value-type="string" calcext:value-type="string">
            <text:p>- sekundäre Präsensstämme auf Tektal, *-je/o außergotisch ohne Bindevokal im Prät. (Lühr, 1984: 45)</text:p>
          </table:table-cell>
          <table:table-cell table:style-name="ce1476"/>
          <table:table-cell table:style-name="ce1476" office:value-type="string" calcext:value-type="string">
            <text:p>Herleitung aufgrund von unsicherer Etymologie erst mal nicht möglich</text:p>
          </table:table-cell>
          <table:table-cell table:style-name="ce1476" office:value-type="string" calcext:value-type="string">
            <text:p>*drakjaną &gt; wgerm. *drakj<text:span text:style-name="T319">j</text:span>an – wgerm. i-Synkope im Prät. Parallel zu *wakjaną (Ringe, Taylor, 2014: 98)</text:p>
          </table:table-cell>
          <table:table-cell table:style-name="ce1568" office:value-type="string" calcext:value-type="string">
            <text:p>Zusatzannahme für alle Fälle *-k- * Synkope . Lexikalische Analogie (Ringe, Taylor, 2014: 98-99) – nicht überprüfbar <text:span text:style-name="T49">Stammauslaut, Stammvokal</text:span></text:p>
          </table:table-cell>
          <table:table-cell table:style-name="ce1589" office:value-type="string" calcext:value-type="string">
            <text:p>eigene Rekonstrukte</text:p>
          </table:table-cell>
          <table:table-cell table:style-name="ce1613" office:value-type="string" calcext:value-type="string">
            <text:p>(Holthausen, 1974: 75, 76) zu ae. dracu 'Plage, Bedrückung) </text:p>
          </table:table-cell>
          <table:table-cell table:style-name="ce1640" office:value-type="string" calcext:value-type="string">
            <text:p>*drakjan (nur ae.)</text:p>
          </table:table-cell>
          <table:table-cell table:style-name="ce1328"/>
          <table:table-cell table:style-name="ce1312"/>
          <table:table-cell table:style-name="ce1198" table:number-columns-repeated="2"/>
          <table:table-cell table:style-name="ce1126"/>
          <table:table-cell table:style-name="ce1328"/>
          <table:table-cell table:style-name="ce1312"/>
          <table:table-cell table:style-name="ce1198" table:number-columns-repeated="2"/>
          <table:table-cell table:style-name="ce1340"/>
          <table:table-cell table:style-name="ce1328"/>
          <table:table-cell table:style-name="ce1312"/>
          <table:table-cell table:style-name="ce1198" table:number-columns-repeated="2"/>
          <table:table-cell table:style-name="ce1127"/>
          <table:table-cell table:style-name="ce1279"/>
          <table:table-cell table:style-name="ce336"/>
          <table:table-cell table:style-name="ce1198" table:number-columns-repeated="2"/>
          <table:table-cell table:style-name="ce1317"/>
          <table:table-cell table:style-name="ce1279" table:number-columns-repeated="2"/>
          <table:table-cell table:style-name="ce1198" table:number-columns-repeated="2"/>
          <table:table-cell table:number-columns-repeated="3"/>
          <table:table-cell table:style-name="ce1738"/>
          <table:table-cell table:style-name="ce1198"/>
          <table:table-cell table:style-name="ce1657" office:value-type="string" calcext:value-type="string">
            <text:p>dreċċan</text:p>
          </table:table-cell>
          <table:table-cell table:style-name="ce1279"/>
          <table:table-cell table:style-name="ce336" office:value-type="string" calcext:value-type="string">
            <text:p>(Campbell, 1997: 330)</text:p>
          </table:table-cell>
          <table:table-cell table:style-name="ce1198" table:number-columns-repeated="2"/>
          <table:table-cell table:style-name="ce1127"/>
          <table:table-cell table:style-name="ce1279"/>
          <table:table-cell table:style-name="ce336"/>
          <table:table-cell table:style-name="ce1198" table:number-columns-repeated="2"/>
          <table:table-cell table:style-name="ce1279" table:number-columns-repeated="3"/>
          <table:table-cell table:style-name="ce1198" table:number-columns-repeated="2"/>
          <table:table-cell table:style-name="ce1317"/>
          <table:table-cell table:style-name="ce1279" table:number-columns-repeated="5"/>
        </table:table-row>
        <table:table-row table:style-name="ro12">
          <table:covered-table-cell table:style-name="ce1070"/>
          <table:table-cell office:value-type="string" calcext:value-type="string">
            <text:p>1.Sg.Ind.Präs. Akt. <text:s/></text:p>
          </table:table-cell>
          <table:table-cell table:style-name="ce1279"/>
          <table:covered-table-cell table:style-name="ce335"/>
          <table:table-cell table:style-name="ce1115" table:number-columns-repeated="8"/>
          <table:table-cell table:style-name="ce1270" office:value-type="string" calcext:value-type="string">
            <text:p>Wurzel steht bei Kroonen nicht</text:p>
          </table:table-cell>
          <table:table-cell table:style-name="ce1632"/>
          <table:table-cell table:style-name="ce1279" table:number-columns-repeated="2"/>
          <table:table-cell table:number-columns-repeated="2"/>
          <table:table-cell table:style-name="ce1632"/>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2"/>
          <table:table-cell table:style-name="ce1771"/>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070"/>
          <table:table-cell office:value-type="string" calcext:value-type="string">
            <text:p>1.Pl.Ind.Präs. Akt.</text:p>
          </table:table-cell>
          <table:table-cell table:style-name="ce1279"/>
          <table:covered-table-cell table:style-name="ce335"/>
          <table:table-cell table:style-name="ce1196" table:number-columns-repeated="8"/>
          <table:table-cell table:style-name="ce1612"/>
          <table:table-cell table:style-name="ce1632"/>
          <table:table-cell table:style-name="ce1279" table:number-columns-repeated="2"/>
          <table:table-cell table:number-columns-repeated="2"/>
          <table:table-cell table:style-name="ce1317"/>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17"/>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16">
          <table:covered-table-cell table:style-name="ce1070"/>
          <table:table-cell office:value-type="string" calcext:value-type="string">
            <text:p>1.Sg.Ind.Prät. Akt.</text:p>
          </table:table-cell>
          <table:table-cell office:value-type="string" calcext:value-type="string">
            <text:p>'ich suchte heim'</text:p>
          </table:table-cell>
          <table:covered-table-cell table:style-name="ce335"/>
          <table:table-cell table:style-name="ce1196"/>
          <table:table-cell table:style-name="ce1500" office:value-type="string" calcext:value-type="string">
            <text:p><text:span text:style-name="T186">*draki-</text:span><text:span text:style-name="T266">đ-ōᵐ &gt; *drakiđōᵐ</text:span></text:p>
          </table:table-cell>
          <table:table-cell table:style-name="ce1153" office:value-type="string" calcext:value-type="string">
            <text:p>*<text:span text:style-name="T281">đ</text:span></text:p>
          </table:table-cell>
          <table:table-cell table:style-name="ce1159" office:value-type="string" calcext:value-type="string">
            <text:p>(eigenes Rekonstrukt)</text:p>
          </table:table-cell>
          <table:table-cell table:style-name="ce1196"/>
          <table:table-cell table:style-name="ce1564" office:value-type="string" calcext:value-type="string">
            <text:p><text:span text:style-name="T339">*draki</text:span><text:span text:style-name="T340">đ[a- </text:span><text:span text:style-name="T341">ded]ē  &gt; </text:span><text:span text:style-name="T53">*draki</text:span><text:span text:style-name="T212">đ</text:span><text:span text:style-name="T53">ē</text:span> &gt; wgerm. <text:span text:style-name="T53">*drakidē</text:span> &gt; <text:span text:style-name="T53">*drahtē</text:span></text:p>
          </table:table-cell>
          <table:table-cell table:style-name="ce1564" office:value-type="string" calcext:value-type="string">
            <text:p>*đ &gt; wgerm. *t</text:p>
          </table:table-cell>
          <table:table-cell table:style-name="ce1542" office:value-type="string" calcext:value-type="string">
            <text:p>eigene Rekonstrukte</text:p>
          </table:table-cell>
          <table:table-cell table:style-name="ce1612"/>
          <table:table-cell table:style-name="ce1635"/>
          <table:table-cell table:style-name="ce1279" table:number-columns-repeated="2"/>
          <table:table-cell table:style-name="ce1317" table:number-columns-repeated="2"/>
          <table:table-cell table:style-name="ce1285"/>
          <table:table-cell table:style-name="ce1279" table:number-columns-repeated="2"/>
          <table:table-cell table:style-name="ce1317" table:number-columns-repeated="2"/>
          <table:table-cell table:style-name="ce1339"/>
          <table:table-cell table:style-name="ce1162"/>
          <table:table-cell table:style-name="ce1279"/>
          <table:table-cell table:style-name="ce1317" table:number-columns-repeated="2"/>
          <table:table-cell table:style-name="ce1127"/>
          <table:table-cell table:style-name="ce1279"/>
          <table:table-cell table:style-name="ce336"/>
          <table:table-cell table:style-name="ce1317" table:number-columns-repeated="2"/>
          <table:table-cell table:style-name="ce1374"/>
          <table:table-cell table:style-name="ce1279"/>
          <table:table-cell table:style-name="ce336"/>
          <table:table-cell table:style-name="ce1317" table:number-columns-repeated="2"/>
          <table:table-cell table:number-columns-repeated="3"/>
          <table:table-cell table:style-name="ce1695"/>
          <table:table-cell table:style-name="ce1317"/>
          <table:table-cell table:style-name="ce1285" office:value-type="string" calcext:value-type="string">
            <text:p>dreahte, drehte</text:p>
          </table:table-cell>
          <table:table-cell table:style-name="ce1329" office:value-type="string" calcext:value-type="string">
            <text:p>t</text:p>
          </table:table-cell>
          <table:table-cell table:style-name="ce336" office:value-type="string" calcext:value-type="string">
            <text:p>(Campbell, 1997: 330)</text:p>
          </table:table-cell>
          <table:table-cell table:number-columns-repeated="2" table:style-name="ce1175" office:value-type="string" calcext:value-type="string">
            <text:p>ae. betontes a &gt; æ, Brechung zu ea vor h/x (Voyles, 1992: 146, 147)</text:p>
          </table:table-cell>
          <table:table-cell table:style-name="ce1285"/>
          <table:table-cell table:style-name="ce1279"/>
          <table:table-cell table:style-name="ce336"/>
          <table:table-cell table:style-name="ce1317" table:number-columns-repeated="2"/>
          <table:table-cell table:style-name="ce1285"/>
          <table:table-cell table:style-name="ce1279"/>
          <table:table-cell table:style-name="ce336"/>
          <table:table-cell table:style-name="ce1317" table:number-columns-repeated="3"/>
          <table:table-cell table:style-name="ce1279" table:number-columns-repeated="5"/>
        </table:table-row>
        <table:table-row table:style-name="ro16">
          <table:covered-table-cell table:style-name="ce1070"/>
          <table:table-cell table:style-name="ce326" office:value-type="string" calcext:value-type="string">
            <text:p>Partizip Präteritum</text:p>
          </table:table-cell>
          <table:table-cell table:style-name="ce326" office:value-type="string" calcext:value-type="string">
            <text:p>'heimgesucht'</text:p>
          </table:table-cell>
          <table:covered-table-cell table:style-name="ce335"/>
          <table:table-cell table:style-name="ce1196"/>
          <table:table-cell table:style-name="ce1132" office:value-type="string" calcext:value-type="string">
            <text:p><text:span text:style-name="T53">*draki</text:span><text:span text:style-name="T212">đ</text:span><text:span text:style-name="T53">az</text:span> </text:p>
          </table:table-cell>
          <table:table-cell table:style-name="ce1529" office:value-type="string" calcext:value-type="string">
            <text:p><text:span text:style-name="T282">*</text:span><text:span text:style-name="T283">đ</text:span></text:p>
          </table:table-cell>
          <table:table-cell table:style-name="ce1539" office:value-type="string" calcext:value-type="string">
            <text:p>(eigenes Rekonstrukt)</text:p>
          </table:table-cell>
          <table:table-cell table:style-name="ce1196"/>
          <table:table-cell table:style-name="ce1132" office:value-type="string" calcext:value-type="string">
            <text:p><text:span text:style-name="T53">*draki</text:span><text:span text:style-name="T212">đ</text:span><text:span text:style-name="T53">az</text:span> &gt; wgerm. <text:span text:style-name="T53">*drakid</text:span> &gt; <text:span text:style-name="T53">*draht</text:span></text:p>
          </table:table-cell>
          <table:table-cell table:style-name="ce1132" office:value-type="string" calcext:value-type="string">
            <text:p>*đ &gt; wgerm. *t</text:p>
          </table:table-cell>
          <table:table-cell table:style-name="ce1542" office:value-type="string" calcext:value-type="string">
            <text:p>eigene Rekonstrukte</text:p>
          </table:table-cell>
          <table:table-cell table:style-name="ce1612"/>
          <table:table-cell table:style-name="ce1639"/>
          <table:table-cell table:style-name="ce326"/>
          <table:table-cell table:style-name="ce335"/>
          <table:table-cell table:style-name="ce1317" table:number-columns-repeated="2"/>
          <table:table-cell table:style-name="ce1291"/>
          <table:table-cell table:style-name="ce326"/>
          <table:table-cell table:style-name="ce335"/>
          <table:table-cell table:style-name="ce1317" table:number-columns-repeated="2"/>
          <table:table-cell table:style-name="ce1341"/>
          <table:table-cell table:style-name="ce326"/>
          <table:table-cell table:style-name="ce335"/>
          <table:table-cell table:style-name="ce1317" table:number-columns-repeated="2"/>
          <table:table-cell table:style-name="ce1291"/>
          <table:table-cell table:style-name="ce326"/>
          <table:table-cell table:style-name="ce335"/>
          <table:table-cell table:style-name="ce1317" table:number-columns-repeated="2"/>
          <table:table-cell table:style-name="ce1291"/>
          <table:table-cell table:style-name="ce326" table:number-columns-repeated="2"/>
          <table:table-cell table:style-name="ce1317" table:number-columns-repeated="2"/>
          <table:table-cell table:number-columns-repeated="3"/>
          <table:table-cell table:style-name="ce1695"/>
          <table:table-cell table:style-name="ce1317"/>
          <table:table-cell table:style-name="ce1200" office:value-type="string" calcext:value-type="string">
            <text:p>dreaht, dreht</text:p>
          </table:table-cell>
          <table:table-cell table:style-name="ce1331" office:value-type="string" calcext:value-type="string">
            <text:p>t</text:p>
          </table:table-cell>
          <table:table-cell table:style-name="ce335" office:value-type="string" calcext:value-type="string">
            <text:p>(Campbell, 1997: 330)</text:p>
          </table:table-cell>
          <table:table-cell table:number-columns-repeated="2" table:style-name="ce1175" office:value-type="string" calcext:value-type="string">
            <text:p>ae. betontes a &gt; æ, Brechung zu ea vor h/x (Voyles, 1992: 146, 147)</text:p>
          </table:table-cell>
          <table:table-cell table:style-name="ce1291"/>
          <table:table-cell table:style-name="ce326"/>
          <table:table-cell table:style-name="ce335"/>
          <table:table-cell table:style-name="ce1317" table:number-columns-repeated="2"/>
          <table:table-cell table:style-name="ce1291"/>
          <table:table-cell table:style-name="ce326"/>
          <table:table-cell table:style-name="ce335"/>
          <table:table-cell table:style-name="ce1317" table:number-columns-repeated="2"/>
          <table:table-cell table:style-name="ce1341"/>
          <table:table-cell table:style-name="ce326" table:number-columns-repeated="5"/>
        </table:table-row>
        <table:table-row table:style-name="ro33">
          <table:table-cell table:style-name="ce310" office:value-type="float" office:value="23" calcext:value-type="float" table:number-columns-spanned="1" table:number-rows-spanned="6">
            <text:p>23</text:p>
          </table:table-cell>
          <table:table-cell office:value-type="string" calcext:value-type="string">
            <text:p>Infinitiv</text:p>
          </table:table-cell>
          <table:table-cell office:value-type="string" calcext:value-type="string">
            <text:p>'befeuchten'</text:p>
          </table:table-cell>
          <table:table-cell table:style-name="ce335" office:value-type="string" calcext:value-type="string" table:number-columns-spanned="1" table:number-rows-spanned="6">
            <text:p>I. Klasse</text:p>
          </table:table-cell>
          <table:table-cell table:style-name="ce1198"/>
          <table:table-cell table:style-name="ce1501" office:value-type="string" calcext:value-type="string">
            <text:p>*lak-eje/a- ? Kausativbildung zu -lechan (ahd.)? - Ableitung von *leke-/a- ‚leck sein‘ &lt; vorurgerm. *leg-e/o- ‚tröpfeln‘ (Lloyd, Lühr, Springer, 1998: 1118)</text:p>
          </table:table-cell>
          <table:table-cell table:style-name="ce1100" office:value-type="string" calcext:value-type="string">
            <text:p>- sekundäre Präsensstämme auf Tektal, *-je/o außergotisch ohne Bindevokal im Prät. </text:p>
          </table:table-cell>
          <table:table-cell table:style-name="ce1534" office:value-type="string" calcext:value-type="string">
            <text:p>(Lloyd, Lühr, Springer, 1998: 1160-1161)</text:p>
          </table:table-cell>
          <table:table-cell table:style-name="ce1198" office:value-type="string" calcext:value-type="string">
            <text:p><text:span text:style-name="T53">*log-éie- </text:span>‚tröpfeln machen‘ <text:span text:style-name="T290">(Rix, 2001: 397)</text:span></text:p>
          </table:table-cell>
          <table:table-cell table:style-name="ce1198" office:value-type="string" calcext:value-type="string">
            <text:p>wgerm. *lak<text:span text:style-name="T71">ʲkʲ </text:span>an – wgerm. i-Synkope im Prät. Parallel zu *wakjaną (Ringe, Taylor, 2014: 98)</text:p>
          </table:table-cell>
          <table:table-cell table:style-name="ce1568" office:value-type="string" calcext:value-type="string">
            <text:p>Zusatzannahme für alle Fälle *-k- * Synkope . Lexikalische Analogie (Ringe, Taylor, 2014: 98-99) – nicht überprüfbar <text:span text:style-name="T49">Stammauslaut, Stammvokal</text:span></text:p>
          </table:table-cell>
          <table:table-cell table:style-name="ce1198" office:value-type="string" calcext:value-type="string">
            <text:p>(Ringe, 2014: 238)</text:p>
          </table:table-cell>
          <table:table-cell table:style-name="ce1491" office:value-type="string" calcext:value-type="string">
            <text:p>*leiǵʰ- (Köbler, 1989: 350)</text:p>
          </table:table-cell>
          <table:table-cell table:style-name="ce1126" office:value-type="string" calcext:value-type="string">
            <text:p>*lakjan</text:p>
          </table:table-cell>
          <table:table-cell table:style-name="ce1328"/>
          <table:table-cell table:style-name="ce1312" office:value-type="string" calcext:value-type="string">
            <text:p>(Kroonen, 2013: 325)</text:p>
          </table:table-cell>
          <table:table-cell table:style-name="ce1198" table:number-columns-repeated="2"/>
          <table:table-cell table:style-name="ce1126"/>
          <table:table-cell table:style-name="ce1328"/>
          <table:table-cell table:style-name="ce1312"/>
          <table:table-cell table:style-name="ce1198" table:number-columns-repeated="2"/>
          <table:table-cell table:style-name="ce1340"/>
          <table:table-cell table:style-name="ce1328"/>
          <table:table-cell table:style-name="ce1312"/>
          <table:table-cell table:style-name="ce1198" table:number-columns-repeated="2"/>
          <table:table-cell table:style-name="ce1127" office:value-type="string" calcext:value-type="string">
            <text:p>leka (swv.)</text:p>
          </table:table-cell>
          <table:table-cell table:style-name="ce1279"/>
          <table:table-cell table:style-name="ce336" office:value-type="string" calcext:value-type="string">
            <text:p>(Baetke, 1976: 375)</text:p>
          </table:table-cell>
          <table:table-cell table:style-name="ce1198" table:number-columns-repeated="2"/>
          <table:table-cell office:value-type="string" calcext:value-type="string">
            <text:p>leka</text:p>
          </table:table-cell>
          <table:table-cell table:style-name="ce1279"/>
          <table:table-cell table:style-name="ce336" office:value-type="string" calcext:value-type="string">
            <text:p>(Holthausen, 1974: 197)</text:p>
          </table:table-cell>
          <table:table-cell table:style-name="ce1198" table:number-columns-repeated="2"/>
          <table:table-cell table:number-columns-repeated="3"/>
          <table:table-cell table:style-name="ce1738"/>
          <table:table-cell table:style-name="ce1198"/>
          <table:table-cell table:style-name="ce1657" office:value-type="string" calcext:value-type="string">
            <text:p>leċċan</text:p>
          </table:table-cell>
          <table:table-cell table:style-name="ce1279"/>
          <table:table-cell table:style-name="ce336" office:value-type="string" calcext:value-type="string">
            <text:p>(Campbell, 1997: 330)</text:p>
          </table:table-cell>
          <table:table-cell table:style-name="ce1198" table:number-columns-repeated="2"/>
          <table:table-cell table:style-name="ce1764" office:value-type="string" calcext:value-type="string">
            <text:p>lecken</text:p>
          </table:table-cell>
          <table:table-cell table:style-name="ce1279"/>
          <table:table-cell table:style-name="ce336" office:value-type="string" calcext:value-type="string">
            <text:p>(Lerchner, Schmid, 2002-2009: 800)</text:p>
          </table:table-cell>
          <table:table-cell table:style-name="ce1198" table:number-columns-repeated="2"/>
          <table:table-cell table:style-name="ce1127"/>
          <table:table-cell table:style-name="ce1279"/>
          <table:table-cell table:style-name="ce336"/>
          <table:table-cell table:style-name="ce1198" table:number-columns-repeated="2"/>
          <table:table-cell office:value-type="string" calcext:value-type="string">
            <text:p>zu trennen von laig-/likk-</text:p>
          </table:table-cell>
          <table:table-cell table:style-name="ce1279" table:number-columns-repeated="5"/>
        </table:table-row>
        <table:table-row table:style-name="ro1">
          <table:covered-table-cell table:style-name="ce1070"/>
          <table:table-cell table:style-name="ce1279" table:number-columns-repeated="2"/>
          <table:covered-table-cell table:style-name="ce335"/>
          <table:table-cell table:style-name="ce1159"/>
          <table:table-cell table:style-name="ce1208"/>
          <table:table-cell table:style-name="ce1159" table:number-columns-repeated="6"/>
          <table:table-cell table:style-name="ce1614" office:value-type="string" calcext:value-type="string">
            <text:p>kaum richtig!</text:p>
          </table:table-cell>
          <table:table-cell table:style-name="ce1317"/>
          <table:table-cell table:style-name="ce1162"/>
          <table:table-cell table:style-name="ce1279"/>
          <table:table-cell table:number-columns-repeated="2"/>
          <table:table-cell table:style-name="ce1317"/>
          <table:table-cell table:style-name="ce1162"/>
          <table:table-cell table:style-name="ce1279"/>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17"/>
          <table:table-cell table:style-name="ce1279"/>
          <table:table-cell table:style-name="ce336"/>
          <table:table-cell table:number-columns-repeated="7"/>
          <table:table-cell table:style-name="ce1657"/>
          <table:table-cell table:style-name="ce1279"/>
          <table:table-cell table:style-name="ce336"/>
          <table:table-cell table:number-columns-repeated="2"/>
          <table:table-cell table:style-name="ce1127" office:value-type="string" calcext:value-type="string">
            <text:p>lehhan</text:p>
          </table:table-cell>
          <table:table-cell table:style-name="ce1279"/>
          <table:table-cell table:style-name="ce336" office:value-type="string" calcext:value-type="string">
            <text:p>(Holthausen, 1974: 197)</text:p>
          </table:table-cell>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1">
          <table:covered-table-cell table:style-name="ce1070"/>
          <table:table-cell office:value-type="string" calcext:value-type="string">
            <text:p>1.Sg.Ind.Präs. Akt. <text:s/></text:p>
          </table:table-cell>
          <table:table-cell table:style-name="ce1279"/>
          <table:covered-table-cell table:style-name="ce335"/>
          <table:table-cell table:style-name="ce1199"/>
          <table:table-cell table:style-name="Default"/>
          <table:table-cell table:style-name="ce1199" table:number-columns-repeated="6"/>
          <table:table-cell table:style-name="ce1615" office:value-type="string" calcext:value-type="string">
            <text:p><text:span text:style-name="T50">*log-éie- = Kausativ zu </text:span><text:span text:style-name="T358">*leg- </text:span><text:span text:style-name="T50">(Kroonen, 2013: 325)</text:span></text:p>
          </table:table-cell>
          <table:table-cell table:style-name="ce1632"/>
          <table:table-cell table:style-name="ce1279" table:number-columns-repeated="2"/>
          <table:table-cell table:number-columns-repeated="2"/>
          <table:table-cell table:style-name="ce1632"/>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2"/>
          <table:table-cell table:style-name="ce1771"/>
          <table:table-cell table:style-name="ce1279"/>
          <table:table-cell table:style-name="ce336"/>
          <table:table-cell table:number-columns-repeated="2"/>
          <table:table-cell table:style-name="ce1317"/>
          <table:table-cell table:style-name="ce1279" table:number-columns-repeated="5"/>
        </table:table-row>
        <table:table-row table:style-name="ro13">
          <table:covered-table-cell table:style-name="ce1070"/>
          <table:table-cell office:value-type="string" calcext:value-type="string">
            <text:p>1.Pl.Ind.Präs. Akt.</text:p>
          </table:table-cell>
          <table:table-cell table:style-name="ce1279"/>
          <table:covered-table-cell table:style-name="ce335"/>
          <table:table-cell table:style-name="ce1115"/>
          <table:table-cell table:style-name="ce1502"/>
          <table:table-cell table:style-name="ce1199" table:number-columns-repeated="6"/>
          <table:table-cell table:style-name="ce1615" office:value-type="string" calcext:value-type="string">
            <text:p><text:span text:style-name="T50">*log(/ǵ?)-éie- = Kausativ zu </text:span><text:span text:style-name="T358">*leg(/ǵ?)- ‚tröpfeln‘ - primär? Nur germ. Und kelt. (Rix, 2001: 397)</text:span></text:p>
          </table:table-cell>
          <table:table-cell table:style-name="ce1632"/>
          <table:table-cell table:style-name="ce1279" table:number-columns-repeated="2"/>
          <table:table-cell table:number-columns-repeated="2"/>
          <table:table-cell table:style-name="ce1317"/>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375" table:number-columns-repeated="3"/>
          <table:table-cell table:number-columns-repeated="2"/>
          <table:table-cell table:style-name="ce1317"/>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16">
          <table:covered-table-cell table:style-name="ce1070"/>
          <table:table-cell office:value-type="string" calcext:value-type="string">
            <text:p>1.Sg.Ind.Prät. Akt.</text:p>
          </table:table-cell>
          <table:table-cell table:style-name="ce1456" office:value-type="string" calcext:value-type="string">
            <text:p>'ich befeuchtete'</text:p>
          </table:table-cell>
          <table:covered-table-cell table:style-name="ce335"/>
          <table:table-cell table:style-name="Default"/>
          <table:table-cell table:style-name="ce1500" office:value-type="string" calcext:value-type="string">
            <text:p><text:span text:style-name="T186">*laki-</text:span><text:span text:style-name="T266">đ-ōᵐ &gt; *lakiđōᵐ</text:span></text:p>
          </table:table-cell>
          <table:table-cell table:style-name="ce1153" office:value-type="string" calcext:value-type="string">
            <text:p>*<text:span text:style-name="T281">đ</text:span></text:p>
          </table:table-cell>
          <table:table-cell table:style-name="ce1159" office:value-type="string" calcext:value-type="string">
            <text:p>(eigenes Rekonstrukt)</text:p>
          </table:table-cell>
          <table:table-cell table:style-name="ce1115"/>
          <table:table-cell table:style-name="ce1564" office:value-type="string" calcext:value-type="string">
            <text:p><text:span text:style-name="T339">*laki</text:span><text:span text:style-name="T340">đ[a- </text:span><text:span text:style-name="T341">ded]ē  &gt;</text:span><text:span text:style-name="T337"> </text:span>*laki<text:span text:style-name="T268">đ</text:span>ē &gt; wgerm. *lakidē &gt; *lahtē</text:p>
          </table:table-cell>
          <table:table-cell table:style-name="ce1564" office:value-type="string" calcext:value-type="string">
            <text:p>*đ &gt; wgerm. *t</text:p>
          </table:table-cell>
          <table:table-cell table:style-name="ce1542" office:value-type="string" calcext:value-type="string">
            <text:p>eigene Rekonstrukte</text:p>
          </table:table-cell>
          <table:table-cell table:style-name="ce1270" office:value-type="string" calcext:value-type="string">
            <text:p>deverbal</text:p>
          </table:table-cell>
          <table:table-cell table:style-name="ce1558" office:value-type="string" calcext:value-type="string">
            <text:p>*lahtōⁿ</text:p>
          </table:table-cell>
          <table:table-cell table:style-name="ce1579" office:value-type="string" calcext:value-type="string">
            <text:p>*t</text:p>
          </table:table-cell>
          <table:table-cell table:style-name="ce1315" office:value-type="string" calcext:value-type="string">
            <text:p>eigenes Rekonstrukt</text:p>
          </table:table-cell>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669" office:value-type="string" calcext:value-type="string">
            <office:annotation draw:style-name="gr31" draw:text-style-name="P3" svg:width="28.99mm" svg:height="36.73mm" svg:x="1279.63mm" svg:y="1353.76mm" draw:caption-point-x="-6.1mm" draw:caption-point-y="-34.26mm">
              <dc:date>2017-06-17T00:00:00</dc:date>
              <text:p text:style-name="P2"><text:span text:style-name="T7">Nach a ist ð die lautgesetzliche Fortsetzung von t im Auslaut (aber nur nach Vokal) (vgl. Noreen, 1970: 183)</text:span></text:p>
            </office:annotation>
            <text:p>(að) lakað?</text:p>
          </table:table-cell>
          <table:table-cell table:style-name="ce1672" office:value-type="string" calcext:value-type="string">
            <text:p>đ</text:p>
          </table:table-cell>
          <table:table-cell table:style-name="ce1516" office:value-type="string" calcext:value-type="string">
            <text:p>(Baetke, 1976: 375)</text:p>
          </table:table-cell>
          <table:table-cell table:style-name="ce1351" office:value-type="string" calcext:value-type="string">
            <text:p>a analogisch eingefügt? <text:span text:style-name="T49">Stammauslaut</text:span></text:p>
          </table:table-cell>
          <table:table-cell table:style-name="ce1351" office:value-type="string" calcext:value-type="string">
            <text:p>a analogisch eingefügt? <text:span text:style-name="T49">Stammauslaut</text:span></text:p>
          </table:table-cell>
          <table:table-cell table:style-name="ce1374"/>
          <table:table-cell table:style-name="ce1279"/>
          <table:table-cell table:style-name="ce336"/>
          <table:table-cell table:number-columns-repeated="7"/>
          <table:table-cell table:style-name="ce1285" office:value-type="string" calcext:value-type="string">
            <text:p>leahte, lehte</text:p>
          </table:table-cell>
          <table:table-cell table:style-name="ce1329" office:value-type="string" calcext:value-type="string">
            <text:p>t</text:p>
          </table:table-cell>
          <table:table-cell table:style-name="ce336" office:value-type="string" calcext:value-type="string">
            <text:p>(Campbell, 1997: 330)</text:p>
          </table:table-cell>
          <table:table-cell table:number-columns-repeated="2" table:style-name="ce1175" office:value-type="string" calcext:value-type="string">
            <text:p>ae. betontes a &gt; æ, Brechung zu ea vor h/x (Voyles, 1992: 146, 147)</text:p>
          </table:table-cell>
          <table:table-cell table:style-name="ce1285" office:value-type="string" calcext:value-type="string">
            <text:p>lacta</text:p>
          </table:table-cell>
          <table:table-cell table:style-name="ce1329" office:value-type="string" calcext:value-type="string">
            <text:p>t</text:p>
          </table:table-cell>
          <table:table-cell table:style-name="ce336" office:value-type="string" calcext:value-type="string">
            <text:p>(Lerchner, Schmid, 2002-2009: 800)</text:p>
          </table:table-cell>
          <table:table-cell table:style-name="ce1175" office:value-type="string" calcext:value-type="string">
            <text:p>ja</text:p>
          </table:table-cell>
          <table:table-cell table:style-name="ce1406" office:value-type="string" calcext:value-type="string">
            <text:p>c analogisch nach dem Präsens? <text:span text:style-name="T49">Stammauslaut</text:span></text:p>
          </table:table-cell>
          <table:table-cell table:style-name="ce1460"/>
          <table:table-cell table:style-name="ce1279"/>
          <table:table-cell table:style-name="ce336"/>
          <table:table-cell table:number-columns-repeated="2"/>
          <table:table-cell table:style-name="ce1317"/>
          <table:table-cell table:style-name="ce1279" table:number-columns-repeated="5"/>
        </table:table-row>
        <table:table-row table:style-name="ro16">
          <table:covered-table-cell table:style-name="ce1070"/>
          <table:table-cell table:style-name="ce326" office:value-type="string" calcext:value-type="string">
            <text:p>Partizip Präteritum</text:p>
          </table:table-cell>
          <table:table-cell table:style-name="ce326" office:value-type="string" calcext:value-type="string">
            <text:p>'befeuchtet'</text:p>
          </table:table-cell>
          <table:covered-table-cell table:style-name="ce335"/>
          <table:table-cell table:style-name="ce1196" office:value-type="string" calcext:value-type="string">
            <text:p>idg. <text:span text:style-name="T53">*log-itós</text:span> &gt; urgerm. <text:span text:style-name="T53">*laki</text:span><text:span text:style-name="T212">đ</text:span><text:span text:style-name="T53">az </text:span><text:span text:style-name="T212">&gt;  </text:span><text:span text:style-name="T213">Auslautgesetze: Schwund auslautender nicht-hoher Vokale (Speyer, 2007: 40), - soweit alles problemlos</text:span></text:p>
          </table:table-cell>
          <table:table-cell table:style-name="ce1502" office:value-type="string" calcext:value-type="string">
            <text:p><text:span text:style-name="T186">*laki</text:span><text:span text:style-name="T266">đ</text:span><text:span text:style-name="T186">az</text:span></text:p>
          </table:table-cell>
          <table:table-cell table:style-name="ce1529" office:value-type="string" calcext:value-type="string">
            <text:p><text:span text:style-name="T282">*</text:span><text:span text:style-name="T283">đ</text:span></text:p>
          </table:table-cell>
          <table:table-cell table:style-name="ce1539" office:value-type="string" calcext:value-type="string">
            <text:p>(eigenes Rekonstrukt)</text:p>
          </table:table-cell>
          <table:table-cell table:style-name="ce1549" office:value-type="string" calcext:value-type="string">
            <text:p>idg. <text:span text:style-name="T53">*log-itós</text:span> &gt; urgerm. <text:span text:style-name="T53">*laki</text:span><text:span text:style-name="T212">đ</text:span><text:span text:style-name="T53">az </text:span><text:span text:style-name="T212">&gt;  </text:span><text:span text:style-name="T213">Auslautgesetze: Schwund auslautender nicht-hoher Vokale (Speyer, 2007: 40), - soweit alles problemlos</text:span></text:p>
          </table:table-cell>
          <table:table-cell table:style-name="ce1132" office:value-type="string" calcext:value-type="string">
            <text:p><text:span text:style-name="T53">*laki</text:span><text:span text:style-name="T212">đ</text:span><text:span text:style-name="T53">az</text:span> &gt; wgerm. *lakid &gt; *laht</text:p>
          </table:table-cell>
          <table:table-cell table:style-name="ce1132" office:value-type="string" calcext:value-type="string">
            <text:p>*đ &gt; wgerm. *t</text:p>
          </table:table-cell>
          <table:table-cell table:style-name="ce1542" office:value-type="string" calcext:value-type="string">
            <text:p>eigene Rekonstrukte</text:p>
          </table:table-cell>
          <table:table-cell table:style-name="ce1612"/>
          <table:table-cell table:style-name="ce1638" office:value-type="string" calcext:value-type="string">
            <text:p>*lah-tá-s</text:p>
          </table:table-cell>
          <table:table-cell table:style-name="ce1331" office:value-type="string" calcext:value-type="string">
            <text:p>*t</text:p>
          </table:table-cell>
          <table:table-cell table:style-name="ce1649" office:value-type="string" calcext:value-type="string">
            <text:p>eigenes Rekonstrukt</text:p>
          </table:table-cell>
          <table:table-cell table:style-name="ce1118" table:number-columns-repeated="2"/>
          <table:table-cell table:style-name="ce1291"/>
          <table:table-cell table:style-name="ce326"/>
          <table:table-cell table:style-name="ce335"/>
          <table:table-cell table:style-name="ce1118" table:number-columns-repeated="2"/>
          <table:table-cell table:style-name="ce1341"/>
          <table:table-cell table:style-name="ce326"/>
          <table:table-cell table:style-name="ce335"/>
          <table:table-cell table:style-name="ce1118" table:number-columns-repeated="2"/>
          <table:table-cell table:style-name="ce1200"/>
          <table:table-cell table:style-name="ce1675"/>
          <table:table-cell table:style-name="ce335"/>
          <table:table-cell table:style-name="Default" table:number-columns-repeated="2"/>
          <table:table-cell table:style-name="ce1291"/>
          <table:table-cell table:style-name="ce326" table:number-columns-repeated="2"/>
          <table:table-cell table:style-name="ce1118" table:number-columns-repeated="2"/>
          <table:table-cell table:style-name="ce1705"/>
          <table:table-cell table:style-name="ce1723" table:number-columns-repeated="2"/>
          <table:table-cell table:style-name="ce1739"/>
          <table:table-cell table:style-name="ce1118"/>
          <table:table-cell table:style-name="ce1200" office:value-type="string" calcext:value-type="string">
            <text:p>leaht, leht</text:p>
          </table:table-cell>
          <table:table-cell table:style-name="ce1331" office:value-type="string" calcext:value-type="string">
            <text:p>t</text:p>
          </table:table-cell>
          <table:table-cell table:style-name="ce335" office:value-type="string" calcext:value-type="string">
            <text:p>(Campbell, 1997: 330)</text:p>
          </table:table-cell>
          <table:table-cell table:number-columns-repeated="2" table:style-name="ce1175" office:value-type="string" calcext:value-type="string">
            <text:p>ae. betontes a &gt; æ, Brechung zu ea vor h/x (Voyles, 1992: 146, 147)</text:p>
          </table:table-cell>
          <table:table-cell table:style-name="ce1200"/>
          <table:table-cell table:style-name="ce326" table:number-columns-repeated="2"/>
          <table:table-cell table:style-name="ce1118" table:number-columns-repeated="2"/>
          <table:table-cell table:style-name="ce1291"/>
          <table:table-cell table:style-name="ce326"/>
          <table:table-cell table:style-name="ce335"/>
          <table:table-cell table:style-name="ce1118" table:number-columns-repeated="2"/>
          <table:table-cell table:style-name="ce1341"/>
          <table:table-cell table:style-name="ce326" table:number-columns-repeated="5"/>
        </table:table-row>
        <table:table-row table:style-name="ro36">
          <table:table-cell table:style-name="ce310" office:value-type="float" office:value="24" calcext:value-type="float" table:number-columns-spanned="1" table:number-rows-spanned="7">
            <text:p>24</text:p>
          </table:table-cell>
          <table:table-cell table:style-name="ce323" office:value-type="string" calcext:value-type="string" table:number-columns-spanned="1" table:number-rows-spanned="2">
            <text:p>Infinitiv</text:p>
          </table:table-cell>
          <table:table-cell table:style-name="ce323" office:value-type="string" calcext:value-type="string" table:number-columns-spanned="1" table:number-rows-spanned="2">
            <text:p>'strecken'</text:p>
          </table:table-cell>
          <table:table-cell table:style-name="ce335" office:value-type="string" calcext:value-type="string" table:number-columns-spanned="1" table:number-rows-spanned="7">
            <text:p>I. Klasse</text:p>
          </table:table-cell>
          <table:table-cell table:style-name="ce1198" office:value-type="string" calcext:value-type="string">
            <text:p>abgeleitet von germ. <text:span text:style-name="T53">*strakkaz</text:span> (adj: ‚tight, strict‘ (Orel, 2003: 380) &lt; idg. *<text:span text:style-name="T53">strogno</text:span>- ? (Lühr, 1988: 230)</text:p>
          </table:table-cell>
          <table:table-cell table:style-name="ce1100" office:value-type="string" calcext:value-type="string">
            <text:p>- sekundäre Präsensstämme auf Tektal, *-je/o außergotisch ohne Bindevokal im Prät. </text:p>
          </table:table-cell>
          <table:table-cell table:style-name="ce1472"/>
          <table:table-cell table:style-name="ce1472" office:value-type="string" calcext:value-type="string">
            <text:p>(Lühr, 1984: 45)</text:p>
          </table:table-cell>
          <table:table-cell table:style-name="ce1198" office:value-type="string" calcext:value-type="string">
            <text:p>*strogno-jé/o-?</text:p>
          </table:table-cell>
          <table:table-cell table:style-name="ce1198" office:value-type="string" calcext:value-type="string">
            <text:p>wgerm. *strak<text:span text:style-name="T71">ʲ</text:span> k<text:span text:style-name="T71">ʲ</text:span>an – wgerm. i-Synkope im Prät. Parallel zu *wakjaną (Ringe, Taylor, 2014: 98)</text:p>
          </table:table-cell>
          <table:table-cell table:style-name="ce1568" office:value-type="string" calcext:value-type="string">
            <text:p>Zusatzannahme für alle Fälle *-k- * Synkope . Lexikalische Analogie (Ringe, Taylor, 2014: 98-99) – nicht überprüfbar <text:span text:style-name="T49">Stammauslaut, Stammvokal</text:span></text:p>
          </table:table-cell>
          <table:table-cell table:style-name="ce1198" office:value-type="string" calcext:value-type="string">
            <text:p>(Ringe, Taylor, 2014: 238)</text:p>
          </table:table-cell>
          <table:table-cell table:style-name="ce1491"/>
          <table:table-cell table:style-name="ce1126" office:value-type="string" calcext:value-type="string">
            <text:p>*strakkijan</text:p>
          </table:table-cell>
          <table:table-cell table:style-name="ce1328"/>
          <table:table-cell table:style-name="ce1312" office:value-type="string" calcext:value-type="string">
            <text:p>(Lühr, 1988: 230)</text:p>
          </table:table-cell>
          <table:table-cell table:number-columns-repeated="2"/>
          <table:table-cell table:style-name="ce1126"/>
          <table:table-cell table:style-name="ce1328"/>
          <table:table-cell table:style-name="ce1312"/>
          <table:table-cell table:number-columns-repeated="2"/>
          <table:table-cell table:style-name="ce1340"/>
          <table:table-cell table:style-name="ce1328"/>
          <table:table-cell table:style-name="ce1312"/>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2"/>
          <table:table-cell table:number-columns-repeated="7"/>
          <table:table-cell table:style-name="ce1657" office:value-type="string" calcext:value-type="string">
            <text:p>streċċan</text:p>
          </table:table-cell>
          <table:table-cell table:style-name="ce1279"/>
          <table:table-cell table:style-name="ce336" office:value-type="string" calcext:value-type="string">
            <text:p>(Campbell, 1997: 330)</text:p>
          </table:table-cell>
          <table:table-cell table:number-columns-repeated="2"/>
          <table:table-cell table:style-name="ce1127" office:value-type="string" calcext:value-type="string">
            <text:p>strecken</text:p>
          </table:table-cell>
          <table:table-cell table:style-name="ce1279"/>
          <table:table-cell table:style-name="ce336" office:value-type="string" calcext:value-type="string">
            <text:p>(Holthausen, 1974: 325)</text:p>
          </table:table-cell>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13">
          <table:covered-table-cell table:style-name="ce1070"/>
          <table:covered-table-cell office:value-type="string" calcext:value-type="string">
            <text:p>Infinitiv</text:p>
          </table:covered-table-cell>
          <table:covered-table-cell office:value-type="string" calcext:value-type="string">
            <text:p>'strecken'</text:p>
          </table:covered-table-cell>
          <table:covered-table-cell table:style-name="ce335"/>
          <table:table-cell table:style-name="ce1115" table:number-columns-repeated="8"/>
          <table:table-cell table:style-name="ce1270" office:value-type="string" calcext:value-type="string">
            <text:p>abgeleitet von germ. *strakkaz (adj: ‚tight, strict‘ (Orel, 2003: 380) &lt; idg. *strogno- ? (Lühr, 1988: 230)</text:p>
          </table:table-cell>
          <table:table-cell office:value-type="string" calcext:value-type="string">
            <text:p>*strakjanan</text:p>
          </table:table-cell>
          <table:table-cell table:style-name="ce1162"/>
          <table:table-cell office:value-type="string" calcext:value-type="string">
            <text:p>(Orel, 2003: 380)</text:p>
          </table:table-cell>
          <table:table-cell table:style-name="ce1317" table:number-columns-repeated="2"/>
          <table:table-cell/>
          <table:table-cell table:style-name="ce1162"/>
          <table:table-cell/>
          <table:table-cell table:style-name="ce1317" table:number-columns-repeated="2"/>
          <table:table-cell table:style-name="ce1339"/>
          <table:table-cell table:style-name="ce1162"/>
          <table:table-cell/>
          <table:table-cell table:style-name="ce1317" table:number-columns-repeated="2"/>
          <table:table-cell table:style-name="ce1127"/>
          <table:table-cell table:style-name="ce1279"/>
          <table:table-cell table:style-name="ce336"/>
          <table:table-cell table:style-name="ce1317" table:number-columns-repeated="3"/>
          <table:table-cell table:style-name="ce1279" table:number-columns-repeated="2"/>
          <table:table-cell table:style-name="ce1317" table:number-columns-repeated="2"/>
          <table:table-cell table:number-columns-repeated="3"/>
          <table:table-cell table:style-name="ce1695"/>
          <table:table-cell table:style-name="ce1317"/>
          <table:table-cell table:style-name="ce1657"/>
          <table:table-cell table:style-name="ce1279"/>
          <table:table-cell table:style-name="ce336"/>
          <table:table-cell table:style-name="ce1317" table:number-columns-repeated="2"/>
          <table:table-cell table:style-name="ce1127"/>
          <table:table-cell table:style-name="ce1279"/>
          <table:table-cell table:style-name="ce336"/>
          <table:table-cell table:style-name="ce1317" table:number-columns-repeated="2"/>
          <table:table-cell table:style-name="ce1127"/>
          <table:table-cell table:style-name="ce1279"/>
          <table:table-cell table:style-name="ce336"/>
          <table:table-cell table:style-name="ce1317" table:number-columns-repeated="3"/>
          <table:table-cell table:style-name="ce1279" table:number-columns-repeated="5"/>
        </table:table-row>
        <table:table-row table:style-name="ro1">
          <table:covered-table-cell table:style-name="ce1070"/>
          <table:table-cell office:value-type="string" calcext:value-type="string">
            <text:p>1.Sg.Ind.Präs. Akt. <text:s/></text:p>
          </table:table-cell>
          <table:table-cell table:style-name="ce1279"/>
          <table:covered-table-cell table:style-name="ce335"/>
          <table:table-cell table:style-name="ce1115" table:number-columns-repeated="8"/>
          <table:table-cell table:style-name="ce1270" office:value-type="string" calcext:value-type="string">
            <text:p>Wurzel steht bei Kroonen nicht</text:p>
          </table:table-cell>
          <table:table-cell table:style-name="ce1632"/>
          <table:table-cell table:style-name="ce1279" table:number-columns-repeated="2"/>
          <table:table-cell table:style-name="ce1633" table:number-columns-repeated="2"/>
          <table:table-cell table:style-name="ce1632"/>
          <table:table-cell table:style-name="ce1279" table:number-columns-repeated="2"/>
          <table:table-cell table:style-name="ce1633" table:number-columns-repeated="2"/>
          <table:table-cell table:style-name="ce1339"/>
          <table:table-cell table:style-name="ce1162"/>
          <table:table-cell table:style-name="ce1279"/>
          <table:table-cell table:style-name="ce1633" table:number-columns-repeated="2"/>
          <table:table-cell table:style-name="ce1127"/>
          <table:table-cell table:style-name="ce1279"/>
          <table:table-cell table:style-name="ce336"/>
          <table:table-cell table:style-name="ce1633" table:number-columns-repeated="2"/>
          <table:table-cell table:style-name="ce1689"/>
          <table:table-cell table:style-name="ce1279"/>
          <table:table-cell table:style-name="ce336"/>
          <table:table-cell table:style-name="ce1633" table:number-columns-repeated="2"/>
          <table:table-cell table:number-columns-repeated="3"/>
          <table:table-cell table:style-name="ce1737"/>
          <table:table-cell table:style-name="ce1633"/>
          <table:table-cell table:style-name="ce1127"/>
          <table:table-cell table:style-name="ce1279"/>
          <table:table-cell table:style-name="ce336"/>
          <table:table-cell table:style-name="ce1633" table:number-columns-repeated="2"/>
          <table:table-cell table:style-name="ce1689"/>
          <table:table-cell table:style-name="ce1279"/>
          <table:table-cell table:style-name="ce336"/>
          <table:table-cell table:style-name="ce1633" table:number-columns-repeated="2"/>
          <table:table-cell table:style-name="ce1771"/>
          <table:table-cell table:style-name="ce1279"/>
          <table:table-cell table:style-name="ce336"/>
          <table:table-cell table:style-name="ce1633" table:number-columns-repeated="2"/>
          <table:table-cell table:style-name="ce1317"/>
          <table:table-cell table:style-name="ce1279" table:number-columns-repeated="5"/>
        </table:table-row>
        <table:table-row table:style-name="ro1">
          <table:covered-table-cell table:style-name="ce1070"/>
          <table:table-cell office:value-type="string" calcext:value-type="string">
            <text:p>1.Pl.Ind.Präs. Akt.</text:p>
          </table:table-cell>
          <table:table-cell table:style-name="ce1279"/>
          <table:covered-table-cell table:style-name="ce335"/>
          <table:table-cell table:style-name="ce1115"/>
          <table:table-cell table:style-name="ce1196"/>
          <table:table-cell table:style-name="ce1115" table:number-columns-repeated="6"/>
          <table:table-cell table:style-name="ce1270" office:value-type="string" calcext:value-type="string">
            <text:p>denominal</text:p>
          </table:table-cell>
          <table:table-cell table:style-name="ce1632"/>
          <table:table-cell table:style-name="ce1279" table:number-columns-repeated="2"/>
          <table:table-cell table:style-name="ce1633" table:number-columns-repeated="2"/>
          <table:table-cell table:style-name="ce1317"/>
          <table:table-cell table:style-name="ce1279" table:number-columns-repeated="2"/>
          <table:table-cell table:style-name="ce1633" table:number-columns-repeated="2"/>
          <table:table-cell table:style-name="ce1339"/>
          <table:table-cell table:style-name="ce1162"/>
          <table:table-cell table:style-name="ce1279"/>
          <table:table-cell table:style-name="ce1633" table:number-columns-repeated="2"/>
          <table:table-cell table:style-name="ce1127"/>
          <table:table-cell table:style-name="ce1279"/>
          <table:table-cell table:style-name="ce336"/>
          <table:table-cell table:style-name="ce1633" table:number-columns-repeated="2"/>
          <table:table-cell table:style-name="ce1317"/>
          <table:table-cell table:style-name="ce1279"/>
          <table:table-cell table:style-name="ce336"/>
          <table:table-cell table:style-name="ce1633" table:number-columns-repeated="2"/>
          <table:table-cell table:number-columns-repeated="3"/>
          <table:table-cell table:style-name="ce1737"/>
          <table:table-cell table:style-name="ce1633"/>
          <table:table-cell table:style-name="ce1127"/>
          <table:table-cell table:style-name="ce1279"/>
          <table:table-cell table:style-name="ce336"/>
          <table:table-cell table:style-name="ce1633" table:number-columns-repeated="2"/>
          <table:table-cell table:style-name="ce1127"/>
          <table:table-cell table:style-name="ce1279"/>
          <table:table-cell table:style-name="ce336"/>
          <table:table-cell table:style-name="ce1633" table:number-columns-repeated="2"/>
          <table:table-cell table:style-name="ce1127"/>
          <table:table-cell table:style-name="ce1279"/>
          <table:table-cell table:style-name="ce336"/>
          <table:table-cell table:style-name="ce1633" table:number-columns-repeated="2"/>
          <table:table-cell table:style-name="ce1317"/>
          <table:table-cell table:style-name="ce1279" table:number-columns-repeated="5"/>
        </table:table-row>
        <table:table-row table:style-name="ro16">
          <table:covered-table-cell table:style-name="ce1070"/>
          <table:table-cell office:value-type="string" calcext:value-type="string">
            <text:p>1.Sg.Ind.Prät. Akt.</text:p>
          </table:table-cell>
          <table:table-cell table:style-name="ce1456" office:value-type="string" calcext:value-type="string">
            <text:p>'ich streckte'</text:p>
          </table:table-cell>
          <table:covered-table-cell table:style-name="ce335"/>
          <table:table-cell table:style-name="ce1196"/>
          <table:table-cell table:style-name="ce1500" office:value-type="string" calcext:value-type="string">
            <text:p><text:span text:style-name="T186">*straki-</text:span><text:span text:style-name="T266">đ-ōᵐ &gt; *strakiđōᵐ</text:span></text:p>
          </table:table-cell>
          <table:table-cell table:style-name="ce1153" office:value-type="string" calcext:value-type="string">
            <text:p>*<text:span text:style-name="T281">đ</text:span></text:p>
          </table:table-cell>
          <table:table-cell table:style-name="ce1159" office:value-type="string" calcext:value-type="string">
            <text:p>(eigenes Rekonstrukt)</text:p>
          </table:table-cell>
          <table:table-cell table:style-name="ce1196"/>
          <table:table-cell table:style-name="ce1564" office:value-type="string" calcext:value-type="string">
            <text:p><text:span text:style-name="T339">*strakki</text:span><text:span text:style-name="T340">đ[a- </text:span><text:span text:style-name="T341">ded]ē  &gt;</text:span>*strakkidē &gt; wgerm. *strakkidē &gt; *strahtē</text:p>
          </table:table-cell>
          <table:table-cell table:style-name="ce1564" office:value-type="string" calcext:value-type="string">
            <text:p>*đ &gt; wgerm. *t</text:p>
          </table:table-cell>
          <table:table-cell table:style-name="ce1542" office:value-type="string" calcext:value-type="string">
            <text:p>eigene Rekonstrukte</text:p>
          </table:table-cell>
          <table:table-cell table:style-name="ce1612"/>
          <table:table-cell table:style-name="ce1635"/>
          <table:table-cell table:style-name="ce1279" table:number-columns-repeated="2"/>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74"/>
          <table:table-cell table:style-name="ce1279"/>
          <table:table-cell table:style-name="ce336"/>
          <table:table-cell table:number-columns-repeated="7"/>
          <table:table-cell table:style-name="ce1285" office:value-type="string" calcext:value-type="string">
            <text:p>streahte, strehte</text:p>
          </table:table-cell>
          <table:table-cell table:style-name="ce1329" office:value-type="string" calcext:value-type="string">
            <text:p>t</text:p>
          </table:table-cell>
          <table:table-cell table:style-name="ce336" office:value-type="string" calcext:value-type="string">
            <text:p>(Campbell, 1997: 330)</text:p>
          </table:table-cell>
          <table:table-cell table:number-columns-repeated="2" table:style-name="ce1175" office:value-type="string" calcext:value-type="string">
            <text:p>ae. betontes a &gt; æ, Brechung zu ea vor h/x (Voyles, 1992: 146, 147)</text:p>
          </table:table-cell>
          <table:table-cell table:style-name="ce1285" office:value-type="string" calcext:value-type="string">
            <text:p>strahta</text:p>
          </table:table-cell>
          <table:table-cell table:style-name="ce1659" office:value-type="string" calcext:value-type="string">
            <text:p>t</text:p>
          </table:table-cell>
          <table:table-cell table:style-name="ce336" office:value-type="string" calcext:value-type="string">
            <text:p>(Braune, Eggers, 1987: 293)</text:p>
          </table:table-cell>
          <table:table-cell table:number-columns-repeated="2" table:style-name="ce1175" office:value-type="string" calcext:value-type="string">
            <text:p>ja</text:p>
          </table:table-cell>
          <table:table-cell table:style-name="ce1285"/>
          <table:table-cell table:style-name="ce1279"/>
          <table:table-cell table:style-name="ce336"/>
          <table:table-cell table:number-columns-repeated="2"/>
          <table:table-cell table:style-name="ce1317"/>
          <table:table-cell table:style-name="ce1279" table:number-columns-repeated="5"/>
        </table:table-row>
        <table:table-row table:style-name="ro13">
          <table:covered-table-cell table:style-name="ce1070"/>
          <table:table-cell/>
          <table:table-cell table:style-name="ce1456"/>
          <table:covered-table-cell table:style-name="ce335"/>
          <table:table-cell table:style-name="ce1196" table:number-columns-repeated="5"/>
          <table:table-cell table:style-name="ce1564" table:number-columns-repeated="2"/>
          <table:table-cell table:style-name="ce1542"/>
          <table:table-cell table:style-name="ce1612"/>
          <table:table-cell table:style-name="ce1635"/>
          <table:table-cell table:style-name="ce1279" table:number-columns-repeated="2"/>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74"/>
          <table:table-cell table:style-name="ce1279"/>
          <table:table-cell table:style-name="ce336"/>
          <table:table-cell table:number-columns-repeated="7"/>
          <table:table-cell table:style-name="ce1285"/>
          <table:table-cell table:style-name="ce1329"/>
          <table:table-cell table:style-name="ce336"/>
          <table:table-cell table:number-columns-repeated="2"/>
          <table:table-cell table:style-name="ce1285" office:value-type="string" calcext:value-type="string">
            <text:p>stracta</text:p>
          </table:table-cell>
          <table:table-cell table:style-name="ce1659" office:value-type="string" calcext:value-type="string">
            <text:p>t</text:p>
          </table:table-cell>
          <table:table-cell table:style-name="ce336" office:value-type="string" calcext:value-type="string">
            <text:p>(Braune, Eggers, 1987: 293)</text:p>
          </table:table-cell>
          <table:table-cell table:style-name="ce1175" office:value-type="string" calcext:value-type="string">
            <text:p>ja</text:p>
          </table:table-cell>
          <table:table-cell table:style-name="ce1406" office:value-type="string" calcext:value-type="string">
            <text:p>c analogisch nach dem Präsens? <text:span text:style-name="T49">Stammauslaut</text:span></text:p>
          </table:table-cell>
          <table:table-cell table:style-name="ce1285"/>
          <table:table-cell table:style-name="ce1279"/>
          <table:table-cell table:style-name="ce336"/>
          <table:table-cell table:number-columns-repeated="2"/>
          <table:table-cell table:style-name="ce1317"/>
          <table:table-cell table:style-name="ce1279" table:number-columns-repeated="5"/>
        </table:table-row>
        <table:table-row table:style-name="ro14">
          <table:covered-table-cell table:style-name="ce1070"/>
          <table:table-cell table:style-name="ce326" office:value-type="string" calcext:value-type="string">
            <text:p>Partizip Präteritum</text:p>
          </table:table-cell>
          <table:table-cell table:style-name="ce326" office:value-type="string" calcext:value-type="string">
            <text:p>'gestreckt'</text:p>
          </table:table-cell>
          <table:covered-table-cell table:style-name="ce335"/>
          <table:table-cell table:style-name="ce1477" office:value-type="string" calcext:value-type="string">
            <text:p><text:span text:style-name="T214">o-Stufe: *strogn-itós &gt; *strakn-iđaz &gt; n-Gemination </text:span><text:span text:style-name="T215">*kn pn tn, ǥn ƀn đn &gt; *kk pp tt </text:span><text:span text:style-name="T214"> (Lühr, 1988: 196) </text:span><text:span text:style-name="T216">Stammvokal</text:span></text:p>
          </table:table-cell>
          <table:table-cell table:style-name="ce1503" office:value-type="string" calcext:value-type="string">
            <text:p>*strakk-iđaz</text:p>
          </table:table-cell>
          <table:table-cell table:style-name="ce1529" office:value-type="string" calcext:value-type="string">
            <text:p><text:span text:style-name="T282">*</text:span><text:span text:style-name="T283">đ</text:span></text:p>
          </table:table-cell>
          <table:table-cell table:style-name="ce1539" office:value-type="string" calcext:value-type="string">
            <text:p>(eigenes Rekonstrukt)</text:p>
          </table:table-cell>
          <table:table-cell table:style-name="ce1477" office:value-type="string" calcext:value-type="string">
            <text:p><text:span text:style-name="T50">O-Stufe: *strogn-itós &gt; *strakn-iđaz &gt; n-Gemination </text:span><text:span text:style-name="T104">*kn pn tn, ǥn ƀn đn &gt; *kk pp tt </text:span><text:span text:style-name="T50"> (Lühr, 1988: 196) *strakk-iđaz </text:span><text:span text:style-name="T291">Auslautgesetze: Schwund auslautender nicht-hoher Vokale (Speyer, 2007: 40), </text:span><text:span text:style-name="T292">urgerm. Geminatenvereinfachung vor C (Voyles, 1992: 62) </text:span><text:span text:style-name="T293">Stammvokal</text:span></text:p>
          </table:table-cell>
          <table:table-cell table:style-name="ce1132" office:value-type="string" calcext:value-type="string">
            <text:p>*strakkiđaz &gt; wgerm. *strakkid &gt; *straht</text:p>
          </table:table-cell>
          <table:table-cell table:style-name="ce1132" office:value-type="string" calcext:value-type="string">
            <text:p>*đ &gt; wgerm. *t</text:p>
          </table:table-cell>
          <table:table-cell table:style-name="ce1542" office:value-type="string" calcext:value-type="string">
            <text:p>eigene Rekonstrukte</text:p>
          </table:table-cell>
          <table:table-cell table:style-name="ce1612"/>
          <table:table-cell table:style-name="ce1639"/>
          <table:table-cell table:style-name="ce326"/>
          <table:table-cell table:style-name="ce335"/>
          <table:table-cell table:style-name="ce1633" table:number-columns-repeated="2"/>
          <table:table-cell table:style-name="ce1291"/>
          <table:table-cell table:style-name="ce326"/>
          <table:table-cell table:style-name="ce335"/>
          <table:table-cell table:style-name="ce1633" table:number-columns-repeated="2"/>
          <table:table-cell table:style-name="ce1341"/>
          <table:table-cell table:style-name="ce326"/>
          <table:table-cell table:style-name="ce335"/>
          <table:table-cell table:style-name="ce1633" table:number-columns-repeated="2"/>
          <table:table-cell table:style-name="ce1291"/>
          <table:table-cell table:style-name="ce326"/>
          <table:table-cell table:style-name="ce335"/>
          <table:table-cell table:style-name="ce1633" table:number-columns-repeated="2"/>
          <table:table-cell table:style-name="ce1291"/>
          <table:table-cell table:style-name="ce326" table:number-columns-repeated="2"/>
          <table:table-cell table:style-name="ce1633" table:number-columns-repeated="2"/>
          <table:table-cell table:style-name="ce1705"/>
          <table:table-cell table:style-name="ce1723" table:number-columns-repeated="2"/>
          <table:table-cell table:style-name="ce1737"/>
          <table:table-cell table:style-name="ce1633"/>
          <table:table-cell table:style-name="ce1200" office:value-type="string" calcext:value-type="string">
            <text:p>streaht, streht</text:p>
          </table:table-cell>
          <table:table-cell table:style-name="ce1331" office:value-type="string" calcext:value-type="string">
            <text:p>t</text:p>
          </table:table-cell>
          <table:table-cell table:style-name="ce335" office:value-type="string" calcext:value-type="string">
            <text:p>(Campbell, 1997: 330)</text:p>
          </table:table-cell>
          <table:table-cell table:number-columns-repeated="2" table:style-name="ce1175" office:value-type="string" calcext:value-type="string">
            <text:p>ae. betontes a &gt; æ, Brechung zu ea vor h/x (Voyles, 1992: 146, 147)</text:p>
          </table:table-cell>
          <table:table-cell table:style-name="ce1291"/>
          <table:table-cell table:style-name="ce326"/>
          <table:table-cell table:style-name="ce335"/>
          <table:table-cell table:style-name="ce1633" table:number-columns-repeated="2"/>
          <table:table-cell table:style-name="ce1291"/>
          <table:table-cell table:style-name="ce326"/>
          <table:table-cell table:style-name="ce335"/>
          <table:table-cell table:style-name="ce1633" table:number-columns-repeated="2"/>
          <table:table-cell table:style-name="ce1341"/>
          <table:table-cell table:style-name="ce326" table:number-columns-repeated="5"/>
        </table:table-row>
        <table:table-row table:style-name="ro54">
          <table:table-cell table:style-name="ce310" office:value-type="float" office:value="25" calcext:value-type="float" table:number-columns-spanned="1" table:number-rows-spanned="8">
            <text:p>25</text:p>
          </table:table-cell>
          <table:table-cell office:value-type="string" calcext:value-type="string">
            <text:p>Infinitiv</text:p>
          </table:table-cell>
          <table:table-cell office:value-type="string" calcext:value-type="string">
            <text:p>'bedecken'</text:p>
          </table:table-cell>
          <table:table-cell table:style-name="ce335" office:value-type="string" calcext:value-type="string" table:number-columns-spanned="1" table:number-rows-spanned="8">
            <text:p>I. Klasse</text:p>
          </table:table-cell>
          <table:table-cell table:style-name="ce1198" office:value-type="string" calcext:value-type="string">
            <text:p>o-stufiges Iterativ <text:span text:style-name="T217">*</text:span><text:span text:style-name="T218">tog-éie- </text:span><text:span text:style-name="T219">(Lloyd, Lühr, Springer, 1998: 554), vom Verb idg. *tegō (lat. tegō ‚decke‘) (Lloyd, Lühr, Springer, 1998: 555)</text:span></text:p>
          </table:table-cell>
          <table:table-cell table:style-name="ce1126" office:value-type="string" calcext:value-type="string">
            <text:p>*þank(i)jan</text:p>
          </table:table-cell>
          <table:table-cell table:style-name="ce1517" office:value-type="string" calcext:value-type="string">
            <text:p>Wurde als primäre Bildung aufgefasst &lt; idg. o-stufiges Iterativ <text:span text:style-name="T217">*</text:span><text:span text:style-name="T218">tog-éie- </text:span><text:span text:style-name="T284">(wahrscheinlicher aufgrund Ähnlichkeit mit dem Keltischen)</text:span>? - Alternative: Denominativ zu urgerm. *þaka- ‚Dach‘? <text:span text:style-name="T49">Stammvokal</text:span></text:p>
          </table:table-cell>
          <table:table-cell table:style-name="ce1538" office:value-type="string" calcext:value-type="string">
            <text:p>(Lloyd, Lühr, Springer, 1998: 554)</text:p>
          </table:table-cell>
          <table:table-cell table:style-name="ce1198" office:value-type="string" calcext:value-type="string">
            <text:p><text:span text:style-name="T217">*</text:span><text:span text:style-name="T218">(s)tog-éie- </text:span><text:span text:style-name="T284">‚bedecken‘ (Rix, 2001: 589)</text:span></text:p>
          </table:table-cell>
          <table:table-cell table:style-name="ce1198" office:value-type="string" calcext:value-type="string">
            <text:p>wgerm. *þak<text:span text:style-name="T71">ʲ</text:span> k<text:span text:style-name="T71">ʲ</text:span>an  – wgerm. i-Synkope im Prät. Parallel zu *wakjaną (Ringe, 2014: 98)</text:p>
          </table:table-cell>
          <table:table-cell table:style-name="ce1568" office:value-type="string" calcext:value-type="string">
            <text:p>Zusatzannahme für alle Fälle *-k- * Synkope . Lexikalische Analogie (Ringe, Taylor, 2014: 98-99) – nicht überprüfbar <text:span text:style-name="T49">Stammauslaut, Stammvokal</text:span></text:p>
          </table:table-cell>
          <table:table-cell table:style-name="ce1198" office:value-type="string" calcext:value-type="string">
            <text:p>(Ringe, 2014: 213)</text:p>
          </table:table-cell>
          <table:table-cell table:style-name="ce1491" office:value-type="string" calcext:value-type="string">
            <text:p>*steg- (Köbler, 1989: 535)</text:p>
          </table:table-cell>
          <table:table-cell table:style-name="ce1126" office:value-type="string" calcext:value-type="string">
            <text:p>*þakjan</text:p>
          </table:table-cell>
          <table:table-cell table:style-name="ce1328"/>
          <table:table-cell table:style-name="ce1312" office:value-type="string" calcext:value-type="string">
            <text:p>(Köbler, 1989: 535)</text:p>
          </table:table-cell>
          <table:table-cell table:style-name="ce1198" table:number-columns-repeated="2"/>
          <table:table-cell table:style-name="ce1126" office:value-type="string" calcext:value-type="string">
            <text:p>*þakjan</text:p>
          </table:table-cell>
          <table:table-cell table:style-name="ce1328"/>
          <table:table-cell table:style-name="ce1312" office:value-type="string" calcext:value-type="string">
            <text:p>(Köbler, 1989: 535)</text:p>
          </table:table-cell>
          <table:table-cell table:style-name="ce1198" table:number-columns-repeated="2"/>
          <table:table-cell table:style-name="ce1340"/>
          <table:table-cell table:style-name="ce1328"/>
          <table:table-cell table:style-name="ce1312"/>
          <table:table-cell table:style-name="ce1198" table:number-columns-repeated="2"/>
          <table:table-cell table:style-name="ce1127" office:value-type="string" calcext:value-type="string">
            <text:p>þekja</text:p>
          </table:table-cell>
          <table:table-cell table:style-name="ce1279"/>
          <table:table-cell table:style-name="ce336" office:value-type="string" calcext:value-type="string">
            <text:p>(Baetke, 1976: 768)</text:p>
          </table:table-cell>
          <table:table-cell table:style-name="ce1198" table:number-columns-repeated="2"/>
          <table:table-cell office:value-type="string" calcext:value-type="string">
            <text:p>þekja</text:p>
          </table:table-cell>
          <table:table-cell table:style-name="ce1279"/>
          <table:table-cell office:value-type="string" calcext:value-type="string">
            <text:p>(Holthausen, 1974: 316)</text:p>
          </table:table-cell>
          <table:table-cell table:style-name="ce1198" table:number-columns-repeated="2"/>
          <table:table-cell office:value-type="string" calcext:value-type="string">
            <text:p>þæk(k)ia</text:p>
          </table:table-cell>
          <table:table-cell/>
          <table:table-cell office:value-type="string" calcext:value-type="string">
            <text:p>(Noreen, 1904: 452)</text:p>
          </table:table-cell>
          <table:table-cell table:style-name="ce1738"/>
          <table:table-cell table:style-name="ce1198"/>
          <table:table-cell table:style-name="ce1657" office:value-type="string" calcext:value-type="string">
            <text:p>þeċċan</text:p>
          </table:table-cell>
          <table:table-cell table:style-name="ce1279"/>
          <table:table-cell table:style-name="ce336" office:value-type="string" calcext:value-type="string">
            <text:p>(Campbell, 1997: 330)</text:p>
          </table:table-cell>
          <table:table-cell table:style-name="ce1198" table:number-columns-repeated="2"/>
          <table:table-cell table:style-name="ce1127" office:value-type="string" calcext:value-type="string">
            <text:p>decchen</text:p>
          </table:table-cell>
          <table:table-cell table:style-name="ce1279"/>
          <table:table-cell office:value-type="string" calcext:value-type="string">
            <text:p>(Holthausen, 1974: 316)</text:p>
          </table:table-cell>
          <table:table-cell table:style-name="ce1198" table:number-columns-repeated="2"/>
          <table:table-cell table:style-name="ce1127" office:value-type="string" calcext:value-type="string">
            <text:p>bithekkian</text:p>
          </table:table-cell>
          <table:table-cell table:style-name="ce1279"/>
          <table:table-cell table:style-name="ce336" office:value-type="string" calcext:value-type="string">
            <text:p>(Tiefenbach, 2010: 407)</text:p>
          </table:table-cell>
          <table:table-cell table:style-name="ce1198" table:number-columns-repeated="2"/>
          <table:table-cell table:style-name="ce1317"/>
          <table:table-cell table:style-name="ce1279" table:number-columns-repeated="5"/>
        </table:table-row>
        <table:table-row table:style-name="ro21">
          <table:covered-table-cell table:style-name="ce1070"/>
          <table:table-cell office:value-type="string" calcext:value-type="string">
            <text:p>1.Sg.Ind.Präs. Akt. <text:s/></text:p>
          </table:table-cell>
          <table:table-cell table:style-name="ce1279"/>
          <table:covered-table-cell table:style-name="ce335"/>
          <table:table-cell table:style-name="ce1100" office:value-type="string" calcext:value-type="string">
            <text:p>- sekundäre Präsensstämme auf Tektal, *-je/o außergotisch ohne Bindevokal im Prät. (Lühr, 1984: 45) <text:span text:style-name="T49">Stammauslaut</text:span></text:p>
          </table:table-cell>
          <table:table-cell table:style-name="ce1115"/>
          <table:table-cell table:style-name="ce1532" table:number-columns-repeated="6"/>
          <table:table-cell table:style-name="ce1616" office:value-type="string" calcext:value-type="string">
            <text:p><text:span text:style-name="T55">Iterativ </text:span><text:span text:style-name="T359">*</text:span><text:span text:style-name="T218">(s)tog-éie- zu *(s)teg- ‘bedecken’ (Rix, 2001: 589)</text:span></text:p>
          </table:table-cell>
          <table:table-cell table:style-name="ce1632"/>
          <table:table-cell table:style-name="ce1279" table:number-columns-repeated="2"/>
          <table:table-cell table:number-columns-repeated="2"/>
          <table:table-cell table:style-name="ce1632"/>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2"/>
          <table:table-cell table:style-name="ce1771"/>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070"/>
          <table:table-cell office:value-type="string" calcext:value-type="string">
            <text:p>1.Pl.Ind.Präs. Akt.</text:p>
          </table:table-cell>
          <table:table-cell table:style-name="ce1279"/>
          <table:covered-table-cell table:style-name="ce335"/>
          <table:table-cell table:style-name="ce1115"/>
          <table:table-cell table:style-name="ce1504" office:value-type="string" calcext:value-type="string">
            <text:p><text:span text:style-name="T53">*þaki-</text:span><text:span text:style-name="T212">đ</text:span><text:span text:style-name="T267">-ōᵐ &gt; *þakiđōᵐ  </text:span></text:p>
          </table:table-cell>
          <table:table-cell table:style-name="ce1533" office:value-type="string" calcext:value-type="string">
            <text:p>*đ</text:p>
          </table:table-cell>
          <table:table-cell table:style-name="ce1159" office:value-type="string" calcext:value-type="string">
            <text:p>(eigenes Rekonstrukt)</text:p>
          </table:table-cell>
          <table:table-cell table:style-name="ce1115" table:number-columns-repeated="4"/>
          <table:table-cell table:style-name="ce1270" office:value-type="string" calcext:value-type="string">
            <text:p>deverbal</text:p>
          </table:table-cell>
          <table:table-cell table:style-name="ce1632"/>
          <table:table-cell table:style-name="ce1279" table:number-columns-repeated="2"/>
          <table:table-cell table:style-name="ce1317" table:number-columns-repeated="3"/>
          <table:table-cell table:style-name="ce1279" table:number-columns-repeated="2"/>
          <table:table-cell table:style-name="ce1317" table:number-columns-repeated="2"/>
          <table:table-cell table:style-name="ce1339"/>
          <table:table-cell table:style-name="ce1162"/>
          <table:table-cell table:style-name="ce1279"/>
          <table:table-cell table:style-name="ce1317" table:number-columns-repeated="2"/>
          <table:table-cell table:style-name="ce1127"/>
          <table:table-cell table:style-name="ce1279"/>
          <table:table-cell table:style-name="ce336"/>
          <table:table-cell table:style-name="ce1317" table:number-columns-repeated="3"/>
          <table:table-cell table:style-name="ce1279"/>
          <table:table-cell table:style-name="ce336"/>
          <table:table-cell table:style-name="ce1317" table:number-columns-repeated="2"/>
          <table:table-cell table:number-columns-repeated="3"/>
          <table:table-cell table:style-name="ce1695"/>
          <table:table-cell table:style-name="ce1317"/>
          <table:table-cell table:style-name="ce1127"/>
          <table:table-cell table:style-name="ce1279"/>
          <table:table-cell table:style-name="ce336"/>
          <table:table-cell table:style-name="ce1317" table:number-columns-repeated="2"/>
          <table:table-cell table:style-name="ce1127"/>
          <table:table-cell table:style-name="ce1279"/>
          <table:table-cell table:style-name="ce336"/>
          <table:table-cell table:style-name="ce1317" table:number-columns-repeated="2"/>
          <table:table-cell table:style-name="ce1127"/>
          <table:table-cell table:style-name="ce1279"/>
          <table:table-cell table:style-name="ce336"/>
          <table:table-cell table:style-name="ce1317" table:number-columns-repeated="3"/>
          <table:table-cell table:style-name="ce1279" table:number-columns-repeated="5"/>
        </table:table-row>
        <table:table-row table:style-name="ro55">
          <table:covered-table-cell table:style-name="ce1070"/>
          <table:table-cell table:style-name="ce322" office:value-type="string" calcext:value-type="string" table:number-columns-spanned="1" table:number-rows-spanned="2">
            <text:p>1.Sg.Ind.Prät. Akt.</text:p>
          </table:table-cell>
          <table:table-cell table:style-name="ce322" office:value-type="string" calcext:value-type="string" table:number-columns-spanned="1" table:number-rows-spanned="2">
            <text:p>'ich bedeckte'</text:p>
          </table:table-cell>
          <table:covered-table-cell table:style-name="ce335"/>
          <table:table-cell table:style-name="ce1196" table:number-columns-repeated="5"/>
          <table:table-cell table:style-name="ce1564" office:value-type="string" calcext:value-type="string">
            <text:p><text:span text:style-name="T339">*þaki</text:span><text:span text:style-name="T340">đ[a- </text:span><text:span text:style-name="T341">ded]ē  &gt;</text:span><text:span text:style-name="T337"> </text:span>*þaki<text:span text:style-name="T268">đ</text:span>ē &gt; wgerm. *þakidē &gt; *þahtē</text:p>
          </table:table-cell>
          <table:table-cell table:style-name="ce1564" office:value-type="string" calcext:value-type="string">
            <text:p>*đ &gt; wgerm. *t</text:p>
          </table:table-cell>
          <table:table-cell table:style-name="ce1542" office:value-type="string" calcext:value-type="string">
            <text:p>eigene Rekonstrukte</text:p>
          </table:table-cell>
          <table:table-cell table:style-name="ce1612"/>
          <table:table-cell table:style-name="ce1558" office:value-type="string" calcext:value-type="string">
            <text:p>*þahtōⁿ</text:p>
          </table:table-cell>
          <table:table-cell table:style-name="ce1579" office:value-type="string" calcext:value-type="string">
            <text:p>*t</text:p>
          </table:table-cell>
          <table:table-cell table:style-name="ce1315" office:value-type="string" calcext:value-type="string">
            <text:p>eigenes Rekonstrukt</text:p>
          </table:table-cell>
          <table:table-cell table:style-name="ce1317" table:number-columns-repeated="2"/>
          <table:table-cell table:style-name="ce1285"/>
          <table:table-cell table:style-name="ce1279" table:number-columns-repeated="2"/>
          <table:table-cell table:style-name="ce1317" table:number-columns-repeated="2"/>
          <table:table-cell table:style-name="ce1339"/>
          <table:table-cell table:style-name="ce1162"/>
          <table:table-cell table:style-name="ce1279"/>
          <table:table-cell table:style-name="ce1317" table:number-columns-repeated="2"/>
          <table:table-cell table:style-name="ce1285" office:value-type="string" calcext:value-type="string">
            <text:p>þakta</text:p>
          </table:table-cell>
          <table:table-cell table:style-name="ce1659" office:value-type="string" calcext:value-type="string">
            <text:p>t</text:p>
          </table:table-cell>
          <table:table-cell table:style-name="ce336" office:value-type="string" calcext:value-type="string">
            <text:p>(Baetke, 1976: 768)</text:p>
          </table:table-cell>
          <table:table-cell table:number-columns-repeated="2" table:style-name="ce1681" office:value-type="string" calcext:value-type="string">
            <text:p>urnord. allmähliche <text:s/>Synkope unbetonter Kurzvokale, i nach betonter kurzer Silbe rel. spät [vor Umlaut] <text:s/>(Noreen, 1970: 132–133) , ð &gt; <text:s/>þ &gt; t nach stl. f, k, p z.B. merkia 'bezeichnen' Prät. merkta (älter: merkþa) (Noreen, 1970: 176)</text:p>
          </table:table-cell>
          <table:table-cell table:style-name="ce1374"/>
          <table:table-cell table:style-name="ce1279"/>
          <table:table-cell table:style-name="ce336"/>
          <table:table-cell table:style-name="ce1317" table:number-columns-repeated="2"/>
          <table:table-cell table:style-name="ce1701" office:value-type="string" calcext:value-type="string">
            <text:p>þakte</text:p>
          </table:table-cell>
          <table:table-cell table:style-name="ce1396" office:value-type="string" calcext:value-type="string">
            <text:p>t</text:p>
          </table:table-cell>
          <table:table-cell office:value-type="string" calcext:value-type="string">
            <text:p>(Noreen, 1904: 452)</text:p>
          </table:table-cell>
          <table:table-cell table:style-name="ce1695"/>
          <table:table-cell table:style-name="ce1317"/>
          <table:table-cell table:style-name="ce1285" office:value-type="string" calcext:value-type="string">
            <text:p>þeahte, þehte</text:p>
          </table:table-cell>
          <table:table-cell table:style-name="ce1329" office:value-type="string" calcext:value-type="string">
            <text:p>t</text:p>
          </table:table-cell>
          <table:table-cell table:style-name="ce336" office:value-type="string" calcext:value-type="string">
            <text:p>(Campbell, 1997: 330)</text:p>
          </table:table-cell>
          <table:table-cell table:number-columns-repeated="2" table:style-name="ce1175" office:value-type="string" calcext:value-type="string">
            <text:p>ae. betontes a &gt; æ, Brechung zu ea vor h/x (Voyles, 1992: 146, 147)</text:p>
          </table:table-cell>
          <table:table-cell table:style-name="ce1285" office:value-type="string" calcext:value-type="string">
            <text:p>dahta</text:p>
          </table:table-cell>
          <table:table-cell table:style-name="ce690" office:value-type="string" calcext:value-type="string" table:number-columns-spanned="1" table:number-rows-spanned="2">
            <text:p>t</text:p>
          </table:table-cell>
          <table:table-cell table:style-name="ce336" office:value-type="string" calcext:value-type="string">
            <text:p>(Sonderegger, 2003: 324)</text:p>
          </table:table-cell>
          <table:table-cell table:style-name="ce1175" office:value-type="string" calcext:value-type="string">
            <text:p>ae. betontes a &gt; æ, Brechung zu ea vor h/x (Voyles, 1992: 146, 147)</text:p>
          </table:table-cell>
          <table:table-cell table:style-name="ce1175" office:value-type="string" calcext:value-type="string">
            <text:p>ja</text:p>
          </table:table-cell>
          <table:table-cell table:style-name="ce1460" office:value-type="string" calcext:value-type="string">
            <text:p><text:span text:style-name="T400">Nur 3.Pl.Prät.:</text:span><text:span text:style-name="T50"> </text:span><text:span text:style-name="T401">beþeahton</text:span></text:p>
          </table:table-cell>
          <table:table-cell table:style-name="ce1329" office:value-type="string" calcext:value-type="string">
            <text:p>(t)</text:p>
          </table:table-cell>
          <table:table-cell table:style-name="ce336" office:value-type="string" calcext:value-type="string">
            <text:p>(Tiefenbach, 2010: 407)</text:p>
          </table:table-cell>
          <table:table-cell table:style-name="ce1351" office:value-type="string" calcext:value-type="string">
            <text:p>nur ein Beleg – einfach Schreibfehler?<text:span text:style-name="T49">Stammvokal</text:span></text:p>
          </table:table-cell>
          <table:table-cell table:style-name="ce1351" office:value-type="string" calcext:value-type="string">
            <text:p>nur ein Beleg – einfach Schreibfehler?<text:span text:style-name="T49">Stammvokal</text:span></text:p>
          </table:table-cell>
          <table:table-cell table:style-name="ce1317"/>
          <table:table-cell table:style-name="ce1279" table:number-columns-repeated="5"/>
        </table:table-row>
        <table:table-row table:style-name="ro23">
          <table:covered-table-cell table:style-name="ce1070"/>
          <table:covered-table-cell table:number-columns-repeated="2" table:style-name="ce323"/>
          <table:covered-table-cell table:style-name="ce335"/>
          <table:table-cell table:style-name="ce1196" table:number-columns-repeated="8"/>
          <table:table-cell table:style-name="ce1612"/>
          <table:table-cell table:style-name="ce1635"/>
          <table:table-cell table:style-name="ce1279" table:number-columns-repeated="2"/>
          <table:table-cell table:style-name="ce1633" table:number-columns-repeated="2"/>
          <table:table-cell table:style-name="ce1285"/>
          <table:table-cell table:style-name="ce1279" table:number-columns-repeated="2"/>
          <table:table-cell table:style-name="ce1633" table:number-columns-repeated="2"/>
          <table:table-cell table:style-name="ce1339"/>
          <table:table-cell table:style-name="ce1162"/>
          <table:table-cell table:style-name="ce1279"/>
          <table:table-cell table:style-name="ce1633" table:number-columns-repeated="2"/>
          <table:table-cell table:style-name="ce1493"/>
          <table:table-cell table:style-name="ce1375" table:number-columns-repeated="2"/>
          <table:table-cell table:style-name="ce1633" table:number-columns-repeated="2"/>
          <table:table-cell table:style-name="ce1374"/>
          <table:table-cell table:style-name="ce1279"/>
          <table:table-cell table:style-name="ce336"/>
          <table:table-cell table:style-name="ce1633" table:number-columns-repeated="2"/>
          <table:table-cell table:style-name="ce1702"/>
          <table:table-cell table:style-name="ce1720"/>
          <table:table-cell/>
          <table:table-cell table:style-name="ce1737"/>
          <table:table-cell table:style-name="ce1633"/>
          <table:table-cell table:style-name="ce1285"/>
          <table:table-cell table:style-name="ce1329"/>
          <table:table-cell table:style-name="ce336"/>
          <table:table-cell table:style-name="ce1633" table:number-columns-repeated="2"/>
          <table:table-cell table:style-name="ce1285" office:value-type="string" calcext:value-type="string">
            <text:p>dacta</text:p>
          </table:table-cell>
          <table:covered-table-cell table:style-name="ce1422"/>
          <table:table-cell table:style-name="ce336" office:value-type="string" calcext:value-type="string">
            <text:p>(Sonderegger, 2003: 324)</text:p>
          </table:table-cell>
          <table:table-cell table:style-name="ce1406" office:value-type="string" calcext:value-type="string">
            <text:p>c entweder analogisch nach dem Präsens oder Frikativierung erst einzelsprachlich eingetreten? <text:span text:style-name="T49">Stammauslaut</text:span></text:p>
          </table:table-cell>
          <table:table-cell table:style-name="ce1406" office:value-type="string" calcext:value-type="string">
            <text:p>c analogisch nach dem Präsens? <text:span text:style-name="T49">Stammauslaut</text:span></text:p>
          </table:table-cell>
          <table:table-cell table:style-name="ce1460"/>
          <table:table-cell table:style-name="ce1329"/>
          <table:table-cell table:style-name="ce336"/>
          <table:table-cell table:style-name="ce1633" table:number-columns-repeated="2"/>
          <table:table-cell table:style-name="ce1317"/>
          <table:table-cell table:style-name="ce1279" table:number-columns-repeated="5"/>
        </table:table-row>
        <table:table-row table:style-name="ro1">
          <table:covered-table-cell table:style-name="ce1070"/>
          <table:table-cell table:style-name="ce327" office:value-type="string" calcext:value-type="string" table:number-columns-spanned="1" table:number-rows-spanned="3">
            <text:p>Partizip Präteritum</text:p>
          </table:table-cell>
          <table:table-cell table:style-name="ce327" office:value-type="string" calcext:value-type="string" table:number-columns-spanned="1" table:number-rows-spanned="3">
            <text:p>'bedeckt'</text:p>
          </table:table-cell>
          <table:covered-table-cell table:style-name="ce335"/>
          <table:table-cell table:style-name="ce1196"/>
          <table:table-cell table:style-name="Default" table:number-columns-repeated="2"/>
          <table:table-cell table:style-name="ce1196" table:number-columns-repeated="5"/>
          <table:table-cell table:style-name="ce1612"/>
          <table:table-cell table:style-name="ce1635"/>
          <table:table-cell table:style-name="ce1279" table:number-columns-repeated="2"/>
          <table:table-cell table:style-name="ce1633" table:number-columns-repeated="2"/>
          <table:table-cell table:style-name="ce1285"/>
          <table:table-cell table:style-name="ce1279" table:number-columns-repeated="2"/>
          <table:table-cell table:style-name="ce1633" table:number-columns-repeated="2"/>
          <table:table-cell table:style-name="ce1339"/>
          <table:table-cell table:style-name="ce1162"/>
          <table:table-cell table:style-name="ce1279"/>
          <table:table-cell table:style-name="ce1633" table:number-columns-repeated="2"/>
          <table:table-cell table:style-name="ce1289" office:value-type="string" calcext:value-type="string">
            <text:p>þakiðr </text:p>
          </table:table-cell>
          <table:table-cell table:style-name="ce1327" office:value-type="string" calcext:value-type="string">
            <text:p>ð</text:p>
          </table:table-cell>
          <table:table-cell table:style-name="ce336" office:value-type="string" calcext:value-type="string">
            <text:p>(Baetke, 1976: 768)</text:p>
          </table:table-cell>
          <table:table-cell table:number-columns-repeated="2" table:style-name="ce1654" office:value-type="string" calcext:value-type="string">
            <text:p>ja</text:p>
          </table:table-cell>
          <table:table-cell table:style-name="ce1374"/>
          <table:table-cell table:style-name="ce1279"/>
          <table:table-cell table:style-name="ce336"/>
          <table:table-cell table:style-name="ce1633" table:number-columns-repeated="2"/>
          <table:table-cell table:style-name="ce1702"/>
          <table:table-cell table:style-name="ce1720"/>
          <table:table-cell/>
          <table:table-cell table:style-name="ce1737"/>
          <table:table-cell table:style-name="ce1633"/>
          <table:table-cell table:style-name="ce1285"/>
          <table:table-cell table:style-name="ce1329"/>
          <table:table-cell table:style-name="ce336"/>
          <table:table-cell table:style-name="ce1633" table:number-columns-repeated="2"/>
          <table:table-cell table:style-name="ce1285"/>
          <table:table-cell table:style-name="ce1422"/>
          <table:table-cell table:style-name="ce336"/>
          <table:table-cell table:style-name="ce1633" table:number-columns-repeated="2"/>
          <table:table-cell table:style-name="ce1460"/>
          <table:table-cell table:style-name="ce1329"/>
          <table:table-cell table:style-name="ce336"/>
          <table:table-cell table:style-name="ce1633" table:number-columns-repeated="2"/>
          <table:table-cell table:style-name="ce1317"/>
          <table:table-cell table:style-name="ce1279" table:number-columns-repeated="5"/>
        </table:table-row>
        <table:table-row table:style-name="ro56">
          <table:covered-table-cell table:style-name="ce1070"/>
          <table:covered-table-cell table:style-name="ce327" office:value-type="string" calcext:value-type="string">
            <text:p>Partizip Präteritum</text:p>
          </table:covered-table-cell>
          <table:covered-table-cell table:style-name="ce327" office:value-type="string" calcext:value-type="string">
            <text:p>'bedeckt'</text:p>
          </table:covered-table-cell>
          <table:covered-table-cell table:style-name="ce335"/>
          <table:table-cell table:style-name="ce1196" office:value-type="string" calcext:value-type="string">
            <text:p>idg. <text:span text:style-name="T85">*tog-itós</text:span> </text:p>
          </table:table-cell>
          <table:table-cell table:style-name="ce1196" office:value-type="string" calcext:value-type="string">
            <text:p>urgerm. <text:span text:style-name="T85">*þaki</text:span><text:span text:style-name="T264">đ</text:span><text:span text:style-name="T85">az</text:span><text:span text:style-name="T212"> </text:span></text:p>
          </table:table-cell>
          <table:table-cell table:style-name="ce1132" office:value-type="string" calcext:value-type="string">
            <text:p>*đ </text:p>
          </table:table-cell>
          <table:table-cell table:style-name="ce1159" office:value-type="string" calcext:value-type="string">
            <text:p>(eigenes Rekonstrukt)</text:p>
          </table:table-cell>
          <table:table-cell table:style-name="ce1549" office:value-type="string" calcext:value-type="string">
            <text:p>idg. <text:span text:style-name="T53">*(s)tog-itós</text:span> &gt; urgerm. <text:span text:style-name="T53">*þaki</text:span><text:span text:style-name="T212">đ</text:span><text:span text:style-name="T53">az</text:span> <text:span text:style-name="T268"> </text:span><text:span text:style-name="T213">Auslautgesetze: Schwund auslautender nicht-hoher Vokale (Speyer, 2007: 40), - soweit alles problemlos</text:span></text:p>
          </table:table-cell>
          <table:table-cell table:style-name="ce1132" office:value-type="string" calcext:value-type="string">
            <text:p><text:span text:style-name="T53">*þaki</text:span><text:span text:style-name="T212">đ</text:span><text:span text:style-name="T53">az</text:span> &gt; wgerm. *þakid &gt; *þaht</text:p>
          </table:table-cell>
          <table:table-cell table:style-name="ce1132" office:value-type="string" calcext:value-type="string">
            <text:p>*đ &gt; wgerm. *t</text:p>
          </table:table-cell>
          <table:table-cell table:style-name="ce1542" office:value-type="string" calcext:value-type="string">
            <text:p>eigene Rekonstrukte</text:p>
          </table:table-cell>
          <table:table-cell table:style-name="ce1612"/>
          <table:table-cell table:style-name="ce1638" office:value-type="string" calcext:value-type="string">
            <text:p>*þah-tá-s</text:p>
          </table:table-cell>
          <table:table-cell table:style-name="ce1327" office:value-type="string" calcext:value-type="string">
            <text:p>*t</text:p>
          </table:table-cell>
          <table:table-cell table:style-name="ce1315" office:value-type="string" calcext:value-type="string">
            <text:p>eigenes Rekonstrukt</text:p>
          </table:table-cell>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289" office:value-type="string" calcext:value-type="string">
            <text:p>þaktr </text:p>
          </table:table-cell>
          <table:table-cell table:style-name="ce1327" office:value-type="string" calcext:value-type="string">
            <text:p>t</text:p>
          </table:table-cell>
          <table:table-cell table:style-name="ce336" office:value-type="string" calcext:value-type="string">
            <text:p>(Baetke, 1976: 768)</text:p>
          </table:table-cell>
          <table:table-cell table:number-columns-repeated="2" table:style-name="ce1681" office:value-type="string" calcext:value-type="string">
            <text:p>urnord. allmähliche <text:s/>Synkope unbetonter Kurzvokale, i nach betonter kurzer Silbe rel. spät [vor Umlaut] (Noreen, 1970: 132–133) , ð &gt; <text:s/>þ &gt; t nach stl. f, k, p z.B. merkia 'bezeichnen' Prät. merkta (älter: merkþa) (Noreen, 1970: 176)</text:p>
          </table:table-cell>
          <table:table-cell table:style-name="ce1374"/>
          <table:table-cell table:style-name="ce1279"/>
          <table:table-cell table:style-name="ce336"/>
          <table:table-cell table:number-columns-repeated="2"/>
          <table:table-cell table:style-name="ce1708" office:value-type="string" calcext:value-type="string">
            <text:p>þakter</text:p>
          </table:table-cell>
          <table:table-cell table:style-name="ce1720" office:value-type="string" calcext:value-type="string">
            <text:p>t</text:p>
          </table:table-cell>
          <table:table-cell office:value-type="string" calcext:value-type="string">
            <text:p>(Noreen, 1904: 452)</text:p>
          </table:table-cell>
          <table:table-cell table:number-columns-repeated="2"/>
          <table:table-cell table:style-name="ce1289" office:value-type="string" calcext:value-type="string">
            <text:p>þeaht, þeht</text:p>
          </table:table-cell>
          <table:table-cell table:style-name="ce1332" office:value-type="string" calcext:value-type="string">
            <text:p>t</text:p>
          </table:table-cell>
          <table:table-cell table:style-name="ce336" office:value-type="string" calcext:value-type="string">
            <text:p>(Campbell, 1997: 330)</text:p>
          </table:table-cell>
          <table:table-cell table:number-columns-repeated="2" table:style-name="ce1175" office:value-type="string" calcext:value-type="string">
            <text:p>ae. betontes a &gt; æ, Brechung zu ea vor h/x (Voyles, 1992: 146, 147)</text:p>
          </table:table-cell>
          <table:table-cell table:style-name="ce1285"/>
          <table:table-cell table:style-name="ce1329"/>
          <table:table-cell table:style-name="ce336"/>
          <table:table-cell table:number-columns-repeated="2"/>
          <table:table-cell table:style-name="ce1460"/>
          <table:table-cell table:style-name="ce1329"/>
          <table:table-cell table:style-name="ce336"/>
          <table:table-cell table:number-columns-repeated="2"/>
          <table:table-cell table:style-name="ce1317"/>
          <table:table-cell table:style-name="ce1279" table:number-columns-repeated="5"/>
        </table:table-row>
        <table:table-row table:style-name="ro57">
          <table:covered-table-cell table:style-name="ce1070"/>
          <table:covered-table-cell table:number-columns-repeated="2" table:style-name="ce327"/>
          <table:covered-table-cell table:style-name="ce335"/>
          <table:table-cell table:style-name="ce1478"/>
          <table:table-cell table:style-name="ce1505" table:number-columns-repeated="2"/>
          <table:table-cell table:style-name="ce1478"/>
          <table:table-cell table:style-name="ce1196" table:number-columns-repeated="4"/>
          <table:table-cell table:style-name="ce1612"/>
          <table:table-cell table:style-name="ce1639"/>
          <table:table-cell table:style-name="ce326"/>
          <table:table-cell table:style-name="ce335"/>
          <table:table-cell table:style-name="ce1633" table:number-columns-repeated="2"/>
          <table:table-cell table:style-name="ce1291"/>
          <table:table-cell table:style-name="ce326"/>
          <table:table-cell table:style-name="ce335"/>
          <table:table-cell table:style-name="ce1633" table:number-columns-repeated="2"/>
          <table:table-cell table:style-name="ce1341"/>
          <table:table-cell table:style-name="ce326"/>
          <table:table-cell table:style-name="ce335"/>
          <table:table-cell table:style-name="ce1633" table:number-columns-repeated="2"/>
          <table:table-cell table:style-name="ce1200" office:value-type="string" calcext:value-type="string">
            <text:p>þakinn </text:p>
          </table:table-cell>
          <table:table-cell table:style-name="ce326"/>
          <table:table-cell table:style-name="ce335" office:value-type="string" calcext:value-type="string">
            <text:p>(Baetke, 1976: 768)</text:p>
          </table:table-cell>
          <table:table-cell table:number-columns-repeated="2" table:style-name="ce1682" office:value-type="string" calcext:value-type="string">
            <text:p>st. Suffix -in, ab ca. 14 Jh. in die sw. ja.Verben eingedrungen (Jónsson, 1979: 54)</text:p>
          </table:table-cell>
          <table:table-cell table:style-name="ce1291"/>
          <table:table-cell table:style-name="ce326"/>
          <table:table-cell table:style-name="ce335"/>
          <table:table-cell table:style-name="ce1633" table:number-columns-repeated="2"/>
          <table:table-cell table:style-name="ce1705"/>
          <table:table-cell table:style-name="ce1723" table:number-columns-repeated="2"/>
          <table:table-cell table:style-name="ce1737"/>
          <table:table-cell table:style-name="ce1633"/>
          <table:table-cell table:style-name="ce1291"/>
          <table:table-cell table:style-name="ce326" table:number-columns-repeated="2"/>
          <table:table-cell table:style-name="ce1633" table:number-columns-repeated="2"/>
          <table:table-cell table:style-name="ce1200" office:value-type="string" calcext:value-type="string">
            <text:p>gideckit</text:p>
          </table:table-cell>
          <table:table-cell table:style-name="ce1331" office:value-type="string" calcext:value-type="string">
            <text:p>t</text:p>
          </table:table-cell>
          <table:table-cell table:style-name="ce335" office:value-type="string" calcext:value-type="string">
            <text:p>(Sonderegger, 2003: 324)</text:p>
          </table:table-cell>
          <table:table-cell table:style-name="ce1406" office:value-type="string" calcext:value-type="string">
            <text:p>c und Umlaut analogisch nach dem Präsens? <text:span text:style-name="T49">Stammauslaut, Stammvokal</text:span></text:p>
          </table:table-cell>
          <table:table-cell table:style-name="ce1406" office:value-type="string" calcext:value-type="string">
            <text:p>c und Umlaut analogisch nach dem Präsens? <text:span text:style-name="T49">Stammauslaut, Stammvokal</text:span></text:p>
          </table:table-cell>
          <table:table-cell table:style-name="ce1291"/>
          <table:table-cell table:style-name="ce326"/>
          <table:table-cell table:style-name="ce335"/>
          <table:table-cell table:style-name="ce1633" table:number-columns-repeated="2"/>
          <table:table-cell table:style-name="ce1341"/>
          <table:table-cell table:style-name="ce326" table:number-columns-repeated="5"/>
        </table:table-row>
        <table:table-row table:style-name="ro36">
          <table:table-cell table:style-name="ce712" office:value-type="float" office:value="26" calcext:value-type="float" table:number-columns-spanned="1" table:number-rows-spanned="9">
            <text:p>26</text:p>
          </table:table-cell>
          <table:table-cell office:value-type="string" calcext:value-type="string">
            <text:p>Infinitiv</text:p>
          </table:table-cell>
          <table:table-cell office:value-type="string" calcext:value-type="string">
            <text:p>wecken'</text:p>
          </table:table-cell>
          <table:table-cell table:style-name="ce1461" office:value-type="string" calcext:value-type="string" table:number-columns-spanned="1" table:number-rows-spanned="9">
            <text:p>I. Klasse</text:p>
          </table:table-cell>
          <table:table-cell table:style-name="ce1198" office:value-type="string" calcext:value-type="string">
            <text:p><text:span text:style-name="T75">Ableitung zu </text:span><text:span text:style-name="T220">*wakanan-</text:span><text:span text:style-name="T75"> </text:span><text:span text:style-name="T221">(Orel, 2003: 442), </text:span><text:span text:style-name="T75">Kausativ zu </text:span><text:span text:style-name="T220">*wakan-</text:span><text:span text:style-name="T75"> ‚erwachen‘ &lt; </text:span><text:span text:style-name="T222">*wh</text:span><text:span text:style-name="T223">₂ǵ</text:span><text:span text:style-name="T224">-e</text:span><text:span text:style-name="T225">-, Wurzel </text:span><text:span text:style-name="T226">*weh</text:span><text:span text:style-name="T227">₂ǵ</text:span><text:span text:style-name="T228">- </text:span><text:span text:style-name="T225">(Kroonen, 2013: 568)  → Kausativ </text:span><text:span text:style-name="T226">*wh</text:span><text:span text:style-name="T227">₂ǵ</text:span><text:span text:style-name="T228">-éje-?</text:span></text:p>
          </table:table-cell>
          <table:table-cell table:style-name="ce1100" office:value-type="string" calcext:value-type="string">
            <text:p>- sekundäre Präsensstämme auf Tektal, *-je/o außergotisch ohne Bindevokal im Prät. </text:p>
          </table:table-cell>
          <table:table-cell table:style-name="ce1196"/>
          <table:table-cell table:style-name="ce1472" office:value-type="string" calcext:value-type="string">
            <text:p>(Lühr, 1984: 45)</text:p>
          </table:table-cell>
          <table:table-cell table:style-name="ce1198" office:value-type="string" calcext:value-type="string">
            <text:p><text:span text:style-name="T294">(Ringe, 2006: 254) deverbal zu germ. Wurzel *wak- :</text:span><text:span text:style-name="T295">*wakan-</text:span><text:span text:style-name="T296"> &lt; </text:span><text:span text:style-name="T297">*wh</text:span><text:span text:style-name="T298">₂ǵ</text:span><text:span text:style-name="T299">-e</text:span><text:span text:style-name="T300">-, Wurzel </text:span><text:span text:style-name="T301">*weh</text:span><text:span text:style-name="T298">₂ǵ</text:span><text:span text:style-name="T299">- </text:span><text:span text:style-name="T300">(Kroonen, 2013: 568) → Kausativ </text:span><text:span text:style-name="T301">*wh</text:span><text:span text:style-name="T298">₂ǵ</text:span><text:span text:style-name="T299">-éje-?</text:span></text:p>
          </table:table-cell>
          <table:table-cell table:style-name="ce1198" office:value-type="string" calcext:value-type="string">
            <text:p>*wakjaną &gt; wgerm. *wakjan &gt; *wakjan</text:p>
          </table:table-cell>
          <table:table-cell table:style-name="ce1568" office:value-type="string" calcext:value-type="string">
            <text:p>Zusatzannahme für alle Fälle *-k- * Synkope . Lexikalische Analogie (Ringe, Taylor, 2014: 98-99) – nicht überprüfbar <text:span text:style-name="T49">Stammauslaut, Stammvokal</text:span></text:p>
          </table:table-cell>
          <table:table-cell table:style-name="ce1482" office:value-type="string" calcext:value-type="string">
            <text:p>(Ringe, Taylor, 2014: 98)</text:p>
          </table:table-cell>
          <table:table-cell table:style-name="ce1491" office:value-type="string" calcext:value-type="string">
            <text:p><text:span text:style-name="T75">Ableitung zu </text:span><text:span text:style-name="T220">*wakanan-</text:span><text:span text:style-name="T75"> </text:span><text:span text:style-name="T221">(Orel, 2003: 442), </text:span><text:span text:style-name="T75">Kausativ zu </text:span><text:span text:style-name="T220">*wakan-</text:span><text:span text:style-name="T75"> ‚erwachen‘ &lt; </text:span><text:span text:style-name="T222">*wh</text:span><text:span text:style-name="T223">₂ǵ</text:span><text:span text:style-name="T224">-e</text:span><text:span text:style-name="T225">-, Wurzel </text:span><text:span text:style-name="T226">*weh</text:span><text:span text:style-name="T227">₂ǵ</text:span><text:span text:style-name="T228">- </text:span><text:span text:style-name="T225">(Kroonen, 2013: 568) – Wurzel ist in passender Bedeutung nicht bei (Rix, 2001) belegt - Related to Skt </text:span><text:span text:style-name="T226">vā́ja- </text:span><text:span text:style-name="T225">‘strength, vigor, speed, contest’, Lat </text:span><text:span text:style-name="T226">uegeō </text:span><text:span text:style-name="T225">‘to be lively’ (Orel, 2003: 442)</text:span></text:p>
          </table:table-cell>
          <table:table-cell table:style-name="ce1126" office:value-type="string" calcext:value-type="string">
            <text:p>*wakjan </text:p>
          </table:table-cell>
          <table:table-cell table:style-name="ce1328"/>
          <table:table-cell table:style-name="ce1312" office:value-type="string" calcext:value-type="string">
            <text:p>(Kroonen, 2013: 568)</text:p>
          </table:table-cell>
          <table:table-cell table:style-name="ce1198" table:number-columns-repeated="2"/>
          <table:table-cell table:style-name="ce1126" office:value-type="string" calcext:value-type="string">
            <text:p>wakjan</text:p>
          </table:table-cell>
          <table:table-cell table:style-name="ce1328"/>
          <table:table-cell table:style-name="ce1312" office:value-type="string" calcext:value-type="string">
            <text:p>(Holthausen, 1974: 387)</text:p>
          </table:table-cell>
          <table:table-cell table:style-name="ce1198" table:number-columns-repeated="2"/>
          <table:table-cell table:style-name="ce1340"/>
          <table:table-cell table:style-name="ce1328"/>
          <table:table-cell table:style-name="ce1312"/>
          <table:table-cell table:style-name="ce1198" table:number-columns-repeated="2"/>
          <table:table-cell table:style-name="ce1127" office:value-type="string" calcext:value-type="string">
            <text:p>vekja</text:p>
          </table:table-cell>
          <table:table-cell table:style-name="ce1279"/>
          <table:table-cell table:style-name="ce336" office:value-type="string" calcext:value-type="string">
            <text:p>(Kroonen, 2013: 568)</text:p>
          </table:table-cell>
          <table:table-cell table:style-name="ce1198" table:number-columns-repeated="2"/>
          <table:table-cell office:value-type="string" calcext:value-type="string">
            <text:p>vekja</text:p>
          </table:table-cell>
          <table:table-cell table:style-name="ce1591"/>
          <table:table-cell table:style-name="ce1591" office:value-type="string" calcext:value-type="string">
            <text:p>(Holthausen, 1974: 387)</text:p>
          </table:table-cell>
          <table:table-cell table:style-name="ce1198" table:number-columns-repeated="2"/>
          <table:table-cell office:value-type="string" calcext:value-type="string">
            <text:p>vækkia</text:p>
          </table:table-cell>
          <table:table-cell/>
          <table:table-cell office:value-type="string" calcext:value-type="string">
            <text:p>(Noreen, 1904: 453)</text:p>
          </table:table-cell>
          <table:table-cell table:style-name="ce1738"/>
          <table:table-cell table:style-name="ce1198"/>
          <table:table-cell table:style-name="ce1657" office:value-type="string" calcext:value-type="string">
            <text:p>weċċan</text:p>
          </table:table-cell>
          <table:table-cell table:style-name="ce1279"/>
          <table:table-cell table:style-name="ce336" office:value-type="string" calcext:value-type="string">
            <text:p>(Campbell, 1997: 330)</text:p>
          </table:table-cell>
          <table:table-cell table:style-name="ce1198" table:number-columns-repeated="2"/>
          <table:table-cell table:style-name="ce1127" office:value-type="string" calcext:value-type="string">
            <text:p>wecken, wecchen</text:p>
          </table:table-cell>
          <table:table-cell table:style-name="ce1279"/>
          <table:table-cell table:style-name="ce336" office:value-type="string" calcext:value-type="string">
            <text:p>(Braune, Eggers, 1987: 293)</text:p>
          </table:table-cell>
          <table:table-cell table:style-name="ce1198" table:number-columns-repeated="2"/>
          <table:table-cell table:style-name="ce1127" office:value-type="string" calcext:value-type="string">
            <text:p>wekkian</text:p>
          </table:table-cell>
          <table:table-cell table:style-name="ce1279"/>
          <table:table-cell table:style-name="ce336" office:value-type="string" calcext:value-type="string">
            <text:p>(Tiefenbach, 2010: 447)</text:p>
          </table:table-cell>
          <table:table-cell table:style-name="ce1198" table:number-columns-repeated="2"/>
          <table:table-cell office:value-type="string" calcext:value-type="string">
            <text:p>wr- getrennt, s. <text:s/>unten</text:p>
          </table:table-cell>
          <table:table-cell table:style-name="ce1279" table:number-columns-repeated="5"/>
        </table:table-row>
        <table:table-row table:style-name="ro1">
          <table:covered-table-cell table:style-name="ce1444"/>
          <table:table-cell office:value-type="string" calcext:value-type="string">
            <text:p>1.Sg.Ind.Präs. Akt. <text:s/></text:p>
          </table:table-cell>
          <table:table-cell table:style-name="ce1279"/>
          <table:covered-table-cell table:style-name="ce731"/>
          <table:table-cell table:style-name="ce1115"/>
          <table:table-cell table:style-name="ce1196"/>
          <table:table-cell table:style-name="ce1115" table:number-columns-repeated="6"/>
          <table:table-cell table:style-name="ce1270" office:value-type="string" calcext:value-type="string">
            <text:p>deverbal</text:p>
          </table:table-cell>
          <table:table-cell table:style-name="ce1632"/>
          <table:table-cell table:style-name="ce1279" table:number-columns-repeated="2"/>
          <table:table-cell table:style-name="ce1633" table:number-columns-repeated="2"/>
          <table:table-cell table:style-name="ce1632"/>
          <table:table-cell table:style-name="ce1279" table:number-columns-repeated="2"/>
          <table:table-cell table:style-name="ce1633" table:number-columns-repeated="2"/>
          <table:table-cell table:style-name="ce1339"/>
          <table:table-cell table:style-name="ce1162"/>
          <table:table-cell table:style-name="ce1279"/>
          <table:table-cell table:style-name="ce1633" table:number-columns-repeated="2"/>
          <table:table-cell table:style-name="ce1127" office:value-type="string" calcext:value-type="string">
            <text:p>vek </text:p>
          </table:table-cell>
          <table:table-cell table:style-name="ce1279"/>
          <table:table-cell table:style-name="ce336" office:value-type="string" calcext:value-type="string">
            <text:p>(Noreen, 1970: 343)</text:p>
          </table:table-cell>
          <table:table-cell table:style-name="ce1633" table:number-columns-repeated="2"/>
          <table:table-cell table:style-name="ce1127" office:value-type="string" calcext:value-type="string">
            <text:p>vek </text:p>
          </table:table-cell>
          <table:table-cell table:style-name="ce1279"/>
          <table:table-cell table:style-name="ce336" office:value-type="string" calcext:value-type="string">
            <text:p>(Noreen, 1970: 343)</text:p>
          </table:table-cell>
          <table:table-cell table:style-name="ce1633" table:number-columns-repeated="2"/>
          <table:table-cell office:value-type="string" calcext:value-type="string">
            <text:p>vækker</text:p>
          </table:table-cell>
          <table:table-cell/>
          <table:table-cell office:value-type="string" calcext:value-type="string">
            <text:p>(Noreen, 1904: 452, 453)</text:p>
          </table:table-cell>
          <table:table-cell table:style-name="ce1737"/>
          <table:table-cell table:style-name="ce1633"/>
          <table:table-cell table:style-name="ce1127"/>
          <table:table-cell table:style-name="ce1279"/>
          <table:table-cell table:style-name="ce336"/>
          <table:table-cell table:style-name="ce1633" table:number-columns-repeated="2"/>
          <table:table-cell table:style-name="ce1689"/>
          <table:table-cell table:style-name="ce1279"/>
          <table:table-cell table:style-name="ce336"/>
          <table:table-cell table:style-name="ce1633" table:number-columns-repeated="2"/>
          <table:table-cell table:style-name="ce1771"/>
          <table:table-cell table:style-name="ce1279"/>
          <table:table-cell table:style-name="ce336"/>
          <table:table-cell table:style-name="ce1633" table:number-columns-repeated="2"/>
          <table:table-cell table:style-name="ce1317"/>
          <table:table-cell table:style-name="ce1279" table:number-columns-repeated="5"/>
        </table:table-row>
        <table:table-row table:style-name="ro1">
          <table:covered-table-cell table:style-name="ce1444"/>
          <table:table-cell office:value-type="string" calcext:value-type="string">
            <text:p>1.Pl.Ind.Präs. Akt.</text:p>
          </table:table-cell>
          <table:table-cell table:style-name="ce1279"/>
          <table:covered-table-cell table:style-name="ce731"/>
          <table:table-cell table:style-name="ce1196" table:number-columns-repeated="8"/>
          <table:table-cell table:style-name="ce1612"/>
          <table:table-cell table:style-name="ce1632"/>
          <table:table-cell table:style-name="ce1279" table:number-columns-repeated="2"/>
          <table:table-cell table:style-name="ce1633" table:number-columns-repeated="2"/>
          <table:table-cell table:style-name="ce1317"/>
          <table:table-cell table:style-name="ce1279" table:number-columns-repeated="2"/>
          <table:table-cell table:style-name="ce1633" table:number-columns-repeated="2"/>
          <table:table-cell table:style-name="ce1339"/>
          <table:table-cell table:style-name="ce1162"/>
          <table:table-cell table:style-name="ce1279"/>
          <table:table-cell table:style-name="ce1633" table:number-columns-repeated="2"/>
          <table:table-cell table:style-name="ce1127"/>
          <table:table-cell table:style-name="ce1279"/>
          <table:table-cell table:style-name="ce336"/>
          <table:table-cell table:style-name="ce1633" table:number-columns-repeated="2"/>
          <table:table-cell table:style-name="ce1127"/>
          <table:table-cell table:style-name="ce1279"/>
          <table:table-cell table:style-name="ce336"/>
          <table:table-cell table:style-name="ce1633" table:number-columns-repeated="2"/>
          <table:table-cell table:number-columns-repeated="3"/>
          <table:table-cell table:style-name="ce1737"/>
          <table:table-cell table:style-name="ce1633"/>
          <table:table-cell table:style-name="ce1127"/>
          <table:table-cell table:style-name="ce1279"/>
          <table:table-cell table:style-name="ce336"/>
          <table:table-cell table:style-name="ce1633" table:number-columns-repeated="2"/>
          <table:table-cell table:style-name="ce1127"/>
          <table:table-cell table:style-name="ce1279"/>
          <table:table-cell table:style-name="ce336"/>
          <table:table-cell table:style-name="ce1633" table:number-columns-repeated="2"/>
          <table:table-cell table:style-name="ce1127"/>
          <table:table-cell table:style-name="ce1279"/>
          <table:table-cell table:style-name="ce336"/>
          <table:table-cell table:style-name="ce1633" table:number-columns-repeated="2"/>
          <table:table-cell table:style-name="ce1317"/>
          <table:table-cell table:style-name="ce1279" table:number-columns-repeated="5"/>
        </table:table-row>
        <table:table-row table:style-name="ro58">
          <table:covered-table-cell table:style-name="ce1444"/>
          <table:table-cell table:style-name="ce322" office:value-type="string" calcext:value-type="string" table:number-columns-spanned="1" table:number-rows-spanned="2">
            <text:p>1.Sg.Ind.Prät. Akt.</text:p>
          </table:table-cell>
          <table:table-cell table:style-name="ce322" office:value-type="string" calcext:value-type="string" table:number-columns-spanned="1" table:number-rows-spanned="2">
            <text:p>'ich weckte'</text:p>
          </table:table-cell>
          <table:covered-table-cell table:style-name="ce731"/>
          <table:table-cell table:style-name="ce1196"/>
          <table:table-cell table:style-name="ce1506" office:value-type="string" calcext:value-type="string">
            <text:p><text:span text:style-name="T53">*waki-</text:span><text:span text:style-name="T212">đ</text:span><text:span text:style-name="T267">-ōᵐ &gt; *wakiđōᵐ  </text:span></text:p>
          </table:table-cell>
          <table:table-cell table:style-name="ce1533" office:value-type="string" calcext:value-type="string">
            <text:p>*đ</text:p>
          </table:table-cell>
          <table:table-cell table:style-name="ce1159" office:value-type="string" calcext:value-type="string">
            <text:p>(eigenes Rekonstrukt)</text:p>
          </table:table-cell>
          <table:table-cell table:style-name="ce1196"/>
          <table:table-cell table:style-name="ce1564" office:value-type="string" calcext:value-type="string">
            <text:p>*waki<text:span text:style-name="T268">đ</text:span><text:span text:style-name="T342">[a- </text:span><text:span text:style-name="T343">ded]ē  &gt;</text:span> *waki<text:span text:style-name="T268">đ</text:span>ē &gt; wgerm. *wakidē &gt; *wahtē</text:p>
          </table:table-cell>
          <table:table-cell table:style-name="ce1564" office:value-type="string" calcext:value-type="string">
            <text:p>*d &gt; wgerm. *t</text:p>
          </table:table-cell>
          <table:table-cell table:style-name="ce1590" office:value-type="string" calcext:value-type="string">
            <text:p><text:span text:style-name="T349">(Ringe, Taylor, 2014: 98)</text:span></text:p>
          </table:table-cell>
          <table:table-cell table:style-name="ce1612"/>
          <table:table-cell table:style-name="ce1558" office:value-type="string" calcext:value-type="string">
            <text:p>*wahtōⁿ</text:p>
          </table:table-cell>
          <table:table-cell table:style-name="ce1579" office:value-type="string" calcext:value-type="string">
            <text:p>*t</text:p>
          </table:table-cell>
          <table:table-cell table:style-name="ce1315" office:value-type="string" calcext:value-type="string">
            <text:p>eigenes Rekonstrukt</text:p>
          </table:table-cell>
          <table:table-cell table:number-columns-repeated="2"/>
          <table:table-cell table:style-name="ce1493"/>
          <table:table-cell table:style-name="ce1375"/>
          <table:table-cell table:style-name="ce1279"/>
          <table:table-cell table:number-columns-repeated="2"/>
          <table:table-cell table:style-name="ce1339"/>
          <table:table-cell table:style-name="ce1162"/>
          <table:table-cell table:style-name="ce1279"/>
          <table:table-cell table:number-columns-repeated="2"/>
          <table:table-cell table:style-name="ce1322" office:value-type="string" calcext:value-type="string">
            <text:p>vakþa</text:p>
          </table:table-cell>
          <table:table-cell table:style-name="ce1659" office:value-type="string" calcext:value-type="string">
            <text:p>þ</text:p>
          </table:table-cell>
          <table:table-cell table:style-name="ce336" office:value-type="string" calcext:value-type="string">
            <text:p>(Noreen, 1970: 343)</text:p>
          </table:table-cell>
          <table:table-cell table:number-columns-repeated="2" table:style-name="ce1681" office:value-type="string" calcext:value-type="string">
            <text:p>urnord. allmähliche <text:s/>Synkope unbetonter Kurzvokale, i nach betonter kurzer Silbe rel. spät [vor Umlaut] (Noreen, 1970: 132–133) , ð &gt; <text:s/>þ &gt; t nach stl. f, k, p z.B. merkia 'bezeichnen' Prät. merkta (älter: merkþa) (Noreen, 1970: 176)</text:p>
          </table:table-cell>
          <table:table-cell table:style-name="ce1322" office:value-type="string" calcext:value-type="string">
            <text:p>vakþa</text:p>
          </table:table-cell>
          <table:table-cell table:style-name="ce1659" office:value-type="string" calcext:value-type="string">
            <text:p>þ</text:p>
          </table:table-cell>
          <table:table-cell table:style-name="ce336" office:value-type="string" calcext:value-type="string">
            <text:p>(Noreen, 1970: 343)</text:p>
          </table:table-cell>
          <table:table-cell table:number-columns-repeated="2" table:style-name="ce1680" office:value-type="string" calcext:value-type="string">
            <text:p>urnord. allmähliche <text:s/>Synkope unbetonter Kurzvokale, i nach betonter kurzer Silbe rel. spät [vor Umlaut] (Noreen, 1970: 132–133) , ð &gt; <text:s/>þ &gt; t nach stl. f, k, p z.B. merkia 'bezeichnen' Prät. merkta (älter: merkþa) (Noreen, 1970: 176)</text:p>
          </table:table-cell>
          <table:table-cell table:number-columns-repeated="5"/>
          <table:table-cell table:style-name="ce1285" office:value-type="string" calcext:value-type="string">
            <text:p>weahte, wehte</text:p>
          </table:table-cell>
          <table:table-cell table:style-name="ce1329" office:value-type="string" calcext:value-type="string">
            <text:p>t</text:p>
          </table:table-cell>
          <table:table-cell table:style-name="ce336" office:value-type="string" calcext:value-type="string">
            <text:p>(Campbell, 1997: 330)</text:p>
          </table:table-cell>
          <table:table-cell/>
          <table:table-cell table:style-name="ce1175" office:value-type="string" calcext:value-type="string">
            <text:p>ae. betontes a &gt; æ, Brechung zu ea vor h/x (Voyles, 1992: 146, 147)</text:p>
          </table:table-cell>
          <table:table-cell table:style-name="ce1285" office:value-type="string" calcext:value-type="string">
            <text:p>wahta</text:p>
          </table:table-cell>
          <table:table-cell table:style-name="ce1422" office:value-type="string" calcext:value-type="string" table:number-columns-spanned="1" table:number-rows-spanned="2">
            <text:p>t</text:p>
          </table:table-cell>
          <table:table-cell table:style-name="ce336" office:value-type="string" calcext:value-type="string">
            <text:p>(Braune, Eggers, 1987: 293)</text:p>
          </table:table-cell>
          <table:table-cell table:number-columns-repeated="2" table:style-name="ce1175" office:value-type="string" calcext:value-type="string">
            <text:p>ja</text:p>
          </table:table-cell>
          <table:table-cell table:style-name="ce1285" office:value-type="string" calcext:value-type="string">
            <text:p>3. Sg. uuahte</text:p>
          </table:table-cell>
          <table:table-cell table:style-name="ce1329" office:value-type="string" calcext:value-type="string">
            <text:p>t</text:p>
          </table:table-cell>
          <table:table-cell table:style-name="ce336" office:value-type="string" calcext:value-type="string">
            <text:p>(Tiefenbach, 2010: 447)</text:p>
          </table:table-cell>
          <table:table-cell table:number-columns-repeated="2" table:style-name="ce1175" office:value-type="string" calcext:value-type="string">
            <text:p>ja</text:p>
          </table:table-cell>
          <table:table-cell table:style-name="ce1317"/>
          <table:table-cell table:style-name="ce1279" table:number-columns-repeated="5"/>
        </table:table-row>
        <table:table-row table:style-name="ro58">
          <table:covered-table-cell table:style-name="ce1444"/>
          <table:covered-table-cell table:number-columns-repeated="2" table:style-name="ce323"/>
          <table:covered-table-cell table:style-name="ce731"/>
          <table:table-cell table:style-name="ce1196" table:number-columns-repeated="8"/>
          <table:table-cell table:style-name="ce1612"/>
          <table:table-cell table:style-name="ce1635"/>
          <table:table-cell table:style-name="ce1279" table:number-columns-repeated="2"/>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285" office:value-type="string" calcext:value-type="string">
            <text:p><text:span text:style-name="T338">später</text:span> vakta</text:p>
          </table:table-cell>
          <table:table-cell table:style-name="ce1659" office:value-type="string" calcext:value-type="string">
            <text:p>t</text:p>
          </table:table-cell>
          <table:table-cell table:style-name="ce336" office:value-type="string" calcext:value-type="string">
            <text:p>(Noreen, 1970: 343)</text:p>
          </table:table-cell>
          <table:table-cell table:number-columns-repeated="2" table:style-name="ce1681" office:value-type="string" calcext:value-type="string">
            <text:p>urnord. allmähliche <text:s/>Synkope unbetonter Kurzvokale, i nach betonter kurzer Silbe rel. spät [vor Umlaut] (Noreen, 1970: 132–133) , ð &gt; <text:s/>þ &gt; t nach stl. f, k, p z.B. merkia 'bezeichnen' Prät. merkta (älter: merkþa) (Noreen, 1970: 176)</text:p>
          </table:table-cell>
          <table:table-cell table:style-name="ce1285" office:value-type="string" calcext:value-type="string">
            <text:p><text:span text:style-name="T338">später</text:span> vakta</text:p>
          </table:table-cell>
          <table:table-cell table:style-name="ce1659" office:value-type="string" calcext:value-type="string">
            <text:p>t</text:p>
          </table:table-cell>
          <table:table-cell table:style-name="ce336" office:value-type="string" calcext:value-type="string">
            <text:p>(Noreen, 1970: 343)</text:p>
          </table:table-cell>
          <table:table-cell table:number-columns-repeated="2" table:style-name="ce1680" office:value-type="string" calcext:value-type="string">
            <text:p>urnord. allmähliche <text:s/>Synkope unbetonter Kurzvokale, i nach betonter kurzer Silbe rel. spät [vor Umlaut] (Noreen, 1970: 132–133) , ð &gt; <text:s/>þ &gt; t nach stl. f, k, p z.B. merkia 'bezeichnen' Prät. merkta (älter: merkþa) (Noreen, 1970: 176)</text:p>
          </table:table-cell>
          <table:table-cell table:style-name="ce1701" office:value-type="string" calcext:value-type="string">
            <text:p>vakte</text:p>
          </table:table-cell>
          <table:table-cell table:style-name="ce1396" office:value-type="string" calcext:value-type="string">
            <text:p>t</text:p>
          </table:table-cell>
          <table:table-cell office:value-type="string" calcext:value-type="string">
            <text:p>(Noreen, 1904: 452, 453)</text:p>
          </table:table-cell>
          <table:table-cell table:number-columns-repeated="2"/>
          <table:table-cell table:style-name="ce1285"/>
          <table:table-cell table:style-name="ce1329"/>
          <table:table-cell table:style-name="ce336"/>
          <table:table-cell table:number-columns-repeated="2"/>
          <table:table-cell table:style-name="ce1285" office:value-type="string" calcext:value-type="string">
            <text:p>wacta</text:p>
          </table:table-cell>
          <table:covered-table-cell office:value-type="string" calcext:value-type="string">
            <text:p>t</text:p>
          </table:covered-table-cell>
          <table:table-cell table:style-name="ce336" office:value-type="string" calcext:value-type="string">
            <text:p>(Braune, Eggers, 1987: 293)</text:p>
          </table:table-cell>
          <table:table-cell table:style-name="ce1175" office:value-type="string" calcext:value-type="string">
            <text:p>ja</text:p>
          </table:table-cell>
          <table:table-cell table:style-name="ce1406" office:value-type="string" calcext:value-type="string">
            <text:p>Plosiv analogisch nach dem Präsens? <text:span text:style-name="T49">Stammauslaut</text:span></text:p>
          </table:table-cell>
          <table:table-cell table:style-name="ce1285" office:value-type="string" calcext:value-type="string">
            <text:p>S. Sg. uuekida</text:p>
          </table:table-cell>
          <table:table-cell table:style-name="ce1329" office:value-type="string" calcext:value-type="string">
            <text:p>d</text:p>
          </table:table-cell>
          <table:table-cell table:style-name="ce336" office:value-type="string" calcext:value-type="string">
            <text:p>(Tiefenbach, 2010: 447)</text:p>
          </table:table-cell>
          <table:table-cell table:style-name="ce1406" office:value-type="string" calcext:value-type="string">
            <text:p>Bindevokal und Umlaut analogisch nach dem Präsens? <text:span text:style-name="T49">Stammauslaut, Stammvokal</text:span></text:p>
          </table:table-cell>
          <table:table-cell table:style-name="ce1406" office:value-type="string" calcext:value-type="string">
            <text:p>Plosiv, Bindevokal und Umlaut analogisch nach dem Präsens? <text:span text:style-name="T49">Stammauslaut, Stammvokal</text:span></text:p>
          </table:table-cell>
          <table:table-cell table:style-name="ce1317"/>
          <table:table-cell table:style-name="ce1279" table:number-columns-repeated="5"/>
        </table:table-row>
        <table:table-row table:style-name="ro16">
          <table:covered-table-cell table:style-name="ce1444"/>
          <table:table-cell table:style-name="ce323" table:number-columns-repeated="2"/>
          <table:covered-table-cell table:style-name="ce731"/>
          <table:table-cell table:style-name="ce1196" table:number-columns-repeated="8"/>
          <table:table-cell table:style-name="ce1612"/>
          <table:table-cell table:style-name="ce1635"/>
          <table:table-cell table:style-name="ce1279" table:number-columns-repeated="2"/>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285"/>
          <table:table-cell table:style-name="ce1659"/>
          <table:table-cell table:style-name="ce336"/>
          <table:table-cell table:number-columns-repeated="2"/>
          <table:table-cell table:style-name="ce1285"/>
          <table:table-cell table:style-name="ce1659"/>
          <table:table-cell table:style-name="ce336"/>
          <table:table-cell table:number-columns-repeated="2"/>
          <table:table-cell table:style-name="ce1701"/>
          <table:table-cell table:style-name="ce1396"/>
          <table:table-cell table:number-columns-repeated="3"/>
          <table:table-cell table:style-name="ce1289" office:value-type="string" calcext:value-type="string">
            <text:p>weaht, weht</text:p>
          </table:table-cell>
          <table:table-cell table:style-name="ce1423" office:value-type="string" calcext:value-type="string">
            <text:p>t</text:p>
          </table:table-cell>
          <table:table-cell table:style-name="ce336" office:value-type="string" calcext:value-type="string">
            <text:p>(Campbell, 1997: 330)</text:p>
          </table:table-cell>
          <table:table-cell table:number-columns-repeated="2" table:style-name="ce1175" office:value-type="string" calcext:value-type="string">
            <text:p>ae. betontes a &gt; æ, Brechung zu ea vor h/x (Voyles, 1992: 146, 147)</text:p>
          </table:table-cell>
          <table:table-cell table:style-name="ce1285"/>
          <table:table-cell/>
          <table:table-cell table:style-name="ce336"/>
          <table:table-cell table:number-columns-repeated="2"/>
          <table:table-cell table:style-name="ce1285"/>
          <table:table-cell table:style-name="ce1329"/>
          <table:table-cell table:style-name="ce336"/>
          <table:table-cell table:number-columns-repeated="2"/>
          <table:table-cell table:style-name="ce1317"/>
          <table:table-cell table:style-name="ce1279" table:number-columns-repeated="5"/>
        </table:table-row>
        <table:table-row table:style-name="ro54">
          <table:covered-table-cell table:style-name="ce1444"/>
          <table:table-cell table:style-name="ce327" office:value-type="string" calcext:value-type="string" table:number-columns-spanned="1" table:number-rows-spanned="3">
            <text:p>Partizip Präteritum</text:p>
          </table:table-cell>
          <table:table-cell table:style-name="ce327" office:value-type="string" calcext:value-type="string" table:number-columns-spanned="1" table:number-rows-spanned="3">
            <text:p>'geweckt'</text:p>
          </table:table-cell>
          <table:covered-table-cell table:style-name="ce731"/>
          <table:table-cell table:style-name="ce1196" office:value-type="string" calcext:value-type="string">
            <text:p><text:span text:style-name="T229">*wh</text:span><text:span text:style-name="T230">₂ǵ</text:span><text:span text:style-name="T231">-itós</text:span><text:span text:style-name="T232"> </text:span></text:p>
          </table:table-cell>
          <table:table-cell table:style-name="ce1203" office:value-type="string" calcext:value-type="string">
            <text:p>*waki<text:span text:style-name="T268">đ</text:span>az</text:p>
          </table:table-cell>
          <table:table-cell table:style-name="ce1132" office:value-type="string" calcext:value-type="string">
            <text:p>*đ </text:p>
          </table:table-cell>
          <table:table-cell table:style-name="ce1159" office:value-type="string" calcext:value-type="string">
            <text:p>(eigenes Rekonstrukt)</text:p>
          </table:table-cell>
          <table:table-cell table:style-name="ce1550" office:value-type="string" calcext:value-type="string">
            <text:p><text:span text:style-name="T302">(Ringe, Taylor, 2014: 98)</text:span></text:p>
          </table:table-cell>
          <table:table-cell table:style-name="ce1132" office:value-type="string" calcext:value-type="string">
            <text:p>*waki<text:span text:style-name="T268">đ</text:span>az &gt; wgerm. *wakid &gt; *waht</text:p>
          </table:table-cell>
          <table:table-cell table:style-name="ce1132" office:value-type="string" calcext:value-type="string">
            <text:p>*d &gt; wgerm. *t</text:p>
          </table:table-cell>
          <table:table-cell table:style-name="ce1590" office:value-type="string" calcext:value-type="string">
            <text:p><text:span text:style-name="T349">(Ringe, Taylor, 2014: 98)</text:span></text:p>
          </table:table-cell>
          <table:table-cell table:style-name="ce1612"/>
          <table:table-cell table:style-name="ce1638" office:value-type="string" calcext:value-type="string">
            <text:p>*wah-tá</text:p>
          </table:table-cell>
          <table:table-cell table:style-name="ce1327" office:value-type="string" calcext:value-type="string">
            <text:p>*t</text:p>
          </table:table-cell>
          <table:table-cell table:style-name="ce1315" office:value-type="string" calcext:value-type="string">
            <text:p>eigenes Rekonstrukt</text:p>
          </table:table-cell>
          <table:table-cell table:style-name="ce1317" table:number-columns-repeated="2"/>
          <table:table-cell table:style-name="ce1493"/>
          <table:table-cell table:style-name="ce1375"/>
          <table:table-cell table:style-name="ce1279"/>
          <table:table-cell table:style-name="ce1317" table:number-columns-repeated="2"/>
          <table:table-cell table:style-name="ce1339"/>
          <table:table-cell table:style-name="ce1162"/>
          <table:table-cell table:style-name="ce1279"/>
          <table:table-cell table:style-name="ce1317" table:number-columns-repeated="2"/>
          <table:table-cell table:style-name="ce1289" office:value-type="string" calcext:value-type="string">
            <text:p>vaktr</text:p>
          </table:table-cell>
          <table:table-cell table:style-name="ce1423" office:value-type="string" calcext:value-type="string">
            <text:p>t</text:p>
          </table:table-cell>
          <table:table-cell table:style-name="ce336" office:value-type="string" calcext:value-type="string">
            <text:p>(Noreen, 1970: 343)</text:p>
          </table:table-cell>
          <table:table-cell table:number-columns-repeated="2" table:style-name="ce1681" office:value-type="string" calcext:value-type="string">
            <text:p>urnord. allmähliche <text:s/>Synkope unbetonter Kurzvokale, i nach betonter kurzer Silbe rel. spät [vor Umlaut] (Noreen, 1970: 132–133) , ð &gt; <text:s/>þ &gt; t nach stl. f, k, p z.B. merkia 'bezeichnen' Prät. merkta (älter: merkþa) (Noreen, 1970: 176)</text:p>
          </table:table-cell>
          <table:table-cell table:style-name="ce1289" office:value-type="string" calcext:value-type="string">
            <text:p>vaktr</text:p>
          </table:table-cell>
          <table:table-cell table:style-name="ce1423" office:value-type="string" calcext:value-type="string">
            <text:p>t</text:p>
          </table:table-cell>
          <table:table-cell table:style-name="ce336" office:value-type="string" calcext:value-type="string">
            <text:p>(Noreen, 1970: 343)</text:p>
          </table:table-cell>
          <table:table-cell table:number-columns-repeated="2" table:style-name="ce1681" office:value-type="string" calcext:value-type="string">
            <text:p>urnord. allmähliche <text:s/>Synkope unbetonter Kurzvokale, i nach betonter kurzer Silbe rel. spät [vor Umlaut] (Noreen, 1970: 132–133) , ð &gt; <text:s/>þ &gt; t nach stl. f, k, p z.B. merkia 'bezeichnen' Prät. merkta (älter: merkþa) (Noreen, 1970: 176)</text:p>
          </table:table-cell>
          <table:table-cell table:style-name="ce1702" office:value-type="string" calcext:value-type="string">
            <text:p>vakter</text:p>
          </table:table-cell>
          <table:table-cell table:style-name="ce1720" office:value-type="string" calcext:value-type="string">
            <text:p>t</text:p>
          </table:table-cell>
          <table:table-cell office:value-type="string" calcext:value-type="string">
            <text:p>(Noreen, 1904: 452, 453)</text:p>
          </table:table-cell>
          <table:table-cell table:style-name="ce1695"/>
          <table:table-cell table:style-name="ce1317"/>
          <table:table-cell table:style-name="ce1493"/>
          <table:table-cell table:style-name="ce1375" table:number-columns-repeated="2"/>
          <table:table-cell table:style-name="ce1317" table:number-columns-repeated="2"/>
          <table:table-cell table:style-name="ce1285"/>
          <table:table-cell table:style-name="ce1667"/>
          <table:table-cell table:style-name="ce336"/>
          <table:table-cell table:style-name="ce1317" table:number-columns-repeated="2"/>
          <table:table-cell table:style-name="ce1279" table:number-columns-repeated="3"/>
          <table:table-cell table:style-name="ce1317" table:number-columns-repeated="2"/>
          <table:table-cell table:style-name="ce1339"/>
          <table:table-cell table:style-name="ce1162" table:number-columns-repeated="5"/>
        </table:table-row>
        <table:table-row table:style-name="ro36">
          <table:covered-table-cell table:style-name="ce1444"/>
          <table:covered-table-cell table:number-columns-repeated="2" table:style-name="ce327"/>
          <table:covered-table-cell table:style-name="ce731"/>
          <table:table-cell table:style-name="ce1196" table:number-columns-repeated="8"/>
          <table:table-cell table:style-name="ce1612"/>
          <table:table-cell table:style-name="ce1632"/>
          <table:table-cell table:style-name="ce1162"/>
          <table:table-cell table:style-name="ce1279"/>
          <table:table-cell table:style-name="ce1317" table:number-columns-repeated="3"/>
          <table:table-cell table:style-name="ce1162"/>
          <table:table-cell table:style-name="ce1279"/>
          <table:table-cell table:style-name="ce1317" table:number-columns-repeated="2"/>
          <table:table-cell table:style-name="ce1339"/>
          <table:table-cell table:style-name="ce1162"/>
          <table:table-cell table:style-name="ce1279"/>
          <table:table-cell table:style-name="ce1317" table:number-columns-repeated="2"/>
          <table:table-cell table:style-name="ce1289" office:value-type="string" calcext:value-type="string">
            <text:p>vak(e)þr</text:p>
          </table:table-cell>
          <table:table-cell table:style-name="ce1423" office:value-type="string" calcext:value-type="string">
            <text:p>þ</text:p>
          </table:table-cell>
          <table:table-cell table:style-name="ce336" office:value-type="string" calcext:value-type="string">
            <text:p>(Noreen, 1970: 343)</text:p>
          </table:table-cell>
          <table:table-cell table:style-name="ce1679" office:value-type="string" calcext:value-type="string">
            <text:p><text:span text:style-name="T374">ð &gt;  þ &gt; t </text:span><text:span text:style-name="T304">bes. anorw. auslautend (bes.) vor l, n, s &gt; r-Laut (Noreen, 1970: 178)</text:span></text:p>
          </table:table-cell>
          <table:table-cell table:style-name="ce1679" office:value-type="string" calcext:value-type="string">
            <text:p><text:span text:style-name="T374">ð &gt;  þ &gt; t </text:span><text:span text:style-name="T304">bes. anorw. auslautend (bes.) vor l, n, s &gt; r-Laut (Noreen, 1970: 178)</text:span></text:p>
          </table:table-cell>
          <table:table-cell table:style-name="ce1289" office:value-type="string" calcext:value-type="string">
            <text:p>vak(e)þr</text:p>
          </table:table-cell>
          <table:table-cell table:style-name="ce1423" office:value-type="string" calcext:value-type="string">
            <text:p>þ</text:p>
          </table:table-cell>
          <table:table-cell table:style-name="ce336" office:value-type="string" calcext:value-type="string">
            <text:p>(Noreen, 1970: 343)</text:p>
          </table:table-cell>
          <table:table-cell table:style-name="ce1679" office:value-type="string" calcext:value-type="string">
            <text:p><text:span text:style-name="T374">ð &gt;  þ &gt; t </text:span><text:span text:style-name="T304">bes. anorw. auslautend (bes.) vor l, n, s &gt; r-Laut (Noreen, 1970: 178)</text:span></text:p>
          </table:table-cell>
          <table:table-cell table:style-name="ce1679" office:value-type="string" calcext:value-type="string">
            <text:p><text:span text:style-name="T374">ð &gt;  þ &gt; t </text:span><text:span text:style-name="T304">bes. anorw. auslautend (bes.) vor l, n, s &gt; r-Laut (Noreen, 1970: 178)</text:span></text:p>
          </table:table-cell>
          <table:table-cell table:number-columns-repeated="3"/>
          <table:table-cell table:style-name="ce1695"/>
          <table:table-cell table:style-name="ce1317"/>
          <table:table-cell table:style-name="ce1289"/>
          <table:table-cell table:style-name="ce1423"/>
          <table:table-cell table:style-name="ce336"/>
          <table:table-cell table:style-name="ce1317" table:number-columns-repeated="2"/>
          <table:table-cell table:style-name="ce1285"/>
          <table:table-cell table:style-name="ce1667"/>
          <table:table-cell table:style-name="ce336"/>
          <table:table-cell table:style-name="ce1317" table:number-columns-repeated="2"/>
          <table:table-cell table:style-name="ce1289" office:value-type="string" calcext:value-type="string">
            <text:p>auuekit</text:p>
          </table:table-cell>
          <table:table-cell table:style-name="ce1423" office:value-type="string" calcext:value-type="string">
            <text:p>t</text:p>
          </table:table-cell>
          <table:table-cell table:style-name="ce336" office:value-type="string" calcext:value-type="string">
            <text:p>(Tiefenbach, 2010: 447)</text:p>
          </table:table-cell>
          <table:table-cell table:style-name="ce1406" office:value-type="string" calcext:value-type="string">
            <text:p>Bindevokal und Umlaut analogisch nach dem Präsens? <text:span text:style-name="T49">Stammauslaut, Stammvokal</text:span></text:p>
          </table:table-cell>
          <table:table-cell table:style-name="ce1406" office:value-type="string" calcext:value-type="string">
            <text:p>Plosiv, Bindevokal und Umlaut analogisch nach dem Präsens? <text:span text:style-name="T49">Stammauslaut, Stammvokal</text:span></text:p>
          </table:table-cell>
          <table:table-cell table:style-name="ce1339"/>
          <table:table-cell table:style-name="ce1162" table:number-columns-repeated="5"/>
        </table:table-row>
        <table:table-row table:style-name="ro36">
          <table:covered-table-cell table:style-name="ce1444"/>
          <table:covered-table-cell table:number-columns-repeated="2" table:style-name="ce327"/>
          <table:covered-table-cell table:style-name="ce731"/>
          <table:table-cell table:style-name="ce1196"/>
          <table:table-cell table:style-name="ce1507" table:number-columns-repeated="2"/>
          <table:table-cell table:style-name="ce1514"/>
          <table:table-cell table:style-name="ce1196" table:number-columns-repeated="4"/>
          <table:table-cell table:style-name="ce1612"/>
          <table:table-cell table:style-name="ce1639"/>
          <table:table-cell table:style-name="ce326"/>
          <table:table-cell table:style-name="ce335"/>
          <table:table-cell table:style-name="ce1118" table:number-columns-repeated="2"/>
          <table:table-cell table:style-name="ce1291"/>
          <table:table-cell table:style-name="ce326"/>
          <table:table-cell table:style-name="ce335"/>
          <table:table-cell table:style-name="ce1118" table:number-columns-repeated="2"/>
          <table:table-cell table:style-name="ce1341"/>
          <table:table-cell table:style-name="ce326"/>
          <table:table-cell table:style-name="ce335"/>
          <table:table-cell table:style-name="ce1118" table:number-columns-repeated="2"/>
          <table:table-cell table:style-name="ce1291"/>
          <table:table-cell table:style-name="ce326"/>
          <table:table-cell table:style-name="ce335"/>
          <table:table-cell table:style-name="ce1118" table:number-columns-repeated="2"/>
          <table:table-cell table:style-name="ce1291"/>
          <table:table-cell table:style-name="ce326" table:number-columns-repeated="2"/>
          <table:table-cell table:style-name="ce1118" table:number-columns-repeated="2"/>
          <table:table-cell table:style-name="ce1705"/>
          <table:table-cell table:style-name="ce1723" table:number-columns-repeated="2"/>
          <table:table-cell table:style-name="ce1739"/>
          <table:table-cell table:style-name="ce1118"/>
          <table:table-cell table:style-name="ce1200"/>
          <table:table-cell table:style-name="ce1331"/>
          <table:table-cell table:style-name="ce335"/>
          <table:table-cell table:style-name="ce1118" table:number-columns-repeated="2"/>
          <table:table-cell table:style-name="ce1767" office:value-type="string" calcext:value-type="string">
            <text:p>eruuehchit</text:p>
          </table:table-cell>
          <table:table-cell table:style-name="ce1675" office:value-type="string" calcext:value-type="string">
            <text:p>t</text:p>
          </table:table-cell>
          <table:table-cell table:style-name="ce335" office:value-type="string" calcext:value-type="string">
            <text:p>(Masser, 1997: 351)</text:p>
          </table:table-cell>
          <table:table-cell table:style-name="ce1406" office:value-type="string" calcext:value-type="string">
            <text:p>Umlaut analogisch nach dem Präsens? <text:span text:style-name="T49"> Stammvokal</text:span></text:p>
          </table:table-cell>
          <table:table-cell table:style-name="ce1406" office:value-type="string" calcext:value-type="string">
            <text:p>Umlaut analogisch nach dem Präsens? <text:span text:style-name="T49"> Stammvokal</text:span></text:p>
          </table:table-cell>
          <table:table-cell table:style-name="ce1200" office:value-type="string" calcext:value-type="string">
            <text:p>auuekid</text:p>
          </table:table-cell>
          <table:table-cell table:style-name="ce1331" office:value-type="string" calcext:value-type="string">
            <text:p>d</text:p>
          </table:table-cell>
          <table:table-cell table:style-name="ce335" office:value-type="string" calcext:value-type="string">
            <text:p>(Tiefenbach, 2010: 447)</text:p>
          </table:table-cell>
          <table:table-cell table:style-name="ce1406" office:value-type="string" calcext:value-type="string">
            <text:p>Bindevokal und Umlaut analogisch nach dem Präsens? <text:span text:style-name="T49">Stammauslaut, Stammvokal</text:span></text:p>
          </table:table-cell>
          <table:table-cell table:style-name="ce1406" office:value-type="string" calcext:value-type="string">
            <text:p>Plosiv, Bindevokal und Umlaut analogisch nach dem Präsens? <text:span text:style-name="T49">Stammauslaut, Stammvokal</text:span></text:p>
          </table:table-cell>
          <table:table-cell table:style-name="ce1341"/>
          <table:table-cell table:style-name="ce326" table:number-columns-repeated="5"/>
        </table:table-row>
        <table:table-row table:style-name="ro36">
          <table:table-cell table:style-name="ce310" office:value-type="float" office:value="27" calcext:value-type="float" table:number-columns-spanned="1" table:number-rows-spanned="5">
            <text:p>27</text:p>
          </table:table-cell>
          <table:table-cell office:value-type="string" calcext:value-type="string">
            <text:p>Infinitiv</text:p>
          </table:table-cell>
          <table:table-cell office:value-type="string" calcext:value-type="string">
            <text:p>'lehren'</text:p>
          </table:table-cell>
          <table:table-cell table:style-name="ce335" office:value-type="string" calcext:value-type="string" table:number-columns-spanned="1" table:number-rows-spanned="5">
            <text:p>I. Klasse</text:p>
          </table:table-cell>
          <table:table-cell table:style-name="ce1479" office:value-type="string" calcext:value-type="string">
            <text:p>*doiḱ-nH-éie- (Kroonen, 2013: 505) zur Wurzel *deiḱ- ‚zeigen, weisen‘ (Rix, 2001: 108) ?  - *k müsste zu urgerm. *h verschoben werden <text:span text:style-name="T49">Stammauslaut</text:span></text:p>
          </table:table-cell>
          <table:table-cell table:style-name="ce1100" office:value-type="string" calcext:value-type="string">
            <text:p>- sekundäre Präsensstämme auf Tektal, *-je/o außergotisch ohne Bindevokal im Prät. </text:p>
          </table:table-cell>
          <table:table-cell table:style-name="ce1196"/>
          <table:table-cell table:style-name="ce1472" office:value-type="string" calcext:value-type="string">
            <text:p>(Lühr, 1984: 45)</text:p>
          </table:table-cell>
          <table:table-cell table:style-name="ce1479" office:value-type="string" calcext:value-type="string">
            <text:p>*doiḱ-nH-éie- (Kroonen, 2013: 505) zur Wurzel *deiḱ- ‚zeigen, weisen‘ (Rix, 2001: 108) ?  - *k müsste zu urgerm. *h verschoben werden <text:span text:style-name="T49">Stammauslaut</text:span></text:p>
          </table:table-cell>
          <table:table-cell table:style-name="ce1198" office:value-type="string" calcext:value-type="string">
            <text:p>*taiknijaną &gt; wgerm. *tāknjan <text:s/>– wgerm. i-Synkope im Prät. Parallel zu *wakjaną (Ringe, 2014: 98)</text:p>
          </table:table-cell>
          <table:table-cell table:style-name="ce1568" office:value-type="string" calcext:value-type="string">
            <text:p>Zusatzannahme für alle Fälle *-k- * Synkope . Lexikalische Analogie (Ringe, Taylor, 2014: 98-99) – nicht überprüfbar <text:span text:style-name="T49">Stammauslaut, Stammvokal</text:span></text:p>
          </table:table-cell>
          <table:table-cell table:style-name="ce1198" office:value-type="string" calcext:value-type="string">
            <text:p>(Ringe,Taylor, 2014: 310)</text:p>
          </table:table-cell>
          <table:table-cell table:style-name="ce1491" office:value-type="string" calcext:value-type="string">
            <text:p>*doiḱ-nH-éie- (Kroonen, 2013: 505)</text:p>
          </table:table-cell>
          <table:table-cell table:style-name="ce1126" office:value-type="string" calcext:value-type="string">
            <text:p>*taikjan</text:p>
          </table:table-cell>
          <table:table-cell table:style-name="ce1328"/>
          <table:table-cell table:style-name="ce1312" office:value-type="string" calcext:value-type="string">
            <text:p>(Kroonen, 2013: 505)</text:p>
          </table:table-cell>
          <table:table-cell table:style-name="ce1198" table:number-columns-repeated="2"/>
          <table:table-cell table:style-name="ce1126"/>
          <table:table-cell table:style-name="ce1328"/>
          <table:table-cell table:style-name="ce1312"/>
          <table:table-cell table:style-name="ce1198" table:number-columns-repeated="2"/>
          <table:table-cell table:style-name="ce1340"/>
          <table:table-cell table:style-name="ce1328"/>
          <table:table-cell table:style-name="ce1312"/>
          <table:table-cell table:style-name="ce1198" table:number-columns-repeated="2"/>
          <table:table-cell table:style-name="ce1127"/>
          <table:table-cell table:style-name="ce1279"/>
          <table:table-cell table:style-name="ce336"/>
          <table:table-cell table:style-name="ce1198" table:number-columns-repeated="2"/>
          <table:table-cell table:style-name="ce1317"/>
          <table:table-cell table:style-name="ce1279" table:number-columns-repeated="2"/>
          <table:table-cell table:style-name="ce1198" table:number-columns-repeated="2"/>
          <table:table-cell table:number-columns-repeated="3"/>
          <table:table-cell table:style-name="ce1738"/>
          <table:table-cell table:style-name="ce1198"/>
          <table:table-cell table:style-name="ce1127" office:value-type="string" calcext:value-type="string">
            <text:p><text:span text:style-name="T131">t</text:span><text:span text:style-name="T388">ǣċan</text:span></text:p>
          </table:table-cell>
          <table:table-cell table:style-name="ce1279"/>
          <table:table-cell table:style-name="ce336" office:value-type="string" calcext:value-type="string">
            <text:p>(Campbell, 1997: 330)</text:p>
          </table:table-cell>
          <table:table-cell table:style-name="ce1198" table:number-columns-repeated="2"/>
          <table:table-cell table:style-name="ce1127"/>
          <table:table-cell table:style-name="ce1279"/>
          <table:table-cell table:style-name="ce336"/>
          <table:table-cell table:style-name="ce1198" table:number-columns-repeated="2"/>
          <table:table-cell table:style-name="ce1127"/>
          <table:table-cell table:style-name="ce1279"/>
          <table:table-cell table:style-name="ce336"/>
          <table:table-cell table:style-name="ce1198" table:number-columns-repeated="2"/>
          <table:table-cell table:style-name="ce1317"/>
          <table:table-cell table:style-name="ce1279" table:number-columns-repeated="5"/>
        </table:table-row>
        <table:table-row table:style-name="ro12">
          <table:covered-table-cell table:style-name="ce1070"/>
          <table:table-cell office:value-type="string" calcext:value-type="string">
            <text:p>1.Sg.Ind.Präs. Akt. <text:s/></text:p>
          </table:table-cell>
          <table:table-cell table:style-name="ce1279"/>
          <table:covered-table-cell table:style-name="ce335"/>
          <table:table-cell table:style-name="ce1196"/>
          <table:table-cell table:style-name="ce1115"/>
          <table:table-cell table:style-name="ce1196" table:number-columns-repeated="6"/>
          <table:table-cell table:style-name="ce1612" office:value-type="string" calcext:value-type="string">
            <text:p>zur Wurzel *deiḱ- ‚zeigen, weisen‘ (Rix, 2001: 108) ?</text:p>
          </table:table-cell>
          <table:table-cell table:style-name="ce1632"/>
          <table:table-cell table:style-name="ce1279" table:number-columns-repeated="2"/>
          <table:table-cell table:style-name="ce1317" table:number-columns-repeated="2"/>
          <table:table-cell table:style-name="ce1632"/>
          <table:table-cell table:style-name="ce1279" table:number-columns-repeated="2"/>
          <table:table-cell table:style-name="ce1317" table:number-columns-repeated="2"/>
          <table:table-cell table:style-name="ce1339"/>
          <table:table-cell table:style-name="ce1162"/>
          <table:table-cell table:style-name="ce1279"/>
          <table:table-cell table:style-name="ce1317" table:number-columns-repeated="2"/>
          <table:table-cell table:style-name="ce1127"/>
          <table:table-cell table:style-name="ce1279"/>
          <table:table-cell table:style-name="ce336"/>
          <table:table-cell table:style-name="ce1317" table:number-columns-repeated="2"/>
          <table:table-cell table:style-name="ce1689"/>
          <table:table-cell table:style-name="ce1279"/>
          <table:table-cell table:style-name="ce336"/>
          <table:table-cell table:style-name="ce1317" table:number-columns-repeated="2"/>
          <table:table-cell table:number-columns-repeated="3"/>
          <table:table-cell table:style-name="ce1695"/>
          <table:table-cell table:style-name="ce1317"/>
          <table:table-cell table:style-name="ce1127"/>
          <table:table-cell table:style-name="ce1279"/>
          <table:table-cell table:style-name="ce336"/>
          <table:table-cell table:style-name="ce1317" table:number-columns-repeated="2"/>
          <table:table-cell table:style-name="ce1689"/>
          <table:table-cell table:style-name="ce1279"/>
          <table:table-cell table:style-name="ce336"/>
          <table:table-cell table:style-name="ce1317" table:number-columns-repeated="2"/>
          <table:table-cell table:style-name="ce1771"/>
          <table:table-cell table:style-name="ce1279"/>
          <table:table-cell table:style-name="ce336"/>
          <table:table-cell table:style-name="ce1317" table:number-columns-repeated="3"/>
          <table:table-cell table:style-name="ce1279" table:number-columns-repeated="5"/>
        </table:table-row>
        <table:table-row table:style-name="ro12">
          <table:covered-table-cell table:style-name="ce1070"/>
          <table:table-cell office:value-type="string" calcext:value-type="string">
            <text:p>1.Pl.Ind.Präs. Akt.</text:p>
          </table:table-cell>
          <table:table-cell table:style-name="ce1279"/>
          <table:covered-table-cell table:style-name="ce335"/>
          <table:table-cell table:style-name="ce1115"/>
          <table:table-cell table:style-name="ce1196"/>
          <table:table-cell table:style-name="ce1115" table:number-columns-repeated="6"/>
          <table:table-cell table:style-name="ce1270" office:value-type="string" calcext:value-type="string">
            <text:p>deverbal</text:p>
          </table:table-cell>
          <table:table-cell table:style-name="ce1632"/>
          <table:table-cell table:style-name="ce1279" table:number-columns-repeated="2"/>
          <table:table-cell table:style-name="ce1317" table:number-columns-repeated="3"/>
          <table:table-cell table:style-name="ce1279" table:number-columns-repeated="2"/>
          <table:table-cell table:style-name="ce1317" table:number-columns-repeated="2"/>
          <table:table-cell table:style-name="ce1339"/>
          <table:table-cell table:style-name="ce1162"/>
          <table:table-cell table:style-name="ce1279"/>
          <table:table-cell table:style-name="ce1317" table:number-columns-repeated="2"/>
          <table:table-cell table:style-name="ce1127"/>
          <table:table-cell table:style-name="ce1279"/>
          <table:table-cell table:style-name="ce336"/>
          <table:table-cell table:style-name="ce1317" table:number-columns-repeated="3"/>
          <table:table-cell table:style-name="ce1279"/>
          <table:table-cell table:style-name="ce336"/>
          <table:table-cell table:style-name="ce1317" table:number-columns-repeated="2"/>
          <table:table-cell table:number-columns-repeated="3"/>
          <table:table-cell table:style-name="ce1695"/>
          <table:table-cell table:style-name="ce1317"/>
          <table:table-cell table:style-name="ce1127"/>
          <table:table-cell table:style-name="ce1279"/>
          <table:table-cell table:style-name="ce336"/>
          <table:table-cell table:style-name="ce1317" table:number-columns-repeated="2"/>
          <table:table-cell table:style-name="ce1127"/>
          <table:table-cell table:style-name="ce1279"/>
          <table:table-cell table:style-name="ce336"/>
          <table:table-cell table:style-name="ce1317" table:number-columns-repeated="2"/>
          <table:table-cell table:style-name="ce1127"/>
          <table:table-cell table:style-name="ce1279"/>
          <table:table-cell table:style-name="ce336"/>
          <table:table-cell table:style-name="ce1317" table:number-columns-repeated="3"/>
          <table:table-cell table:style-name="ce1279" table:number-columns-repeated="5"/>
        </table:table-row>
        <table:table-row table:style-name="ro23">
          <table:covered-table-cell table:style-name="ce1070"/>
          <table:table-cell office:value-type="string" calcext:value-type="string">
            <text:p>1.Sg.Ind.Prät. Akt.</text:p>
          </table:table-cell>
          <table:table-cell table:style-name="ce1456" office:value-type="string" calcext:value-type="string">
            <text:p>'ich lehrte'</text:p>
          </table:table-cell>
          <table:covered-table-cell table:style-name="ce335"/>
          <table:table-cell table:style-name="ce1196"/>
          <table:table-cell table:style-name="ce1508" office:value-type="string" calcext:value-type="string">
            <text:p><text:span text:style-name="T53">*taihi-</text:span><text:span text:style-name="T212">đ</text:span><text:span text:style-name="T267">-ōᵐ &gt; *taihiđōᵐ  </text:span></text:p>
          </table:table-cell>
          <table:table-cell table:style-name="ce1533" office:value-type="string" calcext:value-type="string">
            <text:p>*đ</text:p>
          </table:table-cell>
          <table:table-cell table:style-name="ce1159" office:value-type="string" calcext:value-type="string">
            <text:p>(eigenes Rekonstrukt)</text:p>
          </table:table-cell>
          <table:table-cell table:style-name="ce1196"/>
          <table:table-cell table:style-name="ce1564" office:value-type="string" calcext:value-type="string">
            <text:p><text:span text:style-name="T321">*tāhiđ[a- </text:span><text:span text:style-name="T322">ded]ē  &gt; </text:span>*taihiđē &gt; wgerm. *tāhidē &gt; *tāhtē</text:p>
          </table:table-cell>
          <table:table-cell table:style-name="ce1564" office:value-type="string" calcext:value-type="string">
            <text:p>*đ &gt; wgerm. *t</text:p>
          </table:table-cell>
          <table:table-cell table:style-name="ce1542" office:value-type="string" calcext:value-type="string">
            <text:p>eigene Rekonstrukte</text:p>
          </table:table-cell>
          <table:table-cell table:style-name="ce1612"/>
          <table:table-cell table:style-name="ce1558" office:value-type="string" calcext:value-type="string">
            <text:p>*taihtōⁿ</text:p>
          </table:table-cell>
          <table:table-cell table:style-name="ce1579" office:value-type="string" calcext:value-type="string">
            <text:p>*t</text:p>
          </table:table-cell>
          <table:table-cell table:style-name="ce1315" office:value-type="string" calcext:value-type="string">
            <text:p>eigenes Rekonstrukt</text:p>
          </table:table-cell>
          <table:table-cell table:style-name="ce1317" table:number-columns-repeated="2"/>
          <table:table-cell table:style-name="ce1285"/>
          <table:table-cell table:style-name="ce1279" table:number-columns-repeated="2"/>
          <table:table-cell table:style-name="ce1317" table:number-columns-repeated="2"/>
          <table:table-cell table:style-name="ce1339"/>
          <table:table-cell table:style-name="ce1162"/>
          <table:table-cell table:style-name="ce1279"/>
          <table:table-cell table:style-name="ce1317" table:number-columns-repeated="2"/>
          <table:table-cell table:style-name="ce1127"/>
          <table:table-cell table:style-name="ce1279"/>
          <table:table-cell table:style-name="ce336"/>
          <table:table-cell table:style-name="ce1317" table:number-columns-repeated="2"/>
          <table:table-cell table:style-name="ce1374"/>
          <table:table-cell table:style-name="ce1279"/>
          <table:table-cell table:style-name="ce336"/>
          <table:table-cell table:style-name="ce1317" table:number-columns-repeated="2"/>
          <table:table-cell table:number-columns-repeated="3"/>
          <table:table-cell table:style-name="ce1695"/>
          <table:table-cell table:style-name="ce1317"/>
          <table:table-cell table:style-name="ce1285" office:value-type="string" calcext:value-type="string">
            <text:p>tāhte, tǣhte</text:p>
          </table:table-cell>
          <table:table-cell table:style-name="ce1329" office:value-type="string" calcext:value-type="string">
            <text:p>t</text:p>
          </table:table-cell>
          <table:table-cell table:style-name="ce336" office:value-type="string" calcext:value-type="string">
            <text:p>(Campbell, 1997: 330)</text:p>
          </table:table-cell>
          <table:table-cell table:style-name="ce1177" office:value-type="string" calcext:value-type="string">
            <text:p><text:span text:style-name="T398">Germ. *ai &gt; ae. </text:span><text:span text:style-name="T399"> ā &gt; ǣ (Voyles, 1992: 141)</text:span></text:p>
          </table:table-cell>
          <table:table-cell table:style-name="ce1177" office:value-type="string" calcext:value-type="string">
            <text:p><text:span text:style-name="T398">Germ. *ai &gt; ae. </text:span><text:span text:style-name="T399"> ā &gt; ǣ (Voyles, 1992: 141)</text:span></text:p>
          </table:table-cell>
          <table:table-cell table:style-name="ce1285"/>
          <table:table-cell table:style-name="ce1279"/>
          <table:table-cell table:style-name="ce336"/>
          <table:table-cell table:style-name="ce1317" table:number-columns-repeated="2"/>
          <table:table-cell table:style-name="ce1285"/>
          <table:table-cell table:style-name="ce1279"/>
          <table:table-cell table:style-name="ce336"/>
          <table:table-cell table:style-name="ce1317" table:number-columns-repeated="3"/>
          <table:table-cell table:style-name="ce1279" table:number-columns-repeated="5"/>
        </table:table-row>
        <table:table-row table:style-name="ro23">
          <table:covered-table-cell table:style-name="ce1070"/>
          <table:table-cell table:style-name="ce326" office:value-type="string" calcext:value-type="string">
            <text:p>Partizip Präteritum</text:p>
          </table:table-cell>
          <table:table-cell table:style-name="ce326" office:value-type="string" calcext:value-type="string">
            <text:p>'gelehrt'</text:p>
          </table:table-cell>
          <table:covered-table-cell table:style-name="ce335"/>
          <table:table-cell table:style-name="ce1480" office:value-type="string" calcext:value-type="string">
            <text:p> idg. <text:span text:style-name="T53">*doiḱ-itó- </text:span>(eigenes Rekonstrukt)</text:p>
          </table:table-cell>
          <table:table-cell table:style-name="ce1509" office:value-type="string" calcext:value-type="string">
            <text:p>urgerm. <text:span text:style-name="T62">*taih-iđa</text:span></text:p>
          </table:table-cell>
          <table:table-cell table:style-name="ce1529" office:value-type="string" calcext:value-type="string">
            <text:p><text:span text:style-name="T282">*</text:span><text:span text:style-name="T283">đ</text:span></text:p>
          </table:table-cell>
          <table:table-cell table:style-name="ce1539" office:value-type="string" calcext:value-type="string">
            <text:p>(eigenes Rekonstrukt)</text:p>
          </table:table-cell>
          <table:table-cell table:style-name="ce1551" office:value-type="string" calcext:value-type="string">
            <text:p> idg. *doiḱ-itó- &gt; urgerm. *taih-iđá (eigene Rekonstrukte) - *k müsste zu urgerm. *h verschoben werden <text:span text:style-name="T49">Stammauslaut</text:span></text:p>
          </table:table-cell>
          <table:table-cell table:style-name="ce1132" office:value-type="string" calcext:value-type="string">
            <text:p>*tāhiđaz &gt; wgerm. *tāhid &gt; *tāht</text:p>
          </table:table-cell>
          <table:table-cell table:style-name="ce1132" office:value-type="string" calcext:value-type="string">
            <text:p>*đ &gt; wgerm. *t</text:p>
          </table:table-cell>
          <table:table-cell table:style-name="ce1542" office:value-type="string" calcext:value-type="string">
            <text:p>eigene Rekonstrukte</text:p>
          </table:table-cell>
          <table:table-cell table:style-name="ce1612"/>
          <table:table-cell table:style-name="ce1638" office:value-type="string" calcext:value-type="string">
            <text:p>*taih-tá</text:p>
          </table:table-cell>
          <table:table-cell table:style-name="ce1331" office:value-type="string" calcext:value-type="string">
            <text:p>*t</text:p>
          </table:table-cell>
          <table:table-cell table:style-name="ce1649" office:value-type="string" calcext:value-type="string">
            <text:p>eigenes Rekonstrukt</text:p>
          </table:table-cell>
          <table:table-cell table:style-name="ce1118" table:number-columns-repeated="2"/>
          <table:table-cell table:style-name="ce1291"/>
          <table:table-cell table:style-name="ce326"/>
          <table:table-cell table:style-name="ce335"/>
          <table:table-cell table:style-name="ce1118" table:number-columns-repeated="2"/>
          <table:table-cell table:style-name="ce1341"/>
          <table:table-cell table:style-name="ce326"/>
          <table:table-cell table:style-name="ce335"/>
          <table:table-cell table:style-name="ce1118" table:number-columns-repeated="2"/>
          <table:table-cell table:style-name="ce1291"/>
          <table:table-cell table:style-name="ce326"/>
          <table:table-cell table:style-name="ce335"/>
          <table:table-cell table:style-name="ce1118" table:number-columns-repeated="2"/>
          <table:table-cell table:style-name="ce1291"/>
          <table:table-cell table:style-name="ce326" table:number-columns-repeated="2"/>
          <table:table-cell table:style-name="ce1118" table:number-columns-repeated="2"/>
          <table:table-cell table:style-name="ce1709"/>
          <table:table-cell table:style-name="ce1724" table:number-columns-repeated="2"/>
          <table:table-cell table:style-name="ce1739"/>
          <table:table-cell table:style-name="ce1118"/>
          <table:table-cell table:style-name="ce1745" office:value-type="string" calcext:value-type="string">
            <text:p>tāht, tǣht</text:p>
          </table:table-cell>
          <table:table-cell table:style-name="ce1331" office:value-type="string" calcext:value-type="string">
            <text:p>t</text:p>
          </table:table-cell>
          <table:table-cell table:style-name="ce335" office:value-type="string" calcext:value-type="string">
            <text:p>(Campbell, 1997: 330)</text:p>
          </table:table-cell>
          <table:table-cell table:style-name="ce1177" office:value-type="string" calcext:value-type="string">
            <text:p><text:span text:style-name="T398">Germ. *ai &gt; ae. </text:span><text:span text:style-name="T399"> ā &gt; ǣ (Voyles, 1992: 141)</text:span></text:p>
          </table:table-cell>
          <table:table-cell table:style-name="ce1177" office:value-type="string" calcext:value-type="string">
            <text:p><text:span text:style-name="T398">Germ. *ai &gt; ae. </text:span><text:span text:style-name="T399"> ā &gt; ǣ (Voyles, 1992: 141)</text:span></text:p>
          </table:table-cell>
          <table:table-cell table:style-name="ce1291"/>
          <table:table-cell table:style-name="ce326"/>
          <table:table-cell table:style-name="ce335"/>
          <table:table-cell table:style-name="ce1118" table:number-columns-repeated="2"/>
          <table:table-cell table:style-name="ce1291"/>
          <table:table-cell table:style-name="ce326"/>
          <table:table-cell table:style-name="ce335"/>
          <table:table-cell table:style-name="ce1118" table:number-columns-repeated="2"/>
          <table:table-cell table:style-name="ce1341"/>
          <table:table-cell table:style-name="ce326" table:number-columns-repeated="5"/>
        </table:table-row>
        <table:table-row table:style-name="ro36">
          <table:table-cell table:style-name="ce310" office:value-type="float" office:value="28" calcext:value-type="float" table:number-columns-spanned="1" table:number-rows-spanned="5">
            <text:p>28</text:p>
          </table:table-cell>
          <table:table-cell office:value-type="string" calcext:value-type="string">
            <text:p>Infinitiv</text:p>
          </table:table-cell>
          <table:table-cell office:value-type="string" calcext:value-type="string">
            <text:p>'erreichen'</text:p>
          </table:table-cell>
          <table:table-cell table:style-name="ce335" office:value-type="string" calcext:value-type="string" table:number-columns-spanned="1" table:number-rows-spanned="5">
            <text:p>I. Klasse</text:p>
          </table:table-cell>
          <table:table-cell table:style-name="ce1198"/>
          <table:table-cell table:style-name="ce1510" office:value-type="string" calcext:value-type="string">
            <text:p>*raikjaną </text:p>
          </table:table-cell>
          <table:table-cell table:style-name="ce1198"/>
          <table:table-cell table:style-name="ce1198" office:value-type="string" calcext:value-type="string">
            <text:p><text:s/>(Ringe, Taylor, <text:s/>2014: 98)</text:p>
          </table:table-cell>
          <table:table-cell table:style-name="ce1476" office:value-type="string" calcext:value-type="string">
            <text:p>Herleitung aufgrund von unsicherer Etymologie erst mal nicht möglich</text:p>
          </table:table-cell>
          <table:table-cell table:style-name="ce1138" office:value-type="string" calcext:value-type="string">
            <text:p>*raikjaną &gt;<text:span text:style-name="T344"> wgerm.</text:span> *raik<text:span text:style-name="T71">ʲ</text:span>k<text:span text:style-name="T71">ʲ</text:span>an – <text:span text:style-name="T344">wgerm. i-Synkope im Prät. Parallel zu </text:span>*wakjaną<text:span text:style-name="T344"> (Ringe, Taylor,  2014: 98)</text:span></text:p>
          </table:table-cell>
          <table:table-cell table:style-name="ce1568" office:value-type="string" calcext:value-type="string">
            <text:p>Zusatzannahme für alle Fälle *-k- * Synkope . Lexikalische Analogie (Ringe, Taylor, 2014: 98-99) – nicht überprüfbar <text:span text:style-name="T49">Stammauslaut, Stammvokal</text:span></text:p>
          </table:table-cell>
          <table:table-cell table:style-name="ce1198" office:value-type="string" calcext:value-type="string">
            <text:p>(Ringe, 2014: 238)</text:p>
          </table:table-cell>
          <table:table-cell table:style-name="ce1491"/>
          <table:table-cell table:style-name="ce1126" office:value-type="string" calcext:value-type="string">
            <text:p>*raikijan</text:p>
          </table:table-cell>
          <table:table-cell table:style-name="ce1328"/>
          <table:table-cell table:style-name="ce1312"/>
          <table:table-cell table:style-name="ce1198" table:number-columns-repeated="2"/>
          <table:table-cell table:style-name="ce1126"/>
          <table:table-cell table:style-name="ce1328"/>
          <table:table-cell table:style-name="ce1312"/>
          <table:table-cell table:style-name="ce1198" table:number-columns-repeated="2"/>
          <table:table-cell table:style-name="ce1340"/>
          <table:table-cell table:style-name="ce1328"/>
          <table:table-cell table:style-name="ce1312"/>
          <table:table-cell table:style-name="ce1198" table:number-columns-repeated="2"/>
          <table:table-cell table:style-name="ce1127"/>
          <table:table-cell table:style-name="ce1279"/>
          <table:table-cell table:style-name="ce336"/>
          <table:table-cell table:style-name="ce1198" table:number-columns-repeated="2"/>
          <table:table-cell table:style-name="ce1317"/>
          <table:table-cell table:style-name="ce1279" table:number-columns-repeated="2"/>
          <table:table-cell table:style-name="ce1198" table:number-columns-repeated="2"/>
          <table:table-cell table:number-columns-repeated="3"/>
          <table:table-cell table:style-name="ce1738"/>
          <table:table-cell table:style-name="ce1198"/>
          <table:table-cell table:style-name="ce1657" office:value-type="string" calcext:value-type="string">
            <text:p>rǣċan</text:p>
          </table:table-cell>
          <table:table-cell table:style-name="ce1279"/>
          <table:table-cell table:style-name="ce336" office:value-type="string" calcext:value-type="string">
            <text:p>(Campbell, 1997: 330)</text:p>
          </table:table-cell>
          <table:table-cell table:style-name="ce1198" table:number-columns-repeated="2"/>
          <table:table-cell table:style-name="ce1127" office:value-type="string" calcext:value-type="string">
            <text:p>reihhen</text:p>
          </table:table-cell>
          <table:table-cell table:style-name="ce1279"/>
          <table:table-cell table:style-name="ce336" office:value-type="string" calcext:value-type="string">
            <text:p>(Holthausen, 1974: 252)</text:p>
          </table:table-cell>
          <table:table-cell table:style-name="ce1198" table:number-columns-repeated="2"/>
          <table:table-cell table:style-name="ce1279" table:number-columns-repeated="2"/>
          <table:table-cell table:style-name="ce336"/>
          <table:table-cell table:style-name="ce1198" table:number-columns-repeated="2"/>
          <table:table-cell table:style-name="ce2436" office:value-type="string" calcext:value-type="string">
            <text:p>as.prüfen!</text:p>
          </table:table-cell>
          <table:table-cell table:style-name="ce1279" table:number-columns-repeated="5"/>
        </table:table-row>
        <table:table-row table:style-name="ro13">
          <table:covered-table-cell table:style-name="ce1070"/>
          <table:table-cell office:value-type="string" calcext:value-type="string">
            <text:p>1.Sg.Ind.Präs. Akt. <text:s/></text:p>
          </table:table-cell>
          <table:table-cell table:style-name="ce1279"/>
          <table:covered-table-cell table:style-name="ce335"/>
          <table:table-cell table:style-name="ce1196" table:number-columns-repeated="8"/>
          <table:table-cell table:style-name="ce1612" office:value-type="string" calcext:value-type="string">
            <text:p>verwandte Verben: air. <text:span text:style-name="T53">rigim</text:span> ‚to stretch‘, litt. Réižu, reížti ‚to stretch, to tighten‘, (lat. Rigeō ‚to be stiff‘) (Orel, 2003: 295)</text:p>
          </table:table-cell>
          <table:table-cell table:style-name="ce1632" office:value-type="string" calcext:value-type="string">
            <text:p>*raikjanan</text:p>
          </table:table-cell>
          <table:table-cell table:style-name="ce1279"/>
          <table:table-cell table:style-name="ce1279" office:value-type="string" calcext:value-type="string">
            <text:p>(Orel, 2003: 295)</text:p>
          </table:table-cell>
          <table:table-cell table:style-name="ce1317" table:number-columns-repeated="2"/>
          <table:table-cell table:style-name="ce1632"/>
          <table:table-cell table:style-name="ce1279" table:number-columns-repeated="2"/>
          <table:table-cell table:style-name="ce1317" table:number-columns-repeated="2"/>
          <table:table-cell table:style-name="ce1339"/>
          <table:table-cell table:style-name="ce1162"/>
          <table:table-cell table:style-name="ce1279"/>
          <table:table-cell table:style-name="ce1317" table:number-columns-repeated="2"/>
          <table:table-cell table:style-name="ce1127"/>
          <table:table-cell table:style-name="ce1279"/>
          <table:table-cell table:style-name="ce336"/>
          <table:table-cell table:style-name="ce1317" table:number-columns-repeated="2"/>
          <table:table-cell table:style-name="ce1689"/>
          <table:table-cell table:style-name="ce1279"/>
          <table:table-cell table:style-name="ce336"/>
          <table:table-cell table:style-name="ce1317" table:number-columns-repeated="2"/>
          <table:table-cell table:number-columns-repeated="3"/>
          <table:table-cell table:style-name="ce1695"/>
          <table:table-cell table:style-name="ce1317"/>
          <table:table-cell table:style-name="ce1127"/>
          <table:table-cell table:style-name="ce1279"/>
          <table:table-cell table:style-name="ce336"/>
          <table:table-cell table:style-name="ce1317" table:number-columns-repeated="2"/>
          <table:table-cell table:style-name="ce1689"/>
          <table:table-cell table:style-name="ce1279"/>
          <table:table-cell table:style-name="ce336"/>
          <table:table-cell table:style-name="ce1317" table:number-columns-repeated="2"/>
          <table:table-cell table:style-name="ce1771"/>
          <table:table-cell table:style-name="ce1279"/>
          <table:table-cell table:style-name="ce336"/>
          <table:table-cell table:style-name="ce1317" table:number-columns-repeated="3"/>
          <table:table-cell table:style-name="ce1279" table:number-columns-repeated="5"/>
        </table:table-row>
        <table:table-row table:style-name="ro13">
          <table:covered-table-cell table:style-name="ce1070"/>
          <table:table-cell office:value-type="string" calcext:value-type="string">
            <text:p>1.Pl.Ind.Präs. Akt.</text:p>
          </table:table-cell>
          <table:table-cell table:style-name="ce1279"/>
          <table:covered-table-cell table:style-name="ce335"/>
          <table:table-cell table:style-name="ce1196" table:number-columns-repeated="8"/>
          <table:table-cell table:style-name="ce1612" office:value-type="string" calcext:value-type="string">
            <text:p>*h₃reǵ- ‚gerade richten, ausstrecken‘ (Rix, 2001: <text:s/>304) – also die gleiche Wurzel wie *rakjan – aber keine idg. Bildung zu *raikijan</text:p>
          </table:table-cell>
          <table:table-cell table:style-name="ce1632"/>
          <table:table-cell table:style-name="ce1279" table:number-columns-repeated="2"/>
          <table:table-cell table:style-name="ce1317" table:number-columns-repeated="3"/>
          <table:table-cell table:style-name="ce1279" table:number-columns-repeated="2"/>
          <table:table-cell table:style-name="ce1317" table:number-columns-repeated="2"/>
          <table:table-cell table:style-name="ce1339"/>
          <table:table-cell table:style-name="ce1162"/>
          <table:table-cell table:style-name="ce1279"/>
          <table:table-cell table:style-name="ce1317" table:number-columns-repeated="2"/>
          <table:table-cell table:style-name="ce1127"/>
          <table:table-cell table:style-name="ce1279"/>
          <table:table-cell table:style-name="ce336"/>
          <table:table-cell table:style-name="ce1317" table:number-columns-repeated="3"/>
          <table:table-cell table:style-name="ce1279"/>
          <table:table-cell table:style-name="ce336"/>
          <table:table-cell table:style-name="ce1317" table:number-columns-repeated="2"/>
          <table:table-cell table:number-columns-repeated="3"/>
          <table:table-cell table:style-name="ce1695"/>
          <table:table-cell table:style-name="ce1317"/>
          <table:table-cell table:style-name="ce1127"/>
          <table:table-cell table:style-name="ce1279"/>
          <table:table-cell table:style-name="ce336"/>
          <table:table-cell table:style-name="ce1317" table:number-columns-repeated="2"/>
          <table:table-cell table:style-name="ce1127"/>
          <table:table-cell table:style-name="ce1279"/>
          <table:table-cell table:style-name="ce336"/>
          <table:table-cell table:style-name="ce1317" table:number-columns-repeated="2"/>
          <table:table-cell table:style-name="ce1127"/>
          <table:table-cell table:style-name="ce1279"/>
          <table:table-cell table:style-name="ce336"/>
          <table:table-cell table:style-name="ce1317" table:number-columns-repeated="3"/>
          <table:table-cell table:style-name="ce1279" table:number-columns-repeated="5"/>
        </table:table-row>
        <table:table-row table:style-name="ro59">
          <table:covered-table-cell table:style-name="ce1070"/>
          <table:table-cell office:value-type="string" calcext:value-type="string">
            <text:p>1.Sg.Ind.Prät. Akt.</text:p>
          </table:table-cell>
          <table:table-cell table:style-name="ce1456" office:value-type="string" calcext:value-type="string">
            <text:p>'ich erreichte'</text:p>
          </table:table-cell>
          <table:covered-table-cell table:style-name="ce335"/>
          <table:table-cell table:style-name="ce1196"/>
          <table:table-cell table:style-name="ce1511" office:value-type="string" calcext:value-type="string">
            <text:p><text:span text:style-name="T53">*raiki-</text:span><text:span text:style-name="T212">đ</text:span><text:span text:style-name="T267">-ōᵐ &gt; *raikiđōᵐ</text:span></text:p>
          </table:table-cell>
          <table:table-cell table:style-name="ce1533" office:value-type="string" calcext:value-type="string">
            <text:p>*đ</text:p>
          </table:table-cell>
          <table:table-cell table:style-name="ce1540" office:value-type="string" calcext:value-type="string">
            <text:p>(eigenes Rekonstrukt)</text:p>
          </table:table-cell>
          <table:table-cell table:style-name="ce1196"/>
          <table:table-cell table:style-name="ce1564" office:value-type="string" calcext:value-type="string">
            <text:p>*raikiđ<text:span text:style-name="T321">[a- </text:span><text:span text:style-name="T322">ded]ē  &gt; </text:span>*raikidē &gt; wgerm. *raik<text:span text:style-name="T71">ʲ</text:span>k<text:span text:style-name="T71">ʲ</text:span>idē &gt; *raihtē</text:p>
          </table:table-cell>
          <table:table-cell table:style-name="ce1564" office:value-type="string" calcext:value-type="string">
            <text:p>*đ &gt; wgerm. *t</text:p>
          </table:table-cell>
          <table:table-cell table:style-name="ce1542" office:value-type="string" calcext:value-type="string">
            <text:p>eigene Rekonstrukte</text:p>
          </table:table-cell>
          <table:table-cell table:style-name="ce1612"/>
          <table:table-cell table:style-name="ce1635"/>
          <table:table-cell table:style-name="ce1279" table:number-columns-repeated="2"/>
          <table:table-cell table:style-name="ce1317" table:number-columns-repeated="2"/>
          <table:table-cell table:style-name="ce1285"/>
          <table:table-cell table:style-name="ce1279" table:number-columns-repeated="2"/>
          <table:table-cell table:style-name="ce1317" table:number-columns-repeated="2"/>
          <table:table-cell table:style-name="ce1339"/>
          <table:table-cell table:style-name="ce1162"/>
          <table:table-cell table:style-name="ce1279"/>
          <table:table-cell table:style-name="ce1317" table:number-columns-repeated="2"/>
          <table:table-cell table:style-name="ce1127"/>
          <table:table-cell table:style-name="ce1279"/>
          <table:table-cell table:style-name="ce336"/>
          <table:table-cell table:style-name="ce1317" table:number-columns-repeated="2"/>
          <table:table-cell table:style-name="ce1374"/>
          <table:table-cell table:style-name="ce1279"/>
          <table:table-cell table:style-name="ce336"/>
          <table:table-cell table:style-name="ce1317" table:number-columns-repeated="2"/>
          <table:table-cell table:number-columns-repeated="3"/>
          <table:table-cell table:style-name="ce1695"/>
          <table:table-cell table:style-name="ce1317"/>
          <table:table-cell table:style-name="ce1285" office:value-type="string" calcext:value-type="string">
            <text:p>rāhte, rǣhte</text:p>
          </table:table-cell>
          <table:table-cell table:style-name="ce1329" office:value-type="string" calcext:value-type="string">
            <text:p>t</text:p>
          </table:table-cell>
          <table:table-cell table:style-name="ce336" office:value-type="string" calcext:value-type="string">
            <text:p>(Campbell, 1997: 330)</text:p>
          </table:table-cell>
          <table:table-cell table:style-name="ce1337" office:value-type="string" calcext:value-type="string">
            <text:p>Ja</text:p>
            <text:p/>
          </table:table-cell>
          <table:table-cell table:style-name="ce1337" office:value-type="string" calcext:value-type="string">
            <text:p>Ja</text:p>
            <text:p/>
          </table:table-cell>
          <table:table-cell table:style-name="ce1285" office:value-type="string" calcext:value-type="string">
            <text:p><text:span text:style-name="T52">3. Sg. Konj</text:span>. ir-reihti</text:p>
          </table:table-cell>
          <table:table-cell table:style-name="ce1279" office:value-type="string" calcext:value-type="string">
            <text:p>t</text:p>
          </table:table-cell>
          <table:table-cell table:style-name="ce336" office:value-type="string" calcext:value-type="string">
            <text:p>(Raven, 1963: 149)</text:p>
          </table:table-cell>
          <table:table-cell table:style-name="ce1337" office:value-type="string" calcext:value-type="string">
            <text:p>Ja</text:p>
            <text:p/>
          </table:table-cell>
          <table:table-cell table:style-name="ce1337" office:value-type="string" calcext:value-type="string">
            <text:p>Ja</text:p>
            <text:p/>
          </table:table-cell>
          <table:table-cell table:style-name="ce1285"/>
          <table:table-cell table:style-name="ce1279"/>
          <table:table-cell table:style-name="ce336"/>
          <table:table-cell table:style-name="ce1317" table:number-columns-repeated="3"/>
          <table:table-cell table:style-name="ce1279" table:number-columns-repeated="5"/>
        </table:table-row>
        <table:table-row table:style-name="ro13">
          <table:covered-table-cell table:style-name="ce1070"/>
          <table:table-cell table:style-name="ce326" office:value-type="string" calcext:value-type="string">
            <text:p>Partizip Präteritum</text:p>
          </table:table-cell>
          <table:table-cell table:style-name="ce326" office:value-type="string" calcext:value-type="string">
            <text:p>'erreicht'</text:p>
          </table:table-cell>
          <table:covered-table-cell table:style-name="ce335"/>
          <table:table-cell table:style-name="ce1196"/>
          <table:table-cell table:style-name="ce1512" office:value-type="string" calcext:value-type="string">
            <text:p>*raikiđaz</text:p>
          </table:table-cell>
          <table:table-cell table:style-name="ce1529" office:value-type="string" calcext:value-type="string">
            <text:p><text:span text:style-name="T282">*</text:span><text:span text:style-name="T283">đ</text:span></text:p>
          </table:table-cell>
          <table:table-cell table:style-name="ce1539" office:value-type="string" calcext:value-type="string">
            <text:p>(eigenes Rekonstrukt)</text:p>
          </table:table-cell>
          <table:table-cell table:style-name="ce1196"/>
          <table:table-cell table:style-name="ce1132" office:value-type="string" calcext:value-type="string">
            <text:p>*raikiđaz &gt; wgerm. *raik<text:span text:style-name="T71">ʲ</text:span>k<text:span text:style-name="T71">ʲ</text:span>id &gt; *raiht</text:p>
          </table:table-cell>
          <table:table-cell table:style-name="ce1132" office:value-type="string" calcext:value-type="string">
            <text:p>*đ &gt; wgerm. *t</text:p>
          </table:table-cell>
          <table:table-cell table:style-name="ce1542" office:value-type="string" calcext:value-type="string">
            <text:p>eigene Rekonstrukte</text:p>
          </table:table-cell>
          <table:table-cell table:style-name="ce1612"/>
          <table:table-cell table:style-name="ce1639"/>
          <table:table-cell table:style-name="ce326"/>
          <table:table-cell table:style-name="ce335"/>
          <table:table-cell table:style-name="ce1118" table:number-columns-repeated="2"/>
          <table:table-cell table:style-name="ce1291"/>
          <table:table-cell table:style-name="ce326"/>
          <table:table-cell table:style-name="ce335"/>
          <table:table-cell table:style-name="ce1118" table:number-columns-repeated="2"/>
          <table:table-cell table:style-name="ce1341"/>
          <table:table-cell table:style-name="ce326"/>
          <table:table-cell table:style-name="ce335"/>
          <table:table-cell table:style-name="ce1118" table:number-columns-repeated="2"/>
          <table:table-cell table:style-name="ce1291"/>
          <table:table-cell table:style-name="ce326"/>
          <table:table-cell table:style-name="ce335"/>
          <table:table-cell table:style-name="ce1118" table:number-columns-repeated="2"/>
          <table:table-cell table:style-name="ce1291"/>
          <table:table-cell table:style-name="ce326" table:number-columns-repeated="2"/>
          <table:table-cell table:style-name="ce1118" table:number-columns-repeated="2"/>
          <table:table-cell table:style-name="ce1705"/>
          <table:table-cell table:style-name="ce1723" table:number-columns-repeated="2"/>
          <table:table-cell table:style-name="ce1739"/>
          <table:table-cell table:style-name="ce1118"/>
          <table:table-cell table:style-name="ce1745" office:value-type="string" calcext:value-type="string">
            <text:p>rāht, rǣht</text:p>
          </table:table-cell>
          <table:table-cell table:style-name="ce1331" office:value-type="string" calcext:value-type="string">
            <text:p>t</text:p>
          </table:table-cell>
          <table:table-cell table:style-name="ce335" office:value-type="string" calcext:value-type="string">
            <text:p>(Campbell, 1997: 330)</text:p>
          </table:table-cell>
          <table:table-cell table:style-name="ce1337" office:value-type="string" calcext:value-type="string">
            <text:p>Ja</text:p>
            <text:p/>
          </table:table-cell>
          <table:table-cell table:style-name="ce1337" office:value-type="string" calcext:value-type="string">
            <text:p>Ja</text:p>
            <text:p/>
          </table:table-cell>
          <table:table-cell table:style-name="ce1291"/>
          <table:table-cell table:style-name="ce326"/>
          <table:table-cell table:style-name="ce335"/>
          <table:table-cell table:style-name="ce1118" table:number-columns-repeated="2"/>
          <table:table-cell table:style-name="ce1291"/>
          <table:table-cell table:style-name="ce326"/>
          <table:table-cell table:style-name="ce335"/>
          <table:table-cell table:style-name="ce1118" table:number-columns-repeated="2"/>
          <table:table-cell table:style-name="ce1341"/>
          <table:table-cell table:style-name="ce326" table:number-columns-repeated="5"/>
        </table:table-row>
        <table:table-row table:style-name="ro21">
          <table:table-cell table:style-name="ce310" office:value-type="float" office:value="29" calcext:value-type="float" table:number-columns-spanned="1" table:number-rows-spanned="9">
            <text:p>29</text:p>
          </table:table-cell>
          <table:table-cell office:value-type="string" calcext:value-type="string">
            <text:p>Infinitiv</text:p>
          </table:table-cell>
          <table:table-cell office:value-type="string" calcext:value-type="string">
            <text:p>'suchen'</text:p>
          </table:table-cell>
          <table:table-cell table:style-name="ce335" office:value-type="string" calcext:value-type="string" table:number-columns-spanned="1" table:number-rows-spanned="9">
            <text:p>I. Klasse</text:p>
          </table:table-cell>
          <table:table-cell table:style-name="ce1198" office:value-type="string" calcext:value-type="string">
            <text:p>Präsens *séh₂g(/ǵ?)-je- zur Wurzel *seh₂g(/ǵ?)- ‚einer Fährte nachgehen‘, sekundär (Rix, 2001: 520)</text:p>
          </table:table-cell>
          <table:table-cell table:style-name="ce1100" office:value-type="string" calcext:value-type="string">
            <text:p>- sekundäre Präsensstämme auf Tektal, *-je/o außergotisch ohne Bindevokal im Prät. </text:p>
          </table:table-cell>
          <table:table-cell table:style-name="ce1196"/>
          <table:table-cell table:style-name="ce1472" office:value-type="string" calcext:value-type="string">
            <text:p>(Lühr, 1984: 45)</text:p>
          </table:table-cell>
          <table:table-cell table:style-name="ce1198"/>
          <table:table-cell table:style-name="ce1126" office:value-type="string" calcext:value-type="string">
            <text:p>*sōkijaną</text:p>
          </table:table-cell>
          <table:table-cell table:style-name="ce1198"/>
          <table:table-cell table:style-name="ce1198" office:value-type="string" calcext:value-type="string">
            <text:p>(Ringe, 2006: 252)</text:p>
          </table:table-cell>
          <table:table-cell table:style-name="ce1491" office:value-type="string" calcext:value-type="string">
            <text:p>*séh₂g-je- (Kroonen, 2013: 464)</text:p>
          </table:table-cell>
          <table:table-cell table:style-name="ce1126" office:value-type="string" calcext:value-type="string">
            <text:p>*sōkjan</text:p>
          </table:table-cell>
          <table:table-cell table:style-name="ce1328"/>
          <table:table-cell table:style-name="ce1312" office:value-type="string" calcext:value-type="string">
            <text:p>(Kroonen, 2013: 464)</text:p>
          </table:table-cell>
          <table:table-cell table:number-columns-repeated="2"/>
          <table:table-cell table:style-name="ce1126" office:value-type="string" calcext:value-type="string">
            <text:p>sōkjan</text:p>
          </table:table-cell>
          <table:table-cell table:style-name="ce1328"/>
          <table:table-cell table:style-name="ce1312" office:value-type="string" calcext:value-type="string">
            <text:p>(Köbler, 1989: 493)</text:p>
          </table:table-cell>
          <table:table-cell table:number-columns-repeated="2"/>
          <table:table-cell table:style-name="ce1340"/>
          <table:table-cell table:style-name="ce1328"/>
          <table:table-cell table:style-name="ce1312"/>
          <table:table-cell table:number-columns-repeated="2"/>
          <table:table-cell table:style-name="ce1127" office:value-type="string" calcext:value-type="string">
            <text:p>sékia</text:p>
          </table:table-cell>
          <table:table-cell table:style-name="ce1279"/>
          <table:table-cell table:style-name="ce336" office:value-type="string" calcext:value-type="string">
            <text:p>(Noreen, 1970: 348)</text:p>
          </table:table-cell>
          <table:table-cell table:number-columns-repeated="2"/>
          <table:table-cell table:style-name="ce1317"/>
          <table:table-cell table:style-name="ce1279" table:number-columns-repeated="2"/>
          <table:table-cell table:number-columns-repeated="2"/>
          <table:table-cell office:value-type="string" calcext:value-type="string">
            <text:p>sȳkia (agutn.)</text:p>
          </table:table-cell>
          <table:table-cell/>
          <table:table-cell office:value-type="string" calcext:value-type="string">
            <text:p>(Noreen, 1904: 460)</text:p>
          </table:table-cell>
          <table:table-cell table:number-columns-repeated="2"/>
          <table:table-cell table:style-name="ce1127" office:value-type="string" calcext:value-type="string">
            <text:p>s<text:span text:style-name="T138">ēċ</text:span><text:span text:style-name="T169">an</text:span></text:p>
          </table:table-cell>
          <table:table-cell table:style-name="ce1279"/>
          <table:table-cell table:style-name="ce336" office:value-type="string" calcext:value-type="string">
            <text:p>(Campbell, 1997: 330)</text:p>
          </table:table-cell>
          <table:table-cell table:number-columns-repeated="2"/>
          <table:table-cell table:style-name="ce1375" table:number-columns-repeated="3"/>
          <table:table-cell table:number-columns-repeated="2"/>
          <table:table-cell table:style-name="ce1375" table:number-columns-repeated="3"/>
          <table:table-cell table:number-columns-repeated="2"/>
          <table:table-cell table:style-name="ce1317"/>
          <table:table-cell table:style-name="ce1279" table:number-columns-repeated="5"/>
        </table:table-row>
        <table:table-row table:style-name="ro11">
          <table:covered-table-cell table:style-name="ce1070"/>
          <table:table-cell table:number-columns-repeated="2"/>
          <table:covered-table-cell table:style-name="ce335"/>
          <table:table-cell table:style-name="ce1115"/>
          <table:table-cell table:style-name="ce1196"/>
          <table:table-cell table:style-name="ce1115"/>
          <table:table-cell table:style-name="ce1208"/>
          <table:table-cell table:style-name="ce1115" office:value-type="string" calcext:value-type="string">
            <text:p>*seh₂gieti ‚er/sie gibt ein Zeichen‘ &gt; urgerm. *sōkiþi ‚er/sie sucht‘ → neues Partizip *sōhtaz</text:p>
          </table:table-cell>
          <table:table-cell table:style-name="ce1115" table:number-columns-repeated="3"/>
          <table:table-cell table:style-name="ce1270" office:value-type="string" calcext:value-type="string">
            <text:p>Präsens *séh₂g(/ǵ?)-je- zur Wurzel *seh₂g(/ǵ?)- ‚einer Fährte nachgehen‘, sekundär (Rix, 2001: 520)</text:p>
          </table:table-cell>
          <table:table-cell/>
          <table:table-cell table:style-name="ce1162"/>
          <table:table-cell table:number-columns-repeated="4"/>
          <table:table-cell table:style-name="ce1162"/>
          <table:table-cell table:number-columns-repeated="3"/>
          <table:table-cell table:style-name="ce1339"/>
          <table:table-cell table:style-name="ce1162"/>
          <table:table-cell table:number-columns-repeated="3"/>
          <table:table-cell table:style-name="ce1127" office:value-type="string" calcext:value-type="string">
            <text:p>sœkja</text:p>
          </table:table-cell>
          <table:table-cell table:style-name="ce1279"/>
          <table:table-cell table:style-name="ce336" office:value-type="string" calcext:value-type="string">
            <text:p>(Kroonen, 2013: 464)</text:p>
          </table:table-cell>
          <table:table-cell table:number-columns-repeated="2"/>
          <table:table-cell table:style-name="ce1317" office:value-type="string" calcext:value-type="string">
            <text:p>sǿkja</text:p>
          </table:table-cell>
          <table:table-cell table:style-name="ce1279"/>
          <table:table-cell table:style-name="ce1279" office:value-type="string" calcext:value-type="string">
            <text:p>(Holthausen, 1974: 306)</text:p>
          </table:table-cell>
          <table:table-cell table:number-columns-repeated="2"/>
          <table:table-cell office:value-type="string" calcext:value-type="string">
            <text:p>søkia</text:p>
          </table:table-cell>
          <table:table-cell/>
          <table:table-cell office:value-type="string" calcext:value-type="string">
            <text:p>(Noreen, 1904: 460)</text:p>
          </table:table-cell>
          <table:table-cell table:number-columns-repeated="2"/>
          <table:table-cell table:style-name="ce1127" office:value-type="string" calcext:value-type="string">
            <text:p>sœćan</text:p>
          </table:table-cell>
          <table:table-cell table:style-name="ce1279"/>
          <table:table-cell table:style-name="ce336" office:value-type="string" calcext:value-type="string">
            <text:p>(Holthausen, 1974: 306)</text:p>
          </table:table-cell>
          <table:table-cell table:number-columns-repeated="2"/>
          <table:table-cell table:style-name="ce1127" office:value-type="string" calcext:value-type="string">
            <text:p>suochen</text:p>
          </table:table-cell>
          <table:table-cell table:style-name="ce1279"/>
          <table:table-cell table:style-name="ce336" office:value-type="string" calcext:value-type="string">
            <text:p>(Sonderegger, 2003: 324)</text:p>
          </table:table-cell>
          <table:table-cell table:number-columns-repeated="2"/>
          <table:table-cell table:style-name="ce1127" office:value-type="string" calcext:value-type="string">
            <text:p>asōkian</text:p>
          </table:table-cell>
          <table:table-cell table:style-name="ce1279"/>
          <table:table-cell table:style-name="ce336" office:value-type="string" calcext:value-type="string">
            <text:p>(Tiefenbach, 2010: 358)</text:p>
          </table:table-cell>
          <table:table-cell table:number-columns-repeated="2"/>
          <table:table-cell table:style-name="ce1317"/>
          <table:table-cell table:style-name="ce1279" table:number-columns-repeated="5"/>
        </table:table-row>
        <table:table-row table:style-name="ro13">
          <table:covered-table-cell table:style-name="ce1070"/>
          <table:table-cell office:value-type="string" calcext:value-type="string">
            <text:p>1.Sg.Ind.Präs. Akt. <text:s/></text:p>
          </table:table-cell>
          <table:table-cell table:style-name="ce1279"/>
          <table:covered-table-cell table:style-name="ce335"/>
          <table:table-cell table:style-name="ce1196" table:number-columns-repeated="3"/>
          <table:table-cell table:style-name="ce1208"/>
          <table:table-cell table:style-name="ce1196" table:number-columns-repeated="4"/>
          <table:table-cell table:style-name="ce1612" office:value-type="string" calcext:value-type="string">
            <text:p>(Lühr, 1984: 45) Beispiel für sekundären Präsensstamm auf Tektal mit *je-/o- ohne Bindevokal im Prät., außer got.</text:p>
          </table:table-cell>
          <table:table-cell table:style-name="ce1632"/>
          <table:table-cell table:style-name="ce1279" table:number-columns-repeated="2"/>
          <table:table-cell table:number-columns-repeated="2"/>
          <table:table-cell table:style-name="ce1632"/>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office:value-type="string" calcext:value-type="string">
            <text:p>sǿke</text:p>
          </table:table-cell>
          <table:table-cell table:style-name="ce1279"/>
          <table:table-cell table:style-name="ce336" office:value-type="string" calcext:value-type="string">
            <text:p>(Noreen, 1970: 348)</text:p>
          </table:table-cell>
          <table:table-cell table:number-columns-repeated="2"/>
          <table:table-cell table:style-name="ce1127" office:value-type="string" calcext:value-type="string">
            <text:p>sǿke</text:p>
          </table:table-cell>
          <table:table-cell table:style-name="ce1279"/>
          <table:table-cell table:style-name="ce336" office:value-type="string" calcext:value-type="string">
            <text:p>(Noreen, 1970: 348)</text:p>
          </table:table-cell>
          <table:table-cell table:number-columns-repeated="7"/>
          <table:table-cell table:style-name="ce1493"/>
          <table:table-cell table:style-name="ce1375" table:number-columns-repeated="2"/>
          <table:table-cell table:number-columns-repeated="2"/>
          <table:table-cell table:style-name="ce1689"/>
          <table:table-cell table:style-name="ce1279"/>
          <table:table-cell table:style-name="ce336"/>
          <table:table-cell table:number-columns-repeated="2"/>
          <table:table-cell table:style-name="ce1771"/>
          <table:table-cell table:style-name="ce1279"/>
          <table:table-cell table:style-name="ce336"/>
          <table:table-cell table:number-columns-repeated="2"/>
          <table:table-cell table:style-name="ce1317"/>
          <table:table-cell table:style-name="ce1279" table:number-columns-repeated="5"/>
        </table:table-row>
        <table:table-row table:style-name="ro1">
          <table:covered-table-cell table:style-name="ce1070"/>
          <table:table-cell office:value-type="string" calcext:value-type="string">
            <text:p>1.Pl.Ind.Präs. Akt.</text:p>
          </table:table-cell>
          <table:table-cell table:style-name="ce1279"/>
          <table:covered-table-cell table:style-name="ce335"/>
          <table:table-cell table:style-name="ce1196"/>
          <table:table-cell table:style-name="ce1115"/>
          <table:table-cell table:style-name="ce1196"/>
          <table:table-cell table:style-name="ce1208"/>
          <table:table-cell table:style-name="ce1196" table:number-columns-repeated="4"/>
          <table:table-cell table:style-name="ce1612" office:value-type="string" calcext:value-type="string">
            <text:p>3. Sg. *seh₂gieti ‚(s)he‘s giving a sign‘ (Ringe, 2006: 164)</text:p>
          </table:table-cell>
          <table:table-cell table:style-name="ce1632"/>
          <table:table-cell table:style-name="ce1279" table:number-columns-repeated="2"/>
          <table:table-cell table:number-columns-repeated="2"/>
          <table:table-cell table:style-name="ce1317"/>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33">
          <table:covered-table-cell table:style-name="ce1070"/>
          <table:table-cell table:style-name="ce322" office:value-type="string" calcext:value-type="string" table:number-columns-spanned="1" table:number-rows-spanned="2">
            <text:p>1.Sg.Ind.Prät. Akt.</text:p>
          </table:table-cell>
          <table:table-cell table:style-name="ce322" office:value-type="string" calcext:value-type="string" table:number-columns-spanned="1" table:number-rows-spanned="3">
            <text:p>'ich suchte'</text:p>
          </table:table-cell>
          <table:covered-table-cell table:style-name="ce335"/>
          <table:table-cell table:style-name="ce1115"/>
          <table:table-cell table:style-name="ce1511" office:value-type="string" calcext:value-type="string">
            <text:p><text:span text:style-name="T53">*sōki-</text:span><text:span text:style-name="T212">đ</text:span><text:span text:style-name="T267">-ōᵐ &gt; *sōkiđōᵐ</text:span></text:p>
          </table:table-cell>
          <table:table-cell table:style-name="ce1533" office:value-type="string" calcext:value-type="string">
            <text:p>*đ</text:p>
          </table:table-cell>
          <table:table-cell table:style-name="ce1540" office:value-type="string" calcext:value-type="string">
            <text:p>(eigenes Rekonstrukt)</text:p>
          </table:table-cell>
          <table:table-cell table:style-name="ce1115"/>
          <table:table-cell table:style-name="ce1570" office:value-type="string" calcext:value-type="string">
            <text:p>*sōht[a- <text:span text:style-name="T91">ded]ē  &gt;</text:span> *sōhtē</text:p>
          </table:table-cell>
          <table:table-cell table:style-name="ce1579" office:value-type="string" calcext:value-type="string">
            <text:p>*t</text:p>
          </table:table-cell>
          <table:table-cell table:style-name="ce1591" office:value-type="string" calcext:value-type="string">
            <text:p>(Ringe, 2006: 252)</text:p>
          </table:table-cell>
          <table:table-cell table:style-name="ce1270" office:value-type="string" calcext:value-type="string">
            <text:p>deverbal</text:p>
          </table:table-cell>
          <table:table-cell table:style-name="ce1574" table:number-columns-repeated="3"/>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285" office:value-type="string" calcext:value-type="string">
            <text:p>sótta</text:p>
          </table:table-cell>
          <table:table-cell table:style-name="ce1329" office:value-type="string" calcext:value-type="string">
            <text:p>tt</text:p>
          </table:table-cell>
          <table:table-cell table:style-name="ce336" office:value-type="string" calcext:value-type="string">
            <text:p>(Noreen, 1970: 348)</text:p>
          </table:table-cell>
          <table:table-cell table:style-name="ce1175" office:value-type="string" calcext:value-type="string">
            <text:p>ja <text:span text:style-name="T375">(Noreen, 1970: 195) nordgerm. Assimilation -ht- &gt; -tt-</text:span></text:p>
          </table:table-cell>
          <table:table-cell table:style-name="ce1175" office:value-type="string" calcext:value-type="string">
            <text:p>ja <text:span text:style-name="T375">(Noreen, 1970: 195) nordgerm. Assimilation -ht- &gt; -tt-</text:span></text:p>
          </table:table-cell>
          <table:table-cell table:style-name="ce1285" office:value-type="string" calcext:value-type="string">
            <text:p>sótta</text:p>
          </table:table-cell>
          <table:table-cell table:style-name="ce1329" office:value-type="string" calcext:value-type="string">
            <text:p>tt</text:p>
          </table:table-cell>
          <table:table-cell table:style-name="ce336" office:value-type="string" calcext:value-type="string">
            <text:p>(Noreen, 1970: 348)</text:p>
          </table:table-cell>
          <table:table-cell table:style-name="ce1175" office:value-type="string" calcext:value-type="string">
            <text:p>ja <text:span text:style-name="T375">(Noreen, 1970: 195) nordgerm. Assimilation -ht- &gt; -tt-</text:span></text:p>
          </table:table-cell>
          <table:table-cell table:style-name="ce1175" office:value-type="string" calcext:value-type="string">
            <text:p>ja <text:span text:style-name="T375">(Noreen, 1970: 195) nordgerm. Assimilation -ht- &gt; -tt-</text:span></text:p>
          </table:table-cell>
          <table:table-cell table:style-name="ce1710" office:value-type="string" calcext:value-type="string">
            <text:p><text:span text:style-name="T389">s</text:span><text:span text:style-name="T390">ōtte</text:span></text:p>
          </table:table-cell>
          <table:table-cell table:style-name="ce1396" office:value-type="string" calcext:value-type="string">
            <text:p>t</text:p>
          </table:table-cell>
          <table:table-cell office:value-type="string" calcext:value-type="string">
            <text:p>(Noreen, 1904: 460)</text:p>
          </table:table-cell>
          <table:table-cell/>
          <table:table-cell table:style-name="ce1175" office:value-type="string" calcext:value-type="string">
            <text:p>ja <text:span text:style-name="T375">(Noreen, 1970: 195) nordgerm. Assimilation -ht- &gt; -tt-</text:span></text:p>
          </table:table-cell>
          <table:table-cell table:style-name="ce1285" office:value-type="string" calcext:value-type="string">
            <text:p><text:span text:style-name="T384">s</text:span><text:span text:style-name="T394">ōhte</text:span></text:p>
          </table:table-cell>
          <table:table-cell table:style-name="ce1329" office:value-type="string" calcext:value-type="string">
            <text:p>t</text:p>
          </table:table-cell>
          <table:table-cell table:style-name="ce336" office:value-type="string" calcext:value-type="string">
            <text:p>(Campbell, 1997: 330)</text:p>
          </table:table-cell>
          <table:table-cell table:number-columns-repeated="2" table:style-name="ce1175" office:value-type="string" calcext:value-type="string">
            <text:p>ja </text:p>
          </table:table-cell>
          <table:table-cell table:style-name="ce1285" office:value-type="string" calcext:value-type="string">
            <text:p>suohta</text:p>
          </table:table-cell>
          <table:table-cell table:style-name="ce1329" office:value-type="string" calcext:value-type="string">
            <text:p>t</text:p>
          </table:table-cell>
          <table:table-cell table:style-name="ce336" office:value-type="string" calcext:value-type="string">
            <text:p>(Sonderegger, 2003: 324)</text:p>
          </table:table-cell>
          <table:table-cell table:number-columns-repeated="2" table:style-name="ce1175" office:value-type="string" calcext:value-type="string">
            <text:p>ja </text:p>
          </table:table-cell>
          <table:table-cell table:style-name="ce1285" office:value-type="string" calcext:value-type="string">
            <text:p>sohta</text:p>
          </table:table-cell>
          <table:table-cell table:style-name="ce1329" office:value-type="string" calcext:value-type="string">
            <text:p>t</text:p>
          </table:table-cell>
          <table:table-cell table:style-name="ce336" office:value-type="string" calcext:value-type="string">
            <text:p>(Gallée, 1993: 263)</text:p>
          </table:table-cell>
          <table:table-cell table:number-columns-repeated="2" table:style-name="ce1175" office:value-type="string" calcext:value-type="string">
            <text:p>ja </text:p>
          </table:table-cell>
          <table:table-cell table:style-name="ce1317"/>
          <table:table-cell table:style-name="ce1279" table:number-columns-repeated="5"/>
        </table:table-row>
        <table:table-row table:style-name="ro60">
          <table:covered-table-cell table:style-name="ce1070"/>
          <table:covered-table-cell table:style-name="ce323"/>
          <table:covered-table-cell table:style-name="ce322" office:value-type="string" calcext:value-type="string">
            <text:p>'ich suchte'</text:p>
          </table:covered-table-cell>
          <table:covered-table-cell table:style-name="ce335"/>
          <table:table-cell table:style-name="ce1196" table:number-columns-repeated="3"/>
          <table:table-cell table:style-name="ce1208"/>
          <table:table-cell table:style-name="ce1196" table:number-columns-repeated="4"/>
          <table:table-cell table:style-name="ce1612"/>
          <table:table-cell table:style-name="ce1635"/>
          <table:table-cell table:style-name="ce1279" table:number-columns-repeated="2"/>
          <table:table-cell table:number-columns-repeated="2"/>
          <table:table-cell table:style-name="ce1285" office:value-type="string" calcext:value-type="string">
            <text:p>sokida</text:p>
          </table:table-cell>
          <table:table-cell table:style-name="ce1329" office:value-type="string" calcext:value-type="string">
            <text:p>d</text:p>
          </table:table-cell>
          <table:table-cell office:value-type="string" calcext:value-type="string">
            <text:p>(Köbler, 1989: 493)</text:p>
          </table:table-cell>
          <table:table-cell table:style-name="ce1175" office:value-type="string" calcext:value-type="string">
            <text:p>ja</text:p>
          </table:table-cell>
          <table:table-cell table:style-name="ce1406" office:value-type="string" calcext:value-type="string">
            <text:p>Regelmäßige Formen (Braune, Heidermanns, 2004: 159) Offenbar Neubildung (Bethge, 1900: 366) <text:span text:style-name="T49">Stammauslaut</text:span> (Plosiv, Bindevokal), <text:span text:style-name="T49">Dentalsuffix</text:span></text:p>
          </table:table-cell>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7"/>
          <table:table-cell table:style-name="ce1285"/>
          <table:table-cell table:style-name="ce1329"/>
          <table:table-cell table:style-name="ce336"/>
          <table:table-cell table:number-columns-repeated="2"/>
          <table:table-cell table:style-name="ce1285"/>
          <table:table-cell table:style-name="ce1279"/>
          <table:table-cell table:style-name="ce336"/>
          <table:table-cell table:number-columns-repeated="2"/>
          <table:table-cell table:style-name="ce1285"/>
          <table:table-cell table:style-name="ce1329"/>
          <table:table-cell table:style-name="ce336"/>
          <table:table-cell table:number-columns-repeated="2"/>
          <table:table-cell table:style-name="ce1317"/>
          <table:table-cell table:style-name="ce1279" table:number-columns-repeated="5"/>
        </table:table-row>
        <table:table-row table:style-name="ro11">
          <table:covered-table-cell table:style-name="ce1070"/>
          <table:table-cell table:style-name="ce1279"/>
          <table:covered-table-cell table:style-name="ce322" office:value-type="string" calcext:value-type="string">
            <text:p>'ich suchte'</text:p>
          </table:covered-table-cell>
          <table:covered-table-cell table:style-name="ce335"/>
          <table:table-cell table:style-name="ce1196" table:number-columns-repeated="3"/>
          <table:table-cell table:style-name="ce1208"/>
          <table:table-cell table:style-name="ce1196" table:number-columns-repeated="4"/>
          <table:table-cell table:style-name="ce1612"/>
          <table:table-cell table:style-name="ce1635"/>
          <table:table-cell table:style-name="ce1279" table:number-columns-repeated="2"/>
          <table:table-cell table:number-columns-repeated="2"/>
          <table:table-cell table:style-name="ce1285"/>
          <table:table-cell table:style-name="ce1329"/>
          <table:table-cell table:style-name="ce1279"/>
          <table:table-cell table:number-columns-repeated="2"/>
          <table:table-cell table:style-name="ce1339"/>
          <table:table-cell table:style-name="ce1162"/>
          <table:table-cell table:style-name="ce1279"/>
          <table:table-cell table:number-columns-repeated="2"/>
          <table:table-cell table:style-name="ce1285" office:value-type="string" calcext:value-type="string">
            <text:p><text:span text:style-name="T136">später </text:span><text:span text:style-name="T369">sǿkta</text:span></text:p>
          </table:table-cell>
          <table:table-cell table:style-name="ce1329" office:value-type="string" calcext:value-type="string">
            <text:p>t</text:p>
          </table:table-cell>
          <table:table-cell table:style-name="ce336" office:value-type="string" calcext:value-type="string">
            <text:p>(Noreen, 1970: 348)</text:p>
          </table:table-cell>
          <table:table-cell table:number-columns-repeated="2"/>
          <table:table-cell table:style-name="ce1285" office:value-type="string" calcext:value-type="string">
            <text:p><text:span text:style-name="T136">später </text:span><text:span text:style-name="T369">sǿkta</text:span></text:p>
          </table:table-cell>
          <table:table-cell table:style-name="ce1329" office:value-type="string" calcext:value-type="string">
            <text:p>t</text:p>
          </table:table-cell>
          <table:table-cell table:style-name="ce336" office:value-type="string" calcext:value-type="string">
            <text:p>(Noreen, 1970: 348)</text:p>
          </table:table-cell>
          <table:table-cell table:number-columns-repeated="2"/>
          <table:table-cell table:style-name="ce1701" office:value-type="string" calcext:value-type="string">
            <text:p>søkte, <text:span text:style-name="T52">(agutn.)</text:span> sȳkti</text:p>
          </table:table-cell>
          <table:table-cell table:style-name="ce1396" office:value-type="string" calcext:value-type="string">
            <text:p>t</text:p>
          </table:table-cell>
          <table:table-cell office:value-type="string" calcext:value-type="string">
            <text:p>(Noreen, 1904: 460)</text:p>
          </table:table-cell>
          <table:table-cell table:number-columns-repeated="2"/>
          <table:table-cell table:style-name="ce1285"/>
          <table:table-cell table:style-name="ce1329"/>
          <table:table-cell table:style-name="ce336"/>
          <table:table-cell table:number-columns-repeated="2"/>
          <table:table-cell table:style-name="ce1285" office:value-type="string" calcext:value-type="string">
            <text:p><text:span text:style-name="T52">fränk.</text:span> suohhita</text:p>
          </table:table-cell>
          <table:table-cell table:style-name="ce1659" office:value-type="string" calcext:value-type="string">
            <text:p>t</text:p>
          </table:table-cell>
          <table:table-cell table:style-name="ce336" office:value-type="string" calcext:value-type="string">
            <text:p>(Bethge, 1900: 366)</text:p>
          </table:table-cell>
          <table:table-cell table:style-name="ce1406" office:value-type="string" calcext:value-type="string">
            <text:p>Offenbar Neubildung (Bethge, 1900: 366) <text:span text:style-name="T49">Stammauslaut</text:span> (Bindevokal)</text:p>
          </table:table-cell>
          <table:table-cell table:style-name="ce1406" office:value-type="string" calcext:value-type="string">
            <text:p>Offenbar Neubildung (Bethge, 1900: 366) <text:span text:style-name="T49">Stammauslaut</text:span> (Bindevokal)</text:p>
          </table:table-cell>
          <table:table-cell table:style-name="ce1285"/>
          <table:table-cell table:style-name="ce1329"/>
          <table:table-cell table:style-name="ce336"/>
          <table:table-cell table:number-columns-repeated="2"/>
          <table:table-cell table:style-name="ce1317"/>
          <table:table-cell table:style-name="ce1279" table:number-columns-repeated="5"/>
        </table:table-row>
        <table:table-row table:style-name="ro33">
          <table:covered-table-cell table:style-name="ce1070"/>
          <table:table-cell table:style-name="ce1279"/>
          <table:table-cell table:style-name="ce1457" office:value-type="string" calcext:value-type="string" table:number-columns-spanned="1" table:number-rows-spanned="2">
            <text:p>'gesucht‘</text:p>
          </table:table-cell>
          <table:covered-table-cell table:style-name="ce335"/>
          <table:table-cell table:style-name="ce1481" office:value-type="string" calcext:value-type="string">
            <text:p>-durchgehend Wurzelbetonung im Präsens (Rix, 2001: 520), angenommen, e-Stufe bleibt im Part. Prät. erhalten: - idg. *séh₂g-i-tó-s &gt; urgerm. *sāk-i-ta-s (eigene Rekonstrukte) <text:span text:style-name="T49">Stammvokal</text:span></text:p>
          </table:table-cell>
          <table:table-cell table:style-name="ce1513" office:value-type="string" calcext:value-type="string">
            <text:p>*sōk<text:span text:style-name="T62">iđaz</text:span></text:p>
          </table:table-cell>
          <table:table-cell table:style-name="ce1132" office:value-type="string" calcext:value-type="string">
            <text:p>*đ </text:p>
          </table:table-cell>
          <table:table-cell table:style-name="ce1540" office:value-type="string" calcext:value-type="string">
            <text:p>(eigenes Rekonstrukt)</text:p>
          </table:table-cell>
          <table:table-cell table:style-name="ce1547" office:value-type="string" calcext:value-type="string">
            <text:p>-durchgehend Wurzelbetonung im Präsens (Rix, 2001: 520), angenommen, e-Stufe bleibt im Part. Prät. erhalten: - idg. *séh₂g-tó-s &gt; urgerm. *sāk-ta-s (eigene Rekonstrukte)</text:p>
          </table:table-cell>
          <table:table-cell table:style-name="ce1513" office:value-type="string" calcext:value-type="string">
            <text:p>*sōhtaz</text:p>
          </table:table-cell>
          <table:table-cell table:style-name="ce1327" office:value-type="string" calcext:value-type="string">
            <text:p>*t</text:p>
          </table:table-cell>
          <table:table-cell table:style-name="ce1591" office:value-type="string" calcext:value-type="string">
            <text:p>(Ringe, 2006: 252)</text:p>
          </table:table-cell>
          <table:table-cell table:style-name="ce1612"/>
          <table:table-cell table:style-name="ce1574" table:number-columns-repeated="3"/>
          <table:table-cell table:number-columns-repeated="2"/>
          <table:table-cell table:style-name="ce1285"/>
          <table:table-cell table:style-name="ce1329"/>
          <table:table-cell table:style-name="ce1279"/>
          <table:table-cell table:number-columns-repeated="2"/>
          <table:table-cell table:style-name="ce1339"/>
          <table:table-cell table:style-name="ce1162"/>
          <table:table-cell table:style-name="ce1279"/>
          <table:table-cell table:number-columns-repeated="2"/>
          <table:table-cell table:style-name="ce1289" office:value-type="string" calcext:value-type="string">
            <text:p>sóttr</text:p>
          </table:table-cell>
          <table:table-cell table:style-name="ce1332" office:value-type="string" calcext:value-type="string">
            <text:p>t</text:p>
          </table:table-cell>
          <table:table-cell table:style-name="ce336" office:value-type="string" calcext:value-type="string">
            <text:p>(Noreen, 1970: 348)</text:p>
          </table:table-cell>
          <table:table-cell table:style-name="ce1175" office:value-type="string" calcext:value-type="string">
            <text:p>ja <text:span text:style-name="T375">(Noreen, 1970: 195) nordgerm. Assimilation -ht- &gt; -tt-</text:span></text:p>
          </table:table-cell>
          <table:table-cell table:style-name="ce1175" office:value-type="string" calcext:value-type="string">
            <text:p>ja <text:span text:style-name="T375">(Noreen, 1970: 195) nordgerm. Assimilation -ht- &gt; -tt-</text:span></text:p>
          </table:table-cell>
          <table:table-cell table:style-name="ce1289" office:value-type="string" calcext:value-type="string">
            <text:p>sóttr</text:p>
          </table:table-cell>
          <table:table-cell table:style-name="ce1332" office:value-type="string" calcext:value-type="string">
            <text:p>t</text:p>
          </table:table-cell>
          <table:table-cell table:style-name="ce336" office:value-type="string" calcext:value-type="string">
            <text:p>(Noreen, 1970: 348)</text:p>
          </table:table-cell>
          <table:table-cell table:style-name="ce1175" office:value-type="string" calcext:value-type="string">
            <text:p>ja <text:span text:style-name="T375">(Noreen, 1970: 195) nordgerm. Assimilation -ht- &gt; -tt-</text:span></text:p>
          </table:table-cell>
          <table:table-cell table:style-name="ce1175" office:value-type="string" calcext:value-type="string">
            <text:p>ja <text:span text:style-name="T375">(Noreen, 1970: 195) nordgerm. Assimilation -ht- &gt; -tt-</text:span></text:p>
          </table:table-cell>
          <table:table-cell table:style-name="ce1711" office:value-type="string" calcext:value-type="string">
            <text:p><text:span text:style-name="T189">s</text:span><text:span text:style-name="T391">ōtter</text:span></text:p>
          </table:table-cell>
          <table:table-cell table:style-name="ce1720" office:value-type="string" calcext:value-type="string">
            <text:p>t</text:p>
          </table:table-cell>
          <table:table-cell office:value-type="string" calcext:value-type="string">
            <text:p>(Noreen, 1904: 460)</text:p>
          </table:table-cell>
          <table:table-cell/>
          <table:table-cell table:style-name="ce1175" office:value-type="string" calcext:value-type="string">
            <text:p>ja <text:span text:style-name="T375">(Noreen, 1970: 195) nordgerm. Assimilation -ht- &gt; -tt-</text:span></text:p>
          </table:table-cell>
          <table:table-cell table:style-name="ce1289" office:value-type="string" calcext:value-type="string">
            <text:p>s<text:span text:style-name="T77">ō</text:span><text:span text:style-name="T395">ht</text:span></text:p>
          </table:table-cell>
          <table:table-cell table:style-name="ce1332" office:value-type="string" calcext:value-type="string">
            <text:p>t</text:p>
          </table:table-cell>
          <table:table-cell table:style-name="ce336" office:value-type="string" calcext:value-type="string">
            <text:p>(Campbell, 1997: 330)</text:p>
          </table:table-cell>
          <table:table-cell table:number-columns-repeated="2" table:style-name="ce1175" office:value-type="string" calcext:value-type="string">
            <text:p>ja </text:p>
          </table:table-cell>
          <table:table-cell table:style-name="ce1285"/>
          <table:table-cell table:style-name="ce1659"/>
          <table:table-cell table:style-name="ce336"/>
          <table:table-cell table:number-columns-repeated="2"/>
          <table:table-cell table:style-name="ce1289" office:value-type="string" calcext:value-type="string">
            <text:p>gisôht</text:p>
          </table:table-cell>
          <table:table-cell table:style-name="ce1332" office:value-type="string" calcext:value-type="string">
            <text:p>t</text:p>
          </table:table-cell>
          <table:table-cell table:style-name="ce336" office:value-type="string" calcext:value-type="string">
            <text:p>(Gallée, 1993: 251)</text:p>
          </table:table-cell>
          <table:table-cell table:number-columns-repeated="2" table:style-name="ce1175" office:value-type="string" calcext:value-type="string">
            <text:p>ja </text:p>
          </table:table-cell>
          <table:table-cell table:style-name="ce1317"/>
          <table:table-cell table:style-name="ce1279" table:number-columns-repeated="5"/>
        </table:table-row>
        <table:table-row table:style-name="ro42">
          <table:covered-table-cell table:style-name="ce1070"/>
          <table:table-cell table:style-name="ce326" office:value-type="string" calcext:value-type="string">
            <text:p>Partizip Präteritum</text:p>
          </table:table-cell>
          <table:covered-table-cell table:style-name="ce326" office:value-type="string" calcext:value-type="string">
            <text:p>'gesucht'</text:p>
          </table:covered-table-cell>
          <table:covered-table-cell table:style-name="ce335"/>
          <table:table-cell table:style-name="ce1196"/>
          <table:table-cell table:style-name="ce1514" table:number-columns-repeated="2"/>
          <table:table-cell table:style-name="ce1541"/>
          <table:table-cell table:style-name="ce1196" table:number-columns-repeated="4"/>
          <table:table-cell table:style-name="ce1612"/>
          <table:table-cell table:style-name="ce1639"/>
          <table:table-cell table:style-name="ce326"/>
          <table:table-cell table:style-name="ce335"/>
          <table:table-cell table:style-name="ce1118" table:number-columns-repeated="2"/>
          <table:table-cell table:style-name="ce1200" office:value-type="string" calcext:value-type="string">
            <text:p>sokiþs </text:p>
          </table:table-cell>
          <table:table-cell table:style-name="ce1331" office:value-type="string" calcext:value-type="string">
            <text:p>þ</text:p>
          </table:table-cell>
          <table:table-cell table:style-name="ce335" office:value-type="string" calcext:value-type="string">
            <text:p>(Braune, Heidermanns, 2004: 159)</text:p>
          </table:table-cell>
          <table:table-cell table:style-name="ce1175" office:value-type="string" calcext:value-type="string">
            <text:p>ja</text:p>
          </table:table-cell>
          <table:table-cell table:style-name="ce1425" office:value-type="string" calcext:value-type="string">
            <text:p>regelmäßige Neubildung? Got.d im Auslaut/vor s&gt; þ (Braune, Heidermanns, 2004: 82) <text:span text:style-name="T49">Stammauslaut</text:span> (Plosiv, Bindevokal), <text:span text:style-name="T49">Dentalsuffix</text:span></text:p>
          </table:table-cell>
          <table:table-cell table:style-name="ce1341"/>
          <table:table-cell table:style-name="ce326"/>
          <table:table-cell table:style-name="ce335"/>
          <table:table-cell table:style-name="ce1118" table:number-columns-repeated="2"/>
          <table:table-cell table:style-name="ce1200"/>
          <table:table-cell table:style-name="ce1331"/>
          <table:table-cell table:style-name="ce335"/>
          <table:table-cell table:style-name="ce1118" table:number-columns-repeated="2"/>
          <table:table-cell table:style-name="ce1200"/>
          <table:table-cell table:style-name="ce1331"/>
          <table:table-cell table:style-name="ce335"/>
          <table:table-cell table:style-name="ce1118" table:number-columns-repeated="2"/>
          <table:table-cell table:style-name="ce1717" office:value-type="string" calcext:value-type="string">
            <text:p>søkter, <text:span text:style-name="T52">(agutn.) </text:span>sȳktr, sokter</text:p>
          </table:table-cell>
          <table:table-cell table:style-name="ce1717" office:value-type="string" calcext:value-type="string">
            <text:p>t</text:p>
          </table:table-cell>
          <table:table-cell table:style-name="ce1723" office:value-type="string" calcext:value-type="string">
            <text:p>(Noreen, 1904: 460)</text:p>
          </table:table-cell>
          <table:table-cell table:style-name="ce1739"/>
          <table:table-cell table:style-name="ce1118"/>
          <table:table-cell table:style-name="ce1200"/>
          <table:table-cell table:style-name="ce1331"/>
          <table:table-cell table:style-name="ce335"/>
          <table:table-cell table:style-name="ce1118" table:number-columns-repeated="2"/>
          <table:table-cell table:style-name="ce1200" office:value-type="string" calcext:value-type="string">
            <text:p>gisuochit</text:p>
          </table:table-cell>
          <table:table-cell table:style-name="ce1331" office:value-type="string" calcext:value-type="string">
            <text:p>t</text:p>
          </table:table-cell>
          <table:table-cell table:style-name="ce335" office:value-type="string" calcext:value-type="string">
            <text:p>(Sonderegger, 2003: 324)</text:p>
          </table:table-cell>
          <table:table-cell table:style-name="ce1406" office:value-type="string" calcext:value-type="string">
            <text:p>Offenbar Neubildung (Bethge, 1900: 366) <text:span text:style-name="T49">Stammauslaut</text:span> (Bindevokal)</text:p>
          </table:table-cell>
          <table:table-cell table:style-name="ce1406" office:value-type="string" calcext:value-type="string">
            <text:p>Offenbar Neubildung (Bethge, 1900: 366) <text:span text:style-name="T49">Stammauslaut</text:span> (Bindevokal)</text:p>
          </table:table-cell>
          <table:table-cell table:style-name="ce1200"/>
          <table:table-cell table:style-name="ce1331"/>
          <table:table-cell table:style-name="ce335"/>
          <table:table-cell table:style-name="ce1118" table:number-columns-repeated="2"/>
          <table:table-cell table:style-name="ce1341"/>
          <table:table-cell table:style-name="ce326" table:number-columns-repeated="5"/>
        </table:table-row>
        <table:table-row table:style-name="ro36">
          <table:table-cell table:style-name="ce310" office:value-type="float" office:value="30" calcext:value-type="float" table:number-columns-spanned="1" table:number-rows-spanned="5">
            <text:p>30</text:p>
          </table:table-cell>
          <table:table-cell office:value-type="string" calcext:value-type="string">
            <text:p>Infinitiv</text:p>
          </table:table-cell>
          <table:table-cell table:style-name="ce1455" office:value-type="string" calcext:value-type="string">
            <text:p>'ergreifen'</text:p>
          </table:table-cell>
          <table:table-cell table:style-name="ce335" office:value-type="string" calcext:value-type="string" table:number-columns-spanned="1" table:number-rows-spanned="5">
            <text:p>I. Klasse</text:p>
          </table:table-cell>
          <table:table-cell table:style-name="ce1482" office:value-type="string" calcext:value-type="string">
            <text:p>*sleh₂gu- ‚ergreifen‘, Präsens *slh₂g-jé- (primär, kein Ablaut im Präs.?) (Rix, 2001: 566)</text:p>
          </table:table-cell>
          <table:table-cell table:style-name="ce1196"/>
          <table:table-cell table:style-name="ce1198"/>
          <table:table-cell table:style-name="ce1182"/>
          <table:table-cell table:style-name="ce1198" office:value-type="string" calcext:value-type="string">
            <text:p>*(s)lh₂g-jé- (primär, kein Ablaut im Präs.?) (Rix, 2001: 566)</text:p>
          </table:table-cell>
          <table:table-cell table:style-name="ce1198" office:value-type="string" calcext:value-type="string">
            <text:p><text:s/>– wgerm. i-Synkope im Prät. Parallel zu *wakjaną (Ringe, 2014: 98)</text:p>
          </table:table-cell>
          <table:table-cell table:style-name="ce1568" office:value-type="string" calcext:value-type="string">
            <text:p>Zusatzannahme für alle Fälle *-k- * Synkope . Lexikalische Analogie (Ringe, Taylor, 2014: 98-99) – nicht überprüfbar <text:span text:style-name="T49">Stammauslaut, Stammvokal</text:span></text:p>
          </table:table-cell>
          <table:table-cell table:style-name="ce1198"/>
          <table:table-cell table:style-name="ce1491" office:value-type="string" calcext:value-type="string">
            <text:p>*lh₂g-je- (Kroonen, 2013: 325)</text:p>
          </table:table-cell>
          <table:table-cell table:style-name="ce1126" office:value-type="string" calcext:value-type="string">
            <text:p>*lakjan- </text:p>
          </table:table-cell>
          <table:table-cell table:style-name="ce1328"/>
          <table:table-cell table:style-name="ce1312" office:value-type="string" calcext:value-type="string">
            <text:p>(Kroonen, 2013: 325)</text:p>
          </table:table-cell>
          <table:table-cell table:number-columns-repeated="2"/>
          <table:table-cell table:style-name="ce1126" office:value-type="string" calcext:value-type="string">
            <text:p>fehlt?</text:p>
          </table:table-cell>
          <table:table-cell table:style-name="ce1328"/>
          <table:table-cell table:style-name="ce1312" office:value-type="string" calcext:value-type="string">
            <text:p>(Kroonen, 2013: 325)</text:p>
          </table:table-cell>
          <table:table-cell table:number-columns-repeated="2"/>
          <table:table-cell table:style-name="ce1375" table:number-columns-repeated="3"/>
          <table:table-cell table:number-columns-repeated="2"/>
          <table:table-cell table:style-name="ce1126" office:value-type="string" calcext:value-type="string">
            <text:p>fehlt?</text:p>
          </table:table-cell>
          <table:table-cell table:style-name="ce1328"/>
          <table:table-cell table:style-name="ce1312" office:value-type="string" calcext:value-type="string">
            <text:p>(Kroonen, 2013: 325)</text:p>
          </table:table-cell>
          <table:table-cell table:number-columns-repeated="2"/>
          <table:table-cell table:style-name="ce1317"/>
          <table:table-cell table:style-name="ce1279" table:number-columns-repeated="2"/>
          <table:table-cell table:number-columns-repeated="7"/>
          <table:table-cell table:style-name="ce1746" office:value-type="string" calcext:value-type="string">
            <text:p><text:span text:style-name="T131">læċċan</text:span> </text:p>
          </table:table-cell>
          <table:table-cell table:style-name="ce1279"/>
          <table:table-cell table:style-name="ce336" office:value-type="string" calcext:value-type="string">
            <text:p>(Campbell, 1997: 330)</text:p>
          </table:table-cell>
          <table:table-cell table:number-columns-repeated="2"/>
          <table:table-cell table:style-name="ce1126" office:value-type="string" calcext:value-type="string">
            <text:p>fehlt?</text:p>
          </table:table-cell>
          <table:table-cell table:style-name="ce1328"/>
          <table:table-cell table:style-name="ce1312" office:value-type="string" calcext:value-type="string">
            <text:p>(Kroonen, 2013: 325)</text:p>
          </table:table-cell>
          <table:table-cell table:number-columns-repeated="2"/>
          <table:table-cell table:style-name="ce1126" office:value-type="string" calcext:value-type="string">
            <text:p>fehlt?</text:p>
          </table:table-cell>
          <table:table-cell table:style-name="ce1328"/>
          <table:table-cell table:style-name="ce1312" office:value-type="string" calcext:value-type="string">
            <text:p>(Kroonen, 2013: 325)</text:p>
          </table:table-cell>
          <table:table-cell table:number-columns-repeated="2"/>
          <table:table-cell table:style-name="ce1317"/>
          <table:table-cell table:style-name="ce1279" table:number-columns-repeated="5"/>
        </table:table-row>
        <table:table-row table:style-name="ro13">
          <table:covered-table-cell table:style-name="ce1070"/>
          <table:table-cell office:value-type="string" calcext:value-type="string">
            <text:p>1.Sg.Ind.Präs. Akt. <text:s/></text:p>
          </table:table-cell>
          <table:table-cell table:style-name="ce1279"/>
          <table:covered-table-cell table:style-name="ce335"/>
          <table:table-cell table:style-name="ce1196" table:number-columns-repeated="8"/>
          <table:table-cell table:style-name="ce1612" office:value-type="string" calcext:value-type="string">
            <text:p>*sleh₂gu- ‚ergreifen‘, Präsens *slh₂g-jé- (primär, kein Ablaut im Präs.?) (Rix, 2001: 566)</text:p>
          </table:table-cell>
          <table:table-cell table:style-name="ce1632"/>
          <table:table-cell table:style-name="ce1279" table:number-columns-repeated="2"/>
          <table:table-cell table:number-columns-repeated="2"/>
          <table:table-cell table:style-name="ce1632"/>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2"/>
          <table:table-cell table:style-name="ce1771"/>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070"/>
          <table:table-cell office:value-type="string" calcext:value-type="string">
            <text:p>1.Pl.Ind.Präs. Akt.</text:p>
          </table:table-cell>
          <table:table-cell table:style-name="ce1279"/>
          <table:covered-table-cell table:style-name="ce335"/>
          <table:table-cell table:style-name="ce1196" table:number-columns-repeated="5"/>
          <table:table-cell table:style-name="ce1115" table:number-columns-repeated="3"/>
          <table:table-cell table:style-name="ce1612"/>
          <table:table-cell table:style-name="ce1632"/>
          <table:table-cell table:style-name="ce1279" table:number-columns-repeated="2"/>
          <table:table-cell table:number-columns-repeated="2"/>
          <table:table-cell table:style-name="ce1317"/>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17"/>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59">
          <table:covered-table-cell table:style-name="ce1070"/>
          <table:table-cell office:value-type="string" calcext:value-type="string">
            <text:p>1.Sg.Ind.Prät. Akt.</text:p>
          </table:table-cell>
          <table:table-cell table:style-name="ce1456" office:value-type="string" calcext:value-type="string">
            <text:p>'ich ergriff'</text:p>
          </table:table-cell>
          <table:covered-table-cell table:style-name="ce335"/>
          <table:table-cell table:style-name="ce1196"/>
          <table:table-cell table:style-name="ce1515" office:value-type="string" calcext:value-type="string">
            <text:p><text:span text:style-name="T53">*laki-</text:span><text:span text:style-name="T212">đ</text:span><text:span text:style-name="T267">-ōᵐ &gt;</text:span> <text:span text:style-name="T53">*laki</text:span><text:span text:style-name="T212">đ</text:span><text:span text:style-name="T267">ōᵐ</text:span></text:p>
          </table:table-cell>
          <table:table-cell table:style-name="ce1533" office:value-type="string" calcext:value-type="string">
            <text:p>*đ</text:p>
          </table:table-cell>
          <table:table-cell table:style-name="ce1540" office:value-type="string" calcext:value-type="string">
            <text:p>(eigenes Rekonstrukt)</text:p>
          </table:table-cell>
          <table:table-cell table:style-name="ce1196"/>
          <table:table-cell table:style-name="ce1564" office:value-type="string" calcext:value-type="string">
            <text:p>*lakiđ[a- <text:span text:style-name="T91">ded]ē  &gt;</text:span>*lakidē &gt; wgerm. *lakidē &gt; *lahtē</text:p>
          </table:table-cell>
          <table:table-cell table:style-name="ce1564" office:value-type="string" calcext:value-type="string">
            <text:p>*đ <text:s/>&gt; wgerm. *t</text:p>
          </table:table-cell>
          <table:table-cell table:style-name="ce1542" office:value-type="string" calcext:value-type="string">
            <text:p>(eigene Rekonstrukte)</text:p>
          </table:table-cell>
          <table:table-cell table:style-name="ce1612"/>
          <table:table-cell table:style-name="ce1558" office:value-type="string" calcext:value-type="string">
            <text:p>*lahtōⁿ</text:p>
          </table:table-cell>
          <table:table-cell table:style-name="ce1579" office:value-type="string" calcext:value-type="string">
            <text:p>*t</text:p>
          </table:table-cell>
          <table:table-cell table:style-name="ce1315" office:value-type="string" calcext:value-type="string">
            <text:p>eigenes Rekonstrukt</text:p>
          </table:table-cell>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74"/>
          <table:table-cell table:style-name="ce1279"/>
          <table:table-cell table:style-name="ce336"/>
          <table:table-cell table:number-columns-repeated="7"/>
          <table:table-cell table:style-name="ce1285" office:value-type="string" calcext:value-type="string">
            <text:p>lāhte, lǣhte</text:p>
          </table:table-cell>
          <table:table-cell table:style-name="ce1329" office:value-type="string" calcext:value-type="string">
            <text:p>t</text:p>
          </table:table-cell>
          <table:table-cell table:style-name="ce336" office:value-type="string" calcext:value-type="string">
            <text:p>(Campbell, 1997: 330)</text:p>
          </table:table-cell>
          <table:table-cell table:number-columns-repeated="2" table:style-name="ce1175" office:value-type="string" calcext:value-type="string">
            <text:p>ja</text:p>
          </table:table-cell>
          <table:table-cell table:style-name="ce1285"/>
          <table:table-cell table:style-name="ce1769"/>
          <table:table-cell table:style-name="ce336"/>
          <table:table-cell table:number-columns-repeated="2"/>
          <table:table-cell table:style-name="ce1285"/>
          <table:table-cell table:style-name="ce1279"/>
          <table:table-cell table:style-name="ce336"/>
          <table:table-cell table:number-columns-repeated="2"/>
          <table:table-cell table:style-name="ce1317"/>
          <table:table-cell table:style-name="ce1279" table:number-columns-repeated="5"/>
        </table:table-row>
        <table:table-row table:style-name="ro23">
          <table:covered-table-cell table:style-name="ce1070"/>
          <table:table-cell table:style-name="ce326" office:value-type="string" calcext:value-type="string">
            <text:p>Partizip Präteritum</text:p>
          </table:table-cell>
          <table:table-cell table:style-name="ce326" office:value-type="string" calcext:value-type="string">
            <text:p>'ergriffen'</text:p>
          </table:table-cell>
          <table:covered-table-cell table:style-name="ce335"/>
          <table:table-cell table:style-name="ce1483" office:value-type="string" calcext:value-type="string">
            <text:p>Idg. *(s)lh₂g-itós</text:p>
          </table:table-cell>
          <table:table-cell table:style-name="ce1516" office:value-type="string" calcext:value-type="string">
            <text:p> urgerm. <text:span text:style-name="T62">*lakiđaz</text:span></text:p>
          </table:table-cell>
          <table:table-cell table:style-name="ce1529" office:value-type="string" calcext:value-type="string">
            <text:p><text:span text:style-name="T282">*</text:span><text:span text:style-name="T283">đ</text:span></text:p>
          </table:table-cell>
          <table:table-cell table:style-name="ce1542" office:value-type="string" calcext:value-type="string">
            <text:p>eigene Rekonstrukte</text:p>
          </table:table-cell>
          <table:table-cell table:style-name="ce1552" office:value-type="string" calcext:value-type="string">
            <text:p>Idg. *(s)lh₂g-itós &gt; urgerm. *lakiđaz  <text:span text:style-name="T268"> </text:span><text:span text:style-name="T213">Auslautgesetze: Schwund auslautender nicht-hoher Vokale (Speyer, 2007: 40), - soweit alles problemlos</text:span></text:p>
          </table:table-cell>
          <table:table-cell table:style-name="ce1132" office:value-type="string" calcext:value-type="string">
            <text:p>*lakiđaz &gt; wgerm. *lakid &gt; *laht</text:p>
          </table:table-cell>
          <table:table-cell table:style-name="ce1132" office:value-type="string" calcext:value-type="string">
            <text:p>*đ <text:s/>&gt; wgerm. *t</text:p>
          </table:table-cell>
          <table:table-cell table:style-name="ce1542" office:value-type="string" calcext:value-type="string">
            <text:p>(eigene Rekonstrukte)</text:p>
          </table:table-cell>
          <table:table-cell table:style-name="ce1612"/>
          <table:table-cell table:style-name="ce1638" office:value-type="string" calcext:value-type="string">
            <text:p>*lah-tá-s </text:p>
          </table:table-cell>
          <table:table-cell table:style-name="ce1331" office:value-type="string" calcext:value-type="string">
            <text:p>*t</text:p>
          </table:table-cell>
          <table:table-cell table:style-name="ce1649" office:value-type="string" calcext:value-type="string">
            <text:p>eigenes Rekonstrukt</text:p>
          </table:table-cell>
          <table:table-cell table:style-name="ce1118" table:number-columns-repeated="2"/>
          <table:table-cell table:style-name="ce1291"/>
          <table:table-cell table:style-name="ce326"/>
          <table:table-cell table:style-name="ce335"/>
          <table:table-cell table:style-name="ce1118" table:number-columns-repeated="2"/>
          <table:table-cell table:style-name="ce1341"/>
          <table:table-cell table:style-name="ce326"/>
          <table:table-cell table:style-name="ce335"/>
          <table:table-cell table:style-name="ce1118" table:number-columns-repeated="2"/>
          <table:table-cell table:style-name="ce1291"/>
          <table:table-cell table:style-name="ce326"/>
          <table:table-cell table:style-name="ce335"/>
          <table:table-cell table:style-name="ce1118" table:number-columns-repeated="2"/>
          <table:table-cell table:style-name="ce1291"/>
          <table:table-cell table:style-name="ce326" table:number-columns-repeated="2"/>
          <table:table-cell table:style-name="ce1118" table:number-columns-repeated="2"/>
          <table:table-cell table:style-name="ce1705"/>
          <table:table-cell table:style-name="ce1723" table:number-columns-repeated="2"/>
          <table:table-cell table:style-name="ce1739"/>
          <table:table-cell table:style-name="ce1118"/>
          <table:table-cell table:style-name="ce1745" office:value-type="string" calcext:value-type="string">
            <text:p>lāht, lǣht</text:p>
          </table:table-cell>
          <table:table-cell table:style-name="ce1331" office:value-type="string" calcext:value-type="string">
            <text:p>t</text:p>
          </table:table-cell>
          <table:table-cell table:style-name="ce335" office:value-type="string" calcext:value-type="string">
            <text:p>(Campbell, 1997: 330)</text:p>
          </table:table-cell>
          <table:table-cell table:number-columns-repeated="2" table:style-name="ce1175" office:value-type="string" calcext:value-type="string">
            <text:p>ja</text:p>
          </table:table-cell>
          <table:table-cell table:style-name="ce1291"/>
          <table:table-cell table:style-name="ce326"/>
          <table:table-cell table:style-name="ce335"/>
          <table:table-cell table:style-name="ce1118" table:number-columns-repeated="2"/>
          <table:table-cell table:style-name="ce1291"/>
          <table:table-cell table:style-name="ce326"/>
          <table:table-cell table:style-name="ce335"/>
          <table:table-cell table:style-name="ce1118" table:number-columns-repeated="2"/>
          <table:table-cell table:style-name="ce1341"/>
          <table:table-cell table:style-name="ce326" table:number-columns-repeated="5"/>
        </table:table-row>
        <table:table-row table:style-name="ro61">
          <table:table-cell table:style-name="ce310" office:value-type="float" office:value="31" calcext:value-type="float" table:number-columns-spanned="1" table:number-rows-spanned="6">
            <text:p>31</text:p>
          </table:table-cell>
          <table:table-cell office:value-type="string" calcext:value-type="string">
            <text:p>Infinitiv</text:p>
          </table:table-cell>
          <table:table-cell office:value-type="string" calcext:value-type="string">
            <text:p>'versorgen'</text:p>
          </table:table-cell>
          <table:table-cell table:style-name="ce335" office:value-type="string" calcext:value-type="string" table:number-columns-spanned="1" table:number-rows-spanned="6">
            <text:p>I. Klasse</text:p>
          </table:table-cell>
          <table:table-cell table:style-name="ce1211" office:value-type="string" calcext:value-type="string">
            <text:p>*h₂roh₁ǵ-éie- ‚sich sorgen um, helfen‘ (Rix, 2001: 284)</text:p>
          </table:table-cell>
          <table:table-cell table:style-name="ce1517" office:value-type="string" calcext:value-type="string">
            <text:p>- sekundäre Präsensstämme auf Tektal, *-je/o außergotisch ohne Bindevokal im Prät. </text:p>
          </table:table-cell>
          <table:table-cell table:style-name="ce1534"/>
          <table:table-cell table:style-name="ce1534" office:value-type="string" calcext:value-type="string">
            <text:p>(Lühr, 1984: 45)</text:p>
          </table:table-cell>
          <table:table-cell table:style-name="ce1211" office:value-type="string" calcext:value-type="string">
            <text:p>*h₂roh₁ǵ-éie- ‚sich sorgen um, helfen‘ (Rix, 2001: 284)</text:p>
          </table:table-cell>
          <table:table-cell table:style-name="ce1572" office:value-type="string" calcext:value-type="string">
            <text:p>wgerm. *rōkijan –<text:span text:style-name="T344"> wgerm. i-Synkope im Prät. Parallel zu *wakjaną (Ringe, 2014: 98)</text:span></text:p>
          </table:table-cell>
          <table:table-cell table:style-name="ce1568" office:value-type="string" calcext:value-type="string">
            <text:p>Zusatzannahme für alle Fälle *-k- * Synkope . Lexikalische Analogie (Ringe, Taylor, 2014: 98-99) – nicht überprüfbar <text:span text:style-name="T49">Stammauslaut, Stammvokal</text:span></text:p>
          </table:table-cell>
          <table:table-cell table:style-name="ce1211" office:value-type="string" calcext:value-type="string">
            <text:p>(Ringe, 2014: 228)</text:p>
          </table:table-cell>
          <table:table-cell table:style-name="ce1617" office:value-type="string" calcext:value-type="string">
            <text:p>*h₂réh₁ǵ-e- (Kroonen, 2013: 415)</text:p>
          </table:table-cell>
          <table:table-cell table:style-name="ce1126" office:value-type="string" calcext:value-type="string">
            <text:p>*rōkian</text:p>
          </table:table-cell>
          <table:table-cell table:style-name="ce1328"/>
          <table:table-cell table:style-name="ce1312" office:value-type="string" calcext:value-type="string">
            <text:p>(Kroonen, 2013: 415)</text:p>
          </table:table-cell>
          <table:table-cell table:number-columns-repeated="2"/>
          <table:table-cell table:style-name="ce1126"/>
          <table:table-cell table:style-name="ce1328"/>
          <table:table-cell table:style-name="ce1312"/>
          <table:table-cell table:number-columns-repeated="2"/>
          <table:table-cell table:style-name="ce1340"/>
          <table:table-cell table:style-name="ce1328"/>
          <table:table-cell table:style-name="ce1312"/>
          <table:table-cell table:number-columns-repeated="2"/>
          <table:table-cell table:style-name="ce1493"/>
          <table:table-cell table:style-name="ce1375" table:number-columns-repeated="2"/>
          <table:table-cell table:number-columns-repeated="2"/>
          <table:table-cell table:style-name="ce1317"/>
          <table:table-cell table:style-name="ce1279" table:number-columns-repeated="2"/>
          <table:table-cell table:number-columns-repeated="7"/>
          <table:table-cell table:style-name="ce1747" office:value-type="string" calcext:value-type="string">
            <text:p>reċċan</text:p>
          </table:table-cell>
          <table:table-cell table:style-name="ce1279"/>
          <table:table-cell table:style-name="ce336" office:value-type="string" calcext:value-type="string">
            <text:p>(Campbell, 1997: 330)</text:p>
          </table:table-cell>
          <table:table-cell/>
          <table:table-cell office:value-type="string" calcext:value-type="string">
            <text:p>irreguläre Vokalkürzung mit Ersazudehnung des Konsonanten, Ursachen nicht mehr auszumachen (Ringe, 2014: 228)</text:p>
          </table:table-cell>
          <table:table-cell table:style-name="ce1375" table:number-columns-repeated="3"/>
          <table:table-cell table:number-columns-repeated="2"/>
          <table:table-cell table:style-name="ce1375" table:number-columns-repeated="3"/>
          <table:table-cell table:number-columns-repeated="2"/>
          <table:table-cell table:style-name="ce1317"/>
          <table:table-cell table:style-name="ce1279" table:number-columns-repeated="5"/>
        </table:table-row>
        <table:table-row table:style-name="ro13">
          <table:covered-table-cell table:style-name="ce1070"/>
          <table:table-cell table:number-columns-repeated="2"/>
          <table:covered-table-cell table:style-name="ce335"/>
          <table:table-cell table:style-name="ce1115" table:number-columns-repeated="8"/>
          <table:table-cell table:style-name="ce1270" office:value-type="string" calcext:value-type="string">
            <text:p>Iterativ *h₂roh₁ǵ-éie- zu *h₂reh₁ǵ- ‚sich sorgen um, helfen‘ (Rix, 2001: 284)</text:p>
          </table:table-cell>
          <table:table-cell/>
          <table:table-cell table:style-name="ce1162"/>
          <table:table-cell table:number-columns-repeated="4"/>
          <table:table-cell table:style-name="ce1162"/>
          <table:table-cell office:value-type="string" calcext:value-type="string">
            <text:p><text:s text:c="2"/></text:p>
          </table:table-cell>
          <table:table-cell table:number-columns-repeated="2"/>
          <table:table-cell table:style-name="ce1339"/>
          <table:table-cell table:style-name="ce1162"/>
          <table:table-cell table:number-columns-repeated="3"/>
          <table:table-cell table:style-name="ce1127" office:value-type="string" calcext:value-type="string">
            <text:p>rœkja</text:p>
          </table:table-cell>
          <table:table-cell table:style-name="ce1279"/>
          <table:table-cell table:style-name="ce336" office:value-type="string" calcext:value-type="string">
            <text:p>(Kroonen, 2013: 415)</text:p>
          </table:table-cell>
          <table:table-cell table:number-columns-repeated="2"/>
          <table:table-cell table:style-name="ce1317" office:value-type="string" calcext:value-type="string">
            <text:p>rœkia</text:p>
          </table:table-cell>
          <table:table-cell table:style-name="ce1279"/>
          <table:table-cell table:style-name="ce1279" office:value-type="string" calcext:value-type="string">
            <text:p>(Neckel, 1968: 168)</text:p>
          </table:table-cell>
          <table:table-cell table:number-columns-repeated="2"/>
          <table:table-cell office:value-type="string" calcext:value-type="string">
            <text:p><text:span text:style-name="T53">røkia</text:span> 'besorgen, rauchen, in Haufen legen'</text:p>
          </table:table-cell>
          <table:table-cell/>
          <table:table-cell office:value-type="string" calcext:value-type="string">
            <text:p>(Noreen, 1904: 459)</text:p>
          </table:table-cell>
          <table:table-cell table:number-columns-repeated="2"/>
          <table:table-cell table:style-name="ce1127" office:value-type="string" calcext:value-type="string">
            <text:p>rœćan</text:p>
          </table:table-cell>
          <table:table-cell table:style-name="ce1279"/>
          <table:table-cell table:style-name="ce1760" office:value-type="string" calcext:value-type="string">
            <text:p>(Holthausen, 1974: 262) </text:p>
          </table:table-cell>
          <table:table-cell table:number-columns-repeated="2"/>
          <table:table-cell table:style-name="ce1127" office:value-type="string" calcext:value-type="string">
            <text:p>ruochen</text:p>
          </table:table-cell>
          <table:table-cell table:style-name="ce1279"/>
          <table:table-cell table:style-name="ce336" office:value-type="string" calcext:value-type="string">
            <text:p>(Kroonen, 2013: 415)</text:p>
          </table:table-cell>
          <table:table-cell table:number-columns-repeated="2"/>
          <table:table-cell table:style-name="ce1127" office:value-type="string" calcext:value-type="string">
            <text:p>rôkian 'bedacht, besorgt sein'</text:p>
          </table:table-cell>
          <table:table-cell table:style-name="ce1279"/>
          <table:table-cell table:style-name="ce336" office:value-type="string" calcext:value-type="string">
            <text:p>(Gallée, 1993: 263, 331)</text:p>
          </table:table-cell>
          <table:table-cell table:number-columns-repeated="2"/>
          <table:table-cell table:style-name="ce1317"/>
          <table:table-cell table:style-name="ce1279" table:number-columns-repeated="5"/>
        </table:table-row>
        <table:table-row table:style-name="ro12">
          <table:covered-table-cell table:style-name="ce1070"/>
          <table:table-cell office:value-type="string" calcext:value-type="string">
            <text:p>1.Sg.Ind.Präs. Akt. <text:s/></text:p>
          </table:table-cell>
          <table:table-cell table:style-name="ce1279"/>
          <table:covered-table-cell table:style-name="ce335"/>
          <table:table-cell table:style-name="ce1115"/>
          <table:table-cell table:style-name="ce1196"/>
          <table:table-cell table:style-name="ce1115" table:number-columns-repeated="6"/>
          <table:table-cell table:style-name="ce1270" office:value-type="string" calcext:value-type="string">
            <text:p>deverbal</text:p>
          </table:table-cell>
          <table:table-cell table:style-name="ce1632"/>
          <table:table-cell table:style-name="ce1279" table:number-columns-repeated="2"/>
          <table:table-cell table:number-columns-repeated="2"/>
          <table:table-cell table:style-name="ce1632"/>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2"/>
          <table:table-cell table:style-name="ce1385" office:value-type="string" calcext:value-type="string">
            <text:p>røki(r) </text:p>
          </table:table-cell>
          <table:table-cell/>
          <table:table-cell office:value-type="string" calcext:value-type="string">
            <text:p>(Noreen, 1904: 455, 459)</text:p>
          </table:table-cell>
          <table:table-cell table:number-columns-repeated="2"/>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2"/>
          <table:table-cell table:style-name="ce1771"/>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070"/>
          <table:table-cell office:value-type="string" calcext:value-type="string">
            <text:p>1.Pl.Ind.Präs. Akt.</text:p>
          </table:table-cell>
          <table:table-cell table:style-name="ce1279"/>
          <table:covered-table-cell table:style-name="ce335"/>
          <table:table-cell table:style-name="ce1196" table:number-columns-repeated="8"/>
          <table:table-cell table:style-name="ce1612"/>
          <table:table-cell table:style-name="ce1632"/>
          <table:table-cell table:style-name="ce1279" table:number-columns-repeated="2"/>
          <table:table-cell table:number-columns-repeated="2"/>
          <table:table-cell table:style-name="ce1317"/>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17"/>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41">
          <table:covered-table-cell table:style-name="ce1070"/>
          <table:table-cell office:value-type="string" calcext:value-type="string">
            <text:p>1.Sg.Ind.Prät. Akt.</text:p>
          </table:table-cell>
          <table:table-cell table:style-name="ce1456" office:value-type="string" calcext:value-type="string">
            <text:p>'ich versorgte'</text:p>
          </table:table-cell>
          <table:covered-table-cell table:style-name="ce335"/>
          <table:table-cell table:style-name="ce1196"/>
          <table:table-cell table:style-name="ce1518" office:value-type="string" calcext:value-type="string">
            <text:p>*rōki<text:span text:style-name="T53">-</text:span><text:span text:style-name="T212">đ</text:span><text:span text:style-name="T267">-ōᵐ &gt;</text:span> <text:span text:style-name="T53">*rōki</text:span><text:span text:style-name="T212">đ</text:span><text:span text:style-name="T267">ōᵐ</text:span> </text:p>
          </table:table-cell>
          <table:table-cell table:style-name="ce1533" office:value-type="string" calcext:value-type="string">
            <text:p>*đ</text:p>
          </table:table-cell>
          <table:table-cell table:style-name="ce1540" office:value-type="string" calcext:value-type="string">
            <text:p>(eigenes Rekonstrukt)</text:p>
          </table:table-cell>
          <table:table-cell table:style-name="ce1196"/>
          <table:table-cell table:style-name="ce1564" office:value-type="string" calcext:value-type="string">
            <text:p>*rōkiđ[a- <text:span text:style-name="T91">ded]ē  &gt; </text:span>*rōkiđē? &gt; wgerm. *rōkidē &gt; *rōhtē</text:p>
          </table:table-cell>
          <table:table-cell table:style-name="ce1564" office:value-type="string" calcext:value-type="string">
            <text:p>*đ <text:s/>&gt; wgerm. *t</text:p>
          </table:table-cell>
          <table:table-cell table:style-name="ce1542" office:value-type="string" calcext:value-type="string">
            <text:p>eigene Rekonstrukte</text:p>
          </table:table-cell>
          <table:table-cell table:style-name="ce1612"/>
          <table:table-cell table:style-name="ce1558" office:value-type="string" calcext:value-type="string">
            <text:p>*rōhtōⁿ</text:p>
          </table:table-cell>
          <table:table-cell table:style-name="ce1579" office:value-type="string" calcext:value-type="string">
            <text:p>*t</text:p>
          </table:table-cell>
          <table:table-cell table:style-name="ce1315" office:value-type="string" calcext:value-type="string">
            <text:p>eigenes Rekonstrukt</text:p>
          </table:table-cell>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285" office:value-type="string" calcext:value-type="string">
            <text:p>(kt)</text:p>
          </table:table-cell>
          <table:table-cell table:style-name="ce1659" office:value-type="string" calcext:value-type="string">
            <text:p>t</text:p>
          </table:table-cell>
          <table:table-cell table:style-name="ce336" office:value-type="string" calcext:value-type="string">
            <text:p>(Baetke, 1976: 510)</text:p>
          </table:table-cell>
          <table:table-cell table:number-columns-repeated="2" table:style-name="ce1680" office:value-type="string" calcext:value-type="string">
            <text:p>urnord. allmähliche <text:s/>Synkope unbetonter Kurzvokale, i nach betonter kurzer Silbe rel. spät [vor Umlaut] (Noreen, 1970: 132–133) , ð &gt; <text:s/>þ &gt; t nach stl. f, k, p z.B. merkia 'bezeichnen' Prät. merkta (älter: merkþa) (Noreen, 1970: 176)</text:p>
          </table:table-cell>
          <table:table-cell table:style-name="ce1374"/>
          <table:table-cell table:style-name="ce1279"/>
          <table:table-cell table:style-name="ce336"/>
          <table:table-cell table:number-columns-repeated="2"/>
          <table:table-cell table:style-name="ce1710" office:value-type="string" calcext:value-type="string">
            <text:p>røkte</text:p>
          </table:table-cell>
          <table:table-cell table:style-name="ce1396" office:value-type="string" calcext:value-type="string">
            <text:p>t</text:p>
          </table:table-cell>
          <table:table-cell office:value-type="string" calcext:value-type="string">
            <text:p>(Noreen, 1904: 455, 459)</text:p>
          </table:table-cell>
          <table:table-cell table:number-columns-repeated="2"/>
          <table:table-cell table:style-name="ce1748" office:value-type="string" calcext:value-type="string">
            <text:p>rōhte</text:p>
          </table:table-cell>
          <table:table-cell table:style-name="ce1329" office:value-type="string" calcext:value-type="string">
            <text:p>t</text:p>
          </table:table-cell>
          <table:table-cell table:style-name="ce336" office:value-type="string" calcext:value-type="string">
            <text:p>(Campbell, 1997: 330)</text:p>
          </table:table-cell>
          <table:table-cell table:number-columns-repeated="2" table:style-name="ce1175" office:value-type="string" calcext:value-type="string">
            <text:p>ja <text:s/></text:p>
          </table:table-cell>
          <table:table-cell table:style-name="ce1285"/>
          <table:table-cell table:style-name="ce1279"/>
          <table:table-cell table:style-name="ce336"/>
          <table:table-cell table:number-columns-repeated="2"/>
          <table:table-cell table:style-name="ce1285"/>
          <table:table-cell table:style-name="ce1279"/>
          <table:table-cell table:style-name="ce336"/>
          <table:table-cell table:number-columns-repeated="2"/>
          <table:table-cell table:style-name="ce1317"/>
          <table:table-cell table:style-name="ce1279" table:number-columns-repeated="5"/>
        </table:table-row>
        <table:table-row table:style-name="ro23">
          <table:covered-table-cell table:style-name="ce1070"/>
          <table:table-cell table:style-name="ce326" office:value-type="string" calcext:value-type="string">
            <text:p>Partizip Präteritum</text:p>
          </table:table-cell>
          <table:table-cell table:style-name="ce326" office:value-type="string" calcext:value-type="string">
            <text:p>'versorgt'</text:p>
          </table:table-cell>
          <table:covered-table-cell table:style-name="ce335"/>
          <table:table-cell table:style-name="ce1196" office:value-type="string" calcext:value-type="string">
            <text:p><text:span text:style-name="T53">*h₂roh₁ǵ-itós</text:span> </text:p>
          </table:table-cell>
          <table:table-cell table:style-name="ce1519" office:value-type="string" calcext:value-type="string">
            <text:p>*rōkiđaz</text:p>
          </table:table-cell>
          <table:table-cell table:style-name="ce1529" office:value-type="string" calcext:value-type="string">
            <text:p><text:span text:style-name="T282">*</text:span><text:span text:style-name="T283">đ</text:span></text:p>
          </table:table-cell>
          <table:table-cell table:style-name="ce1542" office:value-type="string" calcext:value-type="string">
            <text:p>eigene Rekonstrukte</text:p>
          </table:table-cell>
          <table:table-cell table:style-name="ce1549" office:value-type="string" calcext:value-type="string">
            <text:p><text:span text:style-name="T53">*h₂roh₁ǵ-itós</text:span> &gt; urgerm. <text:span text:style-name="T53">*rōkiđaz</text:span> <text:span text:style-name="T303">Auslautgesetze: Schwund auslautender nicht-hoher Vokale (Speyer, 2007: 40), - soweit alles problemlos</text:span></text:p>
          </table:table-cell>
          <table:table-cell table:style-name="ce1132" office:value-type="string" calcext:value-type="string">
            <text:p>*rōkiđaz? &gt; wgerm. *rōkid &gt; *rōht</text:p>
          </table:table-cell>
          <table:table-cell table:style-name="ce1132" office:value-type="string" calcext:value-type="string">
            <text:p>*đ <text:s/>&gt; wgerm. *t</text:p>
          </table:table-cell>
          <table:table-cell table:style-name="ce1542" office:value-type="string" calcext:value-type="string">
            <text:p>eigene Rekonstrukte</text:p>
          </table:table-cell>
          <table:table-cell table:style-name="ce1612"/>
          <table:table-cell table:style-name="ce1638" office:value-type="string" calcext:value-type="string">
            <text:p>*rōh-tá-s</text:p>
          </table:table-cell>
          <table:table-cell table:style-name="ce1331" office:value-type="string" calcext:value-type="string">
            <text:p>*t</text:p>
          </table:table-cell>
          <table:table-cell table:style-name="ce1649" office:value-type="string" calcext:value-type="string">
            <text:p>eigenes Rekonstrukt</text:p>
          </table:table-cell>
          <table:table-cell table:number-columns-repeated="2"/>
          <table:table-cell table:style-name="ce1291"/>
          <table:table-cell table:style-name="ce326"/>
          <table:table-cell table:style-name="ce335"/>
          <table:table-cell table:number-columns-repeated="2"/>
          <table:table-cell table:style-name="ce134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291"/>
          <table:table-cell table:style-name="ce326" table:number-columns-repeated="2"/>
          <table:table-cell table:number-columns-repeated="2"/>
          <table:table-cell table:style-name="ce1704" office:value-type="string" calcext:value-type="string">
            <text:p>røkter</text:p>
          </table:table-cell>
          <table:table-cell table:style-name="ce1722" office:value-type="string" calcext:value-type="string">
            <text:p>t</text:p>
          </table:table-cell>
          <table:table-cell table:style-name="ce1723" office:value-type="string" calcext:value-type="string">
            <text:p>(Noreen, 1904: 455, 459)</text:p>
          </table:table-cell>
          <table:table-cell table:number-columns-repeated="2"/>
          <table:table-cell table:style-name="ce1749" office:value-type="string" calcext:value-type="string">
            <text:p>rōht</text:p>
          </table:table-cell>
          <table:table-cell table:style-name="ce1331" office:value-type="string" calcext:value-type="string">
            <text:p>t</text:p>
          </table:table-cell>
          <table:table-cell table:style-name="ce335" office:value-type="string" calcext:value-type="string">
            <text:p>(Campbell, 1997: 330)</text:p>
          </table:table-cell>
          <table:table-cell table:number-columns-repeated="2" table:style-name="ce1175" office:value-type="string" calcext:value-type="string">
            <text:p>ja <text:s/></text:p>
          </table:table-cell>
          <table:table-cell table:style-name="ce129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341"/>
          <table:table-cell table:style-name="ce326" table:number-columns-repeated="5"/>
        </table:table-row>
        <table:table-row table:style-name="ro36">
          <table:table-cell table:style-name="ce712" office:value-type="float" office:value="32" calcext:value-type="float" table:number-columns-spanned="1" table:number-rows-spanned="10">
            <text:p>32</text:p>
          </table:table-cell>
          <table:table-cell table:style-name="ce323" office:value-type="string" calcext:value-type="string" table:number-columns-spanned="1" table:number-rows-spanned="2">
            <text:p>Infinitiv</text:p>
          </table:table-cell>
          <table:table-cell table:style-name="ce323" office:value-type="string" calcext:value-type="string" table:number-columns-spanned="1" table:number-rows-spanned="2">
            <text:p>'bringen'</text:p>
          </table:table-cell>
          <table:table-cell table:style-name="ce731" office:value-type="string" calcext:value-type="string" table:number-columns-spanned="1" table:number-rows-spanned="10">
            <text:p>I. Klasse</text:p>
          </table:table-cell>
          <table:table-cell table:style-name="ce1198" office:value-type="string" calcext:value-type="string">
            <text:p>idg. Wurzel *bʰrenk- / *bʰronk- <text:s/>- nur germ., kelt., vielleicht tochar. Belegt (Lloyd, Lühr, Springer, 1998: 339-340) sw. Formen kommen vom sw. Part. Prät. urgerm. *ƀrāhta, je/o-Präsens wie got. waurkjan</text:p>
          </table:table-cell>
          <table:table-cell table:style-name="ce1115"/>
          <table:table-cell table:style-name="ce1198" table:number-columns-repeated="2"/>
          <table:table-cell table:style-name="ce1198" office:value-type="string" calcext:value-type="string">
            <text:p>ausgehend von idg. Wurzel *bʰrenk- / *bʰronk- (Lloyd, Lühr, Springer, 1998: 339-340) (Ringe setzt diese Wurzel nicht an, aber eine andere habe ich bisher nicht gefunden)</text:p>
          </table:table-cell>
          <table:table-cell table:style-name="ce1198" office:value-type="string" calcext:value-type="string">
            <text:p>*bringaną</text:p>
          </table:table-cell>
          <table:table-cell table:style-name="ce1198"/>
          <table:table-cell table:style-name="ce1198" office:value-type="string" calcext:value-type="string">
            <text:p>(Ringe, 2006: 251)</text:p>
          </table:table-cell>
          <table:table-cell table:style-name="ce1491" office:value-type="string" calcext:value-type="string">
            <text:p>Verschmelzung der Wurzeln *bʰer- ‚tragen‘ und *h₂enḱ- ‚ankommen‘, vgl. gr. Φέρω - ἤνηεγκα (Kroonen, 2013: 77)</text:p>
          </table:table-cell>
          <table:table-cell table:style-name="ce1126" office:value-type="string" calcext:value-type="string">
            <text:p>*bringan <text:span text:style-name="T338">stv</text:span></text:p>
          </table:table-cell>
          <table:table-cell table:style-name="ce1328"/>
          <table:table-cell table:style-name="ce1312" office:value-type="string" calcext:value-type="string">
            <text:p>(Kroonen, 2013: 77)</text:p>
          </table:table-cell>
          <table:table-cell table:style-name="ce1198" table:number-columns-repeated="2"/>
          <table:table-cell office:value-type="string" calcext:value-type="string">
            <text:p>briggan</text:p>
          </table:table-cell>
          <table:table-cell table:style-name="ce1162"/>
          <table:table-cell office:value-type="string" calcext:value-type="string">
            <text:p>(Köbler, 1989: 103)</text:p>
          </table:table-cell>
          <table:table-cell table:style-name="ce1198" table:number-columns-repeated="2"/>
          <table:table-cell table:style-name="ce1340" office:value-type="string" calcext:value-type="string">
            <text:p>fehlt nordgerm.</text:p>
          </table:table-cell>
          <table:table-cell table:style-name="ce1328"/>
          <table:table-cell table:style-name="ce1312" office:value-type="string" calcext:value-type="string">
            <text:p>(Lloyd, Lühr, Springer, 1998: 338-339)</text:p>
          </table:table-cell>
          <table:table-cell table:style-name="ce1198" table:number-columns-repeated="2"/>
          <table:table-cell table:style-name="ce1127" office:value-type="string" calcext:value-type="string">
            <text:p>fehlt?</text:p>
          </table:table-cell>
          <table:table-cell table:style-name="ce1279"/>
          <table:table-cell table:style-name="ce336" office:value-type="string" calcext:value-type="string">
            <text:p>(Kroonen, 2013: 77)</text:p>
          </table:table-cell>
          <table:table-cell table:style-name="ce1198" table:number-columns-repeated="2"/>
          <table:table-cell table:style-name="ce1317"/>
          <table:table-cell table:style-name="ce1279" table:number-columns-repeated="2"/>
          <table:table-cell table:style-name="ce1198" table:number-columns-repeated="2"/>
          <table:table-cell table:number-columns-repeated="3"/>
          <table:table-cell table:style-name="ce1738"/>
          <table:table-cell table:style-name="ce1198"/>
          <table:table-cell table:style-name="ce1127" office:value-type="string" calcext:value-type="string">
            <text:p>bren<text:span text:style-name="T138">ġ</text:span><text:span text:style-name="T169">an</text:span></text:p>
          </table:table-cell>
          <table:table-cell table:style-name="ce1279"/>
          <table:table-cell table:style-name="ce336" office:value-type="string" calcext:value-type="string">
            <text:p>(Campbell, 1997: 331)</text:p>
          </table:table-cell>
          <table:table-cell table:style-name="ce1198" table:number-columns-repeated="2"/>
          <table:table-cell table:style-name="ce1127" office:value-type="string" calcext:value-type="string">
            <text:p>brengen</text:p>
          </table:table-cell>
          <table:table-cell table:style-name="ce1279"/>
          <table:table-cell table:style-name="ce336" office:value-type="string" calcext:value-type="string">
            <text:p>(Holthausen, 1974: 34)</text:p>
          </table:table-cell>
          <table:table-cell table:style-name="ce1198" table:number-columns-repeated="2"/>
          <table:table-cell table:style-name="ce1127" office:value-type="string" calcext:value-type="string">
            <text:p>brengian</text:p>
          </table:table-cell>
          <table:table-cell table:style-name="ce1279"/>
          <table:table-cell table:style-name="ce336" office:value-type="string" calcext:value-type="string">
            <text:p>(Tiefenbach, 2010: 42)</text:p>
          </table:table-cell>
          <table:table-cell table:style-name="ce1198" table:number-columns-repeated="2"/>
          <table:table-cell table:style-name="ce1317"/>
          <table:table-cell table:style-name="ce1279" table:number-columns-repeated="5"/>
        </table:table-row>
        <table:table-row table:style-name="ro36">
          <table:covered-table-cell table:style-name="ce1444" office:value-type="float" office:value="33" calcext:value-type="float">
            <text:p>33</text:p>
          </table:covered-table-cell>
          <table:covered-table-cell office:value-type="string" calcext:value-type="string">
            <text:p>Infinitiv</text:p>
          </table:covered-table-cell>
          <table:covered-table-cell office:value-type="string" calcext:value-type="string">
            <text:p>'bringen'</text:p>
          </table:covered-table-cell>
          <table:covered-table-cell table:style-name="ce731" office:value-type="string" calcext:value-type="string">
            <text:p>I. Klasse</text:p>
          </table:covered-table-cell>
          <table:table-cell table:style-name="ce1115" table:number-columns-repeated="4"/>
          <table:table-cell table:style-name="ce1115" office:value-type="string" calcext:value-type="string">
            <text:p>- idg. *bʰrn̥k-ié - wenn es tatsächlich der gleiche Typ wie got. waúrkjan ist (Lloyd, Lühr, Springer, 1998: 339-340), sollte es es auch Suffixbetonung und Nullstufe in der Wurzel haben</text:p>
          </table:table-cell>
          <table:table-cell table:style-name="ce1115" table:number-columns-repeated="3"/>
          <table:table-cell table:style-name="ce1270" office:value-type="string" calcext:value-type="string">
            <text:p>oder Perfektiv *ga-bringan als Umformung von *kom-pro-h₁enḱ- mit p statt b aufgrund VG? (Kroonen, 2013: 77)</text:p>
          </table:table-cell>
          <table:table-cell office:value-type="string" calcext:value-type="string">
            <text:p>*brangijan</text:p>
          </table:table-cell>
          <table:table-cell table:style-name="ce1162"/>
          <table:table-cell table:style-name="ce1279"/>
          <table:table-cell table:number-columns-repeated="2"/>
          <table:table-cell table:style-name="ce1375" office:value-type="string" calcext:value-type="string">
            <text:p>*braggjan</text:p>
          </table:table-cell>
          <table:table-cell table:style-name="ce1375"/>
          <table:table-cell table:style-name="ce1662" office:value-type="string" calcext:value-type="string">
            <text:p>(Wright, 1997: 154)</text:p>
          </table:table-cell>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2"/>
          <table:table-cell table:number-columns-repeated="7"/>
          <table:table-cell table:style-name="ce1127"/>
          <table:table-cell table:style-name="ce1279"/>
          <table:table-cell table:style-name="ce336"/>
          <table:table-cell table:number-columns-repeated="2"/>
          <table:table-cell table:style-name="ce1127" office:value-type="string" calcext:value-type="string">
            <text:p>bringan</text:p>
          </table:table-cell>
          <table:table-cell table:style-name="ce1279"/>
          <table:table-cell table:style-name="ce336" office:value-type="string" calcext:value-type="string">
            <text:p>(Frings, Karg-Gasterstädt, 1968: 1384)</text:p>
          </table:table-cell>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13">
          <table:covered-table-cell table:style-name="ce1444" office:value-type="float" office:value="34" calcext:value-type="float">
            <text:p>34</text:p>
          </table:covered-table-cell>
          <table:table-cell office:value-type="string" calcext:value-type="string">
            <text:p>1.Sg.Ind.Präs. Akt. <text:s/></text:p>
          </table:table-cell>
          <table:table-cell table:style-name="ce1279"/>
          <table:covered-table-cell table:style-name="ce731" office:value-type="string" calcext:value-type="string">
            <text:p>I. Klasse</text:p>
          </table:covered-table-cell>
          <table:table-cell table:style-name="ce1115" table:number-columns-repeated="8"/>
          <table:table-cell table:style-name="ce1270" office:value-type="string" calcext:value-type="string">
            <text:p>idg. Wurzel *bʰrenk- / *bʰronk- <text:s/>- nur germ., kelt., vielleicht tochar. Belegt (Lloyd, Lühr, Springer, 1998: 339-340)</text:p>
          </table:table-cell>
          <table:table-cell table:style-name="ce1632"/>
          <table:table-cell table:style-name="ce1279" table:number-columns-repeated="2"/>
          <table:table-cell table:number-columns-repeated="2"/>
          <table:table-cell table:style-name="ce1632"/>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2"/>
          <table:table-cell table:style-name="ce1771"/>
          <table:table-cell table:style-name="ce1279"/>
          <table:table-cell table:style-name="ce336"/>
          <table:table-cell table:number-columns-repeated="2"/>
          <table:table-cell table:style-name="ce1317"/>
          <table:table-cell table:style-name="ce1279" table:number-columns-repeated="5"/>
        </table:table-row>
        <table:table-row table:style-name="ro13">
          <table:covered-table-cell table:style-name="ce1444" office:value-type="float" office:value="35" calcext:value-type="float">
            <text:p>35</text:p>
          </table:covered-table-cell>
          <table:table-cell office:value-type="string" calcext:value-type="string">
            <text:p>1.Pl.Ind.Präs. Akt.</text:p>
          </table:table-cell>
          <table:table-cell table:style-name="ce1279"/>
          <table:covered-table-cell table:style-name="ce731" office:value-type="string" calcext:value-type="string">
            <text:p>I. Klasse</text:p>
          </table:covered-table-cell>
          <table:table-cell table:style-name="ce1115" table:number-columns-repeated="8"/>
          <table:table-cell table:style-name="ce1270" office:value-type="string" calcext:value-type="string">
            <text:p>sw. Formen kommen vom sw. Part. Prät. urgerm. *ƀrāhta, je/o-Präsens wie got. waurkjan</text:p>
          </table:table-cell>
          <table:table-cell table:style-name="ce1632"/>
          <table:table-cell table:style-name="ce1279" table:number-columns-repeated="2"/>
          <table:table-cell table:number-columns-repeated="2"/>
          <table:table-cell table:style-name="ce1317"/>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17"/>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127"/>
          <table:table-cell table:style-name="ce1279"/>
          <table:table-cell table:style-name="ce336" office:value-type="string" calcext:value-type="string">
            <text:p>(Tiefenbach, 2010: 42)</text:p>
          </table:table-cell>
          <table:table-cell table:number-columns-repeated="2"/>
          <table:table-cell table:style-name="ce1317"/>
          <table:table-cell table:style-name="ce1279" table:number-columns-repeated="5"/>
        </table:table-row>
        <table:table-row table:style-name="ro13">
          <table:covered-table-cell table:style-name="ce1444" office:value-type="float" office:value="36" calcext:value-type="float">
            <text:p>36</text:p>
          </table:covered-table-cell>
          <table:table-cell office:value-type="string" calcext:value-type="string">
            <text:p>1.Sg.Ind.Prät. Akt.</text:p>
          </table:table-cell>
          <table:table-cell table:style-name="ce1456" office:value-type="string" calcext:value-type="string">
            <text:p>'ich brachte'</text:p>
          </table:table-cell>
          <table:covered-table-cell table:style-name="ce731" office:value-type="string" calcext:value-type="string">
            <text:p>I. Klasse</text:p>
          </table:covered-table-cell>
          <table:table-cell table:style-name="ce1115" table:number-columns-repeated="8"/>
          <table:table-cell table:style-name="ce1270"/>
          <table:table-cell table:style-name="ce1520" office:value-type="string" calcext:value-type="string">
            <text:p>*-a<text:span text:style-name="T127">ŋχt-</text:span></text:p>
          </table:table-cell>
          <table:table-cell table:style-name="ce1329" office:value-type="string" calcext:value-type="string">
            <text:p>*t</text:p>
          </table:table-cell>
          <table:table-cell office:value-type="string" calcext:value-type="string">
            <text:p>(Campbell, 1997: 331)</text:p>
          </table:table-cell>
          <table:table-cell/>
          <table:table-cell table:style-name="ce1175" office:value-type="string" calcext:value-type="string">
            <text:p>ja</text:p>
          </table:table-cell>
          <table:table-cell table:style-name="ce1285" office:value-type="string" calcext:value-type="string">
            <text:p>brahta</text:p>
          </table:table-cell>
          <table:table-cell table:style-name="ce1329" office:value-type="string" calcext:value-type="string">
            <text:p>t</text:p>
          </table:table-cell>
          <table:table-cell office:value-type="string" calcext:value-type="string">
            <text:p>(Köbler, 1989: 103)</text:p>
          </table:table-cell>
          <table:table-cell table:number-columns-repeated="2" table:style-name="ce1175" office:value-type="string" calcext:value-type="string">
            <text:p>ja</text:p>
          </table:table-cell>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74"/>
          <table:table-cell table:style-name="ce1279"/>
          <table:table-cell table:style-name="ce336"/>
          <table:table-cell table:number-columns-repeated="7"/>
          <table:table-cell table:style-name="ce1751" office:value-type="string" calcext:value-type="string">
            <text:p>brōhte &lt;<text:span text:style-name="T154"> </text:span><text:span text:style-name="T396">*brāhtō </text:span><text:span text:style-name="T397">(Voyles, 1992: 140)</text:span></text:p>
          </table:table-cell>
          <table:table-cell table:style-name="ce1329" office:value-type="string" calcext:value-type="string">
            <text:p>t</text:p>
          </table:table-cell>
          <table:table-cell table:style-name="ce336" office:value-type="string" calcext:value-type="string">
            <text:p>(Campbell, 1997: 331)</text:p>
          </table:table-cell>
          <table:table-cell table:number-columns-repeated="2" table:style-name="ce1175" office:value-type="string" calcext:value-type="string">
            <text:p>ja</text:p>
          </table:table-cell>
          <table:table-cell table:style-name="ce1285" office:value-type="string" calcext:value-type="string">
            <text:p>brahta</text:p>
          </table:table-cell>
          <table:table-cell table:style-name="ce1667" office:value-type="string" calcext:value-type="string">
            <text:p>t</text:p>
          </table:table-cell>
          <table:table-cell table:style-name="ce336" office:value-type="string" calcext:value-type="string">
            <text:p>(Frings, Karg-Gasterstädt, 1968: 1385)</text:p>
          </table:table-cell>
          <table:table-cell table:number-columns-repeated="2" table:style-name="ce1175" office:value-type="string" calcext:value-type="string">
            <text:p>ja</text:p>
          </table:table-cell>
          <table:table-cell table:style-name="ce1285" office:value-type="string" calcext:value-type="string">
            <text:p>brâhta</text:p>
          </table:table-cell>
          <table:table-cell table:style-name="ce1329" office:value-type="string" calcext:value-type="string">
            <text:p>t</text:p>
          </table:table-cell>
          <table:table-cell table:style-name="ce336" office:value-type="string" calcext:value-type="string">
            <text:p>(Gallée, 1993: 263)</text:p>
          </table:table-cell>
          <table:table-cell table:number-columns-repeated="2" table:style-name="ce1175" office:value-type="string" calcext:value-type="string">
            <text:p>ja</text:p>
          </table:table-cell>
          <table:table-cell table:style-name="ce1317"/>
          <table:table-cell table:style-name="ce1279" table:number-columns-repeated="5"/>
        </table:table-row>
        <table:table-row table:style-name="ro13">
          <table:covered-table-cell table:style-name="ce1444" office:value-type="float" office:value="37" calcext:value-type="float">
            <text:p>37</text:p>
          </table:covered-table-cell>
          <table:table-cell/>
          <table:table-cell table:style-name="ce1456"/>
          <table:covered-table-cell table:style-name="ce731" office:value-type="string" calcext:value-type="string">
            <text:p>I. Klasse</text:p>
          </table:covered-table-cell>
          <table:table-cell table:style-name="ce1115"/>
          <table:table-cell table:style-name="ce1520" office:value-type="string" calcext:value-type="string">
            <text:p><text:span text:style-name="T69">*ƀranh-t-ōᵐ  </text:span>&gt; *ƀranhtōᵐ &gt; *ƀrāhta</text:p>
          </table:table-cell>
          <table:table-cell table:style-name="ce1329" office:value-type="string" calcext:value-type="string">
            <text:p>*t</text:p>
          </table:table-cell>
          <table:table-cell table:style-name="ce1543" office:value-type="string" calcext:value-type="string">
            <text:p>(Lloyd, Lühr, Springer, 1998: 339-340)</text:p>
          </table:table-cell>
          <table:table-cell table:style-name="ce1115"/>
          <table:table-cell table:style-name="ce1573" office:value-type="string" calcext:value-type="string">
            <text:p><text:span text:style-name="T88">*branht[a- ded]ē</text:span> &gt; *branhtē </text:p>
          </table:table-cell>
          <table:table-cell table:style-name="ce1329" office:value-type="string" calcext:value-type="string">
            <text:p>*t</text:p>
          </table:table-cell>
          <table:table-cell table:style-name="ce1115" office:value-type="string" calcext:value-type="string">
            <text:p>(Ringe, 2006: 251)</text:p>
          </table:table-cell>
          <table:table-cell table:style-name="ce1270"/>
          <table:table-cell table:style-name="ce1520" office:value-type="string" calcext:value-type="string">
            <text:p>*ƀranhtōᵐ &gt; *ƀrāhta</text:p>
          </table:table-cell>
          <table:table-cell table:style-name="ce1329" office:value-type="string" calcext:value-type="string">
            <text:p>*t</text:p>
          </table:table-cell>
          <table:table-cell table:style-name="ce1543" office:value-type="string" calcext:value-type="string">
            <text:p>(Lloyd, Lühr, Springer, 1998: 339-340)</text:p>
          </table:table-cell>
          <table:table-cell/>
          <table:table-cell table:style-name="ce1175" office:value-type="string" calcext:value-type="string">
            <text:p>ja</text:p>
          </table:table-cell>
          <table:table-cell table:style-name="ce1285"/>
          <table:table-cell table:style-name="ce1329"/>
          <table:table-cell table:number-columns-repeated="3"/>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74"/>
          <table:table-cell table:style-name="ce1279"/>
          <table:table-cell table:style-name="ce336"/>
          <table:table-cell table:number-columns-repeated="7"/>
          <table:table-cell table:style-name="ce1751"/>
          <table:table-cell table:style-name="ce1329"/>
          <table:table-cell table:style-name="ce336"/>
          <table:table-cell table:number-columns-repeated="2"/>
          <table:table-cell table:style-name="ce1285"/>
          <table:table-cell table:style-name="ce1667"/>
          <table:table-cell table:style-name="ce336"/>
          <table:table-cell table:number-columns-repeated="2"/>
          <table:table-cell table:style-name="ce1285"/>
          <table:table-cell table:style-name="ce1329"/>
          <table:table-cell table:style-name="ce336"/>
          <table:table-cell table:number-columns-repeated="2"/>
          <table:table-cell table:style-name="ce1317"/>
          <table:table-cell table:style-name="ce1279" table:number-columns-repeated="5"/>
        </table:table-row>
        <table:table-row table:style-name="ro1">
          <table:covered-table-cell table:style-name="ce1444" office:value-type="float" office:value="38" calcext:value-type="float">
            <text:p>38</text:p>
          </table:covered-table-cell>
          <table:table-cell table:style-name="ce722" office:value-type="string" calcext:value-type="string" table:number-columns-spanned="1" table:number-rows-spanned="4">
            <text:p>Partizip Präteritum</text:p>
          </table:table-cell>
          <table:table-cell table:style-name="ce722" office:value-type="string" calcext:value-type="string" table:number-columns-spanned="1" table:number-rows-spanned="4">
            <text:p>'gebracht'</text:p>
          </table:table-cell>
          <table:covered-table-cell table:style-name="ce731" office:value-type="string" calcext:value-type="string">
            <text:p>I. Klasse</text:p>
          </table:covered-table-cell>
          <table:table-cell table:style-name="ce1115" table:number-columns-repeated="8"/>
          <table:table-cell table:style-name="ce1270"/>
          <table:table-cell table:style-name="ce1635"/>
          <table:table-cell table:style-name="ce1329"/>
          <table:table-cell table:style-name="ce1279"/>
          <table:table-cell/>
          <table:table-cell table:style-name="ce1208"/>
          <table:table-cell table:style-name="ce1285"/>
          <table:table-cell table:style-name="ce1329"/>
          <table:table-cell table:style-name="ce1279"/>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74"/>
          <table:table-cell table:style-name="ce1279"/>
          <table:table-cell table:style-name="ce336"/>
          <table:table-cell table:number-columns-repeated="7"/>
          <table:table-cell table:style-name="ce1317"/>
          <table:table-cell table:style-name="ce1279" table:number-columns-repeated="2"/>
          <table:table-cell table:number-columns-repeated="2"/>
          <table:table-cell table:style-name="ce1285"/>
          <table:table-cell table:style-name="ce1667"/>
          <table:table-cell table:style-name="ce336"/>
          <table:table-cell table:number-columns-repeated="2"/>
          <table:table-cell table:style-name="ce1289" office:value-type="string" calcext:value-type="string">
            <text:p>gibrâht</text:p>
          </table:table-cell>
          <table:table-cell table:style-name="ce1332" office:value-type="string" calcext:value-type="string">
            <text:p>t</text:p>
          </table:table-cell>
          <table:table-cell table:style-name="ce336" office:value-type="string" calcext:value-type="string">
            <text:p>(Gallée, 1993: 263)</text:p>
          </table:table-cell>
          <table:table-cell table:number-columns-repeated="2" table:style-name="ce1175" office:value-type="string" calcext:value-type="string">
            <text:p>ja</text:p>
          </table:table-cell>
          <table:table-cell table:style-name="ce1317"/>
          <table:table-cell table:style-name="ce1279" table:number-columns-repeated="5"/>
        </table:table-row>
        <table:table-row table:style-name="ro13">
          <table:covered-table-cell table:style-name="ce1444" office:value-type="float" office:value="39" calcext:value-type="float">
            <text:p>39</text:p>
          </table:covered-table-cell>
          <table:covered-table-cell table:style-name="ce722" office:value-type="string" calcext:value-type="string">
            <text:p>Partizip Präteritum</text:p>
          </table:covered-table-cell>
          <table:covered-table-cell table:style-name="ce722" office:value-type="string" calcext:value-type="string">
            <text:p>'gebracht'</text:p>
          </table:covered-table-cell>
          <table:covered-table-cell table:style-name="ce731" office:value-type="string" calcext:value-type="string">
            <text:p>I. Klasse</text:p>
          </table:covered-table-cell>
          <table:table-cell table:style-name="ce1115"/>
          <table:table-cell table:style-name="ce1498"/>
          <table:table-cell table:style-name="ce1115" table:number-columns-repeated="6"/>
          <table:table-cell table:style-name="ce1270"/>
          <table:table-cell table:style-name="ce1521" office:value-type="string" calcext:value-type="string">
            <text:p>*-a<text:span text:style-name="T77">ŋχt-</text:span></text:p>
          </table:table-cell>
          <table:table-cell table:style-name="ce1423" office:value-type="string" calcext:value-type="string">
            <text:p>*t</text:p>
          </table:table-cell>
          <table:table-cell office:value-type="string" calcext:value-type="string">
            <text:p>(Campbell, 1997: 331)</text:p>
          </table:table-cell>
          <table:table-cell/>
          <table:table-cell table:style-name="ce1175" office:value-type="string" calcext:value-type="string">
            <text:p>ja</text:p>
          </table:table-cell>
          <table:table-cell table:style-name="ce1435" office:value-type="string" calcext:value-type="string">
            <text:p>*brâhts</text:p>
          </table:table-cell>
          <table:table-cell table:style-name="ce1423" office:value-type="string" calcext:value-type="string">
            <text:p>*t</text:p>
          </table:table-cell>
          <table:table-cell table:style-name="ce1279" office:value-type="string" calcext:value-type="string">
            <text:p>(Braune, Heidermanns, 2004: 173)</text:p>
          </table:table-cell>
          <table:table-cell table:number-columns-repeated="2" table:style-name="ce1175" office:value-type="string" calcext:value-type="string">
            <text:p>ja</text:p>
          </table:table-cell>
          <table:table-cell table:style-name="ce1339"/>
          <table:table-cell table:style-name="ce1162"/>
          <table:table-cell table:style-name="ce1279"/>
          <table:table-cell table:number-columns-repeated="2"/>
          <table:table-cell table:style-name="ce1127"/>
          <table:table-cell table:style-name="ce1162"/>
          <table:table-cell table:style-name="ce336"/>
          <table:table-cell table:number-columns-repeated="2"/>
          <table:table-cell table:style-name="ce1127"/>
          <table:table-cell table:style-name="ce1162"/>
          <table:table-cell table:style-name="ce336"/>
          <table:table-cell table:number-columns-repeated="7"/>
          <table:table-cell table:style-name="ce1435" office:value-type="string" calcext:value-type="string">
            <text:p>brōht </text:p>
          </table:table-cell>
          <table:table-cell table:style-name="ce1327" office:value-type="string" calcext:value-type="string">
            <text:p>t</text:p>
          </table:table-cell>
          <table:table-cell table:style-name="ce1279" office:value-type="string" calcext:value-type="string">
            <text:p>(Campbell, 1997: 331)</text:p>
          </table:table-cell>
          <table:table-cell table:number-columns-repeated="2" table:style-name="ce1175" office:value-type="string" calcext:value-type="string">
            <text:p>ja</text:p>
          </table:table-cell>
          <table:table-cell table:style-name="ce1289" office:value-type="string" calcext:value-type="string">
            <text:p>braht, praht</text:p>
          </table:table-cell>
          <table:table-cell table:style-name="ce1423" office:value-type="string" calcext:value-type="string">
            <text:p>t</text:p>
          </table:table-cell>
          <table:table-cell table:style-name="ce336" office:value-type="string" calcext:value-type="string">
            <text:p>(Frings, Karg-Gasterstädt, 1968: 1385)</text:p>
          </table:table-cell>
          <table:table-cell table:number-columns-repeated="2" table:style-name="ce1175" office:value-type="string" calcext:value-type="string">
            <text:p>ja</text:p>
          </table:table-cell>
          <table:table-cell table:style-name="ce1289" office:value-type="string" calcext:value-type="string">
            <text:p>broht</text:p>
          </table:table-cell>
          <table:table-cell table:style-name="ce1423" office:value-type="string" calcext:value-type="string">
            <text:p>t</text:p>
          </table:table-cell>
          <table:table-cell table:style-name="ce336" office:value-type="string" calcext:value-type="string">
            <text:p>(Tiefenbach, 2010: 42)</text:p>
          </table:table-cell>
          <table:table-cell table:number-columns-repeated="2" table:style-name="ce1175" office:value-type="string" calcext:value-type="string">
            <text:p>ja</text:p>
          </table:table-cell>
          <table:table-cell table:style-name="ce1339"/>
          <table:table-cell table:style-name="ce1162" table:number-columns-repeated="5"/>
        </table:table-row>
        <table:table-row table:style-name="ro19">
          <table:covered-table-cell table:style-name="ce1444" office:value-type="float" office:value="40" calcext:value-type="float">
            <text:p>40</text:p>
          </table:covered-table-cell>
          <table:covered-table-cell table:style-name="ce722" office:value-type="string" calcext:value-type="string">
            <text:p>Partizip Präteritum</text:p>
          </table:covered-table-cell>
          <table:covered-table-cell table:style-name="ce722" office:value-type="string" calcext:value-type="string">
            <text:p>'gebracht'</text:p>
          </table:covered-table-cell>
          <table:covered-table-cell table:style-name="ce731" office:value-type="string" calcext:value-type="string">
            <text:p>I. Klasse</text:p>
          </table:covered-table-cell>
          <table:table-cell table:style-name="ce1100" office:value-type="string" calcext:value-type="string">
            <office:annotation draw:style-name="gr66" draw:text-style-name="P3" svg:width="28.99mm" svg:height="49.75mm" svg:x="225.19mm" svg:y="2218.94mm" draw:caption-point-x="-6.1mm" draw:caption-point-y="161.49mm">
              <dc:date>2017-06-15T00:00:00</dc:date>
              <text:p text:style-name="P2"><text:span text:style-name="T7">Alternative Lösungsmöglichkeit: brahta war usrpr. st. Prät., das von sw. Formen mit o verdrängt wurde (Kortland, 1988: 6-7, 1994; 4)</text:span></text:p>
            </office:annotation>
            <text:p>- idg. *bʰrn̥k-tó- &gt; urgerm. *brunh-tá- &gt; *brūh-tá- =&gt; ht kein Problem, aber das *ū passt nicht - alle sw. Belege haben ein a im Stamm - - es kommt nur hin, wenn man das germ. Prät. von der o-Stufe ableitet: *bʰronk-tó-  - muss man wohl annehmen, auch wenn es ungünstig ist, bes. wenn es wirklich der gleiche Typ sein soll wie *wurkjan <text:span text:style-name="T49">Stammvokal</text:span></text:p>
          </table:table-cell>
          <table:table-cell table:style-name="ce1521" office:value-type="string" calcext:value-type="string">
            <text:p>*ƀranht- &gt; *ƀrāht-</text:p>
          </table:table-cell>
          <table:table-cell table:style-name="ce1423" office:value-type="string" calcext:value-type="string">
            <text:p>*t</text:p>
          </table:table-cell>
          <table:table-cell table:style-name="ce336" office:value-type="string" calcext:value-type="string">
            <text:p>(Lloyd, Lühr, Springer, 1998: 340)</text:p>
          </table:table-cell>
          <table:table-cell table:style-name="ce1100" office:value-type="string" calcext:value-type="string">
            <office:annotation draw:style-name="gr66" draw:text-style-name="P3" svg:width="28.99mm" svg:height="49.75mm" svg:x="439.77mm" svg:y="2218.94mm" draw:caption-point-x="-6.1mm" draw:caption-point-y="161.49mm">
              <dc:date>2017-06-15T00:00:00</dc:date>
              <text:p text:style-name="P2"><text:span text:style-name="T7">Alternative Lösungsmöglichkeit: brahta war usrpr. st. Prät., das von sw. Formen mit o verdrängt wurde (Kortland, 1988: 6-7, 1994; 4)</text:span></text:p>
            </office:annotation>
            <text:p>- idg. *bʰrn̥k-tó- &gt; urgerm. *brunh-tá- &gt; *brūh-tá- =&gt; ht kein Problem, aber das *ū passt nicht - alle sw. Belege haben ein a im Stamm - - es kommt nur hin, wenn man das germ. Prät. von der o-Stufe ableitet: *bʰronk-tó-  - muss man wohl annehmen, auch wenn es ungünstig ist <text:span text:style-name="T49">Stammvokal</text:span></text:p>
          </table:table-cell>
          <table:table-cell table:style-name="ce1559" office:value-type="string" calcext:value-type="string">
            <text:p>*branhtaz</text:p>
          </table:table-cell>
          <table:table-cell table:style-name="ce1423" office:value-type="string" calcext:value-type="string">
            <text:p>*t</text:p>
          </table:table-cell>
          <table:table-cell table:style-name="ce1592" office:value-type="string" calcext:value-type="string">
            <text:p>(Ringe, 2006: 251)</text:p>
          </table:table-cell>
          <table:table-cell table:style-name="ce1618"/>
          <table:table-cell table:style-name="ce1521" office:value-type="string" calcext:value-type="string">
            <text:p>*ƀranht- &gt; *ƀrāht-</text:p>
          </table:table-cell>
          <table:table-cell table:style-name="ce1423" office:value-type="string" calcext:value-type="string">
            <text:p>*t</text:p>
          </table:table-cell>
          <table:table-cell office:value-type="string" calcext:value-type="string">
            <text:p>(Lloyd, Lühr, Springer, 1998: 340)</text:p>
          </table:table-cell>
          <table:table-cell/>
          <table:table-cell table:style-name="ce1175" office:value-type="string" calcext:value-type="string">
            <text:p>ja</text:p>
          </table:table-cell>
          <table:table-cell table:style-name="ce1317"/>
          <table:table-cell table:style-name="ce1279" table:number-columns-repeated="2"/>
          <table:table-cell table:number-columns-repeated="2"/>
          <table:table-cell table:style-name="ce1339"/>
          <table:table-cell table:style-name="ce1162"/>
          <table:table-cell table:number-columns-repeated="3"/>
          <table:table-cell table:style-name="ce1127"/>
          <table:table-cell table:style-name="ce1162"/>
          <table:table-cell table:style-name="ce336"/>
          <table:table-cell table:number-columns-repeated="2"/>
          <table:table-cell table:style-name="ce1127"/>
          <table:table-cell table:style-name="ce1162" table:number-columns-repeated="2"/>
          <table:table-cell table:number-columns-repeated="3"/>
          <table:table-cell table:style-name="ce1725" table:number-columns-repeated="2"/>
          <table:table-cell table:number-columns-repeated="2"/>
          <table:table-cell table:style-name="ce1574" table:number-columns-repeated="3"/>
          <table:table-cell table:number-columns-repeated="2"/>
          <table:table-cell table:style-name="ce1574" table:number-columns-repeated="3"/>
          <table:table-cell table:number-columns-repeated="2"/>
          <table:table-cell table:style-name="ce1574" table:number-columns-repeated="3"/>
          <table:table-cell table:number-columns-repeated="2"/>
          <table:table-cell table:style-name="ce1339"/>
          <table:table-cell table:style-name="ce1162"/>
          <table:table-cell table:style-name="ce326" table:number-columns-repeated="4"/>
        </table:table-row>
        <table:table-row table:style-name="ro23">
          <table:covered-table-cell table:style-name="ce1444" office:value-type="float" office:value="41" calcext:value-type="float">
            <text:p>41</text:p>
          </table:covered-table-cell>
          <table:covered-table-cell table:style-name="ce722" office:value-type="string" calcext:value-type="string">
            <text:p>Partizip Präteritum</text:p>
          </table:covered-table-cell>
          <table:covered-table-cell table:style-name="ce722" office:value-type="string" calcext:value-type="string">
            <text:p>'gebracht'</text:p>
          </table:covered-table-cell>
          <table:covered-table-cell table:style-name="ce731" office:value-type="string" calcext:value-type="string">
            <text:p>I. Klasse</text:p>
          </table:covered-table-cell>
          <table:table-cell table:style-name="ce1118"/>
          <table:table-cell table:style-name="ce1507"/>
          <table:table-cell table:style-name="ce1118" table:number-columns-repeated="2"/>
          <table:table-cell table:style-name="ce1182"/>
          <table:table-cell table:style-name="ce1118" table:number-columns-repeated="3"/>
          <table:table-cell table:style-name="ce1271"/>
          <table:table-cell table:style-name="ce1634"/>
          <table:table-cell table:style-name="ce1331"/>
          <table:table-cell table:style-name="ce335"/>
          <table:table-cell table:number-columns-repeated="2"/>
          <table:table-cell table:style-name="ce1317"/>
          <table:table-cell table:style-name="ce1279" table:number-columns-repeated="2"/>
          <table:table-cell table:number-columns-repeated="2"/>
          <table:table-cell table:style-name="ce134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291"/>
          <table:table-cell table:style-name="ce326" table:number-columns-repeated="2"/>
          <table:table-cell table:number-columns-repeated="2"/>
          <table:table-cell table:style-name="ce1705"/>
          <table:table-cell table:style-name="ce1723" table:number-columns-repeated="2"/>
          <table:table-cell table:number-columns-repeated="2"/>
          <table:table-cell table:style-name="ce1756" office:value-type="string" calcext:value-type="string">
            <text:p><text:span text:style-name="T85">brunʒen</text:span> poetisch</text:p>
          </table:table-cell>
          <table:table-cell table:style-name="ce1759"/>
          <table:table-cell table:style-name="ce1759" office:value-type="string" calcext:value-type="string">
            <text:p>(Braune, Heidermanns, 2004: 173)</text:p>
          </table:table-cell>
          <table:table-cell table:style-name="ce1406" office:value-type="string" calcext:value-type="string">
            <text:p>st. Part. Prät. (Lühr, 1984: 45)  <text:span text:style-name="T49">Dentalsuffix</text:span></text:p>
          </table:table-cell>
          <table:table-cell table:style-name="ce1406" office:value-type="string" calcext:value-type="string">
            <text:p>analogische Neuerung (Ringe, 2006: 251, verweist auf (Seebold, 1970: 136-7) <text:span text:style-name="T49">Dentalsuffix</text:span></text:p>
          </table:table-cell>
          <table:table-cell table:style-name="ce1768" office:value-type="string" calcext:value-type="string">
            <text:p>brungan</text:p>
          </table:table-cell>
          <table:table-cell table:style-name="ce1759"/>
          <table:table-cell table:style-name="ce1759" office:value-type="string" calcext:value-type="string">
            <text:p>(Lloyd, Lühr, Springer, 1998: 338)</text:p>
          </table:table-cell>
          <table:table-cell table:style-name="ce1406" office:value-type="string" calcext:value-type="string">
            <text:p>st. Part. Prät. (Lühr, 1984: 45)  <text:span text:style-name="T49">Dentalsuffix</text:span></text:p>
          </table:table-cell>
          <table:table-cell table:style-name="ce1406" office:value-type="string" calcext:value-type="string">
            <text:p>analogische Neuerung (Ringe, 2006: 251, verweist auf (Seebold, 1970: 136-7) <text:span text:style-name="T49">Dentalsuffix</text:span></text:p>
          </table:table-cell>
          <table:table-cell table:style-name="ce1200" office:value-type="string" calcext:value-type="string">
            <text:p>brungen</text:p>
          </table:table-cell>
          <table:table-cell table:style-name="ce326"/>
          <table:table-cell table:style-name="ce335" office:value-type="string" calcext:value-type="string">
            <text:p>(Tiefenbach, 2010: 42)</text:p>
          </table:table-cell>
          <table:table-cell table:style-name="ce1406" office:value-type="string" calcext:value-type="string">
            <text:p>st. Part. Prät. (Lühr, 1984: 45)  <text:span text:style-name="T49">Dentalsuffix</text:span></text:p>
          </table:table-cell>
          <table:table-cell table:style-name="ce1406" office:value-type="string" calcext:value-type="string">
            <text:p>analogische Neuerung (Ringe, 2006: 251, verweist auf (Seebold, 1970: 136-7) <text:span text:style-name="T49">Dentalsuffix</text:span></text:p>
          </table:table-cell>
          <table:table-cell table:style-name="ce1341"/>
          <table:table-cell table:style-name="ce326" table:number-columns-repeated="5"/>
        </table:table-row>
        <table:table-row table:style-name="ro10">
          <table:table-cell table:style-name="ce310" office:value-type="float" office:value="33" calcext:value-type="float" table:number-columns-spanned="1" table:number-rows-spanned="9">
            <text:p>33</text:p>
          </table:table-cell>
          <table:table-cell office:value-type="string" calcext:value-type="string">
            <text:p>Infinitiv</text:p>
          </table:table-cell>
          <table:table-cell office:value-type="string" calcext:value-type="string">
            <text:p>'scheinen'</text:p>
          </table:table-cell>
          <table:table-cell table:style-name="ce335" office:value-type="string" calcext:value-type="string" table:number-columns-spanned="1" table:number-rows-spanned="9">
            <text:p>I. Klasse</text:p>
          </table:table-cell>
          <table:table-cell table:style-name="ce1198" office:value-type="string" calcext:value-type="string">
            <text:p>primäres je-/o-Verben vorurgerm. *tn̥g-je/o- (Lloyd, Lühr, Springer, 1998: 854)</text:p>
          </table:table-cell>
          <table:table-cell table:style-name="ce1498" office:value-type="string" calcext:value-type="string">
            <text:p>*þunk(i)jan</text:p>
          </table:table-cell>
          <table:table-cell table:style-name="ce1375" office:value-type="string" calcext:value-type="string">
            <text:p>Hat sich in seiner Bildeweise gegenseitig mit got þagkjan beeinflusst (Lühr, 1984: 45)</text:p>
          </table:table-cell>
          <table:table-cell table:style-name="ce1538" office:value-type="string" calcext:value-type="string">
            <text:p>(Lloyd, Lühr, Springer, 1998: 854)</text:p>
          </table:table-cell>
          <table:table-cell table:style-name="ce1182"/>
          <table:table-cell table:style-name="ce1498" office:value-type="string" calcext:value-type="string">
            <text:p>*þunkijaną</text:p>
          </table:table-cell>
          <table:table-cell table:style-name="ce1115"/>
          <table:table-cell table:style-name="ce1115" office:value-type="string" calcext:value-type="string">
            <text:p>(Ringe, 2006: 252)</text:p>
          </table:table-cell>
          <table:table-cell table:style-name="ce1491" office:value-type="string" calcext:value-type="string">
            <text:p>*tong- 'denken, fühlen' (Köbler, 1989: 557)</text:p>
          </table:table-cell>
          <table:table-cell table:style-name="ce1641" office:value-type="string" calcext:value-type="string">
            <text:p>*þunkjan</text:p>
          </table:table-cell>
          <table:table-cell table:style-name="ce1328"/>
          <table:table-cell table:style-name="ce1312" office:value-type="string" calcext:value-type="string">
            <text:p>(Meid, 1971:109)</text:p>
          </table:table-cell>
          <table:table-cell table:style-name="ce1198" table:number-columns-repeated="2"/>
          <table:table-cell table:style-name="ce1641" office:value-type="string" calcext:value-type="string">
            <text:p>þugkjan</text:p>
          </table:table-cell>
          <table:table-cell table:style-name="ce1328"/>
          <table:table-cell table:style-name="ce1455" office:value-type="string" calcext:value-type="string">
            <text:p>(Meid, 1971:109)</text:p>
          </table:table-cell>
          <table:table-cell table:style-name="ce1198" table:number-columns-repeated="2"/>
          <table:table-cell table:style-name="ce1340"/>
          <table:table-cell table:style-name="ce1328"/>
          <table:table-cell table:style-name="ce1312"/>
          <table:table-cell table:style-name="ce1198" table:number-columns-repeated="2"/>
          <table:table-cell table:style-name="ce1127" office:value-type="string" calcext:value-type="string">
            <text:p><text:span text:style-name="T109">þ</text:span><text:span text:style-name="T125">yk(k)ia</text:span></text:p>
          </table:table-cell>
          <table:table-cell table:style-name="ce1279"/>
          <table:table-cell table:style-name="ce336" office:value-type="string" calcext:value-type="string">
            <text:p>(Noreen, 1970: 348)</text:p>
          </table:table-cell>
          <table:table-cell table:style-name="ce1198" table:number-columns-repeated="2"/>
          <table:table-cell office:value-type="string" calcext:value-type="string">
            <text:p><text:span text:style-name="T109">þ</text:span><text:span text:style-name="T125">ykkja</text:span></text:p>
          </table:table-cell>
          <table:table-cell table:style-name="ce1279"/>
          <table:table-cell table:style-name="ce336" office:value-type="string" calcext:value-type="string">
            <text:p>(Holthausen, 1974: 374)</text:p>
          </table:table-cell>
          <table:table-cell table:style-name="ce1198" table:number-columns-repeated="2"/>
          <table:table-cell office:value-type="string" calcext:value-type="string">
            <text:p>þykkia, þøkkia, þikkia</text:p>
          </table:table-cell>
          <table:table-cell/>
          <table:table-cell office:value-type="string" calcext:value-type="string">
            <text:p>(Noreen, 1904: 460)</text:p>
          </table:table-cell>
          <table:table-cell table:style-name="ce1738"/>
          <table:table-cell table:style-name="ce1198"/>
          <table:table-cell table:style-name="ce1196" office:value-type="string" calcext:value-type="string">
            <text:p>þynċan</text:p>
          </table:table-cell>
          <table:table-cell table:style-name="ce1455"/>
          <table:table-cell table:style-name="ce336" office:value-type="string" calcext:value-type="string">
            <text:p>(Campbell, 1997: 331)</text:p>
          </table:table-cell>
          <table:table-cell table:style-name="ce1198" table:number-columns-repeated="2"/>
          <table:table-cell table:style-name="ce1127" office:value-type="string" calcext:value-type="string">
            <text:p>dunchen</text:p>
          </table:table-cell>
          <table:table-cell table:style-name="ce1279"/>
          <table:table-cell table:style-name="ce336" office:value-type="string" calcext:value-type="string">
            <text:p>(Meid, 1971:109)</text:p>
          </table:table-cell>
          <table:table-cell table:style-name="ce1198" table:number-columns-repeated="2"/>
          <table:table-cell table:style-name="ce1127" office:value-type="string" calcext:value-type="string">
            <text:p>thunkian</text:p>
          </table:table-cell>
          <table:table-cell table:style-name="ce1279"/>
          <table:table-cell table:style-name="ce336" office:value-type="string" calcext:value-type="string">
            <text:p>(Tiefenbach, 2010: 421)</text:p>
          </table:table-cell>
          <table:table-cell table:style-name="ce1198" table:number-columns-repeated="2"/>
          <table:table-cell table:style-name="ce1317"/>
          <table:table-cell table:style-name="ce1279" table:number-columns-repeated="5"/>
        </table:table-row>
        <table:table-row table:style-name="ro21">
          <table:covered-table-cell table:style-name="ce1070"/>
          <table:table-cell office:value-type="string" calcext:value-type="string">
            <text:p>1.Sg.Ind.Präs. Akt. <text:s/></text:p>
          </table:table-cell>
          <table:table-cell table:style-name="ce1279"/>
          <table:covered-table-cell table:style-name="ce335"/>
          <table:table-cell table:style-name="ce1484"/>
          <table:table-cell table:style-name="ce1115"/>
          <table:table-cell table:style-name="ce1484" office:value-type="string" calcext:value-type="string">
            <text:p>Ablautverhältnis zu *þank(i)jan (Lloyd, Lühr, Springer, 1998: 854)</text:p>
          </table:table-cell>
          <table:table-cell table:style-name="ce1484"/>
          <table:table-cell table:style-name="ce1182"/>
          <table:table-cell table:style-name="ce1115" table:number-columns-repeated="3"/>
          <table:table-cell table:style-name="ce1619" office:value-type="string" calcext:value-type="string">
            <text:p>*tn̥g-jé- <text:span text:style-name="T360">(Kroonen, 2013: 551) (primär, kein Ablaut im Präsens), (Rix, 2001: 629), zu *teng- ‚dünken, scheinen‘ (unpersönlich)</text:span></text:p>
          </table:table-cell>
          <table:table-cell table:style-name="ce1632"/>
          <table:table-cell table:style-name="ce1279" table:number-columns-repeated="2"/>
          <table:table-cell table:number-columns-repeated="2"/>
          <table:table-cell table:style-name="ce1632"/>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office:value-type="string" calcext:value-type="string">
            <text:p><text:span text:style-name="T109">þ</text:span><text:span text:style-name="T125">yk(k)e</text:span></text:p>
          </table:table-cell>
          <table:table-cell table:style-name="ce1279"/>
          <table:table-cell table:style-name="ce336" office:value-type="string" calcext:value-type="string">
            <text:p>(Noreen, 1970: 348)</text:p>
          </table:table-cell>
          <table:table-cell table:number-columns-repeated="2"/>
          <table:table-cell table:style-name="ce1127" office:value-type="string" calcext:value-type="string">
            <text:p><text:span text:style-name="T109">þ</text:span><text:span text:style-name="T125">yk(k)e</text:span></text:p>
          </table:table-cell>
          <table:table-cell table:style-name="ce1279"/>
          <table:table-cell table:style-name="ce336" office:value-type="string" calcext:value-type="string">
            <text:p>(Noreen, 1970: 348)</text:p>
          </table:table-cell>
          <table:table-cell table:number-columns-repeated="7"/>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2"/>
          <table:table-cell table:style-name="ce1771"/>
          <table:table-cell table:style-name="ce1279"/>
          <table:table-cell table:style-name="ce336"/>
          <table:table-cell table:number-columns-repeated="2"/>
          <table:table-cell table:style-name="ce1317"/>
          <table:table-cell table:style-name="ce1279" table:number-columns-repeated="5"/>
        </table:table-row>
        <table:table-row table:style-name="ro1">
          <table:covered-table-cell table:style-name="ce1070"/>
          <table:table-cell office:value-type="string" calcext:value-type="string">
            <text:p>1.Pl.Ind.Präs. Akt.</text:p>
          </table:table-cell>
          <table:table-cell table:style-name="ce1279"/>
          <table:covered-table-cell table:style-name="ce335"/>
          <table:table-cell table:style-name="Default" table:number-columns-repeated="2"/>
          <table:table-cell table:style-name="ce1115" table:number-columns-repeated="6"/>
          <table:table-cell table:style-name="ce1270"/>
          <table:table-cell table:style-name="ce1632"/>
          <table:table-cell table:style-name="ce1279" table:number-columns-repeated="2"/>
          <table:table-cell table:number-columns-repeated="2"/>
          <table:table-cell table:style-name="ce1317"/>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13">
          <table:covered-table-cell table:style-name="ce1070"/>
          <table:table-cell table:style-name="ce322" office:value-type="string" calcext:value-type="string" table:number-columns-spanned="1" table:number-rows-spanned="2">
            <text:p>1.Sg.Ind.Prät. Akt.</text:p>
          </table:table-cell>
          <table:table-cell table:style-name="ce322" office:value-type="string" calcext:value-type="string" table:number-columns-spanned="1" table:number-rows-spanned="2">
            <text:p>'mir schien'</text:p>
          </table:table-cell>
          <table:covered-table-cell table:style-name="ce335"/>
          <table:table-cell table:style-name="ce1115"/>
          <table:table-cell table:style-name="ce1522" office:value-type="string" calcext:value-type="string">
            <text:p>*þuŋχ-t-ōⁿ &gt; *þuŋχtōⁿ &gt; *þūχtōⁿ</text:p>
          </table:table-cell>
          <table:table-cell table:style-name="ce1195" office:value-type="string" calcext:value-type="string">
            <text:p>*t</text:p>
          </table:table-cell>
          <table:table-cell table:style-name="ce1536" office:value-type="string" calcext:value-type="string">
            <text:p>(Lloyd, Lühr, Springer, 1998: 854)</text:p>
          </table:table-cell>
          <table:table-cell table:style-name="ce1208"/>
          <table:table-cell table:style-name="ce1122" office:value-type="string" calcext:value-type="string">
            <text:p><text:span text:style-name="T88">*þunht[a- ded]ē &gt;</text:span> *þunhtē</text:p>
          </table:table-cell>
          <table:table-cell table:style-name="ce1329" office:value-type="string" calcext:value-type="string">
            <text:p>*t</text:p>
          </table:table-cell>
          <table:table-cell table:style-name="ce1115" office:value-type="string" calcext:value-type="string">
            <text:p>(Ringe, 2006: 252)</text:p>
          </table:table-cell>
          <table:table-cell table:style-name="ce1270"/>
          <table:table-cell table:style-name="ce1642" office:value-type="string" calcext:value-type="string">
            <text:p><text:span text:style-name="T77">*-uŋχt-</text:span></text:p>
          </table:table-cell>
          <table:table-cell table:style-name="ce1329" office:value-type="string" calcext:value-type="string">
            <text:p>*t</text:p>
          </table:table-cell>
          <table:table-cell office:value-type="string" calcext:value-type="string">
            <text:p>(Campbell, 1997: 331)</text:p>
          </table:table-cell>
          <table:table-cell table:number-columns-repeated="2" table:style-name="ce1175" office:value-type="string" calcext:value-type="string">
            <text:p>ja</text:p>
          </table:table-cell>
          <table:table-cell table:style-name="ce1196"/>
          <table:table-cell table:style-name="ce1455"/>
          <table:table-cell table:style-name="ce1279"/>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7"/>
          <table:table-cell table:style-name="ce1317"/>
          <table:table-cell table:style-name="ce1279" table:number-columns-repeated="2"/>
          <table:table-cell table:number-columns-repeated="2"/>
          <table:table-cell table:style-name="ce1285"/>
          <table:table-cell table:style-name="ce1279"/>
          <table:table-cell table:style-name="ce336"/>
          <table:table-cell table:number-columns-repeated="2"/>
          <table:table-cell table:style-name="ce1285"/>
          <table:table-cell table:style-name="ce1279"/>
          <table:table-cell table:style-name="ce336"/>
          <table:table-cell table:number-columns-repeated="2"/>
          <table:table-cell table:style-name="ce1317"/>
          <table:table-cell table:style-name="ce1279" table:number-columns-repeated="5"/>
        </table:table-row>
        <table:table-row table:style-name="ro1">
          <table:covered-table-cell table:style-name="ce1070"/>
          <table:covered-table-cell table:number-columns-repeated="2" table:style-name="ce323"/>
          <table:covered-table-cell table:style-name="ce335"/>
          <table:table-cell table:style-name="ce1115" table:number-columns-repeated="5"/>
          <table:table-cell table:style-name="ce1574" table:number-columns-repeated="3"/>
          <table:table-cell table:style-name="ce1270"/>
          <table:table-cell table:style-name="ce1520" office:value-type="string" calcext:value-type="string">
            <text:p>*þūhtōᵐ</text:p>
          </table:table-cell>
          <table:table-cell table:style-name="ce1329" office:value-type="string" calcext:value-type="string">
            <text:p>*t</text:p>
          </table:table-cell>
          <table:table-cell office:value-type="string" calcext:value-type="string">
            <text:p>(Meid, 1971:109)</text:p>
          </table:table-cell>
          <table:table-cell table:number-columns-repeated="2" table:style-name="ce1175" office:value-type="string" calcext:value-type="string">
            <text:p>ja</text:p>
          </table:table-cell>
          <table:table-cell table:style-name="ce1326" office:value-type="string" calcext:value-type="string">
            <text:p>þūhta</text:p>
          </table:table-cell>
          <table:table-cell table:style-name="ce1329" office:value-type="string" calcext:value-type="string">
            <text:p>t</text:p>
          </table:table-cell>
          <table:table-cell office:value-type="string" calcext:value-type="string">
            <text:p>(Meid, 1971:109)</text:p>
          </table:table-cell>
          <table:table-cell table:number-columns-repeated="2" table:style-name="ce1175" office:value-type="string" calcext:value-type="string">
            <text:p>ja</text:p>
          </table:table-cell>
          <table:table-cell table:style-name="ce1339"/>
          <table:table-cell table:style-name="ce1162"/>
          <table:table-cell table:style-name="ce1279"/>
          <table:table-cell table:number-columns-repeated="2"/>
          <table:table-cell table:style-name="ce1285" office:value-type="string" calcext:value-type="string">
            <text:p>þótta</text:p>
          </table:table-cell>
          <table:table-cell table:style-name="ce1329" office:value-type="string" calcext:value-type="string">
            <text:p>tt</text:p>
          </table:table-cell>
          <table:table-cell table:style-name="ce336" office:value-type="string" calcext:value-type="string">
            <text:p>(Noreen, 1970: 348)</text:p>
          </table:table-cell>
          <table:table-cell table:number-columns-repeated="2" table:style-name="ce1175" office:value-type="string" calcext:value-type="string">
            <text:p>ja</text:p>
          </table:table-cell>
          <table:table-cell table:style-name="ce1285" office:value-type="string" calcext:value-type="string">
            <text:p>þótta</text:p>
          </table:table-cell>
          <table:table-cell table:style-name="ce1329" office:value-type="string" calcext:value-type="string">
            <text:p>tt</text:p>
          </table:table-cell>
          <table:table-cell table:style-name="ce336" office:value-type="string" calcext:value-type="string">
            <text:p>(Noreen, 1970: 348)</text:p>
          </table:table-cell>
          <table:table-cell table:number-columns-repeated="2" table:style-name="ce1175" office:value-type="string" calcext:value-type="string">
            <text:p>ja</text:p>
          </table:table-cell>
          <table:table-cell table:style-name="ce1701" office:value-type="string" calcext:value-type="string">
            <text:p>þōtte, <text:span text:style-name="T52">(agutn.)</text:span> þytte</text:p>
          </table:table-cell>
          <table:table-cell table:style-name="ce1396" office:value-type="string" calcext:value-type="string">
            <text:p>t</text:p>
          </table:table-cell>
          <table:table-cell office:value-type="string" calcext:value-type="string">
            <text:p>(Noreen, 1904: 460)</text:p>
          </table:table-cell>
          <table:table-cell/>
          <table:table-cell table:style-name="ce1175" office:value-type="string" calcext:value-type="string">
            <text:p>ja</text:p>
          </table:table-cell>
          <table:table-cell table:style-name="ce1757" office:value-type="string" calcext:value-type="string">
            <text:p>þūhte</text:p>
          </table:table-cell>
          <table:table-cell table:style-name="ce1329" office:value-type="string" calcext:value-type="string">
            <text:p>t</text:p>
          </table:table-cell>
          <table:table-cell table:style-name="ce336" office:value-type="string" calcext:value-type="string">
            <text:p>(Campbell, 1997: 331)</text:p>
          </table:table-cell>
          <table:table-cell table:number-columns-repeated="2" table:style-name="ce1175" office:value-type="string" calcext:value-type="string">
            <text:p>ja</text:p>
          </table:table-cell>
          <table:table-cell table:style-name="ce1326" office:value-type="string" calcext:value-type="string">
            <text:p>dūhta</text:p>
          </table:table-cell>
          <table:table-cell table:style-name="ce1329" office:value-type="string" calcext:value-type="string">
            <text:p>t</text:p>
          </table:table-cell>
          <table:table-cell table:style-name="ce336" office:value-type="string" calcext:value-type="string">
            <text:p>(Meid, 1971:109)</text:p>
          </table:table-cell>
          <table:table-cell table:number-columns-repeated="2" table:style-name="ce1175" office:value-type="string" calcext:value-type="string">
            <text:p>ja</text:p>
          </table:table-cell>
          <table:table-cell table:style-name="ce1285" office:value-type="string" calcext:value-type="string">
            <text:p><text:span text:style-name="T136">3. Sg</text:span><text:span text:style-name="T369">. thuhta</text:span></text:p>
          </table:table-cell>
          <table:table-cell table:style-name="ce1329" office:value-type="string" calcext:value-type="string">
            <text:p>t</text:p>
          </table:table-cell>
          <table:table-cell table:style-name="ce336" office:value-type="string" calcext:value-type="string">
            <text:p>(Tiefenbach, 2010: 421)</text:p>
          </table:table-cell>
          <table:table-cell table:number-columns-repeated="2" table:style-name="ce1175" office:value-type="string" calcext:value-type="string">
            <text:p>ja</text:p>
          </table:table-cell>
          <table:table-cell table:style-name="ce1317"/>
          <table:table-cell table:style-name="ce1279" table:number-columns-repeated="5"/>
        </table:table-row>
        <table:table-row table:style-name="ro11">
          <table:covered-table-cell table:style-name="ce1070"/>
          <table:table-cell table:style-name="ce323" table:number-columns-repeated="2"/>
          <table:covered-table-cell table:style-name="ce335"/>
          <table:table-cell table:style-name="ce1115" table:number-columns-repeated="5"/>
          <table:table-cell table:style-name="ce1574" table:number-columns-repeated="3"/>
          <table:table-cell table:style-name="ce1270"/>
          <table:table-cell table:style-name="ce1520"/>
          <table:table-cell table:style-name="ce1329"/>
          <table:table-cell table:number-columns-repeated="3"/>
          <table:table-cell table:style-name="ce1326"/>
          <table:table-cell table:style-name="ce1329"/>
          <table:table-cell table:number-columns-repeated="3"/>
          <table:table-cell table:style-name="ce1339"/>
          <table:table-cell table:style-name="ce1162"/>
          <table:table-cell table:style-name="ce1279"/>
          <table:table-cell table:number-columns-repeated="2"/>
          <table:table-cell table:style-name="ce1285"/>
          <table:table-cell table:style-name="ce1329"/>
          <table:table-cell table:style-name="ce336"/>
          <table:table-cell table:number-columns-repeated="2"/>
          <table:table-cell table:style-name="ce1285"/>
          <table:table-cell table:style-name="ce1329"/>
          <table:table-cell table:style-name="ce336"/>
          <table:table-cell table:number-columns-repeated="2"/>
          <table:table-cell table:style-name="ce1701" office:value-type="string" calcext:value-type="string">
            <text:p><text:span text:style-name="T52">(agutn.)</text:span> þytte</text:p>
          </table:table-cell>
          <table:table-cell table:style-name="ce1396" office:value-type="string" calcext:value-type="string">
            <text:p>t</text:p>
          </table:table-cell>
          <table:table-cell office:value-type="string" calcext:value-type="string">
            <text:p>(Noreen, 1904: 460)</text:p>
          </table:table-cell>
          <table:table-cell/>
          <table:table-cell table:style-name="ce1406" office:value-type="string" calcext:value-type="string">
            <text:p>Neubildung nach dem Präsens?</text:p>
          </table:table-cell>
          <table:table-cell table:style-name="ce1757"/>
          <table:table-cell table:style-name="ce1329"/>
          <table:table-cell table:style-name="ce336"/>
          <table:table-cell table:number-columns-repeated="2"/>
          <table:table-cell table:style-name="ce1326"/>
          <table:table-cell table:style-name="ce1329"/>
          <table:table-cell table:style-name="ce336"/>
          <table:table-cell table:number-columns-repeated="2"/>
          <table:table-cell table:style-name="ce1285"/>
          <table:table-cell table:style-name="ce1329"/>
          <table:table-cell table:style-name="ce336"/>
          <table:table-cell table:number-columns-repeated="2"/>
          <table:table-cell table:style-name="ce1317"/>
          <table:table-cell table:style-name="ce1279" table:number-columns-repeated="5"/>
        </table:table-row>
        <table:table-row table:style-name="ro11">
          <table:covered-table-cell table:style-name="ce1070"/>
          <table:table-cell table:style-name="ce323" table:number-columns-repeated="2"/>
          <table:covered-table-cell table:style-name="ce335"/>
          <table:table-cell table:style-name="ce1115"/>
          <table:table-cell table:style-name="ce1467" office:value-type="string" calcext:value-type="string">
            <text:p>Wurzel in der Nullstufe</text:p>
          </table:table-cell>
          <table:table-cell table:style-name="ce1115" table:number-columns-repeated="6"/>
          <table:table-cell table:style-name="ce1270"/>
          <table:table-cell table:style-name="ce1520"/>
          <table:table-cell table:style-name="ce1329"/>
          <table:table-cell table:number-columns-repeated="3"/>
          <table:table-cell table:style-name="ce1326"/>
          <table:table-cell table:style-name="ce1329"/>
          <table:table-cell table:number-columns-repeated="3"/>
          <table:table-cell table:style-name="ce1339"/>
          <table:table-cell table:style-name="ce1162"/>
          <table:table-cell table:style-name="ce1279"/>
          <table:table-cell table:number-columns-repeated="2"/>
          <table:table-cell table:style-name="ce1285"/>
          <table:table-cell table:style-name="ce1329"/>
          <table:table-cell table:style-name="ce336"/>
          <table:table-cell table:number-columns-repeated="2"/>
          <table:table-cell table:style-name="ce1285"/>
          <table:table-cell table:style-name="ce1329"/>
          <table:table-cell table:style-name="ce336"/>
          <table:table-cell table:number-columns-repeated="2"/>
          <table:table-cell table:style-name="ce1701" office:value-type="string" calcext:value-type="string">
            <text:p>thykte, thøkte, thikte, thōkte <text:span text:style-name="T52">mschw.</text:span></text:p>
          </table:table-cell>
          <table:table-cell table:style-name="ce1396" office:value-type="string" calcext:value-type="string">
            <text:p>t</text:p>
          </table:table-cell>
          <table:table-cell office:value-type="string" calcext:value-type="string">
            <text:p>(Noreen, 1904: 460)</text:p>
          </table:table-cell>
          <table:table-cell/>
          <table:table-cell table:style-name="ce1406" office:value-type="string" calcext:value-type="string">
            <text:p>Neubildung nach dem Präsens?</text:p>
          </table:table-cell>
          <table:table-cell table:style-name="ce1757"/>
          <table:table-cell table:style-name="ce1329"/>
          <table:table-cell table:style-name="ce336"/>
          <table:table-cell table:number-columns-repeated="2"/>
          <table:table-cell table:style-name="ce1326"/>
          <table:table-cell table:style-name="ce1329"/>
          <table:table-cell table:style-name="ce336"/>
          <table:table-cell table:number-columns-repeated="2"/>
          <table:table-cell table:style-name="ce1285"/>
          <table:table-cell table:style-name="ce1329"/>
          <table:table-cell table:style-name="ce336"/>
          <table:table-cell table:number-columns-repeated="2"/>
          <table:table-cell table:style-name="ce1317"/>
          <table:table-cell table:style-name="ce1279" table:number-columns-repeated="5"/>
        </table:table-row>
        <table:table-row table:style-name="ro11">
          <table:covered-table-cell table:style-name="ce1070"/>
          <table:table-cell table:style-name="ce323" table:number-columns-repeated="2"/>
          <table:covered-table-cell table:style-name="ce335"/>
          <table:table-cell table:style-name="Default" table:number-columns-repeated="2"/>
          <table:table-cell table:style-name="ce1115" table:number-columns-repeated="6"/>
          <table:table-cell table:style-name="ce1270"/>
          <table:table-cell table:style-name="ce1520"/>
          <table:table-cell table:style-name="ce1329"/>
          <table:table-cell table:number-columns-repeated="3"/>
          <table:table-cell table:style-name="ce1326"/>
          <table:table-cell table:style-name="ce1329"/>
          <table:table-cell table:number-columns-repeated="3"/>
          <table:table-cell table:style-name="ce1339"/>
          <table:table-cell table:style-name="ce1162"/>
          <table:table-cell table:style-name="ce1279"/>
          <table:table-cell table:number-columns-repeated="2"/>
          <table:table-cell table:style-name="ce1285"/>
          <table:table-cell table:style-name="ce1329"/>
          <table:table-cell table:style-name="ce336"/>
          <table:table-cell table:number-columns-repeated="2"/>
          <table:table-cell table:style-name="ce1285"/>
          <table:table-cell table:style-name="ce1329"/>
          <table:table-cell table:style-name="ce336"/>
          <table:table-cell table:number-columns-repeated="2"/>
          <table:table-cell table:style-name="ce1702" office:value-type="string" calcext:value-type="string">
            <text:p>thykter <text:span text:style-name="T52">mschw</text:span></text:p>
          </table:table-cell>
          <table:table-cell table:style-name="ce1720" office:value-type="string" calcext:value-type="string">
            <text:p>t</text:p>
          </table:table-cell>
          <table:table-cell office:value-type="string" calcext:value-type="string">
            <text:p>(Noreen, 1904: 460)</text:p>
          </table:table-cell>
          <table:table-cell/>
          <table:table-cell table:style-name="ce1406" office:value-type="string" calcext:value-type="string">
            <text:p>Neubildung nach dem Präsens?</text:p>
          </table:table-cell>
          <table:table-cell table:style-name="ce1757"/>
          <table:table-cell table:style-name="ce1329"/>
          <table:table-cell table:style-name="ce336"/>
          <table:table-cell table:number-columns-repeated="2"/>
          <table:table-cell table:style-name="ce1326"/>
          <table:table-cell table:style-name="ce1329"/>
          <table:table-cell table:style-name="ce336"/>
          <table:table-cell table:number-columns-repeated="2"/>
          <table:table-cell table:style-name="ce1285"/>
          <table:table-cell table:style-name="ce1329"/>
          <table:table-cell table:style-name="ce336"/>
          <table:table-cell table:number-columns-repeated="2"/>
          <table:table-cell table:style-name="ce1317"/>
          <table:table-cell table:style-name="ce1279" table:number-columns-repeated="5"/>
        </table:table-row>
        <table:table-row table:style-name="ro11">
          <table:covered-table-cell table:style-name="ce1070"/>
          <table:table-cell table:style-name="ce326" office:value-type="string" calcext:value-type="string">
            <text:p>Partizip Präteritum</text:p>
          </table:table-cell>
          <table:table-cell table:style-name="ce326" office:value-type="string" calcext:value-type="string">
            <text:p>'geschienen'</text:p>
          </table:table-cell>
          <table:covered-table-cell table:style-name="ce335"/>
          <table:table-cell table:style-name="ce1177" office:value-type="string" calcext:value-type="string">
            <text:p><text:span text:style-name="T62">*tn̥g-to- &gt; *tn̥kto </text:span>(Lloyd, Lühr, Springer, 1998: 854)</text:p>
          </table:table-cell>
          <table:table-cell table:style-name="ce1125" office:value-type="string" calcext:value-type="string">
            <text:p>*þuŋχta- &gt; *þūχta-</text:p>
          </table:table-cell>
          <table:table-cell table:style-name="ce1125" office:value-type="string" calcext:value-type="string">
            <text:p>*t</text:p>
          </table:table-cell>
          <table:table-cell table:style-name="ce1544" office:value-type="string" calcext:value-type="string">
            <text:p>(Lloyd, Lühr, Springer, 1998: 854)</text:p>
          </table:table-cell>
          <table:table-cell table:style-name="ce1553" office:value-type="string" calcext:value-type="string">
            <text:p>Ausgehend von idg. <text:span text:style-name="T304">*tn̥g-jé-</text:span> <text:span text:style-name="T305">, (Rix, 2001: 629) </text:span>*tn̥g-tó-s &gt; *tn̥k-tó-s (eigene Rekonstrukte)</text:p>
          </table:table-cell>
          <table:table-cell table:style-name="ce1213" office:value-type="string" calcext:value-type="string">
            <text:p>*þunhtaz</text:p>
          </table:table-cell>
          <table:table-cell table:style-name="ce1580" office:value-type="string" calcext:value-type="string">
            <text:p>*t</text:p>
          </table:table-cell>
          <table:table-cell table:style-name="ce1593" office:value-type="string" calcext:value-type="string">
            <text:p>(Ringe, 2006: 252)</text:p>
          </table:table-cell>
          <table:table-cell table:style-name="ce1271"/>
          <table:table-cell table:style-name="ce1643" office:value-type="string" calcext:value-type="string">
            <text:p><text:span text:style-name="T366">*-uŋχt-</text:span></text:p>
          </table:table-cell>
          <table:table-cell table:style-name="ce1331" office:value-type="string" calcext:value-type="string">
            <text:p>*t</text:p>
          </table:table-cell>
          <table:table-cell table:style-name="ce335" office:value-type="string" calcext:value-type="string">
            <text:p>(Campbell, 1997: 331)</text:p>
          </table:table-cell>
          <table:table-cell table:number-columns-repeated="2" table:style-name="ce1175" office:value-type="string" calcext:value-type="string">
            <text:p>ja</text:p>
          </table:table-cell>
          <table:table-cell table:style-name="ce1658" office:value-type="string" calcext:value-type="string">
            <text:p>*-þūhts</text:p>
          </table:table-cell>
          <table:table-cell table:style-name="ce1331" office:value-type="string" calcext:value-type="string">
            <text:p>*t</text:p>
          </table:table-cell>
          <table:table-cell table:style-name="ce335" office:value-type="string" calcext:value-type="string">
            <text:p>(Köbler, 1989: 557)</text:p>
          </table:table-cell>
          <table:table-cell table:number-columns-repeated="2" table:style-name="ce1175" office:value-type="string" calcext:value-type="string">
            <text:p>ja</text:p>
          </table:table-cell>
          <table:table-cell table:style-name="ce1341"/>
          <table:table-cell table:style-name="ce326"/>
          <table:table-cell table:style-name="ce335"/>
          <table:table-cell table:number-columns-repeated="2"/>
          <table:table-cell table:style-name="ce1200" office:value-type="string" calcext:value-type="string">
            <office:annotation draw:style-name="gr67" draw:text-style-name="P3" svg:width="28.99mm" svg:height="15.03mm" svg:x="1261.09mm" svg:y="1717.68mm" draw:caption-point-x="12.44mm" draw:caption-point-y="800.08mm">
              <dc:date>2017-04-27T00:00:00</dc:date>
              <text:p text:style-name="P2"><text:span text:style-name="T7">a-Umlaut? (vgl. Noreen, 1970: 54) <text:s/></text:span></text:p>
            </office:annotation>
            <text:p>þóttr</text:p>
          </table:table-cell>
          <table:table-cell table:style-name="ce1331" office:value-type="string" calcext:value-type="string">
            <text:p>tt</text:p>
          </table:table-cell>
          <table:table-cell table:style-name="ce335" office:value-type="string" calcext:value-type="string">
            <text:p>(Noreen, 1970: 348)</text:p>
          </table:table-cell>
          <table:table-cell table:number-columns-repeated="2" table:style-name="ce1175" office:value-type="string" calcext:value-type="string">
            <text:p>ja</text:p>
          </table:table-cell>
          <table:table-cell table:style-name="ce1200" office:value-type="string" calcext:value-type="string">
            <text:p>þóttr</text:p>
          </table:table-cell>
          <table:table-cell table:style-name="ce1331" office:value-type="string" calcext:value-type="string">
            <text:p>tt</text:p>
          </table:table-cell>
          <table:table-cell table:style-name="ce335" office:value-type="string" calcext:value-type="string">
            <text:p>(Noreen, 1970: 348)</text:p>
          </table:table-cell>
          <table:table-cell table:number-columns-repeated="2" table:style-name="ce1175" office:value-type="string" calcext:value-type="string">
            <text:p>ja</text:p>
          </table:table-cell>
          <table:table-cell table:style-name="ce1704" office:value-type="string" calcext:value-type="string">
            <text:p>thōtter <text:span text:style-name="T52">mschw</text:span></text:p>
          </table:table-cell>
          <table:table-cell table:style-name="ce1722" office:value-type="string" calcext:value-type="string">
            <text:p>t</text:p>
          </table:table-cell>
          <table:table-cell table:style-name="ce1723" office:value-type="string" calcext:value-type="string">
            <text:p>(Noreen, 1904: 460)</text:p>
          </table:table-cell>
          <table:table-cell table:number-columns-repeated="2"/>
          <table:table-cell table:style-name="ce1658" office:value-type="string" calcext:value-type="string">
            <text:p>þūht</text:p>
          </table:table-cell>
          <table:table-cell table:style-name="ce1331" office:value-type="string" calcext:value-type="string">
            <text:p>t</text:p>
          </table:table-cell>
          <table:table-cell table:style-name="ce335" office:value-type="string" calcext:value-type="string">
            <text:p>(Campbell, 1997: 331)</text:p>
          </table:table-cell>
          <table:table-cell table:number-columns-repeated="2" table:style-name="ce1175" office:value-type="string" calcext:value-type="string">
            <text:p>ja</text:p>
          </table:table-cell>
          <table:table-cell table:style-name="ce1200" office:value-type="string" calcext:value-type="string">
            <text:p>gidūht</text:p>
          </table:table-cell>
          <table:table-cell table:style-name="ce1331" office:value-type="string" calcext:value-type="string">
            <text:p>t</text:p>
          </table:table-cell>
          <table:table-cell table:style-name="ce335" office:value-type="string" calcext:value-type="string">
            <text:p>(Sonderegger, 2003: 324)</text:p>
          </table:table-cell>
          <table:table-cell table:number-columns-repeated="2" table:style-name="ce1175" office:value-type="string" calcext:value-type="string">
            <text:p>ja</text:p>
          </table:table-cell>
          <table:table-cell table:style-name="ce1291"/>
          <table:table-cell table:style-name="ce326"/>
          <table:table-cell table:style-name="ce335"/>
          <table:table-cell table:number-columns-repeated="2"/>
          <table:table-cell table:style-name="ce1341"/>
          <table:table-cell table:style-name="ce326" table:number-columns-repeated="5"/>
        </table:table-row>
        <table:table-row table:style-name="ro11">
          <table:table-cell table:style-name="ce310" office:value-type="float" office:value="34" calcext:value-type="float" table:number-columns-spanned="1" table:number-rows-spanned="5">
            <text:p>34</text:p>
          </table:table-cell>
          <table:table-cell office:value-type="string" calcext:value-type="string">
            <text:p>Infinitiv</text:p>
          </table:table-cell>
          <table:table-cell office:value-type="string" calcext:value-type="string">
            <text:p>'gebrauchen' (Wright, 1997: 153)</text:p>
          </table:table-cell>
          <table:table-cell table:style-name="ce335" office:value-type="string" calcext:value-type="string" table:number-columns-spanned="1" table:number-rows-spanned="5">
            <text:p>I. Klasse</text:p>
          </table:table-cell>
          <table:table-cell table:style-name="ce1485" office:value-type="string" calcext:value-type="string">
            <text:p><text:span text:style-name="T233">ausgehend von (Rix, 2001: 96) idg. Wurzel *breuHg- ‚</text:span><text:span text:style-name="T234">genießen, gebrauchen‘</text:span><text:span text:style-name="T235"> → Präsens *bruHg-ié- (primär, </text:span><text:span text:style-name="T236">kein Ablaut im Präsens)</text:span></text:p>
          </table:table-cell>
          <table:table-cell table:style-name="ce1115"/>
          <table:table-cell table:style-name="ce1467"/>
          <table:table-cell table:style-name="ce1467" office:value-type="string" calcext:value-type="string">
            <text:p>(Lühr, 1984: 45)</text:p>
          </table:table-cell>
          <table:table-cell table:style-name="ce1485" office:value-type="string" calcext:value-type="string">
            <text:p><text:span text:style-name="T233">ausgehend von (Rix, 2001: 96) idg. Wurzel *breuHg- ‚</text:span><text:span text:style-name="T234">genießen, gebrauchen‘</text:span><text:span text:style-name="T235"> → Präsens *bruHg-ié- (primär, </text:span><text:span text:style-name="T236">kein Ablaut im Präsens)</text:span></text:p>
          </table:table-cell>
          <table:table-cell table:style-name="ce1115" office:value-type="string" calcext:value-type="string">
            <text:p>*brūkaną</text:p>
          </table:table-cell>
          <table:table-cell table:style-name="ce1115"/>
          <table:table-cell table:style-name="ce1115" office:value-type="string" calcext:value-type="string">
            <text:p>(Ringe, 2006: 251)</text:p>
          </table:table-cell>
          <table:table-cell table:style-name="ce1491" office:value-type="string" calcext:value-type="string">
            <text:p>verwandt: Related to Lith braukiù, braũkti ‘to smear, to paint’, Slav *brusiti ‘to whet’. (Orel, 2003: 60) – die idg. Wurzel dazu wäre *bʰreuḱ-/*bʰrouḱ- (Derksen, 2015: 98)</text:p>
          </table:table-cell>
          <table:table-cell table:style-name="ce1126" office:value-type="string" calcext:value-type="string">
            <text:p>*brūkanan</text:p>
          </table:table-cell>
          <table:table-cell table:style-name="ce1328"/>
          <table:table-cell table:style-name="ce1312" office:value-type="string" calcext:value-type="string">
            <text:p>(Orel, 2003: 60)</text:p>
          </table:table-cell>
          <table:table-cell table:style-name="Default"/>
          <table:table-cell table:style-name="ce1198"/>
          <table:table-cell table:style-name="ce1126" office:value-type="string" calcext:value-type="string">
            <text:p>brūkjan &lt; *brūkjanan <text:span text:style-name="T344">(Orel, 2003: 60)</text:span></text:p>
          </table:table-cell>
          <table:table-cell table:style-name="ce1328"/>
          <table:table-cell table:style-name="ce1312" office:value-type="string" calcext:value-type="string">
            <text:p>(Wright, 1997: 153)</text:p>
          </table:table-cell>
          <table:table-cell table:style-name="ce1198" table:number-columns-repeated="2"/>
          <table:table-cell table:style-name="ce1340"/>
          <table:table-cell table:style-name="ce1328"/>
          <table:table-cell table:style-name="ce1312"/>
          <table:table-cell table:style-name="ce1198" table:number-columns-repeated="2"/>
          <table:table-cell table:style-name="ce1127" office:value-type="string" calcext:value-type="string">
            <office:annotation draw:style-name="gr63" draw:text-style-name="P3" svg:width="28.99mm" svg:height="28.05mm" svg:x="1279.63mm" svg:y="1948.65mm" draw:caption-point-x="-6.1mm" draw:caption-point-y="581.64mm">
              <dc:creator>H.S.</dc:creator>
              <dc:date>2017-03-31T00:00:00</dc:date>
              <text:p text:style-name="P2"><text:span text:style-name="T7">(Möbius, 1866: 51) Lehnwort, eigtl. Anord. Verb ist </text:span><text:span text:style-name="T8">neyta, nýta</text:span><text:span text:style-name="T7"> 'gebrauchen'</text:span></text:p>
            </office:annotation>
            <text:p>brúka </text:p>
          </table:table-cell>
          <table:table-cell table:style-name="ce1279"/>
          <table:table-cell table:style-name="ce336" office:value-type="string" calcext:value-type="string">
            <text:p>(Sehrt, 1966: 65)</text:p>
          </table:table-cell>
          <table:table-cell table:style-name="ce1198" table:number-columns-repeated="2"/>
          <table:table-cell table:style-name="ce1317"/>
          <table:table-cell table:style-name="ce1279" table:number-columns-repeated="2"/>
          <table:table-cell table:style-name="ce1198" table:number-columns-repeated="2"/>
          <table:table-cell table:number-columns-repeated="3"/>
          <table:table-cell table:style-name="ce1738"/>
          <table:table-cell table:style-name="ce1198"/>
          <table:table-cell table:style-name="ce1127" office:value-type="string" calcext:value-type="string">
            <text:p>brūcan</text:p>
          </table:table-cell>
          <table:table-cell table:style-name="ce1279"/>
          <table:table-cell table:style-name="ce336" office:value-type="string" calcext:value-type="string">
            <text:p>(Sehrt, 1966: 65)</text:p>
          </table:table-cell>
          <table:table-cell table:style-name="ce1198" table:number-columns-repeated="2"/>
          <table:table-cell table:style-name="ce1127" office:value-type="string" calcext:value-type="string">
            <text:p>brūhhan</text:p>
          </table:table-cell>
          <table:table-cell table:style-name="ce1279"/>
          <table:table-cell table:style-name="ce336" office:value-type="string" calcext:value-type="string">
            <text:p>(Sehrt, 1966: 65)</text:p>
          </table:table-cell>
          <table:table-cell table:style-name="ce1198" table:number-columns-repeated="2"/>
          <table:table-cell table:style-name="ce1127" office:value-type="string" calcext:value-type="string">
            <text:p>brūkan <text:span text:style-name="T338">stv.</text:span></text:p>
          </table:table-cell>
          <table:table-cell table:style-name="ce1279"/>
          <table:table-cell table:style-name="ce336" office:value-type="string" calcext:value-type="string">
            <text:p>(Sehrt, 1966: 65)</text:p>
          </table:table-cell>
          <table:table-cell table:style-name="ce1198" table:number-columns-repeated="2"/>
          <table:table-cell table:style-name="ce1317"/>
          <table:table-cell table:style-name="ce1279" table:number-columns-repeated="5"/>
        </table:table-row>
        <table:table-row table:style-name="ro13">
          <table:covered-table-cell table:style-name="ce1070"/>
          <table:table-cell office:value-type="string" calcext:value-type="string">
            <text:p>1.Sg.Ind.Präs. Akt. <text:s/></text:p>
          </table:table-cell>
          <table:table-cell table:style-name="ce1279"/>
          <table:covered-table-cell table:style-name="ce335"/>
          <table:table-cell table:style-name="ce1115" table:number-columns-repeated="8"/>
          <table:table-cell table:style-name="ce1270" office:value-type="string" calcext:value-type="string">
            <text:p>(Rix, 2001: 96) idg. Wurzel *bʰreuHg- → Präsens *bʰruHg-ié- (primär, kein Ablaut im Präsens)</text:p>
          </table:table-cell>
          <table:table-cell table:style-name="ce1632"/>
          <table:table-cell table:style-name="ce1279" table:number-columns-repeated="2"/>
          <table:table-cell table:number-columns-repeated="2"/>
          <table:table-cell table:style-name="ce1632"/>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2"/>
          <table:table-cell table:style-name="ce1771"/>
          <table:table-cell table:style-name="ce1279"/>
          <table:table-cell table:style-name="ce336"/>
          <table:table-cell table:number-columns-repeated="2"/>
          <table:table-cell table:style-name="ce1317"/>
          <table:table-cell table:style-name="ce1279" table:number-columns-repeated="5"/>
        </table:table-row>
        <table:table-row table:style-name="ro1">
          <table:covered-table-cell table:style-name="ce1070"/>
          <table:table-cell office:value-type="string" calcext:value-type="string">
            <text:p>1.Pl.Ind.Präs. Akt.</text:p>
          </table:table-cell>
          <table:table-cell table:style-name="ce1279"/>
          <table:covered-table-cell table:style-name="ce335"/>
          <table:table-cell table:style-name="ce1115"/>
          <table:table-cell table:style-name="Default"/>
          <table:table-cell table:style-name="ce1115" table:number-columns-repeated="3"/>
          <table:table-cell table:style-name="ce1574" table:number-columns-repeated="2"/>
          <table:table-cell table:style-name="ce1115"/>
          <table:table-cell table:style-name="ce1270"/>
          <table:table-cell table:style-name="ce1632"/>
          <table:table-cell table:style-name="ce1279" table:number-columns-repeated="2"/>
          <table:table-cell table:number-columns-repeated="2"/>
          <table:table-cell table:style-name="ce1317"/>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17"/>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1">
          <table:covered-table-cell table:style-name="ce1070"/>
          <table:table-cell office:value-type="string" calcext:value-type="string">
            <text:p>1.Sg.Ind.Prät. Akt.</text:p>
          </table:table-cell>
          <table:table-cell table:style-name="ce1456"/>
          <table:covered-table-cell table:style-name="ce335"/>
          <table:table-cell table:style-name="ce1115"/>
          <table:table-cell table:style-name="ce1153" office:value-type="string" calcext:value-type="string">
            <text:p>*brūh-t-ōⁿ <text:s/>&gt; *brūhtōⁿ</text:p>
          </table:table-cell>
          <table:table-cell table:style-name="ce1195" office:value-type="string" calcext:value-type="string">
            <text:p>*t</text:p>
          </table:table-cell>
          <table:table-cell table:style-name="ce1540" office:value-type="string" calcext:value-type="string">
            <text:p>(eigenes Rekonstrukt)</text:p>
          </table:table-cell>
          <table:table-cell table:style-name="ce1115"/>
          <table:table-cell table:style-name="ce1570" office:value-type="string" calcext:value-type="string">
            <text:p><text:span text:style-name="T88">*brūht[a- ded]ē &gt;</text:span> *brūhtē</text:p>
          </table:table-cell>
          <table:table-cell table:style-name="ce1579" office:value-type="string" calcext:value-type="string">
            <text:p>*t</text:p>
          </table:table-cell>
          <table:table-cell table:style-name="ce1115" office:value-type="string" calcext:value-type="string">
            <text:p>(Ringe, 2006: 251)</text:p>
          </table:table-cell>
          <table:table-cell table:style-name="ce1270"/>
          <table:table-cell table:style-name="ce1570"/>
          <table:table-cell table:style-name="ce1579"/>
          <table:table-cell table:style-name="ce1315"/>
          <table:table-cell table:number-columns-repeated="2"/>
          <table:table-cell table:style-name="ce1285" office:value-type="string" calcext:value-type="string">
            <text:p>brūhta</text:p>
          </table:table-cell>
          <table:table-cell table:style-name="ce1329" office:value-type="string" calcext:value-type="string">
            <text:p>t</text:p>
          </table:table-cell>
          <table:table-cell office:value-type="string" calcext:value-type="string">
            <text:p>(Wright, 1997: 153)</text:p>
          </table:table-cell>
          <table:table-cell table:number-columns-repeated="2" table:style-name="ce1175" office:value-type="string" calcext:value-type="string">
            <text:p>ja</text:p>
          </table:table-cell>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74"/>
          <table:table-cell table:style-name="ce1279"/>
          <table:table-cell table:style-name="ce336"/>
          <table:table-cell table:number-columns-repeated="7"/>
          <table:table-cell table:style-name="ce1285"/>
          <table:table-cell table:style-name="ce1279"/>
          <table:table-cell table:style-name="ce336"/>
          <table:table-cell table:number-columns-repeated="2"/>
          <table:table-cell table:style-name="ce1285"/>
          <table:table-cell table:style-name="ce1279"/>
          <table:table-cell table:style-name="ce336"/>
          <table:table-cell table:number-columns-repeated="2"/>
          <table:table-cell table:style-name="ce1285"/>
          <table:table-cell table:style-name="ce1279"/>
          <table:table-cell table:style-name="ce336"/>
          <table:table-cell table:number-columns-repeated="2"/>
          <table:table-cell table:style-name="ce1317"/>
          <table:table-cell table:style-name="ce1279" table:number-columns-repeated="5"/>
        </table:table-row>
        <table:table-row table:style-name="ro13">
          <table:covered-table-cell table:style-name="ce1070"/>
          <table:table-cell table:style-name="ce326" office:value-type="string" calcext:value-type="string">
            <text:p>Partizip Präteritum</text:p>
          </table:table-cell>
          <table:table-cell table:style-name="ce326"/>
          <table:covered-table-cell table:style-name="ce335"/>
          <table:table-cell table:style-name="ce1486" office:value-type="string" calcext:value-type="string">
            <text:p>-idg. *bʰruHg-tó-s </text:p>
          </table:table-cell>
          <table:table-cell table:style-name="ce1523" office:value-type="string" calcext:value-type="string">
            <text:p><text:s/>*brūhtáz</text:p>
          </table:table-cell>
          <table:table-cell table:style-name="ce1331" office:value-type="string" calcext:value-type="string">
            <text:p>*t</text:p>
          </table:table-cell>
          <table:table-cell table:style-name="ce1118" office:value-type="string" calcext:value-type="string">
            <text:p>(Ringe, 2006: 251)</text:p>
          </table:table-cell>
          <table:table-cell table:style-name="ce1554" office:value-type="string" calcext:value-type="string">
            <text:p>-idg. *bʰruHg-tó-s </text:p>
          </table:table-cell>
          <table:table-cell table:style-name="ce1575" office:value-type="string" calcext:value-type="string">
            <text:p><text:s/>*brūhtáz</text:p>
          </table:table-cell>
          <table:table-cell table:style-name="ce1331" office:value-type="string" calcext:value-type="string">
            <text:p>*t</text:p>
          </table:table-cell>
          <table:table-cell table:style-name="ce1118" office:value-type="string" calcext:value-type="string">
            <text:p>(Ringe, 2006: 251)</text:p>
          </table:table-cell>
          <table:table-cell table:style-name="ce1271"/>
          <table:table-cell table:style-name="ce1575"/>
          <table:table-cell table:style-name="ce1331"/>
          <table:table-cell table:style-name="ce1649"/>
          <table:table-cell table:number-columns-repeated="2"/>
          <table:table-cell table:style-name="ce1200" office:value-type="string" calcext:value-type="string">
            <text:p>*brūhts</text:p>
          </table:table-cell>
          <table:table-cell table:style-name="ce1331" office:value-type="string" calcext:value-type="string">
            <text:p>t</text:p>
          </table:table-cell>
          <table:table-cell table:style-name="ce335" office:value-type="string" calcext:value-type="string">
            <text:p>(Wright, 1997: 153)</text:p>
          </table:table-cell>
          <table:table-cell table:number-columns-repeated="2" table:style-name="ce1175" office:value-type="string" calcext:value-type="string">
            <text:p>ja</text:p>
          </table:table-cell>
          <table:table-cell table:style-name="ce1341"/>
          <table:table-cell table:style-name="ce326"/>
          <table:table-cell table:style-name="ce335"/>
          <table:table-cell table:number-columns-repeated="2"/>
          <table:table-cell table:style-name="ce1200" office:value-type="string" calcext:value-type="string">
            <text:p>brúkađr </text:p>
          </table:table-cell>
          <table:table-cell table:style-name="ce1331" office:value-type="string" calcext:value-type="string">
            <text:p>ð</text:p>
          </table:table-cell>
          <table:table-cell table:style-name="ce1678" office:value-type="string" calcext:value-type="string">
            <text:p>(Möbius, 1866: 51)</text:p>
          </table:table-cell>
          <table:table-cell table:style-name="ce1406" office:value-type="string" calcext:value-type="string">
            <text:p>regelmäßige Neubildung? <text:span text:style-name="T49">Dentalsuffix, Stammauslaut</text:span></text:p>
          </table:table-cell>
          <table:table-cell table:style-name="ce1406" office:value-type="string" calcext:value-type="string">
            <text:p>regelmäßige Neubildung? <text:span text:style-name="T49">Dentalsuffix, Stammauslaut</text:span></text:p>
          </table:table-cell>
          <table:table-cell table:style-name="ce1291"/>
          <table:table-cell table:style-name="ce326" table:number-columns-repeated="2"/>
          <table:table-cell table:number-columns-repeated="7"/>
          <table:table-cell table:style-name="ce129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341"/>
          <table:table-cell table:style-name="ce326" table:number-columns-repeated="5"/>
        </table:table-row>
        <table:table-row table:style-name="ro1">
          <table:table-cell table:style-name="ce714" office:value-type="float" office:value="35" calcext:value-type="float" table:number-columns-spanned="1" table:number-rows-spanned="5">
            <text:p>35</text:p>
          </table:table-cell>
          <table:table-cell table:style-name="ce1328" office:value-type="string" calcext:value-type="string">
            <text:p>Infinitiv</text:p>
          </table:table-cell>
          <table:table-cell table:style-name="ce1328" office:value-type="string" calcext:value-type="string">
            <text:p>'stellen'</text:p>
          </table:table-cell>
          <table:table-cell table:style-name="ce732" table:number-columns-spanned="1" table:number-rows-spanned="5"/>
          <table:table-cell table:style-name="ce1487" office:value-type="string" calcext:value-type="string">
            <text:p><text:span text:style-name="T237">Abgeleitet von m. *stalla- ‚Stand‘ &lt;  Nomen Dual </text:span><text:span text:style-name="T238">*sth</text:span><text:span text:style-name="T239">₂</text:span><text:span text:style-name="T240">-dʰlo</text:span><text:span text:style-name="T241">­- ← </text:span><text:span text:style-name="T242">*steh₂- ‚stehen‘ (Kroonen, 2013: 473),</text:span><text:span text:style-name="T243"> </text:span><text:span text:style-name="T244">*sth₂-dʰlom</text:span><text:span text:style-name="T245"> &gt; lat. Stabulum ‚Stall‘ (Fortson, 2010: 131) </text:span><text:span text:style-name="T246">→ Inf. </text:span><text:span text:style-name="T247">*sth</text:span><text:span text:style-name="T248">₂</text:span><text:span text:style-name="T249">-dʰlo­-jé/o-</text:span><text:span text:style-name="T241"> ‘stellen’?</text:span></text:p>
          </table:table-cell>
          <table:table-cell table:style-name="ce1115"/>
          <table:table-cell table:style-name="ce1472" table:number-columns-repeated="2"/>
          <table:table-cell table:style-name="ce1555" office:value-type="string" calcext:value-type="string">
            <text:p><text:span text:style-name="T306">Nomen Dual </text:span><text:span text:style-name="T307">*sth</text:span><text:span text:style-name="T308">₂</text:span><text:span text:style-name="T309">-dʰlo</text:span><text:span text:style-name="T310">­-  (Kroonen, 2013: 473) → Inf. </text:span><text:span text:style-name="T311">*sth</text:span><text:span text:style-name="T312">₂</text:span><text:span text:style-name="T313">-dʰlo­-jé/o-</text:span><text:span text:style-name="T310"> ‘stellen’? </text:span></text:p>
          </table:table-cell>
          <table:table-cell table:style-name="ce1576" office:value-type="string" calcext:value-type="string">
            <text:p>wgerm. *stal<text:span text:style-name="T71">ʲlʲ</text:span>an - wgerm. Fehlender Bindevokal aufgrund Analogie nach *wild- : *wald- (Ringe, Taylor,  2014: 73-74) <text:span text:style-name="T49">Stammvokal </text:span>(kein Umlaut), <text:span text:style-name="T49">Stammauslaut </text:span>(wgerm. Kein Bindevokal)</text:p>
          </table:table-cell>
          <table:table-cell table:style-name="ce1214"/>
          <table:table-cell table:style-name="ce1214" office:value-type="string" calcext:value-type="string">
            <text:p>(Ringe, 2014: 127)</text:p>
          </table:table-cell>
          <table:table-cell table:style-name="ce1620" office:value-type="string" calcext:value-type="string">
            <text:p><text:span text:style-name="T306">Abgeleitet von m. *stalla- ‚Stand‘ &lt;  Nomen Dual </text:span><text:span text:style-name="T307">*sth</text:span><text:span text:style-name="T308">₂</text:span><text:span text:style-name="T309">-dʰlo</text:span><text:span text:style-name="T310">­- ← </text:span><text:span text:style-name="T306">*steh₂- ‚stehen‘ (Kroonen, 2013: 473),</text:span><text:span text:style-name="T361"> </text:span><text:span text:style-name="T362">*sth₂-dʰlom</text:span><text:span text:style-name="T363"> &gt; lat. Stabulum ‚Stall‘ (Fortson, 2010: 131)</text:span></text:p>
          </table:table-cell>
          <table:table-cell table:style-name="ce1126" office:value-type="string" calcext:value-type="string">
            <text:p>*stalljan</text:p>
          </table:table-cell>
          <table:table-cell table:style-name="ce1328"/>
          <table:table-cell table:style-name="ce1312" office:value-type="string" calcext:value-type="string">
            <text:p>(Kroonen, 2013: 473)</text:p>
          </table:table-cell>
          <table:table-cell table:style-name="ce1198" table:number-columns-repeated="2"/>
          <table:table-cell table:style-name="ce1493"/>
          <table:table-cell table:style-name="ce1375" table:number-columns-repeated="2"/>
          <table:table-cell table:style-name="ce1198" table:number-columns-repeated="2"/>
          <table:table-cell table:style-name="ce1340"/>
          <table:table-cell table:style-name="ce1328"/>
          <table:table-cell table:style-name="ce1312"/>
          <table:table-cell table:style-name="ce1198" table:number-columns-repeated="2"/>
          <table:table-cell table:style-name="ce1126" office:value-type="string" calcext:value-type="string">
            <text:p>stilla</text:p>
          </table:table-cell>
          <table:table-cell table:style-name="ce1328"/>
          <table:table-cell table:style-name="ce1312" office:value-type="string" calcext:value-type="string">
            <text:p>(Sehrt, 1966: 506)</text:p>
          </table:table-cell>
          <table:table-cell table:style-name="ce1198" table:number-columns-repeated="2"/>
          <table:table-cell table:style-name="ce1126"/>
          <table:table-cell table:style-name="ce1328" table:number-columns-repeated="2"/>
          <table:table-cell table:style-name="ce1198" table:number-columns-repeated="2"/>
          <table:table-cell table:number-columns-repeated="3"/>
          <table:table-cell table:style-name="ce1738"/>
          <table:table-cell table:style-name="ce1198"/>
          <table:table-cell table:style-name="ce1126" office:value-type="string" calcext:value-type="string">
            <text:p>stellan</text:p>
          </table:table-cell>
          <table:table-cell table:style-name="ce1328"/>
          <table:table-cell table:style-name="ce1312" office:value-type="string" calcext:value-type="string">
            <text:p>(Campbell, 1997: 330)</text:p>
          </table:table-cell>
          <table:table-cell table:style-name="ce1198" table:number-columns-repeated="2"/>
          <table:table-cell table:style-name="ce1126" office:value-type="string" calcext:value-type="string">
            <text:p>stellen</text:p>
          </table:table-cell>
          <table:table-cell table:style-name="ce1328"/>
          <table:table-cell table:style-name="ce1312" office:value-type="string" calcext:value-type="string">
            <text:p>(Sonderegger, 2003: 324)</text:p>
          </table:table-cell>
          <table:table-cell table:style-name="ce1198" table:number-columns-repeated="2"/>
          <table:table-cell table:style-name="ce1127" office:value-type="string" calcext:value-type="string">
            <text:p>stellian</text:p>
          </table:table-cell>
          <table:table-cell table:style-name="ce1279"/>
          <table:table-cell table:style-name="ce336" office:value-type="string" calcext:value-type="string">
            <text:p>(Gallée, 1993: 263)</text:p>
          </table:table-cell>
          <table:table-cell table:style-name="ce1198" table:number-columns-repeated="2"/>
          <table:table-cell table:style-name="ce2437" office:value-type="string" calcext:value-type="string">
            <text:p>Doch relevant, siehe aengl.</text:p>
          </table:table-cell>
          <table:table-cell table:style-name="ce1328" table:number-columns-repeated="5"/>
        </table:table-row>
        <table:table-row table:style-name="ro1">
          <table:covered-table-cell table:style-name="ce1446"/>
          <table:table-cell office:value-type="string" calcext:value-type="string">
            <text:p>1.Sg.Ind.Präs. Akt. <text:s/></text:p>
          </table:table-cell>
          <table:table-cell table:style-name="ce1279"/>
          <table:covered-table-cell table:style-name="ce732"/>
          <table:table-cell table:style-name="ce1115" table:number-columns-repeated="4"/>
          <table:table-cell table:style-name="ce1182"/>
          <table:table-cell table:style-name="ce1115" table:number-columns-repeated="3"/>
          <table:table-cell table:style-name="ce1270" office:value-type="string" calcext:value-type="string">
            <text:p>keine idg. Bildung &gt; germ. *stalljan bei Rix, 2001: 590-591)</text:p>
          </table:table-cell>
          <table:table-cell table:style-name="ce1632"/>
          <table:table-cell table:style-name="ce1279" table:number-columns-repeated="2"/>
          <table:table-cell table:number-columns-repeated="2"/>
          <table:table-cell table:style-name="ce1493"/>
          <table:table-cell table:style-name="ce1375" table:number-columns-repeated="2"/>
          <table:table-cell table:number-columns-repeated="2"/>
          <table:table-cell table:style-name="ce1339"/>
          <table:table-cell table:style-name="ce1162"/>
          <table:table-cell table:style-name="ce1279"/>
          <table:table-cell table:number-columns-repeated="2"/>
          <table:table-cell table:style-name="ce1127" office:value-type="string" calcext:value-type="string">
            <text:p>stille</text:p>
          </table:table-cell>
          <table:table-cell table:style-name="ce1279"/>
          <table:table-cell table:style-name="ce336"/>
          <table:table-cell table:number-columns-repeated="2"/>
          <table:table-cell table:style-name="ce1689"/>
          <table:table-cell table:style-name="ce1279"/>
          <table:table-cell table:style-name="ce336"/>
          <table:table-cell table:number-columns-repeated="7"/>
          <table:table-cell table:style-name="ce1460"/>
          <table:table-cell table:style-name="ce1279"/>
          <table:table-cell table:style-name="ce336"/>
          <table:table-cell table:number-columns-repeated="2"/>
          <table:table-cell table:style-name="ce1689"/>
          <table:table-cell table:style-name="ce1279"/>
          <table:table-cell table:style-name="ce336"/>
          <table:table-cell table:number-columns-repeated="2"/>
          <table:table-cell table:style-name="ce1771"/>
          <table:table-cell table:style-name="ce1279"/>
          <table:table-cell table:style-name="ce336"/>
          <table:table-cell table:number-columns-repeated="2"/>
          <table:table-cell table:style-name="ce1317"/>
          <table:table-cell table:style-name="ce1279" table:number-columns-repeated="5"/>
        </table:table-row>
        <table:table-row table:style-name="ro1">
          <table:covered-table-cell table:style-name="ce1446"/>
          <table:table-cell office:value-type="string" calcext:value-type="string">
            <text:p>1.Pl.Ind.Präs. Akt.</text:p>
          </table:table-cell>
          <table:table-cell table:style-name="ce1279"/>
          <table:covered-table-cell table:style-name="ce732"/>
          <table:table-cell table:style-name="ce1115" table:number-columns-repeated="8"/>
          <table:table-cell table:style-name="ce1270" office:value-type="string" calcext:value-type="string">
            <text:p>denominal</text:p>
          </table:table-cell>
          <table:table-cell table:style-name="ce1632"/>
          <table:table-cell table:style-name="ce1279" table:number-columns-repeated="2"/>
          <table:table-cell table:number-columns-repeated="2"/>
          <table:table-cell table:style-name="ce1493"/>
          <table:table-cell table:style-name="ce1375"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17"/>
          <table:table-cell table:style-name="ce1279"/>
          <table:table-cell table:style-name="ce336"/>
          <table:table-cell table:number-columns-repeated="7"/>
          <table:table-cell table:style-name="ce1460"/>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58">
          <table:covered-table-cell table:style-name="ce1446"/>
          <table:table-cell office:value-type="string" calcext:value-type="string">
            <text:p>1.Sg.Ind.Prät. Akt.</text:p>
          </table:table-cell>
          <table:table-cell table:style-name="ce1456"/>
          <table:covered-table-cell table:style-name="ce732"/>
          <table:table-cell table:style-name="ce1115"/>
          <table:table-cell table:style-name="ce1153" office:value-type="string" calcext:value-type="string">
            <text:p>*stalli<text:span text:style-name="T53">-</text:span><text:span text:style-name="T212">đ</text:span><text:span text:style-name="T267">-ōᵐ &gt;</text:span> <text:span text:style-name="T53">*stalli</text:span><text:span text:style-name="T212">đ</text:span><text:span text:style-name="T267">ōᵐ</text:span> </text:p>
          </table:table-cell>
          <table:table-cell table:style-name="ce1533" office:value-type="string" calcext:value-type="string">
            <text:p>*đ</text:p>
          </table:table-cell>
          <table:table-cell table:style-name="ce1540" office:value-type="string" calcext:value-type="string">
            <text:p>(eigenes Rekonstrukt)</text:p>
          </table:table-cell>
          <table:table-cell table:style-name="ce1115"/>
          <table:table-cell table:style-name="ce1115" office:value-type="string" calcext:value-type="string">
            <text:p><text:span text:style-name="T250">*stall-iđ</text:span><text:span text:style-name="T345">[a- ded]ē &gt; *stalliđē </text:span>wgerm.<text:span text:style-name="T94"> *staldē</text:span><text:span text:style-name="T52"> – urgerm. Geminatenvereinfachung vor C (Voyles, 1992: 62)</text:span></text:p>
          </table:table-cell>
          <table:table-cell table:style-name="ce1115" office:value-type="string" calcext:value-type="string">
            <text:p>wgerm. <text:span text:style-name="T94">*d</text:span></text:p>
          </table:table-cell>
          <table:table-cell table:style-name="ce1115" office:value-type="string" calcext:value-type="string">
            <text:p>(Ringe, 2014: 73)</text:p>
          </table:table-cell>
          <table:table-cell table:style-name="ce1270"/>
          <table:table-cell table:style-name="ce1635"/>
          <table:table-cell table:style-name="ce1279" table:number-columns-repeated="2"/>
          <table:table-cell table:number-columns-repeated="2"/>
          <table:table-cell table:style-name="ce1493"/>
          <table:table-cell table:style-name="ce1375" table:number-columns-repeated="2"/>
          <table:table-cell table:number-columns-repeated="2"/>
          <table:table-cell table:style-name="ce1339"/>
          <table:table-cell table:style-name="ce1162"/>
          <table:table-cell table:style-name="ce1279"/>
          <table:table-cell table:number-columns-repeated="2"/>
          <table:table-cell table:style-name="ce1285" office:value-type="string" calcext:value-type="string">
            <text:p>stilta</text:p>
          </table:table-cell>
          <table:table-cell table:style-name="ce1659" office:value-type="string" calcext:value-type="string">
            <text:p>t</text:p>
          </table:table-cell>
          <table:table-cell table:style-name="ce336" office:value-type="string" calcext:value-type="string">
            <text:p>(Noreen, 1970: 347)</text:p>
          </table:table-cell>
          <table:table-cell table:style-name="ce1321" office:value-type="string" calcext:value-type="string">
            <text:p><text:span text:style-name="T50">Woher kommt das i? Woher kommt das t? an.</text:span><text:span text:style-name="T376"> </text:span><text:span text:style-name="T377">ð &gt;  þ &gt; t nur nach ehemaliger Verbindung stl. C. + l/n (Noreen, 1970: 176) – Wenn das t aus dem Partizip kommt und die Synkope schon urgerm. Eingetreten ist, wieso ist sie dann sonst nicht belegt?</text:span><text:span text:style-name="T378"> Stammvokal, Dentalsuffix</text:span></text:p>
          </table:table-cell>
          <table:table-cell table:style-name="ce1321" office:value-type="string" calcext:value-type="string">
            <text:p><text:span text:style-name="T50">Woher kommt das i? Woher kommt das t? an.</text:span><text:span text:style-name="T376"> </text:span><text:span text:style-name="T377">ð &gt;  þ &gt; t nur nach ehemaliger Verbindung stl. C. + l/n (Noreen, 1970: 176) – Wenn das t aus dem Partizip kommt und die Synkope schon urgerm. Eingetreten ist, wieso ist sie dann sonst nicht belegt?</text:span><text:span text:style-name="T378"> Stammvokal, Dentalsuffix</text:span></text:p>
          </table:table-cell>
          <table:table-cell table:style-name="ce1285" office:value-type="string" calcext:value-type="string">
            <text:p>stilta</text:p>
          </table:table-cell>
          <table:table-cell table:style-name="ce1659" office:value-type="string" calcext:value-type="string">
            <text:p>t</text:p>
          </table:table-cell>
          <table:table-cell table:style-name="ce336" office:value-type="string" calcext:value-type="string">
            <text:p>(Noreen, 1970: 347)</text:p>
          </table:table-cell>
          <table:table-cell table:style-name="ce1321" office:value-type="string" calcext:value-type="string">
            <text:p><text:span text:style-name="T50">Woher kommt das t? an.</text:span><text:span text:style-name="T376"> </text:span><text:span text:style-name="T377">ð &gt;  þ &gt; t nur nach ehemaliger Verbindung stl. C. + l/n (Noreen, 1970: 176) – Wenn das t aus dem Partizip kommt und die Synkope schon urgerm. Eingetreten ist, wieso ist sie dann sonst nicht belegt?</text:span><text:span text:style-name="T378"> Dentalsuffix</text:span></text:p>
          </table:table-cell>
          <table:table-cell table:style-name="ce1321" office:value-type="string" calcext:value-type="string">
            <text:p><text:span text:style-name="T50">Woher kommt das t? an.</text:span><text:span text:style-name="T376"> </text:span><text:span text:style-name="T377">ð &gt;  þ &gt; t nur nach ehemaliger Verbindung stl. C. + l/n (Noreen, 1970: 176) – Wenn das t aus dem Partizip kommt und die Synkope schon urgerm. Eingetreten ist, wieso ist sie dann sonst nicht belegt?</text:span><text:span text:style-name="T378"> Dentalsuffix</text:span></text:p>
          </table:table-cell>
          <table:table-cell table:number-columns-repeated="5"/>
          <table:table-cell table:style-name="ce1285" office:value-type="string" calcext:value-type="string">
            <text:p>stealde</text:p>
          </table:table-cell>
          <table:table-cell table:style-name="ce1659" office:value-type="string" calcext:value-type="string">
            <text:p>d</text:p>
          </table:table-cell>
          <table:table-cell table:style-name="ce336" office:value-type="string" calcext:value-type="string">
            <text:p>(Campbell, 1997: 330)</text:p>
          </table:table-cell>
          <table:table-cell table:number-columns-repeated="2" table:style-name="ce1175" office:value-type="string" calcext:value-type="string">
            <text:p>ae. betontes a &gt; æ, Brechung zu ea vor l/r + C (Voyles, 1992: 146, 147)</text:p>
          </table:table-cell>
          <table:table-cell table:style-name="ce1285" office:value-type="string" calcext:value-type="string">
            <text:p>stalta</text:p>
          </table:table-cell>
          <table:table-cell table:style-name="ce1329" office:value-type="string" calcext:value-type="string">
            <text:p>t</text:p>
          </table:table-cell>
          <table:table-cell table:style-name="ce336" office:value-type="string" calcext:value-type="string">
            <text:p>(Sonderegger, 2003: 324)</text:p>
          </table:table-cell>
          <table:table-cell table:number-columns-repeated="2" table:style-name="ce1175" office:value-type="string" calcext:value-type="string">
            <text:p>ja</text:p>
          </table:table-cell>
          <table:table-cell table:style-name="ce1285" office:value-type="string" calcext:value-type="string">
            <text:p>fehlt</text:p>
          </table:table-cell>
          <table:table-cell table:style-name="ce1279"/>
          <table:table-cell table:style-name="ce336" office:value-type="string" calcext:value-type="string">
            <text:p>(Gallée, 1993: 263)</text:p>
          </table:table-cell>
          <table:table-cell table:number-columns-repeated="2"/>
          <table:table-cell table:style-name="ce1317"/>
          <table:table-cell table:style-name="ce1279" table:number-columns-repeated="5"/>
        </table:table-row>
        <table:table-row table:style-name="ro62">
          <table:covered-table-cell table:style-name="ce1446"/>
          <table:table-cell table:style-name="ce326" office:value-type="string" calcext:value-type="string">
            <text:p>Partizip Präteritum</text:p>
          </table:table-cell>
          <table:table-cell table:style-name="ce326"/>
          <table:covered-table-cell table:style-name="ce732"/>
          <table:table-cell table:style-name="ce1488" office:value-type="string" calcext:value-type="string">
            <text:p><text:span text:style-name="T250">*sth</text:span><text:span text:style-name="T251">₂</text:span><text:span text:style-name="T252">-dʰl­-itós </text:span><text:span text:style-name="T253">(Suffix in der Nullstufe, l nicht syllabisch, da i folgt) →</text:span><text:span text:style-name="T254"> *stadl-iđaz </text:span><text:span text:style-name="T253">&gt; Assimilation</text:span><text:span text:style-name="T254"> *dl &gt; *ll </text:span><text:span text:style-name="T253">(Kroonen, 2013: 473)</text:span><text:span text:style-name="T254"> *stall-iđaz </text:span></text:p>
          </table:table-cell>
          <table:table-cell table:style-name="ce1524" office:value-type="string" calcext:value-type="string">
            <text:p>*stall-iđaz </text:p>
          </table:table-cell>
          <table:table-cell table:style-name="ce1529" office:value-type="string" calcext:value-type="string">
            <text:p><text:span text:style-name="T282">*</text:span><text:span text:style-name="T283">đ</text:span></text:p>
          </table:table-cell>
          <table:table-cell table:style-name="ce1542" office:value-type="string" calcext:value-type="string">
            <text:p>eigene Rekonstrukte</text:p>
          </table:table-cell>
          <table:table-cell table:style-name="ce1556" office:value-type="string" calcext:value-type="string">
            <text:p><text:span text:style-name="T250">*sth</text:span><text:span text:style-name="T251">₂</text:span><text:span text:style-name="T252">-dʰl­-itós </text:span><text:span text:style-name="T253">(Suffix in der Nullstufe, l nicht syllabisch, da i folgt) →</text:span><text:span text:style-name="T254"> *stadl-iđaz </text:span><text:span text:style-name="T253">&gt; Assimilation</text:span><text:span text:style-name="T254"> *dl &gt; *ll </text:span><text:span text:style-name="T253">(Kroonen, 2013: 473)</text:span><text:span text:style-name="T254"> *stall-iđaz  </text:span><text:span text:style-name="T314"> </text:span><text:span text:style-name="T315">Auslautgesetze: Schwund auslautender nicht-hoher Vokale (Speyer, 2007: 40), </text:span><text:span text:style-name="T316">urgerm. Geminatenvereinfachung vor C (Voyles, 1992: 62)</text:span></text:p>
          </table:table-cell>
          <table:table-cell table:style-name="ce1118" office:value-type="string" calcext:value-type="string">
            <text:p>wgerm.<text:span text:style-name="T62"> *stald</text:span></text:p>
          </table:table-cell>
          <table:table-cell table:style-name="ce1118" office:value-type="string" calcext:value-type="string">
            <text:p>wgerm. <text:span text:style-name="T62">*d</text:span></text:p>
          </table:table-cell>
          <table:table-cell table:style-name="ce1172" office:value-type="string" calcext:value-type="string">
            <text:p>(eigenes Rekonstrukt)</text:p>
          </table:table-cell>
          <table:table-cell table:style-name="ce1271"/>
          <table:table-cell table:style-name="ce1639"/>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341"/>
          <table:table-cell table:style-name="ce326"/>
          <table:table-cell table:style-name="ce335"/>
          <table:table-cell table:number-columns-repeated="2"/>
          <table:table-cell table:style-name="ce1200" office:value-type="string" calcext:value-type="string">
            <text:p>stiltr</text:p>
          </table:table-cell>
          <table:table-cell table:style-name="ce1331" office:value-type="string" calcext:value-type="string">
            <text:p>t</text:p>
          </table:table-cell>
          <table:table-cell table:style-name="ce335" office:value-type="string" calcext:value-type="string">
            <text:p>(Noreen, 1970: 347)</text:p>
          </table:table-cell>
          <table:table-cell table:style-name="ce1683" office:value-type="string" calcext:value-type="string">
            <text:p><text:span text:style-name="T379">Woher kommt das i? </text:span><text:span text:style-name="T380">ð &gt;  þ &gt; t </text:span><text:span text:style-name="T304">bes. anorw. auslautend (bes.) vor l, n, s &gt; r-Laut (Noreen, 1970: 178) </text:span><text:span text:style-name="T381">Stammvokal</text:span></text:p>
          </table:table-cell>
          <table:table-cell table:style-name="ce1683" office:value-type="string" calcext:value-type="string">
            <text:p><text:span text:style-name="T379">Woher kommt das i? </text:span><text:span text:style-name="T380">ð &gt;  þ &gt; t </text:span><text:span text:style-name="T304">bes. anorw. auslautend (bes.) vor l, n, s &gt; r-Laut (Noreen, 1970: 178) </text:span><text:span text:style-name="T381">Stammvokal</text:span></text:p>
          </table:table-cell>
          <table:table-cell table:style-name="ce1200" office:value-type="string" calcext:value-type="string">
            <text:p>stiltr</text:p>
          </table:table-cell>
          <table:table-cell table:style-name="ce1331" office:value-type="string" calcext:value-type="string">
            <text:p>t</text:p>
          </table:table-cell>
          <table:table-cell table:style-name="ce335" office:value-type="string" calcext:value-type="string">
            <text:p>(Noreen, 1970: 347)</text:p>
          </table:table-cell>
          <table:table-cell table:style-name="ce1683" office:value-type="string" calcext:value-type="string">
            <text:p><text:span text:style-name="T379">Woher kommt das i? </text:span><text:span text:style-name="T380">ð &gt;  þ &gt; t </text:span><text:span text:style-name="T304">bes. anorw. auslautend (bes.) vor l, n, s &gt; r-Laut (Noreen, 1970: 178) </text:span><text:span text:style-name="T381">Stammvokal</text:span></text:p>
          </table:table-cell>
          <table:table-cell table:style-name="ce1683" office:value-type="string" calcext:value-type="string">
            <text:p><text:span text:style-name="T379">Woher kommt das i? </text:span><text:span text:style-name="T380">ð &gt;  þ &gt; t </text:span><text:span text:style-name="T304">bes. anorw. auslautend (bes.) vor l, n, s &gt; r-Laut (Noreen, 1970: 178) </text:span><text:span text:style-name="T381">Stammvokal</text:span></text:p>
          </table:table-cell>
          <table:table-cell table:style-name="ce1705"/>
          <table:table-cell table:style-name="ce1723" table:number-columns-repeated="2"/>
          <table:table-cell table:number-columns-repeated="2"/>
          <table:table-cell table:style-name="ce1200" office:value-type="string" calcext:value-type="string">
            <text:p>gesteald</text:p>
          </table:table-cell>
          <table:table-cell table:style-name="ce1331" office:value-type="string" calcext:value-type="string">
            <text:p>d</text:p>
          </table:table-cell>
          <table:table-cell table:style-name="ce335" office:value-type="string" calcext:value-type="string">
            <text:p>(Campbell, 1997: 330)</text:p>
          </table:table-cell>
          <table:table-cell table:number-columns-repeated="2" table:style-name="ce1175" office:value-type="string" calcext:value-type="string">
            <text:p>ae. betontes a &gt; æ, Brechung zu ea vor l/r + C (Voyles, 1992: 146, 147)</text:p>
          </table:table-cell>
          <table:table-cell table:style-name="ce1200" office:value-type="string" calcext:value-type="string">
            <text:p>gistellit</text:p>
          </table:table-cell>
          <table:table-cell table:style-name="ce1331" office:value-type="string" calcext:value-type="string">
            <text:p>t</text:p>
          </table:table-cell>
          <table:table-cell table:style-name="ce335" office:value-type="string" calcext:value-type="string">
            <text:p>(Sonderegger, 2003: 324)</text:p>
          </table:table-cell>
          <table:table-cell table:style-name="ce1175" office:value-type="string" calcext:value-type="string">
            <text:p>ja</text:p>
          </table:table-cell>
          <table:table-cell table:style-name="ce1406" office:value-type="string" calcext:value-type="string">
            <text:p>regelmäßige Neubildung? <text:span text:style-name="T49">Stammvokal</text:span> (Umlaut), <text:span text:style-name="T49">Stammauslaut</text:span> (Geminate, Bindevokal)</text:p>
          </table:table-cell>
          <table:table-cell table:style-name="ce1200" office:value-type="string" calcext:value-type="string">
            <text:p>gistellit</text:p>
          </table:table-cell>
          <table:table-cell table:style-name="ce1331" office:value-type="string" calcext:value-type="string">
            <text:p>t</text:p>
          </table:table-cell>
          <table:table-cell table:style-name="ce335" office:value-type="string" calcext:value-type="string">
            <text:p>(Gallée, 1993: 263)</text:p>
          </table:table-cell>
          <table:table-cell table:style-name="ce1175" office:value-type="string" calcext:value-type="string">
            <text:p>ja</text:p>
          </table:table-cell>
          <table:table-cell table:style-name="ce1406" office:value-type="string" calcext:value-type="string">
            <text:p>regelmäßige Neubildung? <text:span text:style-name="T49">Stammvokal</text:span> (Umlaut), <text:span text:style-name="T49">Stammauslaut</text:span> (Geminate, Bindevokal)</text:p>
          </table:table-cell>
          <table:table-cell table:style-name="ce1341"/>
          <table:table-cell table:style-name="ce326" table:number-columns-repeated="5"/>
        </table:table-row>
        <table:table-row table:style-name="ro33">
          <table:table-cell table:style-name="ce714" office:value-type="float" office:value="36" calcext:value-type="float" table:number-columns-spanned="1" table:number-rows-spanned="8">
            <text:p>36</text:p>
          </table:table-cell>
          <table:table-cell table:style-name="ce1328" office:value-type="string" calcext:value-type="string">
            <text:p>Infinitiv</text:p>
          </table:table-cell>
          <table:table-cell table:style-name="ce1328" office:value-type="string" calcext:value-type="string">
            <text:p>'kaufen'</text:p>
          </table:table-cell>
          <table:table-cell table:style-name="ce732" table:number-columns-spanned="1" table:number-rows-spanned="8"/>
          <table:table-cell table:style-name="ce1476"/>
          <table:table-cell table:style-name="ce1476" office:value-type="string" calcext:value-type="string">
            <text:p><text:span text:style-name="T269">*kaupi-je/a- (denominal zu  lat. </text:span><text:span text:style-name="T270">caupō</text:span><text:span text:style-name="T269"> ‚Händler‘ (Lloyd, Lühr, Springer, 1998: 727)</text:span></text:p>
          </table:table-cell>
          <table:table-cell table:style-name="ce1100" office:value-type="string" calcext:value-type="string">
            <text:p>- sekundäre Präsensstämme auf Tektal, *-je/o außergotisch ohne Bindevokal im Prät. (Lühr, 1984: 45)</text:p>
          </table:table-cell>
          <table:table-cell table:style-name="ce1545" office:value-type="string" calcext:value-type="string">
            <text:p>(Lloyd, Lühr, Springer, 1998: 727)</text:p>
          </table:table-cell>
          <table:table-cell table:style-name="ce1198"/>
          <table:table-cell table:style-name="ce1198" office:value-type="string" calcext:value-type="string">
            <text:p>Urgerm. Wurzel <text:span text:style-name="T53">*kaup-</text:span> &lt; lat. <text:span text:style-name="T53">caupō</text:span> ‚Händler‘ → germ. Inf. <text:span text:style-name="T53">*kaup-jé/a-</text:span> ‚kaufen‘? </text:p>
          </table:table-cell>
          <table:table-cell table:style-name="ce1198"/>
          <table:table-cell table:style-name="ce1198" office:value-type="string" calcext:value-type="string">
            <text:p>(Ringe, 2006: 296)</text:p>
          </table:table-cell>
          <table:table-cell table:style-name="ce1491" office:value-type="string" calcext:value-type="string">
            <text:p>Lehnwort (Sehrt, 1966: 306) abgeleitet von lat. caupō</text:p>
          </table:table-cell>
          <table:table-cell table:style-name="ce1644" office:value-type="string" calcext:value-type="string">
            <text:p>*kaupjanan ~ *kaupōjanan</text:p>
          </table:table-cell>
          <table:table-cell table:style-name="ce1328"/>
          <table:table-cell table:style-name="ce1312" office:value-type="string" calcext:value-type="string">
            <text:p>(Orel, 2003: 211)</text:p>
          </table:table-cell>
          <table:table-cell table:style-name="ce1198" table:number-columns-repeated="2"/>
          <table:table-cell table:style-name="ce1126" office:value-type="string" calcext:value-type="string">
            <text:p>kaupōⁿ</text:p>
          </table:table-cell>
          <table:table-cell table:style-name="ce1328"/>
          <table:table-cell table:style-name="ce1312" office:value-type="string" calcext:value-type="string">
            <text:p>(Sehrt, 1966: 306)</text:p>
          </table:table-cell>
          <table:table-cell table:style-name="ce1198" table:number-columns-repeated="2"/>
          <table:table-cell table:style-name="ce1340"/>
          <table:table-cell table:style-name="ce1328"/>
          <table:table-cell table:style-name="ce1312"/>
          <table:table-cell table:style-name="ce1198" table:number-columns-repeated="2"/>
          <table:table-cell table:style-name="ce1126" office:value-type="string" calcext:value-type="string">
            <text:p>kaupa</text:p>
          </table:table-cell>
          <table:table-cell table:style-name="ce1328"/>
          <table:table-cell table:style-name="ce1312" office:value-type="string" calcext:value-type="string">
            <text:p>(Barnes, 2008: 170)</text:p>
          </table:table-cell>
          <table:table-cell table:style-name="ce1198" table:number-columns-repeated="2"/>
          <table:table-cell table:style-name="ce1126" office:value-type="string" calcext:value-type="string">
            <text:p>kaupa</text:p>
          </table:table-cell>
          <table:table-cell table:style-name="ce1328"/>
          <table:table-cell table:style-name="ce1328" office:value-type="string" calcext:value-type="string">
            <text:p>(Neckel, 1968: 116)</text:p>
          </table:table-cell>
          <table:table-cell table:style-name="ce1198" table:number-columns-repeated="2"/>
          <table:table-cell table:style-name="ce1700" office:value-type="string" calcext:value-type="string">
            <text:p>køpa, augtn. kaupa </text:p>
          </table:table-cell>
          <table:table-cell/>
          <table:table-cell office:value-type="string" calcext:value-type="string">
            <text:p>(Noreen, 1904: 464)</text:p>
          </table:table-cell>
          <table:table-cell table:style-name="ce1738"/>
          <table:table-cell table:style-name="ce1198"/>
          <table:table-cell table:style-name="ce1126" office:value-type="string" calcext:value-type="string">
            <text:p>cēapian, cȳpan</text:p>
          </table:table-cell>
          <table:table-cell table:style-name="ce1328"/>
          <table:table-cell table:style-name="ce1312" office:value-type="string" calcext:value-type="string">
            <text:p>(Sehrt, 1966: 306)</text:p>
          </table:table-cell>
          <table:table-cell table:style-name="ce1198" table:number-columns-repeated="2"/>
          <table:table-cell table:style-name="ce1126" office:value-type="string" calcext:value-type="string">
            <text:p>chopon</text:p>
          </table:table-cell>
          <table:table-cell table:style-name="ce1328"/>
          <table:table-cell table:style-name="ce1312" office:value-type="string" calcext:value-type="string">
            <text:p>(Raven, 1967: 81)</text:p>
          </table:table-cell>
          <table:table-cell table:style-name="ce1198" table:number-columns-repeated="2"/>
          <table:table-cell table:style-name="ce1126" office:value-type="string" calcext:value-type="string">
            <text:p>kôpian </text:p>
          </table:table-cell>
          <table:table-cell table:style-name="ce1328"/>
          <table:table-cell table:style-name="ce1312" office:value-type="string" calcext:value-type="string">
            <text:p>(Tiefenbach, 2010: 216)</text:p>
          </table:table-cell>
          <table:table-cell table:style-name="ce1198" table:number-columns-repeated="2"/>
          <table:table-cell table:style-name="ce1340"/>
          <table:table-cell table:style-name="ce1328" table:number-columns-repeated="5"/>
        </table:table-row>
        <table:table-row table:style-name="ro13">
          <table:covered-table-cell table:style-name="ce1446"/>
          <table:table-cell office:value-type="string" calcext:value-type="string">
            <text:p>1.Sg.Ind.Präs. Akt. <text:s/></text:p>
          </table:table-cell>
          <table:table-cell table:style-name="ce1279"/>
          <table:covered-table-cell table:style-name="ce732"/>
          <table:table-cell table:style-name="ce1115" table:number-columns-repeated="8"/>
          <table:table-cell table:style-name="ce1270" office:value-type="string" calcext:value-type="string">
            <text:p><text:span text:style-name="T50">abgeleitet von germ. </text:span><text:span text:style-name="T364">*kaupaz</text:span><text:span text:style-name="T50"> ‚Kauf‘ &lt; lat. </text:span><text:span text:style-name="T364">c</text:span><text:span text:style-name="T365">aupō ‚kleiner Händler‘ (Orel, 2003: 211)</text:span></text:p>
          </table:table-cell>
          <table:table-cell table:style-name="ce1632"/>
          <table:table-cell table:style-name="ce1279" table:number-columns-repeated="2"/>
          <table:table-cell table:number-columns-repeated="2"/>
          <table:table-cell table:style-name="ce1632"/>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689" office:value-type="string" calcext:value-type="string">
            <text:p>kaupe</text:p>
          </table:table-cell>
          <table:table-cell table:style-name="ce1279"/>
          <table:table-cell table:style-name="ce336" office:value-type="string" calcext:value-type="string">
            <text:p>(Heusler, 1932: 96)</text:p>
          </table:table-cell>
          <table:table-cell table:number-columns-repeated="2"/>
          <table:table-cell office:value-type="string" calcext:value-type="string">
            <text:p>køpir, agutn. kaupir</text:p>
          </table:table-cell>
          <table:table-cell/>
          <table:table-cell office:value-type="string" calcext:value-type="string">
            <text:p>(Noreen, 1904: 464)</text:p>
          </table:table-cell>
          <table:table-cell table:number-columns-repeated="2"/>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2"/>
          <table:table-cell table:style-name="ce1772"/>
          <table:table-cell table:style-name="ce1464"/>
          <table:table-cell table:style-name="ce336"/>
          <table:table-cell table:number-columns-repeated="2"/>
          <table:table-cell table:style-name="ce1317"/>
          <table:table-cell table:style-name="ce1279" table:number-columns-repeated="5"/>
        </table:table-row>
        <table:table-row table:style-name="ro1">
          <table:covered-table-cell table:style-name="ce1446"/>
          <table:table-cell office:value-type="string" calcext:value-type="string">
            <text:p>1.Pl.Ind.Präs. Akt.</text:p>
          </table:table-cell>
          <table:table-cell table:style-name="ce1279"/>
          <table:covered-table-cell table:style-name="ce732"/>
          <table:table-cell table:style-name="ce1115" table:number-columns-repeated="8"/>
          <table:table-cell table:style-name="ce1270" office:value-type="string" calcext:value-type="string">
            <text:p>Wurzel steht bei Kroonen nicht</text:p>
          </table:table-cell>
          <table:table-cell table:style-name="ce1632"/>
          <table:table-cell table:style-name="ce1279" table:number-columns-repeated="2"/>
          <table:table-cell table:number-columns-repeated="2"/>
          <table:table-cell table:style-name="ce1317" office:value-type="string" calcext:value-type="string">
            <text:p>kaupoþs 1. Pl. Prs. Ind.</text:p>
          </table:table-cell>
          <table:table-cell table:style-name="ce1279"/>
          <table:table-cell table:style-name="ce1279" office:value-type="string" calcext:value-type="string">
            <text:p>(Snædal, 1998: 610)</text:p>
          </table:table-cell>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17"/>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Default" table:number-columns-repeated="5"/>
          <table:table-cell table:style-name="ce1317"/>
          <table:table-cell table:style-name="ce1279" table:number-columns-repeated="5"/>
        </table:table-row>
        <table:table-row table:style-name="ro1">
          <table:covered-table-cell table:style-name="ce1446"/>
          <table:table-cell office:value-type="string" calcext:value-type="string">
            <text:p>1.Sg.Ind.Prät. Akt.</text:p>
          </table:table-cell>
          <table:table-cell table:style-name="ce1456"/>
          <table:covered-table-cell table:style-name="ce732"/>
          <table:table-cell table:style-name="ce1115"/>
          <table:table-cell table:style-name="ce1115" office:value-type="string" calcext:value-type="string">
            <text:p><text:span text:style-name="T271">*kaupi-</text:span><text:span text:style-name="T272">đ</text:span><text:span text:style-name="T273">-ōᵐ</text:span><text:span text:style-name="T267"> &gt; </text:span><text:span text:style-name="T274">*kaupiđōᵐ</text:span>  </text:p>
          </table:table-cell>
          <table:table-cell table:style-name="ce1533" office:value-type="string" calcext:value-type="string">
            <text:p>*đ</text:p>
          </table:table-cell>
          <table:table-cell table:style-name="ce1540" office:value-type="string" calcext:value-type="string">
            <text:p>(eigenes Rekonstrukt)</text:p>
          </table:table-cell>
          <table:table-cell table:style-name="ce1115"/>
          <table:table-cell table:style-name="ce1135" office:value-type="string" calcext:value-type="string">
            <text:p><text:span text:style-name="T53">*kaup</text:span><text:span text:style-name="T346">-iđ[a- ded]ē &gt; *kaupiđē</text:span></text:p>
          </table:table-cell>
          <table:table-cell table:style-name="ce1536" office:value-type="string" calcext:value-type="string">
            <text:p><text:span text:style-name="T288">*</text:span><text:span text:style-name="T289">đ   </text:span></text:p>
          </table:table-cell>
          <table:table-cell table:style-name="ce1159" office:value-type="string" calcext:value-type="string">
            <text:p>(eigenes Rekonstrukt)</text:p>
          </table:table-cell>
          <table:table-cell table:style-name="ce1270" office:value-type="string" calcext:value-type="string">
            <text:p>lat. caupō ist wohl ein Lehnwort aus einer unbekannten Sprache (de Vaan, 2008: 100), (Walde, Hoffmann, 1982: 189)</text:p>
          </table:table-cell>
          <table:table-cell table:style-name="ce1635"/>
          <table:table-cell table:style-name="ce1279" table:number-columns-repeated="2"/>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285" office:value-type="string" calcext:value-type="string">
            <text:p>keypti</text:p>
          </table:table-cell>
          <table:table-cell table:style-name="ce1329" office:value-type="string" calcext:value-type="string">
            <text:p>t</text:p>
          </table:table-cell>
          <table:table-cell table:style-name="ce336" office:value-type="string" calcext:value-type="string">
            <text:p>(Barnes, 2008: 170)</text:p>
          </table:table-cell>
          <table:table-cell table:style-name="ce1684" office:value-type="string" calcext:value-type="string">
            <text:p><text:span text:style-name="T382">urn. au &gt; ǫu § 55,  i-Umlaut: ǫu &gt; øy/ ey § 63 (Noreen, 1970: 59–60, Sievers Gesetz (Voyles, 1992: 17) –</text:span><text:span text:style-name="T383"> i müsste noch lange genug erhalten geblieben sein, um Umlaut auszulösen</text:span><text:span text:style-name="T382">,, warum fehlt der Umlaut im Präs? (Syllabifizierung?)  ð &gt;  þ &gt; t nach stl. f, k, p z.B. merkia 'bezeichnen' Prät. merkta (älter: merkþa) (Noreen, 1970: 176) </text:span><text:span text:style-name="T52">Analogie nach dem Konj. Prät.?</text:span><text:span text:style-name="T382"> </text:span> <text:span text:style-name="T49">Stammvokal</text:span></text:p>
          </table:table-cell>
          <table:table-cell table:style-name="ce1684" office:value-type="string" calcext:value-type="string">
            <text:p><text:span text:style-name="T382">urn. au &gt; ǫu § 55,  i-Umlaut: ǫu &gt; øy/ ey § 63 (Noreen, 1970: 59–60, Sievers Gesetz (Voyles, 1992: 17) –</text:span><text:span text:style-name="T383"> i müsste noch lange genug erhalten geblieben sein, um Umlaut auszulösen</text:span><text:span text:style-name="T382">,, warum fehlt der Umlaut im Präs? (Syllabifizierung?)  ð &gt;  þ &gt; t nach stl. f, k, p z.B. merkia 'bezeichnen' Prät. merkta (älter: merkþa) (Noreen, 1970: 176) </text:span><text:span text:style-name="T52">Analogie nach dem Konj. Prät.?</text:span><text:span text:style-name="T382"> </text:span> <text:span text:style-name="T49">Stammvokal</text:span></text:p>
          </table:table-cell>
          <table:table-cell table:style-name="ce1374" office:value-type="string" calcext:value-type="string">
            <text:p>keypta</text:p>
          </table:table-cell>
          <table:table-cell table:style-name="ce1659" office:value-type="string" calcext:value-type="string">
            <text:p>t</text:p>
          </table:table-cell>
          <table:table-cell table:style-name="ce336" office:value-type="string" calcext:value-type="string">
            <text:p>(Heusler, 1932: 96)</text:p>
          </table:table-cell>
          <table:table-cell table:style-name="ce1684" office:value-type="string" calcext:value-type="string">
            <text:p><text:span text:style-name="T382">urn. au &gt; ǫu § 55,  i-Umlaut: ǫu &gt; øy/ ey § 63 (Noreen, 1970: 59–60, Sievers Gesetz (Voyles, 1992: 17) –</text:span><text:span text:style-name="T383"> i müsste noch lange genug erhalten geblieben sein, um Umlaut auszulösen</text:span><text:span text:style-name="T382">,, warum fehlt der Umlaut im Präs? (Syllabifizierung?)  ð &gt;  þ &gt; t nach stl. f, k, p z.B. merkia 'bezeichnen' Prät. merkta (älter: merkþa) (Noreen, 1970: 176) </text:span><text:span text:style-name="T52">Analogie nach dem Konj. Prät.?</text:span><text:span text:style-name="T382"> </text:span> <text:span text:style-name="T49">Stammvokal</text:span></text:p>
          </table:table-cell>
          <table:table-cell table:style-name="ce1684" office:value-type="string" calcext:value-type="string">
            <text:p><text:span text:style-name="T382">urn. au &gt; ǫu § 55,  i-Umlaut: ǫu &gt; øy/ ey § 63 (Noreen, 1970: 59–60, Sievers Gesetz (Voyles, 1992: 17) –</text:span><text:span text:style-name="T383"> i müsste noch lange genug erhalten geblieben sein, um Umlaut auszulösen</text:span><text:span text:style-name="T382">,, warum fehlt der Umlaut im Präs? (Syllabifizierung?)  ð &gt;  þ &gt; t nach stl. f, k, p z.B. merkia 'bezeichnen' Prät. merkta (älter: merkþa) (Noreen, 1970: 176) </text:span><text:span text:style-name="T52">Analogie nach dem Konj. Prät.?</text:span><text:span text:style-name="T382"> </text:span> <text:span text:style-name="T49">Stammvokal</text:span></text:p>
          </table:table-cell>
          <table:table-cell table:style-name="ce1701" office:value-type="string" calcext:value-type="string">
            <text:p>køpte</text:p>
          </table:table-cell>
          <table:table-cell table:style-name="ce1396" office:value-type="string" calcext:value-type="string">
            <text:p>t</text:p>
          </table:table-cell>
          <table:table-cell office:value-type="string" calcext:value-type="string">
            <text:p>(Noreen, 1904: 464)</text:p>
          </table:table-cell>
          <table:table-cell table:number-columns-repeated="2"/>
          <table:table-cell table:style-name="ce1285"/>
          <table:table-cell table:style-name="ce1279"/>
          <table:table-cell table:style-name="ce336"/>
          <table:table-cell table:number-columns-repeated="2"/>
          <table:table-cell table:style-name="ce1285" office:value-type="string" calcext:value-type="string">
            <text:p>fehlt</text:p>
          </table:table-cell>
          <table:table-cell table:style-name="ce1279"/>
          <table:table-cell table:style-name="ce336" office:value-type="string" calcext:value-type="string">
            <text:p>(Raven, 1967: 81)</text:p>
          </table:table-cell>
          <table:table-cell table:number-columns-repeated="2"/>
          <table:table-cell table:style-name="Default" table:number-columns-repeated="5"/>
          <table:table-cell table:style-name="ce1317"/>
          <table:table-cell table:style-name="ce1279" table:number-columns-repeated="5"/>
        </table:table-row>
        <table:table-row table:style-name="ro1">
          <table:covered-table-cell table:style-name="ce1446"/>
          <table:table-cell/>
          <table:table-cell table:style-name="ce1456"/>
          <table:covered-table-cell table:style-name="ce732"/>
          <table:table-cell table:style-name="ce1115" table:number-columns-repeated="8"/>
          <table:table-cell table:style-name="ce1270" office:value-type="string" calcext:value-type="string">
            <text:p>denominal</text:p>
          </table:table-cell>
          <table:table-cell table:style-name="ce1635"/>
          <table:table-cell table:style-name="ce1279" table:number-columns-repeated="2"/>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285"/>
          <table:table-cell table:style-name="ce1329"/>
          <table:table-cell table:style-name="ce336"/>
          <table:table-cell table:number-columns-repeated="2"/>
          <table:table-cell table:style-name="ce1374"/>
          <table:table-cell table:style-name="ce1279"/>
          <table:table-cell table:style-name="ce336"/>
          <table:table-cell table:number-columns-repeated="7"/>
          <table:table-cell table:style-name="ce1285"/>
          <table:table-cell table:style-name="ce1279"/>
          <table:table-cell table:style-name="ce336"/>
          <table:table-cell table:number-columns-repeated="2"/>
          <table:table-cell table:style-name="ce1289" office:value-type="string" calcext:value-type="string">
            <text:p>fehlt</text:p>
          </table:table-cell>
          <table:table-cell table:style-name="ce1279"/>
          <table:table-cell table:style-name="ce336" office:value-type="string" calcext:value-type="string">
            <text:p>(Raven, 1967: 81)</text:p>
          </table:table-cell>
          <table:table-cell table:number-columns-repeated="2"/>
          <table:table-cell table:style-name="Default" table:number-columns-repeated="5"/>
          <table:table-cell table:style-name="ce1317"/>
          <table:table-cell table:style-name="ce1279" table:number-columns-repeated="5"/>
        </table:table-row>
        <table:table-row table:style-name="ro1">
          <table:covered-table-cell table:style-name="ce1446"/>
          <table:table-cell/>
          <table:table-cell table:style-name="ce1456"/>
          <table:covered-table-cell table:style-name="ce732"/>
          <table:table-cell table:style-name="ce1115" table:number-columns-repeated="8"/>
          <table:table-cell table:style-name="ce1270"/>
          <table:table-cell table:style-name="ce1635"/>
          <table:table-cell table:style-name="ce1279" table:number-columns-repeated="2"/>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285"/>
          <table:table-cell table:style-name="ce1329"/>
          <table:table-cell table:style-name="ce336"/>
          <table:table-cell table:number-columns-repeated="2"/>
          <table:table-cell table:style-name="ce1374"/>
          <table:table-cell table:style-name="ce1279"/>
          <table:table-cell table:style-name="ce336"/>
          <table:table-cell table:number-columns-repeated="7"/>
          <table:table-cell table:style-name="ce1285"/>
          <table:table-cell table:style-name="ce1279"/>
          <table:table-cell table:style-name="ce336"/>
          <table:table-cell table:number-columns-repeated="2"/>
          <table:table-cell table:style-name="ce1289"/>
          <table:table-cell table:style-name="ce1279"/>
          <table:table-cell table:style-name="ce336"/>
          <table:table-cell table:number-columns-repeated="2"/>
          <table:table-cell table:style-name="Default" table:number-columns-repeated="5"/>
          <table:table-cell table:style-name="ce1317"/>
          <table:table-cell table:style-name="ce1279" table:number-columns-repeated="5"/>
        </table:table-row>
        <table:table-row table:style-name="ro63">
          <table:covered-table-cell table:style-name="ce1446"/>
          <table:table-cell/>
          <table:table-cell table:style-name="ce1456"/>
          <table:covered-table-cell table:style-name="ce732"/>
          <table:table-cell table:style-name="ce1115"/>
          <table:table-cell table:style-name="ce1118"/>
          <table:table-cell table:style-name="ce1115" table:number-columns-repeated="6"/>
          <table:table-cell table:style-name="ce1270"/>
          <table:table-cell table:style-name="ce1635"/>
          <table:table-cell table:style-name="ce1279" table:number-columns-repeated="2"/>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285"/>
          <table:table-cell table:style-name="ce1329"/>
          <table:table-cell table:style-name="ce336"/>
          <table:table-cell table:number-columns-repeated="2"/>
          <table:table-cell table:style-name="ce1374"/>
          <table:table-cell table:style-name="ce1279"/>
          <table:table-cell table:style-name="ce336"/>
          <table:table-cell table:number-columns-repeated="2"/>
          <table:table-cell table:style-name="ce1702" office:value-type="string" calcext:value-type="string">
            <text:p>køpter</text:p>
          </table:table-cell>
          <table:table-cell table:style-name="ce1720" office:value-type="string" calcext:value-type="string">
            <text:p>t</text:p>
          </table:table-cell>
          <table:table-cell office:value-type="string" calcext:value-type="string">
            <text:p>(Noreen, 1904: 464)</text:p>
          </table:table-cell>
          <table:table-cell table:number-columns-repeated="2"/>
          <table:table-cell table:style-name="ce1285"/>
          <table:table-cell table:style-name="ce1279"/>
          <table:table-cell table:style-name="ce336"/>
          <table:table-cell table:number-columns-repeated="2"/>
          <table:table-cell table:style-name="ce1289"/>
          <table:table-cell table:style-name="ce1279"/>
          <table:table-cell table:style-name="ce336"/>
          <table:table-cell table:number-columns-repeated="2"/>
          <table:table-cell table:style-name="ce1289" office:value-type="string" calcext:value-type="string">
            <text:p>gicop (nur ein Beleg)</text:p>
          </table:table-cell>
          <table:table-cell table:style-name="ce1332"/>
          <table:table-cell table:style-name="ce336" office:value-type="string" calcext:value-type="string">
            <text:p>(Tiefenbach, 2010: 216)</text:p>
          </table:table-cell>
          <table:table-cell table:style-name="ce1406" office:value-type="string" calcext:value-type="string">
            <text:p>nur ein Beleg – Dental wurde beim Schreiben einfach vergessen? <text:span text:style-name="T49">Dentalsuffix</text:span></text:p>
          </table:table-cell>
          <table:table-cell table:style-name="ce1406" office:value-type="string" calcext:value-type="string">
            <text:p>nur ein Beleg – Dental wurde beim Schreiben einfach vergessen? <text:span text:style-name="T49">Dentalsuffix</text:span></text:p>
          </table:table-cell>
          <table:table-cell table:style-name="ce1317"/>
          <table:table-cell table:style-name="ce1279" table:number-columns-repeated="5"/>
        </table:table-row>
        <table:table-row table:style-name="ro64">
          <table:covered-table-cell table:style-name="ce1446"/>
          <table:table-cell table:style-name="ce326" office:value-type="string" calcext:value-type="string">
            <text:p>Partizip Präteritum</text:p>
          </table:table-cell>
          <table:table-cell table:style-name="ce326"/>
          <table:covered-table-cell table:style-name="ce732"/>
          <table:table-cell table:style-name="ce1425" office:value-type="string" calcext:value-type="string">
            <text:p>Partizip von der Vollstufe, also kein Umlaut, schwere Silbe → Sievers Gesetz  <text:span text:style-name="T49">Stammvokal</text:span></text:p>
          </table:table-cell>
          <table:table-cell table:style-name="ce1118" office:value-type="string" calcext:value-type="string">
            <text:p> urgerm. <text:span text:style-name="T85">*kaup</text:span><text:span text:style-name="T275">-iđaz</text:span><text:span text:style-name="T85"> </text:span></text:p>
          </table:table-cell>
          <table:table-cell table:style-name="ce1535" office:value-type="string" calcext:value-type="string">
            <text:p><text:span text:style-name="T285">*</text:span><text:span text:style-name="T286">đ  </text:span><text:span text:style-name="T287"> </text:span></text:p>
          </table:table-cell>
          <table:table-cell table:style-name="ce1172" office:value-type="string" calcext:value-type="string">
            <text:p>(eigenes Rekonstrukt)</text:p>
          </table:table-cell>
          <table:table-cell table:style-name="ce1425" office:value-type="string" calcext:value-type="string">
            <text:p>Partizip von der Vollstufe, also kein Umlaut, schwere Silbe → Sievers Gesetz  <text:span text:style-name="T49">Stammvokal</text:span></text:p>
          </table:table-cell>
          <table:table-cell table:style-name="ce1118" office:value-type="string" calcext:value-type="string">
            <text:p> urgerm. <text:span text:style-name="T85">*kaup</text:span><text:span text:style-name="T275">-iđaz</text:span><text:span text:style-name="T85"> </text:span></text:p>
          </table:table-cell>
          <table:table-cell table:style-name="ce1535" office:value-type="string" calcext:value-type="string">
            <text:p><text:span text:style-name="T285">*</text:span><text:span text:style-name="T286">đ  </text:span><text:span text:style-name="T287"> </text:span></text:p>
          </table:table-cell>
          <table:table-cell table:style-name="ce1172" office:value-type="string" calcext:value-type="string">
            <text:p>(eigenes Rekonstrukt)</text:p>
          </table:table-cell>
          <table:table-cell table:style-name="ce1271"/>
          <table:table-cell table:style-name="ce1639"/>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341"/>
          <table:table-cell table:style-name="ce326"/>
          <table:table-cell table:style-name="ce335"/>
          <table:table-cell table:number-columns-repeated="2"/>
          <table:table-cell table:style-name="ce1200" office:value-type="string" calcext:value-type="string">
            <text:p>keypt</text:p>
          </table:table-cell>
          <table:table-cell table:style-name="ce1331" office:value-type="string" calcext:value-type="string">
            <text:p>t</text:p>
          </table:table-cell>
          <table:table-cell table:style-name="ce335" office:value-type="string" calcext:value-type="string">
            <text:p>(Barnes, 2008: 170)</text:p>
          </table:table-cell>
          <table:table-cell table:style-name="ce1684" office:value-type="string" calcext:value-type="string">
            <text:p><text:span text:style-name="T382">urn. au &gt; ǫu § 55,  i-Umlaut: ǫu &gt; øy/ ey § 63 (Noreen, 1970: 59–60, Sievers Gesetz (Voyles, 1992: 17) –</text:span><text:span text:style-name="T383"> i müsste noch lange genug erhalten geblieben sein, um Umlaut auszulösen</text:span><text:span text:style-name="T382">,, warum fehlt der Umlaut im Präs? (Syllabifizierung?)  ð &gt;  þ &gt; t nach stl. f, k, p z.B. merkia 'bezeichnen' Prät. merkta (älter: merkþa) (Noreen, 1970: 176) </text:span><text:span text:style-name="T52">Analogie nach dem Konj. Prät.?</text:span><text:span text:style-name="T382"> </text:span> <text:span text:style-name="T49">Stammvokal</text:span></text:p>
          </table:table-cell>
          <table:table-cell table:style-name="ce1684" office:value-type="string" calcext:value-type="string">
            <text:p><text:span text:style-name="T382">urn. au &gt; ǫu § 55,  i-Umlaut: ǫu &gt; øy/ ey § 63 (Noreen, 1970: 59–60, Sievers Gesetz (Voyles, 1992: 17) –</text:span><text:span text:style-name="T383"> i müsste noch lange genug erhalten geblieben sein, um Umlaut auszulösen</text:span><text:span text:style-name="T382">,, warum fehlt der Umlaut im Präs? (Syllabifizierung?)  ð &gt;  þ &gt; t nach stl. f, k, p z.B. merkia 'bezeichnen' Prät. merkta (älter: merkþa) (Noreen, 1970: 176) </text:span><text:span text:style-name="T52">Analogie nach dem Konj. Prät.?</text:span><text:span text:style-name="T382"> </text:span> <text:span text:style-name="T49">Stammvokal</text:span></text:p>
          </table:table-cell>
          <table:table-cell table:style-name="ce1200" office:value-type="string" calcext:value-type="string">
            <text:p>keyptr</text:p>
          </table:table-cell>
          <table:table-cell table:style-name="ce1331" office:value-type="string" calcext:value-type="string">
            <text:p>t</text:p>
          </table:table-cell>
          <table:table-cell table:style-name="ce326" office:value-type="string" calcext:value-type="string">
            <text:p>(Heusler, 1932: 96)</text:p>
          </table:table-cell>
          <table:table-cell table:style-name="ce1684" office:value-type="string" calcext:value-type="string">
            <text:p><text:span text:style-name="T52">Analogie nach dem Konj. Prät.?</text:span><text:span text:style-name="T382"> </text:span> <text:span text:style-name="T49">Stammvokal</text:span></text:p>
          </table:table-cell>
          <table:table-cell table:style-name="ce1684" office:value-type="string" calcext:value-type="string">
            <text:p><text:span text:style-name="T382">urn. au &gt; ǫu § 55,  i-Umlaut: ǫu &gt; øy/ ey § 63 (Noreen, 1970: 59–60, Sievers Gesetz (Voyles, 1992: 17) –</text:span><text:span text:style-name="T383"> i müsste noch lange genug erhalten geblieben sein, um Umlaut auszulösen</text:span><text:span text:style-name="T382">,, warum fehlt der Umlaut im Präs? (Syllabifizierung?)  ð &gt;  þ &gt; t nach stl. f, k, p z.B. merkia 'bezeichnen' Prät. merkta (älter: merkþa) (Noreen, 1970: 176) </text:span><text:span text:style-name="T52">Analogie nach dem Konj. Prät.?</text:span><text:span text:style-name="T382"> </text:span> <text:span text:style-name="T49">Stammvokal</text:span></text:p>
          </table:table-cell>
          <table:table-cell table:style-name="ce1704" office:value-type="string" calcext:value-type="string">
            <text:p>kauptr (agutn.)</text:p>
          </table:table-cell>
          <table:table-cell table:style-name="ce1722" office:value-type="string" calcext:value-type="string">
            <text:p>t</text:p>
          </table:table-cell>
          <table:table-cell table:style-name="ce1723" office:value-type="string" calcext:value-type="string">
            <text:p>(Noreen, 1904: 464)</text:p>
          </table:table-cell>
          <table:table-cell table:number-columns-repeated="2"/>
          <table:table-cell table:style-name="ce1291"/>
          <table:table-cell table:style-name="ce326"/>
          <table:table-cell table:style-name="ce335"/>
          <table:table-cell table:number-columns-repeated="2"/>
          <table:table-cell table:style-name="ce1200" office:value-type="string" calcext:value-type="string">
            <text:p>fehlt</text:p>
          </table:table-cell>
          <table:table-cell table:style-name="ce326"/>
          <table:table-cell table:style-name="ce335" office:value-type="string" calcext:value-type="string">
            <text:p>(Raven, 1967: 81)</text:p>
          </table:table-cell>
          <table:table-cell table:number-columns-repeated="2"/>
          <table:table-cell table:style-name="ce1200" office:value-type="string" calcext:value-type="string">
            <text:p>koft (nur ein Beleg)</text:p>
          </table:table-cell>
          <table:table-cell table:style-name="ce1331" office:value-type="string" calcext:value-type="string">
            <text:p>t</text:p>
          </table:table-cell>
          <table:table-cell table:style-name="ce335" office:value-type="string" calcext:value-type="string">
            <text:p>(Tiefenbach, 2010: 216)</text:p>
          </table:table-cell>
          <table:table-cell table:number-columns-repeated="2" table:style-name="ce1175" office:value-type="string" calcext:value-type="string">
            <text:p>as. au &gt; ō (Voyles, 1992: 190), Bindevokal schwindet aufgrund von Sievers Gesetz (Voyles, 1992: 17), d &gt; t direkt nach stl. C (Gallée, 1993: 181–182), Reflex der idg. Frikativierung vor t (Voyles, 1992: 197)</text:p>
          </table:table-cell>
          <table:table-cell table:style-name="ce1341"/>
          <table:table-cell table:style-name="ce326" table:number-columns-repeated="5"/>
        </table:table-row>
        <table:table-row table:style-name="ro36">
          <table:table-cell table:style-name="ce716" office:value-type="float" office:value="37" calcext:value-type="float" table:number-columns-spanned="1" table:number-rows-spanned="6">
            <text:p>37</text:p>
          </table:table-cell>
          <table:table-cell table:style-name="ce1328" office:value-type="string" calcext:value-type="string">
            <text:p>Infinitiv</text:p>
          </table:table-cell>
          <table:table-cell table:style-name="ce1458" office:value-type="string" calcext:value-type="string">
            <text:p>wecken, verfolgen'</text:p>
          </table:table-cell>
          <table:table-cell table:style-name="ce1458"/>
          <table:table-cell table:style-name="ce1489" office:value-type="string" calcext:value-type="string">
            <text:p><text:span text:style-name="T255">idg. st. Verb</text:span><text:span text:style-name="T256"> *(H)wrég-e- &gt; *wrekanan </text:span><text:span text:style-name="T257">‚verfolgen‘ (Orel, 2003: 471) → Kausativ, relmäßiges Verb der I. sw. Klasse </text:span><text:span text:style-name="T258">(Ringe, 2006: 253): Inf. </text:span><text:span text:style-name="T259">*(H)wrog-éje-</text:span><text:span text:style-name="T260">?</text:span></text:p>
          </table:table-cell>
          <table:table-cell table:style-name="ce1100" office:value-type="string" calcext:value-type="string">
            <text:p>- sekundäre Präsensstämme auf Tektal, *-je/o außergotisch ohne Bindevokal im Prät. </text:p>
          </table:table-cell>
          <table:table-cell table:style-name="ce1472"/>
          <table:table-cell table:style-name="ce1472" office:value-type="string" calcext:value-type="string">
            <text:p>(Lühr, 1984: 45)</text:p>
          </table:table-cell>
          <table:table-cell table:style-name="ce1489" office:value-type="string" calcext:value-type="string">
            <text:p><text:span text:style-name="T255">idg. st. Verb</text:span><text:span text:style-name="T256"> *(H)wrég-e- &gt; *wrekanan </text:span><text:span text:style-name="T257">‚verfolgen‘ (Orel, 2003: 471) → Kausativ, relmäßiges Verb der I. sw. Klasse </text:span><text:span text:style-name="T258">(Ringe, 2006: 253): Inf. </text:span><text:span text:style-name="T259">*(H)wrog-éje-</text:span><text:span text:style-name="T260">?</text:span></text:p>
          </table:table-cell>
          <table:table-cell table:style-name="ce1578" office:value-type="string" calcext:value-type="string">
            <text:p>*wrakjaną</text:p>
          </table:table-cell>
          <table:table-cell table:style-name="ce1568" office:value-type="string" calcext:value-type="string">
            <text:p>Zusatzannahme für alle Fälle *-k- * Synkope . Lexikalische Analogie? (Ringe, Taylor, 2014: 98-99) – nicht überprüfbar <text:span text:style-name="T49">Stammauslaut, Stammvokal</text:span></text:p>
          </table:table-cell>
          <table:table-cell table:style-name="ce1594" office:value-type="string" calcext:value-type="string">
            <text:p>(Ringe, 2006: 253)</text:p>
          </table:table-cell>
          <table:table-cell table:style-name="ce1621"/>
          <table:table-cell table:style-name="ce1340" office:value-type="string" calcext:value-type="string">
            <text:p>*wrakjan</text:p>
          </table:table-cell>
          <table:table-cell table:style-name="ce1328"/>
          <table:table-cell table:style-name="ce1312" office:value-type="string" calcext:value-type="string">
            <text:p>(Köbler, 1989: 650)</text:p>
          </table:table-cell>
          <table:table-cell table:style-name="ce1198" table:number-columns-repeated="2"/>
          <table:table-cell office:value-type="string" calcext:value-type="string">
            <text:p>*wrakjan</text:p>
          </table:table-cell>
          <table:table-cell/>
          <table:table-cell office:value-type="string" calcext:value-type="string">
            <text:p><text:s/>(Braune, Heidermanns, 2004: 161)</text:p>
          </table:table-cell>
          <table:table-cell table:style-name="ce1198" table:number-columns-repeated="2"/>
          <table:table-cell table:style-name="ce1664"/>
          <table:table-cell table:style-name="ce1464" table:number-columns-repeated="2"/>
          <table:table-cell table:style-name="ce1198" table:number-columns-repeated="2"/>
          <table:table-cell office:value-type="string" calcext:value-type="string">
            <text:p>rekja</text:p>
          </table:table-cell>
          <table:table-cell/>
          <table:table-cell office:value-type="string" calcext:value-type="string">
            <text:p>(Baetke, 1976: 494)</text:p>
          </table:table-cell>
          <table:table-cell table:style-name="ce1198" table:number-columns-repeated="2"/>
          <table:table-cell table:style-name="ce1127" office:value-type="string" calcext:value-type="string">
            <text:p>rekia</text:p>
          </table:table-cell>
          <table:table-cell/>
          <table:table-cell table:style-name="ce336" office:value-type="string" calcext:value-type="string">
            <text:p>(Neckel, 1968: 166)</text:p>
          </table:table-cell>
          <table:table-cell table:style-name="ce1198" table:number-columns-repeated="2"/>
          <table:table-cell table:number-columns-repeated="3"/>
          <table:table-cell table:style-name="ce1738"/>
          <table:table-cell table:style-name="ce1198"/>
          <table:table-cell table:style-name="ce1657" office:value-type="string" calcext:value-type="string">
            <text:p>wreċċan</text:p>
          </table:table-cell>
          <table:table-cell table:style-name="ce1464"/>
          <table:table-cell table:style-name="ce336" office:value-type="string" calcext:value-type="string">
            <text:p>(Campbell, 1997: 330)</text:p>
          </table:table-cell>
          <table:table-cell table:style-name="ce1198" table:number-columns-repeated="2"/>
          <table:table-cell table:style-name="ce1460"/>
          <table:table-cell table:style-name="ce1464"/>
          <table:table-cell table:style-name="ce1650"/>
          <table:table-cell table:style-name="ce1198" table:number-columns-repeated="2"/>
          <table:table-cell table:style-name="ce1126"/>
          <table:table-cell table:style-name="ce1328"/>
          <table:table-cell table:style-name="ce1312"/>
          <table:table-cell table:style-name="ce1198" table:number-columns-repeated="2"/>
          <table:table-cell table:style-name="ce1340"/>
          <table:table-cell table:style-name="ce1328" table:number-columns-repeated="5"/>
        </table:table-row>
        <table:table-row table:style-name="ro1">
          <table:covered-table-cell table:style-name="ce1448"/>
          <table:table-cell table:style-name="ce1162"/>
          <table:table-cell table:style-name="ce1314" table:number-columns-repeated="2"/>
          <table:table-cell table:style-name="ce1115" table:number-columns-repeated="8"/>
          <table:table-cell table:style-name="ce1270" office:value-type="string" calcext:value-type="string">
            <text:p>abgeleitet vom germ. st. Verb *wrekanan ‚verfolgen‘ (Orel, 2003: 471)</text:p>
          </table:table-cell>
          <table:table-cell table:style-name="ce1184" office:value-type="string" calcext:value-type="string">
            <text:p>*wrakjanan</text:p>
          </table:table-cell>
          <table:table-cell table:style-name="ce1314"/>
          <table:table-cell office:value-type="string" calcext:value-type="string">
            <text:p>(Orel, 2003: 471)</text:p>
          </table:table-cell>
          <table:table-cell table:number-columns-repeated="7"/>
          <table:table-cell table:style-name="ce1664"/>
          <table:table-cell table:style-name="ce1464" table:number-columns-repeated="2"/>
          <table:table-cell table:number-columns-repeated="7"/>
          <table:table-cell table:style-name="ce1127"/>
          <table:table-cell/>
          <table:table-cell table:style-name="ce336"/>
          <table:table-cell table:number-columns-repeated="7"/>
          <table:table-cell table:style-name="ce1657"/>
          <table:table-cell table:style-name="ce1464"/>
          <table:table-cell table:style-name="ce336"/>
          <table:table-cell table:number-columns-repeated="2"/>
          <table:table-cell table:style-name="ce1460"/>
          <table:table-cell table:style-name="ce1464"/>
          <table:table-cell table:style-name="ce1650"/>
          <table:table-cell table:number-columns-repeated="2"/>
          <table:table-cell table:style-name="ce1126"/>
          <table:table-cell table:style-name="ce1328"/>
          <table:table-cell table:style-name="ce1312"/>
          <table:table-cell table:number-columns-repeated="2"/>
          <table:table-cell table:style-name="ce1340"/>
          <table:table-cell table:style-name="ce1328" table:number-columns-repeated="5"/>
        </table:table-row>
        <table:table-row table:style-name="ro12">
          <table:covered-table-cell table:style-name="ce1448"/>
          <table:table-cell office:value-type="string" calcext:value-type="string">
            <text:p>1.Sg.Ind.Präs. Akt. <text:s/></text:p>
          </table:table-cell>
          <table:table-cell table:style-name="ce1459"/>
          <table:table-cell table:style-name="ce1464"/>
          <table:table-cell table:style-name="ce1115"/>
          <table:table-cell table:style-name="ce1159"/>
          <table:table-cell table:style-name="ce1115" table:number-columns-repeated="6"/>
          <table:table-cell table:style-name="ce1270" office:value-type="string" calcext:value-type="string">
            <text:p>deverbal</text:p>
          </table:table-cell>
          <table:table-cell table:style-name="ce1645"/>
          <table:table-cell table:style-name="ce1314"/>
          <table:table-cell table:style-name="ce1650"/>
          <table:table-cell table:number-columns-repeated="2"/>
          <table:table-cell table:style-name="ce1460"/>
          <table:table-cell table:style-name="ce1464"/>
          <table:table-cell table:style-name="ce1650"/>
          <table:table-cell table:number-columns-repeated="2"/>
          <table:table-cell table:style-name="ce1665"/>
          <table:table-cell table:style-name="ce1464"/>
          <table:table-cell table:style-name="ce1650"/>
          <table:table-cell table:number-columns-repeated="7"/>
          <table:table-cell table:style-name="ce1665"/>
          <table:table-cell table:style-name="ce1464"/>
          <table:table-cell table:style-name="ce1650"/>
          <table:table-cell table:number-columns-repeated="7"/>
          <table:table-cell table:style-name="ce1460"/>
          <table:table-cell table:style-name="ce1464"/>
          <table:table-cell table:style-name="ce336"/>
          <table:table-cell table:number-columns-repeated="2"/>
          <table:table-cell table:style-name="ce1665"/>
          <table:table-cell table:style-name="ce1464"/>
          <table:table-cell table:style-name="ce1650"/>
          <table:table-cell table:number-columns-repeated="2"/>
          <table:table-cell table:style-name="ce1771"/>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448"/>
          <table:table-cell office:value-type="string" calcext:value-type="string">
            <text:p>1.Pl.Ind.Präs. Akt.</text:p>
          </table:table-cell>
          <table:table-cell table:style-name="ce1460"/>
          <table:table-cell table:style-name="ce1464"/>
          <table:table-cell table:style-name="ce1159" table:number-columns-repeated="8"/>
          <table:table-cell table:style-name="ce1614"/>
          <table:table-cell table:style-name="ce1645"/>
          <table:table-cell table:style-name="ce1314"/>
          <table:table-cell table:style-name="ce1650"/>
          <table:table-cell table:number-columns-repeated="2"/>
          <table:table-cell table:style-name="ce1460"/>
          <table:table-cell table:style-name="ce1464"/>
          <table:table-cell table:style-name="ce1650"/>
          <table:table-cell table:number-columns-repeated="2"/>
          <table:table-cell table:style-name="ce1664"/>
          <table:table-cell table:style-name="ce1464"/>
          <table:table-cell table:style-name="ce1650"/>
          <table:table-cell table:number-columns-repeated="7"/>
          <table:table-cell table:style-name="ce1460"/>
          <table:table-cell table:style-name="ce1464"/>
          <table:table-cell table:style-name="ce1650"/>
          <table:table-cell table:number-columns-repeated="7"/>
          <table:table-cell table:style-name="ce1317"/>
          <table:table-cell table:style-name="ce1279"/>
          <table:table-cell table:style-name="ce1591"/>
          <table:table-cell table:number-columns-repeated="2"/>
          <table:table-cell table:style-name="ce1460"/>
          <table:table-cell table:style-name="ce1464"/>
          <table:table-cell table:style-name="ce1650"/>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14">
          <table:covered-table-cell table:style-name="ce1448"/>
          <table:table-cell office:value-type="string" calcext:value-type="string">
            <text:p>1.Sg.Ind.Prät. Akt.</text:p>
          </table:table-cell>
          <table:table-cell table:style-name="ce1460"/>
          <table:table-cell table:style-name="ce1464"/>
          <table:table-cell table:style-name="ce1159"/>
          <table:table-cell table:style-name="ce1135" office:value-type="string" calcext:value-type="string">
            <text:p>*wrak<text:span text:style-name="T250">i-đ</text:span><text:span text:style-name="T276">-ōᵐ</text:span><text:span text:style-name="T250"> &gt; *wrakiđ</text:span><text:span text:style-name="T276">ōᵐ</text:span></text:p>
          </table:table-cell>
          <table:table-cell table:style-name="ce1536" office:value-type="string" calcext:value-type="string">
            <text:p><text:span text:style-name="T288">*</text:span><text:span text:style-name="T289">đ   </text:span></text:p>
          </table:table-cell>
          <table:table-cell table:style-name="ce1159" office:value-type="string" calcext:value-type="string">
            <text:p>(eigenes Rekonstrukt)</text:p>
          </table:table-cell>
          <table:table-cell table:style-name="ce1159"/>
          <table:table-cell table:style-name="ce1135" office:value-type="string" calcext:value-type="string">
            <text:p>*wrak<text:span text:style-name="T250">-iđ[a- ded]ē &gt; *wrakiđē</text:span></text:p>
          </table:table-cell>
          <table:table-cell table:style-name="ce1536" office:value-type="string" calcext:value-type="string">
            <text:p><text:span text:style-name="T288">*</text:span><text:span text:style-name="T289">đ   </text:span></text:p>
          </table:table-cell>
          <table:table-cell table:style-name="ce1159" office:value-type="string" calcext:value-type="string">
            <text:p>(eigenes Rekonstrukt)</text:p>
          </table:table-cell>
          <table:table-cell table:style-name="ce1614"/>
          <table:table-cell table:style-name="ce1570" office:value-type="string" calcext:value-type="string">
            <text:p>*wrahtōⁿ</text:p>
          </table:table-cell>
          <table:table-cell table:style-name="ce1579" office:value-type="string" calcext:value-type="string">
            <text:p>*t</text:p>
          </table:table-cell>
          <table:table-cell table:style-name="ce1315" office:value-type="string" calcext:value-type="string">
            <text:p>eigenes Rekonstrukt</text:p>
          </table:table-cell>
          <table:table-cell table:number-columns-repeated="2"/>
          <table:table-cell table:style-name="ce1460"/>
          <table:table-cell table:style-name="ce1464"/>
          <table:table-cell table:style-name="ce1650"/>
          <table:table-cell table:number-columns-repeated="2"/>
          <table:table-cell table:style-name="ce1664"/>
          <table:table-cell table:style-name="ce1464"/>
          <table:table-cell table:style-name="ce1650"/>
          <table:table-cell table:number-columns-repeated="2"/>
          <table:table-cell table:style-name="ce1374" office:value-type="string" calcext:value-type="string">
            <text:p>rakta </text:p>
          </table:table-cell>
          <table:table-cell table:style-name="ce1329" office:value-type="string" calcext:value-type="string">
            <text:p>t</text:p>
          </table:table-cell>
          <table:table-cell office:value-type="string" calcext:value-type="string">
            <text:p>(Baetke, 1976: 494)</text:p>
          </table:table-cell>
          <table:table-cell table:style-name="ce1685" office:value-type="string" calcext:value-type="string">
            <text:p>an. w schwindet im Anlaut vor r (Noreen, 1970: 211<text:span text:style-name="T338">), </text:span>urnord. allmähliche  Synkope unbetonter Kurzvokale, i nach betonter kurzer Silbe rel. spät [vor Umlaut] (Noreen, 1970: 132–133) <text:span text:style-name="T338">§ 153</text:span></text:p>
          </table:table-cell>
          <table:table-cell table:style-name="ce1685" office:value-type="string" calcext:value-type="string">
            <text:p>an. w schwindet im Anlaut vor r (Noreen, 1970: 211<text:span text:style-name="T338">), </text:span>urnord. allmähliche  Synkope unbetonter Kurzvokale, i nach betonter kurzer Silbe rel. spät [vor Umlaut] (Noreen, 1970: 132–133) <text:span text:style-name="T338">§ 153</text:span></text:p>
          </table:table-cell>
          <table:table-cell table:style-name="ce1460"/>
          <table:table-cell table:style-name="ce1464"/>
          <table:table-cell table:style-name="ce1650"/>
          <table:table-cell table:number-columns-repeated="7"/>
          <table:table-cell table:style-name="ce1285" office:value-type="string" calcext:value-type="string">
            <text:p>wreahte, wrehte</text:p>
          </table:table-cell>
          <table:table-cell table:style-name="ce1329" office:value-type="string" calcext:value-type="string">
            <text:p>t</text:p>
          </table:table-cell>
          <table:table-cell table:style-name="ce336" office:value-type="string" calcext:value-type="string">
            <text:p>(Campbell, 1997: 330)</text:p>
          </table:table-cell>
          <table:table-cell table:number-columns-repeated="2" table:style-name="ce1175" office:value-type="string" calcext:value-type="string">
            <text:p>ae. betontes a &gt; æ, Brechung zu ea vor h/x (Voyles, 1992: 146, 147)</text:p>
          </table:table-cell>
          <table:table-cell table:style-name="ce1460"/>
          <table:table-cell table:style-name="ce1464"/>
          <table:table-cell table:style-name="ce1650"/>
          <table:table-cell table:number-columns-repeated="2"/>
          <table:table-cell table:style-name="ce1285"/>
          <table:table-cell table:style-name="ce1279"/>
          <table:table-cell table:style-name="ce336"/>
          <table:table-cell table:number-columns-repeated="2"/>
          <table:table-cell table:style-name="ce1317"/>
          <table:table-cell table:style-name="ce1279" table:number-columns-repeated="5"/>
        </table:table-row>
        <table:table-row table:style-name="ro16">
          <table:covered-table-cell table:style-name="ce1448"/>
          <table:table-cell table:style-name="ce326" office:value-type="string" calcext:value-type="string">
            <text:p>Partizip Präteritum</text:p>
          </table:table-cell>
          <table:table-cell table:style-name="ce1460"/>
          <table:table-cell table:style-name="ce1464"/>
          <table:table-cell table:style-name="ce1490" office:value-type="string" calcext:value-type="string">
            <text:p>*(H)wrog-itós</text:p>
          </table:table-cell>
          <table:table-cell table:style-name="ce1498" office:value-type="string" calcext:value-type="string">
            <text:p>urgerm. <text:span text:style-name="T85">*wrak-</text:span><text:span text:style-name="T275">iđaz</text:span></text:p>
          </table:table-cell>
          <table:table-cell table:style-name="ce1535" office:value-type="string" calcext:value-type="string">
            <text:p><text:span text:style-name="T285">*</text:span><text:span text:style-name="T286">đ  </text:span><text:span text:style-name="T287"> </text:span></text:p>
          </table:table-cell>
          <table:table-cell table:style-name="ce1172" office:value-type="string" calcext:value-type="string">
            <text:p>(eigenes Rekonstrukt)</text:p>
          </table:table-cell>
          <table:table-cell table:style-name="ce1557" office:value-type="string" calcext:value-type="string">
            <text:p>*(H)wrog-itós</text:p>
          </table:table-cell>
          <table:table-cell table:style-name="ce1498" office:value-type="string" calcext:value-type="string">
            <text:p>urgerm. <text:span text:style-name="T85">*wrak-</text:span><text:span text:style-name="T275">iđaz</text:span></text:p>
          </table:table-cell>
          <table:table-cell table:style-name="ce1535" office:value-type="string" calcext:value-type="string">
            <text:p><text:span text:style-name="T285">*</text:span><text:span text:style-name="T286">đ  </text:span><text:span text:style-name="T287"> </text:span></text:p>
          </table:table-cell>
          <table:table-cell table:style-name="ce1172" office:value-type="string" calcext:value-type="string">
            <text:p>(eigenes Rekonstrukt)</text:p>
          </table:table-cell>
          <table:table-cell table:style-name="ce1618"/>
          <table:table-cell table:style-name="ce1575" office:value-type="string" calcext:value-type="string">
            <text:p>*wrak-tá- &gt; *wrah-tá-</text:p>
          </table:table-cell>
          <table:table-cell table:style-name="ce1331" office:value-type="string" calcext:value-type="string">
            <text:p>*t</text:p>
          </table:table-cell>
          <table:table-cell table:style-name="ce1649" office:value-type="string" calcext:value-type="string">
            <text:p>eigenes Rekonstrukt</text:p>
          </table:table-cell>
          <table:table-cell table:number-columns-repeated="2"/>
          <table:table-cell table:style-name="ce1460"/>
          <table:table-cell table:style-name="ce1464"/>
          <table:table-cell table:style-name="ce1650"/>
          <table:table-cell table:number-columns-repeated="2"/>
          <table:table-cell table:style-name="ce1664"/>
          <table:table-cell table:style-name="ce1464"/>
          <table:table-cell table:style-name="ce1650"/>
          <table:table-cell table:number-columns-repeated="2"/>
          <table:table-cell table:style-name="ce1664"/>
          <table:table-cell table:style-name="ce1464" table:number-columns-repeated="2"/>
          <table:table-cell table:number-columns-repeated="2"/>
          <table:table-cell table:style-name="ce1460"/>
          <table:table-cell table:style-name="ce1464"/>
          <table:table-cell table:style-name="ce1650"/>
          <table:table-cell table:number-columns-repeated="2"/>
          <table:table-cell table:style-name="ce1705"/>
          <table:table-cell table:style-name="ce1723" table:number-columns-repeated="2"/>
          <table:table-cell table:number-columns-repeated="2"/>
          <table:table-cell table:style-name="ce1289" office:value-type="string" calcext:value-type="string">
            <text:p>wreaht, wreht</text:p>
          </table:table-cell>
          <table:table-cell table:style-name="ce1423" office:value-type="string" calcext:value-type="string">
            <text:p>t</text:p>
          </table:table-cell>
          <table:table-cell table:style-name="ce335" office:value-type="string" calcext:value-type="string">
            <text:p>(Campbell, 1997: 330)</text:p>
          </table:table-cell>
          <table:table-cell table:number-columns-repeated="2" table:style-name="ce1175" office:value-type="string" calcext:value-type="string">
            <text:p>ae. betontes a &gt; æ, Brechung zu ea vor h/x (Voyles, 1992: 146, 147)</text:p>
          </table:table-cell>
          <table:table-cell table:style-name="ce1323"/>
          <table:table-cell table:style-name="ce1770"/>
          <table:table-cell table:style-name="ce1649"/>
          <table:table-cell table:number-columns-repeated="2"/>
          <table:table-cell table:style-name="ce1291"/>
          <table:table-cell table:style-name="ce326"/>
          <table:table-cell table:style-name="ce335"/>
          <table:table-cell table:number-columns-repeated="2"/>
          <table:table-cell table:style-name="ce1341"/>
          <table:table-cell table:style-name="ce326" table:number-columns-repeated="5"/>
        </table:table-row>
        <table:table-row table:style-name="ro23">
          <table:table-cell table:style-name="ce716" office:value-type="float" office:value="38" calcext:value-type="float" table:number-columns-spanned="1" table:number-rows-spanned="5">
            <text:p>38</text:p>
          </table:table-cell>
          <table:table-cell table:style-name="ce1328" office:value-type="string" calcext:value-type="string">
            <text:p>Infinitiv</text:p>
          </table:table-cell>
          <table:table-cell table:style-name="ce1328" office:value-type="string" calcext:value-type="string">
            <text:p>'quälen, töten'</text:p>
          </table:table-cell>
          <table:table-cell table:style-name="ce732" table:number-columns-spanned="1" table:number-rows-spanned="5"/>
          <table:table-cell table:style-name="ce1491" office:value-type="string" calcext:value-type="string">
            <text:p>*gʷolH-éie- <text:s/>(Kroonen, 2013: 315) = Kausativ-Iterativ zu *gʷelH- ‚quälen, stechen‘ (Rix, 2001: 207)</text:p>
          </table:table-cell>
          <table:table-cell table:style-name="ce1115"/>
          <table:table-cell table:style-name="ce1472" table:number-columns-repeated="2"/>
          <table:table-cell table:style-name="ce1198" office:value-type="string" calcext:value-type="string">
            <text:p>*gʷolH-éie- <text:s/>(Kroonen, 2013: 315)</text:p>
          </table:table-cell>
          <table:table-cell table:style-name="ce1568" office:value-type="string" calcext:value-type="string">
            <text:p>wgerm. fehlender Bindevokal aufgrund Analogie nach *wild- : *wald- (Ringe, Taylor,  2014: 73-74) <text:span text:style-name="T49">Stammvokal </text:span>(kein Umlaut), <text:span text:style-name="T49">Stammauslaut </text:span>(wgerm. kein Bindevokal)</text:p>
          </table:table-cell>
          <table:table-cell table:style-name="ce1198"/>
          <table:table-cell table:style-name="ce1595" office:value-type="string" calcext:value-type="string">
            <text:p>Ringe nimmt aber nicht wirklich Synkope an, sondern Analogie nach *wild- : *wald-</text:p>
          </table:table-cell>
          <table:table-cell table:style-name="ce1491" office:value-type="string" calcext:value-type="string">
            <text:p>*gʷolH-éie- <text:s/>(Kroonen, 2013: 315) = Kausativ-Iterativ zu *gʷelH- ‚quälen, stechen‘ (Rix, 2001: 207)</text:p>
          </table:table-cell>
          <table:table-cell table:style-name="ce1126" office:value-type="string" calcext:value-type="string">
            <text:p>*kwaljan</text:p>
          </table:table-cell>
          <table:table-cell table:style-name="ce1328"/>
          <table:table-cell table:style-name="ce1312" office:value-type="string" calcext:value-type="string">
            <text:p>(Kroonen, 2013: 315)</text:p>
          </table:table-cell>
          <table:table-cell table:style-name="ce1198" table:number-columns-repeated="2"/>
          <table:table-cell table:style-name="ce1126"/>
          <table:table-cell table:style-name="ce1328"/>
          <table:table-cell table:style-name="ce1312"/>
          <table:table-cell table:style-name="ce1198" table:number-columns-repeated="2"/>
          <table:table-cell table:style-name="ce1340"/>
          <table:table-cell table:style-name="ce1328"/>
          <table:table-cell table:style-name="ce1312"/>
          <table:table-cell table:style-name="ce1198" table:number-columns-repeated="2"/>
          <table:table-cell table:style-name="ce1126" office:value-type="string" calcext:value-type="string">
            <text:p>kvelja</text:p>
          </table:table-cell>
          <table:table-cell table:style-name="ce1328"/>
          <table:table-cell table:style-name="ce1312" office:value-type="string" calcext:value-type="string">
            <text:p>(Kroonen, 2013: 315)</text:p>
          </table:table-cell>
          <table:table-cell table:style-name="ce1198" table:number-columns-repeated="2"/>
          <table:table-cell table:style-name="ce1126" office:value-type="string" calcext:value-type="string">
            <text:p>kvelja 'quälen'</text:p>
          </table:table-cell>
          <table:table-cell table:style-name="ce1328"/>
          <table:table-cell table:style-name="ce1328" office:value-type="string" calcext:value-type="string">
            <text:p>(Holthausen, 1974: 64)</text:p>
          </table:table-cell>
          <table:table-cell table:style-name="ce1198" table:number-columns-repeated="2"/>
          <table:table-cell office:value-type="string" calcext:value-type="string">
            <text:p>kv<text:span text:style-name="T138">ǣlia</text:span></text:p>
          </table:table-cell>
          <table:table-cell/>
          <table:table-cell office:value-type="string" calcext:value-type="string">
            <text:p>(Noreen, 1904: 453)</text:p>
          </table:table-cell>
          <table:table-cell table:style-name="ce1738"/>
          <table:table-cell table:style-name="ce1198"/>
          <table:table-cell table:style-name="ce1126" office:value-type="string" calcext:value-type="string">
            <text:p>cwellan</text:p>
          </table:table-cell>
          <table:table-cell table:style-name="ce1328"/>
          <table:table-cell table:style-name="ce336" office:value-type="string" calcext:value-type="string">
            <text:p>(Campbell, 1997: 330)</text:p>
          </table:table-cell>
          <table:table-cell table:style-name="ce1198" table:number-columns-repeated="2"/>
          <table:table-cell table:style-name="ce1127" office:value-type="string" calcext:value-type="string">
            <text:p>quellen</text:p>
          </table:table-cell>
          <table:table-cell/>
          <table:table-cell table:style-name="ce336" office:value-type="string" calcext:value-type="string">
            <text:p>(Holthausen, 1974: 64)</text:p>
          </table:table-cell>
          <table:table-cell table:style-name="ce1198" table:number-columns-repeated="2"/>
          <table:table-cell table:style-name="ce1126" office:value-type="string" calcext:value-type="string">
            <text:p>quellian</text:p>
          </table:table-cell>
          <table:table-cell table:style-name="ce1328"/>
          <table:table-cell table:style-name="ce1312" office:value-type="string" calcext:value-type="string">
            <text:p>(Holthausen, 1974: 64)</text:p>
          </table:table-cell>
          <table:table-cell table:style-name="ce1198" table:number-columns-repeated="2"/>
          <table:table-cell table:style-name="ce1317"/>
          <table:table-cell table:style-name="ce1279" table:number-columns-repeated="5"/>
        </table:table-row>
        <table:table-row table:style-name="ro18">
          <table:covered-table-cell table:style-name="ce1448"/>
          <table:table-cell office:value-type="string" calcext:value-type="string">
            <text:p>1.Sg.Ind.Präs. Akt. <text:s/></text:p>
          </table:table-cell>
          <table:table-cell table:style-name="ce1279"/>
          <table:covered-table-cell table:style-name="ce732"/>
          <table:table-cell table:style-name="ce1115" table:number-columns-repeated="8"/>
          <table:table-cell table:style-name="ce1270" office:value-type="string" calcext:value-type="string">
            <text:p>deverbal</text:p>
          </table:table-cell>
          <table:table-cell table:style-name="ce1632"/>
          <table:table-cell table:style-name="ce1279" table:number-columns-repeated="2"/>
          <table:table-cell table:number-columns-repeated="2"/>
          <table:table-cell table:style-name="ce1632"/>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2"/>
          <table:table-cell office:value-type="string" calcext:value-type="string">
            <text:p>kv<text:span text:style-name="T138">ǣl</text:span></text:p>
          </table:table-cell>
          <table:table-cell/>
          <table:table-cell office:value-type="string" calcext:value-type="string">
            <text:p>(Noreen, 1904: 452, 453)</text:p>
          </table:table-cell>
          <table:table-cell table:number-columns-repeated="2"/>
          <table:table-cell table:style-name="ce1460"/>
          <table:table-cell table:style-name="ce1279"/>
          <table:table-cell table:style-name="ce336"/>
          <table:table-cell table:number-columns-repeated="2"/>
          <table:table-cell table:style-name="ce1665"/>
          <table:table-cell table:style-name="ce1464"/>
          <table:table-cell table:style-name="ce1650"/>
          <table:table-cell table:number-columns-repeated="2"/>
          <table:table-cell table:style-name="ce1771"/>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448"/>
          <table:table-cell office:value-type="string" calcext:value-type="string">
            <text:p>1.Pl.Ind.Präs. Akt.</text:p>
          </table:table-cell>
          <table:table-cell table:style-name="ce1279"/>
          <table:covered-table-cell table:style-name="ce732"/>
          <table:table-cell table:style-name="ce1115" table:number-columns-repeated="8"/>
          <table:table-cell table:style-name="ce1270"/>
          <table:table-cell table:style-name="ce1632"/>
          <table:table-cell table:style-name="ce1279" table:number-columns-repeated="2"/>
          <table:table-cell table:number-columns-repeated="2"/>
          <table:table-cell table:style-name="ce1317"/>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17"/>
          <table:table-cell table:style-name="ce1279"/>
          <table:table-cell table:style-name="ce336"/>
          <table:table-cell table:number-columns-repeated="7"/>
          <table:table-cell table:style-name="ce1460"/>
          <table:table-cell table:style-name="ce1279"/>
          <table:table-cell table:style-name="ce336"/>
          <table:table-cell table:number-columns-repeated="2"/>
          <table:table-cell table:style-name="ce1460"/>
          <table:table-cell table:style-name="ce1464"/>
          <table:table-cell table:style-name="ce1650"/>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14">
          <table:covered-table-cell table:style-name="ce1448"/>
          <table:table-cell office:value-type="string" calcext:value-type="string">
            <text:p>1.Sg.Ind.Prät. Akt.</text:p>
          </table:table-cell>
          <table:table-cell table:style-name="ce1456"/>
          <table:covered-table-cell table:style-name="ce732"/>
          <table:table-cell table:style-name="ce1115"/>
          <table:table-cell table:style-name="ce1525" office:value-type="string" calcext:value-type="string">
            <text:p><text:span text:style-name="T277"> *kwali-đ</text:span><text:span text:style-name="T278">-ōᵐ</text:span><text:span text:style-name="T279"> &gt;  *kwaliđ</text:span><text:span text:style-name="T280">ōᵐ</text:span><text:span text:style-name="T279"> </text:span></text:p>
          </table:table-cell>
          <table:table-cell table:style-name="ce1536" office:value-type="string" calcext:value-type="string">
            <text:p><text:span text:style-name="T288">*</text:span><text:span text:style-name="T289">đ   </text:span></text:p>
          </table:table-cell>
          <table:table-cell table:style-name="ce1159" office:value-type="string" calcext:value-type="string">
            <text:p>(eigenes Rekonstrukt)</text:p>
          </table:table-cell>
          <table:table-cell table:style-name="ce1115"/>
          <table:table-cell table:style-name="ce1115" office:value-type="string" calcext:value-type="string">
            <text:p>*kwal-iđ<text:span text:style-name="T88">[a- ded]ē &gt; *kwaliđē &gt; </text:span>wgerm.<text:span text:style-name="T94"> *kwaldē</text:span></text:p>
          </table:table-cell>
          <table:table-cell table:style-name="ce1115" office:value-type="string" calcext:value-type="string">
            <text:p>wgerm. <text:span text:style-name="T94">*d</text:span></text:p>
          </table:table-cell>
          <table:table-cell table:style-name="ce1115" office:value-type="string" calcext:value-type="string">
            <text:p>(Ringe, 2014: 73)</text:p>
          </table:table-cell>
          <table:table-cell table:style-name="ce1270"/>
          <table:table-cell table:style-name="ce1558" office:value-type="string" calcext:value-type="string">
            <text:p>*kwalðōⁿ</text:p>
          </table:table-cell>
          <table:table-cell table:style-name="ce1579" office:value-type="string" calcext:value-type="string">
            <text:p>*ð</text:p>
          </table:table-cell>
          <table:table-cell table:style-name="ce1315" office:value-type="string" calcext:value-type="string">
            <text:p>eigenes Rekonstrukt</text:p>
          </table:table-cell>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285" office:value-type="string" calcext:value-type="string">
            <text:p>kvalda</text:p>
          </table:table-cell>
          <table:table-cell table:style-name="ce1659" office:value-type="string" calcext:value-type="string">
            <text:p>d</text:p>
          </table:table-cell>
          <table:table-cell table:style-name="ce336" office:value-type="string" calcext:value-type="string">
            <text:p>(Baetke, 1976: 350)</text:p>
          </table:table-cell>
          <table:table-cell table:style-name="ce1175" office:value-type="string" calcext:value-type="string">
            <text:p>urnord. allmähliche  Synkope unbetonter Kurzvokale, i nach betonter kurzer Silbe rel. spät [vor Umlaut]  (Noreen, 1970: 132–133<text:span text:style-name="T338">) </text:span></text:p>
          </table:table-cell>
          <table:table-cell table:style-name="ce1175" office:value-type="string" calcext:value-type="string">
            <text:p>urnord. allmähliche  Synkope unbetonter Kurzvokale, i nach betonter kurzer Silbe rel. spät [vor Umlaut]  (Noreen, 1970: 132–133<text:span text:style-name="T338">) </text:span></text:p>
          </table:table-cell>
          <table:table-cell table:style-name="ce1374"/>
          <table:table-cell table:style-name="ce1279"/>
          <table:table-cell table:style-name="ce336"/>
          <table:table-cell table:number-columns-repeated="2"/>
          <table:table-cell table:style-name="ce1701" office:value-type="string" calcext:value-type="string">
            <text:p>kvalde</text:p>
          </table:table-cell>
          <table:table-cell table:style-name="ce1396" office:value-type="string" calcext:value-type="string">
            <text:p>d</text:p>
          </table:table-cell>
          <table:table-cell office:value-type="string" calcext:value-type="string">
            <text:p>(Noreen, 1904: 452, 453)</text:p>
          </table:table-cell>
          <table:table-cell table:number-columns-repeated="2"/>
          <table:table-cell table:style-name="ce1285" office:value-type="string" calcext:value-type="string">
            <text:p>cwealde</text:p>
          </table:table-cell>
          <table:table-cell table:style-name="ce1659" office:value-type="string" calcext:value-type="string">
            <text:p>d</text:p>
          </table:table-cell>
          <table:table-cell table:style-name="ce336" office:value-type="string" calcext:value-type="string">
            <text:p>(Campbell, 1997: 330)</text:p>
          </table:table-cell>
          <table:table-cell table:number-columns-repeated="2" table:style-name="ce1175" office:value-type="string" calcext:value-type="string">
            <text:p>ae. betontes a &gt; æ, Brechung zu ea vor l/r + C (Voyles, 1992: 146, 147)</text:p>
          </table:table-cell>
          <table:table-cell table:style-name="ce1460"/>
          <table:table-cell table:style-name="ce1464"/>
          <table:table-cell table:style-name="ce1650"/>
          <table:table-cell table:number-columns-repeated="2"/>
          <table:table-cell table:style-name="ce1285" office:value-type="string" calcext:value-type="string">
            <text:p><text:span text:style-name="T338">3. Pl. </text:span><text:span text:style-name="T154">quelidun </text:span></text:p>
          </table:table-cell>
          <table:table-cell table:style-name="ce1659" office:value-type="string" calcext:value-type="string">
            <text:p>d</text:p>
          </table:table-cell>
          <table:table-cell table:style-name="ce336" office:value-type="string" calcext:value-type="string">
            <text:p>(Sehrt, 1966: 431)</text:p>
          </table:table-cell>
          <table:table-cell table:style-name="ce1175" office:value-type="string" calcext:value-type="string">
            <text:p>ja</text:p>
          </table:table-cell>
          <table:table-cell table:style-name="ce1406" office:value-type="string" calcext:value-type="string">
            <text:p>regelmäßige Neubildung? <text:span text:style-name="T49">Stammvokal</text:span> (Umlaut), <text:span text:style-name="T49">Stammauslaut</text:span> (Bindevokal)</text:p>
          </table:table-cell>
          <table:table-cell table:style-name="ce1317"/>
          <table:table-cell table:style-name="ce1279" table:number-columns-repeated="5"/>
        </table:table-row>
        <table:table-row table:style-name="ro14">
          <table:covered-table-cell table:style-name="ce1448"/>
          <table:table-cell table:style-name="ce326" office:value-type="string" calcext:value-type="string">
            <text:p>Partizip Präteritum</text:p>
          </table:table-cell>
          <table:table-cell table:style-name="ce326"/>
          <table:covered-table-cell table:style-name="ce732"/>
          <table:table-cell table:style-name="ce1125" office:value-type="string" calcext:value-type="string">
            <text:p>*gʷolH-itós </text:p>
          </table:table-cell>
          <table:table-cell table:style-name="ce1118" office:value-type="string" calcext:value-type="string">
            <text:p><text:s/>*kwal-iđaz</text:p>
          </table:table-cell>
          <table:table-cell table:style-name="ce1535" office:value-type="string" calcext:value-type="string">
            <text:p><text:span text:style-name="T285">*</text:span><text:span text:style-name="T286">đ  </text:span><text:span text:style-name="T287"> </text:span></text:p>
          </table:table-cell>
          <table:table-cell table:style-name="ce1172" office:value-type="string" calcext:value-type="string">
            <text:p>(eigenes Rekonstrukt)</text:p>
          </table:table-cell>
          <table:table-cell table:style-name="ce1177" office:value-type="string" calcext:value-type="string">
            <text:p>*gʷolH-itós &gt; urgerm. *kwal-iđaz  <text:span text:style-name="T268"> </text:span><text:span text:style-name="T213">Auslautgesetze: Schwund auslautender nicht-hoher Vokale (Speyer, 2007: 40), - soweit alles problemlos</text:span></text:p>
          </table:table-cell>
          <table:table-cell table:style-name="ce1118" office:value-type="string" calcext:value-type="string">
            <text:p>wgerm. <text:span text:style-name="T62">*kwald</text:span></text:p>
          </table:table-cell>
          <table:table-cell table:style-name="ce1118" office:value-type="string" calcext:value-type="string">
            <text:p>wgerm. <text:span text:style-name="T62">*d </text:span> </text:p>
          </table:table-cell>
          <table:table-cell table:style-name="ce1542" office:value-type="string" calcext:value-type="string">
            <text:p>eigenes Rekonstrukt</text:p>
          </table:table-cell>
          <table:table-cell table:style-name="ce1271"/>
          <table:table-cell table:style-name="ce1638" office:value-type="string" calcext:value-type="string">
            <text:p><text:s/>*kwal-ðá-s</text:p>
          </table:table-cell>
          <table:table-cell table:style-name="ce1331" office:value-type="string" calcext:value-type="string">
            <text:p>*ð</text:p>
          </table:table-cell>
          <table:table-cell table:style-name="ce1649" office:value-type="string" calcext:value-type="string">
            <text:p>eigenes Rekonstrukt</text:p>
          </table:table-cell>
          <table:table-cell table:number-columns-repeated="2"/>
          <table:table-cell table:style-name="ce1291"/>
          <table:table-cell table:style-name="ce326"/>
          <table:table-cell table:style-name="ce335"/>
          <table:table-cell table:number-columns-repeated="2"/>
          <table:table-cell table:style-name="ce134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291"/>
          <table:table-cell table:style-name="ce326" table:number-columns-repeated="2"/>
          <table:table-cell table:number-columns-repeated="2"/>
          <table:table-cell table:style-name="ce1704" office:value-type="string" calcext:value-type="string">
            <text:p>kvalder</text:p>
          </table:table-cell>
          <table:table-cell table:style-name="ce1722" office:value-type="string" calcext:value-type="string">
            <text:p>d</text:p>
          </table:table-cell>
          <table:table-cell table:style-name="ce1723" office:value-type="string" calcext:value-type="string">
            <text:p>(Noreen, 1904: 452, 453)</text:p>
          </table:table-cell>
          <table:table-cell table:number-columns-repeated="2"/>
          <table:table-cell table:style-name="ce1200" office:value-type="string" calcext:value-type="string">
            <text:p>cweald</text:p>
          </table:table-cell>
          <table:table-cell table:style-name="ce1331" office:value-type="string" calcext:value-type="string">
            <text:p>d</text:p>
          </table:table-cell>
          <table:table-cell table:style-name="ce335" office:value-type="string" calcext:value-type="string">
            <text:p>(Campbell, 1997: 330)</text:p>
          </table:table-cell>
          <table:table-cell table:number-columns-repeated="2" table:style-name="ce1175" office:value-type="string" calcext:value-type="string">
            <text:p>ae. betontes a &gt; æ, Brechung zu ea vor l/r + C (Voyles, 1992: 146, 147)</text:p>
          </table:table-cell>
          <table:table-cell table:style-name="ce1460"/>
          <table:table-cell table:style-name="ce1464"/>
          <table:table-cell table:style-name="ce1650"/>
          <table:table-cell table:number-columns-repeated="2"/>
          <table:table-cell table:style-name="ce1291"/>
          <table:table-cell table:style-name="ce326"/>
          <table:table-cell table:style-name="ce335"/>
          <table:table-cell table:number-columns-repeated="2"/>
          <table:table-cell table:style-name="ce1317"/>
          <table:table-cell table:style-name="ce1279" table:number-columns-repeated="5"/>
        </table:table-row>
        <table:table-row table:style-name="ro23">
          <table:table-cell table:style-name="ce716" office:value-type="float" office:value="39" calcext:value-type="float" table:number-columns-spanned="1" table:number-rows-spanned="6">
            <text:p>39</text:p>
          </table:table-cell>
          <table:table-cell table:style-name="ce1328" office:value-type="string" calcext:value-type="string">
            <text:p>Infinitiv</text:p>
          </table:table-cell>
          <table:table-cell table:style-name="ce1328" office:value-type="string" calcext:value-type="string">
            <text:p>irreführen</text:p>
          </table:table-cell>
          <table:table-cell table:style-name="ce732" table:number-columns-spanned="1" table:number-rows-spanned="6"/>
          <table:table-cell table:style-name="ce1198" office:value-type="string" calcext:value-type="string">
            <text:p>*dʰwolH-éie- (Kroonen, 2013: 112)</text:p>
          </table:table-cell>
          <table:table-cell table:style-name="ce1115"/>
          <table:table-cell table:style-name="ce1472" table:number-columns-repeated="2"/>
          <table:table-cell table:style-name="ce1198" office:value-type="string" calcext:value-type="string">
            <text:p>*dʰwolH-éie- (Kroonen, 2013: 112)</text:p>
          </table:table-cell>
          <table:table-cell table:style-name="ce1568" office:value-type="string" calcext:value-type="string">
            <text:p>wgerm. fehlender Bindevokal aufgrund Analogie nach *wild- : *wald- (Ringe, Taylor,  2014: 73-74) <text:span text:style-name="T49">Stammvokal </text:span>(kein Umlaut), <text:span text:style-name="T49">Stammauslaut </text:span>(wgerm. kein Bindevokal)</text:p>
          </table:table-cell>
          <table:table-cell table:style-name="ce1198"/>
          <table:table-cell table:style-name="ce1595" office:value-type="string" calcext:value-type="string">
            <text:p>Ringe nimmt aber nicht wirklich Synkope an, sondern Analogie nach *wild- : *wald-</text:p>
          </table:table-cell>
          <table:table-cell table:style-name="ce1491" office:value-type="string" calcext:value-type="string">
            <text:p>*dʰwolH-éie- (Kroonen, 2013: 112)</text:p>
          </table:table-cell>
          <table:table-cell table:style-name="ce1126" office:value-type="string" calcext:value-type="string">
            <text:p>*dwaljan</text:p>
          </table:table-cell>
          <table:table-cell table:style-name="ce1328"/>
          <table:table-cell table:style-name="ce1312" office:value-type="string" calcext:value-type="string">
            <text:p>(Kroonen, 2013: 111)</text:p>
          </table:table-cell>
          <table:table-cell table:style-name="ce1198" table:number-columns-repeated="2"/>
          <table:table-cell table:style-name="ce1126"/>
          <table:table-cell table:style-name="ce1328"/>
          <table:table-cell table:style-name="ce1312"/>
          <table:table-cell table:style-name="ce1198" table:number-columns-repeated="2"/>
          <table:table-cell table:style-name="ce1340"/>
          <table:table-cell table:style-name="ce1328"/>
          <table:table-cell table:style-name="ce1312"/>
          <table:table-cell table:style-name="ce1198" table:number-columns-repeated="2"/>
          <table:table-cell table:style-name="ce1126" office:value-type="string" calcext:value-type="string">
            <text:p>dvelja</text:p>
          </table:table-cell>
          <table:table-cell table:style-name="ce1328"/>
          <table:table-cell table:style-name="ce1312" office:value-type="string" calcext:value-type="string">
            <text:p>(Kroonen, 2013: 111)</text:p>
          </table:table-cell>
          <table:table-cell table:style-name="ce1198" table:number-columns-repeated="2"/>
          <table:table-cell table:style-name="ce1126" office:value-type="string" calcext:value-type="string">
            <text:p>dvelja</text:p>
          </table:table-cell>
          <table:table-cell table:style-name="ce1328"/>
          <table:table-cell table:style-name="ce1328" office:value-type="string" calcext:value-type="string">
            <text:p>(Holthausen, 1974: 81)</text:p>
          </table:table-cell>
          <table:table-cell table:style-name="ce1198" table:number-columns-repeated="2"/>
          <table:table-cell table:style-name="ce1718" office:value-type="string" calcext:value-type="string">
            <text:p>dvælia</text:p>
          </table:table-cell>
          <table:table-cell/>
          <table:table-cell office:value-type="string" calcext:value-type="string">
            <text:p>(Noreen, 1904: 453)</text:p>
          </table:table-cell>
          <table:table-cell table:style-name="ce1738"/>
          <table:table-cell table:style-name="ce1198"/>
          <table:table-cell table:style-name="ce1126" office:value-type="string" calcext:value-type="string">
            <text:p>dwellan</text:p>
          </table:table-cell>
          <table:table-cell table:style-name="ce1328"/>
          <table:table-cell table:style-name="ce336" office:value-type="string" calcext:value-type="string">
            <text:p>(Campbell, 1997: 330)</text:p>
          </table:table-cell>
          <table:table-cell table:style-name="ce1198" table:number-columns-repeated="2"/>
          <table:table-cell table:style-name="ce1126" office:value-type="string" calcext:value-type="string">
            <text:p>twellen</text:p>
          </table:table-cell>
          <table:table-cell table:style-name="ce1328"/>
          <table:table-cell table:style-name="ce1312" office:value-type="string" calcext:value-type="string">
            <text:p>(Holthausen, 1974: 81)</text:p>
          </table:table-cell>
          <table:table-cell table:style-name="ce1198" table:number-columns-repeated="2"/>
          <table:table-cell table:style-name="ce1126" office:value-type="string" calcext:value-type="string">
            <text:p>bi-dwellian 'hindern'</text:p>
          </table:table-cell>
          <table:table-cell table:style-name="ce1328"/>
          <table:table-cell table:style-name="ce1312" office:value-type="string" calcext:value-type="string">
            <text:p>(Holthausen, 1974: 81)</text:p>
          </table:table-cell>
          <table:table-cell table:style-name="ce1198" table:number-columns-repeated="2"/>
          <table:table-cell table:style-name="ce1340"/>
          <table:table-cell table:style-name="ce1328" table:number-columns-repeated="5"/>
        </table:table-row>
        <table:table-row table:style-name="ro12">
          <table:covered-table-cell table:style-name="ce1448"/>
          <table:table-cell table:style-name="ce1162" table:number-columns-repeated="2"/>
          <table:covered-table-cell table:style-name="ce337"/>
          <table:table-cell table:style-name="ce1115" table:number-columns-repeated="8"/>
          <table:table-cell table:style-name="ce1270" office:value-type="string" calcext:value-type="string">
            <text:p>*dʰwel- 'trüben, wirbeln' (Köbler, 1989: 130)</text:p>
          </table:table-cell>
          <table:table-cell/>
          <table:table-cell table:style-name="ce1162"/>
          <table:table-cell table:number-columns-repeated="4"/>
          <table:table-cell table:style-name="ce1162"/>
          <table:table-cell table:number-columns-repeated="3"/>
          <table:table-cell table:style-name="ce1339"/>
          <table:table-cell table:style-name="ce1162"/>
          <table:table-cell table:number-columns-repeated="3"/>
          <table:table-cell table:style-name="ce1127"/>
          <table:table-cell table:style-name="ce1162"/>
          <table:table-cell table:style-name="ce336"/>
          <table:table-cell table:number-columns-repeated="2"/>
          <table:table-cell table:style-name="ce1127"/>
          <table:table-cell table:style-name="ce1162" table:number-columns-repeated="2"/>
          <table:table-cell table:number-columns-repeated="2"/>
          <table:table-cell office:value-type="string" calcext:value-type="string">
            <text:p>dvæl</text:p>
          </table:table-cell>
          <table:table-cell/>
          <table:table-cell office:value-type="string" calcext:value-type="string">
            <text:p>(Noreen, 1904: 452, 453)</text:p>
          </table:table-cell>
          <table:table-cell table:number-columns-repeated="2"/>
          <table:table-cell table:style-name="ce1127" office:value-type="string" calcext:value-type="string">
            <text:p>dwelian</text:p>
          </table:table-cell>
          <table:table-cell table:style-name="ce1162"/>
          <table:table-cell table:style-name="ce336" office:value-type="string" calcext:value-type="string">
            <text:p>(Sehrt, 1966: 89)</text:p>
          </table:table-cell>
          <table:table-cell table:number-columns-repeated="2"/>
          <table:table-cell table:style-name="ce1127" office:value-type="string" calcext:value-type="string">
            <text:p>twallen</text:p>
          </table:table-cell>
          <table:table-cell table:style-name="ce1162"/>
          <table:table-cell table:style-name="ce336" office:value-type="string" calcext:value-type="string">
            <text:p>(Sehrt, 1966: 89)</text:p>
          </table:table-cell>
          <table:table-cell table:number-columns-repeated="2"/>
          <table:table-cell table:style-name="ce1127"/>
          <table:table-cell table:style-name="ce1162"/>
          <table:table-cell table:style-name="ce336"/>
          <table:table-cell table:number-columns-repeated="2"/>
          <table:table-cell table:style-name="ce1339"/>
          <table:table-cell table:style-name="ce1162"/>
          <table:table-cell table:style-name="ce1328" table:number-columns-repeated="4"/>
        </table:table-row>
        <table:table-row table:style-name="ro12">
          <table:covered-table-cell table:style-name="ce1448"/>
          <table:table-cell office:value-type="string" calcext:value-type="string">
            <text:p>1.Sg.Ind.Präs. Akt. <text:s/></text:p>
          </table:table-cell>
          <table:table-cell table:style-name="ce1279"/>
          <table:covered-table-cell table:style-name="ce732"/>
          <table:table-cell table:style-name="ce1115" table:number-columns-repeated="8"/>
          <table:table-cell table:style-name="ce1270" office:value-type="string" calcext:value-type="string">
            <text:p>deverbal</text:p>
          </table:table-cell>
          <table:table-cell table:style-name="ce1632"/>
          <table:table-cell table:style-name="ce1279" table:number-columns-repeated="2"/>
          <table:table-cell table:number-columns-repeated="2"/>
          <table:table-cell table:style-name="ce1632"/>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7"/>
          <table:table-cell table:style-name="ce1460"/>
          <table:table-cell table:style-name="ce1279"/>
          <table:table-cell table:style-name="ce336"/>
          <table:table-cell table:number-columns-repeated="2"/>
          <table:table-cell table:style-name="ce1689"/>
          <table:table-cell table:style-name="ce1279"/>
          <table:table-cell table:style-name="ce336"/>
          <table:table-cell table:number-columns-repeated="2"/>
          <table:table-cell table:style-name="ce1771"/>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448"/>
          <table:table-cell office:value-type="string" calcext:value-type="string">
            <text:p>1.Pl.Ind.Präs. Akt.</text:p>
          </table:table-cell>
          <table:table-cell table:style-name="ce1279"/>
          <table:covered-table-cell table:style-name="ce732"/>
          <table:table-cell table:style-name="ce1115" table:number-columns-repeated="8"/>
          <table:table-cell table:style-name="ce1270"/>
          <table:table-cell table:style-name="ce1632"/>
          <table:table-cell table:style-name="ce1279" table:number-columns-repeated="2"/>
          <table:table-cell table:number-columns-repeated="2"/>
          <table:table-cell table:style-name="ce1317"/>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17"/>
          <table:table-cell table:style-name="ce1279"/>
          <table:table-cell table:style-name="ce336"/>
          <table:table-cell table:number-columns-repeated="7"/>
          <table:table-cell table:style-name="ce1460"/>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14">
          <table:covered-table-cell table:style-name="ce1448"/>
          <table:table-cell office:value-type="string" calcext:value-type="string">
            <text:p>1.Sg.Ind.Prät. Akt.</text:p>
          </table:table-cell>
          <table:table-cell table:style-name="ce1456" office:value-type="string" calcext:value-type="string">
            <text:p>'ich führte irre‘</text:p>
          </table:table-cell>
          <table:covered-table-cell table:style-name="ce732"/>
          <table:table-cell table:style-name="ce1115"/>
          <table:table-cell table:style-name="ce1525" office:value-type="string" calcext:value-type="string">
            <text:p><text:span text:style-name="T277"> *dwali-đ</text:span><text:span text:style-name="T278">-ōᵐ</text:span><text:span text:style-name="T279"> &gt;  *dwaliđ</text:span><text:span text:style-name="T280">ōᵐ</text:span><text:span text:style-name="T279"> </text:span></text:p>
          </table:table-cell>
          <table:table-cell table:style-name="ce1536" office:value-type="string" calcext:value-type="string">
            <text:p><text:span text:style-name="T288">*</text:span><text:span text:style-name="T289">đ   </text:span></text:p>
          </table:table-cell>
          <table:table-cell table:style-name="ce1159" office:value-type="string" calcext:value-type="string">
            <text:p>(eigenes Rekonstrukt)</text:p>
          </table:table-cell>
          <table:table-cell table:style-name="ce1115"/>
          <table:table-cell table:style-name="ce1115" office:value-type="string" calcext:value-type="string">
            <text:p>*dwal-iđ<text:span text:style-name="T88">[a- ded]ē &gt; *dwaliđē &gt; </text:span>wgerm.<text:span text:style-name="T94"> *dwaldē</text:span></text:p>
          </table:table-cell>
          <table:table-cell table:style-name="ce1115" office:value-type="string" calcext:value-type="string">
            <text:p>wgerm. <text:span text:style-name="T94">*d</text:span></text:p>
          </table:table-cell>
          <table:table-cell table:style-name="ce1115" office:value-type="string" calcext:value-type="string">
            <text:p>(Ringe, 2014: 73)</text:p>
          </table:table-cell>
          <table:table-cell table:style-name="ce1270"/>
          <table:table-cell table:style-name="ce1558" office:value-type="string" calcext:value-type="string">
            <text:p>*dwalðōⁿ</text:p>
          </table:table-cell>
          <table:table-cell table:style-name="ce1579" office:value-type="string" calcext:value-type="string">
            <text:p>*ð</text:p>
          </table:table-cell>
          <table:table-cell table:style-name="ce1315" office:value-type="string" calcext:value-type="string">
            <text:p>eigenes Rekonstrukt</text:p>
          </table:table-cell>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285" office:value-type="string" calcext:value-type="string">
            <text:p>dvalda</text:p>
          </table:table-cell>
          <table:table-cell table:style-name="ce1659" office:value-type="string" calcext:value-type="string">
            <text:p>d</text:p>
          </table:table-cell>
          <table:table-cell table:style-name="ce336" office:value-type="string" calcext:value-type="string">
            <text:p>(Baetke, 1976: 94)</text:p>
          </table:table-cell>
          <table:table-cell table:style-name="ce1175" office:value-type="string" calcext:value-type="string">
            <text:p>urnord. allmähliche  Synkope unbetonter Kurzvokale, i nach betonter kurzer Silbe rel. spät [vor Umlaut]  (Noreen, 1970: 132–133<text:span text:style-name="T338">) </text:span></text:p>
          </table:table-cell>
          <table:table-cell table:style-name="ce1175" office:value-type="string" calcext:value-type="string">
            <text:p>urnord. allmähliche  Synkope unbetonter Kurzvokale, i nach betonter kurzer Silbe rel. spät [vor Umlaut]  (Noreen, 1970: 132–133<text:span text:style-name="T338">) </text:span></text:p>
          </table:table-cell>
          <table:table-cell table:style-name="ce1374"/>
          <table:table-cell table:style-name="ce1279"/>
          <table:table-cell table:style-name="ce336"/>
          <table:table-cell table:number-columns-repeated="2"/>
          <table:table-cell table:style-name="ce1701" office:value-type="string" calcext:value-type="string">
            <text:p>dvalde</text:p>
          </table:table-cell>
          <table:table-cell table:style-name="ce1396" office:value-type="string" calcext:value-type="string">
            <text:p>d</text:p>
          </table:table-cell>
          <table:table-cell office:value-type="string" calcext:value-type="string">
            <text:p>(Noreen, 1904: 452, 453)</text:p>
          </table:table-cell>
          <table:table-cell table:number-columns-repeated="2"/>
          <table:table-cell table:style-name="ce1285" office:value-type="string" calcext:value-type="string">
            <text:p>dwealde</text:p>
          </table:table-cell>
          <table:table-cell table:style-name="ce1659" office:value-type="string" calcext:value-type="string">
            <text:p>d</text:p>
          </table:table-cell>
          <table:table-cell table:style-name="ce336" office:value-type="string" calcext:value-type="string">
            <text:p>(Campbell, 1997: 330)</text:p>
          </table:table-cell>
          <table:table-cell table:number-columns-repeated="2" table:style-name="ce1175" office:value-type="string" calcext:value-type="string">
            <text:p>ae. betontes a &gt; æ, Brechung zu ea vor l/r + C (Voyles, 1992: 146, 147)</text:p>
          </table:table-cell>
          <table:table-cell table:style-name="ce1285"/>
          <table:table-cell table:style-name="ce1279"/>
          <table:table-cell table:style-name="ce336"/>
          <table:table-cell table:number-columns-repeated="2"/>
          <table:table-cell table:style-name="ce1375" table:number-columns-repeated="3"/>
          <table:table-cell table:number-columns-repeated="2"/>
          <table:table-cell table:style-name="ce1317"/>
          <table:table-cell table:style-name="ce1279" table:number-columns-repeated="5"/>
        </table:table-row>
        <table:table-row table:style-name="ro65">
          <table:covered-table-cell table:style-name="ce1448"/>
          <table:table-cell office:value-type="string" calcext:value-type="string">
            <text:p>Partizip Präteritum</text:p>
          </table:table-cell>
          <table:table-cell table:style-name="ce326" office:value-type="string" calcext:value-type="string">
            <text:p>'irregeführt‘</text:p>
          </table:table-cell>
          <table:covered-table-cell table:style-name="ce732"/>
          <table:table-cell table:style-name="ce1125" office:value-type="string" calcext:value-type="string">
            <text:p>*dʰwolH-itós </text:p>
          </table:table-cell>
          <table:table-cell table:style-name="ce1526" office:value-type="string" calcext:value-type="string">
            <text:p>*dwal-iđaz </text:p>
          </table:table-cell>
          <table:table-cell table:style-name="ce1123" office:value-type="string" calcext:value-type="string">
            <text:p><text:span text:style-name="T285">*</text:span><text:span text:style-name="T286">đ  </text:span><text:span text:style-name="T287"> </text:span></text:p>
          </table:table-cell>
          <table:table-cell table:style-name="ce1172" office:value-type="string" calcext:value-type="string">
            <text:p>(eigenes Rekonstrukt)</text:p>
          </table:table-cell>
          <table:table-cell table:style-name="ce1177" office:value-type="string" calcext:value-type="string">
            <text:p>*dʰwolH-itós &gt; urgerm. *dwal-iđaz  <text:span text:style-name="T268"> </text:span><text:span text:style-name="T213">Auslautgesetze: Schwund auslautender nicht-hoher Vokale (Speyer, 2007: 40), - soweit alles problemlos</text:span></text:p>
          </table:table-cell>
          <table:table-cell table:style-name="ce1118" office:value-type="string" calcext:value-type="string">
            <text:p>wgerm. <text:span text:style-name="T62">*dwald</text:span></text:p>
          </table:table-cell>
          <table:table-cell table:style-name="ce1118" office:value-type="string" calcext:value-type="string">
            <text:p>wgerm. <text:span text:style-name="T62">*d </text:span> </text:p>
          </table:table-cell>
          <table:table-cell table:style-name="ce1542" office:value-type="string" calcext:value-type="string">
            <text:p>eigenes Rekonstrukt</text:p>
          </table:table-cell>
          <table:table-cell table:style-name="ce1271"/>
          <table:table-cell table:style-name="ce1638" office:value-type="string" calcext:value-type="string">
            <text:p>*dwal-ðá-s</text:p>
          </table:table-cell>
          <table:table-cell table:style-name="ce1331" office:value-type="string" calcext:value-type="string">
            <text:p>*ð</text:p>
          </table:table-cell>
          <table:table-cell table:style-name="ce1652" office:value-type="string" calcext:value-type="string">
            <text:p>eigenes Rekonstrukt</text:p>
          </table:table-cell>
          <table:table-cell table:number-columns-repeated="2"/>
          <table:table-cell table:style-name="ce1493"/>
          <table:table-cell table:style-name="ce326"/>
          <table:table-cell table:style-name="ce1375"/>
          <table:table-cell table:number-columns-repeated="2"/>
          <table:table-cell table:style-name="ce134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291"/>
          <table:table-cell table:style-name="ce326" table:number-columns-repeated="2"/>
          <table:table-cell table:number-columns-repeated="2"/>
          <table:table-cell table:style-name="ce1719" office:value-type="string" calcext:value-type="string">
            <text:p>dvalder</text:p>
          </table:table-cell>
          <table:table-cell table:style-name="ce1726" office:value-type="string" calcext:value-type="string">
            <text:p>d</text:p>
          </table:table-cell>
          <table:table-cell table:style-name="ce1728" office:value-type="string" calcext:value-type="string">
            <text:p>(Noreen, 1904: 452, 453)</text:p>
          </table:table-cell>
          <table:table-cell table:number-columns-repeated="2"/>
          <table:table-cell table:style-name="ce1200" office:value-type="string" calcext:value-type="string">
            <text:p>dweald</text:p>
          </table:table-cell>
          <table:table-cell table:style-name="ce1331" office:value-type="string" calcext:value-type="string">
            <text:p>d</text:p>
          </table:table-cell>
          <table:table-cell table:style-name="ce335" office:value-type="string" calcext:value-type="string">
            <text:p>(Campbell, 1997: 330)</text:p>
          </table:table-cell>
          <table:table-cell table:number-columns-repeated="2" table:style-name="ce1175" office:value-type="string" calcext:value-type="string">
            <text:p>ae. betontes a &gt; æ, Brechung zu ea vor l/r + C (Voyles, 1992: 146, 147)</text:p>
          </table:table-cell>
          <table:table-cell table:style-name="ce1291"/>
          <table:table-cell table:style-name="ce326"/>
          <table:table-cell table:style-name="ce335"/>
          <table:table-cell table:number-columns-repeated="2"/>
          <table:table-cell table:style-name="ce1291" office:value-type="string" calcext:value-type="string">
            <text:p><text:span text:style-name="T62">bedelide</text:span> <text:span text:style-name="T338">Nom.Pl.m</text:span> (beduelida*)</text:p>
          </table:table-cell>
          <table:table-cell table:style-name="ce1331" office:value-type="string" calcext:value-type="string">
            <text:p>d</text:p>
          </table:table-cell>
          <table:table-cell table:style-name="ce335" office:value-type="string" calcext:value-type="string">
            <text:p>(Sehrt, 1966: 89)</text:p>
          </table:table-cell>
          <table:table-cell table:style-name="ce1175" office:value-type="string" calcext:value-type="string">
            <text:p>ja</text:p>
          </table:table-cell>
          <table:table-cell table:style-name="ce1406" office:value-type="string" calcext:value-type="string">
            <text:p>regelmäßige Neubildung? <text:span text:style-name="T49">Stammvokal</text:span> (Umlaut), <text:span text:style-name="T49">Stammauslaut</text:span> (Bindevokal)</text:p>
          </table:table-cell>
          <table:table-cell table:style-name="ce1341"/>
          <table:table-cell table:style-name="ce326" table:number-columns-repeated="5"/>
        </table:table-row>
        <table:table-row table:style-name="ro12">
          <table:table-cell table:style-name="ce1449" office:value-type="float" office:value="36" calcext:value-type="float" table:number-columns-spanned="1" table:number-rows-spanned="5">
            <text:p>36</text:p>
          </table:table-cell>
          <table:table-cell table:style-name="ce1454" office:value-type="string" calcext:value-type="string">
            <text:p>Infinitiv</text:p>
          </table:table-cell>
          <table:table-cell table:style-name="ce1454" office:value-type="string" calcext:value-type="string">
            <text:p>'setzten, stellen, legen'</text:p>
          </table:table-cell>
          <table:table-cell table:style-name="ce1465" office:value-type="string" calcext:value-type="string" table:number-columns-spanned="1" table:number-rows-spanned="5">
            <text:p>I. Klasse</text:p>
          </table:table-cell>
          <table:table-cell table:style-name="ce1218"/>
          <table:table-cell table:style-name="ce1115"/>
          <table:table-cell table:style-name="ce1218" table:number-columns-repeated="6"/>
          <table:table-cell table:style-name="ce1622"/>
          <table:table-cell table:style-name="ce1646"/>
          <table:table-cell table:style-name="ce1647"/>
          <table:table-cell table:style-name="ce1653"/>
          <table:table-cell table:style-name="ce1646"/>
          <table:table-cell table:style-name="ce1655"/>
          <table:table-cell table:style-name="ce1646"/>
          <table:table-cell table:style-name="ce1647"/>
          <table:table-cell table:style-name="ce1653"/>
          <table:table-cell table:style-name="ce1646"/>
          <table:table-cell table:style-name="ce1655" table:number-columns-repeated="2"/>
          <table:table-cell table:style-name="ce1647"/>
          <table:table-cell table:style-name="ce1653"/>
          <table:table-cell table:style-name="ce1646"/>
          <table:table-cell table:style-name="ce1655"/>
          <table:table-cell table:style-name="ce1646" office:value-type="string" calcext:value-type="string">
            <text:p>leggja</text:p>
          </table:table-cell>
          <table:table-cell table:style-name="ce1676"/>
          <table:table-cell table:style-name="ce1653" office:value-type="string" calcext:value-type="string">
            <text:p>(Barnes, 2008: 170)</text:p>
          </table:table-cell>
          <table:table-cell table:style-name="ce1646"/>
          <table:table-cell table:style-name="ce1655"/>
          <table:table-cell table:style-name="ce1692"/>
          <table:table-cell table:style-name="ce1676" table:number-columns-repeated="2"/>
          <table:table-cell table:style-name="ce1646"/>
          <table:table-cell table:style-name="ce1655"/>
          <table:table-cell table:number-columns-repeated="3"/>
          <table:table-cell table:style-name="ce1741"/>
          <table:table-cell table:style-name="ce1655"/>
          <table:table-cell table:style-name="ce1646"/>
          <table:table-cell table:style-name="ce1676"/>
          <table:table-cell table:style-name="ce1653"/>
          <table:table-cell table:style-name="ce1646"/>
          <table:table-cell table:style-name="ce1655"/>
          <table:table-cell table:style-name="ce1646"/>
          <table:table-cell table:style-name="ce1676"/>
          <table:table-cell table:style-name="ce1653"/>
          <table:table-cell table:style-name="ce1646"/>
          <table:table-cell table:style-name="ce1655"/>
          <table:table-cell table:style-name="ce1646" office:value-type="string" calcext:value-type="string">
            <text:p>leggian</text:p>
          </table:table-cell>
          <table:table-cell table:style-name="ce1676"/>
          <table:table-cell table:style-name="ce1653"/>
          <table:table-cell table:style-name="ce1646"/>
          <table:table-cell table:style-name="ce1655"/>
          <table:table-cell table:style-name="ce2438" office:value-type="string" calcext:value-type="string">
            <text:p>Überall nur *lagid-</text:p>
          </table:table-cell>
          <table:table-cell table:style-name="ce1676" table:number-columns-repeated="5"/>
        </table:table-row>
        <table:table-row table:style-name="ro12">
          <table:covered-table-cell table:style-name="ce1070"/>
          <table:table-cell office:value-type="string" calcext:value-type="string">
            <text:p>1.Sg.Ind.Präs. Akt. <text:s/></text:p>
          </table:table-cell>
          <table:table-cell table:style-name="ce1279"/>
          <table:covered-table-cell table:style-name="ce335"/>
          <table:table-cell table:style-name="ce1115" table:number-columns-repeated="8"/>
          <table:table-cell table:style-name="ce1270"/>
          <table:table-cell table:style-name="ce1632"/>
          <table:table-cell table:style-name="ce1279" table:number-columns-repeated="2"/>
          <table:table-cell table:number-columns-repeated="2"/>
          <table:table-cell table:style-name="ce1632"/>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771"/>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070"/>
          <table:table-cell office:value-type="string" calcext:value-type="string">
            <text:p>1.Pl.Ind.Präs. Akt.</text:p>
          </table:table-cell>
          <table:table-cell table:style-name="ce1279"/>
          <table:covered-table-cell table:style-name="ce335"/>
          <table:table-cell table:style-name="ce1115" table:number-columns-repeated="8"/>
          <table:table-cell table:style-name="ce1270"/>
          <table:table-cell table:style-name="ce1632"/>
          <table:table-cell table:style-name="ce1279" table:number-columns-repeated="2"/>
          <table:table-cell table:number-columns-repeated="2"/>
          <table:table-cell table:style-name="ce1317"/>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17"/>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070"/>
          <table:table-cell office:value-type="string" calcext:value-type="string">
            <text:p>1.Sg.Ind.Prät. Akt.</text:p>
          </table:table-cell>
          <table:table-cell table:style-name="ce1456"/>
          <table:covered-table-cell table:style-name="ce335"/>
          <table:table-cell table:style-name="ce1115"/>
          <table:table-cell table:style-name="ce1118"/>
          <table:table-cell table:style-name="ce1115" table:number-columns-repeated="6"/>
          <table:table-cell table:style-name="ce1270"/>
          <table:table-cell table:style-name="ce1635"/>
          <table:table-cell table:style-name="ce1279" table:number-columns-repeated="2"/>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285" office:value-type="string" calcext:value-type="string">
            <text:p><text:span text:style-name="T371">lag</text:span><text:span text:style-name="T372">ð</text:span><text:span text:style-name="T373">i</text:span></text:p>
          </table:table-cell>
          <table:table-cell table:style-name="ce1677" office:value-type="string" calcext:value-type="string">
            <text:p>ð</text:p>
          </table:table-cell>
          <table:table-cell table:style-name="ce336" office:value-type="string" calcext:value-type="string">
            <text:p>(Barnes, 2008: 170)</text:p>
          </table:table-cell>
          <table:table-cell table:number-columns-repeated="2"/>
          <table:table-cell table:style-name="ce1374"/>
          <table:table-cell table:style-name="ce1279"/>
          <table:table-cell table:style-name="ce336"/>
          <table:table-cell table:number-columns-repeated="7"/>
          <table:table-cell table:style-name="ce1285"/>
          <table:table-cell table:style-name="ce1279"/>
          <table:table-cell table:style-name="ce336"/>
          <table:table-cell table:number-columns-repeated="2"/>
          <table:table-cell table:style-name="ce1285"/>
          <table:table-cell table:style-name="ce1279"/>
          <table:table-cell table:style-name="ce336"/>
          <table:table-cell table:number-columns-repeated="2"/>
          <table:table-cell table:style-name="ce1285" office:value-type="string" calcext:value-type="string">
            <text:p>lagda, legda, ledda</text:p>
          </table:table-cell>
          <table:table-cell table:style-name="ce1329" office:value-type="string" calcext:value-type="string">
            <text:p>d</text:p>
          </table:table-cell>
          <table:table-cell table:style-name="ce336" office:value-type="string" calcext:value-type="string">
            <text:p>(Gallée, 1993: 263)</text:p>
          </table:table-cell>
          <table:table-cell table:number-columns-repeated="2"/>
          <table:table-cell table:style-name="ce1317"/>
          <table:table-cell table:style-name="ce1279" table:number-columns-repeated="5"/>
        </table:table-row>
        <table:table-row table:style-name="ro12">
          <table:covered-table-cell table:style-name="ce1070"/>
          <table:table-cell table:style-name="ce326" office:value-type="string" calcext:value-type="string">
            <text:p>Partizip Präteritum</text:p>
          </table:table-cell>
          <table:table-cell table:style-name="ce326"/>
          <table:covered-table-cell table:style-name="ce335"/>
          <table:table-cell table:style-name="ce1118"/>
          <table:table-cell table:style-name="ce1198"/>
          <table:table-cell table:style-name="ce1118" table:number-columns-repeated="6"/>
          <table:table-cell table:style-name="ce1271"/>
          <table:table-cell table:style-name="ce1639"/>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341"/>
          <table:table-cell table:style-name="ce326"/>
          <table:table-cell table:style-name="ce335"/>
          <table:table-cell table:number-columns-repeated="2"/>
          <table:table-cell table:style-name="ce1200" office:value-type="string" calcext:value-type="string">
            <text:p>lagt</text:p>
          </table:table-cell>
          <table:table-cell table:style-name="ce1331" office:value-type="string" calcext:value-type="string">
            <text:p>t</text:p>
          </table:table-cell>
          <table:table-cell table:style-name="ce335" office:value-type="string" calcext:value-type="string">
            <text:p>(Barnes, 2008: 170)</text:p>
          </table:table-cell>
          <table:table-cell table:number-columns-repeated="2"/>
          <table:table-cell table:style-name="ce1291"/>
          <table:table-cell table:style-name="ce326" table:number-columns-repeated="2"/>
          <table:table-cell table:number-columns-repeated="7"/>
          <table:table-cell table:style-name="ce129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200" office:value-type="string" calcext:value-type="string">
            <text:p>gilegid</text:p>
          </table:table-cell>
          <table:table-cell table:style-name="ce1331" office:value-type="string" calcext:value-type="string">
            <text:p>d</text:p>
          </table:table-cell>
          <table:table-cell table:style-name="ce335" office:value-type="string" calcext:value-type="string">
            <text:p>(Gallée, 1993: 263)</text:p>
          </table:table-cell>
          <table:table-cell table:number-columns-repeated="2"/>
          <table:table-cell table:style-name="ce1341"/>
          <table:table-cell table:style-name="ce326" table:number-columns-repeated="5"/>
        </table:table-row>
        <table:table-row table:style-name="ro12">
          <table:table-cell table:style-name="ce1070" office:value-type="float" office:value="37" calcext:value-type="float" table:number-columns-spanned="1" table:number-rows-spanned="5">
            <text:p>37</text:p>
          </table:table-cell>
          <table:table-cell office:value-type="string" calcext:value-type="string">
            <text:p>Infinitiv</text:p>
          </table:table-cell>
          <table:table-cell office:value-type="string" calcext:value-type="string">
            <text:p>'lassen'</text:p>
          </table:table-cell>
          <table:table-cell table:style-name="ce335" office:value-type="string" calcext:value-type="string" table:number-columns-spanned="1" table:number-rows-spanned="5">
            <text:p>I. Klasse</text:p>
          </table:table-cell>
          <table:table-cell table:style-name="ce1198"/>
          <table:table-cell table:style-name="ce1115"/>
          <table:table-cell table:style-name="ce1198" table:number-columns-repeated="6"/>
          <table:table-cell table:style-name="ce1491"/>
          <table:table-cell table:style-name="ce1126"/>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340"/>
          <table:table-cell table:style-name="ce1328"/>
          <table:table-cell table:style-name="ce1312"/>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2"/>
          <table:table-cell table:number-columns-repeated="7"/>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127" office:value-type="string" calcext:value-type="string">
            <text:p>lettian</text:p>
          </table:table-cell>
          <table:table-cell table:style-name="ce1279"/>
          <table:table-cell table:style-name="ce336" office:value-type="string" calcext:value-type="string">
            <text:p>(Gallée, 1993: 263)</text:p>
          </table:table-cell>
          <table:table-cell table:number-columns-repeated="2"/>
          <table:table-cell office:value-type="string" calcext:value-type="string">
            <text:p>Überall nur *latid-</text:p>
          </table:table-cell>
          <table:table-cell table:style-name="ce1279" table:number-columns-repeated="5"/>
        </table:table-row>
        <table:table-row table:style-name="ro12">
          <table:covered-table-cell table:style-name="ce1070"/>
          <table:table-cell office:value-type="string" calcext:value-type="string">
            <text:p>1.Sg.Ind.Präs. Akt. <text:s/></text:p>
          </table:table-cell>
          <table:table-cell table:style-name="ce1279"/>
          <table:covered-table-cell table:style-name="ce335"/>
          <table:table-cell table:style-name="ce1115" table:number-columns-repeated="8"/>
          <table:table-cell table:style-name="ce1270"/>
          <table:table-cell table:style-name="ce1632"/>
          <table:table-cell table:style-name="ce1279" table:number-columns-repeated="2"/>
          <table:table-cell table:number-columns-repeated="2"/>
          <table:table-cell table:style-name="ce1632"/>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771"/>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070"/>
          <table:table-cell office:value-type="string" calcext:value-type="string">
            <text:p>1.Pl.Ind.Präs. Akt.</text:p>
          </table:table-cell>
          <table:table-cell table:style-name="ce1279"/>
          <table:covered-table-cell table:style-name="ce335"/>
          <table:table-cell table:style-name="ce1115" table:number-columns-repeated="8"/>
          <table:table-cell table:style-name="ce1270"/>
          <table:table-cell table:style-name="ce1632"/>
          <table:table-cell table:style-name="ce1279" table:number-columns-repeated="2"/>
          <table:table-cell table:number-columns-repeated="2"/>
          <table:table-cell table:style-name="ce1317"/>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17"/>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070"/>
          <table:table-cell office:value-type="string" calcext:value-type="string">
            <text:p>1.Sg.Ind.Prät. Akt.</text:p>
          </table:table-cell>
          <table:table-cell table:style-name="ce1456"/>
          <table:covered-table-cell table:style-name="ce335"/>
          <table:table-cell table:style-name="ce1115"/>
          <table:table-cell table:style-name="ce1118"/>
          <table:table-cell table:style-name="ce1115" table:number-columns-repeated="6"/>
          <table:table-cell table:style-name="ce1270"/>
          <table:table-cell table:style-name="ce1635"/>
          <table:table-cell table:style-name="ce1279" table:number-columns-repeated="2"/>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74"/>
          <table:table-cell table:style-name="ce1279"/>
          <table:table-cell table:style-name="ce336"/>
          <table:table-cell table:number-columns-repeated="7"/>
          <table:table-cell table:style-name="ce1285"/>
          <table:table-cell table:style-name="ce1279"/>
          <table:table-cell table:style-name="ce336"/>
          <table:table-cell table:number-columns-repeated="2"/>
          <table:table-cell table:style-name="ce1285"/>
          <table:table-cell table:style-name="ce1279"/>
          <table:table-cell table:style-name="ce336"/>
          <table:table-cell table:number-columns-repeated="2"/>
          <table:table-cell table:style-name="ce1285" office:value-type="string" calcext:value-type="string">
            <text:p>latta, letta</text:p>
          </table:table-cell>
          <table:table-cell table:style-name="ce1329" office:value-type="string" calcext:value-type="string">
            <text:p>t</text:p>
          </table:table-cell>
          <table:table-cell table:style-name="ce336" office:value-type="string" calcext:value-type="string">
            <text:p>(Gallée, 1993: 263)</text:p>
          </table:table-cell>
          <table:table-cell table:number-columns-repeated="2"/>
          <table:table-cell table:style-name="ce1317"/>
          <table:table-cell table:style-name="ce1279" table:number-columns-repeated="5"/>
        </table:table-row>
        <table:table-row table:style-name="ro12">
          <table:covered-table-cell table:style-name="ce1070"/>
          <table:table-cell table:style-name="ce326" office:value-type="string" calcext:value-type="string">
            <text:p>Partizip Präteritum</text:p>
          </table:table-cell>
          <table:table-cell table:style-name="ce326"/>
          <table:covered-table-cell table:style-name="ce335"/>
          <table:table-cell table:style-name="ce1118"/>
          <table:table-cell table:style-name="ce1198"/>
          <table:table-cell table:style-name="ce1118" table:number-columns-repeated="6"/>
          <table:table-cell table:style-name="ce1271"/>
          <table:table-cell table:style-name="ce1639"/>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34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291"/>
          <table:table-cell table:style-name="ce326" table:number-columns-repeated="2"/>
          <table:table-cell table:number-columns-repeated="7"/>
          <table:table-cell table:style-name="ce129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341"/>
          <table:table-cell table:style-name="ce326" table:number-columns-repeated="5"/>
        </table:table-row>
        <table:table-row table:style-name="ro12">
          <table:table-cell table:style-name="ce1446" office:value-type="float" office:value="38" calcext:value-type="float" table:number-columns-spanned="1" table:number-rows-spanned="5">
            <text:p>38</text:p>
          </table:table-cell>
          <table:table-cell table:style-name="ce1328" office:value-type="string" calcext:value-type="string">
            <text:p>Infinitiv</text:p>
          </table:table-cell>
          <table:table-cell table:style-name="ce1328"/>
          <table:table-cell table:style-name="ce732" table:number-columns-spanned="1" table:number-rows-spanned="5"/>
          <table:table-cell table:style-name="ce1198"/>
          <table:table-cell table:style-name="ce1115"/>
          <table:table-cell table:style-name="ce1198" table:number-columns-repeated="6"/>
          <table:table-cell table:style-name="ce1491"/>
          <table:table-cell table:style-name="ce1126"/>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340"/>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126"/>
          <table:table-cell table:style-name="ce1328" table:number-columns-repeated="2"/>
          <table:table-cell table:number-columns-repeated="7"/>
          <table:table-cell table:style-name="ce1126"/>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127" office:value-type="string" calcext:value-type="string">
            <text:p>rukkian</text:p>
          </table:table-cell>
          <table:table-cell table:style-name="ce1279"/>
          <table:table-cell table:style-name="ce336" office:value-type="string" calcext:value-type="string">
            <text:p>(Gallée, 1993: 263)</text:p>
          </table:table-cell>
          <table:table-cell table:number-columns-repeated="2"/>
          <table:table-cell table:style-name="ce1340" office:value-type="string" calcext:value-type="string">
            <text:p>Überall nur *rukid-</text:p>
          </table:table-cell>
          <table:table-cell table:style-name="ce1328" table:number-columns-repeated="5"/>
        </table:table-row>
        <table:table-row table:style-name="ro12">
          <table:covered-table-cell table:style-name="ce1446"/>
          <table:table-cell office:value-type="string" calcext:value-type="string">
            <text:p>1.Sg.Ind.Präs. Akt. <text:s/></text:p>
          </table:table-cell>
          <table:table-cell table:style-name="ce1279"/>
          <table:covered-table-cell table:style-name="ce732"/>
          <table:table-cell table:style-name="ce1115" table:number-columns-repeated="8"/>
          <table:table-cell table:style-name="ce1270"/>
          <table:table-cell table:style-name="ce1632"/>
          <table:table-cell table:style-name="ce1279" table:number-columns-repeated="2"/>
          <table:table-cell table:number-columns-repeated="2"/>
          <table:table-cell table:style-name="ce1632"/>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2"/>
          <table:table-cell table:style-name="ce1771"/>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446"/>
          <table:table-cell office:value-type="string" calcext:value-type="string">
            <text:p>1.Pl.Ind.Präs. Akt.</text:p>
          </table:table-cell>
          <table:table-cell table:style-name="ce1279"/>
          <table:covered-table-cell table:style-name="ce732"/>
          <table:table-cell table:style-name="ce1115" table:number-columns-repeated="8"/>
          <table:table-cell table:style-name="ce1270"/>
          <table:table-cell table:style-name="ce1632"/>
          <table:table-cell table:style-name="ce1279" table:number-columns-repeated="2"/>
          <table:table-cell table:number-columns-repeated="2"/>
          <table:table-cell table:style-name="ce1317"/>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17"/>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446"/>
          <table:table-cell office:value-type="string" calcext:value-type="string">
            <text:p>1.Sg.Ind.Prät. Akt.</text:p>
          </table:table-cell>
          <table:table-cell table:style-name="ce1456"/>
          <table:covered-table-cell table:style-name="ce732"/>
          <table:table-cell table:style-name="ce1115"/>
          <table:table-cell table:style-name="ce1118"/>
          <table:table-cell table:style-name="ce1115" table:number-columns-repeated="6"/>
          <table:table-cell table:style-name="ce1270"/>
          <table:table-cell table:style-name="ce1635"/>
          <table:table-cell table:style-name="ce1279" table:number-columns-repeated="2"/>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74"/>
          <table:table-cell table:style-name="ce1279"/>
          <table:table-cell table:style-name="ce336"/>
          <table:table-cell table:number-columns-repeated="7"/>
          <table:table-cell table:style-name="ce1285"/>
          <table:table-cell table:style-name="ce1279"/>
          <table:table-cell table:style-name="ce336"/>
          <table:table-cell table:number-columns-repeated="2"/>
          <table:table-cell table:style-name="ce1285"/>
          <table:table-cell table:style-name="ce1279"/>
          <table:table-cell table:style-name="ce336"/>
          <table:table-cell table:number-columns-repeated="2"/>
          <table:table-cell table:style-name="ce1285" office:value-type="string" calcext:value-type="string">
            <text:p>ructa</text:p>
          </table:table-cell>
          <table:table-cell table:style-name="ce1329" office:value-type="string" calcext:value-type="string">
            <text:p>t</text:p>
          </table:table-cell>
          <table:table-cell table:style-name="ce336" office:value-type="string" calcext:value-type="string">
            <text:p>(Gallée, 1993: 263)</text:p>
          </table:table-cell>
          <table:table-cell table:number-columns-repeated="2"/>
          <table:table-cell table:style-name="ce1317"/>
          <table:table-cell table:style-name="ce1279" table:number-columns-repeated="5"/>
        </table:table-row>
        <table:table-row table:style-name="ro12">
          <table:covered-table-cell table:style-name="ce1446"/>
          <table:table-cell table:style-name="ce326" office:value-type="string" calcext:value-type="string">
            <text:p>Partizip Präteritum</text:p>
          </table:table-cell>
          <table:table-cell table:style-name="ce326"/>
          <table:covered-table-cell table:style-name="ce732"/>
          <table:table-cell table:style-name="ce1118"/>
          <table:table-cell table:style-name="ce1198"/>
          <table:table-cell table:style-name="ce1118" table:number-columns-repeated="6"/>
          <table:table-cell table:style-name="ce1271"/>
          <table:table-cell table:style-name="ce1639"/>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34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291"/>
          <table:table-cell table:style-name="ce326" table:number-columns-repeated="2"/>
          <table:table-cell table:number-columns-repeated="7"/>
          <table:table-cell table:style-name="ce129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341"/>
          <table:table-cell table:style-name="ce326" table:number-columns-repeated="5"/>
        </table:table-row>
        <table:table-row table:style-name="ro12">
          <table:table-cell table:style-name="ce1446" office:value-type="float" office:value="39" calcext:value-type="float" table:number-columns-spanned="1" table:number-rows-spanned="6">
            <text:p>39</text:p>
          </table:table-cell>
          <table:table-cell table:style-name="ce1328" office:value-type="string" calcext:value-type="string">
            <text:p>Infinitiv</text:p>
          </table:table-cell>
          <table:table-cell table:style-name="ce1328" office:value-type="string" calcext:value-type="string">
            <text:p>'taufen'</text:p>
          </table:table-cell>
          <table:table-cell table:style-name="ce732" table:number-columns-spanned="1" table:number-rows-spanned="6"/>
          <table:table-cell table:style-name="ce1198"/>
          <table:table-cell table:style-name="ce1115"/>
          <table:table-cell table:style-name="ce1198" table:number-columns-repeated="6"/>
          <table:table-cell table:style-name="ce1491"/>
          <table:table-cell table:style-name="ce1126"/>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340"/>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126"/>
          <table:table-cell table:style-name="ce1328" table:number-columns-repeated="2"/>
          <table:table-cell table:number-columns-repeated="7"/>
          <table:table-cell table:style-name="ce1126"/>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126" office:value-type="string" calcext:value-type="string">
            <text:p>dôpian</text:p>
          </table:table-cell>
          <table:table-cell table:style-name="ce1328"/>
          <table:table-cell table:style-name="ce1312" office:value-type="string" calcext:value-type="string">
            <text:p>(Heyne, 1873: 55)</text:p>
          </table:table-cell>
          <table:table-cell table:number-columns-repeated="2"/>
          <table:table-cell table:style-name="ce1340" office:value-type="string" calcext:value-type="string">
            <text:p>Überall nur *daupid-</text:p>
          </table:table-cell>
          <table:table-cell table:style-name="ce1328" table:number-columns-repeated="5"/>
        </table:table-row>
        <table:table-row table:style-name="ro12">
          <table:covered-table-cell table:style-name="ce1446"/>
          <table:table-cell office:value-type="string" calcext:value-type="string">
            <text:p>1.Sg.Ind.Präs. Akt. <text:s/></text:p>
          </table:table-cell>
          <table:table-cell table:style-name="ce1279"/>
          <table:covered-table-cell table:style-name="ce732"/>
          <table:table-cell table:style-name="ce1115" table:number-columns-repeated="8"/>
          <table:table-cell table:style-name="ce1270"/>
          <table:table-cell table:style-name="ce1632"/>
          <table:table-cell table:style-name="ce1279" table:number-columns-repeated="2"/>
          <table:table-cell table:number-columns-repeated="2"/>
          <table:table-cell table:style-name="ce1632"/>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2"/>
          <table:table-cell table:style-name="ce1771"/>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446"/>
          <table:table-cell office:value-type="string" calcext:value-type="string">
            <text:p>1.Pl.Ind.Präs. Akt.</text:p>
          </table:table-cell>
          <table:table-cell table:style-name="ce1279"/>
          <table:covered-table-cell table:style-name="ce732"/>
          <table:table-cell table:style-name="ce1115" table:number-columns-repeated="8"/>
          <table:table-cell table:style-name="ce1270"/>
          <table:table-cell table:style-name="ce1632"/>
          <table:table-cell table:style-name="ce1279" table:number-columns-repeated="2"/>
          <table:table-cell table:number-columns-repeated="2"/>
          <table:table-cell table:style-name="ce1317"/>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17"/>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446"/>
          <table:table-cell office:value-type="string" calcext:value-type="string">
            <text:p>1.Sg.Ind.Prät. Akt.</text:p>
          </table:table-cell>
          <table:table-cell table:style-name="ce1456"/>
          <table:covered-table-cell table:style-name="ce732"/>
          <table:table-cell table:style-name="ce1115" table:number-columns-repeated="8"/>
          <table:table-cell table:style-name="ce1270"/>
          <table:table-cell table:style-name="ce1635"/>
          <table:table-cell table:style-name="ce1279" table:number-columns-repeated="2"/>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74"/>
          <table:table-cell table:style-name="ce1279"/>
          <table:table-cell table:style-name="ce336"/>
          <table:table-cell table:number-columns-repeated="7"/>
          <table:table-cell table:style-name="ce1285"/>
          <table:table-cell table:style-name="ce1279"/>
          <table:table-cell table:style-name="ce336"/>
          <table:table-cell table:number-columns-repeated="2"/>
          <table:table-cell table:style-name="ce1285"/>
          <table:table-cell table:style-name="ce1279"/>
          <table:table-cell table:style-name="ce336"/>
          <table:table-cell table:number-columns-repeated="2"/>
          <table:table-cell table:style-name="ce1285" office:value-type="string" calcext:value-type="string">
            <text:p>dôpta</text:p>
          </table:table-cell>
          <table:table-cell table:style-name="ce1329" office:value-type="string" calcext:value-type="string">
            <text:p>t</text:p>
          </table:table-cell>
          <table:table-cell table:style-name="ce336" office:value-type="string" calcext:value-type="string">
            <text:p>(Heyne, 1873: 55)</text:p>
          </table:table-cell>
          <table:table-cell table:number-columns-repeated="2"/>
          <table:table-cell table:style-name="ce1317"/>
          <table:table-cell table:style-name="ce1279" table:number-columns-repeated="5"/>
        </table:table-row>
        <table:table-row table:style-name="ro12">
          <table:covered-table-cell table:style-name="ce1446"/>
          <table:table-cell/>
          <table:table-cell table:style-name="ce1456"/>
          <table:covered-table-cell table:style-name="ce732"/>
          <table:table-cell table:style-name="ce1115"/>
          <table:table-cell table:style-name="ce1118"/>
          <table:table-cell table:style-name="ce1115" table:number-columns-repeated="6"/>
          <table:table-cell table:style-name="ce1270"/>
          <table:table-cell table:style-name="ce1635"/>
          <table:table-cell table:style-name="ce1279" table:number-columns-repeated="2"/>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74"/>
          <table:table-cell table:style-name="ce1279"/>
          <table:table-cell table:style-name="ce336"/>
          <table:table-cell table:number-columns-repeated="7"/>
          <table:table-cell table:style-name="ce1285"/>
          <table:table-cell table:style-name="ce1279"/>
          <table:table-cell table:style-name="ce336"/>
          <table:table-cell table:number-columns-repeated="2"/>
          <table:table-cell table:style-name="ce1285"/>
          <table:table-cell table:style-name="ce1279"/>
          <table:table-cell table:style-name="ce336"/>
          <table:table-cell table:number-columns-repeated="2"/>
          <table:table-cell table:style-name="ce1285" office:value-type="string" calcext:value-type="string">
            <text:p>dôpida</text:p>
          </table:table-cell>
          <table:table-cell table:style-name="ce1329" office:value-type="string" calcext:value-type="string">
            <text:p>d</text:p>
          </table:table-cell>
          <table:table-cell table:style-name="ce336" office:value-type="string" calcext:value-type="string">
            <text:p>(Gallée, 1993: 261)</text:p>
          </table:table-cell>
          <table:table-cell table:number-columns-repeated="2"/>
          <table:table-cell table:style-name="ce1317"/>
          <table:table-cell table:style-name="ce1279" table:number-columns-repeated="5"/>
        </table:table-row>
        <table:table-row table:style-name="ro12">
          <table:covered-table-cell table:style-name="ce1446"/>
          <table:table-cell table:style-name="ce326" office:value-type="string" calcext:value-type="string">
            <text:p>Partizip Präteritum</text:p>
          </table:table-cell>
          <table:table-cell table:style-name="ce326"/>
          <table:covered-table-cell table:style-name="ce732"/>
          <table:table-cell table:style-name="ce1118"/>
          <table:table-cell table:style-name="ce1198"/>
          <table:table-cell table:style-name="ce1118" table:number-columns-repeated="6"/>
          <table:table-cell table:style-name="ce1271"/>
          <table:table-cell table:style-name="ce1639"/>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34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291"/>
          <table:table-cell table:style-name="ce326" table:number-columns-repeated="2"/>
          <table:table-cell table:number-columns-repeated="7"/>
          <table:table-cell table:style-name="ce129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341"/>
          <table:table-cell table:style-name="ce326" table:number-columns-repeated="5"/>
        </table:table-row>
        <table:table-row table:style-name="ro12">
          <table:table-cell table:style-name="ce1446" office:value-type="float" office:value="40" calcext:value-type="float" table:number-columns-spanned="1" table:number-rows-spanned="5">
            <text:p>40</text:p>
          </table:table-cell>
          <table:table-cell table:style-name="ce1328" office:value-type="string" calcext:value-type="string">
            <text:p>Infinitiv</text:p>
          </table:table-cell>
          <table:table-cell table:style-name="ce1328" office:value-type="string" calcext:value-type="string">
            <text:p>'bessern'</text:p>
          </table:table-cell>
          <table:table-cell table:style-name="ce732" table:number-columns-spanned="1" table:number-rows-spanned="5"/>
          <table:table-cell table:style-name="ce1198"/>
          <table:table-cell table:style-name="ce1115"/>
          <table:table-cell table:style-name="ce1198" table:number-columns-repeated="6"/>
          <table:table-cell table:style-name="ce1491"/>
          <table:table-cell table:style-name="ce1126"/>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340"/>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126"/>
          <table:table-cell table:style-name="ce1328" table:number-columns-repeated="2"/>
          <table:table-cell table:number-columns-repeated="7"/>
          <table:table-cell table:style-name="ce1126"/>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126" office:value-type="string" calcext:value-type="string">
            <text:p>bôtian</text:p>
          </table:table-cell>
          <table:table-cell table:style-name="ce1328"/>
          <table:table-cell table:style-name="ce1312" office:value-type="string" calcext:value-type="string">
            <text:p>(Heyne, 1873: 55)</text:p>
          </table:table-cell>
          <table:table-cell table:number-columns-repeated="2"/>
          <table:table-cell table:style-name="ce1340" office:value-type="string" calcext:value-type="string">
            <text:p>Überall nur *bōtid-</text:p>
          </table:table-cell>
          <table:table-cell table:style-name="ce1328" table:number-columns-repeated="5"/>
        </table:table-row>
        <table:table-row table:style-name="ro12">
          <table:covered-table-cell table:style-name="ce1446"/>
          <table:table-cell office:value-type="string" calcext:value-type="string">
            <text:p>1.Sg.Ind.Präs. Akt. <text:s/></text:p>
          </table:table-cell>
          <table:table-cell table:style-name="ce1279"/>
          <table:covered-table-cell table:style-name="ce732"/>
          <table:table-cell table:style-name="ce1115" table:number-columns-repeated="8"/>
          <table:table-cell table:style-name="ce1270"/>
          <table:table-cell table:style-name="ce1632"/>
          <table:table-cell table:style-name="ce1279" table:number-columns-repeated="2"/>
          <table:table-cell table:number-columns-repeated="2"/>
          <table:table-cell table:style-name="ce1632"/>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2"/>
          <table:table-cell table:style-name="ce1771"/>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446"/>
          <table:table-cell office:value-type="string" calcext:value-type="string">
            <text:p>1.Pl.Ind.Präs. Akt.</text:p>
          </table:table-cell>
          <table:table-cell table:style-name="ce1279"/>
          <table:covered-table-cell table:style-name="ce732"/>
          <table:table-cell table:style-name="ce1115" table:number-columns-repeated="8"/>
          <table:table-cell table:style-name="ce1270"/>
          <table:table-cell table:style-name="ce1632"/>
          <table:table-cell table:style-name="ce1279" table:number-columns-repeated="2"/>
          <table:table-cell table:number-columns-repeated="2"/>
          <table:table-cell table:style-name="ce1317"/>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17"/>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446"/>
          <table:table-cell office:value-type="string" calcext:value-type="string">
            <text:p>1.Sg.Ind.Prät. Akt.</text:p>
          </table:table-cell>
          <table:table-cell table:style-name="ce1456"/>
          <table:covered-table-cell table:style-name="ce732"/>
          <table:table-cell table:style-name="ce1115"/>
          <table:table-cell table:style-name="ce1118"/>
          <table:table-cell table:style-name="ce1115" table:number-columns-repeated="6"/>
          <table:table-cell table:style-name="ce1270"/>
          <table:table-cell table:style-name="ce1635"/>
          <table:table-cell table:style-name="ce1279" table:number-columns-repeated="2"/>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74"/>
          <table:table-cell table:style-name="ce1279"/>
          <table:table-cell table:style-name="ce336"/>
          <table:table-cell table:number-columns-repeated="7"/>
          <table:table-cell table:style-name="ce1285"/>
          <table:table-cell table:style-name="ce1279"/>
          <table:table-cell table:style-name="ce336"/>
          <table:table-cell table:number-columns-repeated="2"/>
          <table:table-cell table:style-name="ce1285"/>
          <table:table-cell table:style-name="ce1279"/>
          <table:table-cell table:style-name="ce336"/>
          <table:table-cell table:number-columns-repeated="2"/>
          <table:table-cell table:style-name="ce1285" office:value-type="string" calcext:value-type="string">
            <text:p>bôtta</text:p>
          </table:table-cell>
          <table:table-cell table:style-name="ce1329" office:value-type="string" calcext:value-type="string">
            <text:p>t</text:p>
          </table:table-cell>
          <table:table-cell table:style-name="ce336" office:value-type="string" calcext:value-type="string">
            <text:p>(Heyne, 1873: 55)</text:p>
          </table:table-cell>
          <table:table-cell table:number-columns-repeated="2"/>
          <table:table-cell table:style-name="ce1317"/>
          <table:table-cell table:style-name="ce1279" table:number-columns-repeated="5"/>
        </table:table-row>
        <table:table-row table:style-name="ro12">
          <table:covered-table-cell table:style-name="ce1446"/>
          <table:table-cell table:style-name="ce326" office:value-type="string" calcext:value-type="string">
            <text:p>Partizip Präteritum</text:p>
          </table:table-cell>
          <table:table-cell table:style-name="ce326"/>
          <table:covered-table-cell table:style-name="ce732"/>
          <table:table-cell table:style-name="ce1118"/>
          <table:table-cell table:style-name="ce1198"/>
          <table:table-cell table:style-name="ce1118" table:number-columns-repeated="6"/>
          <table:table-cell table:style-name="ce1271"/>
          <table:table-cell table:style-name="ce1639"/>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34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291"/>
          <table:table-cell table:style-name="ce326" table:number-columns-repeated="2"/>
          <table:table-cell table:number-columns-repeated="7"/>
          <table:table-cell table:style-name="ce129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200" office:value-type="string" calcext:value-type="string">
            <text:p>gibôtid</text:p>
          </table:table-cell>
          <table:table-cell table:style-name="ce1331" office:value-type="string" calcext:value-type="string">
            <text:p>d</text:p>
          </table:table-cell>
          <table:table-cell table:style-name="ce335" office:value-type="string" calcext:value-type="string">
            <text:p>(Gallée, 1993: 251)</text:p>
          </table:table-cell>
          <table:table-cell table:number-columns-repeated="2"/>
          <table:table-cell table:style-name="ce1341"/>
          <table:table-cell table:style-name="ce326" table:number-columns-repeated="5"/>
        </table:table-row>
        <table:table-row table:style-name="ro12">
          <table:table-cell table:style-name="ce1446" office:value-type="float" office:value="41" calcext:value-type="float" table:number-columns-spanned="1" table:number-rows-spanned="5">
            <text:p>41</text:p>
          </table:table-cell>
          <table:table-cell table:style-name="ce1328" office:value-type="string" calcext:value-type="string">
            <text:p>Infinitiv</text:p>
          </table:table-cell>
          <table:table-cell table:style-name="ce1328" office:value-type="string" calcext:value-type="string">
            <text:p>'küssen'</text:p>
          </table:table-cell>
          <table:table-cell table:style-name="ce732" table:number-columns-spanned="1" table:number-rows-spanned="5"/>
          <table:table-cell table:style-name="ce1198"/>
          <table:table-cell table:style-name="ce1115"/>
          <table:table-cell table:style-name="ce1198" table:number-columns-repeated="6"/>
          <table:table-cell table:style-name="ce1491"/>
          <table:table-cell table:style-name="ce1126"/>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340"/>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126"/>
          <table:table-cell table:style-name="ce1328" table:number-columns-repeated="2"/>
          <table:table-cell table:number-columns-repeated="7"/>
          <table:table-cell table:style-name="ce1126"/>
          <table:table-cell table:style-name="ce1328"/>
          <table:table-cell table:style-name="ce1312"/>
          <table:table-cell table:number-columns-repeated="2"/>
          <table:table-cell table:style-name="ce1126" office:value-type="string" calcext:value-type="string">
            <text:p>kussen</text:p>
          </table:table-cell>
          <table:table-cell table:style-name="ce1328"/>
          <table:table-cell table:style-name="ce1312"/>
          <table:table-cell table:number-columns-repeated="2"/>
          <table:table-cell table:style-name="ce1126" office:value-type="string" calcext:value-type="string">
            <text:p>kussian</text:p>
          </table:table-cell>
          <table:table-cell table:style-name="ce1328"/>
          <table:table-cell table:style-name="ce1312" office:value-type="string" calcext:value-type="string">
            <text:p>(Heyne, 1873: 55)</text:p>
          </table:table-cell>
          <table:table-cell table:number-columns-repeated="2"/>
          <table:table-cell table:style-name="ce1340" office:value-type="string" calcext:value-type="string">
            <text:p>überall nur *kussid-</text:p>
          </table:table-cell>
          <table:table-cell table:style-name="ce1328" table:number-columns-repeated="5"/>
        </table:table-row>
        <table:table-row table:style-name="ro12">
          <table:covered-table-cell table:style-name="ce1446"/>
          <table:table-cell office:value-type="string" calcext:value-type="string">
            <text:p>1.Sg.Ind.Präs. Akt. <text:s/></text:p>
          </table:table-cell>
          <table:table-cell table:style-name="ce1279"/>
          <table:covered-table-cell table:style-name="ce732"/>
          <table:table-cell table:style-name="ce1115" table:number-columns-repeated="8"/>
          <table:table-cell table:style-name="ce1270"/>
          <table:table-cell table:style-name="ce1632"/>
          <table:table-cell table:style-name="ce1279" table:number-columns-repeated="2"/>
          <table:table-cell table:number-columns-repeated="2"/>
          <table:table-cell table:style-name="ce1632"/>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2"/>
          <table:table-cell table:style-name="ce1771"/>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446"/>
          <table:table-cell office:value-type="string" calcext:value-type="string">
            <text:p>1.Pl.Ind.Präs. Akt.</text:p>
          </table:table-cell>
          <table:table-cell table:style-name="ce1279"/>
          <table:covered-table-cell table:style-name="ce732"/>
          <table:table-cell table:style-name="ce1115" table:number-columns-repeated="8"/>
          <table:table-cell table:style-name="ce1270"/>
          <table:table-cell table:style-name="ce1632"/>
          <table:table-cell table:style-name="ce1279" table:number-columns-repeated="2"/>
          <table:table-cell table:number-columns-repeated="2"/>
          <table:table-cell table:style-name="ce1317"/>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17"/>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446"/>
          <table:table-cell office:value-type="string" calcext:value-type="string">
            <text:p>1.Sg.Ind.Prät. Akt.</text:p>
          </table:table-cell>
          <table:table-cell table:style-name="ce1456"/>
          <table:covered-table-cell table:style-name="ce732"/>
          <table:table-cell table:style-name="ce1115"/>
          <table:table-cell table:style-name="ce1118"/>
          <table:table-cell table:style-name="ce1115" table:number-columns-repeated="6"/>
          <table:table-cell table:style-name="ce1270"/>
          <table:table-cell table:style-name="ce1635"/>
          <table:table-cell table:style-name="ce1279" table:number-columns-repeated="2"/>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74"/>
          <table:table-cell table:style-name="ce1279"/>
          <table:table-cell table:style-name="ce336"/>
          <table:table-cell table:number-columns-repeated="7"/>
          <table:table-cell table:style-name="ce1285"/>
          <table:table-cell table:style-name="ce1279"/>
          <table:table-cell table:style-name="ce336"/>
          <table:table-cell table:number-columns-repeated="2"/>
          <table:table-cell table:style-name="ce1285" office:value-type="string" calcext:value-type="string">
            <text:p>kusta</text:p>
          </table:table-cell>
          <table:table-cell table:style-name="ce1329" office:value-type="string" calcext:value-type="string">
            <text:p>t</text:p>
          </table:table-cell>
          <table:table-cell table:style-name="ce336" office:value-type="string" calcext:value-type="string">
            <text:p>(Sonderegger, 2003: 324)</text:p>
          </table:table-cell>
          <table:table-cell table:number-columns-repeated="2"/>
          <table:table-cell table:style-name="ce1285" office:value-type="string" calcext:value-type="string">
            <text:p>kusta</text:p>
          </table:table-cell>
          <table:table-cell table:style-name="ce1329" office:value-type="string" calcext:value-type="string">
            <text:p>t</text:p>
          </table:table-cell>
          <table:table-cell table:style-name="ce336" office:value-type="string" calcext:value-type="string">
            <text:p>(Heyne, 1873: 55)</text:p>
          </table:table-cell>
          <table:table-cell table:number-columns-repeated="2"/>
          <table:table-cell table:style-name="ce1317"/>
          <table:table-cell table:style-name="ce1279" table:number-columns-repeated="5"/>
        </table:table-row>
        <table:table-row table:style-name="ro12">
          <table:covered-table-cell table:style-name="ce1446"/>
          <table:table-cell table:style-name="ce326" office:value-type="string" calcext:value-type="string">
            <text:p>Partizip Präteritum</text:p>
          </table:table-cell>
          <table:table-cell table:style-name="ce326"/>
          <table:covered-table-cell table:style-name="ce732"/>
          <table:table-cell table:style-name="ce1118"/>
          <table:table-cell table:style-name="ce1198"/>
          <table:table-cell table:style-name="ce1118" table:number-columns-repeated="6"/>
          <table:table-cell table:style-name="ce1271"/>
          <table:table-cell table:style-name="ce1639"/>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34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291"/>
          <table:table-cell table:style-name="ce326" table:number-columns-repeated="2"/>
          <table:table-cell table:number-columns-repeated="7"/>
          <table:table-cell table:style-name="ce1291"/>
          <table:table-cell table:style-name="ce326"/>
          <table:table-cell table:style-name="ce335"/>
          <table:table-cell table:number-columns-repeated="2"/>
          <table:table-cell table:style-name="ce1200" office:value-type="string" calcext:value-type="string">
            <text:p>gikussit</text:p>
          </table:table-cell>
          <table:table-cell table:style-name="ce1331" office:value-type="string" calcext:value-type="string">
            <text:p>t</text:p>
          </table:table-cell>
          <table:table-cell table:style-name="ce335" office:value-type="string" calcext:value-type="string">
            <text:p>(Sonderegger, 2003: 324)</text:p>
          </table:table-cell>
          <table:table-cell table:number-columns-repeated="2"/>
          <table:table-cell table:style-name="ce1291"/>
          <table:table-cell table:style-name="ce326"/>
          <table:table-cell table:style-name="ce335"/>
          <table:table-cell table:number-columns-repeated="2"/>
          <table:table-cell table:style-name="ce1341"/>
          <table:table-cell table:style-name="ce326" table:number-columns-repeated="5"/>
        </table:table-row>
        <table:table-row table:style-name="ro12">
          <table:table-cell table:style-name="ce1446" office:value-type="float" office:value="42" calcext:value-type="float" table:number-columns-spanned="1" table:number-rows-spanned="5">
            <text:p>42</text:p>
          </table:table-cell>
          <table:table-cell table:style-name="ce1328" office:value-type="string" calcext:value-type="string">
            <text:p>Infinitiv</text:p>
          </table:table-cell>
          <table:table-cell table:style-name="ce1328" office:value-type="string" calcext:value-type="string">
            <text:p>'senden'</text:p>
          </table:table-cell>
          <table:table-cell table:style-name="ce732" table:number-columns-spanned="1" table:number-rows-spanned="5"/>
          <table:table-cell table:style-name="ce1198"/>
          <table:table-cell table:style-name="ce1115"/>
          <table:table-cell table:style-name="ce1198" table:number-columns-repeated="6"/>
          <table:table-cell table:style-name="ce1491"/>
          <table:table-cell table:style-name="ce1126"/>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340"/>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126"/>
          <table:table-cell table:style-name="ce1328" table:number-columns-repeated="2"/>
          <table:table-cell table:number-columns-repeated="7"/>
          <table:table-cell table:style-name="ce1126"/>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126" office:value-type="string" calcext:value-type="string">
            <text:p>sendian</text:p>
          </table:table-cell>
          <table:table-cell table:style-name="ce1328"/>
          <table:table-cell table:style-name="ce1312" office:value-type="string" calcext:value-type="string">
            <text:p>(Heyne, 1873: 55)</text:p>
          </table:table-cell>
          <table:table-cell table:number-columns-repeated="2"/>
          <table:table-cell table:style-name="ce1340" office:value-type="string" calcext:value-type="string">
            <text:p>überall nur *sandid-</text:p>
          </table:table-cell>
          <table:table-cell table:style-name="ce1328" table:number-columns-repeated="5"/>
        </table:table-row>
        <table:table-row table:style-name="ro12">
          <table:covered-table-cell table:style-name="ce1446"/>
          <table:table-cell office:value-type="string" calcext:value-type="string">
            <text:p>1.Sg.Ind.Präs. Akt. <text:s/></text:p>
          </table:table-cell>
          <table:table-cell table:style-name="ce1279"/>
          <table:covered-table-cell table:style-name="ce732"/>
          <table:table-cell table:style-name="ce1115" table:number-columns-repeated="8"/>
          <table:table-cell table:style-name="ce1270"/>
          <table:table-cell table:style-name="ce1632"/>
          <table:table-cell table:style-name="ce1279" table:number-columns-repeated="2"/>
          <table:table-cell table:number-columns-repeated="2"/>
          <table:table-cell table:style-name="ce1632"/>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2"/>
          <table:table-cell table:style-name="ce1771"/>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446"/>
          <table:table-cell office:value-type="string" calcext:value-type="string">
            <text:p>1.Pl.Ind.Präs. Akt.</text:p>
          </table:table-cell>
          <table:table-cell table:style-name="ce1279"/>
          <table:covered-table-cell table:style-name="ce732"/>
          <table:table-cell table:style-name="ce1115" table:number-columns-repeated="8"/>
          <table:table-cell table:style-name="ce1270"/>
          <table:table-cell table:style-name="ce1632"/>
          <table:table-cell table:style-name="ce1279" table:number-columns-repeated="2"/>
          <table:table-cell table:number-columns-repeated="2"/>
          <table:table-cell table:style-name="ce1317"/>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17"/>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446"/>
          <table:table-cell office:value-type="string" calcext:value-type="string">
            <text:p>1.Sg.Ind.Prät. Akt.</text:p>
          </table:table-cell>
          <table:table-cell table:style-name="ce1456"/>
          <table:covered-table-cell table:style-name="ce732"/>
          <table:table-cell table:style-name="ce1115"/>
          <table:table-cell table:style-name="ce1118"/>
          <table:table-cell table:style-name="ce1115" table:number-columns-repeated="6"/>
          <table:table-cell table:style-name="ce1270"/>
          <table:table-cell table:style-name="ce1635"/>
          <table:table-cell table:style-name="ce1279" table:number-columns-repeated="2"/>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74"/>
          <table:table-cell table:style-name="ce1279"/>
          <table:table-cell table:style-name="ce336"/>
          <table:table-cell table:number-columns-repeated="7"/>
          <table:table-cell table:style-name="ce1285"/>
          <table:table-cell table:style-name="ce1279"/>
          <table:table-cell table:style-name="ce336"/>
          <table:table-cell table:number-columns-repeated="2"/>
          <table:table-cell table:style-name="ce1285"/>
          <table:table-cell table:style-name="ce1279"/>
          <table:table-cell table:style-name="ce336"/>
          <table:table-cell table:number-columns-repeated="2"/>
          <table:table-cell table:style-name="ce1285" office:value-type="string" calcext:value-type="string">
            <text:p>sen-da</text:p>
          </table:table-cell>
          <table:table-cell table:style-name="ce1329" office:value-type="string" calcext:value-type="string">
            <text:p>d</text:p>
          </table:table-cell>
          <table:table-cell table:style-name="ce336" office:value-type="string" calcext:value-type="string">
            <text:p>(Heyne, 1873: 55)</text:p>
          </table:table-cell>
          <table:table-cell table:number-columns-repeated="2"/>
          <table:table-cell table:style-name="ce1317"/>
          <table:table-cell table:style-name="ce1279" table:number-columns-repeated="5"/>
        </table:table-row>
        <table:table-row table:style-name="ro12">
          <table:covered-table-cell table:style-name="ce1446"/>
          <table:table-cell table:style-name="ce326" office:value-type="string" calcext:value-type="string">
            <text:p>Partizip Präteritum</text:p>
          </table:table-cell>
          <table:table-cell table:style-name="ce326"/>
          <table:covered-table-cell table:style-name="ce732"/>
          <table:table-cell table:style-name="ce1118"/>
          <table:table-cell table:style-name="ce1198"/>
          <table:table-cell table:style-name="ce1118" table:number-columns-repeated="6"/>
          <table:table-cell table:style-name="ce1271"/>
          <table:table-cell table:style-name="ce1639"/>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34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291"/>
          <table:table-cell table:style-name="ce326" table:number-columns-repeated="2"/>
          <table:table-cell table:number-columns-repeated="7"/>
          <table:table-cell table:style-name="ce129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200" office:value-type="string" calcext:value-type="string">
            <text:p>gisendid</text:p>
          </table:table-cell>
          <table:table-cell table:style-name="ce1331" office:value-type="string" calcext:value-type="string">
            <text:p>d</text:p>
          </table:table-cell>
          <table:table-cell table:style-name="ce1649" office:value-type="string" calcext:value-type="string">
            <text:p>(Quelle nachtragen)</text:p>
          </table:table-cell>
          <table:table-cell table:number-columns-repeated="2"/>
          <table:table-cell table:style-name="ce1341"/>
          <table:table-cell table:style-name="ce326" table:number-columns-repeated="5"/>
        </table:table-row>
        <table:table-row table:style-name="ro12">
          <table:table-cell table:style-name="ce1446" office:value-type="float" office:value="43" calcext:value-type="float" table:number-columns-spanned="1" table:number-rows-spanned="5">
            <text:p>43</text:p>
          </table:table-cell>
          <table:table-cell table:style-name="ce1328" office:value-type="string" calcext:value-type="string">
            <text:p>Infinitiv</text:p>
          </table:table-cell>
          <table:table-cell table:style-name="ce1328" office:value-type="string" calcext:value-type="string">
            <text:p>'heften'</text:p>
          </table:table-cell>
          <table:table-cell table:style-name="ce732" table:number-columns-spanned="1" table:number-rows-spanned="5"/>
          <table:table-cell table:style-name="ce1198"/>
          <table:table-cell table:style-name="ce1115"/>
          <table:table-cell table:style-name="ce1198" table:number-columns-repeated="6"/>
          <table:table-cell table:style-name="ce1491"/>
          <table:table-cell table:style-name="ce1126"/>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340"/>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126"/>
          <table:table-cell table:style-name="ce1328" table:number-columns-repeated="2"/>
          <table:table-cell table:number-columns-repeated="7"/>
          <table:table-cell table:style-name="ce1126"/>
          <table:table-cell table:style-name="ce1328"/>
          <table:table-cell table:style-name="ce1312"/>
          <table:table-cell table:number-columns-repeated="2"/>
          <table:table-cell table:style-name="ce1126" office:value-type="string" calcext:value-type="string">
            <text:p>heften</text:p>
          </table:table-cell>
          <table:table-cell table:style-name="ce1328"/>
          <table:table-cell table:style-name="ce1312" office:value-type="string" calcext:value-type="string">
            <text:p>(Sonderegger, 2003: 324)</text:p>
          </table:table-cell>
          <table:table-cell table:number-columns-repeated="2"/>
          <table:table-cell table:style-name="ce1126" office:value-type="string" calcext:value-type="string">
            <text:p>heftian</text:p>
          </table:table-cell>
          <table:table-cell table:style-name="ce1328"/>
          <table:table-cell table:style-name="ce1312" office:value-type="string" calcext:value-type="string">
            <text:p>(Heyne, 1873: 55)</text:p>
          </table:table-cell>
          <table:table-cell table:number-columns-repeated="2"/>
          <table:table-cell table:style-name="ce1340" office:value-type="string" calcext:value-type="string">
            <text:p>überall nur *haftid-</text:p>
          </table:table-cell>
          <table:table-cell table:style-name="ce1328" table:number-columns-repeated="5"/>
        </table:table-row>
        <table:table-row table:style-name="ro12">
          <table:covered-table-cell table:style-name="ce1446"/>
          <table:table-cell office:value-type="string" calcext:value-type="string">
            <text:p>1.Sg.Ind.Präs. Akt. <text:s/></text:p>
          </table:table-cell>
          <table:table-cell table:style-name="ce1279"/>
          <table:covered-table-cell table:style-name="ce732"/>
          <table:table-cell table:style-name="ce1115" table:number-columns-repeated="8"/>
          <table:table-cell table:style-name="ce1270"/>
          <table:table-cell table:style-name="ce1632"/>
          <table:table-cell table:style-name="ce1279" table:number-columns-repeated="2"/>
          <table:table-cell table:number-columns-repeated="2"/>
          <table:table-cell table:style-name="ce1632"/>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2"/>
          <table:table-cell table:style-name="ce1771"/>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446"/>
          <table:table-cell office:value-type="string" calcext:value-type="string">
            <text:p>1.Pl.Ind.Präs. Akt.</text:p>
          </table:table-cell>
          <table:table-cell table:style-name="ce1279"/>
          <table:covered-table-cell table:style-name="ce732"/>
          <table:table-cell table:style-name="ce1115" table:number-columns-repeated="8"/>
          <table:table-cell table:style-name="ce1270"/>
          <table:table-cell table:style-name="ce1632"/>
          <table:table-cell table:style-name="ce1279" table:number-columns-repeated="2"/>
          <table:table-cell table:number-columns-repeated="2"/>
          <table:table-cell table:style-name="ce1317"/>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17"/>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285"/>
          <table:table-cell table:style-name="ce1329"/>
          <table:table-cell table:style-name="ce336"/>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446"/>
          <table:table-cell office:value-type="string" calcext:value-type="string">
            <text:p>1.Sg.Ind.Prät. Akt.</text:p>
          </table:table-cell>
          <table:table-cell table:style-name="ce1456"/>
          <table:covered-table-cell table:style-name="ce732"/>
          <table:table-cell table:style-name="ce1115"/>
          <table:table-cell table:style-name="ce1118"/>
          <table:table-cell table:style-name="ce1115" table:number-columns-repeated="6"/>
          <table:table-cell table:style-name="ce1270"/>
          <table:table-cell table:style-name="ce1635"/>
          <table:table-cell table:style-name="ce1279" table:number-columns-repeated="2"/>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74"/>
          <table:table-cell table:style-name="ce1279"/>
          <table:table-cell table:style-name="ce336"/>
          <table:table-cell table:number-columns-repeated="7"/>
          <table:table-cell table:style-name="ce1285"/>
          <table:table-cell table:style-name="ce1279"/>
          <table:table-cell table:style-name="ce336"/>
          <table:table-cell table:number-columns-repeated="2"/>
          <table:table-cell table:style-name="ce1285" office:value-type="string" calcext:value-type="string">
            <text:p>hafta</text:p>
          </table:table-cell>
          <table:table-cell table:style-name="ce1329" office:value-type="string" calcext:value-type="string">
            <text:p>t</text:p>
          </table:table-cell>
          <table:table-cell table:style-name="ce336" office:value-type="string" calcext:value-type="string">
            <text:p>(Sonderegger, 2003: 324)</text:p>
          </table:table-cell>
          <table:table-cell table:number-columns-repeated="2"/>
          <table:table-cell table:style-name="ce1285" office:value-type="string" calcext:value-type="string">
            <text:p>hefta</text:p>
          </table:table-cell>
          <table:table-cell table:style-name="ce1329" office:value-type="string" calcext:value-type="string">
            <text:p>t</text:p>
          </table:table-cell>
          <table:table-cell table:style-name="ce336" office:value-type="string" calcext:value-type="string">
            <text:p>(Heyne, 1873: 55)</text:p>
          </table:table-cell>
          <table:table-cell table:number-columns-repeated="2"/>
          <table:table-cell table:style-name="ce1317"/>
          <table:table-cell table:style-name="ce1279" table:number-columns-repeated="5"/>
        </table:table-row>
        <table:table-row table:style-name="ro12">
          <table:covered-table-cell table:style-name="ce1446"/>
          <table:table-cell table:style-name="ce326" office:value-type="string" calcext:value-type="string">
            <text:p>Partizip Präteritum</text:p>
          </table:table-cell>
          <table:table-cell table:style-name="ce326"/>
          <table:covered-table-cell table:style-name="ce732"/>
          <table:table-cell table:style-name="ce1118"/>
          <table:table-cell table:style-name="ce1198"/>
          <table:table-cell table:style-name="ce1118" table:number-columns-repeated="6"/>
          <table:table-cell table:style-name="ce1271"/>
          <table:table-cell table:style-name="ce1639"/>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34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291"/>
          <table:table-cell table:style-name="ce326" table:number-columns-repeated="2"/>
          <table:table-cell table:number-columns-repeated="7"/>
          <table:table-cell table:style-name="ce1291"/>
          <table:table-cell table:style-name="ce326"/>
          <table:table-cell table:style-name="ce335"/>
          <table:table-cell table:number-columns-repeated="2"/>
          <table:table-cell table:style-name="ce1200" office:value-type="string" calcext:value-type="string">
            <text:p>giheftit</text:p>
          </table:table-cell>
          <table:table-cell table:style-name="ce1331" office:value-type="string" calcext:value-type="string">
            <text:p>t</text:p>
          </table:table-cell>
          <table:table-cell table:style-name="ce335" office:value-type="string" calcext:value-type="string">
            <text:p>(Sonderegger, 2003: 324)</text:p>
          </table:table-cell>
          <table:table-cell table:number-columns-repeated="2"/>
          <table:table-cell table:style-name="ce1200" office:value-type="string" calcext:value-type="string">
            <text:p>haft</text:p>
          </table:table-cell>
          <table:table-cell table:style-name="ce1331" office:value-type="string" calcext:value-type="string">
            <text:p>t</text:p>
          </table:table-cell>
          <table:table-cell table:style-name="ce1649" office:value-type="string" calcext:value-type="string">
            <text:p>(Quelle nachtragen)</text:p>
          </table:table-cell>
          <table:table-cell table:number-columns-repeated="2"/>
          <table:table-cell table:style-name="ce1341"/>
          <table:table-cell table:style-name="ce326" table:number-columns-repeated="5"/>
        </table:table-row>
        <table:table-row table:style-name="ro12">
          <table:table-cell table:style-name="ce1446" office:value-type="float" office:value="44" calcext:value-type="float" table:number-columns-spanned="1" table:number-rows-spanned="6">
            <text:p>44</text:p>
          </table:table-cell>
          <table:table-cell table:style-name="ce1328" office:value-type="string" calcext:value-type="string">
            <text:p>Infinitiv</text:p>
          </table:table-cell>
          <table:table-cell table:style-name="ce1328" office:value-type="string" calcext:value-type="string">
            <text:p>'folgen'</text:p>
          </table:table-cell>
          <table:table-cell table:style-name="ce732" table:number-columns-spanned="1" table:number-rows-spanned="6"/>
          <table:table-cell table:style-name="ce1198"/>
          <table:table-cell table:style-name="ce1115"/>
          <table:table-cell table:style-name="ce1198" table:number-columns-repeated="6"/>
          <table:table-cell table:style-name="ce1491"/>
          <table:table-cell table:style-name="ce1126"/>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340"/>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126"/>
          <table:table-cell table:style-name="ce1328" table:number-columns-repeated="2"/>
          <table:table-cell table:number-columns-repeated="7"/>
          <table:table-cell table:style-name="ce1126"/>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126" office:value-type="string" calcext:value-type="string">
            <text:p>lêstian</text:p>
          </table:table-cell>
          <table:table-cell table:style-name="ce1328"/>
          <table:table-cell table:style-name="ce1312" office:value-type="string" calcext:value-type="string">
            <text:p>(Heyne, 1873: 55)</text:p>
          </table:table-cell>
          <table:table-cell table:number-columns-repeated="2"/>
          <table:table-cell table:style-name="ce1340" office:value-type="string" calcext:value-type="string">
            <text:p>überall nur *laistid-</text:p>
          </table:table-cell>
          <table:table-cell table:style-name="ce1328" table:number-columns-repeated="5"/>
        </table:table-row>
        <table:table-row table:style-name="ro12">
          <table:covered-table-cell table:style-name="ce1446"/>
          <table:table-cell office:value-type="string" calcext:value-type="string">
            <text:p>1.Sg.Ind.Präs. Akt. <text:s/></text:p>
          </table:table-cell>
          <table:table-cell table:style-name="ce1279"/>
          <table:covered-table-cell table:style-name="ce732"/>
          <table:table-cell table:style-name="ce1115" table:number-columns-repeated="8"/>
          <table:table-cell table:style-name="ce1270"/>
          <table:table-cell table:style-name="ce1632"/>
          <table:table-cell table:style-name="ce1279" table:number-columns-repeated="2"/>
          <table:table-cell table:number-columns-repeated="2"/>
          <table:table-cell table:style-name="ce1632"/>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2"/>
          <table:table-cell table:style-name="ce1771"/>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446"/>
          <table:table-cell office:value-type="string" calcext:value-type="string">
            <text:p>1.Pl.Ind.Präs. Akt.</text:p>
          </table:table-cell>
          <table:table-cell table:style-name="ce1279"/>
          <table:covered-table-cell table:style-name="ce732"/>
          <table:table-cell table:style-name="ce1115" table:number-columns-repeated="8"/>
          <table:table-cell table:style-name="ce1270"/>
          <table:table-cell table:style-name="ce1632"/>
          <table:table-cell table:style-name="ce1279" table:number-columns-repeated="2"/>
          <table:table-cell table:number-columns-repeated="2"/>
          <table:table-cell table:style-name="ce1317"/>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17"/>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446"/>
          <table:table-cell office:value-type="string" calcext:value-type="string">
            <text:p>1.Sg.Ind.Prät. Akt.</text:p>
          </table:table-cell>
          <table:table-cell table:style-name="ce1456"/>
          <table:covered-table-cell table:style-name="ce732"/>
          <table:table-cell table:style-name="ce1115" table:number-columns-repeated="8"/>
          <table:table-cell table:style-name="ce1270"/>
          <table:table-cell table:style-name="ce1635"/>
          <table:table-cell table:style-name="ce1279" table:number-columns-repeated="2"/>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74"/>
          <table:table-cell table:style-name="ce1279"/>
          <table:table-cell table:style-name="ce336"/>
          <table:table-cell table:number-columns-repeated="7"/>
          <table:table-cell table:style-name="ce1285"/>
          <table:table-cell table:style-name="ce1279"/>
          <table:table-cell table:style-name="ce336"/>
          <table:table-cell table:number-columns-repeated="2"/>
          <table:table-cell table:style-name="ce1285"/>
          <table:table-cell table:style-name="ce1279"/>
          <table:table-cell table:style-name="ce336"/>
          <table:table-cell table:number-columns-repeated="2"/>
          <table:table-cell table:style-name="ce1285" office:value-type="string" calcext:value-type="string">
            <text:p>lês-ta</text:p>
          </table:table-cell>
          <table:table-cell table:style-name="ce1329" office:value-type="string" calcext:value-type="string">
            <text:p>t</text:p>
          </table:table-cell>
          <table:table-cell table:style-name="ce336" office:value-type="string" calcext:value-type="string">
            <text:p>(Heyne, 1873: 55)</text:p>
          </table:table-cell>
          <table:table-cell table:number-columns-repeated="2"/>
          <table:table-cell table:style-name="ce1317"/>
          <table:table-cell table:style-name="ce1279" table:number-columns-repeated="5"/>
        </table:table-row>
        <table:table-row table:style-name="ro12">
          <table:covered-table-cell table:style-name="ce1446"/>
          <table:table-cell/>
          <table:table-cell table:style-name="ce1456"/>
          <table:covered-table-cell table:style-name="ce732"/>
          <table:table-cell table:style-name="ce1115"/>
          <table:table-cell table:style-name="ce1118"/>
          <table:table-cell table:style-name="ce1115" table:number-columns-repeated="6"/>
          <table:table-cell table:style-name="ce1270"/>
          <table:table-cell table:style-name="ce1635"/>
          <table:table-cell table:style-name="ce1279" table:number-columns-repeated="2"/>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74"/>
          <table:table-cell table:style-name="ce1279"/>
          <table:table-cell table:style-name="ce336"/>
          <table:table-cell table:number-columns-repeated="7"/>
          <table:table-cell table:style-name="ce1285"/>
          <table:table-cell table:style-name="ce1279"/>
          <table:table-cell table:style-name="ce336"/>
          <table:table-cell table:number-columns-repeated="2"/>
          <table:table-cell table:style-name="ce1285"/>
          <table:table-cell table:style-name="ce1279"/>
          <table:table-cell table:style-name="ce336"/>
          <table:table-cell table:number-columns-repeated="2"/>
          <table:table-cell table:style-name="ce1285" office:value-type="string" calcext:value-type="string">
            <text:p>lêstida</text:p>
          </table:table-cell>
          <table:table-cell table:style-name="ce1329" office:value-type="string" calcext:value-type="string">
            <text:p>d</text:p>
          </table:table-cell>
          <table:table-cell table:style-name="ce336" office:value-type="string" calcext:value-type="string">
            <text:p>(Gallée, 1993: 262)</text:p>
          </table:table-cell>
          <table:table-cell table:number-columns-repeated="2"/>
          <table:table-cell table:style-name="ce1317"/>
          <table:table-cell table:style-name="ce1279" table:number-columns-repeated="5"/>
        </table:table-row>
        <table:table-row table:style-name="ro12">
          <table:covered-table-cell table:style-name="ce1446"/>
          <table:table-cell table:style-name="ce326" office:value-type="string" calcext:value-type="string">
            <text:p>Partizip Präteritum</text:p>
          </table:table-cell>
          <table:table-cell table:style-name="ce326"/>
          <table:covered-table-cell table:style-name="ce732"/>
          <table:table-cell table:style-name="ce1118"/>
          <table:table-cell table:style-name="ce1198"/>
          <table:table-cell table:style-name="ce1118" table:number-columns-repeated="6"/>
          <table:table-cell table:style-name="ce1271"/>
          <table:table-cell table:style-name="ce1639"/>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34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291"/>
          <table:table-cell table:style-name="ce326" table:number-columns-repeated="2"/>
          <table:table-cell table:number-columns-repeated="7"/>
          <table:table-cell table:style-name="ce129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341"/>
          <table:table-cell table:style-name="ce326" table:number-columns-repeated="5"/>
        </table:table-row>
        <table:table-row table:style-name="ro12">
          <table:table-cell table:style-name="ce1446" office:value-type="float" office:value="45" calcext:value-type="float" table:number-columns-spanned="1" table:number-rows-spanned="5">
            <text:p>45</text:p>
          </table:table-cell>
          <table:table-cell table:style-name="ce1328" office:value-type="string" calcext:value-type="string">
            <text:p>Infinitiv</text:p>
          </table:table-cell>
          <table:table-cell table:style-name="ce1328" office:value-type="string" calcext:value-type="string">
            <text:p>'ächten'</text:p>
          </table:table-cell>
          <table:table-cell table:style-name="ce732" table:number-columns-spanned="1" table:number-rows-spanned="5"/>
          <table:table-cell table:style-name="ce1198"/>
          <table:table-cell table:style-name="ce1115"/>
          <table:table-cell table:style-name="ce1198" table:number-columns-repeated="6"/>
          <table:table-cell table:style-name="ce1491"/>
          <table:table-cell table:style-name="ce1126"/>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340"/>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126"/>
          <table:table-cell table:style-name="ce1328" table:number-columns-repeated="2"/>
          <table:table-cell table:number-columns-repeated="7"/>
          <table:table-cell table:style-name="ce1126"/>
          <table:table-cell table:style-name="ce1328"/>
          <table:table-cell table:style-name="ce1312"/>
          <table:table-cell table:number-columns-repeated="2"/>
          <table:table-cell table:style-name="ce1294" office:value-type="string" calcext:value-type="string">
            <text:p>āhten</text:p>
          </table:table-cell>
          <table:table-cell table:style-name="ce1328"/>
          <table:table-cell table:style-name="ce1312" office:value-type="string" calcext:value-type="string">
            <text:p>(Sonderegger, 2003: 324)</text:p>
          </table:table-cell>
          <table:table-cell table:number-columns-repeated="2"/>
          <table:table-cell table:style-name="ce1126" office:value-type="string" calcext:value-type="string">
            <text:p>ahtian</text:p>
          </table:table-cell>
          <table:table-cell table:style-name="ce1328"/>
          <table:table-cell table:style-name="ce1312" office:value-type="string" calcext:value-type="string">
            <text:p>(Heyne, 1873: 55)</text:p>
          </table:table-cell>
          <table:table-cell table:number-columns-repeated="2"/>
          <table:table-cell table:style-name="ce1340" office:value-type="string" calcext:value-type="string">
            <text:p>überall nur *āhtid-</text:p>
          </table:table-cell>
          <table:table-cell table:style-name="ce1328" table:number-columns-repeated="5"/>
        </table:table-row>
        <table:table-row table:style-name="ro12">
          <table:covered-table-cell table:style-name="ce1446"/>
          <table:table-cell office:value-type="string" calcext:value-type="string">
            <text:p>1.Sg.Ind.Präs. Akt. <text:s/></text:p>
          </table:table-cell>
          <table:table-cell table:style-name="ce1279"/>
          <table:covered-table-cell table:style-name="ce732"/>
          <table:table-cell table:style-name="ce1115" table:number-columns-repeated="8"/>
          <table:table-cell table:style-name="ce1270"/>
          <table:table-cell table:style-name="ce1632"/>
          <table:table-cell table:style-name="ce1279" table:number-columns-repeated="2"/>
          <table:table-cell table:number-columns-repeated="2"/>
          <table:table-cell table:style-name="ce1632"/>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2"/>
          <table:table-cell table:style-name="ce1771"/>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446"/>
          <table:table-cell office:value-type="string" calcext:value-type="string">
            <text:p>1.Pl.Ind.Präs. Akt.</text:p>
          </table:table-cell>
          <table:table-cell table:style-name="ce1279"/>
          <table:covered-table-cell table:style-name="ce732"/>
          <table:table-cell table:style-name="ce1115" table:number-columns-repeated="8"/>
          <table:table-cell table:style-name="ce1270"/>
          <table:table-cell table:style-name="ce1632"/>
          <table:table-cell table:style-name="ce1279" table:number-columns-repeated="2"/>
          <table:table-cell table:number-columns-repeated="2"/>
          <table:table-cell table:style-name="ce1317"/>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17"/>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446"/>
          <table:table-cell office:value-type="string" calcext:value-type="string">
            <text:p>1.Sg.Ind.Prät. Akt.</text:p>
          </table:table-cell>
          <table:table-cell table:style-name="ce1456"/>
          <table:covered-table-cell table:style-name="ce732"/>
          <table:table-cell table:style-name="ce1115"/>
          <table:table-cell table:style-name="ce1118"/>
          <table:table-cell table:style-name="ce1115" table:number-columns-repeated="6"/>
          <table:table-cell table:style-name="ce1270"/>
          <table:table-cell table:style-name="ce1635"/>
          <table:table-cell table:style-name="ce1279" table:number-columns-repeated="2"/>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74"/>
          <table:table-cell table:style-name="ce1279"/>
          <table:table-cell table:style-name="ce336"/>
          <table:table-cell table:number-columns-repeated="7"/>
          <table:table-cell table:style-name="ce1285"/>
          <table:table-cell table:style-name="ce1279"/>
          <table:table-cell table:style-name="ce336"/>
          <table:table-cell table:number-columns-repeated="2"/>
          <table:table-cell table:style-name="ce1285" office:value-type="string" calcext:value-type="string">
            <text:p>āhta</text:p>
          </table:table-cell>
          <table:table-cell table:style-name="ce1329" office:value-type="string" calcext:value-type="string">
            <text:p>t</text:p>
          </table:table-cell>
          <table:table-cell table:style-name="ce336" office:value-type="string" calcext:value-type="string">
            <text:p>(Sonderegger, 2003: 324)</text:p>
          </table:table-cell>
          <table:table-cell table:number-columns-repeated="2"/>
          <table:table-cell table:style-name="ce1285" office:value-type="string" calcext:value-type="string">
            <text:p>ah-ta</text:p>
          </table:table-cell>
          <table:table-cell table:style-name="ce1329" office:value-type="string" calcext:value-type="string">
            <text:p>t</text:p>
          </table:table-cell>
          <table:table-cell table:style-name="ce336" office:value-type="string" calcext:value-type="string">
            <text:p>(Heyne, 1873: 55)</text:p>
          </table:table-cell>
          <table:table-cell table:number-columns-repeated="2"/>
          <table:table-cell table:style-name="ce1317"/>
          <table:table-cell table:style-name="ce1279" table:number-columns-repeated="5"/>
        </table:table-row>
        <table:table-row table:style-name="ro12">
          <table:covered-table-cell table:style-name="ce1446"/>
          <table:table-cell table:style-name="ce326" office:value-type="string" calcext:value-type="string">
            <text:p>Partizip Präteritum</text:p>
          </table:table-cell>
          <table:table-cell table:style-name="ce326"/>
          <table:covered-table-cell table:style-name="ce732"/>
          <table:table-cell table:style-name="ce1118"/>
          <table:table-cell table:style-name="ce1198"/>
          <table:table-cell table:style-name="ce1118" table:number-columns-repeated="6"/>
          <table:table-cell table:style-name="ce1271"/>
          <table:table-cell table:style-name="ce1639"/>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34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291"/>
          <table:table-cell table:style-name="ce326" table:number-columns-repeated="2"/>
          <table:table-cell table:number-columns-repeated="7"/>
          <table:table-cell table:style-name="ce1291"/>
          <table:table-cell table:style-name="ce326"/>
          <table:table-cell table:style-name="ce335"/>
          <table:table-cell table:number-columns-repeated="2"/>
          <table:table-cell table:style-name="ce1200" office:value-type="string" calcext:value-type="string">
            <text:p>giāhtit</text:p>
          </table:table-cell>
          <table:table-cell table:style-name="ce1331" office:value-type="string" calcext:value-type="string">
            <text:p>t</text:p>
          </table:table-cell>
          <table:table-cell table:style-name="ce335" office:value-type="string" calcext:value-type="string">
            <text:p>(Sonderegger, 2003: 324)</text:p>
          </table:table-cell>
          <table:table-cell table:number-columns-repeated="2"/>
          <table:table-cell table:style-name="ce1291"/>
          <table:table-cell table:style-name="ce326"/>
          <table:table-cell table:style-name="ce335"/>
          <table:table-cell table:number-columns-repeated="2"/>
          <table:table-cell table:style-name="ce1341"/>
          <table:table-cell table:style-name="ce326" table:number-columns-repeated="5"/>
        </table:table-row>
        <table:table-row table:style-name="ro12">
          <table:table-cell table:style-name="ce1446" office:value-type="float" office:value="46" calcext:value-type="float" table:number-columns-spanned="1" table:number-rows-spanned="5">
            <text:p>46</text:p>
          </table:table-cell>
          <table:table-cell table:style-name="ce1328" office:value-type="string" calcext:value-type="string">
            <text:p>Infinitiv</text:p>
          </table:table-cell>
          <table:table-cell table:style-name="ce1328" office:value-type="string" calcext:value-type="string">
            <text:p>'durchführen'</text:p>
          </table:table-cell>
          <table:table-cell table:style-name="ce732" table:number-columns-spanned="1" table:number-rows-spanned="5"/>
          <table:table-cell table:style-name="ce1198"/>
          <table:table-cell table:style-name="ce1115"/>
          <table:table-cell table:style-name="ce1198" table:number-columns-repeated="6"/>
          <table:table-cell table:style-name="ce1491"/>
          <table:table-cell table:style-name="ce1126"/>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340"/>
          <table:table-cell table:style-name="ce1328"/>
          <table:table-cell table:style-name="ce1312"/>
          <table:table-cell table:number-columns-repeated="2"/>
          <table:table-cell table:style-name="ce1126" office:value-type="string" calcext:value-type="string">
            <text:p>heyja</text:p>
          </table:table-cell>
          <table:table-cell table:style-name="ce1328"/>
          <table:table-cell table:style-name="ce1312" office:value-type="string" calcext:value-type="string">
            <text:p>(Barnes, 2008: 170)</text:p>
          </table:table-cell>
          <table:table-cell table:number-columns-repeated="2"/>
          <table:table-cell table:style-name="ce1126"/>
          <table:table-cell table:style-name="ce1328" table:number-columns-repeated="2"/>
          <table:table-cell table:number-columns-repeated="7"/>
          <table:table-cell table:style-name="ce1126"/>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340" office:value-type="string" calcext:value-type="string">
            <text:p>nur *hawid-</text:p>
          </table:table-cell>
          <table:table-cell table:style-name="ce1328" table:number-columns-repeated="5"/>
        </table:table-row>
        <table:table-row table:style-name="ro12">
          <table:covered-table-cell table:style-name="ce1446"/>
          <table:table-cell office:value-type="string" calcext:value-type="string">
            <text:p>1.Sg.Ind.Präs. Akt. <text:s/></text:p>
          </table:table-cell>
          <table:table-cell table:style-name="ce1279"/>
          <table:covered-table-cell table:style-name="ce732"/>
          <table:table-cell table:style-name="ce1115" table:number-columns-repeated="8"/>
          <table:table-cell table:style-name="ce1270"/>
          <table:table-cell table:style-name="ce1632"/>
          <table:table-cell table:style-name="ce1279" table:number-columns-repeated="2"/>
          <table:table-cell table:number-columns-repeated="2"/>
          <table:table-cell table:style-name="ce1632"/>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2"/>
          <table:table-cell table:style-name="ce1771"/>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446"/>
          <table:table-cell office:value-type="string" calcext:value-type="string">
            <text:p>1.Pl.Ind.Präs. Akt.</text:p>
          </table:table-cell>
          <table:table-cell table:style-name="ce1279"/>
          <table:covered-table-cell table:style-name="ce732"/>
          <table:table-cell table:style-name="ce1115" table:number-columns-repeated="8"/>
          <table:table-cell table:style-name="ce1270"/>
          <table:table-cell table:style-name="ce1632"/>
          <table:table-cell table:style-name="ce1279" table:number-columns-repeated="2"/>
          <table:table-cell table:number-columns-repeated="2"/>
          <table:table-cell table:style-name="ce1317"/>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17"/>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446"/>
          <table:table-cell office:value-type="string" calcext:value-type="string">
            <text:p>1.Sg.Ind.Prät. Akt.</text:p>
          </table:table-cell>
          <table:table-cell table:style-name="ce1456"/>
          <table:covered-table-cell table:style-name="ce732"/>
          <table:table-cell table:style-name="ce1115"/>
          <table:table-cell table:style-name="ce1118"/>
          <table:table-cell table:style-name="ce1115" table:number-columns-repeated="6"/>
          <table:table-cell table:style-name="ce1270"/>
          <table:table-cell table:style-name="ce1635"/>
          <table:table-cell table:style-name="ce1279" table:number-columns-repeated="2"/>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285" office:value-type="string" calcext:value-type="string">
            <text:p>háði</text:p>
          </table:table-cell>
          <table:table-cell table:style-name="ce1346" office:value-type="string" calcext:value-type="string">
            <text:p>ð</text:p>
          </table:table-cell>
          <table:table-cell table:style-name="ce336" office:value-type="string" calcext:value-type="string">
            <text:p>(Barnes, 2008: 170)</text:p>
          </table:table-cell>
          <table:table-cell table:number-columns-repeated="2"/>
          <table:table-cell table:style-name="ce1374"/>
          <table:table-cell table:style-name="ce1279"/>
          <table:table-cell table:style-name="ce336"/>
          <table:table-cell table:number-columns-repeated="7"/>
          <table:table-cell table:style-name="ce1285"/>
          <table:table-cell table:style-name="ce1279"/>
          <table:table-cell table:style-name="ce336"/>
          <table:table-cell table:number-columns-repeated="2"/>
          <table:table-cell table:style-name="ce1285"/>
          <table:table-cell table:style-name="ce1279"/>
          <table:table-cell table:style-name="ce336"/>
          <table:table-cell table:number-columns-repeated="2"/>
          <table:table-cell table:style-name="ce1285"/>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446"/>
          <table:table-cell table:style-name="ce326" office:value-type="string" calcext:value-type="string">
            <text:p>Partizip Präteritum</text:p>
          </table:table-cell>
          <table:table-cell table:style-name="ce326"/>
          <table:covered-table-cell table:style-name="ce732"/>
          <table:table-cell table:style-name="ce1118"/>
          <table:table-cell table:style-name="ce1198"/>
          <table:table-cell table:style-name="ce1118" table:number-columns-repeated="6"/>
          <table:table-cell table:style-name="ce1271"/>
          <table:table-cell table:style-name="ce1639"/>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341"/>
          <table:table-cell table:style-name="ce326"/>
          <table:table-cell table:style-name="ce335"/>
          <table:table-cell table:number-columns-repeated="2"/>
          <table:table-cell table:style-name="ce1200" office:value-type="string" calcext:value-type="string">
            <text:p>ha(i)t</text:p>
          </table:table-cell>
          <table:table-cell table:style-name="ce1331" office:value-type="string" calcext:value-type="string">
            <text:p>t</text:p>
          </table:table-cell>
          <table:table-cell table:style-name="ce335" office:value-type="string" calcext:value-type="string">
            <text:p>(Barnes, 2008: 170)</text:p>
          </table:table-cell>
          <table:table-cell table:number-columns-repeated="2"/>
          <table:table-cell table:style-name="ce1291"/>
          <table:table-cell table:style-name="ce326" table:number-columns-repeated="2"/>
          <table:table-cell table:number-columns-repeated="7"/>
          <table:table-cell table:style-name="ce129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341"/>
          <table:table-cell table:style-name="ce326" table:number-columns-repeated="5"/>
        </table:table-row>
        <table:table-row table:style-name="ro12">
          <table:table-cell table:style-name="ce1446" office:value-type="float" office:value="48" calcext:value-type="float" table:number-columns-spanned="1" table:number-rows-spanned="5">
            <text:p>48</text:p>
          </table:table-cell>
          <table:table-cell table:style-name="ce1328" office:value-type="string" calcext:value-type="string">
            <text:p>Infinitiv</text:p>
          </table:table-cell>
          <table:table-cell table:style-name="ce1328"/>
          <table:table-cell table:style-name="ce732" table:number-columns-spanned="1" table:number-rows-spanned="5"/>
          <table:table-cell table:style-name="ce1198"/>
          <table:table-cell table:style-name="ce1115"/>
          <table:table-cell table:style-name="ce1198" table:number-columns-repeated="6"/>
          <table:table-cell table:style-name="ce1491"/>
          <table:table-cell table:style-name="ce1126"/>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340"/>
          <table:table-cell table:style-name="ce1328"/>
          <table:table-cell table:style-name="ce1312"/>
          <table:table-cell table:number-columns-repeated="2"/>
          <table:table-cell table:style-name="ce1126" office:value-type="string" calcext:value-type="string">
            <text:p>ljá</text:p>
          </table:table-cell>
          <table:table-cell table:style-name="ce1328"/>
          <table:table-cell table:style-name="ce1312" office:value-type="string" calcext:value-type="string">
            <text:p>(Barnes, 2008: 170)</text:p>
          </table:table-cell>
          <table:table-cell table:number-columns-repeated="2"/>
          <table:table-cell table:style-name="ce1126"/>
          <table:table-cell table:style-name="ce1328" table:number-columns-repeated="2"/>
          <table:table-cell table:number-columns-repeated="7"/>
          <table:table-cell table:style-name="ce1126"/>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340" office:value-type="string" calcext:value-type="string">
            <text:p>nur regulär</text:p>
          </table:table-cell>
          <table:table-cell table:style-name="ce1328" table:number-columns-repeated="5"/>
        </table:table-row>
        <table:table-row table:style-name="ro12">
          <table:covered-table-cell table:style-name="ce1446"/>
          <table:table-cell office:value-type="string" calcext:value-type="string">
            <text:p>1.Sg.Ind.Präs. Akt. <text:s/></text:p>
          </table:table-cell>
          <table:table-cell table:style-name="ce1279"/>
          <table:covered-table-cell table:style-name="ce732"/>
          <table:table-cell table:style-name="ce1115" table:number-columns-repeated="8"/>
          <table:table-cell table:style-name="ce1270"/>
          <table:table-cell table:style-name="ce1632"/>
          <table:table-cell table:style-name="ce1279" table:number-columns-repeated="2"/>
          <table:table-cell table:number-columns-repeated="2"/>
          <table:table-cell table:style-name="ce1632"/>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2"/>
          <table:table-cell table:style-name="ce1771"/>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446"/>
          <table:table-cell office:value-type="string" calcext:value-type="string">
            <text:p>1.Pl.Ind.Präs. Akt.</text:p>
          </table:table-cell>
          <table:table-cell table:style-name="ce1279"/>
          <table:covered-table-cell table:style-name="ce732"/>
          <table:table-cell table:style-name="ce1115" table:number-columns-repeated="8"/>
          <table:table-cell table:style-name="ce1270"/>
          <table:table-cell table:style-name="ce1632"/>
          <table:table-cell table:style-name="ce1279" table:number-columns-repeated="2"/>
          <table:table-cell table:number-columns-repeated="2"/>
          <table:table-cell table:style-name="ce1317"/>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17"/>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446"/>
          <table:table-cell office:value-type="string" calcext:value-type="string">
            <text:p>1.Sg.Ind.Prät. Akt.</text:p>
          </table:table-cell>
          <table:table-cell table:style-name="ce1456"/>
          <table:covered-table-cell table:style-name="ce732"/>
          <table:table-cell table:style-name="ce1115"/>
          <table:table-cell table:style-name="ce1118"/>
          <table:table-cell table:style-name="ce1115" table:number-columns-repeated="6"/>
          <table:table-cell table:style-name="ce1270"/>
          <table:table-cell table:style-name="ce1635"/>
          <table:table-cell table:style-name="ce1279" table:number-columns-repeated="2"/>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285" office:value-type="string" calcext:value-type="string">
            <text:p>léði</text:p>
          </table:table-cell>
          <table:table-cell table:style-name="ce1329" office:value-type="string" calcext:value-type="string">
            <text:p>ð</text:p>
          </table:table-cell>
          <table:table-cell table:style-name="ce336" office:value-type="string" calcext:value-type="string">
            <text:p>(Barnes, 2008: 170)</text:p>
          </table:table-cell>
          <table:table-cell table:number-columns-repeated="2"/>
          <table:table-cell table:style-name="ce1374"/>
          <table:table-cell table:style-name="ce1279"/>
          <table:table-cell table:style-name="ce336"/>
          <table:table-cell table:number-columns-repeated="7"/>
          <table:table-cell table:style-name="ce1285"/>
          <table:table-cell table:style-name="ce1279"/>
          <table:table-cell table:style-name="ce336"/>
          <table:table-cell table:number-columns-repeated="2"/>
          <table:table-cell table:style-name="ce1285"/>
          <table:table-cell table:style-name="ce1279"/>
          <table:table-cell table:style-name="ce336"/>
          <table:table-cell table:number-columns-repeated="2"/>
          <table:table-cell table:style-name="ce1285"/>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446"/>
          <table:table-cell table:style-name="ce326" office:value-type="string" calcext:value-type="string">
            <text:p>Partizip Präteritum</text:p>
          </table:table-cell>
          <table:table-cell table:style-name="ce326"/>
          <table:covered-table-cell table:style-name="ce732"/>
          <table:table-cell table:style-name="ce1118"/>
          <table:table-cell table:style-name="ce1198"/>
          <table:table-cell table:style-name="ce1118" table:number-columns-repeated="6"/>
          <table:table-cell table:style-name="ce1271"/>
          <table:table-cell table:style-name="ce1639"/>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341"/>
          <table:table-cell table:style-name="ce326"/>
          <table:table-cell table:style-name="ce335"/>
          <table:table-cell table:number-columns-repeated="2"/>
          <table:table-cell table:style-name="ce1200" office:value-type="string" calcext:value-type="string">
            <text:p>lét</text:p>
          </table:table-cell>
          <table:table-cell table:style-name="ce1331" office:value-type="string" calcext:value-type="string">
            <text:p>t</text:p>
          </table:table-cell>
          <table:table-cell table:style-name="ce335" office:value-type="string" calcext:value-type="string">
            <text:p>(Barnes, 2008: 170)</text:p>
          </table:table-cell>
          <table:table-cell table:number-columns-repeated="2"/>
          <table:table-cell table:style-name="ce1291"/>
          <table:table-cell table:style-name="ce326" table:number-columns-repeated="2"/>
          <table:table-cell table:number-columns-repeated="7"/>
          <table:table-cell table:style-name="ce129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341"/>
          <table:table-cell table:style-name="ce326" table:number-columns-repeated="5"/>
        </table:table-row>
        <table:table-row table:style-name="ro12">
          <table:table-cell table:style-name="ce1446" office:value-type="float" office:value="49" calcext:value-type="float" table:number-columns-spanned="1" table:number-rows-spanned="5">
            <text:p>49</text:p>
          </table:table-cell>
          <table:table-cell table:style-name="ce1328" office:value-type="string" calcext:value-type="string">
            <text:p>Infinitiv</text:p>
          </table:table-cell>
          <table:table-cell table:style-name="ce1328" office:value-type="string" calcext:value-type="string">
            <text:p>'sich sehnen nach'</text:p>
          </table:table-cell>
          <table:table-cell table:style-name="ce732" table:number-columns-spanned="1" table:number-rows-spanned="5"/>
          <table:table-cell table:style-name="ce1198"/>
          <table:table-cell table:style-name="ce1115"/>
          <table:table-cell table:style-name="ce1198" table:number-columns-repeated="6"/>
          <table:table-cell table:style-name="ce1491"/>
          <table:table-cell table:style-name="ce1126"/>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340"/>
          <table:table-cell table:style-name="ce1328"/>
          <table:table-cell table:style-name="ce1312"/>
          <table:table-cell table:number-columns-repeated="2"/>
          <table:table-cell table:style-name="ce1670" office:value-type="string" calcext:value-type="string">
            <text:p>þreyja</text:p>
          </table:table-cell>
          <table:table-cell table:style-name="ce1328"/>
          <table:table-cell table:style-name="ce1312" office:value-type="string" calcext:value-type="string">
            <text:p>(Barnes, 2008: 170)</text:p>
          </table:table-cell>
          <table:table-cell table:number-columns-repeated="2"/>
          <table:table-cell table:style-name="ce1126"/>
          <table:table-cell table:style-name="ce1328" table:number-columns-repeated="2"/>
          <table:table-cell table:number-columns-repeated="7"/>
          <table:table-cell table:style-name="ce1126"/>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340" office:value-type="string" calcext:value-type="string">
            <text:p>nur *þrawid-</text:p>
          </table:table-cell>
          <table:table-cell table:style-name="ce1328" table:number-columns-repeated="5"/>
        </table:table-row>
        <table:table-row table:style-name="ro12">
          <table:covered-table-cell table:style-name="ce1446"/>
          <table:table-cell office:value-type="string" calcext:value-type="string">
            <text:p>1.Sg.Ind.Präs. Akt. <text:s/></text:p>
          </table:table-cell>
          <table:table-cell table:style-name="ce1279"/>
          <table:covered-table-cell table:style-name="ce732"/>
          <table:table-cell table:style-name="ce1115" table:number-columns-repeated="8"/>
          <table:table-cell table:style-name="ce1270"/>
          <table:table-cell table:style-name="ce1632"/>
          <table:table-cell table:style-name="ce1279" table:number-columns-repeated="2"/>
          <table:table-cell table:number-columns-repeated="2"/>
          <table:table-cell table:style-name="ce1632"/>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2"/>
          <table:table-cell table:style-name="ce1771"/>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446"/>
          <table:table-cell office:value-type="string" calcext:value-type="string">
            <text:p>1.Pl.Ind.Präs. Akt.</text:p>
          </table:table-cell>
          <table:table-cell table:style-name="ce1279"/>
          <table:covered-table-cell table:style-name="ce732"/>
          <table:table-cell table:style-name="ce1115" table:number-columns-repeated="8"/>
          <table:table-cell table:style-name="ce1270"/>
          <table:table-cell table:style-name="ce1632"/>
          <table:table-cell table:style-name="ce1279" table:number-columns-repeated="2"/>
          <table:table-cell table:number-columns-repeated="2"/>
          <table:table-cell table:style-name="ce1317"/>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17"/>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127"/>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446"/>
          <table:table-cell office:value-type="string" calcext:value-type="string">
            <text:p>1.Sg.Ind.Prät. Akt.</text:p>
          </table:table-cell>
          <table:table-cell table:style-name="ce1456"/>
          <table:covered-table-cell table:style-name="ce732"/>
          <table:table-cell table:style-name="ce1115"/>
          <table:table-cell table:style-name="ce1118"/>
          <table:table-cell table:style-name="ce1115" table:number-columns-repeated="6"/>
          <table:table-cell table:style-name="ce1270"/>
          <table:table-cell table:style-name="ce1635"/>
          <table:table-cell table:style-name="ce1279" table:number-columns-repeated="2"/>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671" office:value-type="string" calcext:value-type="string">
            <text:p>þráði</text:p>
          </table:table-cell>
          <table:table-cell table:style-name="ce1329" office:value-type="string" calcext:value-type="string">
            <text:p>ð</text:p>
          </table:table-cell>
          <table:table-cell table:style-name="ce336" office:value-type="string" calcext:value-type="string">
            <text:p>(Barnes, 2008: 170)</text:p>
          </table:table-cell>
          <table:table-cell table:number-columns-repeated="2"/>
          <table:table-cell table:style-name="ce1374"/>
          <table:table-cell table:style-name="ce1279"/>
          <table:table-cell table:style-name="ce336"/>
          <table:table-cell table:number-columns-repeated="7"/>
          <table:table-cell table:style-name="ce1285"/>
          <table:table-cell table:style-name="ce1279"/>
          <table:table-cell table:style-name="ce336"/>
          <table:table-cell table:number-columns-repeated="2"/>
          <table:table-cell table:style-name="ce1285"/>
          <table:table-cell table:style-name="ce1279"/>
          <table:table-cell table:style-name="ce336"/>
          <table:table-cell table:number-columns-repeated="2"/>
          <table:table-cell table:style-name="ce1285"/>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446"/>
          <table:table-cell table:style-name="ce326" office:value-type="string" calcext:value-type="string">
            <text:p>Partizip Präteritum</text:p>
          </table:table-cell>
          <table:table-cell table:style-name="ce326"/>
          <table:covered-table-cell table:style-name="ce732"/>
          <table:table-cell table:style-name="ce1118"/>
          <table:table-cell table:style-name="ce1339"/>
          <table:table-cell table:style-name="ce1118" table:number-columns-repeated="6"/>
          <table:table-cell table:style-name="ce1271"/>
          <table:table-cell table:style-name="ce1639"/>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341"/>
          <table:table-cell table:style-name="ce326"/>
          <table:table-cell table:style-name="ce335"/>
          <table:table-cell table:number-columns-repeated="2"/>
          <table:table-cell table:style-name="ce1200" office:value-type="string" calcext:value-type="string">
            <text:p>þrát</text:p>
          </table:table-cell>
          <table:table-cell table:style-name="ce1331" office:value-type="string" calcext:value-type="string">
            <text:p>t</text:p>
          </table:table-cell>
          <table:table-cell table:style-name="ce335" office:value-type="string" calcext:value-type="string">
            <text:p>(Barnes, 2008: 170)</text:p>
          </table:table-cell>
          <table:table-cell table:number-columns-repeated="2"/>
          <table:table-cell table:style-name="ce1291"/>
          <table:table-cell table:style-name="ce326" table:number-columns-repeated="2"/>
          <table:table-cell table:number-columns-repeated="7"/>
          <table:table-cell table:style-name="ce129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341"/>
          <table:table-cell table:style-name="ce326" table:number-columns-repeated="5"/>
        </table:table-row>
        <table:table-row table:style-name="ro12">
          <table:table-cell table:style-name="ce1070" office:value-type="float" office:value="19" calcext:value-type="float" table:number-columns-spanned="1" table:number-rows-spanned="7">
            <text:p>19</text:p>
          </table:table-cell>
          <table:table-cell office:value-type="string" calcext:value-type="string">
            <text:p>Infinitiv</text:p>
          </table:table-cell>
          <table:table-cell office:value-type="string" calcext:value-type="string">
            <text:p>setzen'</text:p>
          </table:table-cell>
          <table:table-cell table:style-name="ce335" office:value-type="string" calcext:value-type="string" table:number-columns-spanned="1" table:number-rows-spanned="7">
            <text:p>I. Klasse</text:p>
          </table:table-cell>
          <table:table-cell table:style-name="ce1339"/>
          <table:table-cell table:style-name="ce1492"/>
          <table:table-cell table:style-name="ce1339" table:number-columns-repeated="6"/>
          <table:table-cell table:style-name="ce1270" office:value-type="string" calcext:value-type="string">
            <text:p>*sed- (Köbler, 1989: 467)</text:p>
          </table:table-cell>
          <table:table-cell table:style-name="ce1126" office:value-type="string" calcext:value-type="string">
            <text:p>*satjan</text:p>
          </table:table-cell>
          <table:table-cell table:style-name="ce1328"/>
          <table:table-cell table:style-name="ce1312" office:value-type="string" calcext:value-type="string">
            <text:p>(Köbler, 1989: 467)</text:p>
          </table:table-cell>
          <table:table-cell table:number-columns-repeated="2"/>
          <table:table-cell table:style-name="ce1126" office:value-type="string" calcext:value-type="string">
            <text:p>*satjan</text:p>
          </table:table-cell>
          <table:table-cell table:style-name="ce1328"/>
          <table:table-cell table:style-name="ce1312" office:value-type="string" calcext:value-type="string">
            <text:p>(Köbler, 1989: 467)</text:p>
          </table:table-cell>
          <table:table-cell table:number-columns-repeated="2"/>
          <table:table-cell table:style-name="ce1340"/>
          <table:table-cell table:style-name="ce1328"/>
          <table:table-cell table:style-name="ce1312"/>
          <table:table-cell table:number-columns-repeated="2"/>
          <table:table-cell table:style-name="ce1127" office:value-type="string" calcext:value-type="string">
            <text:p>setja</text:p>
          </table:table-cell>
          <table:table-cell table:style-name="ce1279"/>
          <table:table-cell table:style-name="ce336" office:value-type="string" calcext:value-type="string">
            <text:p>(Barnes, 2008: 170)</text:p>
          </table:table-cell>
          <table:table-cell table:number-columns-repeated="2"/>
          <table:table-cell office:value-type="string" calcext:value-type="string">
            <text:p>setja</text:p>
          </table:table-cell>
          <table:table-cell table:style-name="ce1279"/>
          <table:table-cell office:value-type="string" calcext:value-type="string">
            <text:p>(Holthausen, 1974: 291)</text:p>
          </table:table-cell>
          <table:table-cell table:number-columns-repeated="2"/>
          <table:table-cell office:value-type="string" calcext:value-type="string">
            <text:p>sætia, sætta</text:p>
          </table:table-cell>
          <table:table-cell/>
          <table:table-cell office:value-type="string" calcext:value-type="string">
            <text:p>(Noreen, 1904: 453)</text:p>
          </table:table-cell>
          <table:table-cell table:number-columns-repeated="2"/>
          <table:table-cell table:style-name="ce1127" office:value-type="string" calcext:value-type="string">
            <text:p>settan</text:p>
          </table:table-cell>
          <table:table-cell table:style-name="ce1279"/>
          <table:table-cell table:style-name="ce336" office:value-type="string" calcext:value-type="string">
            <text:p>(Campbell, 1997: 331)</text:p>
          </table:table-cell>
          <table:table-cell table:number-columns-repeated="2"/>
          <table:table-cell table:style-name="ce1127" office:value-type="string" calcext:value-type="string">
            <text:p>sezzen</text:p>
          </table:table-cell>
          <table:table-cell table:style-name="ce1279"/>
          <table:table-cell office:value-type="string" calcext:value-type="string">
            <text:p>(Holthausen, 1974: 291)</text:p>
          </table:table-cell>
          <table:table-cell table:number-columns-repeated="2"/>
          <table:table-cell table:style-name="ce1127" office:value-type="string" calcext:value-type="string">
            <text:p>settian</text:p>
          </table:table-cell>
          <table:table-cell table:style-name="ce1279"/>
          <table:table-cell table:style-name="ce336" office:value-type="string" calcext:value-type="string">
            <text:p>(Tiefenbach, 2010: 331)</text:p>
          </table:table-cell>
          <table:table-cell table:number-columns-repeated="2"/>
          <table:table-cell office:value-type="string" calcext:value-type="string">
            <text:p>nur *satid-</text:p>
          </table:table-cell>
          <table:table-cell table:style-name="ce1279" table:number-columns-repeated="5"/>
        </table:table-row>
        <table:table-row table:style-name="ro12">
          <table:covered-table-cell table:style-name="ce1070"/>
          <table:table-cell office:value-type="string" calcext:value-type="string">
            <text:p>1.Sg.Ind.Präs. Akt.</text:p>
          </table:table-cell>
          <table:table-cell table:style-name="ce1279"/>
          <table:covered-table-cell table:style-name="ce335"/>
          <table:table-cell table:style-name="ce1492"/>
          <table:table-cell table:style-name="ce1115"/>
          <table:table-cell table:style-name="ce1492" table:number-columns-repeated="6"/>
          <table:table-cell table:style-name="ce1630" office:value-type="string" calcext:value-type="string">
            <text:p>*sod-éie- (Kroonen, 2013: 427)</text:p>
          </table:table-cell>
          <table:table-cell table:style-name="ce1632"/>
          <table:table-cell table:style-name="ce1279" table:number-columns-repeated="2"/>
          <table:table-cell table:number-columns-repeated="2"/>
          <table:table-cell table:style-name="ce1632"/>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7"/>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2"/>
          <table:table-cell table:style-name="ce1771"/>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070"/>
          <table:table-cell table:style-name="ce323" office:value-type="string" calcext:value-type="string">
            <text:p>1.Pl.Ind.Präs. Akt.</text:p>
          </table:table-cell>
          <table:table-cell table:style-name="ce332"/>
          <table:covered-table-cell table:style-name="ce335"/>
          <table:table-cell table:style-name="ce1115" table:number-columns-repeated="8"/>
          <table:table-cell table:style-name="ce1270" office:value-type="string" calcext:value-type="string">
            <text:p>Kausativ-Iterativ *sod-éie- zu *sed- ‚sich setzen‘ (Rix, 2001: 513)</text:p>
          </table:table-cell>
          <table:table-cell table:style-name="ce1632"/>
          <table:table-cell table:style-name="ce1279" table:number-columns-repeated="2"/>
          <table:table-cell table:number-columns-repeated="2"/>
          <table:table-cell table:style-name="ce1317"/>
          <table:table-cell table:style-name="ce1279" table:number-columns-repeated="2"/>
          <table:table-cell table:number-columns-repeated="2"/>
          <table:table-cell table:style-name="ce1663"/>
          <table:table-cell table:style-name="ce1162"/>
          <table:table-cell table:style-name="ce1455"/>
          <table:table-cell table:number-columns-repeated="2"/>
          <table:table-cell table:style-name="ce1127"/>
          <table:table-cell table:style-name="ce1279"/>
          <table:table-cell table:style-name="ce336"/>
          <table:table-cell table:number-columns-repeated="2"/>
          <table:table-cell table:style-name="ce1317"/>
          <table:table-cell table:style-name="ce1279"/>
          <table:table-cell table:style-name="ce336"/>
          <table:table-cell table:number-columns-repeated="7"/>
          <table:table-cell table:style-name="ce1196"/>
          <table:table-cell table:style-name="ce1455" table:number-columns-repeated="2"/>
          <table:table-cell table:number-columns-repeated="2"/>
          <table:table-cell table:style-name="ce1196"/>
          <table:table-cell table:style-name="ce1455"/>
          <table:table-cell table:style-name="ce336"/>
          <table:table-cell table:number-columns-repeated="2"/>
          <table:table-cell table:style-name="ce1455"/>
          <table:table-cell table:style-name="ce1279"/>
          <table:table-cell table:style-name="ce336"/>
          <table:table-cell table:number-columns-repeated="2"/>
          <table:table-cell table:style-name="ce1317"/>
          <table:table-cell table:style-name="ce1279" table:number-columns-repeated="5"/>
        </table:table-row>
        <table:table-row table:style-name="ro12">
          <table:covered-table-cell table:style-name="ce1070"/>
          <table:table-cell table:style-name="ce323" office:value-type="string" calcext:value-type="string" table:number-columns-spanned="1" table:number-rows-spanned="3">
            <text:p>1.Sg.Ind.Prät. Akt.</text:p>
          </table:table-cell>
          <table:table-cell table:style-name="ce323" office:value-type="string" calcext:value-type="string" table:number-columns-spanned="1" table:number-rows-spanned="3">
            <text:p>ich stellte, <text:s/>setzte'</text:p>
          </table:table-cell>
          <table:covered-table-cell table:style-name="ce335"/>
          <table:table-cell table:style-name="ce1115" table:number-columns-repeated="8"/>
          <table:table-cell table:style-name="ce1270"/>
          <table:table-cell table:style-name="ce1632"/>
          <table:table-cell table:style-name="ce1279" table:number-columns-repeated="2"/>
          <table:table-cell table:number-columns-repeated="2"/>
          <table:table-cell table:style-name="ce1317"/>
          <table:table-cell table:style-name="ce1279" table:number-columns-repeated="2"/>
          <table:table-cell table:number-columns-repeated="2"/>
          <table:table-cell table:style-name="ce1663" office:value-type="string" calcext:value-type="string">
            <text:p>sAte (sic)</text:p>
          </table:table-cell>
          <table:table-cell table:style-name="ce1667" office:value-type="string" calcext:value-type="string">
            <text:p>t</text:p>
          </table:table-cell>
          <table:table-cell office:value-type="string" calcext:value-type="string">
            <text:p>(Ramat, 1981: 172)</text:p>
          </table:table-cell>
          <table:table-cell table:number-columns-repeated="2"/>
          <table:table-cell table:style-name="ce1127"/>
          <table:table-cell table:style-name="ce1279"/>
          <table:table-cell table:style-name="ce336"/>
          <table:table-cell table:number-columns-repeated="2"/>
          <table:table-cell table:style-name="ce1317"/>
          <table:table-cell table:style-name="ce1279"/>
          <table:table-cell table:style-name="ce336"/>
          <table:table-cell table:number-columns-repeated="7"/>
          <table:table-cell table:style-name="ce1196"/>
          <table:table-cell table:style-name="ce1455" table:number-columns-repeated="2"/>
          <table:table-cell table:number-columns-repeated="2"/>
          <table:table-cell table:style-name="ce1196"/>
          <table:table-cell table:style-name="ce1455"/>
          <table:table-cell table:style-name="ce336"/>
          <table:table-cell table:number-columns-repeated="2"/>
          <table:table-cell table:style-name="ce1455"/>
          <table:table-cell table:style-name="ce1279"/>
          <table:table-cell table:style-name="ce336"/>
          <table:table-cell table:number-columns-repeated="2"/>
          <table:table-cell table:style-name="ce1317"/>
          <table:table-cell table:style-name="ce1279" table:number-columns-repeated="5"/>
        </table:table-row>
        <table:table-row table:style-name="ro1">
          <table:covered-table-cell table:style-name="ce1070"/>
          <table:covered-table-cell table:number-columns-repeated="2" table:style-name="ce322"/>
          <table:covered-table-cell table:style-name="ce335"/>
          <table:table-cell table:style-name="ce1115"/>
          <table:table-cell table:style-name="ce1493"/>
          <table:table-cell table:style-name="ce1115" table:number-columns-repeated="6"/>
          <table:table-cell table:style-name="ce1270"/>
          <table:table-cell table:style-name="ce1632"/>
          <table:table-cell table:style-name="ce1279" table:number-columns-repeated="2"/>
          <table:table-cell table:number-columns-repeated="2"/>
          <table:table-cell table:style-name="ce1317"/>
          <table:table-cell table:style-name="ce1279" table:number-columns-repeated="2"/>
          <table:table-cell table:number-columns-repeated="2"/>
          <table:table-cell table:style-name="ce1666" office:value-type="string" calcext:value-type="string">
            <text:p>sattē</text:p>
          </table:table-cell>
          <table:table-cell table:style-name="ce1659" office:value-type="string" calcext:value-type="string">
            <text:p>tt</text:p>
          </table:table-cell>
          <table:table-cell table:style-name="ce1279" office:value-type="string" calcext:value-type="string">
            <text:p>(Antonsen, 1975: 22)</text:p>
          </table:table-cell>
          <table:table-cell table:number-columns-repeated="2"/>
          <table:table-cell table:style-name="ce1285" office:value-type="string" calcext:value-type="string">
            <text:p>setti</text:p>
          </table:table-cell>
          <table:table-cell table:style-name="ce1329" office:value-type="string" calcext:value-type="string">
            <text:p>tt</text:p>
          </table:table-cell>
          <table:table-cell table:style-name="ce336" office:value-type="string" calcext:value-type="string">
            <text:p>(Barnes, 2008: 170)</text:p>
          </table:table-cell>
          <table:table-cell table:number-columns-repeated="2"/>
          <table:table-cell table:style-name="ce1666" office:value-type="string" calcext:value-type="string">
            <text:p>setta</text:p>
          </table:table-cell>
          <table:table-cell table:style-name="ce1659" office:value-type="string" calcext:value-type="string">
            <text:p>t</text:p>
          </table:table-cell>
          <table:table-cell table:style-name="ce336" office:value-type="string" calcext:value-type="string">
            <text:p>(Heusler, 1932: 94)</text:p>
          </table:table-cell>
          <table:table-cell table:number-columns-repeated="2"/>
          <table:table-cell table:style-name="ce1701" office:value-type="string" calcext:value-type="string">
            <text:p>sætte, satte, rschw. sit-, set-</text:p>
          </table:table-cell>
          <table:table-cell table:style-name="ce1396" office:value-type="string" calcext:value-type="string">
            <text:p>t</text:p>
          </table:table-cell>
          <table:table-cell office:value-type="string" calcext:value-type="string">
            <text:p>(Noreen, 1904: 454)</text:p>
          </table:table-cell>
          <table:table-cell table:number-columns-repeated="2"/>
          <table:table-cell table:style-name="ce1285" office:value-type="string" calcext:value-type="string">
            <text:p>sette</text:p>
          </table:table-cell>
          <table:table-cell table:style-name="ce1329" office:value-type="string" calcext:value-type="string">
            <text:p>t</text:p>
          </table:table-cell>
          <table:table-cell table:style-name="ce336" office:value-type="string" calcext:value-type="string">
            <text:p>(Ramat, 1981: 172)</text:p>
          </table:table-cell>
          <table:table-cell table:number-columns-repeated="2"/>
          <table:table-cell table:style-name="ce1285" office:value-type="string" calcext:value-type="string">
            <text:p>sazta</text:p>
          </table:table-cell>
          <table:table-cell table:style-name="ce1329" office:value-type="string" calcext:value-type="string">
            <text:p>t</text:p>
          </table:table-cell>
          <table:table-cell table:style-name="ce336" office:value-type="string" calcext:value-type="string">
            <text:p>(Ramat, 1981: 172)</text:p>
          </table:table-cell>
          <table:table-cell table:number-columns-repeated="2"/>
          <table:table-cell table:style-name="ce1285" office:value-type="string" calcext:value-type="string">
            <text:p>setta, satta</text:p>
          </table:table-cell>
          <table:table-cell table:style-name="ce1329" office:value-type="string" calcext:value-type="string">
            <text:p>t</text:p>
          </table:table-cell>
          <table:table-cell table:style-name="ce336" office:value-type="string" calcext:value-type="string">
            <text:p>(Ramat, 1981: 172)</text:p>
          </table:table-cell>
          <table:table-cell table:number-columns-repeated="2"/>
          <table:table-cell table:style-name="ce1317"/>
          <table:table-cell table:style-name="ce1279" table:number-columns-repeated="5"/>
        </table:table-row>
        <table:table-row table:style-name="ro1">
          <table:covered-table-cell table:style-name="ce1070"/>
          <table:covered-table-cell table:number-columns-repeated="2" table:style-name="ce323"/>
          <table:covered-table-cell table:style-name="ce335"/>
          <table:table-cell table:style-name="ce1493"/>
          <table:table-cell table:style-name="ce1118"/>
          <table:table-cell table:style-name="ce1493" table:number-columns-repeated="6"/>
          <table:table-cell table:style-name="ce1631"/>
          <table:table-cell table:style-name="ce1635"/>
          <table:table-cell table:style-name="ce1279" table:number-columns-repeated="2"/>
          <table:table-cell table:number-columns-repeated="2"/>
          <table:table-cell table:style-name="ce1285" office:value-type="string" calcext:value-type="string">
            <text:p>satida</text:p>
          </table:table-cell>
          <table:table-cell table:style-name="ce1329" office:value-type="string" calcext:value-type="string">
            <text:p>d</text:p>
          </table:table-cell>
          <table:table-cell office:value-type="string" calcext:value-type="string">
            <text:p>(Köbler, 1989: 467)</text:p>
          </table:table-cell>
          <table:table-cell table:number-columns-repeated="2"/>
          <table:table-cell table:style-name="ce1663" office:value-type="string" calcext:value-type="string">
            <text:p>satido</text:p>
          </table:table-cell>
          <table:table-cell table:style-name="ce1667" office:value-type="string" calcext:value-type="string">
            <text:p>d</text:p>
          </table:table-cell>
          <table:table-cell office:value-type="string" calcext:value-type="string">
            <text:p>(Ramat, 1981: 172)</text:p>
          </table:table-cell>
          <table:table-cell table:number-columns-repeated="2"/>
          <table:table-cell table:style-name="ce1127"/>
          <table:table-cell table:style-name="ce1279"/>
          <table:table-cell table:style-name="ce336"/>
          <table:table-cell table:number-columns-repeated="2"/>
          <table:table-cell table:style-name="ce1374"/>
          <table:table-cell table:style-name="ce1279"/>
          <table:table-cell table:style-name="ce336"/>
          <table:table-cell table:number-columns-repeated="7"/>
          <table:table-cell table:style-name="ce1285"/>
          <table:table-cell table:style-name="ce1279"/>
          <table:table-cell table:style-name="ce336"/>
          <table:table-cell table:number-columns-repeated="2"/>
          <table:table-cell table:style-name="ce1285"/>
          <table:table-cell table:style-name="ce1279"/>
          <table:table-cell table:style-name="ce336"/>
          <table:table-cell table:number-columns-repeated="2"/>
          <table:table-cell table:style-name="ce1285"/>
          <table:table-cell table:style-name="ce1279"/>
          <table:table-cell table:style-name="ce336"/>
          <table:table-cell table:number-columns-repeated="2"/>
          <table:table-cell table:style-name="ce1317"/>
          <table:table-cell table:style-name="ce1279" table:number-columns-repeated="5"/>
        </table:table-row>
        <table:table-row table:style-name="ro1">
          <table:covered-table-cell table:style-name="ce1070"/>
          <table:table-cell table:style-name="ce326" office:value-type="string" calcext:value-type="string">
            <text:p>Partizip Präteritum</text:p>
          </table:table-cell>
          <table:table-cell table:style-name="ce326"/>
          <table:covered-table-cell table:style-name="ce335"/>
          <table:table-cell table:style-name="ce1118"/>
          <table:table-cell table:style-name="ce1493"/>
          <table:table-cell table:style-name="ce1118" table:number-columns-repeated="6"/>
          <table:table-cell table:style-name="ce1271"/>
          <table:table-cell table:style-name="ce1639"/>
          <table:table-cell table:style-name="ce326"/>
          <table:table-cell table:style-name="ce335"/>
          <table:table-cell table:number-columns-repeated="2"/>
          <table:table-cell table:style-name="ce1200" office:value-type="string" calcext:value-type="string">
            <text:p>*satiþs</text:p>
          </table:table-cell>
          <table:table-cell table:style-name="ce1660" office:value-type="string" calcext:value-type="string">
            <text:p>*þ</text:p>
          </table:table-cell>
          <table:table-cell table:style-name="ce335" office:value-type="string" calcext:value-type="string">
            <text:p>(Köbler, 1989: 467)</text:p>
          </table:table-cell>
          <table:table-cell table:number-columns-repeated="2"/>
          <table:table-cell table:style-name="ce1341"/>
          <table:table-cell table:style-name="ce326"/>
          <table:table-cell table:style-name="ce335"/>
          <table:table-cell table:number-columns-repeated="2"/>
          <table:table-cell table:style-name="ce1200" office:value-type="string" calcext:value-type="string">
            <text:p>sett</text:p>
          </table:table-cell>
          <table:table-cell table:style-name="ce1331" office:value-type="string" calcext:value-type="string">
            <text:p>tt</text:p>
          </table:table-cell>
          <table:table-cell table:style-name="ce335" office:value-type="string" calcext:value-type="string">
            <text:p>(Barnes, 2008: 170)</text:p>
          </table:table-cell>
          <table:table-cell table:number-columns-repeated="2"/>
          <table:table-cell table:style-name="ce1291"/>
          <table:table-cell table:style-name="ce326" table:number-columns-repeated="2"/>
          <table:table-cell table:number-columns-repeated="2"/>
          <table:table-cell table:style-name="ce1704" office:value-type="string" calcext:value-type="string">
            <text:p>satter</text:p>
          </table:table-cell>
          <table:table-cell table:style-name="ce1722" office:value-type="string" calcext:value-type="string">
            <text:p>t</text:p>
          </table:table-cell>
          <table:table-cell table:style-name="ce1723" office:value-type="string" calcext:value-type="string">
            <text:p>(Noreen, 1904: 452, 453)</text:p>
          </table:table-cell>
          <table:table-cell table:number-columns-repeated="2"/>
          <table:table-cell table:style-name="ce1200" office:value-type="string" calcext:value-type="string">
            <text:p>sett</text:p>
          </table:table-cell>
          <table:table-cell table:style-name="ce1331" office:value-type="string" calcext:value-type="string">
            <text:p>t</text:p>
          </table:table-cell>
          <table:table-cell table:style-name="ce335" office:value-type="string" calcext:value-type="string">
            <text:p>(Campbell, 1997: 331)</text:p>
          </table:table-cell>
          <table:table-cell table:number-columns-repeated="2"/>
          <table:table-cell table:style-name="ce1200" office:value-type="string" calcext:value-type="string">
            <text:p>gisezit</text:p>
          </table:table-cell>
          <table:table-cell table:style-name="ce1331" office:value-type="string" calcext:value-type="string">
            <text:p>t</text:p>
          </table:table-cell>
          <table:table-cell table:style-name="ce335" office:value-type="string" calcext:value-type="string">
            <text:p>(Masser, 1994: 91)</text:p>
          </table:table-cell>
          <table:table-cell table:number-columns-repeated="2"/>
          <table:table-cell table:style-name="ce1200" office:value-type="string" calcext:value-type="string">
            <text:p>gesétt</text:p>
          </table:table-cell>
          <table:table-cell table:style-name="ce1331" office:value-type="string" calcext:value-type="string">
            <text:p>t</text:p>
          </table:table-cell>
          <table:table-cell table:style-name="ce335" office:value-type="string" calcext:value-type="string">
            <text:p>(Tiefenbach, 2010: 331)</text:p>
          </table:table-cell>
          <table:table-cell table:number-columns-repeated="2"/>
          <table:table-cell table:style-name="ce1341"/>
          <table:table-cell table:style-name="ce326" table:number-columns-repeated="5"/>
        </table:table-row>
        <table:table-row table:style-name="ro1" table:number-rows-repeated="7">
          <table:table-cell table:style-name="ce1375" table:number-columns-repeated="4"/>
          <table:table-cell table:style-name="ce1493" table:number-columns-repeated="8"/>
          <table:table-cell table:style-name="ce1631"/>
          <table:table-cell table:style-name="ce1493"/>
          <table:table-cell table:style-name="ce1375" table:number-columns-repeated="2"/>
          <table:table-cell table:number-columns-repeated="2"/>
          <table:table-cell table:style-name="ce1493"/>
          <table:table-cell table:style-name="ce1375" table:number-columns-repeated="2"/>
          <table:table-cell table:number-columns-repeated="2"/>
          <table:table-cell table:style-name="ce1375" table:number-columns-repeated="3"/>
          <table:table-cell table:number-columns-repeated="2"/>
          <table:table-cell table:style-name="ce1493"/>
          <table:table-cell table:style-name="ce1375" table:number-columns-repeated="2"/>
          <table:table-cell table:number-columns-repeated="2"/>
          <table:table-cell table:style-name="ce1493"/>
          <table:table-cell table:style-name="ce1375" table:number-columns-repeated="2"/>
          <table:table-cell table:number-columns-repeated="7"/>
          <table:table-cell table:style-name="ce1493"/>
          <table:table-cell table:style-name="ce1375" table:number-columns-repeated="2"/>
          <table:table-cell table:number-columns-repeated="2"/>
          <table:table-cell table:style-name="ce1375" table:number-columns-repeated="3"/>
          <table:table-cell table:number-columns-repeated="2"/>
          <table:table-cell table:style-name="ce1375" table:number-columns-repeated="3"/>
          <table:table-cell table:number-columns-repeated="2"/>
          <table:table-cell table:style-name="ce1375" table:number-columns-repeated="6"/>
        </table:table-row>
        <table:table-row table:style-name="ro1">
          <table:table-cell table:style-name="ce1375" table:number-columns-repeated="4"/>
          <table:table-cell table:style-name="ce1493"/>
          <table:table-cell table:style-name="ce1198"/>
          <table:table-cell table:style-name="ce1493" table:number-columns-repeated="6"/>
          <table:table-cell table:style-name="ce1631"/>
          <table:table-cell table:style-name="ce1493"/>
          <table:table-cell table:style-name="ce1375" table:number-columns-repeated="2"/>
          <table:table-cell table:number-columns-repeated="2"/>
          <table:table-cell table:style-name="ce1493"/>
          <table:table-cell table:style-name="ce1375" table:number-columns-repeated="2"/>
          <table:table-cell table:number-columns-repeated="2"/>
          <table:table-cell table:style-name="ce1375" table:number-columns-repeated="3"/>
          <table:table-cell table:number-columns-repeated="2"/>
          <table:table-cell table:style-name="ce1493"/>
          <table:table-cell table:style-name="ce1375" table:number-columns-repeated="2"/>
          <table:table-cell table:number-columns-repeated="2"/>
          <table:table-cell table:style-name="ce1493"/>
          <table:table-cell table:style-name="ce1375" table:number-columns-repeated="2"/>
          <table:table-cell table:number-columns-repeated="7"/>
          <table:table-cell table:style-name="ce1493"/>
          <table:table-cell table:style-name="ce1375" table:number-columns-repeated="2"/>
          <table:table-cell table:number-columns-repeated="2"/>
          <table:table-cell table:style-name="ce1375" table:number-columns-repeated="3"/>
          <table:table-cell table:number-columns-repeated="2"/>
          <table:table-cell table:style-name="ce1375" table:number-columns-repeated="3"/>
          <table:table-cell table:number-columns-repeated="2"/>
          <table:table-cell table:style-name="ce1375" table:number-columns-repeated="6"/>
        </table:table-row>
        <table:table-row table:style-name="ro12">
          <table:table-cell table:style-name="ce719" table:number-columns-spanned="1" table:number-rows-spanned="5"/>
          <table:table-cell table:style-name="ce1328" office:value-type="string" calcext:value-type="string">
            <text:p>Infinitiv</text:p>
          </table:table-cell>
          <table:table-cell table:style-name="ce1328"/>
          <table:table-cell table:style-name="ce732" table:number-columns-spanned="1" table:number-rows-spanned="5"/>
          <table:table-cell table:style-name="ce1198"/>
          <table:table-cell table:style-name="ce1115"/>
          <table:table-cell table:style-name="ce1198" table:number-columns-repeated="6"/>
          <table:table-cell table:style-name="ce1491"/>
          <table:table-cell table:style-name="ce1126"/>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340"/>
          <table:table-cell table:style-name="ce1328"/>
          <table:table-cell table:style-name="ce1312"/>
          <table:table-cell table:number-columns-repeated="2"/>
          <table:table-cell table:style-name="ce1126"/>
          <table:table-cell table:style-name="ce1328"/>
          <table:table-cell table:style-name="ce1312"/>
          <table:table-cell table:number-columns-repeated="2"/>
          <table:table-cell table:style-name="ce1126"/>
          <table:table-cell table:style-name="ce1328" table:number-columns-repeated="2"/>
          <table:table-cell table:number-columns-repeated="7"/>
          <table:table-cell table:style-name="ce1640"/>
          <table:table-cell table:style-name="ce1328"/>
          <table:table-cell table:style-name="ce1650"/>
          <table:table-cell table:number-columns-repeated="18"/>
        </table:table-row>
        <table:table-row table:style-name="ro12">
          <table:covered-table-cell table:style-name="ce719"/>
          <table:table-cell office:value-type="string" calcext:value-type="string">
            <text:p>1.Sg.Ind.Präs. Akt. <text:s/></text:p>
          </table:table-cell>
          <table:table-cell table:style-name="ce1279"/>
          <table:covered-table-cell table:style-name="ce732"/>
          <table:table-cell table:style-name="ce1115" table:number-columns-repeated="8"/>
          <table:table-cell table:style-name="ce1270"/>
          <table:table-cell table:style-name="ce1632"/>
          <table:table-cell table:style-name="ce1279" table:number-columns-repeated="2"/>
          <table:table-cell table:number-columns-repeated="2"/>
          <table:table-cell table:style-name="ce1632"/>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689"/>
          <table:table-cell table:style-name="ce1279"/>
          <table:table-cell table:style-name="ce336"/>
          <table:table-cell table:number-columns-repeated="7"/>
          <table:table-cell table:style-name="ce1460"/>
          <table:table-cell table:style-name="ce1279"/>
          <table:table-cell table:style-name="ce336"/>
          <table:table-cell table:number-columns-repeated="18"/>
        </table:table-row>
        <table:table-row table:style-name="ro12">
          <table:covered-table-cell table:style-name="ce719"/>
          <table:table-cell office:value-type="string" calcext:value-type="string">
            <text:p>1.Pl.Ind.Präs. Akt.</text:p>
          </table:table-cell>
          <table:table-cell table:style-name="ce1279"/>
          <table:covered-table-cell table:style-name="ce732"/>
          <table:table-cell table:style-name="ce1115" table:number-columns-repeated="8"/>
          <table:table-cell table:style-name="ce1270"/>
          <table:table-cell table:style-name="ce1632"/>
          <table:table-cell table:style-name="ce1279" table:number-columns-repeated="2"/>
          <table:table-cell table:number-columns-repeated="2"/>
          <table:table-cell table:style-name="ce1317"/>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17"/>
          <table:table-cell table:style-name="ce1279"/>
          <table:table-cell table:style-name="ce336"/>
          <table:table-cell table:number-columns-repeated="7"/>
          <table:table-cell table:style-name="ce1460"/>
          <table:table-cell table:style-name="ce1279"/>
          <table:table-cell table:style-name="ce336"/>
          <table:table-cell table:number-columns-repeated="18"/>
        </table:table-row>
        <table:table-row table:style-name="ro12">
          <table:covered-table-cell table:style-name="ce719"/>
          <table:table-cell office:value-type="string" calcext:value-type="string">
            <text:p>1.Sg.Ind.Prät. Akt.</text:p>
          </table:table-cell>
          <table:table-cell table:style-name="ce1456"/>
          <table:covered-table-cell table:style-name="ce732"/>
          <table:table-cell table:style-name="ce1115"/>
          <table:table-cell table:style-name="ce1118"/>
          <table:table-cell table:style-name="ce1115" table:number-columns-repeated="6"/>
          <table:table-cell table:style-name="ce1270"/>
          <table:table-cell table:style-name="ce1635"/>
          <table:table-cell table:style-name="ce1279" table:number-columns-repeated="2"/>
          <table:table-cell table:number-columns-repeated="2"/>
          <table:table-cell table:style-name="ce1285"/>
          <table:table-cell table:style-name="ce1279" table:number-columns-repeated="2"/>
          <table:table-cell table:number-columns-repeated="2"/>
          <table:table-cell table:style-name="ce1339"/>
          <table:table-cell table:style-name="ce1162"/>
          <table:table-cell table:style-name="ce1279"/>
          <table:table-cell table:number-columns-repeated="2"/>
          <table:table-cell table:style-name="ce1127"/>
          <table:table-cell table:style-name="ce1279"/>
          <table:table-cell table:style-name="ce336"/>
          <table:table-cell table:number-columns-repeated="2"/>
          <table:table-cell table:style-name="ce1374"/>
          <table:table-cell table:style-name="ce1279"/>
          <table:table-cell table:style-name="ce336"/>
          <table:table-cell table:number-columns-repeated="7"/>
          <table:table-cell table:style-name="ce1460"/>
          <table:table-cell table:style-name="ce1279"/>
          <table:table-cell table:style-name="ce1650"/>
          <table:table-cell table:number-columns-repeated="18"/>
        </table:table-row>
        <table:table-row table:style-name="ro12">
          <table:covered-table-cell table:style-name="ce719"/>
          <table:table-cell table:style-name="ce326" office:value-type="string" calcext:value-type="string">
            <text:p>Partizip Präteritum</text:p>
          </table:table-cell>
          <table:table-cell table:style-name="ce326"/>
          <table:covered-table-cell table:style-name="ce732"/>
          <table:table-cell table:style-name="ce1118"/>
          <table:table-cell/>
          <table:table-cell table:style-name="ce1118" table:number-columns-repeated="6"/>
          <table:table-cell table:style-name="ce1271"/>
          <table:table-cell table:style-name="ce1639"/>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341"/>
          <table:table-cell table:style-name="ce326"/>
          <table:table-cell table:style-name="ce335"/>
          <table:table-cell table:number-columns-repeated="2"/>
          <table:table-cell table:style-name="ce1291"/>
          <table:table-cell table:style-name="ce326"/>
          <table:table-cell table:style-name="ce335"/>
          <table:table-cell table:number-columns-repeated="2"/>
          <table:table-cell table:style-name="ce1291"/>
          <table:table-cell table:style-name="ce326" table:number-columns-repeated="2"/>
          <table:table-cell table:number-columns-repeated="7"/>
          <table:table-cell table:style-name="ce1323"/>
          <table:table-cell table:style-name="ce326"/>
          <table:table-cell table:style-name="ce1650"/>
          <table:table-cell table:number-columns-repeated="18"/>
        </table:table-row>
        <table:table-row table:style-name="ro12" table:number-rows-repeated="50">
          <table:table-cell table:style-name="ce1451"/>
          <table:table-cell table:number-columns-repeated="14"/>
          <table:table-cell table:style-name="ce1162"/>
          <table:table-cell table:number-columns-repeated="4"/>
          <table:table-cell table:style-name="ce1162"/>
          <table:table-cell table:number-columns-repeated="2"/>
          <table:table-cell table:style-name="ce1339"/>
          <table:table-cell table:style-name="ce1162" table:number-columns-repeated="2"/>
          <table:table-cell table:number-columns-repeated="38"/>
        </table:table-row>
        <table:table-row table:style-name="ro12" table:number-rows-repeated="76">
          <table:table-cell table:number-columns-repeated="15"/>
          <table:table-cell table:style-name="ce1162"/>
          <table:table-cell table:number-columns-repeated="4"/>
          <table:table-cell table:style-name="ce1162"/>
          <table:table-cell table:number-columns-repeated="2"/>
          <table:table-cell table:style-name="ce1339"/>
          <table:table-cell table:style-name="ce1162" table:number-columns-repeated="2"/>
          <table:table-cell table:number-columns-repeated="38"/>
        </table:table-row>
        <table:table-row table:style-name="ro12" table:number-rows-repeated="1048183">
          <table:table-cell table:number-columns-repeated="64"/>
        </table:table-row>
        <table:table-row table:style-name="ro12">
          <table:table-cell table:number-columns-repeated="64"/>
        </table:table-row>
        <calcext:conditional-formats>
          <calcext:conditional-format calcext:target-range-address="'sw. Verben ohne Bindevokal'.AR53:'sw. Verben ohne Bindevokal'.AR54">
            <calcext:color-scale>
              <calcext:color-scale-entry calcext:value="0" calcext:type="minimum" calcext:color="#ff0000"/>
              <calcext:color-scale-entry calcext:value="50" calcext:type="percentile" calcext:color="#ffff00"/>
              <calcext:color-scale-entry calcext:value="0" calcext:type="maximum" calcext:color="#00cc00"/>
            </calcext:color-scale>
            <calcext:condition calcext:apply-style-name="Result" calcext:value="=0" calcext:base-cell-address="'sw. Verben ohne Bindevokal'.AR53"/>
          </calcext:conditional-format>
        </calcext:conditional-formats>
      </table:table>
      <table:table table:name="Sanierte Vorlage" table:style-name="ta1">
        <office:forms form:automatic-focus="false" form:apply-design-mode="false"/>
        <table:table-column table:style-name="co11" table:default-cell-style-name="ce1059"/>
        <table:table-column table:style-name="co105" table:default-cell-style-name="ce1059"/>
        <table:table-column table:style-name="co106" table:default-cell-style-name="ce1059"/>
        <table:table-column table:style-name="co107" table:default-cell-style-name="ce1059"/>
        <table:table-column table:style-name="co108" table:default-cell-style-name="ce1059"/>
        <table:table-column table:style-name="co109" table:default-cell-style-name="ce1060"/>
        <table:table-column table:style-name="co11" table:number-columns-repeated="2" table:default-cell-style-name="ce1059"/>
        <table:table-column table:style-name="co110" table:default-cell-style-name="ce1059"/>
        <table:table-column table:style-name="co108" table:default-cell-style-name="ce1059"/>
        <table:table-column table:style-name="co111" table:default-cell-style-name="ce1059"/>
        <table:table-column table:style-name="co112" table:default-cell-style-name="ce1059"/>
        <table:table-column table:style-name="co113" table:default-cell-style-name="ce1059"/>
        <table:table-column table:style-name="co114" table:default-cell-style-name="ce1059"/>
        <table:table-column table:style-name="co11" table:default-cell-style-name="ce1059"/>
        <table:table-column table:style-name="co115" table:default-cell-style-name="ce1059"/>
        <table:table-column table:style-name="co116" table:default-cell-style-name="ce1059"/>
        <table:table-column table:style-name="co117" table:default-cell-style-name="ce1059"/>
        <table:table-column table:style-name="co118" table:default-cell-style-name="ce1059"/>
        <table:table-column table:style-name="co32" table:default-cell-style-name="ce1059"/>
        <table:table-column table:style-name="co119" table:default-cell-style-name="ce1059"/>
        <table:table-column table:style-name="co11" table:default-cell-style-name="ce1059"/>
        <table:table-column table:style-name="co120" table:default-cell-style-name="ce1060"/>
        <table:table-column table:style-name="co121" table:default-cell-style-name="ce1060"/>
        <table:table-column table:style-name="co122" table:default-cell-style-name="ce1060"/>
        <table:table-column table:style-name="co123" table:default-cell-style-name="ce1060"/>
        <table:table-row table:style-name="ro66">
          <table:table-cell office:value-type="string" calcext:value-type="string">
            <text:p>Token</text:p>
          </table:table-cell>
          <table:table-cell office:value-type="string" calcext:value-type="string">
            <text:p>Datenquelle Token</text:p>
          </table:table-cell>
          <table:table-cell office:value-type="string" calcext:value-type="string">
            <text:p>Sprache</text:p>
          </table:table-cell>
          <table:table-cell office:value-type="string" calcext:value-type="string">
            <text:p>POS</text:p>
          </table:table-cell>
          <table:table-cell office:value-type="string" calcext:value-type="string">
            <text:p>Klasse</text:p>
          </table:table-cell>
          <table:table-cell office:value-type="string" calcext:value-type="string">
            <text:p>Person</text:p>
          </table:table-cell>
          <table:table-cell office:value-type="string" calcext:value-type="string">
            <text:p>Numerus</text:p>
          </table:table-cell>
          <table:table-cell office:value-type="string" calcext:value-type="string">
            <text:p>Modus</text:p>
          </table:table-cell>
          <table:table-cell office:value-type="string" calcext:value-type="string">
            <text:p>Tempus</text:p>
          </table:table-cell>
          <table:table-cell office:value-type="string" calcext:value-type="string">
            <text:p>Genus</text:p>
          </table:table-cell>
          <table:table-cell office:value-type="string" calcext:value-type="string">
            <text:p>Entsprechende idg. Form</text:p>
          </table:table-cell>
          <table:table-cell office:value-type="string" calcext:value-type="string">
            <text:p>Datenquelle entsprechende idg. Form</text:p>
          </table:table-cell>
          <table:table-cell office:value-type="string" calcext:value-type="string">
            <text:p>Urgermanische Wurzel</text:p>
          </table:table-cell>
          <table:table-cell office:value-type="string" calcext:value-type="string">
            <text:p>Datenquelle urgermanische Wurzel</text:p>
          </table:table-cell>
          <table:table-cell office:value-type="string" calcext:value-type="string">
            <text:p>Idg. Wurzel</text:p>
          </table:table-cell>
          <table:table-cell office:value-type="string" calcext:value-type="string">
            <text:p>Datenquelle idg. Wurzel</text:p>
          </table:table-cell>
          <table:table-cell office:value-type="string" calcext:value-type="string">
            <text:p>Stammvokal Graphem</text:p>
          </table:table-cell>
          <table:table-cell office:value-type="string" calcext:value-type="string">
            <text:p>Stammauslaut Graphem</text:p>
          </table:table-cell>
          <table:table-cell office:value-type="string" calcext:value-type="string">
            <text:p>Dental Graphem</text:p>
          </table:table-cell>
          <table:table-cell office:value-type="string" calcext:value-type="string">
            <text:p>Stammvokal Phon</text:p>
          </table:table-cell>
          <table:table-cell office:value-type="string" calcext:value-type="string">
            <text:p>Stammauslaut Phon</text:p>
          </table:table-cell>
          <table:table-cell office:value-type="string" calcext:value-type="string">
            <text:p>Dental Phon</text:p>
          </table:table-cell>
          <table:table-cell office:value-type="string" calcext:value-type="string">
            <text:p>Anzahl Probleme Stammvokal</text:p>
          </table:table-cell>
          <table:table-cell office:value-type="string" calcext:value-type="string">
            <text:p>Anzahl Probleme Stammauslaut</text:p>
          </table:table-cell>
          <table:table-cell office:value-type="string" calcext:value-type="string">
            <text:p>Anzahl Probleme Dental</text:p>
          </table:table-cell>
          <table:table-cell office:value-type="string" calcext:value-type="string">
            <text:p>Summe Probleme</text:p>
          </table:table-cell>
        </table:table-row>
      </table:table>
      <table:named-expressions>
        <table:named-range table:name="A" table:base-cell-address="$Präteritopräsentien.$A$1" table:cell-range-address="$Präteritopräsentien.$BA$1:.$BA$1048576"/>
        <table:named-range table:name="Altdänisch" table:base-cell-address="$Präteritopräsentien.$A$1" table:cell-range-address="$Präteritopräsentien.$AV$1:.$AV$1048576"/>
        <table:named-range table:name="Altenglisch" table:base-cell-address="$Präteritopräsentien.$A$1" table:cell-range-address="$'sw. Verben ohne Bindevokal'.$AR$1:.$AR$1048576"/>
        <table:named-range table:name="Altenglisch1" table:base-cell-address="$Präteritopräsentien.$A$1" table:cell-range-address="$'sw. Verben ohne Bindevokal'.$AR$1:.$AR$1048576"/>
        <table:named-range table:name="Althochdeutsch" table:base-cell-address="$Präteritopräsentien.$A$1" table:cell-range-address="$Präteritopräsentien.$BF$1:.$BF$1048576"/>
        <table:named-range table:name="Althochdeutsch1" table:base-cell-address="$Präteritopräsentien.$A$1" table:cell-range-address="$'sw. Verben ohne Bindevokal'.$AW$1:.$AW$1048576"/>
        <table:named-range table:name="Altisländisch" table:base-cell-address="$Präteritopräsentien.$A$1" table:cell-range-address="$Präteritopräsentien.$AL$1:.$AL$1048576"/>
        <table:named-range table:name="Altisländisch1" table:base-cell-address="$Präteritopräsentien.$A$1" table:cell-range-address="$'sw. Verben ohne Bindevokal'.$AH$1:.$AH$1048576"/>
        <table:named-range table:name="Altisöän" table:base-cell-address="$Präteritopräsentien.$A$1" table:cell-range-address="$'sw. Verben ohne Bindevokal'.$AH$1:.$AH$1048576"/>
        <table:named-expression table:name="Altniederfränkisch" table:base-cell-address="$Präteritopräsentien.$A$1" table:expression="#REF!"/>
        <table:named-expression table:name="Altniederfränkisch1" table:base-cell-address="$Präteritopräsentien.$A$1" table:expression="#REF!"/>
        <table:named-range table:name="Altnordisch" table:base-cell-address="$Präteritopräsentien.$A$1" table:cell-range-address="$Präteritopräsentien.$AB$1:.$AB$1048576"/>
        <table:named-range table:name="Altnordisch1" table:base-cell-address="$Präteritopräsentien.$A$1" table:cell-range-address="$'sw. Verben ohne Bindevokal'.$AC$1:.$AC$1048576"/>
        <table:named-range table:name="Altnorwegisch" table:base-cell-address="$Präteritopräsentien.$A$1" table:cell-range-address="$Präteritopräsentien.$AG$1:.$AG$1048576"/>
        <table:named-range table:name="Altschwedisch" table:base-cell-address="$Präteritopräsentien.$A$1" table:cell-range-address="$Präteritopräsentien.$AQ$1:.$AQ$1048576"/>
        <table:named-range table:name="Altsächsisch" table:base-cell-address="$Präteritopräsentien.$A$1" table:cell-range-address="$Präteritopräsentien.$BK$1:.$BK$1048576"/>
        <table:named-range table:name="Altsächsisch1" table:base-cell-address="$Präteritopräsentien.$A$1" table:cell-range-address="$'sw. Verben ohne Bindevokal'.$BB$1:.$BB$1048576"/>
        <table:named-range table:name="Gotisch" table:base-cell-address="$Präteritopräsentien.$A$1" table:cell-range-address="$Präteritopräsentien.$T$1:.$T$1048576"/>
        <table:named-range table:name="Gotisch1" table:base-cell-address="$Präteritopräsentien.$A$1" table:cell-range-address="$'sw. Verben ohne Bindevokal'.$S$1:.$S$1048576"/>
        <table:named-range table:name="rekonstruiertes_Urgermanisch1" table:base-cell-address="$Präteritopräsentien.$A$1" table:cell-range-address="$'sw. Verben ohne Bindevokal'.$N$1:.$N$1048576"/>
        <table:named-range table:name="rekonstruiertes_Urindogermanisch" table:base-cell-address="$Präteritopräsentien.$A$1" table:cell-range-address="$Präteritopräsentien.$O$1:.$O$1048576"/>
        <table:named-range table:name="Runengermanisch" table:base-cell-address="$Präteritopräsentien.$A$1" table:cell-range-address="$Präteritopräsentien.$Y$1:.$Y$1048576"/>
        <table:named-range table:name="Runengermanisch1" table:base-cell-address="$Präteritopräsentien.$A$1" table:cell-range-address="$'sw. Verben ohne Bindevokal'.$X$1:.$X$1048576"/>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1" svg:font-family="Arial1"/>
    <style:font-face style:name="Fd1286902-Identity-H" svg:font-family="Fd1286902-Identity-H"/>
    <style:font-face style:name="Fd1710069-Identity-H" svg:font-family="Fd1710069-Identity-H"/>
    <style:font-face style:name="Fd2984056-Identity-H" svg:font-family="Fd2984056-Identity-H"/>
    <style:font-face style:name="Fd3078752-Identity-H" svg:font-family="Fd3078752-Identity-H"/>
    <style:font-face style:name="Fd503599-Identity-H" svg:font-family="Fd503599-Identity-H"/>
    <style:font-face style:name="Liberation Sans11" svg:font-family="'Liberation Sans1'"/>
    <style:font-face style:name="Segoe UI" svg:font-family="'Segoe UI'"/>
    <style:font-face style:name="TimesIndoGermania" svg:font-family="TimesIndoGermania"/>
    <style:font-face style:name="TimesIndoGermaniaItalic" svg:font-family="TimesIndoGermaniaItalic"/>
    <style:font-face style:name="TimesNewRoman" svg:font-family="TimesNewRoman"/>
    <style:font-face style:name="Times New Roman2" svg:font-family="'Times New Roman'" style:font-family-generic="modern"/>
    <style:font-face style:name="TimesNewUnicode,Italic" svg:font-family="'TimesNewUnicode,Italic'" style:font-family-generic="roman"/>
    <style:font-face style:name="Arial2" svg:font-family="Arial" style:font-family-generic="swiss"/>
    <style:font-face style:name="Liberation Sans1" svg:font-family="'Liberation Sans'"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2"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Segoe UI1"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Segoe UI1"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12P0" style:volatile="true">
      <number:number number:decimal-places="2" loext:min-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2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percentage-style style:name="N117">
      <number:number number:decimal-places="2" loext:min-decimal-places="2" number:min-integer-digits="1"/>
      <number:text> %</number:text>
    </number:percentage-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 €</number:text>
      <style:map style:condition="value()&gt;=0" style:apply-style-name="N118P0"/>
    </number:number-style>
    <number:number-style style:name="N119P0" style:volatile="true">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 €</number:text>
      <style:map style:condition="value()&gt;=0" style:apply-style-name="N119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 €</number:text>
      <style:map style:condition="value()&gt;=0" style:apply-style-name="N120P0"/>
    </number:number-style>
    <number:number-style style:name="N121P0" style:volatile="true">
      <number:number number:decimal-places="2" loext:min-decimal-places="2" number:min-integer-digits="1" number:grouping="true"/>
      <number:text> €</number:text>
    </number:number-style>
    <number:number-style style:name="N121">
      <style:text-properties fo:color="#ff0000"/>
      <number:text>-</number:text>
      <number:number number:decimal-places="2" loext:min-decimal-places="2" number:min-integer-digits="1" number:grouping="true"/>
      <number:text> €</number:text>
      <style:map style:condition="value()&gt;=0" style:apply-style-name="N121P0"/>
    </number:number-style>
    <number:number-style style:name="N122P0" style:volatile="true">
      <number:number number:decimal-places="0" loext:min-decimal-places="0" number:min-integer-digits="1" number:grouping="true"/>
    </number:number-style>
    <number:number-style style:name="N122">
      <number:text>-</number:text>
      <number:number number:decimal-places="0" loext:min-decimal-places="0" number:min-integer-digits="1" number:grouping="true"/>
      <style:map style:condition="value()&gt;=0" style:apply-style-name="N122P0"/>
    </number:number-style>
    <number:number-style style:name="N123P0" style:volatile="true">
      <number:number number:decimal-places="0" loext:min-decimal-places="0" number:min-integer-digits="1" number:grouping="true"/>
    </number:number-style>
    <number:number-style style:name="N123">
      <style:text-properties fo:color="#ff0000"/>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2" loext:min-decimal-places="2" number:min-integer-digits="1" number:grouping="true"/>
    </number:number-style>
    <number:number-style style:name="N124">
      <number:text>-</number:text>
      <number:number number:decimal-places="2" loext:min-decimal-places="2"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style:text-properties fo:color="#ff0000"/>
      <number:text>-</number:text>
      <number:number number:decimal-places="2" loext:min-decimal-places="2" number:min-integer-digits="1" number:grouping="true"/>
      <style:map style:condition="value()&gt;=0" style:apply-style-name="N125P0"/>
    </number:number-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loext:text>
      <loext:fill-character> </loext:fill-character>
      <number:number number:decimal-places="0" loext:min-decimal-places="0" number:min-integer-digits="1" number:grouping="true"/>
      <number:text> </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0" loext:min-decimal-places="0" number:min-integer-digits="1" number:grouping="true"/>
      <number:text> € </number:text>
    </number:number-style>
    <number:number-style style:name="N127P1" style:volatile="true">
      <loext:text>-</loext:text>
      <loext:fill-character> </loext:fill-character>
      <number:number number:decimal-places="0" loext:min-decimal-places="0" number:min-integer-digits="1" number:grouping="true"/>
      <number:text> € </number:text>
    </number:number-style>
    <number:number-style style:name="N127P2" style:volatile="true">
      <loext:text> </loext:text>
      <loext:fill-character> </loext:fill-character>
      <number:text>- €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loext:text>
      <loext:fill-character> </loext:fill-character>
      <number:number number:decimal-places="2" loext:min-decimal-places="2" number:min-integer-digits="1" number:grouping="true"/>
      <number:text> </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0108P0" style:volatile="true" number:language="de" number:country="DE">
      <number:number number:decimal-places="0" loext:min-decimal-places="0" number:min-integer-digits="1" number:grouping="true"/>
      <number:text> €</number:text>
    </number:number-style>
    <number:number-style style:name="N10108" number:language="de" number:country="DE">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de" number:country="DE">
      <number:number number:decimal-places="0" loext:min-decimal-places="0" number:min-integer-digits="1" number:grouping="true"/>
      <number:text> €</number:text>
    </number:number-style>
    <number:number-style style:name="N10109" number:language="de" number:country="DE">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de" number:country="DE">
      <number:number number:decimal-places="2" loext:min-decimal-places="2" number:min-integer-digits="1" number:grouping="true"/>
      <number:text> €</number:text>
    </number:number-style>
    <number:number-style style:name="N10111" number:language="de" number:country="DE">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de" number:country="DE">
      <number:number number:decimal-places="2" loext:min-decimal-places="2" number:min-integer-digits="1" number:grouping="true"/>
      <number:text> €</number:text>
    </number:number-style>
    <number:number-style style:name="N10112" number:language="de" number:country="DE">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de" number:country="DE">
      <number:day number:style="long"/>
      <number:text>. </number:text>
      <number:month number:textual="true"/>
      <number:text> </number:text>
      <number:year/>
    </number:date-style>
    <number:date-style style:name="N10114" number:language="de" number:country="DE">
      <number:day number:style="long"/>
      <number:text>. </number:text>
      <number:month number:textual="true"/>
    </number:date-style>
    <number:date-style style:name="N10115" number:language="de" number:country="DE">
      <number:month number:textual="true"/>
      <number:text> </number:text>
      <number:year/>
    </number:date-style>
    <number:time-style style:name="N10116" number:language="de" number:country="DE">
      <number:hours/>
      <number:text>:</number:text>
      <number:minutes number:style="long"/>
      <number:text> </number:text>
      <number:am-pm/>
    </number:time-style>
    <number:time-style style:name="N10117" number:language="de" number:country="DE">
      <number:hours/>
      <number:text>:</number:text>
      <number:minutes number:style="long"/>
      <number:text>:</number:text>
      <number:seconds number:style="long"/>
      <number:text> </number:text>
      <number:am-pm/>
    </number:time-style>
    <number:date-style style:name="N10118"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de" number:country="DE">
      <loext:fill-character> </loext:fill-character>
      <number:number number:decimal-places="0" loext:min-decimal-places="0" number:min-integer-digits="1" number:grouping="true"/>
      <number:text>    </number:text>
    </number:number-style>
    <number:number-style style:name="N10128P1" style:volatile="true" number:language="de" number:country="DE">
      <loext:text>-</loext:text>
      <loext:fill-character> </loext:fill-character>
      <number:number number:decimal-places="0" loext:min-decimal-places="0" number:min-integer-digits="1" number:grouping="true"/>
      <number:text>    </number:text>
    </number:number-style>
    <number:number-style style:name="N10128P2" style:volatile="true" number:language="de" number:country="DE">
      <loext:fill-character> </loext:fill-character>
      <number:text>-    </number:text>
    </number:number-style>
    <number:text-style style:name="N10128" number:language="de" number:country="DE">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de" number:country="DE">
      <loext:fill-character> </loext:fill-character>
      <number:number number:decimal-places="0" loext:min-decimal-places="0" number:min-integer-digits="1" number:grouping="true"/>
      <number:text> € </number:text>
    </number:number-style>
    <number:number-style style:name="N10132P1" style:volatile="true" number:language="de" number:country="DE">
      <loext:text>-</loext:text>
      <loext:fill-character> </loext:fill-character>
      <number:number number:decimal-places="0" loext:min-decimal-places="0" number:min-integer-digits="1" number:grouping="true"/>
      <number:text> € </number:text>
    </number:number-style>
    <number:number-style style:name="N10132P2" style:volatile="true" number:language="de" number:country="DE">
      <loext:fill-character> </loext:fill-character>
      <number:text>- € </number:text>
    </number:number-style>
    <number:text-style style:name="N10132" number:language="de" number:country="DE">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de" number:country="DE">
      <loext:fill-character> </loext:fill-character>
      <number:number number:decimal-places="2" loext:min-decimal-places="2" number:min-integer-digits="1" number:grouping="true"/>
      <number:text>    </number:text>
    </number:number-style>
    <number:number-style style:name="N10136P1" style:volatile="true" number:language="de" number:country="DE">
      <loext:text>-</loext:text>
      <loext:fill-character> </loext:fill-character>
      <number:number number:decimal-places="2" loext:min-decimal-places="2" number:min-integer-digits="1" number:grouping="true"/>
      <number:text>    </number:text>
    </number:number-style>
    <number:number-style style:name="N10136P2" style:volatile="true" number:language="de" number:country="DE">
      <loext:fill-character> </loext:fill-character>
      <number:text>-</number:text>
      <number:number number:decimal-places="0" loext:min-decimal-places="0" number:min-integer-digits="0"/>
      <number:text>    </number:text>
    </number:number-style>
    <number:text-style style:name="N10136" number:language="de" number:country="DE">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de" number:country="DE">
      <loext:fill-character> </loext:fill-character>
      <number:number number:decimal-places="2" loext:min-decimal-places="2" number:min-integer-digits="1" number:grouping="true"/>
      <number:text> € </number:text>
    </number:number-style>
    <number:number-style style:name="N10140P1" style:volatile="true" number:language="de" number:country="DE">
      <loext:text>-</loext:text>
      <loext:fill-character> </loext:fill-character>
      <number:number number:decimal-places="2" loext:min-decimal-places="2" number:min-integer-digits="1" number:grouping="true"/>
      <number:text> € </number:text>
    </number:number-style>
    <number:number-style style:name="N10140P2" style:volatile="true" number:language="de" number:country="DE">
      <loext:fill-character> </loext:fill-character>
      <number:text>-</number:text>
      <number:number number:decimal-places="0" loext:min-decimal-places="0" number:min-integer-digits="0"/>
      <number:text> € </number:text>
    </number:number-style>
    <number:text-style style:name="N10140" number:language="de" number:country="DE">
      <number:text-content/>
      <number:text> </number:text>
      <style:map style:condition="value()&gt;0" style:apply-style-name="N10140P0"/>
      <style:map style:condition="value()&lt;0" style:apply-style-name="N10140P1"/>
      <style:map style:condition="value()=0" style:apply-style-name="N10140P2"/>
    </number:text-style>
    <number:date-style style:name="N30111" number:language="en" number:country="GB">
      <number:day number:style="long"/>
      <number:text>-</number:text>
      <number:month number:textual="true"/>
      <number:text>-</number:text>
      <number:year/>
    </number:date-style>
    <number:date-style style:name="N30112" number:language="en" number:country="GB">
      <number:day number:style="long"/>
      <number:text>-</number:text>
      <number:month number:textual="true"/>
    </number:date-style>
    <number:date-style style:name="N30113" number:language="en" number:country="GB">
      <number:month number:textual="true"/>
      <number:text>-</number:text>
      <number:year/>
    </number:date-style>
    <number:time-style style:name="N30114" number:language="en" number:country="GB">
      <number:hours/>
      <number:text>:</number:text>
      <number:minutes number:style="long"/>
      <number:text> </number:text>
      <number:am-pm/>
    </number:time-style>
    <number:time-style style:name="N30115" number:language="en" number:country="GB">
      <number:hours/>
      <number:text>:</number:text>
      <number:minutes number:style="long"/>
      <number:text>:</number:text>
      <number:seconds number:style="long"/>
      <number:text> </number:text>
      <number:am-pm/>
    </number:time-style>
    <number:date-style style:name="N3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71mm" style:rotation-align="none" style:vertical-align="bottom"/>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Liberation Sans1" fo:font-family="'Liberation Sans'" style:font-family-generic="swiss" fo:font-size="16pt" fo:font-style="italic" fo:text-shadow="none" style:text-underline-style="none" fo:font-weight="bold" style:font-size-asian="16pt" style:font-style-asian="italic" style:font-weight-asian="bold" style:font-name-complex="Liberation Sans1" style:font-family-complex="'Liberation Sans'" style:font-family-generic-complex="swiss" style:font-size-complex="16pt" style:font-style-complex="italic" style:font-weight-complex="bold"/>
    </style:style>
    <style:style style:name="Heading1_20_2" style:display-name="Heading1 2"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Liberation Sans1" fo:font-family="'Liberation Sans'" style:font-family-generic="swiss" fo:font-size="16pt" fo:font-style="italic" fo:text-shadow="none" style:text-underline-style="none" fo:font-weight="bold" style:font-size-asian="16pt" style:font-style-asian="italic" style:font-weight-asian="bold" style:font-name-complex="Liberation Sans1" style:font-family-complex="'Liberation Sans'" style:font-family-generic-complex="swiss" style:font-size-complex="16pt" style:font-style-complex="italic" style:font-weight-complex="bold"/>
    </style:style>
    <style:style style:name="Result_20_3" style:display-name="Result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Liberation Sans1" fo:font-family="'Liberation Sans'"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Liberation Sans1" style:font-family-complex="'Liberation Sans'" style:font-family-generic-complex="swiss" style:font-size-complex="11pt" style:font-style-complex="italic" style:font-weight-complex="bold"/>
    </style:style>
    <style:style style:name="Result2_20_4" style:display-name="Result2 4" style:family="table-cell" style:parent-style-name="Default" style:data-style-name="N112">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Liberation Sans1" fo:font-family="'Liberation Sans'"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Liberation Sans1" style:font-family-complex="'Liberation Sans'" style:font-family-generic-complex="swiss" style:font-size-complex="11pt" style:font-style-complex="italic" style:font-weight-complex="bold"/>
    </style:style>
    <draw:marker draw:name="Linienspitzen_20_1" draw:display-name="Linienspitzen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ttb" style:first-page-number="continue" style:scale-to="100%" style:writing-mode="lr-tb" style:print="charts drawings objects zero-values"/>
      <style:header-style>
        <style:header-footer-properties fo:min-height="10mm" fo:margin-left="0mm" fo:margin-right="0mm" fo:margin-bottom="6.12mm"/>
      </style:header-style>
      <style:footer-style>
        <style:header-footer-properties fo:min-height="10mm" fo:margin-left="0mm" fo:margin-right="0mm" fo:margin-top="6.12mm"/>
      </style:footer-style>
    </style:page-layout>
    <style:page-layout style:name="Mpm4">
      <style:page-layout-properties fo:page-width="210.01mm" fo:page-height="297mm" style:num-format="1" style:print-orientation="portrait" fo:margin-top="0mm" fo:margin-bottom="0mm" fo:margin-left="0mm" fo:margin-right="0mm" style:print-page-order="ttb" style:first-page-number="continue" style:scale-to="100%" style:writing-mode="lr-tb" style:print="charts drawings objects zero-values"/>
      <style:header-style>
        <style:header-footer-properties fo:min-height="10mm" fo:margin-left="0mm" fo:margin-right="0mm" fo:margin-bottom="6.12mm"/>
      </style:header-style>
      <style:footer-style>
        <style:header-footer-properties fo:min-height="10mm" fo:margin-left="0mm" fo:margin-right="0mm" fo:margin-top="6.12mm"/>
      </style:footer-style>
    </style:page-layout>
    <style:page-layout style:name="Mpm5">
      <style:page-layout-properties fo:margin-top="19.05mm" fo:margin-bottom="19.05mm" fo:margin-left="17.78mm" fo:margin-right="17.78mm" style:first-page-number="continue"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style:style style:name="MT1" style:family="text">
      <style:text-properties fo:color="#000000" style:text-outline="false" style:text-line-through-style="none" style:text-line-through-type="none" style:text-position="0% 100%" style:font-name="Liberation Sans" fo:font-size="11pt" fo:font-style="normal" fo:text-shadow="none" style:text-underline-style="none" fo:font-weight="normal" style:font-size-asian="11pt" style:font-style-asian="normal" style:font-weight-asian="normal" style:font-name-complex="Liberation Sans"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31">00/00/0000</text:date>, <text:time style:data-style-name="N2" text:time-value="18:58:49.961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Präteritopräsentien" style:display-name="PageStyle_Präteritopräsentien" style:page-layout-name="Mpm3">
      <style:header>
        <text:p><text:span text:style-name="MT1"><text:sheet-name>???</text:sheet-name></text:span></text:p>
      </style:header>
      <style:header-left style:display="false"/>
      <style:footer>
        <text:p><text:span text:style-name="MT1">Seite </text:span><text:span text:style-name="MT1"><text:page-number>1</text:page-number></text:span></text:p>
      </style:footer>
      <style:footer-left style:display="false"/>
    </style:master-page>
    <style:master-page style:name="PageStyle_5f_sw._20_Verben_20_ohne_20_Bindevokal" style:display-name="PageStyle_sw. Verben ohne Bindevokal" style:page-layout-name="Mpm4">
      <style:header>
        <text:p><text:span text:style-name="MT1"><text:sheet-name>???</text:sheet-name></text:span></text:p>
      </style:header>
      <style:header-left style:display="false"/>
      <style:footer>
        <text:p><text:span text:style-name="MT1">Seite </text:span><text:span text:style-name="MT1"><text:page-number>1</text:page-number></text:span></text:p>
      </style:footer>
      <style:footer-left style:display="false"/>
    </style:master-page>
    <style:master-page style:name="PageStyle_5f_Tabelle1" style:display-name="PageStyle_Tabelle1"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Henrike Schwenn</meta:initial-creator>
    <meta:editing-cycles>1909</meta:editing-cycles>
    <meta:creation-date>2016-12-09T20:47:51</meta:creation-date>
    <dc:date>2023-01-31T11:21:48.872000000</dc:date>
    <meta:editing-duration>P7DT18H49M1S</meta:editing-duration>
    <meta:generator>LibreOffice/6.3.0.4$Windows_X86_64 LibreOffice_project/057fc023c990d676a43019934386b85b21a9ee99</meta:generator>
    <dc:creator>Henrike Schwenn</dc:creator>
    <meta:document-statistic meta:table-count="5" meta:cell-count="6644" meta:object-count="8"/>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percentag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loext:label-stroke-color="#3465a4" chart:link-data-style-to-source="true" chart:data-label-number="percentage" chart:data-label-text="false" chart:data-label-symbol="false"/>
      <style:graphic-properties draw:stroke="none" draw:fill-color="#2bd27e" dr3d:edge-rounding="5%"/>
      <style:text-properties fo:font-size="10pt" style:font-size-asian="10pt" style:font-size-complex="10pt"/>
    </style:style>
    <style:style style:name="ch9" style:family="chart">
      <style:chart-properties chart:solid-type="cuboid"/>
    </style:style>
    <style:style style:name="ch10" style:family="chart" style:data-style-name="N0">
      <style:chart-properties loext:label-stroke-color="#3465a4" chart:link-data-style-to-source="true" chart:data-label-number="percentage" chart:data-label-text="false" chart:data-label-symbol="false"/>
      <style:graphic-properties draw:stroke="none" draw:fill-color="#d2d02b" dr3d:edge-rounding="5%"/>
      <style:text-properties fo:font-size="10pt" style:font-size-asian="10pt" style:font-size-complex="10pt"/>
    </style:style>
    <style:style style:name="ch11" style:family="chart" style:data-style-name="N0">
      <style:chart-properties loext:label-stroke-color="#3465a4" chart:link-data-style-to-source="true" chart:data-label-number="percentage" chart:data-label-text="false" chart:data-label-symbol="false"/>
      <style:graphic-properties draw:stroke="none" draw:fill-color="#d22b2b"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098cm" svg:height="12.631cm" xlink:href=".." xlink:type="simple" chart:class="chart:bar" chart:style-name="ch1">
        <chart:legend chart:legend-position="end" svg:x="15.178cm" svg:y="5.509cm" style:legend-expansion="high" chart:style-name="ch2"/>
        <chart:plot-area chart:style-name="ch3" table:cell-range-address="Auswertung.C75:Auswertung.C79 Auswertung.E75:Auswertung.F79 Auswertung.Q71:Auswertung.R71 Auswertung.P3:Auswertung.P3 Auswertung.M71:Auswertung.M71 Auswertung.M75:Auswertung.M79" chart:data-source-has-labels="both" svg:x="0.421cm" svg:y="0.252cm" svg:width="14.336cm" svg:height="12.127cm">
          <chartooo:coordinate-region svg:x="1.244cm" svg:y="0.454cm" svg:width="13.513cm" svg:height="11.272cm"/>
          <chart:axis chart:dimension="x" chart:name="primary-x" chart:style-name="ch4" chartooo:axis-type="auto">
            <chartooo:date-scale/>
            <chart:categories table:cell-range-address="Auswertung.C75:Auswertung.C79"/>
          </chart:axis>
          <chart:axis chart:dimension="y" chart:name="primary-y" chart:style-name="ch5">
            <chart:grid chart:style-name="ch6" chart:class="major"/>
            <chart:grid chart:style-name="ch7" chart:class="minor"/>
          </chart:axis>
          <chart:series chart:style-name="ch8" chart:values-cell-range-address="Auswertung.E75:Auswertung.E79" loext:label-string="problemlos" chart:class="chart:bar">
            <chart:data-point chart:style-name="ch9" chart:repeated="2"/>
            <chart:data-point/>
            <chart:data-point chart:style-name="ch9"/>
            <chart:data-point/>
            <loext:propertry-mapping loext:property="FillColor" loext:cell-range-address="Auswertung.Q71:Auswertung.Q71"/>
          </chart:series>
          <chart:series chart:style-name="ch10" chart:values-cell-range-address="Auswertung.F75:Auswertung.F79" chart:label-cell-address="Auswertung.P3:Auswertung.P3" chart:class="chart:bar">
            <chart:data-point chart:repeated="5"/>
            <loext:propertry-mapping loext:property="FillColor" loext:cell-range-address="Auswertung.R71:Auswertung.R71"/>
          </chart:series>
          <chart:series chart:style-name="ch11" chart:values-cell-range-address="Auswertung.M75:Auswertung.M79" chart:label-cell-address="Auswertung.M71:Auswertung.M71"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problemlos</text:p>
              </table:table-cell>
              <table:table-cell office:value-type="string">
                <text:p/>
              </table:table-cell>
              <table:table-cell office:value-type="string">
                <text:p>Zusatzannahmen nötig</text:p>
                <draw:g>
                  <svg:desc>Auswertung.P3:Auswertung.P3</svg:desc>
                </draw:g>
              </table:table-cell>
              <table:table-cell office:value-type="string">
                <text:p/>
              </table:table-cell>
              <table:table-cell office:value-type="string">
                <text:p>Problem ohne Lösungsvorschlag</text:p>
                <draw:g>
                  <svg:desc>Auswertung.M71:Auswertung.M71</svg:desc>
                </draw:g>
              </table:table-cell>
            </table:table-row>
          </table:table-header-rows>
          <table:table-rows>
            <table:table-row>
              <table:table-cell office:value-type="string">
                <text:p>Lühr, 1984</text:p>
                <draw:g>
                  <svg:desc>Auswertung.C75:Auswertung.C79</svg:desc>
                </draw:g>
              </table:table-cell>
              <table:table-cell office:value-type="float" office:value="243">
                <text:p>243</text:p>
                <draw:g>
                  <svg:desc>Auswertung.E75:Auswertung.E79</svg:desc>
                </draw:g>
              </table:table-cell>
              <table:table-cell office:value-type="float" office:value="NaN">
                <text:p>NaN</text:p>
                <draw:g>
                  <svg:desc>Auswertung.Q71:Auswertung.Q71</svg:desc>
                </draw:g>
              </table:table-cell>
              <table:table-cell office:value-type="float" office:value="73">
                <text:p>73</text:p>
                <draw:g>
                  <svg:desc>Auswertung.F75:Auswertung.F79</svg:desc>
                </draw:g>
              </table:table-cell>
              <table:table-cell office:value-type="float" office:value="NaN">
                <text:p>NaN</text:p>
                <draw:g>
                  <svg:desc>Auswertung.R71:Auswertung.R71</svg:desc>
                </draw:g>
              </table:table-cell>
              <table:table-cell office:value-type="float" office:value="4">
                <text:p>4</text:p>
                <draw:g>
                  <svg:desc>Auswertung.M75:Auswertung.M79</svg:desc>
                </draw:g>
              </table:table-cell>
            </table:table-row>
            <table:table-row>
              <table:table-cell office:value-type="string">
                <text:p>Ringe, 2006</text:p>
              </table:table-cell>
              <table:table-cell office:value-type="float" office:value="230">
                <text:p>230</text:p>
              </table:table-cell>
              <table:table-cell office:value-type="float" office:value="NaN">
                <text:p>NaN</text:p>
              </table:table-cell>
              <table:table-cell office:value-type="float" office:value="79">
                <text:p>79</text:p>
              </table:table-cell>
              <table:table-cell office:value-type="float" office:value="NaN">
                <text:p>NaN</text:p>
              </table:table-cell>
              <table:table-cell office:value-type="float" office:value="4">
                <text:p>4</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Lühr, 1984</text:p>
              </table:table-cell>
              <table:table-cell office:value-type="float" office:value="0.754658385093168">
                <text:p>0.754658385093168</text:p>
              </table:table-cell>
              <table:table-cell office:value-type="float" office:value="NaN">
                <text:p>NaN</text:p>
              </table:table-cell>
              <table:table-cell office:value-type="float" office:value="0.2329">
                <text:p>0.2329</text:p>
              </table:table-cell>
              <table:table-cell office:value-type="float" office:value="NaN">
                <text:p>NaN</text:p>
              </table:table-cell>
              <table:table-cell office:value-type="float" office:value="0.0124">
                <text:p>0.0124</text:p>
              </table:table-cell>
            </table:table-row>
            <table:table-row>
              <table:table-cell office:value-type="string">
                <text:p>Ringe, 2006</text:p>
              </table:table-cell>
              <table:table-cell office:value-type="float" office:value="0.714285714285714">
                <text:p>0.714285714285714</text:p>
              </table:table-cell>
              <table:table-cell office:value-type="float" office:value="NaN">
                <text:p>NaN</text:p>
              </table:table-cell>
              <table:table-cell office:value-type="float" office:value="0.2453">
                <text:p>0.2453</text:p>
              </table:table-cell>
              <table:table-cell office:value-type="float" office:value="NaN">
                <text:p>NaN</text:p>
              </table:table-cell>
              <table:table-cell office:value-type="float" office:value="0.0124">
                <text:p>0.0124</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0.4$Windows_X86_64 LibreOffice_project/057fc023c990d676a43019934386b85b21a9ee99</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0" chart:maximum="350" chart:interval-major="5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loext:label-stroke-color="#3465a4" chart:link-data-style-to-source="true" chart:data-label-number="value-and-percentage" chart:data-label-text="false" chart:data-label-symbol="false"/>
      <style:graphic-properties draw:stroke="none" draw:fill-color="#d2d02b" dr3d:edge-rounding="5%"/>
      <style:text-properties fo:font-size="10pt" style:font-size-asian="10pt" style:font-size-complex="10pt"/>
    </style:style>
    <style:style style:name="ch9" style:family="chart" style:data-style-name="N0">
      <style:chart-properties chart:link-data-style-to-source="true"/>
      <style:graphic-properties draw:stroke="none" draw:fill-color="#aecf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7cm" svg:height="9cm" xlink:href=".." xlink:type="simple" chart:class="chart:bar" chart:style-name="ch1">
        <chart:legend chart:legend-position="end" svg:x="10.452cm" svg:y="3.492cm" style:legend-expansion="high" chart:style-name="ch2"/>
        <chart:plot-area chart:style-name="ch3" table:cell-range-address="Auswertung.C75:Auswertung.C76 Auswertung.E75:Auswertung.F76 Auswertung.F71:Auswertung.F71 Auswertung.M71:Auswertung.M71 Auswertung.M75:Auswertung.M76" chart:data-source-has-labels="both" svg:x="0.32cm" svg:y="0.18cm" svg:width="9.812cm" svg:height="8.64cm">
          <chartooo:coordinate-region svg:x="1.143cm" svg:y="0.383cm" svg:width="8.989cm" svg:height="7.784cm"/>
          <chart:axis chart:dimension="x" chart:name="primary-x" chart:style-name="ch4" chartooo:axis-type="auto">
            <chartooo:date-scale/>
            <chart:categories table:cell-range-address="Auswertung.C75:Auswertung.C76"/>
          </chart:axis>
          <chart:axis chart:dimension="y" chart:name="primary-y" chart:style-name="ch5">
            <chart:grid chart:style-name="ch6" chart:class="major"/>
          </chart:axis>
          <chart:series chart:style-name="ch7" chart:values-cell-range-address="Auswertung.E75:Auswertung.E76" loext:label-string="problemlos" chart:class="chart:bar">
            <chart:data-point chart:repeated="2"/>
          </chart:series>
          <chart:series chart:style-name="ch8" chart:values-cell-range-address="Auswertung.F75:Auswertung.F76" chart:label-cell-address="Auswertung.F71:Auswertung.F71" chart:class="chart:bar">
            <chart:data-point chart:repeated="2"/>
          </chart:series>
          <chart:series chart:style-name="ch9" chart:values-cell-range-address="Auswertung.M75:Auswertung.M76" chart:label-cell-address="Auswertung.M71:Auswertung.M71" chart:class="chart:bar">
            <chart:data-point chart:repeated="2"/>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roblemlos</text:p>
              </table:table-cell>
              <table:table-cell office:value-type="string">
                <text:p>Zusatzannahmen nötig</text:p>
                <draw:g>
                  <svg:desc>Auswertung.F71:Auswertung.F71</svg:desc>
                </draw:g>
              </table:table-cell>
              <table:table-cell office:value-type="string">
                <text:p>Problem ohne Lösungsvorschlag</text:p>
                <draw:g>
                  <svg:desc>Auswertung.M71:Auswertung.M71</svg:desc>
                </draw:g>
              </table:table-cell>
            </table:table-row>
          </table:table-header-rows>
          <table:table-rows>
            <table:table-row>
              <table:table-cell office:value-type="string">
                <text:p>Lühr, 1984</text:p>
                <draw:g>
                  <svg:desc>Auswertung.C75:Auswertung.C76</svg:desc>
                </draw:g>
              </table:table-cell>
              <table:table-cell office:value-type="float" office:value="243">
                <text:p>243</text:p>
                <draw:g>
                  <svg:desc>Auswertung.E75:Auswertung.E76</svg:desc>
                </draw:g>
              </table:table-cell>
              <table:table-cell office:value-type="float" office:value="73">
                <text:p>73</text:p>
                <draw:g>
                  <svg:desc>Auswertung.F75:Auswertung.F76</svg:desc>
                </draw:g>
              </table:table-cell>
              <table:table-cell office:value-type="float" office:value="4">
                <text:p>4</text:p>
                <draw:g>
                  <svg:desc>Auswertung.M75:Auswertung.M76</svg:desc>
                </draw:g>
              </table:table-cell>
            </table:table-row>
            <table:table-row>
              <table:table-cell office:value-type="string">
                <text:p>Ringe, 2006</text:p>
              </table:table-cell>
              <table:table-cell office:value-type="float" office:value="230">
                <text:p>230</text:p>
              </table:table-cell>
              <table:table-cell office:value-type="float" office:value="79">
                <text:p>79</text:p>
              </table:table-cell>
              <table:table-cell office:value-type="float" office:value="4">
                <text:p>4</text:p>
              </table:table-cell>
            </table:table-row>
          </table:table-rows>
        </table:table>
      </chart:chart>
    </office:chart>
  </office:body>
</office:document-content>
</file>

<file path=Object 2/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0.4$Windows_X86_64 LibreOffice_project/057fc023c990d676a43019934386b85b21a9ee99</meta:generator>
  </office:meta>
</office:document-meta>
</file>

<file path=Object 2/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percentage-style style:name="N117">
      <number:number number:decimal-places="2" loext:min-decimal-places="2" number:min-integer-digits="1"/>
      <number:text> %</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0">
      <style:chart-properties chart:display-label="true" chart:logarithmic="false" chart:origin="1"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5" style:family="chart" style:data-style-name="N117">
      <style:chart-properties chart:display-label="true" chart:logarithmic="false" chart:minimum="0" chart:maximum="1"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7">
      <style:chart-properties chart:link-data-style-to-source="true" chart:data-label-number="value" chart:data-label-text="false" chart:data-label-symbol="false"/>
      <style:graphic-properties draw:stroke="none" draw:fill-color="#ff420e" dr3d:edge-rounding="5%"/>
      <style:text-properties fo:font-size="10pt" style:font-size-asian="10pt" style:font-size-complex="10pt"/>
    </style:style>
    <style:style style:name="ch8" style:family="chart" style:data-style-name="N117">
      <style:chart-properties chart:link-data-style-to-source="true" chart:data-label-number="value" chart:data-label-text="false" chart:data-label-symbol="false"/>
      <style:graphic-properties draw:stroke="none" draw:fill-color="#aecf00" dr3d:edge-rounding="5%"/>
      <style:text-properties fo:font-size="10pt" style:font-size-asian="10pt" style:font-size-complex="10pt"/>
    </style:style>
    <style:style style:name="ch9" style:family="chart" style:data-style-name="N117">
      <style:chart-properties chart:link-data-style-to-source="true" chart:data-label-number="value" chart:data-label-text="false" chart:data-label-symbol="false"/>
      <style:graphic-properties draw:stroke="none" draw:fill-color="#579d1c"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848cm" svg:y="3.694cm" style:legend-expansion="high" chart:style-name="ch2"/>
        <chart:plot-area chart:style-name="ch3" table:cell-range-address="Auswertung.E78:Auswertung.F79 Auswertung.M78:Auswertung.M79" svg:x="0.32cm" svg:y="0.18cm" svg:width="13.208cm" svg:height="8.64cm">
          <chartooo:coordinate-region svg:x="2.053cm" svg:y="0.382cm" svg:width="11.475cm" svg:height="8.236cm"/>
          <chart:axis chart:dimension="x" chart:name="primary-x" chart:style-name="ch4"/>
          <chart:axis chart:dimension="y" chart:name="primary-y" chart:style-name="ch5">
            <chart:grid chart:style-name="ch6" chart:class="major"/>
          </chart:axis>
          <chart:series chart:style-name="ch7" chart:values-cell-range-address="Auswertung.E78:Auswertung.E79" chart:class="chart:bar">
            <chart:data-point chart:repeated="2"/>
          </chart:series>
          <chart:series chart:style-name="ch8" chart:values-cell-range-address="Auswertung.F78:Auswertung.F79" chart:class="chart:bar">
            <chart:data-point chart:repeated="2"/>
          </chart:series>
          <chart:series chart:style-name="ch9" chart:values-cell-range-address="Auswertung.M78:Auswertung.M79" chart:class="chart:bar">
            <chart:data-point chart:repeated="2"/>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palte E</text:p>
              </table:table-cell>
              <table:table-cell office:value-type="string">
                <text:p>Spalte F</text:p>
              </table:table-cell>
              <table:table-cell office:value-type="string">
                <text:p>Spalte M</text:p>
              </table:table-cell>
            </table:table-row>
          </table:table-header-rows>
          <table:table-rows>
            <table:table-row>
              <table:table-cell office:value-type="string">
                <text:p>1</text:p>
              </table:table-cell>
              <table:table-cell office:value-type="float" office:value="0.754658385093168">
                <text:p>0.754658385093168</text:p>
                <draw:g>
                  <svg:desc>Auswertung.E78:Auswertung.E79</svg:desc>
                </draw:g>
              </table:table-cell>
              <table:table-cell office:value-type="float" office:value="0.2329">
                <text:p>0.2329</text:p>
                <draw:g>
                  <svg:desc>Auswertung.F78:Auswertung.F79</svg:desc>
                </draw:g>
              </table:table-cell>
              <table:table-cell office:value-type="float" office:value="0.0124">
                <text:p>0.0124</text:p>
                <draw:g>
                  <svg:desc>Auswertung.M78:Auswertung.M79</svg:desc>
                </draw:g>
              </table:table-cell>
            </table:table-row>
            <table:table-row>
              <table:table-cell office:value-type="string">
                <text:p>2</text:p>
              </table:table-cell>
              <table:table-cell office:value-type="float" office:value="0.714285714285714">
                <text:p>0.714285714285714</text:p>
              </table:table-cell>
              <table:table-cell office:value-type="float" office:value="0.2453">
                <text:p>0.2453</text:p>
              </table:table-cell>
              <table:table-cell office:value-type="float" office:value="0.0124">
                <text:p>0.0124</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0.4$Windows_X86_64 LibreOffice_project/057fc023c990d676a43019934386b85b21a9ee99</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4/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percentage-style style:name="N117">
      <number:number number:decimal-places="2" loext:min-decimal-places="2" number:min-integer-digits="1"/>
      <number:text> %</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1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17">
      <style:chart-properties chart:link-data-style-to-source="true" chart:data-label-number="value" chart:data-label-text="false" chart:data-label-symbol="false"/>
      <style:graphic-properties draw:stroke="none" draw:fill-color="#2bd27e" dr3d:edge-rounding="5%"/>
      <style:text-properties fo:font-size="10pt" style:font-size-asian="10pt" style:font-size-complex="10pt"/>
    </style:style>
    <style:style style:name="ch11" style:family="chart" style:data-style-name="N117">
      <style:chart-properties chart:link-data-style-to-source="true" chart:data-label-number="value" chart:data-label-text="false" chart:data-label-symbol="false"/>
      <style:graphic-properties draw:stroke="none" draw:fill-color="#d2d02b" dr3d:edge-rounding="5%"/>
      <style:text-properties fo:font-size="10pt" style:font-size-asian="10pt" style:font-size-complex="10pt"/>
    </style:style>
    <style:style style:name="ch12" style:family="chart" style:data-style-name="N117">
      <style:chart-properties chart:link-data-style-to-source="true" chart:data-label-number="value" chart:data-label-text="false" chart:data-label-symbol="false"/>
      <style:graphic-properties draw:stroke="none" draw:fill-color="#d22b2b"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36cm" svg:height="10.211cm" xlink:href=".." xlink:type="simple" chart:class="chart:bar" chart:style-name="ch1">
        <chart:title svg:x="4.123cm" svg:y="0.34cm" chart:style-name="ch2">
          <text:p>Erklärungserfolg bezüglich der belegten Präterita</text:p>
        </chart:title>
        <chart:legend chart:legend-position="end" svg:x="12.44cm" svg:y="4.299cm" style:legend-expansion="high" chart:style-name="ch3"/>
        <chart:plot-area chart:style-name="ch4" table:cell-range-address="Auswertung.C78:Auswertung.C79 Auswertung.E71:Auswertung.F71 Auswertung.E78:Auswertung.F79 Auswertung.M71:Auswertung.M71 Auswertung.M78:Auswertung.M79" chart:data-source-has-labels="both" svg:x="1.368cm" svg:y="1.349cm" svg:width="10.705cm" svg:height="7.687cm">
          <chartooo:coordinate-region svg:x="2.91cm" svg:y="1.551cm" svg:width="9.163cm" svg:height="6.832cm"/>
          <chart:axis chart:dimension="x" chart:name="primary-x" chart:style-name="ch5" chartooo:axis-type="auto">
            <chartooo:date-scale/>
            <chart:title svg:x="5.53cm" svg:y="9.24cm" chart:style-name="ch6">
              <text:p>Erklärungserfolg</text:p>
            </chart:title>
            <chart:categories table:cell-range-address="Auswertung.C78:Auswertung.C79"/>
          </chart:axis>
          <chart:axis chart:dimension="y" chart:name="primary-y" chart:style-name="ch7">
            <chart:title svg:x="0.451cm" svg:y="8.35cm" chart:style-name="ch8">
              <text:p>Anteile an der Summe der belegten Varianten</text:p>
            </chart:title>
            <chart:grid chart:style-name="ch9" chart:class="major"/>
          </chart:axis>
          <chart:series chart:style-name="ch10" chart:values-cell-range-address="Auswertung.E78:Auswertung.E79" chart:label-cell-address="Auswertung.E71:Auswertung.E71" chart:class="chart:bar">
            <chart:data-point chart:repeated="2"/>
          </chart:series>
          <chart:series chart:style-name="ch11" chart:values-cell-range-address="Auswertung.F78:Auswertung.F79" chart:label-cell-address="Auswertung.F71:Auswertung.F71" chart:class="chart:bar">
            <chart:data-point chart:repeated="2"/>
          </chart:series>
          <chart:series chart:style-name="ch12" chart:values-cell-range-address="Auswertung.M78:Auswertung.M79" chart:label-cell-address="Auswertung.M71:Auswertung.M71"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avon problemlos</text:p>
                <draw:g>
                  <svg:desc>Auswertung.E71:Auswertung.E71</svg:desc>
                </draw:g>
              </table:table-cell>
              <table:table-cell office:value-type="string">
                <text:p>Zusatzannahmen nötig</text:p>
                <draw:g>
                  <svg:desc>Auswertung.F71:Auswertung.F71</svg:desc>
                </draw:g>
              </table:table-cell>
              <table:table-cell office:value-type="string">
                <text:p>Problem ohne Lösungsvorschlag</text:p>
                <draw:g>
                  <svg:desc>Auswertung.M71:Auswertung.M71</svg:desc>
                </draw:g>
              </table:table-cell>
            </table:table-row>
          </table:table-header-rows>
          <table:table-rows>
            <table:table-row>
              <table:table-cell office:value-type="string">
                <text:p>Lühr, 1984</text:p>
                <draw:g>
                  <svg:desc>Auswertung.C78:Auswertung.C79</svg:desc>
                </draw:g>
              </table:table-cell>
              <table:table-cell office:value-type="float" office:value="0.754658385093168">
                <text:p>0.754658385093168</text:p>
                <draw:g>
                  <svg:desc>Auswertung.E78:Auswertung.E79</svg:desc>
                </draw:g>
              </table:table-cell>
              <table:table-cell office:value-type="float" office:value="0.2329">
                <text:p>0.2329</text:p>
                <draw:g>
                  <svg:desc>Auswertung.F78:Auswertung.F79</svg:desc>
                </draw:g>
              </table:table-cell>
              <table:table-cell office:value-type="float" office:value="0.0124">
                <text:p>0.0124</text:p>
                <draw:g>
                  <svg:desc>Auswertung.M78:Auswertung.M79</svg:desc>
                </draw:g>
              </table:table-cell>
            </table:table-row>
            <table:table-row>
              <table:table-cell office:value-type="string">
                <text:p>Ringe, 2006</text:p>
              </table:table-cell>
              <table:table-cell office:value-type="float" office:value="0.714285714285714">
                <text:p>0.714285714285714</text:p>
              </table:table-cell>
              <table:table-cell office:value-type="float" office:value="0.2453">
                <text:p>0.2453</text:p>
              </table:table-cell>
              <table:table-cell office:value-type="float" office:value="0.0124">
                <text:p>0.0124</text:p>
              </table:table-cell>
            </table:table-row>
          </table:table-rows>
        </table:table>
      </chart:chart>
    </office:chart>
  </office:body>
</office:document-content>
</file>

<file path=Object 4/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0.4$Windows_X86_64 LibreOffice_project/057fc023c990d676a43019934386b85b21a9ee99</meta:generator>
  </office:meta>
</office:document-meta>
</file>

<file path=Object 4/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5/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percentage-style style:name="N117">
      <number:number number:decimal-places="2" loext:min-decimal-places="2" number:min-integer-digits="1"/>
      <number:text> %</number:text>
    </number:percentage-style>
    <style:style style:name="ch1" style:family="chart">
      <style:graphic-properties draw:stroke="none"/>
    </style:style>
    <style:style style:name="ch2" style:family="chart">
      <style:chart-properties chart:auto-position="true" style:rotation-angle="0"/>
      <style:text-properties fo:font-family="'Times New Roman'" style:font-style-name="Standard" style:font-family-generic="roman" fo:font-size="13pt" style:font-size-asian="13pt" style:font-size-complex="13pt"/>
    </style:style>
    <style:style style:name="ch3" style:family="chart">
      <style:chart-properties chart:auto-position="true"/>
      <style:graphic-properties draw:stroke="none" svg:stroke-color="#b3b3b3" draw:fill="none" draw:fill-color="#e6e6e6"/>
      <style:text-properties fo:font-family="'Times New Roman'" style:font-style-name="Standard" style:font-family-generic="roman" fo:font-size="10pt" style:font-size-asian="10pt" style:font-size-complex="10pt"/>
    </style:style>
    <style:style style:name="ch4" style:family="chart">
      <style:chart-properties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family="'Times New Roman'" style:font-style-name="Standard" style:font-family-generic="roman" fo:font-size="10pt" style:font-size-asian="10pt" style:font-size-complex="10pt"/>
    </style:style>
    <style:style style:name="ch6" style:family="chart">
      <style:chart-properties chart:auto-position="true" style:rotation-angle="0"/>
      <style:text-properties fo:font-family="'Times New Roman'" style:font-style-name="Standard" style:font-family-generic="roman" fo:font-size="9pt" style:font-size-asian="9pt" style:font-size-complex="9pt"/>
    </style:style>
    <style:style style:name="ch7" style:family="chart" style:data-style-name="N117">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17">
      <style:chart-properties chart:link-data-style-to-source="true" chart:data-label-number="value" chart:data-label-text="false" chart:data-label-symbol="false"/>
      <style:graphic-properties draw:stroke="none" draw:fill-color="#2bd27e" dr3d:edge-rounding="5%"/>
      <style:text-properties fo:font-size="10pt" style:font-size-asian="10pt" style:font-size-complex="10pt"/>
    </style:style>
    <style:style style:name="ch11" style:family="chart" style:data-style-name="N117">
      <style:chart-properties chart:link-data-style-to-source="true" chart:data-label-number="value" chart:data-label-text="false" chart:data-label-symbol="false"/>
      <style:graphic-properties draw:stroke="none" draw:fill-color="#bebd3f" dr3d:edge-rounding="5%"/>
      <style:text-properties fo:font-size="10pt" style:font-size-asian="10pt" style:font-size-complex="10pt"/>
    </style:style>
    <style:style style:name="ch12" style:family="chart" style:data-style-name="N117">
      <style:chart-properties chart:link-data-style-to-source="true" chart:data-label-number="value" chart:data-label-text="false" chart:data-label-symbol="false"/>
      <style:graphic-properties draw:stroke="none" draw:fill-color="#a8a600" dr3d:edge-rounding="5%"/>
      <style:text-properties fo:font-size="10pt" style:font-size-asian="10pt" style:font-size-complex="10pt"/>
    </style:style>
    <style:style style:name="ch13" style:family="chart" style:data-style-name="N117">
      <style:chart-properties chart:link-data-style-to-source="true" chart:data-label-number="value" chart:data-label-text="false" chart:data-label-symbol="false"/>
      <style:graphic-properties draw:stroke="none" draw:fill-color="#d2d02b"/>
      <style:text-properties fo:font-size="10pt" style:font-size-asian="10pt" style:font-size-complex="10pt"/>
    </style:style>
    <style:style style:name="ch14" style:family="chart" style:data-style-name="N117">
      <style:chart-properties chart:link-data-style-to-source="true" chart:data-label-number="value" chart:data-label-text="false" chart:data-label-symbol="false"/>
      <style:graphic-properties draw:stroke="none" draw:fill-color="#d22b2b"/>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8.567cm" svg:height="9.662cm" xlink:href=".." xlink:type="simple" chart:class="chart:bar" chart:style-name="ch1">
        <chart:title svg:x="8.538cm" svg:y="0.329cm" chart:style-name="ch2">
          <text:p>Erklärungserfolg der Theorien bezüglich der Rekonstruktion</text:p>
        </chart:title>
        <chart:legend chart:legend-position="end" svg:x="20.404cm" svg:y="3.521cm" style:legend-expansion="high" chart:style-name="ch3"/>
        <chart:plot-area chart:style-name="ch4" table:cell-range-address="Auswertung.H61:Auswertung.M63" chart:data-source-has-labels="both" svg:x="1.572cm" svg:y="1.327cm" svg:width="18.261cm" svg:height="7.192cm">
          <chartooo:coordinate-region svg:x="3.114cm" svg:y="1.53cm" svg:width="16.719cm" svg:height="6.336cm"/>
          <chart:axis chart:dimension="x" chart:name="primary-x" chart:style-name="ch5" chartooo:axis-type="auto">
            <chartooo:date-scale/>
            <chart:title svg:x="8.327cm" svg:y="8.713cm" chart:style-name="ch6">
              <text:p>Erklärungsbedarf der Rekonstrukte</text:p>
            </chart:title>
            <chart:categories table:cell-range-address="Auswertung.H62:Auswertung.H63"/>
          </chart:axis>
          <chart:axis chart:dimension="y" chart:name="primary-y" chart:style-name="ch7">
            <chart:title svg:x="0.451cm" svg:y="8.409cm" chart:style-name="ch8">
              <text:p>Anteil an der Summe der ausgewerteten Lemmata</text:p>
            </chart:title>
            <chart:grid chart:style-name="ch9" chart:class="major"/>
          </chart:axis>
          <chart:series chart:style-name="ch10" chart:values-cell-range-address="Auswertung.I62:Auswertung.I63" chart:label-cell-address="Auswertung.I61:Auswertung.I61" chart:class="chart:bar">
            <chart:data-point chart:repeated="2"/>
          </chart:series>
          <chart:series chart:style-name="ch11" chart:values-cell-range-address="Auswertung.J62:Auswertung.J63" chart:label-cell-address="Auswertung.J61:Auswertung.J61" chart:class="chart:bar">
            <chart:data-point chart:repeated="2"/>
          </chart:series>
          <chart:series chart:style-name="ch12" chart:values-cell-range-address="Auswertung.K62:Auswertung.K63" chart:label-cell-address="Auswertung.K61:Auswertung.K61" chart:class="chart:bar">
            <chart:data-point chart:repeated="2"/>
          </chart:series>
          <chart:series chart:style-name="ch13" chart:values-cell-range-address="Auswertung.L62:Auswertung.L63" chart:label-cell-address="Auswertung.L61:Auswertung.L61" chart:class="chart:bar">
            <chart:data-point chart:repeated="2"/>
          </chart:series>
          <chart:series chart:style-name="ch14" chart:values-cell-range-address="Auswertung.M62:Auswertung.M63" chart:label-cell-address="Auswertung.M61:Auswertung.M61" chart:class="chart:bar">
            <chart:data-point chart:repeated="2"/>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weder Zusatzannahmen noch ungelöste Probleme</text:p>
                <draw:g>
                  <svg:desc>Auswertung.I61:Auswertung.I61</svg:desc>
                </draw:g>
              </table:table-cell>
              <table:table-cell office:value-type="string">
                <text:p>1 Zusatzannahme</text:p>
                <draw:g>
                  <svg:desc>Auswertung.J61:Auswertung.J61</svg:desc>
                </draw:g>
              </table:table-cell>
              <table:table-cell office:value-type="string">
                <text:p>2 Zusatzannahmen</text:p>
                <draw:g>
                  <svg:desc>Auswertung.K61:Auswertung.K61</svg:desc>
                </draw:g>
              </table:table-cell>
              <table:table-cell office:value-type="string">
                <text:p>Summe der Lemmata mit Zusatzannahmen</text:p>
                <draw:g>
                  <svg:desc>Auswertung.L61:Auswertung.L61</svg:desc>
                </draw:g>
              </table:table-cell>
              <table:table-cell office:value-type="string">
                <text:p>1 Zusatzannahme + 1 ungelöstes Problem</text:p>
                <draw:g>
                  <svg:desc>Auswertung.M61:Auswertung.M61</svg:desc>
                </draw:g>
              </table:table-cell>
            </table:table-row>
          </table:table-header-rows>
          <table:table-rows>
            <table:table-row>
              <table:table-cell office:value-type="string">
                <text:p>Lühr, 1948</text:p>
                <draw:g>
                  <svg:desc>Auswertung.H62:Auswertung.H63</svg:desc>
                </draw:g>
              </table:table-cell>
              <table:table-cell office:value-type="float" office:value="0.41025641025641">
                <text:p>0.41025641025641</text:p>
                <draw:g>
                  <svg:desc>Auswertung.I62:Auswertung.I63</svg:desc>
                </draw:g>
              </table:table-cell>
              <table:table-cell office:value-type="float" office:value="0.384615384615385">
                <text:p>0.384615384615385</text:p>
                <draw:g>
                  <svg:desc>Auswertung.J62:Auswertung.J63</svg:desc>
                </draw:g>
              </table:table-cell>
              <table:table-cell office:value-type="float" office:value="0.153846153846154">
                <text:p>0.153846153846154</text:p>
                <draw:g>
                  <svg:desc>Auswertung.K62:Auswertung.K63</svg:desc>
                </draw:g>
              </table:table-cell>
              <table:table-cell office:value-type="float" office:value="0.538461538461538">
                <text:p>0.538461538461538</text:p>
                <draw:g>
                  <svg:desc>Auswertung.L62:Auswertung.L63</svg:desc>
                </draw:g>
              </table:table-cell>
              <table:table-cell office:value-type="float" office:value="0.0256410256410256">
                <text:p>0.0256410256410256</text:p>
                <draw:g>
                  <svg:desc>Auswertung.M62:Auswertung.M63</svg:desc>
                </draw:g>
              </table:table-cell>
            </table:table-row>
            <table:table-row>
              <table:table-cell office:value-type="string">
                <text:p>Ringe, 2006</text:p>
              </table:table-cell>
              <table:table-cell office:value-type="float" office:value="0.333333333333333">
                <text:p>0.333333333333333</text:p>
              </table:table-cell>
              <table:table-cell office:value-type="float" office:value="0.641025641025641">
                <text:p>0.641025641025641</text:p>
              </table:table-cell>
              <table:table-cell office:value-type="float" office:value="0.0512820512820513">
                <text:p>0.0512820512820513</text:p>
              </table:table-cell>
              <table:table-cell office:value-type="float" office:value="0.692307692307692">
                <text:p>0.692307692307692</text:p>
              </table:table-cell>
              <table:table-cell office:value-type="float" office:value="0.0256410256410256">
                <text:p>0.0256410256410256</text:p>
              </table:table-cell>
            </table:table-row>
          </table:table-rows>
        </table:table>
      </chart:chart>
    </office:chart>
  </office:body>
</office:document-content>
</file>

<file path=Object 5/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0.4$Windows_X86_64 LibreOffice_project/057fc023c990d676a43019934386b85b21a9ee99</meta:generator>
  </office:meta>
</office:document-meta>
</file>

<file path=Object 5/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6/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percentage-style style:name="N117">
      <number:number number:decimal-places="2" loext:min-decimal-places="2" number:min-integer-digits="1"/>
      <number:text> %</number:text>
    </number:percentage-style>
    <style:style style:name="ch1" style:family="chart">
      <style:graphic-properties draw:stroke="none"/>
    </style:style>
    <style:style style:name="ch2" style:family="chart">
      <style:chart-properties chart:auto-position="true" style:rotation-angle="0"/>
      <style:text-properties fo:font-family="'Times New Roman'" style:font-style-name="Standard" style:font-family-generic="roman" fo:font-size="11pt" style:font-size-asian="13pt" style:font-size-complex="13pt"/>
    </style:style>
    <style:style style:name="ch3" style:family="chart">
      <style:chart-properties chart:auto-position="true"/>
      <style:graphic-properties draw:stroke="none" svg:stroke-color="#b3b3b3" draw:fill="none" draw:fill-color="#e6e6e6"/>
      <style:text-properties fo:font-family="'Times New Roman'" style:font-style-name="Standard" style:font-family-generic="roman" fo:font-size="11pt" style:font-size-asian="10pt" style:font-size-complex="10pt"/>
    </style:style>
    <style:style style:name="ch4" style:family="chart">
      <style:chart-properties chart:include-hidden-cells="false" chart:auto-position="true" chart:auto-size="true" chart:treat-empty-cells="leave-gap" chart:right-angled-axes="true" chart:data-label-number="value" chart:data-label-text="false" chart:data-label-symbol="false"/>
    </style:style>
    <style:style style:name="ch5" style:family="chart" style:data-style-name="N117">
      <style:chart-properties chart:display-label="true" chart:logarithmic="false" chart:reverse-direction="false" text:line-break="false" loext:try-staggering-first="false" chart:link-data-style-to-source="true" chart:axis-position="0"/>
      <style:graphic-properties svg:stroke-color="#b3b3b3"/>
      <style:text-properties fo:font-family="'Times New Roman'" style:font-style-name="Standard" style:font-family-generic="roman" fo:font-size="11pt" style:font-size-asian="10pt" style:font-size-complex="10pt"/>
    </style:style>
    <style:style style:name="ch6" style:family="chart">
      <style:chart-properties chart:auto-position="true" style:rotation-angle="0"/>
      <style:text-properties fo:font-family="'Times New Roman'" style:font-style-name="Standard" style:font-family-generic="roman" fo:font-size="11pt" style:font-size-asian="9pt" style:font-size-complex="9pt"/>
    </style:style>
    <style:style style:name="ch7" style:family="chart" style:data-style-name="N117">
      <style:chart-properties chart:display-label="true" chart:logarithmic="false" chart:reverse-direction="false" text:line-break="false" loext:try-staggering-first="false" chart:link-data-style-to-source="true" chart:axis-position="0"/>
      <style:graphic-properties svg:stroke-color="#b3b3b3"/>
      <style:text-properties fo:font-family="'Times New Roman'" style:font-style-name="Standard" style:font-family-generic="roman" fo:font-size="11pt" style:font-size-asian="10pt" style:font-size-complex="10pt"/>
    </style:style>
    <style:style style:name="ch8" style:family="chart">
      <style:chart-properties chart:auto-position="true" style:rotation-angle="90"/>
      <style:text-properties fo:font-family="'Times New Roman'" style:font-style-name="Standard" style:font-family-generic="roman" fo:font-size="11pt" style:font-size-asian="9pt" style:font-size-complex="9pt"/>
    </style:style>
    <style:style style:name="ch9" style:family="chart">
      <style:graphic-properties svg:stroke-color="#b3b3b3"/>
    </style:style>
    <style:style style:name="ch10" style:family="chart" style:data-style-name="N117">
      <style:chart-properties chart:link-data-style-to-source="true" chart:data-label-number="value" chart:data-label-text="false" chart:data-label-symbol="false"/>
      <style:graphic-properties draw:stroke="none" draw:fill-color="#004586" dr3d:edge-rounding="5%"/>
      <style:text-properties fo:font-family="'Times New Roman'" style:font-style-name="Standard" style:font-family-generic="roman" fo:font-size="11pt" style:font-size-asian="10pt" style:font-size-complex="10pt"/>
    </style:style>
    <style:style style:name="ch11" style:family="chart" style:data-style-name="N117">
      <style:chart-properties chart:link-data-style-to-source="true" chart:data-label-number="value" chart:data-label-text="false" chart:data-label-symbol="false"/>
      <style:graphic-properties draw:stroke="none" draw:fill-color="#ff420e" dr3d:edge-rounding="5%"/>
      <style:text-properties fo:font-family="'Times New Roman'" style:font-style-name="Standard" style:font-family-generic="roman" fo:font-size="11pt" style:font-size-asian="10pt" style:font-size-complex="10pt"/>
    </style:style>
    <style:style style:name="ch12" style:family="chart" style:data-style-name="N117">
      <style:chart-properties chart:link-data-style-to-source="true" chart:data-label-number="value" chart:data-label-text="false" chart:data-label-symbol="false"/>
      <style:graphic-properties draw:stroke="none" draw:fill-color="#ffd320" dr3d:edge-rounding="5%"/>
      <style:text-properties fo:font-family="'Times New Roman'" style:font-style-name="Standard" style:font-family-generic="roman" fo:font-size="11pt" style:font-size-asian="10pt" style:font-size-complex="10pt"/>
    </style:style>
    <style:style style:name="ch13" style:family="chart" style:data-style-name="N117">
      <style:chart-properties chart:link-data-style-to-source="true" chart:data-label-number="value" chart:data-label-text="false" chart:data-label-symbol="false"/>
      <style:graphic-properties draw:stroke="none" draw:fill-color="#579d1c"/>
      <style:text-properties fo:font-family="'Times New Roman'" style:font-style-name="Standard" style:font-family-generic="roman" fo:font-size="11pt" style:font-size-asian="10pt" style:font-size-complex="10pt"/>
    </style:style>
    <style:style style:name="ch14" style:family="chart" style:data-style-name="N117">
      <style:chart-properties chart:link-data-style-to-source="true" chart:data-label-number="value" chart:data-label-text="false" chart:data-label-symbol="false"/>
      <style:graphic-properties draw:stroke="none" draw:fill-color="#7e0021"/>
      <style:text-properties fo:font-family="'Times New Roman'" style:font-style-name="Standard" style:font-family-generic="roman" fo:font-size="11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36.284cm" svg:height="16.965cm" xlink:href=".." xlink:type="simple" chart:class="chart:bar" chart:style-name="ch1">
        <chart:title svg:x="14.061cm" svg:y="0.474cm" chart:style-name="ch2">
          <text:p>Anteile der Zusatzannahmen bei der Rekonstruktion</text:p>
        </chart:title>
        <chart:legend chart:legend-position="end" svg:x="30.573cm" svg:y="7.119cm" style:legend-expansion="high" chart:style-name="ch3"/>
        <chart:plot-area chart:style-name="ch4" table:cell-range-address="Auswertung.D59:Auswertung.I60" chart:data-source-has-labels="both" svg:x="1.832cm" svg:y="1.47cm" svg:width="28.016cm" svg:height="14.079cm">
          <chartooo:coordinate-region svg:x="3.374cm" svg:y="1.684cm" svg:width="26.474cm" svg:height="13.191cm"/>
          <chart:axis chart:dimension="x" chart:name="primary-x" chart:style-name="ch5" chartooo:axis-type="auto">
            <chartooo:date-scale/>
            <chart:title svg:x="12.595cm" svg:y="15.888cm" chart:style-name="ch6">
              <text:p>zu erklärende Elemente der Rekonstrukte</text:p>
            </chart:title>
            <chart:categories table:cell-range-address="Auswertung.D59:Auswertung.D60"/>
          </chart:axis>
          <chart:axis chart:dimension="y" chart:name="primary-y" chart:style-name="ch7">
            <chart:title svg:x="0.451cm" svg:y="11.659cm" chart:style-name="ch8">
              <text:p>relative Häufigkeit der Zusatzannahmen</text:p>
            </chart:title>
            <chart:grid chart:style-name="ch9" chart:class="major"/>
          </chart:axis>
          <chart:series chart:style-name="ch10" chart:values-cell-range-address="Auswertung.E59:Auswertung.E60" loext:label-string="dentalsuffix" chart:class="chart:bar">
            <chart:data-point chart:repeated="2"/>
          </chart:series>
          <chart:series chart:style-name="ch11" chart:values-cell-range-address="Auswertung.F59:Auswertung.F60" loext:label-string="stammvokal" chart:class="chart:bar">
            <chart:data-point chart:repeated="2"/>
          </chart:series>
          <chart:series chart:style-name="ch12" chart:values-cell-range-address="Auswertung.G59:Auswertung.G60" loext:label-string="stammauslaut" chart:class="chart:bar">
            <chart:data-point chart:repeated="2"/>
          </chart:series>
          <chart:series chart:style-name="ch13" chart:values-cell-range-address="Auswertung.H59:Auswertung.H60" loext:label-string="dentasuffix_und_stammauslaut" chart:class="chart:bar">
            <chart:data-point chart:repeated="2"/>
          </chart:series>
          <chart:series chart:style-name="ch14" chart:values-cell-range-address="Auswertung.I59:Auswertung.I60" loext:label-string="stammvokal_und_stammauslaut" chart:class="chart:bar">
            <chart:data-point chart:repeated="2"/>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dentalsuffix</text:p>
              </table:table-cell>
              <table:table-cell office:value-type="string">
                <text:p>stammvokal</text:p>
              </table:table-cell>
              <table:table-cell office:value-type="string">
                <text:p>stammauslaut</text:p>
              </table:table-cell>
              <table:table-cell office:value-type="string">
                <text:p>dentasuffix_und_stammauslaut</text:p>
              </table:table-cell>
              <table:table-cell office:value-type="string">
                <text:p>stammvokal_und_stammauslaut</text:p>
              </table:table-cell>
            </table:table-row>
          </table:table-header-rows>
          <table:table-rows>
            <table:table-row>
              <table:table-cell office:value-type="string">
                <text:p>Lühr, 1984</text:p>
                <draw:g>
                  <svg:desc>Auswertung.D59:Auswertung.D60</svg:desc>
                </draw:g>
              </table:table-cell>
              <table:table-cell office:value-type="float" office:value="0.111111111111111">
                <text:p>0.111111111111111</text:p>
                <draw:g>
                  <svg:desc>Auswertung.E59:Auswertung.E60</svg:desc>
                </draw:g>
              </table:table-cell>
              <table:table-cell office:value-type="float" office:value="0.333333333333333">
                <text:p>0.333333333333333</text:p>
                <draw:g>
                  <svg:desc>Auswertung.F59:Auswertung.F60</svg:desc>
                </draw:g>
              </table:table-cell>
              <table:table-cell office:value-type="float" office:value="0.0740740740740741">
                <text:p>0.0740740740740741</text:p>
                <draw:g>
                  <svg:desc>Auswertung.G59:Auswertung.G60</svg:desc>
                </draw:g>
              </table:table-cell>
              <table:table-cell office:value-type="float" office:value="0.037037037037037">
                <text:p>0.037037037037037</text:p>
                <draw:g>
                  <svg:desc>Auswertung.H59:Auswertung.H60</svg:desc>
                </draw:g>
              </table:table-cell>
              <table:table-cell office:value-type="float" office:value="0.444444444444444">
                <text:p>0.444444444444444</text:p>
                <draw:g>
                  <svg:desc>Auswertung.I59:Auswertung.I60</svg:desc>
                </draw:g>
              </table:table-cell>
            </table:table-row>
            <table:table-row>
              <table:table-cell office:value-type="string">
                <text:p>Ringe, 2006</text:p>
              </table:table-cell>
              <table:table-cell office:value-type="float" office:value="0.1">
                <text:p>0.1</text:p>
              </table:table-cell>
              <table:table-cell office:value-type="float" office:value="0.3">
                <text:p>0.3</text:p>
              </table:table-cell>
              <table:table-cell office:value-type="float" office:value="0.0333333333333333">
                <text:p>0.0333333333333333</text:p>
              </table:table-cell>
              <table:table-cell office:value-type="float" office:value="0">
                <text:p>0</text:p>
              </table:table-cell>
              <table:table-cell office:value-type="float" office:value="0.566666666666667">
                <text:p>0.566666666666667</text:p>
              </table:table-cell>
            </table:table-row>
          </table:table-rows>
        </table:table>
      </chart:chart>
    </office:chart>
  </office:body>
</office:document-content>
</file>

<file path=Object 6/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0.4$Windows_X86_64 LibreOffice_project/057fc023c990d676a43019934386b85b21a9ee99</meta:generator>
  </office:meta>
</office:document-meta>
</file>

<file path=Object 6/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7/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percentage-style style:name="N117">
      <number:number number:decimal-places="2" loext:min-decimal-places="2" number:min-integer-digits="1"/>
      <number:text> %</number:text>
    </number:percentage-style>
    <style:style style:name="ch1" style:family="chart">
      <style:graphic-properties draw:stroke="none"/>
    </style:style>
    <style:style style:name="ch2" style:family="chart">
      <style:chart-properties chart:auto-position="true" style:rotation-angle="0"/>
      <style:text-properties fo:font-family="'Times New Roman'" style:font-style-name="Standard" style:font-family-generic="roman" fo:font-size="11pt" style:font-size-asian="13pt" style:font-size-complex="13pt"/>
    </style:style>
    <style:style style:name="ch3" style:family="chart">
      <style:chart-properties chart:auto-position="true"/>
      <style:graphic-properties draw:stroke="none" svg:stroke-color="#b3b3b3" draw:fill="none" draw:fill-color="#e6e6e6"/>
      <style:text-properties fo:font-family="'Times New Roman'" style:font-style-name="Standard" style:font-family-generic="roman" fo:font-size="11pt" style:font-size-asian="10pt" style:font-size-complex="10pt"/>
    </style:style>
    <style:style style:name="ch4" style:family="chart">
      <style:chart-properties chart:include-hidden-cells="false" chart:auto-position="true" chart:auto-size="true" chart:treat-empty-cells="leave-gap" chart:right-angled-axes="true" chart:data-label-number="value" chart:data-label-text="false" chart:data-label-symbol="false"/>
    </style:style>
    <style:style style:name="ch5" style:family="chart" style:data-style-name="N117">
      <style:chart-properties chart:display-label="true" chart:logarithmic="false" chart:reverse-direction="false" text:line-break="false" loext:try-staggering-first="false" chart:link-data-style-to-source="true" chart:axis-position="0"/>
      <style:graphic-properties svg:stroke-color="#b3b3b3"/>
      <style:text-properties fo:font-family="'Times New Roman'" style:font-style-name="Standard" style:font-family-generic="roman" fo:font-size="11pt" style:font-size-asian="10pt" style:font-size-complex="10pt"/>
    </style:style>
    <style:style style:name="ch6" style:family="chart">
      <style:chart-properties chart:auto-position="true" style:rotation-angle="0"/>
      <style:text-properties fo:font-family="'Times New Roman'" style:font-style-name="Standard" style:font-family-generic="roman" fo:font-size="11pt" style:font-size-asian="9pt" style:font-size-complex="9pt"/>
    </style:style>
    <style:style style:name="ch7" style:family="chart" style:data-style-name="N117">
      <style:chart-properties chart:display-label="true" chart:logarithmic="false" chart:reverse-direction="false" text:line-break="false" loext:try-staggering-first="false" chart:link-data-style-to-source="true" chart:axis-position="0"/>
      <style:graphic-properties svg:stroke-color="#b3b3b3"/>
      <style:text-properties fo:font-family="'Times New Roman'" style:font-style-name="Standard" style:font-family-generic="roman" fo:font-size="11pt" style:font-size-asian="10pt" style:font-size-complex="10pt"/>
    </style:style>
    <style:style style:name="ch8" style:family="chart">
      <style:chart-properties chart:auto-position="true" style:rotation-angle="90"/>
      <style:text-properties fo:font-family="'Times New Roman'" style:font-style-name="Standard" style:font-family-generic="roman" fo:font-size="11pt" style:font-size-asian="9pt" style:font-size-complex="9pt"/>
    </style:style>
    <style:style style:name="ch9" style:family="chart">
      <style:graphic-properties svg:stroke-color="#b3b3b3"/>
    </style:style>
    <style:style style:name="ch10" style:family="chart" style:data-style-name="N117">
      <style:chart-properties loext:label-stroke-color="#3465a4" chart:link-data-style-to-source="true" chart:data-label-number="value" chart:data-label-text="false" chart:data-label-symbol="false"/>
      <style:graphic-properties draw:stroke="none" draw:fill-color="#004586" dr3d:edge-rounding="5%"/>
      <style:text-properties fo:font-family="'Times New Roman'" style:font-style-name="Standard" style:font-family-generic="roman" fo:font-size="11pt" style:font-size-asian="10pt" style:font-size-complex="10pt"/>
    </style:style>
    <style:style style:name="ch11" style:family="chart" style:data-style-name="N117">
      <style:chart-properties chart:link-data-style-to-source="true" chart:data-label-number="value" chart:data-label-text="false" chart:data-label-symbol="false"/>
      <style:graphic-properties draw:stroke="none" draw:fill-color="#ff420e" dr3d:edge-rounding="5%"/>
      <style:text-properties fo:font-family="'Times New Roman'" style:font-style-name="Standard" style:font-family-generic="roman" fo:font-size="11pt" style:font-size-asian="10pt" style:font-size-complex="10pt"/>
    </style:style>
    <style:style style:name="ch12" style:family="chart" style:data-style-name="N117">
      <style:chart-properties chart:link-data-style-to-source="true" chart:data-label-number="value" chart:data-label-text="false" chart:data-label-symbol="false"/>
      <style:graphic-properties draw:stroke="none" draw:fill-color="#ffd320" dr3d:edge-rounding="5%"/>
      <style:text-properties fo:font-family="'Times New Roman'" style:font-style-name="Standard" style:font-family-generic="roman" fo:font-size="11pt" style:font-size-asian="10pt" style:font-size-complex="10pt"/>
    </style:style>
    <style:style style:name="ch13" style:family="chart" style:data-style-name="N117">
      <style:chart-properties chart:link-data-style-to-source="true" chart:data-label-number="value" chart:data-label-text="false" chart:data-label-symbol="false"/>
      <style:graphic-properties draw:stroke="none" draw:fill-color="#579d1c"/>
      <style:text-properties fo:font-family="'Times New Roman'" style:font-style-name="Standard" style:font-family-generic="roman" fo:font-size="11pt" style:font-size-asian="10pt" style:font-size-complex="10pt"/>
    </style:style>
    <style:style style:name="ch14" style:family="chart" style:data-style-name="N117">
      <style:chart-properties chart:link-data-style-to-source="true" chart:data-label-number="value" chart:data-label-text="false" chart:data-label-symbol="false"/>
      <style:graphic-properties draw:stroke="none" draw:fill-color="#7e0021"/>
      <style:text-properties fo:font-family="'Times New Roman'" style:font-style-name="Standard" style:font-family-generic="roman" fo:font-size="11pt" style:font-size-asian="10pt" style:font-size-complex="10pt"/>
    </style:style>
    <style:style style:name="ch15" style:family="chart" style:data-style-name="N117">
      <style:chart-properties chart:link-data-style-to-source="true" chart:data-label-number="value" chart:data-label-text="false" chart:data-label-symbol="false"/>
      <style:graphic-properties draw:stroke="none" draw:fill-color="#83caff"/>
      <style:text-properties fo:font-family="'Times New Roman'" style:font-style-name="Standard" style:font-family-generic="roman" fo:font-size="11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38.044cm" svg:height="18.527cm" xlink:href=".." xlink:type="simple" chart:class="chart:bar" chart:style-name="ch1">
        <chart:title svg:x="15.046cm" svg:y="0.505cm" chart:style-name="ch2">
          <text:p>Anteile der belegten Präterita mit Zusatzannahmen</text:p>
        </chart:title>
        <chart:legend chart:legend-position="end" svg:x="32.333cm" svg:y="7.638cm" style:legend-expansion="high" chart:style-name="ch3"/>
        <chart:plot-area chart:style-name="ch4" table:cell-range-address="Auswertung.E86:Auswertung.K87" chart:data-source-has-labels="both" svg:x="1.867cm" svg:y="1.532cm" svg:width="29.706cm" svg:height="15.548cm">
          <chartooo:coordinate-region svg:x="3.409cm" svg:y="1.746cm" svg:width="28.164cm" svg:height="14.66cm"/>
          <chart:axis chart:dimension="x" chart:name="primary-x" chart:style-name="ch5" chartooo:axis-type="auto">
            <chartooo:date-scale/>
            <chart:title svg:x="12.554cm" svg:y="17.45cm" chart:style-name="ch6">
              <text:p>relative Häufigkeit der Präterita mir Zusatzannahmen</text:p>
            </chart:title>
            <chart:categories table:cell-range-address="Auswertung.E86:Auswertung.E87"/>
          </chart:axis>
          <chart:axis chart:dimension="y" chart:name="primary-y" chart:style-name="ch7">
            <chart:title svg:x="0.451cm" svg:y="12.731cm" chart:style-name="ch8">
              <text:p>erklärungsbedürftige Elemente der Präterita</text:p>
            </chart:title>
            <chart:grid chart:style-name="ch9" chart:class="major"/>
          </chart:axis>
          <chart:series chart:style-name="ch10" chart:values-cell-range-address="Auswertung.F86:Auswertung.F87" loext:label-string="dentalsuffix" chart:class="chart:bar">
            <chart:data-point chart:repeated="2"/>
          </chart:series>
          <chart:series chart:style-name="ch11" chart:values-cell-range-address="Auswertung.G86:Auswertung.G87" loext:label-string="stammvokal" chart:class="chart:bar">
            <chart:data-point chart:repeated="2"/>
          </chart:series>
          <chart:series chart:style-name="ch12" chart:values-cell-range-address="Auswertung.H86:Auswertung.H87" loext:label-string="stammauslaut" chart:class="chart:bar">
            <chart:data-point chart:repeated="2"/>
          </chart:series>
          <chart:series chart:style-name="ch13" chart:values-cell-range-address="Auswertung.I86:Auswertung.I87" loext:label-string="dentalsuffix_und_stammvokal" chart:class="chart:bar">
            <chart:data-point chart:repeated="2"/>
          </chart:series>
          <chart:series chart:style-name="ch14" chart:values-cell-range-address="Auswertung.J86:Auswertung.J87" loext:label-string="dentalsuffix_und_stammauslaut" chart:class="chart:bar">
            <chart:data-point chart:repeated="2"/>
          </chart:series>
          <chart:series chart:style-name="ch15" chart:values-cell-range-address="Auswertung.K86:Auswertung.K87" loext:label-string="stammvokal_und_stammauslaut" chart:class="chart:bar">
            <chart:data-point chart:repeated="2"/>
          </chart:series>
          <chart:wall chart:style-name="ch16"/>
          <chart:floor chart:style-name="ch17"/>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dentalsuffix</text:p>
              </table:table-cell>
              <table:table-cell office:value-type="string">
                <text:p>stammvokal</text:p>
              </table:table-cell>
              <table:table-cell office:value-type="string">
                <text:p>stammauslaut</text:p>
              </table:table-cell>
              <table:table-cell office:value-type="string">
                <text:p>dentalsuffix_und_stammvokal</text:p>
              </table:table-cell>
              <table:table-cell office:value-type="string">
                <text:p>dentalsuffix_und_stammauslaut</text:p>
              </table:table-cell>
              <table:table-cell office:value-type="string">
                <text:p>stammvokal_und_stammauslaut</text:p>
              </table:table-cell>
            </table:table-row>
          </table:table-header-rows>
          <table:table-rows>
            <table:table-row>
              <table:table-cell office:value-type="string">
                <text:p>Lühr, 1984</text:p>
                <draw:g>
                  <svg:desc>Auswertung.E86:Auswertung.E87</svg:desc>
                </draw:g>
              </table:table-cell>
              <table:table-cell office:value-type="float" office:value="0.26027397260274">
                <text:p>0.26027397260274</text:p>
                <draw:g>
                  <svg:desc>Auswertung.F86:Auswertung.F87</svg:desc>
                </draw:g>
              </table:table-cell>
              <table:table-cell office:value-type="float" office:value="0.164383561643836">
                <text:p>0.164383561643836</text:p>
                <draw:g>
                  <svg:desc>Auswertung.G86:Auswertung.G87</svg:desc>
                </draw:g>
              </table:table-cell>
              <table:table-cell office:value-type="float" office:value="0.164383561643836">
                <text:p>0.164383561643836</text:p>
                <draw:g>
                  <svg:desc>Auswertung.H86:Auswertung.H87</svg:desc>
                </draw:g>
              </table:table-cell>
              <table:table-cell office:value-type="float" office:value="0.0136986301369863">
                <text:p>0.0136986301369863</text:p>
                <draw:g>
                  <svg:desc>Auswertung.I86:Auswertung.I87</svg:desc>
                </draw:g>
              </table:table-cell>
              <table:table-cell office:value-type="float" office:value="0.0136986301369863">
                <text:p>0.0136986301369863</text:p>
                <draw:g>
                  <svg:desc>Auswertung.J86:Auswertung.J87</svg:desc>
                </draw:g>
              </table:table-cell>
              <table:table-cell office:value-type="float" office:value="0.383561643835616">
                <text:p>0.383561643835616</text:p>
                <draw:g>
                  <svg:desc>Auswertung.K86:Auswertung.K87</svg:desc>
                </draw:g>
              </table:table-cell>
            </table:table-row>
            <table:table-row>
              <table:table-cell office:value-type="string">
                <text:p>Ringe, 2006</text:p>
              </table:table-cell>
              <table:table-cell office:value-type="float" office:value="0.240506329113924">
                <text:p>0.240506329113924</text:p>
              </table:table-cell>
              <table:table-cell office:value-type="float" office:value="0.151898734177215">
                <text:p>0.151898734177215</text:p>
              </table:table-cell>
              <table:table-cell office:value-type="float" office:value="0.151898734177215">
                <text:p>0.151898734177215</text:p>
              </table:table-cell>
              <table:table-cell office:value-type="float" office:value="0.0126582278481013">
                <text:p>0.0126582278481013</text:p>
              </table:table-cell>
              <table:table-cell office:value-type="float" office:value="0.0126582278481013">
                <text:p>0.0126582278481013</text:p>
              </table:table-cell>
              <table:table-cell office:value-type="float" office:value="0.354430379746835">
                <text:p>0.354430379746835</text:p>
              </table:table-cell>
            </table:table-row>
          </table:table-rows>
        </table:table>
      </chart:chart>
    </office:chart>
  </office:body>
</office:document-content>
</file>

<file path=Object 7/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0.4$Windows_X86_64 LibreOffice_project/057fc023c990d676a43019934386b85b21a9ee99</meta:generator>
  </office:meta>
</office:document-meta>
</file>

<file path=Object 7/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8/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percentage-style style:name="N117">
      <number:number number:decimal-places="2" loext:min-decimal-places="2" number:min-integer-digits="1"/>
      <number:text> %</number:text>
    </number:percentage-style>
    <style:style style:name="ch1" style:family="chart">
      <style:graphic-properties draw:stroke="none"/>
    </style:style>
    <style:style style:name="ch2" style:family="chart">
      <style:chart-properties chart:auto-position="true" style:rotation-angle="0"/>
      <style:text-properties fo:font-family="'Times New Roman'" style:font-style-name="Standard" style:font-family-generic="roman" fo:font-size="11pt" style:font-size-asian="13pt" style:font-size-complex="13pt"/>
    </style:style>
    <style:style style:name="ch3" style:family="chart">
      <style:graphic-properties draw:stroke="none" svg:stroke-color="#b3b3b3" draw:fill="none" draw:fill-color="#e6e6e6"/>
      <style:text-properties fo:font-family="'Times New Roman'" style:font-style-name="Standard" style:font-family-generic="roman" fo:font-size="11pt" style:font-size-asian="10pt" style:font-size-complex="10pt"/>
    </style:style>
    <style:style style:name="ch4" style:family="chart">
      <style:chart-properties chart:include-hidden-cells="false" chart:treat-empty-cells="leave-gap" chart:right-angled-axes="true" chart:data-label-number="value" chart:data-label-text="false" chart:data-label-symbol="false"/>
    </style:style>
    <style:style style:name="ch5" style:family="chart" style:data-style-name="N117">
      <style:chart-properties chart:display-label="true" chart:logarithmic="false" chart:reverse-direction="false" text:line-break="false" loext:try-staggering-first="false" chart:link-data-style-to-source="true" chart:axis-position="0"/>
      <style:graphic-properties svg:stroke-color="#b3b3b3"/>
      <style:text-properties fo:font-family="'Times New Roman'" style:font-style-name="Standard" style:font-family-generic="roman" fo:font-size="11pt" style:font-size-asian="10pt" style:font-size-complex="10pt"/>
    </style:style>
    <style:style style:name="ch6" style:family="chart">
      <style:chart-properties chart:auto-position="true" style:rotation-angle="0"/>
      <style:text-properties fo:font-family="'Times New Roman'" style:font-style-name="Standard" style:font-family-generic="roman" fo:font-size="11pt" style:font-size-asian="9pt" style:font-size-complex="9pt"/>
    </style:style>
    <style:style style:name="ch7" style:family="chart" style:data-style-name="N117">
      <style:chart-properties chart:display-label="true" chart:logarithmic="false" chart:reverse-direction="false" text:line-break="false" loext:try-staggering-first="false" chart:link-data-style-to-source="true" chart:axis-position="0"/>
      <style:graphic-properties svg:stroke-color="#b3b3b3"/>
      <style:text-properties fo:font-family="'Times New Roman'" style:font-style-name="Standard" style:font-family-generic="roman" fo:font-size="11pt" style:font-size-asian="10pt" style:font-size-complex="10pt"/>
    </style:style>
    <style:style style:name="ch8" style:family="chart">
      <style:chart-properties chart:auto-position="true" style:rotation-angle="90"/>
      <style:text-properties fo:font-family="'Times New Roman'" style:font-style-name="Standard" style:font-family-generic="roman" fo:font-size="11pt" style:font-size-asian="9pt" style:font-size-complex="9pt"/>
    </style:style>
    <style:style style:name="ch9" style:family="chart">
      <style:graphic-properties svg:stroke-color="#b3b3b3"/>
    </style:style>
    <style:style style:name="ch10" style:family="chart" style:data-style-name="N117">
      <style:chart-properties chart:link-data-style-to-source="true" chart:data-label-number="value" chart:data-label-text="false" chart:data-label-symbol="false"/>
      <style:graphic-properties draw:stroke="none" draw:fill-color="#ff420e" dr3d:edge-rounding="5%"/>
      <style:text-properties fo:font-family="'Times New Roman'" style:font-style-name="Standard" style:font-family-generic="roman" fo:font-size="11pt" style:font-size-asian="10pt" style:font-size-complex="10pt"/>
    </style:style>
    <style:style style:name="ch11" style:family="chart" style:data-style-name="N117">
      <style:chart-properties chart:link-data-style-to-source="true" chart:data-label-number="value" chart:data-label-text="false" chart:data-label-symbol="false"/>
      <style:graphic-properties draw:stroke="none" draw:fill-color="#579d1c"/>
      <style:text-properties fo:font-family="'Times New Roman'" style:font-style-name="Standard" style:font-family-generic="roman" fo:font-size="11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3.034cm" svg:height="14.389cm" xlink:href=".." xlink:type="simple" chart:class="chart:bar" chart:style-name="ch1">
        <chart:title svg:x="11.61cm" svg:y="0.422cm" chart:style-name="ch2">
          <text:p>Anteile der belegten Präterita mit bisher ungelösten Problemen</text:p>
        </chart:title>
        <chart:legend svg:x="24.288cm" svg:y="3.905cm" style:legend-expansion="custom" chartooo:width="5.501cm" chartooo:height="1.108cm" style:legend-expansion-aspect-ratio="4.96480144404332" chart:style-name="ch3"/>
        <chart:plot-area chart:style-name="ch4" table:cell-range-address="Auswertung.L86:Auswertung.L87 Auswertung.N86:Auswertung.N87 Auswertung.P86:Auswertung.P87" chart:data-source-has-labels="both" svg:x="0.505cm" svg:y="0.265cm" svg:width="22.465cm" svg:height="13.877cm">
          <chartooo:coordinate-region svg:x="2.047cm" svg:y="0.479cm" svg:width="20.923cm" svg:height="12.989cm"/>
          <chart:axis chart:dimension="x" chart:name="primary-x" chart:style-name="ch5" chartooo:axis-type="auto">
            <chartooo:date-scale/>
            <chart:title svg:x="8.502cm" svg:y="13.733cm" chart:style-name="ch6">
              <text:p>problematisches Element des Präteritums</text:p>
            </chart:title>
            <chart:categories table:cell-range-address="Auswertung.L86:Auswertung.L87"/>
          </chart:axis>
          <chart:axis chart:dimension="y" chart:name="primary-y" chart:style-name="ch7">
            <chart:title svg:x="0cm" svg:y="9.591cm" chart:style-name="ch8">
              <text:p>relative Häufigkeit der Belege</text:p>
            </chart:title>
            <chart:grid chart:style-name="ch9" chart:class="major"/>
          </chart:axis>
          <chart:series chart:style-name="ch10" chart:values-cell-range-address="Auswertung.N86:Auswertung.N87" loext:label-string="stammvokal" chart:class="chart:bar">
            <chart:data-point chart:repeated="2"/>
          </chart:series>
          <chart:series chart:style-name="ch11" chart:values-cell-range-address="Auswertung.P86:Auswertung.P87" loext:label-string="stammvokal_und_stammauslaut"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mmvokal</text:p>
              </table:table-cell>
              <table:table-cell office:value-type="string">
                <text:p>stammvokal_und_stammauslaut</text:p>
              </table:table-cell>
            </table:table-row>
          </table:table-header-rows>
          <table:table-rows>
            <table:table-row>
              <table:table-cell office:value-type="string">
                <text:p>Lühr, 1984</text:p>
                <draw:g>
                  <svg:desc>Auswertung.L86:Auswertung.L87</svg:desc>
                </draw:g>
              </table:table-cell>
              <table:table-cell office:value-type="float" office:value="0.5">
                <text:p>0.5</text:p>
                <draw:g>
                  <svg:desc>Auswertung.N86:Auswertung.N87</svg:desc>
                </draw:g>
              </table:table-cell>
              <table:table-cell office:value-type="float" office:value="0.5">
                <text:p>0.5</text:p>
                <draw:g>
                  <svg:desc>Auswertung.P86:Auswertung.P87</svg:desc>
                </draw:g>
              </table:table-cell>
            </table:table-row>
            <table:table-row>
              <table:table-cell office:value-type="string">
                <text:p>Ringe, 2006</text:p>
              </table:table-cell>
              <table:table-cell office:value-type="float" office:value="0.5">
                <text:p>0.5</text:p>
              </table:table-cell>
              <table:table-cell office:value-type="float" office:value="0.5">
                <text:p>0.5</text:p>
              </table:table-cell>
            </table:table-row>
          </table:table-rows>
        </table:table>
      </chart:chart>
    </office:chart>
  </office:body>
</office:document-content>
</file>

<file path=Object 8/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0.4$Windows_X86_64 LibreOffice_project/057fc023c990d676a43019934386b85b21a9ee99</meta:generator>
  </office:meta>
</office:document-meta>
</file>

<file path=Object 8/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